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6.78mm"/>
    </style:style>
    <style:style style:name="co7" style:family="table-column">
      <style:table-column-properties fo:break-before="auto" style:column-width="165.58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9.61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46.65mm"/>
    </style:style>
    <style:style style:name="co13" style:family="table-column">
      <style:table-column-properties fo:break-before="auto" style:column-width="9.88mm"/>
    </style:style>
    <style:style style:name="co14" style:family="table-column">
      <style:table-column-properties fo:break-before="auto" style:column-width="60.54mm"/>
    </style:style>
    <style:style style:name="co15" style:family="table-column">
      <style:table-column-properties fo:break-before="auto" style:column-width="28.13mm"/>
    </style:style>
    <style:style style:name="co16" style:family="table-column">
      <style:table-column-properties fo:break-before="auto" style:column-width="15.88mm"/>
    </style:style>
    <style:style style:name="co17" style:family="table-column">
      <style:table-column-properties fo:break-before="auto" style:column-width="16.97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5.95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24.85mm"/>
    </style:style>
    <style:style style:name="co22" style:family="table-column">
      <style:table-column-properties fo:break-before="auto" style:column-width="7.71mm"/>
    </style:style>
    <style:style style:name="co23" style:family="table-column">
      <style:table-column-properties fo:break-before="auto" style:column-width="10.42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35.75mm"/>
    </style:style>
    <style:style style:name="co26" style:family="table-column">
      <style:table-column-properties fo:break-before="auto" style:column-width="4.99mm"/>
    </style:style>
    <style:style style:name="co27" style:family="table-column">
      <style:table-column-properties fo:break-before="auto" style:column-width="57.45mm"/>
    </style:style>
    <style:style style:name="co28" style:family="table-column">
      <style:table-column-properties fo:break-before="auto" style:column-width="11.78mm"/>
    </style:style>
    <style:style style:name="co29" style:family="table-column">
      <style:table-column-properties fo:break-before="auto" style:column-width="10mm"/>
    </style:style>
    <style:style style:name="co30" style:family="table-column">
      <style:table-column-properties fo:break-before="auto" style:column-width="10.71mm"/>
    </style:style>
    <style:style style:name="co31" style:family="table-column">
      <style:table-column-properties fo:break-before="auto" style:column-width="13.16mm"/>
    </style:style>
    <style:style style:name="co32" style:family="table-column">
      <style:table-column-properties fo:break-before="auto" style:column-width="26.76mm"/>
    </style:style>
    <style:style style:name="co33" style:family="table-column">
      <style:table-column-properties fo:break-before="auto" style:column-width="7.97mm"/>
    </style:style>
    <style:style style:name="co34" style:family="table-column">
      <style:table-column-properties fo:break-before="auto" style:column-width="41.47mm"/>
    </style:style>
    <style:style style:name="co35" style:family="table-column">
      <style:table-column-properties fo:break-before="auto" style:column-width="633.78mm"/>
    </style:style>
    <style:style style:name="co36" style:family="table-column">
      <style:table-column-properties fo:break-before="auto" style:column-width="186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 tableooo:tab-color="#f04e4d"/>
    </style:style>
    <style:style style:name="ta2" style:family="table" style:master-page-name="Default">
      <style:table-properties table:display="true" style:writing-mode="lr-tb" tableooo:tab-color="#add58a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number:text-style style:name="N100">
      <number:text-content/>
    </number:text-style>
    <style:style style:name="ce100" style:family="table-cell" style:parent-style-name="Default">
      <style:text-properties style:font-name="Liberation Sans" fo:font-size="9pt" style:font-size-asian="9pt" style:font-size-complex="9pt"/>
    </style:style>
    <style:style style:name="ce101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7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font-name="Liberation Mono" fo:font-size="9pt" style:font-size-asian="9pt" style:font-size-complex="9pt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font-name="Liberation Mono" fo:font-size="9pt" style:font-size-asian="9pt" style:font-size-complex="9pt"/>
    </style:style>
    <style:style style:name="ce109" style:family="table-cell" style:parent-style-name="Default">
      <style:text-properties style:font-name="Liberation Mono" fo:font-size="9pt" style:font-size-asian="9pt" style:font-size-complex="9pt"/>
    </style:style>
    <style:style style:name="ce110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ackground-color="transparent" style:rotation-align="none"/>
      <style:text-properties style:use-window-font-color="true" style:font-name="Liberation Mono" fo:font-size="9pt" style:font-size-asian="9pt" style:font-size-complex="9pt"/>
    </style:style>
    <style:style style:name="ce112" style:family="table-cell" style:parent-style-name="Default" style:data-style-name="N100">
      <style:table-cell-properties fo:background-color="transparent" style:rotation-align="none"/>
      <style:text-properties style:font-name="Liberation Mono" fo:font-size="9pt" style:font-size-asian="9pt" style:font-size-complex="9pt"/>
    </style:style>
    <style:style style:name="ce39" style:family="table-cell" style:parent-style-name="Default" style:data-style-name="N100">
      <style:table-cell-properties style:rotation-align="none"/>
      <style:text-properties style:font-name="Liberation Mono" fo:font-size="9pt" style:font-size-asian="9pt" style:font-size-complex="9pt"/>
    </style:style>
    <style:style style:name="ce114" style:family="table-cell" style:parent-style-name="Default">
      <style:table-cell-properties style:rotation-align="none"/>
      <style:text-properties style:font-name="Liberation Mono" fo:font-size="9pt" style:font-size-asian="9pt" style:font-size-complex="9pt"/>
    </style:style>
    <style:style style:name="ce115" style:family="table-cell" style:parent-style-name="Default" style:data-style-name="N100">
      <style:text-properties style:font-name="Liberation Mono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32" style:family="table-cell" style:parent-style-name="Default">
      <style:table-cell-properties fo:background-color="#fff200"/>
      <style:text-properties style:use-window-font-color="true" style:font-name="DejaVu Sans" fo:font-size="9pt" style:font-size-asian="9pt" style:font-size-complex="9pt"/>
    </style:style>
    <style:style style:name="ce26" style:family="table-cell" style:parent-style-name="Default">
      <style:text-properties style:font-name="DejaVu Sans" fo:font-size="9pt" style:font-size-asian="9pt" style:font-size-complex="9pt"/>
    </style:style>
    <style:style style:name="ce74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4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38" style:family="table-cell" style:parent-style-name="Default" style:data-style-name="N4">
      <style:table-cell-properties fo:background-color="#fff200"/>
      <style:text-properties style:use-window-font-color="true" style:font-name="DejaVu Sans" fo:font-size="9pt" style:font-size-asian="9pt" style:font-size-complex="9pt"/>
    </style:style>
    <style:style style:name="ce29" style:family="table-cell" style:parent-style-name="Default" style:data-style-name="N4">
      <style:text-properties style:font-name="DejaVu Sans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ackground-color="#fff200"/>
      <style:text-properties style:font-name="DejaVu Sans" fo:font-size="9pt" style:font-size-asian="9pt" style:font-size-complex="9pt"/>
    </style:style>
    <style:style style:name="ce43" style:family="table-cell" style:parent-style-name="Default">
      <style:table-cell-properties fo:background-color="#fffbcc" style:cell-protect="none" style:print-content="true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ackground-color="transparent"/>
      <style:text-properties fo:color="#666666" style:text-outline="false" style:text-line-through-style="none" style:text-line-through-type="none" style:font-name="DejaVu Sans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4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style:font-name="DejaVu Sans" fo:font-size="9pt" style:font-size-asian="9pt" style:font-size-complex="9pt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9pt" style:font-size-asian="9pt" style:font-size-complex="9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9pt" style:font-size-asian="9pt" style:font-size-complex="9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0.06pt solid #000000"/>
      <style:text-properties style:font-name="DejaVu Sans" fo:font-size="9pt" style:font-size-asian="9pt" style:font-size-complex="9pt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style:font-name="DejaVu Sans" fo:font-size="9pt" style:font-size-asian="9pt" style:font-size-complex="9pt"/>
    </style:style>
    <style:style style:name="ce57" style:family="table-cell" style:parent-style-name="Default" style:data-style-name="N4">
      <style:table-cell-properties fo:background-color="#dddddd" fo:border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DejaVu Sans" fo:font-size="9pt" style:font-size-asian="9pt" style:font-size-complex="9pt"/>
    </style:style>
    <style:style style:name="ce60" style:family="table-cell" style:parent-style-name="Default" style:data-style-name="N4">
      <style:table-cell-properties fo:border-bottom="none" fo:border-left="none" fo:border-right="0.06pt solid #000000" fo:border-top="none"/>
      <style:text-properties style:font-name="DejaVu Sans" fo:font-size="9pt" style:font-size-asian="9pt" style:font-size-complex="9pt"/>
    </style:style>
    <style:style style:name="ce61" style:family="table-cell" style:parent-style-name="Default" style:data-style-name="N4">
      <style:table-cell-properties fo:border-bottom="0.06pt solid #000000" fo:background-color="#dddddd" fo:border-left="none" fo:border-right="0.06pt solid #000000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4">
      <style:table-cell-properties fo:border-bottom="0.06pt solid #000000" fo:border-left="none" fo:border-right="0.06pt solid #000000" fo:border-top="none"/>
      <style:text-properties style:font-name="DejaVu Sans" fo:font-size="9pt" style:font-size-asian="9pt" style:font-size-complex="9pt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DejaVu Sans" fo:font-size="9pt" style:font-size-asian="9pt" style:font-size-complex="9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style:font-size-asian="9pt" style:font-size-complex="9pt"/>
    </style:style>
    <style:style style:name="ce67" style:family="table-cell" style:parent-style-name="Default">
      <style:text-properties fo:color="#666666" style:font-name="DejaVu Sans" fo:font-size="9pt" style:font-size-asian="9pt" style:font-size-complex="9pt"/>
    </style:style>
    <style:style style:name="ce68" style:family="table-cell" style:parent-style-name="Default" style:data-style-name="N99">
      <style:text-properties style:font-name="DejaVu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la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5" table:number-columns-repeated="1017" table:default-cell-style-name="ce15"/>
        <table:table-row table:style-name="ro1">
          <table:table-cell table:style-name="ce11" office:value-type="string" calcext:value-type="string" table:number-columns-spanned="3" table:number-rows-spanned="1">
            <text:p>Ventas</text:p>
          </table:table-cell>
          <table:covered-table-cell table:number-columns-repeated="2" table:style-name="ce16"/>
          <table:table-cell/>
          <table:table-cell table:style-name="ce11" office:value-type="string" calcext:value-type="string" table:number-columns-spanned="3" table:number-rows-spanned="1">
            <text:p>Compras</text:p>
          </table:table-cell>
          <table:covered-table-cell table:number-columns-repeated="2" table:style-name="ce16"/>
          <table:table-cell table:number-columns-repeated="1017"/>
        </table:table-row>
        <table:table-row table:style-name="ro2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3]+[.C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]+[.G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 table:formula="of:=+[.B3]+1" office:value-type="float" office:value="9" calcext:value-type="float">
            <text:p>9</text:p>
          </table:table-cell>
          <table:table-cell table:style-name="ce13" table:formula="of:=+[.A4]+[.C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13" table:formula="of:=+[.F3]+1" office:value-type="float" office:value="9" calcext:value-type="float">
            <text:p>9</text:p>
          </table:table-cell>
          <table:table-cell table:style-name="ce13" table:formula="of:=+[.E4]+[.G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4]+1" office:value-type="float" office:value="12" calcext:value-type="float">
            <text:p>12</text:p>
          </table:table-cell>
          <table:table-cell table:style-name="ce13" table:formula="of:=+[.A5]+[.C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13" table:formula="of:=+[.F4]+1" office:value-type="float" office:value="12" calcext:value-type="float">
            <text:p>12</text:p>
          </table:table-cell>
          <table:table-cell table:style-name="ce13" table:formula="of:=+[.E5]+[.G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5]+1" office:value-type="float" office:value="17" calcext:value-type="float">
            <text:p>17</text:p>
          </table:table-cell>
          <table:table-cell table:style-name="ce13" table:formula="of:=+[.A6]+[.C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5]+1" office:value-type="float" office:value="17" calcext:value-type="float">
            <text:p>17</text:p>
          </table:table-cell>
          <table:table-cell table:style-name="ce13" table:formula="of:=+[.E6]+[.G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6]+1" office:value-type="float" office:value="37" calcext:value-type="float">
            <text:p>37</text:p>
          </table:table-cell>
          <table:table-cell table:style-name="ce13" table:formula="of:=+[.A7]+[.C7]-1" office:value-type="float" office:value="56" calcext:value-type="float">
            <text:p>5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6]+1" office:value-type="float" office:value="37" calcext:value-type="float">
            <text:p>37</text:p>
          </table:table-cell>
          <table:table-cell table:style-name="ce13" table:formula="of:=+[.E7]+[.G7]-1" office:value-type="float" office:value="52" calcext:value-type="float">
            <text:p>52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 table:formula="of:=+[.B7]+1" office:value-type="float" office:value="57" calcext:value-type="float">
            <text:p>57</text:p>
          </table:table-cell>
          <table:table-cell table:style-name="ce13" table:formula="of:=+[.A8]+[.C8]-1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3" table:formula="of:=+[.F7]+1" office:value-type="float" office:value="53" calcext:value-type="float">
            <text:p>53</text:p>
          </table:table-cell>
          <table:table-cell table:style-name="ce13" table:formula="of:=+[.E8]+[.G8]-1" office:value-type="float" office:value="54" calcext:value-type="float">
            <text:p>5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 table:formula="of:=+[.B8]+1" office:value-type="float" office:value="59" calcext:value-type="float">
            <text:p>59</text:p>
          </table:table-cell>
          <table:table-cell table:style-name="ce13" table:formula="of:=+[.A9]+[.C9]-1" office:value-type="float" office:value="78" calcext:value-type="float">
            <text:p>78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8]+1" office:value-type="float" office:value="55" calcext:value-type="float">
            <text:p>55</text:p>
          </table:table-cell>
          <table:table-cell table:style-name="ce13" table:formula="of:=+[.E9]+[.G9]-1" office:value-type="float" office:value="74" calcext:value-type="float">
            <text:p>74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9]+1" office:value-type="float" office:value="79" calcext:value-type="float">
            <text:p>79</text:p>
          </table:table-cell>
          <table:table-cell table:style-name="ce13" table:formula="of:=+[.A10]+[.C10]-1" office:value-type="float" office:value="108" calcext:value-type="float">
            <text:p>108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13" table:formula="of:=+[.F9]+1" office:value-type="float" office:value="75" calcext:value-type="float">
            <text:p>75</text:p>
          </table:table-cell>
          <table:table-cell table:style-name="ce13" table:formula="of:=+[.E10]+[.G10]-1" office:value-type="float" office:value="104" calcext:value-type="float">
            <text:p>104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 table:formula="of:=+[.B10]+1" office:value-type="float" office:value="109" calcext:value-type="float">
            <text:p>109</text:p>
          </table:table-cell>
          <table:table-cell table:style-name="ce13" table:formula="of:=+[.A11]+[.C11]-1" office:value-type="float" office:value="123" calcext:value-type="float">
            <text:p>12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0]+1" office:value-type="float" office:value="105" calcext:value-type="float">
            <text:p>105</text:p>
          </table:table-cell>
          <table:table-cell table:style-name="ce13" table:formula="of:=+[.E11]+[.G11]-1" office:value-type="float" office:value="119" calcext:value-type="float">
            <text:p>11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1]+1" office:value-type="float" office:value="124" calcext:value-type="float">
            <text:p>124</text:p>
          </table:table-cell>
          <table:table-cell table:style-name="ce13" table:formula="of:=+[.A12]+[.C12]-1" office:value-type="float" office:value="138" calcext:value-type="float">
            <text:p>13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1]+1" office:value-type="float" office:value="120" calcext:value-type="float">
            <text:p>120</text:p>
          </table:table-cell>
          <table:table-cell table:style-name="ce13" table:formula="of:=+[.E12]+[.G12]-1" office:value-type="float" office:value="134" calcext:value-type="float">
            <text:p>13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2]+1" office:value-type="float" office:value="139" calcext:value-type="float">
            <text:p>139</text:p>
          </table:table-cell>
          <table:table-cell table:style-name="ce13" table:formula="of:=+[.A13]+[.C13]-1" office:value-type="float" office:value="153" calcext:value-type="float">
            <text:p>15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2]+1" office:value-type="float" office:value="135" calcext:value-type="float">
            <text:p>135</text:p>
          </table:table-cell>
          <table:table-cell table:style-name="ce13" table:formula="of:=+[.E13]+[.G13]-1" office:value-type="float" office:value="149" calcext:value-type="float">
            <text:p>14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3]+1" office:value-type="float" office:value="154" calcext:value-type="float">
            <text:p>154</text:p>
          </table:table-cell>
          <table:table-cell table:style-name="ce13" table:formula="of:=+[.A14]+[.C14]-1" office:value-type="float" office:value="168" calcext:value-type="float">
            <text:p>16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3]+1" office:value-type="float" office:value="150" calcext:value-type="float">
            <text:p>150</text:p>
          </table:table-cell>
          <table:table-cell table:style-name="ce13" table:formula="of:=+[.E14]+[.G14]-1" office:value-type="float" office:value="164" calcext:value-type="float">
            <text:p>16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4]+1" office:value-type="float" office:value="169" calcext:value-type="float">
            <text:p>169</text:p>
          </table:table-cell>
          <table:table-cell table:style-name="ce13" table:formula="of:=+[.A15]+[.C15]-1" office:value-type="float" office:value="183" calcext:value-type="float">
            <text:p>18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4]+1" office:value-type="float" office:value="165" calcext:value-type="float">
            <text:p>165</text:p>
          </table:table-cell>
          <table:table-cell table:style-name="ce13" table:formula="of:=+[.E15]+[.G15]-1" office:value-type="float" office:value="179" calcext:value-type="float">
            <text:p>17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5]+1" office:value-type="float" office:value="184" calcext:value-type="float">
            <text:p>184</text:p>
          </table:table-cell>
          <table:table-cell table:style-name="ce13" table:formula="of:=+[.A16]+[.C16]-1" office:value-type="float" office:value="198" calcext:value-type="float">
            <text:p>19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5]+1" office:value-type="float" office:value="180" calcext:value-type="float">
            <text:p>180</text:p>
          </table:table-cell>
          <table:table-cell table:style-name="ce13" table:formula="of:=+[.E16]+[.G16]-1" office:value-type="float" office:value="194" calcext:value-type="float">
            <text:p>19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6]+1" office:value-type="float" office:value="199" calcext:value-type="float">
            <text:p>199</text:p>
          </table:table-cell>
          <table:table-cell table:style-name="ce13" table:formula="of:=+[.A17]+[.C17]-1" office:value-type="float" office:value="213" calcext:value-type="float">
            <text:p>21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6]+1" office:value-type="float" office:value="195" calcext:value-type="float">
            <text:p>195</text:p>
          </table:table-cell>
          <table:table-cell table:style-name="ce13" table:formula="of:=+[.E17]+[.G17]-1" office:value-type="float" office:value="209" calcext:value-type="float">
            <text:p>20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7]+1" office:value-type="float" office:value="214" calcext:value-type="float">
            <text:p>214</text:p>
          </table:table-cell>
          <table:table-cell table:style-name="ce13" table:formula="of:=+[.A18]+[.C18]-1" office:value-type="float" office:value="228" calcext:value-type="float">
            <text:p>228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table:style-name="ce13" table:formula="of:=+[.F17]+1" office:value-type="float" office:value="210" calcext:value-type="float">
            <text:p>210</text:p>
          </table:table-cell>
          <table:table-cell table:style-name="ce13" table:formula="of:=+[.E18]+[.G18]-1" office:value-type="float" office:value="224" calcext:value-type="float">
            <text:p>22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8]+1" office:value-type="float" office:value="229" calcext:value-type="float">
            <text:p>229</text:p>
          </table:table-cell>
          <table:table-cell table:style-name="ce13" table:formula="of:=+[.A19]+[.C19]-1" office:value-type="float" office:value="231" calcext:value-type="float">
            <text:p>231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13" table:formula="of:=+[.F18]+1" office:value-type="float" office:value="225" calcext:value-type="float">
            <text:p>225</text:p>
          </table:table-cell>
          <table:table-cell table:style-name="ce13" table:formula="of:=+[.E19]+[.G19]-1" office:value-type="float" office:value="227" calcext:value-type="float">
            <text:p>22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19]+1" office:value-type="float" office:value="232" calcext:value-type="float">
            <text:p>232</text:p>
          </table:table-cell>
          <table:table-cell table:style-name="ce13" table:formula="of:=+[.A20]+[.C20]-1" office:value-type="float" office:value="241" calcext:value-type="float">
            <text:p>241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table:style-name="ce13" table:formula="of:=+[.F19]+1" office:value-type="float" office:value="228" calcext:value-type="float">
            <text:p>228</text:p>
          </table:table-cell>
          <table:table-cell table:style-name="ce13" table:formula="of:=+[.E20]+[.G20]-1" office:value-type="float" office:value="237" calcext:value-type="float">
            <text:p>237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 table:formula="of:=+[.B20]+1" office:value-type="float" office:value="242" calcext:value-type="float">
            <text:p>242</text:p>
          </table:table-cell>
          <table:table-cell table:style-name="ce13" table:formula="of:=+[.A21]+[.C21]-1" office:value-type="float" office:value="242" calcext:value-type="float">
            <text:p>24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3" table:formula="of:=+[.F20]+1" office:value-type="float" office:value="238" calcext:value-type="float">
            <text:p>238</text:p>
          </table:table-cell>
          <table:table-cell table:style-name="ce13" table:formula="of:=+[.E21]+[.G21]-1" office:value-type="float" office:value="238" calcext:value-type="float">
            <text:p>23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1]+1" office:value-type="float" office:value="243" calcext:value-type="float">
            <text:p>243</text:p>
          </table:table-cell>
          <table:table-cell table:style-name="ce13" table:formula="of:=+[.A22]+[.C22]-1" office:value-type="float" office:value="243" calcext:value-type="float">
            <text:p>243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3" table:formula="of:=+[.F21]+1" office:value-type="float" office:value="239" calcext:value-type="float">
            <text:p>239</text:p>
          </table:table-cell>
          <table:table-cell table:style-name="ce13" table:formula="of:=+[.E22]+[.G22]-1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2]+1" office:value-type="float" office:value="244" calcext:value-type="float">
            <text:p>244</text:p>
          </table:table-cell>
          <table:table-cell table:style-name="ce13" table:formula="of:=+[.A23]+[.C23]-1" office:value-type="float" office:value="258" calcext:value-type="float">
            <text:p>25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22]+1" office:value-type="float" office:value="240" calcext:value-type="float">
            <text:p>240</text:p>
          </table:table-cell>
          <table:table-cell table:style-name="ce13" table:formula="of:=+[.E23]+[.G23]-1" office:value-type="float" office:value="254" calcext:value-type="float">
            <text:p>25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23]+1" office:value-type="float" office:value="259" calcext:value-type="float">
            <text:p>259</text:p>
          </table:table-cell>
          <table:table-cell table:style-name="ce13" table:formula="of:=+[.A24]+[.C24]-1" office:value-type="float" office:value="266" calcext:value-type="float">
            <text:p>266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table:formula="of:=+[.F23]+1" office:value-type="float" office:value="255" calcext:value-type="float">
            <text:p>255</text:p>
          </table:table-cell>
          <table:table-cell table:style-name="ce13" table:formula="of:=+[.E24]+[.G24]-1" office:value-type="float" office:value="269" calcext:value-type="float">
            <text:p>26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4"/>
          <table:table-cell table:style-name="ce18"/>
          <table:table-cell table:style-name="ce14"/>
          <table:table-cell/>
          <table:table-cell table:style-name="ce13" table:formula="of:=+[.F24]+1" office:value-type="float" office:value="270" calcext:value-type="float">
            <text:p>270</text:p>
          </table:table-cell>
          <table:table-cell table:style-name="ce13" table:formula="of:=+[.E25]+[.G25]-1" office:value-type="float" office:value="280" calcext:value-type="float">
            <text:p>28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/>
          <table:table-cell table:style-name="ce13" table:formula="of:=+[.F25]+1" office:value-type="float" office:value="281" calcext:value-type="float">
            <text:p>281</text:p>
          </table:table-cell>
          <table:table-cell table:style-name="ce13" table:formula="of:=+[.E26]+[.G26]-1" office:value-type="float" office:value="310" calcext:value-type="float">
            <text:p>31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3" table:formula="of:=+[.F26]+1" office:value-type="float" office:value="311" calcext:value-type="float">
            <text:p>311</text:p>
          </table:table-cell>
          <table:table-cell table:style-name="ce13" table:formula="of:=+[.E27]+[.G27]-1" office:value-type="float" office:value="325" calcext:value-type="float">
            <text:p>32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28]+[.C28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3" table:formula="of:=+[.B28]+1" office:value-type="float" office:value="4" calcext:value-type="float">
            <text:p>4</text:p>
          </table:table-cell>
          <table:table-cell table:style-name="ce13" table:formula="of:=+[.A29]+[.C29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/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 table:number-columns-repeated="1017"/>
        </table:table-row>
        <table:table-row table:style-name="ro3">
          <table:table-cell table:style-name="ce13" table:formula="of:=+[.B29]+1" office:value-type="float" office:value="9" calcext:value-type="float">
            <text:p>9</text:p>
          </table:table-cell>
          <table:table-cell table:style-name="ce13" table:formula="of:=+[.A30]+[.C30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table:formula="of:=+[.B30]+1" office:value-type="float" office:value="29" calcext:value-type="float">
            <text:p>29</text:p>
          </table:table-cell>
          <table:table-cell table:style-name="ce13" table:formula="of:=+[.A31]+[.C31]-1" office:value-type="float" office:value="43" calcext:value-type="float">
            <text:p>43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1]+[.G31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31]+1" office:value-type="float" office:value="44" calcext:value-type="float">
            <text:p>44</text:p>
          </table:table-cell>
          <table:table-cell table:style-name="ce13" table:formula="of:=+[.A32]+[.C32]-1" office:value-type="float" office:value="47" calcext:value-type="float">
            <text:p>47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13" table:formula="of:=+[.F31]+1" office:value-type="float" office:value="4" calcext:value-type="float">
            <text:p>4</text:p>
          </table:table-cell>
          <table:table-cell table:style-name="ce13" table:formula="of:=+[.E32]+[.G32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32]+1" office:value-type="float" office:value="48" calcext:value-type="float">
            <text:p>48</text:p>
          </table:table-cell>
          <table:table-cell table:style-name="ce13" table:formula="of:=+[.A33]+[.C33]-1" office:value-type="float" office:value="62" calcext:value-type="float">
            <text:p>62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table:formula="of:=+[.F32]+1" office:value-type="float" office:value="9" calcext:value-type="float">
            <text:p>9</text:p>
          </table:table-cell>
          <table:table-cell table:style-name="ce13" table:formula="of:=+[.E33]+[.G33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3]+1" office:value-type="float" office:value="29" calcext:value-type="float">
            <text:p>29</text:p>
          </table:table-cell>
          <table:table-cell table:style-name="ce13" table:formula="of:=+[.E34]+[.G34]-1" office:value-type="float" office:value="30" calcext:value-type="float">
            <text:p>3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4]+1" office:value-type="float" office:value="31" calcext:value-type="float">
            <text:p>31</text:p>
          </table:table-cell>
          <table:table-cell table:style-name="ce13" table:formula="of:=+[.E35]+[.G35]-1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5]+1" office:value-type="float" office:value="51" calcext:value-type="float">
            <text:p>51</text:p>
          </table:table-cell>
          <table:table-cell table:style-name="ce13" table:formula="of:=+[.E36]+[.G36]-1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6]+1" office:value-type="float" office:value="66" calcext:value-type="float">
            <text:p>66</text:p>
          </table:table-cell>
          <table:table-cell table:style-name="ce13" table:formula="of:=+[.E37]+[.G37]-1" office:value-type="float" office:value="69" calcext:value-type="float">
            <text:p>69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7]+1" office:value-type="float" office:value="70" calcext:value-type="float">
            <text:p>70</text:p>
          </table:table-cell>
          <table:table-cell table:style-name="ce13" table:formula="of:=+[.E38]+[.G38]-1" office:value-type="float" office:value="84" calcext:value-type="float">
            <text:p>8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" table:style-name="ta1">
        <office:forms form:automatic-focus="false" form:apply-design-mode="false"/>
        <table:table-column table:style-name="co6" table:default-cell-style-name="ce109"/>
        <table:table-column table:style-name="co5" table:number-columns-repeated="1023" table:default-cell-style-name="ce109"/>
        <table:table-row table:style-name="ro1">
          <table:table-cell table:style-name="ce34" office:value-type="string" calcext:value-type="string">
            <text:p>Libro IVA Compras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3000000000000000000756 <text:s text:c="15"/>8000000000030523408247CERAMICA MARCOS PAZ SRL <text:s text:c="6"/>00000000023330000000000000332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0100000000000000002312 <text:s text:c="15"/>8000000000030716165066ANMI SRL <text:s text:c="21"/>00000000003995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0200000000000000003553 <text:s text:c="15"/>8000000000020176964783MESSINA SERGIO ALEJANDRO <text:s text:c="5"/>00000000035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1200000000000000000385 <text:s text:c="15"/>8000000000030707773916DANIEL INGENIERIA SRL <text:s text:c="8"/>00000000434269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0300000000000000001711 <text:s text:c="15"/>8000000000020117813089DELORENZI VICENTE LUIS <text:s text:c="7"/>00000000146545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0300000000000000001708 <text:s text:c="15"/>8000000000020117813089DELORENZI VICENTE LUIS <text:s text:c="7"/>000000001858173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0300000000000000001710 <text:s text:c="15"/>8000000000020117813089DELORENZI VICENTE LUIS <text:s text:c="7"/>000000002299238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0300000000000000001709 <text:s text:c="15"/>8000000000020117813089DELORENZI VICENTE LUIS <text:s text:c="7"/>00000000253653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0800000000000000006786 <text:s text:c="15"/>8000000000033714576629HORMECO S.R.L. <text:s text:c="15"/>0000000026895000000000000000000000000000000000000000000000000000000000000000000000000275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0500000000000000013385 <text:s text:c="15"/>8000000000027042852657TM ROLDAN <text:s text:c="20"/>000000000487326000000000000000000000000000000000000000000000000000000000000000000000009865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323200000000000009360409 <text:s text:c="15"/>8000000000030500049460SANCOR SEGUROS <text:s text:c="15"/>000000088431100000000003380770000000000000000000000002057669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0200000000000000003705 <text:s text:c="15"/>8000000000020080955422ATILIO R. MAROLA <text:s text:c="13"/>00000000185009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30255000000000000000078006 <text:s text:c="15"/>8000000000030546689979YPF SA EN RUTA <text:s text:c="15"/>000000000088113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0400000000000000026384 <text:s text:c="15"/>8000000000030707447504ELSERVER SRL <text:s text:c="17"/>000000000181016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4500000000000000015264 <text:s text:c="15"/>8000000000030707211942ROLCAR SA <text:s text:c="20"/>00000000657874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0200000000000000003708 <text:s text:c="15"/>8000000000020176964783MESSINA SERGIO ALEJANDRO <text:s text:c="5"/>00000000035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004600000000000000074086 <text:s text:c="15"/>8000000000030531878171BOCANERA S.A. <text:s text:c="16"/>000000000123471000000000000000000000000000000000000000000000000000000000000000000000003471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201700000000000002436215 <text:s text:c="15"/>8000000000030546689979YPF SA EN RUTA <text:s text:c="15"/>000000005331103000000000987860000000000000000000000000103734000000000000000000000000055571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10010201700000000000002442864 <text:s text:c="15"/>8000000000030546689979YPF SA COMBUSTIBLES <text:s text:c="10"/>000000195255490000000034012301000000000000000000000003851929000000000000000000000002030124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2500000000000000108435 <text:s text:c="15"/>8000000000030707002294MERCEDEZ BENZ COMPANIA FINANCI00000000251341900000000110447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3900000000000000003880 <text:s text:c="15"/>8000000000030500090711LA GACETA <text:s text:c="20"/>00000000017600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450700000000000000001505 <text:s text:c="15"/>8000000000030590360763CENCOSUD S.A. <text:s text:c="16"/>000000000098848000000000000000000000000000000000000000000000000000000000000000000000001409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0400000000000000000274 <text:s text:c="15"/>8000000000020160394731DE ZAVALIA AGUILAR EDUARDO JOS00000000154997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0200000000000000000948 <text:s text:c="15"/>8000000000020223097392GIMENEZ PABLO ALEXIX <text:s text:c="9"/>000000007723188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0100000000000000081184 <text:s text:c="15"/>8000000000030500008454TARJETA MASTER <text:s text:c="15"/>00000000000224000000000000146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0100000000000000081162 <text:s text:c="15"/>8000000000030500008454TARJETA MASTER <text:s text:c="15"/>00000000000464300000000000145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0100000000000000080301 <text:s text:c="15"/>8000000000030500008454TARJETA MASTER <text:s text:c="15"/>00000000000906800000000000592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0100000000000000080758 <text:s text:c="15"/>8000000000030500008454TARJETA MASTER <text:s text:c="15"/>00000000006759300000000005435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0100000000000000081161 <text:s text:c="15"/>8000000000030500008454TARJETA MASTER <text:s text:c="15"/>00000000032594600000000026233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0100000000000000081178 <text:s text:c="15"/>8000000000030500008454VISA RIO <text:s text:c="21"/>00000000000152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0100000000000000081174 <text:s text:c="15"/>8000000000030500008454VISA RIO <text:s text:c="21"/>00000000033677400000000027104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0100000000000000081192 <text:s text:c="15"/>8000000000030500008454VISA RIO <text:s text:c="21"/>00000000064382000000000053285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1100000000000000009501 <text:s text:c="15"/>8000000000030711569843ELECTRO IND SRL <text:s text:c="14"/>000000002739198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50000000000000000026184 <text:s text:c="15"/>8000000000030623893096YUHMAK S.A. <text:s text:c="18"/>00000000010765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0100000000000000030820 <text:s text:c="15"/>8000000000030626219353AMERICAN EXPRESS <text:s text:c="13"/>00000000003297500000000002055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30010201700000000000002443052 <text:s text:c="15"/>8000000000030546689979YPF SA COMBUSTIBLES <text:s text:c="10"/>000000200650786000000034952128000000000000000000000003958365000000000000000000000002086221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30010201700000000000002443053 <text:s text:c="15"/>8000000000030546689979YPF SA COMBUSTIBLES <text:s text:c="10"/>000000200688743000000034958738000000000000000000000003959114000000000000000000000002086615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30010201700000000000002443268 <text:s text:c="15"/>8000000000030546689979YPF SA COMBUSTIBLES <text:s text:c="10"/>00000018436187300000003211469900000000000000000000000363702400000000000000000000000191686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30010000500000000000000025495 <text:s text:c="15"/>8000000000030709969583FOCA SOFTWARE FACTORY S.A. <text:s text:c="3"/>000000000875001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30010000300000000000000016080 <text:s text:c="15"/>8000000000030709893900NOA MATAFUEGOS SRL <text:s text:c="11"/>00000000006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0100000000000000081210 <text:s text:c="15"/>8000000000030500008454TARJETA MASTER <text:s text:c="15"/>00000000003371000000000002649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0100000000000000081232 <text:s text:c="15"/>8000000000030500008454TARJETA MASTER <text:s text:c="15"/>00000000005013300000000004031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0100000000000000080813 <text:s text:c="15"/>8000000000030500008454TARJETA MASTER <text:s text:c="15"/>00000000009629900000000007950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0100000000000000081209 <text:s text:c="15"/>8000000000030500008454TARJETA MASTER <text:s text:c="15"/>00000000016107200000000012963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0100000000000000081228 <text:s text:c="15"/>8000000000030500008454VISA RIO <text:s text:c="21"/>00000000007804700000000006133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0100000000000000081244 <text:s text:c="15"/>8000000000030500008454VISA RIO <text:s text:c="21"/>00000000043698300000000036089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0100000000000000081224 <text:s text:c="15"/>8000000000030500008454VISA RIO <text:s text:c="21"/>00000000053677100000000043201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0400000000000000021862 <text:s text:c="15"/>8000000000030562909342IMPEL SA <text:s text:c="21"/>000000000750143000000000000000000000000000000000000000000000000000000000000000000000021088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0200000000000000001795 <text:s text:c="15"/>8000000000030715752936360 MEDIA SRL <text:s text:c="16"/>00000000276848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0100000000000000408202 <text:s text:c="15"/>8000000000030626219353AMERICAN EXPRESS <text:s text:c="13"/>00000000000083900000000000043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202000000000000000391007 <text:s text:c="15"/>8000000000030546689979YPF LUBRICANTES <text:s text:c="14"/>000000007323224000000000000000000000000000000000000000177116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1100000000000000002049 <text:s text:c="15"/>8000000000030707592660CIAGESER SA <text:s text:c="18"/>000000000572506000000000000000000000000000000000000000000000000000000000000000000000008162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9800000000000020498645 <text:s text:c="15"/>8000000000030658650242EDET S.A. <text:s text:c="20"/>000000005421000000000000214430000000000000000000000000118556000000000000000000000000069157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2000000000000000969189 <text:s text:c="15"/>8000000000033500057039ALBA COMPAY=IA ARGENTINA DE SEG00000000019152000000000006979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40010002000000000000000966938 <text:s text:c="15"/>8000000000033500057039ALBA COMPAY=IA ARGENTINA DE SEG000000001877838000000000047713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600000000000000007690 <text:s text:c="15"/>8000000000030708555602AISLANTES TECNOPOR SRL <text:s text:c="7"/>00000000002382900000000000000000000000000000000000000000000000000000000000000000000000034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100000000000000000066 <text:s text:c="15"/>8000000000020110102012PEREZ JULIO CESAR <text:s text:c="12"/>0000000018755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200000000000000000981 <text:s text:c="15"/>8000000000020202198660NAVARRO MARCELO MIGUEL <text:s text:c="7"/>000000002765428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300000000000000002064 <text:s text:c="15"/>8000000000020246873772RIZZO EZEQUIEL ALEJANDRO <text:s text:c="5"/>000000002776998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100000000000000080414 <text:s text:c="15"/>8000000000030500008454TARJETA MASTER <text:s text:c="15"/>00000000000048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100000000000000080861 <text:s text:c="15"/>8000000000030500008454TARJETA MASTER <text:s text:c="15"/>0000000000174560000000000114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100000000000000081295 <text:s text:c="15"/>8000000000030500008454TARJETA MASTER <text:s text:c="15"/>00000000011690500000000009651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100000000000000081261 <text:s text:c="15"/>8000000000030500008454TARJETA MASTER <text:s text:c="15"/>00000000033360000000000026849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100000000000000081286 <text:s text:c="15"/>8000000000030500008454VISA RIO <text:s text:c="21"/>00000000008353800000000006564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100000000000000080874 <text:s text:c="15"/>8000000000030500008454VISA RIO <text:s text:c="21"/>00000000013937400000000011507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100000000000000081279 <text:s text:c="15"/>8000000000030500008454VISA RIO <text:s text:c="21"/>000000001199071000000000965063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100000000000000081312 <text:s text:c="15"/>8000000000030500008454VISA RIO <text:s text:c="21"/>00000000120919200000000099987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100000000000000011524 <text:s text:c="15"/>8000000000030712221301GRUPO SATELITE SRL <text:s text:c="11"/>000000002486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30255000000000000000081607 <text:s text:c="15"/>8000000000030546689979YPF SA COMBUSTIBLES <text:s text:c="10"/>00000054091113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201700000000000002444039 <text:s text:c="15"/>8000000000030546689979YPF SA COMBUSTIBLES <text:s text:c="10"/>00000021695596800000003779238800000000000000000000000428002800000000000000000000000225575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201700000000000002443967 <text:s text:c="15"/>8000000000030546689979YPF SA COMBUSTIBLES <text:s text:c="10"/>00000023167102300000003770171200000000000000000000000463468400000000000000000000000240239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50010000600000000000000008769 <text:s text:c="15"/>8000000000030708546301FRENOS Y ELASTICOS LA BANDA SR000000001803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200000000000000338320 <text:s text:c="15"/>8000000000030500008454BANCO SANTANDER RIO <text:s text:c="10"/>000000001873005000000000000000000000000000000000000000025085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400000000000000752396 <text:s text:c="15"/>8000000000030500001735BANCO GALICIA <text:s text:c="16"/>000000001569534000000000000000000000000000000000000000021021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100000000000000121424 <text:s text:c="15"/>8000000000030707002294MERCEDEZ BENZ COMPANIA FINANCI00000002668486300000000138262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100000000000000121425 <text:s text:c="15"/>8000000000030707002294MERCEDEZ BENZ COMPANIA FINANCI00000001852003300000000099386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100000000000000080479 <text:s text:c="15"/>8000000000030500008454TARJETA MASTER <text:s text:c="15"/>00000000000507800000000000331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100000000000000080908 <text:s text:c="15"/>8000000000030500008454TARJETA MASTER <text:s text:c="15"/>00000000000680200000000000444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100000000000000081348 <text:s text:c="15"/>8000000000030500008454TARJETA MASTER <text:s text:c="15"/>00000000001490200000000000973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100000000000000081238 <text:s text:c="15"/>8000000000030500008454TARJETA MASTER <text:s text:c="15"/>00000000020362100000000016387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100000000000000081344 <text:s text:c="15"/>8000000000030500008454VISA RIO <text:s text:c="21"/>00000000000163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100000000000000080920 <text:s text:c="15"/>8000000000030500008454VISA RIO <text:s text:c="21"/>00000000001813600000000001184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100000000000000081359 <text:s text:c="15"/>8000000000030500008454VISA RIO <text:s text:c="21"/>00000000025932500000000021410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100000000000000081340 <text:s text:c="15"/>8000000000030500008454VISA RIO <text:s text:c="21"/>00000000043109500000000034696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0100000000000000003437 <text:s text:c="15"/>8000000000030651129083BANCO DE INVERSION Y COMERCIO 000000000829656000000000020875000000000000000000000000019567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202000000000000000391243 <text:s text:c="15"/>8000000000030546689979YPF LUBRICANTES <text:s text:c="14"/>000000057847803000000000000000000000000000000000000001399544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202000000000000000391242 <text:s text:c="15"/>8000000000030546689979YPF LUBRICANTES <text:s text:c="14"/>000000021160741000000000000000000000000000000000000000511953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201700000000000002444407 <text:s text:c="15"/>8000000000030546689979YPF SA COMBUSTIBLES <text:s text:c="10"/>00000020066705300000003495496300000000000000000000000395868600000000000000000000000208639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60010001100000000000000002066 <text:s text:c="15"/>8000000000030707592660CIAGESER SA <text:s text:c="18"/>000000000715633000000000000000000000000000000000000000000000000000000000000000000000010203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3200000000000000101734 <text:s text:c="15"/>8000000000030707002294MERCEDEZ BENZ COMPANIA FINANCI00000000178593600000000124124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0400000000000000001917 <text:s text:c="15"/>8000000000020202852255SARMIENTO MIGUEL ANGEL <text:s text:c="7"/>000000000099999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0100000000000000081400 <text:s text:c="15"/>8000000000030500008454TARJETA MASTER <text:s text:c="15"/>000000000000559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0100000000000000080539 <text:s text:c="15"/>8000000000030500008454TARJETA MASTER <text:s text:c="15"/>00000000000453400000000000296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0100000000000000081371 <text:s text:c="15"/>8000000000030500008454TARJETA MASTER <text:s text:c="15"/>00000000002898600000000002277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0100000000000000081394 <text:s text:c="15"/>8000000000030500008454TARJETA MASTER <text:s text:c="15"/>00000000004230000000000003402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0100000000000000080957 <text:s text:c="15"/>8000000000030500008454TARJETA MASTER <text:s text:c="15"/>00000000004651900000000003740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0100000000000000081385 <text:s text:c="15"/>8000000000030500008454VISA RIO <text:s text:c="21"/>00000000042205500000000033968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0100000000000000081408 <text:s text:c="15"/>8000000000030500008454VISA RIO <text:s text:c="21"/>00000000043598400000000035996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1100000000000000009543 <text:s text:c="15"/>8000000000030711569843ELECTRO IND SRL <text:s text:c="14"/>00000000031762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0400000000000000021904 <text:s text:c="15"/>8000000000030562909342IMPEL SA <text:s text:c="21"/>000000000301839000000000000000000000000000000000000000000000000000000000000000000000008485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0400000000000000002367 <text:s text:c="15"/>8000000000030714303194LEVEL SERVER SRL <text:s text:c="13"/>000000000105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70010004500000000000000015326 <text:s text:c="15"/>8000000000030707211942ROLCAR SA <text:s text:c="20"/>000000008908246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80010004600000000000000074732 <text:s text:c="15"/>8000000000030531878171BOCANERA S.A. <text:s text:c="16"/>000000000148165000000000000000000000000000000000000000000000000000000000000000000000004165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90030255000000000000000085732 <text:s text:c="15"/>8000000000030546689979YPF SA EN RUTA <text:s text:c="15"/>00000000009237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90010201700000000000002445372 <text:s text:c="15"/>8000000000030546689979YPF SA COMBUSTIBLES <text:s text:c="10"/>000000200519567000000038827300000000000000000000000003861244000000000000000000000002094193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090010201700000000000002445371 <text:s text:c="15"/>8000000000030546689979YPF SA COMBUSTIBLES <text:s text:c="10"/>000000200579187000000038838848000000000000000000000003862392000000000000000000000002094815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100010000100000000000000102704 <text:s text:c="15"/>8000000000030710751281COMBUSTIBLES DEL NORTE S.R.L. 000000000029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202008100010000100000000000000102926 <text:s text:c="15"/>8000000000030710751281COMBUSTIBLES DEL NORTE S.R.L. 00000000003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400000000000000001078 <text:s text:c="15"/>8000000000020082537830BASILIO SIMON KATERYNICZ <text:s text:c="5"/>0000000443707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200000000000000003733 <text:s text:c="15"/>8000000000020176964783MESSINA SERGIO ALEJANDRO <text:s text:c="5"/>00000000035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100000000000000081454 <text:s text:c="15"/>8000000000030500008454TARJETA MASTER <text:s text:c="15"/>00000000000059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100000000000000081024 <text:s text:c="15"/>8000000000030500008454TARJETA MASTER <text:s text:c="15"/>00000000001405500000000000918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100000000000000081449 <text:s text:c="15"/>8000000000030500008454TARJETA MASTER <text:s text:c="15"/>00000000001708600000000001115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100000000000000081428 <text:s text:c="15"/>8000000000030500008454TARJETA MASTER <text:s text:c="15"/>00000000011457600000000009221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100000000000000081022 <text:s text:c="15"/>8000000000030500008454TARJETA MASTER <text:s text:c="15"/>00000000020276300000000016740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100000000000000081445 <text:s text:c="15"/>8000000000030500008454VISA RIO <text:s text:c="21"/>00000000004804800000000003775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100000000000000081043 <text:s text:c="15"/>8000000000030500008454VISA RIO <text:s text:c="21"/>00000000010915400000000009012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100000000000000081443 <text:s text:c="15"/>8000000000030500008454VISA RIO <text:s text:c="21"/>00000000029881100000000024049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100000000000000081463 <text:s text:c="15"/>8000000000030500008454VISA RIO <text:s text:c="21"/>00000000056627200000000046753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600000000000009045215 <text:s text:c="15"/>8000000000030620177497POSNET S.R.L. <text:s text:c="16"/>000000000145950000000000000000000000000000000000000000003482000000000000000000000000002031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500200000000000000018462 <text:s text:c="15"/>8000000000030515488479YPF GAS SA <text:s text:c="19"/>000000001868646000000000000000000000000000000000000000028252000000000000000000000000056503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000100000000000000100820 <text:s text:c="15"/>8000000000030626219353AMERICAN EXPRESS <text:s text:c="13"/>00000000001236500000000000770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201900000000000000355449 <text:s text:c="15"/>8000000000030546689979YPF DERIVADOS <text:s text:c="16"/>00000009459588000000000000000000000000000000000000000228861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201900000000000000355450 <text:s text:c="15"/>8000000000030546689979YPF DERIVADOS <text:s text:c="16"/>000000075378856000000000000000000000000000000000000001823682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202000000000000000391577 <text:s text:c="15"/>8000000000030546689979YPF LUBRICANTES <text:s text:c="14"/>00000000870522100000000000000000000000000000000000000021061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00010202000000000000000391578 <text:s text:c="15"/>8000000000030546689979YPF LUBRICANTES <text:s text:c="14"/>000000009843587000000000000000000000000000000000000000238151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0100000000000000080650 <text:s text:c="15"/>8000000000030500008454TARJETA MASTER <text:s text:c="15"/>00000000000906800000000000592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0100000000000000081496 <text:s text:c="15"/>8000000000030500008454TARJETA MASTER <text:s text:c="15"/>00000000001391900000000000909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0100000000000000081475 <text:s text:c="15"/>8000000000030500008454TARJETA MASTER <text:s text:c="15"/>000000000103258000000000083103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0100000000000000081077 <text:s text:c="15"/>8000000000030500008454TARJETA MASTER <text:s text:c="15"/>00000000017259500000000014250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0100000000000000081494 <text:s text:c="15"/>8000000000030500008454VISA RIO <text:s text:c="21"/>00000000000250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0100000000000000081491 <text:s text:c="15"/>8000000000030500008454VISA RIO <text:s text:c="21"/>00000000049517400000000039853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0100000000000000081507 <text:s text:c="15"/>8000000000030500008454VISA RIO <text:s text:c="21"/>000000000749196000000000618683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0400000000000000008976 <text:s text:c="15"/>8000000000030714014346NORTE DISTRIBUCIONES SRL <text:s text:c="5"/>00000000262282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202000000000000000391655 <text:s text:c="15"/>8000000000030546689979YPF LUBRICANTES <text:s text:c="14"/>000000022937187000000000000000000000000000000000000000554932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202000000000000000391657 <text:s text:c="15"/>8000000000030546689979YPF LUBRICANTES <text:s text:c="14"/>000000096452686000000000000000000000000000000000000002333533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202000000000000000391654 <text:s text:c="15"/>8000000000030546689979YPF LUBRICANTES <text:s text:c="14"/>000000036945836000000000000000000000000000000000000000893851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202000000000000000391656 <text:s text:c="15"/>8000000000030546689979YPF LUBRICANTES <text:s text:c="14"/>000000042872307000000000000000000000000000000000000001037233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201700000000000002446361 <text:s text:c="15"/>8000000000030546689979YPF SA COMBUSTIBLES <text:s text:c="10"/>000000195148313000000037787250000000000000000000000003757814000000000000000000000002038096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201700000000000002446165 <text:s text:c="15"/>8000000000030546689979YPF SA COMBUSTIBLES <text:s text:c="10"/>000000216866388000000041992592000000000000000000000004176021000000000000000000000002264916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201700000000000002446254 <text:s text:c="15"/>8000000000030546689979YPF SA COMBUSTIBLES <text:s text:c="10"/>000000206004640000000039889397000000000000000000000003966865000000000000000000000002151478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3300000000000000000757 <text:s text:c="15"/>8000000000030657611936SILVA SRL <text:s text:c="20"/>000000000177968000000000000000000000000000000000000000000000000000000000000000000000002537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0500000000000000231385 <text:s text:c="15"/>8000000000030628821506ALBIERO HNOS SRL <text:s text:c="13"/>000000000265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0500000000000000231389 <text:s text:c="15"/>8000000000030628821506ALBIERO HNOS SRL <text:s text:c="13"/>000000000281999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10010000600000000000000001302 <text:s text:c="15"/>8000000000033714793069LEITEN NOA S.R.L. <text:s text:c="12"/>0000000030008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100000000000003434711 <text:s text:c="15"/>8000000000030500010912BANCO NACION <text:s text:c="17"/>000000089206544000000005086055000000000000000000000000077061000000000000000000000000899050000000000000000000000000000000PES00010000002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200000000000000000987 <text:s text:c="15"/>8000000000020202198660NAVARRO MARCELO MIGUEL <text:s text:c="7"/>000000000703918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100000000000000081124 <text:s text:c="15"/>8000000000030500008454TARJETA MASTER <text:s text:c="15"/>00000000001122700000000000733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100000000000000080697 <text:s text:c="15"/>8000000000030500008454TARJETA MASTER <text:s text:c="15"/>00000000001541500000000001006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100000000000000081557 <text:s text:c="15"/>8000000000030500008454TARJETA MASTER <text:s text:c="15"/>00000000004740100000000003811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100000000000000081555 <text:s text:c="15"/>8000000000030500008454TARJETA MASTER <text:s text:c="15"/>00000000015103300000000012469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100000000000000081527 <text:s text:c="15"/>8000000000030500008454TARJETA MASTER <text:s text:c="15"/>00000000022750700000000018310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100000000000000081137 <text:s text:c="15"/>8000000000030500008454VISA RIO <text:s text:c="21"/>00000000001391900000000000909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100000000000000081548 <text:s text:c="15"/>8000000000030500008454VISA RIO <text:s text:c="21"/>00000000007092900000000005573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100000000000000081575 <text:s text:c="15"/>8000000000030500008454VISA RIO <text:s text:c="21"/>00000000092847700000000076775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100000000000000081545 <text:s text:c="15"/>8000000000030500008454VISA RIO <text:s text:c="21"/>000000001380853000000001106002000000000000000000000000006663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500000000000000000147 <text:s text:c="15"/>8000000000030710143044USAL S.R.L. <text:s text:c="18"/>00000001200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300000000000000000372 <text:s text:c="15"/>8000000000030712489711TEYMI SRL <text:s text:c="20"/>000000000242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100000000000000120820 <text:s text:c="15"/>8000000000030626219353AMERICAN EXPRESS <text:s text:c="13"/>00000000003601000000000002245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202000000000000000391831 <text:s text:c="15"/>8000000000030546689979YPF LUBRICANTES <text:s text:c="14"/>000000132918121000000000000000000000000000000000000003215761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20010000300000000000000005504 <text:s text:c="15"/>8000000000030707420045PERALTA SRL <text:s text:c="18"/>000000000302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400000000000000001929 <text:s text:c="15"/>8000000000020202852255SARMIENTO MIGUEL ANGEL <text:s text:c="7"/>000000000119998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100000000000000081606 <text:s text:c="15"/>8000000000030500008454TARJETA MASTER <text:s text:c="15"/>00000000000051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100000000000000081605 <text:s text:c="15"/>8000000000030500008454TARJETA MASTER <text:s text:c="15"/>00000000001171900000000000765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100000000000000080760 <text:s text:c="15"/>8000000000030500008454TARJETA MASTER <text:s text:c="15"/>00000000008474800000000006996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100000000000000081186 <text:s text:c="15"/>8000000000030500008454TARJETA MASTER <text:s text:c="15"/>00000000009931200000000008199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100000000000000081587 <text:s text:c="15"/>8000000000030500008454TARJETA MASTER <text:s text:c="15"/>00000000010360100000000008338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100000000000000081599 <text:s text:c="15"/>8000000000030500008454VISA RIO <text:s text:c="21"/>000000000000247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100000000000000081602 <text:s text:c="15"/>8000000000030500008454VISA RIO <text:s text:c="21"/>00000000008109800000000006372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100000000000000081616 <text:s text:c="15"/>8000000000030500008454VISA RIO <text:s text:c="21"/>000000000435878000000000359913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100000000000000081597 <text:s text:c="15"/>8000000000030500008454VISA RIO <text:s text:c="21"/>00000000044325000000000035674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400000000000000009049 <text:s text:c="15"/>8000000000030714014346NORTE DISTRIBUCIONES SRL <text:s text:c="5"/>000000002523616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201700000000000002447201 <text:s text:c="15"/>8000000000030546689979YPF SA COMBUSTIBLES <text:s text:c="10"/>00000021684470800000004198839800000000000000000000000417560400000000000000000000000226469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600000000000000001309 <text:s text:c="15"/>8000000000033714793069LEITEN NOA S.R.L. <text:s text:c="12"/>0000000023595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30010000400000000000000000022 <text:s text:c="15"/>8000000000027100130381ICKIWICZ EDIT RAQUEL <text:s text:c="9"/>00000000035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100000000000116151396 <text:s text:c="15"/>8000000000030500001735BANCO GALICIA <text:s text:c="16"/>000000033770170000000000520894000000000000000000000000417875000000000000000000000002872532000000000000000000000000000000PES00010000002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1100000000000000016120 <text:s text:c="15"/>8000000000030714372153SOLANO S.A <text:s text:c="19"/>00000000021005200000000004455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492600000000000000000176 <text:s text:c="15"/>8000000000030678774495OPERADORA DE ESTACIONES DE SER00000000022002100000000004666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500000000000000017761 <text:s text:c="15"/>8000000000020231179934MATIAS JOSE CASTRO <text:s text:c="11"/>000000000818221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100000000000000080814 <text:s text:c="15"/>8000000000030500008454TARJETA MASTER <text:s text:c="15"/>000000000000219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100000000000000081661 <text:s text:c="15"/>8000000000030500008454TARJETA MASTER <text:s text:c="15"/>000000000001089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100000000000000081658 <text:s text:c="15"/>8000000000030500008454TARJETA MASTER <text:s text:c="15"/>00000000001662300000000001085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100000000000000081235 <text:s text:c="15"/>8000000000030500008454TARJETA MASTER <text:s text:c="15"/>00000000004759300000000003827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100000000000000081631 <text:s text:c="15"/>8000000000030500008454TARJETA MASTER <text:s text:c="15"/>00000000006050900000000004755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100000000000000081650 <text:s text:c="15"/>8000000000030500008454VISA RIO <text:s text:c="21"/>00000000000705100000000000220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100000000000000081249 <text:s text:c="15"/>8000000000030500008454VISA RIO <text:s text:c="21"/>00000000001587000000000001036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100000000000000081645 <text:s text:c="15"/>8000000000030500008454VISA RIO <text:s text:c="21"/>00000000060606400000000048778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100000000000000081666 <text:s text:c="15"/>8000000000030500008454VISA RIO <text:s text:c="21"/>000000000617983000000000514753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100000000000000140820 <text:s text:c="15"/>8000000000030626219353AMERICAN EXPRESS <text:s text:c="13"/>00000000000923800000000000575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1900000000000000356106 <text:s text:c="15"/>8000000000030546689979YPF DERIVADOS <text:s text:c="16"/>000000078708817000000000000000000000000000000000000001904246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2000000000000000392045 <text:s text:c="15"/>8000000000030546689979YPF LUBRICANTES <text:s text:c="14"/>00000006463252600000000000000000000000000000000000000156369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2000000000000000391971 <text:s text:c="15"/>8000000000030546689979YPF LUBRICANTES <text:s text:c="14"/>000000013538623000000000000000000000000000000000000000327547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2000000000000000391973 <text:s text:c="15"/>8000000000030546689979YPF LUBRICANTES <text:s text:c="14"/>000000315291193000000000000000000000000000000000000007628013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2000000000000000391974 <text:s text:c="15"/>8000000000030546689979YPF LUBRICANTES <text:s text:c="14"/>000000014985163000000000000000000000000000000000000000362544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2000000000000000392043 <text:s text:c="15"/>8000000000030546689979YPF LUBRICANTES <text:s text:c="14"/>000000118567255000000000000000000000000000000000000002868563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2000000000000000392001 <text:s text:c="15"/>8000000000030546689979YPF LUBRICANTES <text:s text:c="14"/>0000000026659820000000000000000000000000000000000000000645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2000000000000000391972 <text:s text:c="15"/>8000000000030546689979YPF LUBRICANTES <text:s text:c="14"/>000000041452179000000000000000000000000000000000000001002875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2000000000000000392000 <text:s text:c="15"/>8000000000030546689979YPF LUBRICANTES <text:s text:c="14"/>000000037203496000000000000000000000000000000000000000900085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2000000000000000392044 <text:s text:c="15"/>8000000000030546689979YPF LUBRICANTES <text:s text:c="14"/>000000059224195000000000000000000000000000000000000001432843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20202300000000000000311098 <text:s text:c="15"/>8000000000030546689979YPF SA COMBUSTIBLES <text:s text:c="10"/>000000000248701000000000000000000000000000000000000000005034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1700000000000002447653 <text:s text:c="15"/>8000000000030546689979YPF SA COMBUSTIBLES <text:s text:c="10"/>000000216833868000000041986298000000000000000000000004175395000000000000000000000002264577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201700000000000002447683 <text:s text:c="15"/>8000000000030546689979YPF SA COMBUSTIBLES <text:s text:c="10"/>000000200546668000000038832548000000000000000000000003861766000000000000000000000002094476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40010000200000000000000009042 <text:s text:c="15"/>8000000000030709457523TENDEX S.A. <text:s text:c="18"/>000000001599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50010004600000000000000075239 <text:s text:c="15"/>8000000000030531878171BOCANERA S.A. <text:s text:c="16"/>000000000123471000000000000000000000000000000000000000000000000000000000000000000000003471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50010000400000000000000009134 <text:s text:c="15"/>8000000000030714014346NORTE DISTRIBUCIONES SRL <text:s text:c="5"/>000000000194717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60010201700000000000002449791 <text:s text:c="15"/>8000000000030546689979YPF SA EN RUTA <text:s text:c="15"/>000000004311961000000000835044000000000000000000000000083029000000000000000000000000045034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70010000300000000000000001764 <text:s text:c="15"/>8000000000020117813089DELORENZI VICENTE LUIS <text:s text:c="7"/>000000001990527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70010000300000000000000001762 <text:s text:c="15"/>8000000000020117813089DELORENZI VICENTE LUIS <text:s text:c="7"/>000000002752038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70010000300000000000000001763 <text:s text:c="15"/>8000000000020117813089DELORENZI VICENTE LUIS <text:s text:c="7"/>00000000323855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70010636400000000000003539713 <text:s text:c="15"/>8000000000030678186445TELECOM PERSONAL SA <text:s text:c="10"/>000000003317015000000000022898000000000000000000000000077955000000000000000000000000045874000000000000000000000000000000PES00010000002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70010820200000000000021008980 <text:s text:c="15"/>8000000000030639453738TELECOM ARGENTINA SA <text:s text:c="9"/>00000000009180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70010820200000000000021032438 <text:s text:c="15"/>8000000000030639453738TELECOM ARGENTINA SA <text:s text:c="9"/>000000000593386000000000485251000000000000000000000000000000000000000000000000000000009846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300000000000000000074 <text:s text:c="15"/>8000000000020308133991QUINTEROS DIEGO OMAR <text:s text:c="9"/>00000022990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100000000000000081714 <text:s text:c="15"/>8000000000030500008454TARJETA MASTER <text:s text:c="15"/>00000000000022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100000000000000081682 <text:s text:c="15"/>8000000000030500008454TARJETA MASTER <text:s text:c="15"/>000000000001089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100000000000000081709 <text:s text:c="15"/>8000000000030500008454TARJETA MASTER <text:s text:c="15"/>000000000014671000000000009583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100000000000000081680 <text:s text:c="15"/>8000000000030500008454TARJETA MASTER <text:s text:c="15"/>000000000121596000000000097863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100000000000000081298 <text:s text:c="15"/>8000000000030500008454TARJETA MASTER <text:s text:c="15"/>00000000019131700000000015795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100000000000000081698 <text:s text:c="15"/>8000000000030500008454VISA RIO <text:s text:c="21"/>00000000000041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100000000000000081701 <text:s text:c="15"/>8000000000030500008454VISA RIO <text:s text:c="21"/>00000000003610000000000002836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100000000000000081319 <text:s text:c="15"/>8000000000030500008454VISA RIO <text:s text:c="21"/>00000000015651400000000012922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100000000000000081719 <text:s text:c="15"/>8000000000030500008454VISA RIO <text:s text:c="21"/>00000000042787900000000035326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100000000000000081697 <text:s text:c="15"/>8000000000030500008454VISA RIO <text:s text:c="21"/>00000000072683800000000058499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41800000000000000713324 <text:s text:c="15"/>8000000000030500049460SANCOR SEGUROS <text:s text:c="15"/>00000001950120000000000097157000000000000000000000000044205900000000000000000000000025787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30041300000000000000704146 <text:s text:c="15"/>8000000000030500049460SANCOR SEGUROS <text:s text:c="15"/>000000022429000000000001041085000000000000000000000000507223000000000000000000000000422686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80010000100000000000000180820 <text:s text:c="15"/>8000000000030626219353AMERICAN EXPRESS <text:s text:c="13"/>00000000002305100000000001437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100000000000000005295 <text:s text:c="15"/>8000000000020248027097GIMENEZ LASCANO JOSE <text:s text:c="9"/>000000000441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100000000000000081758 <text:s text:c="15"/>8000000000030500008454TARJETA MASTER <text:s text:c="15"/>00000000002074800000000001355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100000000000000081735 <text:s text:c="15"/>8000000000030500008454TARJETA MASTER <text:s text:c="15"/>00000000008715100000000006848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100000000000000081351 <text:s text:c="15"/>8000000000030500008454TARJETA MASTER <text:s text:c="15"/>00000000023878500000000019714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100000000000000081752 <text:s text:c="15"/>8000000000030500008454VISA RIO <text:s text:c="21"/>000000000000451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100000000000000081754 <text:s text:c="15"/>8000000000030500008454VISA RIO <text:s text:c="21"/>00000000000697200000000000217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100000000000000081769 <text:s text:c="15"/>8000000000030500008454VISA RIO <text:s text:c="21"/>00000000048903100000000040451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100000000000000081750 <text:s text:c="15"/>8000000000030500008454VISA RIO <text:s text:c="21"/>00000000059682900000000048035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500000000000000000148 <text:s text:c="15"/>8000000000030710143044USAL S.R.L. <text:s text:c="18"/>000000011979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800000000000000004726 <text:s text:c="15"/>8000000000030710268335CONSULTORA PARINO Y ASOC SA <text:s text:c="2"/>0000000024152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200000000000000004317 <text:s text:c="15"/>8000000000030710941692SERENELLI GRACIELA Y PAZ ANA L00000000009075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1100000000000000009591 <text:s text:c="15"/>8000000000030711569843ELECTRO IND SRL <text:s text:c="14"/>000000001424837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20002100000000000000034953 <text:s text:c="15"/>8000000000030533493560CORRALON ACONQUIJA SRL <text:s text:c="7"/>00000000292412000000000283411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202000000000000000392232 <text:s text:c="15"/>8000000000030546689979YPF DERIVADOS <text:s text:c="16"/>000000004919421000000000000000000000000000000000000000119018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201900000000000000356482 <text:s text:c="15"/>8000000000030546689979YPF DERIVADOS <text:s text:c="16"/>00000008947468000000000000000000000000000000000000000216471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202000000000000000392262 <text:s text:c="15"/>8000000000030546689979YPF LUBRICANTES <text:s text:c="14"/>000000015009196000000000000000000000000000000000000000363126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201700000000000002455805 <text:s text:c="15"/>8000000000030546689979YPF SA COMBUSTIBLES <text:s text:c="10"/>00000021064626100000003882415400000000000000000000000410387600000000000000000000000219525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201700000000000002455718 <text:s text:c="15"/>8000000000030546689979YPF SA COMBUSTIBLES <text:s text:c="10"/>000000205003289000000037784100000000000000000000000003993937000000000000000000000002136442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190010000600000000000000000094 <text:s text:c="15"/>8000000000027169330641ANA MARIA MUSTAFA <text:s text:c="12"/>00000000178475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10000700000000000000000494 <text:s text:c="15"/>8000000000030546689979CISNERO ABEL BELISARIO <text:s text:c="7"/>000000000059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10000400000000000000001939 <text:s text:c="15"/>8000000000020202852255SARMIENTO MIGUEL ANGEL <text:s text:c="7"/>00000000042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10000100000000000000081826 <text:s text:c="15"/>8000000000030500008454TARJETA MASTER <text:s text:c="15"/>000000000000309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10000100000000000000081397 <text:s text:c="15"/>8000000000030500008454TARJETA MASTER <text:s text:c="15"/>000000000020404000000000013323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10000100000000000000080959 <text:s text:c="15"/>8000000000030500008454TARJETA MASTER <text:s text:c="15"/>00000000006725600000000005409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10000100000000000000081820 <text:s text:c="15"/>8000000000030500008454TARJETA MASTER <text:s text:c="15"/>00000000006790200000000005460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10000100000000000000081787 <text:s text:c="15"/>8000000000030500008454TARJETA MASTER <text:s text:c="15"/>00000000039106000000000031473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10000100000000000000081811 <text:s text:c="15"/>8000000000030500008454VISA RIO <text:s text:c="21"/>00000000017035800000000013711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10000100000000000000081836 <text:s text:c="15"/>8000000000030500008454VISA RIO <text:s text:c="21"/>00000000126936700000000104802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10000100000000000000081805 <text:s text:c="15"/>8000000000030500008454VISA RIO <text:s text:c="21"/>000000001610644000000001290056000000000000000000000000007774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30255000000000000000088774 <text:s text:c="15"/>8000000000030546689979YPF SA COMBUSTIBLES <text:s text:c="10"/>000000143059633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00010003300000000000000000806 <text:s text:c="15"/>8000000000030657611936SILVA SRL <text:s text:c="20"/>00000000106193600000000000000000000000000000000000000000000000000000000000000000000001514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200000000000000001343 <text:s text:c="15"/>8000000000020174940895PINILLA JORGE ORLANDO <text:s text:c="8"/>00000000119140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200000000000000001345 <text:s text:c="15"/>8000000000020174940895PINILLA JORGE ORLANDO <text:s text:c="8"/>000000001272363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200000000000000001344 <text:s text:c="15"/>8000000000020174940895PINILLA JORGE ORLANDO <text:s text:c="8"/>00000000138795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100000000000000081877 <text:s text:c="15"/>8000000000030500008454TARJETA MASTER <text:s text:c="15"/>000000000000668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100000000000000081026 <text:s text:c="15"/>8000000000030500008454TARJETA MASTER <text:s text:c="15"/>00000000000226800000000000147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100000000000000081452 <text:s text:c="15"/>8000000000030500008454TARJETA MASTER <text:s text:c="15"/>00000000004419000000000003553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100000000000000081876 <text:s text:c="15"/>8000000000030500008454TARJETA MASTER <text:s text:c="15"/>00000000004864500000000003912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100000000000000081854 <text:s text:c="15"/>8000000000030500008454TARJETA MASTER <text:s text:c="15"/>00000000007774300000000006109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100000000000000081871 <text:s text:c="15"/>8000000000030500008454VISA RIO <text:s text:c="21"/>00000000002644000000000002077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100000000000000081887 <text:s text:c="15"/>8000000000030500008454VISA RIO <text:s text:c="21"/>00000000043462000000000035897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100000000000000081867 <text:s text:c="15"/>8000000000030500008454VISA RIO <text:s text:c="21"/>00000000052837200000000042525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201700000000000002456567 <text:s text:c="15"/>8000000000030546689979YPF SA COMBUSTIBLES <text:s text:c="10"/>000000227808638000000041987348000000000000000000000004438238000000000000000000000002374108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10010000800000000000000006869 <text:s text:c="15"/>8000000000033714576629HORMECO S.R.L. <text:s text:c="15"/>000000006182794000000000000000000000000000000000000000000000000000000000000000000000063219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20010000200000000000000001405 <text:s text:c="15"/>8000000000030546689979SILVIA RAMONA SIERRA <text:s text:c="9"/>000000000090001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20010000200000000000000008740 <text:s text:c="15"/>8000000000030546689979CARLOS ERNESTO PEREZ <text:s text:c="9"/>00000000030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20010000400000000000000000342 <text:s text:c="15"/>8000000000030711457824GOMEZ OSCAR ANGEL <text:s text:c="12"/>00000000011200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20010000600000000000000014613 <text:s text:c="15"/>8000000000030711457824COMBUSTIBLES TAFI VIEJO S.R.L.00000000007011100000000001613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20010001900000000000000021320 <text:s text:c="15"/>8000000000020242004710ALVAREZ MIGUEL ANGEL <text:s text:c="9"/>00000000010000200000000000807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20010004600000000000000075639 <text:s text:c="15"/>8000000000030531878171BOCANERA S.A. <text:s text:c="16"/>000000000098777000000000000000000000000000000000000000000000000000000000000000000000002777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20010201700000000000002457032 <text:s text:c="15"/>8000000000030546689979YPF SA COMBUSTIBLES <text:s text:c="10"/>000000227825721000000041990495000000000000000000000004438571000000000000000000000002374286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30010201700000000000002457277 <text:s text:c="15"/>8000000000030546689979YPF SA COMBUSTIBLES <text:s text:c="10"/>000000227848497000000041994694000000000000000000000004439015000000000000000000000002374522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100000000000116623067 <text:s text:c="15"/>8000000000030500001735BANCO GALICIA <text:s text:c="16"/>000000001791818000000000269403000000000000000000000000011183000000000000000000000000962397000000000000000000000000000000PES00010000002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492600000000000000000457 <text:s text:c="15"/>8000000000030678774495OPERADORA DE ESTACIONES DE SER00000000022005400000000004668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1600000000000000008697 <text:s text:c="15"/>8000000000030714068454RAIMON S.R.L. <text:s text:c="16"/>00000000023005700000000004689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600000000000000000279 <text:s text:c="15"/>8000000000020184635799ESPINOZA ANDRES ANTONIO <text:s text:c="6"/>000000000043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300000000000000002265 <text:s text:c="15"/>8000000000027277517006FABIANA VERONICA ZATO <text:s text:c="8"/>000000000028001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1000000000000000000190 <text:s text:c="15"/>8000000000030709838403OLTA LENS S.R.L. <text:s text:c="13"/>00000000134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400000000000000038466 <text:s text:c="15"/>8000000000020231179934MATIAS JOSE CASTRO <text:s text:c="11"/>000000000116127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600000000000000023459 <text:s text:c="15"/>8000000000020243402779ROCCHIO JUAN JOSE <text:s text:c="12"/>00000000020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200000000000000007999 <text:s text:c="15"/>8000000000020164250157FAGRE GABRIEL GUSTAVO <text:s text:c="8"/>00000000025047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100000000000000081903 <text:s text:c="15"/>8000000000030500008454TARJETA MASTER <text:s text:c="15"/>00000000000396200000000000123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100000000000000081931 <text:s text:c="15"/>8000000000030500008454TARJETA MASTER <text:s text:c="15"/>00000000000776400000000000242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100000000000000081926 <text:s text:c="15"/>8000000000030500008454TARJETA MASTER <text:s text:c="15"/>00000000004209100000000003385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100000000000000081902 <text:s text:c="15"/>8000000000030500008454TARJETA MASTER <text:s text:c="15"/>00000000007159300000000005626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100000000000000081498 <text:s text:c="15"/>8000000000030500008454TARJETA MASTER <text:s text:c="15"/>00000000014048200000000011598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100000000000000081944 <text:s text:c="15"/>8000000000030500008454VISA RIO <text:s text:c="21"/>00000000001003200000000000712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100000000000000081923 <text:s text:c="15"/>8000000000030500008454VISA RIO <text:s text:c="21"/>00000000011104100000000008937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100000000000000081918 <text:s text:c="15"/>8000000000030500008454VISA RIO <text:s text:c="21"/>00000000024429300000000019661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100000000000000081941 <text:s text:c="15"/>8000000000030500008454VISA RIO <text:s text:c="21"/>00000000061870500000000051082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4500000000000000004271 <text:s text:c="15"/>8000000000030501598131INDUSTRIAS JUAN F. SECCO SA <text:s text:c="2"/>00000000110238100000000000014300000000000000000000000000000000000000000000000000000001575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400000000000000022034 <text:s text:c="15"/>8000000000030562909342IMPEL SA <text:s text:c="21"/>000000001529430000000000000000000000000000000000000000000000000000000000000000000000042996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40010000200000000000000001603 <text:s text:c="15"/>8000000000030716507455GEOMACO S.A.S. <text:s text:c="15"/>000000000100057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400000000000000001950 <text:s text:c="15"/>8000000000020202852255SARMIENTO MIGUEL ANGEL <text:s text:c="7"/>000000000161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600000000000000023467 <text:s text:c="15"/>8000000000020243402779ROCCHIO JUAN JOSE <text:s text:c="12"/>00000000022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200000000000000001347 <text:s text:c="15"/>8000000000020174940895PINILLA JORGE ORLANDO <text:s text:c="8"/>00000000114193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81560 <text:s text:c="15"/>8000000000030500008454TARJETA MASTER <text:s text:c="15"/>00000000001201500000000000784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81125 <text:s text:c="15"/>8000000000030500008454TARJETA MASTER <text:s text:c="15"/>00000000001270500000000000829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81979 <text:s text:c="15"/>8000000000030500008454TARJETA MASTER <text:s text:c="15"/>00000000006600800000000005308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81559 <text:s text:c="15"/>8000000000030500008454TARJETA MASTER <text:s text:c="15"/>00000000007295400000000005867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81962 <text:s text:c="15"/>8000000000030500008454TARJETA MASTER <text:s text:c="15"/>00000000013923500000000011206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81975 <text:s text:c="15"/>8000000000030500008454VISA RIO <text:s text:c="21"/>00000000000027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81977 <text:s text:c="15"/>8000000000030500008454VISA RIO <text:s text:c="21"/>00000000003381200000000002656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81582 <text:s text:c="15"/>8000000000030500008454VISA RIO <text:s text:c="21"/>00000000013215800000000010911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81986 <text:s text:c="15"/>8000000000030500008454VISA RIO <text:s text:c="21"/>00000000022672800000000018719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81974 <text:s text:c="15"/>8000000000030500008454VISA RIO <text:s text:c="21"/>0000000004984840000000004012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13598 <text:s text:c="15"/>8000000000030715009826GO TIRE S.A. <text:s text:c="17"/>00000000596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03380 <text:s text:c="15"/>8000000000030716165066ANMI SRL <text:s text:c="21"/>00000000004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0003301 <text:s text:c="15"/>8000000000030716165066ANMI SRL <text:s text:c="21"/>000000000050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202000000000000000392801 <text:s text:c="15"/>8000000000030546689979YPF LUBRICANTES <text:s text:c="14"/>000000100991744000000000000000000000000000000000000002443349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202000000000000000392779 <text:s text:c="15"/>8000000000030546689979YPF LUBRICANTES <text:s text:c="14"/>00000019611177300000000000000000000000000000000000000474464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69 <text:s text:c="15"/>8000000000030546689979YPF FERTILIZANTES <text:s text:c="12"/>00000000000771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67 <text:s text:c="15"/>8000000000030546689979YPF FERTILIZANTES <text:s text:c="12"/>000000000012929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68 <text:s text:c="15"/>8000000000030546689979YPF FERTILIZANTES <text:s text:c="12"/>000000000021667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61 <text:s text:c="15"/>8000000000030546689979YPF FERTILIZANTES <text:s text:c="12"/>00000000005055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62 <text:s text:c="15"/>8000000000030546689979YPF FERTILIZANTES <text:s text:c="12"/>000000000065571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71 <text:s text:c="15"/>8000000000030546689979YPF FERTILIZANTES <text:s text:c="12"/>00000000008276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39 <text:s text:c="15"/>8000000000030546689979YPF FERTILIZANTES <text:s text:c="12"/>000000000135146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40 <text:s text:c="15"/>8000000000030546689979YPF FERTILIZANTES <text:s text:c="12"/>00000000020488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72 <text:s text:c="15"/>8000000000030546689979YPF FERTILIZANTES <text:s text:c="12"/>000000000216446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65 <text:s text:c="15"/>8000000000030546689979YPF FERTILIZANTES <text:s text:c="12"/>000000000233898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66 <text:s text:c="15"/>8000000000030546689979YPF FERTILIZANTES <text:s text:c="12"/>00000000025012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60 <text:s text:c="15"/>8000000000030546689979YPF FERTILIZANTES <text:s text:c="12"/>000000000333323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64 <text:s text:c="15"/>8000000000030546689979YPF FERTILIZANTES <text:s text:c="12"/>000000000387336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59 <text:s text:c="15"/>8000000000030546689979YPF FERTILIZANTES <text:s text:c="12"/>00000000042125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70 <text:s text:c="15"/>8000000000030546689979YPF FERTILIZANTES <text:s text:c="12"/>000000000602446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57 <text:s text:c="15"/>8000000000030546689979YPF FERTILIZANTES <text:s text:c="12"/>00000000062496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58 <text:s text:c="15"/>8000000000030546689979YPF FERTILIZANTES <text:s text:c="12"/>00000000081962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38 <text:s text:c="15"/>8000000000030546689979YPF FERTILIZANTES <text:s text:c="12"/>000000057072966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20202400000000000000079956 <text:s text:c="15"/>8000000000030546689979YPF FERTILIZANTES <text:s text:c="12"/>00000000173713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201700000000000002457779 <text:s text:c="15"/>8000000000030546689979YPF SA COMBUSTIBLES <text:s text:c="10"/>000000227831415000000041991547000000000000000000000004438682000000000000000000000002374345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201700000000000002457857 <text:s text:c="15"/>8000000000030546689979YPF SA COMBUSTIBLES <text:s text:c="10"/>00000021636325800000003987785200000000000000000000000421525600000000000000000000000225483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1100000000000000002116 <text:s text:c="15"/>8000000000030707592660CIAGESER SA <text:s text:c="18"/>000000000759527000000000000000000000000000000000000000000000000000000000000000000000010828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2000000000000000971568 <text:s text:c="15"/>8000000000033500057039ALBA COMPAY=IA ARGENTINA DE SEG00000000027881500000000015708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50010000100000000000003347186 <text:s text:c="15"/>8000000000033707852459INVERTIRONLINE S.A. <text:s text:c="10"/>000000000231729000000000221663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000100000000000116757789 <text:s text:c="15"/>8000000000030500001735BANCO GALICIA <text:s text:c="16"/>000000001338049000000000208126000000000000000000000000006359000000000000000000000000742000000000000000000000000000000000PES00010000002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000100000000000000082007 <text:s text:c="15"/>8000000000030500008454TARJETA MASTER <text:s text:c="15"/>00000000000760500000000000237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000100000000000000082033 <text:s text:c="15"/>8000000000030500008454TARJETA MASTER <text:s text:c="15"/>00000000007457000000000005332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000100000000000000082004 <text:s text:c="15"/>8000000000030500008454TARJETA MASTER <text:s text:c="15"/>00000000007755500000000003695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000100000000000000081608 <text:s text:c="15"/>8000000000030500008454TARJETA MASTER <text:s text:c="15"/>00000000009377200000000007742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000100000000000000082026 <text:s text:c="15"/>8000000000030500008454VISA RIO <text:s text:c="21"/>00000000001315200000000000411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000100000000000000081621 <text:s text:c="15"/>8000000000030500008454VISA RIO <text:s text:c="21"/>00000000001632300000000001065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000100000000000000082022 <text:s text:c="15"/>8000000000030500008454VISA RIO <text:s text:c="21"/>00000000042470400000000023437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000100000000000000082051 <text:s text:c="15"/>8000000000030500008454VISA RIO <text:s text:c="21"/>00000000054489200000000039987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201900000000000000357299 <text:s text:c="15"/>8000000000030546689979YPF DERIVADOS <text:s text:c="16"/>00000008830412000000000000000000000000000000000000000213639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202000000000000000392908 <text:s text:c="15"/>8000000000030546689979YPF LUBRICANTES <text:s text:c="14"/>000000014306650000000000000000000000000000000000000000346129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201700000000000002458206 <text:s text:c="15"/>8000000000030546689979YPF SA COMBUSTIBLES <text:s text:c="10"/>000000227808638000000041987348000000000000000000000004438238000000000000000000000002374108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000400000000000000028027 <text:s text:c="15"/>8000000000030707447504ELSERVER SRL <text:s text:c="17"/>00000000018997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60010003300000000000000000833 <text:s text:c="15"/>8000000000030657611936SILVA SRL <text:s text:c="20"/>00000000117768800000000000000000000000000000000000000000000000000000000000000000000001679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900000000000000329797 <text:s text:c="15"/>8000000000030500008454BANCO SANTANDER RIO <text:s text:c="10"/>000000003970869000000000000000000000000000000000000000053181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800000000000000066547 <text:s text:c="15"/>8000000000030500001735BANCO GALICIA <text:s text:c="16"/>00000000558056600000000000000000000000000000000000000007474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100000000000000081236 <text:s text:c="15"/>8000000000030500008454TARJETA MASTER <text:s text:c="15"/>00000000000680200000000000444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100000000000000082091 <text:s text:c="15"/>8000000000030500008454TARJETA MASTER <text:s text:c="15"/>00000000001297000000000000847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100000000000000082070 <text:s text:c="15"/>8000000000030500008454TARJETA MASTER <text:s text:c="15"/>00000000003855200000000001836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100000000000000081660 <text:s text:c="15"/>8000000000030500008454TARJETA MASTER <text:s text:c="15"/>00000000006086700000000004895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100000000000000082085 <text:s text:c="15"/>8000000000030500008454VISA RIO <text:s text:c="21"/>00000000000475400000000000148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100000000000000081668 <text:s text:c="15"/>8000000000030500008454VISA RIO <text:s text:c="21"/>00000000000997500000000000651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100000000000000082082 <text:s text:c="15"/>8000000000030500008454VISA RIO <text:s text:c="21"/>00000000018403000000000010156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100000000000000082098 <text:s text:c="15"/>8000000000030500008454VISA RIO <text:s text:c="21"/>00000000022192200000000015980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2100000000000000035019 <text:s text:c="15"/>8000000000030533493560CORRALON ACONQUIJA SRL <text:s text:c="7"/>00000000089162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2600000000000000000923 <text:s text:c="15"/>8000000000030554542960ATENOR HNO S.R.L. <text:s text:c="12"/>000000000486942000000000000000000000000000000000000000000000000000000000000000000000006942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201700000000000002458611 <text:s text:c="15"/>8000000000030546689979YPF SA COMBUSTIBLES <text:s text:c="10"/>000000227820026000000041989448000000000000000000000004438460000000000000000000000002374226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30255000000000000000092570 <text:s text:c="15"/>8000000000030546689979YPF SA COMBUSTIBLES <text:s text:c="10"/>000000153829768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200000000000000005396 <text:s text:c="15"/>8000000000023124490189DI SANTOLO MIGUEL ANGEL <text:s text:c="6"/>0000000046464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70010000200000000000000001493 <text:s text:c="15"/>8000000000027170411973SABEH MARGARITA MARIA <text:s text:c="8"/>000000006292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300000000000000021949 <text:s text:c="15"/>8000000000030546689979JASAK S.R.L. <text:s text:c="17"/>000000000095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100000000000000700027 <text:s text:c="15"/>8000000000030500008454BANCO SANTANDER RIO <text:s text:c="10"/>00000000046747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400000000000000016857 <text:s text:c="15"/>8000000000020117622569SERGIO SCOPEL <text:s text:c="16"/>00000000288963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100000000000000082142 <text:s text:c="15"/>8000000000030500008454TARJETA MASTER <text:s text:c="15"/>00000000000023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100000000000000082110 <text:s text:c="15"/>8000000000030500008454TARJETA MASTER <text:s text:c="15"/>00000000000054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100000000000000082108 <text:s text:c="15"/>8000000000030500008454TARJETA MASTER <text:s text:c="15"/>00000000000887300000000000277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100000000000000082135 <text:s text:c="15"/>8000000000030500008454TARJETA MASTER <text:s text:c="15"/>00000000001187100000000000775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100000000000000082138 <text:s text:c="15"/>8000000000030500008454TARJETA MASTER <text:s text:c="15"/>000000000074535000000000053297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100000000000000081710 <text:s text:c="15"/>8000000000030500008454TARJETA MASTER <text:s text:c="15"/>00000000010956000000000009045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100000000000000082129 <text:s text:c="15"/>8000000000030500008454VISA RIO <text:s text:c="21"/>000000000025748000000000008053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100000000000000082125 <text:s text:c="15"/>8000000000030500008454VISA RIO <text:s text:c="21"/>00000000023844400000000013158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100000000000000082147 <text:s text:c="15"/>8000000000030500008454VISA RIO <text:s text:c="21"/>00000000025730400000000018399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000100000000000000280820 <text:s text:c="15"/>8000000000030626219353AMERICAN EXPRESS <text:s text:c="13"/>00000000001431800000000000892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202000000000000000393174 <text:s text:c="15"/>8000000000030546689979YPF LUBRICANTES <text:s text:c="14"/>000000005722460000000000000000000000000000000000000000138447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202000000000000000393176 <text:s text:c="15"/>8000000000030546689979YPF LUBRICANTES <text:s text:c="14"/>000000057470587000000000000000000000000000000000000001390417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202000000000000000393195 <text:s text:c="15"/>8000000000030546689979YPF LUBRICANTES <text:s text:c="14"/>000000117651155000000000000000000000000000000000000002846399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202000000000000000393175 <text:s text:c="15"/>8000000000030546689979YPF LUBRICANTES <text:s text:c="14"/>000000109717365000000000000000000000000000000000000002654452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202000000000000000393201 <text:s text:c="15"/>8000000000030546689979YPF LUBRICANTES <text:s text:c="14"/>000000024071595000000000000000000000000000000000000000582377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202000000000000000393202 <text:s text:c="15"/>8000000000030546689979YPF LUBRICANTES <text:s text:c="14"/>000000016047731000000000000000000000000000000000000000388252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20202400000000000000080347 <text:s text:c="15"/>8000000000030546689979YPF FERTILIZANTES <text:s text:c="12"/>00000000083327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20202400000000000000080346 <text:s text:c="15"/>8000000000030546689979YPF FERTILIZANTES <text:s text:c="12"/>000000001036567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202100000000000000103240 <text:s text:c="15"/>8000000000030546689979YPF FERTILIZANTES <text:s text:c="12"/>00000007187095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80010201700000000000002459021 <text:s text:c="15"/>8000000000030546689979YPF SA COMBUSTIBLES <text:s text:c="10"/>000000210754451000000038844092000000000000000000000004105983000000000000000000000002196378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90010004600000000000000076067 <text:s text:c="15"/>8000000000030531878171BOCANERA S.A. <text:s text:c="16"/>000000000123471000000000000000000000000000000000000000000000000000000000000000000000003471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290010000400000000000000009475 <text:s text:c="15"/>8000000000030714014346NORTE DISTRIBUCIONES SRL <text:s text:c="5"/>000000004487149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00010201700000000000002459791 <text:s text:c="15"/>8000000000030546689979YPF SA COMBUSTIBLES <text:s text:c="10"/>000000216397422000000039884151000000000000000000000004215921000000000000000000000002255186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800000000000000002020 <text:s text:c="15"/>8000000000030500008454BANCO SANTANDER RIO <text:s text:c="10"/>000000026003986000000012861857000000000000000000000000000000000000000000000000000012958935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800000000000000002020 <text:s text:c="15"/>8000000000030500001735BANCO GALICIA <text:s text:c="16"/>000000082543609000000023139551000000000000000000000000747630000000000000000000000003026091000000000000000000000000000000PES00010000002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800000000000000002020 <text:s text:c="15"/>8000000000030500010084BANCO MACRO <text:s text:c="18"/>00000000020084800000000000119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800000000000000002020 <text:s text:c="15"/>8000000000030500010084BANCO MACRO <text:s text:c="18"/>000000003299331000000001190794000000000000000000000000000000000000000000000000000001928183000000000000000000000000000000PES00010000002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102841 <text:s text:c="15"/>8000000000030710751281COMBUSTIBLES DEL NORTE S.R.L. 000000000021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400000000000000004417 <text:s text:c="15"/>8000000000027240684352ABREGU KARYNA VALERIA <text:s text:c="8"/>000000000032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400000000000000014103 <text:s text:c="15"/>8000000000030714372153SOLANO S.A <text:s text:c="19"/>00000000033028300000000007601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492600000000000000000694 <text:s text:c="15"/>8000000000030678774495OPERADORA DE ESTACIONES DE SER000000000225018000000000045869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3100000000000000000007 <text:s text:c="15"/>8000000000020174949868CLAUDIO GUSTAVO LIACOPLO Y ASO000000015125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400000000000000000365 <text:s text:c="15"/>8000000000020235191777SABEH PEDRO JAVIER <text:s text:c="11"/>0000000005687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400000000000000000364 <text:s text:c="15"/>8000000000020235191777SABEH PEDRO JAVIER <text:s text:c="11"/>000000003993000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200000000000000001299 <text:s text:c="15"/>8000000000020336085757PRATS FRANCO DANIEL <text:s text:c="10"/>00000000297599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081352 <text:s text:c="15"/>8000000000030500008454TARJETA MASTER <text:s text:c="15"/>000000000003208000000000002096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082186 <text:s text:c="15"/>8000000000030500008454TARJETA MASTER <text:s text:c="15"/>000000000015873000000000010365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082168 <text:s text:c="15"/>8000000000030500008454TARJETA MASTER <text:s text:c="15"/>00000000002731000000000000853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081761 <text:s text:c="15"/>8000000000030500008454TARJETA MASTER <text:s text:c="15"/>000000000042488000000000034168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070942 <text:s text:c="15"/>8000000000030500008454TARJETA MASTER <text:s text:c="15"/>00000000014412300000000004522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082181 <text:s text:c="15"/>8000000000030500008454VISA RIO <text:s text:c="21"/>00000000000522900000000000163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082179 <text:s text:c="15"/>8000000000030500008454VISA RIO <text:s text:c="21"/>000000000172206000000000095031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090608 <text:s text:c="15"/>8000000000030500008454VISA RIO <text:s text:c="21"/>00000000018152800000000003943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082198 <text:s text:c="15"/>8000000000030500008454VISA RIO <text:s text:c="21"/>000000000333792000000000245082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090609 <text:s text:c="15"/>8000000000030500008454VISA RIO <text:s text:c="21"/>000000000724383000000000457482000000000000000000000000006457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8970941 <text:s text:c="15"/>8000000000030500008454VISA RIO <text:s text:c="21"/>000000002484492000000000592814000000000000000000000000000000000000000000000000000000000000000000000000000000000000000000PES00010000002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30000800000000000000000807 <text:s text:c="15"/>8000000000030710268335CONSULTORA PARINO Y ASOC SA <text:s text:c="2"/>00000000071603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600000000000009110660 <text:s text:c="15"/>8000000000030620177497POSNET S.R.L. <text:s text:c="16"/>000000000188625000000000000000000000000000000000000000004500000000000000000000000000002625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035601 <text:s text:c="15"/>8000000000030651129083BANCO DE INVERSION Y COMERCIO 000000027952445000000000000000000000000000000000000000676269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2100000000000000035046 <text:s text:c="15"/>8000000000030533493560CORRALON ACONQUIJA SRL <text:s text:c="7"/>000000000705054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2100000000000000035048 <text:s text:c="15"/>8000000000030533493560CORRALON ACONQUIJA SRL <text:s text:c="7"/>000000005510509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100000000000000310820 <text:s text:c="15"/>8000000000030626219353AMERICAN EXPRESS <text:s text:c="13"/>000000000014028000000000008744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20202400000000000000080439 <text:s text:c="15"/>8000000000030546689979YPF FERTILIZANTES <text:s text:c="12"/>000000000910502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300000000000000019386 <text:s text:c="15"/>8000000000030709737119TECNICA CAY=IZARES S.R.L. <text:s text:c="4"/>000000000530001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008310010000800000000000000006893 <text:s text:c="15"/>8000000000033714576629HORMECO S.R.L. <text:s text:c="15"/>00000001872381000000000000000000000000000000000000000000000000000000000000000000000019145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-Ali" table:style-name="ta1">
        <office:forms form:automatic-focus="false" form:apply-design-mode="false"/>
        <table:table-column table:style-name="co7" table:default-cell-style-name="ce115"/>
        <table:table-column table:style-name="co8" table:default-cell-style-name="ce109"/>
        <table:table-column table:style-name="co5" table:number-columns-repeated="1022" table:default-cell-style-name="ce109"/>
        <table:table-row table:style-name="ro1">
          <table:table-cell table:style-name="ce110" office:value-type="string" calcext:value-type="string">
            <text:p>Libro IVA Compras (alícuotas)</text:p>
          </table:table-cell>
          <table:table-cell table:style-name="ce116" office:value-type="string" calcext:value-type="string">
            <text:p>Quitar 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300000000000000000075680000000000305234082470000000001900620005000000000039913</text:p>
          </table:table-cell>
          <table:table-cell table:formula="of:=RIGHT([.A2];15)" office:value-type="string" office:string-value="000000000039913" calcext:value-type="string">
            <text:p>00000000003991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0231280000000000307161650660000000000330140005000000000006933</text:p>
          </table:table-cell>
          <table:table-cell table:formula="of:=RIGHT([.A3];15)" office:value-type="string" office:string-value="000000000006933" calcext:value-type="string">
            <text:p>00000000000693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20000000000000000355380000000000201769647830000000002892570005000000000060744</text:p>
          </table:table-cell>
          <table:table-cell table:formula="of:=RIGHT([.A4];15)" office:value-type="string" office:string-value="000000000060744" calcext:value-type="string">
            <text:p>00000000006074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20000000000000000038580000000000307077739160000000035890000005000000000753690</text:p>
          </table:table-cell>
          <table:table-cell table:formula="of:=RIGHT([.A5];15)" office:value-type="string" office:string-value="000000000753690" calcext:value-type="string">
            <text:p>00000000075369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30000000000000000171180000000000201178130890000000012111140005000000000254334</text:p>
          </table:table-cell>
          <table:table-cell table:formula="of:=RIGHT([.A6];15)" office:value-type="string" office:string-value="000000000254334" calcext:value-type="string">
            <text:p>00000000025433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30000000000000000170880000000000201178130890000000015356810005000000000322493</text:p>
          </table:table-cell>
          <table:table-cell table:formula="of:=RIGHT([.A7];15)" office:value-type="string" office:string-value="000000000322493" calcext:value-type="string">
            <text:p>00000000032249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30000000000000000171080000000000201178130890000000019002000005000000000399042</text:p>
          </table:table-cell>
          <table:table-cell table:formula="of:=RIGHT([.A8];15)" office:value-type="string" office:string-value="000000000399042" calcext:value-type="string">
            <text:p>00000000039904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30000000000000000170980000000000201178130890000000020963100005000000000440225</text:p>
          </table:table-cell>
          <table:table-cell table:formula="of:=RIGHT([.A9];15)" office:value-type="string" office:string-value="000000000440225" calcext:value-type="string">
            <text:p>00000000044022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80000000000000000678680000000000337145766290000000022000000005000000000462000</text:p>
          </table:table-cell>
          <table:table-cell table:formula="of:=RIGHT([.A10];15)" office:value-type="string" office:string-value="000000000462000" calcext:value-type="string">
            <text:p>00000000046200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50000000000000001338580000000000270428526570000000003945950005000000000082865</text:p>
          </table:table-cell>
          <table:table-cell table:formula="of:=RIGHT([.A11];15)" office:value-type="string" office:string-value="000000000082865" calcext:value-type="string">
            <text:p>00000000008286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32320000000000000936040980000000000305000494600000000685889760005000000014403685</text:p>
          </table:table-cell>
          <table:table-cell table:formula="of:=RIGHT([.A12];15)" office:value-type="string" office:string-value="000000014403685" calcext:value-type="string">
            <text:p>00000001440368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20000000000000000370580000000000200809554220000000015290000005000000000321090</text:p>
          </table:table-cell>
          <table:table-cell table:formula="of:=RIGHT([.A13];15)" office:value-type="string" office:string-value="000000000321090" calcext:value-type="string">
            <text:p>00000000032109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550000000000000000780068000000000030546689979000000000-728190005000000000015292</text:p>
          </table:table-cell>
          <table:table-cell table:formula="of:=RIGHT([.A14];15)" office:value-type="string" office:string-value="000000000015292" calcext:value-type="string">
            <text:p>00000000001529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2638480000000000307074475040000000001496000005000000000031416</text:p>
          </table:table-cell>
          <table:table-cell table:formula="of:=RIGHT([.A15];15)" office:value-type="string" office:string-value="000000000031416" calcext:value-type="string">
            <text:p>00000000003141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450000000000000001526480000000000307072119420000000054369810005000000001141766</text:p>
          </table:table-cell>
          <table:table-cell table:formula="of:=RIGHT([.A16];15)" office:value-type="string" office:string-value="000000001141766" calcext:value-type="string">
            <text:p>00000000114176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20000000000000000370880000000000201769647830000000002892570005000000000060744</text:p>
          </table:table-cell>
          <table:table-cell table:formula="of:=RIGHT([.A17];15)" office:value-type="string" office:string-value="000000000060744" calcext:value-type="string">
            <text:p>00000000006074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460000000000000007408680000000000305318781710000000000991710005000000000020826</text:p>
          </table:table-cell>
          <table:table-cell table:formula="of:=RIGHT([.A18];15)" office:value-type="string" office:string-value="000000000020826" calcext:value-type="string">
            <text:p>00000000002082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3621580000000000305466899790000000034578000005000000000726138</text:p>
          </table:table-cell>
          <table:table-cell table:formula="of:=RIGHT([.A19];15)" office:value-type="string" office:string-value="000000000726138" calcext:value-type="string">
            <text:p>00000000072613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4286480000000000305466899790000001283976330005000000026963503</text:p>
          </table:table-cell>
          <table:table-cell table:formula="of:=RIGHT([.A20];15)" office:value-type="string" office:string-value="000000026963503" calcext:value-type="string">
            <text:p>00000002696350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50000000000000010843580000000000307070022940000000013388200004000000000133882</text:p>
          </table:table-cell>
          <table:table-cell table:formula="of:=RIGHT([.A21];15)" office:value-type="string" office:string-value="000000000133882" calcext:value-type="string">
            <text:p>00000000013388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390000000000000000388080000000000305000907110000000001454570005000000000030546</text:p>
          </table:table-cell>
          <table:table-cell table:formula="of:=RIGHT([.A22];15)" office:value-type="string" office:string-value="000000000030546" calcext:value-type="string">
            <text:p>00000000003054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45070000000000000000150580000000000305903607630000000000805290005000000000016911</text:p>
          </table:table-cell>
          <table:table-cell table:formula="of:=RIGHT([.A23];15)" office:value-type="string" office:string-value="000000000016911" calcext:value-type="string">
            <text:p>00000000001691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0027480000000000201603947310000000012809710005000000000269004</text:p>
          </table:table-cell>
          <table:table-cell table:formula="of:=RIGHT([.A24];15)" office:value-type="string" office:string-value="000000000269004" calcext:value-type="string">
            <text:p>00000000026900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20000000000000000094880000000000202230973920000000063828000005000000001340388</text:p>
          </table:table-cell>
          <table:table-cell table:formula="of:=RIGHT([.A25];15)" office:value-type="string" office:string-value="000000001340388" calcext:value-type="string">
            <text:p>00000000134038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18480000000000305000084540000000000006430005000000000000135</text:p>
          </table:table-cell>
          <table:table-cell table:formula="of:=RIGHT([.A26];15)" office:value-type="string" office:string-value="000000000000135" calcext:value-type="string">
            <text:p>00000000000013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16280000000000305000084540000000000026380005000000000000554</text:p>
          </table:table-cell>
          <table:table-cell table:formula="of:=RIGHT([.A27];15)" office:value-type="string" office:string-value="000000000000554" calcext:value-type="string">
            <text:p>00000000000055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30180000000000305000084540000000000026000005000000000000546</text:p>
          </table:table-cell>
          <table:table-cell table:formula="of:=RIGHT([.A28];15)" office:value-type="string" office:string-value="000000000000546" calcext:value-type="string">
            <text:p>00000000000054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75880000000000305000084540000000000109380005000000000002297</text:p>
          </table:table-cell>
          <table:table-cell table:formula="of:=RIGHT([.A29];15)" office:value-type="string" office:string-value="000000000002297" calcext:value-type="string">
            <text:p>00000000000229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16180000000000305000084540000000000525710005000000000011040</text:p>
          </table:table-cell>
          <table:table-cell table:formula="of:=RIGHT([.A30];15)" office:value-type="string" office:string-value="000000000011040" calcext:value-type="string">
            <text:p>00000000001104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17880000000000305000084540000000000012620005000000000000265</text:p>
          </table:table-cell>
          <table:table-cell table:formula="of:=RIGHT([.A31];15)" office:value-type="string" office:string-value="000000000000265" calcext:value-type="string">
            <text:p>00000000000026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17480000000000305000084540000000000543190005000000000011407</text:p>
          </table:table-cell>
          <table:table-cell table:formula="of:=RIGHT([.A32];15)" office:value-type="string" office:string-value="000000000011407" calcext:value-type="string">
            <text:p>00000000001140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19280000000000305000084540000000000917050005000000000019258</text:p>
          </table:table-cell>
          <table:table-cell table:formula="of:=RIGHT([.A33];15)" office:value-type="string" office:string-value="000000000019258" calcext:value-type="string">
            <text:p>00000000001925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10000000000000000950180000000000307115698430000000022638000005000000000475398</text:p>
          </table:table-cell>
          <table:table-cell table:formula="of:=RIGHT([.A34];15)" office:value-type="string" office:string-value="000000000475398" calcext:value-type="string">
            <text:p>00000000047539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5000000000000000002618480000000000306238930960000000000889670005000000000018683</text:p>
          </table:table-cell>
          <table:table-cell table:formula="of:=RIGHT([.A35];15)" office:value-type="string" office:string-value="000000000018683" calcext:value-type="string">
            <text:p>00000000001868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3082080000000000306262193530000000000102620005000000000002155</text:p>
          </table:table-cell>
          <table:table-cell table:formula="of:=RIGHT([.A36];15)" office:value-type="string" office:string-value="000000000002155" calcext:value-type="string">
            <text:p>00000000000215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4305280000000000305466899790000001319455140005000000027708558</text:p>
          </table:table-cell>
          <table:table-cell table:formula="of:=RIGHT([.A37];15)" office:value-type="string" office:string-value="000000027708558" calcext:value-type="string">
            <text:p>00000002770855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4305380000000000305466899790000001319704760005000000027713800</text:p>
          </table:table-cell>
          <table:table-cell table:formula="of:=RIGHT([.A38];15)" office:value-type="string" office:string-value="000000027713800" calcext:value-type="string">
            <text:p>00000002771380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4326880000000000305466899790000001212341240005000000025459166</text:p>
          </table:table-cell>
          <table:table-cell table:formula="of:=RIGHT([.A39];15)" office:value-type="string" office:string-value="000000025459166" calcext:value-type="string">
            <text:p>00000002545916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50000000000000002549580000000000307099695830000000007231430005000000000151860</text:p>
          </table:table-cell>
          <table:table-cell table:formula="of:=RIGHT([.A40];15)" office:value-type="string" office:string-value="000000000151860" calcext:value-type="string">
            <text:p>00000000015186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30000000000000001608080000000000307098939000000000000495860005000000000010413</text:p>
          </table:table-cell>
          <table:table-cell table:formula="of:=RIGHT([.A41];15)" office:value-type="string" office:string-value="000000000010413" calcext:value-type="string">
            <text:p>00000000001041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21080000000000305000084540000000000059670005000000000001253</text:p>
          </table:table-cell>
          <table:table-cell table:formula="of:=RIGHT([.A42];15)" office:value-type="string" office:string-value="000000000001253" calcext:value-type="string">
            <text:p>00000000000125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23280000000000305000084540000000000081140005000000000001704</text:p>
          </table:table-cell>
          <table:table-cell table:formula="of:=RIGHT([.A43];15)" office:value-type="string" office:string-value="000000000001704" calcext:value-type="string">
            <text:p>00000000000170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81380000000000305000084540000000000138760005000000000002914</text:p>
          </table:table-cell>
          <table:table-cell table:formula="of:=RIGHT([.A44];15)" office:value-type="string" office:string-value="000000000002914" calcext:value-type="string">
            <text:p>00000000000291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20980000000000305000084540000000000259810005000000000005456</text:p>
          </table:table-cell>
          <table:table-cell table:formula="of:=RIGHT([.A45];15)" office:value-type="string" office:string-value="000000000005456" calcext:value-type="string">
            <text:p>00000000000545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22880000000000305000084540000000000138140005000000000002901</text:p>
          </table:table-cell>
          <table:table-cell table:formula="of:=RIGHT([.A46];15)" office:value-type="string" office:string-value="000000000002901" calcext:value-type="string">
            <text:p>00000000000290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24480000000000305000084540000000000628860005000000000013206</text:p>
          </table:table-cell>
          <table:table-cell table:formula="of:=RIGHT([.A47];15)" office:value-type="string" office:string-value="000000000013206" calcext:value-type="string">
            <text:p>00000000001320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22480000000000305000084540000000000865760005000000000018181</text:p>
          </table:table-cell>
          <table:table-cell table:formula="of:=RIGHT([.A48];15)" office:value-type="string" office:string-value="000000000018181" calcext:value-type="string">
            <text:p>00000000001818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2186280000000000305629093420000000006025240005000000000126530</text:p>
          </table:table-cell>
          <table:table-cell table:formula="of:=RIGHT([.A49];15)" office:value-type="string" office:string-value="000000000126530" calcext:value-type="string">
            <text:p>00000000012653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20000000000000000179580000000000307157529360000000022880000005000000000480480</text:p>
          </table:table-cell>
          <table:table-cell table:formula="of:=RIGHT([.A50];15)" office:value-type="string" office:string-value="000000000480480" calcext:value-type="string">
            <text:p>00000000048048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40820280000000000306262193530000000000003380005000000000000071</text:p>
          </table:table-cell>
          <table:table-cell table:formula="of:=RIGHT([.A51];15)" office:value-type="string" office:string-value="000000000000071" calcext:value-type="string">
            <text:p>00000000000007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200000000000000039100780000000000305466899790000000059058760005000000001240234</text:p>
          </table:table-cell>
          <table:table-cell table:formula="of:=RIGHT([.A52];15)" office:value-type="string" office:string-value="000000001240234" calcext:value-type="string">
            <text:p>00000000124023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10000000000000000204980000000000307075926600000000004664000005000000000097944</text:p>
          </table:table-cell>
          <table:table-cell table:formula="of:=RIGHT([.A53];15)" office:value-type="string" office:string-value="000000000097944" calcext:value-type="string">
            <text:p>00000000009794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980000000000002049864580000000000306586502420000000039518560006000000001067001</text:p>
          </table:table-cell>
          <table:table-cell table:formula="of:=RIGHT([.A54];15)" office:value-type="string" office:string-value="000000001067001" calcext:value-type="string">
            <text:p>00000000106700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00000000000000096918980000000000335000570390000000001006000005000000000021126</text:p>
          </table:table-cell>
          <table:table-cell table:formula="of:=RIGHT([.A55];15)" office:value-type="string" office:string-value="000000000021126" calcext:value-type="string">
            <text:p>00000000002112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00000000000000096693880000000000335000570390000000015125000005000000000317625</text:p>
          </table:table-cell>
          <table:table-cell table:formula="of:=RIGHT([.A56];15)" office:value-type="string" office:string-value="000000000317625" calcext:value-type="string">
            <text:p>00000000031762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60000000000000000769080000000000307085556020000000000194140005000000000004077</text:p>
          </table:table-cell>
          <table:table-cell table:formula="of:=RIGHT([.A57];15)" office:value-type="string" office:string-value="000000000004077" calcext:value-type="string">
            <text:p>00000000000407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0006680000000000201101020120000000015500000005000000000325500</text:p>
          </table:table-cell>
          <table:table-cell table:formula="of:=RIGHT([.A58];15)" office:value-type="string" office:string-value="000000000325500" calcext:value-type="string">
            <text:p>00000000032550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20000000000000000098180000000000202021986600000000022854710005000000000479949</text:p>
          </table:table-cell>
          <table:table-cell table:formula="of:=RIGHT([.A59];15)" office:value-type="string" office:string-value="000000000479949" calcext:value-type="string">
            <text:p>00000000047994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30000000000000000206480000000000202468737720000000022950380005000000000481958</text:p>
          </table:table-cell>
          <table:table-cell table:formula="of:=RIGHT([.A60];15)" office:value-type="string" office:string-value="000000000481958" calcext:value-type="string">
            <text:p>00000000048195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41480000000000305000084540000000000004000005000000000000084</text:p>
          </table:table-cell>
          <table:table-cell table:formula="of:=RIGHT([.A61];15)" office:value-type="string" office:string-value="000000000000084" calcext:value-type="string">
            <text:p>00000000000008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86180000000000305000084540000000000050050005000000000001051</text:p>
          </table:table-cell>
          <table:table-cell table:formula="of:=RIGHT([.A62];15)" office:value-type="string" office:string-value="000000000001051" calcext:value-type="string">
            <text:p>00000000000105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29580000000000305000084540000000000168480005000000000003538</text:p>
          </table:table-cell>
          <table:table-cell table:formula="of:=RIGHT([.A63];15)" office:value-type="string" office:string-value="000000000003538" calcext:value-type="string">
            <text:p>00000000000353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26180000000000305000084540000000000538050005000000000011299</text:p>
          </table:table-cell>
          <table:table-cell table:formula="of:=RIGHT([.A64];15)" office:value-type="string" office:string-value="000000000011299" calcext:value-type="string">
            <text:p>00000000001129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28680000000000305000084540000000000147860005000000000003105</text:p>
          </table:table-cell>
          <table:table-cell table:formula="of:=RIGHT([.A65];15)" office:value-type="string" office:string-value="000000000003105" calcext:value-type="string">
            <text:p>00000000000310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87480000000000305000084540000000000200860005000000000004218</text:p>
          </table:table-cell>
          <table:table-cell table:formula="of:=RIGHT([.A66];15)" office:value-type="string" office:string-value="000000000004218" calcext:value-type="string">
            <text:p>00000000000421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27980000000000305000084540000000001933950005000000000040613</text:p>
          </table:table-cell>
          <table:table-cell table:formula="of:=RIGHT([.A67];15)" office:value-type="string" office:string-value="000000000040613" calcext:value-type="string">
            <text:p>00000000004061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31280000000000305000084540000000001729900005000000000036328</text:p>
          </table:table-cell>
          <table:table-cell table:formula="of:=RIGHT([.A68];15)" office:value-type="string" office:string-value="000000000036328" calcext:value-type="string">
            <text:p>00000000003632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1152480000000000307122213010000000023622600004000000000236226</text:p>
          </table:table-cell>
          <table:table-cell table:formula="of:=RIGHT([.A69];15)" office:value-type="string" office:string-value="000000000236226" calcext:value-type="string">
            <text:p>00000000023622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55000000000000000081607800000000003054668997900000-4470339950005000000093877139</text:p>
          </table:table-cell>
          <table:table-cell table:formula="of:=RIGHT([.A70];15)" office:value-type="string" office:string-value="000000093877139" calcext:value-type="string">
            <text:p>00000009387713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4403980000000000305466899790000001426676050005000000029960197</text:p>
          </table:table-cell>
          <table:table-cell table:formula="of:=RIGHT([.A71];15)" office:value-type="string" office:string-value="000000029960197" calcext:value-type="string">
            <text:p>000000029960197</text:p>
          </table:table-cell>
          <table:table-cell/>
          <table:table-cell table:style-name="ce111"/>
          <table:table-cell table:number-columns-repeated="1020"/>
        </table:table-row>
        <table:table-row table:style-name="ro1">
          <table:table-cell table:style-name="ce111" office:value-type="string" calcext:value-type="string">
            <text:p>001020170000000000000244396780000000000305466899790000001544894520005000000032442785</text:p>
          </table:table-cell>
          <table:table-cell table:formula="of:=RIGHT([.A72];15)" office:value-type="string" office:string-value="000000032442785" calcext:value-type="string">
            <text:p>00000003244278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60000000000000000876980000000000307085463010000000014900810005000000000312917</text:p>
          </table:table-cell>
          <table:table-cell table:formula="of:=RIGHT([.A73];15)" office:value-type="string" office:string-value="000000000312917" calcext:value-type="string">
            <text:p>00000000031291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20000000000000033832080000000000305000084540000000017559400004000000000175594</text:p>
          </table:table-cell>
          <table:table-cell table:formula="of:=RIGHT([.A74];15)" office:value-type="string" office:string-value="000000000175594" calcext:value-type="string">
            <text:p>00000000017559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75239680000000000305000017350000000014714400004000000000147144</text:p>
          </table:table-cell>
          <table:table-cell table:formula="of:=RIGHT([.A75];15)" office:value-type="string" office:string-value="000000000147144" calcext:value-type="string">
            <text:p>00000000014714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12142480000000000307070022940000000240428500004000000002404285</text:p>
          </table:table-cell>
          <table:table-cell table:formula="of:=RIGHT([.A76];15)" office:value-type="string" office:string-value="000000002404285" calcext:value-type="string">
            <text:p>00000000240428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12142580000000000307070022940000000166538300004000000001665383</text:p>
          </table:table-cell>
          <table:table-cell table:formula="of:=RIGHT([.A77];15)" office:value-type="string" office:string-value="000000001665383" calcext:value-type="string">
            <text:p>00000000166538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47980000000000305000084540000000000014570005000000000000306</text:p>
          </table:table-cell>
          <table:table-cell table:formula="of:=RIGHT([.A78];15)" office:value-type="string" office:string-value="000000000000306" calcext:value-type="string">
            <text:p>00000000000030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90880000000000305000084540000000000019520005000000000000410</text:p>
          </table:table-cell>
          <table:table-cell table:formula="of:=RIGHT([.A79];15)" office:value-type="string" office:string-value="000000000000410" calcext:value-type="string">
            <text:p>00000000000041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34880000000000305000084540000000000042710005000000000000897</text:p>
          </table:table-cell>
          <table:table-cell table:formula="of:=RIGHT([.A80];15)" office:value-type="string" office:string-value="000000000000897" calcext:value-type="string">
            <text:p>00000000000089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23880000000000305000084540000000000328480005000000000006898</text:p>
          </table:table-cell>
          <table:table-cell table:formula="of:=RIGHT([.A81];15)" office:value-type="string" office:string-value="000000000006898" calcext:value-type="string">
            <text:p>00000000000689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34480000000000305000084540000000000013520005000000000000284</text:p>
          </table:table-cell>
          <table:table-cell table:formula="of:=RIGHT([.A82];15)" office:value-type="string" office:string-value="000000000000284" calcext:value-type="string">
            <text:p>00000000000028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92080000000000305000084540000000000052000005000000000001092</text:p>
          </table:table-cell>
          <table:table-cell table:formula="of:=RIGHT([.A83];15)" office:value-type="string" office:string-value="000000000001092" calcext:value-type="string">
            <text:p>00000000000109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35980000000000305000084540000000000373710005000000000007848</text:p>
          </table:table-cell>
          <table:table-cell table:formula="of:=RIGHT([.A84];15)" office:value-type="string" office:string-value="000000000007848" calcext:value-type="string">
            <text:p>00000000000784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34080000000000305000084540000000000695330005000000000014602</text:p>
          </table:table-cell>
          <table:table-cell table:formula="of:=RIGHT([.A85];15)" office:value-type="string" office:string-value="000000000014602" calcext:value-type="string">
            <text:p>00000000001460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0343780000000000306511290830000000006522430005000000000136971</text:p>
          </table:table-cell>
          <table:table-cell table:formula="of:=RIGHT([.A86];15)" office:value-type="string" office:string-value="000000000136971" calcext:value-type="string">
            <text:p>00000000013697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200000000000000039124380000000000305466899790000000466514520005000000009796805</text:p>
          </table:table-cell>
          <table:table-cell table:formula="of:=RIGHT([.A87];15)" office:value-type="string" office:string-value="000000009796805" calcext:value-type="string">
            <text:p>00000000979680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200000000000000039124280000000000305466899790000000170651140005000000003583674</text:p>
          </table:table-cell>
          <table:table-cell table:formula="of:=RIGHT([.A88];15)" office:value-type="string" office:string-value="000000003583674" calcext:value-type="string">
            <text:p>00000000358367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4440780000000000305466899790000001319562100005000000027710804</text:p>
          </table:table-cell>
          <table:table-cell table:formula="of:=RIGHT([.A89];15)" office:value-type="string" office:string-value="000000027710804" calcext:value-type="string">
            <text:p>00000002771080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10000000000000000206680000000000307075926600000000005830000005000000000122430</text:p>
          </table:table-cell>
          <table:table-cell table:formula="of:=RIGHT([.A90];15)" office:value-type="string" office:string-value="000000000122430" calcext:value-type="string">
            <text:p>00000000012243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320000000000000010173480000000000307070022940000000005175800004000000000051758</text:p>
          </table:table-cell>
          <table:table-cell table:formula="of:=RIGHT([.A91];15)" office:value-type="string" office:string-value="000000000051758" calcext:value-type="string">
            <text:p>00000000005175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0191780000000000202028522550000000000826430005000000000017355</text:p>
          </table:table-cell>
          <table:table-cell table:formula="of:=RIGHT([.A92];15)" office:value-type="string" office:string-value="000000000017355" calcext:value-type="string">
            <text:p>00000000001735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0080000000000305000084540000000000004620005000000000000097</text:p>
          </table:table-cell>
          <table:table-cell table:formula="of:=RIGHT([.A93];15)" office:value-type="string" office:string-value="000000000000097" calcext:value-type="string">
            <text:p>00000000000009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53980000000000305000084540000000000013000005000000000000273</text:p>
          </table:table-cell>
          <table:table-cell table:formula="of:=RIGHT([.A94];15)" office:value-type="string" office:string-value="000000000000273" calcext:value-type="string">
            <text:p>00000000000027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37180000000000305000084540000000000051330005000000000001078</text:p>
          </table:table-cell>
          <table:table-cell table:formula="of:=RIGHT([.A95];15)" office:value-type="string" office:string-value="000000000001078" calcext:value-type="string">
            <text:p>00000000000107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39480000000000305000084540000000000068430005000000000001437</text:p>
          </table:table-cell>
          <table:table-cell table:formula="of:=RIGHT([.A96];15)" office:value-type="string" office:string-value="000000000001437" calcext:value-type="string">
            <text:p>00000000000143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95780000000000305000084540000000000075290005000000000001581</text:p>
          </table:table-cell>
          <table:table-cell table:formula="of:=RIGHT([.A97];15)" office:value-type="string" office:string-value="000000000001581" calcext:value-type="string">
            <text:p>00000000000158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38580000000000305000084540000000000680710005000000000014295</text:p>
          </table:table-cell>
          <table:table-cell table:formula="of:=RIGHT([.A98];15)" office:value-type="string" office:string-value="000000000014295" calcext:value-type="string">
            <text:p>00000000001429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0880000000000305000084540000000000628290005000000000013194</text:p>
          </table:table-cell>
          <table:table-cell table:formula="of:=RIGHT([.A99];15)" office:value-type="string" office:string-value="000000000013194" calcext:value-type="string">
            <text:p>00000000001319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110000000000000000954380000000000307115698430000000002625000005000000000055125</text:p>
          </table:table-cell>
          <table:table-cell table:formula="of:=RIGHT([.A100];15)" office:value-type="string" office:string-value="000000000055125" calcext:value-type="string">
            <text:p>00000000005512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2190480000000000305629093420000000002424430005000000000050913</text:p>
          </table:table-cell>
          <table:table-cell table:formula="of:=RIGHT([.A101];15)" office:value-type="string" office:string-value="000000000050913" calcext:value-type="string">
            <text:p>00000000005091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0236780000000000307143031940000000000867760005000000000018223</text:p>
          </table:table-cell>
          <table:table-cell table:formula="of:=RIGHT([.A102];15)" office:value-type="string" office:string-value="000000000018223" calcext:value-type="string">
            <text:p>00000000001822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450000000000000001532680000000000307072119420000000073621860005000000001546059</text:p>
          </table:table-cell>
          <table:table-cell table:formula="of:=RIGHT([.A103];15)" office:value-type="string" office:string-value="000000001546059" calcext:value-type="string">
            <text:p>00000000154605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460000000000000007473280000000000305318781710000000001190100005000000000024992</text:p>
          </table:table-cell>
          <table:table-cell table:formula="of:=RIGHT([.A104];15)" office:value-type="string" office:string-value="000000000024992" calcext:value-type="string">
            <text:p>00000000002499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302550000000000000000857328000000000030546689979000000000-763380005000000000016031</text:p>
          </table:table-cell>
          <table:table-cell table:formula="of:=RIGHT([.A105];15)" office:value-type="string" office:string-value="000000000016031" calcext:value-type="string">
            <text:p>00000000001603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4537280000000000305466899790000001287081240005000000027028706</text:p>
          </table:table-cell>
          <table:table-cell table:formula="of:=RIGHT([.A106];15)" office:value-type="string" office:string-value="000000027028706" calcext:value-type="string">
            <text:p>00000002702870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4537180000000000305466899790000001287463900005000000027036742</text:p>
          </table:table-cell>
          <table:table-cell table:formula="of:=RIGHT([.A107];15)" office:value-type="string" office:string-value="000000027036742" calcext:value-type="string">
            <text:p>00000002703674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10270480000000000307107512810000000000239670005000000000005033</text:p>
          </table:table-cell>
          <table:table-cell table:formula="of:=RIGHT([.A108];15)" office:value-type="string" office:string-value="000000000005033" calcext:value-type="string">
            <text:p>00000000000503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10292680000000000307107512810000000000247950005000000000005207</text:p>
          </table:table-cell>
          <table:table-cell table:formula="of:=RIGHT([.A109];15)" office:value-type="string" office:string-value="000000000005207" calcext:value-type="string">
            <text:p>00000000000520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0107880000000000200825378300000000366700000005000000007700700</text:p>
          </table:table-cell>
          <table:table-cell table:formula="of:=RIGHT([.A110];15)" office:value-type="string" office:string-value="000000007700700" calcext:value-type="string">
            <text:p>00000000770070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20000000000000000373380000000000201769647830000000002892570005000000000060744</text:p>
          </table:table-cell>
          <table:table-cell table:formula="of:=RIGHT([.A111];15)" office:value-type="string" office:string-value="000000000060744" calcext:value-type="string">
            <text:p>00000000006074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5480000000000305000084540000000000004900005000000000000103</text:p>
          </table:table-cell>
          <table:table-cell table:formula="of:=RIGHT([.A112];15)" office:value-type="string" office:string-value="000000000000103" calcext:value-type="string">
            <text:p>00000000000010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02480000000000305000084540000000000040290005000000000000846</text:p>
          </table:table-cell>
          <table:table-cell table:formula="of:=RIGHT([.A113];15)" office:value-type="string" office:string-value="000000000000846" calcext:value-type="string">
            <text:p>00000000000084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4980000000000305000084540000000000049000005000000000001029</text:p>
          </table:table-cell>
          <table:table-cell table:formula="of:=RIGHT([.A114];15)" office:value-type="string" office:string-value="000000000001029" calcext:value-type="string">
            <text:p>00000000000102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2880000000000305000084540000000000184810005000000000003881</text:p>
          </table:table-cell>
          <table:table-cell table:formula="of:=RIGHT([.A115];15)" office:value-type="string" office:string-value="000000000003881" calcext:value-type="string">
            <text:p>00000000000388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02280000000000305000084540000000000292190005000000000006136</text:p>
          </table:table-cell>
          <table:table-cell table:formula="of:=RIGHT([.A116];15)" office:value-type="string" office:string-value="000000000006136" calcext:value-type="string">
            <text:p>00000000000613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4580000000000305000084540000000000085050005000000000001786</text:p>
          </table:table-cell>
          <table:table-cell table:formula="of:=RIGHT([.A117];15)" office:value-type="string" office:string-value="000000000001786" calcext:value-type="string">
            <text:p>00000000000178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04380000000000305000084540000000000157290005000000000003303</text:p>
          </table:table-cell>
          <table:table-cell table:formula="of:=RIGHT([.A118];15)" office:value-type="string" office:string-value="000000000003303" calcext:value-type="string">
            <text:p>00000000000330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4380000000000305000084540000000000481950005000000000010121</text:p>
          </table:table-cell>
          <table:table-cell table:formula="of:=RIGHT([.A119];15)" office:value-type="string" office:string-value="000000000010121" calcext:value-type="string">
            <text:p>00000000001012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6380000000000305000084540000000000816050005000000000017137</text:p>
          </table:table-cell>
          <table:table-cell table:formula="of:=RIGHT([.A120];15)" office:value-type="string" office:string-value="000000000017137" calcext:value-type="string">
            <text:p>00000000001713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60000000000000904521580000000000306201774970000000001160620005000000000024373</text:p>
          </table:table-cell>
          <table:table-cell table:formula="of:=RIGHT([.A121];15)" office:value-type="string" office:string-value="000000000024373" calcext:value-type="string">
            <text:p>00000000002437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50020000000000000001846280000000000305154884790000000016951000004000000000169510</text:p>
          </table:table-cell>
          <table:table-cell table:formula="of:=RIGHT([.A122];15)" office:value-type="string" office:string-value="000000000169510" calcext:value-type="string">
            <text:p>00000000016951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10082080000000000306262193530000000000038480005000000000000808</text:p>
          </table:table-cell>
          <table:table-cell table:formula="of:=RIGHT([.A123];15)" office:value-type="string" office:string-value="000000000000808" calcext:value-type="string">
            <text:p>00000000000080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90000000000000035544980000000000305466899790000000762870000005000000016020270</text:p>
          </table:table-cell>
          <table:table-cell table:formula="of:=RIGHT([.A124];15)" office:value-type="string" office:string-value="000000016020270" calcext:value-type="string">
            <text:p>00000001602027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90000000000000035545080000000000305466899790000000607894000005000000012765774</text:p>
          </table:table-cell>
          <table:table-cell table:formula="of:=RIGHT([.A125];15)" office:value-type="string" office:string-value="000000012765774" calcext:value-type="string">
            <text:p>00000001276577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200000000000000039157780000000000305466899790000000070203380005000000001474271</text:p>
          </table:table-cell>
          <table:table-cell table:formula="of:=RIGHT([.A126];15)" office:value-type="string" office:string-value="000000001474271" calcext:value-type="string">
            <text:p>000000001474271</text:p>
          </table:table-cell>
          <table:table-cell/>
          <table:table-cell table:style-name="ce111"/>
          <table:table-cell table:number-columns-repeated="1020"/>
        </table:table-row>
        <table:table-row table:style-name="ro1">
          <table:table-cell table:style-name="ce111" office:value-type="string" calcext:value-type="string">
            <text:p>001020200000000000000039157880000000000305466899790000000079383760005000000001667059</text:p>
          </table:table-cell>
          <table:table-cell table:formula="of:=RIGHT([.A127];15)" office:value-type="string" office:string-value="000000001667059" calcext:value-type="string">
            <text:p>00000000166705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65080000000000305000084540000000000026000005000000000000546</text:p>
          </table:table-cell>
          <table:table-cell table:formula="of:=RIGHT([.A128];15)" office:value-type="string" office:string-value="000000000000546" calcext:value-type="string">
            <text:p>00000000000054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9680000000000305000084540000000000039900005000000000000838</text:p>
          </table:table-cell>
          <table:table-cell table:formula="of:=RIGHT([.A129];15)" office:value-type="string" office:string-value="000000000000838" calcext:value-type="string">
            <text:p>00000000000083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7580000000000305000084540000000000166570005000000000003498</text:p>
          </table:table-cell>
          <table:table-cell table:formula="of:=RIGHT([.A130];15)" office:value-type="string" office:string-value="000000000003498" calcext:value-type="string">
            <text:p>00000000000349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07780000000000305000084540000000000248710005000000000005223</text:p>
          </table:table-cell>
          <table:table-cell table:formula="of:=RIGHT([.A131];15)" office:value-type="string" office:string-value="000000000005223" calcext:value-type="string">
            <text:p>00000000000522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9480000000000305000084540000000000020710005000000000000435</text:p>
          </table:table-cell>
          <table:table-cell table:formula="of:=RIGHT([.A132];15)" office:value-type="string" office:string-value="000000000000435" calcext:value-type="string">
            <text:p>000000000000435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49180000000000305000084540000000000798670005000000000016772</text:p>
          </table:table-cell>
          <table:table-cell table:formula="of:=RIGHT([.A133];15)" office:value-type="string" office:string-value="000000000016772" calcext:value-type="string">
            <text:p>00000000001677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50780000000000305000084540000000001078620005000000000022651</text:p>
          </table:table-cell>
          <table:table-cell table:formula="of:=RIGHT([.A134];15)" office:value-type="string" office:string-value="000000000022651" calcext:value-type="string">
            <text:p>00000000002265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40000000000000000897680000000000307140143460000000021676190005000000000455200</text:p>
          </table:table-cell>
          <table:table-cell table:formula="of:=RIGHT([.A135];15)" office:value-type="string" office:string-value="000000000455200" calcext:value-type="string">
            <text:p>00000000045520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200000000000000039165580000000000305466899790000000184977330005000000003884524</text:p>
          </table:table-cell>
          <table:table-cell table:formula="of:=RIGHT([.A136];15)" office:value-type="string" office:string-value="000000003884524" calcext:value-type="string">
            <text:p>000000003884524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200000000000000039165780000000000305466899790000000777844240005000000016334729</text:p>
          </table:table-cell>
          <table:table-cell table:formula="of:=RIGHT([.A137];15)" office:value-type="string" office:string-value="000000016334729" calcext:value-type="string">
            <text:p>00000001633472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200000000000000039165480000000000305466899790000000297950290005000000006256956</text:p>
          </table:table-cell>
          <table:table-cell table:formula="of:=RIGHT([.A138];15)" office:value-type="string" office:string-value="000000006256956" calcext:value-type="string">
            <text:p>00000000625695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200000000000000039165680000000000305466899790000000345744430005000000007260633</text:p>
          </table:table-cell>
          <table:table-cell table:formula="of:=RIGHT([.A139];15)" office:value-type="string" office:string-value="000000007260633" calcext:value-type="string">
            <text:p>00000000726063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4636180000000000305466899790000001252604570005000000026304696</text:p>
          </table:table-cell>
          <table:table-cell table:formula="of:=RIGHT([.A140];15)" office:value-type="string" office:string-value="000000026304696" calcext:value-type="string">
            <text:p>00000002630469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4616580000000000305466899790000001392007100005000000029232149</text:p>
          </table:table-cell>
          <table:table-cell table:formula="of:=RIGHT([.A141];15)" office:value-type="string" office:string-value="000000029232149" calcext:value-type="string">
            <text:p>000000029232149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20170000000000000244625480000000000305466899790000001322288430005000000027768057</text:p>
          </table:table-cell>
          <table:table-cell table:formula="of:=RIGHT([.A142];15)" office:value-type="string" office:string-value="000000027768057" calcext:value-type="string">
            <text:p>00000002776805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330000000000000000075780000000000306576119360000000001449860005000000000030447</text:p>
          </table:table-cell>
          <table:table-cell table:formula="of:=RIGHT([.A143];15)" office:value-type="string" office:string-value="000000000030447" calcext:value-type="string">
            <text:p>000000000030447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50000000000000023138580000000000306288215060000000002190100005000000000045992</text:p>
          </table:table-cell>
          <table:table-cell table:formula="of:=RIGHT([.A144];15)" office:value-type="string" office:string-value="000000000045992" calcext:value-type="string">
            <text:p>00000000004599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50000000000000023138980000000000306288215060000000002330570005000000000048942</text:p>
          </table:table-cell>
          <table:table-cell table:formula="of:=RIGHT([.A145];15)" office:value-type="string" office:string-value="000000000048942" calcext:value-type="string">
            <text:p>000000000048942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60000000000000000130280000000000337147930690000000024800000005000000000520800</text:p>
          </table:table-cell>
          <table:table-cell table:formula="of:=RIGHT([.A146];15)" office:value-type="string" office:string-value="000000000520800" calcext:value-type="string">
            <text:p>00000000052080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343471180000000000305000109120000000025687140005000000000539430</text:p>
          </table:table-cell>
          <table:table-cell table:formula="of:=RIGHT([.A147];15)" office:value-type="string" office:string-value="000000000539430" calcext:value-type="string">
            <text:p>00000000053943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343471180000000000305000109120000000760525300004000000007605253</text:p>
          </table:table-cell>
          <table:table-cell table:formula="of:=RIGHT([.A148];15)" office:value-type="string" office:string-value="000000007605253" calcext:value-type="string">
            <text:p>000000007605253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20000000000000000098780000000000202021986600000000005817520005000000000122168</text:p>
          </table:table-cell>
          <table:table-cell table:formula="of:=RIGHT([.A149];15)" office:value-type="string" office:string-value="000000000122168" calcext:value-type="string">
            <text:p>00000000012216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12480000000000305000084540000000000032190005000000000000676</text:p>
          </table:table-cell>
          <table:table-cell table:formula="of:=RIGHT([.A150];15)" office:value-type="string" office:string-value="000000000000676" calcext:value-type="string">
            <text:p>000000000000676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069780000000000305000084540000000000044190005000000000000928</text:p>
          </table:table-cell>
          <table:table-cell table:formula="of:=RIGHT([.A151];15)" office:value-type="string" office:string-value="000000000000928" calcext:value-type="string">
            <text:p>000000000000928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55780000000000305000084540000000000076710005000000000001611</text:p>
          </table:table-cell>
          <table:table-cell table:formula="of:=RIGHT([.A152];15)" office:value-type="string" office:string-value="000000000001611" calcext:value-type="string">
            <text:p>000000000001611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010000000000000008155580000000000305000084540000000000217670005000000000004571</text:p>
          </table:table-cell>
          <table:table-cell table:formula="of:=RIGHT([.A153];15)" office:value-type="string" office:string-value="000000000004571" calcext:value-type="string">
            <text:p>000000000004571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52780000000000305000084540000000000366950005000000000007706</text:p>
          </table:table-cell>
          <table:table-cell table:formula="of:=RIGHT([.A154];15)" office:value-type="string" office:string-value="000000000007706" calcext:value-type="string">
            <text:p>00000000000770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13780000000000305000084540000000000039900005000000000000838</text:p>
          </table:table-cell>
          <table:table-cell table:formula="of:=RIGHT([.A155];15)" office:value-type="string" office:string-value="000000000000838" calcext:value-type="string">
            <text:p>000000000000838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54880000000000305000084540000000000125570005000000000002637</text:p>
          </table:table-cell>
          <table:table-cell table:formula="of:=RIGHT([.A156];15)" office:value-type="string" office:string-value="000000000002637" calcext:value-type="string">
            <text:p>00000000000263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57580000000000305000084540000000001328290005000000000027894</text:p>
          </table:table-cell>
          <table:table-cell table:formula="of:=RIGHT([.A157];15)" office:value-type="string" office:string-value="000000000027894" calcext:value-type="string">
            <text:p>00000000002789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54580000000000305000084540000000002216430005000000000046545</text:p>
          </table:table-cell>
          <table:table-cell table:formula="of:=RIGHT([.A158];15)" office:value-type="string" office:string-value="000000000046545" calcext:value-type="string">
            <text:p>00000000004654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50000000000000000014780000000000307101430440000000099173570005000000002082645</text:p>
          </table:table-cell>
          <table:table-cell table:formula="of:=RIGHT([.A159];15)" office:value-type="string" office:string-value="000000002082645" calcext:value-type="string">
            <text:p>00000000208264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30000000000000000037280000000000307124897110000000002000000005000000000042000</text:p>
          </table:table-cell>
          <table:table-cell table:formula="of:=RIGHT([.A160];15)" office:value-type="string" office:string-value="000000000042000" calcext:value-type="string">
            <text:p>0000000000420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12082080000000000306262193530000000000112050005000000000002353</text:p>
          </table:table-cell>
          <table:table-cell table:formula="of:=RIGHT([.A161];15)" office:value-type="string" office:string-value="000000000002353" calcext:value-type="string">
            <text:p>000000000002353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200000000000000039183180000000000305466899790000001071920330005000000022510327</text:p>
          </table:table-cell>
          <table:table-cell table:formula="of:=RIGHT([.A162];15)" office:value-type="string" office:string-value="000000022510327" calcext:value-type="string">
            <text:p>00000002251032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30000000000000000550480000000000307074200450000000002495860005000000000052413</text:p>
          </table:table-cell>
          <table:table-cell table:formula="of:=RIGHT([.A163];15)" office:value-type="string" office:string-value="000000000052413" calcext:value-type="string">
            <text:p>000000000052413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40000000000000000192980000000000202028522550000000000991710005000000000020826</text:p>
          </table:table-cell>
          <table:table-cell table:formula="of:=RIGHT([.A164];15)" office:value-type="string" office:string-value="000000000020826" calcext:value-type="string">
            <text:p>00000000002082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0680000000000305000084540000000000004240005000000000000089</text:p>
          </table:table-cell>
          <table:table-cell table:formula="of:=RIGHT([.A165];15)" office:value-type="string" office:string-value="000000000000089" calcext:value-type="string">
            <text:p>00000000000008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0580000000000305000084540000000000033620005000000000000706</text:p>
          </table:table-cell>
          <table:table-cell table:formula="of:=RIGHT([.A166];15)" office:value-type="string" office:string-value="000000000000706" calcext:value-type="string">
            <text:p>00000000000070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076080000000000305000084540000000000122140005000000000002565</text:p>
          </table:table-cell>
          <table:table-cell table:formula="of:=RIGHT([.A167];15)" office:value-type="string" office:string-value="000000000002565" calcext:value-type="string">
            <text:p>00000000000256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18680000000000305000084540000000000143140005000000000003006</text:p>
          </table:table-cell>
          <table:table-cell table:formula="of:=RIGHT([.A168];15)" office:value-type="string" office:string-value="000000000003006" calcext:value-type="string">
            <text:p>00000000000300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58780000000000305000084540000000000167100005000000000003509</text:p>
          </table:table-cell>
          <table:table-cell table:formula="of:=RIGHT([.A169];15)" office:value-type="string" office:string-value="000000000003509" calcext:value-type="string">
            <text:p>00000000000350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59980000000000305000084540000000000002050005000000000000043</text:p>
          </table:table-cell>
          <table:table-cell table:formula="of:=RIGHT([.A170];15)" office:value-type="string" office:string-value="000000000000043" calcext:value-type="string">
            <text:p>000000000000043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0280000000000305000084540000000000143570005000000000003015</text:p>
          </table:table-cell>
          <table:table-cell table:formula="of:=RIGHT([.A171];15)" office:value-type="string" office:string-value="000000000003015" calcext:value-type="string">
            <text:p>00000000000301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1680000000000305000084540000000000627810005000000000013184</text:p>
          </table:table-cell>
          <table:table-cell table:formula="of:=RIGHT([.A172];15)" office:value-type="string" office:string-value="000000000013184" calcext:value-type="string">
            <text:p>00000000001318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59780000000000305000084540000000000714900005000000000015013</text:p>
          </table:table-cell>
          <table:table-cell table:formula="of:=RIGHT([.A173];15)" office:value-type="string" office:string-value="000000000015013" calcext:value-type="string">
            <text:p>000000000015013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40000000000000000904980000000000307140143460000000020856330005000000000437983</text:p>
          </table:table-cell>
          <table:table-cell table:formula="of:=RIGHT([.A174];15)" office:value-type="string" office:string-value="000000000437983" calcext:value-type="string">
            <text:p>000000000437983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170000000000000244720180000000000305466899790000001391867900005000000029229226</text:p>
          </table:table-cell>
          <table:table-cell table:formula="of:=RIGHT([.A175];15)" office:value-type="string" office:string-value="000000029229226" calcext:value-type="string">
            <text:p>00000002922922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60000000000000000130980000000000337147930690000000019500000005000000000409500</text:p>
          </table:table-cell>
          <table:table-cell table:formula="of:=RIGHT([.A176];15)" office:value-type="string" office:string-value="000000000409500" calcext:value-type="string">
            <text:p>0000000004095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40000000000000000002280000000000271001303810000000002892570005000000000060744</text:p>
          </table:table-cell>
          <table:table-cell table:formula="of:=RIGHT([.A177];15)" office:value-type="string" office:string-value="000000000060744" calcext:value-type="string">
            <text:p>00000000006074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11615139680000000000305000017350000000008246520005000000000173177</text:p>
          </table:table-cell>
          <table:table-cell table:formula="of:=RIGHT([.A178];15)" office:value-type="string" office:string-value="000000000173177" calcext:value-type="string">
            <text:p>00000000017317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11615139680000000000305000017350000000275195400004000000002751954</text:p>
          </table:table-cell>
          <table:table-cell table:formula="of:=RIGHT([.A179];15)" office:value-type="string" office:string-value="000000002751954" calcext:value-type="string">
            <text:p>00000000275195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110000000000000001612080000000000307143721530000000001367710005000000000028722</text:p>
          </table:table-cell>
          <table:table-cell table:formula="of:=RIGHT([.A180];15)" office:value-type="string" office:string-value="000000000028722" calcext:value-type="string">
            <text:p>000000000028722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49260000000000000000017680000000000306787744950000000001432670005000000000030086</text:p>
          </table:table-cell>
          <table:table-cell table:formula="of:=RIGHT([.A181];15)" office:value-type="string" office:string-value="000000000030086" calcext:value-type="string">
            <text:p>00000000003008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50000000000000001776180000000000202311799340000000006762140005000000000142005</text:p>
          </table:table-cell>
          <table:table-cell table:formula="of:=RIGHT([.A182];15)" office:value-type="string" office:string-value="000000000142005" calcext:value-type="string">
            <text:p>00000000014200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081480000000000305000084540000000000001810005000000000000038</text:p>
          </table:table-cell>
          <table:table-cell table:formula="of:=RIGHT([.A183];15)" office:value-type="string" office:string-value="000000000000038" calcext:value-type="string">
            <text:p>000000000000038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6180000000000305000084540000000000009000005000000000000189</text:p>
          </table:table-cell>
          <table:table-cell table:formula="of:=RIGHT([.A184];15)" office:value-type="string" office:string-value="000000000000189" calcext:value-type="string">
            <text:p>00000000000018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5880000000000305000084540000000000047670005000000000001001</text:p>
          </table:table-cell>
          <table:table-cell table:formula="of:=RIGHT([.A185];15)" office:value-type="string" office:string-value="000000000001001" calcext:value-type="string">
            <text:p>000000000001001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23580000000000305000084540000000000077000005000000000001617</text:p>
          </table:table-cell>
          <table:table-cell table:formula="of:=RIGHT([.A186];15)" office:value-type="string" office:string-value="000000000001617" calcext:value-type="string">
            <text:p>00000000000161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3180000000000305000084540000000000107100005000000000002249</text:p>
          </table:table-cell>
          <table:table-cell table:formula="of:=RIGHT([.A187];15)" office:value-type="string" office:string-value="000000000002249" calcext:value-type="string">
            <text:p>00000000000224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5080000000000305000084540000000000040050005000000000000841</text:p>
          </table:table-cell>
          <table:table-cell table:formula="of:=RIGHT([.A188];15)" office:value-type="string" office:string-value="000000000000841" calcext:value-type="string">
            <text:p>000000000000841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24980000000000305000084540000000000045520005000000000000956</text:p>
          </table:table-cell>
          <table:table-cell table:formula="of:=RIGHT([.A189];15)" office:value-type="string" office:string-value="000000000000956" calcext:value-type="string">
            <text:p>00000000000095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4580000000000305000084540000000000977520005000000000020528</text:p>
          </table:table-cell>
          <table:table-cell table:formula="of:=RIGHT([.A190];15)" office:value-type="string" office:string-value="000000000020528" calcext:value-type="string">
            <text:p>000000000020528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6680000000000305000084540000000000853140005000000000017916</text:p>
          </table:table-cell>
          <table:table-cell table:formula="of:=RIGHT([.A191];15)" office:value-type="string" office:string-value="000000000017916" calcext:value-type="string">
            <text:p>00000000001791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14082080000000000306262193530000000000028760005000000000000604</text:p>
          </table:table-cell>
          <table:table-cell table:formula="of:=RIGHT([.A192];15)" office:value-type="string" office:string-value="000000000000604" calcext:value-type="string">
            <text:p>00000000000060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190000000000000035610680000000000305466899790000000634748520005000000013329719</text:p>
          </table:table-cell>
          <table:table-cell table:formula="of:=RIGHT([.A193];15)" office:value-type="string" office:string-value="000000013329719" calcext:value-type="string">
            <text:p>00000001332971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200000000000000039204580000000000305466899790000000521230050005000000010945831</text:p>
          </table:table-cell>
          <table:table-cell table:formula="of:=RIGHT([.A194];15)" office:value-type="string" office:string-value="000000010945831" calcext:value-type="string">
            <text:p>000000010945831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200000000000000039197180000000000305466899790000000109182430005000000002292831</text:p>
          </table:table-cell>
          <table:table-cell table:formula="of:=RIGHT([.A195];15)" office:value-type="string" office:string-value="000000002292831" calcext:value-type="string">
            <text:p>000000002292831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200000000000000039197380000000000305466899790000002542670900005000000053396089</text:p>
          </table:table-cell>
          <table:table-cell table:formula="of:=RIGHT([.A196];15)" office:value-type="string" office:string-value="000000053396089" calcext:value-type="string">
            <text:p>00000005339608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200000000000000039197480000000000305466899790000000120848100005000000002537810</text:p>
          </table:table-cell>
          <table:table-cell table:formula="of:=RIGHT([.A197];15)" office:value-type="string" office:string-value="000000002537810" calcext:value-type="string">
            <text:p>00000000253781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200000000000000039204380000000000305466899790000000956187520005000000020079938</text:p>
          </table:table-cell>
          <table:table-cell table:formula="of:=RIGHT([.A198];15)" office:value-type="string" office:string-value="000000020079938" calcext:value-type="string">
            <text:p>000000020079938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200000000000000039200180000000000305466899790000000021499860005000000000451497</text:p>
          </table:table-cell>
          <table:table-cell table:formula="of:=RIGHT([.A199];15)" office:value-type="string" office:string-value="000000000451497" calcext:value-type="string">
            <text:p>00000000045149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200000000000000039197280000000000305466899790000000334291760005000000007020127</text:p>
          </table:table-cell>
          <table:table-cell table:formula="of:=RIGHT([.A200];15)" office:value-type="string" office:string-value="000000007020127" calcext:value-type="string">
            <text:p>00000000702012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200000000000000039200080000000000305466899790000000300028190005000000006300592</text:p>
          </table:table-cell>
          <table:table-cell table:formula="of:=RIGHT([.A201];15)" office:value-type="string" office:string-value="000000006300592" calcext:value-type="string">
            <text:p>000000006300592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200000000000000039204480000000000305466899790000000477614480005000000010029904</text:p>
          </table:table-cell>
          <table:table-cell table:formula="of:=RIGHT([.A202];15)" office:value-type="string" office:string-value="000000010029904" calcext:value-type="string">
            <text:p>00000001002990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2020230000000000000031109880000000000305466899790000000002013760005000000000042289</text:p>
          </table:table-cell>
          <table:table-cell table:formula="of:=RIGHT([.A203];15)" office:value-type="string" office:string-value="000000000042289" calcext:value-type="string">
            <text:p>00000000004228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170000000000000244765380000000000305466899790000001391798330005000000029227765</text:p>
          </table:table-cell>
          <table:table-cell table:formula="of:=RIGHT([.A204];15)" office:value-type="string" office:string-value="000000029227765" calcext:value-type="string">
            <text:p>000000029227765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170000000000000244768380000000000305466899790000001287255190005000000027032359</text:p>
          </table:table-cell>
          <table:table-cell table:formula="of:=RIGHT([.A205];15)" office:value-type="string" office:string-value="000000027032359" calcext:value-type="string">
            <text:p>00000002703235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20000000000000000904280000000000307094575230000000015194100004000000000151941</text:p>
          </table:table-cell>
          <table:table-cell table:formula="of:=RIGHT([.A206];15)" office:value-type="string" office:string-value="000000000151941" calcext:value-type="string">
            <text:p>000000000151941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460000000000000007523980000000000305318781710000000000991710005000000000020826</text:p>
          </table:table-cell>
          <table:table-cell table:formula="of:=RIGHT([.A207];15)" office:value-type="string" office:string-value="000000000020826" calcext:value-type="string">
            <text:p>00000000002082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40000000000000000913480000000000307140143460000000001609240005000000000033794</text:p>
          </table:table-cell>
          <table:table-cell table:formula="of:=RIGHT([.A208];15)" office:value-type="string" office:string-value="000000000033794" calcext:value-type="string">
            <text:p>00000000003379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20170000000000000244979180000000000305466899790000000027676480005000000000581206</text:p>
          </table:table-cell>
          <table:table-cell table:formula="of:=RIGHT([.A209];15)" office:value-type="string" office:string-value="000000000581206" calcext:value-type="string">
            <text:p>00000000058120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30000000000000000176480000000000201178130890000000016450670005000000000345464</text:p>
          </table:table-cell>
          <table:table-cell table:formula="of:=RIGHT([.A210];15)" office:value-type="string" office:string-value="000000000345464" calcext:value-type="string">
            <text:p>00000000034546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30000000000000000176280000000000201178130890000000022744140005000000000477627</text:p>
          </table:table-cell>
          <table:table-cell table:formula="of:=RIGHT([.A211];15)" office:value-type="string" office:string-value="000000000477627" calcext:value-type="string">
            <text:p>00000000047762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30000000000000000176380000000000201178130890000000026764950005000000000562064</text:p>
          </table:table-cell>
          <table:table-cell table:formula="of:=RIGHT([.A212];15)" office:value-type="string" office:string-value="000000000562064" calcext:value-type="string">
            <text:p>000000000562064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63640000000000000353971380000000000306781864450000000021633430005000000000454302</text:p>
          </table:table-cell>
          <table:table-cell table:formula="of:=RIGHT([.A213];15)" office:value-type="string" office:string-value="000000000454302" calcext:value-type="string">
            <text:p>000000000454302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63640000000000000353971380000000000306781864450000000004351520006000000000117491</text:p>
          </table:table-cell>
          <table:table-cell table:formula="of:=RIGHT([.A214];15)" office:value-type="string" office:string-value="000000000117491" calcext:value-type="string">
            <text:p>000000000117491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82020000000000002100898080000000000306394537380000000000722850006000000000019517</text:p>
          </table:table-cell>
          <table:table-cell table:formula="of:=RIGHT([.A215];15)" office:value-type="string" office:string-value="000000000019517" calcext:value-type="string">
            <text:p>00000000001951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82020000000000002103243880000000000306394537380000000000773930006000000000020896</text:p>
          </table:table-cell>
          <table:table-cell table:formula="of:=RIGHT([.A216];15)" office:value-type="string" office:string-value="000000000020896" calcext:value-type="string">
            <text:p>00000000002089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30000000000000000007480000000000203081339910000001900000000005000000039900000</text:p>
          </table:table-cell>
          <table:table-cell table:formula="of:=RIGHT([.A217];15)" office:value-type="string" office:string-value="000000039900000" calcext:value-type="string">
            <text:p>00000003990000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71480000000000305000084540000000000001860005000000000000039</text:p>
          </table:table-cell>
          <table:table-cell table:formula="of:=RIGHT([.A218];15)" office:value-type="string" office:string-value="000000000000039" calcext:value-type="string">
            <text:p>00000000000003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8280000000000305000084540000000000009000005000000000000189</text:p>
          </table:table-cell>
          <table:table-cell table:formula="of:=RIGHT([.A219];15)" office:value-type="string" office:string-value="000000000000189" calcext:value-type="string">
            <text:p>00000000000018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70980000000000305000084540000000000042050005000000000000883</text:p>
          </table:table-cell>
          <table:table-cell table:formula="of:=RIGHT([.A220];15)" office:value-type="string" office:string-value="000000000000883" calcext:value-type="string">
            <text:p>000000000000883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8080000000000305000084540000000000196140005000000000004119</text:p>
          </table:table-cell>
          <table:table-cell table:formula="of:=RIGHT([.A221];15)" office:value-type="string" office:string-value="000000000004119" calcext:value-type="string">
            <text:p>000000000004119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29880000000000305000084540000000000275710005000000000005790</text:p>
          </table:table-cell>
          <table:table-cell table:formula="of:=RIGHT([.A222];15)" office:value-type="string" office:string-value="000000000005790" calcext:value-type="string">
            <text:p>000000000005790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69880000000000305000084540000000000003430005000000000000072</text:p>
          </table:table-cell>
          <table:table-cell table:formula="of:=RIGHT([.A223];15)" office:value-type="string" office:string-value="000000000000072" calcext:value-type="string">
            <text:p>000000000000072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70180000000000305000084540000000000063900005000000000001342</text:p>
          </table:table-cell>
          <table:table-cell table:formula="of:=RIGHT([.A224];15)" office:value-type="string" office:string-value="000000000001342" calcext:value-type="string">
            <text:p>000000000001342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31980000000000305000084540000000000225570005000000000004737</text:p>
          </table:table-cell>
          <table:table-cell table:formula="of:=RIGHT([.A225];15)" office:value-type="string" office:string-value="000000000004737" calcext:value-type="string">
            <text:p>000000000004737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8171980000000000305000084540000000000616620005000000000012949</text:p>
          </table:table-cell>
          <table:table-cell table:formula="of:=RIGHT([.A226];15)" office:value-type="string" office:string-value="000000000012949" calcext:value-type="string">
            <text:p>000000000012949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169780000000000305000084540000000001172290005000000000024618</text:p>
          </table:table-cell>
          <table:table-cell table:formula="of:=RIGHT([.A227];15)" office:value-type="string" office:string-value="000000000024618" calcext:value-type="string">
            <text:p>000000000024618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4180000000000000071332480000000000305000494600000000147352900005000000003094411</text:p>
          </table:table-cell>
          <table:table-cell table:formula="of:=RIGHT([.A228];15)" office:value-type="string" office:string-value="000000003094411" calcext:value-type="string">
            <text:p>000000003094411</text:p>
          </table:table-cell>
          <table:table-cell table:number-columns-repeated="1022"/>
        </table:table-row>
        <table:table-row table:style-name="ro1">
          <table:table-cell table:style-name="ce114" office:value-type="string" calcext:value-type="string">
            <text:p>00300413000000000000007041468000000000030500049460000000-169074430005000000003550563</text:p>
          </table:table-cell>
          <table:table-cell table:formula="of:=RIGHT([.A229];15)" office:value-type="string" office:string-value="000000003550563" calcext:value-type="string">
            <text:p>000000003550563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18082080000000000306262193530000000000071710005000000000001506</text:p>
          </table:table-cell>
          <table:table-cell table:formula="of:=RIGHT([.A230];15)" office:value-type="string" office:string-value="000000000001506" calcext:value-type="string">
            <text:p>000000000001506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001000010000000000000000529580000000000202480270970000000003644620005000000000076537</text:p>
          </table:table-cell>
          <table:table-cell table:formula="of:=RIGHT([.A231];15)" office:value-type="string" office:string-value="000000000076537" calcext:value-type="string">
            <text:p>000000000076537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175880000000000305000084540000000000059480005000000000001249</text:p>
          </table:table-cell>
          <table:table-cell table:formula="of:=RIGHT([.A232];15)" office:value-type="string" office:string-value="000000000001249" calcext:value-type="string">
            <text:p>000000000001249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173580000000000305000084540000000000154290005000000000003240</text:p>
          </table:table-cell>
          <table:table-cell table:formula="of:=RIGHT([.A233];15)" office:value-type="string" office:string-value="000000000003240" calcext:value-type="string">
            <text:p>000000000003240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135180000000000305000084540000000000344100005000000000007226</text:p>
          </table:table-cell>
          <table:table-cell table:formula="of:=RIGHT([.A234];15)" office:value-type="string" office:string-value="000000000007226" calcext:value-type="string">
            <text:p>000000000007226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175280000000000305000084540000000000003710005000000000000078</text:p>
          </table:table-cell>
          <table:table-cell table:formula="of:=RIGHT([.A235];15)" office:value-type="string" office:string-value="000000000000078" calcext:value-type="string">
            <text:p>000000000000078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175480000000000305000084540000000000039620005000000000000832</text:p>
          </table:table-cell>
          <table:table-cell table:formula="of:=RIGHT([.A236];15)" office:value-type="string" office:string-value="000000000000832" calcext:value-type="string">
            <text:p>000000000000832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176980000000000305000084540000000000698480005000000000014668</text:p>
          </table:table-cell>
          <table:table-cell table:formula="of:=RIGHT([.A237];15)" office:value-type="string" office:string-value="000000000014668" calcext:value-type="string">
            <text:p>000000000014668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10000000000000008175080000000000305000084540000000000962620005000000000020215</text:p>
          </table:table-cell>
          <table:table-cell table:formula="of:=RIGHT([.A238];15)" office:value-type="string" office:string-value="000000000020215" calcext:value-type="string">
            <text:p>000000000020215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50000000000000000014880000000000307101430440000000099000000005000000002079000</text:p>
          </table:table-cell>
          <table:table-cell table:formula="of:=RIGHT([.A239];15)" office:value-type="string" office:string-value="000000002079000" calcext:value-type="string">
            <text:p>000000002079000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001000080000000000000000472680000000000307102683350000000019960330005000000000419167</text:p>
          </table:table-cell>
          <table:table-cell table:formula="of:=RIGHT([.A240];15)" office:value-type="string" office:string-value="000000000419167" calcext:value-type="string">
            <text:p>0000000004191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431780000000000307109416920000000000750000005000000000015750</text:p>
          </table:table-cell>
          <table:table-cell table:formula="of:=RIGHT([.A241];15)" office:value-type="string" office:string-value="000000000015750" calcext:value-type="string">
            <text:p>000000000015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10000000000000000959180000000000307115698430000000011775520005000000000247286</text:p>
          </table:table-cell>
          <table:table-cell table:formula="of:=RIGHT([.A242];15)" office:value-type="string" office:string-value="000000000247286" calcext:value-type="string">
            <text:p>0000000002472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00210000000000000003495380000000000305334935600000000000743810005000000000015620</text:p>
          </table:table-cell>
          <table:table-cell table:formula="of:=RIGHT([.A243];15)" office:value-type="string" office:string-value="000000000015620" calcext:value-type="string">
            <text:p>0000000000156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39223280000000000305466899790000000039672760005000000000833128</text:p>
          </table:table-cell>
          <table:table-cell table:formula="of:=RIGHT([.A244];15)" office:value-type="string" office:string-value="000000000833128" calcext:value-type="string">
            <text:p>000000000833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90000000000000035648280000000000305466899790000000721570000005000000015152970</text:p>
          </table:table-cell>
          <table:table-cell table:formula="of:=RIGHT([.A245];15)" office:value-type="string" office:string-value="000000015152970" calcext:value-type="string">
            <text:p>0000000151529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39226280000000000305466899790000000121041900005000000002541880</text:p>
          </table:table-cell>
          <table:table-cell table:formula="of:=RIGHT([.A246];15)" office:value-type="string" office:string-value="000000002541880" calcext:value-type="string">
            <text:p>0000000025418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45580580000000000305466899790000001367958520005000000028727129</text:p>
          </table:table-cell>
          <table:table-cell table:formula="of:=RIGHT([.A247];15)" office:value-type="string" office:string-value="000000028727129" calcext:value-type="string">
            <text:p>000000028727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45571880000000000305466899790000001331312480005000000027957562</text:p>
          </table:table-cell>
          <table:table-cell table:formula="of:=RIGHT([.A248];15)" office:value-type="string" office:string-value="000000027957562" calcext:value-type="string">
            <text:p>0000000279575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0009480000000000271693306410000000014750000005000000000309750</text:p>
          </table:table-cell>
          <table:table-cell table:formula="of:=RIGHT([.A249];15)" office:value-type="string" office:string-value="000000000309750" calcext:value-type="string">
            <text:p>000000000309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70000000000000000049480000000000305466899790000000000487620005000000000010240</text:p>
          </table:table-cell>
          <table:table-cell table:formula="of:=RIGHT([.A250];15)" office:value-type="string" office:string-value="000000000010240" calcext:value-type="string">
            <text:p>0000000000102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193980000000000202028522550000000003471050005000000000072892</text:p>
          </table:table-cell>
          <table:table-cell table:formula="of:=RIGHT([.A251];15)" office:value-type="string" office:string-value="000000000072892" calcext:value-type="string">
            <text:p>0000000000728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82680000000000305000084540000000000002570005000000000000054</text:p>
          </table:table-cell>
          <table:table-cell table:formula="of:=RIGHT([.A252];15)" office:value-type="string" office:string-value="000000000000054" calcext:value-type="string">
            <text:p>0000000000000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39780000000000305000084540000000000058520005000000000001229</text:p>
          </table:table-cell>
          <table:table-cell table:formula="of:=RIGHT([.A253];15)" office:value-type="string" office:string-value="000000000001229" calcext:value-type="string">
            <text:p>0000000000012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095980000000000305000084540000000000108810005000000000002285</text:p>
          </table:table-cell>
          <table:table-cell table:formula="of:=RIGHT([.A254];15)" office:value-type="string" office:string-value="000000000002285" calcext:value-type="string">
            <text:p>0000000000022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82080000000000305000084540000000000109860005000000000002307</text:p>
          </table:table-cell>
          <table:table-cell table:formula="of:=RIGHT([.A255];15)" office:value-type="string" office:string-value="000000000002307" calcext:value-type="string">
            <text:p>000000000002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78780000000000305000084540000000000630760005000000000013246</text:p>
          </table:table-cell>
          <table:table-cell table:formula="of:=RIGHT([.A256];15)" office:value-type="string" office:string-value="000000000013246" calcext:value-type="string">
            <text:p>0000000000132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81180000000000305000084540000000000274760005000000000005770</text:p>
          </table:table-cell>
          <table:table-cell table:formula="of:=RIGHT([.A257];15)" office:value-type="string" office:string-value="000000000005770" calcext:value-type="string">
            <text:p>0000000000057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83680000000000305000084540000000001829240005000000000038414</text:p>
          </table:table-cell>
          <table:table-cell table:formula="of:=RIGHT([.A258];15)" office:value-type="string" office:string-value="000000000038414" calcext:value-type="string">
            <text:p>0000000000384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80580000000000305000084540000000002585240005000000000054290</text:p>
          </table:table-cell>
          <table:table-cell table:formula="of:=RIGHT([.A259];15)" office:value-type="string" office:string-value="000000000054290" calcext:value-type="string">
            <text:p>0000000000542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30255000000000000000088774800000000003054668997900000-1182311000005000000024828531</text:p>
          </table:table-cell>
          <table:table-cell table:formula="of:=RIGHT([.A260];15)" office:value-type="string" office:string-value="000000024828531" calcext:value-type="string">
            <text:p>0000000248285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330000000000000000080680000000000306576119360000000008651240005000000000181676</text:p>
          </table:table-cell>
          <table:table-cell table:formula="of:=RIGHT([.A261];15)" office:value-type="string" office:string-value="000000000181676" calcext:value-type="string">
            <text:p>0000000001816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34380000000000201749408950000000009846330005000000000206773</text:p>
          </table:table-cell>
          <table:table-cell table:formula="of:=RIGHT([.A262];15)" office:value-type="string" office:string-value="000000000206773" calcext:value-type="string">
            <text:p>0000000002067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34580000000000201749408950000000010515380005000000000220823</text:p>
          </table:table-cell>
          <table:table-cell table:formula="of:=RIGHT([.A263];15)" office:value-type="string" office:string-value="000000000220823" calcext:value-type="string">
            <text:p>0000000002208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34480000000000201749408950000000011470670005000000000240884</text:p>
          </table:table-cell>
          <table:table-cell table:formula="of:=RIGHT([.A264];15)" office:value-type="string" office:string-value="000000000240884" calcext:value-type="string">
            <text:p>0000000002408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87780000000000305000084540000000000005520005000000000000116</text:p>
          </table:table-cell>
          <table:table-cell table:formula="of:=RIGHT([.A265];15)" office:value-type="string" office:string-value="000000000000116" calcext:value-type="string">
            <text:p>000000000000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02680000000000305000084540000000000006520005000000000000137</text:p>
          </table:table-cell>
          <table:table-cell table:formula="of:=RIGHT([.A266];15)" office:value-type="string" office:string-value="000000000000137" calcext:value-type="string">
            <text:p>000000000000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45280000000000305000084540000000000071520005000000000001502</text:p>
          </table:table-cell>
          <table:table-cell table:formula="of:=RIGHT([.A267];15)" office:value-type="string" office:string-value="000000000001502" calcext:value-type="string">
            <text:p>0000000000015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87680000000000305000084540000000000078710005000000000001653</text:p>
          </table:table-cell>
          <table:table-cell table:formula="of:=RIGHT([.A268];15)" office:value-type="string" office:string-value="000000000001653" calcext:value-type="string">
            <text:p>0000000000016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85480000000000305000084540000000000137620005000000000002890</text:p>
          </table:table-cell>
          <table:table-cell table:formula="of:=RIGHT([.A269];15)" office:value-type="string" office:string-value="000000000002890" calcext:value-type="string">
            <text:p>0000000000028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87180000000000305000084540000000000046810005000000000000983</text:p>
          </table:table-cell>
          <table:table-cell table:formula="of:=RIGHT([.A270];15)" office:value-type="string" office:string-value="000000000000983" calcext:value-type="string">
            <text:p>0000000000009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88780000000000305000084540000000000625190005000000000013129</text:p>
          </table:table-cell>
          <table:table-cell table:formula="of:=RIGHT([.A271];15)" office:value-type="string" office:string-value="000000000013129" calcext:value-type="string">
            <text:p>000000000013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86780000000000305000084540000000000852190005000000000017896</text:p>
          </table:table-cell>
          <table:table-cell table:formula="of:=RIGHT([.A272];15)" office:value-type="string" office:string-value="000000000017896" calcext:value-type="string">
            <text:p>0000000000178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45656780000000000305466899790000001479412760005000000031067668</text:p>
          </table:table-cell>
          <table:table-cell table:formula="of:=RIGHT([.A273];15)" office:value-type="string" office:string-value="000000031067668" calcext:value-type="string">
            <text:p>0000000310676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0686980000000000337145766290000000050575000005000000001062075</text:p>
          </table:table-cell>
          <table:table-cell table:formula="of:=RIGHT([.A274];15)" office:value-type="string" office:string-value="000000001062075" calcext:value-type="string">
            <text:p>0000000010620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40580000000000305466899790000000000743810005000000000015620</text:p>
          </table:table-cell>
          <table:table-cell table:formula="of:=RIGHT([.A275];15)" office:value-type="string" office:string-value="000000000015620" calcext:value-type="string">
            <text:p>0000000000156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874080000000000305466899790000000002479330005000000000052066</text:p>
          </table:table-cell>
          <table:table-cell table:formula="of:=RIGHT([.A276];15)" office:value-type="string" office:string-value="000000000052066" calcext:value-type="string">
            <text:p>0000000000520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034280000000000307114578240000000000925670005000000000019439</text:p>
          </table:table-cell>
          <table:table-cell table:formula="of:=RIGHT([.A277];15)" office:value-type="string" office:string-value="000000000019439" calcext:value-type="string">
            <text:p>0000000000194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1461380000000000307114578240000000000446050005000000000009367</text:p>
          </table:table-cell>
          <table:table-cell table:formula="of:=RIGHT([.A278];15)" office:value-type="string" office:string-value="000000000009367" calcext:value-type="string">
            <text:p>0000000000093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90000000000000002132080000000000202420047100000000000759760005000000000015955</text:p>
          </table:table-cell>
          <table:table-cell table:formula="of:=RIGHT([.A279];15)" office:value-type="string" office:string-value="000000000015955" calcext:value-type="string">
            <text:p>0000000000159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460000000000000007563980000000000305318781710000000000793380005000000000016661</text:p>
          </table:table-cell>
          <table:table-cell table:formula="of:=RIGHT([.A280];15)" office:value-type="string" office:string-value="000000000016661" calcext:value-type="string">
            <text:p>0000000000166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45703280000000000305466899790000001479523710005000000031069998</text:p>
          </table:table-cell>
          <table:table-cell table:formula="of:=RIGHT([.A281];15)" office:value-type="string" office:string-value="000000031069998" calcext:value-type="string">
            <text:p>0000000310699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45727780000000000305466899790000001479671620005000000031073104</text:p>
          </table:table-cell>
          <table:table-cell table:formula="of:=RIGHT([.A282];15)" office:value-type="string" office:string-value="000000031073104" calcext:value-type="string">
            <text:p>000000031073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11662306780000000000305000017350000000002750000005000000000057750</text:p>
          </table:table-cell>
          <table:table-cell table:formula="of:=RIGHT([.A283];15)" office:value-type="string" office:string-value="000000000057750" calcext:value-type="string">
            <text:p>000000000057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11662306780000000000305000017350000000002053300004000000000020533</text:p>
          </table:table-cell>
          <table:table-cell table:formula="of:=RIGHT([.A284];15)" office:value-type="string" office:string-value="000000000020533" calcext:value-type="string">
            <text:p>0000000000205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49260000000000000000045780000000000306787744950000000001432810005000000000030089</text:p>
          </table:table-cell>
          <table:table-cell table:formula="of:=RIGHT([.A285];15)" office:value-type="string" office:string-value="000000000030089" calcext:value-type="string">
            <text:p>0000000000300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60000000000000000869780000000000307140684540000000001513710005000000000031788</text:p>
          </table:table-cell>
          <table:table-cell table:formula="of:=RIGHT([.A286];15)" office:value-type="string" office:string-value="000000000031788" calcext:value-type="string">
            <text:p>0000000000317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0027980000000000201846357990000000000355380005000000000007463</text:p>
          </table:table-cell>
          <table:table-cell table:formula="of:=RIGHT([.A287];15)" office:value-type="string" office:string-value="000000000007463" calcext:value-type="string">
            <text:p>0000000000074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0226580000000000272775170060000000000231430005000000000004860</text:p>
          </table:table-cell>
          <table:table-cell table:formula="of:=RIGHT([.A288];15)" office:value-type="string" office:string-value="000000000004860" calcext:value-type="string">
            <text:p>0000000000048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00000000000000000019080000000000307098384030000000011074380005000000000232562</text:p>
          </table:table-cell>
          <table:table-cell table:formula="of:=RIGHT([.A289];15)" office:value-type="string" office:string-value="000000000232562" calcext:value-type="string">
            <text:p>0000000002325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3846680000000000202311799340000000000959710005000000000020154</text:p>
          </table:table-cell>
          <table:table-cell table:formula="of:=RIGHT([.A290];15)" office:value-type="string" office:string-value="000000000020154" calcext:value-type="string">
            <text:p>000000000020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2345980000000000202434027790000000001652900005000000000034711</text:p>
          </table:table-cell>
          <table:table-cell table:formula="of:=RIGHT([.A291];15)" office:value-type="string" office:string-value="000000000034711" calcext:value-type="string">
            <text:p>0000000000347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799980000000000201642501570000000002070000005000000000043470</text:p>
          </table:table-cell>
          <table:table-cell table:formula="of:=RIGHT([.A292];15)" office:value-type="string" office:string-value="000000000043470" calcext:value-type="string">
            <text:p>0000000000434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0380000000000305000084540000000000022520005000000000000473</text:p>
          </table:table-cell>
          <table:table-cell table:formula="of:=RIGHT([.A293];15)" office:value-type="string" office:string-value="000000000000473" calcext:value-type="string">
            <text:p>0000000000004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3180000000000305000084540000000000044100005000000000000926</text:p>
          </table:table-cell>
          <table:table-cell table:formula="of:=RIGHT([.A294];15)" office:value-type="string" office:string-value="000000000000926" calcext:value-type="string">
            <text:p>0000000000009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2680000000000305000084540000000000068100005000000000001430</text:p>
          </table:table-cell>
          <table:table-cell table:formula="of:=RIGHT([.A295];15)" office:value-type="string" office:string-value="000000000001430" calcext:value-type="string">
            <text:p>0000000000014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0280000000000305000084540000000000126710005000000000002661</text:p>
          </table:table-cell>
          <table:table-cell table:formula="of:=RIGHT([.A296];15)" office:value-type="string" office:string-value="000000000002661" calcext:value-type="string">
            <text:p>0000000000026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49880000000000305000084540000000000202430005000000000004251</text:p>
          </table:table-cell>
          <table:table-cell table:formula="of:=RIGHT([.A297];15)" office:value-type="string" office:string-value="000000000004251" calcext:value-type="string">
            <text:p>0000000000042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4480000000000305000084540000000000024000005000000000000504</text:p>
          </table:table-cell>
          <table:table-cell table:formula="of:=RIGHT([.A298];15)" office:value-type="string" office:string-value="000000000000504" calcext:value-type="string">
            <text:p>000000000000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2380000000000305000084540000000000179100005000000000003761</text:p>
          </table:table-cell>
          <table:table-cell table:formula="of:=RIGHT([.A299];15)" office:value-type="string" office:string-value="000000000003761" calcext:value-type="string">
            <text:p>0000000000037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1880000000000305000084540000000000394000005000000000008274</text:p>
          </table:table-cell>
          <table:table-cell table:formula="of:=RIGHT([.A300];15)" office:value-type="string" office:string-value="000000000008274" calcext:value-type="string">
            <text:p>0000000000082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4180000000000305000084540000000000891570005000000000018723</text:p>
          </table:table-cell>
          <table:table-cell table:formula="of:=RIGHT([.A301];15)" office:value-type="string" office:string-value="000000000018723" calcext:value-type="string">
            <text:p>0000000000187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450000000000000000427180000000000305015981310000000008979240005000000000188564</text:p>
          </table:table-cell>
          <table:table-cell table:formula="of:=RIGHT([.A302];15)" office:value-type="string" office:string-value="000000000188564" calcext:value-type="string">
            <text:p>0000000001885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2203480000000000305629093420000000012284570005000000000257976</text:p>
          </table:table-cell>
          <table:table-cell table:formula="of:=RIGHT([.A303];15)" office:value-type="string" office:string-value="000000000257976" calcext:value-type="string">
            <text:p>0000000002579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60380000000000307165074550000000000826900005000000000017365</text:p>
          </table:table-cell>
          <table:table-cell table:formula="of:=RIGHT([.A304];15)" office:value-type="string" office:string-value="000000000017365" calcext:value-type="string">
            <text:p>0000000000173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195080000000000202028522550000000001330570005000000000027942</text:p>
          </table:table-cell>
          <table:table-cell table:formula="of:=RIGHT([.A305];15)" office:value-type="string" office:string-value="000000000027942" calcext:value-type="string">
            <text:p>0000000000279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002346780000000000202434027790000000001818190005000000000038182</text:p>
          </table:table-cell>
          <table:table-cell table:formula="of:=RIGHT([.A306];15)" office:value-type="string" office:string-value="000000000038182" calcext:value-type="string">
            <text:p>0000000000381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34780000000000201749408950000000009437430005000000000198186</text:p>
          </table:table-cell>
          <table:table-cell table:formula="of:=RIGHT([.A307];15)" office:value-type="string" office:string-value="000000000198186" calcext:value-type="string">
            <text:p>0000000001981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56080000000000305000084540000000000034430005000000000000723</text:p>
          </table:table-cell>
          <table:table-cell table:formula="of:=RIGHT([.A308];15)" office:value-type="string" office:string-value="000000000000723" calcext:value-type="string">
            <text:p>0000000000007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12580000000000305000084540000000000036430005000000000000765</text:p>
          </table:table-cell>
          <table:table-cell table:formula="of:=RIGHT([.A309];15)" office:value-type="string" office:string-value="000000000000765" calcext:value-type="string">
            <text:p>0000000000007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7980000000000305000084540000000000106810005000000000002243</text:p>
          </table:table-cell>
          <table:table-cell table:formula="of:=RIGHT([.A310];15)" office:value-type="string" office:string-value="000000000002243" calcext:value-type="string">
            <text:p>0000000000022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55980000000000305000084540000000000118050005000000000002479</text:p>
          </table:table-cell>
          <table:table-cell table:formula="of:=RIGHT([.A311];15)" office:value-type="string" office:string-value="000000000002479" calcext:value-type="string">
            <text:p>0000000000024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6280000000000305000084540000000000224570005000000000004716</text:p>
          </table:table-cell>
          <table:table-cell table:formula="of:=RIGHT([.A312];15)" office:value-type="string" office:string-value="000000000004716" calcext:value-type="string">
            <text:p>0000000000047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7580000000000305000084540000000000002240005000000000000047</text:p>
          </table:table-cell>
          <table:table-cell table:formula="of:=RIGHT([.A313];15)" office:value-type="string" office:string-value="000000000000047" calcext:value-type="string">
            <text:p>0000000000000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7780000000000305000084540000000000059860005000000000001257</text:p>
          </table:table-cell>
          <table:table-cell table:formula="of:=RIGHT([.A314];15)" office:value-type="string" office:string-value="000000000001257" calcext:value-type="string">
            <text:p>0000000000012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58280000000000305000084540000000000190430005000000000003999</text:p>
          </table:table-cell>
          <table:table-cell table:formula="of:=RIGHT([.A315];15)" office:value-type="string" office:string-value="000000000003999" calcext:value-type="string">
            <text:p>000000000003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8680000000000305000084540000000000326710005000000000006861</text:p>
          </table:table-cell>
          <table:table-cell table:formula="of:=RIGHT([.A316];15)" office:value-type="string" office:string-value="000000000006861" calcext:value-type="string">
            <text:p>0000000000068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97480000000000305000084540000000000804000005000000000016884</text:p>
          </table:table-cell>
          <table:table-cell table:formula="of:=RIGHT([.A317];15)" office:value-type="string" office:string-value="000000000016884" calcext:value-type="string">
            <text:p>0000000000168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1359880000000000307150098260000000049256190005000000001034380</text:p>
          </table:table-cell>
          <table:table-cell table:formula="of:=RIGHT([.A318];15)" office:value-type="string" office:string-value="000000001034380" calcext:value-type="string">
            <text:p>0000000010343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0338080000000000307161650660000000000330570005000000000006942</text:p>
          </table:table-cell>
          <table:table-cell table:formula="of:=RIGHT([.A319];15)" office:value-type="string" office:string-value="000000000006942" calcext:value-type="string">
            <text:p>0000000000069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0330180000000000307161650660000000000413240005000000000008678</text:p>
          </table:table-cell>
          <table:table-cell table:formula="of:=RIGHT([.A320];15)" office:value-type="string" office:string-value="000000000008678" calcext:value-type="string">
            <text:p>0000000000086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39280180000000000305466899790000000814449520005000000017103440</text:p>
          </table:table-cell>
          <table:table-cell table:formula="of:=RIGHT([.A321];15)" office:value-type="string" office:string-value="000000017103440" calcext:value-type="string">
            <text:p>0000000171034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39277980000000000305466899790000001581546570005000000033212478</text:p>
          </table:table-cell>
          <table:table-cell table:formula="of:=RIGHT([.A322];15)" office:value-type="string" office:string-value="000000033212478" calcext:value-type="string">
            <text:p>000000033212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6980000000000305466899790000000000073300004000000000000733</text:p>
          </table:table-cell>
          <table:table-cell table:formula="of:=RIGHT([.A323];15)" office:value-type="string" office:string-value="000000000000733" calcext:value-type="string">
            <text:p>0000000000007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6780000000000305466899790000000000122900004000000000001229</text:p>
          </table:table-cell>
          <table:table-cell table:formula="of:=RIGHT([.A324];15)" office:value-type="string" office:string-value="000000000001229" calcext:value-type="string">
            <text:p>0000000000012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6880000000000305466899790000000000205900004000000000002059</text:p>
          </table:table-cell>
          <table:table-cell table:formula="of:=RIGHT([.A325];15)" office:value-type="string" office:string-value="000000000002059" calcext:value-type="string">
            <text:p>000000000002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6180000000000305466899790000000000480400004000000000004804</text:p>
          </table:table-cell>
          <table:table-cell table:formula="of:=RIGHT([.A326];15)" office:value-type="string" office:string-value="000000000004804" calcext:value-type="string">
            <text:p>0000000000048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6280000000000305466899790000000000623100004000000000006231</text:p>
          </table:table-cell>
          <table:table-cell table:formula="of:=RIGHT([.A327];15)" office:value-type="string" office:string-value="000000000006231" calcext:value-type="string">
            <text:p>0000000000062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7180000000000305466899790000000000786400004000000000007864</text:p>
          </table:table-cell>
          <table:table-cell table:formula="of:=RIGHT([.A328];15)" office:value-type="string" office:string-value="000000000007864" calcext:value-type="string">
            <text:p>0000000000078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3980000000000305466899790000000001284200004000000000012842</text:p>
          </table:table-cell>
          <table:table-cell table:formula="of:=RIGHT([.A329];15)" office:value-type="string" office:string-value="000000000012842" calcext:value-type="string">
            <text:p>0000000000128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4080000000000305466899790000000001946900004000000000019469</text:p>
          </table:table-cell>
          <table:table-cell table:formula="of:=RIGHT([.A330];15)" office:value-type="string" office:string-value="000000000019469" calcext:value-type="string">
            <text:p>0000000000194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7280000000000305466899790000000001788810005000000000037565</text:p>
          </table:table-cell>
          <table:table-cell table:formula="of:=RIGHT([.A331];15)" office:value-type="string" office:string-value="000000000037565" calcext:value-type="string">
            <text:p>0000000000375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6580000000000305466899790000000002222600004000000000022226</text:p>
          </table:table-cell>
          <table:table-cell table:formula="of:=RIGHT([.A332];15)" office:value-type="string" office:string-value="000000000022226" calcext:value-type="string">
            <text:p>0000000000222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6680000000000305466899790000000002376700004000000000023767</text:p>
          </table:table-cell>
          <table:table-cell table:formula="of:=RIGHT([.A333];15)" office:value-type="string" office:string-value="000000000023767" calcext:value-type="string">
            <text:p>0000000000237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6080000000000305466899790000000003167300004000000000031673</text:p>
          </table:table-cell>
          <table:table-cell table:formula="of:=RIGHT([.A334];15)" office:value-type="string" office:string-value="000000000031673" calcext:value-type="string">
            <text:p>0000000000316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6480000000000305466899790000000003201140005000000000067224</text:p>
          </table:table-cell>
          <table:table-cell table:formula="of:=RIGHT([.A335];15)" office:value-type="string" office:string-value="000000000067224" calcext:value-type="string">
            <text:p>0000000000672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5980000000000305466899790000000004002900004000000000040029</text:p>
          </table:table-cell>
          <table:table-cell table:formula="of:=RIGHT([.A336];15)" office:value-type="string" office:string-value="000000000040029" calcext:value-type="string">
            <text:p>000000000040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7080000000000305466899790000000004978900005000000000104557</text:p>
          </table:table-cell>
          <table:table-cell table:formula="of:=RIGHT([.A337];15)" office:value-type="string" office:string-value="000000000104557" calcext:value-type="string">
            <text:p>000000000104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5780000000000305466899790000000005165000005000000000108465</text:p>
          </table:table-cell>
          <table:table-cell table:formula="of:=RIGHT([.A338];15)" office:value-type="string" office:string-value="000000000108465" calcext:value-type="string">
            <text:p>0000000001084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5880000000000305466899790000000006773760005000000000142249</text:p>
          </table:table-cell>
          <table:table-cell table:formula="of:=RIGHT([.A339];15)" office:value-type="string" office:string-value="000000000142249" calcext:value-type="string">
            <text:p>0000000001422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3880000000000305466899790000000542322300004000000005423223</text:p>
          </table:table-cell>
          <table:table-cell table:formula="of:=RIGHT([.A340];15)" office:value-type="string" office:string-value="000000005423223" calcext:value-type="string">
            <text:p>0000000054232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7995680000000000305466899790000000016506700004000000000165067</text:p>
          </table:table-cell>
          <table:table-cell table:formula="of:=RIGHT([.A341];15)" office:value-type="string" office:string-value="000000000165067" calcext:value-type="string">
            <text:p>0000000001650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45777980000000000305466899790000001479560670005000000031070774</text:p>
          </table:table-cell>
          <table:table-cell table:formula="of:=RIGHT([.A342];15)" office:value-type="string" office:string-value="000000031070774" calcext:value-type="string">
            <text:p>0000000310707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45785780000000000305466899790000001405085290005000000029506791</text:p>
          </table:table-cell>
          <table:table-cell table:formula="of:=RIGHT([.A343];15)" office:value-type="string" office:string-value="000000029506791" calcext:value-type="string">
            <text:p>0000000295067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110000000000000000211680000000000307075926600000000006187620005000000000129940</text:p>
          </table:table-cell>
          <table:table-cell table:formula="of:=RIGHT([.A344];15)" office:value-type="string" office:string-value="000000000129940" calcext:value-type="string">
            <text:p>000000000129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00000000000000097156880000000000335000570390000000001006000005000000000021126</text:p>
          </table:table-cell>
          <table:table-cell table:formula="of:=RIGHT([.A345];15)" office:value-type="string" office:string-value="000000000021126" calcext:value-type="string">
            <text:p>000000000021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334718680000000000337078524590000000000083190005000000000001747</text:p>
          </table:table-cell>
          <table:table-cell table:formula="of:=RIGHT([.A346];15)" office:value-type="string" office:string-value="000000000001747" calcext:value-type="string">
            <text:p>0000000000017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11675778980000000000305000017350000000002120000005000000000044520</text:p>
          </table:table-cell>
          <table:table-cell table:formula="of:=RIGHT([.A347];15)" office:value-type="string" office:string-value="000000000044520" calcext:value-type="string">
            <text:p>0000000000445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11675778980000000000305000017350000000001188200004000000000011882</text:p>
          </table:table-cell>
          <table:table-cell table:formula="of:=RIGHT([.A348];15)" office:value-type="string" office:string-value="000000000011882" calcext:value-type="string">
            <text:p>0000000000118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00780000000000305000084540000000000043190005000000000000907</text:p>
          </table:table-cell>
          <table:table-cell table:formula="of:=RIGHT([.A349];15)" office:value-type="string" office:string-value="000000000000907" calcext:value-type="string">
            <text:p>0000000000009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03380000000000305000084540000000000175570005000000000003687</text:p>
          </table:table-cell>
          <table:table-cell table:formula="of:=RIGHT([.A350];15)" office:value-type="string" office:string-value="000000000003687" calcext:value-type="string">
            <text:p>0000000000036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00480000000000305000084540000000000335570005000000000007047</text:p>
          </table:table-cell>
          <table:table-cell table:formula="of:=RIGHT([.A351];15)" office:value-type="string" office:string-value="000000000007047" calcext:value-type="string">
            <text:p>0000000000070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60880000000000305000084540000000000135140005000000000002838</text:p>
          </table:table-cell>
          <table:table-cell table:formula="of:=RIGHT([.A352];15)" office:value-type="string" office:string-value="000000000002838" calcext:value-type="string">
            <text:p>000000000002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02680000000000305000084540000000000074710005000000000001569</text:p>
          </table:table-cell>
          <table:table-cell table:formula="of:=RIGHT([.A353];15)" office:value-type="string" office:string-value="000000000001569" calcext:value-type="string">
            <text:p>0000000000015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62180000000000305000084540000000000046810005000000000000983</text:p>
          </table:table-cell>
          <table:table-cell table:formula="of:=RIGHT([.A354];15)" office:value-type="string" office:string-value="000000000000983" calcext:value-type="string">
            <text:p>0000000000009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02280000000000305000084540000000001572950005000000000033032</text:p>
          </table:table-cell>
          <table:table-cell table:formula="of:=RIGHT([.A355];15)" office:value-type="string" office:string-value="000000000033032" calcext:value-type="string">
            <text:p>0000000000330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05180000000000305000084540000000001198520005000000000025169</text:p>
          </table:table-cell>
          <table:table-cell table:formula="of:=RIGHT([.A356];15)" office:value-type="string" office:string-value="000000000025169" calcext:value-type="string">
            <text:p>0000000000251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90000000000000035729980000000000305466899790000000712130000005000000014954730</text:p>
          </table:table-cell>
          <table:table-cell table:formula="of:=RIGHT([.A357];15)" office:value-type="string" office:string-value="000000014954730" calcext:value-type="string">
            <text:p>0000000149547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39290880000000000305466899790000000115376190005000000002422900</text:p>
          </table:table-cell>
          <table:table-cell table:formula="of:=RIGHT([.A358];15)" office:value-type="string" office:string-value="000000002422900" calcext:value-type="string">
            <text:p>0000000024229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45820680000000000305466899790000001479412760005000000031067668</text:p>
          </table:table-cell>
          <table:table-cell table:formula="of:=RIGHT([.A359];15)" office:value-type="string" office:string-value="000000031067668" calcext:value-type="string">
            <text:p>0000000310676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2802780000000000307074475040000000001570000005000000000032970</text:p>
          </table:table-cell>
          <table:table-cell table:formula="of:=RIGHT([.A360];15)" office:value-type="string" office:string-value="000000000032970" calcext:value-type="string">
            <text:p>0000000000329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330000000000000000083380000000000306576119360000000009594190005000000000201478</text:p>
          </table:table-cell>
          <table:table-cell table:formula="of:=RIGHT([.A361];15)" office:value-type="string" office:string-value="000000000201478" calcext:value-type="string">
            <text:p>000000000201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90000000000000032979780000000000305000084540000000037226900004000000000372269</text:p>
          </table:table-cell>
          <table:table-cell table:formula="of:=RIGHT([.A362];15)" office:value-type="string" office:string-value="000000000372269" calcext:value-type="string">
            <text:p>0000000003722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6654780000000000305000017350000000052317800004000000000523178</text:p>
          </table:table-cell>
          <table:table-cell table:formula="of:=RIGHT([.A363];15)" office:value-type="string" office:string-value="000000000523178" calcext:value-type="string">
            <text:p>0000000005231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23680000000000305000084540000000000019520005000000000000410</text:p>
          </table:table-cell>
          <table:table-cell table:formula="of:=RIGHT([.A364];15)" office:value-type="string" office:string-value="000000000000410" calcext:value-type="string">
            <text:p>0000000000004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09180000000000305000084540000000000037190005000000000000781</text:p>
          </table:table-cell>
          <table:table-cell table:formula="of:=RIGHT([.A365];15)" office:value-type="string" office:string-value="000000000000781" calcext:value-type="string">
            <text:p>0000000000007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07080000000000305000084540000000000166810005000000000003503</text:p>
          </table:table-cell>
          <table:table-cell table:formula="of:=RIGHT([.A366];15)" office:value-type="string" office:string-value="000000000003503" calcext:value-type="string">
            <text:p>000000000003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66080000000000305000084540000000000098480005000000000002068</text:p>
          </table:table-cell>
          <table:table-cell table:formula="of:=RIGHT([.A367];15)" office:value-type="string" office:string-value="000000000002068" calcext:value-type="string">
            <text:p>0000000000020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08580000000000305000084540000000000027000005000000000000567</text:p>
          </table:table-cell>
          <table:table-cell table:formula="of:=RIGHT([.A368];15)" office:value-type="string" office:string-value="000000000000567" calcext:value-type="string">
            <text:p>0000000000005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66880000000000305000084540000000000028620005000000000000601</text:p>
          </table:table-cell>
          <table:table-cell table:formula="of:=RIGHT([.A369];15)" office:value-type="string" office:string-value="000000000000601" calcext:value-type="string">
            <text:p>0000000000006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08280000000000305000084540000000000681570005000000000014313</text:p>
          </table:table-cell>
          <table:table-cell table:formula="of:=RIGHT([.A370];15)" office:value-type="string" office:string-value="000000000014313" calcext:value-type="string">
            <text:p>0000000000143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09880000000000305000084540000000000513330005000000000010780</text:p>
          </table:table-cell>
          <table:table-cell table:formula="of:=RIGHT([.A371];15)" office:value-type="string" office:string-value="000000000010780" calcext:value-type="string">
            <text:p>0000000000107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10000000000000003501980000000000305334935600000000007368810005000000000154745</text:p>
          </table:table-cell>
          <table:table-cell table:formula="of:=RIGHT([.A372];15)" office:value-type="string" office:string-value="000000000154745" calcext:value-type="string">
            <text:p>0000000001547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60000000000000000092380000000000305545429600000000003966950005000000000083306</text:p>
          </table:table-cell>
          <table:table-cell table:formula="of:=RIGHT([.A373];15)" office:value-type="string" office:string-value="000000000083306" calcext:value-type="string">
            <text:p>0000000000833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45861180000000000305466899790000001479486710005000000031069221</text:p>
          </table:table-cell>
          <table:table-cell table:formula="of:=RIGHT([.A374];15)" office:value-type="string" office:string-value="000000031069221" calcext:value-type="string">
            <text:p>0000000310692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30255000000000000000092570800000000003054668997900000-1271320380005000000026697728</text:p>
          </table:table-cell>
          <table:table-cell table:formula="of:=RIGHT([.A375];15)" office:value-type="string" office:string-value="000000026697728" calcext:value-type="string">
            <text:p>0000000266977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539680000000000231244901890000000038400000005000000000806400</text:p>
          </table:table-cell>
          <table:table-cell table:formula="of:=RIGHT([.A376];15)" office:value-type="string" office:string-value="000000000806400" calcext:value-type="string">
            <text:p>000000000806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49380000000000271704119730000000052000000005000000001092000</text:p>
          </table:table-cell>
          <table:table-cell table:formula="of:=RIGHT([.A377];15)" office:value-type="string" office:string-value="000000001092000" calcext:value-type="string">
            <text:p>00000000109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2194980000000000305466899790000000000785140005000000000016488</text:p>
          </table:table-cell>
          <table:table-cell table:formula="of:=RIGHT([.A378];15)" office:value-type="string" office:string-value="000000000016488" calcext:value-type="string">
            <text:p>0000000000164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70002780000000000305000084540000000004442100004000000000044421</text:p>
          </table:table-cell>
          <table:table-cell table:formula="of:=RIGHT([.A379];15)" office:value-type="string" office:string-value="000000000044421" calcext:value-type="string">
            <text:p>0000000000444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1685780000000000201176225690000000023881240005000000000501506</text:p>
          </table:table-cell>
          <table:table-cell table:formula="of:=RIGHT([.A380];15)" office:value-type="string" office:string-value="000000000501506" calcext:value-type="string">
            <text:p>0000000005015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4280000000000305000084540000000000001900005000000000000040</text:p>
          </table:table-cell>
          <table:table-cell table:formula="of:=RIGHT([.A381];15)" office:value-type="string" office:string-value="000000000000040" calcext:value-type="string">
            <text:p>000000000000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1080000000000305000084540000000000004520005000000000000095</text:p>
          </table:table-cell>
          <table:table-cell table:formula="of:=RIGHT([.A382];15)" office:value-type="string" office:string-value="000000000000095" calcext:value-type="string">
            <text:p>0000000000000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0880000000000305000084540000000000050380005000000000001058</text:p>
          </table:table-cell>
          <table:table-cell table:formula="of:=RIGHT([.A383];15)" office:value-type="string" office:string-value="000000000001058" calcext:value-type="string">
            <text:p>0000000000010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3580000000000305000084540000000000034050005000000000000715</text:p>
          </table:table-cell>
          <table:table-cell table:formula="of:=RIGHT([.A384];15)" office:value-type="string" office:string-value="000000000000715" calcext:value-type="string">
            <text:p>0000000000007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3880000000000305000084540000000000175520005000000000003686</text:p>
          </table:table-cell>
          <table:table-cell table:formula="of:=RIGHT([.A385];15)" office:value-type="string" office:string-value="000000000003686" calcext:value-type="string">
            <text:p>0000000000036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71080000000000305000084540000000000157860005000000000003315</text:p>
          </table:table-cell>
          <table:table-cell table:formula="of:=RIGHT([.A386];15)" office:value-type="string" office:string-value="000000000003315" calcext:value-type="string">
            <text:p>0000000000033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2980000000000305000084540000000000146240005000000000003071</text:p>
          </table:table-cell>
          <table:table-cell table:formula="of:=RIGHT([.A387];15)" office:value-type="string" office:string-value="000000000003071" calcext:value-type="string">
            <text:p>0000000000030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2580000000000305000084540000000000883140005000000000018546</text:p>
          </table:table-cell>
          <table:table-cell table:formula="of:=RIGHT([.A388];15)" office:value-type="string" office:string-value="000000000018546" calcext:value-type="string">
            <text:p>0000000000185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4780000000000305000084540000000000605860005000000000012723</text:p>
          </table:table-cell>
          <table:table-cell table:formula="of:=RIGHT([.A389];15)" office:value-type="string" office:string-value="000000000012723" calcext:value-type="string">
            <text:p>0000000000127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28082080000000000306262193530000000000044570005000000000000936</text:p>
          </table:table-cell>
          <table:table-cell table:formula="of:=RIGHT([.A390];15)" office:value-type="string" office:string-value="000000000000936" calcext:value-type="string">
            <text:p>0000000000009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39317480000000000305466899790000000046148860005000000000969126</text:p>
          </table:table-cell>
          <table:table-cell table:formula="of:=RIGHT([.A391];15)" office:value-type="string" office:string-value="000000000969126" calcext:value-type="string">
            <text:p>000000000969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39317680000000000305466899790000000463472480005000000009732922</text:p>
          </table:table-cell>
          <table:table-cell table:formula="of:=RIGHT([.A392];15)" office:value-type="string" office:string-value="000000009732922" calcext:value-type="string">
            <text:p>0000000097329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39319580000000000305466899790000000948799520005000000019924790</text:p>
          </table:table-cell>
          <table:table-cell table:formula="of:=RIGHT([.A393];15)" office:value-type="string" office:string-value="000000019924790" calcext:value-type="string">
            <text:p>0000000199247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39317580000000000305466899790000000884817480005000000018581167</text:p>
          </table:table-cell>
          <table:table-cell table:formula="of:=RIGHT([.A394];15)" office:value-type="string" office:string-value="000000018581167" calcext:value-type="string">
            <text:p>0000000185811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39320180000000000305466899790000000194125760005000000004076641</text:p>
          </table:table-cell>
          <table:table-cell table:formula="of:=RIGHT([.A395];15)" office:value-type="string" office:string-value="000000004076641" calcext:value-type="string">
            <text:p>0000000040766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00000000000000039320280000000000305466899790000000129417190005000000002717761</text:p>
          </table:table-cell>
          <table:table-cell table:formula="of:=RIGHT([.A396];15)" office:value-type="string" office:string-value="000000002717761" calcext:value-type="string">
            <text:p>0000000027177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034780000000000305466899790000000007918000004000000000079180</text:p>
          </table:table-cell>
          <table:table-cell table:formula="of:=RIGHT([.A397];15)" office:value-type="string" office:string-value="000000000079180" calcext:value-type="string">
            <text:p>0000000000791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034680000000000305466899790000000008566670005000000000179900</text:p>
          </table:table-cell>
          <table:table-cell table:formula="of:=RIGHT([.A398];15)" office:value-type="string" office:string-value="000000000179900" calcext:value-type="string">
            <text:p>0000000001799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210000000000000010324080000000000305466899790000000593974810005000000012473471</text:p>
          </table:table-cell>
          <table:table-cell table:formula="of:=RIGHT([.A399];15)" office:value-type="string" office:string-value="000000012473471" calcext:value-type="string">
            <text:p>0000000124734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45902180000000000305466899790000001368661140005000000028741884</text:p>
          </table:table-cell>
          <table:table-cell table:formula="of:=RIGHT([.A400];15)" office:value-type="string" office:string-value="000000028741884" calcext:value-type="string">
            <text:p>0000000287418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460000000000000007606780000000000305318781710000000000991710005000000000020826</text:p>
          </table:table-cell>
          <table:table-cell table:formula="of:=RIGHT([.A401];15)" office:value-type="string" office:string-value="000000000020826" calcext:value-type="string">
            <text:p>0000000000208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947580000000000307140143460000000037083860005000000000778761</text:p>
          </table:table-cell>
          <table:table-cell table:formula="of:=RIGHT([.A402];15)" office:value-type="string" office:string-value="000000000778761" calcext:value-type="string">
            <text:p>0000000007787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20170000000000000245979180000000000305466899790000001405307140005000000029511450</text:p>
          </table:table-cell>
          <table:table-cell table:formula="of:=RIGHT([.A403];15)" office:value-type="string" office:string-value="000000029511450" calcext:value-type="string">
            <text:p>0000000295114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0202080000000000305000084540000000001514000005000000000031794</text:p>
          </table:table-cell>
          <table:table-cell table:formula="of:=RIGHT([.A404];15)" office:value-type="string" office:string-value="000000000031794" calcext:value-type="string">
            <text:p>0000000000317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0202080000000000305000017350000000004584000005000000000096264</text:p>
          </table:table-cell>
          <table:table-cell table:formula="of:=RIGHT([.A405];15)" office:value-type="string" office:string-value="000000000096264" calcext:value-type="string">
            <text:p>0000000000962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0202080000000000305000017350000000523343500004000000005233435</text:p>
          </table:table-cell>
          <table:table-cell table:formula="of:=RIGHT([.A406];15)" office:value-type="string" office:string-value="000000005233435" calcext:value-type="string">
            <text:p>0000000052334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0202080000000000305000100840000000001650000005000000000034650</text:p>
          </table:table-cell>
          <table:table-cell table:formula="of:=RIGHT([.A407];15)" office:value-type="string" office:string-value="000000000034650" calcext:value-type="string">
            <text:p>0000000000346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0202080000000000305000100840000000001020000005000000000021420</text:p>
          </table:table-cell>
          <table:table-cell table:formula="of:=RIGHT([.A408];15)" office:value-type="string" office:string-value="000000000021420" calcext:value-type="string">
            <text:p>0000000000214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0202080000000000305000100840000000000541000004000000000005410</text:p>
          </table:table-cell>
          <table:table-cell table:formula="of:=RIGHT([.A409];15)" office:value-type="string" office:string-value="000000000005410" calcext:value-type="string">
            <text:p>0000000000054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10284180000000000307107512810000000000173570005000000000003645</text:p>
          </table:table-cell>
          <table:table-cell table:formula="of:=RIGHT([.A410];15)" office:value-type="string" office:string-value="000000000003645" calcext:value-type="string">
            <text:p>0000000000036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441780000000000272406843520000000000264480005000000000005554</text:p>
          </table:table-cell>
          <table:table-cell table:formula="of:=RIGHT([.A411];15)" office:value-type="string" office:string-value="000000000005554" calcext:value-type="string">
            <text:p>0000000000055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1410380000000000307143721530000000002101380005000000000044129</text:p>
          </table:table-cell>
          <table:table-cell table:formula="of:=RIGHT([.A412];15)" office:value-type="string" office:string-value="000000000044129" calcext:value-type="string">
            <text:p>000000000044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49260000000000000000069480000000000306787744950000000001480570005000000000031092</text:p>
          </table:table-cell>
          <table:table-cell table:formula="of:=RIGHT([.A413];15)" office:value-type="string" office:string-value="000000000031092" calcext:value-type="string">
            <text:p>0000000000310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310000000000000000000780000000000201749498680000000125000000005000000002625000</text:p>
          </table:table-cell>
          <table:table-cell table:formula="of:=RIGHT([.A414];15)" office:value-type="string" office:string-value="000000002625000" calcext:value-type="string">
            <text:p>00000000262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036580000000000202351917770000000004700000005000000000098700</text:p>
          </table:table-cell>
          <table:table-cell table:formula="of:=RIGHT([.A415];15)" office:value-type="string" office:string-value="000000000098700" calcext:value-type="string">
            <text:p>000000000098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40000000000000000036480000000000202351917770000000033000000005000000000693000</text:p>
          </table:table-cell>
          <table:table-cell table:formula="of:=RIGHT([.A416];15)" office:value-type="string" office:string-value="000000000693000" calcext:value-type="string">
            <text:p>00000000069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20000000000000000129980000000000203360857570000000024595000005000000000516495</text:p>
          </table:table-cell>
          <table:table-cell table:formula="of:=RIGHT([.A417];15)" office:value-type="string" office:string-value="000000000516495" calcext:value-type="string">
            <text:p>0000000005164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35280000000000305000084540000000000009190005000000000000193</text:p>
          </table:table-cell>
          <table:table-cell table:formula="of:=RIGHT([.A418];15)" office:value-type="string" office:string-value="000000000000193" calcext:value-type="string">
            <text:p>0000000000001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8680000000000305000084540000000000045520005000000000000956</text:p>
          </table:table-cell>
          <table:table-cell table:formula="of:=RIGHT([.A419];15)" office:value-type="string" office:string-value="000000000000956" calcext:value-type="string">
            <text:p>0000000000009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6880000000000305000084540000000000155140005000000000003258</text:p>
          </table:table-cell>
          <table:table-cell table:formula="of:=RIGHT([.A420];15)" office:value-type="string" office:string-value="000000000003258" calcext:value-type="string">
            <text:p>0000000000032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176180000000000305000084540000000000068760005000000000001444</text:p>
          </table:table-cell>
          <table:table-cell table:formula="of:=RIGHT([.A421];15)" office:value-type="string" office:string-value="000000000001444" calcext:value-type="string">
            <text:p>0000000000014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7094280000000000305000084540000000000817380005000000000017165</text:p>
          </table:table-cell>
          <table:table-cell table:formula="of:=RIGHT([.A422];15)" office:value-type="string" office:string-value="000000000017165" calcext:value-type="string">
            <text:p>0000000000171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8180000000000305000084540000000000029710005000000000000624</text:p>
          </table:table-cell>
          <table:table-cell table:formula="of:=RIGHT([.A423];15)" office:value-type="string" office:string-value="000000000000624" calcext:value-type="string">
            <text:p>0000000000006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7980000000000305000084540000000000637810005000000000013394</text:p>
          </table:table-cell>
          <table:table-cell table:formula="of:=RIGHT([.A424];15)" office:value-type="string" office:string-value="000000000013394" calcext:value-type="string">
            <text:p>0000000000133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9060880000000000305000084540000000001174330005000000000024661</text:p>
          </table:table-cell>
          <table:table-cell table:formula="of:=RIGHT([.A425];15)" office:value-type="string" office:string-value="000000000024661" calcext:value-type="string">
            <text:p>0000000000246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8219880000000000305000084540000000000733140005000000000015396</text:p>
          </table:table-cell>
          <table:table-cell table:formula="of:=RIGHT([.A426];15)" office:value-type="string" office:string-value="000000000015396" calcext:value-type="string">
            <text:p>000000000015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9060980000000000305000084540000000002152430005000000000045201</text:p>
          </table:table-cell>
          <table:table-cell table:formula="of:=RIGHT([.A427];15)" office:value-type="string" office:string-value="000000000045201" calcext:value-type="string">
            <text:p>0000000000452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897094180000000000305000084540000000008312520005000000000174563</text:p>
          </table:table-cell>
          <table:table-cell table:formula="of:=RIGHT([.A428];15)" office:value-type="string" office:string-value="000000000174563" calcext:value-type="string">
            <text:p>0000000001745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897094180000000000305000084540000000008417700004000000000084177</text:p>
          </table:table-cell>
          <table:table-cell table:formula="of:=RIGHT([.A429];15)" office:value-type="string" office:string-value="000000000084177" calcext:value-type="string">
            <text:p>0000000000841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30000800000000000000000807800000000003071026833500000000-5917620005000000000124270</text:p>
          </table:table-cell>
          <table:table-cell table:formula="of:=RIGHT([.A430];15)" office:value-type="string" office:string-value="000000000124270" calcext:value-type="string">
            <text:p>0000000001242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60000000000000911066080000000000306201774970000000001500000005000000000031500</text:p>
          </table:table-cell>
          <table:table-cell table:formula="of:=RIGHT([.A431];15)" office:value-type="string" office:string-value="000000000031500" calcext:value-type="string">
            <text:p>00000000003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03560180000000000306511290830000000225422950005000000004733882</text:p>
          </table:table-cell>
          <table:table-cell table:formula="of:=RIGHT([.A432];15)" office:value-type="string" office:string-value="000000004733882" calcext:value-type="string">
            <text:p>0000000047338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10000000000000003504680000000000305334935600000000005826900005000000000122365</text:p>
          </table:table-cell>
          <table:table-cell table:formula="of:=RIGHT([.A433];15)" office:value-type="string" office:string-value="000000000122365" calcext:value-type="string">
            <text:p>0000000001223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210000000000000003504880000000000305334935600000000045541380005000000000956369</text:p>
          </table:table-cell>
          <table:table-cell table:formula="of:=RIGHT([.A434];15)" office:value-type="string" office:string-value="000000000956369" calcext:value-type="string">
            <text:p>0000000009563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10000000000000031082080000000000306262193530000000000043670005000000000000917</text:p>
          </table:table-cell>
          <table:table-cell table:formula="of:=RIGHT([.A435];15)" office:value-type="string" office:string-value="000000000000917" calcext:value-type="string">
            <text:p>000000000000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020240000000000000008043980000000000305466899790000000008651800004000000000086518</text:p>
          </table:table-cell>
          <table:table-cell table:formula="of:=RIGHT([.A436];15)" office:value-type="string" office:string-value="000000000086518" calcext:value-type="string">
            <text:p>0000000000865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30000000000000001938680000000000307097371190000000004380190005000000000091984</text:p>
          </table:table-cell>
          <table:table-cell table:formula="of:=RIGHT([.A437];15)" office:value-type="string" office:string-value="000000000091984" calcext:value-type="string">
            <text:p>0000000000919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000080000000000000000689380000000000337145766290000000153160000005000000003216360</text:p>
          </table:table-cell>
          <table:table-cell table:formula="of:=RIGHT([.A438];15)" office:value-type="string" office:string-value="000000003216360" calcext:value-type="string">
            <text:p>000000003216360</text:p>
          </table:table-cell>
          <table:table-cell table:number-columns-repeated="1022"/>
        </table:table-row>
        <table:table-row table:style-name="ro1" table:number-rows-repeated="10481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" table:style-name="ta2">
        <office:forms form:automatic-focus="false" form:apply-design-mode="false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3" table:default-cell-style-name="ce26"/>
        <table:table-column table:style-name="co12" table:default-cell-style-name="ce26"/>
        <table:table-column table:style-name="co14" table:default-cell-style-name="ce26"/>
        <table:table-column table:style-name="co15" table:default-cell-style-name="ce29"/>
        <table:table-column table:style-name="co9" table:default-cell-style-name="ce29"/>
        <table:table-column table:style-name="co16" table:default-cell-style-name="ce29"/>
        <table:table-column table:style-name="co9" table:default-cell-style-name="ce29"/>
        <table:table-column table:style-name="co17" table:default-cell-style-name="ce29"/>
        <table:table-column table:style-name="co18" table:number-columns-repeated="2" table:default-cell-style-name="ce29"/>
        <table:table-column table:style-name="co19" table:default-cell-style-name="ce29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19" table:default-cell-style-name="ce26"/>
        <table:table-column table:style-name="co1" table:default-cell-style-name="ce26"/>
        <table:table-column table:style-name="co24" table:default-cell-style-name="ce26"/>
        <table:table-column table:style-name="co25" table:number-columns-repeated="2" table:default-cell-style-name="ce26"/>
        <table:table-column table:style-name="co26" table:default-cell-style-name="ce26"/>
        <table:table-column table:style-name="co27" table:default-cell-style-name="ce26"/>
        <table:table-column table:style-name="co5" table:number-columns-repeated="997" table:default-cell-style-name="ce26"/>
        <table:table-row table:style-name="ro1">
          <table:table-cell table:style-name="ce70" office:value-type="string" calcext:value-type="string">
            <text:p>Fecha</text:p>
          </table:table-cell>
          <table:table-cell table:style-name="ce70" office:value-type="string" calcext:value-type="string">
            <text:p>TC</text:p>
          </table:table-cell>
          <table:table-cell table:style-name="ce70" office:value-type="string" calcext:value-type="string">
            <text:p>PV</text:p>
          </table:table-cell>
          <table:table-cell table:style-name="ce70" office:value-type="string" calcext:value-type="string">
            <text:p>Numero</text:p>
          </table:table-cell>
          <table:table-cell table:style-name="ce70" office:value-type="string" calcext:value-type="string">
            <text:p>DI</text:p>
          </table:table-cell>
          <table:table-cell table:style-name="ce70" office:value-type="string" calcext:value-type="string">
            <text:p>Doc</text:p>
          </table:table-cell>
          <table:table-cell table:style-name="ce70" office:value-type="string" calcext:value-type="string">
            <text:p>CUIT</text:p>
          </table:table-cell>
          <table:table-cell table:style-name="ce70" office:value-type="string" calcext:value-type="string">
            <text:p>Nombre</text:p>
          </table:table-cell>
          <table:table-cell table:style-name="ce74" office:value-type="string" calcext:value-type="string">
            <text:p>Total</text:p>
          </table:table-cell>
          <table:table-cell table:style-name="ce74" office:value-type="string" calcext:value-type="string">
            <text:p>NoGrab</text:p>
          </table:table-cell>
          <table:table-cell table:style-name="ce74" office:value-type="string" calcext:value-type="string">
            <text:p>Exento</text:p>
          </table:table-cell>
          <table:table-cell table:style-name="ce74" office:value-type="string" calcext:value-type="string">
            <text:p>IVA</text:p>
          </table:table-cell>
          <table:table-cell table:style-name="ce74" office:value-type="string" calcext:value-type="string">
            <text:p>ImpNac</text:p>
          </table:table-cell>
          <table:table-cell table:style-name="ce74" office:value-type="string" calcext:value-type="string">
            <text:p>P IIBB</text:p>
          </table:table-cell>
          <table:table-cell table:style-name="ce74" office:value-type="string" calcext:value-type="string">
            <text:p>ImpMun</text:p>
          </table:table-cell>
          <table:table-cell table:style-name="ce74" office:value-type="string" calcext:value-type="string">
            <text:p>II</text:p>
          </table:table-cell>
          <table:table-cell table:style-name="ce70" office:value-type="string" calcext:value-type="string">
            <text:p>Mon</text:p>
          </table:table-cell>
          <table:table-cell table:style-name="ce70" office:value-type="string" calcext:value-type="string">
            <text:p>Cambio</text:p>
          </table:table-cell>
          <table:table-cell table:style-name="ce70" office:value-type="string" calcext:value-type="string">
            <text:p>Ali</text:p>
          </table:table-cell>
          <table:table-cell table:style-name="ce70" office:value-type="string" calcext:value-type="string">
            <text:p>Ope</text:p>
          </table:table-cell>
          <table:table-cell table:style-name="ce70" office:value-type="string" calcext:value-type="string">
            <text:p>Cfiscal</text:p>
          </table:table-cell>
          <table:table-cell table:style-name="ce70" office:value-type="string" calcext:value-type="string">
            <text:p>Otro</text:p>
          </table:table-cell>
          <table:table-cell table:style-name="ce70" office:value-type="string" calcext:value-type="string">
            <text:p>Cemi</text:p>
          </table:table-cell>
          <table:table-cell table:style-name="ce70" office:value-type="string" calcext:value-type="string">
            <text:p>Emisor</text:p>
          </table:table-cell>
          <table:table-cell table:style-name="ce70" office:value-type="string" calcext:value-type="string">
            <text:p>IVAC</text:p>
          </table:table-cell>
          <table:table-cell table:style-name="ce30"/>
          <table:table-cell table:style-name="ce43" office:value-type="string" calcext:value-type="string">
            <text:p>Compras</text:p>
          </table:table-cell>
          <table:table-cell table:style-name="ce30" table:number-columns-repeated="995"/>
          <table:table-cell table:number-columns-repeated="2"/>
        </table:table-row>
        <table:table-row table:style-name="ro1">
          <table:table-cell table:style-name="ce25" table:formula="of:=MID([$Compras.$A2];[$Tablas.$E$3];[$Tablas.$G$3])" office:value-type="string" office:string-value="20200801" calcext:value-type="string">
            <text:p>20200801</text:p>
          </table:table-cell>
          <table:table-cell table:style-name="ce25" table:formula="of:=MID([$Compras.$A2];[$Tablas.$E$4];[$Tablas.$G$4])" office:value-type="string" office:string-value="001" calcext:value-type="string">
            <text:p>001</text:p>
          </table:table-cell>
          <table:table-cell table:style-name="ce25" table:formula="of:=MID([$Compras.$A2];[$Tablas.$E$5];[$Tablas.$G$5])" office:value-type="string" office:string-value="00030" calcext:value-type="string">
            <text:p>00030</text:p>
          </table:table-cell>
          <table:table-cell table:style-name="ce25" table:formula="of:=MID([$Compras.$A2];[$Tablas.$E$6];[$Tablas.$G$6])" office:value-type="string" office:string-value="00000000000000000756" calcext:value-type="string">
            <text:p>00000000000000000756</text:p>
          </table:table-cell>
          <table:table-cell table:style-name="ce25" table:formula="of:=MID([$Compras.$A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];[$Tablas.$E$8];[$Tablas.$G$8])" office:value-type="string" office:string-value="80" calcext:value-type="string">
            <text:p>80</text:p>
          </table:table-cell>
          <table:table-cell table:style-name="ce25" table:formula="of:=MID([$Compras.$A2];[$Tablas.$E$9];[$Tablas.$G$9])" office:value-type="string" office:string-value="00000000030523408247" calcext:value-type="string">
            <text:p>00000000030523408247</text:p>
          </table:table-cell>
          <table:table-cell table:style-name="ce25" table:formula="of:=MID([$Compras.$A2];[$Tablas.$E$10];[$Tablas.$G$10])" office:value-type="string" office:string-value="CERAMICA MARCOS PAZ SRL       " calcext:value-type="string">
            <text:p>CERAMICA MARCOS PAZ SRL <text:s text:c="6"/></text:p>
          </table:table-cell>
          <table:table-cell table:style-name="ce28" table:formula="of:==IF([$Compras.$A2]&lt;&gt;&quot;&quot;;VALUE(MID([$Compras.$A2];[$Tablas.$E$11];[$Tablas.$G$11]))/100;0)*IF(OR(VALUE([.B2])=3;VALUE([.B2])=8;VALUE([.B2])=13);-1;1)" office:value-type="float" office:value="2333" calcext:value-type="float">
            <text:p>2.333,00</text:p>
          </table:table-cell>
          <table:table-cell table:style-name="ce28" table:formula="of:=IF([$Compras.$A2]&lt;&gt;&quot;&quot;;VALUE(MID([$Compras.$A2];[$Tablas.$E$12];[$Tablas.$G$12]))/100;0)*IF(OR(VALUE([.B2])=3;VALUE([.B2])=8;VALUE([.B2])=13);-1;1)" office:value-type="float" office:value="33.25" calcext:value-type="float">
            <text:p>33,25</text:p>
          </table:table-cell>
          <table:table-cell table:style-name="ce28" table:formula="of:=IF([$Compras.$A2]&lt;&gt;&quot;&quot;;VALUE(MID([$Compras.$A2];[$Tablas.$E$13];[$Tablas.$G$13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4];[$Tablas.$G$14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5];[$Tablas.$G$15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6];[$Tablas.$G$16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7];[$Tablas.$G$17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8];[$Tablas.$G$18]))/100;0)*IF(OR(VALUE([.B2])=3;VALUE([.B2])=8;VALUE([.B2])=13);-1;1)" office:value-type="float" office:value="0" calcext:value-type="float">
            <text:p>0,00</text:p>
          </table:table-cell>
          <table:table-cell table:style-name="ce25" table:formula="of:=MID([$Compras.$A2];[$Tablas.$E$19];[$Tablas.$G$19])" office:value-type="string" office:string-value="PES" calcext:value-type="string">
            <text:p>PES</text:p>
          </table:table-cell>
          <table:table-cell table:style-name="ce25" table:formula="of:=MID([$Compras.$A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];[$Tablas.$E$21];[$Tablas.$G$21])" office:value-type="string" office:string-value="1" calcext:value-type="string">
            <text:p>1</text:p>
          </table:table-cell>
          <table:table-cell table:style-name="ce25" table:formula="of:=MID([$Compras.$A2];[$Tablas.$E$22];[$Tablas.$G$22])" office:value-type="string" office:string-value="0" calcext:value-type="string">
            <text:p>0</text:p>
          </table:table-cell>
          <table:table-cell table:style-name="ce28" table:formula="of:==IF([$Compras.$A2]&lt;&gt;&quot;&quot;;VALUE(MID([$Compras.$A2];[$Tablas.$E$23];[$Tablas.$G$23]))/100;0)*IF(OR(VALUE([.B2])=3;VALUE([.B2])=8;VALUE([.B2])=13);-1;1)" office:value-type="float" office:value="0" calcext:value-type="float">
            <text:p>0,00</text:p>
          </table:table-cell>
          <table:table-cell table:style-name="ce28" table:formula="of:==IF([$Compras.$A2]&lt;&gt;&quot;&quot;;VALUE(MID([$Compras.$A2];[$Tablas.$E$24];[$Tablas.$G$24]))/100;0)*IF(OR(VALUE([.B2])=3;VALUE([.B2])=8;VALUE([.B2])=13);-1;1)" office:value-type="float" office:value="0" calcext:value-type="float">
            <text:p>0,00</text:p>
          </table:table-cell>
          <table:table-cell table:style-name="ce25" table:formula="of:=MID([$Compras.$A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44" table:formula="of:=IF(VALUE([.I2])=0;&quot;&quot;;CONCATENATE([.A2];[.B2];[.C2];[.D2];[.E2];[.F2];[.G2];[.H2];[.I2];[.J2];REPT(&quot;0&quot;;15);[.N2];REPT(&quot;0&quot;;15);[.M2];REPT(&quot;0&quot;;15);REPT(&quot;0&quot;;15);[.Q2];[.R2];[.S2];[.T2];[.U2];[.V2];[.W2];[.X2];[.Y2]))" office:value-type="string" office:string-value="202008010010003000000000000000000756                8000000000030523408247CERAMICA MARCOS PAZ SRL       233333,2500000000000000000000000000000000000000000000000000000000000000PES0001000000100000000000000                              000000000000000" calcext:value-type="string">
            <text:p>202008010010003000000000000000000756 <text:s text:c="15"/>8000000000030523408247CERAMICA MARCOS PAZ SRL <text:s text:c="6"/>233333,2500000000000000000000000000000000000000000000000000000000000000PES0001000000100000000000000 <text:s text:c="29"/>000000000000000</text:p>
          </table:table-cell>
          <table:table-cell table:number-columns-repeated="997"/>
        </table:table-row>
        <table:table-row table:style-name="ro1">
          <table:table-cell table:style-name="ce25" table:formula="of:=MID([$Compras.$A3];[$Tablas.$E$3];[$Tablas.$G$3])" office:value-type="string" office:string-value="20200801" calcext:value-type="string">
            <text:p>20200801</text:p>
          </table:table-cell>
          <table:table-cell table:style-name="ce25" table:formula="of:=MID([$Compras.$A3];[$Tablas.$E$4];[$Tablas.$G$4])" office:value-type="string" office:string-value="001" calcext:value-type="string">
            <text:p>001</text:p>
          </table:table-cell>
          <table:table-cell table:style-name="ce25" table:formula="of:=MID([$Compras.$A3];[$Tablas.$E$5];[$Tablas.$G$5])" office:value-type="string" office:string-value="00001" calcext:value-type="string">
            <text:p>00001</text:p>
          </table:table-cell>
          <table:table-cell table:style-name="ce25" table:formula="of:=MID([$Compras.$A3];[$Tablas.$E$6];[$Tablas.$G$6])" office:value-type="string" office:string-value="00000000000000002312" calcext:value-type="string">
            <text:p>00000000000000002312</text:p>
          </table:table-cell>
          <table:table-cell table:style-name="ce25" table:formula="of:=MID([$Compras.$A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3];[$Tablas.$E$8];[$Tablas.$G$8])" office:value-type="string" office:string-value="80" calcext:value-type="string">
            <text:p>80</text:p>
          </table:table-cell>
          <table:table-cell table:style-name="ce25" table:formula="of:=MID([$Compras.$A3];[$Tablas.$E$9];[$Tablas.$G$9])" office:value-type="string" office:string-value="00000000030716165066" calcext:value-type="string">
            <text:p>00000000030716165066</text:p>
          </table:table-cell>
          <table:table-cell table:style-name="ce25" table:formula="of:=MID([$Compras.$A3];[$Tablas.$E$10];[$Tablas.$G$10])" office:value-type="string" office:string-value="ANMI SRL                      " calcext:value-type="string">
            <text:p>ANMI SRL <text:s text:c="21"/></text:p>
          </table:table-cell>
          <table:table-cell table:style-name="ce28" table:formula="of:==IF([$Compras.$A3]&lt;&gt;&quot;&quot;;VALUE(MID([$Compras.$A3];[$Tablas.$E$11];[$Tablas.$G$11]))/100;0)*IF(OR(VALUE([.B3])=3;VALUE([.B3])=8;VALUE([.B3])=13);-1;1)" office:value-type="float" office:value="399.5" calcext:value-type="float">
            <text:p>399,50</text:p>
          </table:table-cell>
          <table:table-cell table:style-name="ce28" table:formula="of:=IF([$Compras.$A3]&lt;&gt;&quot;&quot;;VALUE(MID([$Compras.$A3];[$Tablas.$E$12];[$Tablas.$G$12]))/100;0)*IF(OR(VALUE([.B3])=3;VALUE([.B3])=8;VALUE([.B3])=13);-1;1)" office:value-type="float" office:value="0" calcext:value-type="float">
            <text:p>0,00</text:p>
          </table:table-cell>
          <table:table-cell table:style-name="ce28" table:formula="of:=IF([$Compras.$A3]&lt;&gt;&quot;&quot;;VALUE(MID([$Compras.$A3];[$Tablas.$E$13];[$Tablas.$G$13]))/100;0)*IF(OR(VALUE([.B3])=3;VALUE([.B3])=8;VALUE([.B3])=13);-1;1)" office:value-type="float" office:value="0" calcext:value-type="float">
            <text:p>0,00</text:p>
          </table:table-cell>
          <table:table-cell table:style-name="ce28" table:formula="of:=IF([$Compras.$A3]&lt;&gt;&quot;&quot;;VALUE(MID([$Compras.$A3];[$Tablas.$E$14];[$Tablas.$G$14]))/100;0)*IF(OR(VALUE([.B3])=3;VALUE([.B3])=8;VALUE([.B3])=13);-1;1)" office:value-type="float" office:value="0" calcext:value-type="float">
            <text:p>0,00</text:p>
          </table:table-cell>
          <table:table-cell table:style-name="ce28" table:formula="of:=IF([$Compras.$A3]&lt;&gt;&quot;&quot;;VALUE(MID([$Compras.$A3];[$Tablas.$E$15];[$Tablas.$G$15]))/100;0)*IF(OR(VALUE([.B3])=3;VALUE([.B3])=8;VALUE([.B3])=13);-1;1)" office:value-type="float" office:value="0" calcext:value-type="float">
            <text:p>0,00</text:p>
          </table:table-cell>
          <table:table-cell table:style-name="ce28" table:formula="of:=IF([$Compras.$A3]&lt;&gt;&quot;&quot;;VALUE(MID([$Compras.$A3];[$Tablas.$E$16];[$Tablas.$G$16]))/100;0)*IF(OR(VALUE([.B3])=3;VALUE([.B3])=8;VALUE([.B3])=13);-1;1)" office:value-type="float" office:value="0" calcext:value-type="float">
            <text:p>0,00</text:p>
          </table:table-cell>
          <table:table-cell table:style-name="ce28" table:formula="of:=IF([$Compras.$A3]&lt;&gt;&quot;&quot;;VALUE(MID([$Compras.$A3];[$Tablas.$E$17];[$Tablas.$G$17]))/100;0)*IF(OR(VALUE([.B3])=3;VALUE([.B3])=8;VALUE([.B3])=13);-1;1)" office:value-type="float" office:value="0" calcext:value-type="float">
            <text:p>0,00</text:p>
          </table:table-cell>
          <table:table-cell table:style-name="ce28" table:formula="of:=IF([$Compras.$A3]&lt;&gt;&quot;&quot;;VALUE(MID([$Compras.$A3];[$Tablas.$E$18];[$Tablas.$G$18]))/100;0)*IF(OR(VALUE([.B3])=3;VALUE([.B3])=8;VALUE([.B3])=13);-1;1)" office:value-type="float" office:value="0" calcext:value-type="float">
            <text:p>0,00</text:p>
          </table:table-cell>
          <table:table-cell table:style-name="ce25" table:formula="of:=MID([$Compras.$A3];[$Tablas.$E$19];[$Tablas.$G$19])" office:value-type="string" office:string-value="PES" calcext:value-type="string">
            <text:p>PES</text:p>
          </table:table-cell>
          <table:table-cell table:style-name="ce25" table:formula="of:=MID([$Compras.$A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3];[$Tablas.$E$21];[$Tablas.$G$21])" office:value-type="string" office:string-value="1" calcext:value-type="string">
            <text:p>1</text:p>
          </table:table-cell>
          <table:table-cell table:style-name="ce25" table:formula="of:=MID([$Compras.$A3];[$Tablas.$E$22];[$Tablas.$G$22])" office:value-type="string" office:string-value="0" calcext:value-type="string">
            <text:p>0</text:p>
          </table:table-cell>
          <table:table-cell table:style-name="ce28" table:formula="of:==IF([$Compras.$A3]&lt;&gt;&quot;&quot;;VALUE(MID([$Compras.$A3];[$Tablas.$E$23];[$Tablas.$G$23]))/100;0)*IF(OR(VALUE([.B3])=3;VALUE([.B3])=8;VALUE([.B3])=13);-1;1)" office:value-type="float" office:value="0" calcext:value-type="float">
            <text:p>0,00</text:p>
          </table:table-cell>
          <table:table-cell table:style-name="ce28" table:formula="of:==IF([$Compras.$A3]&lt;&gt;&quot;&quot;;VALUE(MID([$Compras.$A3];[$Tablas.$E$24];[$Tablas.$G$24]))/100;0)*IF(OR(VALUE([.B3])=3;VALUE([.B3])=8;VALUE([.B3])=13);-1;1)" office:value-type="float" office:value="0" calcext:value-type="float">
            <text:p>0,00</text:p>
          </table:table-cell>
          <table:table-cell table:style-name="ce25" table:formula="of:=MID([$Compras.$A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4];[$Tablas.$E$3];[$Tablas.$G$3])" office:value-type="string" office:string-value="20200801" calcext:value-type="string">
            <text:p>20200801</text:p>
          </table:table-cell>
          <table:table-cell table:style-name="ce25" table:formula="of:=MID([$Compras.$A4];[$Tablas.$E$4];[$Tablas.$G$4])" office:value-type="string" office:string-value="001" calcext:value-type="string">
            <text:p>001</text:p>
          </table:table-cell>
          <table:table-cell table:style-name="ce25" table:formula="of:=MID([$Compras.$A4];[$Tablas.$E$5];[$Tablas.$G$5])" office:value-type="string" office:string-value="00002" calcext:value-type="string">
            <text:p>00002</text:p>
          </table:table-cell>
          <table:table-cell table:style-name="ce25" table:formula="of:=MID([$Compras.$A4];[$Tablas.$E$6];[$Tablas.$G$6])" office:value-type="string" office:string-value="00000000000000003553" calcext:value-type="string">
            <text:p>00000000000000003553</text:p>
          </table:table-cell>
          <table:table-cell table:style-name="ce25" table:formula="of:=MID([$Compras.$A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4];[$Tablas.$E$8];[$Tablas.$G$8])" office:value-type="string" office:string-value="80" calcext:value-type="string">
            <text:p>80</text:p>
          </table:table-cell>
          <table:table-cell table:style-name="ce25" table:formula="of:=MID([$Compras.$A4];[$Tablas.$E$9];[$Tablas.$G$9])" office:value-type="string" office:string-value="00000000020176964783" calcext:value-type="string">
            <text:p>00000000020176964783</text:p>
          </table:table-cell>
          <table:table-cell table:style-name="ce25" table:formula="of:=MID([$Compras.$A4];[$Tablas.$E$10];[$Tablas.$G$10])" office:value-type="string" office:string-value="MESSINA SERGIO ALEJANDRO      " calcext:value-type="string">
            <text:p>MESSINA SERGIO ALEJANDRO <text:s text:c="5"/></text:p>
          </table:table-cell>
          <table:table-cell table:style-name="ce28" table:formula="of:==IF([$Compras.$A4]&lt;&gt;&quot;&quot;;VALUE(MID([$Compras.$A4];[$Tablas.$E$11];[$Tablas.$G$11]))/100;0)*IF(OR(VALUE([.B4])=3;VALUE([.B4])=8;VALUE([.B4])=13);-1;1)" office:value-type="float" office:value="3500" calcext:value-type="float">
            <text:p>3.500,00</text:p>
          </table:table-cell>
          <table:table-cell table:style-name="ce28" table:formula="of:=IF([$Compras.$A4]&lt;&gt;&quot;&quot;;VALUE(MID([$Compras.$A4];[$Tablas.$E$12];[$Tablas.$G$12]))/100;0)*IF(OR(VALUE([.B4])=3;VALUE([.B4])=8;VALUE([.B4])=13);-1;1)" office:value-type="float" office:value="0" calcext:value-type="float">
            <text:p>0,00</text:p>
          </table:table-cell>
          <table:table-cell table:style-name="ce28" table:formula="of:=IF([$Compras.$A4]&lt;&gt;&quot;&quot;;VALUE(MID([$Compras.$A4];[$Tablas.$E$13];[$Tablas.$G$13]))/100;0)*IF(OR(VALUE([.B4])=3;VALUE([.B4])=8;VALUE([.B4])=13);-1;1)" office:value-type="float" office:value="0" calcext:value-type="float">
            <text:p>0,00</text:p>
          </table:table-cell>
          <table:table-cell table:style-name="ce28" table:formula="of:=IF([$Compras.$A4]&lt;&gt;&quot;&quot;;VALUE(MID([$Compras.$A4];[$Tablas.$E$14];[$Tablas.$G$14]))/100;0)*IF(OR(VALUE([.B4])=3;VALUE([.B4])=8;VALUE([.B4])=13);-1;1)" office:value-type="float" office:value="0" calcext:value-type="float">
            <text:p>0,00</text:p>
          </table:table-cell>
          <table:table-cell table:style-name="ce28" table:formula="of:=IF([$Compras.$A4]&lt;&gt;&quot;&quot;;VALUE(MID([$Compras.$A4];[$Tablas.$E$15];[$Tablas.$G$15]))/100;0)*IF(OR(VALUE([.B4])=3;VALUE([.B4])=8;VALUE([.B4])=13);-1;1)" office:value-type="float" office:value="0" calcext:value-type="float">
            <text:p>0,00</text:p>
          </table:table-cell>
          <table:table-cell table:style-name="ce28" table:formula="of:=IF([$Compras.$A4]&lt;&gt;&quot;&quot;;VALUE(MID([$Compras.$A4];[$Tablas.$E$16];[$Tablas.$G$16]))/100;0)*IF(OR(VALUE([.B4])=3;VALUE([.B4])=8;VALUE([.B4])=13);-1;1)" office:value-type="float" office:value="0" calcext:value-type="float">
            <text:p>0,00</text:p>
          </table:table-cell>
          <table:table-cell table:style-name="ce28" table:formula="of:=IF([$Compras.$A4]&lt;&gt;&quot;&quot;;VALUE(MID([$Compras.$A4];[$Tablas.$E$17];[$Tablas.$G$17]))/100;0)*IF(OR(VALUE([.B4])=3;VALUE([.B4])=8;VALUE([.B4])=13);-1;1)" office:value-type="float" office:value="0" calcext:value-type="float">
            <text:p>0,00</text:p>
          </table:table-cell>
          <table:table-cell table:style-name="ce28" table:formula="of:=IF([$Compras.$A4]&lt;&gt;&quot;&quot;;VALUE(MID([$Compras.$A4];[$Tablas.$E$18];[$Tablas.$G$18]))/100;0)*IF(OR(VALUE([.B4])=3;VALUE([.B4])=8;VALUE([.B4])=13);-1;1)" office:value-type="float" office:value="0" calcext:value-type="float">
            <text:p>0,00</text:p>
          </table:table-cell>
          <table:table-cell table:style-name="ce25" table:formula="of:=MID([$Compras.$A4];[$Tablas.$E$19];[$Tablas.$G$19])" office:value-type="string" office:string-value="PES" calcext:value-type="string">
            <text:p>PES</text:p>
          </table:table-cell>
          <table:table-cell table:style-name="ce25" table:formula="of:=MID([$Compras.$A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4];[$Tablas.$E$21];[$Tablas.$G$21])" office:value-type="string" office:string-value="1" calcext:value-type="string">
            <text:p>1</text:p>
          </table:table-cell>
          <table:table-cell table:style-name="ce25" table:formula="of:=MID([$Compras.$A4];[$Tablas.$E$22];[$Tablas.$G$22])" office:value-type="string" office:string-value="0" calcext:value-type="string">
            <text:p>0</text:p>
          </table:table-cell>
          <table:table-cell table:style-name="ce28" table:formula="of:==IF([$Compras.$A4]&lt;&gt;&quot;&quot;;VALUE(MID([$Compras.$A4];[$Tablas.$E$23];[$Tablas.$G$23]))/100;0)*IF(OR(VALUE([.B4])=3;VALUE([.B4])=8;VALUE([.B4])=13);-1;1)" office:value-type="float" office:value="0" calcext:value-type="float">
            <text:p>0,00</text:p>
          </table:table-cell>
          <table:table-cell table:style-name="ce28" table:formula="of:==IF([$Compras.$A4]&lt;&gt;&quot;&quot;;VALUE(MID([$Compras.$A4];[$Tablas.$E$24];[$Tablas.$G$24]))/100;0)*IF(OR(VALUE([.B4])=3;VALUE([.B4])=8;VALUE([.B4])=13);-1;1)" office:value-type="float" office:value="0" calcext:value-type="float">
            <text:p>0,00</text:p>
          </table:table-cell>
          <table:table-cell table:style-name="ce25" table:formula="of:=MID([$Compras.$A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5];[$Tablas.$E$3];[$Tablas.$G$3])" office:value-type="string" office:string-value="20200801" calcext:value-type="string">
            <text:p>20200801</text:p>
          </table:table-cell>
          <table:table-cell table:style-name="ce25" table:formula="of:=MID([$Compras.$A5];[$Tablas.$E$4];[$Tablas.$G$4])" office:value-type="string" office:string-value="001" calcext:value-type="string">
            <text:p>001</text:p>
          </table:table-cell>
          <table:table-cell table:style-name="ce25" table:formula="of:=MID([$Compras.$A5];[$Tablas.$E$5];[$Tablas.$G$5])" office:value-type="string" office:string-value="00012" calcext:value-type="string">
            <text:p>00012</text:p>
          </table:table-cell>
          <table:table-cell table:style-name="ce25" table:formula="of:=MID([$Compras.$A5];[$Tablas.$E$6];[$Tablas.$G$6])" office:value-type="string" office:string-value="00000000000000000385" calcext:value-type="string">
            <text:p>00000000000000000385</text:p>
          </table:table-cell>
          <table:table-cell table:style-name="ce25" table:formula="of:=MID([$Compras.$A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5];[$Tablas.$E$8];[$Tablas.$G$8])" office:value-type="string" office:string-value="80" calcext:value-type="string">
            <text:p>80</text:p>
          </table:table-cell>
          <table:table-cell table:style-name="ce25" table:formula="of:=MID([$Compras.$A5];[$Tablas.$E$9];[$Tablas.$G$9])" office:value-type="string" office:string-value="00000000030707773916" calcext:value-type="string">
            <text:p>00000000030707773916</text:p>
          </table:table-cell>
          <table:table-cell table:style-name="ce25" table:formula="of:=MID([$Compras.$A5];[$Tablas.$E$10];[$Tablas.$G$10])" office:value-type="string" office:string-value="DANIEL INGENIERIA SRL         " calcext:value-type="string">
            <text:p>DANIEL INGENIERIA SRL <text:s text:c="8"/></text:p>
          </table:table-cell>
          <table:table-cell table:style-name="ce28" table:formula="of:==IF([$Compras.$A5]&lt;&gt;&quot;&quot;;VALUE(MID([$Compras.$A5];[$Tablas.$E$11];[$Tablas.$G$11]))/100;0)*IF(OR(VALUE([.B5])=3;VALUE([.B5])=8;VALUE([.B5])=13);-1;1)" office:value-type="float" office:value="43426.9" calcext:value-type="float">
            <text:p>43.426,90</text:p>
          </table:table-cell>
          <table:table-cell table:style-name="ce28" table:formula="of:=IF([$Compras.$A5]&lt;&gt;&quot;&quot;;VALUE(MID([$Compras.$A5];[$Tablas.$E$12];[$Tablas.$G$12]))/100;0)*IF(OR(VALUE([.B5])=3;VALUE([.B5])=8;VALUE([.B5])=13);-1;1)" office:value-type="float" office:value="0" calcext:value-type="float">
            <text:p>0,00</text:p>
          </table:table-cell>
          <table:table-cell table:style-name="ce28" table:formula="of:=IF([$Compras.$A5]&lt;&gt;&quot;&quot;;VALUE(MID([$Compras.$A5];[$Tablas.$E$13];[$Tablas.$G$13]))/100;0)*IF(OR(VALUE([.B5])=3;VALUE([.B5])=8;VALUE([.B5])=13);-1;1)" office:value-type="float" office:value="0" calcext:value-type="float">
            <text:p>0,00</text:p>
          </table:table-cell>
          <table:table-cell table:style-name="ce28" table:formula="of:=IF([$Compras.$A5]&lt;&gt;&quot;&quot;;VALUE(MID([$Compras.$A5];[$Tablas.$E$14];[$Tablas.$G$14]))/100;0)*IF(OR(VALUE([.B5])=3;VALUE([.B5])=8;VALUE([.B5])=13);-1;1)" office:value-type="float" office:value="0" calcext:value-type="float">
            <text:p>0,00</text:p>
          </table:table-cell>
          <table:table-cell table:style-name="ce28" table:formula="of:=IF([$Compras.$A5]&lt;&gt;&quot;&quot;;VALUE(MID([$Compras.$A5];[$Tablas.$E$15];[$Tablas.$G$15]))/100;0)*IF(OR(VALUE([.B5])=3;VALUE([.B5])=8;VALUE([.B5])=13);-1;1)" office:value-type="float" office:value="0" calcext:value-type="float">
            <text:p>0,00</text:p>
          </table:table-cell>
          <table:table-cell table:style-name="ce28" table:formula="of:=IF([$Compras.$A5]&lt;&gt;&quot;&quot;;VALUE(MID([$Compras.$A5];[$Tablas.$E$16];[$Tablas.$G$16]))/100;0)*IF(OR(VALUE([.B5])=3;VALUE([.B5])=8;VALUE([.B5])=13);-1;1)" office:value-type="float" office:value="0" calcext:value-type="float">
            <text:p>0,00</text:p>
          </table:table-cell>
          <table:table-cell table:style-name="ce28" table:formula="of:=IF([$Compras.$A5]&lt;&gt;&quot;&quot;;VALUE(MID([$Compras.$A5];[$Tablas.$E$17];[$Tablas.$G$17]))/100;0)*IF(OR(VALUE([.B5])=3;VALUE([.B5])=8;VALUE([.B5])=13);-1;1)" office:value-type="float" office:value="0" calcext:value-type="float">
            <text:p>0,00</text:p>
          </table:table-cell>
          <table:table-cell table:style-name="ce28" table:formula="of:=IF([$Compras.$A5]&lt;&gt;&quot;&quot;;VALUE(MID([$Compras.$A5];[$Tablas.$E$18];[$Tablas.$G$18]))/100;0)*IF(OR(VALUE([.B5])=3;VALUE([.B5])=8;VALUE([.B5])=13);-1;1)" office:value-type="float" office:value="0" calcext:value-type="float">
            <text:p>0,00</text:p>
          </table:table-cell>
          <table:table-cell table:style-name="ce25" table:formula="of:=MID([$Compras.$A5];[$Tablas.$E$19];[$Tablas.$G$19])" office:value-type="string" office:string-value="PES" calcext:value-type="string">
            <text:p>PES</text:p>
          </table:table-cell>
          <table:table-cell table:style-name="ce25" table:formula="of:=MID([$Compras.$A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5];[$Tablas.$E$21];[$Tablas.$G$21])" office:value-type="string" office:string-value="1" calcext:value-type="string">
            <text:p>1</text:p>
          </table:table-cell>
          <table:table-cell table:style-name="ce25" table:formula="of:=MID([$Compras.$A5];[$Tablas.$E$22];[$Tablas.$G$22])" office:value-type="string" office:string-value="0" calcext:value-type="string">
            <text:p>0</text:p>
          </table:table-cell>
          <table:table-cell table:style-name="ce28" table:formula="of:==IF([$Compras.$A5]&lt;&gt;&quot;&quot;;VALUE(MID([$Compras.$A5];[$Tablas.$E$23];[$Tablas.$G$23]))/100;0)*IF(OR(VALUE([.B5])=3;VALUE([.B5])=8;VALUE([.B5])=13);-1;1)" office:value-type="float" office:value="0" calcext:value-type="float">
            <text:p>0,00</text:p>
          </table:table-cell>
          <table:table-cell table:style-name="ce28" table:formula="of:==IF([$Compras.$A5]&lt;&gt;&quot;&quot;;VALUE(MID([$Compras.$A5];[$Tablas.$E$24];[$Tablas.$G$24]))/100;0)*IF(OR(VALUE([.B5])=3;VALUE([.B5])=8;VALUE([.B5])=13);-1;1)" office:value-type="float" office:value="0" calcext:value-type="float">
            <text:p>0,00</text:p>
          </table:table-cell>
          <table:table-cell table:style-name="ce25" table:formula="of:=MID([$Compras.$A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6];[$Tablas.$E$3];[$Tablas.$G$3])" office:value-type="string" office:string-value="20200801" calcext:value-type="string">
            <text:p>20200801</text:p>
          </table:table-cell>
          <table:table-cell table:style-name="ce25" table:formula="of:=MID([$Compras.$A6];[$Tablas.$E$4];[$Tablas.$G$4])" office:value-type="string" office:string-value="001" calcext:value-type="string">
            <text:p>001</text:p>
          </table:table-cell>
          <table:table-cell table:style-name="ce25" table:formula="of:=MID([$Compras.$A6];[$Tablas.$E$5];[$Tablas.$G$5])" office:value-type="string" office:string-value="00003" calcext:value-type="string">
            <text:p>00003</text:p>
          </table:table-cell>
          <table:table-cell table:style-name="ce25" table:formula="of:=MID([$Compras.$A6];[$Tablas.$E$6];[$Tablas.$G$6])" office:value-type="string" office:string-value="00000000000000001711" calcext:value-type="string">
            <text:p>00000000000000001711</text:p>
          </table:table-cell>
          <table:table-cell table:style-name="ce25" table:formula="of:=MID([$Compras.$A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];[$Tablas.$E$8];[$Tablas.$G$8])" office:value-type="string" office:string-value="80" calcext:value-type="string">
            <text:p>80</text:p>
          </table:table-cell>
          <table:table-cell table:style-name="ce25" table:formula="of:=MID([$Compras.$A6];[$Tablas.$E$9];[$Tablas.$G$9])" office:value-type="string" office:string-value="00000000020117813089" calcext:value-type="string">
            <text:p>00000000020117813089</text:p>
          </table:table-cell>
          <table:table-cell table:style-name="ce25" table:formula="of:=MID([$Compras.$A6];[$Tablas.$E$10];[$Tablas.$G$10])" office:value-type="string" office:string-value="DELORENZI VICENTE LUIS        " calcext:value-type="string">
            <text:p>DELORENZI VICENTE LUIS <text:s text:c="7"/></text:p>
          </table:table-cell>
          <table:table-cell table:style-name="ce28" table:formula="of:==IF([$Compras.$A6]&lt;&gt;&quot;&quot;;VALUE(MID([$Compras.$A6];[$Tablas.$E$11];[$Tablas.$G$11]))/100;0)*IF(OR(VALUE([.B6])=3;VALUE([.B6])=8;VALUE([.B6])=13);-1;1)" office:value-type="float" office:value="14654.5" calcext:value-type="float">
            <text:p>14.654,50</text:p>
          </table:table-cell>
          <table:table-cell table:style-name="ce28" table:formula="of:=IF([$Compras.$A6]&lt;&gt;&quot;&quot;;VALUE(MID([$Compras.$A6];[$Tablas.$E$12];[$Tablas.$G$12]))/100;0)*IF(OR(VALUE([.B6])=3;VALUE([.B6])=8;VALUE([.B6])=13);-1;1)" office:value-type="float" office:value="0" calcext:value-type="float">
            <text:p>0,00</text:p>
          </table:table-cell>
          <table:table-cell table:style-name="ce28" table:formula="of:=IF([$Compras.$A6]&lt;&gt;&quot;&quot;;VALUE(MID([$Compras.$A6];[$Tablas.$E$13];[$Tablas.$G$13]))/100;0)*IF(OR(VALUE([.B6])=3;VALUE([.B6])=8;VALUE([.B6])=13);-1;1)" office:value-type="float" office:value="0" calcext:value-type="float">
            <text:p>0,00</text:p>
          </table:table-cell>
          <table:table-cell table:style-name="ce28" table:formula="of:=IF([$Compras.$A6]&lt;&gt;&quot;&quot;;VALUE(MID([$Compras.$A6];[$Tablas.$E$14];[$Tablas.$G$14]))/100;0)*IF(OR(VALUE([.B6])=3;VALUE([.B6])=8;VALUE([.B6])=13);-1;1)" office:value-type="float" office:value="0" calcext:value-type="float">
            <text:p>0,00</text:p>
          </table:table-cell>
          <table:table-cell table:style-name="ce28" table:formula="of:=IF([$Compras.$A6]&lt;&gt;&quot;&quot;;VALUE(MID([$Compras.$A6];[$Tablas.$E$15];[$Tablas.$G$15]))/100;0)*IF(OR(VALUE([.B6])=3;VALUE([.B6])=8;VALUE([.B6])=13);-1;1)" office:value-type="float" office:value="0" calcext:value-type="float">
            <text:p>0,00</text:p>
          </table:table-cell>
          <table:table-cell table:style-name="ce28" table:formula="of:=IF([$Compras.$A6]&lt;&gt;&quot;&quot;;VALUE(MID([$Compras.$A6];[$Tablas.$E$16];[$Tablas.$G$16]))/100;0)*IF(OR(VALUE([.B6])=3;VALUE([.B6])=8;VALUE([.B6])=13);-1;1)" office:value-type="float" office:value="0" calcext:value-type="float">
            <text:p>0,00</text:p>
          </table:table-cell>
          <table:table-cell table:style-name="ce28" table:formula="of:=IF([$Compras.$A6]&lt;&gt;&quot;&quot;;VALUE(MID([$Compras.$A6];[$Tablas.$E$17];[$Tablas.$G$17]))/100;0)*IF(OR(VALUE([.B6])=3;VALUE([.B6])=8;VALUE([.B6])=13);-1;1)" office:value-type="float" office:value="0" calcext:value-type="float">
            <text:p>0,00</text:p>
          </table:table-cell>
          <table:table-cell table:style-name="ce28" table:formula="of:=IF([$Compras.$A6]&lt;&gt;&quot;&quot;;VALUE(MID([$Compras.$A6];[$Tablas.$E$18];[$Tablas.$G$18]))/100;0)*IF(OR(VALUE([.B6])=3;VALUE([.B6])=8;VALUE([.B6])=13);-1;1)" office:value-type="float" office:value="0" calcext:value-type="float">
            <text:p>0,00</text:p>
          </table:table-cell>
          <table:table-cell table:style-name="ce25" table:formula="of:=MID([$Compras.$A6];[$Tablas.$E$19];[$Tablas.$G$19])" office:value-type="string" office:string-value="PES" calcext:value-type="string">
            <text:p>PES</text:p>
          </table:table-cell>
          <table:table-cell table:style-name="ce25" table:formula="of:=MID([$Compras.$A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6];[$Tablas.$E$21];[$Tablas.$G$21])" office:value-type="string" office:string-value="1" calcext:value-type="string">
            <text:p>1</text:p>
          </table:table-cell>
          <table:table-cell table:style-name="ce25" table:formula="of:=MID([$Compras.$A6];[$Tablas.$E$22];[$Tablas.$G$22])" office:value-type="string" office:string-value="0" calcext:value-type="string">
            <text:p>0</text:p>
          </table:table-cell>
          <table:table-cell table:style-name="ce28" table:formula="of:==IF([$Compras.$A6]&lt;&gt;&quot;&quot;;VALUE(MID([$Compras.$A6];[$Tablas.$E$23];[$Tablas.$G$23]))/100;0)*IF(OR(VALUE([.B6])=3;VALUE([.B6])=8;VALUE([.B6])=13);-1;1)" office:value-type="float" office:value="0" calcext:value-type="float">
            <text:p>0,00</text:p>
          </table:table-cell>
          <table:table-cell table:style-name="ce28" table:formula="of:==IF([$Compras.$A6]&lt;&gt;&quot;&quot;;VALUE(MID([$Compras.$A6];[$Tablas.$E$24];[$Tablas.$G$24]))/100;0)*IF(OR(VALUE([.B6])=3;VALUE([.B6])=8;VALUE([.B6])=13);-1;1)" office:value-type="float" office:value="0" calcext:value-type="float">
            <text:p>0,00</text:p>
          </table:table-cell>
          <table:table-cell table:style-name="ce25" table:formula="of:=MID([$Compras.$A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7];[$Tablas.$E$3];[$Tablas.$G$3])" office:value-type="string" office:string-value="20200801" calcext:value-type="string">
            <text:p>20200801</text:p>
          </table:table-cell>
          <table:table-cell table:style-name="ce25" table:formula="of:=MID([$Compras.$A7];[$Tablas.$E$4];[$Tablas.$G$4])" office:value-type="string" office:string-value="001" calcext:value-type="string">
            <text:p>001</text:p>
          </table:table-cell>
          <table:table-cell table:style-name="ce25" table:formula="of:=MID([$Compras.$A7];[$Tablas.$E$5];[$Tablas.$G$5])" office:value-type="string" office:string-value="00003" calcext:value-type="string">
            <text:p>00003</text:p>
          </table:table-cell>
          <table:table-cell table:style-name="ce25" table:formula="of:=MID([$Compras.$A7];[$Tablas.$E$6];[$Tablas.$G$6])" office:value-type="string" office:string-value="00000000000000001708" calcext:value-type="string">
            <text:p>00000000000000001708</text:p>
          </table:table-cell>
          <table:table-cell table:style-name="ce25" table:formula="of:=MID([$Compras.$A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7];[$Tablas.$E$8];[$Tablas.$G$8])" office:value-type="string" office:string-value="80" calcext:value-type="string">
            <text:p>80</text:p>
          </table:table-cell>
          <table:table-cell table:style-name="ce25" table:formula="of:=MID([$Compras.$A7];[$Tablas.$E$9];[$Tablas.$G$9])" office:value-type="string" office:string-value="00000000020117813089" calcext:value-type="string">
            <text:p>00000000020117813089</text:p>
          </table:table-cell>
          <table:table-cell table:style-name="ce25" table:formula="of:=MID([$Compras.$A7];[$Tablas.$E$10];[$Tablas.$G$10])" office:value-type="string" office:string-value="DELORENZI VICENTE LUIS        " calcext:value-type="string">
            <text:p>DELORENZI VICENTE LUIS <text:s text:c="7"/></text:p>
          </table:table-cell>
          <table:table-cell table:style-name="ce28" table:formula="of:==IF([$Compras.$A7]&lt;&gt;&quot;&quot;;VALUE(MID([$Compras.$A7];[$Tablas.$E$11];[$Tablas.$G$11]))/100;0)*IF(OR(VALUE([.B7])=3;VALUE([.B7])=8;VALUE([.B7])=13);-1;1)" office:value-type="float" office:value="18581.73" calcext:value-type="float">
            <text:p>18.581,73</text:p>
          </table:table-cell>
          <table:table-cell table:style-name="ce28" table:formula="of:=IF([$Compras.$A7]&lt;&gt;&quot;&quot;;VALUE(MID([$Compras.$A7];[$Tablas.$E$12];[$Tablas.$G$12]))/100;0)*IF(OR(VALUE([.B7])=3;VALUE([.B7])=8;VALUE([.B7])=13);-1;1)" office:value-type="float" office:value="0" calcext:value-type="float">
            <text:p>0,00</text:p>
          </table:table-cell>
          <table:table-cell table:style-name="ce28" table:formula="of:=IF([$Compras.$A7]&lt;&gt;&quot;&quot;;VALUE(MID([$Compras.$A7];[$Tablas.$E$13];[$Tablas.$G$13]))/100;0)*IF(OR(VALUE([.B7])=3;VALUE([.B7])=8;VALUE([.B7])=13);-1;1)" office:value-type="float" office:value="0" calcext:value-type="float">
            <text:p>0,00</text:p>
          </table:table-cell>
          <table:table-cell table:style-name="ce28" table:formula="of:=IF([$Compras.$A7]&lt;&gt;&quot;&quot;;VALUE(MID([$Compras.$A7];[$Tablas.$E$14];[$Tablas.$G$14]))/100;0)*IF(OR(VALUE([.B7])=3;VALUE([.B7])=8;VALUE([.B7])=13);-1;1)" office:value-type="float" office:value="0" calcext:value-type="float">
            <text:p>0,00</text:p>
          </table:table-cell>
          <table:table-cell table:style-name="ce28" table:formula="of:=IF([$Compras.$A7]&lt;&gt;&quot;&quot;;VALUE(MID([$Compras.$A7];[$Tablas.$E$15];[$Tablas.$G$15]))/100;0)*IF(OR(VALUE([.B7])=3;VALUE([.B7])=8;VALUE([.B7])=13);-1;1)" office:value-type="float" office:value="0" calcext:value-type="float">
            <text:p>0,00</text:p>
          </table:table-cell>
          <table:table-cell table:style-name="ce28" table:formula="of:=IF([$Compras.$A7]&lt;&gt;&quot;&quot;;VALUE(MID([$Compras.$A7];[$Tablas.$E$16];[$Tablas.$G$16]))/100;0)*IF(OR(VALUE([.B7])=3;VALUE([.B7])=8;VALUE([.B7])=13);-1;1)" office:value-type="float" office:value="0" calcext:value-type="float">
            <text:p>0,00</text:p>
          </table:table-cell>
          <table:table-cell table:style-name="ce28" table:formula="of:=IF([$Compras.$A7]&lt;&gt;&quot;&quot;;VALUE(MID([$Compras.$A7];[$Tablas.$E$17];[$Tablas.$G$17]))/100;0)*IF(OR(VALUE([.B7])=3;VALUE([.B7])=8;VALUE([.B7])=13);-1;1)" office:value-type="float" office:value="0" calcext:value-type="float">
            <text:p>0,00</text:p>
          </table:table-cell>
          <table:table-cell table:style-name="ce28" table:formula="of:=IF([$Compras.$A7]&lt;&gt;&quot;&quot;;VALUE(MID([$Compras.$A7];[$Tablas.$E$18];[$Tablas.$G$18]))/100;0)*IF(OR(VALUE([.B7])=3;VALUE([.B7])=8;VALUE([.B7])=13);-1;1)" office:value-type="float" office:value="0" calcext:value-type="float">
            <text:p>0,00</text:p>
          </table:table-cell>
          <table:table-cell table:style-name="ce25" table:formula="of:=MID([$Compras.$A7];[$Tablas.$E$19];[$Tablas.$G$19])" office:value-type="string" office:string-value="PES" calcext:value-type="string">
            <text:p>PES</text:p>
          </table:table-cell>
          <table:table-cell table:style-name="ce25" table:formula="of:=MID([$Compras.$A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7];[$Tablas.$E$21];[$Tablas.$G$21])" office:value-type="string" office:string-value="1" calcext:value-type="string">
            <text:p>1</text:p>
          </table:table-cell>
          <table:table-cell table:style-name="ce25" table:formula="of:=MID([$Compras.$A7];[$Tablas.$E$22];[$Tablas.$G$22])" office:value-type="string" office:string-value="0" calcext:value-type="string">
            <text:p>0</text:p>
          </table:table-cell>
          <table:table-cell table:style-name="ce28" table:formula="of:==IF([$Compras.$A7]&lt;&gt;&quot;&quot;;VALUE(MID([$Compras.$A7];[$Tablas.$E$23];[$Tablas.$G$23]))/100;0)*IF(OR(VALUE([.B7])=3;VALUE([.B7])=8;VALUE([.B7])=13);-1;1)" office:value-type="float" office:value="0" calcext:value-type="float">
            <text:p>0,00</text:p>
          </table:table-cell>
          <table:table-cell table:style-name="ce28" table:formula="of:==IF([$Compras.$A7]&lt;&gt;&quot;&quot;;VALUE(MID([$Compras.$A7];[$Tablas.$E$24];[$Tablas.$G$24]))/100;0)*IF(OR(VALUE([.B7])=3;VALUE([.B7])=8;VALUE([.B7])=13);-1;1)" office:value-type="float" office:value="0" calcext:value-type="float">
            <text:p>0,00</text:p>
          </table:table-cell>
          <table:table-cell table:style-name="ce25" table:formula="of:=MID([$Compras.$A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8];[$Tablas.$E$3];[$Tablas.$G$3])" office:value-type="string" office:string-value="20200801" calcext:value-type="string">
            <text:p>20200801</text:p>
          </table:table-cell>
          <table:table-cell table:style-name="ce25" table:formula="of:=MID([$Compras.$A8];[$Tablas.$E$4];[$Tablas.$G$4])" office:value-type="string" office:string-value="001" calcext:value-type="string">
            <text:p>001</text:p>
          </table:table-cell>
          <table:table-cell table:style-name="ce25" table:formula="of:=MID([$Compras.$A8];[$Tablas.$E$5];[$Tablas.$G$5])" office:value-type="string" office:string-value="00003" calcext:value-type="string">
            <text:p>00003</text:p>
          </table:table-cell>
          <table:table-cell table:style-name="ce25" table:formula="of:=MID([$Compras.$A8];[$Tablas.$E$6];[$Tablas.$G$6])" office:value-type="string" office:string-value="00000000000000001710" calcext:value-type="string">
            <text:p>00000000000000001710</text:p>
          </table:table-cell>
          <table:table-cell table:style-name="ce25" table:formula="of:=MID([$Compras.$A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8];[$Tablas.$E$8];[$Tablas.$G$8])" office:value-type="string" office:string-value="80" calcext:value-type="string">
            <text:p>80</text:p>
          </table:table-cell>
          <table:table-cell table:style-name="ce25" table:formula="of:=MID([$Compras.$A8];[$Tablas.$E$9];[$Tablas.$G$9])" office:value-type="string" office:string-value="00000000020117813089" calcext:value-type="string">
            <text:p>00000000020117813089</text:p>
          </table:table-cell>
          <table:table-cell table:style-name="ce25" table:formula="of:=MID([$Compras.$A8];[$Tablas.$E$10];[$Tablas.$G$10])" office:value-type="string" office:string-value="DELORENZI VICENTE LUIS        " calcext:value-type="string">
            <text:p>DELORENZI VICENTE LUIS <text:s text:c="7"/></text:p>
          </table:table-cell>
          <table:table-cell table:style-name="ce28" table:formula="of:==IF([$Compras.$A8]&lt;&gt;&quot;&quot;;VALUE(MID([$Compras.$A8];[$Tablas.$E$11];[$Tablas.$G$11]))/100;0)*IF(OR(VALUE([.B8])=3;VALUE([.B8])=8;VALUE([.B8])=13);-1;1)" office:value-type="float" office:value="22992.38" calcext:value-type="float">
            <text:p>22.992,38</text:p>
          </table:table-cell>
          <table:table-cell table:style-name="ce28" table:formula="of:=IF([$Compras.$A8]&lt;&gt;&quot;&quot;;VALUE(MID([$Compras.$A8];[$Tablas.$E$12];[$Tablas.$G$12]))/100;0)*IF(OR(VALUE([.B8])=3;VALUE([.B8])=8;VALUE([.B8])=13);-1;1)" office:value-type="float" office:value="0" calcext:value-type="float">
            <text:p>0,00</text:p>
          </table:table-cell>
          <table:table-cell table:style-name="ce28" table:formula="of:=IF([$Compras.$A8]&lt;&gt;&quot;&quot;;VALUE(MID([$Compras.$A8];[$Tablas.$E$13];[$Tablas.$G$13]))/100;0)*IF(OR(VALUE([.B8])=3;VALUE([.B8])=8;VALUE([.B8])=13);-1;1)" office:value-type="float" office:value="0" calcext:value-type="float">
            <text:p>0,00</text:p>
          </table:table-cell>
          <table:table-cell table:style-name="ce28" table:formula="of:=IF([$Compras.$A8]&lt;&gt;&quot;&quot;;VALUE(MID([$Compras.$A8];[$Tablas.$E$14];[$Tablas.$G$14]))/100;0)*IF(OR(VALUE([.B8])=3;VALUE([.B8])=8;VALUE([.B8])=13);-1;1)" office:value-type="float" office:value="0" calcext:value-type="float">
            <text:p>0,00</text:p>
          </table:table-cell>
          <table:table-cell table:style-name="ce28" table:formula="of:=IF([$Compras.$A8]&lt;&gt;&quot;&quot;;VALUE(MID([$Compras.$A8];[$Tablas.$E$15];[$Tablas.$G$15]))/100;0)*IF(OR(VALUE([.B8])=3;VALUE([.B8])=8;VALUE([.B8])=13);-1;1)" office:value-type="float" office:value="0" calcext:value-type="float">
            <text:p>0,00</text:p>
          </table:table-cell>
          <table:table-cell table:style-name="ce28" table:formula="of:=IF([$Compras.$A8]&lt;&gt;&quot;&quot;;VALUE(MID([$Compras.$A8];[$Tablas.$E$16];[$Tablas.$G$16]))/100;0)*IF(OR(VALUE([.B8])=3;VALUE([.B8])=8;VALUE([.B8])=13);-1;1)" office:value-type="float" office:value="0" calcext:value-type="float">
            <text:p>0,00</text:p>
          </table:table-cell>
          <table:table-cell table:style-name="ce28" table:formula="of:=IF([$Compras.$A8]&lt;&gt;&quot;&quot;;VALUE(MID([$Compras.$A8];[$Tablas.$E$17];[$Tablas.$G$17]))/100;0)*IF(OR(VALUE([.B8])=3;VALUE([.B8])=8;VALUE([.B8])=13);-1;1)" office:value-type="float" office:value="0" calcext:value-type="float">
            <text:p>0,00</text:p>
          </table:table-cell>
          <table:table-cell table:style-name="ce28" table:formula="of:=IF([$Compras.$A8]&lt;&gt;&quot;&quot;;VALUE(MID([$Compras.$A8];[$Tablas.$E$18];[$Tablas.$G$18]))/100;0)*IF(OR(VALUE([.B8])=3;VALUE([.B8])=8;VALUE([.B8])=13);-1;1)" office:value-type="float" office:value="0" calcext:value-type="float">
            <text:p>0,00</text:p>
          </table:table-cell>
          <table:table-cell table:style-name="ce25" table:formula="of:=MID([$Compras.$A8];[$Tablas.$E$19];[$Tablas.$G$19])" office:value-type="string" office:string-value="PES" calcext:value-type="string">
            <text:p>PES</text:p>
          </table:table-cell>
          <table:table-cell table:style-name="ce25" table:formula="of:=MID([$Compras.$A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8];[$Tablas.$E$21];[$Tablas.$G$21])" office:value-type="string" office:string-value="1" calcext:value-type="string">
            <text:p>1</text:p>
          </table:table-cell>
          <table:table-cell table:style-name="ce25" table:formula="of:=MID([$Compras.$A8];[$Tablas.$E$22];[$Tablas.$G$22])" office:value-type="string" office:string-value="0" calcext:value-type="string">
            <text:p>0</text:p>
          </table:table-cell>
          <table:table-cell table:style-name="ce28" table:formula="of:==IF([$Compras.$A8]&lt;&gt;&quot;&quot;;VALUE(MID([$Compras.$A8];[$Tablas.$E$23];[$Tablas.$G$23]))/100;0)*IF(OR(VALUE([.B8])=3;VALUE([.B8])=8;VALUE([.B8])=13);-1;1)" office:value-type="float" office:value="0" calcext:value-type="float">
            <text:p>0,00</text:p>
          </table:table-cell>
          <table:table-cell table:style-name="ce28" table:formula="of:==IF([$Compras.$A8]&lt;&gt;&quot;&quot;;VALUE(MID([$Compras.$A8];[$Tablas.$E$24];[$Tablas.$G$24]))/100;0)*IF(OR(VALUE([.B8])=3;VALUE([.B8])=8;VALUE([.B8])=13);-1;1)" office:value-type="float" office:value="0" calcext:value-type="float">
            <text:p>0,00</text:p>
          </table:table-cell>
          <table:table-cell table:style-name="ce25" table:formula="of:=MID([$Compras.$A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9];[$Tablas.$E$3];[$Tablas.$G$3])" office:value-type="string" office:string-value="20200801" calcext:value-type="string">
            <text:p>20200801</text:p>
          </table:table-cell>
          <table:table-cell table:style-name="ce25" table:formula="of:=MID([$Compras.$A9];[$Tablas.$E$4];[$Tablas.$G$4])" office:value-type="string" office:string-value="001" calcext:value-type="string">
            <text:p>001</text:p>
          </table:table-cell>
          <table:table-cell table:style-name="ce25" table:formula="of:=MID([$Compras.$A9];[$Tablas.$E$5];[$Tablas.$G$5])" office:value-type="string" office:string-value="00003" calcext:value-type="string">
            <text:p>00003</text:p>
          </table:table-cell>
          <table:table-cell table:style-name="ce25" table:formula="of:=MID([$Compras.$A9];[$Tablas.$E$6];[$Tablas.$G$6])" office:value-type="string" office:string-value="00000000000000001709" calcext:value-type="string">
            <text:p>00000000000000001709</text:p>
          </table:table-cell>
          <table:table-cell table:style-name="ce25" table:formula="of:=MID([$Compras.$A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9];[$Tablas.$E$8];[$Tablas.$G$8])" office:value-type="string" office:string-value="80" calcext:value-type="string">
            <text:p>80</text:p>
          </table:table-cell>
          <table:table-cell table:style-name="ce25" table:formula="of:=MID([$Compras.$A9];[$Tablas.$E$9];[$Tablas.$G$9])" office:value-type="string" office:string-value="00000000020117813089" calcext:value-type="string">
            <text:p>00000000020117813089</text:p>
          </table:table-cell>
          <table:table-cell table:style-name="ce25" table:formula="of:=MID([$Compras.$A9];[$Tablas.$E$10];[$Tablas.$G$10])" office:value-type="string" office:string-value="DELORENZI VICENTE LUIS        " calcext:value-type="string">
            <text:p>DELORENZI VICENTE LUIS <text:s text:c="7"/></text:p>
          </table:table-cell>
          <table:table-cell table:style-name="ce28" table:formula="of:==IF([$Compras.$A9]&lt;&gt;&quot;&quot;;VALUE(MID([$Compras.$A9];[$Tablas.$E$11];[$Tablas.$G$11]))/100;0)*IF(OR(VALUE([.B9])=3;VALUE([.B9])=8;VALUE([.B9])=13);-1;1)" office:value-type="float" office:value="25365.3" calcext:value-type="float">
            <text:p>25.365,30</text:p>
          </table:table-cell>
          <table:table-cell table:style-name="ce28" table:formula="of:=IF([$Compras.$A9]&lt;&gt;&quot;&quot;;VALUE(MID([$Compras.$A9];[$Tablas.$E$12];[$Tablas.$G$12]))/100;0)*IF(OR(VALUE([.B9])=3;VALUE([.B9])=8;VALUE([.B9])=13);-1;1)" office:value-type="float" office:value="0" calcext:value-type="float">
            <text:p>0,00</text:p>
          </table:table-cell>
          <table:table-cell table:style-name="ce28" table:formula="of:=IF([$Compras.$A9]&lt;&gt;&quot;&quot;;VALUE(MID([$Compras.$A9];[$Tablas.$E$13];[$Tablas.$G$13]))/100;0)*IF(OR(VALUE([.B9])=3;VALUE([.B9])=8;VALUE([.B9])=13);-1;1)" office:value-type="float" office:value="0" calcext:value-type="float">
            <text:p>0,00</text:p>
          </table:table-cell>
          <table:table-cell table:style-name="ce28" table:formula="of:=IF([$Compras.$A9]&lt;&gt;&quot;&quot;;VALUE(MID([$Compras.$A9];[$Tablas.$E$14];[$Tablas.$G$14]))/100;0)*IF(OR(VALUE([.B9])=3;VALUE([.B9])=8;VALUE([.B9])=13);-1;1)" office:value-type="float" office:value="0" calcext:value-type="float">
            <text:p>0,00</text:p>
          </table:table-cell>
          <table:table-cell table:style-name="ce28" table:formula="of:=IF([$Compras.$A9]&lt;&gt;&quot;&quot;;VALUE(MID([$Compras.$A9];[$Tablas.$E$15];[$Tablas.$G$15]))/100;0)*IF(OR(VALUE([.B9])=3;VALUE([.B9])=8;VALUE([.B9])=13);-1;1)" office:value-type="float" office:value="0" calcext:value-type="float">
            <text:p>0,00</text:p>
          </table:table-cell>
          <table:table-cell table:style-name="ce28" table:formula="of:=IF([$Compras.$A9]&lt;&gt;&quot;&quot;;VALUE(MID([$Compras.$A9];[$Tablas.$E$16];[$Tablas.$G$16]))/100;0)*IF(OR(VALUE([.B9])=3;VALUE([.B9])=8;VALUE([.B9])=13);-1;1)" office:value-type="float" office:value="0" calcext:value-type="float">
            <text:p>0,00</text:p>
          </table:table-cell>
          <table:table-cell table:style-name="ce28" table:formula="of:=IF([$Compras.$A9]&lt;&gt;&quot;&quot;;VALUE(MID([$Compras.$A9];[$Tablas.$E$17];[$Tablas.$G$17]))/100;0)*IF(OR(VALUE([.B9])=3;VALUE([.B9])=8;VALUE([.B9])=13);-1;1)" office:value-type="float" office:value="0" calcext:value-type="float">
            <text:p>0,00</text:p>
          </table:table-cell>
          <table:table-cell table:style-name="ce28" table:formula="of:=IF([$Compras.$A9]&lt;&gt;&quot;&quot;;VALUE(MID([$Compras.$A9];[$Tablas.$E$18];[$Tablas.$G$18]))/100;0)*IF(OR(VALUE([.B9])=3;VALUE([.B9])=8;VALUE([.B9])=13);-1;1)" office:value-type="float" office:value="0" calcext:value-type="float">
            <text:p>0,00</text:p>
          </table:table-cell>
          <table:table-cell table:style-name="ce25" table:formula="of:=MID([$Compras.$A9];[$Tablas.$E$19];[$Tablas.$G$19])" office:value-type="string" office:string-value="PES" calcext:value-type="string">
            <text:p>PES</text:p>
          </table:table-cell>
          <table:table-cell table:style-name="ce25" table:formula="of:=MID([$Compras.$A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9];[$Tablas.$E$21];[$Tablas.$G$21])" office:value-type="string" office:string-value="1" calcext:value-type="string">
            <text:p>1</text:p>
          </table:table-cell>
          <table:table-cell table:style-name="ce25" table:formula="of:=MID([$Compras.$A9];[$Tablas.$E$22];[$Tablas.$G$22])" office:value-type="string" office:string-value="0" calcext:value-type="string">
            <text:p>0</text:p>
          </table:table-cell>
          <table:table-cell table:style-name="ce28" table:formula="of:==IF([$Compras.$A9]&lt;&gt;&quot;&quot;;VALUE(MID([$Compras.$A9];[$Tablas.$E$23];[$Tablas.$G$23]))/100;0)*IF(OR(VALUE([.B9])=3;VALUE([.B9])=8;VALUE([.B9])=13);-1;1)" office:value-type="float" office:value="0" calcext:value-type="float">
            <text:p>0,00</text:p>
          </table:table-cell>
          <table:table-cell table:style-name="ce28" table:formula="of:==IF([$Compras.$A9]&lt;&gt;&quot;&quot;;VALUE(MID([$Compras.$A9];[$Tablas.$E$24];[$Tablas.$G$24]))/100;0)*IF(OR(VALUE([.B9])=3;VALUE([.B9])=8;VALUE([.B9])=13);-1;1)" office:value-type="float" office:value="0" calcext:value-type="float">
            <text:p>0,00</text:p>
          </table:table-cell>
          <table:table-cell table:style-name="ce25" table:formula="of:=MID([$Compras.$A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0];[$Tablas.$E$3];[$Tablas.$G$3])" office:value-type="string" office:string-value="20200801" calcext:value-type="string">
            <text:p>20200801</text:p>
          </table:table-cell>
          <table:table-cell table:style-name="ce25" table:formula="of:=MID([$Compras.$A10];[$Tablas.$E$4];[$Tablas.$G$4])" office:value-type="string" office:string-value="001" calcext:value-type="string">
            <text:p>001</text:p>
          </table:table-cell>
          <table:table-cell table:style-name="ce25" table:formula="of:=MID([$Compras.$A10];[$Tablas.$E$5];[$Tablas.$G$5])" office:value-type="string" office:string-value="00008" calcext:value-type="string">
            <text:p>00008</text:p>
          </table:table-cell>
          <table:table-cell table:style-name="ce25" table:formula="of:=MID([$Compras.$A10];[$Tablas.$E$6];[$Tablas.$G$6])" office:value-type="string" office:string-value="00000000000000006786" calcext:value-type="string">
            <text:p>00000000000000006786</text:p>
          </table:table-cell>
          <table:table-cell table:style-name="ce25" table:formula="of:=MID([$Compras.$A1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0];[$Tablas.$E$8];[$Tablas.$G$8])" office:value-type="string" office:string-value="80" calcext:value-type="string">
            <text:p>80</text:p>
          </table:table-cell>
          <table:table-cell table:style-name="ce25" table:formula="of:=MID([$Compras.$A10];[$Tablas.$E$9];[$Tablas.$G$9])" office:value-type="string" office:string-value="00000000033714576629" calcext:value-type="string">
            <text:p>00000000033714576629</text:p>
          </table:table-cell>
          <table:table-cell table:style-name="ce25" table:formula="of:=MID([$Compras.$A10];[$Tablas.$E$10];[$Tablas.$G$10])" office:value-type="string" office:string-value="HORMECO S.R.L.                " calcext:value-type="string">
            <text:p>HORMECO S.R.L. <text:s text:c="15"/></text:p>
          </table:table-cell>
          <table:table-cell table:style-name="ce28" table:formula="of:==IF([$Compras.$A10]&lt;&gt;&quot;&quot;;VALUE(MID([$Compras.$A10];[$Tablas.$E$11];[$Tablas.$G$11]))/100;0)*IF(OR(VALUE([.B10])=3;VALUE([.B10])=8;VALUE([.B10])=13);-1;1)" office:value-type="float" office:value="26895" calcext:value-type="float">
            <text:p>26.895,00</text:p>
          </table:table-cell>
          <table:table-cell table:style-name="ce28" table:formula="of:=IF([$Compras.$A10]&lt;&gt;&quot;&quot;;VALUE(MID([$Compras.$A10];[$Tablas.$E$12];[$Tablas.$G$12]))/100;0)*IF(OR(VALUE([.B10])=3;VALUE([.B10])=8;VALUE([.B10])=13);-1;1)" office:value-type="float" office:value="0" calcext:value-type="float">
            <text:p>0,00</text:p>
          </table:table-cell>
          <table:table-cell table:style-name="ce28" table:formula="of:=IF([$Compras.$A10]&lt;&gt;&quot;&quot;;VALUE(MID([$Compras.$A10];[$Tablas.$E$13];[$Tablas.$G$13]))/100;0)*IF(OR(VALUE([.B10])=3;VALUE([.B10])=8;VALUE([.B10])=13);-1;1)" office:value-type="float" office:value="0" calcext:value-type="float">
            <text:p>0,00</text:p>
          </table:table-cell>
          <table:table-cell table:style-name="ce28" table:formula="of:=IF([$Compras.$A10]&lt;&gt;&quot;&quot;;VALUE(MID([$Compras.$A10];[$Tablas.$E$14];[$Tablas.$G$14]))/100;0)*IF(OR(VALUE([.B10])=3;VALUE([.B10])=8;VALUE([.B10])=13);-1;1)" office:value-type="float" office:value="0" calcext:value-type="float">
            <text:p>0,00</text:p>
          </table:table-cell>
          <table:table-cell table:style-name="ce28" table:formula="of:=IF([$Compras.$A10]&lt;&gt;&quot;&quot;;VALUE(MID([$Compras.$A10];[$Tablas.$E$15];[$Tablas.$G$15]))/100;0)*IF(OR(VALUE([.B10])=3;VALUE([.B10])=8;VALUE([.B10])=13);-1;1)" office:value-type="float" office:value="0" calcext:value-type="float">
            <text:p>0,00</text:p>
          </table:table-cell>
          <table:table-cell table:style-name="ce28" table:formula="of:=IF([$Compras.$A10]&lt;&gt;&quot;&quot;;VALUE(MID([$Compras.$A10];[$Tablas.$E$16];[$Tablas.$G$16]))/100;0)*IF(OR(VALUE([.B10])=3;VALUE([.B10])=8;VALUE([.B10])=13);-1;1)" office:value-type="float" office:value="275" calcext:value-type="float">
            <text:p>275,00</text:p>
          </table:table-cell>
          <table:table-cell table:style-name="ce28" table:formula="of:=IF([$Compras.$A10]&lt;&gt;&quot;&quot;;VALUE(MID([$Compras.$A10];[$Tablas.$E$17];[$Tablas.$G$17]))/100;0)*IF(OR(VALUE([.B10])=3;VALUE([.B10])=8;VALUE([.B10])=13);-1;1)" office:value-type="float" office:value="0" calcext:value-type="float">
            <text:p>0,00</text:p>
          </table:table-cell>
          <table:table-cell table:style-name="ce28" table:formula="of:=IF([$Compras.$A10]&lt;&gt;&quot;&quot;;VALUE(MID([$Compras.$A10];[$Tablas.$E$18];[$Tablas.$G$18]))/100;0)*IF(OR(VALUE([.B10])=3;VALUE([.B10])=8;VALUE([.B10])=13);-1;1)" office:value-type="float" office:value="0" calcext:value-type="float">
            <text:p>0,00</text:p>
          </table:table-cell>
          <table:table-cell table:style-name="ce25" table:formula="of:=MID([$Compras.$A10];[$Tablas.$E$19];[$Tablas.$G$19])" office:value-type="string" office:string-value="PES" calcext:value-type="string">
            <text:p>PES</text:p>
          </table:table-cell>
          <table:table-cell table:style-name="ce25" table:formula="of:=MID([$Compras.$A1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0];[$Tablas.$E$21];[$Tablas.$G$21])" office:value-type="string" office:string-value="1" calcext:value-type="string">
            <text:p>1</text:p>
          </table:table-cell>
          <table:table-cell table:style-name="ce25" table:formula="of:=MID([$Compras.$A10];[$Tablas.$E$22];[$Tablas.$G$22])" office:value-type="string" office:string-value="0" calcext:value-type="string">
            <text:p>0</text:p>
          </table:table-cell>
          <table:table-cell table:style-name="ce28" table:formula="of:==IF([$Compras.$A10]&lt;&gt;&quot;&quot;;VALUE(MID([$Compras.$A10];[$Tablas.$E$23];[$Tablas.$G$23]))/100;0)*IF(OR(VALUE([.B10])=3;VALUE([.B10])=8;VALUE([.B10])=13);-1;1)" office:value-type="float" office:value="0" calcext:value-type="float">
            <text:p>0,00</text:p>
          </table:table-cell>
          <table:table-cell table:style-name="ce28" table:formula="of:==IF([$Compras.$A10]&lt;&gt;&quot;&quot;;VALUE(MID([$Compras.$A10];[$Tablas.$E$24];[$Tablas.$G$24]))/100;0)*IF(OR(VALUE([.B10])=3;VALUE([.B10])=8;VALUE([.B10])=13);-1;1)" office:value-type="float" office:value="0" calcext:value-type="float">
            <text:p>0,00</text:p>
          </table:table-cell>
          <table:table-cell table:style-name="ce25" table:formula="of:=MID([$Compras.$A1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1];[$Tablas.$E$3];[$Tablas.$G$3])" office:value-type="string" office:string-value="20200801" calcext:value-type="string">
            <text:p>20200801</text:p>
          </table:table-cell>
          <table:table-cell table:style-name="ce25" table:formula="of:=MID([$Compras.$A11];[$Tablas.$E$4];[$Tablas.$G$4])" office:value-type="string" office:string-value="001" calcext:value-type="string">
            <text:p>001</text:p>
          </table:table-cell>
          <table:table-cell table:style-name="ce25" table:formula="of:=MID([$Compras.$A11];[$Tablas.$E$5];[$Tablas.$G$5])" office:value-type="string" office:string-value="00005" calcext:value-type="string">
            <text:p>00005</text:p>
          </table:table-cell>
          <table:table-cell table:style-name="ce25" table:formula="of:=MID([$Compras.$A11];[$Tablas.$E$6];[$Tablas.$G$6])" office:value-type="string" office:string-value="00000000000000013385" calcext:value-type="string">
            <text:p>00000000000000013385</text:p>
          </table:table-cell>
          <table:table-cell table:style-name="ce25" table:formula="of:=MID([$Compras.$A1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];[$Tablas.$E$8];[$Tablas.$G$8])" office:value-type="string" office:string-value="80" calcext:value-type="string">
            <text:p>80</text:p>
          </table:table-cell>
          <table:table-cell table:style-name="ce25" table:formula="of:=MID([$Compras.$A11];[$Tablas.$E$9];[$Tablas.$G$9])" office:value-type="string" office:string-value="00000000027042852657" calcext:value-type="string">
            <text:p>00000000027042852657</text:p>
          </table:table-cell>
          <table:table-cell table:style-name="ce25" table:formula="of:=MID([$Compras.$A11];[$Tablas.$E$10];[$Tablas.$G$10])" office:value-type="string" office:string-value="TM ROLDAN                     " calcext:value-type="string">
            <text:p>TM ROLDAN <text:s text:c="20"/></text:p>
          </table:table-cell>
          <table:table-cell table:style-name="ce28" table:formula="of:==IF([$Compras.$A11]&lt;&gt;&quot;&quot;;VALUE(MID([$Compras.$A11];[$Tablas.$E$11];[$Tablas.$G$11]))/100;0)*IF(OR(VALUE([.B11])=3;VALUE([.B11])=8;VALUE([.B11])=13);-1;1)" office:value-type="float" office:value="4873.26" calcext:value-type="float">
            <text:p>4.873,26</text:p>
          </table:table-cell>
          <table:table-cell table:style-name="ce28" table:formula="of:=IF([$Compras.$A11]&lt;&gt;&quot;&quot;;VALUE(MID([$Compras.$A11];[$Tablas.$E$12];[$Tablas.$G$12]))/100;0)*IF(OR(VALUE([.B11])=3;VALUE([.B11])=8;VALUE([.B11])=13);-1;1)" office:value-type="float" office:value="0" calcext:value-type="float">
            <text:p>0,00</text:p>
          </table:table-cell>
          <table:table-cell table:style-name="ce28" table:formula="of:=IF([$Compras.$A11]&lt;&gt;&quot;&quot;;VALUE(MID([$Compras.$A11];[$Tablas.$E$13];[$Tablas.$G$13]))/100;0)*IF(OR(VALUE([.B11])=3;VALUE([.B11])=8;VALUE([.B11])=13);-1;1)" office:value-type="float" office:value="0" calcext:value-type="float">
            <text:p>0,00</text:p>
          </table:table-cell>
          <table:table-cell table:style-name="ce28" table:formula="of:=IF([$Compras.$A11]&lt;&gt;&quot;&quot;;VALUE(MID([$Compras.$A11];[$Tablas.$E$14];[$Tablas.$G$14]))/100;0)*IF(OR(VALUE([.B11])=3;VALUE([.B11])=8;VALUE([.B11])=13);-1;1)" office:value-type="float" office:value="0" calcext:value-type="float">
            <text:p>0,00</text:p>
          </table:table-cell>
          <table:table-cell table:style-name="ce28" table:formula="of:=IF([$Compras.$A11]&lt;&gt;&quot;&quot;;VALUE(MID([$Compras.$A11];[$Tablas.$E$15];[$Tablas.$G$15]))/100;0)*IF(OR(VALUE([.B11])=3;VALUE([.B11])=8;VALUE([.B11])=13);-1;1)" office:value-type="float" office:value="0" calcext:value-type="float">
            <text:p>0,00</text:p>
          </table:table-cell>
          <table:table-cell table:style-name="ce28" table:formula="of:=IF([$Compras.$A11]&lt;&gt;&quot;&quot;;VALUE(MID([$Compras.$A11];[$Tablas.$E$16];[$Tablas.$G$16]))/100;0)*IF(OR(VALUE([.B11])=3;VALUE([.B11])=8;VALUE([.B11])=13);-1;1)" office:value-type="float" office:value="98.65" calcext:value-type="float">
            <text:p>98,65</text:p>
          </table:table-cell>
          <table:table-cell table:style-name="ce28" table:formula="of:=IF([$Compras.$A11]&lt;&gt;&quot;&quot;;VALUE(MID([$Compras.$A11];[$Tablas.$E$17];[$Tablas.$G$17]))/100;0)*IF(OR(VALUE([.B11])=3;VALUE([.B11])=8;VALUE([.B11])=13);-1;1)" office:value-type="float" office:value="0" calcext:value-type="float">
            <text:p>0,00</text:p>
          </table:table-cell>
          <table:table-cell table:style-name="ce28" table:formula="of:=IF([$Compras.$A11]&lt;&gt;&quot;&quot;;VALUE(MID([$Compras.$A11];[$Tablas.$E$18];[$Tablas.$G$18]))/100;0)*IF(OR(VALUE([.B11])=3;VALUE([.B11])=8;VALUE([.B11])=13);-1;1)" office:value-type="float" office:value="0" calcext:value-type="float">
            <text:p>0,00</text:p>
          </table:table-cell>
          <table:table-cell table:style-name="ce25" table:formula="of:=MID([$Compras.$A11];[$Tablas.$E$19];[$Tablas.$G$19])" office:value-type="string" office:string-value="PES" calcext:value-type="string">
            <text:p>PES</text:p>
          </table:table-cell>
          <table:table-cell table:style-name="ce25" table:formula="of:=MID([$Compras.$A1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1];[$Tablas.$E$21];[$Tablas.$G$21])" office:value-type="string" office:string-value="1" calcext:value-type="string">
            <text:p>1</text:p>
          </table:table-cell>
          <table:table-cell table:style-name="ce25" table:formula="of:=MID([$Compras.$A11];[$Tablas.$E$22];[$Tablas.$G$22])" office:value-type="string" office:string-value="0" calcext:value-type="string">
            <text:p>0</text:p>
          </table:table-cell>
          <table:table-cell table:style-name="ce28" table:formula="of:==IF([$Compras.$A11]&lt;&gt;&quot;&quot;;VALUE(MID([$Compras.$A11];[$Tablas.$E$23];[$Tablas.$G$23]))/100;0)*IF(OR(VALUE([.B11])=3;VALUE([.B11])=8;VALUE([.B11])=13);-1;1)" office:value-type="float" office:value="0" calcext:value-type="float">
            <text:p>0,00</text:p>
          </table:table-cell>
          <table:table-cell table:style-name="ce28" table:formula="of:==IF([$Compras.$A11]&lt;&gt;&quot;&quot;;VALUE(MID([$Compras.$A11];[$Tablas.$E$24];[$Tablas.$G$24]))/100;0)*IF(OR(VALUE([.B11])=3;VALUE([.B11])=8;VALUE([.B11])=13);-1;1)" office:value-type="float" office:value="0" calcext:value-type="float">
            <text:p>0,00</text:p>
          </table:table-cell>
          <table:table-cell table:style-name="ce25" table:formula="of:=MID([$Compras.$A1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2];[$Tablas.$E$3];[$Tablas.$G$3])" office:value-type="string" office:string-value="20200801" calcext:value-type="string">
            <text:p>20200801</text:p>
          </table:table-cell>
          <table:table-cell table:style-name="ce25" table:formula="of:=MID([$Compras.$A12];[$Tablas.$E$4];[$Tablas.$G$4])" office:value-type="string" office:string-value="001" calcext:value-type="string">
            <text:p>001</text:p>
          </table:table-cell>
          <table:table-cell table:style-name="ce25" table:formula="of:=MID([$Compras.$A12];[$Tablas.$E$5];[$Tablas.$G$5])" office:value-type="string" office:string-value="03232" calcext:value-type="string">
            <text:p>03232</text:p>
          </table:table-cell>
          <table:table-cell table:style-name="ce25" table:formula="of:=MID([$Compras.$A12];[$Tablas.$E$6];[$Tablas.$G$6])" office:value-type="string" office:string-value="00000000000009360409" calcext:value-type="string">
            <text:p>00000000000009360409</text:p>
          </table:table-cell>
          <table:table-cell table:style-name="ce25" table:formula="of:=MID([$Compras.$A1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2];[$Tablas.$E$8];[$Tablas.$G$8])" office:value-type="string" office:string-value="80" calcext:value-type="string">
            <text:p>80</text:p>
          </table:table-cell>
          <table:table-cell table:style-name="ce25" table:formula="of:=MID([$Compras.$A12];[$Tablas.$E$9];[$Tablas.$G$9])" office:value-type="string" office:string-value="00000000030500049460" calcext:value-type="string">
            <text:p>00000000030500049460</text:p>
          </table:table-cell>
          <table:table-cell table:style-name="ce25" table:formula="of:=MID([$Compras.$A12];[$Tablas.$E$10];[$Tablas.$G$10])" office:value-type="string" office:string-value="SANCOR SEGUROS                " calcext:value-type="string">
            <text:p>SANCOR SEGUROS <text:s text:c="15"/></text:p>
          </table:table-cell>
          <table:table-cell table:style-name="ce28" table:formula="of:==IF([$Compras.$A12]&lt;&gt;&quot;&quot;;VALUE(MID([$Compras.$A12];[$Tablas.$E$11];[$Tablas.$G$11]))/100;0)*IF(OR(VALUE([.B12])=3;VALUE([.B12])=8;VALUE([.B12])=13);-1;1)" office:value-type="float" office:value="884311" calcext:value-type="float">
            <text:p>884.311,00</text:p>
          </table:table-cell>
          <table:table-cell table:style-name="ce28" table:formula="of:=IF([$Compras.$A12]&lt;&gt;&quot;&quot;;VALUE(MID([$Compras.$A12];[$Tablas.$E$12];[$Tablas.$G$12]))/100;0)*IF(OR(VALUE([.B12])=3;VALUE([.B12])=8;VALUE([.B12])=13);-1;1)" office:value-type="float" office:value="33807.7" calcext:value-type="float">
            <text:p>33.807,70</text:p>
          </table:table-cell>
          <table:table-cell table:style-name="ce28" table:formula="of:=IF([$Compras.$A12]&lt;&gt;&quot;&quot;;VALUE(MID([$Compras.$A12];[$Tablas.$E$13];[$Tablas.$G$13]))/100;0)*IF(OR(VALUE([.B12])=3;VALUE([.B12])=8;VALUE([.B12])=13);-1;1)" office:value-type="float" office:value="0" calcext:value-type="float">
            <text:p>0,00</text:p>
          </table:table-cell>
          <table:table-cell table:style-name="ce28" table:formula="of:=IF([$Compras.$A12]&lt;&gt;&quot;&quot;;VALUE(MID([$Compras.$A12];[$Tablas.$E$14];[$Tablas.$G$14]))/100;0)*IF(OR(VALUE([.B12])=3;VALUE([.B12])=8;VALUE([.B12])=13);-1;1)" office:value-type="float" office:value="20576.69" calcext:value-type="float">
            <text:p>20.576,69</text:p>
          </table:table-cell>
          <table:table-cell table:style-name="ce28" table:formula="of:=IF([$Compras.$A12]&lt;&gt;&quot;&quot;;VALUE(MID([$Compras.$A12];[$Tablas.$E$15];[$Tablas.$G$15]))/100;0)*IF(OR(VALUE([.B12])=3;VALUE([.B12])=8;VALUE([.B12])=13);-1;1)" office:value-type="float" office:value="0" calcext:value-type="float">
            <text:p>0,00</text:p>
          </table:table-cell>
          <table:table-cell table:style-name="ce28" table:formula="of:=IF([$Compras.$A12]&lt;&gt;&quot;&quot;;VALUE(MID([$Compras.$A12];[$Tablas.$E$16];[$Tablas.$G$16]))/100;0)*IF(OR(VALUE([.B12])=3;VALUE([.B12])=8;VALUE([.B12])=13);-1;1)" office:value-type="float" office:value="0" calcext:value-type="float">
            <text:p>0,00</text:p>
          </table:table-cell>
          <table:table-cell table:style-name="ce28" table:formula="of:=IF([$Compras.$A12]&lt;&gt;&quot;&quot;;VALUE(MID([$Compras.$A12];[$Tablas.$E$17];[$Tablas.$G$17]))/100;0)*IF(OR(VALUE([.B12])=3;VALUE([.B12])=8;VALUE([.B12])=13);-1;1)" office:value-type="float" office:value="0" calcext:value-type="float">
            <text:p>0,00</text:p>
          </table:table-cell>
          <table:table-cell table:style-name="ce28" table:formula="of:=IF([$Compras.$A12]&lt;&gt;&quot;&quot;;VALUE(MID([$Compras.$A12];[$Tablas.$E$18];[$Tablas.$G$18]))/100;0)*IF(OR(VALUE([.B12])=3;VALUE([.B12])=8;VALUE([.B12])=13);-1;1)" office:value-type="float" office:value="0" calcext:value-type="float">
            <text:p>0,00</text:p>
          </table:table-cell>
          <table:table-cell table:style-name="ce25" table:formula="of:=MID([$Compras.$A12];[$Tablas.$E$19];[$Tablas.$G$19])" office:value-type="string" office:string-value="PES" calcext:value-type="string">
            <text:p>PES</text:p>
          </table:table-cell>
          <table:table-cell table:style-name="ce25" table:formula="of:=MID([$Compras.$A1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2];[$Tablas.$E$21];[$Tablas.$G$21])" office:value-type="string" office:string-value="1" calcext:value-type="string">
            <text:p>1</text:p>
          </table:table-cell>
          <table:table-cell table:style-name="ce25" table:formula="of:=MID([$Compras.$A12];[$Tablas.$E$22];[$Tablas.$G$22])" office:value-type="string" office:string-value="0" calcext:value-type="string">
            <text:p>0</text:p>
          </table:table-cell>
          <table:table-cell table:style-name="ce28" table:formula="of:==IF([$Compras.$A12]&lt;&gt;&quot;&quot;;VALUE(MID([$Compras.$A12];[$Tablas.$E$23];[$Tablas.$G$23]))/100;0)*IF(OR(VALUE([.B12])=3;VALUE([.B12])=8;VALUE([.B12])=13);-1;1)" office:value-type="float" office:value="0" calcext:value-type="float">
            <text:p>0,00</text:p>
          </table:table-cell>
          <table:table-cell table:style-name="ce28" table:formula="of:==IF([$Compras.$A12]&lt;&gt;&quot;&quot;;VALUE(MID([$Compras.$A12];[$Tablas.$E$24];[$Tablas.$G$24]))/100;0)*IF(OR(VALUE([.B12])=3;VALUE([.B12])=8;VALUE([.B12])=13);-1;1)" office:value-type="float" office:value="0" calcext:value-type="float">
            <text:p>0,00</text:p>
          </table:table-cell>
          <table:table-cell table:style-name="ce25" table:formula="of:=MID([$Compras.$A1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3];[$Tablas.$E$3];[$Tablas.$G$3])" office:value-type="string" office:string-value="20200801" calcext:value-type="string">
            <text:p>20200801</text:p>
          </table:table-cell>
          <table:table-cell table:style-name="ce25" table:formula="of:=MID([$Compras.$A13];[$Tablas.$E$4];[$Tablas.$G$4])" office:value-type="string" office:string-value="001" calcext:value-type="string">
            <text:p>001</text:p>
          </table:table-cell>
          <table:table-cell table:style-name="ce25" table:formula="of:=MID([$Compras.$A13];[$Tablas.$E$5];[$Tablas.$G$5])" office:value-type="string" office:string-value="00002" calcext:value-type="string">
            <text:p>00002</text:p>
          </table:table-cell>
          <table:table-cell table:style-name="ce25" table:formula="of:=MID([$Compras.$A13];[$Tablas.$E$6];[$Tablas.$G$6])" office:value-type="string" office:string-value="00000000000000003705" calcext:value-type="string">
            <text:p>00000000000000003705</text:p>
          </table:table-cell>
          <table:table-cell table:style-name="ce25" table:formula="of:=MID([$Compras.$A1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3];[$Tablas.$E$8];[$Tablas.$G$8])" office:value-type="string" office:string-value="80" calcext:value-type="string">
            <text:p>80</text:p>
          </table:table-cell>
          <table:table-cell table:style-name="ce25" table:formula="of:=MID([$Compras.$A13];[$Tablas.$E$9];[$Tablas.$G$9])" office:value-type="string" office:string-value="00000000020080955422" calcext:value-type="string">
            <text:p>00000000020080955422</text:p>
          </table:table-cell>
          <table:table-cell table:style-name="ce25" table:formula="of:=MID([$Compras.$A13];[$Tablas.$E$10];[$Tablas.$G$10])" office:value-type="string" office:string-value="ATILIO R. MAROLA              " calcext:value-type="string">
            <text:p>ATILIO R. MAROLA <text:s text:c="13"/></text:p>
          </table:table-cell>
          <table:table-cell table:style-name="ce28" table:formula="of:==IF([$Compras.$A13]&lt;&gt;&quot;&quot;;VALUE(MID([$Compras.$A13];[$Tablas.$E$11];[$Tablas.$G$11]))/100;0)*IF(OR(VALUE([.B13])=3;VALUE([.B13])=8;VALUE([.B13])=13);-1;1)" office:value-type="float" office:value="18500.9" calcext:value-type="float">
            <text:p>18.500,90</text:p>
          </table:table-cell>
          <table:table-cell table:style-name="ce28" table:formula="of:=IF([$Compras.$A13]&lt;&gt;&quot;&quot;;VALUE(MID([$Compras.$A13];[$Tablas.$E$12];[$Tablas.$G$12]))/100;0)*IF(OR(VALUE([.B13])=3;VALUE([.B13])=8;VALUE([.B13])=13);-1;1)" office:value-type="float" office:value="0" calcext:value-type="float">
            <text:p>0,00</text:p>
          </table:table-cell>
          <table:table-cell table:style-name="ce28" table:formula="of:=IF([$Compras.$A13]&lt;&gt;&quot;&quot;;VALUE(MID([$Compras.$A13];[$Tablas.$E$13];[$Tablas.$G$13]))/100;0)*IF(OR(VALUE([.B13])=3;VALUE([.B13])=8;VALUE([.B13])=13);-1;1)" office:value-type="float" office:value="0" calcext:value-type="float">
            <text:p>0,00</text:p>
          </table:table-cell>
          <table:table-cell table:style-name="ce28" table:formula="of:=IF([$Compras.$A13]&lt;&gt;&quot;&quot;;VALUE(MID([$Compras.$A13];[$Tablas.$E$14];[$Tablas.$G$14]))/100;0)*IF(OR(VALUE([.B13])=3;VALUE([.B13])=8;VALUE([.B13])=13);-1;1)" office:value-type="float" office:value="0" calcext:value-type="float">
            <text:p>0,00</text:p>
          </table:table-cell>
          <table:table-cell table:style-name="ce28" table:formula="of:=IF([$Compras.$A13]&lt;&gt;&quot;&quot;;VALUE(MID([$Compras.$A13];[$Tablas.$E$15];[$Tablas.$G$15]))/100;0)*IF(OR(VALUE([.B13])=3;VALUE([.B13])=8;VALUE([.B13])=13);-1;1)" office:value-type="float" office:value="0" calcext:value-type="float">
            <text:p>0,00</text:p>
          </table:table-cell>
          <table:table-cell table:style-name="ce28" table:formula="of:=IF([$Compras.$A13]&lt;&gt;&quot;&quot;;VALUE(MID([$Compras.$A13];[$Tablas.$E$16];[$Tablas.$G$16]))/100;0)*IF(OR(VALUE([.B13])=3;VALUE([.B13])=8;VALUE([.B13])=13);-1;1)" office:value-type="float" office:value="0" calcext:value-type="float">
            <text:p>0,00</text:p>
          </table:table-cell>
          <table:table-cell table:style-name="ce28" table:formula="of:=IF([$Compras.$A13]&lt;&gt;&quot;&quot;;VALUE(MID([$Compras.$A13];[$Tablas.$E$17];[$Tablas.$G$17]))/100;0)*IF(OR(VALUE([.B13])=3;VALUE([.B13])=8;VALUE([.B13])=13);-1;1)" office:value-type="float" office:value="0" calcext:value-type="float">
            <text:p>0,00</text:p>
          </table:table-cell>
          <table:table-cell table:style-name="ce28" table:formula="of:=IF([$Compras.$A13]&lt;&gt;&quot;&quot;;VALUE(MID([$Compras.$A13];[$Tablas.$E$18];[$Tablas.$G$18]))/100;0)*IF(OR(VALUE([.B13])=3;VALUE([.B13])=8;VALUE([.B13])=13);-1;1)" office:value-type="float" office:value="0" calcext:value-type="float">
            <text:p>0,00</text:p>
          </table:table-cell>
          <table:table-cell table:style-name="ce25" table:formula="of:=MID([$Compras.$A13];[$Tablas.$E$19];[$Tablas.$G$19])" office:value-type="string" office:string-value="PES" calcext:value-type="string">
            <text:p>PES</text:p>
          </table:table-cell>
          <table:table-cell table:style-name="ce25" table:formula="of:=MID([$Compras.$A1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3];[$Tablas.$E$21];[$Tablas.$G$21])" office:value-type="string" office:string-value="1" calcext:value-type="string">
            <text:p>1</text:p>
          </table:table-cell>
          <table:table-cell table:style-name="ce25" table:formula="of:=MID([$Compras.$A13];[$Tablas.$E$22];[$Tablas.$G$22])" office:value-type="string" office:string-value="0" calcext:value-type="string">
            <text:p>0</text:p>
          </table:table-cell>
          <table:table-cell table:style-name="ce28" table:formula="of:==IF([$Compras.$A13]&lt;&gt;&quot;&quot;;VALUE(MID([$Compras.$A13];[$Tablas.$E$23];[$Tablas.$G$23]))/100;0)*IF(OR(VALUE([.B13])=3;VALUE([.B13])=8;VALUE([.B13])=13);-1;1)" office:value-type="float" office:value="0" calcext:value-type="float">
            <text:p>0,00</text:p>
          </table:table-cell>
          <table:table-cell table:style-name="ce28" table:formula="of:==IF([$Compras.$A13]&lt;&gt;&quot;&quot;;VALUE(MID([$Compras.$A13];[$Tablas.$E$24];[$Tablas.$G$24]))/100;0)*IF(OR(VALUE([.B13])=3;VALUE([.B13])=8;VALUE([.B13])=13);-1;1)" office:value-type="float" office:value="0" calcext:value-type="float">
            <text:p>0,00</text:p>
          </table:table-cell>
          <table:table-cell table:style-name="ce25" table:formula="of:=MID([$Compras.$A1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4];[$Tablas.$E$3];[$Tablas.$G$3])" office:value-type="string" office:string-value="20200801" calcext:value-type="string">
            <text:p>20200801</text:p>
          </table:table-cell>
          <table:table-cell table:style-name="ce25" table:formula="of:=MID([$Compras.$A14];[$Tablas.$E$4];[$Tablas.$G$4])" office:value-type="string" office:string-value="003" calcext:value-type="string">
            <text:p>003</text:p>
          </table:table-cell>
          <table:table-cell table:style-name="ce25" table:formula="of:=MID([$Compras.$A14];[$Tablas.$E$5];[$Tablas.$G$5])" office:value-type="string" office:string-value="02550" calcext:value-type="string">
            <text:p>02550</text:p>
          </table:table-cell>
          <table:table-cell table:style-name="ce25" table:formula="of:=MID([$Compras.$A14];[$Tablas.$E$6];[$Tablas.$G$6])" office:value-type="string" office:string-value="00000000000000078006" calcext:value-type="string">
            <text:p>00000000000000078006</text:p>
          </table:table-cell>
          <table:table-cell table:style-name="ce25" table:formula="of:=MID([$Compras.$A1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4];[$Tablas.$E$8];[$Tablas.$G$8])" office:value-type="string" office:string-value="80" calcext:value-type="string">
            <text:p>80</text:p>
          </table:table-cell>
          <table:table-cell table:style-name="ce25" table:formula="of:=MID([$Compras.$A14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4];[$Tablas.$E$10];[$Tablas.$G$10])" office:value-type="string" office:string-value="YPF SA EN RUTA                " calcext:value-type="string">
            <text:p>YPF SA EN RUTA <text:s text:c="15"/></text:p>
          </table:table-cell>
          <table:table-cell table:style-name="ce28" table:formula="of:==IF([$Compras.$A14]&lt;&gt;&quot;&quot;;VALUE(MID([$Compras.$A14];[$Tablas.$E$11];[$Tablas.$G$11]))/100;0)*IF(OR(VALUE([.B14])=3;VALUE([.B14])=8;VALUE([.B14])=13);-1;1)" office:value-type="float" office:value="-881.13" calcext:value-type="float">
            <text:p>-881,13</text:p>
          </table:table-cell>
          <table:table-cell table:style-name="ce28" table:formula="of:=IF([$Compras.$A14]&lt;&gt;&quot;&quot;;VALUE(MID([$Compras.$A14];[$Tablas.$E$12];[$Tablas.$G$12]))/100;0)*IF(OR(VALUE([.B14])=3;VALUE([.B14])=8;VALUE([.B14])=13);-1;1)" office:value-type="float" office:value="-0" calcext:value-type="float">
            <text:p>0,00</text:p>
          </table:table-cell>
          <table:table-cell table:style-name="ce28" table:formula="of:=IF([$Compras.$A14]&lt;&gt;&quot;&quot;;VALUE(MID([$Compras.$A14];[$Tablas.$E$13];[$Tablas.$G$13]))/100;0)*IF(OR(VALUE([.B14])=3;VALUE([.B14])=8;VALUE([.B14])=13);-1;1)" office:value-type="float" office:value="-0" calcext:value-type="float">
            <text:p>0,00</text:p>
          </table:table-cell>
          <table:table-cell table:style-name="ce28" table:formula="of:=IF([$Compras.$A14]&lt;&gt;&quot;&quot;;VALUE(MID([$Compras.$A14];[$Tablas.$E$14];[$Tablas.$G$14]))/100;0)*IF(OR(VALUE([.B14])=3;VALUE([.B14])=8;VALUE([.B14])=13);-1;1)" office:value-type="float" office:value="-0" calcext:value-type="float">
            <text:p>0,00</text:p>
          </table:table-cell>
          <table:table-cell table:style-name="ce28" table:formula="of:=IF([$Compras.$A14]&lt;&gt;&quot;&quot;;VALUE(MID([$Compras.$A14];[$Tablas.$E$15];[$Tablas.$G$15]))/100;0)*IF(OR(VALUE([.B14])=3;VALUE([.B14])=8;VALUE([.B14])=13);-1;1)" office:value-type="float" office:value="-0" calcext:value-type="float">
            <text:p>0,00</text:p>
          </table:table-cell>
          <table:table-cell table:style-name="ce28" table:formula="of:=IF([$Compras.$A14]&lt;&gt;&quot;&quot;;VALUE(MID([$Compras.$A14];[$Tablas.$E$16];[$Tablas.$G$16]))/100;0)*IF(OR(VALUE([.B14])=3;VALUE([.B14])=8;VALUE([.B14])=13);-1;1)" office:value-type="float" office:value="-0" calcext:value-type="float">
            <text:p>0,00</text:p>
          </table:table-cell>
          <table:table-cell table:style-name="ce28" table:formula="of:=IF([$Compras.$A14]&lt;&gt;&quot;&quot;;VALUE(MID([$Compras.$A14];[$Tablas.$E$17];[$Tablas.$G$17]))/100;0)*IF(OR(VALUE([.B14])=3;VALUE([.B14])=8;VALUE([.B14])=13);-1;1)" office:value-type="float" office:value="-0" calcext:value-type="float">
            <text:p>0,00</text:p>
          </table:table-cell>
          <table:table-cell table:style-name="ce28" table:formula="of:=IF([$Compras.$A14]&lt;&gt;&quot;&quot;;VALUE(MID([$Compras.$A14];[$Tablas.$E$18];[$Tablas.$G$18]))/100;0)*IF(OR(VALUE([.B14])=3;VALUE([.B14])=8;VALUE([.B14])=13);-1;1)" office:value-type="float" office:value="-0" calcext:value-type="float">
            <text:p>0,00</text:p>
          </table:table-cell>
          <table:table-cell table:style-name="ce25" table:formula="of:=MID([$Compras.$A14];[$Tablas.$E$19];[$Tablas.$G$19])" office:value-type="string" office:string-value="PES" calcext:value-type="string">
            <text:p>PES</text:p>
          </table:table-cell>
          <table:table-cell table:style-name="ce25" table:formula="of:=MID([$Compras.$A1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4];[$Tablas.$E$21];[$Tablas.$G$21])" office:value-type="string" office:string-value="1" calcext:value-type="string">
            <text:p>1</text:p>
          </table:table-cell>
          <table:table-cell table:style-name="ce25" table:formula="of:=MID([$Compras.$A14];[$Tablas.$E$22];[$Tablas.$G$22])" office:value-type="string" office:string-value="0" calcext:value-type="string">
            <text:p>0</text:p>
          </table:table-cell>
          <table:table-cell table:style-name="ce28" table:formula="of:==IF([$Compras.$A14]&lt;&gt;&quot;&quot;;VALUE(MID([$Compras.$A14];[$Tablas.$E$23];[$Tablas.$G$23]))/100;0)*IF(OR(VALUE([.B14])=3;VALUE([.B14])=8;VALUE([.B14])=13);-1;1)" office:value-type="float" office:value="-0" calcext:value-type="float">
            <text:p>0,00</text:p>
          </table:table-cell>
          <table:table-cell table:style-name="ce28" table:formula="of:==IF([$Compras.$A14]&lt;&gt;&quot;&quot;;VALUE(MID([$Compras.$A14];[$Tablas.$E$24];[$Tablas.$G$24]))/100;0)*IF(OR(VALUE([.B14])=3;VALUE([.B14])=8;VALUE([.B14])=13);-1;1)" office:value-type="float" office:value="-0" calcext:value-type="float">
            <text:p>0,00</text:p>
          </table:table-cell>
          <table:table-cell table:style-name="ce25" table:formula="of:=MID([$Compras.$A1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5];[$Tablas.$E$3];[$Tablas.$G$3])" office:value-type="string" office:string-value="20200801" calcext:value-type="string">
            <text:p>20200801</text:p>
          </table:table-cell>
          <table:table-cell table:style-name="ce25" table:formula="of:=MID([$Compras.$A15];[$Tablas.$E$4];[$Tablas.$G$4])" office:value-type="string" office:string-value="001" calcext:value-type="string">
            <text:p>001</text:p>
          </table:table-cell>
          <table:table-cell table:style-name="ce25" table:formula="of:=MID([$Compras.$A15];[$Tablas.$E$5];[$Tablas.$G$5])" office:value-type="string" office:string-value="00004" calcext:value-type="string">
            <text:p>00004</text:p>
          </table:table-cell>
          <table:table-cell table:style-name="ce25" table:formula="of:=MID([$Compras.$A15];[$Tablas.$E$6];[$Tablas.$G$6])" office:value-type="string" office:string-value="00000000000000026384" calcext:value-type="string">
            <text:p>00000000000000026384</text:p>
          </table:table-cell>
          <table:table-cell table:style-name="ce25" table:formula="of:=MID([$Compras.$A1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5];[$Tablas.$E$8];[$Tablas.$G$8])" office:value-type="string" office:string-value="80" calcext:value-type="string">
            <text:p>80</text:p>
          </table:table-cell>
          <table:table-cell table:style-name="ce25" table:formula="of:=MID([$Compras.$A15];[$Tablas.$E$9];[$Tablas.$G$9])" office:value-type="string" office:string-value="00000000030707447504" calcext:value-type="string">
            <text:p>00000000030707447504</text:p>
          </table:table-cell>
          <table:table-cell table:style-name="ce25" table:formula="of:=MID([$Compras.$A15];[$Tablas.$E$10];[$Tablas.$G$10])" office:value-type="string" office:string-value="ELSERVER SRL                  " calcext:value-type="string">
            <text:p>ELSERVER SRL <text:s text:c="17"/></text:p>
          </table:table-cell>
          <table:table-cell table:style-name="ce28" table:formula="of:==IF([$Compras.$A15]&lt;&gt;&quot;&quot;;VALUE(MID([$Compras.$A15];[$Tablas.$E$11];[$Tablas.$G$11]))/100;0)*IF(OR(VALUE([.B15])=3;VALUE([.B15])=8;VALUE([.B15])=13);-1;1)" office:value-type="float" office:value="1810.16" calcext:value-type="float">
            <text:p>1.810,16</text:p>
          </table:table-cell>
          <table:table-cell table:style-name="ce28" table:formula="of:=IF([$Compras.$A15]&lt;&gt;&quot;&quot;;VALUE(MID([$Compras.$A15];[$Tablas.$E$12];[$Tablas.$G$12]))/100;0)*IF(OR(VALUE([.B15])=3;VALUE([.B15])=8;VALUE([.B15])=13);-1;1)" office:value-type="float" office:value="0" calcext:value-type="float">
            <text:p>0,00</text:p>
          </table:table-cell>
          <table:table-cell table:style-name="ce28" table:formula="of:=IF([$Compras.$A15]&lt;&gt;&quot;&quot;;VALUE(MID([$Compras.$A15];[$Tablas.$E$13];[$Tablas.$G$13]))/100;0)*IF(OR(VALUE([.B15])=3;VALUE([.B15])=8;VALUE([.B15])=13);-1;1)" office:value-type="float" office:value="0" calcext:value-type="float">
            <text:p>0,00</text:p>
          </table:table-cell>
          <table:table-cell table:style-name="ce28" table:formula="of:=IF([$Compras.$A15]&lt;&gt;&quot;&quot;;VALUE(MID([$Compras.$A15];[$Tablas.$E$14];[$Tablas.$G$14]))/100;0)*IF(OR(VALUE([.B15])=3;VALUE([.B15])=8;VALUE([.B15])=13);-1;1)" office:value-type="float" office:value="0" calcext:value-type="float">
            <text:p>0,00</text:p>
          </table:table-cell>
          <table:table-cell table:style-name="ce28" table:formula="of:=IF([$Compras.$A15]&lt;&gt;&quot;&quot;;VALUE(MID([$Compras.$A15];[$Tablas.$E$15];[$Tablas.$G$15]))/100;0)*IF(OR(VALUE([.B15])=3;VALUE([.B15])=8;VALUE([.B15])=13);-1;1)" office:value-type="float" office:value="0" calcext:value-type="float">
            <text:p>0,00</text:p>
          </table:table-cell>
          <table:table-cell table:style-name="ce28" table:formula="of:=IF([$Compras.$A15]&lt;&gt;&quot;&quot;;VALUE(MID([$Compras.$A15];[$Tablas.$E$16];[$Tablas.$G$16]))/100;0)*IF(OR(VALUE([.B15])=3;VALUE([.B15])=8;VALUE([.B15])=13);-1;1)" office:value-type="float" office:value="0" calcext:value-type="float">
            <text:p>0,00</text:p>
          </table:table-cell>
          <table:table-cell table:style-name="ce28" table:formula="of:=IF([$Compras.$A15]&lt;&gt;&quot;&quot;;VALUE(MID([$Compras.$A15];[$Tablas.$E$17];[$Tablas.$G$17]))/100;0)*IF(OR(VALUE([.B15])=3;VALUE([.B15])=8;VALUE([.B15])=13);-1;1)" office:value-type="float" office:value="0" calcext:value-type="float">
            <text:p>0,00</text:p>
          </table:table-cell>
          <table:table-cell table:style-name="ce28" table:formula="of:=IF([$Compras.$A15]&lt;&gt;&quot;&quot;;VALUE(MID([$Compras.$A15];[$Tablas.$E$18];[$Tablas.$G$18]))/100;0)*IF(OR(VALUE([.B15])=3;VALUE([.B15])=8;VALUE([.B15])=13);-1;1)" office:value-type="float" office:value="0" calcext:value-type="float">
            <text:p>0,00</text:p>
          </table:table-cell>
          <table:table-cell table:style-name="ce25" table:formula="of:=MID([$Compras.$A15];[$Tablas.$E$19];[$Tablas.$G$19])" office:value-type="string" office:string-value="PES" calcext:value-type="string">
            <text:p>PES</text:p>
          </table:table-cell>
          <table:table-cell table:style-name="ce25" table:formula="of:=MID([$Compras.$A1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5];[$Tablas.$E$21];[$Tablas.$G$21])" office:value-type="string" office:string-value="1" calcext:value-type="string">
            <text:p>1</text:p>
          </table:table-cell>
          <table:table-cell table:style-name="ce25" table:formula="of:=MID([$Compras.$A15];[$Tablas.$E$22];[$Tablas.$G$22])" office:value-type="string" office:string-value="0" calcext:value-type="string">
            <text:p>0</text:p>
          </table:table-cell>
          <table:table-cell table:style-name="ce28" table:formula="of:==IF([$Compras.$A15]&lt;&gt;&quot;&quot;;VALUE(MID([$Compras.$A15];[$Tablas.$E$23];[$Tablas.$G$23]))/100;0)*IF(OR(VALUE([.B15])=3;VALUE([.B15])=8;VALUE([.B15])=13);-1;1)" office:value-type="float" office:value="0" calcext:value-type="float">
            <text:p>0,00</text:p>
          </table:table-cell>
          <table:table-cell table:style-name="ce28" table:formula="of:==IF([$Compras.$A15]&lt;&gt;&quot;&quot;;VALUE(MID([$Compras.$A15];[$Tablas.$E$24];[$Tablas.$G$24]))/100;0)*IF(OR(VALUE([.B15])=3;VALUE([.B15])=8;VALUE([.B15])=13);-1;1)" office:value-type="float" office:value="0" calcext:value-type="float">
            <text:p>0,00</text:p>
          </table:table-cell>
          <table:table-cell table:style-name="ce25" table:formula="of:=MID([$Compras.$A1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6];[$Tablas.$E$3];[$Tablas.$G$3])" office:value-type="string" office:string-value="20200801" calcext:value-type="string">
            <text:p>20200801</text:p>
          </table:table-cell>
          <table:table-cell table:style-name="ce25" table:formula="of:=MID([$Compras.$A16];[$Tablas.$E$4];[$Tablas.$G$4])" office:value-type="string" office:string-value="001" calcext:value-type="string">
            <text:p>001</text:p>
          </table:table-cell>
          <table:table-cell table:style-name="ce25" table:formula="of:=MID([$Compras.$A16];[$Tablas.$E$5];[$Tablas.$G$5])" office:value-type="string" office:string-value="00045" calcext:value-type="string">
            <text:p>00045</text:p>
          </table:table-cell>
          <table:table-cell table:style-name="ce25" table:formula="of:=MID([$Compras.$A16];[$Tablas.$E$6];[$Tablas.$G$6])" office:value-type="string" office:string-value="00000000000000015264" calcext:value-type="string">
            <text:p>00000000000000015264</text:p>
          </table:table-cell>
          <table:table-cell table:style-name="ce25" table:formula="of:=MID([$Compras.$A1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6];[$Tablas.$E$8];[$Tablas.$G$8])" office:value-type="string" office:string-value="80" calcext:value-type="string">
            <text:p>80</text:p>
          </table:table-cell>
          <table:table-cell table:style-name="ce25" table:formula="of:=MID([$Compras.$A16];[$Tablas.$E$9];[$Tablas.$G$9])" office:value-type="string" office:string-value="00000000030707211942" calcext:value-type="string">
            <text:p>00000000030707211942</text:p>
          </table:table-cell>
          <table:table-cell table:style-name="ce25" table:formula="of:=MID([$Compras.$A16];[$Tablas.$E$10];[$Tablas.$G$10])" office:value-type="string" office:string-value="ROLCAR SA                     " calcext:value-type="string">
            <text:p>ROLCAR SA <text:s text:c="20"/></text:p>
          </table:table-cell>
          <table:table-cell table:style-name="ce28" table:formula="of:==IF([$Compras.$A16]&lt;&gt;&quot;&quot;;VALUE(MID([$Compras.$A16];[$Tablas.$E$11];[$Tablas.$G$11]))/100;0)*IF(OR(VALUE([.B16])=3;VALUE([.B16])=8;VALUE([.B16])=13);-1;1)" office:value-type="float" office:value="65787.45" calcext:value-type="float">
            <text:p>65.787,45</text:p>
          </table:table-cell>
          <table:table-cell table:style-name="ce28" table:formula="of:=IF([$Compras.$A16]&lt;&gt;&quot;&quot;;VALUE(MID([$Compras.$A16];[$Tablas.$E$12];[$Tablas.$G$12]))/100;0)*IF(OR(VALUE([.B16])=3;VALUE([.B16])=8;VALUE([.B16])=13);-1;1)" office:value-type="float" office:value="0" calcext:value-type="float">
            <text:p>0,00</text:p>
          </table:table-cell>
          <table:table-cell table:style-name="ce28" table:formula="of:=IF([$Compras.$A16]&lt;&gt;&quot;&quot;;VALUE(MID([$Compras.$A16];[$Tablas.$E$13];[$Tablas.$G$13]))/100;0)*IF(OR(VALUE([.B16])=3;VALUE([.B16])=8;VALUE([.B16])=13);-1;1)" office:value-type="float" office:value="0" calcext:value-type="float">
            <text:p>0,00</text:p>
          </table:table-cell>
          <table:table-cell table:style-name="ce28" table:formula="of:=IF([$Compras.$A16]&lt;&gt;&quot;&quot;;VALUE(MID([$Compras.$A16];[$Tablas.$E$14];[$Tablas.$G$14]))/100;0)*IF(OR(VALUE([.B16])=3;VALUE([.B16])=8;VALUE([.B16])=13);-1;1)" office:value-type="float" office:value="0" calcext:value-type="float">
            <text:p>0,00</text:p>
          </table:table-cell>
          <table:table-cell table:style-name="ce28" table:formula="of:=IF([$Compras.$A16]&lt;&gt;&quot;&quot;;VALUE(MID([$Compras.$A16];[$Tablas.$E$15];[$Tablas.$G$15]))/100;0)*IF(OR(VALUE([.B16])=3;VALUE([.B16])=8;VALUE([.B16])=13);-1;1)" office:value-type="float" office:value="0" calcext:value-type="float">
            <text:p>0,00</text:p>
          </table:table-cell>
          <table:table-cell table:style-name="ce28" table:formula="of:=IF([$Compras.$A16]&lt;&gt;&quot;&quot;;VALUE(MID([$Compras.$A16];[$Tablas.$E$16];[$Tablas.$G$16]))/100;0)*IF(OR(VALUE([.B16])=3;VALUE([.B16])=8;VALUE([.B16])=13);-1;1)" office:value-type="float" office:value="0" calcext:value-type="float">
            <text:p>0,00</text:p>
          </table:table-cell>
          <table:table-cell table:style-name="ce28" table:formula="of:=IF([$Compras.$A16]&lt;&gt;&quot;&quot;;VALUE(MID([$Compras.$A16];[$Tablas.$E$17];[$Tablas.$G$17]))/100;0)*IF(OR(VALUE([.B16])=3;VALUE([.B16])=8;VALUE([.B16])=13);-1;1)" office:value-type="float" office:value="0" calcext:value-type="float">
            <text:p>0,00</text:p>
          </table:table-cell>
          <table:table-cell table:style-name="ce28" table:formula="of:=IF([$Compras.$A16]&lt;&gt;&quot;&quot;;VALUE(MID([$Compras.$A16];[$Tablas.$E$18];[$Tablas.$G$18]))/100;0)*IF(OR(VALUE([.B16])=3;VALUE([.B16])=8;VALUE([.B16])=13);-1;1)" office:value-type="float" office:value="0" calcext:value-type="float">
            <text:p>0,00</text:p>
          </table:table-cell>
          <table:table-cell table:style-name="ce25" table:formula="of:=MID([$Compras.$A16];[$Tablas.$E$19];[$Tablas.$G$19])" office:value-type="string" office:string-value="PES" calcext:value-type="string">
            <text:p>PES</text:p>
          </table:table-cell>
          <table:table-cell table:style-name="ce25" table:formula="of:=MID([$Compras.$A1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6];[$Tablas.$E$21];[$Tablas.$G$21])" office:value-type="string" office:string-value="1" calcext:value-type="string">
            <text:p>1</text:p>
          </table:table-cell>
          <table:table-cell table:style-name="ce25" table:formula="of:=MID([$Compras.$A16];[$Tablas.$E$22];[$Tablas.$G$22])" office:value-type="string" office:string-value="0" calcext:value-type="string">
            <text:p>0</text:p>
          </table:table-cell>
          <table:table-cell table:style-name="ce28" table:formula="of:==IF([$Compras.$A16]&lt;&gt;&quot;&quot;;VALUE(MID([$Compras.$A16];[$Tablas.$E$23];[$Tablas.$G$23]))/100;0)*IF(OR(VALUE([.B16])=3;VALUE([.B16])=8;VALUE([.B16])=13);-1;1)" office:value-type="float" office:value="0" calcext:value-type="float">
            <text:p>0,00</text:p>
          </table:table-cell>
          <table:table-cell table:style-name="ce28" table:formula="of:==IF([$Compras.$A16]&lt;&gt;&quot;&quot;;VALUE(MID([$Compras.$A16];[$Tablas.$E$24];[$Tablas.$G$24]))/100;0)*IF(OR(VALUE([.B16])=3;VALUE([.B16])=8;VALUE([.B16])=13);-1;1)" office:value-type="float" office:value="0" calcext:value-type="float">
            <text:p>0,00</text:p>
          </table:table-cell>
          <table:table-cell table:style-name="ce25" table:formula="of:=MID([$Compras.$A1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7];[$Tablas.$E$3];[$Tablas.$G$3])" office:value-type="string" office:string-value="20200801" calcext:value-type="string">
            <text:p>20200801</text:p>
          </table:table-cell>
          <table:table-cell table:style-name="ce25" table:formula="of:=MID([$Compras.$A17];[$Tablas.$E$4];[$Tablas.$G$4])" office:value-type="string" office:string-value="001" calcext:value-type="string">
            <text:p>001</text:p>
          </table:table-cell>
          <table:table-cell table:style-name="ce25" table:formula="of:=MID([$Compras.$A17];[$Tablas.$E$5];[$Tablas.$G$5])" office:value-type="string" office:string-value="00002" calcext:value-type="string">
            <text:p>00002</text:p>
          </table:table-cell>
          <table:table-cell table:style-name="ce25" table:formula="of:=MID([$Compras.$A17];[$Tablas.$E$6];[$Tablas.$G$6])" office:value-type="string" office:string-value="00000000000000003708" calcext:value-type="string">
            <text:p>00000000000000003708</text:p>
          </table:table-cell>
          <table:table-cell table:style-name="ce25" table:formula="of:=MID([$Compras.$A1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7];[$Tablas.$E$8];[$Tablas.$G$8])" office:value-type="string" office:string-value="80" calcext:value-type="string">
            <text:p>80</text:p>
          </table:table-cell>
          <table:table-cell table:style-name="ce25" table:formula="of:=MID([$Compras.$A17];[$Tablas.$E$9];[$Tablas.$G$9])" office:value-type="string" office:string-value="00000000020176964783" calcext:value-type="string">
            <text:p>00000000020176964783</text:p>
          </table:table-cell>
          <table:table-cell table:style-name="ce25" table:formula="of:=MID([$Compras.$A17];[$Tablas.$E$10];[$Tablas.$G$10])" office:value-type="string" office:string-value="MESSINA SERGIO ALEJANDRO      " calcext:value-type="string">
            <text:p>MESSINA SERGIO ALEJANDRO <text:s text:c="5"/></text:p>
          </table:table-cell>
          <table:table-cell table:style-name="ce28" table:formula="of:==IF([$Compras.$A17]&lt;&gt;&quot;&quot;;VALUE(MID([$Compras.$A17];[$Tablas.$E$11];[$Tablas.$G$11]))/100;0)*IF(OR(VALUE([.B17])=3;VALUE([.B17])=8;VALUE([.B17])=13);-1;1)" office:value-type="float" office:value="3500" calcext:value-type="float">
            <text:p>3.500,00</text:p>
          </table:table-cell>
          <table:table-cell table:style-name="ce28" table:formula="of:=IF([$Compras.$A17]&lt;&gt;&quot;&quot;;VALUE(MID([$Compras.$A17];[$Tablas.$E$12];[$Tablas.$G$12]))/100;0)*IF(OR(VALUE([.B17])=3;VALUE([.B17])=8;VALUE([.B17])=13);-1;1)" office:value-type="float" office:value="0" calcext:value-type="float">
            <text:p>0,00</text:p>
          </table:table-cell>
          <table:table-cell table:style-name="ce28" table:formula="of:=IF([$Compras.$A17]&lt;&gt;&quot;&quot;;VALUE(MID([$Compras.$A17];[$Tablas.$E$13];[$Tablas.$G$13]))/100;0)*IF(OR(VALUE([.B17])=3;VALUE([.B17])=8;VALUE([.B17])=13);-1;1)" office:value-type="float" office:value="0" calcext:value-type="float">
            <text:p>0,00</text:p>
          </table:table-cell>
          <table:table-cell table:style-name="ce28" table:formula="of:=IF([$Compras.$A17]&lt;&gt;&quot;&quot;;VALUE(MID([$Compras.$A17];[$Tablas.$E$14];[$Tablas.$G$14]))/100;0)*IF(OR(VALUE([.B17])=3;VALUE([.B17])=8;VALUE([.B17])=13);-1;1)" office:value-type="float" office:value="0" calcext:value-type="float">
            <text:p>0,00</text:p>
          </table:table-cell>
          <table:table-cell table:style-name="ce28" table:formula="of:=IF([$Compras.$A17]&lt;&gt;&quot;&quot;;VALUE(MID([$Compras.$A17];[$Tablas.$E$15];[$Tablas.$G$15]))/100;0)*IF(OR(VALUE([.B17])=3;VALUE([.B17])=8;VALUE([.B17])=13);-1;1)" office:value-type="float" office:value="0" calcext:value-type="float">
            <text:p>0,00</text:p>
          </table:table-cell>
          <table:table-cell table:style-name="ce28" table:formula="of:=IF([$Compras.$A17]&lt;&gt;&quot;&quot;;VALUE(MID([$Compras.$A17];[$Tablas.$E$16];[$Tablas.$G$16]))/100;0)*IF(OR(VALUE([.B17])=3;VALUE([.B17])=8;VALUE([.B17])=13);-1;1)" office:value-type="float" office:value="0" calcext:value-type="float">
            <text:p>0,00</text:p>
          </table:table-cell>
          <table:table-cell table:style-name="ce28" table:formula="of:=IF([$Compras.$A17]&lt;&gt;&quot;&quot;;VALUE(MID([$Compras.$A17];[$Tablas.$E$17];[$Tablas.$G$17]))/100;0)*IF(OR(VALUE([.B17])=3;VALUE([.B17])=8;VALUE([.B17])=13);-1;1)" office:value-type="float" office:value="0" calcext:value-type="float">
            <text:p>0,00</text:p>
          </table:table-cell>
          <table:table-cell table:style-name="ce28" table:formula="of:=IF([$Compras.$A17]&lt;&gt;&quot;&quot;;VALUE(MID([$Compras.$A17];[$Tablas.$E$18];[$Tablas.$G$18]))/100;0)*IF(OR(VALUE([.B17])=3;VALUE([.B17])=8;VALUE([.B17])=13);-1;1)" office:value-type="float" office:value="0" calcext:value-type="float">
            <text:p>0,00</text:p>
          </table:table-cell>
          <table:table-cell table:style-name="ce25" table:formula="of:=MID([$Compras.$A17];[$Tablas.$E$19];[$Tablas.$G$19])" office:value-type="string" office:string-value="PES" calcext:value-type="string">
            <text:p>PES</text:p>
          </table:table-cell>
          <table:table-cell table:style-name="ce25" table:formula="of:=MID([$Compras.$A1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7];[$Tablas.$E$21];[$Tablas.$G$21])" office:value-type="string" office:string-value="1" calcext:value-type="string">
            <text:p>1</text:p>
          </table:table-cell>
          <table:table-cell table:style-name="ce25" table:formula="of:=MID([$Compras.$A17];[$Tablas.$E$22];[$Tablas.$G$22])" office:value-type="string" office:string-value="0" calcext:value-type="string">
            <text:p>0</text:p>
          </table:table-cell>
          <table:table-cell table:style-name="ce28" table:formula="of:==IF([$Compras.$A17]&lt;&gt;&quot;&quot;;VALUE(MID([$Compras.$A17];[$Tablas.$E$23];[$Tablas.$G$23]))/100;0)*IF(OR(VALUE([.B17])=3;VALUE([.B17])=8;VALUE([.B17])=13);-1;1)" office:value-type="float" office:value="0" calcext:value-type="float">
            <text:p>0,00</text:p>
          </table:table-cell>
          <table:table-cell table:style-name="ce28" table:formula="of:==IF([$Compras.$A17]&lt;&gt;&quot;&quot;;VALUE(MID([$Compras.$A17];[$Tablas.$E$24];[$Tablas.$G$24]))/100;0)*IF(OR(VALUE([.B17])=3;VALUE([.B17])=8;VALUE([.B17])=13);-1;1)" office:value-type="float" office:value="0" calcext:value-type="float">
            <text:p>0,00</text:p>
          </table:table-cell>
          <table:table-cell table:style-name="ce25" table:formula="of:=MID([$Compras.$A1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8];[$Tablas.$E$3];[$Tablas.$G$3])" office:value-type="string" office:string-value="20200801" calcext:value-type="string">
            <text:p>20200801</text:p>
          </table:table-cell>
          <table:table-cell table:style-name="ce25" table:formula="of:=MID([$Compras.$A18];[$Tablas.$E$4];[$Tablas.$G$4])" office:value-type="string" office:string-value="001" calcext:value-type="string">
            <text:p>001</text:p>
          </table:table-cell>
          <table:table-cell table:style-name="ce25" table:formula="of:=MID([$Compras.$A18];[$Tablas.$E$5];[$Tablas.$G$5])" office:value-type="string" office:string-value="00046" calcext:value-type="string">
            <text:p>00046</text:p>
          </table:table-cell>
          <table:table-cell table:style-name="ce25" table:formula="of:=MID([$Compras.$A18];[$Tablas.$E$6];[$Tablas.$G$6])" office:value-type="string" office:string-value="00000000000000074086" calcext:value-type="string">
            <text:p>00000000000000074086</text:p>
          </table:table-cell>
          <table:table-cell table:style-name="ce25" table:formula="of:=MID([$Compras.$A1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8];[$Tablas.$E$8];[$Tablas.$G$8])" office:value-type="string" office:string-value="80" calcext:value-type="string">
            <text:p>80</text:p>
          </table:table-cell>
          <table:table-cell table:style-name="ce25" table:formula="of:=MID([$Compras.$A18];[$Tablas.$E$9];[$Tablas.$G$9])" office:value-type="string" office:string-value="00000000030531878171" calcext:value-type="string">
            <text:p>00000000030531878171</text:p>
          </table:table-cell>
          <table:table-cell table:style-name="ce25" table:formula="of:=MID([$Compras.$A18];[$Tablas.$E$10];[$Tablas.$G$10])" office:value-type="string" office:string-value="BOCANERA S.A.                 " calcext:value-type="string">
            <text:p>BOCANERA S.A. <text:s text:c="16"/></text:p>
          </table:table-cell>
          <table:table-cell table:style-name="ce28" table:formula="of:==IF([$Compras.$A18]&lt;&gt;&quot;&quot;;VALUE(MID([$Compras.$A18];[$Tablas.$E$11];[$Tablas.$G$11]))/100;0)*IF(OR(VALUE([.B18])=3;VALUE([.B18])=8;VALUE([.B18])=13);-1;1)" office:value-type="float" office:value="1234.71" calcext:value-type="float">
            <text:p>1.234,71</text:p>
          </table:table-cell>
          <table:table-cell table:style-name="ce28" table:formula="of:=IF([$Compras.$A18]&lt;&gt;&quot;&quot;;VALUE(MID([$Compras.$A18];[$Tablas.$E$12];[$Tablas.$G$12]))/100;0)*IF(OR(VALUE([.B18])=3;VALUE([.B18])=8;VALUE([.B18])=13);-1;1)" office:value-type="float" office:value="0" calcext:value-type="float">
            <text:p>0,00</text:p>
          </table:table-cell>
          <table:table-cell table:style-name="ce28" table:formula="of:=IF([$Compras.$A18]&lt;&gt;&quot;&quot;;VALUE(MID([$Compras.$A18];[$Tablas.$E$13];[$Tablas.$G$13]))/100;0)*IF(OR(VALUE([.B18])=3;VALUE([.B18])=8;VALUE([.B18])=13);-1;1)" office:value-type="float" office:value="0" calcext:value-type="float">
            <text:p>0,00</text:p>
          </table:table-cell>
          <table:table-cell table:style-name="ce28" table:formula="of:=IF([$Compras.$A18]&lt;&gt;&quot;&quot;;VALUE(MID([$Compras.$A18];[$Tablas.$E$14];[$Tablas.$G$14]))/100;0)*IF(OR(VALUE([.B18])=3;VALUE([.B18])=8;VALUE([.B18])=13);-1;1)" office:value-type="float" office:value="0" calcext:value-type="float">
            <text:p>0,00</text:p>
          </table:table-cell>
          <table:table-cell table:style-name="ce28" table:formula="of:=IF([$Compras.$A18]&lt;&gt;&quot;&quot;;VALUE(MID([$Compras.$A18];[$Tablas.$E$15];[$Tablas.$G$15]))/100;0)*IF(OR(VALUE([.B18])=3;VALUE([.B18])=8;VALUE([.B18])=13);-1;1)" office:value-type="float" office:value="0" calcext:value-type="float">
            <text:p>0,00</text:p>
          </table:table-cell>
          <table:table-cell table:style-name="ce28" table:formula="of:=IF([$Compras.$A18]&lt;&gt;&quot;&quot;;VALUE(MID([$Compras.$A18];[$Tablas.$E$16];[$Tablas.$G$16]))/100;0)*IF(OR(VALUE([.B18])=3;VALUE([.B18])=8;VALUE([.B18])=13);-1;1)" office:value-type="float" office:value="34.71" calcext:value-type="float">
            <text:p>34,71</text:p>
          </table:table-cell>
          <table:table-cell table:style-name="ce28" table:formula="of:=IF([$Compras.$A18]&lt;&gt;&quot;&quot;;VALUE(MID([$Compras.$A18];[$Tablas.$E$17];[$Tablas.$G$17]))/100;0)*IF(OR(VALUE([.B18])=3;VALUE([.B18])=8;VALUE([.B18])=13);-1;1)" office:value-type="float" office:value="0" calcext:value-type="float">
            <text:p>0,00</text:p>
          </table:table-cell>
          <table:table-cell table:style-name="ce28" table:formula="of:=IF([$Compras.$A18]&lt;&gt;&quot;&quot;;VALUE(MID([$Compras.$A18];[$Tablas.$E$18];[$Tablas.$G$18]))/100;0)*IF(OR(VALUE([.B18])=3;VALUE([.B18])=8;VALUE([.B18])=13);-1;1)" office:value-type="float" office:value="0" calcext:value-type="float">
            <text:p>0,00</text:p>
          </table:table-cell>
          <table:table-cell table:style-name="ce25" table:formula="of:=MID([$Compras.$A18];[$Tablas.$E$19];[$Tablas.$G$19])" office:value-type="string" office:string-value="PES" calcext:value-type="string">
            <text:p>PES</text:p>
          </table:table-cell>
          <table:table-cell table:style-name="ce25" table:formula="of:=MID([$Compras.$A1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8];[$Tablas.$E$21];[$Tablas.$G$21])" office:value-type="string" office:string-value="1" calcext:value-type="string">
            <text:p>1</text:p>
          </table:table-cell>
          <table:table-cell table:style-name="ce25" table:formula="of:=MID([$Compras.$A18];[$Tablas.$E$22];[$Tablas.$G$22])" office:value-type="string" office:string-value="0" calcext:value-type="string">
            <text:p>0</text:p>
          </table:table-cell>
          <table:table-cell table:style-name="ce28" table:formula="of:==IF([$Compras.$A18]&lt;&gt;&quot;&quot;;VALUE(MID([$Compras.$A18];[$Tablas.$E$23];[$Tablas.$G$23]))/100;0)*IF(OR(VALUE([.B18])=3;VALUE([.B18])=8;VALUE([.B18])=13);-1;1)" office:value-type="float" office:value="0" calcext:value-type="float">
            <text:p>0,00</text:p>
          </table:table-cell>
          <table:table-cell table:style-name="ce28" table:formula="of:==IF([$Compras.$A18]&lt;&gt;&quot;&quot;;VALUE(MID([$Compras.$A18];[$Tablas.$E$24];[$Tablas.$G$24]))/100;0)*IF(OR(VALUE([.B18])=3;VALUE([.B18])=8;VALUE([.B18])=13);-1;1)" office:value-type="float" office:value="0" calcext:value-type="float">
            <text:p>0,00</text:p>
          </table:table-cell>
          <table:table-cell table:style-name="ce25" table:formula="of:=MID([$Compras.$A1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9];[$Tablas.$E$3];[$Tablas.$G$3])" office:value-type="string" office:string-value="20200801" calcext:value-type="string">
            <text:p>20200801</text:p>
          </table:table-cell>
          <table:table-cell table:style-name="ce25" table:formula="of:=MID([$Compras.$A19];[$Tablas.$E$4];[$Tablas.$G$4])" office:value-type="string" office:string-value="001" calcext:value-type="string">
            <text:p>001</text:p>
          </table:table-cell>
          <table:table-cell table:style-name="ce25" table:formula="of:=MID([$Compras.$A19];[$Tablas.$E$5];[$Tablas.$G$5])" office:value-type="string" office:string-value="02017" calcext:value-type="string">
            <text:p>02017</text:p>
          </table:table-cell>
          <table:table-cell table:style-name="ce25" table:formula="of:=MID([$Compras.$A19];[$Tablas.$E$6];[$Tablas.$G$6])" office:value-type="string" office:string-value="00000000000002436215" calcext:value-type="string">
            <text:p>00000000000002436215</text:p>
          </table:table-cell>
          <table:table-cell table:style-name="ce25" table:formula="of:=MID([$Compras.$A1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9];[$Tablas.$E$8];[$Tablas.$G$8])" office:value-type="string" office:string-value="80" calcext:value-type="string">
            <text:p>80</text:p>
          </table:table-cell>
          <table:table-cell table:style-name="ce25" table:formula="of:=MID([$Compras.$A19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9];[$Tablas.$E$10];[$Tablas.$G$10])" office:value-type="string" office:string-value="YPF SA EN RUTA                " calcext:value-type="string">
            <text:p>YPF SA EN RUTA <text:s text:c="15"/></text:p>
          </table:table-cell>
          <table:table-cell table:style-name="ce28" table:formula="of:==IF([$Compras.$A19]&lt;&gt;&quot;&quot;;VALUE(MID([$Compras.$A19];[$Tablas.$E$11];[$Tablas.$G$11]))/100;0)*IF(OR(VALUE([.B19])=3;VALUE([.B19])=8;VALUE([.B19])=13);-1;1)" office:value-type="float" office:value="53311.03" calcext:value-type="float">
            <text:p>53.311,03</text:p>
          </table:table-cell>
          <table:table-cell table:style-name="ce28" table:formula="of:=IF([$Compras.$A19]&lt;&gt;&quot;&quot;;VALUE(MID([$Compras.$A19];[$Tablas.$E$12];[$Tablas.$G$12]))/100;0)*IF(OR(VALUE([.B19])=3;VALUE([.B19])=8;VALUE([.B19])=13);-1;1)" office:value-type="float" office:value="9878.6" calcext:value-type="float">
            <text:p>9.878,60</text:p>
          </table:table-cell>
          <table:table-cell table:style-name="ce28" table:formula="of:=IF([$Compras.$A19]&lt;&gt;&quot;&quot;;VALUE(MID([$Compras.$A19];[$Tablas.$E$13];[$Tablas.$G$13]))/100;0)*IF(OR(VALUE([.B19])=3;VALUE([.B19])=8;VALUE([.B19])=13);-1;1)" office:value-type="float" office:value="0" calcext:value-type="float">
            <text:p>0,00</text:p>
          </table:table-cell>
          <table:table-cell table:style-name="ce28" table:formula="of:=IF([$Compras.$A19]&lt;&gt;&quot;&quot;;VALUE(MID([$Compras.$A19];[$Tablas.$E$14];[$Tablas.$G$14]))/100;0)*IF(OR(VALUE([.B19])=3;VALUE([.B19])=8;VALUE([.B19])=13);-1;1)" office:value-type="float" office:value="1037.34" calcext:value-type="float">
            <text:p>1.037,34</text:p>
          </table:table-cell>
          <table:table-cell table:style-name="ce28" table:formula="of:=IF([$Compras.$A19]&lt;&gt;&quot;&quot;;VALUE(MID([$Compras.$A19];[$Tablas.$E$15];[$Tablas.$G$15]))/100;0)*IF(OR(VALUE([.B19])=3;VALUE([.B19])=8;VALUE([.B19])=13);-1;1)" office:value-type="float" office:value="0" calcext:value-type="float">
            <text:p>0,00</text:p>
          </table:table-cell>
          <table:table-cell table:style-name="ce28" table:formula="of:=IF([$Compras.$A19]&lt;&gt;&quot;&quot;;VALUE(MID([$Compras.$A19];[$Tablas.$E$16];[$Tablas.$G$16]))/100;0)*IF(OR(VALUE([.B19])=3;VALUE([.B19])=8;VALUE([.B19])=13);-1;1)" office:value-type="float" office:value="555.71" calcext:value-type="float">
            <text:p>555,71</text:p>
          </table:table-cell>
          <table:table-cell table:style-name="ce28" table:formula="of:=IF([$Compras.$A19]&lt;&gt;&quot;&quot;;VALUE(MID([$Compras.$A19];[$Tablas.$E$17];[$Tablas.$G$17]))/100;0)*IF(OR(VALUE([.B19])=3;VALUE([.B19])=8;VALUE([.B19])=13);-1;1)" office:value-type="float" office:value="0" calcext:value-type="float">
            <text:p>0,00</text:p>
          </table:table-cell>
          <table:table-cell table:style-name="ce28" table:formula="of:=IF([$Compras.$A19]&lt;&gt;&quot;&quot;;VALUE(MID([$Compras.$A19];[$Tablas.$E$18];[$Tablas.$G$18]))/100;0)*IF(OR(VALUE([.B19])=3;VALUE([.B19])=8;VALUE([.B19])=13);-1;1)" office:value-type="float" office:value="0" calcext:value-type="float">
            <text:p>0,00</text:p>
          </table:table-cell>
          <table:table-cell table:style-name="ce25" table:formula="of:=MID([$Compras.$A19];[$Tablas.$E$19];[$Tablas.$G$19])" office:value-type="string" office:string-value="PES" calcext:value-type="string">
            <text:p>PES</text:p>
          </table:table-cell>
          <table:table-cell table:style-name="ce25" table:formula="of:=MID([$Compras.$A1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9];[$Tablas.$E$21];[$Tablas.$G$21])" office:value-type="string" office:string-value="1" calcext:value-type="string">
            <text:p>1</text:p>
          </table:table-cell>
          <table:table-cell table:style-name="ce25" table:formula="of:=MID([$Compras.$A19];[$Tablas.$E$22];[$Tablas.$G$22])" office:value-type="string" office:string-value="0" calcext:value-type="string">
            <text:p>0</text:p>
          </table:table-cell>
          <table:table-cell table:style-name="ce28" table:formula="of:==IF([$Compras.$A19]&lt;&gt;&quot;&quot;;VALUE(MID([$Compras.$A19];[$Tablas.$E$23];[$Tablas.$G$23]))/100;0)*IF(OR(VALUE([.B19])=3;VALUE([.B19])=8;VALUE([.B19])=13);-1;1)" office:value-type="float" office:value="0" calcext:value-type="float">
            <text:p>0,00</text:p>
          </table:table-cell>
          <table:table-cell table:style-name="ce28" table:formula="of:==IF([$Compras.$A19]&lt;&gt;&quot;&quot;;VALUE(MID([$Compras.$A19];[$Tablas.$E$24];[$Tablas.$G$24]))/100;0)*IF(OR(VALUE([.B19])=3;VALUE([.B19])=8;VALUE([.B19])=13);-1;1)" office:value-type="float" office:value="0" calcext:value-type="float">
            <text:p>0,00</text:p>
          </table:table-cell>
          <table:table-cell table:style-name="ce25" table:formula="of:=MID([$Compras.$A1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20];[$Tablas.$E$3];[$Tablas.$G$3])" office:value-type="string" office:string-value="20200801" calcext:value-type="string">
            <text:p>20200801</text:p>
          </table:table-cell>
          <table:table-cell table:style-name="ce25" table:formula="of:=MID([$Compras.$A20];[$Tablas.$E$4];[$Tablas.$G$4])" office:value-type="string" office:string-value="001" calcext:value-type="string">
            <text:p>001</text:p>
          </table:table-cell>
          <table:table-cell table:style-name="ce25" table:formula="of:=MID([$Compras.$A20];[$Tablas.$E$5];[$Tablas.$G$5])" office:value-type="string" office:string-value="02017" calcext:value-type="string">
            <text:p>02017</text:p>
          </table:table-cell>
          <table:table-cell table:style-name="ce25" table:formula="of:=MID([$Compras.$A20];[$Tablas.$E$6];[$Tablas.$G$6])" office:value-type="string" office:string-value="00000000000002442864" calcext:value-type="string">
            <text:p>00000000000002442864</text:p>
          </table:table-cell>
          <table:table-cell table:style-name="ce25" table:formula="of:=MID([$Compras.$A2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0];[$Tablas.$E$8];[$Tablas.$G$8])" office:value-type="string" office:string-value="80" calcext:value-type="string">
            <text:p>80</text:p>
          </table:table-cell>
          <table:table-cell table:style-name="ce25" table:formula="of:=MID([$Compras.$A20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20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20]&lt;&gt;&quot;&quot;;VALUE(MID([$Compras.$A20];[$Tablas.$E$11];[$Tablas.$G$11]))/100;0)*IF(OR(VALUE([.B20])=3;VALUE([.B20])=8;VALUE([.B20])=13);-1;1)" office:value-type="float" office:value="1952554.9" calcext:value-type="float">
            <text:p>1.952.554,90</text:p>
          </table:table-cell>
          <table:table-cell table:style-name="ce28" table:formula="of:=IF([$Compras.$A20]&lt;&gt;&quot;&quot;;VALUE(MID([$Compras.$A20];[$Tablas.$E$12];[$Tablas.$G$12]))/100;0)*IF(OR(VALUE([.B20])=3;VALUE([.B20])=8;VALUE([.B20])=13);-1;1)" office:value-type="float" office:value="340123.01" calcext:value-type="float">
            <text:p>340.123,01</text:p>
          </table:table-cell>
          <table:table-cell table:style-name="ce28" table:formula="of:=IF([$Compras.$A20]&lt;&gt;&quot;&quot;;VALUE(MID([$Compras.$A20];[$Tablas.$E$13];[$Tablas.$G$13]))/100;0)*IF(OR(VALUE([.B20])=3;VALUE([.B20])=8;VALUE([.B20])=13);-1;1)" office:value-type="float" office:value="0" calcext:value-type="float">
            <text:p>0,00</text:p>
          </table:table-cell>
          <table:table-cell table:style-name="ce28" table:formula="of:=IF([$Compras.$A20]&lt;&gt;&quot;&quot;;VALUE(MID([$Compras.$A20];[$Tablas.$E$14];[$Tablas.$G$14]))/100;0)*IF(OR(VALUE([.B20])=3;VALUE([.B20])=8;VALUE([.B20])=13);-1;1)" office:value-type="float" office:value="38519.29" calcext:value-type="float">
            <text:p>38.519,29</text:p>
          </table:table-cell>
          <table:table-cell table:style-name="ce28" table:formula="of:=IF([$Compras.$A20]&lt;&gt;&quot;&quot;;VALUE(MID([$Compras.$A20];[$Tablas.$E$15];[$Tablas.$G$15]))/100;0)*IF(OR(VALUE([.B20])=3;VALUE([.B20])=8;VALUE([.B20])=13);-1;1)" office:value-type="float" office:value="0" calcext:value-type="float">
            <text:p>0,00</text:p>
          </table:table-cell>
          <table:table-cell table:style-name="ce28" table:formula="of:=IF([$Compras.$A20]&lt;&gt;&quot;&quot;;VALUE(MID([$Compras.$A20];[$Tablas.$E$16];[$Tablas.$G$16]))/100;0)*IF(OR(VALUE([.B20])=3;VALUE([.B20])=8;VALUE([.B20])=13);-1;1)" office:value-type="float" office:value="20301.24" calcext:value-type="float">
            <text:p>20.301,24</text:p>
          </table:table-cell>
          <table:table-cell table:style-name="ce28" table:formula="of:=IF([$Compras.$A20]&lt;&gt;&quot;&quot;;VALUE(MID([$Compras.$A20];[$Tablas.$E$17];[$Tablas.$G$17]))/100;0)*IF(OR(VALUE([.B20])=3;VALUE([.B20])=8;VALUE([.B20])=13);-1;1)" office:value-type="float" office:value="0" calcext:value-type="float">
            <text:p>0,00</text:p>
          </table:table-cell>
          <table:table-cell table:style-name="ce28" table:formula="of:=IF([$Compras.$A20]&lt;&gt;&quot;&quot;;VALUE(MID([$Compras.$A20];[$Tablas.$E$18];[$Tablas.$G$18]))/100;0)*IF(OR(VALUE([.B20])=3;VALUE([.B20])=8;VALUE([.B20])=13);-1;1)" office:value-type="float" office:value="0" calcext:value-type="float">
            <text:p>0,00</text:p>
          </table:table-cell>
          <table:table-cell table:style-name="ce25" table:formula="of:=MID([$Compras.$A20];[$Tablas.$E$19];[$Tablas.$G$19])" office:value-type="string" office:string-value="PES" calcext:value-type="string">
            <text:p>PES</text:p>
          </table:table-cell>
          <table:table-cell table:style-name="ce25" table:formula="of:=MID([$Compras.$A2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0];[$Tablas.$E$21];[$Tablas.$G$21])" office:value-type="string" office:string-value="1" calcext:value-type="string">
            <text:p>1</text:p>
          </table:table-cell>
          <table:table-cell table:style-name="ce25" table:formula="of:=MID([$Compras.$A20];[$Tablas.$E$22];[$Tablas.$G$22])" office:value-type="string" office:string-value="0" calcext:value-type="string">
            <text:p>0</text:p>
          </table:table-cell>
          <table:table-cell table:style-name="ce28" table:formula="of:==IF([$Compras.$A20]&lt;&gt;&quot;&quot;;VALUE(MID([$Compras.$A20];[$Tablas.$E$23];[$Tablas.$G$23]))/100;0)*IF(OR(VALUE([.B20])=3;VALUE([.B20])=8;VALUE([.B20])=13);-1;1)" office:value-type="float" office:value="0" calcext:value-type="float">
            <text:p>0,00</text:p>
          </table:table-cell>
          <table:table-cell table:style-name="ce28" table:formula="of:==IF([$Compras.$A20]&lt;&gt;&quot;&quot;;VALUE(MID([$Compras.$A20];[$Tablas.$E$24];[$Tablas.$G$24]))/100;0)*IF(OR(VALUE([.B20])=3;VALUE([.B20])=8;VALUE([.B20])=13);-1;1)" office:value-type="float" office:value="0" calcext:value-type="float">
            <text:p>0,00</text:p>
          </table:table-cell>
          <table:table-cell table:style-name="ce25" table:formula="of:=MID([$Compras.$A2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21];[$Tablas.$E$3];[$Tablas.$G$3])" office:value-type="string" office:string-value="20200803" calcext:value-type="string">
            <text:p>20200803</text:p>
          </table:table-cell>
          <table:table-cell table:style-name="ce25" table:formula="of:=MID([$Compras.$A21];[$Tablas.$E$4];[$Tablas.$G$4])" office:value-type="string" office:string-value="001" calcext:value-type="string">
            <text:p>001</text:p>
          </table:table-cell>
          <table:table-cell table:style-name="ce25" table:formula="of:=MID([$Compras.$A21];[$Tablas.$E$5];[$Tablas.$G$5])" office:value-type="string" office:string-value="00025" calcext:value-type="string">
            <text:p>00025</text:p>
          </table:table-cell>
          <table:table-cell table:style-name="ce25" table:formula="of:=MID([$Compras.$A21];[$Tablas.$E$6];[$Tablas.$G$6])" office:value-type="string" office:string-value="00000000000000108435" calcext:value-type="string">
            <text:p>00000000000000108435</text:p>
          </table:table-cell>
          <table:table-cell table:style-name="ce25" table:formula="of:=MID([$Compras.$A2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1];[$Tablas.$E$8];[$Tablas.$G$8])" office:value-type="string" office:string-value="80" calcext:value-type="string">
            <text:p>80</text:p>
          </table:table-cell>
          <table:table-cell table:style-name="ce25" table:formula="of:=MID([$Compras.$A21];[$Tablas.$E$9];[$Tablas.$G$9])" office:value-type="string" office:string-value="00000000030707002294" calcext:value-type="string">
            <text:p>00000000030707002294</text:p>
          </table:table-cell>
          <table:table-cell table:style-name="ce25" table:formula="of:=MID([$Compras.$A21];[$Tablas.$E$10];[$Tablas.$G$10])" office:value-type="string" office:string-value="MERCEDEZ BENZ COMPANIA FINANCI" calcext:value-type="string">
            <text:p>MERCEDEZ BENZ COMPANIA FINANCI</text:p>
          </table:table-cell>
          <table:table-cell table:style-name="ce28" table:formula="of:==IF([$Compras.$A21]&lt;&gt;&quot;&quot;;VALUE(MID([$Compras.$A21];[$Tablas.$E$11];[$Tablas.$G$11]))/100;0)*IF(OR(VALUE([.B21])=3;VALUE([.B21])=8;VALUE([.B21])=13);-1;1)" office:value-type="float" office:value="25134.19" calcext:value-type="float">
            <text:p>25.134,19</text:p>
          </table:table-cell>
          <table:table-cell table:style-name="ce28" table:formula="of:=IF([$Compras.$A21]&lt;&gt;&quot;&quot;;VALUE(MID([$Compras.$A21];[$Tablas.$E$12];[$Tablas.$G$12]))/100;0)*IF(OR(VALUE([.B21])=3;VALUE([.B21])=8;VALUE([.B21])=13);-1;1)" office:value-type="float" office:value="11044.7" calcext:value-type="float">
            <text:p>11.044,70</text:p>
          </table:table-cell>
          <table:table-cell table:style-name="ce28" table:formula="of:=IF([$Compras.$A21]&lt;&gt;&quot;&quot;;VALUE(MID([$Compras.$A21];[$Tablas.$E$13];[$Tablas.$G$13]))/100;0)*IF(OR(VALUE([.B21])=3;VALUE([.B21])=8;VALUE([.B21])=13);-1;1)" office:value-type="float" office:value="0" calcext:value-type="float">
            <text:p>0,00</text:p>
          </table:table-cell>
          <table:table-cell table:style-name="ce28" table:formula="of:=IF([$Compras.$A21]&lt;&gt;&quot;&quot;;VALUE(MID([$Compras.$A21];[$Tablas.$E$14];[$Tablas.$G$14]))/100;0)*IF(OR(VALUE([.B21])=3;VALUE([.B21])=8;VALUE([.B21])=13);-1;1)" office:value-type="float" office:value="0" calcext:value-type="float">
            <text:p>0,00</text:p>
          </table:table-cell>
          <table:table-cell table:style-name="ce28" table:formula="of:=IF([$Compras.$A21]&lt;&gt;&quot;&quot;;VALUE(MID([$Compras.$A21];[$Tablas.$E$15];[$Tablas.$G$15]))/100;0)*IF(OR(VALUE([.B21])=3;VALUE([.B21])=8;VALUE([.B21])=13);-1;1)" office:value-type="float" office:value="0" calcext:value-type="float">
            <text:p>0,00</text:p>
          </table:table-cell>
          <table:table-cell table:style-name="ce28" table:formula="of:=IF([$Compras.$A21]&lt;&gt;&quot;&quot;;VALUE(MID([$Compras.$A21];[$Tablas.$E$16];[$Tablas.$G$16]))/100;0)*IF(OR(VALUE([.B21])=3;VALUE([.B21])=8;VALUE([.B21])=13);-1;1)" office:value-type="float" office:value="0" calcext:value-type="float">
            <text:p>0,00</text:p>
          </table:table-cell>
          <table:table-cell table:style-name="ce28" table:formula="of:=IF([$Compras.$A21]&lt;&gt;&quot;&quot;;VALUE(MID([$Compras.$A21];[$Tablas.$E$17];[$Tablas.$G$17]))/100;0)*IF(OR(VALUE([.B21])=3;VALUE([.B21])=8;VALUE([.B21])=13);-1;1)" office:value-type="float" office:value="0" calcext:value-type="float">
            <text:p>0,00</text:p>
          </table:table-cell>
          <table:table-cell table:style-name="ce28" table:formula="of:=IF([$Compras.$A21]&lt;&gt;&quot;&quot;;VALUE(MID([$Compras.$A21];[$Tablas.$E$18];[$Tablas.$G$18]))/100;0)*IF(OR(VALUE([.B21])=3;VALUE([.B21])=8;VALUE([.B21])=13);-1;1)" office:value-type="float" office:value="0" calcext:value-type="float">
            <text:p>0,00</text:p>
          </table:table-cell>
          <table:table-cell table:style-name="ce25" table:formula="of:=MID([$Compras.$A21];[$Tablas.$E$19];[$Tablas.$G$19])" office:value-type="string" office:string-value="PES" calcext:value-type="string">
            <text:p>PES</text:p>
          </table:table-cell>
          <table:table-cell table:style-name="ce25" table:formula="of:=MID([$Compras.$A2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1];[$Tablas.$E$21];[$Tablas.$G$21])" office:value-type="string" office:string-value="1" calcext:value-type="string">
            <text:p>1</text:p>
          </table:table-cell>
          <table:table-cell table:style-name="ce25" table:formula="of:=MID([$Compras.$A21];[$Tablas.$E$22];[$Tablas.$G$22])" office:value-type="string" office:string-value="0" calcext:value-type="string">
            <text:p>0</text:p>
          </table:table-cell>
          <table:table-cell table:style-name="ce28" table:formula="of:==IF([$Compras.$A21]&lt;&gt;&quot;&quot;;VALUE(MID([$Compras.$A21];[$Tablas.$E$23];[$Tablas.$G$23]))/100;0)*IF(OR(VALUE([.B21])=3;VALUE([.B21])=8;VALUE([.B21])=13);-1;1)" office:value-type="float" office:value="0" calcext:value-type="float">
            <text:p>0,00</text:p>
          </table:table-cell>
          <table:table-cell table:style-name="ce28" table:formula="of:==IF([$Compras.$A21]&lt;&gt;&quot;&quot;;VALUE(MID([$Compras.$A21];[$Tablas.$E$24];[$Tablas.$G$24]))/100;0)*IF(OR(VALUE([.B21])=3;VALUE([.B21])=8;VALUE([.B21])=13);-1;1)" office:value-type="float" office:value="0" calcext:value-type="float">
            <text:p>0,00</text:p>
          </table:table-cell>
          <table:table-cell table:style-name="ce25" table:formula="of:=MID([$Compras.$A2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22];[$Tablas.$E$3];[$Tablas.$G$3])" office:value-type="string" office:string-value="20200803" calcext:value-type="string">
            <text:p>20200803</text:p>
          </table:table-cell>
          <table:table-cell table:style-name="ce25" table:formula="of:=MID([$Compras.$A22];[$Tablas.$E$4];[$Tablas.$G$4])" office:value-type="string" office:string-value="001" calcext:value-type="string">
            <text:p>001</text:p>
          </table:table-cell>
          <table:table-cell table:style-name="ce25" table:formula="of:=MID([$Compras.$A22];[$Tablas.$E$5];[$Tablas.$G$5])" office:value-type="string" office:string-value="00039" calcext:value-type="string">
            <text:p>00039</text:p>
          </table:table-cell>
          <table:table-cell table:style-name="ce25" table:formula="of:=MID([$Compras.$A22];[$Tablas.$E$6];[$Tablas.$G$6])" office:value-type="string" office:string-value="00000000000000003880" calcext:value-type="string">
            <text:p>00000000000000003880</text:p>
          </table:table-cell>
          <table:table-cell table:style-name="ce25" table:formula="of:=MID([$Compras.$A2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2];[$Tablas.$E$8];[$Tablas.$G$8])" office:value-type="string" office:string-value="80" calcext:value-type="string">
            <text:p>80</text:p>
          </table:table-cell>
          <table:table-cell table:style-name="ce25" table:formula="of:=MID([$Compras.$A22];[$Tablas.$E$9];[$Tablas.$G$9])" office:value-type="string" office:string-value="00000000030500090711" calcext:value-type="string">
            <text:p>00000000030500090711</text:p>
          </table:table-cell>
          <table:table-cell table:style-name="ce25" table:formula="of:=MID([$Compras.$A22];[$Tablas.$E$10];[$Tablas.$G$10])" office:value-type="string" office:string-value="LA GACETA                     " calcext:value-type="string">
            <text:p>LA GACETA <text:s text:c="20"/></text:p>
          </table:table-cell>
          <table:table-cell table:style-name="ce28" table:formula="of:==IF([$Compras.$A22]&lt;&gt;&quot;&quot;;VALUE(MID([$Compras.$A22];[$Tablas.$E$11];[$Tablas.$G$11]))/100;0)*IF(OR(VALUE([.B22])=3;VALUE([.B22])=8;VALUE([.B22])=13);-1;1)" office:value-type="float" office:value="1760.02" calcext:value-type="float">
            <text:p>1.760,02</text:p>
          </table:table-cell>
          <table:table-cell table:style-name="ce28" table:formula="of:=IF([$Compras.$A22]&lt;&gt;&quot;&quot;;VALUE(MID([$Compras.$A22];[$Tablas.$E$12];[$Tablas.$G$12]))/100;0)*IF(OR(VALUE([.B22])=3;VALUE([.B22])=8;VALUE([.B22])=13);-1;1)" office:value-type="float" office:value="0" calcext:value-type="float">
            <text:p>0,00</text:p>
          </table:table-cell>
          <table:table-cell table:style-name="ce28" table:formula="of:=IF([$Compras.$A22]&lt;&gt;&quot;&quot;;VALUE(MID([$Compras.$A22];[$Tablas.$E$13];[$Tablas.$G$13]))/100;0)*IF(OR(VALUE([.B22])=3;VALUE([.B22])=8;VALUE([.B22])=13);-1;1)" office:value-type="float" office:value="0" calcext:value-type="float">
            <text:p>0,00</text:p>
          </table:table-cell>
          <table:table-cell table:style-name="ce28" table:formula="of:=IF([$Compras.$A22]&lt;&gt;&quot;&quot;;VALUE(MID([$Compras.$A22];[$Tablas.$E$14];[$Tablas.$G$14]))/100;0)*IF(OR(VALUE([.B22])=3;VALUE([.B22])=8;VALUE([.B22])=13);-1;1)" office:value-type="float" office:value="0" calcext:value-type="float">
            <text:p>0,00</text:p>
          </table:table-cell>
          <table:table-cell table:style-name="ce28" table:formula="of:=IF([$Compras.$A22]&lt;&gt;&quot;&quot;;VALUE(MID([$Compras.$A22];[$Tablas.$E$15];[$Tablas.$G$15]))/100;0)*IF(OR(VALUE([.B22])=3;VALUE([.B22])=8;VALUE([.B22])=13);-1;1)" office:value-type="float" office:value="0" calcext:value-type="float">
            <text:p>0,00</text:p>
          </table:table-cell>
          <table:table-cell table:style-name="ce28" table:formula="of:=IF([$Compras.$A22]&lt;&gt;&quot;&quot;;VALUE(MID([$Compras.$A22];[$Tablas.$E$16];[$Tablas.$G$16]))/100;0)*IF(OR(VALUE([.B22])=3;VALUE([.B22])=8;VALUE([.B22])=13);-1;1)" office:value-type="float" office:value="0" calcext:value-type="float">
            <text:p>0,00</text:p>
          </table:table-cell>
          <table:table-cell table:style-name="ce28" table:formula="of:=IF([$Compras.$A22]&lt;&gt;&quot;&quot;;VALUE(MID([$Compras.$A22];[$Tablas.$E$17];[$Tablas.$G$17]))/100;0)*IF(OR(VALUE([.B22])=3;VALUE([.B22])=8;VALUE([.B22])=13);-1;1)" office:value-type="float" office:value="0" calcext:value-type="float">
            <text:p>0,00</text:p>
          </table:table-cell>
          <table:table-cell table:style-name="ce28" table:formula="of:=IF([$Compras.$A22]&lt;&gt;&quot;&quot;;VALUE(MID([$Compras.$A22];[$Tablas.$E$18];[$Tablas.$G$18]))/100;0)*IF(OR(VALUE([.B22])=3;VALUE([.B22])=8;VALUE([.B22])=13);-1;1)" office:value-type="float" office:value="0" calcext:value-type="float">
            <text:p>0,00</text:p>
          </table:table-cell>
          <table:table-cell table:style-name="ce25" table:formula="of:=MID([$Compras.$A22];[$Tablas.$E$19];[$Tablas.$G$19])" office:value-type="string" office:string-value="PES" calcext:value-type="string">
            <text:p>PES</text:p>
          </table:table-cell>
          <table:table-cell table:style-name="ce25" table:formula="of:=MID([$Compras.$A2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2];[$Tablas.$E$21];[$Tablas.$G$21])" office:value-type="string" office:string-value="1" calcext:value-type="string">
            <text:p>1</text:p>
          </table:table-cell>
          <table:table-cell table:style-name="ce25" table:formula="of:=MID([$Compras.$A22];[$Tablas.$E$22];[$Tablas.$G$22])" office:value-type="string" office:string-value="0" calcext:value-type="string">
            <text:p>0</text:p>
          </table:table-cell>
          <table:table-cell table:style-name="ce28" table:formula="of:==IF([$Compras.$A22]&lt;&gt;&quot;&quot;;VALUE(MID([$Compras.$A22];[$Tablas.$E$23];[$Tablas.$G$23]))/100;0)*IF(OR(VALUE([.B22])=3;VALUE([.B22])=8;VALUE([.B22])=13);-1;1)" office:value-type="float" office:value="0" calcext:value-type="float">
            <text:p>0,00</text:p>
          </table:table-cell>
          <table:table-cell table:style-name="ce28" table:formula="of:==IF([$Compras.$A22]&lt;&gt;&quot;&quot;;VALUE(MID([$Compras.$A22];[$Tablas.$E$24];[$Tablas.$G$24]))/100;0)*IF(OR(VALUE([.B22])=3;VALUE([.B22])=8;VALUE([.B22])=13);-1;1)" office:value-type="float" office:value="0" calcext:value-type="float">
            <text:p>0,00</text:p>
          </table:table-cell>
          <table:table-cell table:style-name="ce25" table:formula="of:=MID([$Compras.$A2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23];[$Tablas.$E$3];[$Tablas.$G$3])" office:value-type="string" office:string-value="20200803" calcext:value-type="string">
            <text:p>20200803</text:p>
          </table:table-cell>
          <table:table-cell table:style-name="ce25" table:formula="of:=MID([$Compras.$A23];[$Tablas.$E$4];[$Tablas.$G$4])" office:value-type="string" office:string-value="001" calcext:value-type="string">
            <text:p>001</text:p>
          </table:table-cell>
          <table:table-cell table:style-name="ce25" table:formula="of:=MID([$Compras.$A23];[$Tablas.$E$5];[$Tablas.$G$5])" office:value-type="string" office:string-value="04507" calcext:value-type="string">
            <text:p>04507</text:p>
          </table:table-cell>
          <table:table-cell table:style-name="ce25" table:formula="of:=MID([$Compras.$A23];[$Tablas.$E$6];[$Tablas.$G$6])" office:value-type="string" office:string-value="00000000000000001505" calcext:value-type="string">
            <text:p>00000000000000001505</text:p>
          </table:table-cell>
          <table:table-cell table:style-name="ce25" table:formula="of:=MID([$Compras.$A2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3];[$Tablas.$E$8];[$Tablas.$G$8])" office:value-type="string" office:string-value="80" calcext:value-type="string">
            <text:p>80</text:p>
          </table:table-cell>
          <table:table-cell table:style-name="ce25" table:formula="of:=MID([$Compras.$A23];[$Tablas.$E$9];[$Tablas.$G$9])" office:value-type="string" office:string-value="00000000030590360763" calcext:value-type="string">
            <text:p>00000000030590360763</text:p>
          </table:table-cell>
          <table:table-cell table:style-name="ce25" table:formula="of:=MID([$Compras.$A23];[$Tablas.$E$10];[$Tablas.$G$10])" office:value-type="string" office:string-value="CENCOSUD S.A.                 " calcext:value-type="string">
            <text:p>CENCOSUD S.A. <text:s text:c="16"/></text:p>
          </table:table-cell>
          <table:table-cell table:style-name="ce28" table:formula="of:==IF([$Compras.$A23]&lt;&gt;&quot;&quot;;VALUE(MID([$Compras.$A23];[$Tablas.$E$11];[$Tablas.$G$11]))/100;0)*IF(OR(VALUE([.B23])=3;VALUE([.B23])=8;VALUE([.B23])=13);-1;1)" office:value-type="float" office:value="988.48" calcext:value-type="float">
            <text:p>988,48</text:p>
          </table:table-cell>
          <table:table-cell table:style-name="ce28" table:formula="of:=IF([$Compras.$A23]&lt;&gt;&quot;&quot;;VALUE(MID([$Compras.$A23];[$Tablas.$E$12];[$Tablas.$G$12]))/100;0)*IF(OR(VALUE([.B23])=3;VALUE([.B23])=8;VALUE([.B23])=13);-1;1)" office:value-type="float" office:value="0" calcext:value-type="float">
            <text:p>0,00</text:p>
          </table:table-cell>
          <table:table-cell table:style-name="ce28" table:formula="of:=IF([$Compras.$A23]&lt;&gt;&quot;&quot;;VALUE(MID([$Compras.$A23];[$Tablas.$E$13];[$Tablas.$G$13]))/100;0)*IF(OR(VALUE([.B23])=3;VALUE([.B23])=8;VALUE([.B23])=13);-1;1)" office:value-type="float" office:value="0" calcext:value-type="float">
            <text:p>0,00</text:p>
          </table:table-cell>
          <table:table-cell table:style-name="ce28" table:formula="of:=IF([$Compras.$A23]&lt;&gt;&quot;&quot;;VALUE(MID([$Compras.$A23];[$Tablas.$E$14];[$Tablas.$G$14]))/100;0)*IF(OR(VALUE([.B23])=3;VALUE([.B23])=8;VALUE([.B23])=13);-1;1)" office:value-type="float" office:value="0" calcext:value-type="float">
            <text:p>0,00</text:p>
          </table:table-cell>
          <table:table-cell table:style-name="ce28" table:formula="of:=IF([$Compras.$A23]&lt;&gt;&quot;&quot;;VALUE(MID([$Compras.$A23];[$Tablas.$E$15];[$Tablas.$G$15]))/100;0)*IF(OR(VALUE([.B23])=3;VALUE([.B23])=8;VALUE([.B23])=13);-1;1)" office:value-type="float" office:value="0" calcext:value-type="float">
            <text:p>0,00</text:p>
          </table:table-cell>
          <table:table-cell table:style-name="ce28" table:formula="of:=IF([$Compras.$A23]&lt;&gt;&quot;&quot;;VALUE(MID([$Compras.$A23];[$Tablas.$E$16];[$Tablas.$G$16]))/100;0)*IF(OR(VALUE([.B23])=3;VALUE([.B23])=8;VALUE([.B23])=13);-1;1)" office:value-type="float" office:value="14.09" calcext:value-type="float">
            <text:p>14,09</text:p>
          </table:table-cell>
          <table:table-cell table:style-name="ce28" table:formula="of:=IF([$Compras.$A23]&lt;&gt;&quot;&quot;;VALUE(MID([$Compras.$A23];[$Tablas.$E$17];[$Tablas.$G$17]))/100;0)*IF(OR(VALUE([.B23])=3;VALUE([.B23])=8;VALUE([.B23])=13);-1;1)" office:value-type="float" office:value="0" calcext:value-type="float">
            <text:p>0,00</text:p>
          </table:table-cell>
          <table:table-cell table:style-name="ce28" table:formula="of:=IF([$Compras.$A23]&lt;&gt;&quot;&quot;;VALUE(MID([$Compras.$A23];[$Tablas.$E$18];[$Tablas.$G$18]))/100;0)*IF(OR(VALUE([.B23])=3;VALUE([.B23])=8;VALUE([.B23])=13);-1;1)" office:value-type="float" office:value="0" calcext:value-type="float">
            <text:p>0,00</text:p>
          </table:table-cell>
          <table:table-cell table:style-name="ce25" table:formula="of:=MID([$Compras.$A23];[$Tablas.$E$19];[$Tablas.$G$19])" office:value-type="string" office:string-value="PES" calcext:value-type="string">
            <text:p>PES</text:p>
          </table:table-cell>
          <table:table-cell table:style-name="ce25" table:formula="of:=MID([$Compras.$A2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3];[$Tablas.$E$21];[$Tablas.$G$21])" office:value-type="string" office:string-value="1" calcext:value-type="string">
            <text:p>1</text:p>
          </table:table-cell>
          <table:table-cell table:style-name="ce25" table:formula="of:=MID([$Compras.$A23];[$Tablas.$E$22];[$Tablas.$G$22])" office:value-type="string" office:string-value="0" calcext:value-type="string">
            <text:p>0</text:p>
          </table:table-cell>
          <table:table-cell table:style-name="ce28" table:formula="of:==IF([$Compras.$A23]&lt;&gt;&quot;&quot;;VALUE(MID([$Compras.$A23];[$Tablas.$E$23];[$Tablas.$G$23]))/100;0)*IF(OR(VALUE([.B23])=3;VALUE([.B23])=8;VALUE([.B23])=13);-1;1)" office:value-type="float" office:value="0" calcext:value-type="float">
            <text:p>0,00</text:p>
          </table:table-cell>
          <table:table-cell table:style-name="ce28" table:formula="of:==IF([$Compras.$A23]&lt;&gt;&quot;&quot;;VALUE(MID([$Compras.$A23];[$Tablas.$E$24];[$Tablas.$G$24]))/100;0)*IF(OR(VALUE([.B23])=3;VALUE([.B23])=8;VALUE([.B23])=13);-1;1)" office:value-type="float" office:value="0" calcext:value-type="float">
            <text:p>0,00</text:p>
          </table:table-cell>
          <table:table-cell table:style-name="ce25" table:formula="of:=MID([$Compras.$A2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24];[$Tablas.$E$3];[$Tablas.$G$3])" office:value-type="string" office:string-value="20200803" calcext:value-type="string">
            <text:p>20200803</text:p>
          </table:table-cell>
          <table:table-cell table:style-name="ce25" table:formula="of:=MID([$Compras.$A24];[$Tablas.$E$4];[$Tablas.$G$4])" office:value-type="string" office:string-value="001" calcext:value-type="string">
            <text:p>001</text:p>
          </table:table-cell>
          <table:table-cell table:style-name="ce25" table:formula="of:=MID([$Compras.$A24];[$Tablas.$E$5];[$Tablas.$G$5])" office:value-type="string" office:string-value="00004" calcext:value-type="string">
            <text:p>00004</text:p>
          </table:table-cell>
          <table:table-cell table:style-name="ce25" table:formula="of:=MID([$Compras.$A24];[$Tablas.$E$6];[$Tablas.$G$6])" office:value-type="string" office:string-value="00000000000000000274" calcext:value-type="string">
            <text:p>00000000000000000274</text:p>
          </table:table-cell>
          <table:table-cell table:style-name="ce25" table:formula="of:=MID([$Compras.$A2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4];[$Tablas.$E$8];[$Tablas.$G$8])" office:value-type="string" office:string-value="80" calcext:value-type="string">
            <text:p>80</text:p>
          </table:table-cell>
          <table:table-cell table:style-name="ce25" table:formula="of:=MID([$Compras.$A24];[$Tablas.$E$9];[$Tablas.$G$9])" office:value-type="string" office:string-value="00000000020160394731" calcext:value-type="string">
            <text:p>00000000020160394731</text:p>
          </table:table-cell>
          <table:table-cell table:style-name="ce25" table:formula="of:=MID([$Compras.$A24];[$Tablas.$E$10];[$Tablas.$G$10])" office:value-type="string" office:string-value="DE ZAVALIA AGUILAR EDUARDO JOS" calcext:value-type="string">
            <text:p>DE ZAVALIA AGUILAR EDUARDO JOS</text:p>
          </table:table-cell>
          <table:table-cell table:style-name="ce28" table:formula="of:==IF([$Compras.$A24]&lt;&gt;&quot;&quot;;VALUE(MID([$Compras.$A24];[$Tablas.$E$11];[$Tablas.$G$11]))/100;0)*IF(OR(VALUE([.B24])=3;VALUE([.B24])=8;VALUE([.B24])=13);-1;1)" office:value-type="float" office:value="15499.74" calcext:value-type="float">
            <text:p>15.499,74</text:p>
          </table:table-cell>
          <table:table-cell table:style-name="ce28" table:formula="of:=IF([$Compras.$A24]&lt;&gt;&quot;&quot;;VALUE(MID([$Compras.$A24];[$Tablas.$E$12];[$Tablas.$G$12]))/100;0)*IF(OR(VALUE([.B24])=3;VALUE([.B24])=8;VALUE([.B24])=13);-1;1)" office:value-type="float" office:value="0" calcext:value-type="float">
            <text:p>0,00</text:p>
          </table:table-cell>
          <table:table-cell table:style-name="ce28" table:formula="of:=IF([$Compras.$A24]&lt;&gt;&quot;&quot;;VALUE(MID([$Compras.$A24];[$Tablas.$E$13];[$Tablas.$G$13]))/100;0)*IF(OR(VALUE([.B24])=3;VALUE([.B24])=8;VALUE([.B24])=13);-1;1)" office:value-type="float" office:value="0" calcext:value-type="float">
            <text:p>0,00</text:p>
          </table:table-cell>
          <table:table-cell table:style-name="ce28" table:formula="of:=IF([$Compras.$A24]&lt;&gt;&quot;&quot;;VALUE(MID([$Compras.$A24];[$Tablas.$E$14];[$Tablas.$G$14]))/100;0)*IF(OR(VALUE([.B24])=3;VALUE([.B24])=8;VALUE([.B24])=13);-1;1)" office:value-type="float" office:value="0" calcext:value-type="float">
            <text:p>0,00</text:p>
          </table:table-cell>
          <table:table-cell table:style-name="ce28" table:formula="of:=IF([$Compras.$A24]&lt;&gt;&quot;&quot;;VALUE(MID([$Compras.$A24];[$Tablas.$E$15];[$Tablas.$G$15]))/100;0)*IF(OR(VALUE([.B24])=3;VALUE([.B24])=8;VALUE([.B24])=13);-1;1)" office:value-type="float" office:value="0" calcext:value-type="float">
            <text:p>0,00</text:p>
          </table:table-cell>
          <table:table-cell table:style-name="ce28" table:formula="of:=IF([$Compras.$A24]&lt;&gt;&quot;&quot;;VALUE(MID([$Compras.$A24];[$Tablas.$E$16];[$Tablas.$G$16]))/100;0)*IF(OR(VALUE([.B24])=3;VALUE([.B24])=8;VALUE([.B24])=13);-1;1)" office:value-type="float" office:value="0" calcext:value-type="float">
            <text:p>0,00</text:p>
          </table:table-cell>
          <table:table-cell table:style-name="ce28" table:formula="of:=IF([$Compras.$A24]&lt;&gt;&quot;&quot;;VALUE(MID([$Compras.$A24];[$Tablas.$E$17];[$Tablas.$G$17]))/100;0)*IF(OR(VALUE([.B24])=3;VALUE([.B24])=8;VALUE([.B24])=13);-1;1)" office:value-type="float" office:value="0" calcext:value-type="float">
            <text:p>0,00</text:p>
          </table:table-cell>
          <table:table-cell table:style-name="ce28" table:formula="of:=IF([$Compras.$A24]&lt;&gt;&quot;&quot;;VALUE(MID([$Compras.$A24];[$Tablas.$E$18];[$Tablas.$G$18]))/100;0)*IF(OR(VALUE([.B24])=3;VALUE([.B24])=8;VALUE([.B24])=13);-1;1)" office:value-type="float" office:value="0" calcext:value-type="float">
            <text:p>0,00</text:p>
          </table:table-cell>
          <table:table-cell table:style-name="ce25" table:formula="of:=MID([$Compras.$A24];[$Tablas.$E$19];[$Tablas.$G$19])" office:value-type="string" office:string-value="PES" calcext:value-type="string">
            <text:p>PES</text:p>
          </table:table-cell>
          <table:table-cell table:style-name="ce25" table:formula="of:=MID([$Compras.$A2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4];[$Tablas.$E$21];[$Tablas.$G$21])" office:value-type="string" office:string-value="1" calcext:value-type="string">
            <text:p>1</text:p>
          </table:table-cell>
          <table:table-cell table:style-name="ce25" table:formula="of:=MID([$Compras.$A24];[$Tablas.$E$22];[$Tablas.$G$22])" office:value-type="string" office:string-value="0" calcext:value-type="string">
            <text:p>0</text:p>
          </table:table-cell>
          <table:table-cell table:style-name="ce28" table:formula="of:==IF([$Compras.$A24]&lt;&gt;&quot;&quot;;VALUE(MID([$Compras.$A24];[$Tablas.$E$23];[$Tablas.$G$23]))/100;0)*IF(OR(VALUE([.B24])=3;VALUE([.B24])=8;VALUE([.B24])=13);-1;1)" office:value-type="float" office:value="0" calcext:value-type="float">
            <text:p>0,00</text:p>
          </table:table-cell>
          <table:table-cell table:style-name="ce28" table:formula="of:==IF([$Compras.$A24]&lt;&gt;&quot;&quot;;VALUE(MID([$Compras.$A24];[$Tablas.$E$24];[$Tablas.$G$24]))/100;0)*IF(OR(VALUE([.B24])=3;VALUE([.B24])=8;VALUE([.B24])=13);-1;1)" office:value-type="float" office:value="0" calcext:value-type="float">
            <text:p>0,00</text:p>
          </table:table-cell>
          <table:table-cell table:style-name="ce25" table:formula="of:=MID([$Compras.$A2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25];[$Tablas.$E$3];[$Tablas.$G$3])" office:value-type="string" office:string-value="20200803" calcext:value-type="string">
            <text:p>20200803</text:p>
          </table:table-cell>
          <table:table-cell table:style-name="ce25" table:formula="of:=MID([$Compras.$A25];[$Tablas.$E$4];[$Tablas.$G$4])" office:value-type="string" office:string-value="001" calcext:value-type="string">
            <text:p>001</text:p>
          </table:table-cell>
          <table:table-cell table:style-name="ce25" table:formula="of:=MID([$Compras.$A25];[$Tablas.$E$5];[$Tablas.$G$5])" office:value-type="string" office:string-value="00002" calcext:value-type="string">
            <text:p>00002</text:p>
          </table:table-cell>
          <table:table-cell table:style-name="ce25" table:formula="of:=MID([$Compras.$A25];[$Tablas.$E$6];[$Tablas.$G$6])" office:value-type="string" office:string-value="00000000000000000948" calcext:value-type="string">
            <text:p>00000000000000000948</text:p>
          </table:table-cell>
          <table:table-cell table:style-name="ce25" table:formula="of:=MID([$Compras.$A2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5];[$Tablas.$E$8];[$Tablas.$G$8])" office:value-type="string" office:string-value="80" calcext:value-type="string">
            <text:p>80</text:p>
          </table:table-cell>
          <table:table-cell table:style-name="ce25" table:formula="of:=MID([$Compras.$A25];[$Tablas.$E$9];[$Tablas.$G$9])" office:value-type="string" office:string-value="00000000020223097392" calcext:value-type="string">
            <text:p>00000000020223097392</text:p>
          </table:table-cell>
          <table:table-cell table:style-name="ce25" table:formula="of:=MID([$Compras.$A25];[$Tablas.$E$10];[$Tablas.$G$10])" office:value-type="string" office:string-value="GIMENEZ PABLO ALEXIX          " calcext:value-type="string">
            <text:p>GIMENEZ PABLO ALEXIX <text:s text:c="9"/></text:p>
          </table:table-cell>
          <table:table-cell table:style-name="ce28" table:formula="of:==IF([$Compras.$A25]&lt;&gt;&quot;&quot;;VALUE(MID([$Compras.$A25];[$Tablas.$E$11];[$Tablas.$G$11]))/100;0)*IF(OR(VALUE([.B25])=3;VALUE([.B25])=8;VALUE([.B25])=13);-1;1)" office:value-type="float" office:value="77231.88" calcext:value-type="float">
            <text:p>77.231,88</text:p>
          </table:table-cell>
          <table:table-cell table:style-name="ce28" table:formula="of:=IF([$Compras.$A25]&lt;&gt;&quot;&quot;;VALUE(MID([$Compras.$A25];[$Tablas.$E$12];[$Tablas.$G$12]))/100;0)*IF(OR(VALUE([.B25])=3;VALUE([.B25])=8;VALUE([.B25])=13);-1;1)" office:value-type="float" office:value="0" calcext:value-type="float">
            <text:p>0,00</text:p>
          </table:table-cell>
          <table:table-cell table:style-name="ce28" table:formula="of:=IF([$Compras.$A25]&lt;&gt;&quot;&quot;;VALUE(MID([$Compras.$A25];[$Tablas.$E$13];[$Tablas.$G$13]))/100;0)*IF(OR(VALUE([.B25])=3;VALUE([.B25])=8;VALUE([.B25])=13);-1;1)" office:value-type="float" office:value="0" calcext:value-type="float">
            <text:p>0,00</text:p>
          </table:table-cell>
          <table:table-cell table:style-name="ce28" table:formula="of:=IF([$Compras.$A25]&lt;&gt;&quot;&quot;;VALUE(MID([$Compras.$A25];[$Tablas.$E$14];[$Tablas.$G$14]))/100;0)*IF(OR(VALUE([.B25])=3;VALUE([.B25])=8;VALUE([.B25])=13);-1;1)" office:value-type="float" office:value="0" calcext:value-type="float">
            <text:p>0,00</text:p>
          </table:table-cell>
          <table:table-cell table:style-name="ce28" table:formula="of:=IF([$Compras.$A25]&lt;&gt;&quot;&quot;;VALUE(MID([$Compras.$A25];[$Tablas.$E$15];[$Tablas.$G$15]))/100;0)*IF(OR(VALUE([.B25])=3;VALUE([.B25])=8;VALUE([.B25])=13);-1;1)" office:value-type="float" office:value="0" calcext:value-type="float">
            <text:p>0,00</text:p>
          </table:table-cell>
          <table:table-cell table:style-name="ce28" table:formula="of:=IF([$Compras.$A25]&lt;&gt;&quot;&quot;;VALUE(MID([$Compras.$A25];[$Tablas.$E$16];[$Tablas.$G$16]))/100;0)*IF(OR(VALUE([.B25])=3;VALUE([.B25])=8;VALUE([.B25])=13);-1;1)" office:value-type="float" office:value="0" calcext:value-type="float">
            <text:p>0,00</text:p>
          </table:table-cell>
          <table:table-cell table:style-name="ce28" table:formula="of:=IF([$Compras.$A25]&lt;&gt;&quot;&quot;;VALUE(MID([$Compras.$A25];[$Tablas.$E$17];[$Tablas.$G$17]))/100;0)*IF(OR(VALUE([.B25])=3;VALUE([.B25])=8;VALUE([.B25])=13);-1;1)" office:value-type="float" office:value="0" calcext:value-type="float">
            <text:p>0,00</text:p>
          </table:table-cell>
          <table:table-cell table:style-name="ce28" table:formula="of:=IF([$Compras.$A25]&lt;&gt;&quot;&quot;;VALUE(MID([$Compras.$A25];[$Tablas.$E$18];[$Tablas.$G$18]))/100;0)*IF(OR(VALUE([.B25])=3;VALUE([.B25])=8;VALUE([.B25])=13);-1;1)" office:value-type="float" office:value="0" calcext:value-type="float">
            <text:p>0,00</text:p>
          </table:table-cell>
          <table:table-cell table:style-name="ce25" table:formula="of:=MID([$Compras.$A25];[$Tablas.$E$19];[$Tablas.$G$19])" office:value-type="string" office:string-value="PES" calcext:value-type="string">
            <text:p>PES</text:p>
          </table:table-cell>
          <table:table-cell table:style-name="ce25" table:formula="of:=MID([$Compras.$A2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5];[$Tablas.$E$21];[$Tablas.$G$21])" office:value-type="string" office:string-value="1" calcext:value-type="string">
            <text:p>1</text:p>
          </table:table-cell>
          <table:table-cell table:style-name="ce25" table:formula="of:=MID([$Compras.$A25];[$Tablas.$E$22];[$Tablas.$G$22])" office:value-type="string" office:string-value="0" calcext:value-type="string">
            <text:p>0</text:p>
          </table:table-cell>
          <table:table-cell table:style-name="ce28" table:formula="of:==IF([$Compras.$A25]&lt;&gt;&quot;&quot;;VALUE(MID([$Compras.$A25];[$Tablas.$E$23];[$Tablas.$G$23]))/100;0)*IF(OR(VALUE([.B25])=3;VALUE([.B25])=8;VALUE([.B25])=13);-1;1)" office:value-type="float" office:value="0" calcext:value-type="float">
            <text:p>0,00</text:p>
          </table:table-cell>
          <table:table-cell table:style-name="ce28" table:formula="of:==IF([$Compras.$A25]&lt;&gt;&quot;&quot;;VALUE(MID([$Compras.$A25];[$Tablas.$E$24];[$Tablas.$G$24]))/100;0)*IF(OR(VALUE([.B25])=3;VALUE([.B25])=8;VALUE([.B25])=13);-1;1)" office:value-type="float" office:value="0" calcext:value-type="float">
            <text:p>0,00</text:p>
          </table:table-cell>
          <table:table-cell table:style-name="ce25" table:formula="of:=MID([$Compras.$A2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26];[$Tablas.$E$3];[$Tablas.$G$3])" office:value-type="string" office:string-value="20200803" calcext:value-type="string">
            <text:p>20200803</text:p>
          </table:table-cell>
          <table:table-cell table:style-name="ce25" table:formula="of:=MID([$Compras.$A26];[$Tablas.$E$4];[$Tablas.$G$4])" office:value-type="string" office:string-value="001" calcext:value-type="string">
            <text:p>001</text:p>
          </table:table-cell>
          <table:table-cell table:style-name="ce25" table:formula="of:=MID([$Compras.$A26];[$Tablas.$E$5];[$Tablas.$G$5])" office:value-type="string" office:string-value="00001" calcext:value-type="string">
            <text:p>00001</text:p>
          </table:table-cell>
          <table:table-cell table:style-name="ce25" table:formula="of:=MID([$Compras.$A26];[$Tablas.$E$6];[$Tablas.$G$6])" office:value-type="string" office:string-value="00000000000000081184" calcext:value-type="string">
            <text:p>00000000000000081184</text:p>
          </table:table-cell>
          <table:table-cell table:style-name="ce25" table:formula="of:=MID([$Compras.$A2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6];[$Tablas.$E$8];[$Tablas.$G$8])" office:value-type="string" office:string-value="80" calcext:value-type="string">
            <text:p>80</text:p>
          </table:table-cell>
          <table:table-cell table:style-name="ce25" table:formula="of:=MID([$Compras.$A26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26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26]&lt;&gt;&quot;&quot;;VALUE(MID([$Compras.$A26];[$Tablas.$E$11];[$Tablas.$G$11]))/100;0)*IF(OR(VALUE([.B26])=3;VALUE([.B26])=8;VALUE([.B26])=13);-1;1)" office:value-type="float" office:value="22.4" calcext:value-type="float">
            <text:p>22,40</text:p>
          </table:table-cell>
          <table:table-cell table:style-name="ce28" table:formula="of:=IF([$Compras.$A26]&lt;&gt;&quot;&quot;;VALUE(MID([$Compras.$A26];[$Tablas.$E$12];[$Tablas.$G$12]))/100;0)*IF(OR(VALUE([.B26])=3;VALUE([.B26])=8;VALUE([.B26])=13);-1;1)" office:value-type="float" office:value="14.62" calcext:value-type="float">
            <text:p>14,62</text:p>
          </table:table-cell>
          <table:table-cell table:style-name="ce28" table:formula="of:=IF([$Compras.$A26]&lt;&gt;&quot;&quot;;VALUE(MID([$Compras.$A26];[$Tablas.$E$13];[$Tablas.$G$13]))/100;0)*IF(OR(VALUE([.B26])=3;VALUE([.B26])=8;VALUE([.B26])=13);-1;1)" office:value-type="float" office:value="0" calcext:value-type="float">
            <text:p>0,00</text:p>
          </table:table-cell>
          <table:table-cell table:style-name="ce28" table:formula="of:=IF([$Compras.$A26]&lt;&gt;&quot;&quot;;VALUE(MID([$Compras.$A26];[$Tablas.$E$14];[$Tablas.$G$14]))/100;0)*IF(OR(VALUE([.B26])=3;VALUE([.B26])=8;VALUE([.B26])=13);-1;1)" office:value-type="float" office:value="0" calcext:value-type="float">
            <text:p>0,00</text:p>
          </table:table-cell>
          <table:table-cell table:style-name="ce28" table:formula="of:=IF([$Compras.$A26]&lt;&gt;&quot;&quot;;VALUE(MID([$Compras.$A26];[$Tablas.$E$15];[$Tablas.$G$15]))/100;0)*IF(OR(VALUE([.B26])=3;VALUE([.B26])=8;VALUE([.B26])=13);-1;1)" office:value-type="float" office:value="0" calcext:value-type="float">
            <text:p>0,00</text:p>
          </table:table-cell>
          <table:table-cell table:style-name="ce28" table:formula="of:=IF([$Compras.$A26]&lt;&gt;&quot;&quot;;VALUE(MID([$Compras.$A26];[$Tablas.$E$16];[$Tablas.$G$16]))/100;0)*IF(OR(VALUE([.B26])=3;VALUE([.B26])=8;VALUE([.B26])=13);-1;1)" office:value-type="float" office:value="0" calcext:value-type="float">
            <text:p>0,00</text:p>
          </table:table-cell>
          <table:table-cell table:style-name="ce28" table:formula="of:=IF([$Compras.$A26]&lt;&gt;&quot;&quot;;VALUE(MID([$Compras.$A26];[$Tablas.$E$17];[$Tablas.$G$17]))/100;0)*IF(OR(VALUE([.B26])=3;VALUE([.B26])=8;VALUE([.B26])=13);-1;1)" office:value-type="float" office:value="0" calcext:value-type="float">
            <text:p>0,00</text:p>
          </table:table-cell>
          <table:table-cell table:style-name="ce28" table:formula="of:=IF([$Compras.$A26]&lt;&gt;&quot;&quot;;VALUE(MID([$Compras.$A26];[$Tablas.$E$18];[$Tablas.$G$18]))/100;0)*IF(OR(VALUE([.B26])=3;VALUE([.B26])=8;VALUE([.B26])=13);-1;1)" office:value-type="float" office:value="0" calcext:value-type="float">
            <text:p>0,00</text:p>
          </table:table-cell>
          <table:table-cell table:style-name="ce25" table:formula="of:=MID([$Compras.$A26];[$Tablas.$E$19];[$Tablas.$G$19])" office:value-type="string" office:string-value="PES" calcext:value-type="string">
            <text:p>PES</text:p>
          </table:table-cell>
          <table:table-cell table:style-name="ce25" table:formula="of:=MID([$Compras.$A2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6];[$Tablas.$E$21];[$Tablas.$G$21])" office:value-type="string" office:string-value="1" calcext:value-type="string">
            <text:p>1</text:p>
          </table:table-cell>
          <table:table-cell table:style-name="ce25" table:formula="of:=MID([$Compras.$A26];[$Tablas.$E$22];[$Tablas.$G$22])" office:value-type="string" office:string-value="0" calcext:value-type="string">
            <text:p>0</text:p>
          </table:table-cell>
          <table:table-cell table:style-name="ce28" table:formula="of:==IF([$Compras.$A26]&lt;&gt;&quot;&quot;;VALUE(MID([$Compras.$A26];[$Tablas.$E$23];[$Tablas.$G$23]))/100;0)*IF(OR(VALUE([.B26])=3;VALUE([.B26])=8;VALUE([.B26])=13);-1;1)" office:value-type="float" office:value="0" calcext:value-type="float">
            <text:p>0,00</text:p>
          </table:table-cell>
          <table:table-cell table:style-name="ce28" table:formula="of:==IF([$Compras.$A26]&lt;&gt;&quot;&quot;;VALUE(MID([$Compras.$A26];[$Tablas.$E$24];[$Tablas.$G$24]))/100;0)*IF(OR(VALUE([.B26])=3;VALUE([.B26])=8;VALUE([.B26])=13);-1;1)" office:value-type="float" office:value="0" calcext:value-type="float">
            <text:p>0,00</text:p>
          </table:table-cell>
          <table:table-cell table:style-name="ce25" table:formula="of:=MID([$Compras.$A2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27];[$Tablas.$E$3];[$Tablas.$G$3])" office:value-type="string" office:string-value="20200803" calcext:value-type="string">
            <text:p>20200803</text:p>
          </table:table-cell>
          <table:table-cell table:style-name="ce25" table:formula="of:=MID([$Compras.$A27];[$Tablas.$E$4];[$Tablas.$G$4])" office:value-type="string" office:string-value="001" calcext:value-type="string">
            <text:p>001</text:p>
          </table:table-cell>
          <table:table-cell table:style-name="ce25" table:formula="of:=MID([$Compras.$A27];[$Tablas.$E$5];[$Tablas.$G$5])" office:value-type="string" office:string-value="00001" calcext:value-type="string">
            <text:p>00001</text:p>
          </table:table-cell>
          <table:table-cell table:style-name="ce25" table:formula="of:=MID([$Compras.$A27];[$Tablas.$E$6];[$Tablas.$G$6])" office:value-type="string" office:string-value="00000000000000081162" calcext:value-type="string">
            <text:p>00000000000000081162</text:p>
          </table:table-cell>
          <table:table-cell table:style-name="ce25" table:formula="of:=MID([$Compras.$A2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7];[$Tablas.$E$8];[$Tablas.$G$8])" office:value-type="string" office:string-value="80" calcext:value-type="string">
            <text:p>80</text:p>
          </table:table-cell>
          <table:table-cell table:style-name="ce25" table:formula="of:=MID([$Compras.$A27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27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27]&lt;&gt;&quot;&quot;;VALUE(MID([$Compras.$A27];[$Tablas.$E$11];[$Tablas.$G$11]))/100;0)*IF(OR(VALUE([.B27])=3;VALUE([.B27])=8;VALUE([.B27])=13);-1;1)" office:value-type="float" office:value="46.43" calcext:value-type="float">
            <text:p>46,43</text:p>
          </table:table-cell>
          <table:table-cell table:style-name="ce28" table:formula="of:=IF([$Compras.$A27]&lt;&gt;&quot;&quot;;VALUE(MID([$Compras.$A27];[$Tablas.$E$12];[$Tablas.$G$12]))/100;0)*IF(OR(VALUE([.B27])=3;VALUE([.B27])=8;VALUE([.B27])=13);-1;1)" office:value-type="float" office:value="14.51" calcext:value-type="float">
            <text:p>14,51</text:p>
          </table:table-cell>
          <table:table-cell table:style-name="ce28" table:formula="of:=IF([$Compras.$A27]&lt;&gt;&quot;&quot;;VALUE(MID([$Compras.$A27];[$Tablas.$E$13];[$Tablas.$G$13]))/100;0)*IF(OR(VALUE([.B27])=3;VALUE([.B27])=8;VALUE([.B27])=13);-1;1)" office:value-type="float" office:value="0" calcext:value-type="float">
            <text:p>0,00</text:p>
          </table:table-cell>
          <table:table-cell table:style-name="ce28" table:formula="of:=IF([$Compras.$A27]&lt;&gt;&quot;&quot;;VALUE(MID([$Compras.$A27];[$Tablas.$E$14];[$Tablas.$G$14]))/100;0)*IF(OR(VALUE([.B27])=3;VALUE([.B27])=8;VALUE([.B27])=13);-1;1)" office:value-type="float" office:value="0" calcext:value-type="float">
            <text:p>0,00</text:p>
          </table:table-cell>
          <table:table-cell table:style-name="ce28" table:formula="of:=IF([$Compras.$A27]&lt;&gt;&quot;&quot;;VALUE(MID([$Compras.$A27];[$Tablas.$E$15];[$Tablas.$G$15]))/100;0)*IF(OR(VALUE([.B27])=3;VALUE([.B27])=8;VALUE([.B27])=13);-1;1)" office:value-type="float" office:value="0" calcext:value-type="float">
            <text:p>0,00</text:p>
          </table:table-cell>
          <table:table-cell table:style-name="ce28" table:formula="of:=IF([$Compras.$A27]&lt;&gt;&quot;&quot;;VALUE(MID([$Compras.$A27];[$Tablas.$E$16];[$Tablas.$G$16]))/100;0)*IF(OR(VALUE([.B27])=3;VALUE([.B27])=8;VALUE([.B27])=13);-1;1)" office:value-type="float" office:value="0" calcext:value-type="float">
            <text:p>0,00</text:p>
          </table:table-cell>
          <table:table-cell table:style-name="ce28" table:formula="of:=IF([$Compras.$A27]&lt;&gt;&quot;&quot;;VALUE(MID([$Compras.$A27];[$Tablas.$E$17];[$Tablas.$G$17]))/100;0)*IF(OR(VALUE([.B27])=3;VALUE([.B27])=8;VALUE([.B27])=13);-1;1)" office:value-type="float" office:value="0" calcext:value-type="float">
            <text:p>0,00</text:p>
          </table:table-cell>
          <table:table-cell table:style-name="ce28" table:formula="of:=IF([$Compras.$A27]&lt;&gt;&quot;&quot;;VALUE(MID([$Compras.$A27];[$Tablas.$E$18];[$Tablas.$G$18]))/100;0)*IF(OR(VALUE([.B27])=3;VALUE([.B27])=8;VALUE([.B27])=13);-1;1)" office:value-type="float" office:value="0" calcext:value-type="float">
            <text:p>0,00</text:p>
          </table:table-cell>
          <table:table-cell table:style-name="ce25" table:formula="of:=MID([$Compras.$A27];[$Tablas.$E$19];[$Tablas.$G$19])" office:value-type="string" office:string-value="PES" calcext:value-type="string">
            <text:p>PES</text:p>
          </table:table-cell>
          <table:table-cell table:style-name="ce25" table:formula="of:=MID([$Compras.$A2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7];[$Tablas.$E$21];[$Tablas.$G$21])" office:value-type="string" office:string-value="1" calcext:value-type="string">
            <text:p>1</text:p>
          </table:table-cell>
          <table:table-cell table:style-name="ce25" table:formula="of:=MID([$Compras.$A27];[$Tablas.$E$22];[$Tablas.$G$22])" office:value-type="string" office:string-value="0" calcext:value-type="string">
            <text:p>0</text:p>
          </table:table-cell>
          <table:table-cell table:style-name="ce28" table:formula="of:==IF([$Compras.$A27]&lt;&gt;&quot;&quot;;VALUE(MID([$Compras.$A27];[$Tablas.$E$23];[$Tablas.$G$23]))/100;0)*IF(OR(VALUE([.B27])=3;VALUE([.B27])=8;VALUE([.B27])=13);-1;1)" office:value-type="float" office:value="0" calcext:value-type="float">
            <text:p>0,00</text:p>
          </table:table-cell>
          <table:table-cell table:style-name="ce28" table:formula="of:==IF([$Compras.$A27]&lt;&gt;&quot;&quot;;VALUE(MID([$Compras.$A27];[$Tablas.$E$24];[$Tablas.$G$24]))/100;0)*IF(OR(VALUE([.B27])=3;VALUE([.B27])=8;VALUE([.B27])=13);-1;1)" office:value-type="float" office:value="0" calcext:value-type="float">
            <text:p>0,00</text:p>
          </table:table-cell>
          <table:table-cell table:style-name="ce25" table:formula="of:=MID([$Compras.$A2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28];[$Tablas.$E$3];[$Tablas.$G$3])" office:value-type="string" office:string-value="20200803" calcext:value-type="string">
            <text:p>20200803</text:p>
          </table:table-cell>
          <table:table-cell table:style-name="ce25" table:formula="of:=MID([$Compras.$A28];[$Tablas.$E$4];[$Tablas.$G$4])" office:value-type="string" office:string-value="001" calcext:value-type="string">
            <text:p>001</text:p>
          </table:table-cell>
          <table:table-cell table:style-name="ce25" table:formula="of:=MID([$Compras.$A28];[$Tablas.$E$5];[$Tablas.$G$5])" office:value-type="string" office:string-value="00001" calcext:value-type="string">
            <text:p>00001</text:p>
          </table:table-cell>
          <table:table-cell table:style-name="ce25" table:formula="of:=MID([$Compras.$A28];[$Tablas.$E$6];[$Tablas.$G$6])" office:value-type="string" office:string-value="00000000000000080301" calcext:value-type="string">
            <text:p>00000000000000080301</text:p>
          </table:table-cell>
          <table:table-cell table:style-name="ce25" table:formula="of:=MID([$Compras.$A2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8];[$Tablas.$E$8];[$Tablas.$G$8])" office:value-type="string" office:string-value="80" calcext:value-type="string">
            <text:p>80</text:p>
          </table:table-cell>
          <table:table-cell table:style-name="ce25" table:formula="of:=MID([$Compras.$A28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28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28]&lt;&gt;&quot;&quot;;VALUE(MID([$Compras.$A28];[$Tablas.$E$11];[$Tablas.$G$11]))/100;0)*IF(OR(VALUE([.B28])=3;VALUE([.B28])=8;VALUE([.B28])=13);-1;1)" office:value-type="float" office:value="90.68" calcext:value-type="float">
            <text:p>90,68</text:p>
          </table:table-cell>
          <table:table-cell table:style-name="ce28" table:formula="of:=IF([$Compras.$A28]&lt;&gt;&quot;&quot;;VALUE(MID([$Compras.$A28];[$Tablas.$E$12];[$Tablas.$G$12]))/100;0)*IF(OR(VALUE([.B28])=3;VALUE([.B28])=8;VALUE([.B28])=13);-1;1)" office:value-type="float" office:value="59.22" calcext:value-type="float">
            <text:p>59,22</text:p>
          </table:table-cell>
          <table:table-cell table:style-name="ce28" table:formula="of:=IF([$Compras.$A28]&lt;&gt;&quot;&quot;;VALUE(MID([$Compras.$A28];[$Tablas.$E$13];[$Tablas.$G$13]))/100;0)*IF(OR(VALUE([.B28])=3;VALUE([.B28])=8;VALUE([.B28])=13);-1;1)" office:value-type="float" office:value="0" calcext:value-type="float">
            <text:p>0,00</text:p>
          </table:table-cell>
          <table:table-cell table:style-name="ce28" table:formula="of:=IF([$Compras.$A28]&lt;&gt;&quot;&quot;;VALUE(MID([$Compras.$A28];[$Tablas.$E$14];[$Tablas.$G$14]))/100;0)*IF(OR(VALUE([.B28])=3;VALUE([.B28])=8;VALUE([.B28])=13);-1;1)" office:value-type="float" office:value="0" calcext:value-type="float">
            <text:p>0,00</text:p>
          </table:table-cell>
          <table:table-cell table:style-name="ce28" table:formula="of:=IF([$Compras.$A28]&lt;&gt;&quot;&quot;;VALUE(MID([$Compras.$A28];[$Tablas.$E$15];[$Tablas.$G$15]))/100;0)*IF(OR(VALUE([.B28])=3;VALUE([.B28])=8;VALUE([.B28])=13);-1;1)" office:value-type="float" office:value="0" calcext:value-type="float">
            <text:p>0,00</text:p>
          </table:table-cell>
          <table:table-cell table:style-name="ce28" table:formula="of:=IF([$Compras.$A28]&lt;&gt;&quot;&quot;;VALUE(MID([$Compras.$A28];[$Tablas.$E$16];[$Tablas.$G$16]))/100;0)*IF(OR(VALUE([.B28])=3;VALUE([.B28])=8;VALUE([.B28])=13);-1;1)" office:value-type="float" office:value="0" calcext:value-type="float">
            <text:p>0,00</text:p>
          </table:table-cell>
          <table:table-cell table:style-name="ce28" table:formula="of:=IF([$Compras.$A28]&lt;&gt;&quot;&quot;;VALUE(MID([$Compras.$A28];[$Tablas.$E$17];[$Tablas.$G$17]))/100;0)*IF(OR(VALUE([.B28])=3;VALUE([.B28])=8;VALUE([.B28])=13);-1;1)" office:value-type="float" office:value="0" calcext:value-type="float">
            <text:p>0,00</text:p>
          </table:table-cell>
          <table:table-cell table:style-name="ce28" table:formula="of:=IF([$Compras.$A28]&lt;&gt;&quot;&quot;;VALUE(MID([$Compras.$A28];[$Tablas.$E$18];[$Tablas.$G$18]))/100;0)*IF(OR(VALUE([.B28])=3;VALUE([.B28])=8;VALUE([.B28])=13);-1;1)" office:value-type="float" office:value="0" calcext:value-type="float">
            <text:p>0,00</text:p>
          </table:table-cell>
          <table:table-cell table:style-name="ce25" table:formula="of:=MID([$Compras.$A28];[$Tablas.$E$19];[$Tablas.$G$19])" office:value-type="string" office:string-value="PES" calcext:value-type="string">
            <text:p>PES</text:p>
          </table:table-cell>
          <table:table-cell table:style-name="ce25" table:formula="of:=MID([$Compras.$A2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8];[$Tablas.$E$21];[$Tablas.$G$21])" office:value-type="string" office:string-value="1" calcext:value-type="string">
            <text:p>1</text:p>
          </table:table-cell>
          <table:table-cell table:style-name="ce25" table:formula="of:=MID([$Compras.$A28];[$Tablas.$E$22];[$Tablas.$G$22])" office:value-type="string" office:string-value="0" calcext:value-type="string">
            <text:p>0</text:p>
          </table:table-cell>
          <table:table-cell table:style-name="ce28" table:formula="of:==IF([$Compras.$A28]&lt;&gt;&quot;&quot;;VALUE(MID([$Compras.$A28];[$Tablas.$E$23];[$Tablas.$G$23]))/100;0)*IF(OR(VALUE([.B28])=3;VALUE([.B28])=8;VALUE([.B28])=13);-1;1)" office:value-type="float" office:value="0" calcext:value-type="float">
            <text:p>0,00</text:p>
          </table:table-cell>
          <table:table-cell table:style-name="ce28" table:formula="of:==IF([$Compras.$A28]&lt;&gt;&quot;&quot;;VALUE(MID([$Compras.$A28];[$Tablas.$E$24];[$Tablas.$G$24]))/100;0)*IF(OR(VALUE([.B28])=3;VALUE([.B28])=8;VALUE([.B28])=13);-1;1)" office:value-type="float" office:value="0" calcext:value-type="float">
            <text:p>0,00</text:p>
          </table:table-cell>
          <table:table-cell table:style-name="ce25" table:formula="of:=MID([$Compras.$A2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29];[$Tablas.$E$3];[$Tablas.$G$3])" office:value-type="string" office:string-value="20200803" calcext:value-type="string">
            <text:p>20200803</text:p>
          </table:table-cell>
          <table:table-cell table:style-name="ce25" table:formula="of:=MID([$Compras.$A29];[$Tablas.$E$4];[$Tablas.$G$4])" office:value-type="string" office:string-value="001" calcext:value-type="string">
            <text:p>001</text:p>
          </table:table-cell>
          <table:table-cell table:style-name="ce25" table:formula="of:=MID([$Compras.$A29];[$Tablas.$E$5];[$Tablas.$G$5])" office:value-type="string" office:string-value="00001" calcext:value-type="string">
            <text:p>00001</text:p>
          </table:table-cell>
          <table:table-cell table:style-name="ce25" table:formula="of:=MID([$Compras.$A29];[$Tablas.$E$6];[$Tablas.$G$6])" office:value-type="string" office:string-value="00000000000000080758" calcext:value-type="string">
            <text:p>00000000000000080758</text:p>
          </table:table-cell>
          <table:table-cell table:style-name="ce25" table:formula="of:=MID([$Compras.$A2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9];[$Tablas.$E$8];[$Tablas.$G$8])" office:value-type="string" office:string-value="80" calcext:value-type="string">
            <text:p>80</text:p>
          </table:table-cell>
          <table:table-cell table:style-name="ce25" table:formula="of:=MID([$Compras.$A29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29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29]&lt;&gt;&quot;&quot;;VALUE(MID([$Compras.$A29];[$Tablas.$E$11];[$Tablas.$G$11]))/100;0)*IF(OR(VALUE([.B29])=3;VALUE([.B29])=8;VALUE([.B29])=13);-1;1)" office:value-type="float" office:value="675.93" calcext:value-type="float">
            <text:p>675,93</text:p>
          </table:table-cell>
          <table:table-cell table:style-name="ce28" table:formula="of:=IF([$Compras.$A29]&lt;&gt;&quot;&quot;;VALUE(MID([$Compras.$A29];[$Tablas.$E$12];[$Tablas.$G$12]))/100;0)*IF(OR(VALUE([.B29])=3;VALUE([.B29])=8;VALUE([.B29])=13);-1;1)" office:value-type="float" office:value="543.58" calcext:value-type="float">
            <text:p>543,58</text:p>
          </table:table-cell>
          <table:table-cell table:style-name="ce28" table:formula="of:=IF([$Compras.$A29]&lt;&gt;&quot;&quot;;VALUE(MID([$Compras.$A29];[$Tablas.$E$13];[$Tablas.$G$13]))/100;0)*IF(OR(VALUE([.B29])=3;VALUE([.B29])=8;VALUE([.B29])=13);-1;1)" office:value-type="float" office:value="0" calcext:value-type="float">
            <text:p>0,00</text:p>
          </table:table-cell>
          <table:table-cell table:style-name="ce28" table:formula="of:=IF([$Compras.$A29]&lt;&gt;&quot;&quot;;VALUE(MID([$Compras.$A29];[$Tablas.$E$14];[$Tablas.$G$14]))/100;0)*IF(OR(VALUE([.B29])=3;VALUE([.B29])=8;VALUE([.B29])=13);-1;1)" office:value-type="float" office:value="0" calcext:value-type="float">
            <text:p>0,00</text:p>
          </table:table-cell>
          <table:table-cell table:style-name="ce28" table:formula="of:=IF([$Compras.$A29]&lt;&gt;&quot;&quot;;VALUE(MID([$Compras.$A29];[$Tablas.$E$15];[$Tablas.$G$15]))/100;0)*IF(OR(VALUE([.B29])=3;VALUE([.B29])=8;VALUE([.B29])=13);-1;1)" office:value-type="float" office:value="0" calcext:value-type="float">
            <text:p>0,00</text:p>
          </table:table-cell>
          <table:table-cell table:style-name="ce28" table:formula="of:=IF([$Compras.$A29]&lt;&gt;&quot;&quot;;VALUE(MID([$Compras.$A29];[$Tablas.$E$16];[$Tablas.$G$16]))/100;0)*IF(OR(VALUE([.B29])=3;VALUE([.B29])=8;VALUE([.B29])=13);-1;1)" office:value-type="float" office:value="0" calcext:value-type="float">
            <text:p>0,00</text:p>
          </table:table-cell>
          <table:table-cell table:style-name="ce28" table:formula="of:=IF([$Compras.$A29]&lt;&gt;&quot;&quot;;VALUE(MID([$Compras.$A29];[$Tablas.$E$17];[$Tablas.$G$17]))/100;0)*IF(OR(VALUE([.B29])=3;VALUE([.B29])=8;VALUE([.B29])=13);-1;1)" office:value-type="float" office:value="0" calcext:value-type="float">
            <text:p>0,00</text:p>
          </table:table-cell>
          <table:table-cell table:style-name="ce28" table:formula="of:=IF([$Compras.$A29]&lt;&gt;&quot;&quot;;VALUE(MID([$Compras.$A29];[$Tablas.$E$18];[$Tablas.$G$18]))/100;0)*IF(OR(VALUE([.B29])=3;VALUE([.B29])=8;VALUE([.B29])=13);-1;1)" office:value-type="float" office:value="0" calcext:value-type="float">
            <text:p>0,00</text:p>
          </table:table-cell>
          <table:table-cell table:style-name="ce25" table:formula="of:=MID([$Compras.$A29];[$Tablas.$E$19];[$Tablas.$G$19])" office:value-type="string" office:string-value="PES" calcext:value-type="string">
            <text:p>PES</text:p>
          </table:table-cell>
          <table:table-cell table:style-name="ce25" table:formula="of:=MID([$Compras.$A2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9];[$Tablas.$E$21];[$Tablas.$G$21])" office:value-type="string" office:string-value="1" calcext:value-type="string">
            <text:p>1</text:p>
          </table:table-cell>
          <table:table-cell table:style-name="ce25" table:formula="of:=MID([$Compras.$A29];[$Tablas.$E$22];[$Tablas.$G$22])" office:value-type="string" office:string-value="0" calcext:value-type="string">
            <text:p>0</text:p>
          </table:table-cell>
          <table:table-cell table:style-name="ce28" table:formula="of:==IF([$Compras.$A29]&lt;&gt;&quot;&quot;;VALUE(MID([$Compras.$A29];[$Tablas.$E$23];[$Tablas.$G$23]))/100;0)*IF(OR(VALUE([.B29])=3;VALUE([.B29])=8;VALUE([.B29])=13);-1;1)" office:value-type="float" office:value="0" calcext:value-type="float">
            <text:p>0,00</text:p>
          </table:table-cell>
          <table:table-cell table:style-name="ce28" table:formula="of:==IF([$Compras.$A29]&lt;&gt;&quot;&quot;;VALUE(MID([$Compras.$A29];[$Tablas.$E$24];[$Tablas.$G$24]))/100;0)*IF(OR(VALUE([.B29])=3;VALUE([.B29])=8;VALUE([.B29])=13);-1;1)" office:value-type="float" office:value="0" calcext:value-type="float">
            <text:p>0,00</text:p>
          </table:table-cell>
          <table:table-cell table:style-name="ce25" table:formula="of:=MID([$Compras.$A2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30];[$Tablas.$E$3];[$Tablas.$G$3])" office:value-type="string" office:string-value="20200803" calcext:value-type="string">
            <text:p>20200803</text:p>
          </table:table-cell>
          <table:table-cell table:style-name="ce25" table:formula="of:=MID([$Compras.$A30];[$Tablas.$E$4];[$Tablas.$G$4])" office:value-type="string" office:string-value="001" calcext:value-type="string">
            <text:p>001</text:p>
          </table:table-cell>
          <table:table-cell table:style-name="ce25" table:formula="of:=MID([$Compras.$A30];[$Tablas.$E$5];[$Tablas.$G$5])" office:value-type="string" office:string-value="00001" calcext:value-type="string">
            <text:p>00001</text:p>
          </table:table-cell>
          <table:table-cell table:style-name="ce25" table:formula="of:=MID([$Compras.$A30];[$Tablas.$E$6];[$Tablas.$G$6])" office:value-type="string" office:string-value="00000000000000081161" calcext:value-type="string">
            <text:p>00000000000000081161</text:p>
          </table:table-cell>
          <table:table-cell table:style-name="ce25" table:formula="of:=MID([$Compras.$A3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30];[$Tablas.$E$8];[$Tablas.$G$8])" office:value-type="string" office:string-value="80" calcext:value-type="string">
            <text:p>80</text:p>
          </table:table-cell>
          <table:table-cell table:style-name="ce25" table:formula="of:=MID([$Compras.$A30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30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30]&lt;&gt;&quot;&quot;;VALUE(MID([$Compras.$A30];[$Tablas.$E$11];[$Tablas.$G$11]))/100;0)*IF(OR(VALUE([.B30])=3;VALUE([.B30])=8;VALUE([.B30])=13);-1;1)" office:value-type="float" office:value="3259.46" calcext:value-type="float">
            <text:p>3.259,46</text:p>
          </table:table-cell>
          <table:table-cell table:style-name="ce28" table:formula="of:=IF([$Compras.$A30]&lt;&gt;&quot;&quot;;VALUE(MID([$Compras.$A30];[$Tablas.$E$12];[$Tablas.$G$12]))/100;0)*IF(OR(VALUE([.B30])=3;VALUE([.B30])=8;VALUE([.B30])=13);-1;1)" office:value-type="float" office:value="2623.35" calcext:value-type="float">
            <text:p>2.623,35</text:p>
          </table:table-cell>
          <table:table-cell table:style-name="ce28" table:formula="of:=IF([$Compras.$A30]&lt;&gt;&quot;&quot;;VALUE(MID([$Compras.$A30];[$Tablas.$E$13];[$Tablas.$G$13]))/100;0)*IF(OR(VALUE([.B30])=3;VALUE([.B30])=8;VALUE([.B30])=13);-1;1)" office:value-type="float" office:value="0" calcext:value-type="float">
            <text:p>0,00</text:p>
          </table:table-cell>
          <table:table-cell table:style-name="ce28" table:formula="of:=IF([$Compras.$A30]&lt;&gt;&quot;&quot;;VALUE(MID([$Compras.$A30];[$Tablas.$E$14];[$Tablas.$G$14]))/100;0)*IF(OR(VALUE([.B30])=3;VALUE([.B30])=8;VALUE([.B30])=13);-1;1)" office:value-type="float" office:value="0" calcext:value-type="float">
            <text:p>0,00</text:p>
          </table:table-cell>
          <table:table-cell table:style-name="ce28" table:formula="of:=IF([$Compras.$A30]&lt;&gt;&quot;&quot;;VALUE(MID([$Compras.$A30];[$Tablas.$E$15];[$Tablas.$G$15]))/100;0)*IF(OR(VALUE([.B30])=3;VALUE([.B30])=8;VALUE([.B30])=13);-1;1)" office:value-type="float" office:value="0" calcext:value-type="float">
            <text:p>0,00</text:p>
          </table:table-cell>
          <table:table-cell table:style-name="ce28" table:formula="of:=IF([$Compras.$A30]&lt;&gt;&quot;&quot;;VALUE(MID([$Compras.$A30];[$Tablas.$E$16];[$Tablas.$G$16]))/100;0)*IF(OR(VALUE([.B30])=3;VALUE([.B30])=8;VALUE([.B30])=13);-1;1)" office:value-type="float" office:value="0" calcext:value-type="float">
            <text:p>0,00</text:p>
          </table:table-cell>
          <table:table-cell table:style-name="ce28" table:formula="of:=IF([$Compras.$A30]&lt;&gt;&quot;&quot;;VALUE(MID([$Compras.$A30];[$Tablas.$E$17];[$Tablas.$G$17]))/100;0)*IF(OR(VALUE([.B30])=3;VALUE([.B30])=8;VALUE([.B30])=13);-1;1)" office:value-type="float" office:value="0" calcext:value-type="float">
            <text:p>0,00</text:p>
          </table:table-cell>
          <table:table-cell table:style-name="ce28" table:formula="of:=IF([$Compras.$A30]&lt;&gt;&quot;&quot;;VALUE(MID([$Compras.$A30];[$Tablas.$E$18];[$Tablas.$G$18]))/100;0)*IF(OR(VALUE([.B30])=3;VALUE([.B30])=8;VALUE([.B30])=13);-1;1)" office:value-type="float" office:value="0" calcext:value-type="float">
            <text:p>0,00</text:p>
          </table:table-cell>
          <table:table-cell table:style-name="ce25" table:formula="of:=MID([$Compras.$A30];[$Tablas.$E$19];[$Tablas.$G$19])" office:value-type="string" office:string-value="PES" calcext:value-type="string">
            <text:p>PES</text:p>
          </table:table-cell>
          <table:table-cell table:style-name="ce25" table:formula="of:=MID([$Compras.$A3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30];[$Tablas.$E$21];[$Tablas.$G$21])" office:value-type="string" office:string-value="1" calcext:value-type="string">
            <text:p>1</text:p>
          </table:table-cell>
          <table:table-cell table:style-name="ce25" table:formula="of:=MID([$Compras.$A30];[$Tablas.$E$22];[$Tablas.$G$22])" office:value-type="string" office:string-value="0" calcext:value-type="string">
            <text:p>0</text:p>
          </table:table-cell>
          <table:table-cell table:style-name="ce28" table:formula="of:==IF([$Compras.$A30]&lt;&gt;&quot;&quot;;VALUE(MID([$Compras.$A30];[$Tablas.$E$23];[$Tablas.$G$23]))/100;0)*IF(OR(VALUE([.B30])=3;VALUE([.B30])=8;VALUE([.B30])=13);-1;1)" office:value-type="float" office:value="0" calcext:value-type="float">
            <text:p>0,00</text:p>
          </table:table-cell>
          <table:table-cell table:style-name="ce28" table:formula="of:==IF([$Compras.$A30]&lt;&gt;&quot;&quot;;VALUE(MID([$Compras.$A30];[$Tablas.$E$24];[$Tablas.$G$24]))/100;0)*IF(OR(VALUE([.B30])=3;VALUE([.B30])=8;VALUE([.B30])=13);-1;1)" office:value-type="float" office:value="0" calcext:value-type="float">
            <text:p>0,00</text:p>
          </table:table-cell>
          <table:table-cell table:style-name="ce25" table:formula="of:=MID([$Compras.$A3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3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3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31];[$Tablas.$E$3];[$Tablas.$G$3])" office:value-type="string" office:string-value="20200803" calcext:value-type="string">
            <text:p>20200803</text:p>
          </table:table-cell>
          <table:table-cell table:style-name="ce25" table:formula="of:=MID([$Compras.$A31];[$Tablas.$E$4];[$Tablas.$G$4])" office:value-type="string" office:string-value="001" calcext:value-type="string">
            <text:p>001</text:p>
          </table:table-cell>
          <table:table-cell table:style-name="ce25" table:formula="of:=MID([$Compras.$A31];[$Tablas.$E$5];[$Tablas.$G$5])" office:value-type="string" office:string-value="00001" calcext:value-type="string">
            <text:p>00001</text:p>
          </table:table-cell>
          <table:table-cell table:style-name="ce25" table:formula="of:=MID([$Compras.$A31];[$Tablas.$E$6];[$Tablas.$G$6])" office:value-type="string" office:string-value="00000000000000081178" calcext:value-type="string">
            <text:p>00000000000000081178</text:p>
          </table:table-cell>
          <table:table-cell table:style-name="ce25" table:formula="of:=MID([$Compras.$A3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31];[$Tablas.$E$8];[$Tablas.$G$8])" office:value-type="string" office:string-value="80" calcext:value-type="string">
            <text:p>80</text:p>
          </table:table-cell>
          <table:table-cell table:style-name="ce25" table:formula="of:=MID([$Compras.$A31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31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31]&lt;&gt;&quot;&quot;;VALUE(MID([$Compras.$A31];[$Tablas.$E$11];[$Tablas.$G$11]))/100;0)*IF(OR(VALUE([.B31])=3;VALUE([.B31])=8;VALUE([.B31])=13);-1;1)" office:value-type="float" office:value="15.25" calcext:value-type="float">
            <text:p>15,25</text:p>
          </table:table-cell>
          <table:table-cell table:style-name="ce28" table:formula="of:=IF([$Compras.$A31]&lt;&gt;&quot;&quot;;VALUE(MID([$Compras.$A31];[$Tablas.$E$12];[$Tablas.$G$12]))/100;0)*IF(OR(VALUE([.B31])=3;VALUE([.B31])=8;VALUE([.B31])=13);-1;1)" office:value-type="float" office:value="0" calcext:value-type="float">
            <text:p>0,00</text:p>
          </table:table-cell>
          <table:table-cell table:style-name="ce28" table:formula="of:=IF([$Compras.$A31]&lt;&gt;&quot;&quot;;VALUE(MID([$Compras.$A31];[$Tablas.$E$13];[$Tablas.$G$13]))/100;0)*IF(OR(VALUE([.B31])=3;VALUE([.B31])=8;VALUE([.B31])=13);-1;1)" office:value-type="float" office:value="0" calcext:value-type="float">
            <text:p>0,00</text:p>
          </table:table-cell>
          <table:table-cell table:style-name="ce28" table:formula="of:=IF([$Compras.$A31]&lt;&gt;&quot;&quot;;VALUE(MID([$Compras.$A31];[$Tablas.$E$14];[$Tablas.$G$14]))/100;0)*IF(OR(VALUE([.B31])=3;VALUE([.B31])=8;VALUE([.B31])=13);-1;1)" office:value-type="float" office:value="0" calcext:value-type="float">
            <text:p>0,00</text:p>
          </table:table-cell>
          <table:table-cell table:style-name="ce28" table:formula="of:=IF([$Compras.$A31]&lt;&gt;&quot;&quot;;VALUE(MID([$Compras.$A31];[$Tablas.$E$15];[$Tablas.$G$15]))/100;0)*IF(OR(VALUE([.B31])=3;VALUE([.B31])=8;VALUE([.B31])=13);-1;1)" office:value-type="float" office:value="0" calcext:value-type="float">
            <text:p>0,00</text:p>
          </table:table-cell>
          <table:table-cell table:style-name="ce28" table:formula="of:=IF([$Compras.$A31]&lt;&gt;&quot;&quot;;VALUE(MID([$Compras.$A31];[$Tablas.$E$16];[$Tablas.$G$16]))/100;0)*IF(OR(VALUE([.B31])=3;VALUE([.B31])=8;VALUE([.B31])=13);-1;1)" office:value-type="float" office:value="0" calcext:value-type="float">
            <text:p>0,00</text:p>
          </table:table-cell>
          <table:table-cell table:style-name="ce28" table:formula="of:=IF([$Compras.$A31]&lt;&gt;&quot;&quot;;VALUE(MID([$Compras.$A31];[$Tablas.$E$17];[$Tablas.$G$17]))/100;0)*IF(OR(VALUE([.B31])=3;VALUE([.B31])=8;VALUE([.B31])=13);-1;1)" office:value-type="float" office:value="0" calcext:value-type="float">
            <text:p>0,00</text:p>
          </table:table-cell>
          <table:table-cell table:style-name="ce28" table:formula="of:=IF([$Compras.$A31]&lt;&gt;&quot;&quot;;VALUE(MID([$Compras.$A31];[$Tablas.$E$18];[$Tablas.$G$18]))/100;0)*IF(OR(VALUE([.B31])=3;VALUE([.B31])=8;VALUE([.B31])=13);-1;1)" office:value-type="float" office:value="0" calcext:value-type="float">
            <text:p>0,00</text:p>
          </table:table-cell>
          <table:table-cell table:style-name="ce25" table:formula="of:=MID([$Compras.$A31];[$Tablas.$E$19];[$Tablas.$G$19])" office:value-type="string" office:string-value="PES" calcext:value-type="string">
            <text:p>PES</text:p>
          </table:table-cell>
          <table:table-cell table:style-name="ce25" table:formula="of:=MID([$Compras.$A3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31];[$Tablas.$E$21];[$Tablas.$G$21])" office:value-type="string" office:string-value="1" calcext:value-type="string">
            <text:p>1</text:p>
          </table:table-cell>
          <table:table-cell table:style-name="ce25" table:formula="of:=MID([$Compras.$A31];[$Tablas.$E$22];[$Tablas.$G$22])" office:value-type="string" office:string-value="0" calcext:value-type="string">
            <text:p>0</text:p>
          </table:table-cell>
          <table:table-cell table:style-name="ce28" table:formula="of:==IF([$Compras.$A31]&lt;&gt;&quot;&quot;;VALUE(MID([$Compras.$A31];[$Tablas.$E$23];[$Tablas.$G$23]))/100;0)*IF(OR(VALUE([.B31])=3;VALUE([.B31])=8;VALUE([.B31])=13);-1;1)" office:value-type="float" office:value="0" calcext:value-type="float">
            <text:p>0,00</text:p>
          </table:table-cell>
          <table:table-cell table:style-name="ce28" table:formula="of:==IF([$Compras.$A31]&lt;&gt;&quot;&quot;;VALUE(MID([$Compras.$A31];[$Tablas.$E$24];[$Tablas.$G$24]))/100;0)*IF(OR(VALUE([.B31])=3;VALUE([.B31])=8;VALUE([.B31])=13);-1;1)" office:value-type="float" office:value="0" calcext:value-type="float">
            <text:p>0,00</text:p>
          </table:table-cell>
          <table:table-cell table:style-name="ce25" table:formula="of:=MID([$Compras.$A3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3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3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32];[$Tablas.$E$3];[$Tablas.$G$3])" office:value-type="string" office:string-value="20200803" calcext:value-type="string">
            <text:p>20200803</text:p>
          </table:table-cell>
          <table:table-cell table:style-name="ce25" table:formula="of:=MID([$Compras.$A32];[$Tablas.$E$4];[$Tablas.$G$4])" office:value-type="string" office:string-value="001" calcext:value-type="string">
            <text:p>001</text:p>
          </table:table-cell>
          <table:table-cell table:style-name="ce25" table:formula="of:=MID([$Compras.$A32];[$Tablas.$E$5];[$Tablas.$G$5])" office:value-type="string" office:string-value="00001" calcext:value-type="string">
            <text:p>00001</text:p>
          </table:table-cell>
          <table:table-cell table:style-name="ce25" table:formula="of:=MID([$Compras.$A32];[$Tablas.$E$6];[$Tablas.$G$6])" office:value-type="string" office:string-value="00000000000000081174" calcext:value-type="string">
            <text:p>00000000000000081174</text:p>
          </table:table-cell>
          <table:table-cell table:style-name="ce25" table:formula="of:=MID([$Compras.$A3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32];[$Tablas.$E$8];[$Tablas.$G$8])" office:value-type="string" office:string-value="80" calcext:value-type="string">
            <text:p>80</text:p>
          </table:table-cell>
          <table:table-cell table:style-name="ce25" table:formula="of:=MID([$Compras.$A32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32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32]&lt;&gt;&quot;&quot;;VALUE(MID([$Compras.$A32];[$Tablas.$E$11];[$Tablas.$G$11]))/100;0)*IF(OR(VALUE([.B32])=3;VALUE([.B32])=8;VALUE([.B32])=13);-1;1)" office:value-type="float" office:value="3367.74" calcext:value-type="float">
            <text:p>3.367,74</text:p>
          </table:table-cell>
          <table:table-cell table:style-name="ce28" table:formula="of:=IF([$Compras.$A32]&lt;&gt;&quot;&quot;;VALUE(MID([$Compras.$A32];[$Tablas.$E$12];[$Tablas.$G$12]))/100;0)*IF(OR(VALUE([.B32])=3;VALUE([.B32])=8;VALUE([.B32])=13);-1;1)" office:value-type="float" office:value="2710.48" calcext:value-type="float">
            <text:p>2.710,48</text:p>
          </table:table-cell>
          <table:table-cell table:style-name="ce28" table:formula="of:=IF([$Compras.$A32]&lt;&gt;&quot;&quot;;VALUE(MID([$Compras.$A32];[$Tablas.$E$13];[$Tablas.$G$13]))/100;0)*IF(OR(VALUE([.B32])=3;VALUE([.B32])=8;VALUE([.B32])=13);-1;1)" office:value-type="float" office:value="0" calcext:value-type="float">
            <text:p>0,00</text:p>
          </table:table-cell>
          <table:table-cell table:style-name="ce28" table:formula="of:=IF([$Compras.$A32]&lt;&gt;&quot;&quot;;VALUE(MID([$Compras.$A32];[$Tablas.$E$14];[$Tablas.$G$14]))/100;0)*IF(OR(VALUE([.B32])=3;VALUE([.B32])=8;VALUE([.B32])=13);-1;1)" office:value-type="float" office:value="0" calcext:value-type="float">
            <text:p>0,00</text:p>
          </table:table-cell>
          <table:table-cell table:style-name="ce28" table:formula="of:=IF([$Compras.$A32]&lt;&gt;&quot;&quot;;VALUE(MID([$Compras.$A32];[$Tablas.$E$15];[$Tablas.$G$15]))/100;0)*IF(OR(VALUE([.B32])=3;VALUE([.B32])=8;VALUE([.B32])=13);-1;1)" office:value-type="float" office:value="0" calcext:value-type="float">
            <text:p>0,00</text:p>
          </table:table-cell>
          <table:table-cell table:style-name="ce28" table:formula="of:=IF([$Compras.$A32]&lt;&gt;&quot;&quot;;VALUE(MID([$Compras.$A32];[$Tablas.$E$16];[$Tablas.$G$16]))/100;0)*IF(OR(VALUE([.B32])=3;VALUE([.B32])=8;VALUE([.B32])=13);-1;1)" office:value-type="float" office:value="0" calcext:value-type="float">
            <text:p>0,00</text:p>
          </table:table-cell>
          <table:table-cell table:style-name="ce28" table:formula="of:=IF([$Compras.$A32]&lt;&gt;&quot;&quot;;VALUE(MID([$Compras.$A32];[$Tablas.$E$17];[$Tablas.$G$17]))/100;0)*IF(OR(VALUE([.B32])=3;VALUE([.B32])=8;VALUE([.B32])=13);-1;1)" office:value-type="float" office:value="0" calcext:value-type="float">
            <text:p>0,00</text:p>
          </table:table-cell>
          <table:table-cell table:style-name="ce28" table:formula="of:=IF([$Compras.$A32]&lt;&gt;&quot;&quot;;VALUE(MID([$Compras.$A32];[$Tablas.$E$18];[$Tablas.$G$18]))/100;0)*IF(OR(VALUE([.B32])=3;VALUE([.B32])=8;VALUE([.B32])=13);-1;1)" office:value-type="float" office:value="0" calcext:value-type="float">
            <text:p>0,00</text:p>
          </table:table-cell>
          <table:table-cell table:style-name="ce25" table:formula="of:=MID([$Compras.$A32];[$Tablas.$E$19];[$Tablas.$G$19])" office:value-type="string" office:string-value="PES" calcext:value-type="string">
            <text:p>PES</text:p>
          </table:table-cell>
          <table:table-cell table:style-name="ce25" table:formula="of:=MID([$Compras.$A3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32];[$Tablas.$E$21];[$Tablas.$G$21])" office:value-type="string" office:string-value="1" calcext:value-type="string">
            <text:p>1</text:p>
          </table:table-cell>
          <table:table-cell table:style-name="ce25" table:formula="of:=MID([$Compras.$A32];[$Tablas.$E$22];[$Tablas.$G$22])" office:value-type="string" office:string-value="0" calcext:value-type="string">
            <text:p>0</text:p>
          </table:table-cell>
          <table:table-cell table:style-name="ce28" table:formula="of:==IF([$Compras.$A32]&lt;&gt;&quot;&quot;;VALUE(MID([$Compras.$A32];[$Tablas.$E$23];[$Tablas.$G$23]))/100;0)*IF(OR(VALUE([.B32])=3;VALUE([.B32])=8;VALUE([.B32])=13);-1;1)" office:value-type="float" office:value="0" calcext:value-type="float">
            <text:p>0,00</text:p>
          </table:table-cell>
          <table:table-cell table:style-name="ce28" table:formula="of:==IF([$Compras.$A32]&lt;&gt;&quot;&quot;;VALUE(MID([$Compras.$A32];[$Tablas.$E$24];[$Tablas.$G$24]))/100;0)*IF(OR(VALUE([.B32])=3;VALUE([.B32])=8;VALUE([.B32])=13);-1;1)" office:value-type="float" office:value="0" calcext:value-type="float">
            <text:p>0,00</text:p>
          </table:table-cell>
          <table:table-cell table:style-name="ce25" table:formula="of:=MID([$Compras.$A3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3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3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33];[$Tablas.$E$3];[$Tablas.$G$3])" office:value-type="string" office:string-value="20200803" calcext:value-type="string">
            <text:p>20200803</text:p>
          </table:table-cell>
          <table:table-cell table:style-name="ce25" table:formula="of:=MID([$Compras.$A33];[$Tablas.$E$4];[$Tablas.$G$4])" office:value-type="string" office:string-value="001" calcext:value-type="string">
            <text:p>001</text:p>
          </table:table-cell>
          <table:table-cell table:style-name="ce25" table:formula="of:=MID([$Compras.$A33];[$Tablas.$E$5];[$Tablas.$G$5])" office:value-type="string" office:string-value="00001" calcext:value-type="string">
            <text:p>00001</text:p>
          </table:table-cell>
          <table:table-cell table:style-name="ce25" table:formula="of:=MID([$Compras.$A33];[$Tablas.$E$6];[$Tablas.$G$6])" office:value-type="string" office:string-value="00000000000000081192" calcext:value-type="string">
            <text:p>00000000000000081192</text:p>
          </table:table-cell>
          <table:table-cell table:style-name="ce25" table:formula="of:=MID([$Compras.$A3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33];[$Tablas.$E$8];[$Tablas.$G$8])" office:value-type="string" office:string-value="80" calcext:value-type="string">
            <text:p>80</text:p>
          </table:table-cell>
          <table:table-cell table:style-name="ce25" table:formula="of:=MID([$Compras.$A33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33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33]&lt;&gt;&quot;&quot;;VALUE(MID([$Compras.$A33];[$Tablas.$E$11];[$Tablas.$G$11]))/100;0)*IF(OR(VALUE([.B33])=3;VALUE([.B33])=8;VALUE([.B33])=13);-1;1)" office:value-type="float" office:value="6438.2" calcext:value-type="float">
            <text:p>6.438,20</text:p>
          </table:table-cell>
          <table:table-cell table:style-name="ce28" table:formula="of:=IF([$Compras.$A33]&lt;&gt;&quot;&quot;;VALUE(MID([$Compras.$A33];[$Tablas.$E$12];[$Tablas.$G$12]))/100;0)*IF(OR(VALUE([.B33])=3;VALUE([.B33])=8;VALUE([.B33])=13);-1;1)" office:value-type="float" office:value="5328.57" calcext:value-type="float">
            <text:p>5.328,57</text:p>
          </table:table-cell>
          <table:table-cell table:style-name="ce28" table:formula="of:=IF([$Compras.$A33]&lt;&gt;&quot;&quot;;VALUE(MID([$Compras.$A33];[$Tablas.$E$13];[$Tablas.$G$13]))/100;0)*IF(OR(VALUE([.B33])=3;VALUE([.B33])=8;VALUE([.B33])=13);-1;1)" office:value-type="float" office:value="0" calcext:value-type="float">
            <text:p>0,00</text:p>
          </table:table-cell>
          <table:table-cell table:style-name="ce28" table:formula="of:=IF([$Compras.$A33]&lt;&gt;&quot;&quot;;VALUE(MID([$Compras.$A33];[$Tablas.$E$14];[$Tablas.$G$14]))/100;0)*IF(OR(VALUE([.B33])=3;VALUE([.B33])=8;VALUE([.B33])=13);-1;1)" office:value-type="float" office:value="0" calcext:value-type="float">
            <text:p>0,00</text:p>
          </table:table-cell>
          <table:table-cell table:style-name="ce28" table:formula="of:=IF([$Compras.$A33]&lt;&gt;&quot;&quot;;VALUE(MID([$Compras.$A33];[$Tablas.$E$15];[$Tablas.$G$15]))/100;0)*IF(OR(VALUE([.B33])=3;VALUE([.B33])=8;VALUE([.B33])=13);-1;1)" office:value-type="float" office:value="0" calcext:value-type="float">
            <text:p>0,00</text:p>
          </table:table-cell>
          <table:table-cell table:style-name="ce28" table:formula="of:=IF([$Compras.$A33]&lt;&gt;&quot;&quot;;VALUE(MID([$Compras.$A33];[$Tablas.$E$16];[$Tablas.$G$16]))/100;0)*IF(OR(VALUE([.B33])=3;VALUE([.B33])=8;VALUE([.B33])=13);-1;1)" office:value-type="float" office:value="0" calcext:value-type="float">
            <text:p>0,00</text:p>
          </table:table-cell>
          <table:table-cell table:style-name="ce28" table:formula="of:=IF([$Compras.$A33]&lt;&gt;&quot;&quot;;VALUE(MID([$Compras.$A33];[$Tablas.$E$17];[$Tablas.$G$17]))/100;0)*IF(OR(VALUE([.B33])=3;VALUE([.B33])=8;VALUE([.B33])=13);-1;1)" office:value-type="float" office:value="0" calcext:value-type="float">
            <text:p>0,00</text:p>
          </table:table-cell>
          <table:table-cell table:style-name="ce28" table:formula="of:=IF([$Compras.$A33]&lt;&gt;&quot;&quot;;VALUE(MID([$Compras.$A33];[$Tablas.$E$18];[$Tablas.$G$18]))/100;0)*IF(OR(VALUE([.B33])=3;VALUE([.B33])=8;VALUE([.B33])=13);-1;1)" office:value-type="float" office:value="0" calcext:value-type="float">
            <text:p>0,00</text:p>
          </table:table-cell>
          <table:table-cell table:style-name="ce25" table:formula="of:=MID([$Compras.$A33];[$Tablas.$E$19];[$Tablas.$G$19])" office:value-type="string" office:string-value="PES" calcext:value-type="string">
            <text:p>PES</text:p>
          </table:table-cell>
          <table:table-cell table:style-name="ce25" table:formula="of:=MID([$Compras.$A3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33];[$Tablas.$E$21];[$Tablas.$G$21])" office:value-type="string" office:string-value="1" calcext:value-type="string">
            <text:p>1</text:p>
          </table:table-cell>
          <table:table-cell table:style-name="ce25" table:formula="of:=MID([$Compras.$A33];[$Tablas.$E$22];[$Tablas.$G$22])" office:value-type="string" office:string-value="0" calcext:value-type="string">
            <text:p>0</text:p>
          </table:table-cell>
          <table:table-cell table:style-name="ce28" table:formula="of:==IF([$Compras.$A33]&lt;&gt;&quot;&quot;;VALUE(MID([$Compras.$A33];[$Tablas.$E$23];[$Tablas.$G$23]))/100;0)*IF(OR(VALUE([.B33])=3;VALUE([.B33])=8;VALUE([.B33])=13);-1;1)" office:value-type="float" office:value="0" calcext:value-type="float">
            <text:p>0,00</text:p>
          </table:table-cell>
          <table:table-cell table:style-name="ce28" table:formula="of:==IF([$Compras.$A33]&lt;&gt;&quot;&quot;;VALUE(MID([$Compras.$A33];[$Tablas.$E$24];[$Tablas.$G$24]))/100;0)*IF(OR(VALUE([.B33])=3;VALUE([.B33])=8;VALUE([.B33])=13);-1;1)" office:value-type="float" office:value="0" calcext:value-type="float">
            <text:p>0,00</text:p>
          </table:table-cell>
          <table:table-cell table:style-name="ce25" table:formula="of:=MID([$Compras.$A3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3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3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34];[$Tablas.$E$3];[$Tablas.$G$3])" office:value-type="string" office:string-value="20200803" calcext:value-type="string">
            <text:p>20200803</text:p>
          </table:table-cell>
          <table:table-cell table:style-name="ce25" table:formula="of:=MID([$Compras.$A34];[$Tablas.$E$4];[$Tablas.$G$4])" office:value-type="string" office:string-value="001" calcext:value-type="string">
            <text:p>001</text:p>
          </table:table-cell>
          <table:table-cell table:style-name="ce25" table:formula="of:=MID([$Compras.$A34];[$Tablas.$E$5];[$Tablas.$G$5])" office:value-type="string" office:string-value="00011" calcext:value-type="string">
            <text:p>00011</text:p>
          </table:table-cell>
          <table:table-cell table:style-name="ce25" table:formula="of:=MID([$Compras.$A34];[$Tablas.$E$6];[$Tablas.$G$6])" office:value-type="string" office:string-value="00000000000000009501" calcext:value-type="string">
            <text:p>00000000000000009501</text:p>
          </table:table-cell>
          <table:table-cell table:style-name="ce25" table:formula="of:=MID([$Compras.$A3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34];[$Tablas.$E$8];[$Tablas.$G$8])" office:value-type="string" office:string-value="80" calcext:value-type="string">
            <text:p>80</text:p>
          </table:table-cell>
          <table:table-cell table:style-name="ce25" table:formula="of:=MID([$Compras.$A34];[$Tablas.$E$9];[$Tablas.$G$9])" office:value-type="string" office:string-value="00000000030711569843" calcext:value-type="string">
            <text:p>00000000030711569843</text:p>
          </table:table-cell>
          <table:table-cell table:style-name="ce25" table:formula="of:=MID([$Compras.$A34];[$Tablas.$E$10];[$Tablas.$G$10])" office:value-type="string" office:string-value="ELECTRO IND SRL               " calcext:value-type="string">
            <text:p>ELECTRO IND SRL <text:s text:c="14"/></text:p>
          </table:table-cell>
          <table:table-cell table:style-name="ce28" table:formula="of:==IF([$Compras.$A34]&lt;&gt;&quot;&quot;;VALUE(MID([$Compras.$A34];[$Tablas.$E$11];[$Tablas.$G$11]))/100;0)*IF(OR(VALUE([.B34])=3;VALUE([.B34])=8;VALUE([.B34])=13);-1;1)" office:value-type="float" office:value="27391.98" calcext:value-type="float">
            <text:p>27.391,98</text:p>
          </table:table-cell>
          <table:table-cell table:style-name="ce28" table:formula="of:=IF([$Compras.$A34]&lt;&gt;&quot;&quot;;VALUE(MID([$Compras.$A34];[$Tablas.$E$12];[$Tablas.$G$12]))/100;0)*IF(OR(VALUE([.B34])=3;VALUE([.B34])=8;VALUE([.B34])=13);-1;1)" office:value-type="float" office:value="0" calcext:value-type="float">
            <text:p>0,00</text:p>
          </table:table-cell>
          <table:table-cell table:style-name="ce28" table:formula="of:=IF([$Compras.$A34]&lt;&gt;&quot;&quot;;VALUE(MID([$Compras.$A34];[$Tablas.$E$13];[$Tablas.$G$13]))/100;0)*IF(OR(VALUE([.B34])=3;VALUE([.B34])=8;VALUE([.B34])=13);-1;1)" office:value-type="float" office:value="0" calcext:value-type="float">
            <text:p>0,00</text:p>
          </table:table-cell>
          <table:table-cell table:style-name="ce28" table:formula="of:=IF([$Compras.$A34]&lt;&gt;&quot;&quot;;VALUE(MID([$Compras.$A34];[$Tablas.$E$14];[$Tablas.$G$14]))/100;0)*IF(OR(VALUE([.B34])=3;VALUE([.B34])=8;VALUE([.B34])=13);-1;1)" office:value-type="float" office:value="0" calcext:value-type="float">
            <text:p>0,00</text:p>
          </table:table-cell>
          <table:table-cell table:style-name="ce28" table:formula="of:=IF([$Compras.$A34]&lt;&gt;&quot;&quot;;VALUE(MID([$Compras.$A34];[$Tablas.$E$15];[$Tablas.$G$15]))/100;0)*IF(OR(VALUE([.B34])=3;VALUE([.B34])=8;VALUE([.B34])=13);-1;1)" office:value-type="float" office:value="0" calcext:value-type="float">
            <text:p>0,00</text:p>
          </table:table-cell>
          <table:table-cell table:style-name="ce28" table:formula="of:=IF([$Compras.$A34]&lt;&gt;&quot;&quot;;VALUE(MID([$Compras.$A34];[$Tablas.$E$16];[$Tablas.$G$16]))/100;0)*IF(OR(VALUE([.B34])=3;VALUE([.B34])=8;VALUE([.B34])=13);-1;1)" office:value-type="float" office:value="0" calcext:value-type="float">
            <text:p>0,00</text:p>
          </table:table-cell>
          <table:table-cell table:style-name="ce28" table:formula="of:=IF([$Compras.$A34]&lt;&gt;&quot;&quot;;VALUE(MID([$Compras.$A34];[$Tablas.$E$17];[$Tablas.$G$17]))/100;0)*IF(OR(VALUE([.B34])=3;VALUE([.B34])=8;VALUE([.B34])=13);-1;1)" office:value-type="float" office:value="0" calcext:value-type="float">
            <text:p>0,00</text:p>
          </table:table-cell>
          <table:table-cell table:style-name="ce28" table:formula="of:=IF([$Compras.$A34]&lt;&gt;&quot;&quot;;VALUE(MID([$Compras.$A34];[$Tablas.$E$18];[$Tablas.$G$18]))/100;0)*IF(OR(VALUE([.B34])=3;VALUE([.B34])=8;VALUE([.B34])=13);-1;1)" office:value-type="float" office:value="0" calcext:value-type="float">
            <text:p>0,00</text:p>
          </table:table-cell>
          <table:table-cell table:style-name="ce25" table:formula="of:=MID([$Compras.$A34];[$Tablas.$E$19];[$Tablas.$G$19])" office:value-type="string" office:string-value="PES" calcext:value-type="string">
            <text:p>PES</text:p>
          </table:table-cell>
          <table:table-cell table:style-name="ce25" table:formula="of:=MID([$Compras.$A3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34];[$Tablas.$E$21];[$Tablas.$G$21])" office:value-type="string" office:string-value="1" calcext:value-type="string">
            <text:p>1</text:p>
          </table:table-cell>
          <table:table-cell table:style-name="ce25" table:formula="of:=MID([$Compras.$A34];[$Tablas.$E$22];[$Tablas.$G$22])" office:value-type="string" office:string-value="0" calcext:value-type="string">
            <text:p>0</text:p>
          </table:table-cell>
          <table:table-cell table:style-name="ce28" table:formula="of:==IF([$Compras.$A34]&lt;&gt;&quot;&quot;;VALUE(MID([$Compras.$A34];[$Tablas.$E$23];[$Tablas.$G$23]))/100;0)*IF(OR(VALUE([.B34])=3;VALUE([.B34])=8;VALUE([.B34])=13);-1;1)" office:value-type="float" office:value="0" calcext:value-type="float">
            <text:p>0,00</text:p>
          </table:table-cell>
          <table:table-cell table:style-name="ce28" table:formula="of:==IF([$Compras.$A34]&lt;&gt;&quot;&quot;;VALUE(MID([$Compras.$A34];[$Tablas.$E$24];[$Tablas.$G$24]))/100;0)*IF(OR(VALUE([.B34])=3;VALUE([.B34])=8;VALUE([.B34])=13);-1;1)" office:value-type="float" office:value="0" calcext:value-type="float">
            <text:p>0,00</text:p>
          </table:table-cell>
          <table:table-cell table:style-name="ce25" table:formula="of:=MID([$Compras.$A3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3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3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35];[$Tablas.$E$3];[$Tablas.$G$3])" office:value-type="string" office:string-value="20200803" calcext:value-type="string">
            <text:p>20200803</text:p>
          </table:table-cell>
          <table:table-cell table:style-name="ce25" table:formula="of:=MID([$Compras.$A35];[$Tablas.$E$4];[$Tablas.$G$4])" office:value-type="string" office:string-value="001" calcext:value-type="string">
            <text:p>001</text:p>
          </table:table-cell>
          <table:table-cell table:style-name="ce25" table:formula="of:=MID([$Compras.$A35];[$Tablas.$E$5];[$Tablas.$G$5])" office:value-type="string" office:string-value="00500" calcext:value-type="string">
            <text:p>00500</text:p>
          </table:table-cell>
          <table:table-cell table:style-name="ce25" table:formula="of:=MID([$Compras.$A35];[$Tablas.$E$6];[$Tablas.$G$6])" office:value-type="string" office:string-value="00000000000000026184" calcext:value-type="string">
            <text:p>00000000000000026184</text:p>
          </table:table-cell>
          <table:table-cell table:style-name="ce25" table:formula="of:=MID([$Compras.$A3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35];[$Tablas.$E$8];[$Tablas.$G$8])" office:value-type="string" office:string-value="80" calcext:value-type="string">
            <text:p>80</text:p>
          </table:table-cell>
          <table:table-cell table:style-name="ce25" table:formula="of:=MID([$Compras.$A35];[$Tablas.$E$9];[$Tablas.$G$9])" office:value-type="string" office:string-value="00000000030623893096" calcext:value-type="string">
            <text:p>00000000030623893096</text:p>
          </table:table-cell>
          <table:table-cell table:style-name="ce25" table:formula="of:=MID([$Compras.$A35];[$Tablas.$E$10];[$Tablas.$G$10])" office:value-type="string" office:string-value="YUHMAK S.A.                   " calcext:value-type="string">
            <text:p>YUHMAK S.A. <text:s text:c="18"/></text:p>
          </table:table-cell>
          <table:table-cell table:style-name="ce28" table:formula="of:==IF([$Compras.$A35]&lt;&gt;&quot;&quot;;VALUE(MID([$Compras.$A35];[$Tablas.$E$11];[$Tablas.$G$11]))/100;0)*IF(OR(VALUE([.B35])=3;VALUE([.B35])=8;VALUE([.B35])=13);-1;1)" office:value-type="float" office:value="1076.52" calcext:value-type="float">
            <text:p>1.076,52</text:p>
          </table:table-cell>
          <table:table-cell table:style-name="ce28" table:formula="of:=IF([$Compras.$A35]&lt;&gt;&quot;&quot;;VALUE(MID([$Compras.$A35];[$Tablas.$E$12];[$Tablas.$G$12]))/100;0)*IF(OR(VALUE([.B35])=3;VALUE([.B35])=8;VALUE([.B35])=13);-1;1)" office:value-type="float" office:value="0" calcext:value-type="float">
            <text:p>0,00</text:p>
          </table:table-cell>
          <table:table-cell table:style-name="ce28" table:formula="of:=IF([$Compras.$A35]&lt;&gt;&quot;&quot;;VALUE(MID([$Compras.$A35];[$Tablas.$E$13];[$Tablas.$G$13]))/100;0)*IF(OR(VALUE([.B35])=3;VALUE([.B35])=8;VALUE([.B35])=13);-1;1)" office:value-type="float" office:value="0" calcext:value-type="float">
            <text:p>0,00</text:p>
          </table:table-cell>
          <table:table-cell table:style-name="ce28" table:formula="of:=IF([$Compras.$A35]&lt;&gt;&quot;&quot;;VALUE(MID([$Compras.$A35];[$Tablas.$E$14];[$Tablas.$G$14]))/100;0)*IF(OR(VALUE([.B35])=3;VALUE([.B35])=8;VALUE([.B35])=13);-1;1)" office:value-type="float" office:value="0" calcext:value-type="float">
            <text:p>0,00</text:p>
          </table:table-cell>
          <table:table-cell table:style-name="ce28" table:formula="of:=IF([$Compras.$A35]&lt;&gt;&quot;&quot;;VALUE(MID([$Compras.$A35];[$Tablas.$E$15];[$Tablas.$G$15]))/100;0)*IF(OR(VALUE([.B35])=3;VALUE([.B35])=8;VALUE([.B35])=13);-1;1)" office:value-type="float" office:value="0" calcext:value-type="float">
            <text:p>0,00</text:p>
          </table:table-cell>
          <table:table-cell table:style-name="ce28" table:formula="of:=IF([$Compras.$A35]&lt;&gt;&quot;&quot;;VALUE(MID([$Compras.$A35];[$Tablas.$E$16];[$Tablas.$G$16]))/100;0)*IF(OR(VALUE([.B35])=3;VALUE([.B35])=8;VALUE([.B35])=13);-1;1)" office:value-type="float" office:value="0" calcext:value-type="float">
            <text:p>0,00</text:p>
          </table:table-cell>
          <table:table-cell table:style-name="ce28" table:formula="of:=IF([$Compras.$A35]&lt;&gt;&quot;&quot;;VALUE(MID([$Compras.$A35];[$Tablas.$E$17];[$Tablas.$G$17]))/100;0)*IF(OR(VALUE([.B35])=3;VALUE([.B35])=8;VALUE([.B35])=13);-1;1)" office:value-type="float" office:value="0" calcext:value-type="float">
            <text:p>0,00</text:p>
          </table:table-cell>
          <table:table-cell table:style-name="ce28" table:formula="of:=IF([$Compras.$A35]&lt;&gt;&quot;&quot;;VALUE(MID([$Compras.$A35];[$Tablas.$E$18];[$Tablas.$G$18]))/100;0)*IF(OR(VALUE([.B35])=3;VALUE([.B35])=8;VALUE([.B35])=13);-1;1)" office:value-type="float" office:value="0" calcext:value-type="float">
            <text:p>0,00</text:p>
          </table:table-cell>
          <table:table-cell table:style-name="ce25" table:formula="of:=MID([$Compras.$A35];[$Tablas.$E$19];[$Tablas.$G$19])" office:value-type="string" office:string-value="PES" calcext:value-type="string">
            <text:p>PES</text:p>
          </table:table-cell>
          <table:table-cell table:style-name="ce25" table:formula="of:=MID([$Compras.$A3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35];[$Tablas.$E$21];[$Tablas.$G$21])" office:value-type="string" office:string-value="1" calcext:value-type="string">
            <text:p>1</text:p>
          </table:table-cell>
          <table:table-cell table:style-name="ce25" table:formula="of:=MID([$Compras.$A35];[$Tablas.$E$22];[$Tablas.$G$22])" office:value-type="string" office:string-value="0" calcext:value-type="string">
            <text:p>0</text:p>
          </table:table-cell>
          <table:table-cell table:style-name="ce28" table:formula="of:==IF([$Compras.$A35]&lt;&gt;&quot;&quot;;VALUE(MID([$Compras.$A35];[$Tablas.$E$23];[$Tablas.$G$23]))/100;0)*IF(OR(VALUE([.B35])=3;VALUE([.B35])=8;VALUE([.B35])=13);-1;1)" office:value-type="float" office:value="0" calcext:value-type="float">
            <text:p>0,00</text:p>
          </table:table-cell>
          <table:table-cell table:style-name="ce28" table:formula="of:==IF([$Compras.$A35]&lt;&gt;&quot;&quot;;VALUE(MID([$Compras.$A35];[$Tablas.$E$24];[$Tablas.$G$24]))/100;0)*IF(OR(VALUE([.B35])=3;VALUE([.B35])=8;VALUE([.B35])=13);-1;1)" office:value-type="float" office:value="0" calcext:value-type="float">
            <text:p>0,00</text:p>
          </table:table-cell>
          <table:table-cell table:style-name="ce25" table:formula="of:=MID([$Compras.$A3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3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3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36];[$Tablas.$E$3];[$Tablas.$G$3])" office:value-type="string" office:string-value="20200803" calcext:value-type="string">
            <text:p>20200803</text:p>
          </table:table-cell>
          <table:table-cell table:style-name="ce25" table:formula="of:=MID([$Compras.$A36];[$Tablas.$E$4];[$Tablas.$G$4])" office:value-type="string" office:string-value="001" calcext:value-type="string">
            <text:p>001</text:p>
          </table:table-cell>
          <table:table-cell table:style-name="ce25" table:formula="of:=MID([$Compras.$A36];[$Tablas.$E$5];[$Tablas.$G$5])" office:value-type="string" office:string-value="00001" calcext:value-type="string">
            <text:p>00001</text:p>
          </table:table-cell>
          <table:table-cell table:style-name="ce25" table:formula="of:=MID([$Compras.$A36];[$Tablas.$E$6];[$Tablas.$G$6])" office:value-type="string" office:string-value="00000000000000030820" calcext:value-type="string">
            <text:p>00000000000000030820</text:p>
          </table:table-cell>
          <table:table-cell table:style-name="ce25" table:formula="of:=MID([$Compras.$A3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36];[$Tablas.$E$8];[$Tablas.$G$8])" office:value-type="string" office:string-value="80" calcext:value-type="string">
            <text:p>80</text:p>
          </table:table-cell>
          <table:table-cell table:style-name="ce25" table:formula="of:=MID([$Compras.$A36];[$Tablas.$E$9];[$Tablas.$G$9])" office:value-type="string" office:string-value="00000000030626219353" calcext:value-type="string">
            <text:p>00000000030626219353</text:p>
          </table:table-cell>
          <table:table-cell table:style-name="ce25" table:formula="of:=MID([$Compras.$A36];[$Tablas.$E$10];[$Tablas.$G$10])" office:value-type="string" office:string-value="AMERICAN EXPRESS              " calcext:value-type="string">
            <text:p>AMERICAN EXPRESS <text:s text:c="13"/></text:p>
          </table:table-cell>
          <table:table-cell table:style-name="ce28" table:formula="of:==IF([$Compras.$A36]&lt;&gt;&quot;&quot;;VALUE(MID([$Compras.$A36];[$Tablas.$E$11];[$Tablas.$G$11]))/100;0)*IF(OR(VALUE([.B36])=3;VALUE([.B36])=8;VALUE([.B36])=13);-1;1)" office:value-type="float" office:value="329.75" calcext:value-type="float">
            <text:p>329,75</text:p>
          </table:table-cell>
          <table:table-cell table:style-name="ce28" table:formula="of:=IF([$Compras.$A36]&lt;&gt;&quot;&quot;;VALUE(MID([$Compras.$A36];[$Tablas.$E$12];[$Tablas.$G$12]))/100;0)*IF(OR(VALUE([.B36])=3;VALUE([.B36])=8;VALUE([.B36])=13);-1;1)" office:value-type="float" office:value="205.58" calcext:value-type="float">
            <text:p>205,58</text:p>
          </table:table-cell>
          <table:table-cell table:style-name="ce28" table:formula="of:=IF([$Compras.$A36]&lt;&gt;&quot;&quot;;VALUE(MID([$Compras.$A36];[$Tablas.$E$13];[$Tablas.$G$13]))/100;0)*IF(OR(VALUE([.B36])=3;VALUE([.B36])=8;VALUE([.B36])=13);-1;1)" office:value-type="float" office:value="0" calcext:value-type="float">
            <text:p>0,00</text:p>
          </table:table-cell>
          <table:table-cell table:style-name="ce28" table:formula="of:=IF([$Compras.$A36]&lt;&gt;&quot;&quot;;VALUE(MID([$Compras.$A36];[$Tablas.$E$14];[$Tablas.$G$14]))/100;0)*IF(OR(VALUE([.B36])=3;VALUE([.B36])=8;VALUE([.B36])=13);-1;1)" office:value-type="float" office:value="0" calcext:value-type="float">
            <text:p>0,00</text:p>
          </table:table-cell>
          <table:table-cell table:style-name="ce28" table:formula="of:=IF([$Compras.$A36]&lt;&gt;&quot;&quot;;VALUE(MID([$Compras.$A36];[$Tablas.$E$15];[$Tablas.$G$15]))/100;0)*IF(OR(VALUE([.B36])=3;VALUE([.B36])=8;VALUE([.B36])=13);-1;1)" office:value-type="float" office:value="0" calcext:value-type="float">
            <text:p>0,00</text:p>
          </table:table-cell>
          <table:table-cell table:style-name="ce28" table:formula="of:=IF([$Compras.$A36]&lt;&gt;&quot;&quot;;VALUE(MID([$Compras.$A36];[$Tablas.$E$16];[$Tablas.$G$16]))/100;0)*IF(OR(VALUE([.B36])=3;VALUE([.B36])=8;VALUE([.B36])=13);-1;1)" office:value-type="float" office:value="0" calcext:value-type="float">
            <text:p>0,00</text:p>
          </table:table-cell>
          <table:table-cell table:style-name="ce28" table:formula="of:=IF([$Compras.$A36]&lt;&gt;&quot;&quot;;VALUE(MID([$Compras.$A36];[$Tablas.$E$17];[$Tablas.$G$17]))/100;0)*IF(OR(VALUE([.B36])=3;VALUE([.B36])=8;VALUE([.B36])=13);-1;1)" office:value-type="float" office:value="0" calcext:value-type="float">
            <text:p>0,00</text:p>
          </table:table-cell>
          <table:table-cell table:style-name="ce28" table:formula="of:=IF([$Compras.$A36]&lt;&gt;&quot;&quot;;VALUE(MID([$Compras.$A36];[$Tablas.$E$18];[$Tablas.$G$18]))/100;0)*IF(OR(VALUE([.B36])=3;VALUE([.B36])=8;VALUE([.B36])=13);-1;1)" office:value-type="float" office:value="0" calcext:value-type="float">
            <text:p>0,00</text:p>
          </table:table-cell>
          <table:table-cell table:style-name="ce25" table:formula="of:=MID([$Compras.$A36];[$Tablas.$E$19];[$Tablas.$G$19])" office:value-type="string" office:string-value="PES" calcext:value-type="string">
            <text:p>PES</text:p>
          </table:table-cell>
          <table:table-cell table:style-name="ce25" table:formula="of:=MID([$Compras.$A3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36];[$Tablas.$E$21];[$Tablas.$G$21])" office:value-type="string" office:string-value="1" calcext:value-type="string">
            <text:p>1</text:p>
          </table:table-cell>
          <table:table-cell table:style-name="ce25" table:formula="of:=MID([$Compras.$A36];[$Tablas.$E$22];[$Tablas.$G$22])" office:value-type="string" office:string-value="0" calcext:value-type="string">
            <text:p>0</text:p>
          </table:table-cell>
          <table:table-cell table:style-name="ce28" table:formula="of:==IF([$Compras.$A36]&lt;&gt;&quot;&quot;;VALUE(MID([$Compras.$A36];[$Tablas.$E$23];[$Tablas.$G$23]))/100;0)*IF(OR(VALUE([.B36])=3;VALUE([.B36])=8;VALUE([.B36])=13);-1;1)" office:value-type="float" office:value="0" calcext:value-type="float">
            <text:p>0,00</text:p>
          </table:table-cell>
          <table:table-cell table:style-name="ce28" table:formula="of:==IF([$Compras.$A36]&lt;&gt;&quot;&quot;;VALUE(MID([$Compras.$A36];[$Tablas.$E$24];[$Tablas.$G$24]))/100;0)*IF(OR(VALUE([.B36])=3;VALUE([.B36])=8;VALUE([.B36])=13);-1;1)" office:value-type="float" office:value="0" calcext:value-type="float">
            <text:p>0,00</text:p>
          </table:table-cell>
          <table:table-cell table:style-name="ce25" table:formula="of:=MID([$Compras.$A3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3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3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37];[$Tablas.$E$3];[$Tablas.$G$3])" office:value-type="string" office:string-value="20200803" calcext:value-type="string">
            <text:p>20200803</text:p>
          </table:table-cell>
          <table:table-cell table:style-name="ce25" table:formula="of:=MID([$Compras.$A37];[$Tablas.$E$4];[$Tablas.$G$4])" office:value-type="string" office:string-value="001" calcext:value-type="string">
            <text:p>001</text:p>
          </table:table-cell>
          <table:table-cell table:style-name="ce25" table:formula="of:=MID([$Compras.$A37];[$Tablas.$E$5];[$Tablas.$G$5])" office:value-type="string" office:string-value="02017" calcext:value-type="string">
            <text:p>02017</text:p>
          </table:table-cell>
          <table:table-cell table:style-name="ce25" table:formula="of:=MID([$Compras.$A37];[$Tablas.$E$6];[$Tablas.$G$6])" office:value-type="string" office:string-value="00000000000002443052" calcext:value-type="string">
            <text:p>00000000000002443052</text:p>
          </table:table-cell>
          <table:table-cell table:style-name="ce25" table:formula="of:=MID([$Compras.$A3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37];[$Tablas.$E$8];[$Tablas.$G$8])" office:value-type="string" office:string-value="80" calcext:value-type="string">
            <text:p>80</text:p>
          </table:table-cell>
          <table:table-cell table:style-name="ce25" table:formula="of:=MID([$Compras.$A37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37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37]&lt;&gt;&quot;&quot;;VALUE(MID([$Compras.$A37];[$Tablas.$E$11];[$Tablas.$G$11]))/100;0)*IF(OR(VALUE([.B37])=3;VALUE([.B37])=8;VALUE([.B37])=13);-1;1)" office:value-type="float" office:value="2006507.86" calcext:value-type="float">
            <text:p>2.006.507,86</text:p>
          </table:table-cell>
          <table:table-cell table:style-name="ce28" table:formula="of:=IF([$Compras.$A37]&lt;&gt;&quot;&quot;;VALUE(MID([$Compras.$A37];[$Tablas.$E$12];[$Tablas.$G$12]))/100;0)*IF(OR(VALUE([.B37])=3;VALUE([.B37])=8;VALUE([.B37])=13);-1;1)" office:value-type="float" office:value="349521.28" calcext:value-type="float">
            <text:p>349.521,28</text:p>
          </table:table-cell>
          <table:table-cell table:style-name="ce28" table:formula="of:=IF([$Compras.$A37]&lt;&gt;&quot;&quot;;VALUE(MID([$Compras.$A37];[$Tablas.$E$13];[$Tablas.$G$13]))/100;0)*IF(OR(VALUE([.B37])=3;VALUE([.B37])=8;VALUE([.B37])=13);-1;1)" office:value-type="float" office:value="0" calcext:value-type="float">
            <text:p>0,00</text:p>
          </table:table-cell>
          <table:table-cell table:style-name="ce28" table:formula="of:=IF([$Compras.$A37]&lt;&gt;&quot;&quot;;VALUE(MID([$Compras.$A37];[$Tablas.$E$14];[$Tablas.$G$14]))/100;0)*IF(OR(VALUE([.B37])=3;VALUE([.B37])=8;VALUE([.B37])=13);-1;1)" office:value-type="float" office:value="39583.65" calcext:value-type="float">
            <text:p>39.583,65</text:p>
          </table:table-cell>
          <table:table-cell table:style-name="ce28" table:formula="of:=IF([$Compras.$A37]&lt;&gt;&quot;&quot;;VALUE(MID([$Compras.$A37];[$Tablas.$E$15];[$Tablas.$G$15]))/100;0)*IF(OR(VALUE([.B37])=3;VALUE([.B37])=8;VALUE([.B37])=13);-1;1)" office:value-type="float" office:value="0" calcext:value-type="float">
            <text:p>0,00</text:p>
          </table:table-cell>
          <table:table-cell table:style-name="ce28" table:formula="of:=IF([$Compras.$A37]&lt;&gt;&quot;&quot;;VALUE(MID([$Compras.$A37];[$Tablas.$E$16];[$Tablas.$G$16]))/100;0)*IF(OR(VALUE([.B37])=3;VALUE([.B37])=8;VALUE([.B37])=13);-1;1)" office:value-type="float" office:value="20862.21" calcext:value-type="float">
            <text:p>20.862,21</text:p>
          </table:table-cell>
          <table:table-cell table:style-name="ce28" table:formula="of:=IF([$Compras.$A37]&lt;&gt;&quot;&quot;;VALUE(MID([$Compras.$A37];[$Tablas.$E$17];[$Tablas.$G$17]))/100;0)*IF(OR(VALUE([.B37])=3;VALUE([.B37])=8;VALUE([.B37])=13);-1;1)" office:value-type="float" office:value="0" calcext:value-type="float">
            <text:p>0,00</text:p>
          </table:table-cell>
          <table:table-cell table:style-name="ce28" table:formula="of:=IF([$Compras.$A37]&lt;&gt;&quot;&quot;;VALUE(MID([$Compras.$A37];[$Tablas.$E$18];[$Tablas.$G$18]))/100;0)*IF(OR(VALUE([.B37])=3;VALUE([.B37])=8;VALUE([.B37])=13);-1;1)" office:value-type="float" office:value="0" calcext:value-type="float">
            <text:p>0,00</text:p>
          </table:table-cell>
          <table:table-cell table:style-name="ce25" table:formula="of:=MID([$Compras.$A37];[$Tablas.$E$19];[$Tablas.$G$19])" office:value-type="string" office:string-value="PES" calcext:value-type="string">
            <text:p>PES</text:p>
          </table:table-cell>
          <table:table-cell table:style-name="ce25" table:formula="of:=MID([$Compras.$A3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37];[$Tablas.$E$21];[$Tablas.$G$21])" office:value-type="string" office:string-value="1" calcext:value-type="string">
            <text:p>1</text:p>
          </table:table-cell>
          <table:table-cell table:style-name="ce25" table:formula="of:=MID([$Compras.$A37];[$Tablas.$E$22];[$Tablas.$G$22])" office:value-type="string" office:string-value="0" calcext:value-type="string">
            <text:p>0</text:p>
          </table:table-cell>
          <table:table-cell table:style-name="ce28" table:formula="of:==IF([$Compras.$A37]&lt;&gt;&quot;&quot;;VALUE(MID([$Compras.$A37];[$Tablas.$E$23];[$Tablas.$G$23]))/100;0)*IF(OR(VALUE([.B37])=3;VALUE([.B37])=8;VALUE([.B37])=13);-1;1)" office:value-type="float" office:value="0" calcext:value-type="float">
            <text:p>0,00</text:p>
          </table:table-cell>
          <table:table-cell table:style-name="ce28" table:formula="of:==IF([$Compras.$A37]&lt;&gt;&quot;&quot;;VALUE(MID([$Compras.$A37];[$Tablas.$E$24];[$Tablas.$G$24]))/100;0)*IF(OR(VALUE([.B37])=3;VALUE([.B37])=8;VALUE([.B37])=13);-1;1)" office:value-type="float" office:value="0" calcext:value-type="float">
            <text:p>0,00</text:p>
          </table:table-cell>
          <table:table-cell table:style-name="ce25" table:formula="of:=MID([$Compras.$A3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3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3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32" table:formula="of:=MID([$Compras.$A38];[$Tablas.$E$3];[$Tablas.$G$3])" office:value-type="string" office:string-value="20200803" calcext:value-type="string">
            <text:p>20200803</text:p>
          </table:table-cell>
          <table:table-cell table:style-name="ce32" table:formula="of:=MID([$Compras.$A38];[$Tablas.$E$4];[$Tablas.$G$4])" office:value-type="string" office:string-value="001" calcext:value-type="string">
            <text:p>001</text:p>
          </table:table-cell>
          <table:table-cell table:style-name="ce32" table:formula="of:=MID([$Compras.$A38];[$Tablas.$E$5];[$Tablas.$G$5])" office:value-type="string" office:string-value="02017" calcext:value-type="string">
            <text:p>02017</text:p>
          </table:table-cell>
          <table:table-cell table:style-name="ce32" table:formula="of:=MID([$Compras.$A38];[$Tablas.$E$6];[$Tablas.$G$6])" office:value-type="string" office:string-value="00000000000002443053" calcext:value-type="string">
            <text:p>00000000000002443053</text:p>
          </table:table-cell>
          <table:table-cell table:style-name="ce32" table:formula="of:=MID([$Compras.$A38];[$Tablas.$E$7];[$Tablas.$G$7])" office:value-type="string" office:string-value="                " calcext:value-type="string">
            <text:p><text:s text:c="16"/></text:p>
          </table:table-cell>
          <table:table-cell table:style-name="ce32" table:formula="of:=MID([$Compras.$A38];[$Tablas.$E$8];[$Tablas.$G$8])" office:value-type="string" office:string-value="80" calcext:value-type="string">
            <text:p>80</text:p>
          </table:table-cell>
          <table:table-cell table:style-name="ce32" table:formula="of:=MID([$Compras.$A38];[$Tablas.$E$9];[$Tablas.$G$9])" office:value-type="string" office:string-value="00000000030546689979" calcext:value-type="string">
            <text:p>00000000030546689979</text:p>
          </table:table-cell>
          <table:table-cell table:style-name="ce32" table:formula="of:=MID([$Compras.$A38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38" table:formula="of:==IF([$Compras.$A38]&lt;&gt;&quot;&quot;;VALUE(MID([$Compras.$A38];[$Tablas.$E$11];[$Tablas.$G$11]))/100;0)*IF(OR(VALUE([.B38])=3;VALUE([.B38])=8;VALUE([.B38])=13);-1;1)" office:value-type="float" office:value="2006887.43" calcext:value-type="float">
            <text:p>2.006.887,43</text:p>
          </table:table-cell>
          <table:table-cell table:style-name="ce38" table:formula="of:=IF([$Compras.$A38]&lt;&gt;&quot;&quot;;VALUE(MID([$Compras.$A38];[$Tablas.$E$12];[$Tablas.$G$12]))/100;0)*IF(OR(VALUE([.B38])=3;VALUE([.B38])=8;VALUE([.B38])=13);-1;1)" office:value-type="float" office:value="349587.38" calcext:value-type="float">
            <text:p>349.587,38</text:p>
          </table:table-cell>
          <table:table-cell table:style-name="ce38" table:formula="of:=IF([$Compras.$A38]&lt;&gt;&quot;&quot;;VALUE(MID([$Compras.$A38];[$Tablas.$E$13];[$Tablas.$G$13]))/100;0)*IF(OR(VALUE([.B38])=3;VALUE([.B38])=8;VALUE([.B38])=13);-1;1)" office:value-type="float" office:value="0" calcext:value-type="float">
            <text:p>0,00</text:p>
          </table:table-cell>
          <table:table-cell table:style-name="ce38" table:formula="of:=IF([$Compras.$A38]&lt;&gt;&quot;&quot;;VALUE(MID([$Compras.$A38];[$Tablas.$E$14];[$Tablas.$G$14]))/100;0)*IF(OR(VALUE([.B38])=3;VALUE([.B38])=8;VALUE([.B38])=13);-1;1)" office:value-type="float" office:value="39591.14" calcext:value-type="float">
            <text:p>39.591,14</text:p>
          </table:table-cell>
          <table:table-cell table:style-name="ce38" table:formula="of:=IF([$Compras.$A38]&lt;&gt;&quot;&quot;;VALUE(MID([$Compras.$A38];[$Tablas.$E$15];[$Tablas.$G$15]))/100;0)*IF(OR(VALUE([.B38])=3;VALUE([.B38])=8;VALUE([.B38])=13);-1;1)" office:value-type="float" office:value="0" calcext:value-type="float">
            <text:p>0,00</text:p>
          </table:table-cell>
          <table:table-cell table:style-name="ce38" table:formula="of:=IF([$Compras.$A38]&lt;&gt;&quot;&quot;;VALUE(MID([$Compras.$A38];[$Tablas.$E$16];[$Tablas.$G$16]))/100;0)*IF(OR(VALUE([.B38])=3;VALUE([.B38])=8;VALUE([.B38])=13);-1;1)" office:value-type="float" office:value="20866.15" calcext:value-type="float">
            <text:p>20.866,15</text:p>
          </table:table-cell>
          <table:table-cell table:style-name="ce38" table:formula="of:=IF([$Compras.$A38]&lt;&gt;&quot;&quot;;VALUE(MID([$Compras.$A38];[$Tablas.$E$17];[$Tablas.$G$17]))/100;0)*IF(OR(VALUE([.B38])=3;VALUE([.B38])=8;VALUE([.B38])=13);-1;1)" office:value-type="float" office:value="0" calcext:value-type="float">
            <text:p>0,00</text:p>
          </table:table-cell>
          <table:table-cell table:style-name="ce38" table:formula="of:=IF([$Compras.$A38]&lt;&gt;&quot;&quot;;VALUE(MID([$Compras.$A38];[$Tablas.$E$18];[$Tablas.$G$18]))/100;0)*IF(OR(VALUE([.B38])=3;VALUE([.B38])=8;VALUE([.B38])=13);-1;1)" office:value-type="float" office:value="0" calcext:value-type="float">
            <text:p>0,00</text:p>
          </table:table-cell>
          <table:table-cell table:style-name="ce32" table:formula="of:=MID([$Compras.$A38];[$Tablas.$E$19];[$Tablas.$G$19])" office:value-type="string" office:string-value="PES" calcext:value-type="string">
            <text:p>PES</text:p>
          </table:table-cell>
          <table:table-cell table:style-name="ce32" table:formula="of:=MID([$Compras.$A38];[$Tablas.$E$20];[$Tablas.$G$20])" office:value-type="string" office:string-value="0001000000" calcext:value-type="string">
            <text:p>0001000000</text:p>
          </table:table-cell>
          <table:table-cell table:style-name="ce32" table:formula="of:=MID([$Compras.$A38];[$Tablas.$E$21];[$Tablas.$G$21])" office:value-type="string" office:string-value="1" calcext:value-type="string">
            <text:p>1</text:p>
          </table:table-cell>
          <table:table-cell table:style-name="ce32" table:formula="of:=MID([$Compras.$A38];[$Tablas.$E$22];[$Tablas.$G$22])" office:value-type="string" office:string-value="0" calcext:value-type="string">
            <text:p>0</text:p>
          </table:table-cell>
          <table:table-cell table:style-name="ce38" table:formula="of:==IF([$Compras.$A38]&lt;&gt;&quot;&quot;;VALUE(MID([$Compras.$A38];[$Tablas.$E$23];[$Tablas.$G$23]))/100;0)*IF(OR(VALUE([.B38])=3;VALUE([.B38])=8;VALUE([.B38])=13);-1;1)" office:value-type="float" office:value="0" calcext:value-type="float">
            <text:p>0,00</text:p>
          </table:table-cell>
          <table:table-cell table:style-name="ce38" table:formula="of:==IF([$Compras.$A38]&lt;&gt;&quot;&quot;;VALUE(MID([$Compras.$A38];[$Tablas.$E$24];[$Tablas.$G$24]))/100;0)*IF(OR(VALUE([.B38])=3;VALUE([.B38])=8;VALUE([.B38])=13);-1;1)" office:value-type="float" office:value="0" calcext:value-type="float">
            <text:p>0,00</text:p>
          </table:table-cell>
          <table:table-cell table:style-name="ce32" table:formula="of:=MID([$Compras.$A38];[$Tablas.$E$25];[$Tablas.$G$25])" office:value-type="string" office:string-value="00000000000" calcext:value-type="string">
            <text:p>00000000000</text:p>
          </table:table-cell>
          <table:table-cell table:style-name="ce32" table:formula="of:=MID([$Compras.$A38];[$Tablas.$E$26];[$Tablas.$G$26])" office:value-type="string" office:string-value="                              " calcext:value-type="string">
            <text:p><text:s text:c="30"/></text:p>
          </table:table-cell>
          <table:table-cell table:style-name="ce32" table:formula="of:=MID([$Compras.$A38];[$Tablas.$E$27];[$Tablas.$G$27])" office:value-type="string" office:string-value="000000000000000" calcext:value-type="string">
            <text:p>000000000000000</text:p>
          </table:table-cell>
          <table:table-cell table:style-name="ce42" table:number-columns-repeated="999"/>
        </table:table-row>
        <table:table-row table:style-name="ro1">
          <table:table-cell table:style-name="ce25" table:formula="of:=MID([$Compras.$A39];[$Tablas.$E$3];[$Tablas.$G$3])" office:value-type="string" office:string-value="20200803" calcext:value-type="string">
            <text:p>20200803</text:p>
          </table:table-cell>
          <table:table-cell table:style-name="ce25" table:formula="of:=MID([$Compras.$A39];[$Tablas.$E$4];[$Tablas.$G$4])" office:value-type="string" office:string-value="001" calcext:value-type="string">
            <text:p>001</text:p>
          </table:table-cell>
          <table:table-cell table:style-name="ce25" table:formula="of:=MID([$Compras.$A39];[$Tablas.$E$5];[$Tablas.$G$5])" office:value-type="string" office:string-value="02017" calcext:value-type="string">
            <text:p>02017</text:p>
          </table:table-cell>
          <table:table-cell table:style-name="ce25" table:formula="of:=MID([$Compras.$A39];[$Tablas.$E$6];[$Tablas.$G$6])" office:value-type="string" office:string-value="00000000000002443268" calcext:value-type="string">
            <text:p>00000000000002443268</text:p>
          </table:table-cell>
          <table:table-cell table:style-name="ce25" table:formula="of:=MID([$Compras.$A3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39];[$Tablas.$E$8];[$Tablas.$G$8])" office:value-type="string" office:string-value="80" calcext:value-type="string">
            <text:p>80</text:p>
          </table:table-cell>
          <table:table-cell table:style-name="ce25" table:formula="of:=MID([$Compras.$A39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39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39]&lt;&gt;&quot;&quot;;VALUE(MID([$Compras.$A39];[$Tablas.$E$11];[$Tablas.$G$11]))/100;0)*IF(OR(VALUE([.B39])=3;VALUE([.B39])=8;VALUE([.B39])=13);-1;1)" office:value-type="float" office:value="1843618.73" calcext:value-type="float">
            <text:p>1.843.618,73</text:p>
          </table:table-cell>
          <table:table-cell table:style-name="ce28" table:formula="of:=IF([$Compras.$A39]&lt;&gt;&quot;&quot;;VALUE(MID([$Compras.$A39];[$Tablas.$E$12];[$Tablas.$G$12]))/100;0)*IF(OR(VALUE([.B39])=3;VALUE([.B39])=8;VALUE([.B39])=13);-1;1)" office:value-type="float" office:value="321146.99" calcext:value-type="float">
            <text:p>321.146,99</text:p>
          </table:table-cell>
          <table:table-cell table:style-name="ce28" table:formula="of:=IF([$Compras.$A39]&lt;&gt;&quot;&quot;;VALUE(MID([$Compras.$A39];[$Tablas.$E$13];[$Tablas.$G$13]))/100;0)*IF(OR(VALUE([.B39])=3;VALUE([.B39])=8;VALUE([.B39])=13);-1;1)" office:value-type="float" office:value="0" calcext:value-type="float">
            <text:p>0,00</text:p>
          </table:table-cell>
          <table:table-cell table:style-name="ce28" table:formula="of:=IF([$Compras.$A39]&lt;&gt;&quot;&quot;;VALUE(MID([$Compras.$A39];[$Tablas.$E$14];[$Tablas.$G$14]))/100;0)*IF(OR(VALUE([.B39])=3;VALUE([.B39])=8;VALUE([.B39])=13);-1;1)" office:value-type="float" office:value="36370.24" calcext:value-type="float">
            <text:p>36.370,24</text:p>
          </table:table-cell>
          <table:table-cell table:style-name="ce28" table:formula="of:=IF([$Compras.$A39]&lt;&gt;&quot;&quot;;VALUE(MID([$Compras.$A39];[$Tablas.$E$15];[$Tablas.$G$15]))/100;0)*IF(OR(VALUE([.B39])=3;VALUE([.B39])=8;VALUE([.B39])=13);-1;1)" office:value-type="float" office:value="0" calcext:value-type="float">
            <text:p>0,00</text:p>
          </table:table-cell>
          <table:table-cell table:style-name="ce28" table:formula="of:=IF([$Compras.$A39]&lt;&gt;&quot;&quot;;VALUE(MID([$Compras.$A39];[$Tablas.$E$16];[$Tablas.$G$16]))/100;0)*IF(OR(VALUE([.B39])=3;VALUE([.B39])=8;VALUE([.B39])=13);-1;1)" office:value-type="float" office:value="19168.6" calcext:value-type="float">
            <text:p>19.168,60</text:p>
          </table:table-cell>
          <table:table-cell table:style-name="ce28" table:formula="of:=IF([$Compras.$A39]&lt;&gt;&quot;&quot;;VALUE(MID([$Compras.$A39];[$Tablas.$E$17];[$Tablas.$G$17]))/100;0)*IF(OR(VALUE([.B39])=3;VALUE([.B39])=8;VALUE([.B39])=13);-1;1)" office:value-type="float" office:value="0" calcext:value-type="float">
            <text:p>0,00</text:p>
          </table:table-cell>
          <table:table-cell table:style-name="ce28" table:formula="of:=IF([$Compras.$A39]&lt;&gt;&quot;&quot;;VALUE(MID([$Compras.$A39];[$Tablas.$E$18];[$Tablas.$G$18]))/100;0)*IF(OR(VALUE([.B39])=3;VALUE([.B39])=8;VALUE([.B39])=13);-1;1)" office:value-type="float" office:value="0" calcext:value-type="float">
            <text:p>0,00</text:p>
          </table:table-cell>
          <table:table-cell table:style-name="ce25" table:formula="of:=MID([$Compras.$A39];[$Tablas.$E$19];[$Tablas.$G$19])" office:value-type="string" office:string-value="PES" calcext:value-type="string">
            <text:p>PES</text:p>
          </table:table-cell>
          <table:table-cell table:style-name="ce25" table:formula="of:=MID([$Compras.$A3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39];[$Tablas.$E$21];[$Tablas.$G$21])" office:value-type="string" office:string-value="1" calcext:value-type="string">
            <text:p>1</text:p>
          </table:table-cell>
          <table:table-cell table:style-name="ce25" table:formula="of:=MID([$Compras.$A39];[$Tablas.$E$22];[$Tablas.$G$22])" office:value-type="string" office:string-value="0" calcext:value-type="string">
            <text:p>0</text:p>
          </table:table-cell>
          <table:table-cell table:style-name="ce28" table:formula="of:==IF([$Compras.$A39]&lt;&gt;&quot;&quot;;VALUE(MID([$Compras.$A39];[$Tablas.$E$23];[$Tablas.$G$23]))/100;0)*IF(OR(VALUE([.B39])=3;VALUE([.B39])=8;VALUE([.B39])=13);-1;1)" office:value-type="float" office:value="0" calcext:value-type="float">
            <text:p>0,00</text:p>
          </table:table-cell>
          <table:table-cell table:style-name="ce28" table:formula="of:==IF([$Compras.$A39]&lt;&gt;&quot;&quot;;VALUE(MID([$Compras.$A39];[$Tablas.$E$24];[$Tablas.$G$24]))/100;0)*IF(OR(VALUE([.B39])=3;VALUE([.B39])=8;VALUE([.B39])=13);-1;1)" office:value-type="float" office:value="0" calcext:value-type="float">
            <text:p>0,00</text:p>
          </table:table-cell>
          <table:table-cell table:style-name="ce25" table:formula="of:=MID([$Compras.$A3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3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3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40];[$Tablas.$E$3];[$Tablas.$G$3])" office:value-type="string" office:string-value="20200803" calcext:value-type="string">
            <text:p>20200803</text:p>
          </table:table-cell>
          <table:table-cell table:style-name="ce25" table:formula="of:=MID([$Compras.$A40];[$Tablas.$E$4];[$Tablas.$G$4])" office:value-type="string" office:string-value="001" calcext:value-type="string">
            <text:p>001</text:p>
          </table:table-cell>
          <table:table-cell table:style-name="ce25" table:formula="of:=MID([$Compras.$A40];[$Tablas.$E$5];[$Tablas.$G$5])" office:value-type="string" office:string-value="00005" calcext:value-type="string">
            <text:p>00005</text:p>
          </table:table-cell>
          <table:table-cell table:style-name="ce25" table:formula="of:=MID([$Compras.$A40];[$Tablas.$E$6];[$Tablas.$G$6])" office:value-type="string" office:string-value="00000000000000025495" calcext:value-type="string">
            <text:p>00000000000000025495</text:p>
          </table:table-cell>
          <table:table-cell table:style-name="ce25" table:formula="of:=MID([$Compras.$A4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40];[$Tablas.$E$8];[$Tablas.$G$8])" office:value-type="string" office:string-value="80" calcext:value-type="string">
            <text:p>80</text:p>
          </table:table-cell>
          <table:table-cell table:style-name="ce25" table:formula="of:=MID([$Compras.$A40];[$Tablas.$E$9];[$Tablas.$G$9])" office:value-type="string" office:string-value="00000000030709969583" calcext:value-type="string">
            <text:p>00000000030709969583</text:p>
          </table:table-cell>
          <table:table-cell table:style-name="ce25" table:formula="of:=MID([$Compras.$A40];[$Tablas.$E$10];[$Tablas.$G$10])" office:value-type="string" office:string-value="FOCA SOFTWARE FACTORY S.A.    " calcext:value-type="string">
            <text:p>FOCA SOFTWARE FACTORY S.A. <text:s text:c="3"/></text:p>
          </table:table-cell>
          <table:table-cell table:style-name="ce28" table:formula="of:==IF([$Compras.$A40]&lt;&gt;&quot;&quot;;VALUE(MID([$Compras.$A40];[$Tablas.$E$11];[$Tablas.$G$11]))/100;0)*IF(OR(VALUE([.B40])=3;VALUE([.B40])=8;VALUE([.B40])=13);-1;1)" office:value-type="float" office:value="8750.01" calcext:value-type="float">
            <text:p>8.750,01</text:p>
          </table:table-cell>
          <table:table-cell table:style-name="ce28" table:formula="of:=IF([$Compras.$A40]&lt;&gt;&quot;&quot;;VALUE(MID([$Compras.$A40];[$Tablas.$E$12];[$Tablas.$G$12]))/100;0)*IF(OR(VALUE([.B40])=3;VALUE([.B40])=8;VALUE([.B40])=13);-1;1)" office:value-type="float" office:value="0" calcext:value-type="float">
            <text:p>0,00</text:p>
          </table:table-cell>
          <table:table-cell table:style-name="ce28" table:formula="of:=IF([$Compras.$A40]&lt;&gt;&quot;&quot;;VALUE(MID([$Compras.$A40];[$Tablas.$E$13];[$Tablas.$G$13]))/100;0)*IF(OR(VALUE([.B40])=3;VALUE([.B40])=8;VALUE([.B40])=13);-1;1)" office:value-type="float" office:value="0" calcext:value-type="float">
            <text:p>0,00</text:p>
          </table:table-cell>
          <table:table-cell table:style-name="ce28" table:formula="of:=IF([$Compras.$A40]&lt;&gt;&quot;&quot;;VALUE(MID([$Compras.$A40];[$Tablas.$E$14];[$Tablas.$G$14]))/100;0)*IF(OR(VALUE([.B40])=3;VALUE([.B40])=8;VALUE([.B40])=13);-1;1)" office:value-type="float" office:value="0" calcext:value-type="float">
            <text:p>0,00</text:p>
          </table:table-cell>
          <table:table-cell table:style-name="ce28" table:formula="of:=IF([$Compras.$A40]&lt;&gt;&quot;&quot;;VALUE(MID([$Compras.$A40];[$Tablas.$E$15];[$Tablas.$G$15]))/100;0)*IF(OR(VALUE([.B40])=3;VALUE([.B40])=8;VALUE([.B40])=13);-1;1)" office:value-type="float" office:value="0" calcext:value-type="float">
            <text:p>0,00</text:p>
          </table:table-cell>
          <table:table-cell table:style-name="ce28" table:formula="of:=IF([$Compras.$A40]&lt;&gt;&quot;&quot;;VALUE(MID([$Compras.$A40];[$Tablas.$E$16];[$Tablas.$G$16]))/100;0)*IF(OR(VALUE([.B40])=3;VALUE([.B40])=8;VALUE([.B40])=13);-1;1)" office:value-type="float" office:value="0" calcext:value-type="float">
            <text:p>0,00</text:p>
          </table:table-cell>
          <table:table-cell table:style-name="ce28" table:formula="of:=IF([$Compras.$A40]&lt;&gt;&quot;&quot;;VALUE(MID([$Compras.$A40];[$Tablas.$E$17];[$Tablas.$G$17]))/100;0)*IF(OR(VALUE([.B40])=3;VALUE([.B40])=8;VALUE([.B40])=13);-1;1)" office:value-type="float" office:value="0" calcext:value-type="float">
            <text:p>0,00</text:p>
          </table:table-cell>
          <table:table-cell table:style-name="ce28" table:formula="of:=IF([$Compras.$A40]&lt;&gt;&quot;&quot;;VALUE(MID([$Compras.$A40];[$Tablas.$E$18];[$Tablas.$G$18]))/100;0)*IF(OR(VALUE([.B40])=3;VALUE([.B40])=8;VALUE([.B40])=13);-1;1)" office:value-type="float" office:value="0" calcext:value-type="float">
            <text:p>0,00</text:p>
          </table:table-cell>
          <table:table-cell table:style-name="ce25" table:formula="of:=MID([$Compras.$A40];[$Tablas.$E$19];[$Tablas.$G$19])" office:value-type="string" office:string-value="PES" calcext:value-type="string">
            <text:p>PES</text:p>
          </table:table-cell>
          <table:table-cell table:style-name="ce25" table:formula="of:=MID([$Compras.$A4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40];[$Tablas.$E$21];[$Tablas.$G$21])" office:value-type="string" office:string-value="1" calcext:value-type="string">
            <text:p>1</text:p>
          </table:table-cell>
          <table:table-cell table:style-name="ce25" table:formula="of:=MID([$Compras.$A40];[$Tablas.$E$22];[$Tablas.$G$22])" office:value-type="string" office:string-value="0" calcext:value-type="string">
            <text:p>0</text:p>
          </table:table-cell>
          <table:table-cell table:style-name="ce28" table:formula="of:==IF([$Compras.$A40]&lt;&gt;&quot;&quot;;VALUE(MID([$Compras.$A40];[$Tablas.$E$23];[$Tablas.$G$23]))/100;0)*IF(OR(VALUE([.B40])=3;VALUE([.B40])=8;VALUE([.B40])=13);-1;1)" office:value-type="float" office:value="0" calcext:value-type="float">
            <text:p>0,00</text:p>
          </table:table-cell>
          <table:table-cell table:style-name="ce28" table:formula="of:==IF([$Compras.$A40]&lt;&gt;&quot;&quot;;VALUE(MID([$Compras.$A40];[$Tablas.$E$24];[$Tablas.$G$24]))/100;0)*IF(OR(VALUE([.B40])=3;VALUE([.B40])=8;VALUE([.B40])=13);-1;1)" office:value-type="float" office:value="0" calcext:value-type="float">
            <text:p>0,00</text:p>
          </table:table-cell>
          <table:table-cell table:style-name="ce25" table:formula="of:=MID([$Compras.$A4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4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4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41];[$Tablas.$E$3];[$Tablas.$G$3])" office:value-type="string" office:string-value="20200803" calcext:value-type="string">
            <text:p>20200803</text:p>
          </table:table-cell>
          <table:table-cell table:style-name="ce25" table:formula="of:=MID([$Compras.$A41];[$Tablas.$E$4];[$Tablas.$G$4])" office:value-type="string" office:string-value="001" calcext:value-type="string">
            <text:p>001</text:p>
          </table:table-cell>
          <table:table-cell table:style-name="ce25" table:formula="of:=MID([$Compras.$A41];[$Tablas.$E$5];[$Tablas.$G$5])" office:value-type="string" office:string-value="00003" calcext:value-type="string">
            <text:p>00003</text:p>
          </table:table-cell>
          <table:table-cell table:style-name="ce25" table:formula="of:=MID([$Compras.$A41];[$Tablas.$E$6];[$Tablas.$G$6])" office:value-type="string" office:string-value="00000000000000016080" calcext:value-type="string">
            <text:p>00000000000000016080</text:p>
          </table:table-cell>
          <table:table-cell table:style-name="ce25" table:formula="of:=MID([$Compras.$A4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41];[$Tablas.$E$8];[$Tablas.$G$8])" office:value-type="string" office:string-value="80" calcext:value-type="string">
            <text:p>80</text:p>
          </table:table-cell>
          <table:table-cell table:style-name="ce25" table:formula="of:=MID([$Compras.$A41];[$Tablas.$E$9];[$Tablas.$G$9])" office:value-type="string" office:string-value="00000000030709893900" calcext:value-type="string">
            <text:p>00000000030709893900</text:p>
          </table:table-cell>
          <table:table-cell table:style-name="ce25" table:formula="of:=MID([$Compras.$A41];[$Tablas.$E$10];[$Tablas.$G$10])" office:value-type="string" office:string-value="NOA MATAFUEGOS SRL            " calcext:value-type="string">
            <text:p>NOA MATAFUEGOS SRL <text:s text:c="11"/></text:p>
          </table:table-cell>
          <table:table-cell table:style-name="ce28" table:formula="of:==IF([$Compras.$A41]&lt;&gt;&quot;&quot;;VALUE(MID([$Compras.$A41];[$Tablas.$E$11];[$Tablas.$G$11]))/100;0)*IF(OR(VALUE([.B41])=3;VALUE([.B41])=8;VALUE([.B41])=13);-1;1)" office:value-type="float" office:value="600" calcext:value-type="float">
            <text:p>600,00</text:p>
          </table:table-cell>
          <table:table-cell table:style-name="ce28" table:formula="of:=IF([$Compras.$A41]&lt;&gt;&quot;&quot;;VALUE(MID([$Compras.$A41];[$Tablas.$E$12];[$Tablas.$G$12]))/100;0)*IF(OR(VALUE([.B41])=3;VALUE([.B41])=8;VALUE([.B41])=13);-1;1)" office:value-type="float" office:value="0" calcext:value-type="float">
            <text:p>0,00</text:p>
          </table:table-cell>
          <table:table-cell table:style-name="ce28" table:formula="of:=IF([$Compras.$A41]&lt;&gt;&quot;&quot;;VALUE(MID([$Compras.$A41];[$Tablas.$E$13];[$Tablas.$G$13]))/100;0)*IF(OR(VALUE([.B41])=3;VALUE([.B41])=8;VALUE([.B41])=13);-1;1)" office:value-type="float" office:value="0" calcext:value-type="float">
            <text:p>0,00</text:p>
          </table:table-cell>
          <table:table-cell table:style-name="ce28" table:formula="of:=IF([$Compras.$A41]&lt;&gt;&quot;&quot;;VALUE(MID([$Compras.$A41];[$Tablas.$E$14];[$Tablas.$G$14]))/100;0)*IF(OR(VALUE([.B41])=3;VALUE([.B41])=8;VALUE([.B41])=13);-1;1)" office:value-type="float" office:value="0" calcext:value-type="float">
            <text:p>0,00</text:p>
          </table:table-cell>
          <table:table-cell table:style-name="ce28" table:formula="of:=IF([$Compras.$A41]&lt;&gt;&quot;&quot;;VALUE(MID([$Compras.$A41];[$Tablas.$E$15];[$Tablas.$G$15]))/100;0)*IF(OR(VALUE([.B41])=3;VALUE([.B41])=8;VALUE([.B41])=13);-1;1)" office:value-type="float" office:value="0" calcext:value-type="float">
            <text:p>0,00</text:p>
          </table:table-cell>
          <table:table-cell table:style-name="ce28" table:formula="of:=IF([$Compras.$A41]&lt;&gt;&quot;&quot;;VALUE(MID([$Compras.$A41];[$Tablas.$E$16];[$Tablas.$G$16]))/100;0)*IF(OR(VALUE([.B41])=3;VALUE([.B41])=8;VALUE([.B41])=13);-1;1)" office:value-type="float" office:value="0" calcext:value-type="float">
            <text:p>0,00</text:p>
          </table:table-cell>
          <table:table-cell table:style-name="ce28" table:formula="of:=IF([$Compras.$A41]&lt;&gt;&quot;&quot;;VALUE(MID([$Compras.$A41];[$Tablas.$E$17];[$Tablas.$G$17]))/100;0)*IF(OR(VALUE([.B41])=3;VALUE([.B41])=8;VALUE([.B41])=13);-1;1)" office:value-type="float" office:value="0" calcext:value-type="float">
            <text:p>0,00</text:p>
          </table:table-cell>
          <table:table-cell table:style-name="ce28" table:formula="of:=IF([$Compras.$A41]&lt;&gt;&quot;&quot;;VALUE(MID([$Compras.$A41];[$Tablas.$E$18];[$Tablas.$G$18]))/100;0)*IF(OR(VALUE([.B41])=3;VALUE([.B41])=8;VALUE([.B41])=13);-1;1)" office:value-type="float" office:value="0" calcext:value-type="float">
            <text:p>0,00</text:p>
          </table:table-cell>
          <table:table-cell table:style-name="ce25" table:formula="of:=MID([$Compras.$A41];[$Tablas.$E$19];[$Tablas.$G$19])" office:value-type="string" office:string-value="PES" calcext:value-type="string">
            <text:p>PES</text:p>
          </table:table-cell>
          <table:table-cell table:style-name="ce25" table:formula="of:=MID([$Compras.$A4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41];[$Tablas.$E$21];[$Tablas.$G$21])" office:value-type="string" office:string-value="1" calcext:value-type="string">
            <text:p>1</text:p>
          </table:table-cell>
          <table:table-cell table:style-name="ce25" table:formula="of:=MID([$Compras.$A41];[$Tablas.$E$22];[$Tablas.$G$22])" office:value-type="string" office:string-value="0" calcext:value-type="string">
            <text:p>0</text:p>
          </table:table-cell>
          <table:table-cell table:style-name="ce28" table:formula="of:==IF([$Compras.$A41]&lt;&gt;&quot;&quot;;VALUE(MID([$Compras.$A41];[$Tablas.$E$23];[$Tablas.$G$23]))/100;0)*IF(OR(VALUE([.B41])=3;VALUE([.B41])=8;VALUE([.B41])=13);-1;1)" office:value-type="float" office:value="0" calcext:value-type="float">
            <text:p>0,00</text:p>
          </table:table-cell>
          <table:table-cell table:style-name="ce28" table:formula="of:==IF([$Compras.$A41]&lt;&gt;&quot;&quot;;VALUE(MID([$Compras.$A41];[$Tablas.$E$24];[$Tablas.$G$24]))/100;0)*IF(OR(VALUE([.B41])=3;VALUE([.B41])=8;VALUE([.B41])=13);-1;1)" office:value-type="float" office:value="0" calcext:value-type="float">
            <text:p>0,00</text:p>
          </table:table-cell>
          <table:table-cell table:style-name="ce25" table:formula="of:=MID([$Compras.$A4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4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4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42];[$Tablas.$E$3];[$Tablas.$G$3])" office:value-type="string" office:string-value="20200804" calcext:value-type="string">
            <text:p>20200804</text:p>
          </table:table-cell>
          <table:table-cell table:style-name="ce25" table:formula="of:=MID([$Compras.$A42];[$Tablas.$E$4];[$Tablas.$G$4])" office:value-type="string" office:string-value="001" calcext:value-type="string">
            <text:p>001</text:p>
          </table:table-cell>
          <table:table-cell table:style-name="ce25" table:formula="of:=MID([$Compras.$A42];[$Tablas.$E$5];[$Tablas.$G$5])" office:value-type="string" office:string-value="00001" calcext:value-type="string">
            <text:p>00001</text:p>
          </table:table-cell>
          <table:table-cell table:style-name="ce25" table:formula="of:=MID([$Compras.$A42];[$Tablas.$E$6];[$Tablas.$G$6])" office:value-type="string" office:string-value="00000000000000081210" calcext:value-type="string">
            <text:p>00000000000000081210</text:p>
          </table:table-cell>
          <table:table-cell table:style-name="ce25" table:formula="of:=MID([$Compras.$A4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42];[$Tablas.$E$8];[$Tablas.$G$8])" office:value-type="string" office:string-value="80" calcext:value-type="string">
            <text:p>80</text:p>
          </table:table-cell>
          <table:table-cell table:style-name="ce25" table:formula="of:=MID([$Compras.$A42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42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42]&lt;&gt;&quot;&quot;;VALUE(MID([$Compras.$A42];[$Tablas.$E$11];[$Tablas.$G$11]))/100;0)*IF(OR(VALUE([.B42])=3;VALUE([.B42])=8;VALUE([.B42])=13);-1;1)" office:value-type="float" office:value="337.1" calcext:value-type="float">
            <text:p>337,10</text:p>
          </table:table-cell>
          <table:table-cell table:style-name="ce28" table:formula="of:=IF([$Compras.$A42]&lt;&gt;&quot;&quot;;VALUE(MID([$Compras.$A42];[$Tablas.$E$12];[$Tablas.$G$12]))/100;0)*IF(OR(VALUE([.B42])=3;VALUE([.B42])=8;VALUE([.B42])=13);-1;1)" office:value-type="float" office:value="264.9" calcext:value-type="float">
            <text:p>264,90</text:p>
          </table:table-cell>
          <table:table-cell table:style-name="ce28" table:formula="of:=IF([$Compras.$A42]&lt;&gt;&quot;&quot;;VALUE(MID([$Compras.$A42];[$Tablas.$E$13];[$Tablas.$G$13]))/100;0)*IF(OR(VALUE([.B42])=3;VALUE([.B42])=8;VALUE([.B42])=13);-1;1)" office:value-type="float" office:value="0" calcext:value-type="float">
            <text:p>0,00</text:p>
          </table:table-cell>
          <table:table-cell table:style-name="ce28" table:formula="of:=IF([$Compras.$A42]&lt;&gt;&quot;&quot;;VALUE(MID([$Compras.$A42];[$Tablas.$E$14];[$Tablas.$G$14]))/100;0)*IF(OR(VALUE([.B42])=3;VALUE([.B42])=8;VALUE([.B42])=13);-1;1)" office:value-type="float" office:value="0" calcext:value-type="float">
            <text:p>0,00</text:p>
          </table:table-cell>
          <table:table-cell table:style-name="ce28" table:formula="of:=IF([$Compras.$A42]&lt;&gt;&quot;&quot;;VALUE(MID([$Compras.$A42];[$Tablas.$E$15];[$Tablas.$G$15]))/100;0)*IF(OR(VALUE([.B42])=3;VALUE([.B42])=8;VALUE([.B42])=13);-1;1)" office:value-type="float" office:value="0" calcext:value-type="float">
            <text:p>0,00</text:p>
          </table:table-cell>
          <table:table-cell table:style-name="ce28" table:formula="of:=IF([$Compras.$A42]&lt;&gt;&quot;&quot;;VALUE(MID([$Compras.$A42];[$Tablas.$E$16];[$Tablas.$G$16]))/100;0)*IF(OR(VALUE([.B42])=3;VALUE([.B42])=8;VALUE([.B42])=13);-1;1)" office:value-type="float" office:value="0" calcext:value-type="float">
            <text:p>0,00</text:p>
          </table:table-cell>
          <table:table-cell table:style-name="ce28" table:formula="of:=IF([$Compras.$A42]&lt;&gt;&quot;&quot;;VALUE(MID([$Compras.$A42];[$Tablas.$E$17];[$Tablas.$G$17]))/100;0)*IF(OR(VALUE([.B42])=3;VALUE([.B42])=8;VALUE([.B42])=13);-1;1)" office:value-type="float" office:value="0" calcext:value-type="float">
            <text:p>0,00</text:p>
          </table:table-cell>
          <table:table-cell table:style-name="ce28" table:formula="of:=IF([$Compras.$A42]&lt;&gt;&quot;&quot;;VALUE(MID([$Compras.$A42];[$Tablas.$E$18];[$Tablas.$G$18]))/100;0)*IF(OR(VALUE([.B42])=3;VALUE([.B42])=8;VALUE([.B42])=13);-1;1)" office:value-type="float" office:value="0" calcext:value-type="float">
            <text:p>0,00</text:p>
          </table:table-cell>
          <table:table-cell table:style-name="ce25" table:formula="of:=MID([$Compras.$A42];[$Tablas.$E$19];[$Tablas.$G$19])" office:value-type="string" office:string-value="PES" calcext:value-type="string">
            <text:p>PES</text:p>
          </table:table-cell>
          <table:table-cell table:style-name="ce25" table:formula="of:=MID([$Compras.$A4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42];[$Tablas.$E$21];[$Tablas.$G$21])" office:value-type="string" office:string-value="1" calcext:value-type="string">
            <text:p>1</text:p>
          </table:table-cell>
          <table:table-cell table:style-name="ce25" table:formula="of:=MID([$Compras.$A42];[$Tablas.$E$22];[$Tablas.$G$22])" office:value-type="string" office:string-value="0" calcext:value-type="string">
            <text:p>0</text:p>
          </table:table-cell>
          <table:table-cell table:style-name="ce28" table:formula="of:==IF([$Compras.$A42]&lt;&gt;&quot;&quot;;VALUE(MID([$Compras.$A42];[$Tablas.$E$23];[$Tablas.$G$23]))/100;0)*IF(OR(VALUE([.B42])=3;VALUE([.B42])=8;VALUE([.B42])=13);-1;1)" office:value-type="float" office:value="0" calcext:value-type="float">
            <text:p>0,00</text:p>
          </table:table-cell>
          <table:table-cell table:style-name="ce28" table:formula="of:==IF([$Compras.$A42]&lt;&gt;&quot;&quot;;VALUE(MID([$Compras.$A42];[$Tablas.$E$24];[$Tablas.$G$24]))/100;0)*IF(OR(VALUE([.B42])=3;VALUE([.B42])=8;VALUE([.B42])=13);-1;1)" office:value-type="float" office:value="0" calcext:value-type="float">
            <text:p>0,00</text:p>
          </table:table-cell>
          <table:table-cell table:style-name="ce25" table:formula="of:=MID([$Compras.$A4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4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4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43];[$Tablas.$E$3];[$Tablas.$G$3])" office:value-type="string" office:string-value="20200804" calcext:value-type="string">
            <text:p>20200804</text:p>
          </table:table-cell>
          <table:table-cell table:style-name="ce25" table:formula="of:=MID([$Compras.$A43];[$Tablas.$E$4];[$Tablas.$G$4])" office:value-type="string" office:string-value="001" calcext:value-type="string">
            <text:p>001</text:p>
          </table:table-cell>
          <table:table-cell table:style-name="ce25" table:formula="of:=MID([$Compras.$A43];[$Tablas.$E$5];[$Tablas.$G$5])" office:value-type="string" office:string-value="00001" calcext:value-type="string">
            <text:p>00001</text:p>
          </table:table-cell>
          <table:table-cell table:style-name="ce25" table:formula="of:=MID([$Compras.$A43];[$Tablas.$E$6];[$Tablas.$G$6])" office:value-type="string" office:string-value="00000000000000081232" calcext:value-type="string">
            <text:p>00000000000000081232</text:p>
          </table:table-cell>
          <table:table-cell table:style-name="ce25" table:formula="of:=MID([$Compras.$A4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43];[$Tablas.$E$8];[$Tablas.$G$8])" office:value-type="string" office:string-value="80" calcext:value-type="string">
            <text:p>80</text:p>
          </table:table-cell>
          <table:table-cell table:style-name="ce25" table:formula="of:=MID([$Compras.$A43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43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43]&lt;&gt;&quot;&quot;;VALUE(MID([$Compras.$A43];[$Tablas.$E$11];[$Tablas.$G$11]))/100;0)*IF(OR(VALUE([.B43])=3;VALUE([.B43])=8;VALUE([.B43])=13);-1;1)" office:value-type="float" office:value="501.33" calcext:value-type="float">
            <text:p>501,33</text:p>
          </table:table-cell>
          <table:table-cell table:style-name="ce28" table:formula="of:=IF([$Compras.$A43]&lt;&gt;&quot;&quot;;VALUE(MID([$Compras.$A43];[$Tablas.$E$12];[$Tablas.$G$12]))/100;0)*IF(OR(VALUE([.B43])=3;VALUE([.B43])=8;VALUE([.B43])=13);-1;1)" office:value-type="float" office:value="403.15" calcext:value-type="float">
            <text:p>403,15</text:p>
          </table:table-cell>
          <table:table-cell table:style-name="ce28" table:formula="of:=IF([$Compras.$A43]&lt;&gt;&quot;&quot;;VALUE(MID([$Compras.$A43];[$Tablas.$E$13];[$Tablas.$G$13]))/100;0)*IF(OR(VALUE([.B43])=3;VALUE([.B43])=8;VALUE([.B43])=13);-1;1)" office:value-type="float" office:value="0" calcext:value-type="float">
            <text:p>0,00</text:p>
          </table:table-cell>
          <table:table-cell table:style-name="ce28" table:formula="of:=IF([$Compras.$A43]&lt;&gt;&quot;&quot;;VALUE(MID([$Compras.$A43];[$Tablas.$E$14];[$Tablas.$G$14]))/100;0)*IF(OR(VALUE([.B43])=3;VALUE([.B43])=8;VALUE([.B43])=13);-1;1)" office:value-type="float" office:value="0" calcext:value-type="float">
            <text:p>0,00</text:p>
          </table:table-cell>
          <table:table-cell table:style-name="ce28" table:formula="of:=IF([$Compras.$A43]&lt;&gt;&quot;&quot;;VALUE(MID([$Compras.$A43];[$Tablas.$E$15];[$Tablas.$G$15]))/100;0)*IF(OR(VALUE([.B43])=3;VALUE([.B43])=8;VALUE([.B43])=13);-1;1)" office:value-type="float" office:value="0" calcext:value-type="float">
            <text:p>0,00</text:p>
          </table:table-cell>
          <table:table-cell table:style-name="ce28" table:formula="of:=IF([$Compras.$A43]&lt;&gt;&quot;&quot;;VALUE(MID([$Compras.$A43];[$Tablas.$E$16];[$Tablas.$G$16]))/100;0)*IF(OR(VALUE([.B43])=3;VALUE([.B43])=8;VALUE([.B43])=13);-1;1)" office:value-type="float" office:value="0" calcext:value-type="float">
            <text:p>0,00</text:p>
          </table:table-cell>
          <table:table-cell table:style-name="ce28" table:formula="of:=IF([$Compras.$A43]&lt;&gt;&quot;&quot;;VALUE(MID([$Compras.$A43];[$Tablas.$E$17];[$Tablas.$G$17]))/100;0)*IF(OR(VALUE([.B43])=3;VALUE([.B43])=8;VALUE([.B43])=13);-1;1)" office:value-type="float" office:value="0" calcext:value-type="float">
            <text:p>0,00</text:p>
          </table:table-cell>
          <table:table-cell table:style-name="ce28" table:formula="of:=IF([$Compras.$A43]&lt;&gt;&quot;&quot;;VALUE(MID([$Compras.$A43];[$Tablas.$E$18];[$Tablas.$G$18]))/100;0)*IF(OR(VALUE([.B43])=3;VALUE([.B43])=8;VALUE([.B43])=13);-1;1)" office:value-type="float" office:value="0" calcext:value-type="float">
            <text:p>0,00</text:p>
          </table:table-cell>
          <table:table-cell table:style-name="ce25" table:formula="of:=MID([$Compras.$A43];[$Tablas.$E$19];[$Tablas.$G$19])" office:value-type="string" office:string-value="PES" calcext:value-type="string">
            <text:p>PES</text:p>
          </table:table-cell>
          <table:table-cell table:style-name="ce25" table:formula="of:=MID([$Compras.$A4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43];[$Tablas.$E$21];[$Tablas.$G$21])" office:value-type="string" office:string-value="1" calcext:value-type="string">
            <text:p>1</text:p>
          </table:table-cell>
          <table:table-cell table:style-name="ce25" table:formula="of:=MID([$Compras.$A43];[$Tablas.$E$22];[$Tablas.$G$22])" office:value-type="string" office:string-value="0" calcext:value-type="string">
            <text:p>0</text:p>
          </table:table-cell>
          <table:table-cell table:style-name="ce28" table:formula="of:==IF([$Compras.$A43]&lt;&gt;&quot;&quot;;VALUE(MID([$Compras.$A43];[$Tablas.$E$23];[$Tablas.$G$23]))/100;0)*IF(OR(VALUE([.B43])=3;VALUE([.B43])=8;VALUE([.B43])=13);-1;1)" office:value-type="float" office:value="0" calcext:value-type="float">
            <text:p>0,00</text:p>
          </table:table-cell>
          <table:table-cell table:style-name="ce28" table:formula="of:==IF([$Compras.$A43]&lt;&gt;&quot;&quot;;VALUE(MID([$Compras.$A43];[$Tablas.$E$24];[$Tablas.$G$24]))/100;0)*IF(OR(VALUE([.B43])=3;VALUE([.B43])=8;VALUE([.B43])=13);-1;1)" office:value-type="float" office:value="0" calcext:value-type="float">
            <text:p>0,00</text:p>
          </table:table-cell>
          <table:table-cell table:style-name="ce25" table:formula="of:=MID([$Compras.$A4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4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4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44];[$Tablas.$E$3];[$Tablas.$G$3])" office:value-type="string" office:string-value="20200804" calcext:value-type="string">
            <text:p>20200804</text:p>
          </table:table-cell>
          <table:table-cell table:style-name="ce25" table:formula="of:=MID([$Compras.$A44];[$Tablas.$E$4];[$Tablas.$G$4])" office:value-type="string" office:string-value="001" calcext:value-type="string">
            <text:p>001</text:p>
          </table:table-cell>
          <table:table-cell table:style-name="ce25" table:formula="of:=MID([$Compras.$A44];[$Tablas.$E$5];[$Tablas.$G$5])" office:value-type="string" office:string-value="00001" calcext:value-type="string">
            <text:p>00001</text:p>
          </table:table-cell>
          <table:table-cell table:style-name="ce25" table:formula="of:=MID([$Compras.$A44];[$Tablas.$E$6];[$Tablas.$G$6])" office:value-type="string" office:string-value="00000000000000080813" calcext:value-type="string">
            <text:p>00000000000000080813</text:p>
          </table:table-cell>
          <table:table-cell table:style-name="ce25" table:formula="of:=MID([$Compras.$A4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44];[$Tablas.$E$8];[$Tablas.$G$8])" office:value-type="string" office:string-value="80" calcext:value-type="string">
            <text:p>80</text:p>
          </table:table-cell>
          <table:table-cell table:style-name="ce25" table:formula="of:=MID([$Compras.$A44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44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44]&lt;&gt;&quot;&quot;;VALUE(MID([$Compras.$A44];[$Tablas.$E$11];[$Tablas.$G$11]))/100;0)*IF(OR(VALUE([.B44])=3;VALUE([.B44])=8;VALUE([.B44])=13);-1;1)" office:value-type="float" office:value="962.99" calcext:value-type="float">
            <text:p>962,99</text:p>
          </table:table-cell>
          <table:table-cell table:style-name="ce28" table:formula="of:=IF([$Compras.$A44]&lt;&gt;&quot;&quot;;VALUE(MID([$Compras.$A44];[$Tablas.$E$12];[$Tablas.$G$12]))/100;0)*IF(OR(VALUE([.B44])=3;VALUE([.B44])=8;VALUE([.B44])=13);-1;1)" office:value-type="float" office:value="795.09" calcext:value-type="float">
            <text:p>795,09</text:p>
          </table:table-cell>
          <table:table-cell table:style-name="ce28" table:formula="of:=IF([$Compras.$A44]&lt;&gt;&quot;&quot;;VALUE(MID([$Compras.$A44];[$Tablas.$E$13];[$Tablas.$G$13]))/100;0)*IF(OR(VALUE([.B44])=3;VALUE([.B44])=8;VALUE([.B44])=13);-1;1)" office:value-type="float" office:value="0" calcext:value-type="float">
            <text:p>0,00</text:p>
          </table:table-cell>
          <table:table-cell table:style-name="ce28" table:formula="of:=IF([$Compras.$A44]&lt;&gt;&quot;&quot;;VALUE(MID([$Compras.$A44];[$Tablas.$E$14];[$Tablas.$G$14]))/100;0)*IF(OR(VALUE([.B44])=3;VALUE([.B44])=8;VALUE([.B44])=13);-1;1)" office:value-type="float" office:value="0" calcext:value-type="float">
            <text:p>0,00</text:p>
          </table:table-cell>
          <table:table-cell table:style-name="ce28" table:formula="of:=IF([$Compras.$A44]&lt;&gt;&quot;&quot;;VALUE(MID([$Compras.$A44];[$Tablas.$E$15];[$Tablas.$G$15]))/100;0)*IF(OR(VALUE([.B44])=3;VALUE([.B44])=8;VALUE([.B44])=13);-1;1)" office:value-type="float" office:value="0" calcext:value-type="float">
            <text:p>0,00</text:p>
          </table:table-cell>
          <table:table-cell table:style-name="ce28" table:formula="of:=IF([$Compras.$A44]&lt;&gt;&quot;&quot;;VALUE(MID([$Compras.$A44];[$Tablas.$E$16];[$Tablas.$G$16]))/100;0)*IF(OR(VALUE([.B44])=3;VALUE([.B44])=8;VALUE([.B44])=13);-1;1)" office:value-type="float" office:value="0" calcext:value-type="float">
            <text:p>0,00</text:p>
          </table:table-cell>
          <table:table-cell table:style-name="ce28" table:formula="of:=IF([$Compras.$A44]&lt;&gt;&quot;&quot;;VALUE(MID([$Compras.$A44];[$Tablas.$E$17];[$Tablas.$G$17]))/100;0)*IF(OR(VALUE([.B44])=3;VALUE([.B44])=8;VALUE([.B44])=13);-1;1)" office:value-type="float" office:value="0" calcext:value-type="float">
            <text:p>0,00</text:p>
          </table:table-cell>
          <table:table-cell table:style-name="ce28" table:formula="of:=IF([$Compras.$A44]&lt;&gt;&quot;&quot;;VALUE(MID([$Compras.$A44];[$Tablas.$E$18];[$Tablas.$G$18]))/100;0)*IF(OR(VALUE([.B44])=3;VALUE([.B44])=8;VALUE([.B44])=13);-1;1)" office:value-type="float" office:value="0" calcext:value-type="float">
            <text:p>0,00</text:p>
          </table:table-cell>
          <table:table-cell table:style-name="ce25" table:formula="of:=MID([$Compras.$A44];[$Tablas.$E$19];[$Tablas.$G$19])" office:value-type="string" office:string-value="PES" calcext:value-type="string">
            <text:p>PES</text:p>
          </table:table-cell>
          <table:table-cell table:style-name="ce25" table:formula="of:=MID([$Compras.$A4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44];[$Tablas.$E$21];[$Tablas.$G$21])" office:value-type="string" office:string-value="1" calcext:value-type="string">
            <text:p>1</text:p>
          </table:table-cell>
          <table:table-cell table:style-name="ce25" table:formula="of:=MID([$Compras.$A44];[$Tablas.$E$22];[$Tablas.$G$22])" office:value-type="string" office:string-value="0" calcext:value-type="string">
            <text:p>0</text:p>
          </table:table-cell>
          <table:table-cell table:style-name="ce28" table:formula="of:==IF([$Compras.$A44]&lt;&gt;&quot;&quot;;VALUE(MID([$Compras.$A44];[$Tablas.$E$23];[$Tablas.$G$23]))/100;0)*IF(OR(VALUE([.B44])=3;VALUE([.B44])=8;VALUE([.B44])=13);-1;1)" office:value-type="float" office:value="0" calcext:value-type="float">
            <text:p>0,00</text:p>
          </table:table-cell>
          <table:table-cell table:style-name="ce28" table:formula="of:==IF([$Compras.$A44]&lt;&gt;&quot;&quot;;VALUE(MID([$Compras.$A44];[$Tablas.$E$24];[$Tablas.$G$24]))/100;0)*IF(OR(VALUE([.B44])=3;VALUE([.B44])=8;VALUE([.B44])=13);-1;1)" office:value-type="float" office:value="0" calcext:value-type="float">
            <text:p>0,00</text:p>
          </table:table-cell>
          <table:table-cell table:style-name="ce25" table:formula="of:=MID([$Compras.$A4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4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4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45];[$Tablas.$E$3];[$Tablas.$G$3])" office:value-type="string" office:string-value="20200804" calcext:value-type="string">
            <text:p>20200804</text:p>
          </table:table-cell>
          <table:table-cell table:style-name="ce25" table:formula="of:=MID([$Compras.$A45];[$Tablas.$E$4];[$Tablas.$G$4])" office:value-type="string" office:string-value="001" calcext:value-type="string">
            <text:p>001</text:p>
          </table:table-cell>
          <table:table-cell table:style-name="ce25" table:formula="of:=MID([$Compras.$A45];[$Tablas.$E$5];[$Tablas.$G$5])" office:value-type="string" office:string-value="00001" calcext:value-type="string">
            <text:p>00001</text:p>
          </table:table-cell>
          <table:table-cell table:style-name="ce25" table:formula="of:=MID([$Compras.$A45];[$Tablas.$E$6];[$Tablas.$G$6])" office:value-type="string" office:string-value="00000000000000081209" calcext:value-type="string">
            <text:p>00000000000000081209</text:p>
          </table:table-cell>
          <table:table-cell table:style-name="ce25" table:formula="of:=MID([$Compras.$A4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45];[$Tablas.$E$8];[$Tablas.$G$8])" office:value-type="string" office:string-value="80" calcext:value-type="string">
            <text:p>80</text:p>
          </table:table-cell>
          <table:table-cell table:style-name="ce25" table:formula="of:=MID([$Compras.$A45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45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45]&lt;&gt;&quot;&quot;;VALUE(MID([$Compras.$A45];[$Tablas.$E$11];[$Tablas.$G$11]))/100;0)*IF(OR(VALUE([.B45])=3;VALUE([.B45])=8;VALUE([.B45])=13);-1;1)" office:value-type="float" office:value="1610.72" calcext:value-type="float">
            <text:p>1.610,72</text:p>
          </table:table-cell>
          <table:table-cell table:style-name="ce28" table:formula="of:=IF([$Compras.$A45]&lt;&gt;&quot;&quot;;VALUE(MID([$Compras.$A45];[$Tablas.$E$12];[$Tablas.$G$12]))/100;0)*IF(OR(VALUE([.B45])=3;VALUE([.B45])=8;VALUE([.B45])=13);-1;1)" office:value-type="float" office:value="1296.35" calcext:value-type="float">
            <text:p>1.296,35</text:p>
          </table:table-cell>
          <table:table-cell table:style-name="ce28" table:formula="of:=IF([$Compras.$A45]&lt;&gt;&quot;&quot;;VALUE(MID([$Compras.$A45];[$Tablas.$E$13];[$Tablas.$G$13]))/100;0)*IF(OR(VALUE([.B45])=3;VALUE([.B45])=8;VALUE([.B45])=13);-1;1)" office:value-type="float" office:value="0" calcext:value-type="float">
            <text:p>0,00</text:p>
          </table:table-cell>
          <table:table-cell table:style-name="ce28" table:formula="of:=IF([$Compras.$A45]&lt;&gt;&quot;&quot;;VALUE(MID([$Compras.$A45];[$Tablas.$E$14];[$Tablas.$G$14]))/100;0)*IF(OR(VALUE([.B45])=3;VALUE([.B45])=8;VALUE([.B45])=13);-1;1)" office:value-type="float" office:value="0" calcext:value-type="float">
            <text:p>0,00</text:p>
          </table:table-cell>
          <table:table-cell table:style-name="ce28" table:formula="of:=IF([$Compras.$A45]&lt;&gt;&quot;&quot;;VALUE(MID([$Compras.$A45];[$Tablas.$E$15];[$Tablas.$G$15]))/100;0)*IF(OR(VALUE([.B45])=3;VALUE([.B45])=8;VALUE([.B45])=13);-1;1)" office:value-type="float" office:value="0" calcext:value-type="float">
            <text:p>0,00</text:p>
          </table:table-cell>
          <table:table-cell table:style-name="ce28" table:formula="of:=IF([$Compras.$A45]&lt;&gt;&quot;&quot;;VALUE(MID([$Compras.$A45];[$Tablas.$E$16];[$Tablas.$G$16]))/100;0)*IF(OR(VALUE([.B45])=3;VALUE([.B45])=8;VALUE([.B45])=13);-1;1)" office:value-type="float" office:value="0" calcext:value-type="float">
            <text:p>0,00</text:p>
          </table:table-cell>
          <table:table-cell table:style-name="ce28" table:formula="of:=IF([$Compras.$A45]&lt;&gt;&quot;&quot;;VALUE(MID([$Compras.$A45];[$Tablas.$E$17];[$Tablas.$G$17]))/100;0)*IF(OR(VALUE([.B45])=3;VALUE([.B45])=8;VALUE([.B45])=13);-1;1)" office:value-type="float" office:value="0" calcext:value-type="float">
            <text:p>0,00</text:p>
          </table:table-cell>
          <table:table-cell table:style-name="ce28" table:formula="of:=IF([$Compras.$A45]&lt;&gt;&quot;&quot;;VALUE(MID([$Compras.$A45];[$Tablas.$E$18];[$Tablas.$G$18]))/100;0)*IF(OR(VALUE([.B45])=3;VALUE([.B45])=8;VALUE([.B45])=13);-1;1)" office:value-type="float" office:value="0" calcext:value-type="float">
            <text:p>0,00</text:p>
          </table:table-cell>
          <table:table-cell table:style-name="ce25" table:formula="of:=MID([$Compras.$A45];[$Tablas.$E$19];[$Tablas.$G$19])" office:value-type="string" office:string-value="PES" calcext:value-type="string">
            <text:p>PES</text:p>
          </table:table-cell>
          <table:table-cell table:style-name="ce25" table:formula="of:=MID([$Compras.$A4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45];[$Tablas.$E$21];[$Tablas.$G$21])" office:value-type="string" office:string-value="1" calcext:value-type="string">
            <text:p>1</text:p>
          </table:table-cell>
          <table:table-cell table:style-name="ce25" table:formula="of:=MID([$Compras.$A45];[$Tablas.$E$22];[$Tablas.$G$22])" office:value-type="string" office:string-value="0" calcext:value-type="string">
            <text:p>0</text:p>
          </table:table-cell>
          <table:table-cell table:style-name="ce28" table:formula="of:==IF([$Compras.$A45]&lt;&gt;&quot;&quot;;VALUE(MID([$Compras.$A45];[$Tablas.$E$23];[$Tablas.$G$23]))/100;0)*IF(OR(VALUE([.B45])=3;VALUE([.B45])=8;VALUE([.B45])=13);-1;1)" office:value-type="float" office:value="0" calcext:value-type="float">
            <text:p>0,00</text:p>
          </table:table-cell>
          <table:table-cell table:style-name="ce28" table:formula="of:==IF([$Compras.$A45]&lt;&gt;&quot;&quot;;VALUE(MID([$Compras.$A45];[$Tablas.$E$24];[$Tablas.$G$24]))/100;0)*IF(OR(VALUE([.B45])=3;VALUE([.B45])=8;VALUE([.B45])=13);-1;1)" office:value-type="float" office:value="0" calcext:value-type="float">
            <text:p>0,00</text:p>
          </table:table-cell>
          <table:table-cell table:style-name="ce25" table:formula="of:=MID([$Compras.$A4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4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4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46];[$Tablas.$E$3];[$Tablas.$G$3])" office:value-type="string" office:string-value="20200804" calcext:value-type="string">
            <text:p>20200804</text:p>
          </table:table-cell>
          <table:table-cell table:style-name="ce25" table:formula="of:=MID([$Compras.$A46];[$Tablas.$E$4];[$Tablas.$G$4])" office:value-type="string" office:string-value="001" calcext:value-type="string">
            <text:p>001</text:p>
          </table:table-cell>
          <table:table-cell table:style-name="ce25" table:formula="of:=MID([$Compras.$A46];[$Tablas.$E$5];[$Tablas.$G$5])" office:value-type="string" office:string-value="00001" calcext:value-type="string">
            <text:p>00001</text:p>
          </table:table-cell>
          <table:table-cell table:style-name="ce25" table:formula="of:=MID([$Compras.$A46];[$Tablas.$E$6];[$Tablas.$G$6])" office:value-type="string" office:string-value="00000000000000081228" calcext:value-type="string">
            <text:p>00000000000000081228</text:p>
          </table:table-cell>
          <table:table-cell table:style-name="ce25" table:formula="of:=MID([$Compras.$A4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46];[$Tablas.$E$8];[$Tablas.$G$8])" office:value-type="string" office:string-value="80" calcext:value-type="string">
            <text:p>80</text:p>
          </table:table-cell>
          <table:table-cell table:style-name="ce25" table:formula="of:=MID([$Compras.$A46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46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46]&lt;&gt;&quot;&quot;;VALUE(MID([$Compras.$A46];[$Tablas.$E$11];[$Tablas.$G$11]))/100;0)*IF(OR(VALUE([.B46])=3;VALUE([.B46])=8;VALUE([.B46])=13);-1;1)" office:value-type="float" office:value="780.47" calcext:value-type="float">
            <text:p>780,47</text:p>
          </table:table-cell>
          <table:table-cell table:style-name="ce28" table:formula="of:=IF([$Compras.$A46]&lt;&gt;&quot;&quot;;VALUE(MID([$Compras.$A46];[$Tablas.$E$12];[$Tablas.$G$12]))/100;0)*IF(OR(VALUE([.B46])=3;VALUE([.B46])=8;VALUE([.B46])=13);-1;1)" office:value-type="float" office:value="613.32" calcext:value-type="float">
            <text:p>613,32</text:p>
          </table:table-cell>
          <table:table-cell table:style-name="ce28" table:formula="of:=IF([$Compras.$A46]&lt;&gt;&quot;&quot;;VALUE(MID([$Compras.$A46];[$Tablas.$E$13];[$Tablas.$G$13]))/100;0)*IF(OR(VALUE([.B46])=3;VALUE([.B46])=8;VALUE([.B46])=13);-1;1)" office:value-type="float" office:value="0" calcext:value-type="float">
            <text:p>0,00</text:p>
          </table:table-cell>
          <table:table-cell table:style-name="ce28" table:formula="of:=IF([$Compras.$A46]&lt;&gt;&quot;&quot;;VALUE(MID([$Compras.$A46];[$Tablas.$E$14];[$Tablas.$G$14]))/100;0)*IF(OR(VALUE([.B46])=3;VALUE([.B46])=8;VALUE([.B46])=13);-1;1)" office:value-type="float" office:value="0" calcext:value-type="float">
            <text:p>0,00</text:p>
          </table:table-cell>
          <table:table-cell table:style-name="ce28" table:formula="of:=IF([$Compras.$A46]&lt;&gt;&quot;&quot;;VALUE(MID([$Compras.$A46];[$Tablas.$E$15];[$Tablas.$G$15]))/100;0)*IF(OR(VALUE([.B46])=3;VALUE([.B46])=8;VALUE([.B46])=13);-1;1)" office:value-type="float" office:value="0" calcext:value-type="float">
            <text:p>0,00</text:p>
          </table:table-cell>
          <table:table-cell table:style-name="ce28" table:formula="of:=IF([$Compras.$A46]&lt;&gt;&quot;&quot;;VALUE(MID([$Compras.$A46];[$Tablas.$E$16];[$Tablas.$G$16]))/100;0)*IF(OR(VALUE([.B46])=3;VALUE([.B46])=8;VALUE([.B46])=13);-1;1)" office:value-type="float" office:value="0" calcext:value-type="float">
            <text:p>0,00</text:p>
          </table:table-cell>
          <table:table-cell table:style-name="ce28" table:formula="of:=IF([$Compras.$A46]&lt;&gt;&quot;&quot;;VALUE(MID([$Compras.$A46];[$Tablas.$E$17];[$Tablas.$G$17]))/100;0)*IF(OR(VALUE([.B46])=3;VALUE([.B46])=8;VALUE([.B46])=13);-1;1)" office:value-type="float" office:value="0" calcext:value-type="float">
            <text:p>0,00</text:p>
          </table:table-cell>
          <table:table-cell table:style-name="ce28" table:formula="of:=IF([$Compras.$A46]&lt;&gt;&quot;&quot;;VALUE(MID([$Compras.$A46];[$Tablas.$E$18];[$Tablas.$G$18]))/100;0)*IF(OR(VALUE([.B46])=3;VALUE([.B46])=8;VALUE([.B46])=13);-1;1)" office:value-type="float" office:value="0" calcext:value-type="float">
            <text:p>0,00</text:p>
          </table:table-cell>
          <table:table-cell table:style-name="ce25" table:formula="of:=MID([$Compras.$A46];[$Tablas.$E$19];[$Tablas.$G$19])" office:value-type="string" office:string-value="PES" calcext:value-type="string">
            <text:p>PES</text:p>
          </table:table-cell>
          <table:table-cell table:style-name="ce25" table:formula="of:=MID([$Compras.$A4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46];[$Tablas.$E$21];[$Tablas.$G$21])" office:value-type="string" office:string-value="1" calcext:value-type="string">
            <text:p>1</text:p>
          </table:table-cell>
          <table:table-cell table:style-name="ce25" table:formula="of:=MID([$Compras.$A46];[$Tablas.$E$22];[$Tablas.$G$22])" office:value-type="string" office:string-value="0" calcext:value-type="string">
            <text:p>0</text:p>
          </table:table-cell>
          <table:table-cell table:style-name="ce28" table:formula="of:==IF([$Compras.$A46]&lt;&gt;&quot;&quot;;VALUE(MID([$Compras.$A46];[$Tablas.$E$23];[$Tablas.$G$23]))/100;0)*IF(OR(VALUE([.B46])=3;VALUE([.B46])=8;VALUE([.B46])=13);-1;1)" office:value-type="float" office:value="0" calcext:value-type="float">
            <text:p>0,00</text:p>
          </table:table-cell>
          <table:table-cell table:style-name="ce28" table:formula="of:==IF([$Compras.$A46]&lt;&gt;&quot;&quot;;VALUE(MID([$Compras.$A46];[$Tablas.$E$24];[$Tablas.$G$24]))/100;0)*IF(OR(VALUE([.B46])=3;VALUE([.B46])=8;VALUE([.B46])=13);-1;1)" office:value-type="float" office:value="0" calcext:value-type="float">
            <text:p>0,00</text:p>
          </table:table-cell>
          <table:table-cell table:style-name="ce25" table:formula="of:=MID([$Compras.$A4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4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4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47];[$Tablas.$E$3];[$Tablas.$G$3])" office:value-type="string" office:string-value="20200804" calcext:value-type="string">
            <text:p>20200804</text:p>
          </table:table-cell>
          <table:table-cell table:style-name="ce25" table:formula="of:=MID([$Compras.$A47];[$Tablas.$E$4];[$Tablas.$G$4])" office:value-type="string" office:string-value="001" calcext:value-type="string">
            <text:p>001</text:p>
          </table:table-cell>
          <table:table-cell table:style-name="ce25" table:formula="of:=MID([$Compras.$A47];[$Tablas.$E$5];[$Tablas.$G$5])" office:value-type="string" office:string-value="00001" calcext:value-type="string">
            <text:p>00001</text:p>
          </table:table-cell>
          <table:table-cell table:style-name="ce25" table:formula="of:=MID([$Compras.$A47];[$Tablas.$E$6];[$Tablas.$G$6])" office:value-type="string" office:string-value="00000000000000081244" calcext:value-type="string">
            <text:p>00000000000000081244</text:p>
          </table:table-cell>
          <table:table-cell table:style-name="ce25" table:formula="of:=MID([$Compras.$A4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47];[$Tablas.$E$8];[$Tablas.$G$8])" office:value-type="string" office:string-value="80" calcext:value-type="string">
            <text:p>80</text:p>
          </table:table-cell>
          <table:table-cell table:style-name="ce25" table:formula="of:=MID([$Compras.$A47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47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47]&lt;&gt;&quot;&quot;;VALUE(MID([$Compras.$A47];[$Tablas.$E$11];[$Tablas.$G$11]))/100;0)*IF(OR(VALUE([.B47])=3;VALUE([.B47])=8;VALUE([.B47])=13);-1;1)" office:value-type="float" office:value="4369.83" calcext:value-type="float">
            <text:p>4.369,83</text:p>
          </table:table-cell>
          <table:table-cell table:style-name="ce28" table:formula="of:=IF([$Compras.$A47]&lt;&gt;&quot;&quot;;VALUE(MID([$Compras.$A47];[$Tablas.$E$12];[$Tablas.$G$12]))/100;0)*IF(OR(VALUE([.B47])=3;VALUE([.B47])=8;VALUE([.B47])=13);-1;1)" office:value-type="float" office:value="3608.91" calcext:value-type="float">
            <text:p>3.608,91</text:p>
          </table:table-cell>
          <table:table-cell table:style-name="ce28" table:formula="of:=IF([$Compras.$A47]&lt;&gt;&quot;&quot;;VALUE(MID([$Compras.$A47];[$Tablas.$E$13];[$Tablas.$G$13]))/100;0)*IF(OR(VALUE([.B47])=3;VALUE([.B47])=8;VALUE([.B47])=13);-1;1)" office:value-type="float" office:value="0" calcext:value-type="float">
            <text:p>0,00</text:p>
          </table:table-cell>
          <table:table-cell table:style-name="ce28" table:formula="of:=IF([$Compras.$A47]&lt;&gt;&quot;&quot;;VALUE(MID([$Compras.$A47];[$Tablas.$E$14];[$Tablas.$G$14]))/100;0)*IF(OR(VALUE([.B47])=3;VALUE([.B47])=8;VALUE([.B47])=13);-1;1)" office:value-type="float" office:value="0" calcext:value-type="float">
            <text:p>0,00</text:p>
          </table:table-cell>
          <table:table-cell table:style-name="ce28" table:formula="of:=IF([$Compras.$A47]&lt;&gt;&quot;&quot;;VALUE(MID([$Compras.$A47];[$Tablas.$E$15];[$Tablas.$G$15]))/100;0)*IF(OR(VALUE([.B47])=3;VALUE([.B47])=8;VALUE([.B47])=13);-1;1)" office:value-type="float" office:value="0" calcext:value-type="float">
            <text:p>0,00</text:p>
          </table:table-cell>
          <table:table-cell table:style-name="ce28" table:formula="of:=IF([$Compras.$A47]&lt;&gt;&quot;&quot;;VALUE(MID([$Compras.$A47];[$Tablas.$E$16];[$Tablas.$G$16]))/100;0)*IF(OR(VALUE([.B47])=3;VALUE([.B47])=8;VALUE([.B47])=13);-1;1)" office:value-type="float" office:value="0" calcext:value-type="float">
            <text:p>0,00</text:p>
          </table:table-cell>
          <table:table-cell table:style-name="ce28" table:formula="of:=IF([$Compras.$A47]&lt;&gt;&quot;&quot;;VALUE(MID([$Compras.$A47];[$Tablas.$E$17];[$Tablas.$G$17]))/100;0)*IF(OR(VALUE([.B47])=3;VALUE([.B47])=8;VALUE([.B47])=13);-1;1)" office:value-type="float" office:value="0" calcext:value-type="float">
            <text:p>0,00</text:p>
          </table:table-cell>
          <table:table-cell table:style-name="ce28" table:formula="of:=IF([$Compras.$A47]&lt;&gt;&quot;&quot;;VALUE(MID([$Compras.$A47];[$Tablas.$E$18];[$Tablas.$G$18]))/100;0)*IF(OR(VALUE([.B47])=3;VALUE([.B47])=8;VALUE([.B47])=13);-1;1)" office:value-type="float" office:value="0" calcext:value-type="float">
            <text:p>0,00</text:p>
          </table:table-cell>
          <table:table-cell table:style-name="ce25" table:formula="of:=MID([$Compras.$A47];[$Tablas.$E$19];[$Tablas.$G$19])" office:value-type="string" office:string-value="PES" calcext:value-type="string">
            <text:p>PES</text:p>
          </table:table-cell>
          <table:table-cell table:style-name="ce25" table:formula="of:=MID([$Compras.$A4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47];[$Tablas.$E$21];[$Tablas.$G$21])" office:value-type="string" office:string-value="1" calcext:value-type="string">
            <text:p>1</text:p>
          </table:table-cell>
          <table:table-cell table:style-name="ce25" table:formula="of:=MID([$Compras.$A47];[$Tablas.$E$22];[$Tablas.$G$22])" office:value-type="string" office:string-value="0" calcext:value-type="string">
            <text:p>0</text:p>
          </table:table-cell>
          <table:table-cell table:style-name="ce28" table:formula="of:==IF([$Compras.$A47]&lt;&gt;&quot;&quot;;VALUE(MID([$Compras.$A47];[$Tablas.$E$23];[$Tablas.$G$23]))/100;0)*IF(OR(VALUE([.B47])=3;VALUE([.B47])=8;VALUE([.B47])=13);-1;1)" office:value-type="float" office:value="0" calcext:value-type="float">
            <text:p>0,00</text:p>
          </table:table-cell>
          <table:table-cell table:style-name="ce28" table:formula="of:==IF([$Compras.$A47]&lt;&gt;&quot;&quot;;VALUE(MID([$Compras.$A47];[$Tablas.$E$24];[$Tablas.$G$24]))/100;0)*IF(OR(VALUE([.B47])=3;VALUE([.B47])=8;VALUE([.B47])=13);-1;1)" office:value-type="float" office:value="0" calcext:value-type="float">
            <text:p>0,00</text:p>
          </table:table-cell>
          <table:table-cell table:style-name="ce25" table:formula="of:=MID([$Compras.$A4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4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4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48];[$Tablas.$E$3];[$Tablas.$G$3])" office:value-type="string" office:string-value="20200804" calcext:value-type="string">
            <text:p>20200804</text:p>
          </table:table-cell>
          <table:table-cell table:style-name="ce25" table:formula="of:=MID([$Compras.$A48];[$Tablas.$E$4];[$Tablas.$G$4])" office:value-type="string" office:string-value="001" calcext:value-type="string">
            <text:p>001</text:p>
          </table:table-cell>
          <table:table-cell table:style-name="ce25" table:formula="of:=MID([$Compras.$A48];[$Tablas.$E$5];[$Tablas.$G$5])" office:value-type="string" office:string-value="00001" calcext:value-type="string">
            <text:p>00001</text:p>
          </table:table-cell>
          <table:table-cell table:style-name="ce25" table:formula="of:=MID([$Compras.$A48];[$Tablas.$E$6];[$Tablas.$G$6])" office:value-type="string" office:string-value="00000000000000081224" calcext:value-type="string">
            <text:p>00000000000000081224</text:p>
          </table:table-cell>
          <table:table-cell table:style-name="ce25" table:formula="of:=MID([$Compras.$A4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48];[$Tablas.$E$8];[$Tablas.$G$8])" office:value-type="string" office:string-value="80" calcext:value-type="string">
            <text:p>80</text:p>
          </table:table-cell>
          <table:table-cell table:style-name="ce25" table:formula="of:=MID([$Compras.$A48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48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48]&lt;&gt;&quot;&quot;;VALUE(MID([$Compras.$A48];[$Tablas.$E$11];[$Tablas.$G$11]))/100;0)*IF(OR(VALUE([.B48])=3;VALUE([.B48])=8;VALUE([.B48])=13);-1;1)" office:value-type="float" office:value="5367.71" calcext:value-type="float">
            <text:p>5.367,71</text:p>
          </table:table-cell>
          <table:table-cell table:style-name="ce28" table:formula="of:=IF([$Compras.$A48]&lt;&gt;&quot;&quot;;VALUE(MID([$Compras.$A48];[$Tablas.$E$12];[$Tablas.$G$12]))/100;0)*IF(OR(VALUE([.B48])=3;VALUE([.B48])=8;VALUE([.B48])=13);-1;1)" office:value-type="float" office:value="4320.14" calcext:value-type="float">
            <text:p>4.320,14</text:p>
          </table:table-cell>
          <table:table-cell table:style-name="ce28" table:formula="of:=IF([$Compras.$A48]&lt;&gt;&quot;&quot;;VALUE(MID([$Compras.$A48];[$Tablas.$E$13];[$Tablas.$G$13]))/100;0)*IF(OR(VALUE([.B48])=3;VALUE([.B48])=8;VALUE([.B48])=13);-1;1)" office:value-type="float" office:value="0" calcext:value-type="float">
            <text:p>0,00</text:p>
          </table:table-cell>
          <table:table-cell table:style-name="ce28" table:formula="of:=IF([$Compras.$A48]&lt;&gt;&quot;&quot;;VALUE(MID([$Compras.$A48];[$Tablas.$E$14];[$Tablas.$G$14]))/100;0)*IF(OR(VALUE([.B48])=3;VALUE([.B48])=8;VALUE([.B48])=13);-1;1)" office:value-type="float" office:value="0" calcext:value-type="float">
            <text:p>0,00</text:p>
          </table:table-cell>
          <table:table-cell table:style-name="ce28" table:formula="of:=IF([$Compras.$A48]&lt;&gt;&quot;&quot;;VALUE(MID([$Compras.$A48];[$Tablas.$E$15];[$Tablas.$G$15]))/100;0)*IF(OR(VALUE([.B48])=3;VALUE([.B48])=8;VALUE([.B48])=13);-1;1)" office:value-type="float" office:value="0" calcext:value-type="float">
            <text:p>0,00</text:p>
          </table:table-cell>
          <table:table-cell table:style-name="ce28" table:formula="of:=IF([$Compras.$A48]&lt;&gt;&quot;&quot;;VALUE(MID([$Compras.$A48];[$Tablas.$E$16];[$Tablas.$G$16]))/100;0)*IF(OR(VALUE([.B48])=3;VALUE([.B48])=8;VALUE([.B48])=13);-1;1)" office:value-type="float" office:value="0" calcext:value-type="float">
            <text:p>0,00</text:p>
          </table:table-cell>
          <table:table-cell table:style-name="ce28" table:formula="of:=IF([$Compras.$A48]&lt;&gt;&quot;&quot;;VALUE(MID([$Compras.$A48];[$Tablas.$E$17];[$Tablas.$G$17]))/100;0)*IF(OR(VALUE([.B48])=3;VALUE([.B48])=8;VALUE([.B48])=13);-1;1)" office:value-type="float" office:value="0" calcext:value-type="float">
            <text:p>0,00</text:p>
          </table:table-cell>
          <table:table-cell table:style-name="ce28" table:formula="of:=IF([$Compras.$A48]&lt;&gt;&quot;&quot;;VALUE(MID([$Compras.$A48];[$Tablas.$E$18];[$Tablas.$G$18]))/100;0)*IF(OR(VALUE([.B48])=3;VALUE([.B48])=8;VALUE([.B48])=13);-1;1)" office:value-type="float" office:value="0" calcext:value-type="float">
            <text:p>0,00</text:p>
          </table:table-cell>
          <table:table-cell table:style-name="ce25" table:formula="of:=MID([$Compras.$A48];[$Tablas.$E$19];[$Tablas.$G$19])" office:value-type="string" office:string-value="PES" calcext:value-type="string">
            <text:p>PES</text:p>
          </table:table-cell>
          <table:table-cell table:style-name="ce25" table:formula="of:=MID([$Compras.$A4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48];[$Tablas.$E$21];[$Tablas.$G$21])" office:value-type="string" office:string-value="1" calcext:value-type="string">
            <text:p>1</text:p>
          </table:table-cell>
          <table:table-cell table:style-name="ce25" table:formula="of:=MID([$Compras.$A48];[$Tablas.$E$22];[$Tablas.$G$22])" office:value-type="string" office:string-value="0" calcext:value-type="string">
            <text:p>0</text:p>
          </table:table-cell>
          <table:table-cell table:style-name="ce28" table:formula="of:==IF([$Compras.$A48]&lt;&gt;&quot;&quot;;VALUE(MID([$Compras.$A48];[$Tablas.$E$23];[$Tablas.$G$23]))/100;0)*IF(OR(VALUE([.B48])=3;VALUE([.B48])=8;VALUE([.B48])=13);-1;1)" office:value-type="float" office:value="0" calcext:value-type="float">
            <text:p>0,00</text:p>
          </table:table-cell>
          <table:table-cell table:style-name="ce28" table:formula="of:==IF([$Compras.$A48]&lt;&gt;&quot;&quot;;VALUE(MID([$Compras.$A48];[$Tablas.$E$24];[$Tablas.$G$24]))/100;0)*IF(OR(VALUE([.B48])=3;VALUE([.B48])=8;VALUE([.B48])=13);-1;1)" office:value-type="float" office:value="0" calcext:value-type="float">
            <text:p>0,00</text:p>
          </table:table-cell>
          <table:table-cell table:style-name="ce25" table:formula="of:=MID([$Compras.$A4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4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4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49];[$Tablas.$E$3];[$Tablas.$G$3])" office:value-type="string" office:string-value="20200804" calcext:value-type="string">
            <text:p>20200804</text:p>
          </table:table-cell>
          <table:table-cell table:style-name="ce25" table:formula="of:=MID([$Compras.$A49];[$Tablas.$E$4];[$Tablas.$G$4])" office:value-type="string" office:string-value="001" calcext:value-type="string">
            <text:p>001</text:p>
          </table:table-cell>
          <table:table-cell table:style-name="ce25" table:formula="of:=MID([$Compras.$A49];[$Tablas.$E$5];[$Tablas.$G$5])" office:value-type="string" office:string-value="00004" calcext:value-type="string">
            <text:p>00004</text:p>
          </table:table-cell>
          <table:table-cell table:style-name="ce25" table:formula="of:=MID([$Compras.$A49];[$Tablas.$E$6];[$Tablas.$G$6])" office:value-type="string" office:string-value="00000000000000021862" calcext:value-type="string">
            <text:p>00000000000000021862</text:p>
          </table:table-cell>
          <table:table-cell table:style-name="ce25" table:formula="of:=MID([$Compras.$A4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49];[$Tablas.$E$8];[$Tablas.$G$8])" office:value-type="string" office:string-value="80" calcext:value-type="string">
            <text:p>80</text:p>
          </table:table-cell>
          <table:table-cell table:style-name="ce25" table:formula="of:=MID([$Compras.$A49];[$Tablas.$E$9];[$Tablas.$G$9])" office:value-type="string" office:string-value="00000000030562909342" calcext:value-type="string">
            <text:p>00000000030562909342</text:p>
          </table:table-cell>
          <table:table-cell table:style-name="ce25" table:formula="of:=MID([$Compras.$A49];[$Tablas.$E$10];[$Tablas.$G$10])" office:value-type="string" office:string-value="IMPEL SA                      " calcext:value-type="string">
            <text:p>IMPEL SA <text:s text:c="21"/></text:p>
          </table:table-cell>
          <table:table-cell table:style-name="ce28" table:formula="of:==IF([$Compras.$A49]&lt;&gt;&quot;&quot;;VALUE(MID([$Compras.$A49];[$Tablas.$E$11];[$Tablas.$G$11]))/100;0)*IF(OR(VALUE([.B49])=3;VALUE([.B49])=8;VALUE([.B49])=13);-1;1)" office:value-type="float" office:value="7501.43" calcext:value-type="float">
            <text:p>7.501,43</text:p>
          </table:table-cell>
          <table:table-cell table:style-name="ce28" table:formula="of:=IF([$Compras.$A49]&lt;&gt;&quot;&quot;;VALUE(MID([$Compras.$A49];[$Tablas.$E$12];[$Tablas.$G$12]))/100;0)*IF(OR(VALUE([.B49])=3;VALUE([.B49])=8;VALUE([.B49])=13);-1;1)" office:value-type="float" office:value="0" calcext:value-type="float">
            <text:p>0,00</text:p>
          </table:table-cell>
          <table:table-cell table:style-name="ce28" table:formula="of:=IF([$Compras.$A49]&lt;&gt;&quot;&quot;;VALUE(MID([$Compras.$A49];[$Tablas.$E$13];[$Tablas.$G$13]))/100;0)*IF(OR(VALUE([.B49])=3;VALUE([.B49])=8;VALUE([.B49])=13);-1;1)" office:value-type="float" office:value="0" calcext:value-type="float">
            <text:p>0,00</text:p>
          </table:table-cell>
          <table:table-cell table:style-name="ce28" table:formula="of:=IF([$Compras.$A49]&lt;&gt;&quot;&quot;;VALUE(MID([$Compras.$A49];[$Tablas.$E$14];[$Tablas.$G$14]))/100;0)*IF(OR(VALUE([.B49])=3;VALUE([.B49])=8;VALUE([.B49])=13);-1;1)" office:value-type="float" office:value="0" calcext:value-type="float">
            <text:p>0,00</text:p>
          </table:table-cell>
          <table:table-cell table:style-name="ce28" table:formula="of:=IF([$Compras.$A49]&lt;&gt;&quot;&quot;;VALUE(MID([$Compras.$A49];[$Tablas.$E$15];[$Tablas.$G$15]))/100;0)*IF(OR(VALUE([.B49])=3;VALUE([.B49])=8;VALUE([.B49])=13);-1;1)" office:value-type="float" office:value="0" calcext:value-type="float">
            <text:p>0,00</text:p>
          </table:table-cell>
          <table:table-cell table:style-name="ce28" table:formula="of:=IF([$Compras.$A49]&lt;&gt;&quot;&quot;;VALUE(MID([$Compras.$A49];[$Tablas.$E$16];[$Tablas.$G$16]))/100;0)*IF(OR(VALUE([.B49])=3;VALUE([.B49])=8;VALUE([.B49])=13);-1;1)" office:value-type="float" office:value="210.88" calcext:value-type="float">
            <text:p>210,88</text:p>
          </table:table-cell>
          <table:table-cell table:style-name="ce28" table:formula="of:=IF([$Compras.$A49]&lt;&gt;&quot;&quot;;VALUE(MID([$Compras.$A49];[$Tablas.$E$17];[$Tablas.$G$17]))/100;0)*IF(OR(VALUE([.B49])=3;VALUE([.B49])=8;VALUE([.B49])=13);-1;1)" office:value-type="float" office:value="0" calcext:value-type="float">
            <text:p>0,00</text:p>
          </table:table-cell>
          <table:table-cell table:style-name="ce28" table:formula="of:=IF([$Compras.$A49]&lt;&gt;&quot;&quot;;VALUE(MID([$Compras.$A49];[$Tablas.$E$18];[$Tablas.$G$18]))/100;0)*IF(OR(VALUE([.B49])=3;VALUE([.B49])=8;VALUE([.B49])=13);-1;1)" office:value-type="float" office:value="0" calcext:value-type="float">
            <text:p>0,00</text:p>
          </table:table-cell>
          <table:table-cell table:style-name="ce25" table:formula="of:=MID([$Compras.$A49];[$Tablas.$E$19];[$Tablas.$G$19])" office:value-type="string" office:string-value="PES" calcext:value-type="string">
            <text:p>PES</text:p>
          </table:table-cell>
          <table:table-cell table:style-name="ce25" table:formula="of:=MID([$Compras.$A4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49];[$Tablas.$E$21];[$Tablas.$G$21])" office:value-type="string" office:string-value="1" calcext:value-type="string">
            <text:p>1</text:p>
          </table:table-cell>
          <table:table-cell table:style-name="ce25" table:formula="of:=MID([$Compras.$A49];[$Tablas.$E$22];[$Tablas.$G$22])" office:value-type="string" office:string-value="0" calcext:value-type="string">
            <text:p>0</text:p>
          </table:table-cell>
          <table:table-cell table:style-name="ce28" table:formula="of:==IF([$Compras.$A49]&lt;&gt;&quot;&quot;;VALUE(MID([$Compras.$A49];[$Tablas.$E$23];[$Tablas.$G$23]))/100;0)*IF(OR(VALUE([.B49])=3;VALUE([.B49])=8;VALUE([.B49])=13);-1;1)" office:value-type="float" office:value="0" calcext:value-type="float">
            <text:p>0,00</text:p>
          </table:table-cell>
          <table:table-cell table:style-name="ce28" table:formula="of:==IF([$Compras.$A49]&lt;&gt;&quot;&quot;;VALUE(MID([$Compras.$A49];[$Tablas.$E$24];[$Tablas.$G$24]))/100;0)*IF(OR(VALUE([.B49])=3;VALUE([.B49])=8;VALUE([.B49])=13);-1;1)" office:value-type="float" office:value="0" calcext:value-type="float">
            <text:p>0,00</text:p>
          </table:table-cell>
          <table:table-cell table:style-name="ce25" table:formula="of:=MID([$Compras.$A4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4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4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50];[$Tablas.$E$3];[$Tablas.$G$3])" office:value-type="string" office:string-value="20200804" calcext:value-type="string">
            <text:p>20200804</text:p>
          </table:table-cell>
          <table:table-cell table:style-name="ce25" table:formula="of:=MID([$Compras.$A50];[$Tablas.$E$4];[$Tablas.$G$4])" office:value-type="string" office:string-value="001" calcext:value-type="string">
            <text:p>001</text:p>
          </table:table-cell>
          <table:table-cell table:style-name="ce25" table:formula="of:=MID([$Compras.$A50];[$Tablas.$E$5];[$Tablas.$G$5])" office:value-type="string" office:string-value="00002" calcext:value-type="string">
            <text:p>00002</text:p>
          </table:table-cell>
          <table:table-cell table:style-name="ce25" table:formula="of:=MID([$Compras.$A50];[$Tablas.$E$6];[$Tablas.$G$6])" office:value-type="string" office:string-value="00000000000000001795" calcext:value-type="string">
            <text:p>00000000000000001795</text:p>
          </table:table-cell>
          <table:table-cell table:style-name="ce25" table:formula="of:=MID([$Compras.$A5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50];[$Tablas.$E$8];[$Tablas.$G$8])" office:value-type="string" office:string-value="80" calcext:value-type="string">
            <text:p>80</text:p>
          </table:table-cell>
          <table:table-cell table:style-name="ce25" table:formula="of:=MID([$Compras.$A50];[$Tablas.$E$9];[$Tablas.$G$9])" office:value-type="string" office:string-value="00000000030715752936" calcext:value-type="string">
            <text:p>00000000030715752936</text:p>
          </table:table-cell>
          <table:table-cell table:style-name="ce25" table:formula="of:=MID([$Compras.$A50];[$Tablas.$E$10];[$Tablas.$G$10])" office:value-type="string" office:string-value="360 MEDIA SRL                 " calcext:value-type="string">
            <text:p>360 MEDIA SRL <text:s text:c="16"/></text:p>
          </table:table-cell>
          <table:table-cell table:style-name="ce28" table:formula="of:==IF([$Compras.$A50]&lt;&gt;&quot;&quot;;VALUE(MID([$Compras.$A50];[$Tablas.$E$11];[$Tablas.$G$11]))/100;0)*IF(OR(VALUE([.B50])=3;VALUE([.B50])=8;VALUE([.B50])=13);-1;1)" office:value-type="float" office:value="27684.8" calcext:value-type="float">
            <text:p>27.684,80</text:p>
          </table:table-cell>
          <table:table-cell table:style-name="ce28" table:formula="of:=IF([$Compras.$A50]&lt;&gt;&quot;&quot;;VALUE(MID([$Compras.$A50];[$Tablas.$E$12];[$Tablas.$G$12]))/100;0)*IF(OR(VALUE([.B50])=3;VALUE([.B50])=8;VALUE([.B50])=13);-1;1)" office:value-type="float" office:value="0" calcext:value-type="float">
            <text:p>0,00</text:p>
          </table:table-cell>
          <table:table-cell table:style-name="ce28" table:formula="of:=IF([$Compras.$A50]&lt;&gt;&quot;&quot;;VALUE(MID([$Compras.$A50];[$Tablas.$E$13];[$Tablas.$G$13]))/100;0)*IF(OR(VALUE([.B50])=3;VALUE([.B50])=8;VALUE([.B50])=13);-1;1)" office:value-type="float" office:value="0" calcext:value-type="float">
            <text:p>0,00</text:p>
          </table:table-cell>
          <table:table-cell table:style-name="ce28" table:formula="of:=IF([$Compras.$A50]&lt;&gt;&quot;&quot;;VALUE(MID([$Compras.$A50];[$Tablas.$E$14];[$Tablas.$G$14]))/100;0)*IF(OR(VALUE([.B50])=3;VALUE([.B50])=8;VALUE([.B50])=13);-1;1)" office:value-type="float" office:value="0" calcext:value-type="float">
            <text:p>0,00</text:p>
          </table:table-cell>
          <table:table-cell table:style-name="ce28" table:formula="of:=IF([$Compras.$A50]&lt;&gt;&quot;&quot;;VALUE(MID([$Compras.$A50];[$Tablas.$E$15];[$Tablas.$G$15]))/100;0)*IF(OR(VALUE([.B50])=3;VALUE([.B50])=8;VALUE([.B50])=13);-1;1)" office:value-type="float" office:value="0" calcext:value-type="float">
            <text:p>0,00</text:p>
          </table:table-cell>
          <table:table-cell table:style-name="ce28" table:formula="of:=IF([$Compras.$A50]&lt;&gt;&quot;&quot;;VALUE(MID([$Compras.$A50];[$Tablas.$E$16];[$Tablas.$G$16]))/100;0)*IF(OR(VALUE([.B50])=3;VALUE([.B50])=8;VALUE([.B50])=13);-1;1)" office:value-type="float" office:value="0" calcext:value-type="float">
            <text:p>0,00</text:p>
          </table:table-cell>
          <table:table-cell table:style-name="ce28" table:formula="of:=IF([$Compras.$A50]&lt;&gt;&quot;&quot;;VALUE(MID([$Compras.$A50];[$Tablas.$E$17];[$Tablas.$G$17]))/100;0)*IF(OR(VALUE([.B50])=3;VALUE([.B50])=8;VALUE([.B50])=13);-1;1)" office:value-type="float" office:value="0" calcext:value-type="float">
            <text:p>0,00</text:p>
          </table:table-cell>
          <table:table-cell table:style-name="ce28" table:formula="of:=IF([$Compras.$A50]&lt;&gt;&quot;&quot;;VALUE(MID([$Compras.$A50];[$Tablas.$E$18];[$Tablas.$G$18]))/100;0)*IF(OR(VALUE([.B50])=3;VALUE([.B50])=8;VALUE([.B50])=13);-1;1)" office:value-type="float" office:value="0" calcext:value-type="float">
            <text:p>0,00</text:p>
          </table:table-cell>
          <table:table-cell table:style-name="ce25" table:formula="of:=MID([$Compras.$A50];[$Tablas.$E$19];[$Tablas.$G$19])" office:value-type="string" office:string-value="PES" calcext:value-type="string">
            <text:p>PES</text:p>
          </table:table-cell>
          <table:table-cell table:style-name="ce25" table:formula="of:=MID([$Compras.$A5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50];[$Tablas.$E$21];[$Tablas.$G$21])" office:value-type="string" office:string-value="1" calcext:value-type="string">
            <text:p>1</text:p>
          </table:table-cell>
          <table:table-cell table:style-name="ce25" table:formula="of:=MID([$Compras.$A50];[$Tablas.$E$22];[$Tablas.$G$22])" office:value-type="string" office:string-value="0" calcext:value-type="string">
            <text:p>0</text:p>
          </table:table-cell>
          <table:table-cell table:style-name="ce28" table:formula="of:==IF([$Compras.$A50]&lt;&gt;&quot;&quot;;VALUE(MID([$Compras.$A50];[$Tablas.$E$23];[$Tablas.$G$23]))/100;0)*IF(OR(VALUE([.B50])=3;VALUE([.B50])=8;VALUE([.B50])=13);-1;1)" office:value-type="float" office:value="0" calcext:value-type="float">
            <text:p>0,00</text:p>
          </table:table-cell>
          <table:table-cell table:style-name="ce28" table:formula="of:==IF([$Compras.$A50]&lt;&gt;&quot;&quot;;VALUE(MID([$Compras.$A50];[$Tablas.$E$24];[$Tablas.$G$24]))/100;0)*IF(OR(VALUE([.B50])=3;VALUE([.B50])=8;VALUE([.B50])=13);-1;1)" office:value-type="float" office:value="0" calcext:value-type="float">
            <text:p>0,00</text:p>
          </table:table-cell>
          <table:table-cell table:style-name="ce25" table:formula="of:=MID([$Compras.$A5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5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5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51];[$Tablas.$E$3];[$Tablas.$G$3])" office:value-type="string" office:string-value="20200804" calcext:value-type="string">
            <text:p>20200804</text:p>
          </table:table-cell>
          <table:table-cell table:style-name="ce25" table:formula="of:=MID([$Compras.$A51];[$Tablas.$E$4];[$Tablas.$G$4])" office:value-type="string" office:string-value="001" calcext:value-type="string">
            <text:p>001</text:p>
          </table:table-cell>
          <table:table-cell table:style-name="ce25" table:formula="of:=MID([$Compras.$A51];[$Tablas.$E$5];[$Tablas.$G$5])" office:value-type="string" office:string-value="00001" calcext:value-type="string">
            <text:p>00001</text:p>
          </table:table-cell>
          <table:table-cell table:style-name="ce25" table:formula="of:=MID([$Compras.$A51];[$Tablas.$E$6];[$Tablas.$G$6])" office:value-type="string" office:string-value="00000000000000408202" calcext:value-type="string">
            <text:p>00000000000000408202</text:p>
          </table:table-cell>
          <table:table-cell table:style-name="ce25" table:formula="of:=MID([$Compras.$A5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51];[$Tablas.$E$8];[$Tablas.$G$8])" office:value-type="string" office:string-value="80" calcext:value-type="string">
            <text:p>80</text:p>
          </table:table-cell>
          <table:table-cell table:style-name="ce25" table:formula="of:=MID([$Compras.$A51];[$Tablas.$E$9];[$Tablas.$G$9])" office:value-type="string" office:string-value="00000000030626219353" calcext:value-type="string">
            <text:p>00000000030626219353</text:p>
          </table:table-cell>
          <table:table-cell table:style-name="ce25" table:formula="of:=MID([$Compras.$A51];[$Tablas.$E$10];[$Tablas.$G$10])" office:value-type="string" office:string-value="AMERICAN EXPRESS              " calcext:value-type="string">
            <text:p>AMERICAN EXPRESS <text:s text:c="13"/></text:p>
          </table:table-cell>
          <table:table-cell table:style-name="ce28" table:formula="of:==IF([$Compras.$A51]&lt;&gt;&quot;&quot;;VALUE(MID([$Compras.$A51];[$Tablas.$E$11];[$Tablas.$G$11]))/100;0)*IF(OR(VALUE([.B51])=3;VALUE([.B51])=8;VALUE([.B51])=13);-1;1)" office:value-type="float" office:value="8.39" calcext:value-type="float">
            <text:p>8,39</text:p>
          </table:table-cell>
          <table:table-cell table:style-name="ce28" table:formula="of:=IF([$Compras.$A51]&lt;&gt;&quot;&quot;;VALUE(MID([$Compras.$A51];[$Tablas.$E$12];[$Tablas.$G$12]))/100;0)*IF(OR(VALUE([.B51])=3;VALUE([.B51])=8;VALUE([.B51])=13);-1;1)" office:value-type="float" office:value="4.3" calcext:value-type="float">
            <text:p>4,30</text:p>
          </table:table-cell>
          <table:table-cell table:style-name="ce28" table:formula="of:=IF([$Compras.$A51]&lt;&gt;&quot;&quot;;VALUE(MID([$Compras.$A51];[$Tablas.$E$13];[$Tablas.$G$13]))/100;0)*IF(OR(VALUE([.B51])=3;VALUE([.B51])=8;VALUE([.B51])=13);-1;1)" office:value-type="float" office:value="0" calcext:value-type="float">
            <text:p>0,00</text:p>
          </table:table-cell>
          <table:table-cell table:style-name="ce28" table:formula="of:=IF([$Compras.$A51]&lt;&gt;&quot;&quot;;VALUE(MID([$Compras.$A51];[$Tablas.$E$14];[$Tablas.$G$14]))/100;0)*IF(OR(VALUE([.B51])=3;VALUE([.B51])=8;VALUE([.B51])=13);-1;1)" office:value-type="float" office:value="0" calcext:value-type="float">
            <text:p>0,00</text:p>
          </table:table-cell>
          <table:table-cell table:style-name="ce28" table:formula="of:=IF([$Compras.$A51]&lt;&gt;&quot;&quot;;VALUE(MID([$Compras.$A51];[$Tablas.$E$15];[$Tablas.$G$15]))/100;0)*IF(OR(VALUE([.B51])=3;VALUE([.B51])=8;VALUE([.B51])=13);-1;1)" office:value-type="float" office:value="0" calcext:value-type="float">
            <text:p>0,00</text:p>
          </table:table-cell>
          <table:table-cell table:style-name="ce28" table:formula="of:=IF([$Compras.$A51]&lt;&gt;&quot;&quot;;VALUE(MID([$Compras.$A51];[$Tablas.$E$16];[$Tablas.$G$16]))/100;0)*IF(OR(VALUE([.B51])=3;VALUE([.B51])=8;VALUE([.B51])=13);-1;1)" office:value-type="float" office:value="0" calcext:value-type="float">
            <text:p>0,00</text:p>
          </table:table-cell>
          <table:table-cell table:style-name="ce28" table:formula="of:=IF([$Compras.$A51]&lt;&gt;&quot;&quot;;VALUE(MID([$Compras.$A51];[$Tablas.$E$17];[$Tablas.$G$17]))/100;0)*IF(OR(VALUE([.B51])=3;VALUE([.B51])=8;VALUE([.B51])=13);-1;1)" office:value-type="float" office:value="0" calcext:value-type="float">
            <text:p>0,00</text:p>
          </table:table-cell>
          <table:table-cell table:style-name="ce28" table:formula="of:=IF([$Compras.$A51]&lt;&gt;&quot;&quot;;VALUE(MID([$Compras.$A51];[$Tablas.$E$18];[$Tablas.$G$18]))/100;0)*IF(OR(VALUE([.B51])=3;VALUE([.B51])=8;VALUE([.B51])=13);-1;1)" office:value-type="float" office:value="0" calcext:value-type="float">
            <text:p>0,00</text:p>
          </table:table-cell>
          <table:table-cell table:style-name="ce25" table:formula="of:=MID([$Compras.$A51];[$Tablas.$E$19];[$Tablas.$G$19])" office:value-type="string" office:string-value="PES" calcext:value-type="string">
            <text:p>PES</text:p>
          </table:table-cell>
          <table:table-cell table:style-name="ce25" table:formula="of:=MID([$Compras.$A5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51];[$Tablas.$E$21];[$Tablas.$G$21])" office:value-type="string" office:string-value="1" calcext:value-type="string">
            <text:p>1</text:p>
          </table:table-cell>
          <table:table-cell table:style-name="ce25" table:formula="of:=MID([$Compras.$A51];[$Tablas.$E$22];[$Tablas.$G$22])" office:value-type="string" office:string-value="0" calcext:value-type="string">
            <text:p>0</text:p>
          </table:table-cell>
          <table:table-cell table:style-name="ce28" table:formula="of:==IF([$Compras.$A51]&lt;&gt;&quot;&quot;;VALUE(MID([$Compras.$A51];[$Tablas.$E$23];[$Tablas.$G$23]))/100;0)*IF(OR(VALUE([.B51])=3;VALUE([.B51])=8;VALUE([.B51])=13);-1;1)" office:value-type="float" office:value="0" calcext:value-type="float">
            <text:p>0,00</text:p>
          </table:table-cell>
          <table:table-cell table:style-name="ce28" table:formula="of:==IF([$Compras.$A51]&lt;&gt;&quot;&quot;;VALUE(MID([$Compras.$A51];[$Tablas.$E$24];[$Tablas.$G$24]))/100;0)*IF(OR(VALUE([.B51])=3;VALUE([.B51])=8;VALUE([.B51])=13);-1;1)" office:value-type="float" office:value="0" calcext:value-type="float">
            <text:p>0,00</text:p>
          </table:table-cell>
          <table:table-cell table:style-name="ce25" table:formula="of:=MID([$Compras.$A5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5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5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52];[$Tablas.$E$3];[$Tablas.$G$3])" office:value-type="string" office:string-value="20200804" calcext:value-type="string">
            <text:p>20200804</text:p>
          </table:table-cell>
          <table:table-cell table:style-name="ce25" table:formula="of:=MID([$Compras.$A52];[$Tablas.$E$4];[$Tablas.$G$4])" office:value-type="string" office:string-value="001" calcext:value-type="string">
            <text:p>001</text:p>
          </table:table-cell>
          <table:table-cell table:style-name="ce25" table:formula="of:=MID([$Compras.$A52];[$Tablas.$E$5];[$Tablas.$G$5])" office:value-type="string" office:string-value="02020" calcext:value-type="string">
            <text:p>02020</text:p>
          </table:table-cell>
          <table:table-cell table:style-name="ce25" table:formula="of:=MID([$Compras.$A52];[$Tablas.$E$6];[$Tablas.$G$6])" office:value-type="string" office:string-value="00000000000000391007" calcext:value-type="string">
            <text:p>00000000000000391007</text:p>
          </table:table-cell>
          <table:table-cell table:style-name="ce25" table:formula="of:=MID([$Compras.$A5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52];[$Tablas.$E$8];[$Tablas.$G$8])" office:value-type="string" office:string-value="80" calcext:value-type="string">
            <text:p>80</text:p>
          </table:table-cell>
          <table:table-cell table:style-name="ce25" table:formula="of:=MID([$Compras.$A52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52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28" table:formula="of:==IF([$Compras.$A52]&lt;&gt;&quot;&quot;;VALUE(MID([$Compras.$A52];[$Tablas.$E$11];[$Tablas.$G$11]))/100;0)*IF(OR(VALUE([.B52])=3;VALUE([.B52])=8;VALUE([.B52])=13);-1;1)" office:value-type="float" office:value="73232.24" calcext:value-type="float">
            <text:p>73.232,24</text:p>
          </table:table-cell>
          <table:table-cell table:style-name="ce28" table:formula="of:=IF([$Compras.$A52]&lt;&gt;&quot;&quot;;VALUE(MID([$Compras.$A52];[$Tablas.$E$12];[$Tablas.$G$12]))/100;0)*IF(OR(VALUE([.B52])=3;VALUE([.B52])=8;VALUE([.B52])=13);-1;1)" office:value-type="float" office:value="0" calcext:value-type="float">
            <text:p>0,00</text:p>
          </table:table-cell>
          <table:table-cell table:style-name="ce28" table:formula="of:=IF([$Compras.$A52]&lt;&gt;&quot;&quot;;VALUE(MID([$Compras.$A52];[$Tablas.$E$13];[$Tablas.$G$13]))/100;0)*IF(OR(VALUE([.B52])=3;VALUE([.B52])=8;VALUE([.B52])=13);-1;1)" office:value-type="float" office:value="0" calcext:value-type="float">
            <text:p>0,00</text:p>
          </table:table-cell>
          <table:table-cell table:style-name="ce28" table:formula="of:=IF([$Compras.$A52]&lt;&gt;&quot;&quot;;VALUE(MID([$Compras.$A52];[$Tablas.$E$14];[$Tablas.$G$14]))/100;0)*IF(OR(VALUE([.B52])=3;VALUE([.B52])=8;VALUE([.B52])=13);-1;1)" office:value-type="float" office:value="1771.16" calcext:value-type="float">
            <text:p>1.771,16</text:p>
          </table:table-cell>
          <table:table-cell table:style-name="ce28" table:formula="of:=IF([$Compras.$A52]&lt;&gt;&quot;&quot;;VALUE(MID([$Compras.$A52];[$Tablas.$E$15];[$Tablas.$G$15]))/100;0)*IF(OR(VALUE([.B52])=3;VALUE([.B52])=8;VALUE([.B52])=13);-1;1)" office:value-type="float" office:value="0" calcext:value-type="float">
            <text:p>0,00</text:p>
          </table:table-cell>
          <table:table-cell table:style-name="ce28" table:formula="of:=IF([$Compras.$A52]&lt;&gt;&quot;&quot;;VALUE(MID([$Compras.$A52];[$Tablas.$E$16];[$Tablas.$G$16]))/100;0)*IF(OR(VALUE([.B52])=3;VALUE([.B52])=8;VALUE([.B52])=13);-1;1)" office:value-type="float" office:value="0" calcext:value-type="float">
            <text:p>0,00</text:p>
          </table:table-cell>
          <table:table-cell table:style-name="ce28" table:formula="of:=IF([$Compras.$A52]&lt;&gt;&quot;&quot;;VALUE(MID([$Compras.$A52];[$Tablas.$E$17];[$Tablas.$G$17]))/100;0)*IF(OR(VALUE([.B52])=3;VALUE([.B52])=8;VALUE([.B52])=13);-1;1)" office:value-type="float" office:value="0" calcext:value-type="float">
            <text:p>0,00</text:p>
          </table:table-cell>
          <table:table-cell table:style-name="ce28" table:formula="of:=IF([$Compras.$A52]&lt;&gt;&quot;&quot;;VALUE(MID([$Compras.$A52];[$Tablas.$E$18];[$Tablas.$G$18]))/100;0)*IF(OR(VALUE([.B52])=3;VALUE([.B52])=8;VALUE([.B52])=13);-1;1)" office:value-type="float" office:value="0" calcext:value-type="float">
            <text:p>0,00</text:p>
          </table:table-cell>
          <table:table-cell table:style-name="ce25" table:formula="of:=MID([$Compras.$A52];[$Tablas.$E$19];[$Tablas.$G$19])" office:value-type="string" office:string-value="PES" calcext:value-type="string">
            <text:p>PES</text:p>
          </table:table-cell>
          <table:table-cell table:style-name="ce25" table:formula="of:=MID([$Compras.$A5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52];[$Tablas.$E$21];[$Tablas.$G$21])" office:value-type="string" office:string-value="1" calcext:value-type="string">
            <text:p>1</text:p>
          </table:table-cell>
          <table:table-cell table:style-name="ce25" table:formula="of:=MID([$Compras.$A52];[$Tablas.$E$22];[$Tablas.$G$22])" office:value-type="string" office:string-value="0" calcext:value-type="string">
            <text:p>0</text:p>
          </table:table-cell>
          <table:table-cell table:style-name="ce28" table:formula="of:==IF([$Compras.$A52]&lt;&gt;&quot;&quot;;VALUE(MID([$Compras.$A52];[$Tablas.$E$23];[$Tablas.$G$23]))/100;0)*IF(OR(VALUE([.B52])=3;VALUE([.B52])=8;VALUE([.B52])=13);-1;1)" office:value-type="float" office:value="0" calcext:value-type="float">
            <text:p>0,00</text:p>
          </table:table-cell>
          <table:table-cell table:style-name="ce28" table:formula="of:==IF([$Compras.$A52]&lt;&gt;&quot;&quot;;VALUE(MID([$Compras.$A52];[$Tablas.$E$24];[$Tablas.$G$24]))/100;0)*IF(OR(VALUE([.B52])=3;VALUE([.B52])=8;VALUE([.B52])=13);-1;1)" office:value-type="float" office:value="0" calcext:value-type="float">
            <text:p>0,00</text:p>
          </table:table-cell>
          <table:table-cell table:style-name="ce25" table:formula="of:=MID([$Compras.$A5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5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5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53];[$Tablas.$E$3];[$Tablas.$G$3])" office:value-type="string" office:string-value="20200804" calcext:value-type="string">
            <text:p>20200804</text:p>
          </table:table-cell>
          <table:table-cell table:style-name="ce25" table:formula="of:=MID([$Compras.$A53];[$Tablas.$E$4];[$Tablas.$G$4])" office:value-type="string" office:string-value="001" calcext:value-type="string">
            <text:p>001</text:p>
          </table:table-cell>
          <table:table-cell table:style-name="ce25" table:formula="of:=MID([$Compras.$A53];[$Tablas.$E$5];[$Tablas.$G$5])" office:value-type="string" office:string-value="00011" calcext:value-type="string">
            <text:p>00011</text:p>
          </table:table-cell>
          <table:table-cell table:style-name="ce25" table:formula="of:=MID([$Compras.$A53];[$Tablas.$E$6];[$Tablas.$G$6])" office:value-type="string" office:string-value="00000000000000002049" calcext:value-type="string">
            <text:p>00000000000000002049</text:p>
          </table:table-cell>
          <table:table-cell table:style-name="ce25" table:formula="of:=MID([$Compras.$A5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53];[$Tablas.$E$8];[$Tablas.$G$8])" office:value-type="string" office:string-value="80" calcext:value-type="string">
            <text:p>80</text:p>
          </table:table-cell>
          <table:table-cell table:style-name="ce25" table:formula="of:=MID([$Compras.$A53];[$Tablas.$E$9];[$Tablas.$G$9])" office:value-type="string" office:string-value="00000000030707592660" calcext:value-type="string">
            <text:p>00000000030707592660</text:p>
          </table:table-cell>
          <table:table-cell table:style-name="ce25" table:formula="of:=MID([$Compras.$A53];[$Tablas.$E$10];[$Tablas.$G$10])" office:value-type="string" office:string-value="CIAGESER SA                   " calcext:value-type="string">
            <text:p>CIAGESER SA <text:s text:c="18"/></text:p>
          </table:table-cell>
          <table:table-cell table:style-name="ce28" table:formula="of:==IF([$Compras.$A53]&lt;&gt;&quot;&quot;;VALUE(MID([$Compras.$A53];[$Tablas.$E$11];[$Tablas.$G$11]))/100;0)*IF(OR(VALUE([.B53])=3;VALUE([.B53])=8;VALUE([.B53])=13);-1;1)" office:value-type="float" office:value="5725.06" calcext:value-type="float">
            <text:p>5.725,06</text:p>
          </table:table-cell>
          <table:table-cell table:style-name="ce28" table:formula="of:=IF([$Compras.$A53]&lt;&gt;&quot;&quot;;VALUE(MID([$Compras.$A53];[$Tablas.$E$12];[$Tablas.$G$12]))/100;0)*IF(OR(VALUE([.B53])=3;VALUE([.B53])=8;VALUE([.B53])=13);-1;1)" office:value-type="float" office:value="0" calcext:value-type="float">
            <text:p>0,00</text:p>
          </table:table-cell>
          <table:table-cell table:style-name="ce28" table:formula="of:=IF([$Compras.$A53]&lt;&gt;&quot;&quot;;VALUE(MID([$Compras.$A53];[$Tablas.$E$13];[$Tablas.$G$13]))/100;0)*IF(OR(VALUE([.B53])=3;VALUE([.B53])=8;VALUE([.B53])=13);-1;1)" office:value-type="float" office:value="0" calcext:value-type="float">
            <text:p>0,00</text:p>
          </table:table-cell>
          <table:table-cell table:style-name="ce28" table:formula="of:=IF([$Compras.$A53]&lt;&gt;&quot;&quot;;VALUE(MID([$Compras.$A53];[$Tablas.$E$14];[$Tablas.$G$14]))/100;0)*IF(OR(VALUE([.B53])=3;VALUE([.B53])=8;VALUE([.B53])=13);-1;1)" office:value-type="float" office:value="0" calcext:value-type="float">
            <text:p>0,00</text:p>
          </table:table-cell>
          <table:table-cell table:style-name="ce28" table:formula="of:=IF([$Compras.$A53]&lt;&gt;&quot;&quot;;VALUE(MID([$Compras.$A53];[$Tablas.$E$15];[$Tablas.$G$15]))/100;0)*IF(OR(VALUE([.B53])=3;VALUE([.B53])=8;VALUE([.B53])=13);-1;1)" office:value-type="float" office:value="0" calcext:value-type="float">
            <text:p>0,00</text:p>
          </table:table-cell>
          <table:table-cell table:style-name="ce28" table:formula="of:=IF([$Compras.$A53]&lt;&gt;&quot;&quot;;VALUE(MID([$Compras.$A53];[$Tablas.$E$16];[$Tablas.$G$16]))/100;0)*IF(OR(VALUE([.B53])=3;VALUE([.B53])=8;VALUE([.B53])=13);-1;1)" office:value-type="float" office:value="81.62" calcext:value-type="float">
            <text:p>81,62</text:p>
          </table:table-cell>
          <table:table-cell table:style-name="ce28" table:formula="of:=IF([$Compras.$A53]&lt;&gt;&quot;&quot;;VALUE(MID([$Compras.$A53];[$Tablas.$E$17];[$Tablas.$G$17]))/100;0)*IF(OR(VALUE([.B53])=3;VALUE([.B53])=8;VALUE([.B53])=13);-1;1)" office:value-type="float" office:value="0" calcext:value-type="float">
            <text:p>0,00</text:p>
          </table:table-cell>
          <table:table-cell table:style-name="ce28" table:formula="of:=IF([$Compras.$A53]&lt;&gt;&quot;&quot;;VALUE(MID([$Compras.$A53];[$Tablas.$E$18];[$Tablas.$G$18]))/100;0)*IF(OR(VALUE([.B53])=3;VALUE([.B53])=8;VALUE([.B53])=13);-1;1)" office:value-type="float" office:value="0" calcext:value-type="float">
            <text:p>0,00</text:p>
          </table:table-cell>
          <table:table-cell table:style-name="ce25" table:formula="of:=MID([$Compras.$A53];[$Tablas.$E$19];[$Tablas.$G$19])" office:value-type="string" office:string-value="PES" calcext:value-type="string">
            <text:p>PES</text:p>
          </table:table-cell>
          <table:table-cell table:style-name="ce25" table:formula="of:=MID([$Compras.$A5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53];[$Tablas.$E$21];[$Tablas.$G$21])" office:value-type="string" office:string-value="1" calcext:value-type="string">
            <text:p>1</text:p>
          </table:table-cell>
          <table:table-cell table:style-name="ce25" table:formula="of:=MID([$Compras.$A53];[$Tablas.$E$22];[$Tablas.$G$22])" office:value-type="string" office:string-value="0" calcext:value-type="string">
            <text:p>0</text:p>
          </table:table-cell>
          <table:table-cell table:style-name="ce28" table:formula="of:==IF([$Compras.$A53]&lt;&gt;&quot;&quot;;VALUE(MID([$Compras.$A53];[$Tablas.$E$23];[$Tablas.$G$23]))/100;0)*IF(OR(VALUE([.B53])=3;VALUE([.B53])=8;VALUE([.B53])=13);-1;1)" office:value-type="float" office:value="0" calcext:value-type="float">
            <text:p>0,00</text:p>
          </table:table-cell>
          <table:table-cell table:style-name="ce28" table:formula="of:==IF([$Compras.$A53]&lt;&gt;&quot;&quot;;VALUE(MID([$Compras.$A53];[$Tablas.$E$24];[$Tablas.$G$24]))/100;0)*IF(OR(VALUE([.B53])=3;VALUE([.B53])=8;VALUE([.B53])=13);-1;1)" office:value-type="float" office:value="0" calcext:value-type="float">
            <text:p>0,00</text:p>
          </table:table-cell>
          <table:table-cell table:style-name="ce25" table:formula="of:=MID([$Compras.$A5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5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5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54];[$Tablas.$E$3];[$Tablas.$G$3])" office:value-type="string" office:string-value="20200804" calcext:value-type="string">
            <text:p>20200804</text:p>
          </table:table-cell>
          <table:table-cell table:style-name="ce25" table:formula="of:=MID([$Compras.$A54];[$Tablas.$E$4];[$Tablas.$G$4])" office:value-type="string" office:string-value="001" calcext:value-type="string">
            <text:p>001</text:p>
          </table:table-cell>
          <table:table-cell table:style-name="ce25" table:formula="of:=MID([$Compras.$A54];[$Tablas.$E$5];[$Tablas.$G$5])" office:value-type="string" office:string-value="00098" calcext:value-type="string">
            <text:p>00098</text:p>
          </table:table-cell>
          <table:table-cell table:style-name="ce25" table:formula="of:=MID([$Compras.$A54];[$Tablas.$E$6];[$Tablas.$G$6])" office:value-type="string" office:string-value="00000000000020498645" calcext:value-type="string">
            <text:p>00000000000020498645</text:p>
          </table:table-cell>
          <table:table-cell table:style-name="ce25" table:formula="of:=MID([$Compras.$A5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54];[$Tablas.$E$8];[$Tablas.$G$8])" office:value-type="string" office:string-value="80" calcext:value-type="string">
            <text:p>80</text:p>
          </table:table-cell>
          <table:table-cell table:style-name="ce25" table:formula="of:=MID([$Compras.$A54];[$Tablas.$E$9];[$Tablas.$G$9])" office:value-type="string" office:string-value="00000000030658650242" calcext:value-type="string">
            <text:p>00000000030658650242</text:p>
          </table:table-cell>
          <table:table-cell table:style-name="ce25" table:formula="of:=MID([$Compras.$A54];[$Tablas.$E$10];[$Tablas.$G$10])" office:value-type="string" office:string-value="EDET S.A.                     " calcext:value-type="string">
            <text:p>EDET S.A. <text:s text:c="20"/></text:p>
          </table:table-cell>
          <table:table-cell table:style-name="ce28" table:formula="of:==IF([$Compras.$A54]&lt;&gt;&quot;&quot;;VALUE(MID([$Compras.$A54];[$Tablas.$E$11];[$Tablas.$G$11]))/100;0)*IF(OR(VALUE([.B54])=3;VALUE([.B54])=8;VALUE([.B54])=13);-1;1)" office:value-type="float" office:value="54210" calcext:value-type="float">
            <text:p>54.210,00</text:p>
          </table:table-cell>
          <table:table-cell table:style-name="ce28" table:formula="of:=IF([$Compras.$A54]&lt;&gt;&quot;&quot;;VALUE(MID([$Compras.$A54];[$Tablas.$E$12];[$Tablas.$G$12]))/100;0)*IF(OR(VALUE([.B54])=3;VALUE([.B54])=8;VALUE([.B54])=13);-1;1)" office:value-type="float" office:value="2144.3" calcext:value-type="float">
            <text:p>2.144,30</text:p>
          </table:table-cell>
          <table:table-cell table:style-name="ce28" table:formula="of:=IF([$Compras.$A54]&lt;&gt;&quot;&quot;;VALUE(MID([$Compras.$A54];[$Tablas.$E$13];[$Tablas.$G$13]))/100;0)*IF(OR(VALUE([.B54])=3;VALUE([.B54])=8;VALUE([.B54])=13);-1;1)" office:value-type="float" office:value="0" calcext:value-type="float">
            <text:p>0,00</text:p>
          </table:table-cell>
          <table:table-cell table:style-name="ce28" table:formula="of:=IF([$Compras.$A54]&lt;&gt;&quot;&quot;;VALUE(MID([$Compras.$A54];[$Tablas.$E$14];[$Tablas.$G$14]))/100;0)*IF(OR(VALUE([.B54])=3;VALUE([.B54])=8;VALUE([.B54])=13);-1;1)" office:value-type="float" office:value="1185.56" calcext:value-type="float">
            <text:p>1.185,56</text:p>
          </table:table-cell>
          <table:table-cell table:style-name="ce28" table:formula="of:=IF([$Compras.$A54]&lt;&gt;&quot;&quot;;VALUE(MID([$Compras.$A54];[$Tablas.$E$15];[$Tablas.$G$15]))/100;0)*IF(OR(VALUE([.B54])=3;VALUE([.B54])=8;VALUE([.B54])=13);-1;1)" office:value-type="float" office:value="0" calcext:value-type="float">
            <text:p>0,00</text:p>
          </table:table-cell>
          <table:table-cell table:style-name="ce28" table:formula="of:=IF([$Compras.$A54]&lt;&gt;&quot;&quot;;VALUE(MID([$Compras.$A54];[$Tablas.$E$16];[$Tablas.$G$16]))/100;0)*IF(OR(VALUE([.B54])=3;VALUE([.B54])=8;VALUE([.B54])=13);-1;1)" office:value-type="float" office:value="691.57" calcext:value-type="float">
            <text:p>691,57</text:p>
          </table:table-cell>
          <table:table-cell table:style-name="ce28" table:formula="of:=IF([$Compras.$A54]&lt;&gt;&quot;&quot;;VALUE(MID([$Compras.$A54];[$Tablas.$E$17];[$Tablas.$G$17]))/100;0)*IF(OR(VALUE([.B54])=3;VALUE([.B54])=8;VALUE([.B54])=13);-1;1)" office:value-type="float" office:value="0" calcext:value-type="float">
            <text:p>0,00</text:p>
          </table:table-cell>
          <table:table-cell table:style-name="ce28" table:formula="of:=IF([$Compras.$A54]&lt;&gt;&quot;&quot;;VALUE(MID([$Compras.$A54];[$Tablas.$E$18];[$Tablas.$G$18]))/100;0)*IF(OR(VALUE([.B54])=3;VALUE([.B54])=8;VALUE([.B54])=13);-1;1)" office:value-type="float" office:value="0" calcext:value-type="float">
            <text:p>0,00</text:p>
          </table:table-cell>
          <table:table-cell table:style-name="ce25" table:formula="of:=MID([$Compras.$A54];[$Tablas.$E$19];[$Tablas.$G$19])" office:value-type="string" office:string-value="PES" calcext:value-type="string">
            <text:p>PES</text:p>
          </table:table-cell>
          <table:table-cell table:style-name="ce25" table:formula="of:=MID([$Compras.$A5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54];[$Tablas.$E$21];[$Tablas.$G$21])" office:value-type="string" office:string-value="1" calcext:value-type="string">
            <text:p>1</text:p>
          </table:table-cell>
          <table:table-cell table:style-name="ce25" table:formula="of:=MID([$Compras.$A54];[$Tablas.$E$22];[$Tablas.$G$22])" office:value-type="string" office:string-value="0" calcext:value-type="string">
            <text:p>0</text:p>
          </table:table-cell>
          <table:table-cell table:style-name="ce28" table:formula="of:==IF([$Compras.$A54]&lt;&gt;&quot;&quot;;VALUE(MID([$Compras.$A54];[$Tablas.$E$23];[$Tablas.$G$23]))/100;0)*IF(OR(VALUE([.B54])=3;VALUE([.B54])=8;VALUE([.B54])=13);-1;1)" office:value-type="float" office:value="0" calcext:value-type="float">
            <text:p>0,00</text:p>
          </table:table-cell>
          <table:table-cell table:style-name="ce28" table:formula="of:==IF([$Compras.$A54]&lt;&gt;&quot;&quot;;VALUE(MID([$Compras.$A54];[$Tablas.$E$24];[$Tablas.$G$24]))/100;0)*IF(OR(VALUE([.B54])=3;VALUE([.B54])=8;VALUE([.B54])=13);-1;1)" office:value-type="float" office:value="0" calcext:value-type="float">
            <text:p>0,00</text:p>
          </table:table-cell>
          <table:table-cell table:style-name="ce25" table:formula="of:=MID([$Compras.$A5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5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5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55];[$Tablas.$E$3];[$Tablas.$G$3])" office:value-type="string" office:string-value="20200804" calcext:value-type="string">
            <text:p>20200804</text:p>
          </table:table-cell>
          <table:table-cell table:style-name="ce25" table:formula="of:=MID([$Compras.$A55];[$Tablas.$E$4];[$Tablas.$G$4])" office:value-type="string" office:string-value="001" calcext:value-type="string">
            <text:p>001</text:p>
          </table:table-cell>
          <table:table-cell table:style-name="ce25" table:formula="of:=MID([$Compras.$A55];[$Tablas.$E$5];[$Tablas.$G$5])" office:value-type="string" office:string-value="00020" calcext:value-type="string">
            <text:p>00020</text:p>
          </table:table-cell>
          <table:table-cell table:style-name="ce25" table:formula="of:=MID([$Compras.$A55];[$Tablas.$E$6];[$Tablas.$G$6])" office:value-type="string" office:string-value="00000000000000969189" calcext:value-type="string">
            <text:p>00000000000000969189</text:p>
          </table:table-cell>
          <table:table-cell table:style-name="ce25" table:formula="of:=MID([$Compras.$A5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55];[$Tablas.$E$8];[$Tablas.$G$8])" office:value-type="string" office:string-value="80" calcext:value-type="string">
            <text:p>80</text:p>
          </table:table-cell>
          <table:table-cell table:style-name="ce25" table:formula="of:=MID([$Compras.$A55];[$Tablas.$E$9];[$Tablas.$G$9])" office:value-type="string" office:string-value="00000000033500057039" calcext:value-type="string">
            <text:p>00000000033500057039</text:p>
          </table:table-cell>
          <table:table-cell table:style-name="ce25" table:formula="of:=MID([$Compras.$A55];[$Tablas.$E$10];[$Tablas.$G$10])" office:value-type="string" office:string-value="ALBA COMPAY=IA ARGENTINA DE SE" calcext:value-type="string">
            <text:p>ALBA COMPAY=IA ARGENTINA DE SE</text:p>
          </table:table-cell>
          <table:table-cell table:style-name="ce28" table:formula="of:==IF([$Compras.$A55]&lt;&gt;&quot;&quot;;VALUE(MID([$Compras.$A55];[$Tablas.$E$11];[$Tablas.$G$11]))/100;0)*IF(OR(VALUE([.B55])=3;VALUE([.B55])=8;VALUE([.B55])=13);-1;1)" office:value-type="string" office:string-value="" calcext:value-type="error">
            <text:p>Err:502</text:p>
          </table:table-cell>
          <table:table-cell table:style-name="ce28" table:formula="of:=IF([$Compras.$A55]&lt;&gt;&quot;&quot;;VALUE(MID([$Compras.$A55];[$Tablas.$E$12];[$Tablas.$G$12]))/100;0)*IF(OR(VALUE([.B55])=3;VALUE([.B55])=8;VALUE([.B55])=13);-1;1)" office:value-type="float" office:value="69.79" calcext:value-type="float">
            <text:p>69,79</text:p>
          </table:table-cell>
          <table:table-cell table:style-name="ce28" table:formula="of:=IF([$Compras.$A55]&lt;&gt;&quot;&quot;;VALUE(MID([$Compras.$A55];[$Tablas.$E$13];[$Tablas.$G$13]))/100;0)*IF(OR(VALUE([.B55])=3;VALUE([.B55])=8;VALUE([.B55])=13);-1;1)" office:value-type="float" office:value="4000000000000" calcext:value-type="float">
            <text:p>4.000.000.000.000,00</text:p>
          </table:table-cell>
          <table:table-cell table:style-name="ce28" table:formula="of:=IF([$Compras.$A55]&lt;&gt;&quot;&quot;;VALUE(MID([$Compras.$A55];[$Tablas.$E$14];[$Tablas.$G$14]))/100;0)*IF(OR(VALUE([.B55])=3;VALUE([.B55])=8;VALUE([.B55])=13);-1;1)" office:value-type="float" office:value="0" calcext:value-type="float">
            <text:p>0,00</text:p>
          </table:table-cell>
          <table:table-cell table:style-name="ce28" table:formula="of:=IF([$Compras.$A55]&lt;&gt;&quot;&quot;;VALUE(MID([$Compras.$A55];[$Tablas.$E$15];[$Tablas.$G$15]))/100;0)*IF(OR(VALUE([.B55])=3;VALUE([.B55])=8;VALUE([.B55])=13);-1;1)" office:value-type="float" office:value="0" calcext:value-type="float">
            <text:p>0,00</text:p>
          </table:table-cell>
          <table:table-cell table:style-name="ce28" table:formula="of:=IF([$Compras.$A55]&lt;&gt;&quot;&quot;;VALUE(MID([$Compras.$A55];[$Tablas.$E$16];[$Tablas.$G$16]))/100;0)*IF(OR(VALUE([.B55])=3;VALUE([.B55])=8;VALUE([.B55])=13);-1;1)" office:value-type="float" office:value="0" calcext:value-type="float">
            <text:p>0,00</text:p>
          </table:table-cell>
          <table:table-cell table:style-name="ce28" table:formula="of:=IF([$Compras.$A55]&lt;&gt;&quot;&quot;;VALUE(MID([$Compras.$A55];[$Tablas.$E$17];[$Tablas.$G$17]))/100;0)*IF(OR(VALUE([.B55])=3;VALUE([.B55])=8;VALUE([.B55])=13);-1;1)" office:value-type="float" office:value="0" calcext:value-type="float">
            <text:p>0,00</text:p>
          </table:table-cell>
          <table:table-cell table:style-name="ce28" table:formula="of:=IF([$Compras.$A55]&lt;&gt;&quot;&quot;;VALUE(MID([$Compras.$A55];[$Tablas.$E$18];[$Tablas.$G$18]))/100;0)*IF(OR(VALUE([.B55])=3;VALUE([.B55])=8;VALUE([.B55])=13);-1;1)" office:value-type="float" office:value="0" calcext:value-type="float">
            <text:p>0,00</text:p>
          </table:table-cell>
          <table:table-cell table:style-name="ce25" table:formula="of:=MID([$Compras.$A55];[$Tablas.$E$19];[$Tablas.$G$19])" office:value-type="string" office:string-value="0PE" calcext:value-type="string">
            <text:p>0PE</text:p>
          </table:table-cell>
          <table:table-cell table:style-name="ce25" table:formula="of:=MID([$Compras.$A55];[$Tablas.$E$20];[$Tablas.$G$20])" office:value-type="string" office:string-value="S000100000" calcext:value-type="string">
            <text:p>S000100000</text:p>
          </table:table-cell>
          <table:table-cell table:style-name="ce25" table:formula="of:=MID([$Compras.$A55];[$Tablas.$E$21];[$Tablas.$G$21])" office:value-type="string" office:string-value="0" calcext:value-type="string">
            <text:p>0</text:p>
          </table:table-cell>
          <table:table-cell table:style-name="ce25" table:formula="of:=MID([$Compras.$A55];[$Tablas.$E$22];[$Tablas.$G$22])" office:value-type="string" office:string-value="1" calcext:value-type="string">
            <text:p>1</text:p>
          </table:table-cell>
          <table:table-cell table:style-name="ce28" table:formula="of:==IF([$Compras.$A55]&lt;&gt;&quot;&quot;;VALUE(MID([$Compras.$A55];[$Tablas.$E$23];[$Tablas.$G$23]))/100;0)*IF(OR(VALUE([.B55])=3;VALUE([.B55])=8;VALUE([.B55])=13);-1;1)" office:value-type="float" office:value="0" calcext:value-type="float">
            <text:p>0,00</text:p>
          </table:table-cell>
          <table:table-cell table:style-name="ce28" table:formula="of:==IF([$Compras.$A55]&lt;&gt;&quot;&quot;;VALUE(MID([$Compras.$A55];[$Tablas.$E$24];[$Tablas.$G$24]))/100;0)*IF(OR(VALUE([.B55])=3;VALUE([.B55])=8;VALUE([.B55])=13);-1;1)" office:value-type="float" office:value="0" calcext:value-type="float">
            <text:p>0,00</text:p>
          </table:table-cell>
          <table:table-cell table:style-name="ce25" table:formula="of:=MID([$Compras.$A5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55];[$Tablas.$E$26];[$Tablas.$G$26])" office:value-type="string" office:string-value="0                             " calcext:value-type="string">
            <text:p>0 <text:s text:c="28"/></text:p>
          </table:table-cell>
          <table:table-cell table:style-name="ce25" table:formula="of:=MID([$Compras.$A55];[$Tablas.$E$27];[$Tablas.$G$27])" office:value-type="string" office:string-value=" 00000000000000" calcext:value-type="string">
            <text:p><text:s/>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56];[$Tablas.$E$3];[$Tablas.$G$3])" office:value-type="string" office:string-value="20200804" calcext:value-type="string">
            <text:p>20200804</text:p>
          </table:table-cell>
          <table:table-cell table:style-name="ce25" table:formula="of:=MID([$Compras.$A56];[$Tablas.$E$4];[$Tablas.$G$4])" office:value-type="string" office:string-value="001" calcext:value-type="string">
            <text:p>001</text:p>
          </table:table-cell>
          <table:table-cell table:style-name="ce25" table:formula="of:=MID([$Compras.$A56];[$Tablas.$E$5];[$Tablas.$G$5])" office:value-type="string" office:string-value="00020" calcext:value-type="string">
            <text:p>00020</text:p>
          </table:table-cell>
          <table:table-cell table:style-name="ce25" table:formula="of:=MID([$Compras.$A56];[$Tablas.$E$6];[$Tablas.$G$6])" office:value-type="string" office:string-value="00000000000000966938" calcext:value-type="string">
            <text:p>00000000000000966938</text:p>
          </table:table-cell>
          <table:table-cell table:style-name="ce25" table:formula="of:=MID([$Compras.$A5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56];[$Tablas.$E$8];[$Tablas.$G$8])" office:value-type="string" office:string-value="80" calcext:value-type="string">
            <text:p>80</text:p>
          </table:table-cell>
          <table:table-cell table:style-name="ce25" table:formula="of:=MID([$Compras.$A56];[$Tablas.$E$9];[$Tablas.$G$9])" office:value-type="string" office:string-value="00000000033500057039" calcext:value-type="string">
            <text:p>00000000033500057039</text:p>
          </table:table-cell>
          <table:table-cell table:style-name="ce25" table:formula="of:=MID([$Compras.$A56];[$Tablas.$E$10];[$Tablas.$G$10])" office:value-type="string" office:string-value="ALBA COMPAY=IA ARGENTINA DE SE" calcext:value-type="string">
            <text:p>ALBA COMPAY=IA ARGENTINA DE SE</text:p>
          </table:table-cell>
          <table:table-cell table:style-name="ce28" table:formula="of:==IF([$Compras.$A56]&lt;&gt;&quot;&quot;;VALUE(MID([$Compras.$A56];[$Tablas.$E$11];[$Tablas.$G$11]))/100;0)*IF(OR(VALUE([.B56])=3;VALUE([.B56])=8;VALUE([.B56])=13);-1;1)" office:value-type="string" office:string-value="" calcext:value-type="error">
            <text:p>Err:502</text:p>
          </table:table-cell>
          <table:table-cell table:style-name="ce28" table:formula="of:=IF([$Compras.$A56]&lt;&gt;&quot;&quot;;VALUE(MID([$Compras.$A56];[$Tablas.$E$12];[$Tablas.$G$12]))/100;0)*IF(OR(VALUE([.B56])=3;VALUE([.B56])=8;VALUE([.B56])=13);-1;1)" office:value-type="float" office:value="8000000000047.71" calcext:value-type="float">
            <text:p>8.000.000.000.047,71</text:p>
          </table:table-cell>
          <table:table-cell table:style-name="ce28" table:formula="of:=IF([$Compras.$A56]&lt;&gt;&quot;&quot;;VALUE(MID([$Compras.$A56];[$Tablas.$E$13];[$Tablas.$G$13]))/100;0)*IF(OR(VALUE([.B56])=3;VALUE([.B56])=8;VALUE([.B56])=13);-1;1)" office:value-type="float" office:value="3000000000000" calcext:value-type="float">
            <text:p>3.000.000.000.000,00</text:p>
          </table:table-cell>
          <table:table-cell table:style-name="ce28" table:formula="of:=IF([$Compras.$A56]&lt;&gt;&quot;&quot;;VALUE(MID([$Compras.$A56];[$Tablas.$E$14];[$Tablas.$G$14]))/100;0)*IF(OR(VALUE([.B56])=3;VALUE([.B56])=8;VALUE([.B56])=13);-1;1)" office:value-type="float" office:value="0" calcext:value-type="float">
            <text:p>0,00</text:p>
          </table:table-cell>
          <table:table-cell table:style-name="ce28" table:formula="of:=IF([$Compras.$A56]&lt;&gt;&quot;&quot;;VALUE(MID([$Compras.$A56];[$Tablas.$E$15];[$Tablas.$G$15]))/100;0)*IF(OR(VALUE([.B56])=3;VALUE([.B56])=8;VALUE([.B56])=13);-1;1)" office:value-type="float" office:value="0" calcext:value-type="float">
            <text:p>0,00</text:p>
          </table:table-cell>
          <table:table-cell table:style-name="ce28" table:formula="of:=IF([$Compras.$A56]&lt;&gt;&quot;&quot;;VALUE(MID([$Compras.$A56];[$Tablas.$E$16];[$Tablas.$G$16]))/100;0)*IF(OR(VALUE([.B56])=3;VALUE([.B56])=8;VALUE([.B56])=13);-1;1)" office:value-type="float" office:value="0" calcext:value-type="float">
            <text:p>0,00</text:p>
          </table:table-cell>
          <table:table-cell table:style-name="ce28" table:formula="of:=IF([$Compras.$A56]&lt;&gt;&quot;&quot;;VALUE(MID([$Compras.$A56];[$Tablas.$E$17];[$Tablas.$G$17]))/100;0)*IF(OR(VALUE([.B56])=3;VALUE([.B56])=8;VALUE([.B56])=13);-1;1)" office:value-type="float" office:value="0" calcext:value-type="float">
            <text:p>0,00</text:p>
          </table:table-cell>
          <table:table-cell table:style-name="ce28" table:formula="of:=IF([$Compras.$A56]&lt;&gt;&quot;&quot;;VALUE(MID([$Compras.$A56];[$Tablas.$E$18];[$Tablas.$G$18]))/100;0)*IF(OR(VALUE([.B56])=3;VALUE([.B56])=8;VALUE([.B56])=13);-1;1)" office:value-type="float" office:value="0" calcext:value-type="float">
            <text:p>0,00</text:p>
          </table:table-cell>
          <table:table-cell table:style-name="ce25" table:formula="of:=MID([$Compras.$A56];[$Tablas.$E$19];[$Tablas.$G$19])" office:value-type="string" office:string-value="0PE" calcext:value-type="string">
            <text:p>0PE</text:p>
          </table:table-cell>
          <table:table-cell table:style-name="ce25" table:formula="of:=MID([$Compras.$A56];[$Tablas.$E$20];[$Tablas.$G$20])" office:value-type="string" office:string-value="S000100000" calcext:value-type="string">
            <text:p>S000100000</text:p>
          </table:table-cell>
          <table:table-cell table:style-name="ce25" table:formula="of:=MID([$Compras.$A56];[$Tablas.$E$21];[$Tablas.$G$21])" office:value-type="string" office:string-value="0" calcext:value-type="string">
            <text:p>0</text:p>
          </table:table-cell>
          <table:table-cell table:style-name="ce25" table:formula="of:=MID([$Compras.$A56];[$Tablas.$E$22];[$Tablas.$G$22])" office:value-type="string" office:string-value="1" calcext:value-type="string">
            <text:p>1</text:p>
          </table:table-cell>
          <table:table-cell table:style-name="ce28" table:formula="of:==IF([$Compras.$A56]&lt;&gt;&quot;&quot;;VALUE(MID([$Compras.$A56];[$Tablas.$E$23];[$Tablas.$G$23]))/100;0)*IF(OR(VALUE([.B56])=3;VALUE([.B56])=8;VALUE([.B56])=13);-1;1)" office:value-type="float" office:value="0" calcext:value-type="float">
            <text:p>0,00</text:p>
          </table:table-cell>
          <table:table-cell table:style-name="ce28" table:formula="of:==IF([$Compras.$A56]&lt;&gt;&quot;&quot;;VALUE(MID([$Compras.$A56];[$Tablas.$E$24];[$Tablas.$G$24]))/100;0)*IF(OR(VALUE([.B56])=3;VALUE([.B56])=8;VALUE([.B56])=13);-1;1)" office:value-type="float" office:value="0" calcext:value-type="float">
            <text:p>0,00</text:p>
          </table:table-cell>
          <table:table-cell table:style-name="ce25" table:formula="of:=MID([$Compras.$A5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56];[$Tablas.$E$26];[$Tablas.$G$26])" office:value-type="string" office:string-value="0                             " calcext:value-type="string">
            <text:p>0 <text:s text:c="28"/></text:p>
          </table:table-cell>
          <table:table-cell table:style-name="ce25" table:formula="of:=MID([$Compras.$A56];[$Tablas.$E$27];[$Tablas.$G$27])" office:value-type="string" office:string-value=" 00000000000000" calcext:value-type="string">
            <text:p><text:s/>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57];[$Tablas.$E$3];[$Tablas.$G$3])" office:value-type="string" office:string-value="20200805" calcext:value-type="string">
            <text:p>20200805</text:p>
          </table:table-cell>
          <table:table-cell table:style-name="ce25" table:formula="of:=MID([$Compras.$A57];[$Tablas.$E$4];[$Tablas.$G$4])" office:value-type="string" office:string-value="001" calcext:value-type="string">
            <text:p>001</text:p>
          </table:table-cell>
          <table:table-cell table:style-name="ce25" table:formula="of:=MID([$Compras.$A57];[$Tablas.$E$5];[$Tablas.$G$5])" office:value-type="string" office:string-value="00006" calcext:value-type="string">
            <text:p>00006</text:p>
          </table:table-cell>
          <table:table-cell table:style-name="ce25" table:formula="of:=MID([$Compras.$A57];[$Tablas.$E$6];[$Tablas.$G$6])" office:value-type="string" office:string-value="00000000000000007690" calcext:value-type="string">
            <text:p>00000000000000007690</text:p>
          </table:table-cell>
          <table:table-cell table:style-name="ce25" table:formula="of:=MID([$Compras.$A5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57];[$Tablas.$E$8];[$Tablas.$G$8])" office:value-type="string" office:string-value="80" calcext:value-type="string">
            <text:p>80</text:p>
          </table:table-cell>
          <table:table-cell table:style-name="ce25" table:formula="of:=MID([$Compras.$A57];[$Tablas.$E$9];[$Tablas.$G$9])" office:value-type="string" office:string-value="00000000030708555602" calcext:value-type="string">
            <text:p>00000000030708555602</text:p>
          </table:table-cell>
          <table:table-cell table:style-name="ce25" table:formula="of:=MID([$Compras.$A57];[$Tablas.$E$10];[$Tablas.$G$10])" office:value-type="string" office:string-value="AISLANTES TECNOPOR SRL        " calcext:value-type="string">
            <text:p>AISLANTES TECNOPOR SRL <text:s text:c="7"/></text:p>
          </table:table-cell>
          <table:table-cell table:style-name="ce28" table:formula="of:==IF([$Compras.$A57]&lt;&gt;&quot;&quot;;VALUE(MID([$Compras.$A57];[$Tablas.$E$11];[$Tablas.$G$11]))/100;0)*IF(OR(VALUE([.B57])=3;VALUE([.B57])=8;VALUE([.B57])=13);-1;1)" office:value-type="float" office:value="238.29" calcext:value-type="float">
            <text:p>238,29</text:p>
          </table:table-cell>
          <table:table-cell table:style-name="ce28" table:formula="of:=IF([$Compras.$A57]&lt;&gt;&quot;&quot;;VALUE(MID([$Compras.$A57];[$Tablas.$E$12];[$Tablas.$G$12]))/100;0)*IF(OR(VALUE([.B57])=3;VALUE([.B57])=8;VALUE([.B57])=13);-1;1)" office:value-type="float" office:value="0" calcext:value-type="float">
            <text:p>0,00</text:p>
          </table:table-cell>
          <table:table-cell table:style-name="ce28" table:formula="of:=IF([$Compras.$A57]&lt;&gt;&quot;&quot;;VALUE(MID([$Compras.$A57];[$Tablas.$E$13];[$Tablas.$G$13]))/100;0)*IF(OR(VALUE([.B57])=3;VALUE([.B57])=8;VALUE([.B57])=13);-1;1)" office:value-type="float" office:value="0" calcext:value-type="float">
            <text:p>0,00</text:p>
          </table:table-cell>
          <table:table-cell table:style-name="ce28" table:formula="of:=IF([$Compras.$A57]&lt;&gt;&quot;&quot;;VALUE(MID([$Compras.$A57];[$Tablas.$E$14];[$Tablas.$G$14]))/100;0)*IF(OR(VALUE([.B57])=3;VALUE([.B57])=8;VALUE([.B57])=13);-1;1)" office:value-type="float" office:value="0" calcext:value-type="float">
            <text:p>0,00</text:p>
          </table:table-cell>
          <table:table-cell table:style-name="ce28" table:formula="of:=IF([$Compras.$A57]&lt;&gt;&quot;&quot;;VALUE(MID([$Compras.$A57];[$Tablas.$E$15];[$Tablas.$G$15]))/100;0)*IF(OR(VALUE([.B57])=3;VALUE([.B57])=8;VALUE([.B57])=13);-1;1)" office:value-type="float" office:value="0" calcext:value-type="float">
            <text:p>0,00</text:p>
          </table:table-cell>
          <table:table-cell table:style-name="ce28" table:formula="of:=IF([$Compras.$A57]&lt;&gt;&quot;&quot;;VALUE(MID([$Compras.$A57];[$Tablas.$E$16];[$Tablas.$G$16]))/100;0)*IF(OR(VALUE([.B57])=3;VALUE([.B57])=8;VALUE([.B57])=13);-1;1)" office:value-type="float" office:value="3.4" calcext:value-type="float">
            <text:p>3,40</text:p>
          </table:table-cell>
          <table:table-cell table:style-name="ce28" table:formula="of:=IF([$Compras.$A57]&lt;&gt;&quot;&quot;;VALUE(MID([$Compras.$A57];[$Tablas.$E$17];[$Tablas.$G$17]))/100;0)*IF(OR(VALUE([.B57])=3;VALUE([.B57])=8;VALUE([.B57])=13);-1;1)" office:value-type="float" office:value="0" calcext:value-type="float">
            <text:p>0,00</text:p>
          </table:table-cell>
          <table:table-cell table:style-name="ce28" table:formula="of:=IF([$Compras.$A57]&lt;&gt;&quot;&quot;;VALUE(MID([$Compras.$A57];[$Tablas.$E$18];[$Tablas.$G$18]))/100;0)*IF(OR(VALUE([.B57])=3;VALUE([.B57])=8;VALUE([.B57])=13);-1;1)" office:value-type="float" office:value="0" calcext:value-type="float">
            <text:p>0,00</text:p>
          </table:table-cell>
          <table:table-cell table:style-name="ce25" table:formula="of:=MID([$Compras.$A57];[$Tablas.$E$19];[$Tablas.$G$19])" office:value-type="string" office:string-value="PES" calcext:value-type="string">
            <text:p>PES</text:p>
          </table:table-cell>
          <table:table-cell table:style-name="ce25" table:formula="of:=MID([$Compras.$A5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57];[$Tablas.$E$21];[$Tablas.$G$21])" office:value-type="string" office:string-value="1" calcext:value-type="string">
            <text:p>1</text:p>
          </table:table-cell>
          <table:table-cell table:style-name="ce25" table:formula="of:=MID([$Compras.$A57];[$Tablas.$E$22];[$Tablas.$G$22])" office:value-type="string" office:string-value="0" calcext:value-type="string">
            <text:p>0</text:p>
          </table:table-cell>
          <table:table-cell table:style-name="ce28" table:formula="of:==IF([$Compras.$A57]&lt;&gt;&quot;&quot;;VALUE(MID([$Compras.$A57];[$Tablas.$E$23];[$Tablas.$G$23]))/100;0)*IF(OR(VALUE([.B57])=3;VALUE([.B57])=8;VALUE([.B57])=13);-1;1)" office:value-type="float" office:value="0" calcext:value-type="float">
            <text:p>0,00</text:p>
          </table:table-cell>
          <table:table-cell table:style-name="ce28" table:formula="of:==IF([$Compras.$A57]&lt;&gt;&quot;&quot;;VALUE(MID([$Compras.$A57];[$Tablas.$E$24];[$Tablas.$G$24]))/100;0)*IF(OR(VALUE([.B57])=3;VALUE([.B57])=8;VALUE([.B57])=13);-1;1)" office:value-type="float" office:value="0" calcext:value-type="float">
            <text:p>0,00</text:p>
          </table:table-cell>
          <table:table-cell table:style-name="ce25" table:formula="of:=MID([$Compras.$A5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5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5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58];[$Tablas.$E$3];[$Tablas.$G$3])" office:value-type="string" office:string-value="20200805" calcext:value-type="string">
            <text:p>20200805</text:p>
          </table:table-cell>
          <table:table-cell table:style-name="ce25" table:formula="of:=MID([$Compras.$A58];[$Tablas.$E$4];[$Tablas.$G$4])" office:value-type="string" office:string-value="001" calcext:value-type="string">
            <text:p>001</text:p>
          </table:table-cell>
          <table:table-cell table:style-name="ce25" table:formula="of:=MID([$Compras.$A58];[$Tablas.$E$5];[$Tablas.$G$5])" office:value-type="string" office:string-value="00001" calcext:value-type="string">
            <text:p>00001</text:p>
          </table:table-cell>
          <table:table-cell table:style-name="ce25" table:formula="of:=MID([$Compras.$A58];[$Tablas.$E$6];[$Tablas.$G$6])" office:value-type="string" office:string-value="00000000000000000066" calcext:value-type="string">
            <text:p>00000000000000000066</text:p>
          </table:table-cell>
          <table:table-cell table:style-name="ce25" table:formula="of:=MID([$Compras.$A5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58];[$Tablas.$E$8];[$Tablas.$G$8])" office:value-type="string" office:string-value="80" calcext:value-type="string">
            <text:p>80</text:p>
          </table:table-cell>
          <table:table-cell table:style-name="ce25" table:formula="of:=MID([$Compras.$A58];[$Tablas.$E$9];[$Tablas.$G$9])" office:value-type="string" office:string-value="00000000020110102012" calcext:value-type="string">
            <text:p>00000000020110102012</text:p>
          </table:table-cell>
          <table:table-cell table:style-name="ce25" table:formula="of:=MID([$Compras.$A58];[$Tablas.$E$10];[$Tablas.$G$10])" office:value-type="string" office:string-value="PEREZ JULIO CESAR             " calcext:value-type="string">
            <text:p>PEREZ JULIO CESAR <text:s text:c="12"/></text:p>
          </table:table-cell>
          <table:table-cell table:style-name="ce28" table:formula="of:==IF([$Compras.$A58]&lt;&gt;&quot;&quot;;VALUE(MID([$Compras.$A58];[$Tablas.$E$11];[$Tablas.$G$11]))/100;0)*IF(OR(VALUE([.B58])=3;VALUE([.B58])=8;VALUE([.B58])=13);-1;1)" office:value-type="float" office:value="18755" calcext:value-type="float">
            <text:p>18.755,00</text:p>
          </table:table-cell>
          <table:table-cell table:style-name="ce28" table:formula="of:=IF([$Compras.$A58]&lt;&gt;&quot;&quot;;VALUE(MID([$Compras.$A58];[$Tablas.$E$12];[$Tablas.$G$12]))/100;0)*IF(OR(VALUE([.B58])=3;VALUE([.B58])=8;VALUE([.B58])=13);-1;1)" office:value-type="float" office:value="0" calcext:value-type="float">
            <text:p>0,00</text:p>
          </table:table-cell>
          <table:table-cell table:style-name="ce28" table:formula="of:=IF([$Compras.$A58]&lt;&gt;&quot;&quot;;VALUE(MID([$Compras.$A58];[$Tablas.$E$13];[$Tablas.$G$13]))/100;0)*IF(OR(VALUE([.B58])=3;VALUE([.B58])=8;VALUE([.B58])=13);-1;1)" office:value-type="float" office:value="0" calcext:value-type="float">
            <text:p>0,00</text:p>
          </table:table-cell>
          <table:table-cell table:style-name="ce28" table:formula="of:=IF([$Compras.$A58]&lt;&gt;&quot;&quot;;VALUE(MID([$Compras.$A58];[$Tablas.$E$14];[$Tablas.$G$14]))/100;0)*IF(OR(VALUE([.B58])=3;VALUE([.B58])=8;VALUE([.B58])=13);-1;1)" office:value-type="float" office:value="0" calcext:value-type="float">
            <text:p>0,00</text:p>
          </table:table-cell>
          <table:table-cell table:style-name="ce28" table:formula="of:=IF([$Compras.$A58]&lt;&gt;&quot;&quot;;VALUE(MID([$Compras.$A58];[$Tablas.$E$15];[$Tablas.$G$15]))/100;0)*IF(OR(VALUE([.B58])=3;VALUE([.B58])=8;VALUE([.B58])=13);-1;1)" office:value-type="float" office:value="0" calcext:value-type="float">
            <text:p>0,00</text:p>
          </table:table-cell>
          <table:table-cell table:style-name="ce28" table:formula="of:=IF([$Compras.$A58]&lt;&gt;&quot;&quot;;VALUE(MID([$Compras.$A58];[$Tablas.$E$16];[$Tablas.$G$16]))/100;0)*IF(OR(VALUE([.B58])=3;VALUE([.B58])=8;VALUE([.B58])=13);-1;1)" office:value-type="float" office:value="0" calcext:value-type="float">
            <text:p>0,00</text:p>
          </table:table-cell>
          <table:table-cell table:style-name="ce28" table:formula="of:=IF([$Compras.$A58]&lt;&gt;&quot;&quot;;VALUE(MID([$Compras.$A58];[$Tablas.$E$17];[$Tablas.$G$17]))/100;0)*IF(OR(VALUE([.B58])=3;VALUE([.B58])=8;VALUE([.B58])=13);-1;1)" office:value-type="float" office:value="0" calcext:value-type="float">
            <text:p>0,00</text:p>
          </table:table-cell>
          <table:table-cell table:style-name="ce28" table:formula="of:=IF([$Compras.$A58]&lt;&gt;&quot;&quot;;VALUE(MID([$Compras.$A58];[$Tablas.$E$18];[$Tablas.$G$18]))/100;0)*IF(OR(VALUE([.B58])=3;VALUE([.B58])=8;VALUE([.B58])=13);-1;1)" office:value-type="float" office:value="0" calcext:value-type="float">
            <text:p>0,00</text:p>
          </table:table-cell>
          <table:table-cell table:style-name="ce25" table:formula="of:=MID([$Compras.$A58];[$Tablas.$E$19];[$Tablas.$G$19])" office:value-type="string" office:string-value="PES" calcext:value-type="string">
            <text:p>PES</text:p>
          </table:table-cell>
          <table:table-cell table:style-name="ce25" table:formula="of:=MID([$Compras.$A5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58];[$Tablas.$E$21];[$Tablas.$G$21])" office:value-type="string" office:string-value="1" calcext:value-type="string">
            <text:p>1</text:p>
          </table:table-cell>
          <table:table-cell table:style-name="ce25" table:formula="of:=MID([$Compras.$A58];[$Tablas.$E$22];[$Tablas.$G$22])" office:value-type="string" office:string-value="0" calcext:value-type="string">
            <text:p>0</text:p>
          </table:table-cell>
          <table:table-cell table:style-name="ce28" table:formula="of:==IF([$Compras.$A58]&lt;&gt;&quot;&quot;;VALUE(MID([$Compras.$A58];[$Tablas.$E$23];[$Tablas.$G$23]))/100;0)*IF(OR(VALUE([.B58])=3;VALUE([.B58])=8;VALUE([.B58])=13);-1;1)" office:value-type="float" office:value="0" calcext:value-type="float">
            <text:p>0,00</text:p>
          </table:table-cell>
          <table:table-cell table:style-name="ce28" table:formula="of:==IF([$Compras.$A58]&lt;&gt;&quot;&quot;;VALUE(MID([$Compras.$A58];[$Tablas.$E$24];[$Tablas.$G$24]))/100;0)*IF(OR(VALUE([.B58])=3;VALUE([.B58])=8;VALUE([.B58])=13);-1;1)" office:value-type="float" office:value="0" calcext:value-type="float">
            <text:p>0,00</text:p>
          </table:table-cell>
          <table:table-cell table:style-name="ce25" table:formula="of:=MID([$Compras.$A5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5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5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59];[$Tablas.$E$3];[$Tablas.$G$3])" office:value-type="string" office:string-value="20200805" calcext:value-type="string">
            <text:p>20200805</text:p>
          </table:table-cell>
          <table:table-cell table:style-name="ce25" table:formula="of:=MID([$Compras.$A59];[$Tablas.$E$4];[$Tablas.$G$4])" office:value-type="string" office:string-value="001" calcext:value-type="string">
            <text:p>001</text:p>
          </table:table-cell>
          <table:table-cell table:style-name="ce25" table:formula="of:=MID([$Compras.$A59];[$Tablas.$E$5];[$Tablas.$G$5])" office:value-type="string" office:string-value="00002" calcext:value-type="string">
            <text:p>00002</text:p>
          </table:table-cell>
          <table:table-cell table:style-name="ce25" table:formula="of:=MID([$Compras.$A59];[$Tablas.$E$6];[$Tablas.$G$6])" office:value-type="string" office:string-value="00000000000000000981" calcext:value-type="string">
            <text:p>00000000000000000981</text:p>
          </table:table-cell>
          <table:table-cell table:style-name="ce25" table:formula="of:=MID([$Compras.$A5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59];[$Tablas.$E$8];[$Tablas.$G$8])" office:value-type="string" office:string-value="80" calcext:value-type="string">
            <text:p>80</text:p>
          </table:table-cell>
          <table:table-cell table:style-name="ce25" table:formula="of:=MID([$Compras.$A59];[$Tablas.$E$9];[$Tablas.$G$9])" office:value-type="string" office:string-value="00000000020202198660" calcext:value-type="string">
            <text:p>00000000020202198660</text:p>
          </table:table-cell>
          <table:table-cell table:style-name="ce25" table:formula="of:=MID([$Compras.$A59];[$Tablas.$E$10];[$Tablas.$G$10])" office:value-type="string" office:string-value="NAVARRO MARCELO MIGUEL        " calcext:value-type="string">
            <text:p>NAVARRO MARCELO MIGUEL <text:s text:c="7"/></text:p>
          </table:table-cell>
          <table:table-cell table:style-name="ce28" table:formula="of:==IF([$Compras.$A59]&lt;&gt;&quot;&quot;;VALUE(MID([$Compras.$A59];[$Tablas.$E$11];[$Tablas.$G$11]))/100;0)*IF(OR(VALUE([.B59])=3;VALUE([.B59])=8;VALUE([.B59])=13);-1;1)" office:value-type="float" office:value="27654.28" calcext:value-type="float">
            <text:p>27.654,28</text:p>
          </table:table-cell>
          <table:table-cell table:style-name="ce28" table:formula="of:=IF([$Compras.$A59]&lt;&gt;&quot;&quot;;VALUE(MID([$Compras.$A59];[$Tablas.$E$12];[$Tablas.$G$12]))/100;0)*IF(OR(VALUE([.B59])=3;VALUE([.B59])=8;VALUE([.B59])=13);-1;1)" office:value-type="float" office:value="0" calcext:value-type="float">
            <text:p>0,00</text:p>
          </table:table-cell>
          <table:table-cell table:style-name="ce28" table:formula="of:=IF([$Compras.$A59]&lt;&gt;&quot;&quot;;VALUE(MID([$Compras.$A59];[$Tablas.$E$13];[$Tablas.$G$13]))/100;0)*IF(OR(VALUE([.B59])=3;VALUE([.B59])=8;VALUE([.B59])=13);-1;1)" office:value-type="float" office:value="0" calcext:value-type="float">
            <text:p>0,00</text:p>
          </table:table-cell>
          <table:table-cell table:style-name="ce28" table:formula="of:=IF([$Compras.$A59]&lt;&gt;&quot;&quot;;VALUE(MID([$Compras.$A59];[$Tablas.$E$14];[$Tablas.$G$14]))/100;0)*IF(OR(VALUE([.B59])=3;VALUE([.B59])=8;VALUE([.B59])=13);-1;1)" office:value-type="float" office:value="0" calcext:value-type="float">
            <text:p>0,00</text:p>
          </table:table-cell>
          <table:table-cell table:style-name="ce28" table:formula="of:=IF([$Compras.$A59]&lt;&gt;&quot;&quot;;VALUE(MID([$Compras.$A59];[$Tablas.$E$15];[$Tablas.$G$15]))/100;0)*IF(OR(VALUE([.B59])=3;VALUE([.B59])=8;VALUE([.B59])=13);-1;1)" office:value-type="float" office:value="0" calcext:value-type="float">
            <text:p>0,00</text:p>
          </table:table-cell>
          <table:table-cell table:style-name="ce28" table:formula="of:=IF([$Compras.$A59]&lt;&gt;&quot;&quot;;VALUE(MID([$Compras.$A59];[$Tablas.$E$16];[$Tablas.$G$16]))/100;0)*IF(OR(VALUE([.B59])=3;VALUE([.B59])=8;VALUE([.B59])=13);-1;1)" office:value-type="float" office:value="0" calcext:value-type="float">
            <text:p>0,00</text:p>
          </table:table-cell>
          <table:table-cell table:style-name="ce28" table:formula="of:=IF([$Compras.$A59]&lt;&gt;&quot;&quot;;VALUE(MID([$Compras.$A59];[$Tablas.$E$17];[$Tablas.$G$17]))/100;0)*IF(OR(VALUE([.B59])=3;VALUE([.B59])=8;VALUE([.B59])=13);-1;1)" office:value-type="float" office:value="0" calcext:value-type="float">
            <text:p>0,00</text:p>
          </table:table-cell>
          <table:table-cell table:style-name="ce28" table:formula="of:=IF([$Compras.$A59]&lt;&gt;&quot;&quot;;VALUE(MID([$Compras.$A59];[$Tablas.$E$18];[$Tablas.$G$18]))/100;0)*IF(OR(VALUE([.B59])=3;VALUE([.B59])=8;VALUE([.B59])=13);-1;1)" office:value-type="float" office:value="0" calcext:value-type="float">
            <text:p>0,00</text:p>
          </table:table-cell>
          <table:table-cell table:style-name="ce25" table:formula="of:=MID([$Compras.$A59];[$Tablas.$E$19];[$Tablas.$G$19])" office:value-type="string" office:string-value="PES" calcext:value-type="string">
            <text:p>PES</text:p>
          </table:table-cell>
          <table:table-cell table:style-name="ce25" table:formula="of:=MID([$Compras.$A5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59];[$Tablas.$E$21];[$Tablas.$G$21])" office:value-type="string" office:string-value="1" calcext:value-type="string">
            <text:p>1</text:p>
          </table:table-cell>
          <table:table-cell table:style-name="ce25" table:formula="of:=MID([$Compras.$A59];[$Tablas.$E$22];[$Tablas.$G$22])" office:value-type="string" office:string-value="0" calcext:value-type="string">
            <text:p>0</text:p>
          </table:table-cell>
          <table:table-cell table:style-name="ce28" table:formula="of:==IF([$Compras.$A59]&lt;&gt;&quot;&quot;;VALUE(MID([$Compras.$A59];[$Tablas.$E$23];[$Tablas.$G$23]))/100;0)*IF(OR(VALUE([.B59])=3;VALUE([.B59])=8;VALUE([.B59])=13);-1;1)" office:value-type="float" office:value="0" calcext:value-type="float">
            <text:p>0,00</text:p>
          </table:table-cell>
          <table:table-cell table:style-name="ce28" table:formula="of:==IF([$Compras.$A59]&lt;&gt;&quot;&quot;;VALUE(MID([$Compras.$A59];[$Tablas.$E$24];[$Tablas.$G$24]))/100;0)*IF(OR(VALUE([.B59])=3;VALUE([.B59])=8;VALUE([.B59])=13);-1;1)" office:value-type="float" office:value="0" calcext:value-type="float">
            <text:p>0,00</text:p>
          </table:table-cell>
          <table:table-cell table:style-name="ce25" table:formula="of:=MID([$Compras.$A5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5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5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60];[$Tablas.$E$3];[$Tablas.$G$3])" office:value-type="string" office:string-value="20200805" calcext:value-type="string">
            <text:p>20200805</text:p>
          </table:table-cell>
          <table:table-cell table:style-name="ce25" table:formula="of:=MID([$Compras.$A60];[$Tablas.$E$4];[$Tablas.$G$4])" office:value-type="string" office:string-value="001" calcext:value-type="string">
            <text:p>001</text:p>
          </table:table-cell>
          <table:table-cell table:style-name="ce25" table:formula="of:=MID([$Compras.$A60];[$Tablas.$E$5];[$Tablas.$G$5])" office:value-type="string" office:string-value="00003" calcext:value-type="string">
            <text:p>00003</text:p>
          </table:table-cell>
          <table:table-cell table:style-name="ce25" table:formula="of:=MID([$Compras.$A60];[$Tablas.$E$6];[$Tablas.$G$6])" office:value-type="string" office:string-value="00000000000000002064" calcext:value-type="string">
            <text:p>00000000000000002064</text:p>
          </table:table-cell>
          <table:table-cell table:style-name="ce25" table:formula="of:=MID([$Compras.$A6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0];[$Tablas.$E$8];[$Tablas.$G$8])" office:value-type="string" office:string-value="80" calcext:value-type="string">
            <text:p>80</text:p>
          </table:table-cell>
          <table:table-cell table:style-name="ce25" table:formula="of:=MID([$Compras.$A60];[$Tablas.$E$9];[$Tablas.$G$9])" office:value-type="string" office:string-value="00000000020246873772" calcext:value-type="string">
            <text:p>00000000020246873772</text:p>
          </table:table-cell>
          <table:table-cell table:style-name="ce25" table:formula="of:=MID([$Compras.$A60];[$Tablas.$E$10];[$Tablas.$G$10])" office:value-type="string" office:string-value="RIZZO EZEQUIEL ALEJANDRO      " calcext:value-type="string">
            <text:p>RIZZO EZEQUIEL ALEJANDRO <text:s text:c="5"/></text:p>
          </table:table-cell>
          <table:table-cell table:style-name="ce28" table:formula="of:==IF([$Compras.$A60]&lt;&gt;&quot;&quot;;VALUE(MID([$Compras.$A60];[$Tablas.$E$11];[$Tablas.$G$11]))/100;0)*IF(OR(VALUE([.B60])=3;VALUE([.B60])=8;VALUE([.B60])=13);-1;1)" office:value-type="float" office:value="27769.98" calcext:value-type="float">
            <text:p>27.769,98</text:p>
          </table:table-cell>
          <table:table-cell table:style-name="ce28" table:formula="of:=IF([$Compras.$A60]&lt;&gt;&quot;&quot;;VALUE(MID([$Compras.$A60];[$Tablas.$E$12];[$Tablas.$G$12]))/100;0)*IF(OR(VALUE([.B60])=3;VALUE([.B60])=8;VALUE([.B60])=13);-1;1)" office:value-type="float" office:value="0" calcext:value-type="float">
            <text:p>0,00</text:p>
          </table:table-cell>
          <table:table-cell table:style-name="ce28" table:formula="of:=IF([$Compras.$A60]&lt;&gt;&quot;&quot;;VALUE(MID([$Compras.$A60];[$Tablas.$E$13];[$Tablas.$G$13]))/100;0)*IF(OR(VALUE([.B60])=3;VALUE([.B60])=8;VALUE([.B60])=13);-1;1)" office:value-type="float" office:value="0" calcext:value-type="float">
            <text:p>0,00</text:p>
          </table:table-cell>
          <table:table-cell table:style-name="ce28" table:formula="of:=IF([$Compras.$A60]&lt;&gt;&quot;&quot;;VALUE(MID([$Compras.$A60];[$Tablas.$E$14];[$Tablas.$G$14]))/100;0)*IF(OR(VALUE([.B60])=3;VALUE([.B60])=8;VALUE([.B60])=13);-1;1)" office:value-type="float" office:value="0" calcext:value-type="float">
            <text:p>0,00</text:p>
          </table:table-cell>
          <table:table-cell table:style-name="ce28" table:formula="of:=IF([$Compras.$A60]&lt;&gt;&quot;&quot;;VALUE(MID([$Compras.$A60];[$Tablas.$E$15];[$Tablas.$G$15]))/100;0)*IF(OR(VALUE([.B60])=3;VALUE([.B60])=8;VALUE([.B60])=13);-1;1)" office:value-type="float" office:value="0" calcext:value-type="float">
            <text:p>0,00</text:p>
          </table:table-cell>
          <table:table-cell table:style-name="ce28" table:formula="of:=IF([$Compras.$A60]&lt;&gt;&quot;&quot;;VALUE(MID([$Compras.$A60];[$Tablas.$E$16];[$Tablas.$G$16]))/100;0)*IF(OR(VALUE([.B60])=3;VALUE([.B60])=8;VALUE([.B60])=13);-1;1)" office:value-type="float" office:value="0" calcext:value-type="float">
            <text:p>0,00</text:p>
          </table:table-cell>
          <table:table-cell table:style-name="ce28" table:formula="of:=IF([$Compras.$A60]&lt;&gt;&quot;&quot;;VALUE(MID([$Compras.$A60];[$Tablas.$E$17];[$Tablas.$G$17]))/100;0)*IF(OR(VALUE([.B60])=3;VALUE([.B60])=8;VALUE([.B60])=13);-1;1)" office:value-type="float" office:value="0" calcext:value-type="float">
            <text:p>0,00</text:p>
          </table:table-cell>
          <table:table-cell table:style-name="ce28" table:formula="of:=IF([$Compras.$A60]&lt;&gt;&quot;&quot;;VALUE(MID([$Compras.$A60];[$Tablas.$E$18];[$Tablas.$G$18]))/100;0)*IF(OR(VALUE([.B60])=3;VALUE([.B60])=8;VALUE([.B60])=13);-1;1)" office:value-type="float" office:value="0" calcext:value-type="float">
            <text:p>0,00</text:p>
          </table:table-cell>
          <table:table-cell table:style-name="ce25" table:formula="of:=MID([$Compras.$A60];[$Tablas.$E$19];[$Tablas.$G$19])" office:value-type="string" office:string-value="PES" calcext:value-type="string">
            <text:p>PES</text:p>
          </table:table-cell>
          <table:table-cell table:style-name="ce25" table:formula="of:=MID([$Compras.$A6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60];[$Tablas.$E$21];[$Tablas.$G$21])" office:value-type="string" office:string-value="1" calcext:value-type="string">
            <text:p>1</text:p>
          </table:table-cell>
          <table:table-cell table:style-name="ce25" table:formula="of:=MID([$Compras.$A60];[$Tablas.$E$22];[$Tablas.$G$22])" office:value-type="string" office:string-value="0" calcext:value-type="string">
            <text:p>0</text:p>
          </table:table-cell>
          <table:table-cell table:style-name="ce28" table:formula="of:==IF([$Compras.$A60]&lt;&gt;&quot;&quot;;VALUE(MID([$Compras.$A60];[$Tablas.$E$23];[$Tablas.$G$23]))/100;0)*IF(OR(VALUE([.B60])=3;VALUE([.B60])=8;VALUE([.B60])=13);-1;1)" office:value-type="float" office:value="0" calcext:value-type="float">
            <text:p>0,00</text:p>
          </table:table-cell>
          <table:table-cell table:style-name="ce28" table:formula="of:==IF([$Compras.$A60]&lt;&gt;&quot;&quot;;VALUE(MID([$Compras.$A60];[$Tablas.$E$24];[$Tablas.$G$24]))/100;0)*IF(OR(VALUE([.B60])=3;VALUE([.B60])=8;VALUE([.B60])=13);-1;1)" office:value-type="float" office:value="0" calcext:value-type="float">
            <text:p>0,00</text:p>
          </table:table-cell>
          <table:table-cell table:style-name="ce25" table:formula="of:=MID([$Compras.$A6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6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6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61];[$Tablas.$E$3];[$Tablas.$G$3])" office:value-type="string" office:string-value="20200805" calcext:value-type="string">
            <text:p>20200805</text:p>
          </table:table-cell>
          <table:table-cell table:style-name="ce25" table:formula="of:=MID([$Compras.$A61];[$Tablas.$E$4];[$Tablas.$G$4])" office:value-type="string" office:string-value="001" calcext:value-type="string">
            <text:p>001</text:p>
          </table:table-cell>
          <table:table-cell table:style-name="ce25" table:formula="of:=MID([$Compras.$A61];[$Tablas.$E$5];[$Tablas.$G$5])" office:value-type="string" office:string-value="00001" calcext:value-type="string">
            <text:p>00001</text:p>
          </table:table-cell>
          <table:table-cell table:style-name="ce25" table:formula="of:=MID([$Compras.$A61];[$Tablas.$E$6];[$Tablas.$G$6])" office:value-type="string" office:string-value="00000000000000080414" calcext:value-type="string">
            <text:p>00000000000000080414</text:p>
          </table:table-cell>
          <table:table-cell table:style-name="ce25" table:formula="of:=MID([$Compras.$A6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1];[$Tablas.$E$8];[$Tablas.$G$8])" office:value-type="string" office:string-value="80" calcext:value-type="string">
            <text:p>80</text:p>
          </table:table-cell>
          <table:table-cell table:style-name="ce25" table:formula="of:=MID([$Compras.$A61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61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61]&lt;&gt;&quot;&quot;;VALUE(MID([$Compras.$A61];[$Tablas.$E$11];[$Tablas.$G$11]))/100;0)*IF(OR(VALUE([.B61])=3;VALUE([.B61])=8;VALUE([.B61])=13);-1;1)" office:value-type="float" office:value="4.84" calcext:value-type="float">
            <text:p>4,84</text:p>
          </table:table-cell>
          <table:table-cell table:style-name="ce28" table:formula="of:=IF([$Compras.$A61]&lt;&gt;&quot;&quot;;VALUE(MID([$Compras.$A61];[$Tablas.$E$12];[$Tablas.$G$12]))/100;0)*IF(OR(VALUE([.B61])=3;VALUE([.B61])=8;VALUE([.B61])=13);-1;1)" office:value-type="float" office:value="0" calcext:value-type="float">
            <text:p>0,00</text:p>
          </table:table-cell>
          <table:table-cell table:style-name="ce28" table:formula="of:=IF([$Compras.$A61]&lt;&gt;&quot;&quot;;VALUE(MID([$Compras.$A61];[$Tablas.$E$13];[$Tablas.$G$13]))/100;0)*IF(OR(VALUE([.B61])=3;VALUE([.B61])=8;VALUE([.B61])=13);-1;1)" office:value-type="float" office:value="0" calcext:value-type="float">
            <text:p>0,00</text:p>
          </table:table-cell>
          <table:table-cell table:style-name="ce28" table:formula="of:=IF([$Compras.$A61]&lt;&gt;&quot;&quot;;VALUE(MID([$Compras.$A61];[$Tablas.$E$14];[$Tablas.$G$14]))/100;0)*IF(OR(VALUE([.B61])=3;VALUE([.B61])=8;VALUE([.B61])=13);-1;1)" office:value-type="float" office:value="0" calcext:value-type="float">
            <text:p>0,00</text:p>
          </table:table-cell>
          <table:table-cell table:style-name="ce28" table:formula="of:=IF([$Compras.$A61]&lt;&gt;&quot;&quot;;VALUE(MID([$Compras.$A61];[$Tablas.$E$15];[$Tablas.$G$15]))/100;0)*IF(OR(VALUE([.B61])=3;VALUE([.B61])=8;VALUE([.B61])=13);-1;1)" office:value-type="float" office:value="0" calcext:value-type="float">
            <text:p>0,00</text:p>
          </table:table-cell>
          <table:table-cell table:style-name="ce28" table:formula="of:=IF([$Compras.$A61]&lt;&gt;&quot;&quot;;VALUE(MID([$Compras.$A61];[$Tablas.$E$16];[$Tablas.$G$16]))/100;0)*IF(OR(VALUE([.B61])=3;VALUE([.B61])=8;VALUE([.B61])=13);-1;1)" office:value-type="float" office:value="0" calcext:value-type="float">
            <text:p>0,00</text:p>
          </table:table-cell>
          <table:table-cell table:style-name="ce28" table:formula="of:=IF([$Compras.$A61]&lt;&gt;&quot;&quot;;VALUE(MID([$Compras.$A61];[$Tablas.$E$17];[$Tablas.$G$17]))/100;0)*IF(OR(VALUE([.B61])=3;VALUE([.B61])=8;VALUE([.B61])=13);-1;1)" office:value-type="float" office:value="0" calcext:value-type="float">
            <text:p>0,00</text:p>
          </table:table-cell>
          <table:table-cell table:style-name="ce28" table:formula="of:=IF([$Compras.$A61]&lt;&gt;&quot;&quot;;VALUE(MID([$Compras.$A61];[$Tablas.$E$18];[$Tablas.$G$18]))/100;0)*IF(OR(VALUE([.B61])=3;VALUE([.B61])=8;VALUE([.B61])=13);-1;1)" office:value-type="float" office:value="0" calcext:value-type="float">
            <text:p>0,00</text:p>
          </table:table-cell>
          <table:table-cell table:style-name="ce25" table:formula="of:=MID([$Compras.$A61];[$Tablas.$E$19];[$Tablas.$G$19])" office:value-type="string" office:string-value="PES" calcext:value-type="string">
            <text:p>PES</text:p>
          </table:table-cell>
          <table:table-cell table:style-name="ce25" table:formula="of:=MID([$Compras.$A6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61];[$Tablas.$E$21];[$Tablas.$G$21])" office:value-type="string" office:string-value="1" calcext:value-type="string">
            <text:p>1</text:p>
          </table:table-cell>
          <table:table-cell table:style-name="ce25" table:formula="of:=MID([$Compras.$A61];[$Tablas.$E$22];[$Tablas.$G$22])" office:value-type="string" office:string-value="0" calcext:value-type="string">
            <text:p>0</text:p>
          </table:table-cell>
          <table:table-cell table:style-name="ce28" table:formula="of:==IF([$Compras.$A61]&lt;&gt;&quot;&quot;;VALUE(MID([$Compras.$A61];[$Tablas.$E$23];[$Tablas.$G$23]))/100;0)*IF(OR(VALUE([.B61])=3;VALUE([.B61])=8;VALUE([.B61])=13);-1;1)" office:value-type="float" office:value="0" calcext:value-type="float">
            <text:p>0,00</text:p>
          </table:table-cell>
          <table:table-cell table:style-name="ce28" table:formula="of:==IF([$Compras.$A61]&lt;&gt;&quot;&quot;;VALUE(MID([$Compras.$A61];[$Tablas.$E$24];[$Tablas.$G$24]))/100;0)*IF(OR(VALUE([.B61])=3;VALUE([.B61])=8;VALUE([.B61])=13);-1;1)" office:value-type="float" office:value="0" calcext:value-type="float">
            <text:p>0,00</text:p>
          </table:table-cell>
          <table:table-cell table:style-name="ce25" table:formula="of:=MID([$Compras.$A6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6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6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62];[$Tablas.$E$3];[$Tablas.$G$3])" office:value-type="string" office:string-value="20200805" calcext:value-type="string">
            <text:p>20200805</text:p>
          </table:table-cell>
          <table:table-cell table:style-name="ce25" table:formula="of:=MID([$Compras.$A62];[$Tablas.$E$4];[$Tablas.$G$4])" office:value-type="string" office:string-value="001" calcext:value-type="string">
            <text:p>001</text:p>
          </table:table-cell>
          <table:table-cell table:style-name="ce25" table:formula="of:=MID([$Compras.$A62];[$Tablas.$E$5];[$Tablas.$G$5])" office:value-type="string" office:string-value="00001" calcext:value-type="string">
            <text:p>00001</text:p>
          </table:table-cell>
          <table:table-cell table:style-name="ce25" table:formula="of:=MID([$Compras.$A62];[$Tablas.$E$6];[$Tablas.$G$6])" office:value-type="string" office:string-value="00000000000000080861" calcext:value-type="string">
            <text:p>00000000000000080861</text:p>
          </table:table-cell>
          <table:table-cell table:style-name="ce25" table:formula="of:=MID([$Compras.$A6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2];[$Tablas.$E$8];[$Tablas.$G$8])" office:value-type="string" office:string-value="80" calcext:value-type="string">
            <text:p>80</text:p>
          </table:table-cell>
          <table:table-cell table:style-name="ce25" table:formula="of:=MID([$Compras.$A62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62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62]&lt;&gt;&quot;&quot;;VALUE(MID([$Compras.$A62];[$Tablas.$E$11];[$Tablas.$G$11]))/100;0)*IF(OR(VALUE([.B62])=3;VALUE([.B62])=8;VALUE([.B62])=13);-1;1)" office:value-type="float" office:value="174.56" calcext:value-type="float">
            <text:p>174,56</text:p>
          </table:table-cell>
          <table:table-cell table:style-name="ce28" table:formula="of:=IF([$Compras.$A62]&lt;&gt;&quot;&quot;;VALUE(MID([$Compras.$A62];[$Tablas.$E$12];[$Tablas.$G$12]))/100;0)*IF(OR(VALUE([.B62])=3;VALUE([.B62])=8;VALUE([.B62])=13);-1;1)" office:value-type="float" office:value="114" calcext:value-type="float">
            <text:p>114,00</text:p>
          </table:table-cell>
          <table:table-cell table:style-name="ce28" table:formula="of:=IF([$Compras.$A62]&lt;&gt;&quot;&quot;;VALUE(MID([$Compras.$A62];[$Tablas.$E$13];[$Tablas.$G$13]))/100;0)*IF(OR(VALUE([.B62])=3;VALUE([.B62])=8;VALUE([.B62])=13);-1;1)" office:value-type="float" office:value="0" calcext:value-type="float">
            <text:p>0,00</text:p>
          </table:table-cell>
          <table:table-cell table:style-name="ce28" table:formula="of:=IF([$Compras.$A62]&lt;&gt;&quot;&quot;;VALUE(MID([$Compras.$A62];[$Tablas.$E$14];[$Tablas.$G$14]))/100;0)*IF(OR(VALUE([.B62])=3;VALUE([.B62])=8;VALUE([.B62])=13);-1;1)" office:value-type="float" office:value="0" calcext:value-type="float">
            <text:p>0,00</text:p>
          </table:table-cell>
          <table:table-cell table:style-name="ce28" table:formula="of:=IF([$Compras.$A62]&lt;&gt;&quot;&quot;;VALUE(MID([$Compras.$A62];[$Tablas.$E$15];[$Tablas.$G$15]))/100;0)*IF(OR(VALUE([.B62])=3;VALUE([.B62])=8;VALUE([.B62])=13);-1;1)" office:value-type="float" office:value="0" calcext:value-type="float">
            <text:p>0,00</text:p>
          </table:table-cell>
          <table:table-cell table:style-name="ce28" table:formula="of:=IF([$Compras.$A62]&lt;&gt;&quot;&quot;;VALUE(MID([$Compras.$A62];[$Tablas.$E$16];[$Tablas.$G$16]))/100;0)*IF(OR(VALUE([.B62])=3;VALUE([.B62])=8;VALUE([.B62])=13);-1;1)" office:value-type="float" office:value="0" calcext:value-type="float">
            <text:p>0,00</text:p>
          </table:table-cell>
          <table:table-cell table:style-name="ce28" table:formula="of:=IF([$Compras.$A62]&lt;&gt;&quot;&quot;;VALUE(MID([$Compras.$A62];[$Tablas.$E$17];[$Tablas.$G$17]))/100;0)*IF(OR(VALUE([.B62])=3;VALUE([.B62])=8;VALUE([.B62])=13);-1;1)" office:value-type="float" office:value="0" calcext:value-type="float">
            <text:p>0,00</text:p>
          </table:table-cell>
          <table:table-cell table:style-name="ce28" table:formula="of:=IF([$Compras.$A62]&lt;&gt;&quot;&quot;;VALUE(MID([$Compras.$A62];[$Tablas.$E$18];[$Tablas.$G$18]))/100;0)*IF(OR(VALUE([.B62])=3;VALUE([.B62])=8;VALUE([.B62])=13);-1;1)" office:value-type="float" office:value="0" calcext:value-type="float">
            <text:p>0,00</text:p>
          </table:table-cell>
          <table:table-cell table:style-name="ce25" table:formula="of:=MID([$Compras.$A62];[$Tablas.$E$19];[$Tablas.$G$19])" office:value-type="string" office:string-value="PES" calcext:value-type="string">
            <text:p>PES</text:p>
          </table:table-cell>
          <table:table-cell table:style-name="ce25" table:formula="of:=MID([$Compras.$A6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62];[$Tablas.$E$21];[$Tablas.$G$21])" office:value-type="string" office:string-value="1" calcext:value-type="string">
            <text:p>1</text:p>
          </table:table-cell>
          <table:table-cell table:style-name="ce25" table:formula="of:=MID([$Compras.$A62];[$Tablas.$E$22];[$Tablas.$G$22])" office:value-type="string" office:string-value="0" calcext:value-type="string">
            <text:p>0</text:p>
          </table:table-cell>
          <table:table-cell table:style-name="ce28" table:formula="of:==IF([$Compras.$A62]&lt;&gt;&quot;&quot;;VALUE(MID([$Compras.$A62];[$Tablas.$E$23];[$Tablas.$G$23]))/100;0)*IF(OR(VALUE([.B62])=3;VALUE([.B62])=8;VALUE([.B62])=13);-1;1)" office:value-type="float" office:value="0" calcext:value-type="float">
            <text:p>0,00</text:p>
          </table:table-cell>
          <table:table-cell table:style-name="ce28" table:formula="of:==IF([$Compras.$A62]&lt;&gt;&quot;&quot;;VALUE(MID([$Compras.$A62];[$Tablas.$E$24];[$Tablas.$G$24]))/100;0)*IF(OR(VALUE([.B62])=3;VALUE([.B62])=8;VALUE([.B62])=13);-1;1)" office:value-type="float" office:value="0" calcext:value-type="float">
            <text:p>0,00</text:p>
          </table:table-cell>
          <table:table-cell table:style-name="ce25" table:formula="of:=MID([$Compras.$A6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6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6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63];[$Tablas.$E$3];[$Tablas.$G$3])" office:value-type="string" office:string-value="20200805" calcext:value-type="string">
            <text:p>20200805</text:p>
          </table:table-cell>
          <table:table-cell table:style-name="ce25" table:formula="of:=MID([$Compras.$A63];[$Tablas.$E$4];[$Tablas.$G$4])" office:value-type="string" office:string-value="001" calcext:value-type="string">
            <text:p>001</text:p>
          </table:table-cell>
          <table:table-cell table:style-name="ce25" table:formula="of:=MID([$Compras.$A63];[$Tablas.$E$5];[$Tablas.$G$5])" office:value-type="string" office:string-value="00001" calcext:value-type="string">
            <text:p>00001</text:p>
          </table:table-cell>
          <table:table-cell table:style-name="ce25" table:formula="of:=MID([$Compras.$A63];[$Tablas.$E$6];[$Tablas.$G$6])" office:value-type="string" office:string-value="00000000000000081295" calcext:value-type="string">
            <text:p>00000000000000081295</text:p>
          </table:table-cell>
          <table:table-cell table:style-name="ce25" table:formula="of:=MID([$Compras.$A6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3];[$Tablas.$E$8];[$Tablas.$G$8])" office:value-type="string" office:string-value="80" calcext:value-type="string">
            <text:p>80</text:p>
          </table:table-cell>
          <table:table-cell table:style-name="ce25" table:formula="of:=MID([$Compras.$A63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63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63]&lt;&gt;&quot;&quot;;VALUE(MID([$Compras.$A63];[$Tablas.$E$11];[$Tablas.$G$11]))/100;0)*IF(OR(VALUE([.B63])=3;VALUE([.B63])=8;VALUE([.B63])=13);-1;1)" office:value-type="float" office:value="1169.05" calcext:value-type="float">
            <text:p>1.169,05</text:p>
          </table:table-cell>
          <table:table-cell table:style-name="ce28" table:formula="of:=IF([$Compras.$A63]&lt;&gt;&quot;&quot;;VALUE(MID([$Compras.$A63];[$Tablas.$E$12];[$Tablas.$G$12]))/100;0)*IF(OR(VALUE([.B63])=3;VALUE([.B63])=8;VALUE([.B63])=13);-1;1)" office:value-type="float" office:value="965.19" calcext:value-type="float">
            <text:p>965,19</text:p>
          </table:table-cell>
          <table:table-cell table:style-name="ce28" table:formula="of:=IF([$Compras.$A63]&lt;&gt;&quot;&quot;;VALUE(MID([$Compras.$A63];[$Tablas.$E$13];[$Tablas.$G$13]))/100;0)*IF(OR(VALUE([.B63])=3;VALUE([.B63])=8;VALUE([.B63])=13);-1;1)" office:value-type="float" office:value="0" calcext:value-type="float">
            <text:p>0,00</text:p>
          </table:table-cell>
          <table:table-cell table:style-name="ce28" table:formula="of:=IF([$Compras.$A63]&lt;&gt;&quot;&quot;;VALUE(MID([$Compras.$A63];[$Tablas.$E$14];[$Tablas.$G$14]))/100;0)*IF(OR(VALUE([.B63])=3;VALUE([.B63])=8;VALUE([.B63])=13);-1;1)" office:value-type="float" office:value="0" calcext:value-type="float">
            <text:p>0,00</text:p>
          </table:table-cell>
          <table:table-cell table:style-name="ce28" table:formula="of:=IF([$Compras.$A63]&lt;&gt;&quot;&quot;;VALUE(MID([$Compras.$A63];[$Tablas.$E$15];[$Tablas.$G$15]))/100;0)*IF(OR(VALUE([.B63])=3;VALUE([.B63])=8;VALUE([.B63])=13);-1;1)" office:value-type="float" office:value="0" calcext:value-type="float">
            <text:p>0,00</text:p>
          </table:table-cell>
          <table:table-cell table:style-name="ce28" table:formula="of:=IF([$Compras.$A63]&lt;&gt;&quot;&quot;;VALUE(MID([$Compras.$A63];[$Tablas.$E$16];[$Tablas.$G$16]))/100;0)*IF(OR(VALUE([.B63])=3;VALUE([.B63])=8;VALUE([.B63])=13);-1;1)" office:value-type="float" office:value="0" calcext:value-type="float">
            <text:p>0,00</text:p>
          </table:table-cell>
          <table:table-cell table:style-name="ce28" table:formula="of:=IF([$Compras.$A63]&lt;&gt;&quot;&quot;;VALUE(MID([$Compras.$A63];[$Tablas.$E$17];[$Tablas.$G$17]))/100;0)*IF(OR(VALUE([.B63])=3;VALUE([.B63])=8;VALUE([.B63])=13);-1;1)" office:value-type="float" office:value="0" calcext:value-type="float">
            <text:p>0,00</text:p>
          </table:table-cell>
          <table:table-cell table:style-name="ce28" table:formula="of:=IF([$Compras.$A63]&lt;&gt;&quot;&quot;;VALUE(MID([$Compras.$A63];[$Tablas.$E$18];[$Tablas.$G$18]))/100;0)*IF(OR(VALUE([.B63])=3;VALUE([.B63])=8;VALUE([.B63])=13);-1;1)" office:value-type="float" office:value="0" calcext:value-type="float">
            <text:p>0,00</text:p>
          </table:table-cell>
          <table:table-cell table:style-name="ce25" table:formula="of:=MID([$Compras.$A63];[$Tablas.$E$19];[$Tablas.$G$19])" office:value-type="string" office:string-value="PES" calcext:value-type="string">
            <text:p>PES</text:p>
          </table:table-cell>
          <table:table-cell table:style-name="ce25" table:formula="of:=MID([$Compras.$A6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63];[$Tablas.$E$21];[$Tablas.$G$21])" office:value-type="string" office:string-value="1" calcext:value-type="string">
            <text:p>1</text:p>
          </table:table-cell>
          <table:table-cell table:style-name="ce25" table:formula="of:=MID([$Compras.$A63];[$Tablas.$E$22];[$Tablas.$G$22])" office:value-type="string" office:string-value="0" calcext:value-type="string">
            <text:p>0</text:p>
          </table:table-cell>
          <table:table-cell table:style-name="ce28" table:formula="of:==IF([$Compras.$A63]&lt;&gt;&quot;&quot;;VALUE(MID([$Compras.$A63];[$Tablas.$E$23];[$Tablas.$G$23]))/100;0)*IF(OR(VALUE([.B63])=3;VALUE([.B63])=8;VALUE([.B63])=13);-1;1)" office:value-type="float" office:value="0" calcext:value-type="float">
            <text:p>0,00</text:p>
          </table:table-cell>
          <table:table-cell table:style-name="ce28" table:formula="of:==IF([$Compras.$A63]&lt;&gt;&quot;&quot;;VALUE(MID([$Compras.$A63];[$Tablas.$E$24];[$Tablas.$G$24]))/100;0)*IF(OR(VALUE([.B63])=3;VALUE([.B63])=8;VALUE([.B63])=13);-1;1)" office:value-type="float" office:value="0" calcext:value-type="float">
            <text:p>0,00</text:p>
          </table:table-cell>
          <table:table-cell table:style-name="ce25" table:formula="of:=MID([$Compras.$A6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6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6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64];[$Tablas.$E$3];[$Tablas.$G$3])" office:value-type="string" office:string-value="20200805" calcext:value-type="string">
            <text:p>20200805</text:p>
          </table:table-cell>
          <table:table-cell table:style-name="ce25" table:formula="of:=MID([$Compras.$A64];[$Tablas.$E$4];[$Tablas.$G$4])" office:value-type="string" office:string-value="001" calcext:value-type="string">
            <text:p>001</text:p>
          </table:table-cell>
          <table:table-cell table:style-name="ce25" table:formula="of:=MID([$Compras.$A64];[$Tablas.$E$5];[$Tablas.$G$5])" office:value-type="string" office:string-value="00001" calcext:value-type="string">
            <text:p>00001</text:p>
          </table:table-cell>
          <table:table-cell table:style-name="ce25" table:formula="of:=MID([$Compras.$A64];[$Tablas.$E$6];[$Tablas.$G$6])" office:value-type="string" office:string-value="00000000000000081261" calcext:value-type="string">
            <text:p>00000000000000081261</text:p>
          </table:table-cell>
          <table:table-cell table:style-name="ce25" table:formula="of:=MID([$Compras.$A6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4];[$Tablas.$E$8];[$Tablas.$G$8])" office:value-type="string" office:string-value="80" calcext:value-type="string">
            <text:p>80</text:p>
          </table:table-cell>
          <table:table-cell table:style-name="ce25" table:formula="of:=MID([$Compras.$A64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64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64]&lt;&gt;&quot;&quot;;VALUE(MID([$Compras.$A64];[$Tablas.$E$11];[$Tablas.$G$11]))/100;0)*IF(OR(VALUE([.B64])=3;VALUE([.B64])=8;VALUE([.B64])=13);-1;1)" office:value-type="float" office:value="3336" calcext:value-type="float">
            <text:p>3.336,00</text:p>
          </table:table-cell>
          <table:table-cell table:style-name="ce28" table:formula="of:=IF([$Compras.$A64]&lt;&gt;&quot;&quot;;VALUE(MID([$Compras.$A64];[$Tablas.$E$12];[$Tablas.$G$12]))/100;0)*IF(OR(VALUE([.B64])=3;VALUE([.B64])=8;VALUE([.B64])=13);-1;1)" office:value-type="float" office:value="2684.96" calcext:value-type="float">
            <text:p>2.684,96</text:p>
          </table:table-cell>
          <table:table-cell table:style-name="ce28" table:formula="of:=IF([$Compras.$A64]&lt;&gt;&quot;&quot;;VALUE(MID([$Compras.$A64];[$Tablas.$E$13];[$Tablas.$G$13]))/100;0)*IF(OR(VALUE([.B64])=3;VALUE([.B64])=8;VALUE([.B64])=13);-1;1)" office:value-type="float" office:value="0" calcext:value-type="float">
            <text:p>0,00</text:p>
          </table:table-cell>
          <table:table-cell table:style-name="ce28" table:formula="of:=IF([$Compras.$A64]&lt;&gt;&quot;&quot;;VALUE(MID([$Compras.$A64];[$Tablas.$E$14];[$Tablas.$G$14]))/100;0)*IF(OR(VALUE([.B64])=3;VALUE([.B64])=8;VALUE([.B64])=13);-1;1)" office:value-type="float" office:value="0" calcext:value-type="float">
            <text:p>0,00</text:p>
          </table:table-cell>
          <table:table-cell table:style-name="ce28" table:formula="of:=IF([$Compras.$A64]&lt;&gt;&quot;&quot;;VALUE(MID([$Compras.$A64];[$Tablas.$E$15];[$Tablas.$G$15]))/100;0)*IF(OR(VALUE([.B64])=3;VALUE([.B64])=8;VALUE([.B64])=13);-1;1)" office:value-type="float" office:value="0" calcext:value-type="float">
            <text:p>0,00</text:p>
          </table:table-cell>
          <table:table-cell table:style-name="ce28" table:formula="of:=IF([$Compras.$A64]&lt;&gt;&quot;&quot;;VALUE(MID([$Compras.$A64];[$Tablas.$E$16];[$Tablas.$G$16]))/100;0)*IF(OR(VALUE([.B64])=3;VALUE([.B64])=8;VALUE([.B64])=13);-1;1)" office:value-type="float" office:value="0" calcext:value-type="float">
            <text:p>0,00</text:p>
          </table:table-cell>
          <table:table-cell table:style-name="ce28" table:formula="of:=IF([$Compras.$A64]&lt;&gt;&quot;&quot;;VALUE(MID([$Compras.$A64];[$Tablas.$E$17];[$Tablas.$G$17]))/100;0)*IF(OR(VALUE([.B64])=3;VALUE([.B64])=8;VALUE([.B64])=13);-1;1)" office:value-type="float" office:value="0" calcext:value-type="float">
            <text:p>0,00</text:p>
          </table:table-cell>
          <table:table-cell table:style-name="ce28" table:formula="of:=IF([$Compras.$A64]&lt;&gt;&quot;&quot;;VALUE(MID([$Compras.$A64];[$Tablas.$E$18];[$Tablas.$G$18]))/100;0)*IF(OR(VALUE([.B64])=3;VALUE([.B64])=8;VALUE([.B64])=13);-1;1)" office:value-type="float" office:value="0" calcext:value-type="float">
            <text:p>0,00</text:p>
          </table:table-cell>
          <table:table-cell table:style-name="ce25" table:formula="of:=MID([$Compras.$A64];[$Tablas.$E$19];[$Tablas.$G$19])" office:value-type="string" office:string-value="PES" calcext:value-type="string">
            <text:p>PES</text:p>
          </table:table-cell>
          <table:table-cell table:style-name="ce25" table:formula="of:=MID([$Compras.$A6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64];[$Tablas.$E$21];[$Tablas.$G$21])" office:value-type="string" office:string-value="1" calcext:value-type="string">
            <text:p>1</text:p>
          </table:table-cell>
          <table:table-cell table:style-name="ce25" table:formula="of:=MID([$Compras.$A64];[$Tablas.$E$22];[$Tablas.$G$22])" office:value-type="string" office:string-value="0" calcext:value-type="string">
            <text:p>0</text:p>
          </table:table-cell>
          <table:table-cell table:style-name="ce28" table:formula="of:==IF([$Compras.$A64]&lt;&gt;&quot;&quot;;VALUE(MID([$Compras.$A64];[$Tablas.$E$23];[$Tablas.$G$23]))/100;0)*IF(OR(VALUE([.B64])=3;VALUE([.B64])=8;VALUE([.B64])=13);-1;1)" office:value-type="float" office:value="0" calcext:value-type="float">
            <text:p>0,00</text:p>
          </table:table-cell>
          <table:table-cell table:style-name="ce28" table:formula="of:==IF([$Compras.$A64]&lt;&gt;&quot;&quot;;VALUE(MID([$Compras.$A64];[$Tablas.$E$24];[$Tablas.$G$24]))/100;0)*IF(OR(VALUE([.B64])=3;VALUE([.B64])=8;VALUE([.B64])=13);-1;1)" office:value-type="float" office:value="0" calcext:value-type="float">
            <text:p>0,00</text:p>
          </table:table-cell>
          <table:table-cell table:style-name="ce25" table:formula="of:=MID([$Compras.$A6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6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6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65];[$Tablas.$E$3];[$Tablas.$G$3])" office:value-type="string" office:string-value="20200805" calcext:value-type="string">
            <text:p>20200805</text:p>
          </table:table-cell>
          <table:table-cell table:style-name="ce25" table:formula="of:=MID([$Compras.$A65];[$Tablas.$E$4];[$Tablas.$G$4])" office:value-type="string" office:string-value="001" calcext:value-type="string">
            <text:p>001</text:p>
          </table:table-cell>
          <table:table-cell table:style-name="ce25" table:formula="of:=MID([$Compras.$A65];[$Tablas.$E$5];[$Tablas.$G$5])" office:value-type="string" office:string-value="00001" calcext:value-type="string">
            <text:p>00001</text:p>
          </table:table-cell>
          <table:table-cell table:style-name="ce25" table:formula="of:=MID([$Compras.$A65];[$Tablas.$E$6];[$Tablas.$G$6])" office:value-type="string" office:string-value="00000000000000081286" calcext:value-type="string">
            <text:p>00000000000000081286</text:p>
          </table:table-cell>
          <table:table-cell table:style-name="ce25" table:formula="of:=MID([$Compras.$A6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5];[$Tablas.$E$8];[$Tablas.$G$8])" office:value-type="string" office:string-value="80" calcext:value-type="string">
            <text:p>80</text:p>
          </table:table-cell>
          <table:table-cell table:style-name="ce25" table:formula="of:=MID([$Compras.$A65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65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65]&lt;&gt;&quot;&quot;;VALUE(MID([$Compras.$A65];[$Tablas.$E$11];[$Tablas.$G$11]))/100;0)*IF(OR(VALUE([.B65])=3;VALUE([.B65])=8;VALUE([.B65])=13);-1;1)" office:value-type="float" office:value="835.38" calcext:value-type="float">
            <text:p>835,38</text:p>
          </table:table-cell>
          <table:table-cell table:style-name="ce28" table:formula="of:=IF([$Compras.$A65]&lt;&gt;&quot;&quot;;VALUE(MID([$Compras.$A65];[$Tablas.$E$12];[$Tablas.$G$12]))/100;0)*IF(OR(VALUE([.B65])=3;VALUE([.B65])=8;VALUE([.B65])=13);-1;1)" office:value-type="float" office:value="656.47" calcext:value-type="float">
            <text:p>656,47</text:p>
          </table:table-cell>
          <table:table-cell table:style-name="ce28" table:formula="of:=IF([$Compras.$A65]&lt;&gt;&quot;&quot;;VALUE(MID([$Compras.$A65];[$Tablas.$E$13];[$Tablas.$G$13]))/100;0)*IF(OR(VALUE([.B65])=3;VALUE([.B65])=8;VALUE([.B65])=13);-1;1)" office:value-type="float" office:value="0" calcext:value-type="float">
            <text:p>0,00</text:p>
          </table:table-cell>
          <table:table-cell table:style-name="ce28" table:formula="of:=IF([$Compras.$A65]&lt;&gt;&quot;&quot;;VALUE(MID([$Compras.$A65];[$Tablas.$E$14];[$Tablas.$G$14]))/100;0)*IF(OR(VALUE([.B65])=3;VALUE([.B65])=8;VALUE([.B65])=13);-1;1)" office:value-type="float" office:value="0" calcext:value-type="float">
            <text:p>0,00</text:p>
          </table:table-cell>
          <table:table-cell table:style-name="ce28" table:formula="of:=IF([$Compras.$A65]&lt;&gt;&quot;&quot;;VALUE(MID([$Compras.$A65];[$Tablas.$E$15];[$Tablas.$G$15]))/100;0)*IF(OR(VALUE([.B65])=3;VALUE([.B65])=8;VALUE([.B65])=13);-1;1)" office:value-type="float" office:value="0" calcext:value-type="float">
            <text:p>0,00</text:p>
          </table:table-cell>
          <table:table-cell table:style-name="ce28" table:formula="of:=IF([$Compras.$A65]&lt;&gt;&quot;&quot;;VALUE(MID([$Compras.$A65];[$Tablas.$E$16];[$Tablas.$G$16]))/100;0)*IF(OR(VALUE([.B65])=3;VALUE([.B65])=8;VALUE([.B65])=13);-1;1)" office:value-type="float" office:value="0" calcext:value-type="float">
            <text:p>0,00</text:p>
          </table:table-cell>
          <table:table-cell table:style-name="ce28" table:formula="of:=IF([$Compras.$A65]&lt;&gt;&quot;&quot;;VALUE(MID([$Compras.$A65];[$Tablas.$E$17];[$Tablas.$G$17]))/100;0)*IF(OR(VALUE([.B65])=3;VALUE([.B65])=8;VALUE([.B65])=13);-1;1)" office:value-type="float" office:value="0" calcext:value-type="float">
            <text:p>0,00</text:p>
          </table:table-cell>
          <table:table-cell table:style-name="ce28" table:formula="of:=IF([$Compras.$A65]&lt;&gt;&quot;&quot;;VALUE(MID([$Compras.$A65];[$Tablas.$E$18];[$Tablas.$G$18]))/100;0)*IF(OR(VALUE([.B65])=3;VALUE([.B65])=8;VALUE([.B65])=13);-1;1)" office:value-type="float" office:value="0" calcext:value-type="float">
            <text:p>0,00</text:p>
          </table:table-cell>
          <table:table-cell table:style-name="ce25" table:formula="of:=MID([$Compras.$A65];[$Tablas.$E$19];[$Tablas.$G$19])" office:value-type="string" office:string-value="PES" calcext:value-type="string">
            <text:p>PES</text:p>
          </table:table-cell>
          <table:table-cell table:style-name="ce25" table:formula="of:=MID([$Compras.$A6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65];[$Tablas.$E$21];[$Tablas.$G$21])" office:value-type="string" office:string-value="1" calcext:value-type="string">
            <text:p>1</text:p>
          </table:table-cell>
          <table:table-cell table:style-name="ce25" table:formula="of:=MID([$Compras.$A65];[$Tablas.$E$22];[$Tablas.$G$22])" office:value-type="string" office:string-value="0" calcext:value-type="string">
            <text:p>0</text:p>
          </table:table-cell>
          <table:table-cell table:style-name="ce28" table:formula="of:==IF([$Compras.$A65]&lt;&gt;&quot;&quot;;VALUE(MID([$Compras.$A65];[$Tablas.$E$23];[$Tablas.$G$23]))/100;0)*IF(OR(VALUE([.B65])=3;VALUE([.B65])=8;VALUE([.B65])=13);-1;1)" office:value-type="float" office:value="0" calcext:value-type="float">
            <text:p>0,00</text:p>
          </table:table-cell>
          <table:table-cell table:style-name="ce28" table:formula="of:==IF([$Compras.$A65]&lt;&gt;&quot;&quot;;VALUE(MID([$Compras.$A65];[$Tablas.$E$24];[$Tablas.$G$24]))/100;0)*IF(OR(VALUE([.B65])=3;VALUE([.B65])=8;VALUE([.B65])=13);-1;1)" office:value-type="float" office:value="0" calcext:value-type="float">
            <text:p>0,00</text:p>
          </table:table-cell>
          <table:table-cell table:style-name="ce25" table:formula="of:=MID([$Compras.$A6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6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6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66];[$Tablas.$E$3];[$Tablas.$G$3])" office:value-type="string" office:string-value="20200805" calcext:value-type="string">
            <text:p>20200805</text:p>
          </table:table-cell>
          <table:table-cell table:style-name="ce25" table:formula="of:=MID([$Compras.$A66];[$Tablas.$E$4];[$Tablas.$G$4])" office:value-type="string" office:string-value="001" calcext:value-type="string">
            <text:p>001</text:p>
          </table:table-cell>
          <table:table-cell table:style-name="ce25" table:formula="of:=MID([$Compras.$A66];[$Tablas.$E$5];[$Tablas.$G$5])" office:value-type="string" office:string-value="00001" calcext:value-type="string">
            <text:p>00001</text:p>
          </table:table-cell>
          <table:table-cell table:style-name="ce25" table:formula="of:=MID([$Compras.$A66];[$Tablas.$E$6];[$Tablas.$G$6])" office:value-type="string" office:string-value="00000000000000080874" calcext:value-type="string">
            <text:p>00000000000000080874</text:p>
          </table:table-cell>
          <table:table-cell table:style-name="ce25" table:formula="of:=MID([$Compras.$A6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6];[$Tablas.$E$8];[$Tablas.$G$8])" office:value-type="string" office:string-value="80" calcext:value-type="string">
            <text:p>80</text:p>
          </table:table-cell>
          <table:table-cell table:style-name="ce25" table:formula="of:=MID([$Compras.$A66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66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66]&lt;&gt;&quot;&quot;;VALUE(MID([$Compras.$A66];[$Tablas.$E$11];[$Tablas.$G$11]))/100;0)*IF(OR(VALUE([.B66])=3;VALUE([.B66])=8;VALUE([.B66])=13);-1;1)" office:value-type="float" office:value="1393.74" calcext:value-type="float">
            <text:p>1.393,74</text:p>
          </table:table-cell>
          <table:table-cell table:style-name="ce28" table:formula="of:=IF([$Compras.$A66]&lt;&gt;&quot;&quot;;VALUE(MID([$Compras.$A66];[$Tablas.$E$12];[$Tablas.$G$12]))/100;0)*IF(OR(VALUE([.B66])=3;VALUE([.B66])=8;VALUE([.B66])=13);-1;1)" office:value-type="float" office:value="1150.7" calcext:value-type="float">
            <text:p>1.150,70</text:p>
          </table:table-cell>
          <table:table-cell table:style-name="ce28" table:formula="of:=IF([$Compras.$A66]&lt;&gt;&quot;&quot;;VALUE(MID([$Compras.$A66];[$Tablas.$E$13];[$Tablas.$G$13]))/100;0)*IF(OR(VALUE([.B66])=3;VALUE([.B66])=8;VALUE([.B66])=13);-1;1)" office:value-type="float" office:value="0" calcext:value-type="float">
            <text:p>0,00</text:p>
          </table:table-cell>
          <table:table-cell table:style-name="ce28" table:formula="of:=IF([$Compras.$A66]&lt;&gt;&quot;&quot;;VALUE(MID([$Compras.$A66];[$Tablas.$E$14];[$Tablas.$G$14]))/100;0)*IF(OR(VALUE([.B66])=3;VALUE([.B66])=8;VALUE([.B66])=13);-1;1)" office:value-type="float" office:value="0" calcext:value-type="float">
            <text:p>0,00</text:p>
          </table:table-cell>
          <table:table-cell table:style-name="ce28" table:formula="of:=IF([$Compras.$A66]&lt;&gt;&quot;&quot;;VALUE(MID([$Compras.$A66];[$Tablas.$E$15];[$Tablas.$G$15]))/100;0)*IF(OR(VALUE([.B66])=3;VALUE([.B66])=8;VALUE([.B66])=13);-1;1)" office:value-type="float" office:value="0" calcext:value-type="float">
            <text:p>0,00</text:p>
          </table:table-cell>
          <table:table-cell table:style-name="ce28" table:formula="of:=IF([$Compras.$A66]&lt;&gt;&quot;&quot;;VALUE(MID([$Compras.$A66];[$Tablas.$E$16];[$Tablas.$G$16]))/100;0)*IF(OR(VALUE([.B66])=3;VALUE([.B66])=8;VALUE([.B66])=13);-1;1)" office:value-type="float" office:value="0" calcext:value-type="float">
            <text:p>0,00</text:p>
          </table:table-cell>
          <table:table-cell table:style-name="ce28" table:formula="of:=IF([$Compras.$A66]&lt;&gt;&quot;&quot;;VALUE(MID([$Compras.$A66];[$Tablas.$E$17];[$Tablas.$G$17]))/100;0)*IF(OR(VALUE([.B66])=3;VALUE([.B66])=8;VALUE([.B66])=13);-1;1)" office:value-type="float" office:value="0" calcext:value-type="float">
            <text:p>0,00</text:p>
          </table:table-cell>
          <table:table-cell table:style-name="ce28" table:formula="of:=IF([$Compras.$A66]&lt;&gt;&quot;&quot;;VALUE(MID([$Compras.$A66];[$Tablas.$E$18];[$Tablas.$G$18]))/100;0)*IF(OR(VALUE([.B66])=3;VALUE([.B66])=8;VALUE([.B66])=13);-1;1)" office:value-type="float" office:value="0" calcext:value-type="float">
            <text:p>0,00</text:p>
          </table:table-cell>
          <table:table-cell table:style-name="ce25" table:formula="of:=MID([$Compras.$A66];[$Tablas.$E$19];[$Tablas.$G$19])" office:value-type="string" office:string-value="PES" calcext:value-type="string">
            <text:p>PES</text:p>
          </table:table-cell>
          <table:table-cell table:style-name="ce25" table:formula="of:=MID([$Compras.$A6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66];[$Tablas.$E$21];[$Tablas.$G$21])" office:value-type="string" office:string-value="1" calcext:value-type="string">
            <text:p>1</text:p>
          </table:table-cell>
          <table:table-cell table:style-name="ce25" table:formula="of:=MID([$Compras.$A66];[$Tablas.$E$22];[$Tablas.$G$22])" office:value-type="string" office:string-value="0" calcext:value-type="string">
            <text:p>0</text:p>
          </table:table-cell>
          <table:table-cell table:style-name="ce28" table:formula="of:==IF([$Compras.$A66]&lt;&gt;&quot;&quot;;VALUE(MID([$Compras.$A66];[$Tablas.$E$23];[$Tablas.$G$23]))/100;0)*IF(OR(VALUE([.B66])=3;VALUE([.B66])=8;VALUE([.B66])=13);-1;1)" office:value-type="float" office:value="0" calcext:value-type="float">
            <text:p>0,00</text:p>
          </table:table-cell>
          <table:table-cell table:style-name="ce28" table:formula="of:==IF([$Compras.$A66]&lt;&gt;&quot;&quot;;VALUE(MID([$Compras.$A66];[$Tablas.$E$24];[$Tablas.$G$24]))/100;0)*IF(OR(VALUE([.B66])=3;VALUE([.B66])=8;VALUE([.B66])=13);-1;1)" office:value-type="float" office:value="0" calcext:value-type="float">
            <text:p>0,00</text:p>
          </table:table-cell>
          <table:table-cell table:style-name="ce25" table:formula="of:=MID([$Compras.$A6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6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6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67];[$Tablas.$E$3];[$Tablas.$G$3])" office:value-type="string" office:string-value="20200805" calcext:value-type="string">
            <text:p>20200805</text:p>
          </table:table-cell>
          <table:table-cell table:style-name="ce25" table:formula="of:=MID([$Compras.$A67];[$Tablas.$E$4];[$Tablas.$G$4])" office:value-type="string" office:string-value="001" calcext:value-type="string">
            <text:p>001</text:p>
          </table:table-cell>
          <table:table-cell table:style-name="ce25" table:formula="of:=MID([$Compras.$A67];[$Tablas.$E$5];[$Tablas.$G$5])" office:value-type="string" office:string-value="00001" calcext:value-type="string">
            <text:p>00001</text:p>
          </table:table-cell>
          <table:table-cell table:style-name="ce25" table:formula="of:=MID([$Compras.$A67];[$Tablas.$E$6];[$Tablas.$G$6])" office:value-type="string" office:string-value="00000000000000081279" calcext:value-type="string">
            <text:p>00000000000000081279</text:p>
          </table:table-cell>
          <table:table-cell table:style-name="ce25" table:formula="of:=MID([$Compras.$A6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7];[$Tablas.$E$8];[$Tablas.$G$8])" office:value-type="string" office:string-value="80" calcext:value-type="string">
            <text:p>80</text:p>
          </table:table-cell>
          <table:table-cell table:style-name="ce25" table:formula="of:=MID([$Compras.$A67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67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67]&lt;&gt;&quot;&quot;;VALUE(MID([$Compras.$A67];[$Tablas.$E$11];[$Tablas.$G$11]))/100;0)*IF(OR(VALUE([.B67])=3;VALUE([.B67])=8;VALUE([.B67])=13);-1;1)" office:value-type="float" office:value="11990.71" calcext:value-type="float">
            <text:p>11.990,71</text:p>
          </table:table-cell>
          <table:table-cell table:style-name="ce28" table:formula="of:=IF([$Compras.$A67]&lt;&gt;&quot;&quot;;VALUE(MID([$Compras.$A67];[$Tablas.$E$12];[$Tablas.$G$12]))/100;0)*IF(OR(VALUE([.B67])=3;VALUE([.B67])=8;VALUE([.B67])=13);-1;1)" office:value-type="float" office:value="9650.63" calcext:value-type="float">
            <text:p>9.650,63</text:p>
          </table:table-cell>
          <table:table-cell table:style-name="ce28" table:formula="of:=IF([$Compras.$A67]&lt;&gt;&quot;&quot;;VALUE(MID([$Compras.$A67];[$Tablas.$E$13];[$Tablas.$G$13]))/100;0)*IF(OR(VALUE([.B67])=3;VALUE([.B67])=8;VALUE([.B67])=13);-1;1)" office:value-type="float" office:value="0" calcext:value-type="float">
            <text:p>0,00</text:p>
          </table:table-cell>
          <table:table-cell table:style-name="ce28" table:formula="of:=IF([$Compras.$A67]&lt;&gt;&quot;&quot;;VALUE(MID([$Compras.$A67];[$Tablas.$E$14];[$Tablas.$G$14]))/100;0)*IF(OR(VALUE([.B67])=3;VALUE([.B67])=8;VALUE([.B67])=13);-1;1)" office:value-type="float" office:value="0" calcext:value-type="float">
            <text:p>0,00</text:p>
          </table:table-cell>
          <table:table-cell table:style-name="ce28" table:formula="of:=IF([$Compras.$A67]&lt;&gt;&quot;&quot;;VALUE(MID([$Compras.$A67];[$Tablas.$E$15];[$Tablas.$G$15]))/100;0)*IF(OR(VALUE([.B67])=3;VALUE([.B67])=8;VALUE([.B67])=13);-1;1)" office:value-type="float" office:value="0" calcext:value-type="float">
            <text:p>0,00</text:p>
          </table:table-cell>
          <table:table-cell table:style-name="ce28" table:formula="of:=IF([$Compras.$A67]&lt;&gt;&quot;&quot;;VALUE(MID([$Compras.$A67];[$Tablas.$E$16];[$Tablas.$G$16]))/100;0)*IF(OR(VALUE([.B67])=3;VALUE([.B67])=8;VALUE([.B67])=13);-1;1)" office:value-type="float" office:value="0" calcext:value-type="float">
            <text:p>0,00</text:p>
          </table:table-cell>
          <table:table-cell table:style-name="ce28" table:formula="of:=IF([$Compras.$A67]&lt;&gt;&quot;&quot;;VALUE(MID([$Compras.$A67];[$Tablas.$E$17];[$Tablas.$G$17]))/100;0)*IF(OR(VALUE([.B67])=3;VALUE([.B67])=8;VALUE([.B67])=13);-1;1)" office:value-type="float" office:value="0" calcext:value-type="float">
            <text:p>0,00</text:p>
          </table:table-cell>
          <table:table-cell table:style-name="ce28" table:formula="of:=IF([$Compras.$A67]&lt;&gt;&quot;&quot;;VALUE(MID([$Compras.$A67];[$Tablas.$E$18];[$Tablas.$G$18]))/100;0)*IF(OR(VALUE([.B67])=3;VALUE([.B67])=8;VALUE([.B67])=13);-1;1)" office:value-type="float" office:value="0" calcext:value-type="float">
            <text:p>0,00</text:p>
          </table:table-cell>
          <table:table-cell table:style-name="ce25" table:formula="of:=MID([$Compras.$A67];[$Tablas.$E$19];[$Tablas.$G$19])" office:value-type="string" office:string-value="PES" calcext:value-type="string">
            <text:p>PES</text:p>
          </table:table-cell>
          <table:table-cell table:style-name="ce25" table:formula="of:=MID([$Compras.$A6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67];[$Tablas.$E$21];[$Tablas.$G$21])" office:value-type="string" office:string-value="1" calcext:value-type="string">
            <text:p>1</text:p>
          </table:table-cell>
          <table:table-cell table:style-name="ce25" table:formula="of:=MID([$Compras.$A67];[$Tablas.$E$22];[$Tablas.$G$22])" office:value-type="string" office:string-value="0" calcext:value-type="string">
            <text:p>0</text:p>
          </table:table-cell>
          <table:table-cell table:style-name="ce28" table:formula="of:==IF([$Compras.$A67]&lt;&gt;&quot;&quot;;VALUE(MID([$Compras.$A67];[$Tablas.$E$23];[$Tablas.$G$23]))/100;0)*IF(OR(VALUE([.B67])=3;VALUE([.B67])=8;VALUE([.B67])=13);-1;1)" office:value-type="float" office:value="0" calcext:value-type="float">
            <text:p>0,00</text:p>
          </table:table-cell>
          <table:table-cell table:style-name="ce28" table:formula="of:==IF([$Compras.$A67]&lt;&gt;&quot;&quot;;VALUE(MID([$Compras.$A67];[$Tablas.$E$24];[$Tablas.$G$24]))/100;0)*IF(OR(VALUE([.B67])=3;VALUE([.B67])=8;VALUE([.B67])=13);-1;1)" office:value-type="float" office:value="0" calcext:value-type="float">
            <text:p>0,00</text:p>
          </table:table-cell>
          <table:table-cell table:style-name="ce25" table:formula="of:=MID([$Compras.$A6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6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6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68];[$Tablas.$E$3];[$Tablas.$G$3])" office:value-type="string" office:string-value="20200805" calcext:value-type="string">
            <text:p>20200805</text:p>
          </table:table-cell>
          <table:table-cell table:style-name="ce25" table:formula="of:=MID([$Compras.$A68];[$Tablas.$E$4];[$Tablas.$G$4])" office:value-type="string" office:string-value="001" calcext:value-type="string">
            <text:p>001</text:p>
          </table:table-cell>
          <table:table-cell table:style-name="ce25" table:formula="of:=MID([$Compras.$A68];[$Tablas.$E$5];[$Tablas.$G$5])" office:value-type="string" office:string-value="00001" calcext:value-type="string">
            <text:p>00001</text:p>
          </table:table-cell>
          <table:table-cell table:style-name="ce25" table:formula="of:=MID([$Compras.$A68];[$Tablas.$E$6];[$Tablas.$G$6])" office:value-type="string" office:string-value="00000000000000081312" calcext:value-type="string">
            <text:p>00000000000000081312</text:p>
          </table:table-cell>
          <table:table-cell table:style-name="ce25" table:formula="of:=MID([$Compras.$A6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8];[$Tablas.$E$8];[$Tablas.$G$8])" office:value-type="string" office:string-value="80" calcext:value-type="string">
            <text:p>80</text:p>
          </table:table-cell>
          <table:table-cell table:style-name="ce25" table:formula="of:=MID([$Compras.$A68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68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68]&lt;&gt;&quot;&quot;;VALUE(MID([$Compras.$A68];[$Tablas.$E$11];[$Tablas.$G$11]))/100;0)*IF(OR(VALUE([.B68])=3;VALUE([.B68])=8;VALUE([.B68])=13);-1;1)" office:value-type="float" office:value="12091.92" calcext:value-type="float">
            <text:p>12.091,92</text:p>
          </table:table-cell>
          <table:table-cell table:style-name="ce28" table:formula="of:=IF([$Compras.$A68]&lt;&gt;&quot;&quot;;VALUE(MID([$Compras.$A68];[$Tablas.$E$12];[$Tablas.$G$12]))/100;0)*IF(OR(VALUE([.B68])=3;VALUE([.B68])=8;VALUE([.B68])=13);-1;1)" office:value-type="float" office:value="9998.74" calcext:value-type="float">
            <text:p>9.998,74</text:p>
          </table:table-cell>
          <table:table-cell table:style-name="ce28" table:formula="of:=IF([$Compras.$A68]&lt;&gt;&quot;&quot;;VALUE(MID([$Compras.$A68];[$Tablas.$E$13];[$Tablas.$G$13]))/100;0)*IF(OR(VALUE([.B68])=3;VALUE([.B68])=8;VALUE([.B68])=13);-1;1)" office:value-type="float" office:value="0" calcext:value-type="float">
            <text:p>0,00</text:p>
          </table:table-cell>
          <table:table-cell table:style-name="ce28" table:formula="of:=IF([$Compras.$A68]&lt;&gt;&quot;&quot;;VALUE(MID([$Compras.$A68];[$Tablas.$E$14];[$Tablas.$G$14]))/100;0)*IF(OR(VALUE([.B68])=3;VALUE([.B68])=8;VALUE([.B68])=13);-1;1)" office:value-type="float" office:value="0" calcext:value-type="float">
            <text:p>0,00</text:p>
          </table:table-cell>
          <table:table-cell table:style-name="ce28" table:formula="of:=IF([$Compras.$A68]&lt;&gt;&quot;&quot;;VALUE(MID([$Compras.$A68];[$Tablas.$E$15];[$Tablas.$G$15]))/100;0)*IF(OR(VALUE([.B68])=3;VALUE([.B68])=8;VALUE([.B68])=13);-1;1)" office:value-type="float" office:value="0" calcext:value-type="float">
            <text:p>0,00</text:p>
          </table:table-cell>
          <table:table-cell table:style-name="ce28" table:formula="of:=IF([$Compras.$A68]&lt;&gt;&quot;&quot;;VALUE(MID([$Compras.$A68];[$Tablas.$E$16];[$Tablas.$G$16]))/100;0)*IF(OR(VALUE([.B68])=3;VALUE([.B68])=8;VALUE([.B68])=13);-1;1)" office:value-type="float" office:value="0" calcext:value-type="float">
            <text:p>0,00</text:p>
          </table:table-cell>
          <table:table-cell table:style-name="ce28" table:formula="of:=IF([$Compras.$A68]&lt;&gt;&quot;&quot;;VALUE(MID([$Compras.$A68];[$Tablas.$E$17];[$Tablas.$G$17]))/100;0)*IF(OR(VALUE([.B68])=3;VALUE([.B68])=8;VALUE([.B68])=13);-1;1)" office:value-type="float" office:value="0" calcext:value-type="float">
            <text:p>0,00</text:p>
          </table:table-cell>
          <table:table-cell table:style-name="ce28" table:formula="of:=IF([$Compras.$A68]&lt;&gt;&quot;&quot;;VALUE(MID([$Compras.$A68];[$Tablas.$E$18];[$Tablas.$G$18]))/100;0)*IF(OR(VALUE([.B68])=3;VALUE([.B68])=8;VALUE([.B68])=13);-1;1)" office:value-type="float" office:value="0" calcext:value-type="float">
            <text:p>0,00</text:p>
          </table:table-cell>
          <table:table-cell table:style-name="ce25" table:formula="of:=MID([$Compras.$A68];[$Tablas.$E$19];[$Tablas.$G$19])" office:value-type="string" office:string-value="PES" calcext:value-type="string">
            <text:p>PES</text:p>
          </table:table-cell>
          <table:table-cell table:style-name="ce25" table:formula="of:=MID([$Compras.$A6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68];[$Tablas.$E$21];[$Tablas.$G$21])" office:value-type="string" office:string-value="1" calcext:value-type="string">
            <text:p>1</text:p>
          </table:table-cell>
          <table:table-cell table:style-name="ce25" table:formula="of:=MID([$Compras.$A68];[$Tablas.$E$22];[$Tablas.$G$22])" office:value-type="string" office:string-value="0" calcext:value-type="string">
            <text:p>0</text:p>
          </table:table-cell>
          <table:table-cell table:style-name="ce28" table:formula="of:==IF([$Compras.$A68]&lt;&gt;&quot;&quot;;VALUE(MID([$Compras.$A68];[$Tablas.$E$23];[$Tablas.$G$23]))/100;0)*IF(OR(VALUE([.B68])=3;VALUE([.B68])=8;VALUE([.B68])=13);-1;1)" office:value-type="float" office:value="0" calcext:value-type="float">
            <text:p>0,00</text:p>
          </table:table-cell>
          <table:table-cell table:style-name="ce28" table:formula="of:==IF([$Compras.$A68]&lt;&gt;&quot;&quot;;VALUE(MID([$Compras.$A68];[$Tablas.$E$24];[$Tablas.$G$24]))/100;0)*IF(OR(VALUE([.B68])=3;VALUE([.B68])=8;VALUE([.B68])=13);-1;1)" office:value-type="float" office:value="0" calcext:value-type="float">
            <text:p>0,00</text:p>
          </table:table-cell>
          <table:table-cell table:style-name="ce25" table:formula="of:=MID([$Compras.$A6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6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6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69];[$Tablas.$E$3];[$Tablas.$G$3])" office:value-type="string" office:string-value="20200805" calcext:value-type="string">
            <text:p>20200805</text:p>
          </table:table-cell>
          <table:table-cell table:style-name="ce25" table:formula="of:=MID([$Compras.$A69];[$Tablas.$E$4];[$Tablas.$G$4])" office:value-type="string" office:string-value="001" calcext:value-type="string">
            <text:p>001</text:p>
          </table:table-cell>
          <table:table-cell table:style-name="ce25" table:formula="of:=MID([$Compras.$A69];[$Tablas.$E$5];[$Tablas.$G$5])" office:value-type="string" office:string-value="00001" calcext:value-type="string">
            <text:p>00001</text:p>
          </table:table-cell>
          <table:table-cell table:style-name="ce25" table:formula="of:=MID([$Compras.$A69];[$Tablas.$E$6];[$Tablas.$G$6])" office:value-type="string" office:string-value="00000000000000011524" calcext:value-type="string">
            <text:p>00000000000000011524</text:p>
          </table:table-cell>
          <table:table-cell table:style-name="ce25" table:formula="of:=MID([$Compras.$A6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9];[$Tablas.$E$8];[$Tablas.$G$8])" office:value-type="string" office:string-value="80" calcext:value-type="string">
            <text:p>80</text:p>
          </table:table-cell>
          <table:table-cell table:style-name="ce25" table:formula="of:=MID([$Compras.$A69];[$Tablas.$E$9];[$Tablas.$G$9])" office:value-type="string" office:string-value="00000000030712221301" calcext:value-type="string">
            <text:p>00000000030712221301</text:p>
          </table:table-cell>
          <table:table-cell table:style-name="ce25" table:formula="of:=MID([$Compras.$A69];[$Tablas.$E$10];[$Tablas.$G$10])" office:value-type="string" office:string-value="GRUPO SATELITE SRL            " calcext:value-type="string">
            <text:p>GRUPO SATELITE SRL <text:s text:c="11"/></text:p>
          </table:table-cell>
          <table:table-cell table:style-name="ce28" table:formula="of:==IF([$Compras.$A69]&lt;&gt;&quot;&quot;;VALUE(MID([$Compras.$A69];[$Tablas.$E$11];[$Tablas.$G$11]))/100;0)*IF(OR(VALUE([.B69])=3;VALUE([.B69])=8;VALUE([.B69])=13);-1;1)" office:value-type="float" office:value="24860" calcext:value-type="float">
            <text:p>24.860,00</text:p>
          </table:table-cell>
          <table:table-cell table:style-name="ce28" table:formula="of:=IF([$Compras.$A69]&lt;&gt;&quot;&quot;;VALUE(MID([$Compras.$A69];[$Tablas.$E$12];[$Tablas.$G$12]))/100;0)*IF(OR(VALUE([.B69])=3;VALUE([.B69])=8;VALUE([.B69])=13);-1;1)" office:value-type="float" office:value="0" calcext:value-type="float">
            <text:p>0,00</text:p>
          </table:table-cell>
          <table:table-cell table:style-name="ce28" table:formula="of:=IF([$Compras.$A69]&lt;&gt;&quot;&quot;;VALUE(MID([$Compras.$A69];[$Tablas.$E$13];[$Tablas.$G$13]))/100;0)*IF(OR(VALUE([.B69])=3;VALUE([.B69])=8;VALUE([.B69])=13);-1;1)" office:value-type="float" office:value="0" calcext:value-type="float">
            <text:p>0,00</text:p>
          </table:table-cell>
          <table:table-cell table:style-name="ce28" table:formula="of:=IF([$Compras.$A69]&lt;&gt;&quot;&quot;;VALUE(MID([$Compras.$A69];[$Tablas.$E$14];[$Tablas.$G$14]))/100;0)*IF(OR(VALUE([.B69])=3;VALUE([.B69])=8;VALUE([.B69])=13);-1;1)" office:value-type="float" office:value="0" calcext:value-type="float">
            <text:p>0,00</text:p>
          </table:table-cell>
          <table:table-cell table:style-name="ce28" table:formula="of:=IF([$Compras.$A69]&lt;&gt;&quot;&quot;;VALUE(MID([$Compras.$A69];[$Tablas.$E$15];[$Tablas.$G$15]))/100;0)*IF(OR(VALUE([.B69])=3;VALUE([.B69])=8;VALUE([.B69])=13);-1;1)" office:value-type="float" office:value="0" calcext:value-type="float">
            <text:p>0,00</text:p>
          </table:table-cell>
          <table:table-cell table:style-name="ce28" table:formula="of:=IF([$Compras.$A69]&lt;&gt;&quot;&quot;;VALUE(MID([$Compras.$A69];[$Tablas.$E$16];[$Tablas.$G$16]))/100;0)*IF(OR(VALUE([.B69])=3;VALUE([.B69])=8;VALUE([.B69])=13);-1;1)" office:value-type="float" office:value="0" calcext:value-type="float">
            <text:p>0,00</text:p>
          </table:table-cell>
          <table:table-cell table:style-name="ce28" table:formula="of:=IF([$Compras.$A69]&lt;&gt;&quot;&quot;;VALUE(MID([$Compras.$A69];[$Tablas.$E$17];[$Tablas.$G$17]))/100;0)*IF(OR(VALUE([.B69])=3;VALUE([.B69])=8;VALUE([.B69])=13);-1;1)" office:value-type="float" office:value="0" calcext:value-type="float">
            <text:p>0,00</text:p>
          </table:table-cell>
          <table:table-cell table:style-name="ce28" table:formula="of:=IF([$Compras.$A69]&lt;&gt;&quot;&quot;;VALUE(MID([$Compras.$A69];[$Tablas.$E$18];[$Tablas.$G$18]))/100;0)*IF(OR(VALUE([.B69])=3;VALUE([.B69])=8;VALUE([.B69])=13);-1;1)" office:value-type="float" office:value="0" calcext:value-type="float">
            <text:p>0,00</text:p>
          </table:table-cell>
          <table:table-cell table:style-name="ce25" table:formula="of:=MID([$Compras.$A69];[$Tablas.$E$19];[$Tablas.$G$19])" office:value-type="string" office:string-value="PES" calcext:value-type="string">
            <text:p>PES</text:p>
          </table:table-cell>
          <table:table-cell table:style-name="ce25" table:formula="of:=MID([$Compras.$A6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69];[$Tablas.$E$21];[$Tablas.$G$21])" office:value-type="string" office:string-value="1" calcext:value-type="string">
            <text:p>1</text:p>
          </table:table-cell>
          <table:table-cell table:style-name="ce25" table:formula="of:=MID([$Compras.$A69];[$Tablas.$E$22];[$Tablas.$G$22])" office:value-type="string" office:string-value="0" calcext:value-type="string">
            <text:p>0</text:p>
          </table:table-cell>
          <table:table-cell table:style-name="ce28" table:formula="of:==IF([$Compras.$A69]&lt;&gt;&quot;&quot;;VALUE(MID([$Compras.$A69];[$Tablas.$E$23];[$Tablas.$G$23]))/100;0)*IF(OR(VALUE([.B69])=3;VALUE([.B69])=8;VALUE([.B69])=13);-1;1)" office:value-type="float" office:value="0" calcext:value-type="float">
            <text:p>0,00</text:p>
          </table:table-cell>
          <table:table-cell table:style-name="ce28" table:formula="of:==IF([$Compras.$A69]&lt;&gt;&quot;&quot;;VALUE(MID([$Compras.$A69];[$Tablas.$E$24];[$Tablas.$G$24]))/100;0)*IF(OR(VALUE([.B69])=3;VALUE([.B69])=8;VALUE([.B69])=13);-1;1)" office:value-type="float" office:value="0" calcext:value-type="float">
            <text:p>0,00</text:p>
          </table:table-cell>
          <table:table-cell table:style-name="ce25" table:formula="of:=MID([$Compras.$A6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6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6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70];[$Tablas.$E$3];[$Tablas.$G$3])" office:value-type="string" office:string-value="20200805" calcext:value-type="string">
            <text:p>20200805</text:p>
          </table:table-cell>
          <table:table-cell table:style-name="ce25" table:formula="of:=MID([$Compras.$A70];[$Tablas.$E$4];[$Tablas.$G$4])" office:value-type="string" office:string-value="003" calcext:value-type="string">
            <text:p>003</text:p>
          </table:table-cell>
          <table:table-cell table:style-name="ce25" table:formula="of:=MID([$Compras.$A70];[$Tablas.$E$5];[$Tablas.$G$5])" office:value-type="string" office:string-value="02550" calcext:value-type="string">
            <text:p>02550</text:p>
          </table:table-cell>
          <table:table-cell table:style-name="ce25" table:formula="of:=MID([$Compras.$A70];[$Tablas.$E$6];[$Tablas.$G$6])" office:value-type="string" office:string-value="00000000000000081607" calcext:value-type="string">
            <text:p>00000000000000081607</text:p>
          </table:table-cell>
          <table:table-cell table:style-name="ce25" table:formula="of:=MID([$Compras.$A7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70];[$Tablas.$E$8];[$Tablas.$G$8])" office:value-type="string" office:string-value="80" calcext:value-type="string">
            <text:p>80</text:p>
          </table:table-cell>
          <table:table-cell table:style-name="ce25" table:formula="of:=MID([$Compras.$A70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70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70]&lt;&gt;&quot;&quot;;VALUE(MID([$Compras.$A70];[$Tablas.$E$11];[$Tablas.$G$11]))/100;0)*IF(OR(VALUE([.B70])=3;VALUE([.B70])=8;VALUE([.B70])=13);-1;1)" office:value-type="float" office:value="-5409111.32" calcext:value-type="float">
            <text:p>-5.409.111,32</text:p>
          </table:table-cell>
          <table:table-cell table:style-name="ce28" table:formula="of:=IF([$Compras.$A70]&lt;&gt;&quot;&quot;;VALUE(MID([$Compras.$A70];[$Tablas.$E$12];[$Tablas.$G$12]))/100;0)*IF(OR(VALUE([.B70])=3;VALUE([.B70])=8;VALUE([.B70])=13);-1;1)" office:value-type="float" office:value="-0" calcext:value-type="float">
            <text:p>0,00</text:p>
          </table:table-cell>
          <table:table-cell table:style-name="ce28" table:formula="of:=IF([$Compras.$A70]&lt;&gt;&quot;&quot;;VALUE(MID([$Compras.$A70];[$Tablas.$E$13];[$Tablas.$G$13]))/100;0)*IF(OR(VALUE([.B70])=3;VALUE([.B70])=8;VALUE([.B70])=13);-1;1)" office:value-type="float" office:value="-0" calcext:value-type="float">
            <text:p>0,00</text:p>
          </table:table-cell>
          <table:table-cell table:style-name="ce28" table:formula="of:=IF([$Compras.$A70]&lt;&gt;&quot;&quot;;VALUE(MID([$Compras.$A70];[$Tablas.$E$14];[$Tablas.$G$14]))/100;0)*IF(OR(VALUE([.B70])=3;VALUE([.B70])=8;VALUE([.B70])=13);-1;1)" office:value-type="float" office:value="-0" calcext:value-type="float">
            <text:p>0,00</text:p>
          </table:table-cell>
          <table:table-cell table:style-name="ce28" table:formula="of:=IF([$Compras.$A70]&lt;&gt;&quot;&quot;;VALUE(MID([$Compras.$A70];[$Tablas.$E$15];[$Tablas.$G$15]))/100;0)*IF(OR(VALUE([.B70])=3;VALUE([.B70])=8;VALUE([.B70])=13);-1;1)" office:value-type="float" office:value="-0" calcext:value-type="float">
            <text:p>0,00</text:p>
          </table:table-cell>
          <table:table-cell table:style-name="ce28" table:formula="of:=IF([$Compras.$A70]&lt;&gt;&quot;&quot;;VALUE(MID([$Compras.$A70];[$Tablas.$E$16];[$Tablas.$G$16]))/100;0)*IF(OR(VALUE([.B70])=3;VALUE([.B70])=8;VALUE([.B70])=13);-1;1)" office:value-type="float" office:value="-0" calcext:value-type="float">
            <text:p>0,00</text:p>
          </table:table-cell>
          <table:table-cell table:style-name="ce28" table:formula="of:=IF([$Compras.$A70]&lt;&gt;&quot;&quot;;VALUE(MID([$Compras.$A70];[$Tablas.$E$17];[$Tablas.$G$17]))/100;0)*IF(OR(VALUE([.B70])=3;VALUE([.B70])=8;VALUE([.B70])=13);-1;1)" office:value-type="float" office:value="-0" calcext:value-type="float">
            <text:p>0,00</text:p>
          </table:table-cell>
          <table:table-cell table:style-name="ce28" table:formula="of:=IF([$Compras.$A70]&lt;&gt;&quot;&quot;;VALUE(MID([$Compras.$A70];[$Tablas.$E$18];[$Tablas.$G$18]))/100;0)*IF(OR(VALUE([.B70])=3;VALUE([.B70])=8;VALUE([.B70])=13);-1;1)" office:value-type="float" office:value="-0" calcext:value-type="float">
            <text:p>0,00</text:p>
          </table:table-cell>
          <table:table-cell table:style-name="ce25" table:formula="of:=MID([$Compras.$A70];[$Tablas.$E$19];[$Tablas.$G$19])" office:value-type="string" office:string-value="PES" calcext:value-type="string">
            <text:p>PES</text:p>
          </table:table-cell>
          <table:table-cell table:style-name="ce25" table:formula="of:=MID([$Compras.$A7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70];[$Tablas.$E$21];[$Tablas.$G$21])" office:value-type="string" office:string-value="1" calcext:value-type="string">
            <text:p>1</text:p>
          </table:table-cell>
          <table:table-cell table:style-name="ce25" table:formula="of:=MID([$Compras.$A70];[$Tablas.$E$22];[$Tablas.$G$22])" office:value-type="string" office:string-value="0" calcext:value-type="string">
            <text:p>0</text:p>
          </table:table-cell>
          <table:table-cell table:style-name="ce28" table:formula="of:==IF([$Compras.$A70]&lt;&gt;&quot;&quot;;VALUE(MID([$Compras.$A70];[$Tablas.$E$23];[$Tablas.$G$23]))/100;0)*IF(OR(VALUE([.B70])=3;VALUE([.B70])=8;VALUE([.B70])=13);-1;1)" office:value-type="float" office:value="-0" calcext:value-type="float">
            <text:p>0,00</text:p>
          </table:table-cell>
          <table:table-cell table:style-name="ce28" table:formula="of:==IF([$Compras.$A70]&lt;&gt;&quot;&quot;;VALUE(MID([$Compras.$A70];[$Tablas.$E$24];[$Tablas.$G$24]))/100;0)*IF(OR(VALUE([.B70])=3;VALUE([.B70])=8;VALUE([.B70])=13);-1;1)" office:value-type="float" office:value="-0" calcext:value-type="float">
            <text:p>0,00</text:p>
          </table:table-cell>
          <table:table-cell table:style-name="ce25" table:formula="of:=MID([$Compras.$A7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7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7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71];[$Tablas.$E$3];[$Tablas.$G$3])" office:value-type="string" office:string-value="20200805" calcext:value-type="string">
            <text:p>20200805</text:p>
          </table:table-cell>
          <table:table-cell table:style-name="ce25" table:formula="of:=MID([$Compras.$A71];[$Tablas.$E$4];[$Tablas.$G$4])" office:value-type="string" office:string-value="001" calcext:value-type="string">
            <text:p>001</text:p>
          </table:table-cell>
          <table:table-cell table:style-name="ce25" table:formula="of:=MID([$Compras.$A71];[$Tablas.$E$5];[$Tablas.$G$5])" office:value-type="string" office:string-value="02017" calcext:value-type="string">
            <text:p>02017</text:p>
          </table:table-cell>
          <table:table-cell table:style-name="ce25" table:formula="of:=MID([$Compras.$A71];[$Tablas.$E$6];[$Tablas.$G$6])" office:value-type="string" office:string-value="00000000000002444039" calcext:value-type="string">
            <text:p>00000000000002444039</text:p>
          </table:table-cell>
          <table:table-cell table:style-name="ce25" table:formula="of:=MID([$Compras.$A7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71];[$Tablas.$E$8];[$Tablas.$G$8])" office:value-type="string" office:string-value="80" calcext:value-type="string">
            <text:p>80</text:p>
          </table:table-cell>
          <table:table-cell table:style-name="ce25" table:formula="of:=MID([$Compras.$A71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71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71]&lt;&gt;&quot;&quot;;VALUE(MID([$Compras.$A71];[$Tablas.$E$11];[$Tablas.$G$11]))/100;0)*IF(OR(VALUE([.B71])=3;VALUE([.B71])=8;VALUE([.B71])=13);-1;1)" office:value-type="float" office:value="2169559.68" calcext:value-type="float">
            <text:p>2.169.559,68</text:p>
          </table:table-cell>
          <table:table-cell table:style-name="ce28" table:formula="of:=IF([$Compras.$A71]&lt;&gt;&quot;&quot;;VALUE(MID([$Compras.$A71];[$Tablas.$E$12];[$Tablas.$G$12]))/100;0)*IF(OR(VALUE([.B71])=3;VALUE([.B71])=8;VALUE([.B71])=13);-1;1)" office:value-type="float" office:value="377923.88" calcext:value-type="float">
            <text:p>377.923,88</text:p>
          </table:table-cell>
          <table:table-cell table:style-name="ce28" table:formula="of:=IF([$Compras.$A71]&lt;&gt;&quot;&quot;;VALUE(MID([$Compras.$A71];[$Tablas.$E$13];[$Tablas.$G$13]))/100;0)*IF(OR(VALUE([.B71])=3;VALUE([.B71])=8;VALUE([.B71])=13);-1;1)" office:value-type="float" office:value="0" calcext:value-type="float">
            <text:p>0,00</text:p>
          </table:table-cell>
          <table:table-cell table:style-name="ce28" table:formula="of:=IF([$Compras.$A71]&lt;&gt;&quot;&quot;;VALUE(MID([$Compras.$A71];[$Tablas.$E$14];[$Tablas.$G$14]))/100;0)*IF(OR(VALUE([.B71])=3;VALUE([.B71])=8;VALUE([.B71])=13);-1;1)" office:value-type="float" office:value="42800.28" calcext:value-type="float">
            <text:p>42.800,28</text:p>
          </table:table-cell>
          <table:table-cell table:style-name="ce28" table:formula="of:=IF([$Compras.$A71]&lt;&gt;&quot;&quot;;VALUE(MID([$Compras.$A71];[$Tablas.$E$15];[$Tablas.$G$15]))/100;0)*IF(OR(VALUE([.B71])=3;VALUE([.B71])=8;VALUE([.B71])=13);-1;1)" office:value-type="float" office:value="0" calcext:value-type="float">
            <text:p>0,00</text:p>
          </table:table-cell>
          <table:table-cell table:style-name="ce28" table:formula="of:=IF([$Compras.$A71]&lt;&gt;&quot;&quot;;VALUE(MID([$Compras.$A71];[$Tablas.$E$16];[$Tablas.$G$16]))/100;0)*IF(OR(VALUE([.B71])=3;VALUE([.B71])=8;VALUE([.B71])=13);-1;1)" office:value-type="float" office:value="22557.5" calcext:value-type="float">
            <text:p>22.557,50</text:p>
          </table:table-cell>
          <table:table-cell table:style-name="ce28" table:formula="of:=IF([$Compras.$A71]&lt;&gt;&quot;&quot;;VALUE(MID([$Compras.$A71];[$Tablas.$E$17];[$Tablas.$G$17]))/100;0)*IF(OR(VALUE([.B71])=3;VALUE([.B71])=8;VALUE([.B71])=13);-1;1)" office:value-type="float" office:value="0" calcext:value-type="float">
            <text:p>0,00</text:p>
          </table:table-cell>
          <table:table-cell table:style-name="ce28" table:formula="of:=IF([$Compras.$A71]&lt;&gt;&quot;&quot;;VALUE(MID([$Compras.$A71];[$Tablas.$E$18];[$Tablas.$G$18]))/100;0)*IF(OR(VALUE([.B71])=3;VALUE([.B71])=8;VALUE([.B71])=13);-1;1)" office:value-type="float" office:value="0" calcext:value-type="float">
            <text:p>0,00</text:p>
          </table:table-cell>
          <table:table-cell table:style-name="ce25" table:formula="of:=MID([$Compras.$A71];[$Tablas.$E$19];[$Tablas.$G$19])" office:value-type="string" office:string-value="PES" calcext:value-type="string">
            <text:p>PES</text:p>
          </table:table-cell>
          <table:table-cell table:style-name="ce25" table:formula="of:=MID([$Compras.$A7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71];[$Tablas.$E$21];[$Tablas.$G$21])" office:value-type="string" office:string-value="1" calcext:value-type="string">
            <text:p>1</text:p>
          </table:table-cell>
          <table:table-cell table:style-name="ce25" table:formula="of:=MID([$Compras.$A71];[$Tablas.$E$22];[$Tablas.$G$22])" office:value-type="string" office:string-value="0" calcext:value-type="string">
            <text:p>0</text:p>
          </table:table-cell>
          <table:table-cell table:style-name="ce28" table:formula="of:==IF([$Compras.$A71]&lt;&gt;&quot;&quot;;VALUE(MID([$Compras.$A71];[$Tablas.$E$23];[$Tablas.$G$23]))/100;0)*IF(OR(VALUE([.B71])=3;VALUE([.B71])=8;VALUE([.B71])=13);-1;1)" office:value-type="float" office:value="0" calcext:value-type="float">
            <text:p>0,00</text:p>
          </table:table-cell>
          <table:table-cell table:style-name="ce28" table:formula="of:==IF([$Compras.$A71]&lt;&gt;&quot;&quot;;VALUE(MID([$Compras.$A71];[$Tablas.$E$24];[$Tablas.$G$24]))/100;0)*IF(OR(VALUE([.B71])=3;VALUE([.B71])=8;VALUE([.B71])=13);-1;1)" office:value-type="float" office:value="0" calcext:value-type="float">
            <text:p>0,00</text:p>
          </table:table-cell>
          <table:table-cell table:style-name="ce25" table:formula="of:=MID([$Compras.$A7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7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7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72];[$Tablas.$E$3];[$Tablas.$G$3])" office:value-type="string" office:string-value="20200805" calcext:value-type="string">
            <text:p>20200805</text:p>
          </table:table-cell>
          <table:table-cell table:style-name="ce25" table:formula="of:=MID([$Compras.$A72];[$Tablas.$E$4];[$Tablas.$G$4])" office:value-type="string" office:string-value="001" calcext:value-type="string">
            <text:p>001</text:p>
          </table:table-cell>
          <table:table-cell table:style-name="ce25" table:formula="of:=MID([$Compras.$A72];[$Tablas.$E$5];[$Tablas.$G$5])" office:value-type="string" office:string-value="02017" calcext:value-type="string">
            <text:p>02017</text:p>
          </table:table-cell>
          <table:table-cell table:style-name="ce25" table:formula="of:=MID([$Compras.$A72];[$Tablas.$E$6];[$Tablas.$G$6])" office:value-type="string" office:string-value="00000000000002443967" calcext:value-type="string">
            <text:p>00000000000002443967</text:p>
          </table:table-cell>
          <table:table-cell table:style-name="ce25" table:formula="of:=MID([$Compras.$A7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72];[$Tablas.$E$8];[$Tablas.$G$8])" office:value-type="string" office:string-value="80" calcext:value-type="string">
            <text:p>80</text:p>
          </table:table-cell>
          <table:table-cell table:style-name="ce25" table:formula="of:=MID([$Compras.$A72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72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72]&lt;&gt;&quot;&quot;;VALUE(MID([$Compras.$A72];[$Tablas.$E$11];[$Tablas.$G$11]))/100;0)*IF(OR(VALUE([.B72])=3;VALUE([.B72])=8;VALUE([.B72])=13);-1;1)" office:value-type="float" office:value="2316710.23" calcext:value-type="float">
            <text:p>2.316.710,23</text:p>
          </table:table-cell>
          <table:table-cell table:style-name="ce28" table:formula="of:=IF([$Compras.$A72]&lt;&gt;&quot;&quot;;VALUE(MID([$Compras.$A72];[$Tablas.$E$12];[$Tablas.$G$12]))/100;0)*IF(OR(VALUE([.B72])=3;VALUE([.B72])=8;VALUE([.B72])=13);-1;1)" office:value-type="float" office:value="377017.12" calcext:value-type="float">
            <text:p>377.017,12</text:p>
          </table:table-cell>
          <table:table-cell table:style-name="ce28" table:formula="of:=IF([$Compras.$A72]&lt;&gt;&quot;&quot;;VALUE(MID([$Compras.$A72];[$Tablas.$E$13];[$Tablas.$G$13]))/100;0)*IF(OR(VALUE([.B72])=3;VALUE([.B72])=8;VALUE([.B72])=13);-1;1)" office:value-type="float" office:value="0" calcext:value-type="float">
            <text:p>0,00</text:p>
          </table:table-cell>
          <table:table-cell table:style-name="ce28" table:formula="of:=IF([$Compras.$A72]&lt;&gt;&quot;&quot;;VALUE(MID([$Compras.$A72];[$Tablas.$E$14];[$Tablas.$G$14]))/100;0)*IF(OR(VALUE([.B72])=3;VALUE([.B72])=8;VALUE([.B72])=13);-1;1)" office:value-type="float" office:value="46346.84" calcext:value-type="float">
            <text:p>46.346,84</text:p>
          </table:table-cell>
          <table:table-cell table:style-name="ce28" table:formula="of:=IF([$Compras.$A72]&lt;&gt;&quot;&quot;;VALUE(MID([$Compras.$A72];[$Tablas.$E$15];[$Tablas.$G$15]))/100;0)*IF(OR(VALUE([.B72])=3;VALUE([.B72])=8;VALUE([.B72])=13);-1;1)" office:value-type="float" office:value="0" calcext:value-type="float">
            <text:p>0,00</text:p>
          </table:table-cell>
          <table:table-cell table:style-name="ce28" table:formula="of:=IF([$Compras.$A72]&lt;&gt;&quot;&quot;;VALUE(MID([$Compras.$A72];[$Tablas.$E$16];[$Tablas.$G$16]))/100;0)*IF(OR(VALUE([.B72])=3;VALUE([.B72])=8;VALUE([.B72])=13);-1;1)" office:value-type="float" office:value="24023.9" calcext:value-type="float">
            <text:p>24.023,90</text:p>
          </table:table-cell>
          <table:table-cell table:style-name="ce28" table:formula="of:=IF([$Compras.$A72]&lt;&gt;&quot;&quot;;VALUE(MID([$Compras.$A72];[$Tablas.$E$17];[$Tablas.$G$17]))/100;0)*IF(OR(VALUE([.B72])=3;VALUE([.B72])=8;VALUE([.B72])=13);-1;1)" office:value-type="float" office:value="0" calcext:value-type="float">
            <text:p>0,00</text:p>
          </table:table-cell>
          <table:table-cell table:style-name="ce28" table:formula="of:=IF([$Compras.$A72]&lt;&gt;&quot;&quot;;VALUE(MID([$Compras.$A72];[$Tablas.$E$18];[$Tablas.$G$18]))/100;0)*IF(OR(VALUE([.B72])=3;VALUE([.B72])=8;VALUE([.B72])=13);-1;1)" office:value-type="float" office:value="0" calcext:value-type="float">
            <text:p>0,00</text:p>
          </table:table-cell>
          <table:table-cell table:style-name="ce25" table:formula="of:=MID([$Compras.$A72];[$Tablas.$E$19];[$Tablas.$G$19])" office:value-type="string" office:string-value="PES" calcext:value-type="string">
            <text:p>PES</text:p>
          </table:table-cell>
          <table:table-cell table:style-name="ce25" table:formula="of:=MID([$Compras.$A7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72];[$Tablas.$E$21];[$Tablas.$G$21])" office:value-type="string" office:string-value="1" calcext:value-type="string">
            <text:p>1</text:p>
          </table:table-cell>
          <table:table-cell table:style-name="ce25" table:formula="of:=MID([$Compras.$A72];[$Tablas.$E$22];[$Tablas.$G$22])" office:value-type="string" office:string-value="0" calcext:value-type="string">
            <text:p>0</text:p>
          </table:table-cell>
          <table:table-cell table:style-name="ce28" table:formula="of:==IF([$Compras.$A72]&lt;&gt;&quot;&quot;;VALUE(MID([$Compras.$A72];[$Tablas.$E$23];[$Tablas.$G$23]))/100;0)*IF(OR(VALUE([.B72])=3;VALUE([.B72])=8;VALUE([.B72])=13);-1;1)" office:value-type="float" office:value="0" calcext:value-type="float">
            <text:p>0,00</text:p>
          </table:table-cell>
          <table:table-cell table:style-name="ce28" table:formula="of:==IF([$Compras.$A72]&lt;&gt;&quot;&quot;;VALUE(MID([$Compras.$A72];[$Tablas.$E$24];[$Tablas.$G$24]))/100;0)*IF(OR(VALUE([.B72])=3;VALUE([.B72])=8;VALUE([.B72])=13);-1;1)" office:value-type="float" office:value="0" calcext:value-type="float">
            <text:p>0,00</text:p>
          </table:table-cell>
          <table:table-cell table:style-name="ce25" table:formula="of:=MID([$Compras.$A7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7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7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73];[$Tablas.$E$3];[$Tablas.$G$3])" office:value-type="string" office:string-value="20200805" calcext:value-type="string">
            <text:p>20200805</text:p>
          </table:table-cell>
          <table:table-cell table:style-name="ce25" table:formula="of:=MID([$Compras.$A73];[$Tablas.$E$4];[$Tablas.$G$4])" office:value-type="string" office:string-value="001" calcext:value-type="string">
            <text:p>001</text:p>
          </table:table-cell>
          <table:table-cell table:style-name="ce25" table:formula="of:=MID([$Compras.$A73];[$Tablas.$E$5];[$Tablas.$G$5])" office:value-type="string" office:string-value="00006" calcext:value-type="string">
            <text:p>00006</text:p>
          </table:table-cell>
          <table:table-cell table:style-name="ce25" table:formula="of:=MID([$Compras.$A73];[$Tablas.$E$6];[$Tablas.$G$6])" office:value-type="string" office:string-value="00000000000000008769" calcext:value-type="string">
            <text:p>00000000000000008769</text:p>
          </table:table-cell>
          <table:table-cell table:style-name="ce25" table:formula="of:=MID([$Compras.$A7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73];[$Tablas.$E$8];[$Tablas.$G$8])" office:value-type="string" office:string-value="80" calcext:value-type="string">
            <text:p>80</text:p>
          </table:table-cell>
          <table:table-cell table:style-name="ce25" table:formula="of:=MID([$Compras.$A73];[$Tablas.$E$9];[$Tablas.$G$9])" office:value-type="string" office:string-value="00000000030708546301" calcext:value-type="string">
            <text:p>00000000030708546301</text:p>
          </table:table-cell>
          <table:table-cell table:style-name="ce25" table:formula="of:=MID([$Compras.$A73];[$Tablas.$E$10];[$Tablas.$G$10])" office:value-type="string" office:string-value="FRENOS Y ELASTICOS LA BANDA SR" calcext:value-type="string">
            <text:p>FRENOS Y ELASTICOS LA BANDA SR</text:p>
          </table:table-cell>
          <table:table-cell table:style-name="ce28" table:formula="of:==IF([$Compras.$A73]&lt;&gt;&quot;&quot;;VALUE(MID([$Compras.$A73];[$Tablas.$E$11];[$Tablas.$G$11]))/100;0)*IF(OR(VALUE([.B73])=3;VALUE([.B73])=8;VALUE([.B73])=13);-1;1)" office:value-type="float" office:value="18030" calcext:value-type="float">
            <text:p>18.030,00</text:p>
          </table:table-cell>
          <table:table-cell table:style-name="ce28" table:formula="of:=IF([$Compras.$A73]&lt;&gt;&quot;&quot;;VALUE(MID([$Compras.$A73];[$Tablas.$E$12];[$Tablas.$G$12]))/100;0)*IF(OR(VALUE([.B73])=3;VALUE([.B73])=8;VALUE([.B73])=13);-1;1)" office:value-type="float" office:value="0" calcext:value-type="float">
            <text:p>0,00</text:p>
          </table:table-cell>
          <table:table-cell table:style-name="ce28" table:formula="of:=IF([$Compras.$A73]&lt;&gt;&quot;&quot;;VALUE(MID([$Compras.$A73];[$Tablas.$E$13];[$Tablas.$G$13]))/100;0)*IF(OR(VALUE([.B73])=3;VALUE([.B73])=8;VALUE([.B73])=13);-1;1)" office:value-type="float" office:value="0" calcext:value-type="float">
            <text:p>0,00</text:p>
          </table:table-cell>
          <table:table-cell table:style-name="ce28" table:formula="of:=IF([$Compras.$A73]&lt;&gt;&quot;&quot;;VALUE(MID([$Compras.$A73];[$Tablas.$E$14];[$Tablas.$G$14]))/100;0)*IF(OR(VALUE([.B73])=3;VALUE([.B73])=8;VALUE([.B73])=13);-1;1)" office:value-type="float" office:value="0" calcext:value-type="float">
            <text:p>0,00</text:p>
          </table:table-cell>
          <table:table-cell table:style-name="ce28" table:formula="of:=IF([$Compras.$A73]&lt;&gt;&quot;&quot;;VALUE(MID([$Compras.$A73];[$Tablas.$E$15];[$Tablas.$G$15]))/100;0)*IF(OR(VALUE([.B73])=3;VALUE([.B73])=8;VALUE([.B73])=13);-1;1)" office:value-type="float" office:value="0" calcext:value-type="float">
            <text:p>0,00</text:p>
          </table:table-cell>
          <table:table-cell table:style-name="ce28" table:formula="of:=IF([$Compras.$A73]&lt;&gt;&quot;&quot;;VALUE(MID([$Compras.$A73];[$Tablas.$E$16];[$Tablas.$G$16]))/100;0)*IF(OR(VALUE([.B73])=3;VALUE([.B73])=8;VALUE([.B73])=13);-1;1)" office:value-type="float" office:value="0" calcext:value-type="float">
            <text:p>0,00</text:p>
          </table:table-cell>
          <table:table-cell table:style-name="ce28" table:formula="of:=IF([$Compras.$A73]&lt;&gt;&quot;&quot;;VALUE(MID([$Compras.$A73];[$Tablas.$E$17];[$Tablas.$G$17]))/100;0)*IF(OR(VALUE([.B73])=3;VALUE([.B73])=8;VALUE([.B73])=13);-1;1)" office:value-type="float" office:value="0" calcext:value-type="float">
            <text:p>0,00</text:p>
          </table:table-cell>
          <table:table-cell table:style-name="ce28" table:formula="of:=IF([$Compras.$A73]&lt;&gt;&quot;&quot;;VALUE(MID([$Compras.$A73];[$Tablas.$E$18];[$Tablas.$G$18]))/100;0)*IF(OR(VALUE([.B73])=3;VALUE([.B73])=8;VALUE([.B73])=13);-1;1)" office:value-type="float" office:value="0" calcext:value-type="float">
            <text:p>0,00</text:p>
          </table:table-cell>
          <table:table-cell table:style-name="ce25" table:formula="of:=MID([$Compras.$A73];[$Tablas.$E$19];[$Tablas.$G$19])" office:value-type="string" office:string-value="PES" calcext:value-type="string">
            <text:p>PES</text:p>
          </table:table-cell>
          <table:table-cell table:style-name="ce25" table:formula="of:=MID([$Compras.$A7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73];[$Tablas.$E$21];[$Tablas.$G$21])" office:value-type="string" office:string-value="1" calcext:value-type="string">
            <text:p>1</text:p>
          </table:table-cell>
          <table:table-cell table:style-name="ce25" table:formula="of:=MID([$Compras.$A73];[$Tablas.$E$22];[$Tablas.$G$22])" office:value-type="string" office:string-value="0" calcext:value-type="string">
            <text:p>0</text:p>
          </table:table-cell>
          <table:table-cell table:style-name="ce28" table:formula="of:==IF([$Compras.$A73]&lt;&gt;&quot;&quot;;VALUE(MID([$Compras.$A73];[$Tablas.$E$23];[$Tablas.$G$23]))/100;0)*IF(OR(VALUE([.B73])=3;VALUE([.B73])=8;VALUE([.B73])=13);-1;1)" office:value-type="float" office:value="0" calcext:value-type="float">
            <text:p>0,00</text:p>
          </table:table-cell>
          <table:table-cell table:style-name="ce28" table:formula="of:==IF([$Compras.$A73]&lt;&gt;&quot;&quot;;VALUE(MID([$Compras.$A73];[$Tablas.$E$24];[$Tablas.$G$24]))/100;0)*IF(OR(VALUE([.B73])=3;VALUE([.B73])=8;VALUE([.B73])=13);-1;1)" office:value-type="float" office:value="0" calcext:value-type="float">
            <text:p>0,00</text:p>
          </table:table-cell>
          <table:table-cell table:style-name="ce25" table:formula="of:=MID([$Compras.$A7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7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7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74];[$Tablas.$E$3];[$Tablas.$G$3])" office:value-type="string" office:string-value="20200806" calcext:value-type="string">
            <text:p>20200806</text:p>
          </table:table-cell>
          <table:table-cell table:style-name="ce25" table:formula="of:=MID([$Compras.$A74];[$Tablas.$E$4];[$Tablas.$G$4])" office:value-type="string" office:string-value="001" calcext:value-type="string">
            <text:p>001</text:p>
          </table:table-cell>
          <table:table-cell table:style-name="ce25" table:formula="of:=MID([$Compras.$A74];[$Tablas.$E$5];[$Tablas.$G$5])" office:value-type="string" office:string-value="00002" calcext:value-type="string">
            <text:p>00002</text:p>
          </table:table-cell>
          <table:table-cell table:style-name="ce25" table:formula="of:=MID([$Compras.$A74];[$Tablas.$E$6];[$Tablas.$G$6])" office:value-type="string" office:string-value="00000000000000338320" calcext:value-type="string">
            <text:p>00000000000000338320</text:p>
          </table:table-cell>
          <table:table-cell table:style-name="ce25" table:formula="of:=MID([$Compras.$A7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74];[$Tablas.$E$8];[$Tablas.$G$8])" office:value-type="string" office:string-value="80" calcext:value-type="string">
            <text:p>80</text:p>
          </table:table-cell>
          <table:table-cell table:style-name="ce25" table:formula="of:=MID([$Compras.$A74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74];[$Tablas.$E$10];[$Tablas.$G$10])" office:value-type="string" office:string-value="BANCO SANTANDER RIO           " calcext:value-type="string">
            <text:p>BANCO SANTANDER RIO <text:s text:c="10"/></text:p>
          </table:table-cell>
          <table:table-cell table:style-name="ce28" table:formula="of:==IF([$Compras.$A74]&lt;&gt;&quot;&quot;;VALUE(MID([$Compras.$A74];[$Tablas.$E$11];[$Tablas.$G$11]))/100;0)*IF(OR(VALUE([.B74])=3;VALUE([.B74])=8;VALUE([.B74])=13);-1;1)" office:value-type="float" office:value="18730.05" calcext:value-type="float">
            <text:p>18.730,05</text:p>
          </table:table-cell>
          <table:table-cell table:style-name="ce28" table:formula="of:=IF([$Compras.$A74]&lt;&gt;&quot;&quot;;VALUE(MID([$Compras.$A74];[$Tablas.$E$12];[$Tablas.$G$12]))/100;0)*IF(OR(VALUE([.B74])=3;VALUE([.B74])=8;VALUE([.B74])=13);-1;1)" office:value-type="float" office:value="0" calcext:value-type="float">
            <text:p>0,00</text:p>
          </table:table-cell>
          <table:table-cell table:style-name="ce28" table:formula="of:=IF([$Compras.$A74]&lt;&gt;&quot;&quot;;VALUE(MID([$Compras.$A74];[$Tablas.$E$13];[$Tablas.$G$13]))/100;0)*IF(OR(VALUE([.B74])=3;VALUE([.B74])=8;VALUE([.B74])=13);-1;1)" office:value-type="float" office:value="0" calcext:value-type="float">
            <text:p>0,00</text:p>
          </table:table-cell>
          <table:table-cell table:style-name="ce28" table:formula="of:=IF([$Compras.$A74]&lt;&gt;&quot;&quot;;VALUE(MID([$Compras.$A74];[$Tablas.$E$14];[$Tablas.$G$14]))/100;0)*IF(OR(VALUE([.B74])=3;VALUE([.B74])=8;VALUE([.B74])=13);-1;1)" office:value-type="float" office:value="250.85" calcext:value-type="float">
            <text:p>250,85</text:p>
          </table:table-cell>
          <table:table-cell table:style-name="ce28" table:formula="of:=IF([$Compras.$A74]&lt;&gt;&quot;&quot;;VALUE(MID([$Compras.$A74];[$Tablas.$E$15];[$Tablas.$G$15]))/100;0)*IF(OR(VALUE([.B74])=3;VALUE([.B74])=8;VALUE([.B74])=13);-1;1)" office:value-type="float" office:value="0" calcext:value-type="float">
            <text:p>0,00</text:p>
          </table:table-cell>
          <table:table-cell table:style-name="ce28" table:formula="of:=IF([$Compras.$A74]&lt;&gt;&quot;&quot;;VALUE(MID([$Compras.$A74];[$Tablas.$E$16];[$Tablas.$G$16]))/100;0)*IF(OR(VALUE([.B74])=3;VALUE([.B74])=8;VALUE([.B74])=13);-1;1)" office:value-type="float" office:value="0" calcext:value-type="float">
            <text:p>0,00</text:p>
          </table:table-cell>
          <table:table-cell table:style-name="ce28" table:formula="of:=IF([$Compras.$A74]&lt;&gt;&quot;&quot;;VALUE(MID([$Compras.$A74];[$Tablas.$E$17];[$Tablas.$G$17]))/100;0)*IF(OR(VALUE([.B74])=3;VALUE([.B74])=8;VALUE([.B74])=13);-1;1)" office:value-type="float" office:value="0" calcext:value-type="float">
            <text:p>0,00</text:p>
          </table:table-cell>
          <table:table-cell table:style-name="ce28" table:formula="of:=IF([$Compras.$A74]&lt;&gt;&quot;&quot;;VALUE(MID([$Compras.$A74];[$Tablas.$E$18];[$Tablas.$G$18]))/100;0)*IF(OR(VALUE([.B74])=3;VALUE([.B74])=8;VALUE([.B74])=13);-1;1)" office:value-type="float" office:value="0" calcext:value-type="float">
            <text:p>0,00</text:p>
          </table:table-cell>
          <table:table-cell table:style-name="ce25" table:formula="of:=MID([$Compras.$A74];[$Tablas.$E$19];[$Tablas.$G$19])" office:value-type="string" office:string-value="PES" calcext:value-type="string">
            <text:p>PES</text:p>
          </table:table-cell>
          <table:table-cell table:style-name="ce25" table:formula="of:=MID([$Compras.$A7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74];[$Tablas.$E$21];[$Tablas.$G$21])" office:value-type="string" office:string-value="1" calcext:value-type="string">
            <text:p>1</text:p>
          </table:table-cell>
          <table:table-cell table:style-name="ce25" table:formula="of:=MID([$Compras.$A74];[$Tablas.$E$22];[$Tablas.$G$22])" office:value-type="string" office:string-value="0" calcext:value-type="string">
            <text:p>0</text:p>
          </table:table-cell>
          <table:table-cell table:style-name="ce28" table:formula="of:==IF([$Compras.$A74]&lt;&gt;&quot;&quot;;VALUE(MID([$Compras.$A74];[$Tablas.$E$23];[$Tablas.$G$23]))/100;0)*IF(OR(VALUE([.B74])=3;VALUE([.B74])=8;VALUE([.B74])=13);-1;1)" office:value-type="float" office:value="0" calcext:value-type="float">
            <text:p>0,00</text:p>
          </table:table-cell>
          <table:table-cell table:style-name="ce28" table:formula="of:==IF([$Compras.$A74]&lt;&gt;&quot;&quot;;VALUE(MID([$Compras.$A74];[$Tablas.$E$24];[$Tablas.$G$24]))/100;0)*IF(OR(VALUE([.B74])=3;VALUE([.B74])=8;VALUE([.B74])=13);-1;1)" office:value-type="float" office:value="0" calcext:value-type="float">
            <text:p>0,00</text:p>
          </table:table-cell>
          <table:table-cell table:style-name="ce25" table:formula="of:=MID([$Compras.$A7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7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7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75];[$Tablas.$E$3];[$Tablas.$G$3])" office:value-type="string" office:string-value="20200806" calcext:value-type="string">
            <text:p>20200806</text:p>
          </table:table-cell>
          <table:table-cell table:style-name="ce25" table:formula="of:=MID([$Compras.$A75];[$Tablas.$E$4];[$Tablas.$G$4])" office:value-type="string" office:string-value="001" calcext:value-type="string">
            <text:p>001</text:p>
          </table:table-cell>
          <table:table-cell table:style-name="ce25" table:formula="of:=MID([$Compras.$A75];[$Tablas.$E$5];[$Tablas.$G$5])" office:value-type="string" office:string-value="00004" calcext:value-type="string">
            <text:p>00004</text:p>
          </table:table-cell>
          <table:table-cell table:style-name="ce25" table:formula="of:=MID([$Compras.$A75];[$Tablas.$E$6];[$Tablas.$G$6])" office:value-type="string" office:string-value="00000000000000752396" calcext:value-type="string">
            <text:p>00000000000000752396</text:p>
          </table:table-cell>
          <table:table-cell table:style-name="ce25" table:formula="of:=MID([$Compras.$A7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75];[$Tablas.$E$8];[$Tablas.$G$8])" office:value-type="string" office:string-value="80" calcext:value-type="string">
            <text:p>80</text:p>
          </table:table-cell>
          <table:table-cell table:style-name="ce25" table:formula="of:=MID([$Compras.$A75];[$Tablas.$E$9];[$Tablas.$G$9])" office:value-type="string" office:string-value="00000000030500001735" calcext:value-type="string">
            <text:p>00000000030500001735</text:p>
          </table:table-cell>
          <table:table-cell table:style-name="ce25" table:formula="of:=MID([$Compras.$A75];[$Tablas.$E$10];[$Tablas.$G$10])" office:value-type="string" office:string-value="BANCO GALICIA                 " calcext:value-type="string">
            <text:p>BANCO GALICIA <text:s text:c="16"/></text:p>
          </table:table-cell>
          <table:table-cell table:style-name="ce28" table:formula="of:==IF([$Compras.$A75]&lt;&gt;&quot;&quot;;VALUE(MID([$Compras.$A75];[$Tablas.$E$11];[$Tablas.$G$11]))/100;0)*IF(OR(VALUE([.B75])=3;VALUE([.B75])=8;VALUE([.B75])=13);-1;1)" office:value-type="float" office:value="15695.34" calcext:value-type="float">
            <text:p>15.695,34</text:p>
          </table:table-cell>
          <table:table-cell table:style-name="ce28" table:formula="of:=IF([$Compras.$A75]&lt;&gt;&quot;&quot;;VALUE(MID([$Compras.$A75];[$Tablas.$E$12];[$Tablas.$G$12]))/100;0)*IF(OR(VALUE([.B75])=3;VALUE([.B75])=8;VALUE([.B75])=13);-1;1)" office:value-type="float" office:value="0" calcext:value-type="float">
            <text:p>0,00</text:p>
          </table:table-cell>
          <table:table-cell table:style-name="ce28" table:formula="of:=IF([$Compras.$A75]&lt;&gt;&quot;&quot;;VALUE(MID([$Compras.$A75];[$Tablas.$E$13];[$Tablas.$G$13]))/100;0)*IF(OR(VALUE([.B75])=3;VALUE([.B75])=8;VALUE([.B75])=13);-1;1)" office:value-type="float" office:value="0" calcext:value-type="float">
            <text:p>0,00</text:p>
          </table:table-cell>
          <table:table-cell table:style-name="ce28" table:formula="of:=IF([$Compras.$A75]&lt;&gt;&quot;&quot;;VALUE(MID([$Compras.$A75];[$Tablas.$E$14];[$Tablas.$G$14]))/100;0)*IF(OR(VALUE([.B75])=3;VALUE([.B75])=8;VALUE([.B75])=13);-1;1)" office:value-type="float" office:value="210.21" calcext:value-type="float">
            <text:p>210,21</text:p>
          </table:table-cell>
          <table:table-cell table:style-name="ce28" table:formula="of:=IF([$Compras.$A75]&lt;&gt;&quot;&quot;;VALUE(MID([$Compras.$A75];[$Tablas.$E$15];[$Tablas.$G$15]))/100;0)*IF(OR(VALUE([.B75])=3;VALUE([.B75])=8;VALUE([.B75])=13);-1;1)" office:value-type="float" office:value="0" calcext:value-type="float">
            <text:p>0,00</text:p>
          </table:table-cell>
          <table:table-cell table:style-name="ce28" table:formula="of:=IF([$Compras.$A75]&lt;&gt;&quot;&quot;;VALUE(MID([$Compras.$A75];[$Tablas.$E$16];[$Tablas.$G$16]))/100;0)*IF(OR(VALUE([.B75])=3;VALUE([.B75])=8;VALUE([.B75])=13);-1;1)" office:value-type="float" office:value="0" calcext:value-type="float">
            <text:p>0,00</text:p>
          </table:table-cell>
          <table:table-cell table:style-name="ce28" table:formula="of:=IF([$Compras.$A75]&lt;&gt;&quot;&quot;;VALUE(MID([$Compras.$A75];[$Tablas.$E$17];[$Tablas.$G$17]))/100;0)*IF(OR(VALUE([.B75])=3;VALUE([.B75])=8;VALUE([.B75])=13);-1;1)" office:value-type="float" office:value="0" calcext:value-type="float">
            <text:p>0,00</text:p>
          </table:table-cell>
          <table:table-cell table:style-name="ce28" table:formula="of:=IF([$Compras.$A75]&lt;&gt;&quot;&quot;;VALUE(MID([$Compras.$A75];[$Tablas.$E$18];[$Tablas.$G$18]))/100;0)*IF(OR(VALUE([.B75])=3;VALUE([.B75])=8;VALUE([.B75])=13);-1;1)" office:value-type="float" office:value="0" calcext:value-type="float">
            <text:p>0,00</text:p>
          </table:table-cell>
          <table:table-cell table:style-name="ce25" table:formula="of:=MID([$Compras.$A75];[$Tablas.$E$19];[$Tablas.$G$19])" office:value-type="string" office:string-value="PES" calcext:value-type="string">
            <text:p>PES</text:p>
          </table:table-cell>
          <table:table-cell table:style-name="ce25" table:formula="of:=MID([$Compras.$A7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75];[$Tablas.$E$21];[$Tablas.$G$21])" office:value-type="string" office:string-value="1" calcext:value-type="string">
            <text:p>1</text:p>
          </table:table-cell>
          <table:table-cell table:style-name="ce25" table:formula="of:=MID([$Compras.$A75];[$Tablas.$E$22];[$Tablas.$G$22])" office:value-type="string" office:string-value="0" calcext:value-type="string">
            <text:p>0</text:p>
          </table:table-cell>
          <table:table-cell table:style-name="ce28" table:formula="of:==IF([$Compras.$A75]&lt;&gt;&quot;&quot;;VALUE(MID([$Compras.$A75];[$Tablas.$E$23];[$Tablas.$G$23]))/100;0)*IF(OR(VALUE([.B75])=3;VALUE([.B75])=8;VALUE([.B75])=13);-1;1)" office:value-type="float" office:value="0" calcext:value-type="float">
            <text:p>0,00</text:p>
          </table:table-cell>
          <table:table-cell table:style-name="ce28" table:formula="of:==IF([$Compras.$A75]&lt;&gt;&quot;&quot;;VALUE(MID([$Compras.$A75];[$Tablas.$E$24];[$Tablas.$G$24]))/100;0)*IF(OR(VALUE([.B75])=3;VALUE([.B75])=8;VALUE([.B75])=13);-1;1)" office:value-type="float" office:value="0" calcext:value-type="float">
            <text:p>0,00</text:p>
          </table:table-cell>
          <table:table-cell table:style-name="ce25" table:formula="of:=MID([$Compras.$A7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7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7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76];[$Tablas.$E$3];[$Tablas.$G$3])" office:value-type="string" office:string-value="20200806" calcext:value-type="string">
            <text:p>20200806</text:p>
          </table:table-cell>
          <table:table-cell table:style-name="ce25" table:formula="of:=MID([$Compras.$A76];[$Tablas.$E$4];[$Tablas.$G$4])" office:value-type="string" office:string-value="001" calcext:value-type="string">
            <text:p>001</text:p>
          </table:table-cell>
          <table:table-cell table:style-name="ce25" table:formula="of:=MID([$Compras.$A76];[$Tablas.$E$5];[$Tablas.$G$5])" office:value-type="string" office:string-value="00001" calcext:value-type="string">
            <text:p>00001</text:p>
          </table:table-cell>
          <table:table-cell table:style-name="ce25" table:formula="of:=MID([$Compras.$A76];[$Tablas.$E$6];[$Tablas.$G$6])" office:value-type="string" office:string-value="00000000000000121424" calcext:value-type="string">
            <text:p>00000000000000121424</text:p>
          </table:table-cell>
          <table:table-cell table:style-name="ce25" table:formula="of:=MID([$Compras.$A7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76];[$Tablas.$E$8];[$Tablas.$G$8])" office:value-type="string" office:string-value="80" calcext:value-type="string">
            <text:p>80</text:p>
          </table:table-cell>
          <table:table-cell table:style-name="ce25" table:formula="of:=MID([$Compras.$A76];[$Tablas.$E$9];[$Tablas.$G$9])" office:value-type="string" office:string-value="00000000030707002294" calcext:value-type="string">
            <text:p>00000000030707002294</text:p>
          </table:table-cell>
          <table:table-cell table:style-name="ce25" table:formula="of:=MID([$Compras.$A76];[$Tablas.$E$10];[$Tablas.$G$10])" office:value-type="string" office:string-value="MERCEDEZ BENZ COMPANIA FINANCI" calcext:value-type="string">
            <text:p>MERCEDEZ BENZ COMPANIA FINANCI</text:p>
          </table:table-cell>
          <table:table-cell table:style-name="ce28" table:formula="of:==IF([$Compras.$A76]&lt;&gt;&quot;&quot;;VALUE(MID([$Compras.$A76];[$Tablas.$E$11];[$Tablas.$G$11]))/100;0)*IF(OR(VALUE([.B76])=3;VALUE([.B76])=8;VALUE([.B76])=13);-1;1)" office:value-type="float" office:value="266848.63" calcext:value-type="float">
            <text:p>266.848,63</text:p>
          </table:table-cell>
          <table:table-cell table:style-name="ce28" table:formula="of:=IF([$Compras.$A76]&lt;&gt;&quot;&quot;;VALUE(MID([$Compras.$A76];[$Tablas.$E$12];[$Tablas.$G$12]))/100;0)*IF(OR(VALUE([.B76])=3;VALUE([.B76])=8;VALUE([.B76])=13);-1;1)" office:value-type="float" office:value="13826.26" calcext:value-type="float">
            <text:p>13.826,26</text:p>
          </table:table-cell>
          <table:table-cell table:style-name="ce28" table:formula="of:=IF([$Compras.$A76]&lt;&gt;&quot;&quot;;VALUE(MID([$Compras.$A76];[$Tablas.$E$13];[$Tablas.$G$13]))/100;0)*IF(OR(VALUE([.B76])=3;VALUE([.B76])=8;VALUE([.B76])=13);-1;1)" office:value-type="float" office:value="0" calcext:value-type="float">
            <text:p>0,00</text:p>
          </table:table-cell>
          <table:table-cell table:style-name="ce28" table:formula="of:=IF([$Compras.$A76]&lt;&gt;&quot;&quot;;VALUE(MID([$Compras.$A76];[$Tablas.$E$14];[$Tablas.$G$14]))/100;0)*IF(OR(VALUE([.B76])=3;VALUE([.B76])=8;VALUE([.B76])=13);-1;1)" office:value-type="float" office:value="0" calcext:value-type="float">
            <text:p>0,00</text:p>
          </table:table-cell>
          <table:table-cell table:style-name="ce28" table:formula="of:=IF([$Compras.$A76]&lt;&gt;&quot;&quot;;VALUE(MID([$Compras.$A76];[$Tablas.$E$15];[$Tablas.$G$15]))/100;0)*IF(OR(VALUE([.B76])=3;VALUE([.B76])=8;VALUE([.B76])=13);-1;1)" office:value-type="float" office:value="0" calcext:value-type="float">
            <text:p>0,00</text:p>
          </table:table-cell>
          <table:table-cell table:style-name="ce28" table:formula="of:=IF([$Compras.$A76]&lt;&gt;&quot;&quot;;VALUE(MID([$Compras.$A76];[$Tablas.$E$16];[$Tablas.$G$16]))/100;0)*IF(OR(VALUE([.B76])=3;VALUE([.B76])=8;VALUE([.B76])=13);-1;1)" office:value-type="float" office:value="0" calcext:value-type="float">
            <text:p>0,00</text:p>
          </table:table-cell>
          <table:table-cell table:style-name="ce28" table:formula="of:=IF([$Compras.$A76]&lt;&gt;&quot;&quot;;VALUE(MID([$Compras.$A76];[$Tablas.$E$17];[$Tablas.$G$17]))/100;0)*IF(OR(VALUE([.B76])=3;VALUE([.B76])=8;VALUE([.B76])=13);-1;1)" office:value-type="float" office:value="0" calcext:value-type="float">
            <text:p>0,00</text:p>
          </table:table-cell>
          <table:table-cell table:style-name="ce28" table:formula="of:=IF([$Compras.$A76]&lt;&gt;&quot;&quot;;VALUE(MID([$Compras.$A76];[$Tablas.$E$18];[$Tablas.$G$18]))/100;0)*IF(OR(VALUE([.B76])=3;VALUE([.B76])=8;VALUE([.B76])=13);-1;1)" office:value-type="float" office:value="0" calcext:value-type="float">
            <text:p>0,00</text:p>
          </table:table-cell>
          <table:table-cell table:style-name="ce25" table:formula="of:=MID([$Compras.$A76];[$Tablas.$E$19];[$Tablas.$G$19])" office:value-type="string" office:string-value="PES" calcext:value-type="string">
            <text:p>PES</text:p>
          </table:table-cell>
          <table:table-cell table:style-name="ce25" table:formula="of:=MID([$Compras.$A7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76];[$Tablas.$E$21];[$Tablas.$G$21])" office:value-type="string" office:string-value="1" calcext:value-type="string">
            <text:p>1</text:p>
          </table:table-cell>
          <table:table-cell table:style-name="ce25" table:formula="of:=MID([$Compras.$A76];[$Tablas.$E$22];[$Tablas.$G$22])" office:value-type="string" office:string-value="0" calcext:value-type="string">
            <text:p>0</text:p>
          </table:table-cell>
          <table:table-cell table:style-name="ce28" table:formula="of:==IF([$Compras.$A76]&lt;&gt;&quot;&quot;;VALUE(MID([$Compras.$A76];[$Tablas.$E$23];[$Tablas.$G$23]))/100;0)*IF(OR(VALUE([.B76])=3;VALUE([.B76])=8;VALUE([.B76])=13);-1;1)" office:value-type="float" office:value="0" calcext:value-type="float">
            <text:p>0,00</text:p>
          </table:table-cell>
          <table:table-cell table:style-name="ce28" table:formula="of:==IF([$Compras.$A76]&lt;&gt;&quot;&quot;;VALUE(MID([$Compras.$A76];[$Tablas.$E$24];[$Tablas.$G$24]))/100;0)*IF(OR(VALUE([.B76])=3;VALUE([.B76])=8;VALUE([.B76])=13);-1;1)" office:value-type="float" office:value="0" calcext:value-type="float">
            <text:p>0,00</text:p>
          </table:table-cell>
          <table:table-cell table:style-name="ce25" table:formula="of:=MID([$Compras.$A7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7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7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77];[$Tablas.$E$3];[$Tablas.$G$3])" office:value-type="string" office:string-value="20200806" calcext:value-type="string">
            <text:p>20200806</text:p>
          </table:table-cell>
          <table:table-cell table:style-name="ce25" table:formula="of:=MID([$Compras.$A77];[$Tablas.$E$4];[$Tablas.$G$4])" office:value-type="string" office:string-value="001" calcext:value-type="string">
            <text:p>001</text:p>
          </table:table-cell>
          <table:table-cell table:style-name="ce25" table:formula="of:=MID([$Compras.$A77];[$Tablas.$E$5];[$Tablas.$G$5])" office:value-type="string" office:string-value="00001" calcext:value-type="string">
            <text:p>00001</text:p>
          </table:table-cell>
          <table:table-cell table:style-name="ce25" table:formula="of:=MID([$Compras.$A77];[$Tablas.$E$6];[$Tablas.$G$6])" office:value-type="string" office:string-value="00000000000000121425" calcext:value-type="string">
            <text:p>00000000000000121425</text:p>
          </table:table-cell>
          <table:table-cell table:style-name="ce25" table:formula="of:=MID([$Compras.$A7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77];[$Tablas.$E$8];[$Tablas.$G$8])" office:value-type="string" office:string-value="80" calcext:value-type="string">
            <text:p>80</text:p>
          </table:table-cell>
          <table:table-cell table:style-name="ce25" table:formula="of:=MID([$Compras.$A77];[$Tablas.$E$9];[$Tablas.$G$9])" office:value-type="string" office:string-value="00000000030707002294" calcext:value-type="string">
            <text:p>00000000030707002294</text:p>
          </table:table-cell>
          <table:table-cell table:style-name="ce25" table:formula="of:=MID([$Compras.$A77];[$Tablas.$E$10];[$Tablas.$G$10])" office:value-type="string" office:string-value="MERCEDEZ BENZ COMPANIA FINANCI" calcext:value-type="string">
            <text:p>MERCEDEZ BENZ COMPANIA FINANCI</text:p>
          </table:table-cell>
          <table:table-cell table:style-name="ce28" table:formula="of:==IF([$Compras.$A77]&lt;&gt;&quot;&quot;;VALUE(MID([$Compras.$A77];[$Tablas.$E$11];[$Tablas.$G$11]))/100;0)*IF(OR(VALUE([.B77])=3;VALUE([.B77])=8;VALUE([.B77])=13);-1;1)" office:value-type="float" office:value="185200.33" calcext:value-type="float">
            <text:p>185.200,33</text:p>
          </table:table-cell>
          <table:table-cell table:style-name="ce28" table:formula="of:=IF([$Compras.$A77]&lt;&gt;&quot;&quot;;VALUE(MID([$Compras.$A77];[$Tablas.$E$12];[$Tablas.$G$12]))/100;0)*IF(OR(VALUE([.B77])=3;VALUE([.B77])=8;VALUE([.B77])=13);-1;1)" office:value-type="float" office:value="9938.6" calcext:value-type="float">
            <text:p>9.938,60</text:p>
          </table:table-cell>
          <table:table-cell table:style-name="ce28" table:formula="of:=IF([$Compras.$A77]&lt;&gt;&quot;&quot;;VALUE(MID([$Compras.$A77];[$Tablas.$E$13];[$Tablas.$G$13]))/100;0)*IF(OR(VALUE([.B77])=3;VALUE([.B77])=8;VALUE([.B77])=13);-1;1)" office:value-type="float" office:value="0" calcext:value-type="float">
            <text:p>0,00</text:p>
          </table:table-cell>
          <table:table-cell table:style-name="ce28" table:formula="of:=IF([$Compras.$A77]&lt;&gt;&quot;&quot;;VALUE(MID([$Compras.$A77];[$Tablas.$E$14];[$Tablas.$G$14]))/100;0)*IF(OR(VALUE([.B77])=3;VALUE([.B77])=8;VALUE([.B77])=13);-1;1)" office:value-type="float" office:value="0" calcext:value-type="float">
            <text:p>0,00</text:p>
          </table:table-cell>
          <table:table-cell table:style-name="ce28" table:formula="of:=IF([$Compras.$A77]&lt;&gt;&quot;&quot;;VALUE(MID([$Compras.$A77];[$Tablas.$E$15];[$Tablas.$G$15]))/100;0)*IF(OR(VALUE([.B77])=3;VALUE([.B77])=8;VALUE([.B77])=13);-1;1)" office:value-type="float" office:value="0" calcext:value-type="float">
            <text:p>0,00</text:p>
          </table:table-cell>
          <table:table-cell table:style-name="ce28" table:formula="of:=IF([$Compras.$A77]&lt;&gt;&quot;&quot;;VALUE(MID([$Compras.$A77];[$Tablas.$E$16];[$Tablas.$G$16]))/100;0)*IF(OR(VALUE([.B77])=3;VALUE([.B77])=8;VALUE([.B77])=13);-1;1)" office:value-type="float" office:value="0" calcext:value-type="float">
            <text:p>0,00</text:p>
          </table:table-cell>
          <table:table-cell table:style-name="ce28" table:formula="of:=IF([$Compras.$A77]&lt;&gt;&quot;&quot;;VALUE(MID([$Compras.$A77];[$Tablas.$E$17];[$Tablas.$G$17]))/100;0)*IF(OR(VALUE([.B77])=3;VALUE([.B77])=8;VALUE([.B77])=13);-1;1)" office:value-type="float" office:value="0" calcext:value-type="float">
            <text:p>0,00</text:p>
          </table:table-cell>
          <table:table-cell table:style-name="ce28" table:formula="of:=IF([$Compras.$A77]&lt;&gt;&quot;&quot;;VALUE(MID([$Compras.$A77];[$Tablas.$E$18];[$Tablas.$G$18]))/100;0)*IF(OR(VALUE([.B77])=3;VALUE([.B77])=8;VALUE([.B77])=13);-1;1)" office:value-type="float" office:value="0" calcext:value-type="float">
            <text:p>0,00</text:p>
          </table:table-cell>
          <table:table-cell table:style-name="ce25" table:formula="of:=MID([$Compras.$A77];[$Tablas.$E$19];[$Tablas.$G$19])" office:value-type="string" office:string-value="PES" calcext:value-type="string">
            <text:p>PES</text:p>
          </table:table-cell>
          <table:table-cell table:style-name="ce25" table:formula="of:=MID([$Compras.$A7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77];[$Tablas.$E$21];[$Tablas.$G$21])" office:value-type="string" office:string-value="1" calcext:value-type="string">
            <text:p>1</text:p>
          </table:table-cell>
          <table:table-cell table:style-name="ce25" table:formula="of:=MID([$Compras.$A77];[$Tablas.$E$22];[$Tablas.$G$22])" office:value-type="string" office:string-value="0" calcext:value-type="string">
            <text:p>0</text:p>
          </table:table-cell>
          <table:table-cell table:style-name="ce28" table:formula="of:==IF([$Compras.$A77]&lt;&gt;&quot;&quot;;VALUE(MID([$Compras.$A77];[$Tablas.$E$23];[$Tablas.$G$23]))/100;0)*IF(OR(VALUE([.B77])=3;VALUE([.B77])=8;VALUE([.B77])=13);-1;1)" office:value-type="float" office:value="0" calcext:value-type="float">
            <text:p>0,00</text:p>
          </table:table-cell>
          <table:table-cell table:style-name="ce28" table:formula="of:==IF([$Compras.$A77]&lt;&gt;&quot;&quot;;VALUE(MID([$Compras.$A77];[$Tablas.$E$24];[$Tablas.$G$24]))/100;0)*IF(OR(VALUE([.B77])=3;VALUE([.B77])=8;VALUE([.B77])=13);-1;1)" office:value-type="float" office:value="0" calcext:value-type="float">
            <text:p>0,00</text:p>
          </table:table-cell>
          <table:table-cell table:style-name="ce25" table:formula="of:=MID([$Compras.$A7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7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7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78];[$Tablas.$E$3];[$Tablas.$G$3])" office:value-type="string" office:string-value="20200806" calcext:value-type="string">
            <text:p>20200806</text:p>
          </table:table-cell>
          <table:table-cell table:style-name="ce25" table:formula="of:=MID([$Compras.$A78];[$Tablas.$E$4];[$Tablas.$G$4])" office:value-type="string" office:string-value="001" calcext:value-type="string">
            <text:p>001</text:p>
          </table:table-cell>
          <table:table-cell table:style-name="ce25" table:formula="of:=MID([$Compras.$A78];[$Tablas.$E$5];[$Tablas.$G$5])" office:value-type="string" office:string-value="00001" calcext:value-type="string">
            <text:p>00001</text:p>
          </table:table-cell>
          <table:table-cell table:style-name="ce25" table:formula="of:=MID([$Compras.$A78];[$Tablas.$E$6];[$Tablas.$G$6])" office:value-type="string" office:string-value="00000000000000080479" calcext:value-type="string">
            <text:p>00000000000000080479</text:p>
          </table:table-cell>
          <table:table-cell table:style-name="ce25" table:formula="of:=MID([$Compras.$A7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78];[$Tablas.$E$8];[$Tablas.$G$8])" office:value-type="string" office:string-value="80" calcext:value-type="string">
            <text:p>80</text:p>
          </table:table-cell>
          <table:table-cell table:style-name="ce25" table:formula="of:=MID([$Compras.$A78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78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78]&lt;&gt;&quot;&quot;;VALUE(MID([$Compras.$A78];[$Tablas.$E$11];[$Tablas.$G$11]))/100;0)*IF(OR(VALUE([.B78])=3;VALUE([.B78])=8;VALUE([.B78])=13);-1;1)" office:value-type="float" office:value="50.78" calcext:value-type="float">
            <text:p>50,78</text:p>
          </table:table-cell>
          <table:table-cell table:style-name="ce28" table:formula="of:=IF([$Compras.$A78]&lt;&gt;&quot;&quot;;VALUE(MID([$Compras.$A78];[$Tablas.$E$12];[$Tablas.$G$12]))/100;0)*IF(OR(VALUE([.B78])=3;VALUE([.B78])=8;VALUE([.B78])=13);-1;1)" office:value-type="float" office:value="33.15" calcext:value-type="float">
            <text:p>33,15</text:p>
          </table:table-cell>
          <table:table-cell table:style-name="ce28" table:formula="of:=IF([$Compras.$A78]&lt;&gt;&quot;&quot;;VALUE(MID([$Compras.$A78];[$Tablas.$E$13];[$Tablas.$G$13]))/100;0)*IF(OR(VALUE([.B78])=3;VALUE([.B78])=8;VALUE([.B78])=13);-1;1)" office:value-type="float" office:value="0" calcext:value-type="float">
            <text:p>0,00</text:p>
          </table:table-cell>
          <table:table-cell table:style-name="ce28" table:formula="of:=IF([$Compras.$A78]&lt;&gt;&quot;&quot;;VALUE(MID([$Compras.$A78];[$Tablas.$E$14];[$Tablas.$G$14]))/100;0)*IF(OR(VALUE([.B78])=3;VALUE([.B78])=8;VALUE([.B78])=13);-1;1)" office:value-type="float" office:value="0" calcext:value-type="float">
            <text:p>0,00</text:p>
          </table:table-cell>
          <table:table-cell table:style-name="ce28" table:formula="of:=IF([$Compras.$A78]&lt;&gt;&quot;&quot;;VALUE(MID([$Compras.$A78];[$Tablas.$E$15];[$Tablas.$G$15]))/100;0)*IF(OR(VALUE([.B78])=3;VALUE([.B78])=8;VALUE([.B78])=13);-1;1)" office:value-type="float" office:value="0" calcext:value-type="float">
            <text:p>0,00</text:p>
          </table:table-cell>
          <table:table-cell table:style-name="ce28" table:formula="of:=IF([$Compras.$A78]&lt;&gt;&quot;&quot;;VALUE(MID([$Compras.$A78];[$Tablas.$E$16];[$Tablas.$G$16]))/100;0)*IF(OR(VALUE([.B78])=3;VALUE([.B78])=8;VALUE([.B78])=13);-1;1)" office:value-type="float" office:value="0" calcext:value-type="float">
            <text:p>0,00</text:p>
          </table:table-cell>
          <table:table-cell table:style-name="ce28" table:formula="of:=IF([$Compras.$A78]&lt;&gt;&quot;&quot;;VALUE(MID([$Compras.$A78];[$Tablas.$E$17];[$Tablas.$G$17]))/100;0)*IF(OR(VALUE([.B78])=3;VALUE([.B78])=8;VALUE([.B78])=13);-1;1)" office:value-type="float" office:value="0" calcext:value-type="float">
            <text:p>0,00</text:p>
          </table:table-cell>
          <table:table-cell table:style-name="ce28" table:formula="of:=IF([$Compras.$A78]&lt;&gt;&quot;&quot;;VALUE(MID([$Compras.$A78];[$Tablas.$E$18];[$Tablas.$G$18]))/100;0)*IF(OR(VALUE([.B78])=3;VALUE([.B78])=8;VALUE([.B78])=13);-1;1)" office:value-type="float" office:value="0" calcext:value-type="float">
            <text:p>0,00</text:p>
          </table:table-cell>
          <table:table-cell table:style-name="ce25" table:formula="of:=MID([$Compras.$A78];[$Tablas.$E$19];[$Tablas.$G$19])" office:value-type="string" office:string-value="PES" calcext:value-type="string">
            <text:p>PES</text:p>
          </table:table-cell>
          <table:table-cell table:style-name="ce25" table:formula="of:=MID([$Compras.$A7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78];[$Tablas.$E$21];[$Tablas.$G$21])" office:value-type="string" office:string-value="1" calcext:value-type="string">
            <text:p>1</text:p>
          </table:table-cell>
          <table:table-cell table:style-name="ce25" table:formula="of:=MID([$Compras.$A78];[$Tablas.$E$22];[$Tablas.$G$22])" office:value-type="string" office:string-value="0" calcext:value-type="string">
            <text:p>0</text:p>
          </table:table-cell>
          <table:table-cell table:style-name="ce28" table:formula="of:==IF([$Compras.$A78]&lt;&gt;&quot;&quot;;VALUE(MID([$Compras.$A78];[$Tablas.$E$23];[$Tablas.$G$23]))/100;0)*IF(OR(VALUE([.B78])=3;VALUE([.B78])=8;VALUE([.B78])=13);-1;1)" office:value-type="float" office:value="0" calcext:value-type="float">
            <text:p>0,00</text:p>
          </table:table-cell>
          <table:table-cell table:style-name="ce28" table:formula="of:==IF([$Compras.$A78]&lt;&gt;&quot;&quot;;VALUE(MID([$Compras.$A78];[$Tablas.$E$24];[$Tablas.$G$24]))/100;0)*IF(OR(VALUE([.B78])=3;VALUE([.B78])=8;VALUE([.B78])=13);-1;1)" office:value-type="float" office:value="0" calcext:value-type="float">
            <text:p>0,00</text:p>
          </table:table-cell>
          <table:table-cell table:style-name="ce25" table:formula="of:=MID([$Compras.$A7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7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7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79];[$Tablas.$E$3];[$Tablas.$G$3])" office:value-type="string" office:string-value="20200806" calcext:value-type="string">
            <text:p>20200806</text:p>
          </table:table-cell>
          <table:table-cell table:style-name="ce25" table:formula="of:=MID([$Compras.$A79];[$Tablas.$E$4];[$Tablas.$G$4])" office:value-type="string" office:string-value="001" calcext:value-type="string">
            <text:p>001</text:p>
          </table:table-cell>
          <table:table-cell table:style-name="ce25" table:formula="of:=MID([$Compras.$A79];[$Tablas.$E$5];[$Tablas.$G$5])" office:value-type="string" office:string-value="00001" calcext:value-type="string">
            <text:p>00001</text:p>
          </table:table-cell>
          <table:table-cell table:style-name="ce25" table:formula="of:=MID([$Compras.$A79];[$Tablas.$E$6];[$Tablas.$G$6])" office:value-type="string" office:string-value="00000000000000080908" calcext:value-type="string">
            <text:p>00000000000000080908</text:p>
          </table:table-cell>
          <table:table-cell table:style-name="ce25" table:formula="of:=MID([$Compras.$A7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79];[$Tablas.$E$8];[$Tablas.$G$8])" office:value-type="string" office:string-value="80" calcext:value-type="string">
            <text:p>80</text:p>
          </table:table-cell>
          <table:table-cell table:style-name="ce25" table:formula="of:=MID([$Compras.$A79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79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79]&lt;&gt;&quot;&quot;;VALUE(MID([$Compras.$A79];[$Tablas.$E$11];[$Tablas.$G$11]))/100;0)*IF(OR(VALUE([.B79])=3;VALUE([.B79])=8;VALUE([.B79])=13);-1;1)" office:value-type="float" office:value="68.02" calcext:value-type="float">
            <text:p>68,02</text:p>
          </table:table-cell>
          <table:table-cell table:style-name="ce28" table:formula="of:=IF([$Compras.$A79]&lt;&gt;&quot;&quot;;VALUE(MID([$Compras.$A79];[$Tablas.$E$12];[$Tablas.$G$12]))/100;0)*IF(OR(VALUE([.B79])=3;VALUE([.B79])=8;VALUE([.B79])=13);-1;1)" office:value-type="float" office:value="44.4" calcext:value-type="float">
            <text:p>44,40</text:p>
          </table:table-cell>
          <table:table-cell table:style-name="ce28" table:formula="of:=IF([$Compras.$A79]&lt;&gt;&quot;&quot;;VALUE(MID([$Compras.$A79];[$Tablas.$E$13];[$Tablas.$G$13]))/100;0)*IF(OR(VALUE([.B79])=3;VALUE([.B79])=8;VALUE([.B79])=13);-1;1)" office:value-type="float" office:value="0" calcext:value-type="float">
            <text:p>0,00</text:p>
          </table:table-cell>
          <table:table-cell table:style-name="ce28" table:formula="of:=IF([$Compras.$A79]&lt;&gt;&quot;&quot;;VALUE(MID([$Compras.$A79];[$Tablas.$E$14];[$Tablas.$G$14]))/100;0)*IF(OR(VALUE([.B79])=3;VALUE([.B79])=8;VALUE([.B79])=13);-1;1)" office:value-type="float" office:value="0" calcext:value-type="float">
            <text:p>0,00</text:p>
          </table:table-cell>
          <table:table-cell table:style-name="ce28" table:formula="of:=IF([$Compras.$A79]&lt;&gt;&quot;&quot;;VALUE(MID([$Compras.$A79];[$Tablas.$E$15];[$Tablas.$G$15]))/100;0)*IF(OR(VALUE([.B79])=3;VALUE([.B79])=8;VALUE([.B79])=13);-1;1)" office:value-type="float" office:value="0" calcext:value-type="float">
            <text:p>0,00</text:p>
          </table:table-cell>
          <table:table-cell table:style-name="ce28" table:formula="of:=IF([$Compras.$A79]&lt;&gt;&quot;&quot;;VALUE(MID([$Compras.$A79];[$Tablas.$E$16];[$Tablas.$G$16]))/100;0)*IF(OR(VALUE([.B79])=3;VALUE([.B79])=8;VALUE([.B79])=13);-1;1)" office:value-type="float" office:value="0" calcext:value-type="float">
            <text:p>0,00</text:p>
          </table:table-cell>
          <table:table-cell table:style-name="ce28" table:formula="of:=IF([$Compras.$A79]&lt;&gt;&quot;&quot;;VALUE(MID([$Compras.$A79];[$Tablas.$E$17];[$Tablas.$G$17]))/100;0)*IF(OR(VALUE([.B79])=3;VALUE([.B79])=8;VALUE([.B79])=13);-1;1)" office:value-type="float" office:value="0" calcext:value-type="float">
            <text:p>0,00</text:p>
          </table:table-cell>
          <table:table-cell table:style-name="ce28" table:formula="of:=IF([$Compras.$A79]&lt;&gt;&quot;&quot;;VALUE(MID([$Compras.$A79];[$Tablas.$E$18];[$Tablas.$G$18]))/100;0)*IF(OR(VALUE([.B79])=3;VALUE([.B79])=8;VALUE([.B79])=13);-1;1)" office:value-type="float" office:value="0" calcext:value-type="float">
            <text:p>0,00</text:p>
          </table:table-cell>
          <table:table-cell table:style-name="ce25" table:formula="of:=MID([$Compras.$A79];[$Tablas.$E$19];[$Tablas.$G$19])" office:value-type="string" office:string-value="PES" calcext:value-type="string">
            <text:p>PES</text:p>
          </table:table-cell>
          <table:table-cell table:style-name="ce25" table:formula="of:=MID([$Compras.$A7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79];[$Tablas.$E$21];[$Tablas.$G$21])" office:value-type="string" office:string-value="1" calcext:value-type="string">
            <text:p>1</text:p>
          </table:table-cell>
          <table:table-cell table:style-name="ce25" table:formula="of:=MID([$Compras.$A79];[$Tablas.$E$22];[$Tablas.$G$22])" office:value-type="string" office:string-value="0" calcext:value-type="string">
            <text:p>0</text:p>
          </table:table-cell>
          <table:table-cell table:style-name="ce28" table:formula="of:==IF([$Compras.$A79]&lt;&gt;&quot;&quot;;VALUE(MID([$Compras.$A79];[$Tablas.$E$23];[$Tablas.$G$23]))/100;0)*IF(OR(VALUE([.B79])=3;VALUE([.B79])=8;VALUE([.B79])=13);-1;1)" office:value-type="float" office:value="0" calcext:value-type="float">
            <text:p>0,00</text:p>
          </table:table-cell>
          <table:table-cell table:style-name="ce28" table:formula="of:==IF([$Compras.$A79]&lt;&gt;&quot;&quot;;VALUE(MID([$Compras.$A79];[$Tablas.$E$24];[$Tablas.$G$24]))/100;0)*IF(OR(VALUE([.B79])=3;VALUE([.B79])=8;VALUE([.B79])=13);-1;1)" office:value-type="float" office:value="0" calcext:value-type="float">
            <text:p>0,00</text:p>
          </table:table-cell>
          <table:table-cell table:style-name="ce25" table:formula="of:=MID([$Compras.$A7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7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7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80];[$Tablas.$E$3];[$Tablas.$G$3])" office:value-type="string" office:string-value="20200806" calcext:value-type="string">
            <text:p>20200806</text:p>
          </table:table-cell>
          <table:table-cell table:style-name="ce25" table:formula="of:=MID([$Compras.$A80];[$Tablas.$E$4];[$Tablas.$G$4])" office:value-type="string" office:string-value="001" calcext:value-type="string">
            <text:p>001</text:p>
          </table:table-cell>
          <table:table-cell table:style-name="ce25" table:formula="of:=MID([$Compras.$A80];[$Tablas.$E$5];[$Tablas.$G$5])" office:value-type="string" office:string-value="00001" calcext:value-type="string">
            <text:p>00001</text:p>
          </table:table-cell>
          <table:table-cell table:style-name="ce25" table:formula="of:=MID([$Compras.$A80];[$Tablas.$E$6];[$Tablas.$G$6])" office:value-type="string" office:string-value="00000000000000081348" calcext:value-type="string">
            <text:p>00000000000000081348</text:p>
          </table:table-cell>
          <table:table-cell table:style-name="ce25" table:formula="of:=MID([$Compras.$A8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80];[$Tablas.$E$8];[$Tablas.$G$8])" office:value-type="string" office:string-value="80" calcext:value-type="string">
            <text:p>80</text:p>
          </table:table-cell>
          <table:table-cell table:style-name="ce25" table:formula="of:=MID([$Compras.$A80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80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80]&lt;&gt;&quot;&quot;;VALUE(MID([$Compras.$A80];[$Tablas.$E$11];[$Tablas.$G$11]))/100;0)*IF(OR(VALUE([.B80])=3;VALUE([.B80])=8;VALUE([.B80])=13);-1;1)" office:value-type="float" office:value="149.02" calcext:value-type="float">
            <text:p>149,02</text:p>
          </table:table-cell>
          <table:table-cell table:style-name="ce28" table:formula="of:=IF([$Compras.$A80]&lt;&gt;&quot;&quot;;VALUE(MID([$Compras.$A80];[$Tablas.$E$12];[$Tablas.$G$12]))/100;0)*IF(OR(VALUE([.B80])=3;VALUE([.B80])=8;VALUE([.B80])=13);-1;1)" office:value-type="float" office:value="97.34" calcext:value-type="float">
            <text:p>97,34</text:p>
          </table:table-cell>
          <table:table-cell table:style-name="ce28" table:formula="of:=IF([$Compras.$A80]&lt;&gt;&quot;&quot;;VALUE(MID([$Compras.$A80];[$Tablas.$E$13];[$Tablas.$G$13]))/100;0)*IF(OR(VALUE([.B80])=3;VALUE([.B80])=8;VALUE([.B80])=13);-1;1)" office:value-type="float" office:value="0" calcext:value-type="float">
            <text:p>0,00</text:p>
          </table:table-cell>
          <table:table-cell table:style-name="ce28" table:formula="of:=IF([$Compras.$A80]&lt;&gt;&quot;&quot;;VALUE(MID([$Compras.$A80];[$Tablas.$E$14];[$Tablas.$G$14]))/100;0)*IF(OR(VALUE([.B80])=3;VALUE([.B80])=8;VALUE([.B80])=13);-1;1)" office:value-type="float" office:value="0" calcext:value-type="float">
            <text:p>0,00</text:p>
          </table:table-cell>
          <table:table-cell table:style-name="ce28" table:formula="of:=IF([$Compras.$A80]&lt;&gt;&quot;&quot;;VALUE(MID([$Compras.$A80];[$Tablas.$E$15];[$Tablas.$G$15]))/100;0)*IF(OR(VALUE([.B80])=3;VALUE([.B80])=8;VALUE([.B80])=13);-1;1)" office:value-type="float" office:value="0" calcext:value-type="float">
            <text:p>0,00</text:p>
          </table:table-cell>
          <table:table-cell table:style-name="ce28" table:formula="of:=IF([$Compras.$A80]&lt;&gt;&quot;&quot;;VALUE(MID([$Compras.$A80];[$Tablas.$E$16];[$Tablas.$G$16]))/100;0)*IF(OR(VALUE([.B80])=3;VALUE([.B80])=8;VALUE([.B80])=13);-1;1)" office:value-type="float" office:value="0" calcext:value-type="float">
            <text:p>0,00</text:p>
          </table:table-cell>
          <table:table-cell table:style-name="ce28" table:formula="of:=IF([$Compras.$A80]&lt;&gt;&quot;&quot;;VALUE(MID([$Compras.$A80];[$Tablas.$E$17];[$Tablas.$G$17]))/100;0)*IF(OR(VALUE([.B80])=3;VALUE([.B80])=8;VALUE([.B80])=13);-1;1)" office:value-type="float" office:value="0" calcext:value-type="float">
            <text:p>0,00</text:p>
          </table:table-cell>
          <table:table-cell table:style-name="ce28" table:formula="of:=IF([$Compras.$A80]&lt;&gt;&quot;&quot;;VALUE(MID([$Compras.$A80];[$Tablas.$E$18];[$Tablas.$G$18]))/100;0)*IF(OR(VALUE([.B80])=3;VALUE([.B80])=8;VALUE([.B80])=13);-1;1)" office:value-type="float" office:value="0" calcext:value-type="float">
            <text:p>0,00</text:p>
          </table:table-cell>
          <table:table-cell table:style-name="ce25" table:formula="of:=MID([$Compras.$A80];[$Tablas.$E$19];[$Tablas.$G$19])" office:value-type="string" office:string-value="PES" calcext:value-type="string">
            <text:p>PES</text:p>
          </table:table-cell>
          <table:table-cell table:style-name="ce25" table:formula="of:=MID([$Compras.$A8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80];[$Tablas.$E$21];[$Tablas.$G$21])" office:value-type="string" office:string-value="1" calcext:value-type="string">
            <text:p>1</text:p>
          </table:table-cell>
          <table:table-cell table:style-name="ce25" table:formula="of:=MID([$Compras.$A80];[$Tablas.$E$22];[$Tablas.$G$22])" office:value-type="string" office:string-value="0" calcext:value-type="string">
            <text:p>0</text:p>
          </table:table-cell>
          <table:table-cell table:style-name="ce28" table:formula="of:==IF([$Compras.$A80]&lt;&gt;&quot;&quot;;VALUE(MID([$Compras.$A80];[$Tablas.$E$23];[$Tablas.$G$23]))/100;0)*IF(OR(VALUE([.B80])=3;VALUE([.B80])=8;VALUE([.B80])=13);-1;1)" office:value-type="float" office:value="0" calcext:value-type="float">
            <text:p>0,00</text:p>
          </table:table-cell>
          <table:table-cell table:style-name="ce28" table:formula="of:==IF([$Compras.$A80]&lt;&gt;&quot;&quot;;VALUE(MID([$Compras.$A80];[$Tablas.$E$24];[$Tablas.$G$24]))/100;0)*IF(OR(VALUE([.B80])=3;VALUE([.B80])=8;VALUE([.B80])=13);-1;1)" office:value-type="float" office:value="0" calcext:value-type="float">
            <text:p>0,00</text:p>
          </table:table-cell>
          <table:table-cell table:style-name="ce25" table:formula="of:=MID([$Compras.$A8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8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8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81];[$Tablas.$E$3];[$Tablas.$G$3])" office:value-type="string" office:string-value="20200806" calcext:value-type="string">
            <text:p>20200806</text:p>
          </table:table-cell>
          <table:table-cell table:style-name="ce25" table:formula="of:=MID([$Compras.$A81];[$Tablas.$E$4];[$Tablas.$G$4])" office:value-type="string" office:string-value="001" calcext:value-type="string">
            <text:p>001</text:p>
          </table:table-cell>
          <table:table-cell table:style-name="ce25" table:formula="of:=MID([$Compras.$A81];[$Tablas.$E$5];[$Tablas.$G$5])" office:value-type="string" office:string-value="00001" calcext:value-type="string">
            <text:p>00001</text:p>
          </table:table-cell>
          <table:table-cell table:style-name="ce25" table:formula="of:=MID([$Compras.$A81];[$Tablas.$E$6];[$Tablas.$G$6])" office:value-type="string" office:string-value="00000000000000081238" calcext:value-type="string">
            <text:p>00000000000000081238</text:p>
          </table:table-cell>
          <table:table-cell table:style-name="ce25" table:formula="of:=MID([$Compras.$A8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81];[$Tablas.$E$8];[$Tablas.$G$8])" office:value-type="string" office:string-value="80" calcext:value-type="string">
            <text:p>80</text:p>
          </table:table-cell>
          <table:table-cell table:style-name="ce25" table:formula="of:=MID([$Compras.$A81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81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81]&lt;&gt;&quot;&quot;;VALUE(MID([$Compras.$A81];[$Tablas.$E$11];[$Tablas.$G$11]))/100;0)*IF(OR(VALUE([.B81])=3;VALUE([.B81])=8;VALUE([.B81])=13);-1;1)" office:value-type="float" office:value="2036.21" calcext:value-type="float">
            <text:p>2.036,21</text:p>
          </table:table-cell>
          <table:table-cell table:style-name="ce28" table:formula="of:=IF([$Compras.$A81]&lt;&gt;&quot;&quot;;VALUE(MID([$Compras.$A81];[$Tablas.$E$12];[$Tablas.$G$12]))/100;0)*IF(OR(VALUE([.B81])=3;VALUE([.B81])=8;VALUE([.B81])=13);-1;1)" office:value-type="float" office:value="1638.75" calcext:value-type="float">
            <text:p>1.638,75</text:p>
          </table:table-cell>
          <table:table-cell table:style-name="ce28" table:formula="of:=IF([$Compras.$A81]&lt;&gt;&quot;&quot;;VALUE(MID([$Compras.$A81];[$Tablas.$E$13];[$Tablas.$G$13]))/100;0)*IF(OR(VALUE([.B81])=3;VALUE([.B81])=8;VALUE([.B81])=13);-1;1)" office:value-type="float" office:value="0" calcext:value-type="float">
            <text:p>0,00</text:p>
          </table:table-cell>
          <table:table-cell table:style-name="ce28" table:formula="of:=IF([$Compras.$A81]&lt;&gt;&quot;&quot;;VALUE(MID([$Compras.$A81];[$Tablas.$E$14];[$Tablas.$G$14]))/100;0)*IF(OR(VALUE([.B81])=3;VALUE([.B81])=8;VALUE([.B81])=13);-1;1)" office:value-type="float" office:value="0" calcext:value-type="float">
            <text:p>0,00</text:p>
          </table:table-cell>
          <table:table-cell table:style-name="ce28" table:formula="of:=IF([$Compras.$A81]&lt;&gt;&quot;&quot;;VALUE(MID([$Compras.$A81];[$Tablas.$E$15];[$Tablas.$G$15]))/100;0)*IF(OR(VALUE([.B81])=3;VALUE([.B81])=8;VALUE([.B81])=13);-1;1)" office:value-type="float" office:value="0" calcext:value-type="float">
            <text:p>0,00</text:p>
          </table:table-cell>
          <table:table-cell table:style-name="ce28" table:formula="of:=IF([$Compras.$A81]&lt;&gt;&quot;&quot;;VALUE(MID([$Compras.$A81];[$Tablas.$E$16];[$Tablas.$G$16]))/100;0)*IF(OR(VALUE([.B81])=3;VALUE([.B81])=8;VALUE([.B81])=13);-1;1)" office:value-type="float" office:value="0" calcext:value-type="float">
            <text:p>0,00</text:p>
          </table:table-cell>
          <table:table-cell table:style-name="ce28" table:formula="of:=IF([$Compras.$A81]&lt;&gt;&quot;&quot;;VALUE(MID([$Compras.$A81];[$Tablas.$E$17];[$Tablas.$G$17]))/100;0)*IF(OR(VALUE([.B81])=3;VALUE([.B81])=8;VALUE([.B81])=13);-1;1)" office:value-type="float" office:value="0" calcext:value-type="float">
            <text:p>0,00</text:p>
          </table:table-cell>
          <table:table-cell table:style-name="ce28" table:formula="of:=IF([$Compras.$A81]&lt;&gt;&quot;&quot;;VALUE(MID([$Compras.$A81];[$Tablas.$E$18];[$Tablas.$G$18]))/100;0)*IF(OR(VALUE([.B81])=3;VALUE([.B81])=8;VALUE([.B81])=13);-1;1)" office:value-type="float" office:value="0" calcext:value-type="float">
            <text:p>0,00</text:p>
          </table:table-cell>
          <table:table-cell table:style-name="ce25" table:formula="of:=MID([$Compras.$A81];[$Tablas.$E$19];[$Tablas.$G$19])" office:value-type="string" office:string-value="PES" calcext:value-type="string">
            <text:p>PES</text:p>
          </table:table-cell>
          <table:table-cell table:style-name="ce25" table:formula="of:=MID([$Compras.$A8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81];[$Tablas.$E$21];[$Tablas.$G$21])" office:value-type="string" office:string-value="1" calcext:value-type="string">
            <text:p>1</text:p>
          </table:table-cell>
          <table:table-cell table:style-name="ce25" table:formula="of:=MID([$Compras.$A81];[$Tablas.$E$22];[$Tablas.$G$22])" office:value-type="string" office:string-value="0" calcext:value-type="string">
            <text:p>0</text:p>
          </table:table-cell>
          <table:table-cell table:style-name="ce28" table:formula="of:==IF([$Compras.$A81]&lt;&gt;&quot;&quot;;VALUE(MID([$Compras.$A81];[$Tablas.$E$23];[$Tablas.$G$23]))/100;0)*IF(OR(VALUE([.B81])=3;VALUE([.B81])=8;VALUE([.B81])=13);-1;1)" office:value-type="float" office:value="0" calcext:value-type="float">
            <text:p>0,00</text:p>
          </table:table-cell>
          <table:table-cell table:style-name="ce28" table:formula="of:==IF([$Compras.$A81]&lt;&gt;&quot;&quot;;VALUE(MID([$Compras.$A81];[$Tablas.$E$24];[$Tablas.$G$24]))/100;0)*IF(OR(VALUE([.B81])=3;VALUE([.B81])=8;VALUE([.B81])=13);-1;1)" office:value-type="float" office:value="0" calcext:value-type="float">
            <text:p>0,00</text:p>
          </table:table-cell>
          <table:table-cell table:style-name="ce25" table:formula="of:=MID([$Compras.$A8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8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8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82];[$Tablas.$E$3];[$Tablas.$G$3])" office:value-type="string" office:string-value="20200806" calcext:value-type="string">
            <text:p>20200806</text:p>
          </table:table-cell>
          <table:table-cell table:style-name="ce25" table:formula="of:=MID([$Compras.$A82];[$Tablas.$E$4];[$Tablas.$G$4])" office:value-type="string" office:string-value="001" calcext:value-type="string">
            <text:p>001</text:p>
          </table:table-cell>
          <table:table-cell table:style-name="ce25" table:formula="of:=MID([$Compras.$A82];[$Tablas.$E$5];[$Tablas.$G$5])" office:value-type="string" office:string-value="00001" calcext:value-type="string">
            <text:p>00001</text:p>
          </table:table-cell>
          <table:table-cell table:style-name="ce25" table:formula="of:=MID([$Compras.$A82];[$Tablas.$E$6];[$Tablas.$G$6])" office:value-type="string" office:string-value="00000000000000081344" calcext:value-type="string">
            <text:p>00000000000000081344</text:p>
          </table:table-cell>
          <table:table-cell table:style-name="ce25" table:formula="of:=MID([$Compras.$A8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82];[$Tablas.$E$8];[$Tablas.$G$8])" office:value-type="string" office:string-value="80" calcext:value-type="string">
            <text:p>80</text:p>
          </table:table-cell>
          <table:table-cell table:style-name="ce25" table:formula="of:=MID([$Compras.$A82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82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82]&lt;&gt;&quot;&quot;;VALUE(MID([$Compras.$A82];[$Tablas.$E$11];[$Tablas.$G$11]))/100;0)*IF(OR(VALUE([.B82])=3;VALUE([.B82])=8;VALUE([.B82])=13);-1;1)" office:value-type="float" office:value="16.34" calcext:value-type="float">
            <text:p>16,34</text:p>
          </table:table-cell>
          <table:table-cell table:style-name="ce28" table:formula="of:=IF([$Compras.$A82]&lt;&gt;&quot;&quot;;VALUE(MID([$Compras.$A82];[$Tablas.$E$12];[$Tablas.$G$12]))/100;0)*IF(OR(VALUE([.B82])=3;VALUE([.B82])=8;VALUE([.B82])=13);-1;1)" office:value-type="float" office:value="0" calcext:value-type="float">
            <text:p>0,00</text:p>
          </table:table-cell>
          <table:table-cell table:style-name="ce28" table:formula="of:=IF([$Compras.$A82]&lt;&gt;&quot;&quot;;VALUE(MID([$Compras.$A82];[$Tablas.$E$13];[$Tablas.$G$13]))/100;0)*IF(OR(VALUE([.B82])=3;VALUE([.B82])=8;VALUE([.B82])=13);-1;1)" office:value-type="float" office:value="0" calcext:value-type="float">
            <text:p>0,00</text:p>
          </table:table-cell>
          <table:table-cell table:style-name="ce28" table:formula="of:=IF([$Compras.$A82]&lt;&gt;&quot;&quot;;VALUE(MID([$Compras.$A82];[$Tablas.$E$14];[$Tablas.$G$14]))/100;0)*IF(OR(VALUE([.B82])=3;VALUE([.B82])=8;VALUE([.B82])=13);-1;1)" office:value-type="float" office:value="0" calcext:value-type="float">
            <text:p>0,00</text:p>
          </table:table-cell>
          <table:table-cell table:style-name="ce28" table:formula="of:=IF([$Compras.$A82]&lt;&gt;&quot;&quot;;VALUE(MID([$Compras.$A82];[$Tablas.$E$15];[$Tablas.$G$15]))/100;0)*IF(OR(VALUE([.B82])=3;VALUE([.B82])=8;VALUE([.B82])=13);-1;1)" office:value-type="float" office:value="0" calcext:value-type="float">
            <text:p>0,00</text:p>
          </table:table-cell>
          <table:table-cell table:style-name="ce28" table:formula="of:=IF([$Compras.$A82]&lt;&gt;&quot;&quot;;VALUE(MID([$Compras.$A82];[$Tablas.$E$16];[$Tablas.$G$16]))/100;0)*IF(OR(VALUE([.B82])=3;VALUE([.B82])=8;VALUE([.B82])=13);-1;1)" office:value-type="float" office:value="0" calcext:value-type="float">
            <text:p>0,00</text:p>
          </table:table-cell>
          <table:table-cell table:style-name="ce28" table:formula="of:=IF([$Compras.$A82]&lt;&gt;&quot;&quot;;VALUE(MID([$Compras.$A82];[$Tablas.$E$17];[$Tablas.$G$17]))/100;0)*IF(OR(VALUE([.B82])=3;VALUE([.B82])=8;VALUE([.B82])=13);-1;1)" office:value-type="float" office:value="0" calcext:value-type="float">
            <text:p>0,00</text:p>
          </table:table-cell>
          <table:table-cell table:style-name="ce28" table:formula="of:=IF([$Compras.$A82]&lt;&gt;&quot;&quot;;VALUE(MID([$Compras.$A82];[$Tablas.$E$18];[$Tablas.$G$18]))/100;0)*IF(OR(VALUE([.B82])=3;VALUE([.B82])=8;VALUE([.B82])=13);-1;1)" office:value-type="float" office:value="0" calcext:value-type="float">
            <text:p>0,00</text:p>
          </table:table-cell>
          <table:table-cell table:style-name="ce25" table:formula="of:=MID([$Compras.$A82];[$Tablas.$E$19];[$Tablas.$G$19])" office:value-type="string" office:string-value="PES" calcext:value-type="string">
            <text:p>PES</text:p>
          </table:table-cell>
          <table:table-cell table:style-name="ce25" table:formula="of:=MID([$Compras.$A8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82];[$Tablas.$E$21];[$Tablas.$G$21])" office:value-type="string" office:string-value="1" calcext:value-type="string">
            <text:p>1</text:p>
          </table:table-cell>
          <table:table-cell table:style-name="ce25" table:formula="of:=MID([$Compras.$A82];[$Tablas.$E$22];[$Tablas.$G$22])" office:value-type="string" office:string-value="0" calcext:value-type="string">
            <text:p>0</text:p>
          </table:table-cell>
          <table:table-cell table:style-name="ce28" table:formula="of:==IF([$Compras.$A82]&lt;&gt;&quot;&quot;;VALUE(MID([$Compras.$A82];[$Tablas.$E$23];[$Tablas.$G$23]))/100;0)*IF(OR(VALUE([.B82])=3;VALUE([.B82])=8;VALUE([.B82])=13);-1;1)" office:value-type="float" office:value="0" calcext:value-type="float">
            <text:p>0,00</text:p>
          </table:table-cell>
          <table:table-cell table:style-name="ce28" table:formula="of:==IF([$Compras.$A82]&lt;&gt;&quot;&quot;;VALUE(MID([$Compras.$A82];[$Tablas.$E$24];[$Tablas.$G$24]))/100;0)*IF(OR(VALUE([.B82])=3;VALUE([.B82])=8;VALUE([.B82])=13);-1;1)" office:value-type="float" office:value="0" calcext:value-type="float">
            <text:p>0,00</text:p>
          </table:table-cell>
          <table:table-cell table:style-name="ce25" table:formula="of:=MID([$Compras.$A8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8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8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83];[$Tablas.$E$3];[$Tablas.$G$3])" office:value-type="string" office:string-value="20200806" calcext:value-type="string">
            <text:p>20200806</text:p>
          </table:table-cell>
          <table:table-cell table:style-name="ce25" table:formula="of:=MID([$Compras.$A83];[$Tablas.$E$4];[$Tablas.$G$4])" office:value-type="string" office:string-value="001" calcext:value-type="string">
            <text:p>001</text:p>
          </table:table-cell>
          <table:table-cell table:style-name="ce25" table:formula="of:=MID([$Compras.$A83];[$Tablas.$E$5];[$Tablas.$G$5])" office:value-type="string" office:string-value="00001" calcext:value-type="string">
            <text:p>00001</text:p>
          </table:table-cell>
          <table:table-cell table:style-name="ce25" table:formula="of:=MID([$Compras.$A83];[$Tablas.$E$6];[$Tablas.$G$6])" office:value-type="string" office:string-value="00000000000000080920" calcext:value-type="string">
            <text:p>00000000000000080920</text:p>
          </table:table-cell>
          <table:table-cell table:style-name="ce25" table:formula="of:=MID([$Compras.$A8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83];[$Tablas.$E$8];[$Tablas.$G$8])" office:value-type="string" office:string-value="80" calcext:value-type="string">
            <text:p>80</text:p>
          </table:table-cell>
          <table:table-cell table:style-name="ce25" table:formula="of:=MID([$Compras.$A83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83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83]&lt;&gt;&quot;&quot;;VALUE(MID([$Compras.$A83];[$Tablas.$E$11];[$Tablas.$G$11]))/100;0)*IF(OR(VALUE([.B83])=3;VALUE([.B83])=8;VALUE([.B83])=13);-1;1)" office:value-type="float" office:value="181.36" calcext:value-type="float">
            <text:p>181,36</text:p>
          </table:table-cell>
          <table:table-cell table:style-name="ce28" table:formula="of:=IF([$Compras.$A83]&lt;&gt;&quot;&quot;;VALUE(MID([$Compras.$A83];[$Tablas.$E$12];[$Tablas.$G$12]))/100;0)*IF(OR(VALUE([.B83])=3;VALUE([.B83])=8;VALUE([.B83])=13);-1;1)" office:value-type="float" office:value="118.44" calcext:value-type="float">
            <text:p>118,44</text:p>
          </table:table-cell>
          <table:table-cell table:style-name="ce28" table:formula="of:=IF([$Compras.$A83]&lt;&gt;&quot;&quot;;VALUE(MID([$Compras.$A83];[$Tablas.$E$13];[$Tablas.$G$13]))/100;0)*IF(OR(VALUE([.B83])=3;VALUE([.B83])=8;VALUE([.B83])=13);-1;1)" office:value-type="float" office:value="0" calcext:value-type="float">
            <text:p>0,00</text:p>
          </table:table-cell>
          <table:table-cell table:style-name="ce28" table:formula="of:=IF([$Compras.$A83]&lt;&gt;&quot;&quot;;VALUE(MID([$Compras.$A83];[$Tablas.$E$14];[$Tablas.$G$14]))/100;0)*IF(OR(VALUE([.B83])=3;VALUE([.B83])=8;VALUE([.B83])=13);-1;1)" office:value-type="float" office:value="0" calcext:value-type="float">
            <text:p>0,00</text:p>
          </table:table-cell>
          <table:table-cell table:style-name="ce28" table:formula="of:=IF([$Compras.$A83]&lt;&gt;&quot;&quot;;VALUE(MID([$Compras.$A83];[$Tablas.$E$15];[$Tablas.$G$15]))/100;0)*IF(OR(VALUE([.B83])=3;VALUE([.B83])=8;VALUE([.B83])=13);-1;1)" office:value-type="float" office:value="0" calcext:value-type="float">
            <text:p>0,00</text:p>
          </table:table-cell>
          <table:table-cell table:style-name="ce28" table:formula="of:=IF([$Compras.$A83]&lt;&gt;&quot;&quot;;VALUE(MID([$Compras.$A83];[$Tablas.$E$16];[$Tablas.$G$16]))/100;0)*IF(OR(VALUE([.B83])=3;VALUE([.B83])=8;VALUE([.B83])=13);-1;1)" office:value-type="float" office:value="0" calcext:value-type="float">
            <text:p>0,00</text:p>
          </table:table-cell>
          <table:table-cell table:style-name="ce28" table:formula="of:=IF([$Compras.$A83]&lt;&gt;&quot;&quot;;VALUE(MID([$Compras.$A83];[$Tablas.$E$17];[$Tablas.$G$17]))/100;0)*IF(OR(VALUE([.B83])=3;VALUE([.B83])=8;VALUE([.B83])=13);-1;1)" office:value-type="float" office:value="0" calcext:value-type="float">
            <text:p>0,00</text:p>
          </table:table-cell>
          <table:table-cell table:style-name="ce28" table:formula="of:=IF([$Compras.$A83]&lt;&gt;&quot;&quot;;VALUE(MID([$Compras.$A83];[$Tablas.$E$18];[$Tablas.$G$18]))/100;0)*IF(OR(VALUE([.B83])=3;VALUE([.B83])=8;VALUE([.B83])=13);-1;1)" office:value-type="float" office:value="0" calcext:value-type="float">
            <text:p>0,00</text:p>
          </table:table-cell>
          <table:table-cell table:style-name="ce25" table:formula="of:=MID([$Compras.$A83];[$Tablas.$E$19];[$Tablas.$G$19])" office:value-type="string" office:string-value="PES" calcext:value-type="string">
            <text:p>PES</text:p>
          </table:table-cell>
          <table:table-cell table:style-name="ce25" table:formula="of:=MID([$Compras.$A8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83];[$Tablas.$E$21];[$Tablas.$G$21])" office:value-type="string" office:string-value="1" calcext:value-type="string">
            <text:p>1</text:p>
          </table:table-cell>
          <table:table-cell table:style-name="ce25" table:formula="of:=MID([$Compras.$A83];[$Tablas.$E$22];[$Tablas.$G$22])" office:value-type="string" office:string-value="0" calcext:value-type="string">
            <text:p>0</text:p>
          </table:table-cell>
          <table:table-cell table:style-name="ce28" table:formula="of:==IF([$Compras.$A83]&lt;&gt;&quot;&quot;;VALUE(MID([$Compras.$A83];[$Tablas.$E$23];[$Tablas.$G$23]))/100;0)*IF(OR(VALUE([.B83])=3;VALUE([.B83])=8;VALUE([.B83])=13);-1;1)" office:value-type="float" office:value="0" calcext:value-type="float">
            <text:p>0,00</text:p>
          </table:table-cell>
          <table:table-cell table:style-name="ce28" table:formula="of:==IF([$Compras.$A83]&lt;&gt;&quot;&quot;;VALUE(MID([$Compras.$A83];[$Tablas.$E$24];[$Tablas.$G$24]))/100;0)*IF(OR(VALUE([.B83])=3;VALUE([.B83])=8;VALUE([.B83])=13);-1;1)" office:value-type="float" office:value="0" calcext:value-type="float">
            <text:p>0,00</text:p>
          </table:table-cell>
          <table:table-cell table:style-name="ce25" table:formula="of:=MID([$Compras.$A8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8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8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84];[$Tablas.$E$3];[$Tablas.$G$3])" office:value-type="string" office:string-value="20200806" calcext:value-type="string">
            <text:p>20200806</text:p>
          </table:table-cell>
          <table:table-cell table:style-name="ce25" table:formula="of:=MID([$Compras.$A84];[$Tablas.$E$4];[$Tablas.$G$4])" office:value-type="string" office:string-value="001" calcext:value-type="string">
            <text:p>001</text:p>
          </table:table-cell>
          <table:table-cell table:style-name="ce25" table:formula="of:=MID([$Compras.$A84];[$Tablas.$E$5];[$Tablas.$G$5])" office:value-type="string" office:string-value="00001" calcext:value-type="string">
            <text:p>00001</text:p>
          </table:table-cell>
          <table:table-cell table:style-name="ce25" table:formula="of:=MID([$Compras.$A84];[$Tablas.$E$6];[$Tablas.$G$6])" office:value-type="string" office:string-value="00000000000000081359" calcext:value-type="string">
            <text:p>00000000000000081359</text:p>
          </table:table-cell>
          <table:table-cell table:style-name="ce25" table:formula="of:=MID([$Compras.$A8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84];[$Tablas.$E$8];[$Tablas.$G$8])" office:value-type="string" office:string-value="80" calcext:value-type="string">
            <text:p>80</text:p>
          </table:table-cell>
          <table:table-cell table:style-name="ce25" table:formula="of:=MID([$Compras.$A84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84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84]&lt;&gt;&quot;&quot;;VALUE(MID([$Compras.$A84];[$Tablas.$E$11];[$Tablas.$G$11]))/100;0)*IF(OR(VALUE([.B84])=3;VALUE([.B84])=8;VALUE([.B84])=13);-1;1)" office:value-type="float" office:value="2593.25" calcext:value-type="float">
            <text:p>2.593,25</text:p>
          </table:table-cell>
          <table:table-cell table:style-name="ce28" table:formula="of:=IF([$Compras.$A84]&lt;&gt;&quot;&quot;;VALUE(MID([$Compras.$A84];[$Tablas.$E$12];[$Tablas.$G$12]))/100;0)*IF(OR(VALUE([.B84])=3;VALUE([.B84])=8;VALUE([.B84])=13);-1;1)" office:value-type="float" office:value="2141.06" calcext:value-type="float">
            <text:p>2.141,06</text:p>
          </table:table-cell>
          <table:table-cell table:style-name="ce28" table:formula="of:=IF([$Compras.$A84]&lt;&gt;&quot;&quot;;VALUE(MID([$Compras.$A84];[$Tablas.$E$13];[$Tablas.$G$13]))/100;0)*IF(OR(VALUE([.B84])=3;VALUE([.B84])=8;VALUE([.B84])=13);-1;1)" office:value-type="float" office:value="0" calcext:value-type="float">
            <text:p>0,00</text:p>
          </table:table-cell>
          <table:table-cell table:style-name="ce28" table:formula="of:=IF([$Compras.$A84]&lt;&gt;&quot;&quot;;VALUE(MID([$Compras.$A84];[$Tablas.$E$14];[$Tablas.$G$14]))/100;0)*IF(OR(VALUE([.B84])=3;VALUE([.B84])=8;VALUE([.B84])=13);-1;1)" office:value-type="float" office:value="0" calcext:value-type="float">
            <text:p>0,00</text:p>
          </table:table-cell>
          <table:table-cell table:style-name="ce28" table:formula="of:=IF([$Compras.$A84]&lt;&gt;&quot;&quot;;VALUE(MID([$Compras.$A84];[$Tablas.$E$15];[$Tablas.$G$15]))/100;0)*IF(OR(VALUE([.B84])=3;VALUE([.B84])=8;VALUE([.B84])=13);-1;1)" office:value-type="float" office:value="0" calcext:value-type="float">
            <text:p>0,00</text:p>
          </table:table-cell>
          <table:table-cell table:style-name="ce28" table:formula="of:=IF([$Compras.$A84]&lt;&gt;&quot;&quot;;VALUE(MID([$Compras.$A84];[$Tablas.$E$16];[$Tablas.$G$16]))/100;0)*IF(OR(VALUE([.B84])=3;VALUE([.B84])=8;VALUE([.B84])=13);-1;1)" office:value-type="float" office:value="0" calcext:value-type="float">
            <text:p>0,00</text:p>
          </table:table-cell>
          <table:table-cell table:style-name="ce28" table:formula="of:=IF([$Compras.$A84]&lt;&gt;&quot;&quot;;VALUE(MID([$Compras.$A84];[$Tablas.$E$17];[$Tablas.$G$17]))/100;0)*IF(OR(VALUE([.B84])=3;VALUE([.B84])=8;VALUE([.B84])=13);-1;1)" office:value-type="float" office:value="0" calcext:value-type="float">
            <text:p>0,00</text:p>
          </table:table-cell>
          <table:table-cell table:style-name="ce28" table:formula="of:=IF([$Compras.$A84]&lt;&gt;&quot;&quot;;VALUE(MID([$Compras.$A84];[$Tablas.$E$18];[$Tablas.$G$18]))/100;0)*IF(OR(VALUE([.B84])=3;VALUE([.B84])=8;VALUE([.B84])=13);-1;1)" office:value-type="float" office:value="0" calcext:value-type="float">
            <text:p>0,00</text:p>
          </table:table-cell>
          <table:table-cell table:style-name="ce25" table:formula="of:=MID([$Compras.$A84];[$Tablas.$E$19];[$Tablas.$G$19])" office:value-type="string" office:string-value="PES" calcext:value-type="string">
            <text:p>PES</text:p>
          </table:table-cell>
          <table:table-cell table:style-name="ce25" table:formula="of:=MID([$Compras.$A8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84];[$Tablas.$E$21];[$Tablas.$G$21])" office:value-type="string" office:string-value="1" calcext:value-type="string">
            <text:p>1</text:p>
          </table:table-cell>
          <table:table-cell table:style-name="ce25" table:formula="of:=MID([$Compras.$A84];[$Tablas.$E$22];[$Tablas.$G$22])" office:value-type="string" office:string-value="0" calcext:value-type="string">
            <text:p>0</text:p>
          </table:table-cell>
          <table:table-cell table:style-name="ce28" table:formula="of:==IF([$Compras.$A84]&lt;&gt;&quot;&quot;;VALUE(MID([$Compras.$A84];[$Tablas.$E$23];[$Tablas.$G$23]))/100;0)*IF(OR(VALUE([.B84])=3;VALUE([.B84])=8;VALUE([.B84])=13);-1;1)" office:value-type="float" office:value="0" calcext:value-type="float">
            <text:p>0,00</text:p>
          </table:table-cell>
          <table:table-cell table:style-name="ce28" table:formula="of:==IF([$Compras.$A84]&lt;&gt;&quot;&quot;;VALUE(MID([$Compras.$A84];[$Tablas.$E$24];[$Tablas.$G$24]))/100;0)*IF(OR(VALUE([.B84])=3;VALUE([.B84])=8;VALUE([.B84])=13);-1;1)" office:value-type="float" office:value="0" calcext:value-type="float">
            <text:p>0,00</text:p>
          </table:table-cell>
          <table:table-cell table:style-name="ce25" table:formula="of:=MID([$Compras.$A8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8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8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85];[$Tablas.$E$3];[$Tablas.$G$3])" office:value-type="string" office:string-value="20200806" calcext:value-type="string">
            <text:p>20200806</text:p>
          </table:table-cell>
          <table:table-cell table:style-name="ce25" table:formula="of:=MID([$Compras.$A85];[$Tablas.$E$4];[$Tablas.$G$4])" office:value-type="string" office:string-value="001" calcext:value-type="string">
            <text:p>001</text:p>
          </table:table-cell>
          <table:table-cell table:style-name="ce25" table:formula="of:=MID([$Compras.$A85];[$Tablas.$E$5];[$Tablas.$G$5])" office:value-type="string" office:string-value="00001" calcext:value-type="string">
            <text:p>00001</text:p>
          </table:table-cell>
          <table:table-cell table:style-name="ce25" table:formula="of:=MID([$Compras.$A85];[$Tablas.$E$6];[$Tablas.$G$6])" office:value-type="string" office:string-value="00000000000000081340" calcext:value-type="string">
            <text:p>00000000000000081340</text:p>
          </table:table-cell>
          <table:table-cell table:style-name="ce25" table:formula="of:=MID([$Compras.$A8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85];[$Tablas.$E$8];[$Tablas.$G$8])" office:value-type="string" office:string-value="80" calcext:value-type="string">
            <text:p>80</text:p>
          </table:table-cell>
          <table:table-cell table:style-name="ce25" table:formula="of:=MID([$Compras.$A85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85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85]&lt;&gt;&quot;&quot;;VALUE(MID([$Compras.$A85];[$Tablas.$E$11];[$Tablas.$G$11]))/100;0)*IF(OR(VALUE([.B85])=3;VALUE([.B85])=8;VALUE([.B85])=13);-1;1)" office:value-type="float" office:value="4310.95" calcext:value-type="float">
            <text:p>4.310,95</text:p>
          </table:table-cell>
          <table:table-cell table:style-name="ce28" table:formula="of:=IF([$Compras.$A85]&lt;&gt;&quot;&quot;;VALUE(MID([$Compras.$A85];[$Tablas.$E$12];[$Tablas.$G$12]))/100;0)*IF(OR(VALUE([.B85])=3;VALUE([.B85])=8;VALUE([.B85])=13);-1;1)" office:value-type="float" office:value="3469.6" calcext:value-type="float">
            <text:p>3.469,60</text:p>
          </table:table-cell>
          <table:table-cell table:style-name="ce28" table:formula="of:=IF([$Compras.$A85]&lt;&gt;&quot;&quot;;VALUE(MID([$Compras.$A85];[$Tablas.$E$13];[$Tablas.$G$13]))/100;0)*IF(OR(VALUE([.B85])=3;VALUE([.B85])=8;VALUE([.B85])=13);-1;1)" office:value-type="float" office:value="0" calcext:value-type="float">
            <text:p>0,00</text:p>
          </table:table-cell>
          <table:table-cell table:style-name="ce28" table:formula="of:=IF([$Compras.$A85]&lt;&gt;&quot;&quot;;VALUE(MID([$Compras.$A85];[$Tablas.$E$14];[$Tablas.$G$14]))/100;0)*IF(OR(VALUE([.B85])=3;VALUE([.B85])=8;VALUE([.B85])=13);-1;1)" office:value-type="float" office:value="0" calcext:value-type="float">
            <text:p>0,00</text:p>
          </table:table-cell>
          <table:table-cell table:style-name="ce28" table:formula="of:=IF([$Compras.$A85]&lt;&gt;&quot;&quot;;VALUE(MID([$Compras.$A85];[$Tablas.$E$15];[$Tablas.$G$15]))/100;0)*IF(OR(VALUE([.B85])=3;VALUE([.B85])=8;VALUE([.B85])=13);-1;1)" office:value-type="float" office:value="0" calcext:value-type="float">
            <text:p>0,00</text:p>
          </table:table-cell>
          <table:table-cell table:style-name="ce28" table:formula="of:=IF([$Compras.$A85]&lt;&gt;&quot;&quot;;VALUE(MID([$Compras.$A85];[$Tablas.$E$16];[$Tablas.$G$16]))/100;0)*IF(OR(VALUE([.B85])=3;VALUE([.B85])=8;VALUE([.B85])=13);-1;1)" office:value-type="float" office:value="0" calcext:value-type="float">
            <text:p>0,00</text:p>
          </table:table-cell>
          <table:table-cell table:style-name="ce28" table:formula="of:=IF([$Compras.$A85]&lt;&gt;&quot;&quot;;VALUE(MID([$Compras.$A85];[$Tablas.$E$17];[$Tablas.$G$17]))/100;0)*IF(OR(VALUE([.B85])=3;VALUE([.B85])=8;VALUE([.B85])=13);-1;1)" office:value-type="float" office:value="0" calcext:value-type="float">
            <text:p>0,00</text:p>
          </table:table-cell>
          <table:table-cell table:style-name="ce28" table:formula="of:=IF([$Compras.$A85]&lt;&gt;&quot;&quot;;VALUE(MID([$Compras.$A85];[$Tablas.$E$18];[$Tablas.$G$18]))/100;0)*IF(OR(VALUE([.B85])=3;VALUE([.B85])=8;VALUE([.B85])=13);-1;1)" office:value-type="float" office:value="0" calcext:value-type="float">
            <text:p>0,00</text:p>
          </table:table-cell>
          <table:table-cell table:style-name="ce25" table:formula="of:=MID([$Compras.$A85];[$Tablas.$E$19];[$Tablas.$G$19])" office:value-type="string" office:string-value="PES" calcext:value-type="string">
            <text:p>PES</text:p>
          </table:table-cell>
          <table:table-cell table:style-name="ce25" table:formula="of:=MID([$Compras.$A8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85];[$Tablas.$E$21];[$Tablas.$G$21])" office:value-type="string" office:string-value="1" calcext:value-type="string">
            <text:p>1</text:p>
          </table:table-cell>
          <table:table-cell table:style-name="ce25" table:formula="of:=MID([$Compras.$A85];[$Tablas.$E$22];[$Tablas.$G$22])" office:value-type="string" office:string-value="0" calcext:value-type="string">
            <text:p>0</text:p>
          </table:table-cell>
          <table:table-cell table:style-name="ce28" table:formula="of:==IF([$Compras.$A85]&lt;&gt;&quot;&quot;;VALUE(MID([$Compras.$A85];[$Tablas.$E$23];[$Tablas.$G$23]))/100;0)*IF(OR(VALUE([.B85])=3;VALUE([.B85])=8;VALUE([.B85])=13);-1;1)" office:value-type="float" office:value="0" calcext:value-type="float">
            <text:p>0,00</text:p>
          </table:table-cell>
          <table:table-cell table:style-name="ce28" table:formula="of:==IF([$Compras.$A85]&lt;&gt;&quot;&quot;;VALUE(MID([$Compras.$A85];[$Tablas.$E$24];[$Tablas.$G$24]))/100;0)*IF(OR(VALUE([.B85])=3;VALUE([.B85])=8;VALUE([.B85])=13);-1;1)" office:value-type="float" office:value="0" calcext:value-type="float">
            <text:p>0,00</text:p>
          </table:table-cell>
          <table:table-cell table:style-name="ce25" table:formula="of:=MID([$Compras.$A8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8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8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86];[$Tablas.$E$3];[$Tablas.$G$3])" office:value-type="string" office:string-value="20200806" calcext:value-type="string">
            <text:p>20200806</text:p>
          </table:table-cell>
          <table:table-cell table:style-name="ce25" table:formula="of:=MID([$Compras.$A86];[$Tablas.$E$4];[$Tablas.$G$4])" office:value-type="string" office:string-value="001" calcext:value-type="string">
            <text:p>001</text:p>
          </table:table-cell>
          <table:table-cell table:style-name="ce25" table:formula="of:=MID([$Compras.$A86];[$Tablas.$E$5];[$Tablas.$G$5])" office:value-type="string" office:string-value="00001" calcext:value-type="string">
            <text:p>00001</text:p>
          </table:table-cell>
          <table:table-cell table:style-name="ce25" table:formula="of:=MID([$Compras.$A86];[$Tablas.$E$6];[$Tablas.$G$6])" office:value-type="string" office:string-value="00000000000000003437" calcext:value-type="string">
            <text:p>00000000000000003437</text:p>
          </table:table-cell>
          <table:table-cell table:style-name="ce25" table:formula="of:=MID([$Compras.$A8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86];[$Tablas.$E$8];[$Tablas.$G$8])" office:value-type="string" office:string-value="80" calcext:value-type="string">
            <text:p>80</text:p>
          </table:table-cell>
          <table:table-cell table:style-name="ce25" table:formula="of:=MID([$Compras.$A86];[$Tablas.$E$9];[$Tablas.$G$9])" office:value-type="string" office:string-value="00000000030651129083" calcext:value-type="string">
            <text:p>00000000030651129083</text:p>
          </table:table-cell>
          <table:table-cell table:style-name="ce25" table:formula="of:=MID([$Compras.$A86];[$Tablas.$E$10];[$Tablas.$G$10])" office:value-type="string" office:string-value="BANCO DE INVERSION Y COMERCIO " calcext:value-type="string">
            <text:p>BANCO DE INVERSION Y COMERCIO </text:p>
          </table:table-cell>
          <table:table-cell table:style-name="ce28" table:formula="of:==IF([$Compras.$A86]&lt;&gt;&quot;&quot;;VALUE(MID([$Compras.$A86];[$Tablas.$E$11];[$Tablas.$G$11]))/100;0)*IF(OR(VALUE([.B86])=3;VALUE([.B86])=8;VALUE([.B86])=13);-1;1)" office:value-type="float" office:value="8296.56" calcext:value-type="float">
            <text:p>8.296,56</text:p>
          </table:table-cell>
          <table:table-cell table:style-name="ce28" table:formula="of:=IF([$Compras.$A86]&lt;&gt;&quot;&quot;;VALUE(MID([$Compras.$A86];[$Tablas.$E$12];[$Tablas.$G$12]))/100;0)*IF(OR(VALUE([.B86])=3;VALUE([.B86])=8;VALUE([.B86])=13);-1;1)" office:value-type="float" office:value="208.75" calcext:value-type="float">
            <text:p>208,75</text:p>
          </table:table-cell>
          <table:table-cell table:style-name="ce28" table:formula="of:=IF([$Compras.$A86]&lt;&gt;&quot;&quot;;VALUE(MID([$Compras.$A86];[$Tablas.$E$13];[$Tablas.$G$13]))/100;0)*IF(OR(VALUE([.B86])=3;VALUE([.B86])=8;VALUE([.B86])=13);-1;1)" office:value-type="float" office:value="0" calcext:value-type="float">
            <text:p>0,00</text:p>
          </table:table-cell>
          <table:table-cell table:style-name="ce28" table:formula="of:=IF([$Compras.$A86]&lt;&gt;&quot;&quot;;VALUE(MID([$Compras.$A86];[$Tablas.$E$14];[$Tablas.$G$14]))/100;0)*IF(OR(VALUE([.B86])=3;VALUE([.B86])=8;VALUE([.B86])=13);-1;1)" office:value-type="float" office:value="195.67" calcext:value-type="float">
            <text:p>195,67</text:p>
          </table:table-cell>
          <table:table-cell table:style-name="ce28" table:formula="of:=IF([$Compras.$A86]&lt;&gt;&quot;&quot;;VALUE(MID([$Compras.$A86];[$Tablas.$E$15];[$Tablas.$G$15]))/100;0)*IF(OR(VALUE([.B86])=3;VALUE([.B86])=8;VALUE([.B86])=13);-1;1)" office:value-type="float" office:value="0" calcext:value-type="float">
            <text:p>0,00</text:p>
          </table:table-cell>
          <table:table-cell table:style-name="ce28" table:formula="of:=IF([$Compras.$A86]&lt;&gt;&quot;&quot;;VALUE(MID([$Compras.$A86];[$Tablas.$E$16];[$Tablas.$G$16]))/100;0)*IF(OR(VALUE([.B86])=3;VALUE([.B86])=8;VALUE([.B86])=13);-1;1)" office:value-type="float" office:value="0" calcext:value-type="float">
            <text:p>0,00</text:p>
          </table:table-cell>
          <table:table-cell table:style-name="ce28" table:formula="of:=IF([$Compras.$A86]&lt;&gt;&quot;&quot;;VALUE(MID([$Compras.$A86];[$Tablas.$E$17];[$Tablas.$G$17]))/100;0)*IF(OR(VALUE([.B86])=3;VALUE([.B86])=8;VALUE([.B86])=13);-1;1)" office:value-type="float" office:value="0" calcext:value-type="float">
            <text:p>0,00</text:p>
          </table:table-cell>
          <table:table-cell table:style-name="ce28" table:formula="of:=IF([$Compras.$A86]&lt;&gt;&quot;&quot;;VALUE(MID([$Compras.$A86];[$Tablas.$E$18];[$Tablas.$G$18]))/100;0)*IF(OR(VALUE([.B86])=3;VALUE([.B86])=8;VALUE([.B86])=13);-1;1)" office:value-type="float" office:value="0" calcext:value-type="float">
            <text:p>0,00</text:p>
          </table:table-cell>
          <table:table-cell table:style-name="ce25" table:formula="of:=MID([$Compras.$A86];[$Tablas.$E$19];[$Tablas.$G$19])" office:value-type="string" office:string-value="PES" calcext:value-type="string">
            <text:p>PES</text:p>
          </table:table-cell>
          <table:table-cell table:style-name="ce25" table:formula="of:=MID([$Compras.$A8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86];[$Tablas.$E$21];[$Tablas.$G$21])" office:value-type="string" office:string-value="1" calcext:value-type="string">
            <text:p>1</text:p>
          </table:table-cell>
          <table:table-cell table:style-name="ce25" table:formula="of:=MID([$Compras.$A86];[$Tablas.$E$22];[$Tablas.$G$22])" office:value-type="string" office:string-value="0" calcext:value-type="string">
            <text:p>0</text:p>
          </table:table-cell>
          <table:table-cell table:style-name="ce28" table:formula="of:==IF([$Compras.$A86]&lt;&gt;&quot;&quot;;VALUE(MID([$Compras.$A86];[$Tablas.$E$23];[$Tablas.$G$23]))/100;0)*IF(OR(VALUE([.B86])=3;VALUE([.B86])=8;VALUE([.B86])=13);-1;1)" office:value-type="float" office:value="0" calcext:value-type="float">
            <text:p>0,00</text:p>
          </table:table-cell>
          <table:table-cell table:style-name="ce28" table:formula="of:==IF([$Compras.$A86]&lt;&gt;&quot;&quot;;VALUE(MID([$Compras.$A86];[$Tablas.$E$24];[$Tablas.$G$24]))/100;0)*IF(OR(VALUE([.B86])=3;VALUE([.B86])=8;VALUE([.B86])=13);-1;1)" office:value-type="float" office:value="0" calcext:value-type="float">
            <text:p>0,00</text:p>
          </table:table-cell>
          <table:table-cell table:style-name="ce25" table:formula="of:=MID([$Compras.$A8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8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8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87];[$Tablas.$E$3];[$Tablas.$G$3])" office:value-type="string" office:string-value="20200806" calcext:value-type="string">
            <text:p>20200806</text:p>
          </table:table-cell>
          <table:table-cell table:style-name="ce25" table:formula="of:=MID([$Compras.$A87];[$Tablas.$E$4];[$Tablas.$G$4])" office:value-type="string" office:string-value="001" calcext:value-type="string">
            <text:p>001</text:p>
          </table:table-cell>
          <table:table-cell table:style-name="ce25" table:formula="of:=MID([$Compras.$A87];[$Tablas.$E$5];[$Tablas.$G$5])" office:value-type="string" office:string-value="02020" calcext:value-type="string">
            <text:p>02020</text:p>
          </table:table-cell>
          <table:table-cell table:style-name="ce25" table:formula="of:=MID([$Compras.$A87];[$Tablas.$E$6];[$Tablas.$G$6])" office:value-type="string" office:string-value="00000000000000391243" calcext:value-type="string">
            <text:p>00000000000000391243</text:p>
          </table:table-cell>
          <table:table-cell table:style-name="ce25" table:formula="of:=MID([$Compras.$A8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87];[$Tablas.$E$8];[$Tablas.$G$8])" office:value-type="string" office:string-value="80" calcext:value-type="string">
            <text:p>80</text:p>
          </table:table-cell>
          <table:table-cell table:style-name="ce25" table:formula="of:=MID([$Compras.$A87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87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28" table:formula="of:==IF([$Compras.$A87]&lt;&gt;&quot;&quot;;VALUE(MID([$Compras.$A87];[$Tablas.$E$11];[$Tablas.$G$11]))/100;0)*IF(OR(VALUE([.B87])=3;VALUE([.B87])=8;VALUE([.B87])=13);-1;1)" office:value-type="float" office:value="578478.03" calcext:value-type="float">
            <text:p>578.478,03</text:p>
          </table:table-cell>
          <table:table-cell table:style-name="ce28" table:formula="of:=IF([$Compras.$A87]&lt;&gt;&quot;&quot;;VALUE(MID([$Compras.$A87];[$Tablas.$E$12];[$Tablas.$G$12]))/100;0)*IF(OR(VALUE([.B87])=3;VALUE([.B87])=8;VALUE([.B87])=13);-1;1)" office:value-type="float" office:value="0" calcext:value-type="float">
            <text:p>0,00</text:p>
          </table:table-cell>
          <table:table-cell table:style-name="ce28" table:formula="of:=IF([$Compras.$A87]&lt;&gt;&quot;&quot;;VALUE(MID([$Compras.$A87];[$Tablas.$E$13];[$Tablas.$G$13]))/100;0)*IF(OR(VALUE([.B87])=3;VALUE([.B87])=8;VALUE([.B87])=13);-1;1)" office:value-type="float" office:value="0" calcext:value-type="float">
            <text:p>0,00</text:p>
          </table:table-cell>
          <table:table-cell table:style-name="ce28" table:formula="of:=IF([$Compras.$A87]&lt;&gt;&quot;&quot;;VALUE(MID([$Compras.$A87];[$Tablas.$E$14];[$Tablas.$G$14]))/100;0)*IF(OR(VALUE([.B87])=3;VALUE([.B87])=8;VALUE([.B87])=13);-1;1)" office:value-type="float" office:value="13995.44" calcext:value-type="float">
            <text:p>13.995,44</text:p>
          </table:table-cell>
          <table:table-cell table:style-name="ce28" table:formula="of:=IF([$Compras.$A87]&lt;&gt;&quot;&quot;;VALUE(MID([$Compras.$A87];[$Tablas.$E$15];[$Tablas.$G$15]))/100;0)*IF(OR(VALUE([.B87])=3;VALUE([.B87])=8;VALUE([.B87])=13);-1;1)" office:value-type="float" office:value="0" calcext:value-type="float">
            <text:p>0,00</text:p>
          </table:table-cell>
          <table:table-cell table:style-name="ce28" table:formula="of:=IF([$Compras.$A87]&lt;&gt;&quot;&quot;;VALUE(MID([$Compras.$A87];[$Tablas.$E$16];[$Tablas.$G$16]))/100;0)*IF(OR(VALUE([.B87])=3;VALUE([.B87])=8;VALUE([.B87])=13);-1;1)" office:value-type="float" office:value="0" calcext:value-type="float">
            <text:p>0,00</text:p>
          </table:table-cell>
          <table:table-cell table:style-name="ce28" table:formula="of:=IF([$Compras.$A87]&lt;&gt;&quot;&quot;;VALUE(MID([$Compras.$A87];[$Tablas.$E$17];[$Tablas.$G$17]))/100;0)*IF(OR(VALUE([.B87])=3;VALUE([.B87])=8;VALUE([.B87])=13);-1;1)" office:value-type="float" office:value="0" calcext:value-type="float">
            <text:p>0,00</text:p>
          </table:table-cell>
          <table:table-cell table:style-name="ce28" table:formula="of:=IF([$Compras.$A87]&lt;&gt;&quot;&quot;;VALUE(MID([$Compras.$A87];[$Tablas.$E$18];[$Tablas.$G$18]))/100;0)*IF(OR(VALUE([.B87])=3;VALUE([.B87])=8;VALUE([.B87])=13);-1;1)" office:value-type="float" office:value="0" calcext:value-type="float">
            <text:p>0,00</text:p>
          </table:table-cell>
          <table:table-cell table:style-name="ce25" table:formula="of:=MID([$Compras.$A87];[$Tablas.$E$19];[$Tablas.$G$19])" office:value-type="string" office:string-value="PES" calcext:value-type="string">
            <text:p>PES</text:p>
          </table:table-cell>
          <table:table-cell table:style-name="ce25" table:formula="of:=MID([$Compras.$A8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87];[$Tablas.$E$21];[$Tablas.$G$21])" office:value-type="string" office:string-value="1" calcext:value-type="string">
            <text:p>1</text:p>
          </table:table-cell>
          <table:table-cell table:style-name="ce25" table:formula="of:=MID([$Compras.$A87];[$Tablas.$E$22];[$Tablas.$G$22])" office:value-type="string" office:string-value="0" calcext:value-type="string">
            <text:p>0</text:p>
          </table:table-cell>
          <table:table-cell table:style-name="ce28" table:formula="of:==IF([$Compras.$A87]&lt;&gt;&quot;&quot;;VALUE(MID([$Compras.$A87];[$Tablas.$E$23];[$Tablas.$G$23]))/100;0)*IF(OR(VALUE([.B87])=3;VALUE([.B87])=8;VALUE([.B87])=13);-1;1)" office:value-type="float" office:value="0" calcext:value-type="float">
            <text:p>0,00</text:p>
          </table:table-cell>
          <table:table-cell table:style-name="ce28" table:formula="of:==IF([$Compras.$A87]&lt;&gt;&quot;&quot;;VALUE(MID([$Compras.$A87];[$Tablas.$E$24];[$Tablas.$G$24]))/100;0)*IF(OR(VALUE([.B87])=3;VALUE([.B87])=8;VALUE([.B87])=13);-1;1)" office:value-type="float" office:value="0" calcext:value-type="float">
            <text:p>0,00</text:p>
          </table:table-cell>
          <table:table-cell table:style-name="ce25" table:formula="of:=MID([$Compras.$A8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8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8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88];[$Tablas.$E$3];[$Tablas.$G$3])" office:value-type="string" office:string-value="20200806" calcext:value-type="string">
            <text:p>20200806</text:p>
          </table:table-cell>
          <table:table-cell table:style-name="ce25" table:formula="of:=MID([$Compras.$A88];[$Tablas.$E$4];[$Tablas.$G$4])" office:value-type="string" office:string-value="001" calcext:value-type="string">
            <text:p>001</text:p>
          </table:table-cell>
          <table:table-cell table:style-name="ce25" table:formula="of:=MID([$Compras.$A88];[$Tablas.$E$5];[$Tablas.$G$5])" office:value-type="string" office:string-value="02020" calcext:value-type="string">
            <text:p>02020</text:p>
          </table:table-cell>
          <table:table-cell table:style-name="ce25" table:formula="of:=MID([$Compras.$A88];[$Tablas.$E$6];[$Tablas.$G$6])" office:value-type="string" office:string-value="00000000000000391242" calcext:value-type="string">
            <text:p>00000000000000391242</text:p>
          </table:table-cell>
          <table:table-cell table:style-name="ce25" table:formula="of:=MID([$Compras.$A8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88];[$Tablas.$E$8];[$Tablas.$G$8])" office:value-type="string" office:string-value="80" calcext:value-type="string">
            <text:p>80</text:p>
          </table:table-cell>
          <table:table-cell table:style-name="ce25" table:formula="of:=MID([$Compras.$A88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88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28" table:formula="of:==IF([$Compras.$A88]&lt;&gt;&quot;&quot;;VALUE(MID([$Compras.$A88];[$Tablas.$E$11];[$Tablas.$G$11]))/100;0)*IF(OR(VALUE([.B88])=3;VALUE([.B88])=8;VALUE([.B88])=13);-1;1)" office:value-type="float" office:value="211607.41" calcext:value-type="float">
            <text:p>211.607,41</text:p>
          </table:table-cell>
          <table:table-cell table:style-name="ce28" table:formula="of:=IF([$Compras.$A88]&lt;&gt;&quot;&quot;;VALUE(MID([$Compras.$A88];[$Tablas.$E$12];[$Tablas.$G$12]))/100;0)*IF(OR(VALUE([.B88])=3;VALUE([.B88])=8;VALUE([.B88])=13);-1;1)" office:value-type="float" office:value="0" calcext:value-type="float">
            <text:p>0,00</text:p>
          </table:table-cell>
          <table:table-cell table:style-name="ce28" table:formula="of:=IF([$Compras.$A88]&lt;&gt;&quot;&quot;;VALUE(MID([$Compras.$A88];[$Tablas.$E$13];[$Tablas.$G$13]))/100;0)*IF(OR(VALUE([.B88])=3;VALUE([.B88])=8;VALUE([.B88])=13);-1;1)" office:value-type="float" office:value="0" calcext:value-type="float">
            <text:p>0,00</text:p>
          </table:table-cell>
          <table:table-cell table:style-name="ce28" table:formula="of:=IF([$Compras.$A88]&lt;&gt;&quot;&quot;;VALUE(MID([$Compras.$A88];[$Tablas.$E$14];[$Tablas.$G$14]))/100;0)*IF(OR(VALUE([.B88])=3;VALUE([.B88])=8;VALUE([.B88])=13);-1;1)" office:value-type="float" office:value="5119.53" calcext:value-type="float">
            <text:p>5.119,53</text:p>
          </table:table-cell>
          <table:table-cell table:style-name="ce28" table:formula="of:=IF([$Compras.$A88]&lt;&gt;&quot;&quot;;VALUE(MID([$Compras.$A88];[$Tablas.$E$15];[$Tablas.$G$15]))/100;0)*IF(OR(VALUE([.B88])=3;VALUE([.B88])=8;VALUE([.B88])=13);-1;1)" office:value-type="float" office:value="0" calcext:value-type="float">
            <text:p>0,00</text:p>
          </table:table-cell>
          <table:table-cell table:style-name="ce28" table:formula="of:=IF([$Compras.$A88]&lt;&gt;&quot;&quot;;VALUE(MID([$Compras.$A88];[$Tablas.$E$16];[$Tablas.$G$16]))/100;0)*IF(OR(VALUE([.B88])=3;VALUE([.B88])=8;VALUE([.B88])=13);-1;1)" office:value-type="float" office:value="0" calcext:value-type="float">
            <text:p>0,00</text:p>
          </table:table-cell>
          <table:table-cell table:style-name="ce28" table:formula="of:=IF([$Compras.$A88]&lt;&gt;&quot;&quot;;VALUE(MID([$Compras.$A88];[$Tablas.$E$17];[$Tablas.$G$17]))/100;0)*IF(OR(VALUE([.B88])=3;VALUE([.B88])=8;VALUE([.B88])=13);-1;1)" office:value-type="float" office:value="0" calcext:value-type="float">
            <text:p>0,00</text:p>
          </table:table-cell>
          <table:table-cell table:style-name="ce28" table:formula="of:=IF([$Compras.$A88]&lt;&gt;&quot;&quot;;VALUE(MID([$Compras.$A88];[$Tablas.$E$18];[$Tablas.$G$18]))/100;0)*IF(OR(VALUE([.B88])=3;VALUE([.B88])=8;VALUE([.B88])=13);-1;1)" office:value-type="float" office:value="0" calcext:value-type="float">
            <text:p>0,00</text:p>
          </table:table-cell>
          <table:table-cell table:style-name="ce25" table:formula="of:=MID([$Compras.$A88];[$Tablas.$E$19];[$Tablas.$G$19])" office:value-type="string" office:string-value="PES" calcext:value-type="string">
            <text:p>PES</text:p>
          </table:table-cell>
          <table:table-cell table:style-name="ce25" table:formula="of:=MID([$Compras.$A8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88];[$Tablas.$E$21];[$Tablas.$G$21])" office:value-type="string" office:string-value="1" calcext:value-type="string">
            <text:p>1</text:p>
          </table:table-cell>
          <table:table-cell table:style-name="ce25" table:formula="of:=MID([$Compras.$A88];[$Tablas.$E$22];[$Tablas.$G$22])" office:value-type="string" office:string-value="0" calcext:value-type="string">
            <text:p>0</text:p>
          </table:table-cell>
          <table:table-cell table:style-name="ce28" table:formula="of:==IF([$Compras.$A88]&lt;&gt;&quot;&quot;;VALUE(MID([$Compras.$A88];[$Tablas.$E$23];[$Tablas.$G$23]))/100;0)*IF(OR(VALUE([.B88])=3;VALUE([.B88])=8;VALUE([.B88])=13);-1;1)" office:value-type="float" office:value="0" calcext:value-type="float">
            <text:p>0,00</text:p>
          </table:table-cell>
          <table:table-cell table:style-name="ce28" table:formula="of:==IF([$Compras.$A88]&lt;&gt;&quot;&quot;;VALUE(MID([$Compras.$A88];[$Tablas.$E$24];[$Tablas.$G$24]))/100;0)*IF(OR(VALUE([.B88])=3;VALUE([.B88])=8;VALUE([.B88])=13);-1;1)" office:value-type="float" office:value="0" calcext:value-type="float">
            <text:p>0,00</text:p>
          </table:table-cell>
          <table:table-cell table:style-name="ce25" table:formula="of:=MID([$Compras.$A8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8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8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89];[$Tablas.$E$3];[$Tablas.$G$3])" office:value-type="string" office:string-value="20200806" calcext:value-type="string">
            <text:p>20200806</text:p>
          </table:table-cell>
          <table:table-cell table:style-name="ce25" table:formula="of:=MID([$Compras.$A89];[$Tablas.$E$4];[$Tablas.$G$4])" office:value-type="string" office:string-value="001" calcext:value-type="string">
            <text:p>001</text:p>
          </table:table-cell>
          <table:table-cell table:style-name="ce25" table:formula="of:=MID([$Compras.$A89];[$Tablas.$E$5];[$Tablas.$G$5])" office:value-type="string" office:string-value="02017" calcext:value-type="string">
            <text:p>02017</text:p>
          </table:table-cell>
          <table:table-cell table:style-name="ce25" table:formula="of:=MID([$Compras.$A89];[$Tablas.$E$6];[$Tablas.$G$6])" office:value-type="string" office:string-value="00000000000002444407" calcext:value-type="string">
            <text:p>00000000000002444407</text:p>
          </table:table-cell>
          <table:table-cell table:style-name="ce25" table:formula="of:=MID([$Compras.$A8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89];[$Tablas.$E$8];[$Tablas.$G$8])" office:value-type="string" office:string-value="80" calcext:value-type="string">
            <text:p>80</text:p>
          </table:table-cell>
          <table:table-cell table:style-name="ce25" table:formula="of:=MID([$Compras.$A89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89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89]&lt;&gt;&quot;&quot;;VALUE(MID([$Compras.$A89];[$Tablas.$E$11];[$Tablas.$G$11]))/100;0)*IF(OR(VALUE([.B89])=3;VALUE([.B89])=8;VALUE([.B89])=13);-1;1)" office:value-type="float" office:value="2006670.53" calcext:value-type="float">
            <text:p>2.006.670,53</text:p>
          </table:table-cell>
          <table:table-cell table:style-name="ce28" table:formula="of:=IF([$Compras.$A89]&lt;&gt;&quot;&quot;;VALUE(MID([$Compras.$A89];[$Tablas.$E$12];[$Tablas.$G$12]))/100;0)*IF(OR(VALUE([.B89])=3;VALUE([.B89])=8;VALUE([.B89])=13);-1;1)" office:value-type="float" office:value="349549.63" calcext:value-type="float">
            <text:p>349.549,63</text:p>
          </table:table-cell>
          <table:table-cell table:style-name="ce28" table:formula="of:=IF([$Compras.$A89]&lt;&gt;&quot;&quot;;VALUE(MID([$Compras.$A89];[$Tablas.$E$13];[$Tablas.$G$13]))/100;0)*IF(OR(VALUE([.B89])=3;VALUE([.B89])=8;VALUE([.B89])=13);-1;1)" office:value-type="float" office:value="0" calcext:value-type="float">
            <text:p>0,00</text:p>
          </table:table-cell>
          <table:table-cell table:style-name="ce28" table:formula="of:=IF([$Compras.$A89]&lt;&gt;&quot;&quot;;VALUE(MID([$Compras.$A89];[$Tablas.$E$14];[$Tablas.$G$14]))/100;0)*IF(OR(VALUE([.B89])=3;VALUE([.B89])=8;VALUE([.B89])=13);-1;1)" office:value-type="float" office:value="39586.86" calcext:value-type="float">
            <text:p>39.586,86</text:p>
          </table:table-cell>
          <table:table-cell table:style-name="ce28" table:formula="of:=IF([$Compras.$A89]&lt;&gt;&quot;&quot;;VALUE(MID([$Compras.$A89];[$Tablas.$E$15];[$Tablas.$G$15]))/100;0)*IF(OR(VALUE([.B89])=3;VALUE([.B89])=8;VALUE([.B89])=13);-1;1)" office:value-type="float" office:value="0" calcext:value-type="float">
            <text:p>0,00</text:p>
          </table:table-cell>
          <table:table-cell table:style-name="ce28" table:formula="of:=IF([$Compras.$A89]&lt;&gt;&quot;&quot;;VALUE(MID([$Compras.$A89];[$Tablas.$E$16];[$Tablas.$G$16]))/100;0)*IF(OR(VALUE([.B89])=3;VALUE([.B89])=8;VALUE([.B89])=13);-1;1)" office:value-type="float" office:value="20863.9" calcext:value-type="float">
            <text:p>20.863,90</text:p>
          </table:table-cell>
          <table:table-cell table:style-name="ce28" table:formula="of:=IF([$Compras.$A89]&lt;&gt;&quot;&quot;;VALUE(MID([$Compras.$A89];[$Tablas.$E$17];[$Tablas.$G$17]))/100;0)*IF(OR(VALUE([.B89])=3;VALUE([.B89])=8;VALUE([.B89])=13);-1;1)" office:value-type="float" office:value="0" calcext:value-type="float">
            <text:p>0,00</text:p>
          </table:table-cell>
          <table:table-cell table:style-name="ce28" table:formula="of:=IF([$Compras.$A89]&lt;&gt;&quot;&quot;;VALUE(MID([$Compras.$A89];[$Tablas.$E$18];[$Tablas.$G$18]))/100;0)*IF(OR(VALUE([.B89])=3;VALUE([.B89])=8;VALUE([.B89])=13);-1;1)" office:value-type="float" office:value="0" calcext:value-type="float">
            <text:p>0,00</text:p>
          </table:table-cell>
          <table:table-cell table:style-name="ce25" table:formula="of:=MID([$Compras.$A89];[$Tablas.$E$19];[$Tablas.$G$19])" office:value-type="string" office:string-value="PES" calcext:value-type="string">
            <text:p>PES</text:p>
          </table:table-cell>
          <table:table-cell table:style-name="ce25" table:formula="of:=MID([$Compras.$A8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89];[$Tablas.$E$21];[$Tablas.$G$21])" office:value-type="string" office:string-value="1" calcext:value-type="string">
            <text:p>1</text:p>
          </table:table-cell>
          <table:table-cell table:style-name="ce25" table:formula="of:=MID([$Compras.$A89];[$Tablas.$E$22];[$Tablas.$G$22])" office:value-type="string" office:string-value="0" calcext:value-type="string">
            <text:p>0</text:p>
          </table:table-cell>
          <table:table-cell table:style-name="ce28" table:formula="of:==IF([$Compras.$A89]&lt;&gt;&quot;&quot;;VALUE(MID([$Compras.$A89];[$Tablas.$E$23];[$Tablas.$G$23]))/100;0)*IF(OR(VALUE([.B89])=3;VALUE([.B89])=8;VALUE([.B89])=13);-1;1)" office:value-type="float" office:value="0" calcext:value-type="float">
            <text:p>0,00</text:p>
          </table:table-cell>
          <table:table-cell table:style-name="ce28" table:formula="of:==IF([$Compras.$A89]&lt;&gt;&quot;&quot;;VALUE(MID([$Compras.$A89];[$Tablas.$E$24];[$Tablas.$G$24]))/100;0)*IF(OR(VALUE([.B89])=3;VALUE([.B89])=8;VALUE([.B89])=13);-1;1)" office:value-type="float" office:value="0" calcext:value-type="float">
            <text:p>0,00</text:p>
          </table:table-cell>
          <table:table-cell table:style-name="ce25" table:formula="of:=MID([$Compras.$A8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8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8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90];[$Tablas.$E$3];[$Tablas.$G$3])" office:value-type="string" office:string-value="20200806" calcext:value-type="string">
            <text:p>20200806</text:p>
          </table:table-cell>
          <table:table-cell table:style-name="ce25" table:formula="of:=MID([$Compras.$A90];[$Tablas.$E$4];[$Tablas.$G$4])" office:value-type="string" office:string-value="001" calcext:value-type="string">
            <text:p>001</text:p>
          </table:table-cell>
          <table:table-cell table:style-name="ce25" table:formula="of:=MID([$Compras.$A90];[$Tablas.$E$5];[$Tablas.$G$5])" office:value-type="string" office:string-value="00011" calcext:value-type="string">
            <text:p>00011</text:p>
          </table:table-cell>
          <table:table-cell table:style-name="ce25" table:formula="of:=MID([$Compras.$A90];[$Tablas.$E$6];[$Tablas.$G$6])" office:value-type="string" office:string-value="00000000000000002066" calcext:value-type="string">
            <text:p>00000000000000002066</text:p>
          </table:table-cell>
          <table:table-cell table:style-name="ce25" table:formula="of:=MID([$Compras.$A9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90];[$Tablas.$E$8];[$Tablas.$G$8])" office:value-type="string" office:string-value="80" calcext:value-type="string">
            <text:p>80</text:p>
          </table:table-cell>
          <table:table-cell table:style-name="ce25" table:formula="of:=MID([$Compras.$A90];[$Tablas.$E$9];[$Tablas.$G$9])" office:value-type="string" office:string-value="00000000030707592660" calcext:value-type="string">
            <text:p>00000000030707592660</text:p>
          </table:table-cell>
          <table:table-cell table:style-name="ce25" table:formula="of:=MID([$Compras.$A90];[$Tablas.$E$10];[$Tablas.$G$10])" office:value-type="string" office:string-value="CIAGESER SA                   " calcext:value-type="string">
            <text:p>CIAGESER SA <text:s text:c="18"/></text:p>
          </table:table-cell>
          <table:table-cell table:style-name="ce28" table:formula="of:==IF([$Compras.$A90]&lt;&gt;&quot;&quot;;VALUE(MID([$Compras.$A90];[$Tablas.$E$11];[$Tablas.$G$11]))/100;0)*IF(OR(VALUE([.B90])=3;VALUE([.B90])=8;VALUE([.B90])=13);-1;1)" office:value-type="float" office:value="7156.33" calcext:value-type="float">
            <text:p>7.156,33</text:p>
          </table:table-cell>
          <table:table-cell table:style-name="ce28" table:formula="of:=IF([$Compras.$A90]&lt;&gt;&quot;&quot;;VALUE(MID([$Compras.$A90];[$Tablas.$E$12];[$Tablas.$G$12]))/100;0)*IF(OR(VALUE([.B90])=3;VALUE([.B90])=8;VALUE([.B90])=13);-1;1)" office:value-type="float" office:value="0" calcext:value-type="float">
            <text:p>0,00</text:p>
          </table:table-cell>
          <table:table-cell table:style-name="ce28" table:formula="of:=IF([$Compras.$A90]&lt;&gt;&quot;&quot;;VALUE(MID([$Compras.$A90];[$Tablas.$E$13];[$Tablas.$G$13]))/100;0)*IF(OR(VALUE([.B90])=3;VALUE([.B90])=8;VALUE([.B90])=13);-1;1)" office:value-type="float" office:value="0" calcext:value-type="float">
            <text:p>0,00</text:p>
          </table:table-cell>
          <table:table-cell table:style-name="ce28" table:formula="of:=IF([$Compras.$A90]&lt;&gt;&quot;&quot;;VALUE(MID([$Compras.$A90];[$Tablas.$E$14];[$Tablas.$G$14]))/100;0)*IF(OR(VALUE([.B90])=3;VALUE([.B90])=8;VALUE([.B90])=13);-1;1)" office:value-type="float" office:value="0" calcext:value-type="float">
            <text:p>0,00</text:p>
          </table:table-cell>
          <table:table-cell table:style-name="ce28" table:formula="of:=IF([$Compras.$A90]&lt;&gt;&quot;&quot;;VALUE(MID([$Compras.$A90];[$Tablas.$E$15];[$Tablas.$G$15]))/100;0)*IF(OR(VALUE([.B90])=3;VALUE([.B90])=8;VALUE([.B90])=13);-1;1)" office:value-type="float" office:value="0" calcext:value-type="float">
            <text:p>0,00</text:p>
          </table:table-cell>
          <table:table-cell table:style-name="ce28" table:formula="of:=IF([$Compras.$A90]&lt;&gt;&quot;&quot;;VALUE(MID([$Compras.$A90];[$Tablas.$E$16];[$Tablas.$G$16]))/100;0)*IF(OR(VALUE([.B90])=3;VALUE([.B90])=8;VALUE([.B90])=13);-1;1)" office:value-type="float" office:value="102.03" calcext:value-type="float">
            <text:p>102,03</text:p>
          </table:table-cell>
          <table:table-cell table:style-name="ce28" table:formula="of:=IF([$Compras.$A90]&lt;&gt;&quot;&quot;;VALUE(MID([$Compras.$A90];[$Tablas.$E$17];[$Tablas.$G$17]))/100;0)*IF(OR(VALUE([.B90])=3;VALUE([.B90])=8;VALUE([.B90])=13);-1;1)" office:value-type="float" office:value="0" calcext:value-type="float">
            <text:p>0,00</text:p>
          </table:table-cell>
          <table:table-cell table:style-name="ce28" table:formula="of:=IF([$Compras.$A90]&lt;&gt;&quot;&quot;;VALUE(MID([$Compras.$A90];[$Tablas.$E$18];[$Tablas.$G$18]))/100;0)*IF(OR(VALUE([.B90])=3;VALUE([.B90])=8;VALUE([.B90])=13);-1;1)" office:value-type="float" office:value="0" calcext:value-type="float">
            <text:p>0,00</text:p>
          </table:table-cell>
          <table:table-cell table:style-name="ce25" table:formula="of:=MID([$Compras.$A90];[$Tablas.$E$19];[$Tablas.$G$19])" office:value-type="string" office:string-value="PES" calcext:value-type="string">
            <text:p>PES</text:p>
          </table:table-cell>
          <table:table-cell table:style-name="ce25" table:formula="of:=MID([$Compras.$A9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90];[$Tablas.$E$21];[$Tablas.$G$21])" office:value-type="string" office:string-value="1" calcext:value-type="string">
            <text:p>1</text:p>
          </table:table-cell>
          <table:table-cell table:style-name="ce25" table:formula="of:=MID([$Compras.$A90];[$Tablas.$E$22];[$Tablas.$G$22])" office:value-type="string" office:string-value="0" calcext:value-type="string">
            <text:p>0</text:p>
          </table:table-cell>
          <table:table-cell table:style-name="ce28" table:formula="of:==IF([$Compras.$A90]&lt;&gt;&quot;&quot;;VALUE(MID([$Compras.$A90];[$Tablas.$E$23];[$Tablas.$G$23]))/100;0)*IF(OR(VALUE([.B90])=3;VALUE([.B90])=8;VALUE([.B90])=13);-1;1)" office:value-type="float" office:value="0" calcext:value-type="float">
            <text:p>0,00</text:p>
          </table:table-cell>
          <table:table-cell table:style-name="ce28" table:formula="of:==IF([$Compras.$A90]&lt;&gt;&quot;&quot;;VALUE(MID([$Compras.$A90];[$Tablas.$E$24];[$Tablas.$G$24]))/100;0)*IF(OR(VALUE([.B90])=3;VALUE([.B90])=8;VALUE([.B90])=13);-1;1)" office:value-type="float" office:value="0" calcext:value-type="float">
            <text:p>0,00</text:p>
          </table:table-cell>
          <table:table-cell table:style-name="ce25" table:formula="of:=MID([$Compras.$A9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9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9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91];[$Tablas.$E$3];[$Tablas.$G$3])" office:value-type="string" office:string-value="20200807" calcext:value-type="string">
            <text:p>20200807</text:p>
          </table:table-cell>
          <table:table-cell table:style-name="ce25" table:formula="of:=MID([$Compras.$A91];[$Tablas.$E$4];[$Tablas.$G$4])" office:value-type="string" office:string-value="001" calcext:value-type="string">
            <text:p>001</text:p>
          </table:table-cell>
          <table:table-cell table:style-name="ce25" table:formula="of:=MID([$Compras.$A91];[$Tablas.$E$5];[$Tablas.$G$5])" office:value-type="string" office:string-value="00032" calcext:value-type="string">
            <text:p>00032</text:p>
          </table:table-cell>
          <table:table-cell table:style-name="ce25" table:formula="of:=MID([$Compras.$A91];[$Tablas.$E$6];[$Tablas.$G$6])" office:value-type="string" office:string-value="00000000000000101734" calcext:value-type="string">
            <text:p>00000000000000101734</text:p>
          </table:table-cell>
          <table:table-cell table:style-name="ce25" table:formula="of:=MID([$Compras.$A9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91];[$Tablas.$E$8];[$Tablas.$G$8])" office:value-type="string" office:string-value="80" calcext:value-type="string">
            <text:p>80</text:p>
          </table:table-cell>
          <table:table-cell table:style-name="ce25" table:formula="of:=MID([$Compras.$A91];[$Tablas.$E$9];[$Tablas.$G$9])" office:value-type="string" office:string-value="00000000030707002294" calcext:value-type="string">
            <text:p>00000000030707002294</text:p>
          </table:table-cell>
          <table:table-cell table:style-name="ce25" table:formula="of:=MID([$Compras.$A91];[$Tablas.$E$10];[$Tablas.$G$10])" office:value-type="string" office:string-value="MERCEDEZ BENZ COMPANIA FINANCI" calcext:value-type="string">
            <text:p>MERCEDEZ BENZ COMPANIA FINANCI</text:p>
          </table:table-cell>
          <table:table-cell table:style-name="ce28" table:formula="of:==IF([$Compras.$A91]&lt;&gt;&quot;&quot;;VALUE(MID([$Compras.$A91];[$Tablas.$E$11];[$Tablas.$G$11]))/100;0)*IF(OR(VALUE([.B91])=3;VALUE([.B91])=8;VALUE([.B91])=13);-1;1)" office:value-type="float" office:value="17859.36" calcext:value-type="float">
            <text:p>17.859,36</text:p>
          </table:table-cell>
          <table:table-cell table:style-name="ce28" table:formula="of:=IF([$Compras.$A91]&lt;&gt;&quot;&quot;;VALUE(MID([$Compras.$A91];[$Tablas.$E$12];[$Tablas.$G$12]))/100;0)*IF(OR(VALUE([.B91])=3;VALUE([.B91])=8;VALUE([.B91])=13);-1;1)" office:value-type="float" office:value="12412.45" calcext:value-type="float">
            <text:p>12.412,45</text:p>
          </table:table-cell>
          <table:table-cell table:style-name="ce28" table:formula="of:=IF([$Compras.$A91]&lt;&gt;&quot;&quot;;VALUE(MID([$Compras.$A91];[$Tablas.$E$13];[$Tablas.$G$13]))/100;0)*IF(OR(VALUE([.B91])=3;VALUE([.B91])=8;VALUE([.B91])=13);-1;1)" office:value-type="float" office:value="0" calcext:value-type="float">
            <text:p>0,00</text:p>
          </table:table-cell>
          <table:table-cell table:style-name="ce28" table:formula="of:=IF([$Compras.$A91]&lt;&gt;&quot;&quot;;VALUE(MID([$Compras.$A91];[$Tablas.$E$14];[$Tablas.$G$14]))/100;0)*IF(OR(VALUE([.B91])=3;VALUE([.B91])=8;VALUE([.B91])=13);-1;1)" office:value-type="float" office:value="0" calcext:value-type="float">
            <text:p>0,00</text:p>
          </table:table-cell>
          <table:table-cell table:style-name="ce28" table:formula="of:=IF([$Compras.$A91]&lt;&gt;&quot;&quot;;VALUE(MID([$Compras.$A91];[$Tablas.$E$15];[$Tablas.$G$15]))/100;0)*IF(OR(VALUE([.B91])=3;VALUE([.B91])=8;VALUE([.B91])=13);-1;1)" office:value-type="float" office:value="0" calcext:value-type="float">
            <text:p>0,00</text:p>
          </table:table-cell>
          <table:table-cell table:style-name="ce28" table:formula="of:=IF([$Compras.$A91]&lt;&gt;&quot;&quot;;VALUE(MID([$Compras.$A91];[$Tablas.$E$16];[$Tablas.$G$16]))/100;0)*IF(OR(VALUE([.B91])=3;VALUE([.B91])=8;VALUE([.B91])=13);-1;1)" office:value-type="float" office:value="0" calcext:value-type="float">
            <text:p>0,00</text:p>
          </table:table-cell>
          <table:table-cell table:style-name="ce28" table:formula="of:=IF([$Compras.$A91]&lt;&gt;&quot;&quot;;VALUE(MID([$Compras.$A91];[$Tablas.$E$17];[$Tablas.$G$17]))/100;0)*IF(OR(VALUE([.B91])=3;VALUE([.B91])=8;VALUE([.B91])=13);-1;1)" office:value-type="float" office:value="0" calcext:value-type="float">
            <text:p>0,00</text:p>
          </table:table-cell>
          <table:table-cell table:style-name="ce28" table:formula="of:=IF([$Compras.$A91]&lt;&gt;&quot;&quot;;VALUE(MID([$Compras.$A91];[$Tablas.$E$18];[$Tablas.$G$18]))/100;0)*IF(OR(VALUE([.B91])=3;VALUE([.B91])=8;VALUE([.B91])=13);-1;1)" office:value-type="float" office:value="0" calcext:value-type="float">
            <text:p>0,00</text:p>
          </table:table-cell>
          <table:table-cell table:style-name="ce25" table:formula="of:=MID([$Compras.$A91];[$Tablas.$E$19];[$Tablas.$G$19])" office:value-type="string" office:string-value="PES" calcext:value-type="string">
            <text:p>PES</text:p>
          </table:table-cell>
          <table:table-cell table:style-name="ce25" table:formula="of:=MID([$Compras.$A9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91];[$Tablas.$E$21];[$Tablas.$G$21])" office:value-type="string" office:string-value="1" calcext:value-type="string">
            <text:p>1</text:p>
          </table:table-cell>
          <table:table-cell table:style-name="ce25" table:formula="of:=MID([$Compras.$A91];[$Tablas.$E$22];[$Tablas.$G$22])" office:value-type="string" office:string-value="0" calcext:value-type="string">
            <text:p>0</text:p>
          </table:table-cell>
          <table:table-cell table:style-name="ce28" table:formula="of:==IF([$Compras.$A91]&lt;&gt;&quot;&quot;;VALUE(MID([$Compras.$A91];[$Tablas.$E$23];[$Tablas.$G$23]))/100;0)*IF(OR(VALUE([.B91])=3;VALUE([.B91])=8;VALUE([.B91])=13);-1;1)" office:value-type="float" office:value="0" calcext:value-type="float">
            <text:p>0,00</text:p>
          </table:table-cell>
          <table:table-cell table:style-name="ce28" table:formula="of:==IF([$Compras.$A91]&lt;&gt;&quot;&quot;;VALUE(MID([$Compras.$A91];[$Tablas.$E$24];[$Tablas.$G$24]))/100;0)*IF(OR(VALUE([.B91])=3;VALUE([.B91])=8;VALUE([.B91])=13);-1;1)" office:value-type="float" office:value="0" calcext:value-type="float">
            <text:p>0,00</text:p>
          </table:table-cell>
          <table:table-cell table:style-name="ce25" table:formula="of:=MID([$Compras.$A9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9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9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92];[$Tablas.$E$3];[$Tablas.$G$3])" office:value-type="string" office:string-value="20200807" calcext:value-type="string">
            <text:p>20200807</text:p>
          </table:table-cell>
          <table:table-cell table:style-name="ce25" table:formula="of:=MID([$Compras.$A92];[$Tablas.$E$4];[$Tablas.$G$4])" office:value-type="string" office:string-value="001" calcext:value-type="string">
            <text:p>001</text:p>
          </table:table-cell>
          <table:table-cell table:style-name="ce25" table:formula="of:=MID([$Compras.$A92];[$Tablas.$E$5];[$Tablas.$G$5])" office:value-type="string" office:string-value="00004" calcext:value-type="string">
            <text:p>00004</text:p>
          </table:table-cell>
          <table:table-cell table:style-name="ce25" table:formula="of:=MID([$Compras.$A92];[$Tablas.$E$6];[$Tablas.$G$6])" office:value-type="string" office:string-value="00000000000000001917" calcext:value-type="string">
            <text:p>00000000000000001917</text:p>
          </table:table-cell>
          <table:table-cell table:style-name="ce25" table:formula="of:=MID([$Compras.$A9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92];[$Tablas.$E$8];[$Tablas.$G$8])" office:value-type="string" office:string-value="80" calcext:value-type="string">
            <text:p>80</text:p>
          </table:table-cell>
          <table:table-cell table:style-name="ce25" table:formula="of:=MID([$Compras.$A92];[$Tablas.$E$9];[$Tablas.$G$9])" office:value-type="string" office:string-value="00000000020202852255" calcext:value-type="string">
            <text:p>00000000020202852255</text:p>
          </table:table-cell>
          <table:table-cell table:style-name="ce25" table:formula="of:=MID([$Compras.$A92];[$Tablas.$E$10];[$Tablas.$G$10])" office:value-type="string" office:string-value="SARMIENTO MIGUEL ANGEL        " calcext:value-type="string">
            <text:p>SARMIENTO MIGUEL ANGEL <text:s text:c="7"/></text:p>
          </table:table-cell>
          <table:table-cell table:style-name="ce28" table:formula="of:==IF([$Compras.$A92]&lt;&gt;&quot;&quot;;VALUE(MID([$Compras.$A92];[$Tablas.$E$11];[$Tablas.$G$11]))/100;0)*IF(OR(VALUE([.B92])=3;VALUE([.B92])=8;VALUE([.B92])=13);-1;1)" office:value-type="float" office:value="999.99" calcext:value-type="float">
            <text:p>999,99</text:p>
          </table:table-cell>
          <table:table-cell table:style-name="ce28" table:formula="of:=IF([$Compras.$A92]&lt;&gt;&quot;&quot;;VALUE(MID([$Compras.$A92];[$Tablas.$E$12];[$Tablas.$G$12]))/100;0)*IF(OR(VALUE([.B92])=3;VALUE([.B92])=8;VALUE([.B92])=13);-1;1)" office:value-type="float" office:value="0" calcext:value-type="float">
            <text:p>0,00</text:p>
          </table:table-cell>
          <table:table-cell table:style-name="ce28" table:formula="of:=IF([$Compras.$A92]&lt;&gt;&quot;&quot;;VALUE(MID([$Compras.$A92];[$Tablas.$E$13];[$Tablas.$G$13]))/100;0)*IF(OR(VALUE([.B92])=3;VALUE([.B92])=8;VALUE([.B92])=13);-1;1)" office:value-type="float" office:value="0" calcext:value-type="float">
            <text:p>0,00</text:p>
          </table:table-cell>
          <table:table-cell table:style-name="ce28" table:formula="of:=IF([$Compras.$A92]&lt;&gt;&quot;&quot;;VALUE(MID([$Compras.$A92];[$Tablas.$E$14];[$Tablas.$G$14]))/100;0)*IF(OR(VALUE([.B92])=3;VALUE([.B92])=8;VALUE([.B92])=13);-1;1)" office:value-type="float" office:value="0" calcext:value-type="float">
            <text:p>0,00</text:p>
          </table:table-cell>
          <table:table-cell table:style-name="ce28" table:formula="of:=IF([$Compras.$A92]&lt;&gt;&quot;&quot;;VALUE(MID([$Compras.$A92];[$Tablas.$E$15];[$Tablas.$G$15]))/100;0)*IF(OR(VALUE([.B92])=3;VALUE([.B92])=8;VALUE([.B92])=13);-1;1)" office:value-type="float" office:value="0" calcext:value-type="float">
            <text:p>0,00</text:p>
          </table:table-cell>
          <table:table-cell table:style-name="ce28" table:formula="of:=IF([$Compras.$A92]&lt;&gt;&quot;&quot;;VALUE(MID([$Compras.$A92];[$Tablas.$E$16];[$Tablas.$G$16]))/100;0)*IF(OR(VALUE([.B92])=3;VALUE([.B92])=8;VALUE([.B92])=13);-1;1)" office:value-type="float" office:value="0" calcext:value-type="float">
            <text:p>0,00</text:p>
          </table:table-cell>
          <table:table-cell table:style-name="ce28" table:formula="of:=IF([$Compras.$A92]&lt;&gt;&quot;&quot;;VALUE(MID([$Compras.$A92];[$Tablas.$E$17];[$Tablas.$G$17]))/100;0)*IF(OR(VALUE([.B92])=3;VALUE([.B92])=8;VALUE([.B92])=13);-1;1)" office:value-type="float" office:value="0" calcext:value-type="float">
            <text:p>0,00</text:p>
          </table:table-cell>
          <table:table-cell table:style-name="ce28" table:formula="of:=IF([$Compras.$A92]&lt;&gt;&quot;&quot;;VALUE(MID([$Compras.$A92];[$Tablas.$E$18];[$Tablas.$G$18]))/100;0)*IF(OR(VALUE([.B92])=3;VALUE([.B92])=8;VALUE([.B92])=13);-1;1)" office:value-type="float" office:value="0" calcext:value-type="float">
            <text:p>0,00</text:p>
          </table:table-cell>
          <table:table-cell table:style-name="ce25" table:formula="of:=MID([$Compras.$A92];[$Tablas.$E$19];[$Tablas.$G$19])" office:value-type="string" office:string-value="PES" calcext:value-type="string">
            <text:p>PES</text:p>
          </table:table-cell>
          <table:table-cell table:style-name="ce25" table:formula="of:=MID([$Compras.$A9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92];[$Tablas.$E$21];[$Tablas.$G$21])" office:value-type="string" office:string-value="1" calcext:value-type="string">
            <text:p>1</text:p>
          </table:table-cell>
          <table:table-cell table:style-name="ce25" table:formula="of:=MID([$Compras.$A92];[$Tablas.$E$22];[$Tablas.$G$22])" office:value-type="string" office:string-value="0" calcext:value-type="string">
            <text:p>0</text:p>
          </table:table-cell>
          <table:table-cell table:style-name="ce28" table:formula="of:==IF([$Compras.$A92]&lt;&gt;&quot;&quot;;VALUE(MID([$Compras.$A92];[$Tablas.$E$23];[$Tablas.$G$23]))/100;0)*IF(OR(VALUE([.B92])=3;VALUE([.B92])=8;VALUE([.B92])=13);-1;1)" office:value-type="float" office:value="0" calcext:value-type="float">
            <text:p>0,00</text:p>
          </table:table-cell>
          <table:table-cell table:style-name="ce28" table:formula="of:==IF([$Compras.$A92]&lt;&gt;&quot;&quot;;VALUE(MID([$Compras.$A92];[$Tablas.$E$24];[$Tablas.$G$24]))/100;0)*IF(OR(VALUE([.B92])=3;VALUE([.B92])=8;VALUE([.B92])=13);-1;1)" office:value-type="float" office:value="0" calcext:value-type="float">
            <text:p>0,00</text:p>
          </table:table-cell>
          <table:table-cell table:style-name="ce25" table:formula="of:=MID([$Compras.$A9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9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9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93];[$Tablas.$E$3];[$Tablas.$G$3])" office:value-type="string" office:string-value="20200807" calcext:value-type="string">
            <text:p>20200807</text:p>
          </table:table-cell>
          <table:table-cell table:style-name="ce25" table:formula="of:=MID([$Compras.$A93];[$Tablas.$E$4];[$Tablas.$G$4])" office:value-type="string" office:string-value="001" calcext:value-type="string">
            <text:p>001</text:p>
          </table:table-cell>
          <table:table-cell table:style-name="ce25" table:formula="of:=MID([$Compras.$A93];[$Tablas.$E$5];[$Tablas.$G$5])" office:value-type="string" office:string-value="00001" calcext:value-type="string">
            <text:p>00001</text:p>
          </table:table-cell>
          <table:table-cell table:style-name="ce25" table:formula="of:=MID([$Compras.$A93];[$Tablas.$E$6];[$Tablas.$G$6])" office:value-type="string" office:string-value="00000000000000081400" calcext:value-type="string">
            <text:p>00000000000000081400</text:p>
          </table:table-cell>
          <table:table-cell table:style-name="ce25" table:formula="of:=MID([$Compras.$A9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93];[$Tablas.$E$8];[$Tablas.$G$8])" office:value-type="string" office:string-value="80" calcext:value-type="string">
            <text:p>80</text:p>
          </table:table-cell>
          <table:table-cell table:style-name="ce25" table:formula="of:=MID([$Compras.$A93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93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93]&lt;&gt;&quot;&quot;;VALUE(MID([$Compras.$A93];[$Tablas.$E$11];[$Tablas.$G$11]))/100;0)*IF(OR(VALUE([.B93])=3;VALUE([.B93])=8;VALUE([.B93])=13);-1;1)" office:value-type="float" office:value="5.59" calcext:value-type="float">
            <text:p>5,59</text:p>
          </table:table-cell>
          <table:table-cell table:style-name="ce28" table:formula="of:=IF([$Compras.$A93]&lt;&gt;&quot;&quot;;VALUE(MID([$Compras.$A93];[$Tablas.$E$12];[$Tablas.$G$12]))/100;0)*IF(OR(VALUE([.B93])=3;VALUE([.B93])=8;VALUE([.B93])=13);-1;1)" office:value-type="float" office:value="0" calcext:value-type="float">
            <text:p>0,00</text:p>
          </table:table-cell>
          <table:table-cell table:style-name="ce28" table:formula="of:=IF([$Compras.$A93]&lt;&gt;&quot;&quot;;VALUE(MID([$Compras.$A93];[$Tablas.$E$13];[$Tablas.$G$13]))/100;0)*IF(OR(VALUE([.B93])=3;VALUE([.B93])=8;VALUE([.B93])=13);-1;1)" office:value-type="float" office:value="0" calcext:value-type="float">
            <text:p>0,00</text:p>
          </table:table-cell>
          <table:table-cell table:style-name="ce28" table:formula="of:=IF([$Compras.$A93]&lt;&gt;&quot;&quot;;VALUE(MID([$Compras.$A93];[$Tablas.$E$14];[$Tablas.$G$14]))/100;0)*IF(OR(VALUE([.B93])=3;VALUE([.B93])=8;VALUE([.B93])=13);-1;1)" office:value-type="float" office:value="0" calcext:value-type="float">
            <text:p>0,00</text:p>
          </table:table-cell>
          <table:table-cell table:style-name="ce28" table:formula="of:=IF([$Compras.$A93]&lt;&gt;&quot;&quot;;VALUE(MID([$Compras.$A93];[$Tablas.$E$15];[$Tablas.$G$15]))/100;0)*IF(OR(VALUE([.B93])=3;VALUE([.B93])=8;VALUE([.B93])=13);-1;1)" office:value-type="float" office:value="0" calcext:value-type="float">
            <text:p>0,00</text:p>
          </table:table-cell>
          <table:table-cell table:style-name="ce28" table:formula="of:=IF([$Compras.$A93]&lt;&gt;&quot;&quot;;VALUE(MID([$Compras.$A93];[$Tablas.$E$16];[$Tablas.$G$16]))/100;0)*IF(OR(VALUE([.B93])=3;VALUE([.B93])=8;VALUE([.B93])=13);-1;1)" office:value-type="float" office:value="0" calcext:value-type="float">
            <text:p>0,00</text:p>
          </table:table-cell>
          <table:table-cell table:style-name="ce28" table:formula="of:=IF([$Compras.$A93]&lt;&gt;&quot;&quot;;VALUE(MID([$Compras.$A93];[$Tablas.$E$17];[$Tablas.$G$17]))/100;0)*IF(OR(VALUE([.B93])=3;VALUE([.B93])=8;VALUE([.B93])=13);-1;1)" office:value-type="float" office:value="0" calcext:value-type="float">
            <text:p>0,00</text:p>
          </table:table-cell>
          <table:table-cell table:style-name="ce28" table:formula="of:=IF([$Compras.$A93]&lt;&gt;&quot;&quot;;VALUE(MID([$Compras.$A93];[$Tablas.$E$18];[$Tablas.$G$18]))/100;0)*IF(OR(VALUE([.B93])=3;VALUE([.B93])=8;VALUE([.B93])=13);-1;1)" office:value-type="float" office:value="0" calcext:value-type="float">
            <text:p>0,00</text:p>
          </table:table-cell>
          <table:table-cell table:style-name="ce25" table:formula="of:=MID([$Compras.$A93];[$Tablas.$E$19];[$Tablas.$G$19])" office:value-type="string" office:string-value="PES" calcext:value-type="string">
            <text:p>PES</text:p>
          </table:table-cell>
          <table:table-cell table:style-name="ce25" table:formula="of:=MID([$Compras.$A9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93];[$Tablas.$E$21];[$Tablas.$G$21])" office:value-type="string" office:string-value="1" calcext:value-type="string">
            <text:p>1</text:p>
          </table:table-cell>
          <table:table-cell table:style-name="ce25" table:formula="of:=MID([$Compras.$A93];[$Tablas.$E$22];[$Tablas.$G$22])" office:value-type="string" office:string-value="0" calcext:value-type="string">
            <text:p>0</text:p>
          </table:table-cell>
          <table:table-cell table:style-name="ce28" table:formula="of:==IF([$Compras.$A93]&lt;&gt;&quot;&quot;;VALUE(MID([$Compras.$A93];[$Tablas.$E$23];[$Tablas.$G$23]))/100;0)*IF(OR(VALUE([.B93])=3;VALUE([.B93])=8;VALUE([.B93])=13);-1;1)" office:value-type="float" office:value="0" calcext:value-type="float">
            <text:p>0,00</text:p>
          </table:table-cell>
          <table:table-cell table:style-name="ce28" table:formula="of:==IF([$Compras.$A93]&lt;&gt;&quot;&quot;;VALUE(MID([$Compras.$A93];[$Tablas.$E$24];[$Tablas.$G$24]))/100;0)*IF(OR(VALUE([.B93])=3;VALUE([.B93])=8;VALUE([.B93])=13);-1;1)" office:value-type="float" office:value="0" calcext:value-type="float">
            <text:p>0,00</text:p>
          </table:table-cell>
          <table:table-cell table:style-name="ce25" table:formula="of:=MID([$Compras.$A9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9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9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94];[$Tablas.$E$3];[$Tablas.$G$3])" office:value-type="string" office:string-value="20200807" calcext:value-type="string">
            <text:p>20200807</text:p>
          </table:table-cell>
          <table:table-cell table:style-name="ce25" table:formula="of:=MID([$Compras.$A94];[$Tablas.$E$4];[$Tablas.$G$4])" office:value-type="string" office:string-value="001" calcext:value-type="string">
            <text:p>001</text:p>
          </table:table-cell>
          <table:table-cell table:style-name="ce25" table:formula="of:=MID([$Compras.$A94];[$Tablas.$E$5];[$Tablas.$G$5])" office:value-type="string" office:string-value="00001" calcext:value-type="string">
            <text:p>00001</text:p>
          </table:table-cell>
          <table:table-cell table:style-name="ce25" table:formula="of:=MID([$Compras.$A94];[$Tablas.$E$6];[$Tablas.$G$6])" office:value-type="string" office:string-value="00000000000000080539" calcext:value-type="string">
            <text:p>00000000000000080539</text:p>
          </table:table-cell>
          <table:table-cell table:style-name="ce25" table:formula="of:=MID([$Compras.$A9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94];[$Tablas.$E$8];[$Tablas.$G$8])" office:value-type="string" office:string-value="80" calcext:value-type="string">
            <text:p>80</text:p>
          </table:table-cell>
          <table:table-cell table:style-name="ce25" table:formula="of:=MID([$Compras.$A94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94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94]&lt;&gt;&quot;&quot;;VALUE(MID([$Compras.$A94];[$Tablas.$E$11];[$Tablas.$G$11]))/100;0)*IF(OR(VALUE([.B94])=3;VALUE([.B94])=8;VALUE([.B94])=13);-1;1)" office:value-type="float" office:value="45.34" calcext:value-type="float">
            <text:p>45,34</text:p>
          </table:table-cell>
          <table:table-cell table:style-name="ce28" table:formula="of:=IF([$Compras.$A94]&lt;&gt;&quot;&quot;;VALUE(MID([$Compras.$A94];[$Tablas.$E$12];[$Tablas.$G$12]))/100;0)*IF(OR(VALUE([.B94])=3;VALUE([.B94])=8;VALUE([.B94])=13);-1;1)" office:value-type="float" office:value="29.61" calcext:value-type="float">
            <text:p>29,61</text:p>
          </table:table-cell>
          <table:table-cell table:style-name="ce28" table:formula="of:=IF([$Compras.$A94]&lt;&gt;&quot;&quot;;VALUE(MID([$Compras.$A94];[$Tablas.$E$13];[$Tablas.$G$13]))/100;0)*IF(OR(VALUE([.B94])=3;VALUE([.B94])=8;VALUE([.B94])=13);-1;1)" office:value-type="float" office:value="0" calcext:value-type="float">
            <text:p>0,00</text:p>
          </table:table-cell>
          <table:table-cell table:style-name="ce28" table:formula="of:=IF([$Compras.$A94]&lt;&gt;&quot;&quot;;VALUE(MID([$Compras.$A94];[$Tablas.$E$14];[$Tablas.$G$14]))/100;0)*IF(OR(VALUE([.B94])=3;VALUE([.B94])=8;VALUE([.B94])=13);-1;1)" office:value-type="float" office:value="0" calcext:value-type="float">
            <text:p>0,00</text:p>
          </table:table-cell>
          <table:table-cell table:style-name="ce28" table:formula="of:=IF([$Compras.$A94]&lt;&gt;&quot;&quot;;VALUE(MID([$Compras.$A94];[$Tablas.$E$15];[$Tablas.$G$15]))/100;0)*IF(OR(VALUE([.B94])=3;VALUE([.B94])=8;VALUE([.B94])=13);-1;1)" office:value-type="float" office:value="0" calcext:value-type="float">
            <text:p>0,00</text:p>
          </table:table-cell>
          <table:table-cell table:style-name="ce28" table:formula="of:=IF([$Compras.$A94]&lt;&gt;&quot;&quot;;VALUE(MID([$Compras.$A94];[$Tablas.$E$16];[$Tablas.$G$16]))/100;0)*IF(OR(VALUE([.B94])=3;VALUE([.B94])=8;VALUE([.B94])=13);-1;1)" office:value-type="float" office:value="0" calcext:value-type="float">
            <text:p>0,00</text:p>
          </table:table-cell>
          <table:table-cell table:style-name="ce28" table:formula="of:=IF([$Compras.$A94]&lt;&gt;&quot;&quot;;VALUE(MID([$Compras.$A94];[$Tablas.$E$17];[$Tablas.$G$17]))/100;0)*IF(OR(VALUE([.B94])=3;VALUE([.B94])=8;VALUE([.B94])=13);-1;1)" office:value-type="float" office:value="0" calcext:value-type="float">
            <text:p>0,00</text:p>
          </table:table-cell>
          <table:table-cell table:style-name="ce28" table:formula="of:=IF([$Compras.$A94]&lt;&gt;&quot;&quot;;VALUE(MID([$Compras.$A94];[$Tablas.$E$18];[$Tablas.$G$18]))/100;0)*IF(OR(VALUE([.B94])=3;VALUE([.B94])=8;VALUE([.B94])=13);-1;1)" office:value-type="float" office:value="0" calcext:value-type="float">
            <text:p>0,00</text:p>
          </table:table-cell>
          <table:table-cell table:style-name="ce25" table:formula="of:=MID([$Compras.$A94];[$Tablas.$E$19];[$Tablas.$G$19])" office:value-type="string" office:string-value="PES" calcext:value-type="string">
            <text:p>PES</text:p>
          </table:table-cell>
          <table:table-cell table:style-name="ce25" table:formula="of:=MID([$Compras.$A9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94];[$Tablas.$E$21];[$Tablas.$G$21])" office:value-type="string" office:string-value="1" calcext:value-type="string">
            <text:p>1</text:p>
          </table:table-cell>
          <table:table-cell table:style-name="ce25" table:formula="of:=MID([$Compras.$A94];[$Tablas.$E$22];[$Tablas.$G$22])" office:value-type="string" office:string-value="0" calcext:value-type="string">
            <text:p>0</text:p>
          </table:table-cell>
          <table:table-cell table:style-name="ce28" table:formula="of:==IF([$Compras.$A94]&lt;&gt;&quot;&quot;;VALUE(MID([$Compras.$A94];[$Tablas.$E$23];[$Tablas.$G$23]))/100;0)*IF(OR(VALUE([.B94])=3;VALUE([.B94])=8;VALUE([.B94])=13);-1;1)" office:value-type="float" office:value="0" calcext:value-type="float">
            <text:p>0,00</text:p>
          </table:table-cell>
          <table:table-cell table:style-name="ce28" table:formula="of:==IF([$Compras.$A94]&lt;&gt;&quot;&quot;;VALUE(MID([$Compras.$A94];[$Tablas.$E$24];[$Tablas.$G$24]))/100;0)*IF(OR(VALUE([.B94])=3;VALUE([.B94])=8;VALUE([.B94])=13);-1;1)" office:value-type="float" office:value="0" calcext:value-type="float">
            <text:p>0,00</text:p>
          </table:table-cell>
          <table:table-cell table:style-name="ce25" table:formula="of:=MID([$Compras.$A9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9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9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95];[$Tablas.$E$3];[$Tablas.$G$3])" office:value-type="string" office:string-value="20200807" calcext:value-type="string">
            <text:p>20200807</text:p>
          </table:table-cell>
          <table:table-cell table:style-name="ce25" table:formula="of:=MID([$Compras.$A95];[$Tablas.$E$4];[$Tablas.$G$4])" office:value-type="string" office:string-value="001" calcext:value-type="string">
            <text:p>001</text:p>
          </table:table-cell>
          <table:table-cell table:style-name="ce25" table:formula="of:=MID([$Compras.$A95];[$Tablas.$E$5];[$Tablas.$G$5])" office:value-type="string" office:string-value="00001" calcext:value-type="string">
            <text:p>00001</text:p>
          </table:table-cell>
          <table:table-cell table:style-name="ce25" table:formula="of:=MID([$Compras.$A95];[$Tablas.$E$6];[$Tablas.$G$6])" office:value-type="string" office:string-value="00000000000000081371" calcext:value-type="string">
            <text:p>00000000000000081371</text:p>
          </table:table-cell>
          <table:table-cell table:style-name="ce25" table:formula="of:=MID([$Compras.$A9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95];[$Tablas.$E$8];[$Tablas.$G$8])" office:value-type="string" office:string-value="80" calcext:value-type="string">
            <text:p>80</text:p>
          </table:table-cell>
          <table:table-cell table:style-name="ce25" table:formula="of:=MID([$Compras.$A95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95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95]&lt;&gt;&quot;&quot;;VALUE(MID([$Compras.$A95];[$Tablas.$E$11];[$Tablas.$G$11]))/100;0)*IF(OR(VALUE([.B95])=3;VALUE([.B95])=8;VALUE([.B95])=13);-1;1)" office:value-type="float" office:value="289.86" calcext:value-type="float">
            <text:p>289,86</text:p>
          </table:table-cell>
          <table:table-cell table:style-name="ce28" table:formula="of:=IF([$Compras.$A95]&lt;&gt;&quot;&quot;;VALUE(MID([$Compras.$A95];[$Tablas.$E$12];[$Tablas.$G$12]))/100;0)*IF(OR(VALUE([.B95])=3;VALUE([.B95])=8;VALUE([.B95])=13);-1;1)" office:value-type="float" office:value="227.75" calcext:value-type="float">
            <text:p>227,75</text:p>
          </table:table-cell>
          <table:table-cell table:style-name="ce28" table:formula="of:=IF([$Compras.$A95]&lt;&gt;&quot;&quot;;VALUE(MID([$Compras.$A95];[$Tablas.$E$13];[$Tablas.$G$13]))/100;0)*IF(OR(VALUE([.B95])=3;VALUE([.B95])=8;VALUE([.B95])=13);-1;1)" office:value-type="float" office:value="0" calcext:value-type="float">
            <text:p>0,00</text:p>
          </table:table-cell>
          <table:table-cell table:style-name="ce28" table:formula="of:=IF([$Compras.$A95]&lt;&gt;&quot;&quot;;VALUE(MID([$Compras.$A95];[$Tablas.$E$14];[$Tablas.$G$14]))/100;0)*IF(OR(VALUE([.B95])=3;VALUE([.B95])=8;VALUE([.B95])=13);-1;1)" office:value-type="float" office:value="0" calcext:value-type="float">
            <text:p>0,00</text:p>
          </table:table-cell>
          <table:table-cell table:style-name="ce28" table:formula="of:=IF([$Compras.$A95]&lt;&gt;&quot;&quot;;VALUE(MID([$Compras.$A95];[$Tablas.$E$15];[$Tablas.$G$15]))/100;0)*IF(OR(VALUE([.B95])=3;VALUE([.B95])=8;VALUE([.B95])=13);-1;1)" office:value-type="float" office:value="0" calcext:value-type="float">
            <text:p>0,00</text:p>
          </table:table-cell>
          <table:table-cell table:style-name="ce28" table:formula="of:=IF([$Compras.$A95]&lt;&gt;&quot;&quot;;VALUE(MID([$Compras.$A95];[$Tablas.$E$16];[$Tablas.$G$16]))/100;0)*IF(OR(VALUE([.B95])=3;VALUE([.B95])=8;VALUE([.B95])=13);-1;1)" office:value-type="float" office:value="0" calcext:value-type="float">
            <text:p>0,00</text:p>
          </table:table-cell>
          <table:table-cell table:style-name="ce28" table:formula="of:=IF([$Compras.$A95]&lt;&gt;&quot;&quot;;VALUE(MID([$Compras.$A95];[$Tablas.$E$17];[$Tablas.$G$17]))/100;0)*IF(OR(VALUE([.B95])=3;VALUE([.B95])=8;VALUE([.B95])=13);-1;1)" office:value-type="float" office:value="0" calcext:value-type="float">
            <text:p>0,00</text:p>
          </table:table-cell>
          <table:table-cell table:style-name="ce28" table:formula="of:=IF([$Compras.$A95]&lt;&gt;&quot;&quot;;VALUE(MID([$Compras.$A95];[$Tablas.$E$18];[$Tablas.$G$18]))/100;0)*IF(OR(VALUE([.B95])=3;VALUE([.B95])=8;VALUE([.B95])=13);-1;1)" office:value-type="float" office:value="0" calcext:value-type="float">
            <text:p>0,00</text:p>
          </table:table-cell>
          <table:table-cell table:style-name="ce25" table:formula="of:=MID([$Compras.$A95];[$Tablas.$E$19];[$Tablas.$G$19])" office:value-type="string" office:string-value="PES" calcext:value-type="string">
            <text:p>PES</text:p>
          </table:table-cell>
          <table:table-cell table:style-name="ce25" table:formula="of:=MID([$Compras.$A9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95];[$Tablas.$E$21];[$Tablas.$G$21])" office:value-type="string" office:string-value="1" calcext:value-type="string">
            <text:p>1</text:p>
          </table:table-cell>
          <table:table-cell table:style-name="ce25" table:formula="of:=MID([$Compras.$A95];[$Tablas.$E$22];[$Tablas.$G$22])" office:value-type="string" office:string-value="0" calcext:value-type="string">
            <text:p>0</text:p>
          </table:table-cell>
          <table:table-cell table:style-name="ce28" table:formula="of:==IF([$Compras.$A95]&lt;&gt;&quot;&quot;;VALUE(MID([$Compras.$A95];[$Tablas.$E$23];[$Tablas.$G$23]))/100;0)*IF(OR(VALUE([.B95])=3;VALUE([.B95])=8;VALUE([.B95])=13);-1;1)" office:value-type="float" office:value="0" calcext:value-type="float">
            <text:p>0,00</text:p>
          </table:table-cell>
          <table:table-cell table:style-name="ce28" table:formula="of:==IF([$Compras.$A95]&lt;&gt;&quot;&quot;;VALUE(MID([$Compras.$A95];[$Tablas.$E$24];[$Tablas.$G$24]))/100;0)*IF(OR(VALUE([.B95])=3;VALUE([.B95])=8;VALUE([.B95])=13);-1;1)" office:value-type="float" office:value="0" calcext:value-type="float">
            <text:p>0,00</text:p>
          </table:table-cell>
          <table:table-cell table:style-name="ce25" table:formula="of:=MID([$Compras.$A9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9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9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96];[$Tablas.$E$3];[$Tablas.$G$3])" office:value-type="string" office:string-value="20200807" calcext:value-type="string">
            <text:p>20200807</text:p>
          </table:table-cell>
          <table:table-cell table:style-name="ce25" table:formula="of:=MID([$Compras.$A96];[$Tablas.$E$4];[$Tablas.$G$4])" office:value-type="string" office:string-value="001" calcext:value-type="string">
            <text:p>001</text:p>
          </table:table-cell>
          <table:table-cell table:style-name="ce25" table:formula="of:=MID([$Compras.$A96];[$Tablas.$E$5];[$Tablas.$G$5])" office:value-type="string" office:string-value="00001" calcext:value-type="string">
            <text:p>00001</text:p>
          </table:table-cell>
          <table:table-cell table:style-name="ce25" table:formula="of:=MID([$Compras.$A96];[$Tablas.$E$6];[$Tablas.$G$6])" office:value-type="string" office:string-value="00000000000000081394" calcext:value-type="string">
            <text:p>00000000000000081394</text:p>
          </table:table-cell>
          <table:table-cell table:style-name="ce25" table:formula="of:=MID([$Compras.$A9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96];[$Tablas.$E$8];[$Tablas.$G$8])" office:value-type="string" office:string-value="80" calcext:value-type="string">
            <text:p>80</text:p>
          </table:table-cell>
          <table:table-cell table:style-name="ce25" table:formula="of:=MID([$Compras.$A96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96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96]&lt;&gt;&quot;&quot;;VALUE(MID([$Compras.$A96];[$Tablas.$E$11];[$Tablas.$G$11]))/100;0)*IF(OR(VALUE([.B96])=3;VALUE([.B96])=8;VALUE([.B96])=13);-1;1)" office:value-type="float" office:value="423" calcext:value-type="float">
            <text:p>423,00</text:p>
          </table:table-cell>
          <table:table-cell table:style-name="ce28" table:formula="of:=IF([$Compras.$A96]&lt;&gt;&quot;&quot;;VALUE(MID([$Compras.$A96];[$Tablas.$E$12];[$Tablas.$G$12]))/100;0)*IF(OR(VALUE([.B96])=3;VALUE([.B96])=8;VALUE([.B96])=13);-1;1)" office:value-type="float" office:value="340.2" calcext:value-type="float">
            <text:p>340,20</text:p>
          </table:table-cell>
          <table:table-cell table:style-name="ce28" table:formula="of:=IF([$Compras.$A96]&lt;&gt;&quot;&quot;;VALUE(MID([$Compras.$A96];[$Tablas.$E$13];[$Tablas.$G$13]))/100;0)*IF(OR(VALUE([.B96])=3;VALUE([.B96])=8;VALUE([.B96])=13);-1;1)" office:value-type="float" office:value="0" calcext:value-type="float">
            <text:p>0,00</text:p>
          </table:table-cell>
          <table:table-cell table:style-name="ce28" table:formula="of:=IF([$Compras.$A96]&lt;&gt;&quot;&quot;;VALUE(MID([$Compras.$A96];[$Tablas.$E$14];[$Tablas.$G$14]))/100;0)*IF(OR(VALUE([.B96])=3;VALUE([.B96])=8;VALUE([.B96])=13);-1;1)" office:value-type="float" office:value="0" calcext:value-type="float">
            <text:p>0,00</text:p>
          </table:table-cell>
          <table:table-cell table:style-name="ce28" table:formula="of:=IF([$Compras.$A96]&lt;&gt;&quot;&quot;;VALUE(MID([$Compras.$A96];[$Tablas.$E$15];[$Tablas.$G$15]))/100;0)*IF(OR(VALUE([.B96])=3;VALUE([.B96])=8;VALUE([.B96])=13);-1;1)" office:value-type="float" office:value="0" calcext:value-type="float">
            <text:p>0,00</text:p>
          </table:table-cell>
          <table:table-cell table:style-name="ce28" table:formula="of:=IF([$Compras.$A96]&lt;&gt;&quot;&quot;;VALUE(MID([$Compras.$A96];[$Tablas.$E$16];[$Tablas.$G$16]))/100;0)*IF(OR(VALUE([.B96])=3;VALUE([.B96])=8;VALUE([.B96])=13);-1;1)" office:value-type="float" office:value="0" calcext:value-type="float">
            <text:p>0,00</text:p>
          </table:table-cell>
          <table:table-cell table:style-name="ce28" table:formula="of:=IF([$Compras.$A96]&lt;&gt;&quot;&quot;;VALUE(MID([$Compras.$A96];[$Tablas.$E$17];[$Tablas.$G$17]))/100;0)*IF(OR(VALUE([.B96])=3;VALUE([.B96])=8;VALUE([.B96])=13);-1;1)" office:value-type="float" office:value="0" calcext:value-type="float">
            <text:p>0,00</text:p>
          </table:table-cell>
          <table:table-cell table:style-name="ce28" table:formula="of:=IF([$Compras.$A96]&lt;&gt;&quot;&quot;;VALUE(MID([$Compras.$A96];[$Tablas.$E$18];[$Tablas.$G$18]))/100;0)*IF(OR(VALUE([.B96])=3;VALUE([.B96])=8;VALUE([.B96])=13);-1;1)" office:value-type="float" office:value="0" calcext:value-type="float">
            <text:p>0,00</text:p>
          </table:table-cell>
          <table:table-cell table:style-name="ce25" table:formula="of:=MID([$Compras.$A96];[$Tablas.$E$19];[$Tablas.$G$19])" office:value-type="string" office:string-value="PES" calcext:value-type="string">
            <text:p>PES</text:p>
          </table:table-cell>
          <table:table-cell table:style-name="ce25" table:formula="of:=MID([$Compras.$A9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96];[$Tablas.$E$21];[$Tablas.$G$21])" office:value-type="string" office:string-value="1" calcext:value-type="string">
            <text:p>1</text:p>
          </table:table-cell>
          <table:table-cell table:style-name="ce25" table:formula="of:=MID([$Compras.$A96];[$Tablas.$E$22];[$Tablas.$G$22])" office:value-type="string" office:string-value="0" calcext:value-type="string">
            <text:p>0</text:p>
          </table:table-cell>
          <table:table-cell table:style-name="ce28" table:formula="of:==IF([$Compras.$A96]&lt;&gt;&quot;&quot;;VALUE(MID([$Compras.$A96];[$Tablas.$E$23];[$Tablas.$G$23]))/100;0)*IF(OR(VALUE([.B96])=3;VALUE([.B96])=8;VALUE([.B96])=13);-1;1)" office:value-type="float" office:value="0" calcext:value-type="float">
            <text:p>0,00</text:p>
          </table:table-cell>
          <table:table-cell table:style-name="ce28" table:formula="of:==IF([$Compras.$A96]&lt;&gt;&quot;&quot;;VALUE(MID([$Compras.$A96];[$Tablas.$E$24];[$Tablas.$G$24]))/100;0)*IF(OR(VALUE([.B96])=3;VALUE([.B96])=8;VALUE([.B96])=13);-1;1)" office:value-type="float" office:value="0" calcext:value-type="float">
            <text:p>0,00</text:p>
          </table:table-cell>
          <table:table-cell table:style-name="ce25" table:formula="of:=MID([$Compras.$A9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9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9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97];[$Tablas.$E$3];[$Tablas.$G$3])" office:value-type="string" office:string-value="20200807" calcext:value-type="string">
            <text:p>20200807</text:p>
          </table:table-cell>
          <table:table-cell table:style-name="ce25" table:formula="of:=MID([$Compras.$A97];[$Tablas.$E$4];[$Tablas.$G$4])" office:value-type="string" office:string-value="001" calcext:value-type="string">
            <text:p>001</text:p>
          </table:table-cell>
          <table:table-cell table:style-name="ce25" table:formula="of:=MID([$Compras.$A97];[$Tablas.$E$5];[$Tablas.$G$5])" office:value-type="string" office:string-value="00001" calcext:value-type="string">
            <text:p>00001</text:p>
          </table:table-cell>
          <table:table-cell table:style-name="ce25" table:formula="of:=MID([$Compras.$A97];[$Tablas.$E$6];[$Tablas.$G$6])" office:value-type="string" office:string-value="00000000000000080957" calcext:value-type="string">
            <text:p>00000000000000080957</text:p>
          </table:table-cell>
          <table:table-cell table:style-name="ce25" table:formula="of:=MID([$Compras.$A9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97];[$Tablas.$E$8];[$Tablas.$G$8])" office:value-type="string" office:string-value="80" calcext:value-type="string">
            <text:p>80</text:p>
          </table:table-cell>
          <table:table-cell table:style-name="ce25" table:formula="of:=MID([$Compras.$A97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97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97]&lt;&gt;&quot;&quot;;VALUE(MID([$Compras.$A97];[$Tablas.$E$11];[$Tablas.$G$11]))/100;0)*IF(OR(VALUE([.B97])=3;VALUE([.B97])=8;VALUE([.B97])=13);-1;1)" office:value-type="float" office:value="465.19" calcext:value-type="float">
            <text:p>465,19</text:p>
          </table:table-cell>
          <table:table-cell table:style-name="ce28" table:formula="of:=IF([$Compras.$A97]&lt;&gt;&quot;&quot;;VALUE(MID([$Compras.$A97];[$Tablas.$E$12];[$Tablas.$G$12]))/100;0)*IF(OR(VALUE([.B97])=3;VALUE([.B97])=8;VALUE([.B97])=13);-1;1)" office:value-type="float" office:value="374.09" calcext:value-type="float">
            <text:p>374,09</text:p>
          </table:table-cell>
          <table:table-cell table:style-name="ce28" table:formula="of:=IF([$Compras.$A97]&lt;&gt;&quot;&quot;;VALUE(MID([$Compras.$A97];[$Tablas.$E$13];[$Tablas.$G$13]))/100;0)*IF(OR(VALUE([.B97])=3;VALUE([.B97])=8;VALUE([.B97])=13);-1;1)" office:value-type="float" office:value="0" calcext:value-type="float">
            <text:p>0,00</text:p>
          </table:table-cell>
          <table:table-cell table:style-name="ce28" table:formula="of:=IF([$Compras.$A97]&lt;&gt;&quot;&quot;;VALUE(MID([$Compras.$A97];[$Tablas.$E$14];[$Tablas.$G$14]))/100;0)*IF(OR(VALUE([.B97])=3;VALUE([.B97])=8;VALUE([.B97])=13);-1;1)" office:value-type="float" office:value="0" calcext:value-type="float">
            <text:p>0,00</text:p>
          </table:table-cell>
          <table:table-cell table:style-name="ce28" table:formula="of:=IF([$Compras.$A97]&lt;&gt;&quot;&quot;;VALUE(MID([$Compras.$A97];[$Tablas.$E$15];[$Tablas.$G$15]))/100;0)*IF(OR(VALUE([.B97])=3;VALUE([.B97])=8;VALUE([.B97])=13);-1;1)" office:value-type="float" office:value="0" calcext:value-type="float">
            <text:p>0,00</text:p>
          </table:table-cell>
          <table:table-cell table:style-name="ce28" table:formula="of:=IF([$Compras.$A97]&lt;&gt;&quot;&quot;;VALUE(MID([$Compras.$A97];[$Tablas.$E$16];[$Tablas.$G$16]))/100;0)*IF(OR(VALUE([.B97])=3;VALUE([.B97])=8;VALUE([.B97])=13);-1;1)" office:value-type="float" office:value="0" calcext:value-type="float">
            <text:p>0,00</text:p>
          </table:table-cell>
          <table:table-cell table:style-name="ce28" table:formula="of:=IF([$Compras.$A97]&lt;&gt;&quot;&quot;;VALUE(MID([$Compras.$A97];[$Tablas.$E$17];[$Tablas.$G$17]))/100;0)*IF(OR(VALUE([.B97])=3;VALUE([.B97])=8;VALUE([.B97])=13);-1;1)" office:value-type="float" office:value="0" calcext:value-type="float">
            <text:p>0,00</text:p>
          </table:table-cell>
          <table:table-cell table:style-name="ce28" table:formula="of:=IF([$Compras.$A97]&lt;&gt;&quot;&quot;;VALUE(MID([$Compras.$A97];[$Tablas.$E$18];[$Tablas.$G$18]))/100;0)*IF(OR(VALUE([.B97])=3;VALUE([.B97])=8;VALUE([.B97])=13);-1;1)" office:value-type="float" office:value="0" calcext:value-type="float">
            <text:p>0,00</text:p>
          </table:table-cell>
          <table:table-cell table:style-name="ce25" table:formula="of:=MID([$Compras.$A97];[$Tablas.$E$19];[$Tablas.$G$19])" office:value-type="string" office:string-value="PES" calcext:value-type="string">
            <text:p>PES</text:p>
          </table:table-cell>
          <table:table-cell table:style-name="ce25" table:formula="of:=MID([$Compras.$A9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97];[$Tablas.$E$21];[$Tablas.$G$21])" office:value-type="string" office:string-value="1" calcext:value-type="string">
            <text:p>1</text:p>
          </table:table-cell>
          <table:table-cell table:style-name="ce25" table:formula="of:=MID([$Compras.$A97];[$Tablas.$E$22];[$Tablas.$G$22])" office:value-type="string" office:string-value="0" calcext:value-type="string">
            <text:p>0</text:p>
          </table:table-cell>
          <table:table-cell table:style-name="ce28" table:formula="of:==IF([$Compras.$A97]&lt;&gt;&quot;&quot;;VALUE(MID([$Compras.$A97];[$Tablas.$E$23];[$Tablas.$G$23]))/100;0)*IF(OR(VALUE([.B97])=3;VALUE([.B97])=8;VALUE([.B97])=13);-1;1)" office:value-type="float" office:value="0" calcext:value-type="float">
            <text:p>0,00</text:p>
          </table:table-cell>
          <table:table-cell table:style-name="ce28" table:formula="of:==IF([$Compras.$A97]&lt;&gt;&quot;&quot;;VALUE(MID([$Compras.$A97];[$Tablas.$E$24];[$Tablas.$G$24]))/100;0)*IF(OR(VALUE([.B97])=3;VALUE([.B97])=8;VALUE([.B97])=13);-1;1)" office:value-type="float" office:value="0" calcext:value-type="float">
            <text:p>0,00</text:p>
          </table:table-cell>
          <table:table-cell table:style-name="ce25" table:formula="of:=MID([$Compras.$A9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9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9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98];[$Tablas.$E$3];[$Tablas.$G$3])" office:value-type="string" office:string-value="20200807" calcext:value-type="string">
            <text:p>20200807</text:p>
          </table:table-cell>
          <table:table-cell table:style-name="ce25" table:formula="of:=MID([$Compras.$A98];[$Tablas.$E$4];[$Tablas.$G$4])" office:value-type="string" office:string-value="001" calcext:value-type="string">
            <text:p>001</text:p>
          </table:table-cell>
          <table:table-cell table:style-name="ce25" table:formula="of:=MID([$Compras.$A98];[$Tablas.$E$5];[$Tablas.$G$5])" office:value-type="string" office:string-value="00001" calcext:value-type="string">
            <text:p>00001</text:p>
          </table:table-cell>
          <table:table-cell table:style-name="ce25" table:formula="of:=MID([$Compras.$A98];[$Tablas.$E$6];[$Tablas.$G$6])" office:value-type="string" office:string-value="00000000000000081385" calcext:value-type="string">
            <text:p>00000000000000081385</text:p>
          </table:table-cell>
          <table:table-cell table:style-name="ce25" table:formula="of:=MID([$Compras.$A9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98];[$Tablas.$E$8];[$Tablas.$G$8])" office:value-type="string" office:string-value="80" calcext:value-type="string">
            <text:p>80</text:p>
          </table:table-cell>
          <table:table-cell table:style-name="ce25" table:formula="of:=MID([$Compras.$A98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98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98]&lt;&gt;&quot;&quot;;VALUE(MID([$Compras.$A98];[$Tablas.$E$11];[$Tablas.$G$11]))/100;0)*IF(OR(VALUE([.B98])=3;VALUE([.B98])=8;VALUE([.B98])=13);-1;1)" office:value-type="float" office:value="4220.55" calcext:value-type="float">
            <text:p>4.220,55</text:p>
          </table:table-cell>
          <table:table-cell table:style-name="ce28" table:formula="of:=IF([$Compras.$A98]&lt;&gt;&quot;&quot;;VALUE(MID([$Compras.$A98];[$Tablas.$E$12];[$Tablas.$G$12]))/100;0)*IF(OR(VALUE([.B98])=3;VALUE([.B98])=8;VALUE([.B98])=13);-1;1)" office:value-type="float" office:value="3396.89" calcext:value-type="float">
            <text:p>3.396,89</text:p>
          </table:table-cell>
          <table:table-cell table:style-name="ce28" table:formula="of:=IF([$Compras.$A98]&lt;&gt;&quot;&quot;;VALUE(MID([$Compras.$A98];[$Tablas.$E$13];[$Tablas.$G$13]))/100;0)*IF(OR(VALUE([.B98])=3;VALUE([.B98])=8;VALUE([.B98])=13);-1;1)" office:value-type="float" office:value="0" calcext:value-type="float">
            <text:p>0,00</text:p>
          </table:table-cell>
          <table:table-cell table:style-name="ce28" table:formula="of:=IF([$Compras.$A98]&lt;&gt;&quot;&quot;;VALUE(MID([$Compras.$A98];[$Tablas.$E$14];[$Tablas.$G$14]))/100;0)*IF(OR(VALUE([.B98])=3;VALUE([.B98])=8;VALUE([.B98])=13);-1;1)" office:value-type="float" office:value="0" calcext:value-type="float">
            <text:p>0,00</text:p>
          </table:table-cell>
          <table:table-cell table:style-name="ce28" table:formula="of:=IF([$Compras.$A98]&lt;&gt;&quot;&quot;;VALUE(MID([$Compras.$A98];[$Tablas.$E$15];[$Tablas.$G$15]))/100;0)*IF(OR(VALUE([.B98])=3;VALUE([.B98])=8;VALUE([.B98])=13);-1;1)" office:value-type="float" office:value="0" calcext:value-type="float">
            <text:p>0,00</text:p>
          </table:table-cell>
          <table:table-cell table:style-name="ce28" table:formula="of:=IF([$Compras.$A98]&lt;&gt;&quot;&quot;;VALUE(MID([$Compras.$A98];[$Tablas.$E$16];[$Tablas.$G$16]))/100;0)*IF(OR(VALUE([.B98])=3;VALUE([.B98])=8;VALUE([.B98])=13);-1;1)" office:value-type="float" office:value="0" calcext:value-type="float">
            <text:p>0,00</text:p>
          </table:table-cell>
          <table:table-cell table:style-name="ce28" table:formula="of:=IF([$Compras.$A98]&lt;&gt;&quot;&quot;;VALUE(MID([$Compras.$A98];[$Tablas.$E$17];[$Tablas.$G$17]))/100;0)*IF(OR(VALUE([.B98])=3;VALUE([.B98])=8;VALUE([.B98])=13);-1;1)" office:value-type="float" office:value="0" calcext:value-type="float">
            <text:p>0,00</text:p>
          </table:table-cell>
          <table:table-cell table:style-name="ce28" table:formula="of:=IF([$Compras.$A98]&lt;&gt;&quot;&quot;;VALUE(MID([$Compras.$A98];[$Tablas.$E$18];[$Tablas.$G$18]))/100;0)*IF(OR(VALUE([.B98])=3;VALUE([.B98])=8;VALUE([.B98])=13);-1;1)" office:value-type="float" office:value="0" calcext:value-type="float">
            <text:p>0,00</text:p>
          </table:table-cell>
          <table:table-cell table:style-name="ce25" table:formula="of:=MID([$Compras.$A98];[$Tablas.$E$19];[$Tablas.$G$19])" office:value-type="string" office:string-value="PES" calcext:value-type="string">
            <text:p>PES</text:p>
          </table:table-cell>
          <table:table-cell table:style-name="ce25" table:formula="of:=MID([$Compras.$A9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98];[$Tablas.$E$21];[$Tablas.$G$21])" office:value-type="string" office:string-value="1" calcext:value-type="string">
            <text:p>1</text:p>
          </table:table-cell>
          <table:table-cell table:style-name="ce25" table:formula="of:=MID([$Compras.$A98];[$Tablas.$E$22];[$Tablas.$G$22])" office:value-type="string" office:string-value="0" calcext:value-type="string">
            <text:p>0</text:p>
          </table:table-cell>
          <table:table-cell table:style-name="ce28" table:formula="of:==IF([$Compras.$A98]&lt;&gt;&quot;&quot;;VALUE(MID([$Compras.$A98];[$Tablas.$E$23];[$Tablas.$G$23]))/100;0)*IF(OR(VALUE([.B98])=3;VALUE([.B98])=8;VALUE([.B98])=13);-1;1)" office:value-type="float" office:value="0" calcext:value-type="float">
            <text:p>0,00</text:p>
          </table:table-cell>
          <table:table-cell table:style-name="ce28" table:formula="of:==IF([$Compras.$A98]&lt;&gt;&quot;&quot;;VALUE(MID([$Compras.$A98];[$Tablas.$E$24];[$Tablas.$G$24]))/100;0)*IF(OR(VALUE([.B98])=3;VALUE([.B98])=8;VALUE([.B98])=13);-1;1)" office:value-type="float" office:value="0" calcext:value-type="float">
            <text:p>0,00</text:p>
          </table:table-cell>
          <table:table-cell table:style-name="ce25" table:formula="of:=MID([$Compras.$A9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9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9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99];[$Tablas.$E$3];[$Tablas.$G$3])" office:value-type="string" office:string-value="20200807" calcext:value-type="string">
            <text:p>20200807</text:p>
          </table:table-cell>
          <table:table-cell table:style-name="ce25" table:formula="of:=MID([$Compras.$A99];[$Tablas.$E$4];[$Tablas.$G$4])" office:value-type="string" office:string-value="001" calcext:value-type="string">
            <text:p>001</text:p>
          </table:table-cell>
          <table:table-cell table:style-name="ce25" table:formula="of:=MID([$Compras.$A99];[$Tablas.$E$5];[$Tablas.$G$5])" office:value-type="string" office:string-value="00001" calcext:value-type="string">
            <text:p>00001</text:p>
          </table:table-cell>
          <table:table-cell table:style-name="ce25" table:formula="of:=MID([$Compras.$A99];[$Tablas.$E$6];[$Tablas.$G$6])" office:value-type="string" office:string-value="00000000000000081408" calcext:value-type="string">
            <text:p>00000000000000081408</text:p>
          </table:table-cell>
          <table:table-cell table:style-name="ce25" table:formula="of:=MID([$Compras.$A9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99];[$Tablas.$E$8];[$Tablas.$G$8])" office:value-type="string" office:string-value="80" calcext:value-type="string">
            <text:p>80</text:p>
          </table:table-cell>
          <table:table-cell table:style-name="ce25" table:formula="of:=MID([$Compras.$A99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99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99]&lt;&gt;&quot;&quot;;VALUE(MID([$Compras.$A99];[$Tablas.$E$11];[$Tablas.$G$11]))/100;0)*IF(OR(VALUE([.B99])=3;VALUE([.B99])=8;VALUE([.B99])=13);-1;1)" office:value-type="float" office:value="4359.84" calcext:value-type="float">
            <text:p>4.359,84</text:p>
          </table:table-cell>
          <table:table-cell table:style-name="ce28" table:formula="of:=IF([$Compras.$A99]&lt;&gt;&quot;&quot;;VALUE(MID([$Compras.$A99];[$Tablas.$E$12];[$Tablas.$G$12]))/100;0)*IF(OR(VALUE([.B99])=3;VALUE([.B99])=8;VALUE([.B99])=13);-1;1)" office:value-type="float" office:value="3599.61" calcext:value-type="float">
            <text:p>3.599,61</text:p>
          </table:table-cell>
          <table:table-cell table:style-name="ce28" table:formula="of:=IF([$Compras.$A99]&lt;&gt;&quot;&quot;;VALUE(MID([$Compras.$A99];[$Tablas.$E$13];[$Tablas.$G$13]))/100;0)*IF(OR(VALUE([.B99])=3;VALUE([.B99])=8;VALUE([.B99])=13);-1;1)" office:value-type="float" office:value="0" calcext:value-type="float">
            <text:p>0,00</text:p>
          </table:table-cell>
          <table:table-cell table:style-name="ce28" table:formula="of:=IF([$Compras.$A99]&lt;&gt;&quot;&quot;;VALUE(MID([$Compras.$A99];[$Tablas.$E$14];[$Tablas.$G$14]))/100;0)*IF(OR(VALUE([.B99])=3;VALUE([.B99])=8;VALUE([.B99])=13);-1;1)" office:value-type="float" office:value="0" calcext:value-type="float">
            <text:p>0,00</text:p>
          </table:table-cell>
          <table:table-cell table:style-name="ce28" table:formula="of:=IF([$Compras.$A99]&lt;&gt;&quot;&quot;;VALUE(MID([$Compras.$A99];[$Tablas.$E$15];[$Tablas.$G$15]))/100;0)*IF(OR(VALUE([.B99])=3;VALUE([.B99])=8;VALUE([.B99])=13);-1;1)" office:value-type="float" office:value="0" calcext:value-type="float">
            <text:p>0,00</text:p>
          </table:table-cell>
          <table:table-cell table:style-name="ce28" table:formula="of:=IF([$Compras.$A99]&lt;&gt;&quot;&quot;;VALUE(MID([$Compras.$A99];[$Tablas.$E$16];[$Tablas.$G$16]))/100;0)*IF(OR(VALUE([.B99])=3;VALUE([.B99])=8;VALUE([.B99])=13);-1;1)" office:value-type="float" office:value="0" calcext:value-type="float">
            <text:p>0,00</text:p>
          </table:table-cell>
          <table:table-cell table:style-name="ce28" table:formula="of:=IF([$Compras.$A99]&lt;&gt;&quot;&quot;;VALUE(MID([$Compras.$A99];[$Tablas.$E$17];[$Tablas.$G$17]))/100;0)*IF(OR(VALUE([.B99])=3;VALUE([.B99])=8;VALUE([.B99])=13);-1;1)" office:value-type="float" office:value="0" calcext:value-type="float">
            <text:p>0,00</text:p>
          </table:table-cell>
          <table:table-cell table:style-name="ce28" table:formula="of:=IF([$Compras.$A99]&lt;&gt;&quot;&quot;;VALUE(MID([$Compras.$A99];[$Tablas.$E$18];[$Tablas.$G$18]))/100;0)*IF(OR(VALUE([.B99])=3;VALUE([.B99])=8;VALUE([.B99])=13);-1;1)" office:value-type="float" office:value="0" calcext:value-type="float">
            <text:p>0,00</text:p>
          </table:table-cell>
          <table:table-cell table:style-name="ce25" table:formula="of:=MID([$Compras.$A99];[$Tablas.$E$19];[$Tablas.$G$19])" office:value-type="string" office:string-value="PES" calcext:value-type="string">
            <text:p>PES</text:p>
          </table:table-cell>
          <table:table-cell table:style-name="ce25" table:formula="of:=MID([$Compras.$A9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99];[$Tablas.$E$21];[$Tablas.$G$21])" office:value-type="string" office:string-value="1" calcext:value-type="string">
            <text:p>1</text:p>
          </table:table-cell>
          <table:table-cell table:style-name="ce25" table:formula="of:=MID([$Compras.$A99];[$Tablas.$E$22];[$Tablas.$G$22])" office:value-type="string" office:string-value="0" calcext:value-type="string">
            <text:p>0</text:p>
          </table:table-cell>
          <table:table-cell table:style-name="ce28" table:formula="of:==IF([$Compras.$A99]&lt;&gt;&quot;&quot;;VALUE(MID([$Compras.$A99];[$Tablas.$E$23];[$Tablas.$G$23]))/100;0)*IF(OR(VALUE([.B99])=3;VALUE([.B99])=8;VALUE([.B99])=13);-1;1)" office:value-type="float" office:value="0" calcext:value-type="float">
            <text:p>0,00</text:p>
          </table:table-cell>
          <table:table-cell table:style-name="ce28" table:formula="of:==IF([$Compras.$A99]&lt;&gt;&quot;&quot;;VALUE(MID([$Compras.$A99];[$Tablas.$E$24];[$Tablas.$G$24]))/100;0)*IF(OR(VALUE([.B99])=3;VALUE([.B99])=8;VALUE([.B99])=13);-1;1)" office:value-type="float" office:value="0" calcext:value-type="float">
            <text:p>0,00</text:p>
          </table:table-cell>
          <table:table-cell table:style-name="ce25" table:formula="of:=MID([$Compras.$A9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9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9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00];[$Tablas.$E$3];[$Tablas.$G$3])" office:value-type="string" office:string-value="20200807" calcext:value-type="string">
            <text:p>20200807</text:p>
          </table:table-cell>
          <table:table-cell table:style-name="ce25" table:formula="of:=MID([$Compras.$A100];[$Tablas.$E$4];[$Tablas.$G$4])" office:value-type="string" office:string-value="001" calcext:value-type="string">
            <text:p>001</text:p>
          </table:table-cell>
          <table:table-cell table:style-name="ce25" table:formula="of:=MID([$Compras.$A100];[$Tablas.$E$5];[$Tablas.$G$5])" office:value-type="string" office:string-value="00011" calcext:value-type="string">
            <text:p>00011</text:p>
          </table:table-cell>
          <table:table-cell table:style-name="ce25" table:formula="of:=MID([$Compras.$A100];[$Tablas.$E$6];[$Tablas.$G$6])" office:value-type="string" office:string-value="00000000000000009543" calcext:value-type="string">
            <text:p>00000000000000009543</text:p>
          </table:table-cell>
          <table:table-cell table:style-name="ce25" table:formula="of:=MID([$Compras.$A10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00];[$Tablas.$E$8];[$Tablas.$G$8])" office:value-type="string" office:string-value="80" calcext:value-type="string">
            <text:p>80</text:p>
          </table:table-cell>
          <table:table-cell table:style-name="ce25" table:formula="of:=MID([$Compras.$A100];[$Tablas.$E$9];[$Tablas.$G$9])" office:value-type="string" office:string-value="00000000030711569843" calcext:value-type="string">
            <text:p>00000000030711569843</text:p>
          </table:table-cell>
          <table:table-cell table:style-name="ce25" table:formula="of:=MID([$Compras.$A100];[$Tablas.$E$10];[$Tablas.$G$10])" office:value-type="string" office:string-value="ELECTRO IND SRL               " calcext:value-type="string">
            <text:p>ELECTRO IND SRL <text:s text:c="14"/></text:p>
          </table:table-cell>
          <table:table-cell table:style-name="ce28" table:formula="of:==IF([$Compras.$A100]&lt;&gt;&quot;&quot;;VALUE(MID([$Compras.$A100];[$Tablas.$E$11];[$Tablas.$G$11]))/100;0)*IF(OR(VALUE([.B100])=3;VALUE([.B100])=8;VALUE([.B100])=13);-1;1)" office:value-type="float" office:value="3176.25" calcext:value-type="float">
            <text:p>3.176,25</text:p>
          </table:table-cell>
          <table:table-cell table:style-name="ce28" table:formula="of:=IF([$Compras.$A100]&lt;&gt;&quot;&quot;;VALUE(MID([$Compras.$A100];[$Tablas.$E$12];[$Tablas.$G$12]))/100;0)*IF(OR(VALUE([.B100])=3;VALUE([.B100])=8;VALUE([.B100])=13);-1;1)" office:value-type="float" office:value="0" calcext:value-type="float">
            <text:p>0,00</text:p>
          </table:table-cell>
          <table:table-cell table:style-name="ce28" table:formula="of:=IF([$Compras.$A100]&lt;&gt;&quot;&quot;;VALUE(MID([$Compras.$A100];[$Tablas.$E$13];[$Tablas.$G$13]))/100;0)*IF(OR(VALUE([.B100])=3;VALUE([.B100])=8;VALUE([.B100])=13);-1;1)" office:value-type="float" office:value="0" calcext:value-type="float">
            <text:p>0,00</text:p>
          </table:table-cell>
          <table:table-cell table:style-name="ce28" table:formula="of:=IF([$Compras.$A100]&lt;&gt;&quot;&quot;;VALUE(MID([$Compras.$A100];[$Tablas.$E$14];[$Tablas.$G$14]))/100;0)*IF(OR(VALUE([.B100])=3;VALUE([.B100])=8;VALUE([.B100])=13);-1;1)" office:value-type="float" office:value="0" calcext:value-type="float">
            <text:p>0,00</text:p>
          </table:table-cell>
          <table:table-cell table:style-name="ce28" table:formula="of:=IF([$Compras.$A100]&lt;&gt;&quot;&quot;;VALUE(MID([$Compras.$A100];[$Tablas.$E$15];[$Tablas.$G$15]))/100;0)*IF(OR(VALUE([.B100])=3;VALUE([.B100])=8;VALUE([.B100])=13);-1;1)" office:value-type="float" office:value="0" calcext:value-type="float">
            <text:p>0,00</text:p>
          </table:table-cell>
          <table:table-cell table:style-name="ce28" table:formula="of:=IF([$Compras.$A100]&lt;&gt;&quot;&quot;;VALUE(MID([$Compras.$A100];[$Tablas.$E$16];[$Tablas.$G$16]))/100;0)*IF(OR(VALUE([.B100])=3;VALUE([.B100])=8;VALUE([.B100])=13);-1;1)" office:value-type="float" office:value="0" calcext:value-type="float">
            <text:p>0,00</text:p>
          </table:table-cell>
          <table:table-cell table:style-name="ce28" table:formula="of:=IF([$Compras.$A100]&lt;&gt;&quot;&quot;;VALUE(MID([$Compras.$A100];[$Tablas.$E$17];[$Tablas.$G$17]))/100;0)*IF(OR(VALUE([.B100])=3;VALUE([.B100])=8;VALUE([.B100])=13);-1;1)" office:value-type="float" office:value="0" calcext:value-type="float">
            <text:p>0,00</text:p>
          </table:table-cell>
          <table:table-cell table:style-name="ce28" table:formula="of:=IF([$Compras.$A100]&lt;&gt;&quot;&quot;;VALUE(MID([$Compras.$A100];[$Tablas.$E$18];[$Tablas.$G$18]))/100;0)*IF(OR(VALUE([.B100])=3;VALUE([.B100])=8;VALUE([.B100])=13);-1;1)" office:value-type="float" office:value="0" calcext:value-type="float">
            <text:p>0,00</text:p>
          </table:table-cell>
          <table:table-cell table:style-name="ce25" table:formula="of:=MID([$Compras.$A100];[$Tablas.$E$19];[$Tablas.$G$19])" office:value-type="string" office:string-value="PES" calcext:value-type="string">
            <text:p>PES</text:p>
          </table:table-cell>
          <table:table-cell table:style-name="ce25" table:formula="of:=MID([$Compras.$A10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00];[$Tablas.$E$21];[$Tablas.$G$21])" office:value-type="string" office:string-value="1" calcext:value-type="string">
            <text:p>1</text:p>
          </table:table-cell>
          <table:table-cell table:style-name="ce25" table:formula="of:=MID([$Compras.$A100];[$Tablas.$E$22];[$Tablas.$G$22])" office:value-type="string" office:string-value="0" calcext:value-type="string">
            <text:p>0</text:p>
          </table:table-cell>
          <table:table-cell table:style-name="ce28" table:formula="of:==IF([$Compras.$A100]&lt;&gt;&quot;&quot;;VALUE(MID([$Compras.$A100];[$Tablas.$E$23];[$Tablas.$G$23]))/100;0)*IF(OR(VALUE([.B100])=3;VALUE([.B100])=8;VALUE([.B100])=13);-1;1)" office:value-type="float" office:value="0" calcext:value-type="float">
            <text:p>0,00</text:p>
          </table:table-cell>
          <table:table-cell table:style-name="ce28" table:formula="of:==IF([$Compras.$A100]&lt;&gt;&quot;&quot;;VALUE(MID([$Compras.$A100];[$Tablas.$E$24];[$Tablas.$G$24]))/100;0)*IF(OR(VALUE([.B100])=3;VALUE([.B100])=8;VALUE([.B100])=13);-1;1)" office:value-type="float" office:value="0" calcext:value-type="float">
            <text:p>0,00</text:p>
          </table:table-cell>
          <table:table-cell table:style-name="ce25" table:formula="of:=MID([$Compras.$A10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0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0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01];[$Tablas.$E$3];[$Tablas.$G$3])" office:value-type="string" office:string-value="20200807" calcext:value-type="string">
            <text:p>20200807</text:p>
          </table:table-cell>
          <table:table-cell table:style-name="ce25" table:formula="of:=MID([$Compras.$A101];[$Tablas.$E$4];[$Tablas.$G$4])" office:value-type="string" office:string-value="001" calcext:value-type="string">
            <text:p>001</text:p>
          </table:table-cell>
          <table:table-cell table:style-name="ce25" table:formula="of:=MID([$Compras.$A101];[$Tablas.$E$5];[$Tablas.$G$5])" office:value-type="string" office:string-value="00004" calcext:value-type="string">
            <text:p>00004</text:p>
          </table:table-cell>
          <table:table-cell table:style-name="ce25" table:formula="of:=MID([$Compras.$A101];[$Tablas.$E$6];[$Tablas.$G$6])" office:value-type="string" office:string-value="00000000000000021904" calcext:value-type="string">
            <text:p>00000000000000021904</text:p>
          </table:table-cell>
          <table:table-cell table:style-name="ce25" table:formula="of:=MID([$Compras.$A10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01];[$Tablas.$E$8];[$Tablas.$G$8])" office:value-type="string" office:string-value="80" calcext:value-type="string">
            <text:p>80</text:p>
          </table:table-cell>
          <table:table-cell table:style-name="ce25" table:formula="of:=MID([$Compras.$A101];[$Tablas.$E$9];[$Tablas.$G$9])" office:value-type="string" office:string-value="00000000030562909342" calcext:value-type="string">
            <text:p>00000000030562909342</text:p>
          </table:table-cell>
          <table:table-cell table:style-name="ce25" table:formula="of:=MID([$Compras.$A101];[$Tablas.$E$10];[$Tablas.$G$10])" office:value-type="string" office:string-value="IMPEL SA                      " calcext:value-type="string">
            <text:p>IMPEL SA <text:s text:c="21"/></text:p>
          </table:table-cell>
          <table:table-cell table:style-name="ce28" table:formula="of:==IF([$Compras.$A101]&lt;&gt;&quot;&quot;;VALUE(MID([$Compras.$A101];[$Tablas.$E$11];[$Tablas.$G$11]))/100;0)*IF(OR(VALUE([.B101])=3;VALUE([.B101])=8;VALUE([.B101])=13);-1;1)" office:value-type="float" office:value="3018.39" calcext:value-type="float">
            <text:p>3.018,39</text:p>
          </table:table-cell>
          <table:table-cell table:style-name="ce28" table:formula="of:=IF([$Compras.$A101]&lt;&gt;&quot;&quot;;VALUE(MID([$Compras.$A101];[$Tablas.$E$12];[$Tablas.$G$12]))/100;0)*IF(OR(VALUE([.B101])=3;VALUE([.B101])=8;VALUE([.B101])=13);-1;1)" office:value-type="float" office:value="0" calcext:value-type="float">
            <text:p>0,00</text:p>
          </table:table-cell>
          <table:table-cell table:style-name="ce28" table:formula="of:=IF([$Compras.$A101]&lt;&gt;&quot;&quot;;VALUE(MID([$Compras.$A101];[$Tablas.$E$13];[$Tablas.$G$13]))/100;0)*IF(OR(VALUE([.B101])=3;VALUE([.B101])=8;VALUE([.B101])=13);-1;1)" office:value-type="float" office:value="0" calcext:value-type="float">
            <text:p>0,00</text:p>
          </table:table-cell>
          <table:table-cell table:style-name="ce28" table:formula="of:=IF([$Compras.$A101]&lt;&gt;&quot;&quot;;VALUE(MID([$Compras.$A101];[$Tablas.$E$14];[$Tablas.$G$14]))/100;0)*IF(OR(VALUE([.B101])=3;VALUE([.B101])=8;VALUE([.B101])=13);-1;1)" office:value-type="float" office:value="0" calcext:value-type="float">
            <text:p>0,00</text:p>
          </table:table-cell>
          <table:table-cell table:style-name="ce28" table:formula="of:=IF([$Compras.$A101]&lt;&gt;&quot;&quot;;VALUE(MID([$Compras.$A101];[$Tablas.$E$15];[$Tablas.$G$15]))/100;0)*IF(OR(VALUE([.B101])=3;VALUE([.B101])=8;VALUE([.B101])=13);-1;1)" office:value-type="float" office:value="0" calcext:value-type="float">
            <text:p>0,00</text:p>
          </table:table-cell>
          <table:table-cell table:style-name="ce28" table:formula="of:=IF([$Compras.$A101]&lt;&gt;&quot;&quot;;VALUE(MID([$Compras.$A101];[$Tablas.$E$16];[$Tablas.$G$16]))/100;0)*IF(OR(VALUE([.B101])=3;VALUE([.B101])=8;VALUE([.B101])=13);-1;1)" office:value-type="float" office:value="84.85" calcext:value-type="float">
            <text:p>84,85</text:p>
          </table:table-cell>
          <table:table-cell table:style-name="ce28" table:formula="of:=IF([$Compras.$A101]&lt;&gt;&quot;&quot;;VALUE(MID([$Compras.$A101];[$Tablas.$E$17];[$Tablas.$G$17]))/100;0)*IF(OR(VALUE([.B101])=3;VALUE([.B101])=8;VALUE([.B101])=13);-1;1)" office:value-type="float" office:value="0" calcext:value-type="float">
            <text:p>0,00</text:p>
          </table:table-cell>
          <table:table-cell table:style-name="ce28" table:formula="of:=IF([$Compras.$A101]&lt;&gt;&quot;&quot;;VALUE(MID([$Compras.$A101];[$Tablas.$E$18];[$Tablas.$G$18]))/100;0)*IF(OR(VALUE([.B101])=3;VALUE([.B101])=8;VALUE([.B101])=13);-1;1)" office:value-type="float" office:value="0" calcext:value-type="float">
            <text:p>0,00</text:p>
          </table:table-cell>
          <table:table-cell table:style-name="ce25" table:formula="of:=MID([$Compras.$A101];[$Tablas.$E$19];[$Tablas.$G$19])" office:value-type="string" office:string-value="PES" calcext:value-type="string">
            <text:p>PES</text:p>
          </table:table-cell>
          <table:table-cell table:style-name="ce25" table:formula="of:=MID([$Compras.$A10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01];[$Tablas.$E$21];[$Tablas.$G$21])" office:value-type="string" office:string-value="1" calcext:value-type="string">
            <text:p>1</text:p>
          </table:table-cell>
          <table:table-cell table:style-name="ce25" table:formula="of:=MID([$Compras.$A101];[$Tablas.$E$22];[$Tablas.$G$22])" office:value-type="string" office:string-value="0" calcext:value-type="string">
            <text:p>0</text:p>
          </table:table-cell>
          <table:table-cell table:style-name="ce28" table:formula="of:==IF([$Compras.$A101]&lt;&gt;&quot;&quot;;VALUE(MID([$Compras.$A101];[$Tablas.$E$23];[$Tablas.$G$23]))/100;0)*IF(OR(VALUE([.B101])=3;VALUE([.B101])=8;VALUE([.B101])=13);-1;1)" office:value-type="float" office:value="0" calcext:value-type="float">
            <text:p>0,00</text:p>
          </table:table-cell>
          <table:table-cell table:style-name="ce28" table:formula="of:==IF([$Compras.$A101]&lt;&gt;&quot;&quot;;VALUE(MID([$Compras.$A101];[$Tablas.$E$24];[$Tablas.$G$24]))/100;0)*IF(OR(VALUE([.B101])=3;VALUE([.B101])=8;VALUE([.B101])=13);-1;1)" office:value-type="float" office:value="0" calcext:value-type="float">
            <text:p>0,00</text:p>
          </table:table-cell>
          <table:table-cell table:style-name="ce25" table:formula="of:=MID([$Compras.$A10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0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0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02];[$Tablas.$E$3];[$Tablas.$G$3])" office:value-type="string" office:string-value="20200807" calcext:value-type="string">
            <text:p>20200807</text:p>
          </table:table-cell>
          <table:table-cell table:style-name="ce25" table:formula="of:=MID([$Compras.$A102];[$Tablas.$E$4];[$Tablas.$G$4])" office:value-type="string" office:string-value="001" calcext:value-type="string">
            <text:p>001</text:p>
          </table:table-cell>
          <table:table-cell table:style-name="ce25" table:formula="of:=MID([$Compras.$A102];[$Tablas.$E$5];[$Tablas.$G$5])" office:value-type="string" office:string-value="00004" calcext:value-type="string">
            <text:p>00004</text:p>
          </table:table-cell>
          <table:table-cell table:style-name="ce25" table:formula="of:=MID([$Compras.$A102];[$Tablas.$E$6];[$Tablas.$G$6])" office:value-type="string" office:string-value="00000000000000002367" calcext:value-type="string">
            <text:p>00000000000000002367</text:p>
          </table:table-cell>
          <table:table-cell table:style-name="ce25" table:formula="of:=MID([$Compras.$A10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02];[$Tablas.$E$8];[$Tablas.$G$8])" office:value-type="string" office:string-value="80" calcext:value-type="string">
            <text:p>80</text:p>
          </table:table-cell>
          <table:table-cell table:style-name="ce25" table:formula="of:=MID([$Compras.$A102];[$Tablas.$E$9];[$Tablas.$G$9])" office:value-type="string" office:string-value="00000000030714303194" calcext:value-type="string">
            <text:p>00000000030714303194</text:p>
          </table:table-cell>
          <table:table-cell table:style-name="ce25" table:formula="of:=MID([$Compras.$A102];[$Tablas.$E$10];[$Tablas.$G$10])" office:value-type="string" office:string-value="LEVEL SERVER SRL              " calcext:value-type="string">
            <text:p>LEVEL SERVER SRL <text:s text:c="13"/></text:p>
          </table:table-cell>
          <table:table-cell table:style-name="ce28" table:formula="of:==IF([$Compras.$A102]&lt;&gt;&quot;&quot;;VALUE(MID([$Compras.$A102];[$Tablas.$E$11];[$Tablas.$G$11]))/100;0)*IF(OR(VALUE([.B102])=3;VALUE([.B102])=8;VALUE([.B102])=13);-1;1)" office:value-type="float" office:value="1050" calcext:value-type="float">
            <text:p>1.050,00</text:p>
          </table:table-cell>
          <table:table-cell table:style-name="ce28" table:formula="of:=IF([$Compras.$A102]&lt;&gt;&quot;&quot;;VALUE(MID([$Compras.$A102];[$Tablas.$E$12];[$Tablas.$G$12]))/100;0)*IF(OR(VALUE([.B102])=3;VALUE([.B102])=8;VALUE([.B102])=13);-1;1)" office:value-type="float" office:value="0" calcext:value-type="float">
            <text:p>0,00</text:p>
          </table:table-cell>
          <table:table-cell table:style-name="ce28" table:formula="of:=IF([$Compras.$A102]&lt;&gt;&quot;&quot;;VALUE(MID([$Compras.$A102];[$Tablas.$E$13];[$Tablas.$G$13]))/100;0)*IF(OR(VALUE([.B102])=3;VALUE([.B102])=8;VALUE([.B102])=13);-1;1)" office:value-type="float" office:value="0" calcext:value-type="float">
            <text:p>0,00</text:p>
          </table:table-cell>
          <table:table-cell table:style-name="ce28" table:formula="of:=IF([$Compras.$A102]&lt;&gt;&quot;&quot;;VALUE(MID([$Compras.$A102];[$Tablas.$E$14];[$Tablas.$G$14]))/100;0)*IF(OR(VALUE([.B102])=3;VALUE([.B102])=8;VALUE([.B102])=13);-1;1)" office:value-type="float" office:value="0" calcext:value-type="float">
            <text:p>0,00</text:p>
          </table:table-cell>
          <table:table-cell table:style-name="ce28" table:formula="of:=IF([$Compras.$A102]&lt;&gt;&quot;&quot;;VALUE(MID([$Compras.$A102];[$Tablas.$E$15];[$Tablas.$G$15]))/100;0)*IF(OR(VALUE([.B102])=3;VALUE([.B102])=8;VALUE([.B102])=13);-1;1)" office:value-type="float" office:value="0" calcext:value-type="float">
            <text:p>0,00</text:p>
          </table:table-cell>
          <table:table-cell table:style-name="ce28" table:formula="of:=IF([$Compras.$A102]&lt;&gt;&quot;&quot;;VALUE(MID([$Compras.$A102];[$Tablas.$E$16];[$Tablas.$G$16]))/100;0)*IF(OR(VALUE([.B102])=3;VALUE([.B102])=8;VALUE([.B102])=13);-1;1)" office:value-type="float" office:value="0" calcext:value-type="float">
            <text:p>0,00</text:p>
          </table:table-cell>
          <table:table-cell table:style-name="ce28" table:formula="of:=IF([$Compras.$A102]&lt;&gt;&quot;&quot;;VALUE(MID([$Compras.$A102];[$Tablas.$E$17];[$Tablas.$G$17]))/100;0)*IF(OR(VALUE([.B102])=3;VALUE([.B102])=8;VALUE([.B102])=13);-1;1)" office:value-type="float" office:value="0" calcext:value-type="float">
            <text:p>0,00</text:p>
          </table:table-cell>
          <table:table-cell table:style-name="ce28" table:formula="of:=IF([$Compras.$A102]&lt;&gt;&quot;&quot;;VALUE(MID([$Compras.$A102];[$Tablas.$E$18];[$Tablas.$G$18]))/100;0)*IF(OR(VALUE([.B102])=3;VALUE([.B102])=8;VALUE([.B102])=13);-1;1)" office:value-type="float" office:value="0" calcext:value-type="float">
            <text:p>0,00</text:p>
          </table:table-cell>
          <table:table-cell table:style-name="ce25" table:formula="of:=MID([$Compras.$A102];[$Tablas.$E$19];[$Tablas.$G$19])" office:value-type="string" office:string-value="PES" calcext:value-type="string">
            <text:p>PES</text:p>
          </table:table-cell>
          <table:table-cell table:style-name="ce25" table:formula="of:=MID([$Compras.$A10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02];[$Tablas.$E$21];[$Tablas.$G$21])" office:value-type="string" office:string-value="1" calcext:value-type="string">
            <text:p>1</text:p>
          </table:table-cell>
          <table:table-cell table:style-name="ce25" table:formula="of:=MID([$Compras.$A102];[$Tablas.$E$22];[$Tablas.$G$22])" office:value-type="string" office:string-value="0" calcext:value-type="string">
            <text:p>0</text:p>
          </table:table-cell>
          <table:table-cell table:style-name="ce28" table:formula="of:==IF([$Compras.$A102]&lt;&gt;&quot;&quot;;VALUE(MID([$Compras.$A102];[$Tablas.$E$23];[$Tablas.$G$23]))/100;0)*IF(OR(VALUE([.B102])=3;VALUE([.B102])=8;VALUE([.B102])=13);-1;1)" office:value-type="float" office:value="0" calcext:value-type="float">
            <text:p>0,00</text:p>
          </table:table-cell>
          <table:table-cell table:style-name="ce28" table:formula="of:==IF([$Compras.$A102]&lt;&gt;&quot;&quot;;VALUE(MID([$Compras.$A102];[$Tablas.$E$24];[$Tablas.$G$24]))/100;0)*IF(OR(VALUE([.B102])=3;VALUE([.B102])=8;VALUE([.B102])=13);-1;1)" office:value-type="float" office:value="0" calcext:value-type="float">
            <text:p>0,00</text:p>
          </table:table-cell>
          <table:table-cell table:style-name="ce25" table:formula="of:=MID([$Compras.$A10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0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0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03];[$Tablas.$E$3];[$Tablas.$G$3])" office:value-type="string" office:string-value="20200807" calcext:value-type="string">
            <text:p>20200807</text:p>
          </table:table-cell>
          <table:table-cell table:style-name="ce25" table:formula="of:=MID([$Compras.$A103];[$Tablas.$E$4];[$Tablas.$G$4])" office:value-type="string" office:string-value="001" calcext:value-type="string">
            <text:p>001</text:p>
          </table:table-cell>
          <table:table-cell table:style-name="ce25" table:formula="of:=MID([$Compras.$A103];[$Tablas.$E$5];[$Tablas.$G$5])" office:value-type="string" office:string-value="00045" calcext:value-type="string">
            <text:p>00045</text:p>
          </table:table-cell>
          <table:table-cell table:style-name="ce25" table:formula="of:=MID([$Compras.$A103];[$Tablas.$E$6];[$Tablas.$G$6])" office:value-type="string" office:string-value="00000000000000015326" calcext:value-type="string">
            <text:p>00000000000000015326</text:p>
          </table:table-cell>
          <table:table-cell table:style-name="ce25" table:formula="of:=MID([$Compras.$A10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03];[$Tablas.$E$8];[$Tablas.$G$8])" office:value-type="string" office:string-value="80" calcext:value-type="string">
            <text:p>80</text:p>
          </table:table-cell>
          <table:table-cell table:style-name="ce25" table:formula="of:=MID([$Compras.$A103];[$Tablas.$E$9];[$Tablas.$G$9])" office:value-type="string" office:string-value="00000000030707211942" calcext:value-type="string">
            <text:p>00000000030707211942</text:p>
          </table:table-cell>
          <table:table-cell table:style-name="ce25" table:formula="of:=MID([$Compras.$A103];[$Tablas.$E$10];[$Tablas.$G$10])" office:value-type="string" office:string-value="ROLCAR SA                     " calcext:value-type="string">
            <text:p>ROLCAR SA <text:s text:c="20"/></text:p>
          </table:table-cell>
          <table:table-cell table:style-name="ce28" table:formula="of:==IF([$Compras.$A103]&lt;&gt;&quot;&quot;;VALUE(MID([$Compras.$A103];[$Tablas.$E$11];[$Tablas.$G$11]))/100;0)*IF(OR(VALUE([.B103])=3;VALUE([.B103])=8;VALUE([.B103])=13);-1;1)" office:value-type="float" office:value="89082.46" calcext:value-type="float">
            <text:p>89.082,46</text:p>
          </table:table-cell>
          <table:table-cell table:style-name="ce28" table:formula="of:=IF([$Compras.$A103]&lt;&gt;&quot;&quot;;VALUE(MID([$Compras.$A103];[$Tablas.$E$12];[$Tablas.$G$12]))/100;0)*IF(OR(VALUE([.B103])=3;VALUE([.B103])=8;VALUE([.B103])=13);-1;1)" office:value-type="float" office:value="0" calcext:value-type="float">
            <text:p>0,00</text:p>
          </table:table-cell>
          <table:table-cell table:style-name="ce28" table:formula="of:=IF([$Compras.$A103]&lt;&gt;&quot;&quot;;VALUE(MID([$Compras.$A103];[$Tablas.$E$13];[$Tablas.$G$13]))/100;0)*IF(OR(VALUE([.B103])=3;VALUE([.B103])=8;VALUE([.B103])=13);-1;1)" office:value-type="float" office:value="0" calcext:value-type="float">
            <text:p>0,00</text:p>
          </table:table-cell>
          <table:table-cell table:style-name="ce28" table:formula="of:=IF([$Compras.$A103]&lt;&gt;&quot;&quot;;VALUE(MID([$Compras.$A103];[$Tablas.$E$14];[$Tablas.$G$14]))/100;0)*IF(OR(VALUE([.B103])=3;VALUE([.B103])=8;VALUE([.B103])=13);-1;1)" office:value-type="float" office:value="0" calcext:value-type="float">
            <text:p>0,00</text:p>
          </table:table-cell>
          <table:table-cell table:style-name="ce28" table:formula="of:=IF([$Compras.$A103]&lt;&gt;&quot;&quot;;VALUE(MID([$Compras.$A103];[$Tablas.$E$15];[$Tablas.$G$15]))/100;0)*IF(OR(VALUE([.B103])=3;VALUE([.B103])=8;VALUE([.B103])=13);-1;1)" office:value-type="float" office:value="0" calcext:value-type="float">
            <text:p>0,00</text:p>
          </table:table-cell>
          <table:table-cell table:style-name="ce28" table:formula="of:=IF([$Compras.$A103]&lt;&gt;&quot;&quot;;VALUE(MID([$Compras.$A103];[$Tablas.$E$16];[$Tablas.$G$16]))/100;0)*IF(OR(VALUE([.B103])=3;VALUE([.B103])=8;VALUE([.B103])=13);-1;1)" office:value-type="float" office:value="0" calcext:value-type="float">
            <text:p>0,00</text:p>
          </table:table-cell>
          <table:table-cell table:style-name="ce28" table:formula="of:=IF([$Compras.$A103]&lt;&gt;&quot;&quot;;VALUE(MID([$Compras.$A103];[$Tablas.$E$17];[$Tablas.$G$17]))/100;0)*IF(OR(VALUE([.B103])=3;VALUE([.B103])=8;VALUE([.B103])=13);-1;1)" office:value-type="float" office:value="0" calcext:value-type="float">
            <text:p>0,00</text:p>
          </table:table-cell>
          <table:table-cell table:style-name="ce28" table:formula="of:=IF([$Compras.$A103]&lt;&gt;&quot;&quot;;VALUE(MID([$Compras.$A103];[$Tablas.$E$18];[$Tablas.$G$18]))/100;0)*IF(OR(VALUE([.B103])=3;VALUE([.B103])=8;VALUE([.B103])=13);-1;1)" office:value-type="float" office:value="0" calcext:value-type="float">
            <text:p>0,00</text:p>
          </table:table-cell>
          <table:table-cell table:style-name="ce25" table:formula="of:=MID([$Compras.$A103];[$Tablas.$E$19];[$Tablas.$G$19])" office:value-type="string" office:string-value="PES" calcext:value-type="string">
            <text:p>PES</text:p>
          </table:table-cell>
          <table:table-cell table:style-name="ce25" table:formula="of:=MID([$Compras.$A10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03];[$Tablas.$E$21];[$Tablas.$G$21])" office:value-type="string" office:string-value="1" calcext:value-type="string">
            <text:p>1</text:p>
          </table:table-cell>
          <table:table-cell table:style-name="ce25" table:formula="of:=MID([$Compras.$A103];[$Tablas.$E$22];[$Tablas.$G$22])" office:value-type="string" office:string-value="0" calcext:value-type="string">
            <text:p>0</text:p>
          </table:table-cell>
          <table:table-cell table:style-name="ce28" table:formula="of:==IF([$Compras.$A103]&lt;&gt;&quot;&quot;;VALUE(MID([$Compras.$A103];[$Tablas.$E$23];[$Tablas.$G$23]))/100;0)*IF(OR(VALUE([.B103])=3;VALUE([.B103])=8;VALUE([.B103])=13);-1;1)" office:value-type="float" office:value="0" calcext:value-type="float">
            <text:p>0,00</text:p>
          </table:table-cell>
          <table:table-cell table:style-name="ce28" table:formula="of:==IF([$Compras.$A103]&lt;&gt;&quot;&quot;;VALUE(MID([$Compras.$A103];[$Tablas.$E$24];[$Tablas.$G$24]))/100;0)*IF(OR(VALUE([.B103])=3;VALUE([.B103])=8;VALUE([.B103])=13);-1;1)" office:value-type="float" office:value="0" calcext:value-type="float">
            <text:p>0,00</text:p>
          </table:table-cell>
          <table:table-cell table:style-name="ce25" table:formula="of:=MID([$Compras.$A10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0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0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04];[$Tablas.$E$3];[$Tablas.$G$3])" office:value-type="string" office:string-value="20200808" calcext:value-type="string">
            <text:p>20200808</text:p>
          </table:table-cell>
          <table:table-cell table:style-name="ce25" table:formula="of:=MID([$Compras.$A104];[$Tablas.$E$4];[$Tablas.$G$4])" office:value-type="string" office:string-value="001" calcext:value-type="string">
            <text:p>001</text:p>
          </table:table-cell>
          <table:table-cell table:style-name="ce25" table:formula="of:=MID([$Compras.$A104];[$Tablas.$E$5];[$Tablas.$G$5])" office:value-type="string" office:string-value="00046" calcext:value-type="string">
            <text:p>00046</text:p>
          </table:table-cell>
          <table:table-cell table:style-name="ce25" table:formula="of:=MID([$Compras.$A104];[$Tablas.$E$6];[$Tablas.$G$6])" office:value-type="string" office:string-value="00000000000000074732" calcext:value-type="string">
            <text:p>00000000000000074732</text:p>
          </table:table-cell>
          <table:table-cell table:style-name="ce25" table:formula="of:=MID([$Compras.$A10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04];[$Tablas.$E$8];[$Tablas.$G$8])" office:value-type="string" office:string-value="80" calcext:value-type="string">
            <text:p>80</text:p>
          </table:table-cell>
          <table:table-cell table:style-name="ce25" table:formula="of:=MID([$Compras.$A104];[$Tablas.$E$9];[$Tablas.$G$9])" office:value-type="string" office:string-value="00000000030531878171" calcext:value-type="string">
            <text:p>00000000030531878171</text:p>
          </table:table-cell>
          <table:table-cell table:style-name="ce25" table:formula="of:=MID([$Compras.$A104];[$Tablas.$E$10];[$Tablas.$G$10])" office:value-type="string" office:string-value="BOCANERA S.A.                 " calcext:value-type="string">
            <text:p>BOCANERA S.A. <text:s text:c="16"/></text:p>
          </table:table-cell>
          <table:table-cell table:style-name="ce28" table:formula="of:==IF([$Compras.$A104]&lt;&gt;&quot;&quot;;VALUE(MID([$Compras.$A104];[$Tablas.$E$11];[$Tablas.$G$11]))/100;0)*IF(OR(VALUE([.B104])=3;VALUE([.B104])=8;VALUE([.B104])=13);-1;1)" office:value-type="float" office:value="1481.65" calcext:value-type="float">
            <text:p>1.481,65</text:p>
          </table:table-cell>
          <table:table-cell table:style-name="ce28" table:formula="of:=IF([$Compras.$A104]&lt;&gt;&quot;&quot;;VALUE(MID([$Compras.$A104];[$Tablas.$E$12];[$Tablas.$G$12]))/100;0)*IF(OR(VALUE([.B104])=3;VALUE([.B104])=8;VALUE([.B104])=13);-1;1)" office:value-type="float" office:value="0" calcext:value-type="float">
            <text:p>0,00</text:p>
          </table:table-cell>
          <table:table-cell table:style-name="ce28" table:formula="of:=IF([$Compras.$A104]&lt;&gt;&quot;&quot;;VALUE(MID([$Compras.$A104];[$Tablas.$E$13];[$Tablas.$G$13]))/100;0)*IF(OR(VALUE([.B104])=3;VALUE([.B104])=8;VALUE([.B104])=13);-1;1)" office:value-type="float" office:value="0" calcext:value-type="float">
            <text:p>0,00</text:p>
          </table:table-cell>
          <table:table-cell table:style-name="ce28" table:formula="of:=IF([$Compras.$A104]&lt;&gt;&quot;&quot;;VALUE(MID([$Compras.$A104];[$Tablas.$E$14];[$Tablas.$G$14]))/100;0)*IF(OR(VALUE([.B104])=3;VALUE([.B104])=8;VALUE([.B104])=13);-1;1)" office:value-type="float" office:value="0" calcext:value-type="float">
            <text:p>0,00</text:p>
          </table:table-cell>
          <table:table-cell table:style-name="ce28" table:formula="of:=IF([$Compras.$A104]&lt;&gt;&quot;&quot;;VALUE(MID([$Compras.$A104];[$Tablas.$E$15];[$Tablas.$G$15]))/100;0)*IF(OR(VALUE([.B104])=3;VALUE([.B104])=8;VALUE([.B104])=13);-1;1)" office:value-type="float" office:value="0" calcext:value-type="float">
            <text:p>0,00</text:p>
          </table:table-cell>
          <table:table-cell table:style-name="ce28" table:formula="of:=IF([$Compras.$A104]&lt;&gt;&quot;&quot;;VALUE(MID([$Compras.$A104];[$Tablas.$E$16];[$Tablas.$G$16]))/100;0)*IF(OR(VALUE([.B104])=3;VALUE([.B104])=8;VALUE([.B104])=13);-1;1)" office:value-type="float" office:value="41.65" calcext:value-type="float">
            <text:p>41,65</text:p>
          </table:table-cell>
          <table:table-cell table:style-name="ce28" table:formula="of:=IF([$Compras.$A104]&lt;&gt;&quot;&quot;;VALUE(MID([$Compras.$A104];[$Tablas.$E$17];[$Tablas.$G$17]))/100;0)*IF(OR(VALUE([.B104])=3;VALUE([.B104])=8;VALUE([.B104])=13);-1;1)" office:value-type="float" office:value="0" calcext:value-type="float">
            <text:p>0,00</text:p>
          </table:table-cell>
          <table:table-cell table:style-name="ce28" table:formula="of:=IF([$Compras.$A104]&lt;&gt;&quot;&quot;;VALUE(MID([$Compras.$A104];[$Tablas.$E$18];[$Tablas.$G$18]))/100;0)*IF(OR(VALUE([.B104])=3;VALUE([.B104])=8;VALUE([.B104])=13);-1;1)" office:value-type="float" office:value="0" calcext:value-type="float">
            <text:p>0,00</text:p>
          </table:table-cell>
          <table:table-cell table:style-name="ce25" table:formula="of:=MID([$Compras.$A104];[$Tablas.$E$19];[$Tablas.$G$19])" office:value-type="string" office:string-value="PES" calcext:value-type="string">
            <text:p>PES</text:p>
          </table:table-cell>
          <table:table-cell table:style-name="ce25" table:formula="of:=MID([$Compras.$A10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04];[$Tablas.$E$21];[$Tablas.$G$21])" office:value-type="string" office:string-value="1" calcext:value-type="string">
            <text:p>1</text:p>
          </table:table-cell>
          <table:table-cell table:style-name="ce25" table:formula="of:=MID([$Compras.$A104];[$Tablas.$E$22];[$Tablas.$G$22])" office:value-type="string" office:string-value="0" calcext:value-type="string">
            <text:p>0</text:p>
          </table:table-cell>
          <table:table-cell table:style-name="ce28" table:formula="of:==IF([$Compras.$A104]&lt;&gt;&quot;&quot;;VALUE(MID([$Compras.$A104];[$Tablas.$E$23];[$Tablas.$G$23]))/100;0)*IF(OR(VALUE([.B104])=3;VALUE([.B104])=8;VALUE([.B104])=13);-1;1)" office:value-type="float" office:value="0" calcext:value-type="float">
            <text:p>0,00</text:p>
          </table:table-cell>
          <table:table-cell table:style-name="ce28" table:formula="of:==IF([$Compras.$A104]&lt;&gt;&quot;&quot;;VALUE(MID([$Compras.$A104];[$Tablas.$E$24];[$Tablas.$G$24]))/100;0)*IF(OR(VALUE([.B104])=3;VALUE([.B104])=8;VALUE([.B104])=13);-1;1)" office:value-type="float" office:value="0" calcext:value-type="float">
            <text:p>0,00</text:p>
          </table:table-cell>
          <table:table-cell table:style-name="ce25" table:formula="of:=MID([$Compras.$A10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0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0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05];[$Tablas.$E$3];[$Tablas.$G$3])" office:value-type="string" office:string-value="20200809" calcext:value-type="string">
            <text:p>20200809</text:p>
          </table:table-cell>
          <table:table-cell table:style-name="ce25" table:formula="of:=MID([$Compras.$A105];[$Tablas.$E$4];[$Tablas.$G$4])" office:value-type="string" office:string-value="003" calcext:value-type="string">
            <text:p>003</text:p>
          </table:table-cell>
          <table:table-cell table:style-name="ce25" table:formula="of:=MID([$Compras.$A105];[$Tablas.$E$5];[$Tablas.$G$5])" office:value-type="string" office:string-value="02550" calcext:value-type="string">
            <text:p>02550</text:p>
          </table:table-cell>
          <table:table-cell table:style-name="ce25" table:formula="of:=MID([$Compras.$A105];[$Tablas.$E$6];[$Tablas.$G$6])" office:value-type="string" office:string-value="00000000000000085732" calcext:value-type="string">
            <text:p>00000000000000085732</text:p>
          </table:table-cell>
          <table:table-cell table:style-name="ce25" table:formula="of:=MID([$Compras.$A10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05];[$Tablas.$E$8];[$Tablas.$G$8])" office:value-type="string" office:string-value="80" calcext:value-type="string">
            <text:p>80</text:p>
          </table:table-cell>
          <table:table-cell table:style-name="ce25" table:formula="of:=MID([$Compras.$A105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05];[$Tablas.$E$10];[$Tablas.$G$10])" office:value-type="string" office:string-value="YPF SA EN RUTA                " calcext:value-type="string">
            <text:p>YPF SA EN RUTA <text:s text:c="15"/></text:p>
          </table:table-cell>
          <table:table-cell table:style-name="ce28" table:formula="of:==IF([$Compras.$A105]&lt;&gt;&quot;&quot;;VALUE(MID([$Compras.$A105];[$Tablas.$E$11];[$Tablas.$G$11]))/100;0)*IF(OR(VALUE([.B105])=3;VALUE([.B105])=8;VALUE([.B105])=13);-1;1)" office:value-type="float" office:value="-923.7" calcext:value-type="float">
            <text:p>-923,70</text:p>
          </table:table-cell>
          <table:table-cell table:style-name="ce28" table:formula="of:=IF([$Compras.$A105]&lt;&gt;&quot;&quot;;VALUE(MID([$Compras.$A105];[$Tablas.$E$12];[$Tablas.$G$12]))/100;0)*IF(OR(VALUE([.B105])=3;VALUE([.B105])=8;VALUE([.B105])=13);-1;1)" office:value-type="float" office:value="-0" calcext:value-type="float">
            <text:p>0,00</text:p>
          </table:table-cell>
          <table:table-cell table:style-name="ce28" table:formula="of:=IF([$Compras.$A105]&lt;&gt;&quot;&quot;;VALUE(MID([$Compras.$A105];[$Tablas.$E$13];[$Tablas.$G$13]))/100;0)*IF(OR(VALUE([.B105])=3;VALUE([.B105])=8;VALUE([.B105])=13);-1;1)" office:value-type="float" office:value="-0" calcext:value-type="float">
            <text:p>0,00</text:p>
          </table:table-cell>
          <table:table-cell table:style-name="ce28" table:formula="of:=IF([$Compras.$A105]&lt;&gt;&quot;&quot;;VALUE(MID([$Compras.$A105];[$Tablas.$E$14];[$Tablas.$G$14]))/100;0)*IF(OR(VALUE([.B105])=3;VALUE([.B105])=8;VALUE([.B105])=13);-1;1)" office:value-type="float" office:value="-0" calcext:value-type="float">
            <text:p>0,00</text:p>
          </table:table-cell>
          <table:table-cell table:style-name="ce28" table:formula="of:=IF([$Compras.$A105]&lt;&gt;&quot;&quot;;VALUE(MID([$Compras.$A105];[$Tablas.$E$15];[$Tablas.$G$15]))/100;0)*IF(OR(VALUE([.B105])=3;VALUE([.B105])=8;VALUE([.B105])=13);-1;1)" office:value-type="float" office:value="-0" calcext:value-type="float">
            <text:p>0,00</text:p>
          </table:table-cell>
          <table:table-cell table:style-name="ce28" table:formula="of:=IF([$Compras.$A105]&lt;&gt;&quot;&quot;;VALUE(MID([$Compras.$A105];[$Tablas.$E$16];[$Tablas.$G$16]))/100;0)*IF(OR(VALUE([.B105])=3;VALUE([.B105])=8;VALUE([.B105])=13);-1;1)" office:value-type="float" office:value="-0" calcext:value-type="float">
            <text:p>0,00</text:p>
          </table:table-cell>
          <table:table-cell table:style-name="ce28" table:formula="of:=IF([$Compras.$A105]&lt;&gt;&quot;&quot;;VALUE(MID([$Compras.$A105];[$Tablas.$E$17];[$Tablas.$G$17]))/100;0)*IF(OR(VALUE([.B105])=3;VALUE([.B105])=8;VALUE([.B105])=13);-1;1)" office:value-type="float" office:value="-0" calcext:value-type="float">
            <text:p>0,00</text:p>
          </table:table-cell>
          <table:table-cell table:style-name="ce28" table:formula="of:=IF([$Compras.$A105]&lt;&gt;&quot;&quot;;VALUE(MID([$Compras.$A105];[$Tablas.$E$18];[$Tablas.$G$18]))/100;0)*IF(OR(VALUE([.B105])=3;VALUE([.B105])=8;VALUE([.B105])=13);-1;1)" office:value-type="float" office:value="-0" calcext:value-type="float">
            <text:p>0,00</text:p>
          </table:table-cell>
          <table:table-cell table:style-name="ce25" table:formula="of:=MID([$Compras.$A105];[$Tablas.$E$19];[$Tablas.$G$19])" office:value-type="string" office:string-value="PES" calcext:value-type="string">
            <text:p>PES</text:p>
          </table:table-cell>
          <table:table-cell table:style-name="ce25" table:formula="of:=MID([$Compras.$A10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05];[$Tablas.$E$21];[$Tablas.$G$21])" office:value-type="string" office:string-value="1" calcext:value-type="string">
            <text:p>1</text:p>
          </table:table-cell>
          <table:table-cell table:style-name="ce25" table:formula="of:=MID([$Compras.$A105];[$Tablas.$E$22];[$Tablas.$G$22])" office:value-type="string" office:string-value="0" calcext:value-type="string">
            <text:p>0</text:p>
          </table:table-cell>
          <table:table-cell table:style-name="ce28" table:formula="of:==IF([$Compras.$A105]&lt;&gt;&quot;&quot;;VALUE(MID([$Compras.$A105];[$Tablas.$E$23];[$Tablas.$G$23]))/100;0)*IF(OR(VALUE([.B105])=3;VALUE([.B105])=8;VALUE([.B105])=13);-1;1)" office:value-type="float" office:value="-0" calcext:value-type="float">
            <text:p>0,00</text:p>
          </table:table-cell>
          <table:table-cell table:style-name="ce28" table:formula="of:==IF([$Compras.$A105]&lt;&gt;&quot;&quot;;VALUE(MID([$Compras.$A105];[$Tablas.$E$24];[$Tablas.$G$24]))/100;0)*IF(OR(VALUE([.B105])=3;VALUE([.B105])=8;VALUE([.B105])=13);-1;1)" office:value-type="float" office:value="-0" calcext:value-type="float">
            <text:p>0,00</text:p>
          </table:table-cell>
          <table:table-cell table:style-name="ce25" table:formula="of:=MID([$Compras.$A10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0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0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06];[$Tablas.$E$3];[$Tablas.$G$3])" office:value-type="string" office:string-value="20200809" calcext:value-type="string">
            <text:p>20200809</text:p>
          </table:table-cell>
          <table:table-cell table:style-name="ce25" table:formula="of:=MID([$Compras.$A106];[$Tablas.$E$4];[$Tablas.$G$4])" office:value-type="string" office:string-value="001" calcext:value-type="string">
            <text:p>001</text:p>
          </table:table-cell>
          <table:table-cell table:style-name="ce25" table:formula="of:=MID([$Compras.$A106];[$Tablas.$E$5];[$Tablas.$G$5])" office:value-type="string" office:string-value="02017" calcext:value-type="string">
            <text:p>02017</text:p>
          </table:table-cell>
          <table:table-cell table:style-name="ce25" table:formula="of:=MID([$Compras.$A106];[$Tablas.$E$6];[$Tablas.$G$6])" office:value-type="string" office:string-value="00000000000002445372" calcext:value-type="string">
            <text:p>00000000000002445372</text:p>
          </table:table-cell>
          <table:table-cell table:style-name="ce25" table:formula="of:=MID([$Compras.$A10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06];[$Tablas.$E$8];[$Tablas.$G$8])" office:value-type="string" office:string-value="80" calcext:value-type="string">
            <text:p>80</text:p>
          </table:table-cell>
          <table:table-cell table:style-name="ce25" table:formula="of:=MID([$Compras.$A106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06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106]&lt;&gt;&quot;&quot;;VALUE(MID([$Compras.$A106];[$Tablas.$E$11];[$Tablas.$G$11]))/100;0)*IF(OR(VALUE([.B106])=3;VALUE([.B106])=8;VALUE([.B106])=13);-1;1)" office:value-type="float" office:value="2005195.67" calcext:value-type="float">
            <text:p>2.005.195,67</text:p>
          </table:table-cell>
          <table:table-cell table:style-name="ce28" table:formula="of:=IF([$Compras.$A106]&lt;&gt;&quot;&quot;;VALUE(MID([$Compras.$A106];[$Tablas.$E$12];[$Tablas.$G$12]))/100;0)*IF(OR(VALUE([.B106])=3;VALUE([.B106])=8;VALUE([.B106])=13);-1;1)" office:value-type="float" office:value="388273" calcext:value-type="float">
            <text:p>388.273,00</text:p>
          </table:table-cell>
          <table:table-cell table:style-name="ce28" table:formula="of:=IF([$Compras.$A106]&lt;&gt;&quot;&quot;;VALUE(MID([$Compras.$A106];[$Tablas.$E$13];[$Tablas.$G$13]))/100;0)*IF(OR(VALUE([.B106])=3;VALUE([.B106])=8;VALUE([.B106])=13);-1;1)" office:value-type="float" office:value="0" calcext:value-type="float">
            <text:p>0,00</text:p>
          </table:table-cell>
          <table:table-cell table:style-name="ce28" table:formula="of:=IF([$Compras.$A106]&lt;&gt;&quot;&quot;;VALUE(MID([$Compras.$A106];[$Tablas.$E$14];[$Tablas.$G$14]))/100;0)*IF(OR(VALUE([.B106])=3;VALUE([.B106])=8;VALUE([.B106])=13);-1;1)" office:value-type="float" office:value="38612.44" calcext:value-type="float">
            <text:p>38.612,44</text:p>
          </table:table-cell>
          <table:table-cell table:style-name="ce28" table:formula="of:=IF([$Compras.$A106]&lt;&gt;&quot;&quot;;VALUE(MID([$Compras.$A106];[$Tablas.$E$15];[$Tablas.$G$15]))/100;0)*IF(OR(VALUE([.B106])=3;VALUE([.B106])=8;VALUE([.B106])=13);-1;1)" office:value-type="float" office:value="0" calcext:value-type="float">
            <text:p>0,00</text:p>
          </table:table-cell>
          <table:table-cell table:style-name="ce28" table:formula="of:=IF([$Compras.$A106]&lt;&gt;&quot;&quot;;VALUE(MID([$Compras.$A106];[$Tablas.$E$16];[$Tablas.$G$16]))/100;0)*IF(OR(VALUE([.B106])=3;VALUE([.B106])=8;VALUE([.B106])=13);-1;1)" office:value-type="float" office:value="20941.93" calcext:value-type="float">
            <text:p>20.941,93</text:p>
          </table:table-cell>
          <table:table-cell table:style-name="ce28" table:formula="of:=IF([$Compras.$A106]&lt;&gt;&quot;&quot;;VALUE(MID([$Compras.$A106];[$Tablas.$E$17];[$Tablas.$G$17]))/100;0)*IF(OR(VALUE([.B106])=3;VALUE([.B106])=8;VALUE([.B106])=13);-1;1)" office:value-type="float" office:value="0" calcext:value-type="float">
            <text:p>0,00</text:p>
          </table:table-cell>
          <table:table-cell table:style-name="ce28" table:formula="of:=IF([$Compras.$A106]&lt;&gt;&quot;&quot;;VALUE(MID([$Compras.$A106];[$Tablas.$E$18];[$Tablas.$G$18]))/100;0)*IF(OR(VALUE([.B106])=3;VALUE([.B106])=8;VALUE([.B106])=13);-1;1)" office:value-type="float" office:value="0" calcext:value-type="float">
            <text:p>0,00</text:p>
          </table:table-cell>
          <table:table-cell table:style-name="ce25" table:formula="of:=MID([$Compras.$A106];[$Tablas.$E$19];[$Tablas.$G$19])" office:value-type="string" office:string-value="PES" calcext:value-type="string">
            <text:p>PES</text:p>
          </table:table-cell>
          <table:table-cell table:style-name="ce25" table:formula="of:=MID([$Compras.$A10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06];[$Tablas.$E$21];[$Tablas.$G$21])" office:value-type="string" office:string-value="1" calcext:value-type="string">
            <text:p>1</text:p>
          </table:table-cell>
          <table:table-cell table:style-name="ce25" table:formula="of:=MID([$Compras.$A106];[$Tablas.$E$22];[$Tablas.$G$22])" office:value-type="string" office:string-value="0" calcext:value-type="string">
            <text:p>0</text:p>
          </table:table-cell>
          <table:table-cell table:style-name="ce28" table:formula="of:==IF([$Compras.$A106]&lt;&gt;&quot;&quot;;VALUE(MID([$Compras.$A106];[$Tablas.$E$23];[$Tablas.$G$23]))/100;0)*IF(OR(VALUE([.B106])=3;VALUE([.B106])=8;VALUE([.B106])=13);-1;1)" office:value-type="float" office:value="0" calcext:value-type="float">
            <text:p>0,00</text:p>
          </table:table-cell>
          <table:table-cell table:style-name="ce28" table:formula="of:==IF([$Compras.$A106]&lt;&gt;&quot;&quot;;VALUE(MID([$Compras.$A106];[$Tablas.$E$24];[$Tablas.$G$24]))/100;0)*IF(OR(VALUE([.B106])=3;VALUE([.B106])=8;VALUE([.B106])=13);-1;1)" office:value-type="float" office:value="0" calcext:value-type="float">
            <text:p>0,00</text:p>
          </table:table-cell>
          <table:table-cell table:style-name="ce25" table:formula="of:=MID([$Compras.$A10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0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0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07];[$Tablas.$E$3];[$Tablas.$G$3])" office:value-type="string" office:string-value="20200809" calcext:value-type="string">
            <text:p>20200809</text:p>
          </table:table-cell>
          <table:table-cell table:style-name="ce25" table:formula="of:=MID([$Compras.$A107];[$Tablas.$E$4];[$Tablas.$G$4])" office:value-type="string" office:string-value="001" calcext:value-type="string">
            <text:p>001</text:p>
          </table:table-cell>
          <table:table-cell table:style-name="ce25" table:formula="of:=MID([$Compras.$A107];[$Tablas.$E$5];[$Tablas.$G$5])" office:value-type="string" office:string-value="02017" calcext:value-type="string">
            <text:p>02017</text:p>
          </table:table-cell>
          <table:table-cell table:style-name="ce25" table:formula="of:=MID([$Compras.$A107];[$Tablas.$E$6];[$Tablas.$G$6])" office:value-type="string" office:string-value="00000000000002445371" calcext:value-type="string">
            <text:p>00000000000002445371</text:p>
          </table:table-cell>
          <table:table-cell table:style-name="ce25" table:formula="of:=MID([$Compras.$A10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07];[$Tablas.$E$8];[$Tablas.$G$8])" office:value-type="string" office:string-value="80" calcext:value-type="string">
            <text:p>80</text:p>
          </table:table-cell>
          <table:table-cell table:style-name="ce25" table:formula="of:=MID([$Compras.$A107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07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107]&lt;&gt;&quot;&quot;;VALUE(MID([$Compras.$A107];[$Tablas.$E$11];[$Tablas.$G$11]))/100;0)*IF(OR(VALUE([.B107])=3;VALUE([.B107])=8;VALUE([.B107])=13);-1;1)" office:value-type="float" office:value="2005791.87" calcext:value-type="float">
            <text:p>2.005.791,87</text:p>
          </table:table-cell>
          <table:table-cell table:style-name="ce28" table:formula="of:=IF([$Compras.$A107]&lt;&gt;&quot;&quot;;VALUE(MID([$Compras.$A107];[$Tablas.$E$12];[$Tablas.$G$12]))/100;0)*IF(OR(VALUE([.B107])=3;VALUE([.B107])=8;VALUE([.B107])=13);-1;1)" office:value-type="float" office:value="388388.48" calcext:value-type="float">
            <text:p>388.388,48</text:p>
          </table:table-cell>
          <table:table-cell table:style-name="ce28" table:formula="of:=IF([$Compras.$A107]&lt;&gt;&quot;&quot;;VALUE(MID([$Compras.$A107];[$Tablas.$E$13];[$Tablas.$G$13]))/100;0)*IF(OR(VALUE([.B107])=3;VALUE([.B107])=8;VALUE([.B107])=13);-1;1)" office:value-type="float" office:value="0" calcext:value-type="float">
            <text:p>0,00</text:p>
          </table:table-cell>
          <table:table-cell table:style-name="ce28" table:formula="of:=IF([$Compras.$A107]&lt;&gt;&quot;&quot;;VALUE(MID([$Compras.$A107];[$Tablas.$E$14];[$Tablas.$G$14]))/100;0)*IF(OR(VALUE([.B107])=3;VALUE([.B107])=8;VALUE([.B107])=13);-1;1)" office:value-type="float" office:value="38623.92" calcext:value-type="float">
            <text:p>38.623,92</text:p>
          </table:table-cell>
          <table:table-cell table:style-name="ce28" table:formula="of:=IF([$Compras.$A107]&lt;&gt;&quot;&quot;;VALUE(MID([$Compras.$A107];[$Tablas.$E$15];[$Tablas.$G$15]))/100;0)*IF(OR(VALUE([.B107])=3;VALUE([.B107])=8;VALUE([.B107])=13);-1;1)" office:value-type="float" office:value="0" calcext:value-type="float">
            <text:p>0,00</text:p>
          </table:table-cell>
          <table:table-cell table:style-name="ce28" table:formula="of:=IF([$Compras.$A107]&lt;&gt;&quot;&quot;;VALUE(MID([$Compras.$A107];[$Tablas.$E$16];[$Tablas.$G$16]))/100;0)*IF(OR(VALUE([.B107])=3;VALUE([.B107])=8;VALUE([.B107])=13);-1;1)" office:value-type="float" office:value="20948.15" calcext:value-type="float">
            <text:p>20.948,15</text:p>
          </table:table-cell>
          <table:table-cell table:style-name="ce28" table:formula="of:=IF([$Compras.$A107]&lt;&gt;&quot;&quot;;VALUE(MID([$Compras.$A107];[$Tablas.$E$17];[$Tablas.$G$17]))/100;0)*IF(OR(VALUE([.B107])=3;VALUE([.B107])=8;VALUE([.B107])=13);-1;1)" office:value-type="float" office:value="0" calcext:value-type="float">
            <text:p>0,00</text:p>
          </table:table-cell>
          <table:table-cell table:style-name="ce28" table:formula="of:=IF([$Compras.$A107]&lt;&gt;&quot;&quot;;VALUE(MID([$Compras.$A107];[$Tablas.$E$18];[$Tablas.$G$18]))/100;0)*IF(OR(VALUE([.B107])=3;VALUE([.B107])=8;VALUE([.B107])=13);-1;1)" office:value-type="float" office:value="0" calcext:value-type="float">
            <text:p>0,00</text:p>
          </table:table-cell>
          <table:table-cell table:style-name="ce25" table:formula="of:=MID([$Compras.$A107];[$Tablas.$E$19];[$Tablas.$G$19])" office:value-type="string" office:string-value="PES" calcext:value-type="string">
            <text:p>PES</text:p>
          </table:table-cell>
          <table:table-cell table:style-name="ce25" table:formula="of:=MID([$Compras.$A10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07];[$Tablas.$E$21];[$Tablas.$G$21])" office:value-type="string" office:string-value="1" calcext:value-type="string">
            <text:p>1</text:p>
          </table:table-cell>
          <table:table-cell table:style-name="ce25" table:formula="of:=MID([$Compras.$A107];[$Tablas.$E$22];[$Tablas.$G$22])" office:value-type="string" office:string-value="0" calcext:value-type="string">
            <text:p>0</text:p>
          </table:table-cell>
          <table:table-cell table:style-name="ce28" table:formula="of:==IF([$Compras.$A107]&lt;&gt;&quot;&quot;;VALUE(MID([$Compras.$A107];[$Tablas.$E$23];[$Tablas.$G$23]))/100;0)*IF(OR(VALUE([.B107])=3;VALUE([.B107])=8;VALUE([.B107])=13);-1;1)" office:value-type="float" office:value="0" calcext:value-type="float">
            <text:p>0,00</text:p>
          </table:table-cell>
          <table:table-cell table:style-name="ce28" table:formula="of:==IF([$Compras.$A107]&lt;&gt;&quot;&quot;;VALUE(MID([$Compras.$A107];[$Tablas.$E$24];[$Tablas.$G$24]))/100;0)*IF(OR(VALUE([.B107])=3;VALUE([.B107])=8;VALUE([.B107])=13);-1;1)" office:value-type="float" office:value="0" calcext:value-type="float">
            <text:p>0,00</text:p>
          </table:table-cell>
          <table:table-cell table:style-name="ce25" table:formula="of:=MID([$Compras.$A10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0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0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08];[$Tablas.$E$3];[$Tablas.$G$3])" office:value-type="string" office:string-value="20200810" calcext:value-type="string">
            <text:p>20200810</text:p>
          </table:table-cell>
          <table:table-cell table:style-name="ce25" table:formula="of:=MID([$Compras.$A108];[$Tablas.$E$4];[$Tablas.$G$4])" office:value-type="string" office:string-value="001" calcext:value-type="string">
            <text:p>001</text:p>
          </table:table-cell>
          <table:table-cell table:style-name="ce25" table:formula="of:=MID([$Compras.$A108];[$Tablas.$E$5];[$Tablas.$G$5])" office:value-type="string" office:string-value="00001" calcext:value-type="string">
            <text:p>00001</text:p>
          </table:table-cell>
          <table:table-cell table:style-name="ce25" table:formula="of:=MID([$Compras.$A108];[$Tablas.$E$6];[$Tablas.$G$6])" office:value-type="string" office:string-value="00000000000000102704" calcext:value-type="string">
            <text:p>00000000000000102704</text:p>
          </table:table-cell>
          <table:table-cell table:style-name="ce25" table:formula="of:=MID([$Compras.$A10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08];[$Tablas.$E$8];[$Tablas.$G$8])" office:value-type="string" office:string-value="80" calcext:value-type="string">
            <text:p>80</text:p>
          </table:table-cell>
          <table:table-cell table:style-name="ce25" table:formula="of:=MID([$Compras.$A108];[$Tablas.$E$9];[$Tablas.$G$9])" office:value-type="string" office:string-value="00000000030710751281" calcext:value-type="string">
            <text:p>00000000030710751281</text:p>
          </table:table-cell>
          <table:table-cell table:style-name="ce25" table:formula="of:=MID([$Compras.$A108];[$Tablas.$E$10];[$Tablas.$G$10])" office:value-type="string" office:string-value="COMBUSTIBLES DEL NORTE S.R.L. " calcext:value-type="string">
            <text:p>COMBUSTIBLES DEL NORTE S.R.L. </text:p>
          </table:table-cell>
          <table:table-cell table:style-name="ce28" table:formula="of:==IF([$Compras.$A108]&lt;&gt;&quot;&quot;;VALUE(MID([$Compras.$A108];[$Tablas.$E$11];[$Tablas.$G$11]))/100;0)*IF(OR(VALUE([.B108])=3;VALUE([.B108])=8;VALUE([.B108])=13);-1;1)" office:value-type="float" office:value="290" calcext:value-type="float">
            <text:p>290,00</text:p>
          </table:table-cell>
          <table:table-cell table:style-name="ce28" table:formula="of:=IF([$Compras.$A108]&lt;&gt;&quot;&quot;;VALUE(MID([$Compras.$A108];[$Tablas.$E$12];[$Tablas.$G$12]))/100;0)*IF(OR(VALUE([.B108])=3;VALUE([.B108])=8;VALUE([.B108])=13);-1;1)" office:value-type="float" office:value="0" calcext:value-type="float">
            <text:p>0,00</text:p>
          </table:table-cell>
          <table:table-cell table:style-name="ce28" table:formula="of:=IF([$Compras.$A108]&lt;&gt;&quot;&quot;;VALUE(MID([$Compras.$A108];[$Tablas.$E$13];[$Tablas.$G$13]))/100;0)*IF(OR(VALUE([.B108])=3;VALUE([.B108])=8;VALUE([.B108])=13);-1;1)" office:value-type="float" office:value="0" calcext:value-type="float">
            <text:p>0,00</text:p>
          </table:table-cell>
          <table:table-cell table:style-name="ce28" table:formula="of:=IF([$Compras.$A108]&lt;&gt;&quot;&quot;;VALUE(MID([$Compras.$A108];[$Tablas.$E$14];[$Tablas.$G$14]))/100;0)*IF(OR(VALUE([.B108])=3;VALUE([.B108])=8;VALUE([.B108])=13);-1;1)" office:value-type="float" office:value="0" calcext:value-type="float">
            <text:p>0,00</text:p>
          </table:table-cell>
          <table:table-cell table:style-name="ce28" table:formula="of:=IF([$Compras.$A108]&lt;&gt;&quot;&quot;;VALUE(MID([$Compras.$A108];[$Tablas.$E$15];[$Tablas.$G$15]))/100;0)*IF(OR(VALUE([.B108])=3;VALUE([.B108])=8;VALUE([.B108])=13);-1;1)" office:value-type="float" office:value="0" calcext:value-type="float">
            <text:p>0,00</text:p>
          </table:table-cell>
          <table:table-cell table:style-name="ce28" table:formula="of:=IF([$Compras.$A108]&lt;&gt;&quot;&quot;;VALUE(MID([$Compras.$A108];[$Tablas.$E$16];[$Tablas.$G$16]))/100;0)*IF(OR(VALUE([.B108])=3;VALUE([.B108])=8;VALUE([.B108])=13);-1;1)" office:value-type="float" office:value="0" calcext:value-type="float">
            <text:p>0,00</text:p>
          </table:table-cell>
          <table:table-cell table:style-name="ce28" table:formula="of:=IF([$Compras.$A108]&lt;&gt;&quot;&quot;;VALUE(MID([$Compras.$A108];[$Tablas.$E$17];[$Tablas.$G$17]))/100;0)*IF(OR(VALUE([.B108])=3;VALUE([.B108])=8;VALUE([.B108])=13);-1;1)" office:value-type="float" office:value="0" calcext:value-type="float">
            <text:p>0,00</text:p>
          </table:table-cell>
          <table:table-cell table:style-name="ce28" table:formula="of:=IF([$Compras.$A108]&lt;&gt;&quot;&quot;;VALUE(MID([$Compras.$A108];[$Tablas.$E$18];[$Tablas.$G$18]))/100;0)*IF(OR(VALUE([.B108])=3;VALUE([.B108])=8;VALUE([.B108])=13);-1;1)" office:value-type="float" office:value="0" calcext:value-type="float">
            <text:p>0,00</text:p>
          </table:table-cell>
          <table:table-cell table:style-name="ce25" table:formula="of:=MID([$Compras.$A108];[$Tablas.$E$19];[$Tablas.$G$19])" office:value-type="string" office:string-value="PES" calcext:value-type="string">
            <text:p>PES</text:p>
          </table:table-cell>
          <table:table-cell table:style-name="ce25" table:formula="of:=MID([$Compras.$A10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08];[$Tablas.$E$21];[$Tablas.$G$21])" office:value-type="string" office:string-value="1" calcext:value-type="string">
            <text:p>1</text:p>
          </table:table-cell>
          <table:table-cell table:style-name="ce25" table:formula="of:=MID([$Compras.$A108];[$Tablas.$E$22];[$Tablas.$G$22])" office:value-type="string" office:string-value="0" calcext:value-type="string">
            <text:p>0</text:p>
          </table:table-cell>
          <table:table-cell table:style-name="ce28" table:formula="of:==IF([$Compras.$A108]&lt;&gt;&quot;&quot;;VALUE(MID([$Compras.$A108];[$Tablas.$E$23];[$Tablas.$G$23]))/100;0)*IF(OR(VALUE([.B108])=3;VALUE([.B108])=8;VALUE([.B108])=13);-1;1)" office:value-type="float" office:value="0" calcext:value-type="float">
            <text:p>0,00</text:p>
          </table:table-cell>
          <table:table-cell table:style-name="ce28" table:formula="of:==IF([$Compras.$A108]&lt;&gt;&quot;&quot;;VALUE(MID([$Compras.$A108];[$Tablas.$E$24];[$Tablas.$G$24]))/100;0)*IF(OR(VALUE([.B108])=3;VALUE([.B108])=8;VALUE([.B108])=13);-1;1)" office:value-type="float" office:value="0" calcext:value-type="float">
            <text:p>0,00</text:p>
          </table:table-cell>
          <table:table-cell table:style-name="ce25" table:formula="of:=MID([$Compras.$A10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0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0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09];[$Tablas.$E$3];[$Tablas.$G$3])" office:value-type="string" office:string-value="20200810" calcext:value-type="string">
            <text:p>20200810</text:p>
          </table:table-cell>
          <table:table-cell table:style-name="ce25" table:formula="of:=MID([$Compras.$A109];[$Tablas.$E$4];[$Tablas.$G$4])" office:value-type="string" office:string-value="001" calcext:value-type="string">
            <text:p>001</text:p>
          </table:table-cell>
          <table:table-cell table:style-name="ce25" table:formula="of:=MID([$Compras.$A109];[$Tablas.$E$5];[$Tablas.$G$5])" office:value-type="string" office:string-value="00001" calcext:value-type="string">
            <text:p>00001</text:p>
          </table:table-cell>
          <table:table-cell table:style-name="ce25" table:formula="of:=MID([$Compras.$A109];[$Tablas.$E$6];[$Tablas.$G$6])" office:value-type="string" office:string-value="00000000000000102926" calcext:value-type="string">
            <text:p>00000000000000102926</text:p>
          </table:table-cell>
          <table:table-cell table:style-name="ce25" table:formula="of:=MID([$Compras.$A10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09];[$Tablas.$E$8];[$Tablas.$G$8])" office:value-type="string" office:string-value="80" calcext:value-type="string">
            <text:p>80</text:p>
          </table:table-cell>
          <table:table-cell table:style-name="ce25" table:formula="of:=MID([$Compras.$A109];[$Tablas.$E$9];[$Tablas.$G$9])" office:value-type="string" office:string-value="00000000030710751281" calcext:value-type="string">
            <text:p>00000000030710751281</text:p>
          </table:table-cell>
          <table:table-cell table:style-name="ce25" table:formula="of:=MID([$Compras.$A109];[$Tablas.$E$10];[$Tablas.$G$10])" office:value-type="string" office:string-value="COMBUSTIBLES DEL NORTE S.R.L. " calcext:value-type="string">
            <text:p>COMBUSTIBLES DEL NORTE S.R.L. </text:p>
          </table:table-cell>
          <table:table-cell table:style-name="ce28" table:formula="of:==IF([$Compras.$A109]&lt;&gt;&quot;&quot;;VALUE(MID([$Compras.$A109];[$Tablas.$E$11];[$Tablas.$G$11]))/100;0)*IF(OR(VALUE([.B109])=3;VALUE([.B109])=8;VALUE([.B109])=13);-1;1)" office:value-type="float" office:value="300" calcext:value-type="float">
            <text:p>300,00</text:p>
          </table:table-cell>
          <table:table-cell table:style-name="ce28" table:formula="of:=IF([$Compras.$A109]&lt;&gt;&quot;&quot;;VALUE(MID([$Compras.$A109];[$Tablas.$E$12];[$Tablas.$G$12]))/100;0)*IF(OR(VALUE([.B109])=3;VALUE([.B109])=8;VALUE([.B109])=13);-1;1)" office:value-type="float" office:value="0" calcext:value-type="float">
            <text:p>0,00</text:p>
          </table:table-cell>
          <table:table-cell table:style-name="ce28" table:formula="of:=IF([$Compras.$A109]&lt;&gt;&quot;&quot;;VALUE(MID([$Compras.$A109];[$Tablas.$E$13];[$Tablas.$G$13]))/100;0)*IF(OR(VALUE([.B109])=3;VALUE([.B109])=8;VALUE([.B109])=13);-1;1)" office:value-type="float" office:value="0" calcext:value-type="float">
            <text:p>0,00</text:p>
          </table:table-cell>
          <table:table-cell table:style-name="ce28" table:formula="of:=IF([$Compras.$A109]&lt;&gt;&quot;&quot;;VALUE(MID([$Compras.$A109];[$Tablas.$E$14];[$Tablas.$G$14]))/100;0)*IF(OR(VALUE([.B109])=3;VALUE([.B109])=8;VALUE([.B109])=13);-1;1)" office:value-type="float" office:value="0" calcext:value-type="float">
            <text:p>0,00</text:p>
          </table:table-cell>
          <table:table-cell table:style-name="ce28" table:formula="of:=IF([$Compras.$A109]&lt;&gt;&quot;&quot;;VALUE(MID([$Compras.$A109];[$Tablas.$E$15];[$Tablas.$G$15]))/100;0)*IF(OR(VALUE([.B109])=3;VALUE([.B109])=8;VALUE([.B109])=13);-1;1)" office:value-type="float" office:value="0" calcext:value-type="float">
            <text:p>0,00</text:p>
          </table:table-cell>
          <table:table-cell table:style-name="ce28" table:formula="of:=IF([$Compras.$A109]&lt;&gt;&quot;&quot;;VALUE(MID([$Compras.$A109];[$Tablas.$E$16];[$Tablas.$G$16]))/100;0)*IF(OR(VALUE([.B109])=3;VALUE([.B109])=8;VALUE([.B109])=13);-1;1)" office:value-type="float" office:value="0" calcext:value-type="float">
            <text:p>0,00</text:p>
          </table:table-cell>
          <table:table-cell table:style-name="ce28" table:formula="of:=IF([$Compras.$A109]&lt;&gt;&quot;&quot;;VALUE(MID([$Compras.$A109];[$Tablas.$E$17];[$Tablas.$G$17]))/100;0)*IF(OR(VALUE([.B109])=3;VALUE([.B109])=8;VALUE([.B109])=13);-1;1)" office:value-type="float" office:value="0" calcext:value-type="float">
            <text:p>0,00</text:p>
          </table:table-cell>
          <table:table-cell table:style-name="ce28" table:formula="of:=IF([$Compras.$A109]&lt;&gt;&quot;&quot;;VALUE(MID([$Compras.$A109];[$Tablas.$E$18];[$Tablas.$G$18]))/100;0)*IF(OR(VALUE([.B109])=3;VALUE([.B109])=8;VALUE([.B109])=13);-1;1)" office:value-type="float" office:value="0" calcext:value-type="float">
            <text:p>0,00</text:p>
          </table:table-cell>
          <table:table-cell table:style-name="ce25" table:formula="of:=MID([$Compras.$A109];[$Tablas.$E$19];[$Tablas.$G$19])" office:value-type="string" office:string-value="PES" calcext:value-type="string">
            <text:p>PES</text:p>
          </table:table-cell>
          <table:table-cell table:style-name="ce25" table:formula="of:=MID([$Compras.$A10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09];[$Tablas.$E$21];[$Tablas.$G$21])" office:value-type="string" office:string-value="1" calcext:value-type="string">
            <text:p>1</text:p>
          </table:table-cell>
          <table:table-cell table:style-name="ce25" table:formula="of:=MID([$Compras.$A109];[$Tablas.$E$22];[$Tablas.$G$22])" office:value-type="string" office:string-value="0" calcext:value-type="string">
            <text:p>0</text:p>
          </table:table-cell>
          <table:table-cell table:style-name="ce28" table:formula="of:==IF([$Compras.$A109]&lt;&gt;&quot;&quot;;VALUE(MID([$Compras.$A109];[$Tablas.$E$23];[$Tablas.$G$23]))/100;0)*IF(OR(VALUE([.B109])=3;VALUE([.B109])=8;VALUE([.B109])=13);-1;1)" office:value-type="float" office:value="0" calcext:value-type="float">
            <text:p>0,00</text:p>
          </table:table-cell>
          <table:table-cell table:style-name="ce28" table:formula="of:==IF([$Compras.$A109]&lt;&gt;&quot;&quot;;VALUE(MID([$Compras.$A109];[$Tablas.$E$24];[$Tablas.$G$24]))/100;0)*IF(OR(VALUE([.B109])=3;VALUE([.B109])=8;VALUE([.B109])=13);-1;1)" office:value-type="float" office:value="0" calcext:value-type="float">
            <text:p>0,00</text:p>
          </table:table-cell>
          <table:table-cell table:style-name="ce25" table:formula="of:=MID([$Compras.$A10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0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0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10];[$Tablas.$E$3];[$Tablas.$G$3])" office:value-type="string" office:string-value="20200810" calcext:value-type="string">
            <text:p>20200810</text:p>
          </table:table-cell>
          <table:table-cell table:style-name="ce25" table:formula="of:=MID([$Compras.$A110];[$Tablas.$E$4];[$Tablas.$G$4])" office:value-type="string" office:string-value="001" calcext:value-type="string">
            <text:p>001</text:p>
          </table:table-cell>
          <table:table-cell table:style-name="ce25" table:formula="of:=MID([$Compras.$A110];[$Tablas.$E$5];[$Tablas.$G$5])" office:value-type="string" office:string-value="00004" calcext:value-type="string">
            <text:p>00004</text:p>
          </table:table-cell>
          <table:table-cell table:style-name="ce25" table:formula="of:=MID([$Compras.$A110];[$Tablas.$E$6];[$Tablas.$G$6])" office:value-type="string" office:string-value="00000000000000001078" calcext:value-type="string">
            <text:p>00000000000000001078</text:p>
          </table:table-cell>
          <table:table-cell table:style-name="ce25" table:formula="of:=MID([$Compras.$A11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0];[$Tablas.$E$8];[$Tablas.$G$8])" office:value-type="string" office:string-value="80" calcext:value-type="string">
            <text:p>80</text:p>
          </table:table-cell>
          <table:table-cell table:style-name="ce25" table:formula="of:=MID([$Compras.$A110];[$Tablas.$E$9];[$Tablas.$G$9])" office:value-type="string" office:string-value="00000000020082537830" calcext:value-type="string">
            <text:p>00000000020082537830</text:p>
          </table:table-cell>
          <table:table-cell table:style-name="ce25" table:formula="of:=MID([$Compras.$A110];[$Tablas.$E$10];[$Tablas.$G$10])" office:value-type="string" office:string-value="BASILIO SIMON KATERYNICZ      " calcext:value-type="string">
            <text:p>BASILIO SIMON KATERYNICZ <text:s text:c="5"/></text:p>
          </table:table-cell>
          <table:table-cell table:style-name="ce28" table:formula="of:==IF([$Compras.$A110]&lt;&gt;&quot;&quot;;VALUE(MID([$Compras.$A110];[$Tablas.$E$11];[$Tablas.$G$11]))/100;0)*IF(OR(VALUE([.B110])=3;VALUE([.B110])=8;VALUE([.B110])=13);-1;1)" office:value-type="float" office:value="443707" calcext:value-type="float">
            <text:p>443.707,00</text:p>
          </table:table-cell>
          <table:table-cell table:style-name="ce28" table:formula="of:=IF([$Compras.$A110]&lt;&gt;&quot;&quot;;VALUE(MID([$Compras.$A110];[$Tablas.$E$12];[$Tablas.$G$12]))/100;0)*IF(OR(VALUE([.B110])=3;VALUE([.B110])=8;VALUE([.B110])=13);-1;1)" office:value-type="float" office:value="0" calcext:value-type="float">
            <text:p>0,00</text:p>
          </table:table-cell>
          <table:table-cell table:style-name="ce28" table:formula="of:=IF([$Compras.$A110]&lt;&gt;&quot;&quot;;VALUE(MID([$Compras.$A110];[$Tablas.$E$13];[$Tablas.$G$13]))/100;0)*IF(OR(VALUE([.B110])=3;VALUE([.B110])=8;VALUE([.B110])=13);-1;1)" office:value-type="float" office:value="0" calcext:value-type="float">
            <text:p>0,00</text:p>
          </table:table-cell>
          <table:table-cell table:style-name="ce28" table:formula="of:=IF([$Compras.$A110]&lt;&gt;&quot;&quot;;VALUE(MID([$Compras.$A110];[$Tablas.$E$14];[$Tablas.$G$14]))/100;0)*IF(OR(VALUE([.B110])=3;VALUE([.B110])=8;VALUE([.B110])=13);-1;1)" office:value-type="float" office:value="0" calcext:value-type="float">
            <text:p>0,00</text:p>
          </table:table-cell>
          <table:table-cell table:style-name="ce28" table:formula="of:=IF([$Compras.$A110]&lt;&gt;&quot;&quot;;VALUE(MID([$Compras.$A110];[$Tablas.$E$15];[$Tablas.$G$15]))/100;0)*IF(OR(VALUE([.B110])=3;VALUE([.B110])=8;VALUE([.B110])=13);-1;1)" office:value-type="float" office:value="0" calcext:value-type="float">
            <text:p>0,00</text:p>
          </table:table-cell>
          <table:table-cell table:style-name="ce28" table:formula="of:=IF([$Compras.$A110]&lt;&gt;&quot;&quot;;VALUE(MID([$Compras.$A110];[$Tablas.$E$16];[$Tablas.$G$16]))/100;0)*IF(OR(VALUE([.B110])=3;VALUE([.B110])=8;VALUE([.B110])=13);-1;1)" office:value-type="float" office:value="0" calcext:value-type="float">
            <text:p>0,00</text:p>
          </table:table-cell>
          <table:table-cell table:style-name="ce28" table:formula="of:=IF([$Compras.$A110]&lt;&gt;&quot;&quot;;VALUE(MID([$Compras.$A110];[$Tablas.$E$17];[$Tablas.$G$17]))/100;0)*IF(OR(VALUE([.B110])=3;VALUE([.B110])=8;VALUE([.B110])=13);-1;1)" office:value-type="float" office:value="0" calcext:value-type="float">
            <text:p>0,00</text:p>
          </table:table-cell>
          <table:table-cell table:style-name="ce28" table:formula="of:=IF([$Compras.$A110]&lt;&gt;&quot;&quot;;VALUE(MID([$Compras.$A110];[$Tablas.$E$18];[$Tablas.$G$18]))/100;0)*IF(OR(VALUE([.B110])=3;VALUE([.B110])=8;VALUE([.B110])=13);-1;1)" office:value-type="float" office:value="0" calcext:value-type="float">
            <text:p>0,00</text:p>
          </table:table-cell>
          <table:table-cell table:style-name="ce25" table:formula="of:=MID([$Compras.$A110];[$Tablas.$E$19];[$Tablas.$G$19])" office:value-type="string" office:string-value="PES" calcext:value-type="string">
            <text:p>PES</text:p>
          </table:table-cell>
          <table:table-cell table:style-name="ce25" table:formula="of:=MID([$Compras.$A11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10];[$Tablas.$E$21];[$Tablas.$G$21])" office:value-type="string" office:string-value="1" calcext:value-type="string">
            <text:p>1</text:p>
          </table:table-cell>
          <table:table-cell table:style-name="ce25" table:formula="of:=MID([$Compras.$A110];[$Tablas.$E$22];[$Tablas.$G$22])" office:value-type="string" office:string-value="0" calcext:value-type="string">
            <text:p>0</text:p>
          </table:table-cell>
          <table:table-cell table:style-name="ce28" table:formula="of:==IF([$Compras.$A110]&lt;&gt;&quot;&quot;;VALUE(MID([$Compras.$A110];[$Tablas.$E$23];[$Tablas.$G$23]))/100;0)*IF(OR(VALUE([.B110])=3;VALUE([.B110])=8;VALUE([.B110])=13);-1;1)" office:value-type="float" office:value="0" calcext:value-type="float">
            <text:p>0,00</text:p>
          </table:table-cell>
          <table:table-cell table:style-name="ce28" table:formula="of:==IF([$Compras.$A110]&lt;&gt;&quot;&quot;;VALUE(MID([$Compras.$A110];[$Tablas.$E$24];[$Tablas.$G$24]))/100;0)*IF(OR(VALUE([.B110])=3;VALUE([.B110])=8;VALUE([.B110])=13);-1;1)" office:value-type="float" office:value="0" calcext:value-type="float">
            <text:p>0,00</text:p>
          </table:table-cell>
          <table:table-cell table:style-name="ce25" table:formula="of:=MID([$Compras.$A11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1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1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11];[$Tablas.$E$3];[$Tablas.$G$3])" office:value-type="string" office:string-value="20200810" calcext:value-type="string">
            <text:p>20200810</text:p>
          </table:table-cell>
          <table:table-cell table:style-name="ce25" table:formula="of:=MID([$Compras.$A111];[$Tablas.$E$4];[$Tablas.$G$4])" office:value-type="string" office:string-value="001" calcext:value-type="string">
            <text:p>001</text:p>
          </table:table-cell>
          <table:table-cell table:style-name="ce25" table:formula="of:=MID([$Compras.$A111];[$Tablas.$E$5];[$Tablas.$G$5])" office:value-type="string" office:string-value="00002" calcext:value-type="string">
            <text:p>00002</text:p>
          </table:table-cell>
          <table:table-cell table:style-name="ce25" table:formula="of:=MID([$Compras.$A111];[$Tablas.$E$6];[$Tablas.$G$6])" office:value-type="string" office:string-value="00000000000000003733" calcext:value-type="string">
            <text:p>00000000000000003733</text:p>
          </table:table-cell>
          <table:table-cell table:style-name="ce25" table:formula="of:=MID([$Compras.$A11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1];[$Tablas.$E$8];[$Tablas.$G$8])" office:value-type="string" office:string-value="80" calcext:value-type="string">
            <text:p>80</text:p>
          </table:table-cell>
          <table:table-cell table:style-name="ce25" table:formula="of:=MID([$Compras.$A111];[$Tablas.$E$9];[$Tablas.$G$9])" office:value-type="string" office:string-value="00000000020176964783" calcext:value-type="string">
            <text:p>00000000020176964783</text:p>
          </table:table-cell>
          <table:table-cell table:style-name="ce25" table:formula="of:=MID([$Compras.$A111];[$Tablas.$E$10];[$Tablas.$G$10])" office:value-type="string" office:string-value="MESSINA SERGIO ALEJANDRO      " calcext:value-type="string">
            <text:p>MESSINA SERGIO ALEJANDRO <text:s text:c="5"/></text:p>
          </table:table-cell>
          <table:table-cell table:style-name="ce28" table:formula="of:==IF([$Compras.$A111]&lt;&gt;&quot;&quot;;VALUE(MID([$Compras.$A111];[$Tablas.$E$11];[$Tablas.$G$11]))/100;0)*IF(OR(VALUE([.B111])=3;VALUE([.B111])=8;VALUE([.B111])=13);-1;1)" office:value-type="float" office:value="3500" calcext:value-type="float">
            <text:p>3.500,00</text:p>
          </table:table-cell>
          <table:table-cell table:style-name="ce28" table:formula="of:=IF([$Compras.$A111]&lt;&gt;&quot;&quot;;VALUE(MID([$Compras.$A111];[$Tablas.$E$12];[$Tablas.$G$12]))/100;0)*IF(OR(VALUE([.B111])=3;VALUE([.B111])=8;VALUE([.B111])=13);-1;1)" office:value-type="float" office:value="0" calcext:value-type="float">
            <text:p>0,00</text:p>
          </table:table-cell>
          <table:table-cell table:style-name="ce28" table:formula="of:=IF([$Compras.$A111]&lt;&gt;&quot;&quot;;VALUE(MID([$Compras.$A111];[$Tablas.$E$13];[$Tablas.$G$13]))/100;0)*IF(OR(VALUE([.B111])=3;VALUE([.B111])=8;VALUE([.B111])=13);-1;1)" office:value-type="float" office:value="0" calcext:value-type="float">
            <text:p>0,00</text:p>
          </table:table-cell>
          <table:table-cell table:style-name="ce28" table:formula="of:=IF([$Compras.$A111]&lt;&gt;&quot;&quot;;VALUE(MID([$Compras.$A111];[$Tablas.$E$14];[$Tablas.$G$14]))/100;0)*IF(OR(VALUE([.B111])=3;VALUE([.B111])=8;VALUE([.B111])=13);-1;1)" office:value-type="float" office:value="0" calcext:value-type="float">
            <text:p>0,00</text:p>
          </table:table-cell>
          <table:table-cell table:style-name="ce28" table:formula="of:=IF([$Compras.$A111]&lt;&gt;&quot;&quot;;VALUE(MID([$Compras.$A111];[$Tablas.$E$15];[$Tablas.$G$15]))/100;0)*IF(OR(VALUE([.B111])=3;VALUE([.B111])=8;VALUE([.B111])=13);-1;1)" office:value-type="float" office:value="0" calcext:value-type="float">
            <text:p>0,00</text:p>
          </table:table-cell>
          <table:table-cell table:style-name="ce28" table:formula="of:=IF([$Compras.$A111]&lt;&gt;&quot;&quot;;VALUE(MID([$Compras.$A111];[$Tablas.$E$16];[$Tablas.$G$16]))/100;0)*IF(OR(VALUE([.B111])=3;VALUE([.B111])=8;VALUE([.B111])=13);-1;1)" office:value-type="float" office:value="0" calcext:value-type="float">
            <text:p>0,00</text:p>
          </table:table-cell>
          <table:table-cell table:style-name="ce28" table:formula="of:=IF([$Compras.$A111]&lt;&gt;&quot;&quot;;VALUE(MID([$Compras.$A111];[$Tablas.$E$17];[$Tablas.$G$17]))/100;0)*IF(OR(VALUE([.B111])=3;VALUE([.B111])=8;VALUE([.B111])=13);-1;1)" office:value-type="float" office:value="0" calcext:value-type="float">
            <text:p>0,00</text:p>
          </table:table-cell>
          <table:table-cell table:style-name="ce28" table:formula="of:=IF([$Compras.$A111]&lt;&gt;&quot;&quot;;VALUE(MID([$Compras.$A111];[$Tablas.$E$18];[$Tablas.$G$18]))/100;0)*IF(OR(VALUE([.B111])=3;VALUE([.B111])=8;VALUE([.B111])=13);-1;1)" office:value-type="float" office:value="0" calcext:value-type="float">
            <text:p>0,00</text:p>
          </table:table-cell>
          <table:table-cell table:style-name="ce25" table:formula="of:=MID([$Compras.$A111];[$Tablas.$E$19];[$Tablas.$G$19])" office:value-type="string" office:string-value="PES" calcext:value-type="string">
            <text:p>PES</text:p>
          </table:table-cell>
          <table:table-cell table:style-name="ce25" table:formula="of:=MID([$Compras.$A11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11];[$Tablas.$E$21];[$Tablas.$G$21])" office:value-type="string" office:string-value="1" calcext:value-type="string">
            <text:p>1</text:p>
          </table:table-cell>
          <table:table-cell table:style-name="ce25" table:formula="of:=MID([$Compras.$A111];[$Tablas.$E$22];[$Tablas.$G$22])" office:value-type="string" office:string-value="0" calcext:value-type="string">
            <text:p>0</text:p>
          </table:table-cell>
          <table:table-cell table:style-name="ce28" table:formula="of:==IF([$Compras.$A111]&lt;&gt;&quot;&quot;;VALUE(MID([$Compras.$A111];[$Tablas.$E$23];[$Tablas.$G$23]))/100;0)*IF(OR(VALUE([.B111])=3;VALUE([.B111])=8;VALUE([.B111])=13);-1;1)" office:value-type="float" office:value="0" calcext:value-type="float">
            <text:p>0,00</text:p>
          </table:table-cell>
          <table:table-cell table:style-name="ce28" table:formula="of:==IF([$Compras.$A111]&lt;&gt;&quot;&quot;;VALUE(MID([$Compras.$A111];[$Tablas.$E$24];[$Tablas.$G$24]))/100;0)*IF(OR(VALUE([.B111])=3;VALUE([.B111])=8;VALUE([.B111])=13);-1;1)" office:value-type="float" office:value="0" calcext:value-type="float">
            <text:p>0,00</text:p>
          </table:table-cell>
          <table:table-cell table:style-name="ce25" table:formula="of:=MID([$Compras.$A11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1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1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12];[$Tablas.$E$3];[$Tablas.$G$3])" office:value-type="string" office:string-value="20200810" calcext:value-type="string">
            <text:p>20200810</text:p>
          </table:table-cell>
          <table:table-cell table:style-name="ce25" table:formula="of:=MID([$Compras.$A112];[$Tablas.$E$4];[$Tablas.$G$4])" office:value-type="string" office:string-value="001" calcext:value-type="string">
            <text:p>001</text:p>
          </table:table-cell>
          <table:table-cell table:style-name="ce25" table:formula="of:=MID([$Compras.$A112];[$Tablas.$E$5];[$Tablas.$G$5])" office:value-type="string" office:string-value="00001" calcext:value-type="string">
            <text:p>00001</text:p>
          </table:table-cell>
          <table:table-cell table:style-name="ce25" table:formula="of:=MID([$Compras.$A112];[$Tablas.$E$6];[$Tablas.$G$6])" office:value-type="string" office:string-value="00000000000000081454" calcext:value-type="string">
            <text:p>00000000000000081454</text:p>
          </table:table-cell>
          <table:table-cell table:style-name="ce25" table:formula="of:=MID([$Compras.$A11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2];[$Tablas.$E$8];[$Tablas.$G$8])" office:value-type="string" office:string-value="80" calcext:value-type="string">
            <text:p>80</text:p>
          </table:table-cell>
          <table:table-cell table:style-name="ce25" table:formula="of:=MID([$Compras.$A112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12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112]&lt;&gt;&quot;&quot;;VALUE(MID([$Compras.$A112];[$Tablas.$E$11];[$Tablas.$G$11]))/100;0)*IF(OR(VALUE([.B112])=3;VALUE([.B112])=8;VALUE([.B112])=13);-1;1)" office:value-type="float" office:value="5.94" calcext:value-type="float">
            <text:p>5,94</text:p>
          </table:table-cell>
          <table:table-cell table:style-name="ce28" table:formula="of:=IF([$Compras.$A112]&lt;&gt;&quot;&quot;;VALUE(MID([$Compras.$A112];[$Tablas.$E$12];[$Tablas.$G$12]))/100;0)*IF(OR(VALUE([.B112])=3;VALUE([.B112])=8;VALUE([.B112])=13);-1;1)" office:value-type="float" office:value="0" calcext:value-type="float">
            <text:p>0,00</text:p>
          </table:table-cell>
          <table:table-cell table:style-name="ce28" table:formula="of:=IF([$Compras.$A112]&lt;&gt;&quot;&quot;;VALUE(MID([$Compras.$A112];[$Tablas.$E$13];[$Tablas.$G$13]))/100;0)*IF(OR(VALUE([.B112])=3;VALUE([.B112])=8;VALUE([.B112])=13);-1;1)" office:value-type="float" office:value="0" calcext:value-type="float">
            <text:p>0,00</text:p>
          </table:table-cell>
          <table:table-cell table:style-name="ce28" table:formula="of:=IF([$Compras.$A112]&lt;&gt;&quot;&quot;;VALUE(MID([$Compras.$A112];[$Tablas.$E$14];[$Tablas.$G$14]))/100;0)*IF(OR(VALUE([.B112])=3;VALUE([.B112])=8;VALUE([.B112])=13);-1;1)" office:value-type="float" office:value="0" calcext:value-type="float">
            <text:p>0,00</text:p>
          </table:table-cell>
          <table:table-cell table:style-name="ce28" table:formula="of:=IF([$Compras.$A112]&lt;&gt;&quot;&quot;;VALUE(MID([$Compras.$A112];[$Tablas.$E$15];[$Tablas.$G$15]))/100;0)*IF(OR(VALUE([.B112])=3;VALUE([.B112])=8;VALUE([.B112])=13);-1;1)" office:value-type="float" office:value="0" calcext:value-type="float">
            <text:p>0,00</text:p>
          </table:table-cell>
          <table:table-cell table:style-name="ce28" table:formula="of:=IF([$Compras.$A112]&lt;&gt;&quot;&quot;;VALUE(MID([$Compras.$A112];[$Tablas.$E$16];[$Tablas.$G$16]))/100;0)*IF(OR(VALUE([.B112])=3;VALUE([.B112])=8;VALUE([.B112])=13);-1;1)" office:value-type="float" office:value="0" calcext:value-type="float">
            <text:p>0,00</text:p>
          </table:table-cell>
          <table:table-cell table:style-name="ce28" table:formula="of:=IF([$Compras.$A112]&lt;&gt;&quot;&quot;;VALUE(MID([$Compras.$A112];[$Tablas.$E$17];[$Tablas.$G$17]))/100;0)*IF(OR(VALUE([.B112])=3;VALUE([.B112])=8;VALUE([.B112])=13);-1;1)" office:value-type="float" office:value="0" calcext:value-type="float">
            <text:p>0,00</text:p>
          </table:table-cell>
          <table:table-cell table:style-name="ce28" table:formula="of:=IF([$Compras.$A112]&lt;&gt;&quot;&quot;;VALUE(MID([$Compras.$A112];[$Tablas.$E$18];[$Tablas.$G$18]))/100;0)*IF(OR(VALUE([.B112])=3;VALUE([.B112])=8;VALUE([.B112])=13);-1;1)" office:value-type="float" office:value="0" calcext:value-type="float">
            <text:p>0,00</text:p>
          </table:table-cell>
          <table:table-cell table:style-name="ce25" table:formula="of:=MID([$Compras.$A112];[$Tablas.$E$19];[$Tablas.$G$19])" office:value-type="string" office:string-value="PES" calcext:value-type="string">
            <text:p>PES</text:p>
          </table:table-cell>
          <table:table-cell table:style-name="ce25" table:formula="of:=MID([$Compras.$A11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12];[$Tablas.$E$21];[$Tablas.$G$21])" office:value-type="string" office:string-value="1" calcext:value-type="string">
            <text:p>1</text:p>
          </table:table-cell>
          <table:table-cell table:style-name="ce25" table:formula="of:=MID([$Compras.$A112];[$Tablas.$E$22];[$Tablas.$G$22])" office:value-type="string" office:string-value="0" calcext:value-type="string">
            <text:p>0</text:p>
          </table:table-cell>
          <table:table-cell table:style-name="ce28" table:formula="of:==IF([$Compras.$A112]&lt;&gt;&quot;&quot;;VALUE(MID([$Compras.$A112];[$Tablas.$E$23];[$Tablas.$G$23]))/100;0)*IF(OR(VALUE([.B112])=3;VALUE([.B112])=8;VALUE([.B112])=13);-1;1)" office:value-type="float" office:value="0" calcext:value-type="float">
            <text:p>0,00</text:p>
          </table:table-cell>
          <table:table-cell table:style-name="ce28" table:formula="of:==IF([$Compras.$A112]&lt;&gt;&quot;&quot;;VALUE(MID([$Compras.$A112];[$Tablas.$E$24];[$Tablas.$G$24]))/100;0)*IF(OR(VALUE([.B112])=3;VALUE([.B112])=8;VALUE([.B112])=13);-1;1)" office:value-type="float" office:value="0" calcext:value-type="float">
            <text:p>0,00</text:p>
          </table:table-cell>
          <table:table-cell table:style-name="ce25" table:formula="of:=MID([$Compras.$A11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1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1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13];[$Tablas.$E$3];[$Tablas.$G$3])" office:value-type="string" office:string-value="20200810" calcext:value-type="string">
            <text:p>20200810</text:p>
          </table:table-cell>
          <table:table-cell table:style-name="ce25" table:formula="of:=MID([$Compras.$A113];[$Tablas.$E$4];[$Tablas.$G$4])" office:value-type="string" office:string-value="001" calcext:value-type="string">
            <text:p>001</text:p>
          </table:table-cell>
          <table:table-cell table:style-name="ce25" table:formula="of:=MID([$Compras.$A113];[$Tablas.$E$5];[$Tablas.$G$5])" office:value-type="string" office:string-value="00001" calcext:value-type="string">
            <text:p>00001</text:p>
          </table:table-cell>
          <table:table-cell table:style-name="ce25" table:formula="of:=MID([$Compras.$A113];[$Tablas.$E$6];[$Tablas.$G$6])" office:value-type="string" office:string-value="00000000000000081024" calcext:value-type="string">
            <text:p>00000000000000081024</text:p>
          </table:table-cell>
          <table:table-cell table:style-name="ce25" table:formula="of:=MID([$Compras.$A11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3];[$Tablas.$E$8];[$Tablas.$G$8])" office:value-type="string" office:string-value="80" calcext:value-type="string">
            <text:p>80</text:p>
          </table:table-cell>
          <table:table-cell table:style-name="ce25" table:formula="of:=MID([$Compras.$A113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13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113]&lt;&gt;&quot;&quot;;VALUE(MID([$Compras.$A113];[$Tablas.$E$11];[$Tablas.$G$11]))/100;0)*IF(OR(VALUE([.B113])=3;VALUE([.B113])=8;VALUE([.B113])=13);-1;1)" office:value-type="float" office:value="140.55" calcext:value-type="float">
            <text:p>140,55</text:p>
          </table:table-cell>
          <table:table-cell table:style-name="ce28" table:formula="of:=IF([$Compras.$A113]&lt;&gt;&quot;&quot;;VALUE(MID([$Compras.$A113];[$Tablas.$E$12];[$Tablas.$G$12]))/100;0)*IF(OR(VALUE([.B113])=3;VALUE([.B113])=8;VALUE([.B113])=13);-1;1)" office:value-type="float" office:value="91.8" calcext:value-type="float">
            <text:p>91,80</text:p>
          </table:table-cell>
          <table:table-cell table:style-name="ce28" table:formula="of:=IF([$Compras.$A113]&lt;&gt;&quot;&quot;;VALUE(MID([$Compras.$A113];[$Tablas.$E$13];[$Tablas.$G$13]))/100;0)*IF(OR(VALUE([.B113])=3;VALUE([.B113])=8;VALUE([.B113])=13);-1;1)" office:value-type="float" office:value="0" calcext:value-type="float">
            <text:p>0,00</text:p>
          </table:table-cell>
          <table:table-cell table:style-name="ce28" table:formula="of:=IF([$Compras.$A113]&lt;&gt;&quot;&quot;;VALUE(MID([$Compras.$A113];[$Tablas.$E$14];[$Tablas.$G$14]))/100;0)*IF(OR(VALUE([.B113])=3;VALUE([.B113])=8;VALUE([.B113])=13);-1;1)" office:value-type="float" office:value="0" calcext:value-type="float">
            <text:p>0,00</text:p>
          </table:table-cell>
          <table:table-cell table:style-name="ce28" table:formula="of:=IF([$Compras.$A113]&lt;&gt;&quot;&quot;;VALUE(MID([$Compras.$A113];[$Tablas.$E$15];[$Tablas.$G$15]))/100;0)*IF(OR(VALUE([.B113])=3;VALUE([.B113])=8;VALUE([.B113])=13);-1;1)" office:value-type="float" office:value="0" calcext:value-type="float">
            <text:p>0,00</text:p>
          </table:table-cell>
          <table:table-cell table:style-name="ce28" table:formula="of:=IF([$Compras.$A113]&lt;&gt;&quot;&quot;;VALUE(MID([$Compras.$A113];[$Tablas.$E$16];[$Tablas.$G$16]))/100;0)*IF(OR(VALUE([.B113])=3;VALUE([.B113])=8;VALUE([.B113])=13);-1;1)" office:value-type="float" office:value="0" calcext:value-type="float">
            <text:p>0,00</text:p>
          </table:table-cell>
          <table:table-cell table:style-name="ce28" table:formula="of:=IF([$Compras.$A113]&lt;&gt;&quot;&quot;;VALUE(MID([$Compras.$A113];[$Tablas.$E$17];[$Tablas.$G$17]))/100;0)*IF(OR(VALUE([.B113])=3;VALUE([.B113])=8;VALUE([.B113])=13);-1;1)" office:value-type="float" office:value="0" calcext:value-type="float">
            <text:p>0,00</text:p>
          </table:table-cell>
          <table:table-cell table:style-name="ce28" table:formula="of:=IF([$Compras.$A113]&lt;&gt;&quot;&quot;;VALUE(MID([$Compras.$A113];[$Tablas.$E$18];[$Tablas.$G$18]))/100;0)*IF(OR(VALUE([.B113])=3;VALUE([.B113])=8;VALUE([.B113])=13);-1;1)" office:value-type="float" office:value="0" calcext:value-type="float">
            <text:p>0,00</text:p>
          </table:table-cell>
          <table:table-cell table:style-name="ce25" table:formula="of:=MID([$Compras.$A113];[$Tablas.$E$19];[$Tablas.$G$19])" office:value-type="string" office:string-value="PES" calcext:value-type="string">
            <text:p>PES</text:p>
          </table:table-cell>
          <table:table-cell table:style-name="ce25" table:formula="of:=MID([$Compras.$A11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13];[$Tablas.$E$21];[$Tablas.$G$21])" office:value-type="string" office:string-value="1" calcext:value-type="string">
            <text:p>1</text:p>
          </table:table-cell>
          <table:table-cell table:style-name="ce25" table:formula="of:=MID([$Compras.$A113];[$Tablas.$E$22];[$Tablas.$G$22])" office:value-type="string" office:string-value="0" calcext:value-type="string">
            <text:p>0</text:p>
          </table:table-cell>
          <table:table-cell table:style-name="ce28" table:formula="of:==IF([$Compras.$A113]&lt;&gt;&quot;&quot;;VALUE(MID([$Compras.$A113];[$Tablas.$E$23];[$Tablas.$G$23]))/100;0)*IF(OR(VALUE([.B113])=3;VALUE([.B113])=8;VALUE([.B113])=13);-1;1)" office:value-type="float" office:value="0" calcext:value-type="float">
            <text:p>0,00</text:p>
          </table:table-cell>
          <table:table-cell table:style-name="ce28" table:formula="of:==IF([$Compras.$A113]&lt;&gt;&quot;&quot;;VALUE(MID([$Compras.$A113];[$Tablas.$E$24];[$Tablas.$G$24]))/100;0)*IF(OR(VALUE([.B113])=3;VALUE([.B113])=8;VALUE([.B113])=13);-1;1)" office:value-type="float" office:value="0" calcext:value-type="float">
            <text:p>0,00</text:p>
          </table:table-cell>
          <table:table-cell table:style-name="ce25" table:formula="of:=MID([$Compras.$A11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1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1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14];[$Tablas.$E$3];[$Tablas.$G$3])" office:value-type="string" office:string-value="20200810" calcext:value-type="string">
            <text:p>20200810</text:p>
          </table:table-cell>
          <table:table-cell table:style-name="ce25" table:formula="of:=MID([$Compras.$A114];[$Tablas.$E$4];[$Tablas.$G$4])" office:value-type="string" office:string-value="001" calcext:value-type="string">
            <text:p>001</text:p>
          </table:table-cell>
          <table:table-cell table:style-name="ce25" table:formula="of:=MID([$Compras.$A114];[$Tablas.$E$5];[$Tablas.$G$5])" office:value-type="string" office:string-value="00001" calcext:value-type="string">
            <text:p>00001</text:p>
          </table:table-cell>
          <table:table-cell table:style-name="ce25" table:formula="of:=MID([$Compras.$A114];[$Tablas.$E$6];[$Tablas.$G$6])" office:value-type="string" office:string-value="00000000000000081449" calcext:value-type="string">
            <text:p>00000000000000081449</text:p>
          </table:table-cell>
          <table:table-cell table:style-name="ce25" table:formula="of:=MID([$Compras.$A11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4];[$Tablas.$E$8];[$Tablas.$G$8])" office:value-type="string" office:string-value="80" calcext:value-type="string">
            <text:p>80</text:p>
          </table:table-cell>
          <table:table-cell table:style-name="ce25" table:formula="of:=MID([$Compras.$A114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14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114]&lt;&gt;&quot;&quot;;VALUE(MID([$Compras.$A114];[$Tablas.$E$11];[$Tablas.$G$11]))/100;0)*IF(OR(VALUE([.B114])=3;VALUE([.B114])=8;VALUE([.B114])=13);-1;1)" office:value-type="float" office:value="170.86" calcext:value-type="float">
            <text:p>170,86</text:p>
          </table:table-cell>
          <table:table-cell table:style-name="ce28" table:formula="of:=IF([$Compras.$A114]&lt;&gt;&quot;&quot;;VALUE(MID([$Compras.$A114];[$Tablas.$E$12];[$Tablas.$G$12]))/100;0)*IF(OR(VALUE([.B114])=3;VALUE([.B114])=8;VALUE([.B114])=13);-1;1)" office:value-type="float" office:value="111.57" calcext:value-type="float">
            <text:p>111,57</text:p>
          </table:table-cell>
          <table:table-cell table:style-name="ce28" table:formula="of:=IF([$Compras.$A114]&lt;&gt;&quot;&quot;;VALUE(MID([$Compras.$A114];[$Tablas.$E$13];[$Tablas.$G$13]))/100;0)*IF(OR(VALUE([.B114])=3;VALUE([.B114])=8;VALUE([.B114])=13);-1;1)" office:value-type="float" office:value="0" calcext:value-type="float">
            <text:p>0,00</text:p>
          </table:table-cell>
          <table:table-cell table:style-name="ce28" table:formula="of:=IF([$Compras.$A114]&lt;&gt;&quot;&quot;;VALUE(MID([$Compras.$A114];[$Tablas.$E$14];[$Tablas.$G$14]))/100;0)*IF(OR(VALUE([.B114])=3;VALUE([.B114])=8;VALUE([.B114])=13);-1;1)" office:value-type="float" office:value="0" calcext:value-type="float">
            <text:p>0,00</text:p>
          </table:table-cell>
          <table:table-cell table:style-name="ce28" table:formula="of:=IF([$Compras.$A114]&lt;&gt;&quot;&quot;;VALUE(MID([$Compras.$A114];[$Tablas.$E$15];[$Tablas.$G$15]))/100;0)*IF(OR(VALUE([.B114])=3;VALUE([.B114])=8;VALUE([.B114])=13);-1;1)" office:value-type="float" office:value="0" calcext:value-type="float">
            <text:p>0,00</text:p>
          </table:table-cell>
          <table:table-cell table:style-name="ce28" table:formula="of:=IF([$Compras.$A114]&lt;&gt;&quot;&quot;;VALUE(MID([$Compras.$A114];[$Tablas.$E$16];[$Tablas.$G$16]))/100;0)*IF(OR(VALUE([.B114])=3;VALUE([.B114])=8;VALUE([.B114])=13);-1;1)" office:value-type="float" office:value="0" calcext:value-type="float">
            <text:p>0,00</text:p>
          </table:table-cell>
          <table:table-cell table:style-name="ce28" table:formula="of:=IF([$Compras.$A114]&lt;&gt;&quot;&quot;;VALUE(MID([$Compras.$A114];[$Tablas.$E$17];[$Tablas.$G$17]))/100;0)*IF(OR(VALUE([.B114])=3;VALUE([.B114])=8;VALUE([.B114])=13);-1;1)" office:value-type="float" office:value="0" calcext:value-type="float">
            <text:p>0,00</text:p>
          </table:table-cell>
          <table:table-cell table:style-name="ce28" table:formula="of:=IF([$Compras.$A114]&lt;&gt;&quot;&quot;;VALUE(MID([$Compras.$A114];[$Tablas.$E$18];[$Tablas.$G$18]))/100;0)*IF(OR(VALUE([.B114])=3;VALUE([.B114])=8;VALUE([.B114])=13);-1;1)" office:value-type="float" office:value="0" calcext:value-type="float">
            <text:p>0,00</text:p>
          </table:table-cell>
          <table:table-cell table:style-name="ce25" table:formula="of:=MID([$Compras.$A114];[$Tablas.$E$19];[$Tablas.$G$19])" office:value-type="string" office:string-value="PES" calcext:value-type="string">
            <text:p>PES</text:p>
          </table:table-cell>
          <table:table-cell table:style-name="ce25" table:formula="of:=MID([$Compras.$A11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14];[$Tablas.$E$21];[$Tablas.$G$21])" office:value-type="string" office:string-value="1" calcext:value-type="string">
            <text:p>1</text:p>
          </table:table-cell>
          <table:table-cell table:style-name="ce25" table:formula="of:=MID([$Compras.$A114];[$Tablas.$E$22];[$Tablas.$G$22])" office:value-type="string" office:string-value="0" calcext:value-type="string">
            <text:p>0</text:p>
          </table:table-cell>
          <table:table-cell table:style-name="ce28" table:formula="of:==IF([$Compras.$A114]&lt;&gt;&quot;&quot;;VALUE(MID([$Compras.$A114];[$Tablas.$E$23];[$Tablas.$G$23]))/100;0)*IF(OR(VALUE([.B114])=3;VALUE([.B114])=8;VALUE([.B114])=13);-1;1)" office:value-type="float" office:value="0" calcext:value-type="float">
            <text:p>0,00</text:p>
          </table:table-cell>
          <table:table-cell table:style-name="ce28" table:formula="of:==IF([$Compras.$A114]&lt;&gt;&quot;&quot;;VALUE(MID([$Compras.$A114];[$Tablas.$E$24];[$Tablas.$G$24]))/100;0)*IF(OR(VALUE([.B114])=3;VALUE([.B114])=8;VALUE([.B114])=13);-1;1)" office:value-type="float" office:value="0" calcext:value-type="float">
            <text:p>0,00</text:p>
          </table:table-cell>
          <table:table-cell table:style-name="ce25" table:formula="of:=MID([$Compras.$A11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1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1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15];[$Tablas.$E$3];[$Tablas.$G$3])" office:value-type="string" office:string-value="20200810" calcext:value-type="string">
            <text:p>20200810</text:p>
          </table:table-cell>
          <table:table-cell table:style-name="ce25" table:formula="of:=MID([$Compras.$A115];[$Tablas.$E$4];[$Tablas.$G$4])" office:value-type="string" office:string-value="001" calcext:value-type="string">
            <text:p>001</text:p>
          </table:table-cell>
          <table:table-cell table:style-name="ce25" table:formula="of:=MID([$Compras.$A115];[$Tablas.$E$5];[$Tablas.$G$5])" office:value-type="string" office:string-value="00001" calcext:value-type="string">
            <text:p>00001</text:p>
          </table:table-cell>
          <table:table-cell table:style-name="ce25" table:formula="of:=MID([$Compras.$A115];[$Tablas.$E$6];[$Tablas.$G$6])" office:value-type="string" office:string-value="00000000000000081428" calcext:value-type="string">
            <text:p>00000000000000081428</text:p>
          </table:table-cell>
          <table:table-cell table:style-name="ce25" table:formula="of:=MID([$Compras.$A11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5];[$Tablas.$E$8];[$Tablas.$G$8])" office:value-type="string" office:string-value="80" calcext:value-type="string">
            <text:p>80</text:p>
          </table:table-cell>
          <table:table-cell table:style-name="ce25" table:formula="of:=MID([$Compras.$A115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15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115]&lt;&gt;&quot;&quot;;VALUE(MID([$Compras.$A115];[$Tablas.$E$11];[$Tablas.$G$11]))/100;0)*IF(OR(VALUE([.B115])=3;VALUE([.B115])=8;VALUE([.B115])=13);-1;1)" office:value-type="float" office:value="1145.76" calcext:value-type="float">
            <text:p>1.145,76</text:p>
          </table:table-cell>
          <table:table-cell table:style-name="ce28" table:formula="of:=IF([$Compras.$A115]&lt;&gt;&quot;&quot;;VALUE(MID([$Compras.$A115];[$Tablas.$E$12];[$Tablas.$G$12]))/100;0)*IF(OR(VALUE([.B115])=3;VALUE([.B115])=8;VALUE([.B115])=13);-1;1)" office:value-type="float" office:value="922.14" calcext:value-type="float">
            <text:p>922,14</text:p>
          </table:table-cell>
          <table:table-cell table:style-name="ce28" table:formula="of:=IF([$Compras.$A115]&lt;&gt;&quot;&quot;;VALUE(MID([$Compras.$A115];[$Tablas.$E$13];[$Tablas.$G$13]))/100;0)*IF(OR(VALUE([.B115])=3;VALUE([.B115])=8;VALUE([.B115])=13);-1;1)" office:value-type="float" office:value="0" calcext:value-type="float">
            <text:p>0,00</text:p>
          </table:table-cell>
          <table:table-cell table:style-name="ce28" table:formula="of:=IF([$Compras.$A115]&lt;&gt;&quot;&quot;;VALUE(MID([$Compras.$A115];[$Tablas.$E$14];[$Tablas.$G$14]))/100;0)*IF(OR(VALUE([.B115])=3;VALUE([.B115])=8;VALUE([.B115])=13);-1;1)" office:value-type="float" office:value="0" calcext:value-type="float">
            <text:p>0,00</text:p>
          </table:table-cell>
          <table:table-cell table:style-name="ce28" table:formula="of:=IF([$Compras.$A115]&lt;&gt;&quot;&quot;;VALUE(MID([$Compras.$A115];[$Tablas.$E$15];[$Tablas.$G$15]))/100;0)*IF(OR(VALUE([.B115])=3;VALUE([.B115])=8;VALUE([.B115])=13);-1;1)" office:value-type="float" office:value="0" calcext:value-type="float">
            <text:p>0,00</text:p>
          </table:table-cell>
          <table:table-cell table:style-name="ce28" table:formula="of:=IF([$Compras.$A115]&lt;&gt;&quot;&quot;;VALUE(MID([$Compras.$A115];[$Tablas.$E$16];[$Tablas.$G$16]))/100;0)*IF(OR(VALUE([.B115])=3;VALUE([.B115])=8;VALUE([.B115])=13);-1;1)" office:value-type="float" office:value="0" calcext:value-type="float">
            <text:p>0,00</text:p>
          </table:table-cell>
          <table:table-cell table:style-name="ce28" table:formula="of:=IF([$Compras.$A115]&lt;&gt;&quot;&quot;;VALUE(MID([$Compras.$A115];[$Tablas.$E$17];[$Tablas.$G$17]))/100;0)*IF(OR(VALUE([.B115])=3;VALUE([.B115])=8;VALUE([.B115])=13);-1;1)" office:value-type="float" office:value="0" calcext:value-type="float">
            <text:p>0,00</text:p>
          </table:table-cell>
          <table:table-cell table:style-name="ce28" table:formula="of:=IF([$Compras.$A115]&lt;&gt;&quot;&quot;;VALUE(MID([$Compras.$A115];[$Tablas.$E$18];[$Tablas.$G$18]))/100;0)*IF(OR(VALUE([.B115])=3;VALUE([.B115])=8;VALUE([.B115])=13);-1;1)" office:value-type="float" office:value="0" calcext:value-type="float">
            <text:p>0,00</text:p>
          </table:table-cell>
          <table:table-cell table:style-name="ce25" table:formula="of:=MID([$Compras.$A115];[$Tablas.$E$19];[$Tablas.$G$19])" office:value-type="string" office:string-value="PES" calcext:value-type="string">
            <text:p>PES</text:p>
          </table:table-cell>
          <table:table-cell table:style-name="ce25" table:formula="of:=MID([$Compras.$A11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15];[$Tablas.$E$21];[$Tablas.$G$21])" office:value-type="string" office:string-value="1" calcext:value-type="string">
            <text:p>1</text:p>
          </table:table-cell>
          <table:table-cell table:style-name="ce25" table:formula="of:=MID([$Compras.$A115];[$Tablas.$E$22];[$Tablas.$G$22])" office:value-type="string" office:string-value="0" calcext:value-type="string">
            <text:p>0</text:p>
          </table:table-cell>
          <table:table-cell table:style-name="ce28" table:formula="of:==IF([$Compras.$A115]&lt;&gt;&quot;&quot;;VALUE(MID([$Compras.$A115];[$Tablas.$E$23];[$Tablas.$G$23]))/100;0)*IF(OR(VALUE([.B115])=3;VALUE([.B115])=8;VALUE([.B115])=13);-1;1)" office:value-type="float" office:value="0" calcext:value-type="float">
            <text:p>0,00</text:p>
          </table:table-cell>
          <table:table-cell table:style-name="ce28" table:formula="of:==IF([$Compras.$A115]&lt;&gt;&quot;&quot;;VALUE(MID([$Compras.$A115];[$Tablas.$E$24];[$Tablas.$G$24]))/100;0)*IF(OR(VALUE([.B115])=3;VALUE([.B115])=8;VALUE([.B115])=13);-1;1)" office:value-type="float" office:value="0" calcext:value-type="float">
            <text:p>0,00</text:p>
          </table:table-cell>
          <table:table-cell table:style-name="ce25" table:formula="of:=MID([$Compras.$A11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1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1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16];[$Tablas.$E$3];[$Tablas.$G$3])" office:value-type="string" office:string-value="20200810" calcext:value-type="string">
            <text:p>20200810</text:p>
          </table:table-cell>
          <table:table-cell table:style-name="ce25" table:formula="of:=MID([$Compras.$A116];[$Tablas.$E$4];[$Tablas.$G$4])" office:value-type="string" office:string-value="001" calcext:value-type="string">
            <text:p>001</text:p>
          </table:table-cell>
          <table:table-cell table:style-name="ce25" table:formula="of:=MID([$Compras.$A116];[$Tablas.$E$5];[$Tablas.$G$5])" office:value-type="string" office:string-value="00001" calcext:value-type="string">
            <text:p>00001</text:p>
          </table:table-cell>
          <table:table-cell table:style-name="ce25" table:formula="of:=MID([$Compras.$A116];[$Tablas.$E$6];[$Tablas.$G$6])" office:value-type="string" office:string-value="00000000000000081022" calcext:value-type="string">
            <text:p>00000000000000081022</text:p>
          </table:table-cell>
          <table:table-cell table:style-name="ce25" table:formula="of:=MID([$Compras.$A11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6];[$Tablas.$E$8];[$Tablas.$G$8])" office:value-type="string" office:string-value="80" calcext:value-type="string">
            <text:p>80</text:p>
          </table:table-cell>
          <table:table-cell table:style-name="ce25" table:formula="of:=MID([$Compras.$A116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16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116]&lt;&gt;&quot;&quot;;VALUE(MID([$Compras.$A116];[$Tablas.$E$11];[$Tablas.$G$11]))/100;0)*IF(OR(VALUE([.B116])=3;VALUE([.B116])=8;VALUE([.B116])=13);-1;1)" office:value-type="float" office:value="2027.63" calcext:value-type="float">
            <text:p>2.027,63</text:p>
          </table:table-cell>
          <table:table-cell table:style-name="ce28" table:formula="of:=IF([$Compras.$A116]&lt;&gt;&quot;&quot;;VALUE(MID([$Compras.$A116];[$Tablas.$E$12];[$Tablas.$G$12]))/100;0)*IF(OR(VALUE([.B116])=3;VALUE([.B116])=8;VALUE([.B116])=13);-1;1)" office:value-type="float" office:value="1674.08" calcext:value-type="float">
            <text:p>1.674,08</text:p>
          </table:table-cell>
          <table:table-cell table:style-name="ce28" table:formula="of:=IF([$Compras.$A116]&lt;&gt;&quot;&quot;;VALUE(MID([$Compras.$A116];[$Tablas.$E$13];[$Tablas.$G$13]))/100;0)*IF(OR(VALUE([.B116])=3;VALUE([.B116])=8;VALUE([.B116])=13);-1;1)" office:value-type="float" office:value="0" calcext:value-type="float">
            <text:p>0,00</text:p>
          </table:table-cell>
          <table:table-cell table:style-name="ce28" table:formula="of:=IF([$Compras.$A116]&lt;&gt;&quot;&quot;;VALUE(MID([$Compras.$A116];[$Tablas.$E$14];[$Tablas.$G$14]))/100;0)*IF(OR(VALUE([.B116])=3;VALUE([.B116])=8;VALUE([.B116])=13);-1;1)" office:value-type="float" office:value="0" calcext:value-type="float">
            <text:p>0,00</text:p>
          </table:table-cell>
          <table:table-cell table:style-name="ce28" table:formula="of:=IF([$Compras.$A116]&lt;&gt;&quot;&quot;;VALUE(MID([$Compras.$A116];[$Tablas.$E$15];[$Tablas.$G$15]))/100;0)*IF(OR(VALUE([.B116])=3;VALUE([.B116])=8;VALUE([.B116])=13);-1;1)" office:value-type="float" office:value="0" calcext:value-type="float">
            <text:p>0,00</text:p>
          </table:table-cell>
          <table:table-cell table:style-name="ce28" table:formula="of:=IF([$Compras.$A116]&lt;&gt;&quot;&quot;;VALUE(MID([$Compras.$A116];[$Tablas.$E$16];[$Tablas.$G$16]))/100;0)*IF(OR(VALUE([.B116])=3;VALUE([.B116])=8;VALUE([.B116])=13);-1;1)" office:value-type="float" office:value="0" calcext:value-type="float">
            <text:p>0,00</text:p>
          </table:table-cell>
          <table:table-cell table:style-name="ce28" table:formula="of:=IF([$Compras.$A116]&lt;&gt;&quot;&quot;;VALUE(MID([$Compras.$A116];[$Tablas.$E$17];[$Tablas.$G$17]))/100;0)*IF(OR(VALUE([.B116])=3;VALUE([.B116])=8;VALUE([.B116])=13);-1;1)" office:value-type="float" office:value="0" calcext:value-type="float">
            <text:p>0,00</text:p>
          </table:table-cell>
          <table:table-cell table:style-name="ce28" table:formula="of:=IF([$Compras.$A116]&lt;&gt;&quot;&quot;;VALUE(MID([$Compras.$A116];[$Tablas.$E$18];[$Tablas.$G$18]))/100;0)*IF(OR(VALUE([.B116])=3;VALUE([.B116])=8;VALUE([.B116])=13);-1;1)" office:value-type="float" office:value="0" calcext:value-type="float">
            <text:p>0,00</text:p>
          </table:table-cell>
          <table:table-cell table:style-name="ce25" table:formula="of:=MID([$Compras.$A116];[$Tablas.$E$19];[$Tablas.$G$19])" office:value-type="string" office:string-value="PES" calcext:value-type="string">
            <text:p>PES</text:p>
          </table:table-cell>
          <table:table-cell table:style-name="ce25" table:formula="of:=MID([$Compras.$A11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16];[$Tablas.$E$21];[$Tablas.$G$21])" office:value-type="string" office:string-value="1" calcext:value-type="string">
            <text:p>1</text:p>
          </table:table-cell>
          <table:table-cell table:style-name="ce25" table:formula="of:=MID([$Compras.$A116];[$Tablas.$E$22];[$Tablas.$G$22])" office:value-type="string" office:string-value="0" calcext:value-type="string">
            <text:p>0</text:p>
          </table:table-cell>
          <table:table-cell table:style-name="ce28" table:formula="of:==IF([$Compras.$A116]&lt;&gt;&quot;&quot;;VALUE(MID([$Compras.$A116];[$Tablas.$E$23];[$Tablas.$G$23]))/100;0)*IF(OR(VALUE([.B116])=3;VALUE([.B116])=8;VALUE([.B116])=13);-1;1)" office:value-type="float" office:value="0" calcext:value-type="float">
            <text:p>0,00</text:p>
          </table:table-cell>
          <table:table-cell table:style-name="ce28" table:formula="of:==IF([$Compras.$A116]&lt;&gt;&quot;&quot;;VALUE(MID([$Compras.$A116];[$Tablas.$E$24];[$Tablas.$G$24]))/100;0)*IF(OR(VALUE([.B116])=3;VALUE([.B116])=8;VALUE([.B116])=13);-1;1)" office:value-type="float" office:value="0" calcext:value-type="float">
            <text:p>0,00</text:p>
          </table:table-cell>
          <table:table-cell table:style-name="ce25" table:formula="of:=MID([$Compras.$A11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1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1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17];[$Tablas.$E$3];[$Tablas.$G$3])" office:value-type="string" office:string-value="20200810" calcext:value-type="string">
            <text:p>20200810</text:p>
          </table:table-cell>
          <table:table-cell table:style-name="ce25" table:formula="of:=MID([$Compras.$A117];[$Tablas.$E$4];[$Tablas.$G$4])" office:value-type="string" office:string-value="001" calcext:value-type="string">
            <text:p>001</text:p>
          </table:table-cell>
          <table:table-cell table:style-name="ce25" table:formula="of:=MID([$Compras.$A117];[$Tablas.$E$5];[$Tablas.$G$5])" office:value-type="string" office:string-value="00001" calcext:value-type="string">
            <text:p>00001</text:p>
          </table:table-cell>
          <table:table-cell table:style-name="ce25" table:formula="of:=MID([$Compras.$A117];[$Tablas.$E$6];[$Tablas.$G$6])" office:value-type="string" office:string-value="00000000000000081445" calcext:value-type="string">
            <text:p>00000000000000081445</text:p>
          </table:table-cell>
          <table:table-cell table:style-name="ce25" table:formula="of:=MID([$Compras.$A11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7];[$Tablas.$E$8];[$Tablas.$G$8])" office:value-type="string" office:string-value="80" calcext:value-type="string">
            <text:p>80</text:p>
          </table:table-cell>
          <table:table-cell table:style-name="ce25" table:formula="of:=MID([$Compras.$A117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17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117]&lt;&gt;&quot;&quot;;VALUE(MID([$Compras.$A117];[$Tablas.$E$11];[$Tablas.$G$11]))/100;0)*IF(OR(VALUE([.B117])=3;VALUE([.B117])=8;VALUE([.B117])=13);-1;1)" office:value-type="float" office:value="480.48" calcext:value-type="float">
            <text:p>480,48</text:p>
          </table:table-cell>
          <table:table-cell table:style-name="ce28" table:formula="of:=IF([$Compras.$A117]&lt;&gt;&quot;&quot;;VALUE(MID([$Compras.$A117];[$Tablas.$E$12];[$Tablas.$G$12]))/100;0)*IF(OR(VALUE([.B117])=3;VALUE([.B117])=8;VALUE([.B117])=13);-1;1)" office:value-type="float" office:value="377.57" calcext:value-type="float">
            <text:p>377,57</text:p>
          </table:table-cell>
          <table:table-cell table:style-name="ce28" table:formula="of:=IF([$Compras.$A117]&lt;&gt;&quot;&quot;;VALUE(MID([$Compras.$A117];[$Tablas.$E$13];[$Tablas.$G$13]))/100;0)*IF(OR(VALUE([.B117])=3;VALUE([.B117])=8;VALUE([.B117])=13);-1;1)" office:value-type="float" office:value="0" calcext:value-type="float">
            <text:p>0,00</text:p>
          </table:table-cell>
          <table:table-cell table:style-name="ce28" table:formula="of:=IF([$Compras.$A117]&lt;&gt;&quot;&quot;;VALUE(MID([$Compras.$A117];[$Tablas.$E$14];[$Tablas.$G$14]))/100;0)*IF(OR(VALUE([.B117])=3;VALUE([.B117])=8;VALUE([.B117])=13);-1;1)" office:value-type="float" office:value="0" calcext:value-type="float">
            <text:p>0,00</text:p>
          </table:table-cell>
          <table:table-cell table:style-name="ce28" table:formula="of:=IF([$Compras.$A117]&lt;&gt;&quot;&quot;;VALUE(MID([$Compras.$A117];[$Tablas.$E$15];[$Tablas.$G$15]))/100;0)*IF(OR(VALUE([.B117])=3;VALUE([.B117])=8;VALUE([.B117])=13);-1;1)" office:value-type="float" office:value="0" calcext:value-type="float">
            <text:p>0,00</text:p>
          </table:table-cell>
          <table:table-cell table:style-name="ce28" table:formula="of:=IF([$Compras.$A117]&lt;&gt;&quot;&quot;;VALUE(MID([$Compras.$A117];[$Tablas.$E$16];[$Tablas.$G$16]))/100;0)*IF(OR(VALUE([.B117])=3;VALUE([.B117])=8;VALUE([.B117])=13);-1;1)" office:value-type="float" office:value="0" calcext:value-type="float">
            <text:p>0,00</text:p>
          </table:table-cell>
          <table:table-cell table:style-name="ce28" table:formula="of:=IF([$Compras.$A117]&lt;&gt;&quot;&quot;;VALUE(MID([$Compras.$A117];[$Tablas.$E$17];[$Tablas.$G$17]))/100;0)*IF(OR(VALUE([.B117])=3;VALUE([.B117])=8;VALUE([.B117])=13);-1;1)" office:value-type="float" office:value="0" calcext:value-type="float">
            <text:p>0,00</text:p>
          </table:table-cell>
          <table:table-cell table:style-name="ce28" table:formula="of:=IF([$Compras.$A117]&lt;&gt;&quot;&quot;;VALUE(MID([$Compras.$A117];[$Tablas.$E$18];[$Tablas.$G$18]))/100;0)*IF(OR(VALUE([.B117])=3;VALUE([.B117])=8;VALUE([.B117])=13);-1;1)" office:value-type="float" office:value="0" calcext:value-type="float">
            <text:p>0,00</text:p>
          </table:table-cell>
          <table:table-cell table:style-name="ce25" table:formula="of:=MID([$Compras.$A117];[$Tablas.$E$19];[$Tablas.$G$19])" office:value-type="string" office:string-value="PES" calcext:value-type="string">
            <text:p>PES</text:p>
          </table:table-cell>
          <table:table-cell table:style-name="ce25" table:formula="of:=MID([$Compras.$A11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17];[$Tablas.$E$21];[$Tablas.$G$21])" office:value-type="string" office:string-value="1" calcext:value-type="string">
            <text:p>1</text:p>
          </table:table-cell>
          <table:table-cell table:style-name="ce25" table:formula="of:=MID([$Compras.$A117];[$Tablas.$E$22];[$Tablas.$G$22])" office:value-type="string" office:string-value="0" calcext:value-type="string">
            <text:p>0</text:p>
          </table:table-cell>
          <table:table-cell table:style-name="ce28" table:formula="of:==IF([$Compras.$A117]&lt;&gt;&quot;&quot;;VALUE(MID([$Compras.$A117];[$Tablas.$E$23];[$Tablas.$G$23]))/100;0)*IF(OR(VALUE([.B117])=3;VALUE([.B117])=8;VALUE([.B117])=13);-1;1)" office:value-type="float" office:value="0" calcext:value-type="float">
            <text:p>0,00</text:p>
          </table:table-cell>
          <table:table-cell table:style-name="ce28" table:formula="of:==IF([$Compras.$A117]&lt;&gt;&quot;&quot;;VALUE(MID([$Compras.$A117];[$Tablas.$E$24];[$Tablas.$G$24]))/100;0)*IF(OR(VALUE([.B117])=3;VALUE([.B117])=8;VALUE([.B117])=13);-1;1)" office:value-type="float" office:value="0" calcext:value-type="float">
            <text:p>0,00</text:p>
          </table:table-cell>
          <table:table-cell table:style-name="ce25" table:formula="of:=MID([$Compras.$A11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1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1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18];[$Tablas.$E$3];[$Tablas.$G$3])" office:value-type="string" office:string-value="20200810" calcext:value-type="string">
            <text:p>20200810</text:p>
          </table:table-cell>
          <table:table-cell table:style-name="ce25" table:formula="of:=MID([$Compras.$A118];[$Tablas.$E$4];[$Tablas.$G$4])" office:value-type="string" office:string-value="001" calcext:value-type="string">
            <text:p>001</text:p>
          </table:table-cell>
          <table:table-cell table:style-name="ce25" table:formula="of:=MID([$Compras.$A118];[$Tablas.$E$5];[$Tablas.$G$5])" office:value-type="string" office:string-value="00001" calcext:value-type="string">
            <text:p>00001</text:p>
          </table:table-cell>
          <table:table-cell table:style-name="ce25" table:formula="of:=MID([$Compras.$A118];[$Tablas.$E$6];[$Tablas.$G$6])" office:value-type="string" office:string-value="00000000000000081043" calcext:value-type="string">
            <text:p>00000000000000081043</text:p>
          </table:table-cell>
          <table:table-cell table:style-name="ce25" table:formula="of:=MID([$Compras.$A11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8];[$Tablas.$E$8];[$Tablas.$G$8])" office:value-type="string" office:string-value="80" calcext:value-type="string">
            <text:p>80</text:p>
          </table:table-cell>
          <table:table-cell table:style-name="ce25" table:formula="of:=MID([$Compras.$A118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18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118]&lt;&gt;&quot;&quot;;VALUE(MID([$Compras.$A118];[$Tablas.$E$11];[$Tablas.$G$11]))/100;0)*IF(OR(VALUE([.B118])=3;VALUE([.B118])=8;VALUE([.B118])=13);-1;1)" office:value-type="float" office:value="1091.54" calcext:value-type="float">
            <text:p>1.091,54</text:p>
          </table:table-cell>
          <table:table-cell table:style-name="ce28" table:formula="of:=IF([$Compras.$A118]&lt;&gt;&quot;&quot;;VALUE(MID([$Compras.$A118];[$Tablas.$E$12];[$Tablas.$G$12]))/100;0)*IF(OR(VALUE([.B118])=3;VALUE([.B118])=8;VALUE([.B118])=13);-1;1)" office:value-type="float" office:value="901.22" calcext:value-type="float">
            <text:p>901,22</text:p>
          </table:table-cell>
          <table:table-cell table:style-name="ce28" table:formula="of:=IF([$Compras.$A118]&lt;&gt;&quot;&quot;;VALUE(MID([$Compras.$A118];[$Tablas.$E$13];[$Tablas.$G$13]))/100;0)*IF(OR(VALUE([.B118])=3;VALUE([.B118])=8;VALUE([.B118])=13);-1;1)" office:value-type="float" office:value="0" calcext:value-type="float">
            <text:p>0,00</text:p>
          </table:table-cell>
          <table:table-cell table:style-name="ce28" table:formula="of:=IF([$Compras.$A118]&lt;&gt;&quot;&quot;;VALUE(MID([$Compras.$A118];[$Tablas.$E$14];[$Tablas.$G$14]))/100;0)*IF(OR(VALUE([.B118])=3;VALUE([.B118])=8;VALUE([.B118])=13);-1;1)" office:value-type="float" office:value="0" calcext:value-type="float">
            <text:p>0,00</text:p>
          </table:table-cell>
          <table:table-cell table:style-name="ce28" table:formula="of:=IF([$Compras.$A118]&lt;&gt;&quot;&quot;;VALUE(MID([$Compras.$A118];[$Tablas.$E$15];[$Tablas.$G$15]))/100;0)*IF(OR(VALUE([.B118])=3;VALUE([.B118])=8;VALUE([.B118])=13);-1;1)" office:value-type="float" office:value="0" calcext:value-type="float">
            <text:p>0,00</text:p>
          </table:table-cell>
          <table:table-cell table:style-name="ce28" table:formula="of:=IF([$Compras.$A118]&lt;&gt;&quot;&quot;;VALUE(MID([$Compras.$A118];[$Tablas.$E$16];[$Tablas.$G$16]))/100;0)*IF(OR(VALUE([.B118])=3;VALUE([.B118])=8;VALUE([.B118])=13);-1;1)" office:value-type="float" office:value="0" calcext:value-type="float">
            <text:p>0,00</text:p>
          </table:table-cell>
          <table:table-cell table:style-name="ce28" table:formula="of:=IF([$Compras.$A118]&lt;&gt;&quot;&quot;;VALUE(MID([$Compras.$A118];[$Tablas.$E$17];[$Tablas.$G$17]))/100;0)*IF(OR(VALUE([.B118])=3;VALUE([.B118])=8;VALUE([.B118])=13);-1;1)" office:value-type="float" office:value="0" calcext:value-type="float">
            <text:p>0,00</text:p>
          </table:table-cell>
          <table:table-cell table:style-name="ce28" table:formula="of:=IF([$Compras.$A118]&lt;&gt;&quot;&quot;;VALUE(MID([$Compras.$A118];[$Tablas.$E$18];[$Tablas.$G$18]))/100;0)*IF(OR(VALUE([.B118])=3;VALUE([.B118])=8;VALUE([.B118])=13);-1;1)" office:value-type="float" office:value="0" calcext:value-type="float">
            <text:p>0,00</text:p>
          </table:table-cell>
          <table:table-cell table:style-name="ce25" table:formula="of:=MID([$Compras.$A118];[$Tablas.$E$19];[$Tablas.$G$19])" office:value-type="string" office:string-value="PES" calcext:value-type="string">
            <text:p>PES</text:p>
          </table:table-cell>
          <table:table-cell table:style-name="ce25" table:formula="of:=MID([$Compras.$A11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18];[$Tablas.$E$21];[$Tablas.$G$21])" office:value-type="string" office:string-value="1" calcext:value-type="string">
            <text:p>1</text:p>
          </table:table-cell>
          <table:table-cell table:style-name="ce25" table:formula="of:=MID([$Compras.$A118];[$Tablas.$E$22];[$Tablas.$G$22])" office:value-type="string" office:string-value="0" calcext:value-type="string">
            <text:p>0</text:p>
          </table:table-cell>
          <table:table-cell table:style-name="ce28" table:formula="of:==IF([$Compras.$A118]&lt;&gt;&quot;&quot;;VALUE(MID([$Compras.$A118];[$Tablas.$E$23];[$Tablas.$G$23]))/100;0)*IF(OR(VALUE([.B118])=3;VALUE([.B118])=8;VALUE([.B118])=13);-1;1)" office:value-type="float" office:value="0" calcext:value-type="float">
            <text:p>0,00</text:p>
          </table:table-cell>
          <table:table-cell table:style-name="ce28" table:formula="of:==IF([$Compras.$A118]&lt;&gt;&quot;&quot;;VALUE(MID([$Compras.$A118];[$Tablas.$E$24];[$Tablas.$G$24]))/100;0)*IF(OR(VALUE([.B118])=3;VALUE([.B118])=8;VALUE([.B118])=13);-1;1)" office:value-type="float" office:value="0" calcext:value-type="float">
            <text:p>0,00</text:p>
          </table:table-cell>
          <table:table-cell table:style-name="ce25" table:formula="of:=MID([$Compras.$A11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1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1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19];[$Tablas.$E$3];[$Tablas.$G$3])" office:value-type="string" office:string-value="20200810" calcext:value-type="string">
            <text:p>20200810</text:p>
          </table:table-cell>
          <table:table-cell table:style-name="ce25" table:formula="of:=MID([$Compras.$A119];[$Tablas.$E$4];[$Tablas.$G$4])" office:value-type="string" office:string-value="001" calcext:value-type="string">
            <text:p>001</text:p>
          </table:table-cell>
          <table:table-cell table:style-name="ce25" table:formula="of:=MID([$Compras.$A119];[$Tablas.$E$5];[$Tablas.$G$5])" office:value-type="string" office:string-value="00001" calcext:value-type="string">
            <text:p>00001</text:p>
          </table:table-cell>
          <table:table-cell table:style-name="ce25" table:formula="of:=MID([$Compras.$A119];[$Tablas.$E$6];[$Tablas.$G$6])" office:value-type="string" office:string-value="00000000000000081443" calcext:value-type="string">
            <text:p>00000000000000081443</text:p>
          </table:table-cell>
          <table:table-cell table:style-name="ce25" table:formula="of:=MID([$Compras.$A11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9];[$Tablas.$E$8];[$Tablas.$G$8])" office:value-type="string" office:string-value="80" calcext:value-type="string">
            <text:p>80</text:p>
          </table:table-cell>
          <table:table-cell table:style-name="ce25" table:formula="of:=MID([$Compras.$A119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19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119]&lt;&gt;&quot;&quot;;VALUE(MID([$Compras.$A119];[$Tablas.$E$11];[$Tablas.$G$11]))/100;0)*IF(OR(VALUE([.B119])=3;VALUE([.B119])=8;VALUE([.B119])=13);-1;1)" office:value-type="float" office:value="2988.11" calcext:value-type="float">
            <text:p>2.988,11</text:p>
          </table:table-cell>
          <table:table-cell table:style-name="ce28" table:formula="of:=IF([$Compras.$A119]&lt;&gt;&quot;&quot;;VALUE(MID([$Compras.$A119];[$Tablas.$E$12];[$Tablas.$G$12]))/100;0)*IF(OR(VALUE([.B119])=3;VALUE([.B119])=8;VALUE([.B119])=13);-1;1)" office:value-type="float" office:value="2404.95" calcext:value-type="float">
            <text:p>2.404,95</text:p>
          </table:table-cell>
          <table:table-cell table:style-name="ce28" table:formula="of:=IF([$Compras.$A119]&lt;&gt;&quot;&quot;;VALUE(MID([$Compras.$A119];[$Tablas.$E$13];[$Tablas.$G$13]))/100;0)*IF(OR(VALUE([.B119])=3;VALUE([.B119])=8;VALUE([.B119])=13);-1;1)" office:value-type="float" office:value="0" calcext:value-type="float">
            <text:p>0,00</text:p>
          </table:table-cell>
          <table:table-cell table:style-name="ce28" table:formula="of:=IF([$Compras.$A119]&lt;&gt;&quot;&quot;;VALUE(MID([$Compras.$A119];[$Tablas.$E$14];[$Tablas.$G$14]))/100;0)*IF(OR(VALUE([.B119])=3;VALUE([.B119])=8;VALUE([.B119])=13);-1;1)" office:value-type="float" office:value="0" calcext:value-type="float">
            <text:p>0,00</text:p>
          </table:table-cell>
          <table:table-cell table:style-name="ce28" table:formula="of:=IF([$Compras.$A119]&lt;&gt;&quot;&quot;;VALUE(MID([$Compras.$A119];[$Tablas.$E$15];[$Tablas.$G$15]))/100;0)*IF(OR(VALUE([.B119])=3;VALUE([.B119])=8;VALUE([.B119])=13);-1;1)" office:value-type="float" office:value="0" calcext:value-type="float">
            <text:p>0,00</text:p>
          </table:table-cell>
          <table:table-cell table:style-name="ce28" table:formula="of:=IF([$Compras.$A119]&lt;&gt;&quot;&quot;;VALUE(MID([$Compras.$A119];[$Tablas.$E$16];[$Tablas.$G$16]))/100;0)*IF(OR(VALUE([.B119])=3;VALUE([.B119])=8;VALUE([.B119])=13);-1;1)" office:value-type="float" office:value="0" calcext:value-type="float">
            <text:p>0,00</text:p>
          </table:table-cell>
          <table:table-cell table:style-name="ce28" table:formula="of:=IF([$Compras.$A119]&lt;&gt;&quot;&quot;;VALUE(MID([$Compras.$A119];[$Tablas.$E$17];[$Tablas.$G$17]))/100;0)*IF(OR(VALUE([.B119])=3;VALUE([.B119])=8;VALUE([.B119])=13);-1;1)" office:value-type="float" office:value="0" calcext:value-type="float">
            <text:p>0,00</text:p>
          </table:table-cell>
          <table:table-cell table:style-name="ce28" table:formula="of:=IF([$Compras.$A119]&lt;&gt;&quot;&quot;;VALUE(MID([$Compras.$A119];[$Tablas.$E$18];[$Tablas.$G$18]))/100;0)*IF(OR(VALUE([.B119])=3;VALUE([.B119])=8;VALUE([.B119])=13);-1;1)" office:value-type="float" office:value="0" calcext:value-type="float">
            <text:p>0,00</text:p>
          </table:table-cell>
          <table:table-cell table:style-name="ce25" table:formula="of:=MID([$Compras.$A119];[$Tablas.$E$19];[$Tablas.$G$19])" office:value-type="string" office:string-value="PES" calcext:value-type="string">
            <text:p>PES</text:p>
          </table:table-cell>
          <table:table-cell table:style-name="ce25" table:formula="of:=MID([$Compras.$A11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19];[$Tablas.$E$21];[$Tablas.$G$21])" office:value-type="string" office:string-value="1" calcext:value-type="string">
            <text:p>1</text:p>
          </table:table-cell>
          <table:table-cell table:style-name="ce25" table:formula="of:=MID([$Compras.$A119];[$Tablas.$E$22];[$Tablas.$G$22])" office:value-type="string" office:string-value="0" calcext:value-type="string">
            <text:p>0</text:p>
          </table:table-cell>
          <table:table-cell table:style-name="ce28" table:formula="of:==IF([$Compras.$A119]&lt;&gt;&quot;&quot;;VALUE(MID([$Compras.$A119];[$Tablas.$E$23];[$Tablas.$G$23]))/100;0)*IF(OR(VALUE([.B119])=3;VALUE([.B119])=8;VALUE([.B119])=13);-1;1)" office:value-type="float" office:value="0" calcext:value-type="float">
            <text:p>0,00</text:p>
          </table:table-cell>
          <table:table-cell table:style-name="ce28" table:formula="of:==IF([$Compras.$A119]&lt;&gt;&quot;&quot;;VALUE(MID([$Compras.$A119];[$Tablas.$E$24];[$Tablas.$G$24]))/100;0)*IF(OR(VALUE([.B119])=3;VALUE([.B119])=8;VALUE([.B119])=13);-1;1)" office:value-type="float" office:value="0" calcext:value-type="float">
            <text:p>0,00</text:p>
          </table:table-cell>
          <table:table-cell table:style-name="ce25" table:formula="of:=MID([$Compras.$A11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1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1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20];[$Tablas.$E$3];[$Tablas.$G$3])" office:value-type="string" office:string-value="20200810" calcext:value-type="string">
            <text:p>20200810</text:p>
          </table:table-cell>
          <table:table-cell table:style-name="ce25" table:formula="of:=MID([$Compras.$A120];[$Tablas.$E$4];[$Tablas.$G$4])" office:value-type="string" office:string-value="001" calcext:value-type="string">
            <text:p>001</text:p>
          </table:table-cell>
          <table:table-cell table:style-name="ce25" table:formula="of:=MID([$Compras.$A120];[$Tablas.$E$5];[$Tablas.$G$5])" office:value-type="string" office:string-value="00001" calcext:value-type="string">
            <text:p>00001</text:p>
          </table:table-cell>
          <table:table-cell table:style-name="ce25" table:formula="of:=MID([$Compras.$A120];[$Tablas.$E$6];[$Tablas.$G$6])" office:value-type="string" office:string-value="00000000000000081463" calcext:value-type="string">
            <text:p>00000000000000081463</text:p>
          </table:table-cell>
          <table:table-cell table:style-name="ce25" table:formula="of:=MID([$Compras.$A12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20];[$Tablas.$E$8];[$Tablas.$G$8])" office:value-type="string" office:string-value="80" calcext:value-type="string">
            <text:p>80</text:p>
          </table:table-cell>
          <table:table-cell table:style-name="ce25" table:formula="of:=MID([$Compras.$A120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20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120]&lt;&gt;&quot;&quot;;VALUE(MID([$Compras.$A120];[$Tablas.$E$11];[$Tablas.$G$11]))/100;0)*IF(OR(VALUE([.B120])=3;VALUE([.B120])=8;VALUE([.B120])=13);-1;1)" office:value-type="float" office:value="5662.72" calcext:value-type="float">
            <text:p>5.662,72</text:p>
          </table:table-cell>
          <table:table-cell table:style-name="ce28" table:formula="of:=IF([$Compras.$A120]&lt;&gt;&quot;&quot;;VALUE(MID([$Compras.$A120];[$Tablas.$E$12];[$Tablas.$G$12]))/100;0)*IF(OR(VALUE([.B120])=3;VALUE([.B120])=8;VALUE([.B120])=13);-1;1)" office:value-type="float" office:value="4675.3" calcext:value-type="float">
            <text:p>4.675,30</text:p>
          </table:table-cell>
          <table:table-cell table:style-name="ce28" table:formula="of:=IF([$Compras.$A120]&lt;&gt;&quot;&quot;;VALUE(MID([$Compras.$A120];[$Tablas.$E$13];[$Tablas.$G$13]))/100;0)*IF(OR(VALUE([.B120])=3;VALUE([.B120])=8;VALUE([.B120])=13);-1;1)" office:value-type="float" office:value="0" calcext:value-type="float">
            <text:p>0,00</text:p>
          </table:table-cell>
          <table:table-cell table:style-name="ce28" table:formula="of:=IF([$Compras.$A120]&lt;&gt;&quot;&quot;;VALUE(MID([$Compras.$A120];[$Tablas.$E$14];[$Tablas.$G$14]))/100;0)*IF(OR(VALUE([.B120])=3;VALUE([.B120])=8;VALUE([.B120])=13);-1;1)" office:value-type="float" office:value="0" calcext:value-type="float">
            <text:p>0,00</text:p>
          </table:table-cell>
          <table:table-cell table:style-name="ce28" table:formula="of:=IF([$Compras.$A120]&lt;&gt;&quot;&quot;;VALUE(MID([$Compras.$A120];[$Tablas.$E$15];[$Tablas.$G$15]))/100;0)*IF(OR(VALUE([.B120])=3;VALUE([.B120])=8;VALUE([.B120])=13);-1;1)" office:value-type="float" office:value="0" calcext:value-type="float">
            <text:p>0,00</text:p>
          </table:table-cell>
          <table:table-cell table:style-name="ce28" table:formula="of:=IF([$Compras.$A120]&lt;&gt;&quot;&quot;;VALUE(MID([$Compras.$A120];[$Tablas.$E$16];[$Tablas.$G$16]))/100;0)*IF(OR(VALUE([.B120])=3;VALUE([.B120])=8;VALUE([.B120])=13);-1;1)" office:value-type="float" office:value="0" calcext:value-type="float">
            <text:p>0,00</text:p>
          </table:table-cell>
          <table:table-cell table:style-name="ce28" table:formula="of:=IF([$Compras.$A120]&lt;&gt;&quot;&quot;;VALUE(MID([$Compras.$A120];[$Tablas.$E$17];[$Tablas.$G$17]))/100;0)*IF(OR(VALUE([.B120])=3;VALUE([.B120])=8;VALUE([.B120])=13);-1;1)" office:value-type="float" office:value="0" calcext:value-type="float">
            <text:p>0,00</text:p>
          </table:table-cell>
          <table:table-cell table:style-name="ce28" table:formula="of:=IF([$Compras.$A120]&lt;&gt;&quot;&quot;;VALUE(MID([$Compras.$A120];[$Tablas.$E$18];[$Tablas.$G$18]))/100;0)*IF(OR(VALUE([.B120])=3;VALUE([.B120])=8;VALUE([.B120])=13);-1;1)" office:value-type="float" office:value="0" calcext:value-type="float">
            <text:p>0,00</text:p>
          </table:table-cell>
          <table:table-cell table:style-name="ce25" table:formula="of:=MID([$Compras.$A120];[$Tablas.$E$19];[$Tablas.$G$19])" office:value-type="string" office:string-value="PES" calcext:value-type="string">
            <text:p>PES</text:p>
          </table:table-cell>
          <table:table-cell table:style-name="ce25" table:formula="of:=MID([$Compras.$A12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20];[$Tablas.$E$21];[$Tablas.$G$21])" office:value-type="string" office:string-value="1" calcext:value-type="string">
            <text:p>1</text:p>
          </table:table-cell>
          <table:table-cell table:style-name="ce25" table:formula="of:=MID([$Compras.$A120];[$Tablas.$E$22];[$Tablas.$G$22])" office:value-type="string" office:string-value="0" calcext:value-type="string">
            <text:p>0</text:p>
          </table:table-cell>
          <table:table-cell table:style-name="ce28" table:formula="of:==IF([$Compras.$A120]&lt;&gt;&quot;&quot;;VALUE(MID([$Compras.$A120];[$Tablas.$E$23];[$Tablas.$G$23]))/100;0)*IF(OR(VALUE([.B120])=3;VALUE([.B120])=8;VALUE([.B120])=13);-1;1)" office:value-type="float" office:value="0" calcext:value-type="float">
            <text:p>0,00</text:p>
          </table:table-cell>
          <table:table-cell table:style-name="ce28" table:formula="of:==IF([$Compras.$A120]&lt;&gt;&quot;&quot;;VALUE(MID([$Compras.$A120];[$Tablas.$E$24];[$Tablas.$G$24]))/100;0)*IF(OR(VALUE([.B120])=3;VALUE([.B120])=8;VALUE([.B120])=13);-1;1)" office:value-type="float" office:value="0" calcext:value-type="float">
            <text:p>0,00</text:p>
          </table:table-cell>
          <table:table-cell table:style-name="ce25" table:formula="of:=MID([$Compras.$A12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2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2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21];[$Tablas.$E$3];[$Tablas.$G$3])" office:value-type="string" office:string-value="20200810" calcext:value-type="string">
            <text:p>20200810</text:p>
          </table:table-cell>
          <table:table-cell table:style-name="ce25" table:formula="of:=MID([$Compras.$A121];[$Tablas.$E$4];[$Tablas.$G$4])" office:value-type="string" office:string-value="001" calcext:value-type="string">
            <text:p>001</text:p>
          </table:table-cell>
          <table:table-cell table:style-name="ce25" table:formula="of:=MID([$Compras.$A121];[$Tablas.$E$5];[$Tablas.$G$5])" office:value-type="string" office:string-value="00006" calcext:value-type="string">
            <text:p>00006</text:p>
          </table:table-cell>
          <table:table-cell table:style-name="ce25" table:formula="of:=MID([$Compras.$A121];[$Tablas.$E$6];[$Tablas.$G$6])" office:value-type="string" office:string-value="00000000000009045215" calcext:value-type="string">
            <text:p>00000000000009045215</text:p>
          </table:table-cell>
          <table:table-cell table:style-name="ce25" table:formula="of:=MID([$Compras.$A12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21];[$Tablas.$E$8];[$Tablas.$G$8])" office:value-type="string" office:string-value="80" calcext:value-type="string">
            <text:p>80</text:p>
          </table:table-cell>
          <table:table-cell table:style-name="ce25" table:formula="of:=MID([$Compras.$A121];[$Tablas.$E$9];[$Tablas.$G$9])" office:value-type="string" office:string-value="00000000030620177497" calcext:value-type="string">
            <text:p>00000000030620177497</text:p>
          </table:table-cell>
          <table:table-cell table:style-name="ce25" table:formula="of:=MID([$Compras.$A121];[$Tablas.$E$10];[$Tablas.$G$10])" office:value-type="string" office:string-value="POSNET S.R.L.                 " calcext:value-type="string">
            <text:p>POSNET S.R.L. <text:s text:c="16"/></text:p>
          </table:table-cell>
          <table:table-cell table:style-name="ce28" table:formula="of:==IF([$Compras.$A121]&lt;&gt;&quot;&quot;;VALUE(MID([$Compras.$A121];[$Tablas.$E$11];[$Tablas.$G$11]))/100;0)*IF(OR(VALUE([.B121])=3;VALUE([.B121])=8;VALUE([.B121])=13);-1;1)" office:value-type="float" office:value="1459.5" calcext:value-type="float">
            <text:p>1.459,50</text:p>
          </table:table-cell>
          <table:table-cell table:style-name="ce28" table:formula="of:=IF([$Compras.$A121]&lt;&gt;&quot;&quot;;VALUE(MID([$Compras.$A121];[$Tablas.$E$12];[$Tablas.$G$12]))/100;0)*IF(OR(VALUE([.B121])=3;VALUE([.B121])=8;VALUE([.B121])=13);-1;1)" office:value-type="float" office:value="0" calcext:value-type="float">
            <text:p>0,00</text:p>
          </table:table-cell>
          <table:table-cell table:style-name="ce28" table:formula="of:=IF([$Compras.$A121]&lt;&gt;&quot;&quot;;VALUE(MID([$Compras.$A121];[$Tablas.$E$13];[$Tablas.$G$13]))/100;0)*IF(OR(VALUE([.B121])=3;VALUE([.B121])=8;VALUE([.B121])=13);-1;1)" office:value-type="float" office:value="0" calcext:value-type="float">
            <text:p>0,00</text:p>
          </table:table-cell>
          <table:table-cell table:style-name="ce28" table:formula="of:=IF([$Compras.$A121]&lt;&gt;&quot;&quot;;VALUE(MID([$Compras.$A121];[$Tablas.$E$14];[$Tablas.$G$14]))/100;0)*IF(OR(VALUE([.B121])=3;VALUE([.B121])=8;VALUE([.B121])=13);-1;1)" office:value-type="float" office:value="34.82" calcext:value-type="float">
            <text:p>34,82</text:p>
          </table:table-cell>
          <table:table-cell table:style-name="ce28" table:formula="of:=IF([$Compras.$A121]&lt;&gt;&quot;&quot;;VALUE(MID([$Compras.$A121];[$Tablas.$E$15];[$Tablas.$G$15]))/100;0)*IF(OR(VALUE([.B121])=3;VALUE([.B121])=8;VALUE([.B121])=13);-1;1)" office:value-type="float" office:value="0" calcext:value-type="float">
            <text:p>0,00</text:p>
          </table:table-cell>
          <table:table-cell table:style-name="ce28" table:formula="of:=IF([$Compras.$A121]&lt;&gt;&quot;&quot;;VALUE(MID([$Compras.$A121];[$Tablas.$E$16];[$Tablas.$G$16]))/100;0)*IF(OR(VALUE([.B121])=3;VALUE([.B121])=8;VALUE([.B121])=13);-1;1)" office:value-type="float" office:value="20.31" calcext:value-type="float">
            <text:p>20,31</text:p>
          </table:table-cell>
          <table:table-cell table:style-name="ce28" table:formula="of:=IF([$Compras.$A121]&lt;&gt;&quot;&quot;;VALUE(MID([$Compras.$A121];[$Tablas.$E$17];[$Tablas.$G$17]))/100;0)*IF(OR(VALUE([.B121])=3;VALUE([.B121])=8;VALUE([.B121])=13);-1;1)" office:value-type="float" office:value="0" calcext:value-type="float">
            <text:p>0,00</text:p>
          </table:table-cell>
          <table:table-cell table:style-name="ce28" table:formula="of:=IF([$Compras.$A121]&lt;&gt;&quot;&quot;;VALUE(MID([$Compras.$A121];[$Tablas.$E$18];[$Tablas.$G$18]))/100;0)*IF(OR(VALUE([.B121])=3;VALUE([.B121])=8;VALUE([.B121])=13);-1;1)" office:value-type="float" office:value="0" calcext:value-type="float">
            <text:p>0,00</text:p>
          </table:table-cell>
          <table:table-cell table:style-name="ce25" table:formula="of:=MID([$Compras.$A121];[$Tablas.$E$19];[$Tablas.$G$19])" office:value-type="string" office:string-value="PES" calcext:value-type="string">
            <text:p>PES</text:p>
          </table:table-cell>
          <table:table-cell table:style-name="ce25" table:formula="of:=MID([$Compras.$A12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21];[$Tablas.$E$21];[$Tablas.$G$21])" office:value-type="string" office:string-value="1" calcext:value-type="string">
            <text:p>1</text:p>
          </table:table-cell>
          <table:table-cell table:style-name="ce25" table:formula="of:=MID([$Compras.$A121];[$Tablas.$E$22];[$Tablas.$G$22])" office:value-type="string" office:string-value="0" calcext:value-type="string">
            <text:p>0</text:p>
          </table:table-cell>
          <table:table-cell table:style-name="ce28" table:formula="of:==IF([$Compras.$A121]&lt;&gt;&quot;&quot;;VALUE(MID([$Compras.$A121];[$Tablas.$E$23];[$Tablas.$G$23]))/100;0)*IF(OR(VALUE([.B121])=3;VALUE([.B121])=8;VALUE([.B121])=13);-1;1)" office:value-type="float" office:value="0" calcext:value-type="float">
            <text:p>0,00</text:p>
          </table:table-cell>
          <table:table-cell table:style-name="ce28" table:formula="of:==IF([$Compras.$A121]&lt;&gt;&quot;&quot;;VALUE(MID([$Compras.$A121];[$Tablas.$E$24];[$Tablas.$G$24]))/100;0)*IF(OR(VALUE([.B121])=3;VALUE([.B121])=8;VALUE([.B121])=13);-1;1)" office:value-type="float" office:value="0" calcext:value-type="float">
            <text:p>0,00</text:p>
          </table:table-cell>
          <table:table-cell table:style-name="ce25" table:formula="of:=MID([$Compras.$A12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2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2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22];[$Tablas.$E$3];[$Tablas.$G$3])" office:value-type="string" office:string-value="20200810" calcext:value-type="string">
            <text:p>20200810</text:p>
          </table:table-cell>
          <table:table-cell table:style-name="ce25" table:formula="of:=MID([$Compras.$A122];[$Tablas.$E$4];[$Tablas.$G$4])" office:value-type="string" office:string-value="001" calcext:value-type="string">
            <text:p>001</text:p>
          </table:table-cell>
          <table:table-cell table:style-name="ce25" table:formula="of:=MID([$Compras.$A122];[$Tablas.$E$5];[$Tablas.$G$5])" office:value-type="string" office:string-value="05002" calcext:value-type="string">
            <text:p>05002</text:p>
          </table:table-cell>
          <table:table-cell table:style-name="ce25" table:formula="of:=MID([$Compras.$A122];[$Tablas.$E$6];[$Tablas.$G$6])" office:value-type="string" office:string-value="00000000000000018462" calcext:value-type="string">
            <text:p>00000000000000018462</text:p>
          </table:table-cell>
          <table:table-cell table:style-name="ce25" table:formula="of:=MID([$Compras.$A12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22];[$Tablas.$E$8];[$Tablas.$G$8])" office:value-type="string" office:string-value="80" calcext:value-type="string">
            <text:p>80</text:p>
          </table:table-cell>
          <table:table-cell table:style-name="ce25" table:formula="of:=MID([$Compras.$A122];[$Tablas.$E$9];[$Tablas.$G$9])" office:value-type="string" office:string-value="00000000030515488479" calcext:value-type="string">
            <text:p>00000000030515488479</text:p>
          </table:table-cell>
          <table:table-cell table:style-name="ce25" table:formula="of:=MID([$Compras.$A122];[$Tablas.$E$10];[$Tablas.$G$10])" office:value-type="string" office:string-value="YPF GAS SA                    " calcext:value-type="string">
            <text:p>YPF GAS SA <text:s text:c="19"/></text:p>
          </table:table-cell>
          <table:table-cell table:style-name="ce28" table:formula="of:==IF([$Compras.$A122]&lt;&gt;&quot;&quot;;VALUE(MID([$Compras.$A122];[$Tablas.$E$11];[$Tablas.$G$11]))/100;0)*IF(OR(VALUE([.B122])=3;VALUE([.B122])=8;VALUE([.B122])=13);-1;1)" office:value-type="float" office:value="18686.46" calcext:value-type="float">
            <text:p>18.686,46</text:p>
          </table:table-cell>
          <table:table-cell table:style-name="ce28" table:formula="of:=IF([$Compras.$A122]&lt;&gt;&quot;&quot;;VALUE(MID([$Compras.$A122];[$Tablas.$E$12];[$Tablas.$G$12]))/100;0)*IF(OR(VALUE([.B122])=3;VALUE([.B122])=8;VALUE([.B122])=13);-1;1)" office:value-type="float" office:value="0" calcext:value-type="float">
            <text:p>0,00</text:p>
          </table:table-cell>
          <table:table-cell table:style-name="ce28" table:formula="of:=IF([$Compras.$A122]&lt;&gt;&quot;&quot;;VALUE(MID([$Compras.$A122];[$Tablas.$E$13];[$Tablas.$G$13]))/100;0)*IF(OR(VALUE([.B122])=3;VALUE([.B122])=8;VALUE([.B122])=13);-1;1)" office:value-type="float" office:value="0" calcext:value-type="float">
            <text:p>0,00</text:p>
          </table:table-cell>
          <table:table-cell table:style-name="ce28" table:formula="of:=IF([$Compras.$A122]&lt;&gt;&quot;&quot;;VALUE(MID([$Compras.$A122];[$Tablas.$E$14];[$Tablas.$G$14]))/100;0)*IF(OR(VALUE([.B122])=3;VALUE([.B122])=8;VALUE([.B122])=13);-1;1)" office:value-type="float" office:value="282.52" calcext:value-type="float">
            <text:p>282,52</text:p>
          </table:table-cell>
          <table:table-cell table:style-name="ce28" table:formula="of:=IF([$Compras.$A122]&lt;&gt;&quot;&quot;;VALUE(MID([$Compras.$A122];[$Tablas.$E$15];[$Tablas.$G$15]))/100;0)*IF(OR(VALUE([.B122])=3;VALUE([.B122])=8;VALUE([.B122])=13);-1;1)" office:value-type="float" office:value="0" calcext:value-type="float">
            <text:p>0,00</text:p>
          </table:table-cell>
          <table:table-cell table:style-name="ce28" table:formula="of:=IF([$Compras.$A122]&lt;&gt;&quot;&quot;;VALUE(MID([$Compras.$A122];[$Tablas.$E$16];[$Tablas.$G$16]))/100;0)*IF(OR(VALUE([.B122])=3;VALUE([.B122])=8;VALUE([.B122])=13);-1;1)" office:value-type="float" office:value="565.03" calcext:value-type="float">
            <text:p>565,03</text:p>
          </table:table-cell>
          <table:table-cell table:style-name="ce28" table:formula="of:=IF([$Compras.$A122]&lt;&gt;&quot;&quot;;VALUE(MID([$Compras.$A122];[$Tablas.$E$17];[$Tablas.$G$17]))/100;0)*IF(OR(VALUE([.B122])=3;VALUE([.B122])=8;VALUE([.B122])=13);-1;1)" office:value-type="float" office:value="0" calcext:value-type="float">
            <text:p>0,00</text:p>
          </table:table-cell>
          <table:table-cell table:style-name="ce28" table:formula="of:=IF([$Compras.$A122]&lt;&gt;&quot;&quot;;VALUE(MID([$Compras.$A122];[$Tablas.$E$18];[$Tablas.$G$18]))/100;0)*IF(OR(VALUE([.B122])=3;VALUE([.B122])=8;VALUE([.B122])=13);-1;1)" office:value-type="float" office:value="0" calcext:value-type="float">
            <text:p>0,00</text:p>
          </table:table-cell>
          <table:table-cell table:style-name="ce25" table:formula="of:=MID([$Compras.$A122];[$Tablas.$E$19];[$Tablas.$G$19])" office:value-type="string" office:string-value="PES" calcext:value-type="string">
            <text:p>PES</text:p>
          </table:table-cell>
          <table:table-cell table:style-name="ce25" table:formula="of:=MID([$Compras.$A12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22];[$Tablas.$E$21];[$Tablas.$G$21])" office:value-type="string" office:string-value="1" calcext:value-type="string">
            <text:p>1</text:p>
          </table:table-cell>
          <table:table-cell table:style-name="ce25" table:formula="of:=MID([$Compras.$A122];[$Tablas.$E$22];[$Tablas.$G$22])" office:value-type="string" office:string-value="0" calcext:value-type="string">
            <text:p>0</text:p>
          </table:table-cell>
          <table:table-cell table:style-name="ce28" table:formula="of:==IF([$Compras.$A122]&lt;&gt;&quot;&quot;;VALUE(MID([$Compras.$A122];[$Tablas.$E$23];[$Tablas.$G$23]))/100;0)*IF(OR(VALUE([.B122])=3;VALUE([.B122])=8;VALUE([.B122])=13);-1;1)" office:value-type="float" office:value="0" calcext:value-type="float">
            <text:p>0,00</text:p>
          </table:table-cell>
          <table:table-cell table:style-name="ce28" table:formula="of:==IF([$Compras.$A122]&lt;&gt;&quot;&quot;;VALUE(MID([$Compras.$A122];[$Tablas.$E$24];[$Tablas.$G$24]))/100;0)*IF(OR(VALUE([.B122])=3;VALUE([.B122])=8;VALUE([.B122])=13);-1;1)" office:value-type="float" office:value="0" calcext:value-type="float">
            <text:p>0,00</text:p>
          </table:table-cell>
          <table:table-cell table:style-name="ce25" table:formula="of:=MID([$Compras.$A12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2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2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23];[$Tablas.$E$3];[$Tablas.$G$3])" office:value-type="string" office:string-value="20200810" calcext:value-type="string">
            <text:p>20200810</text:p>
          </table:table-cell>
          <table:table-cell table:style-name="ce25" table:formula="of:=MID([$Compras.$A123];[$Tablas.$E$4];[$Tablas.$G$4])" office:value-type="string" office:string-value="001" calcext:value-type="string">
            <text:p>001</text:p>
          </table:table-cell>
          <table:table-cell table:style-name="ce25" table:formula="of:=MID([$Compras.$A123];[$Tablas.$E$5];[$Tablas.$G$5])" office:value-type="string" office:string-value="00001" calcext:value-type="string">
            <text:p>00001</text:p>
          </table:table-cell>
          <table:table-cell table:style-name="ce25" table:formula="of:=MID([$Compras.$A123];[$Tablas.$E$6];[$Tablas.$G$6])" office:value-type="string" office:string-value="00000000000000100820" calcext:value-type="string">
            <text:p>00000000000000100820</text:p>
          </table:table-cell>
          <table:table-cell table:style-name="ce25" table:formula="of:=MID([$Compras.$A12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23];[$Tablas.$E$8];[$Tablas.$G$8])" office:value-type="string" office:string-value="80" calcext:value-type="string">
            <text:p>80</text:p>
          </table:table-cell>
          <table:table-cell table:style-name="ce25" table:formula="of:=MID([$Compras.$A123];[$Tablas.$E$9];[$Tablas.$G$9])" office:value-type="string" office:string-value="00000000030626219353" calcext:value-type="string">
            <text:p>00000000030626219353</text:p>
          </table:table-cell>
          <table:table-cell table:style-name="ce25" table:formula="of:=MID([$Compras.$A123];[$Tablas.$E$10];[$Tablas.$G$10])" office:value-type="string" office:string-value="AMERICAN EXPRESS              " calcext:value-type="string">
            <text:p>AMERICAN EXPRESS <text:s text:c="13"/></text:p>
          </table:table-cell>
          <table:table-cell table:style-name="ce28" table:formula="of:==IF([$Compras.$A123]&lt;&gt;&quot;&quot;;VALUE(MID([$Compras.$A123];[$Tablas.$E$11];[$Tablas.$G$11]))/100;0)*IF(OR(VALUE([.B123])=3;VALUE([.B123])=8;VALUE([.B123])=13);-1;1)" office:value-type="float" office:value="123.65" calcext:value-type="float">
            <text:p>123,65</text:p>
          </table:table-cell>
          <table:table-cell table:style-name="ce28" table:formula="of:=IF([$Compras.$A123]&lt;&gt;&quot;&quot;;VALUE(MID([$Compras.$A123];[$Tablas.$E$12];[$Tablas.$G$12]))/100;0)*IF(OR(VALUE([.B123])=3;VALUE([.B123])=8;VALUE([.B123])=13);-1;1)" office:value-type="float" office:value="77.09" calcext:value-type="float">
            <text:p>77,09</text:p>
          </table:table-cell>
          <table:table-cell table:style-name="ce28" table:formula="of:=IF([$Compras.$A123]&lt;&gt;&quot;&quot;;VALUE(MID([$Compras.$A123];[$Tablas.$E$13];[$Tablas.$G$13]))/100;0)*IF(OR(VALUE([.B123])=3;VALUE([.B123])=8;VALUE([.B123])=13);-1;1)" office:value-type="float" office:value="0" calcext:value-type="float">
            <text:p>0,00</text:p>
          </table:table-cell>
          <table:table-cell table:style-name="ce28" table:formula="of:=IF([$Compras.$A123]&lt;&gt;&quot;&quot;;VALUE(MID([$Compras.$A123];[$Tablas.$E$14];[$Tablas.$G$14]))/100;0)*IF(OR(VALUE([.B123])=3;VALUE([.B123])=8;VALUE([.B123])=13);-1;1)" office:value-type="float" office:value="0" calcext:value-type="float">
            <text:p>0,00</text:p>
          </table:table-cell>
          <table:table-cell table:style-name="ce28" table:formula="of:=IF([$Compras.$A123]&lt;&gt;&quot;&quot;;VALUE(MID([$Compras.$A123];[$Tablas.$E$15];[$Tablas.$G$15]))/100;0)*IF(OR(VALUE([.B123])=3;VALUE([.B123])=8;VALUE([.B123])=13);-1;1)" office:value-type="float" office:value="0" calcext:value-type="float">
            <text:p>0,00</text:p>
          </table:table-cell>
          <table:table-cell table:style-name="ce28" table:formula="of:=IF([$Compras.$A123]&lt;&gt;&quot;&quot;;VALUE(MID([$Compras.$A123];[$Tablas.$E$16];[$Tablas.$G$16]))/100;0)*IF(OR(VALUE([.B123])=3;VALUE([.B123])=8;VALUE([.B123])=13);-1;1)" office:value-type="float" office:value="0" calcext:value-type="float">
            <text:p>0,00</text:p>
          </table:table-cell>
          <table:table-cell table:style-name="ce28" table:formula="of:=IF([$Compras.$A123]&lt;&gt;&quot;&quot;;VALUE(MID([$Compras.$A123];[$Tablas.$E$17];[$Tablas.$G$17]))/100;0)*IF(OR(VALUE([.B123])=3;VALUE([.B123])=8;VALUE([.B123])=13);-1;1)" office:value-type="float" office:value="0" calcext:value-type="float">
            <text:p>0,00</text:p>
          </table:table-cell>
          <table:table-cell table:style-name="ce28" table:formula="of:=IF([$Compras.$A123]&lt;&gt;&quot;&quot;;VALUE(MID([$Compras.$A123];[$Tablas.$E$18];[$Tablas.$G$18]))/100;0)*IF(OR(VALUE([.B123])=3;VALUE([.B123])=8;VALUE([.B123])=13);-1;1)" office:value-type="float" office:value="0" calcext:value-type="float">
            <text:p>0,00</text:p>
          </table:table-cell>
          <table:table-cell table:style-name="ce25" table:formula="of:=MID([$Compras.$A123];[$Tablas.$E$19];[$Tablas.$G$19])" office:value-type="string" office:string-value="PES" calcext:value-type="string">
            <text:p>PES</text:p>
          </table:table-cell>
          <table:table-cell table:style-name="ce25" table:formula="of:=MID([$Compras.$A12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23];[$Tablas.$E$21];[$Tablas.$G$21])" office:value-type="string" office:string-value="1" calcext:value-type="string">
            <text:p>1</text:p>
          </table:table-cell>
          <table:table-cell table:style-name="ce25" table:formula="of:=MID([$Compras.$A123];[$Tablas.$E$22];[$Tablas.$G$22])" office:value-type="string" office:string-value="0" calcext:value-type="string">
            <text:p>0</text:p>
          </table:table-cell>
          <table:table-cell table:style-name="ce28" table:formula="of:==IF([$Compras.$A123]&lt;&gt;&quot;&quot;;VALUE(MID([$Compras.$A123];[$Tablas.$E$23];[$Tablas.$G$23]))/100;0)*IF(OR(VALUE([.B123])=3;VALUE([.B123])=8;VALUE([.B123])=13);-1;1)" office:value-type="float" office:value="0" calcext:value-type="float">
            <text:p>0,00</text:p>
          </table:table-cell>
          <table:table-cell table:style-name="ce28" table:formula="of:==IF([$Compras.$A123]&lt;&gt;&quot;&quot;;VALUE(MID([$Compras.$A123];[$Tablas.$E$24];[$Tablas.$G$24]))/100;0)*IF(OR(VALUE([.B123])=3;VALUE([.B123])=8;VALUE([.B123])=13);-1;1)" office:value-type="float" office:value="0" calcext:value-type="float">
            <text:p>0,00</text:p>
          </table:table-cell>
          <table:table-cell table:style-name="ce25" table:formula="of:=MID([$Compras.$A12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2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2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24];[$Tablas.$E$3];[$Tablas.$G$3])" office:value-type="string" office:string-value="20200810" calcext:value-type="string">
            <text:p>20200810</text:p>
          </table:table-cell>
          <table:table-cell table:style-name="ce25" table:formula="of:=MID([$Compras.$A124];[$Tablas.$E$4];[$Tablas.$G$4])" office:value-type="string" office:string-value="001" calcext:value-type="string">
            <text:p>001</text:p>
          </table:table-cell>
          <table:table-cell table:style-name="ce25" table:formula="of:=MID([$Compras.$A124];[$Tablas.$E$5];[$Tablas.$G$5])" office:value-type="string" office:string-value="02019" calcext:value-type="string">
            <text:p>02019</text:p>
          </table:table-cell>
          <table:table-cell table:style-name="ce25" table:formula="of:=MID([$Compras.$A124];[$Tablas.$E$6];[$Tablas.$G$6])" office:value-type="string" office:string-value="00000000000000355449" calcext:value-type="string">
            <text:p>00000000000000355449</text:p>
          </table:table-cell>
          <table:table-cell table:style-name="ce25" table:formula="of:=MID([$Compras.$A12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24];[$Tablas.$E$8];[$Tablas.$G$8])" office:value-type="string" office:string-value="80" calcext:value-type="string">
            <text:p>80</text:p>
          </table:table-cell>
          <table:table-cell table:style-name="ce25" table:formula="of:=MID([$Compras.$A124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24];[$Tablas.$E$10];[$Tablas.$G$10])" office:value-type="string" office:string-value="YPF DERIVADOS                 " calcext:value-type="string">
            <text:p>YPF DERIVADOS <text:s text:c="16"/></text:p>
          </table:table-cell>
          <table:table-cell table:style-name="ce28" table:formula="of:==IF([$Compras.$A124]&lt;&gt;&quot;&quot;;VALUE(MID([$Compras.$A124];[$Tablas.$E$11];[$Tablas.$G$11]))/100;0)*IF(OR(VALUE([.B124])=3;VALUE([.B124])=8;VALUE([.B124])=13);-1;1)" office:value-type="float" office:value="945958.8" calcext:value-type="float">
            <text:p>945.958,80</text:p>
          </table:table-cell>
          <table:table-cell table:style-name="ce28" table:formula="of:=IF([$Compras.$A124]&lt;&gt;&quot;&quot;;VALUE(MID([$Compras.$A124];[$Tablas.$E$12];[$Tablas.$G$12]))/100;0)*IF(OR(VALUE([.B124])=3;VALUE([.B124])=8;VALUE([.B124])=13);-1;1)" office:value-type="float" office:value="0" calcext:value-type="float">
            <text:p>0,00</text:p>
          </table:table-cell>
          <table:table-cell table:style-name="ce28" table:formula="of:=IF([$Compras.$A124]&lt;&gt;&quot;&quot;;VALUE(MID([$Compras.$A124];[$Tablas.$E$13];[$Tablas.$G$13]))/100;0)*IF(OR(VALUE([.B124])=3;VALUE([.B124])=8;VALUE([.B124])=13);-1;1)" office:value-type="float" office:value="0" calcext:value-type="float">
            <text:p>0,00</text:p>
          </table:table-cell>
          <table:table-cell table:style-name="ce28" table:formula="of:=IF([$Compras.$A124]&lt;&gt;&quot;&quot;;VALUE(MID([$Compras.$A124];[$Tablas.$E$14];[$Tablas.$G$14]))/100;0)*IF(OR(VALUE([.B124])=3;VALUE([.B124])=8;VALUE([.B124])=13);-1;1)" office:value-type="float" office:value="22886.1" calcext:value-type="float">
            <text:p>22.886,10</text:p>
          </table:table-cell>
          <table:table-cell table:style-name="ce28" table:formula="of:=IF([$Compras.$A124]&lt;&gt;&quot;&quot;;VALUE(MID([$Compras.$A124];[$Tablas.$E$15];[$Tablas.$G$15]))/100;0)*IF(OR(VALUE([.B124])=3;VALUE([.B124])=8;VALUE([.B124])=13);-1;1)" office:value-type="float" office:value="0" calcext:value-type="float">
            <text:p>0,00</text:p>
          </table:table-cell>
          <table:table-cell table:style-name="ce28" table:formula="of:=IF([$Compras.$A124]&lt;&gt;&quot;&quot;;VALUE(MID([$Compras.$A124];[$Tablas.$E$16];[$Tablas.$G$16]))/100;0)*IF(OR(VALUE([.B124])=3;VALUE([.B124])=8;VALUE([.B124])=13);-1;1)" office:value-type="float" office:value="0" calcext:value-type="float">
            <text:p>0,00</text:p>
          </table:table-cell>
          <table:table-cell table:style-name="ce28" table:formula="of:=IF([$Compras.$A124]&lt;&gt;&quot;&quot;;VALUE(MID([$Compras.$A124];[$Tablas.$E$17];[$Tablas.$G$17]))/100;0)*IF(OR(VALUE([.B124])=3;VALUE([.B124])=8;VALUE([.B124])=13);-1;1)" office:value-type="float" office:value="0" calcext:value-type="float">
            <text:p>0,00</text:p>
          </table:table-cell>
          <table:table-cell table:style-name="ce28" table:formula="of:=IF([$Compras.$A124]&lt;&gt;&quot;&quot;;VALUE(MID([$Compras.$A124];[$Tablas.$E$18];[$Tablas.$G$18]))/100;0)*IF(OR(VALUE([.B124])=3;VALUE([.B124])=8;VALUE([.B124])=13);-1;1)" office:value-type="float" office:value="0" calcext:value-type="float">
            <text:p>0,00</text:p>
          </table:table-cell>
          <table:table-cell table:style-name="ce25" table:formula="of:=MID([$Compras.$A124];[$Tablas.$E$19];[$Tablas.$G$19])" office:value-type="string" office:string-value="PES" calcext:value-type="string">
            <text:p>PES</text:p>
          </table:table-cell>
          <table:table-cell table:style-name="ce25" table:formula="of:=MID([$Compras.$A12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24];[$Tablas.$E$21];[$Tablas.$G$21])" office:value-type="string" office:string-value="1" calcext:value-type="string">
            <text:p>1</text:p>
          </table:table-cell>
          <table:table-cell table:style-name="ce25" table:formula="of:=MID([$Compras.$A124];[$Tablas.$E$22];[$Tablas.$G$22])" office:value-type="string" office:string-value="0" calcext:value-type="string">
            <text:p>0</text:p>
          </table:table-cell>
          <table:table-cell table:style-name="ce28" table:formula="of:==IF([$Compras.$A124]&lt;&gt;&quot;&quot;;VALUE(MID([$Compras.$A124];[$Tablas.$E$23];[$Tablas.$G$23]))/100;0)*IF(OR(VALUE([.B124])=3;VALUE([.B124])=8;VALUE([.B124])=13);-1;1)" office:value-type="float" office:value="0" calcext:value-type="float">
            <text:p>0,00</text:p>
          </table:table-cell>
          <table:table-cell table:style-name="ce28" table:formula="of:==IF([$Compras.$A124]&lt;&gt;&quot;&quot;;VALUE(MID([$Compras.$A124];[$Tablas.$E$24];[$Tablas.$G$24]))/100;0)*IF(OR(VALUE([.B124])=3;VALUE([.B124])=8;VALUE([.B124])=13);-1;1)" office:value-type="float" office:value="0" calcext:value-type="float">
            <text:p>0,00</text:p>
          </table:table-cell>
          <table:table-cell table:style-name="ce25" table:formula="of:=MID([$Compras.$A12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2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2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25];[$Tablas.$E$3];[$Tablas.$G$3])" office:value-type="string" office:string-value="20200810" calcext:value-type="string">
            <text:p>20200810</text:p>
          </table:table-cell>
          <table:table-cell table:style-name="ce25" table:formula="of:=MID([$Compras.$A125];[$Tablas.$E$4];[$Tablas.$G$4])" office:value-type="string" office:string-value="001" calcext:value-type="string">
            <text:p>001</text:p>
          </table:table-cell>
          <table:table-cell table:style-name="ce25" table:formula="of:=MID([$Compras.$A125];[$Tablas.$E$5];[$Tablas.$G$5])" office:value-type="string" office:string-value="02019" calcext:value-type="string">
            <text:p>02019</text:p>
          </table:table-cell>
          <table:table-cell table:style-name="ce25" table:formula="of:=MID([$Compras.$A125];[$Tablas.$E$6];[$Tablas.$G$6])" office:value-type="string" office:string-value="00000000000000355450" calcext:value-type="string">
            <text:p>00000000000000355450</text:p>
          </table:table-cell>
          <table:table-cell table:style-name="ce25" table:formula="of:=MID([$Compras.$A12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25];[$Tablas.$E$8];[$Tablas.$G$8])" office:value-type="string" office:string-value="80" calcext:value-type="string">
            <text:p>80</text:p>
          </table:table-cell>
          <table:table-cell table:style-name="ce25" table:formula="of:=MID([$Compras.$A125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25];[$Tablas.$E$10];[$Tablas.$G$10])" office:value-type="string" office:string-value="YPF DERIVADOS                 " calcext:value-type="string">
            <text:p>YPF DERIVADOS <text:s text:c="16"/></text:p>
          </table:table-cell>
          <table:table-cell table:style-name="ce28" table:formula="of:==IF([$Compras.$A125]&lt;&gt;&quot;&quot;;VALUE(MID([$Compras.$A125];[$Tablas.$E$11];[$Tablas.$G$11]))/100;0)*IF(OR(VALUE([.B125])=3;VALUE([.B125])=8;VALUE([.B125])=13);-1;1)" office:value-type="float" office:value="753788.56" calcext:value-type="float">
            <text:p>753.788,56</text:p>
          </table:table-cell>
          <table:table-cell table:style-name="ce28" table:formula="of:=IF([$Compras.$A125]&lt;&gt;&quot;&quot;;VALUE(MID([$Compras.$A125];[$Tablas.$E$12];[$Tablas.$G$12]))/100;0)*IF(OR(VALUE([.B125])=3;VALUE([.B125])=8;VALUE([.B125])=13);-1;1)" office:value-type="float" office:value="0" calcext:value-type="float">
            <text:p>0,00</text:p>
          </table:table-cell>
          <table:table-cell table:style-name="ce28" table:formula="of:=IF([$Compras.$A125]&lt;&gt;&quot;&quot;;VALUE(MID([$Compras.$A125];[$Tablas.$E$13];[$Tablas.$G$13]))/100;0)*IF(OR(VALUE([.B125])=3;VALUE([.B125])=8;VALUE([.B125])=13);-1;1)" office:value-type="float" office:value="0" calcext:value-type="float">
            <text:p>0,00</text:p>
          </table:table-cell>
          <table:table-cell table:style-name="ce28" table:formula="of:=IF([$Compras.$A125]&lt;&gt;&quot;&quot;;VALUE(MID([$Compras.$A125];[$Tablas.$E$14];[$Tablas.$G$14]))/100;0)*IF(OR(VALUE([.B125])=3;VALUE([.B125])=8;VALUE([.B125])=13);-1;1)" office:value-type="float" office:value="18236.82" calcext:value-type="float">
            <text:p>18.236,82</text:p>
          </table:table-cell>
          <table:table-cell table:style-name="ce28" table:formula="of:=IF([$Compras.$A125]&lt;&gt;&quot;&quot;;VALUE(MID([$Compras.$A125];[$Tablas.$E$15];[$Tablas.$G$15]))/100;0)*IF(OR(VALUE([.B125])=3;VALUE([.B125])=8;VALUE([.B125])=13);-1;1)" office:value-type="float" office:value="0" calcext:value-type="float">
            <text:p>0,00</text:p>
          </table:table-cell>
          <table:table-cell table:style-name="ce28" table:formula="of:=IF([$Compras.$A125]&lt;&gt;&quot;&quot;;VALUE(MID([$Compras.$A125];[$Tablas.$E$16];[$Tablas.$G$16]))/100;0)*IF(OR(VALUE([.B125])=3;VALUE([.B125])=8;VALUE([.B125])=13);-1;1)" office:value-type="float" office:value="0" calcext:value-type="float">
            <text:p>0,00</text:p>
          </table:table-cell>
          <table:table-cell table:style-name="ce28" table:formula="of:=IF([$Compras.$A125]&lt;&gt;&quot;&quot;;VALUE(MID([$Compras.$A125];[$Tablas.$E$17];[$Tablas.$G$17]))/100;0)*IF(OR(VALUE([.B125])=3;VALUE([.B125])=8;VALUE([.B125])=13);-1;1)" office:value-type="float" office:value="0" calcext:value-type="float">
            <text:p>0,00</text:p>
          </table:table-cell>
          <table:table-cell table:style-name="ce28" table:formula="of:=IF([$Compras.$A125]&lt;&gt;&quot;&quot;;VALUE(MID([$Compras.$A125];[$Tablas.$E$18];[$Tablas.$G$18]))/100;0)*IF(OR(VALUE([.B125])=3;VALUE([.B125])=8;VALUE([.B125])=13);-1;1)" office:value-type="float" office:value="0" calcext:value-type="float">
            <text:p>0,00</text:p>
          </table:table-cell>
          <table:table-cell table:style-name="ce25" table:formula="of:=MID([$Compras.$A125];[$Tablas.$E$19];[$Tablas.$G$19])" office:value-type="string" office:string-value="PES" calcext:value-type="string">
            <text:p>PES</text:p>
          </table:table-cell>
          <table:table-cell table:style-name="ce25" table:formula="of:=MID([$Compras.$A12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25];[$Tablas.$E$21];[$Tablas.$G$21])" office:value-type="string" office:string-value="1" calcext:value-type="string">
            <text:p>1</text:p>
          </table:table-cell>
          <table:table-cell table:style-name="ce25" table:formula="of:=MID([$Compras.$A125];[$Tablas.$E$22];[$Tablas.$G$22])" office:value-type="string" office:string-value="0" calcext:value-type="string">
            <text:p>0</text:p>
          </table:table-cell>
          <table:table-cell table:style-name="ce28" table:formula="of:==IF([$Compras.$A125]&lt;&gt;&quot;&quot;;VALUE(MID([$Compras.$A125];[$Tablas.$E$23];[$Tablas.$G$23]))/100;0)*IF(OR(VALUE([.B125])=3;VALUE([.B125])=8;VALUE([.B125])=13);-1;1)" office:value-type="float" office:value="0" calcext:value-type="float">
            <text:p>0,00</text:p>
          </table:table-cell>
          <table:table-cell table:style-name="ce28" table:formula="of:==IF([$Compras.$A125]&lt;&gt;&quot;&quot;;VALUE(MID([$Compras.$A125];[$Tablas.$E$24];[$Tablas.$G$24]))/100;0)*IF(OR(VALUE([.B125])=3;VALUE([.B125])=8;VALUE([.B125])=13);-1;1)" office:value-type="float" office:value="0" calcext:value-type="float">
            <text:p>0,00</text:p>
          </table:table-cell>
          <table:table-cell table:style-name="ce25" table:formula="of:=MID([$Compras.$A12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2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2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26];[$Tablas.$E$3];[$Tablas.$G$3])" office:value-type="string" office:string-value="20200810" calcext:value-type="string">
            <text:p>20200810</text:p>
          </table:table-cell>
          <table:table-cell table:style-name="ce25" table:formula="of:=MID([$Compras.$A126];[$Tablas.$E$4];[$Tablas.$G$4])" office:value-type="string" office:string-value="001" calcext:value-type="string">
            <text:p>001</text:p>
          </table:table-cell>
          <table:table-cell table:style-name="ce25" table:formula="of:=MID([$Compras.$A126];[$Tablas.$E$5];[$Tablas.$G$5])" office:value-type="string" office:string-value="02020" calcext:value-type="string">
            <text:p>02020</text:p>
          </table:table-cell>
          <table:table-cell table:style-name="ce25" table:formula="of:=MID([$Compras.$A126];[$Tablas.$E$6];[$Tablas.$G$6])" office:value-type="string" office:string-value="00000000000000391577" calcext:value-type="string">
            <text:p>00000000000000391577</text:p>
          </table:table-cell>
          <table:table-cell table:style-name="ce25" table:formula="of:=MID([$Compras.$A12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26];[$Tablas.$E$8];[$Tablas.$G$8])" office:value-type="string" office:string-value="80" calcext:value-type="string">
            <text:p>80</text:p>
          </table:table-cell>
          <table:table-cell table:style-name="ce25" table:formula="of:=MID([$Compras.$A126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26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28" table:formula="of:==IF([$Compras.$A126]&lt;&gt;&quot;&quot;;VALUE(MID([$Compras.$A126];[$Tablas.$E$11];[$Tablas.$G$11]))/100;0)*IF(OR(VALUE([.B126])=3;VALUE([.B126])=8;VALUE([.B126])=13);-1;1)" office:value-type="float" office:value="87052.21" calcext:value-type="float">
            <text:p>87.052,21</text:p>
          </table:table-cell>
          <table:table-cell table:style-name="ce28" table:formula="of:=IF([$Compras.$A126]&lt;&gt;&quot;&quot;;VALUE(MID([$Compras.$A126];[$Tablas.$E$12];[$Tablas.$G$12]))/100;0)*IF(OR(VALUE([.B126])=3;VALUE([.B126])=8;VALUE([.B126])=13);-1;1)" office:value-type="float" office:value="0" calcext:value-type="float">
            <text:p>0,00</text:p>
          </table:table-cell>
          <table:table-cell table:style-name="ce28" table:formula="of:=IF([$Compras.$A126]&lt;&gt;&quot;&quot;;VALUE(MID([$Compras.$A126];[$Tablas.$E$13];[$Tablas.$G$13]))/100;0)*IF(OR(VALUE([.B126])=3;VALUE([.B126])=8;VALUE([.B126])=13);-1;1)" office:value-type="float" office:value="0" calcext:value-type="float">
            <text:p>0,00</text:p>
          </table:table-cell>
          <table:table-cell table:style-name="ce28" table:formula="of:=IF([$Compras.$A126]&lt;&gt;&quot;&quot;;VALUE(MID([$Compras.$A126];[$Tablas.$E$14];[$Tablas.$G$14]))/100;0)*IF(OR(VALUE([.B126])=3;VALUE([.B126])=8;VALUE([.B126])=13);-1;1)" office:value-type="float" office:value="2106.1" calcext:value-type="float">
            <text:p>2.106,10</text:p>
          </table:table-cell>
          <table:table-cell table:style-name="ce28" table:formula="of:=IF([$Compras.$A126]&lt;&gt;&quot;&quot;;VALUE(MID([$Compras.$A126];[$Tablas.$E$15];[$Tablas.$G$15]))/100;0)*IF(OR(VALUE([.B126])=3;VALUE([.B126])=8;VALUE([.B126])=13);-1;1)" office:value-type="float" office:value="0" calcext:value-type="float">
            <text:p>0,00</text:p>
          </table:table-cell>
          <table:table-cell table:style-name="ce28" table:formula="of:=IF([$Compras.$A126]&lt;&gt;&quot;&quot;;VALUE(MID([$Compras.$A126];[$Tablas.$E$16];[$Tablas.$G$16]))/100;0)*IF(OR(VALUE([.B126])=3;VALUE([.B126])=8;VALUE([.B126])=13);-1;1)" office:value-type="float" office:value="0" calcext:value-type="float">
            <text:p>0,00</text:p>
          </table:table-cell>
          <table:table-cell table:style-name="ce28" table:formula="of:=IF([$Compras.$A126]&lt;&gt;&quot;&quot;;VALUE(MID([$Compras.$A126];[$Tablas.$E$17];[$Tablas.$G$17]))/100;0)*IF(OR(VALUE([.B126])=3;VALUE([.B126])=8;VALUE([.B126])=13);-1;1)" office:value-type="float" office:value="0" calcext:value-type="float">
            <text:p>0,00</text:p>
          </table:table-cell>
          <table:table-cell table:style-name="ce28" table:formula="of:=IF([$Compras.$A126]&lt;&gt;&quot;&quot;;VALUE(MID([$Compras.$A126];[$Tablas.$E$18];[$Tablas.$G$18]))/100;0)*IF(OR(VALUE([.B126])=3;VALUE([.B126])=8;VALUE([.B126])=13);-1;1)" office:value-type="float" office:value="0" calcext:value-type="float">
            <text:p>0,00</text:p>
          </table:table-cell>
          <table:table-cell table:style-name="ce25" table:formula="of:=MID([$Compras.$A126];[$Tablas.$E$19];[$Tablas.$G$19])" office:value-type="string" office:string-value="PES" calcext:value-type="string">
            <text:p>PES</text:p>
          </table:table-cell>
          <table:table-cell table:style-name="ce25" table:formula="of:=MID([$Compras.$A12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26];[$Tablas.$E$21];[$Tablas.$G$21])" office:value-type="string" office:string-value="1" calcext:value-type="string">
            <text:p>1</text:p>
          </table:table-cell>
          <table:table-cell table:style-name="ce25" table:formula="of:=MID([$Compras.$A126];[$Tablas.$E$22];[$Tablas.$G$22])" office:value-type="string" office:string-value="0" calcext:value-type="string">
            <text:p>0</text:p>
          </table:table-cell>
          <table:table-cell table:style-name="ce28" table:formula="of:==IF([$Compras.$A126]&lt;&gt;&quot;&quot;;VALUE(MID([$Compras.$A126];[$Tablas.$E$23];[$Tablas.$G$23]))/100;0)*IF(OR(VALUE([.B126])=3;VALUE([.B126])=8;VALUE([.B126])=13);-1;1)" office:value-type="float" office:value="0" calcext:value-type="float">
            <text:p>0,00</text:p>
          </table:table-cell>
          <table:table-cell table:style-name="ce28" table:formula="of:==IF([$Compras.$A126]&lt;&gt;&quot;&quot;;VALUE(MID([$Compras.$A126];[$Tablas.$E$24];[$Tablas.$G$24]))/100;0)*IF(OR(VALUE([.B126])=3;VALUE([.B126])=8;VALUE([.B126])=13);-1;1)" office:value-type="float" office:value="0" calcext:value-type="float">
            <text:p>0,00</text:p>
          </table:table-cell>
          <table:table-cell table:style-name="ce25" table:formula="of:=MID([$Compras.$A12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2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2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27];[$Tablas.$E$3];[$Tablas.$G$3])" office:value-type="string" office:string-value="20200810" calcext:value-type="string">
            <text:p>20200810</text:p>
          </table:table-cell>
          <table:table-cell table:style-name="ce25" table:formula="of:=MID([$Compras.$A127];[$Tablas.$E$4];[$Tablas.$G$4])" office:value-type="string" office:string-value="001" calcext:value-type="string">
            <text:p>001</text:p>
          </table:table-cell>
          <table:table-cell table:style-name="ce25" table:formula="of:=MID([$Compras.$A127];[$Tablas.$E$5];[$Tablas.$G$5])" office:value-type="string" office:string-value="02020" calcext:value-type="string">
            <text:p>02020</text:p>
          </table:table-cell>
          <table:table-cell table:style-name="ce25" table:formula="of:=MID([$Compras.$A127];[$Tablas.$E$6];[$Tablas.$G$6])" office:value-type="string" office:string-value="00000000000000391578" calcext:value-type="string">
            <text:p>00000000000000391578</text:p>
          </table:table-cell>
          <table:table-cell table:style-name="ce25" table:formula="of:=MID([$Compras.$A12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27];[$Tablas.$E$8];[$Tablas.$G$8])" office:value-type="string" office:string-value="80" calcext:value-type="string">
            <text:p>80</text:p>
          </table:table-cell>
          <table:table-cell table:style-name="ce25" table:formula="of:=MID([$Compras.$A127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27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28" table:formula="of:==IF([$Compras.$A127]&lt;&gt;&quot;&quot;;VALUE(MID([$Compras.$A127];[$Tablas.$E$11];[$Tablas.$G$11]))/100;0)*IF(OR(VALUE([.B127])=3;VALUE([.B127])=8;VALUE([.B127])=13);-1;1)" office:value-type="float" office:value="98435.87" calcext:value-type="float">
            <text:p>98.435,87</text:p>
          </table:table-cell>
          <table:table-cell table:style-name="ce28" table:formula="of:=IF([$Compras.$A127]&lt;&gt;&quot;&quot;;VALUE(MID([$Compras.$A127];[$Tablas.$E$12];[$Tablas.$G$12]))/100;0)*IF(OR(VALUE([.B127])=3;VALUE([.B127])=8;VALUE([.B127])=13);-1;1)" office:value-type="float" office:value="0" calcext:value-type="float">
            <text:p>0,00</text:p>
          </table:table-cell>
          <table:table-cell table:style-name="ce28" table:formula="of:=IF([$Compras.$A127]&lt;&gt;&quot;&quot;;VALUE(MID([$Compras.$A127];[$Tablas.$E$13];[$Tablas.$G$13]))/100;0)*IF(OR(VALUE([.B127])=3;VALUE([.B127])=8;VALUE([.B127])=13);-1;1)" office:value-type="float" office:value="0" calcext:value-type="float">
            <text:p>0,00</text:p>
          </table:table-cell>
          <table:table-cell table:style-name="ce28" table:formula="of:=IF([$Compras.$A127]&lt;&gt;&quot;&quot;;VALUE(MID([$Compras.$A127];[$Tablas.$E$14];[$Tablas.$G$14]))/100;0)*IF(OR(VALUE([.B127])=3;VALUE([.B127])=8;VALUE([.B127])=13);-1;1)" office:value-type="float" office:value="2381.51" calcext:value-type="float">
            <text:p>2.381,51</text:p>
          </table:table-cell>
          <table:table-cell table:style-name="ce28" table:formula="of:=IF([$Compras.$A127]&lt;&gt;&quot;&quot;;VALUE(MID([$Compras.$A127];[$Tablas.$E$15];[$Tablas.$G$15]))/100;0)*IF(OR(VALUE([.B127])=3;VALUE([.B127])=8;VALUE([.B127])=13);-1;1)" office:value-type="float" office:value="0" calcext:value-type="float">
            <text:p>0,00</text:p>
          </table:table-cell>
          <table:table-cell table:style-name="ce28" table:formula="of:=IF([$Compras.$A127]&lt;&gt;&quot;&quot;;VALUE(MID([$Compras.$A127];[$Tablas.$E$16];[$Tablas.$G$16]))/100;0)*IF(OR(VALUE([.B127])=3;VALUE([.B127])=8;VALUE([.B127])=13);-1;1)" office:value-type="float" office:value="0" calcext:value-type="float">
            <text:p>0,00</text:p>
          </table:table-cell>
          <table:table-cell table:style-name="ce28" table:formula="of:=IF([$Compras.$A127]&lt;&gt;&quot;&quot;;VALUE(MID([$Compras.$A127];[$Tablas.$E$17];[$Tablas.$G$17]))/100;0)*IF(OR(VALUE([.B127])=3;VALUE([.B127])=8;VALUE([.B127])=13);-1;1)" office:value-type="float" office:value="0" calcext:value-type="float">
            <text:p>0,00</text:p>
          </table:table-cell>
          <table:table-cell table:style-name="ce28" table:formula="of:=IF([$Compras.$A127]&lt;&gt;&quot;&quot;;VALUE(MID([$Compras.$A127];[$Tablas.$E$18];[$Tablas.$G$18]))/100;0)*IF(OR(VALUE([.B127])=3;VALUE([.B127])=8;VALUE([.B127])=13);-1;1)" office:value-type="float" office:value="0" calcext:value-type="float">
            <text:p>0,00</text:p>
          </table:table-cell>
          <table:table-cell table:style-name="ce25" table:formula="of:=MID([$Compras.$A127];[$Tablas.$E$19];[$Tablas.$G$19])" office:value-type="string" office:string-value="PES" calcext:value-type="string">
            <text:p>PES</text:p>
          </table:table-cell>
          <table:table-cell table:style-name="ce25" table:formula="of:=MID([$Compras.$A12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27];[$Tablas.$E$21];[$Tablas.$G$21])" office:value-type="string" office:string-value="1" calcext:value-type="string">
            <text:p>1</text:p>
          </table:table-cell>
          <table:table-cell table:style-name="ce25" table:formula="of:=MID([$Compras.$A127];[$Tablas.$E$22];[$Tablas.$G$22])" office:value-type="string" office:string-value="0" calcext:value-type="string">
            <text:p>0</text:p>
          </table:table-cell>
          <table:table-cell table:style-name="ce28" table:formula="of:==IF([$Compras.$A127]&lt;&gt;&quot;&quot;;VALUE(MID([$Compras.$A127];[$Tablas.$E$23];[$Tablas.$G$23]))/100;0)*IF(OR(VALUE([.B127])=3;VALUE([.B127])=8;VALUE([.B127])=13);-1;1)" office:value-type="float" office:value="0" calcext:value-type="float">
            <text:p>0,00</text:p>
          </table:table-cell>
          <table:table-cell table:style-name="ce28" table:formula="of:==IF([$Compras.$A127]&lt;&gt;&quot;&quot;;VALUE(MID([$Compras.$A127];[$Tablas.$E$24];[$Tablas.$G$24]))/100;0)*IF(OR(VALUE([.B127])=3;VALUE([.B127])=8;VALUE([.B127])=13);-1;1)" office:value-type="float" office:value="0" calcext:value-type="float">
            <text:p>0,00</text:p>
          </table:table-cell>
          <table:table-cell table:style-name="ce25" table:formula="of:=MID([$Compras.$A12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2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2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28];[$Tablas.$E$3];[$Tablas.$G$3])" office:value-type="string" office:string-value="20200811" calcext:value-type="string">
            <text:p>20200811</text:p>
          </table:table-cell>
          <table:table-cell table:style-name="ce25" table:formula="of:=MID([$Compras.$A128];[$Tablas.$E$4];[$Tablas.$G$4])" office:value-type="string" office:string-value="001" calcext:value-type="string">
            <text:p>001</text:p>
          </table:table-cell>
          <table:table-cell table:style-name="ce25" table:formula="of:=MID([$Compras.$A128];[$Tablas.$E$5];[$Tablas.$G$5])" office:value-type="string" office:string-value="00001" calcext:value-type="string">
            <text:p>00001</text:p>
          </table:table-cell>
          <table:table-cell table:style-name="ce25" table:formula="of:=MID([$Compras.$A128];[$Tablas.$E$6];[$Tablas.$G$6])" office:value-type="string" office:string-value="00000000000000080650" calcext:value-type="string">
            <text:p>00000000000000080650</text:p>
          </table:table-cell>
          <table:table-cell table:style-name="ce25" table:formula="of:=MID([$Compras.$A12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28];[$Tablas.$E$8];[$Tablas.$G$8])" office:value-type="string" office:string-value="80" calcext:value-type="string">
            <text:p>80</text:p>
          </table:table-cell>
          <table:table-cell table:style-name="ce25" table:formula="of:=MID([$Compras.$A128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28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128]&lt;&gt;&quot;&quot;;VALUE(MID([$Compras.$A128];[$Tablas.$E$11];[$Tablas.$G$11]))/100;0)*IF(OR(VALUE([.B128])=3;VALUE([.B128])=8;VALUE([.B128])=13);-1;1)" office:value-type="float" office:value="90.68" calcext:value-type="float">
            <text:p>90,68</text:p>
          </table:table-cell>
          <table:table-cell table:style-name="ce28" table:formula="of:=IF([$Compras.$A128]&lt;&gt;&quot;&quot;;VALUE(MID([$Compras.$A128];[$Tablas.$E$12];[$Tablas.$G$12]))/100;0)*IF(OR(VALUE([.B128])=3;VALUE([.B128])=8;VALUE([.B128])=13);-1;1)" office:value-type="float" office:value="59.22" calcext:value-type="float">
            <text:p>59,22</text:p>
          </table:table-cell>
          <table:table-cell table:style-name="ce28" table:formula="of:=IF([$Compras.$A128]&lt;&gt;&quot;&quot;;VALUE(MID([$Compras.$A128];[$Tablas.$E$13];[$Tablas.$G$13]))/100;0)*IF(OR(VALUE([.B128])=3;VALUE([.B128])=8;VALUE([.B128])=13);-1;1)" office:value-type="float" office:value="0" calcext:value-type="float">
            <text:p>0,00</text:p>
          </table:table-cell>
          <table:table-cell table:style-name="ce28" table:formula="of:=IF([$Compras.$A128]&lt;&gt;&quot;&quot;;VALUE(MID([$Compras.$A128];[$Tablas.$E$14];[$Tablas.$G$14]))/100;0)*IF(OR(VALUE([.B128])=3;VALUE([.B128])=8;VALUE([.B128])=13);-1;1)" office:value-type="float" office:value="0" calcext:value-type="float">
            <text:p>0,00</text:p>
          </table:table-cell>
          <table:table-cell table:style-name="ce28" table:formula="of:=IF([$Compras.$A128]&lt;&gt;&quot;&quot;;VALUE(MID([$Compras.$A128];[$Tablas.$E$15];[$Tablas.$G$15]))/100;0)*IF(OR(VALUE([.B128])=3;VALUE([.B128])=8;VALUE([.B128])=13);-1;1)" office:value-type="float" office:value="0" calcext:value-type="float">
            <text:p>0,00</text:p>
          </table:table-cell>
          <table:table-cell table:style-name="ce28" table:formula="of:=IF([$Compras.$A128]&lt;&gt;&quot;&quot;;VALUE(MID([$Compras.$A128];[$Tablas.$E$16];[$Tablas.$G$16]))/100;0)*IF(OR(VALUE([.B128])=3;VALUE([.B128])=8;VALUE([.B128])=13);-1;1)" office:value-type="float" office:value="0" calcext:value-type="float">
            <text:p>0,00</text:p>
          </table:table-cell>
          <table:table-cell table:style-name="ce28" table:formula="of:=IF([$Compras.$A128]&lt;&gt;&quot;&quot;;VALUE(MID([$Compras.$A128];[$Tablas.$E$17];[$Tablas.$G$17]))/100;0)*IF(OR(VALUE([.B128])=3;VALUE([.B128])=8;VALUE([.B128])=13);-1;1)" office:value-type="float" office:value="0" calcext:value-type="float">
            <text:p>0,00</text:p>
          </table:table-cell>
          <table:table-cell table:style-name="ce28" table:formula="of:=IF([$Compras.$A128]&lt;&gt;&quot;&quot;;VALUE(MID([$Compras.$A128];[$Tablas.$E$18];[$Tablas.$G$18]))/100;0)*IF(OR(VALUE([.B128])=3;VALUE([.B128])=8;VALUE([.B128])=13);-1;1)" office:value-type="float" office:value="0" calcext:value-type="float">
            <text:p>0,00</text:p>
          </table:table-cell>
          <table:table-cell table:style-name="ce25" table:formula="of:=MID([$Compras.$A128];[$Tablas.$E$19];[$Tablas.$G$19])" office:value-type="string" office:string-value="PES" calcext:value-type="string">
            <text:p>PES</text:p>
          </table:table-cell>
          <table:table-cell table:style-name="ce25" table:formula="of:=MID([$Compras.$A12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28];[$Tablas.$E$21];[$Tablas.$G$21])" office:value-type="string" office:string-value="1" calcext:value-type="string">
            <text:p>1</text:p>
          </table:table-cell>
          <table:table-cell table:style-name="ce25" table:formula="of:=MID([$Compras.$A128];[$Tablas.$E$22];[$Tablas.$G$22])" office:value-type="string" office:string-value="0" calcext:value-type="string">
            <text:p>0</text:p>
          </table:table-cell>
          <table:table-cell table:style-name="ce28" table:formula="of:==IF([$Compras.$A128]&lt;&gt;&quot;&quot;;VALUE(MID([$Compras.$A128];[$Tablas.$E$23];[$Tablas.$G$23]))/100;0)*IF(OR(VALUE([.B128])=3;VALUE([.B128])=8;VALUE([.B128])=13);-1;1)" office:value-type="float" office:value="0" calcext:value-type="float">
            <text:p>0,00</text:p>
          </table:table-cell>
          <table:table-cell table:style-name="ce28" table:formula="of:==IF([$Compras.$A128]&lt;&gt;&quot;&quot;;VALUE(MID([$Compras.$A128];[$Tablas.$E$24];[$Tablas.$G$24]))/100;0)*IF(OR(VALUE([.B128])=3;VALUE([.B128])=8;VALUE([.B128])=13);-1;1)" office:value-type="float" office:value="0" calcext:value-type="float">
            <text:p>0,00</text:p>
          </table:table-cell>
          <table:table-cell table:style-name="ce25" table:formula="of:=MID([$Compras.$A12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2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2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29];[$Tablas.$E$3];[$Tablas.$G$3])" office:value-type="string" office:string-value="20200811" calcext:value-type="string">
            <text:p>20200811</text:p>
          </table:table-cell>
          <table:table-cell table:style-name="ce25" table:formula="of:=MID([$Compras.$A129];[$Tablas.$E$4];[$Tablas.$G$4])" office:value-type="string" office:string-value="001" calcext:value-type="string">
            <text:p>001</text:p>
          </table:table-cell>
          <table:table-cell table:style-name="ce25" table:formula="of:=MID([$Compras.$A129];[$Tablas.$E$5];[$Tablas.$G$5])" office:value-type="string" office:string-value="00001" calcext:value-type="string">
            <text:p>00001</text:p>
          </table:table-cell>
          <table:table-cell table:style-name="ce25" table:formula="of:=MID([$Compras.$A129];[$Tablas.$E$6];[$Tablas.$G$6])" office:value-type="string" office:string-value="00000000000000081496" calcext:value-type="string">
            <text:p>00000000000000081496</text:p>
          </table:table-cell>
          <table:table-cell table:style-name="ce25" table:formula="of:=MID([$Compras.$A12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29];[$Tablas.$E$8];[$Tablas.$G$8])" office:value-type="string" office:string-value="80" calcext:value-type="string">
            <text:p>80</text:p>
          </table:table-cell>
          <table:table-cell table:style-name="ce25" table:formula="of:=MID([$Compras.$A129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29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129]&lt;&gt;&quot;&quot;;VALUE(MID([$Compras.$A129];[$Tablas.$E$11];[$Tablas.$G$11]))/100;0)*IF(OR(VALUE([.B129])=3;VALUE([.B129])=8;VALUE([.B129])=13);-1;1)" office:value-type="float" office:value="139.19" calcext:value-type="float">
            <text:p>139,19</text:p>
          </table:table-cell>
          <table:table-cell table:style-name="ce28" table:formula="of:=IF([$Compras.$A129]&lt;&gt;&quot;&quot;;VALUE(MID([$Compras.$A129];[$Tablas.$E$12];[$Tablas.$G$12]))/100;0)*IF(OR(VALUE([.B129])=3;VALUE([.B129])=8;VALUE([.B129])=13);-1;1)" office:value-type="float" office:value="90.91" calcext:value-type="float">
            <text:p>90,91</text:p>
          </table:table-cell>
          <table:table-cell table:style-name="ce28" table:formula="of:=IF([$Compras.$A129]&lt;&gt;&quot;&quot;;VALUE(MID([$Compras.$A129];[$Tablas.$E$13];[$Tablas.$G$13]))/100;0)*IF(OR(VALUE([.B129])=3;VALUE([.B129])=8;VALUE([.B129])=13);-1;1)" office:value-type="float" office:value="0" calcext:value-type="float">
            <text:p>0,00</text:p>
          </table:table-cell>
          <table:table-cell table:style-name="ce28" table:formula="of:=IF([$Compras.$A129]&lt;&gt;&quot;&quot;;VALUE(MID([$Compras.$A129];[$Tablas.$E$14];[$Tablas.$G$14]))/100;0)*IF(OR(VALUE([.B129])=3;VALUE([.B129])=8;VALUE([.B129])=13);-1;1)" office:value-type="float" office:value="0" calcext:value-type="float">
            <text:p>0,00</text:p>
          </table:table-cell>
          <table:table-cell table:style-name="ce28" table:formula="of:=IF([$Compras.$A129]&lt;&gt;&quot;&quot;;VALUE(MID([$Compras.$A129];[$Tablas.$E$15];[$Tablas.$G$15]))/100;0)*IF(OR(VALUE([.B129])=3;VALUE([.B129])=8;VALUE([.B129])=13);-1;1)" office:value-type="float" office:value="0" calcext:value-type="float">
            <text:p>0,00</text:p>
          </table:table-cell>
          <table:table-cell table:style-name="ce28" table:formula="of:=IF([$Compras.$A129]&lt;&gt;&quot;&quot;;VALUE(MID([$Compras.$A129];[$Tablas.$E$16];[$Tablas.$G$16]))/100;0)*IF(OR(VALUE([.B129])=3;VALUE([.B129])=8;VALUE([.B129])=13);-1;1)" office:value-type="float" office:value="0" calcext:value-type="float">
            <text:p>0,00</text:p>
          </table:table-cell>
          <table:table-cell table:style-name="ce28" table:formula="of:=IF([$Compras.$A129]&lt;&gt;&quot;&quot;;VALUE(MID([$Compras.$A129];[$Tablas.$E$17];[$Tablas.$G$17]))/100;0)*IF(OR(VALUE([.B129])=3;VALUE([.B129])=8;VALUE([.B129])=13);-1;1)" office:value-type="float" office:value="0" calcext:value-type="float">
            <text:p>0,00</text:p>
          </table:table-cell>
          <table:table-cell table:style-name="ce28" table:formula="of:=IF([$Compras.$A129]&lt;&gt;&quot;&quot;;VALUE(MID([$Compras.$A129];[$Tablas.$E$18];[$Tablas.$G$18]))/100;0)*IF(OR(VALUE([.B129])=3;VALUE([.B129])=8;VALUE([.B129])=13);-1;1)" office:value-type="float" office:value="0" calcext:value-type="float">
            <text:p>0,00</text:p>
          </table:table-cell>
          <table:table-cell table:style-name="ce25" table:formula="of:=MID([$Compras.$A129];[$Tablas.$E$19];[$Tablas.$G$19])" office:value-type="string" office:string-value="PES" calcext:value-type="string">
            <text:p>PES</text:p>
          </table:table-cell>
          <table:table-cell table:style-name="ce25" table:formula="of:=MID([$Compras.$A12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29];[$Tablas.$E$21];[$Tablas.$G$21])" office:value-type="string" office:string-value="1" calcext:value-type="string">
            <text:p>1</text:p>
          </table:table-cell>
          <table:table-cell table:style-name="ce25" table:formula="of:=MID([$Compras.$A129];[$Tablas.$E$22];[$Tablas.$G$22])" office:value-type="string" office:string-value="0" calcext:value-type="string">
            <text:p>0</text:p>
          </table:table-cell>
          <table:table-cell table:style-name="ce28" table:formula="of:==IF([$Compras.$A129]&lt;&gt;&quot;&quot;;VALUE(MID([$Compras.$A129];[$Tablas.$E$23];[$Tablas.$G$23]))/100;0)*IF(OR(VALUE([.B129])=3;VALUE([.B129])=8;VALUE([.B129])=13);-1;1)" office:value-type="float" office:value="0" calcext:value-type="float">
            <text:p>0,00</text:p>
          </table:table-cell>
          <table:table-cell table:style-name="ce28" table:formula="of:==IF([$Compras.$A129]&lt;&gt;&quot;&quot;;VALUE(MID([$Compras.$A129];[$Tablas.$E$24];[$Tablas.$G$24]))/100;0)*IF(OR(VALUE([.B129])=3;VALUE([.B129])=8;VALUE([.B129])=13);-1;1)" office:value-type="float" office:value="0" calcext:value-type="float">
            <text:p>0,00</text:p>
          </table:table-cell>
          <table:table-cell table:style-name="ce25" table:formula="of:=MID([$Compras.$A12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2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2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30];[$Tablas.$E$3];[$Tablas.$G$3])" office:value-type="string" office:string-value="20200811" calcext:value-type="string">
            <text:p>20200811</text:p>
          </table:table-cell>
          <table:table-cell table:style-name="ce25" table:formula="of:=MID([$Compras.$A130];[$Tablas.$E$4];[$Tablas.$G$4])" office:value-type="string" office:string-value="001" calcext:value-type="string">
            <text:p>001</text:p>
          </table:table-cell>
          <table:table-cell table:style-name="ce25" table:formula="of:=MID([$Compras.$A130];[$Tablas.$E$5];[$Tablas.$G$5])" office:value-type="string" office:string-value="00001" calcext:value-type="string">
            <text:p>00001</text:p>
          </table:table-cell>
          <table:table-cell table:style-name="ce25" table:formula="of:=MID([$Compras.$A130];[$Tablas.$E$6];[$Tablas.$G$6])" office:value-type="string" office:string-value="00000000000000081475" calcext:value-type="string">
            <text:p>00000000000000081475</text:p>
          </table:table-cell>
          <table:table-cell table:style-name="ce25" table:formula="of:=MID([$Compras.$A13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30];[$Tablas.$E$8];[$Tablas.$G$8])" office:value-type="string" office:string-value="80" calcext:value-type="string">
            <text:p>80</text:p>
          </table:table-cell>
          <table:table-cell table:style-name="ce25" table:formula="of:=MID([$Compras.$A130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30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130]&lt;&gt;&quot;&quot;;VALUE(MID([$Compras.$A130];[$Tablas.$E$11];[$Tablas.$G$11]))/100;0)*IF(OR(VALUE([.B130])=3;VALUE([.B130])=8;VALUE([.B130])=13);-1;1)" office:value-type="float" office:value="1032.58" calcext:value-type="float">
            <text:p>1.032,58</text:p>
          </table:table-cell>
          <table:table-cell table:style-name="ce28" table:formula="of:=IF([$Compras.$A130]&lt;&gt;&quot;&quot;;VALUE(MID([$Compras.$A130];[$Tablas.$E$12];[$Tablas.$G$12]))/100;0)*IF(OR(VALUE([.B130])=3;VALUE([.B130])=8;VALUE([.B130])=13);-1;1)" office:value-type="float" office:value="831.03" calcext:value-type="float">
            <text:p>831,03</text:p>
          </table:table-cell>
          <table:table-cell table:style-name="ce28" table:formula="of:=IF([$Compras.$A130]&lt;&gt;&quot;&quot;;VALUE(MID([$Compras.$A130];[$Tablas.$E$13];[$Tablas.$G$13]))/100;0)*IF(OR(VALUE([.B130])=3;VALUE([.B130])=8;VALUE([.B130])=13);-1;1)" office:value-type="float" office:value="0" calcext:value-type="float">
            <text:p>0,00</text:p>
          </table:table-cell>
          <table:table-cell table:style-name="ce28" table:formula="of:=IF([$Compras.$A130]&lt;&gt;&quot;&quot;;VALUE(MID([$Compras.$A130];[$Tablas.$E$14];[$Tablas.$G$14]))/100;0)*IF(OR(VALUE([.B130])=3;VALUE([.B130])=8;VALUE([.B130])=13);-1;1)" office:value-type="float" office:value="0" calcext:value-type="float">
            <text:p>0,00</text:p>
          </table:table-cell>
          <table:table-cell table:style-name="ce28" table:formula="of:=IF([$Compras.$A130]&lt;&gt;&quot;&quot;;VALUE(MID([$Compras.$A130];[$Tablas.$E$15];[$Tablas.$G$15]))/100;0)*IF(OR(VALUE([.B130])=3;VALUE([.B130])=8;VALUE([.B130])=13);-1;1)" office:value-type="float" office:value="0" calcext:value-type="float">
            <text:p>0,00</text:p>
          </table:table-cell>
          <table:table-cell table:style-name="ce28" table:formula="of:=IF([$Compras.$A130]&lt;&gt;&quot;&quot;;VALUE(MID([$Compras.$A130];[$Tablas.$E$16];[$Tablas.$G$16]))/100;0)*IF(OR(VALUE([.B130])=3;VALUE([.B130])=8;VALUE([.B130])=13);-1;1)" office:value-type="float" office:value="0" calcext:value-type="float">
            <text:p>0,00</text:p>
          </table:table-cell>
          <table:table-cell table:style-name="ce28" table:formula="of:=IF([$Compras.$A130]&lt;&gt;&quot;&quot;;VALUE(MID([$Compras.$A130];[$Tablas.$E$17];[$Tablas.$G$17]))/100;0)*IF(OR(VALUE([.B130])=3;VALUE([.B130])=8;VALUE([.B130])=13);-1;1)" office:value-type="float" office:value="0" calcext:value-type="float">
            <text:p>0,00</text:p>
          </table:table-cell>
          <table:table-cell table:style-name="ce28" table:formula="of:=IF([$Compras.$A130]&lt;&gt;&quot;&quot;;VALUE(MID([$Compras.$A130];[$Tablas.$E$18];[$Tablas.$G$18]))/100;0)*IF(OR(VALUE([.B130])=3;VALUE([.B130])=8;VALUE([.B130])=13);-1;1)" office:value-type="float" office:value="0" calcext:value-type="float">
            <text:p>0,00</text:p>
          </table:table-cell>
          <table:table-cell table:style-name="ce25" table:formula="of:=MID([$Compras.$A130];[$Tablas.$E$19];[$Tablas.$G$19])" office:value-type="string" office:string-value="PES" calcext:value-type="string">
            <text:p>PES</text:p>
          </table:table-cell>
          <table:table-cell table:style-name="ce25" table:formula="of:=MID([$Compras.$A13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30];[$Tablas.$E$21];[$Tablas.$G$21])" office:value-type="string" office:string-value="1" calcext:value-type="string">
            <text:p>1</text:p>
          </table:table-cell>
          <table:table-cell table:style-name="ce25" table:formula="of:=MID([$Compras.$A130];[$Tablas.$E$22];[$Tablas.$G$22])" office:value-type="string" office:string-value="0" calcext:value-type="string">
            <text:p>0</text:p>
          </table:table-cell>
          <table:table-cell table:style-name="ce28" table:formula="of:==IF([$Compras.$A130]&lt;&gt;&quot;&quot;;VALUE(MID([$Compras.$A130];[$Tablas.$E$23];[$Tablas.$G$23]))/100;0)*IF(OR(VALUE([.B130])=3;VALUE([.B130])=8;VALUE([.B130])=13);-1;1)" office:value-type="float" office:value="0" calcext:value-type="float">
            <text:p>0,00</text:p>
          </table:table-cell>
          <table:table-cell table:style-name="ce28" table:formula="of:==IF([$Compras.$A130]&lt;&gt;&quot;&quot;;VALUE(MID([$Compras.$A130];[$Tablas.$E$24];[$Tablas.$G$24]))/100;0)*IF(OR(VALUE([.B130])=3;VALUE([.B130])=8;VALUE([.B130])=13);-1;1)" office:value-type="float" office:value="0" calcext:value-type="float">
            <text:p>0,00</text:p>
          </table:table-cell>
          <table:table-cell table:style-name="ce25" table:formula="of:=MID([$Compras.$A13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3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3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31];[$Tablas.$E$3];[$Tablas.$G$3])" office:value-type="string" office:string-value="20200811" calcext:value-type="string">
            <text:p>20200811</text:p>
          </table:table-cell>
          <table:table-cell table:style-name="ce25" table:formula="of:=MID([$Compras.$A131];[$Tablas.$E$4];[$Tablas.$G$4])" office:value-type="string" office:string-value="001" calcext:value-type="string">
            <text:p>001</text:p>
          </table:table-cell>
          <table:table-cell table:style-name="ce25" table:formula="of:=MID([$Compras.$A131];[$Tablas.$E$5];[$Tablas.$G$5])" office:value-type="string" office:string-value="00001" calcext:value-type="string">
            <text:p>00001</text:p>
          </table:table-cell>
          <table:table-cell table:style-name="ce25" table:formula="of:=MID([$Compras.$A131];[$Tablas.$E$6];[$Tablas.$G$6])" office:value-type="string" office:string-value="00000000000000081077" calcext:value-type="string">
            <text:p>00000000000000081077</text:p>
          </table:table-cell>
          <table:table-cell table:style-name="ce25" table:formula="of:=MID([$Compras.$A13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31];[$Tablas.$E$8];[$Tablas.$G$8])" office:value-type="string" office:string-value="80" calcext:value-type="string">
            <text:p>80</text:p>
          </table:table-cell>
          <table:table-cell table:style-name="ce25" table:formula="of:=MID([$Compras.$A131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31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131]&lt;&gt;&quot;&quot;;VALUE(MID([$Compras.$A131];[$Tablas.$E$11];[$Tablas.$G$11]))/100;0)*IF(OR(VALUE([.B131])=3;VALUE([.B131])=8;VALUE([.B131])=13);-1;1)" office:value-type="float" office:value="1725.95" calcext:value-type="float">
            <text:p>1.725,95</text:p>
          </table:table-cell>
          <table:table-cell table:style-name="ce28" table:formula="of:=IF([$Compras.$A131]&lt;&gt;&quot;&quot;;VALUE(MID([$Compras.$A131];[$Tablas.$E$12];[$Tablas.$G$12]))/100;0)*IF(OR(VALUE([.B131])=3;VALUE([.B131])=8;VALUE([.B131])=13);-1;1)" office:value-type="float" office:value="1425.01" calcext:value-type="float">
            <text:p>1.425,01</text:p>
          </table:table-cell>
          <table:table-cell table:style-name="ce28" table:formula="of:=IF([$Compras.$A131]&lt;&gt;&quot;&quot;;VALUE(MID([$Compras.$A131];[$Tablas.$E$13];[$Tablas.$G$13]))/100;0)*IF(OR(VALUE([.B131])=3;VALUE([.B131])=8;VALUE([.B131])=13);-1;1)" office:value-type="float" office:value="0" calcext:value-type="float">
            <text:p>0,00</text:p>
          </table:table-cell>
          <table:table-cell table:style-name="ce28" table:formula="of:=IF([$Compras.$A131]&lt;&gt;&quot;&quot;;VALUE(MID([$Compras.$A131];[$Tablas.$E$14];[$Tablas.$G$14]))/100;0)*IF(OR(VALUE([.B131])=3;VALUE([.B131])=8;VALUE([.B131])=13);-1;1)" office:value-type="float" office:value="0" calcext:value-type="float">
            <text:p>0,00</text:p>
          </table:table-cell>
          <table:table-cell table:style-name="ce28" table:formula="of:=IF([$Compras.$A131]&lt;&gt;&quot;&quot;;VALUE(MID([$Compras.$A131];[$Tablas.$E$15];[$Tablas.$G$15]))/100;0)*IF(OR(VALUE([.B131])=3;VALUE([.B131])=8;VALUE([.B131])=13);-1;1)" office:value-type="float" office:value="0" calcext:value-type="float">
            <text:p>0,00</text:p>
          </table:table-cell>
          <table:table-cell table:style-name="ce28" table:formula="of:=IF([$Compras.$A131]&lt;&gt;&quot;&quot;;VALUE(MID([$Compras.$A131];[$Tablas.$E$16];[$Tablas.$G$16]))/100;0)*IF(OR(VALUE([.B131])=3;VALUE([.B131])=8;VALUE([.B131])=13);-1;1)" office:value-type="float" office:value="0" calcext:value-type="float">
            <text:p>0,00</text:p>
          </table:table-cell>
          <table:table-cell table:style-name="ce28" table:formula="of:=IF([$Compras.$A131]&lt;&gt;&quot;&quot;;VALUE(MID([$Compras.$A131];[$Tablas.$E$17];[$Tablas.$G$17]))/100;0)*IF(OR(VALUE([.B131])=3;VALUE([.B131])=8;VALUE([.B131])=13);-1;1)" office:value-type="float" office:value="0" calcext:value-type="float">
            <text:p>0,00</text:p>
          </table:table-cell>
          <table:table-cell table:style-name="ce28" table:formula="of:=IF([$Compras.$A131]&lt;&gt;&quot;&quot;;VALUE(MID([$Compras.$A131];[$Tablas.$E$18];[$Tablas.$G$18]))/100;0)*IF(OR(VALUE([.B131])=3;VALUE([.B131])=8;VALUE([.B131])=13);-1;1)" office:value-type="float" office:value="0" calcext:value-type="float">
            <text:p>0,00</text:p>
          </table:table-cell>
          <table:table-cell table:style-name="ce25" table:formula="of:=MID([$Compras.$A131];[$Tablas.$E$19];[$Tablas.$G$19])" office:value-type="string" office:string-value="PES" calcext:value-type="string">
            <text:p>PES</text:p>
          </table:table-cell>
          <table:table-cell table:style-name="ce25" table:formula="of:=MID([$Compras.$A13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31];[$Tablas.$E$21];[$Tablas.$G$21])" office:value-type="string" office:string-value="1" calcext:value-type="string">
            <text:p>1</text:p>
          </table:table-cell>
          <table:table-cell table:style-name="ce25" table:formula="of:=MID([$Compras.$A131];[$Tablas.$E$22];[$Tablas.$G$22])" office:value-type="string" office:string-value="0" calcext:value-type="string">
            <text:p>0</text:p>
          </table:table-cell>
          <table:table-cell table:style-name="ce28" table:formula="of:==IF([$Compras.$A131]&lt;&gt;&quot;&quot;;VALUE(MID([$Compras.$A131];[$Tablas.$E$23];[$Tablas.$G$23]))/100;0)*IF(OR(VALUE([.B131])=3;VALUE([.B131])=8;VALUE([.B131])=13);-1;1)" office:value-type="float" office:value="0" calcext:value-type="float">
            <text:p>0,00</text:p>
          </table:table-cell>
          <table:table-cell table:style-name="ce28" table:formula="of:==IF([$Compras.$A131]&lt;&gt;&quot;&quot;;VALUE(MID([$Compras.$A131];[$Tablas.$E$24];[$Tablas.$G$24]))/100;0)*IF(OR(VALUE([.B131])=3;VALUE([.B131])=8;VALUE([.B131])=13);-1;1)" office:value-type="float" office:value="0" calcext:value-type="float">
            <text:p>0,00</text:p>
          </table:table-cell>
          <table:table-cell table:style-name="ce25" table:formula="of:=MID([$Compras.$A13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3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3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32];[$Tablas.$E$3];[$Tablas.$G$3])" office:value-type="string" office:string-value="20200811" calcext:value-type="string">
            <text:p>20200811</text:p>
          </table:table-cell>
          <table:table-cell table:style-name="ce25" table:formula="of:=MID([$Compras.$A132];[$Tablas.$E$4];[$Tablas.$G$4])" office:value-type="string" office:string-value="001" calcext:value-type="string">
            <text:p>001</text:p>
          </table:table-cell>
          <table:table-cell table:style-name="ce25" table:formula="of:=MID([$Compras.$A132];[$Tablas.$E$5];[$Tablas.$G$5])" office:value-type="string" office:string-value="00001" calcext:value-type="string">
            <text:p>00001</text:p>
          </table:table-cell>
          <table:table-cell table:style-name="ce25" table:formula="of:=MID([$Compras.$A132];[$Tablas.$E$6];[$Tablas.$G$6])" office:value-type="string" office:string-value="00000000000000081494" calcext:value-type="string">
            <text:p>00000000000000081494</text:p>
          </table:table-cell>
          <table:table-cell table:style-name="ce25" table:formula="of:=MID([$Compras.$A13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32];[$Tablas.$E$8];[$Tablas.$G$8])" office:value-type="string" office:string-value="80" calcext:value-type="string">
            <text:p>80</text:p>
          </table:table-cell>
          <table:table-cell table:style-name="ce25" table:formula="of:=MID([$Compras.$A132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32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132]&lt;&gt;&quot;&quot;;VALUE(MID([$Compras.$A132];[$Tablas.$E$11];[$Tablas.$G$11]))/100;0)*IF(OR(VALUE([.B132])=3;VALUE([.B132])=8;VALUE([.B132])=13);-1;1)" office:value-type="float" office:value="25.05" calcext:value-type="float">
            <text:p>25,05</text:p>
          </table:table-cell>
          <table:table-cell table:style-name="ce28" table:formula="of:=IF([$Compras.$A132]&lt;&gt;&quot;&quot;;VALUE(MID([$Compras.$A132];[$Tablas.$E$12];[$Tablas.$G$12]))/100;0)*IF(OR(VALUE([.B132])=3;VALUE([.B132])=8;VALUE([.B132])=13);-1;1)" office:value-type="float" office:value="0" calcext:value-type="float">
            <text:p>0,00</text:p>
          </table:table-cell>
          <table:table-cell table:style-name="ce28" table:formula="of:=IF([$Compras.$A132]&lt;&gt;&quot;&quot;;VALUE(MID([$Compras.$A132];[$Tablas.$E$13];[$Tablas.$G$13]))/100;0)*IF(OR(VALUE([.B132])=3;VALUE([.B132])=8;VALUE([.B132])=13);-1;1)" office:value-type="float" office:value="0" calcext:value-type="float">
            <text:p>0,00</text:p>
          </table:table-cell>
          <table:table-cell table:style-name="ce28" table:formula="of:=IF([$Compras.$A132]&lt;&gt;&quot;&quot;;VALUE(MID([$Compras.$A132];[$Tablas.$E$14];[$Tablas.$G$14]))/100;0)*IF(OR(VALUE([.B132])=3;VALUE([.B132])=8;VALUE([.B132])=13);-1;1)" office:value-type="float" office:value="0" calcext:value-type="float">
            <text:p>0,00</text:p>
          </table:table-cell>
          <table:table-cell table:style-name="ce28" table:formula="of:=IF([$Compras.$A132]&lt;&gt;&quot;&quot;;VALUE(MID([$Compras.$A132];[$Tablas.$E$15];[$Tablas.$G$15]))/100;0)*IF(OR(VALUE([.B132])=3;VALUE([.B132])=8;VALUE([.B132])=13);-1;1)" office:value-type="float" office:value="0" calcext:value-type="float">
            <text:p>0,00</text:p>
          </table:table-cell>
          <table:table-cell table:style-name="ce28" table:formula="of:=IF([$Compras.$A132]&lt;&gt;&quot;&quot;;VALUE(MID([$Compras.$A132];[$Tablas.$E$16];[$Tablas.$G$16]))/100;0)*IF(OR(VALUE([.B132])=3;VALUE([.B132])=8;VALUE([.B132])=13);-1;1)" office:value-type="float" office:value="0" calcext:value-type="float">
            <text:p>0,00</text:p>
          </table:table-cell>
          <table:table-cell table:style-name="ce28" table:formula="of:=IF([$Compras.$A132]&lt;&gt;&quot;&quot;;VALUE(MID([$Compras.$A132];[$Tablas.$E$17];[$Tablas.$G$17]))/100;0)*IF(OR(VALUE([.B132])=3;VALUE([.B132])=8;VALUE([.B132])=13);-1;1)" office:value-type="float" office:value="0" calcext:value-type="float">
            <text:p>0,00</text:p>
          </table:table-cell>
          <table:table-cell table:style-name="ce28" table:formula="of:=IF([$Compras.$A132]&lt;&gt;&quot;&quot;;VALUE(MID([$Compras.$A132];[$Tablas.$E$18];[$Tablas.$G$18]))/100;0)*IF(OR(VALUE([.B132])=3;VALUE([.B132])=8;VALUE([.B132])=13);-1;1)" office:value-type="float" office:value="0" calcext:value-type="float">
            <text:p>0,00</text:p>
          </table:table-cell>
          <table:table-cell table:style-name="ce25" table:formula="of:=MID([$Compras.$A132];[$Tablas.$E$19];[$Tablas.$G$19])" office:value-type="string" office:string-value="PES" calcext:value-type="string">
            <text:p>PES</text:p>
          </table:table-cell>
          <table:table-cell table:style-name="ce25" table:formula="of:=MID([$Compras.$A13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32];[$Tablas.$E$21];[$Tablas.$G$21])" office:value-type="string" office:string-value="1" calcext:value-type="string">
            <text:p>1</text:p>
          </table:table-cell>
          <table:table-cell table:style-name="ce25" table:formula="of:=MID([$Compras.$A132];[$Tablas.$E$22];[$Tablas.$G$22])" office:value-type="string" office:string-value="0" calcext:value-type="string">
            <text:p>0</text:p>
          </table:table-cell>
          <table:table-cell table:style-name="ce28" table:formula="of:==IF([$Compras.$A132]&lt;&gt;&quot;&quot;;VALUE(MID([$Compras.$A132];[$Tablas.$E$23];[$Tablas.$G$23]))/100;0)*IF(OR(VALUE([.B132])=3;VALUE([.B132])=8;VALUE([.B132])=13);-1;1)" office:value-type="float" office:value="0" calcext:value-type="float">
            <text:p>0,00</text:p>
          </table:table-cell>
          <table:table-cell table:style-name="ce28" table:formula="of:==IF([$Compras.$A132]&lt;&gt;&quot;&quot;;VALUE(MID([$Compras.$A132];[$Tablas.$E$24];[$Tablas.$G$24]))/100;0)*IF(OR(VALUE([.B132])=3;VALUE([.B132])=8;VALUE([.B132])=13);-1;1)" office:value-type="float" office:value="0" calcext:value-type="float">
            <text:p>0,00</text:p>
          </table:table-cell>
          <table:table-cell table:style-name="ce25" table:formula="of:=MID([$Compras.$A13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3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3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33];[$Tablas.$E$3];[$Tablas.$G$3])" office:value-type="string" office:string-value="20200811" calcext:value-type="string">
            <text:p>20200811</text:p>
          </table:table-cell>
          <table:table-cell table:style-name="ce25" table:formula="of:=MID([$Compras.$A133];[$Tablas.$E$4];[$Tablas.$G$4])" office:value-type="string" office:string-value="001" calcext:value-type="string">
            <text:p>001</text:p>
          </table:table-cell>
          <table:table-cell table:style-name="ce25" table:formula="of:=MID([$Compras.$A133];[$Tablas.$E$5];[$Tablas.$G$5])" office:value-type="string" office:string-value="00001" calcext:value-type="string">
            <text:p>00001</text:p>
          </table:table-cell>
          <table:table-cell table:style-name="ce25" table:formula="of:=MID([$Compras.$A133];[$Tablas.$E$6];[$Tablas.$G$6])" office:value-type="string" office:string-value="00000000000000081491" calcext:value-type="string">
            <text:p>00000000000000081491</text:p>
          </table:table-cell>
          <table:table-cell table:style-name="ce25" table:formula="of:=MID([$Compras.$A13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33];[$Tablas.$E$8];[$Tablas.$G$8])" office:value-type="string" office:string-value="80" calcext:value-type="string">
            <text:p>80</text:p>
          </table:table-cell>
          <table:table-cell table:style-name="ce25" table:formula="of:=MID([$Compras.$A133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33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133]&lt;&gt;&quot;&quot;;VALUE(MID([$Compras.$A133];[$Tablas.$E$11];[$Tablas.$G$11]))/100;0)*IF(OR(VALUE([.B133])=3;VALUE([.B133])=8;VALUE([.B133])=13);-1;1)" office:value-type="float" office:value="4951.74" calcext:value-type="float">
            <text:p>4.951,74</text:p>
          </table:table-cell>
          <table:table-cell table:style-name="ce28" table:formula="of:=IF([$Compras.$A133]&lt;&gt;&quot;&quot;;VALUE(MID([$Compras.$A133];[$Tablas.$E$12];[$Tablas.$G$12]))/100;0)*IF(OR(VALUE([.B133])=3;VALUE([.B133])=8;VALUE([.B133])=13);-1;1)" office:value-type="float" office:value="3985.35" calcext:value-type="float">
            <text:p>3.985,35</text:p>
          </table:table-cell>
          <table:table-cell table:style-name="ce28" table:formula="of:=IF([$Compras.$A133]&lt;&gt;&quot;&quot;;VALUE(MID([$Compras.$A133];[$Tablas.$E$13];[$Tablas.$G$13]))/100;0)*IF(OR(VALUE([.B133])=3;VALUE([.B133])=8;VALUE([.B133])=13);-1;1)" office:value-type="float" office:value="0" calcext:value-type="float">
            <text:p>0,00</text:p>
          </table:table-cell>
          <table:table-cell table:style-name="ce28" table:formula="of:=IF([$Compras.$A133]&lt;&gt;&quot;&quot;;VALUE(MID([$Compras.$A133];[$Tablas.$E$14];[$Tablas.$G$14]))/100;0)*IF(OR(VALUE([.B133])=3;VALUE([.B133])=8;VALUE([.B133])=13);-1;1)" office:value-type="float" office:value="0" calcext:value-type="float">
            <text:p>0,00</text:p>
          </table:table-cell>
          <table:table-cell table:style-name="ce28" table:formula="of:=IF([$Compras.$A133]&lt;&gt;&quot;&quot;;VALUE(MID([$Compras.$A133];[$Tablas.$E$15];[$Tablas.$G$15]))/100;0)*IF(OR(VALUE([.B133])=3;VALUE([.B133])=8;VALUE([.B133])=13);-1;1)" office:value-type="float" office:value="0" calcext:value-type="float">
            <text:p>0,00</text:p>
          </table:table-cell>
          <table:table-cell table:style-name="ce28" table:formula="of:=IF([$Compras.$A133]&lt;&gt;&quot;&quot;;VALUE(MID([$Compras.$A133];[$Tablas.$E$16];[$Tablas.$G$16]))/100;0)*IF(OR(VALUE([.B133])=3;VALUE([.B133])=8;VALUE([.B133])=13);-1;1)" office:value-type="float" office:value="0" calcext:value-type="float">
            <text:p>0,00</text:p>
          </table:table-cell>
          <table:table-cell table:style-name="ce28" table:formula="of:=IF([$Compras.$A133]&lt;&gt;&quot;&quot;;VALUE(MID([$Compras.$A133];[$Tablas.$E$17];[$Tablas.$G$17]))/100;0)*IF(OR(VALUE([.B133])=3;VALUE([.B133])=8;VALUE([.B133])=13);-1;1)" office:value-type="float" office:value="0" calcext:value-type="float">
            <text:p>0,00</text:p>
          </table:table-cell>
          <table:table-cell table:style-name="ce28" table:formula="of:=IF([$Compras.$A133]&lt;&gt;&quot;&quot;;VALUE(MID([$Compras.$A133];[$Tablas.$E$18];[$Tablas.$G$18]))/100;0)*IF(OR(VALUE([.B133])=3;VALUE([.B133])=8;VALUE([.B133])=13);-1;1)" office:value-type="float" office:value="0" calcext:value-type="float">
            <text:p>0,00</text:p>
          </table:table-cell>
          <table:table-cell table:style-name="ce25" table:formula="of:=MID([$Compras.$A133];[$Tablas.$E$19];[$Tablas.$G$19])" office:value-type="string" office:string-value="PES" calcext:value-type="string">
            <text:p>PES</text:p>
          </table:table-cell>
          <table:table-cell table:style-name="ce25" table:formula="of:=MID([$Compras.$A13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33];[$Tablas.$E$21];[$Tablas.$G$21])" office:value-type="string" office:string-value="1" calcext:value-type="string">
            <text:p>1</text:p>
          </table:table-cell>
          <table:table-cell table:style-name="ce25" table:formula="of:=MID([$Compras.$A133];[$Tablas.$E$22];[$Tablas.$G$22])" office:value-type="string" office:string-value="0" calcext:value-type="string">
            <text:p>0</text:p>
          </table:table-cell>
          <table:table-cell table:style-name="ce28" table:formula="of:==IF([$Compras.$A133]&lt;&gt;&quot;&quot;;VALUE(MID([$Compras.$A133];[$Tablas.$E$23];[$Tablas.$G$23]))/100;0)*IF(OR(VALUE([.B133])=3;VALUE([.B133])=8;VALUE([.B133])=13);-1;1)" office:value-type="float" office:value="0" calcext:value-type="float">
            <text:p>0,00</text:p>
          </table:table-cell>
          <table:table-cell table:style-name="ce28" table:formula="of:==IF([$Compras.$A133]&lt;&gt;&quot;&quot;;VALUE(MID([$Compras.$A133];[$Tablas.$E$24];[$Tablas.$G$24]))/100;0)*IF(OR(VALUE([.B133])=3;VALUE([.B133])=8;VALUE([.B133])=13);-1;1)" office:value-type="float" office:value="0" calcext:value-type="float">
            <text:p>0,00</text:p>
          </table:table-cell>
          <table:table-cell table:style-name="ce25" table:formula="of:=MID([$Compras.$A13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3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3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34];[$Tablas.$E$3];[$Tablas.$G$3])" office:value-type="string" office:string-value="20200811" calcext:value-type="string">
            <text:p>20200811</text:p>
          </table:table-cell>
          <table:table-cell table:style-name="ce25" table:formula="of:=MID([$Compras.$A134];[$Tablas.$E$4];[$Tablas.$G$4])" office:value-type="string" office:string-value="001" calcext:value-type="string">
            <text:p>001</text:p>
          </table:table-cell>
          <table:table-cell table:style-name="ce25" table:formula="of:=MID([$Compras.$A134];[$Tablas.$E$5];[$Tablas.$G$5])" office:value-type="string" office:string-value="00001" calcext:value-type="string">
            <text:p>00001</text:p>
          </table:table-cell>
          <table:table-cell table:style-name="ce25" table:formula="of:=MID([$Compras.$A134];[$Tablas.$E$6];[$Tablas.$G$6])" office:value-type="string" office:string-value="00000000000000081507" calcext:value-type="string">
            <text:p>00000000000000081507</text:p>
          </table:table-cell>
          <table:table-cell table:style-name="ce25" table:formula="of:=MID([$Compras.$A13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34];[$Tablas.$E$8];[$Tablas.$G$8])" office:value-type="string" office:string-value="80" calcext:value-type="string">
            <text:p>80</text:p>
          </table:table-cell>
          <table:table-cell table:style-name="ce25" table:formula="of:=MID([$Compras.$A134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34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28" table:formula="of:==IF([$Compras.$A134]&lt;&gt;&quot;&quot;;VALUE(MID([$Compras.$A134];[$Tablas.$E$11];[$Tablas.$G$11]))/100;0)*IF(OR(VALUE([.B134])=3;VALUE([.B134])=8;VALUE([.B134])=13);-1;1)" office:value-type="float" office:value="7491.96" calcext:value-type="float">
            <text:p>7.491,96</text:p>
          </table:table-cell>
          <table:table-cell table:style-name="ce28" table:formula="of:=IF([$Compras.$A134]&lt;&gt;&quot;&quot;;VALUE(MID([$Compras.$A134];[$Tablas.$E$12];[$Tablas.$G$12]))/100;0)*IF(OR(VALUE([.B134])=3;VALUE([.B134])=8;VALUE([.B134])=13);-1;1)" office:value-type="float" office:value="6186.83" calcext:value-type="float">
            <text:p>6.186,83</text:p>
          </table:table-cell>
          <table:table-cell table:style-name="ce28" table:formula="of:=IF([$Compras.$A134]&lt;&gt;&quot;&quot;;VALUE(MID([$Compras.$A134];[$Tablas.$E$13];[$Tablas.$G$13]))/100;0)*IF(OR(VALUE([.B134])=3;VALUE([.B134])=8;VALUE([.B134])=13);-1;1)" office:value-type="float" office:value="0" calcext:value-type="float">
            <text:p>0,00</text:p>
          </table:table-cell>
          <table:table-cell table:style-name="ce28" table:formula="of:=IF([$Compras.$A134]&lt;&gt;&quot;&quot;;VALUE(MID([$Compras.$A134];[$Tablas.$E$14];[$Tablas.$G$14]))/100;0)*IF(OR(VALUE([.B134])=3;VALUE([.B134])=8;VALUE([.B134])=13);-1;1)" office:value-type="float" office:value="0" calcext:value-type="float">
            <text:p>0,00</text:p>
          </table:table-cell>
          <table:table-cell table:style-name="ce28" table:formula="of:=IF([$Compras.$A134]&lt;&gt;&quot;&quot;;VALUE(MID([$Compras.$A134];[$Tablas.$E$15];[$Tablas.$G$15]))/100;0)*IF(OR(VALUE([.B134])=3;VALUE([.B134])=8;VALUE([.B134])=13);-1;1)" office:value-type="float" office:value="0" calcext:value-type="float">
            <text:p>0,00</text:p>
          </table:table-cell>
          <table:table-cell table:style-name="ce28" table:formula="of:=IF([$Compras.$A134]&lt;&gt;&quot;&quot;;VALUE(MID([$Compras.$A134];[$Tablas.$E$16];[$Tablas.$G$16]))/100;0)*IF(OR(VALUE([.B134])=3;VALUE([.B134])=8;VALUE([.B134])=13);-1;1)" office:value-type="float" office:value="0" calcext:value-type="float">
            <text:p>0,00</text:p>
          </table:table-cell>
          <table:table-cell table:style-name="ce28" table:formula="of:=IF([$Compras.$A134]&lt;&gt;&quot;&quot;;VALUE(MID([$Compras.$A134];[$Tablas.$E$17];[$Tablas.$G$17]))/100;0)*IF(OR(VALUE([.B134])=3;VALUE([.B134])=8;VALUE([.B134])=13);-1;1)" office:value-type="float" office:value="0" calcext:value-type="float">
            <text:p>0,00</text:p>
          </table:table-cell>
          <table:table-cell table:style-name="ce28" table:formula="of:=IF([$Compras.$A134]&lt;&gt;&quot;&quot;;VALUE(MID([$Compras.$A134];[$Tablas.$E$18];[$Tablas.$G$18]))/100;0)*IF(OR(VALUE([.B134])=3;VALUE([.B134])=8;VALUE([.B134])=13);-1;1)" office:value-type="float" office:value="0" calcext:value-type="float">
            <text:p>0,00</text:p>
          </table:table-cell>
          <table:table-cell table:style-name="ce25" table:formula="of:=MID([$Compras.$A134];[$Tablas.$E$19];[$Tablas.$G$19])" office:value-type="string" office:string-value="PES" calcext:value-type="string">
            <text:p>PES</text:p>
          </table:table-cell>
          <table:table-cell table:style-name="ce25" table:formula="of:=MID([$Compras.$A13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34];[$Tablas.$E$21];[$Tablas.$G$21])" office:value-type="string" office:string-value="1" calcext:value-type="string">
            <text:p>1</text:p>
          </table:table-cell>
          <table:table-cell table:style-name="ce25" table:formula="of:=MID([$Compras.$A134];[$Tablas.$E$22];[$Tablas.$G$22])" office:value-type="string" office:string-value="0" calcext:value-type="string">
            <text:p>0</text:p>
          </table:table-cell>
          <table:table-cell table:style-name="ce28" table:formula="of:==IF([$Compras.$A134]&lt;&gt;&quot;&quot;;VALUE(MID([$Compras.$A134];[$Tablas.$E$23];[$Tablas.$G$23]))/100;0)*IF(OR(VALUE([.B134])=3;VALUE([.B134])=8;VALUE([.B134])=13);-1;1)" office:value-type="float" office:value="0" calcext:value-type="float">
            <text:p>0,00</text:p>
          </table:table-cell>
          <table:table-cell table:style-name="ce28" table:formula="of:==IF([$Compras.$A134]&lt;&gt;&quot;&quot;;VALUE(MID([$Compras.$A134];[$Tablas.$E$24];[$Tablas.$G$24]))/100;0)*IF(OR(VALUE([.B134])=3;VALUE([.B134])=8;VALUE([.B134])=13);-1;1)" office:value-type="float" office:value="0" calcext:value-type="float">
            <text:p>0,00</text:p>
          </table:table-cell>
          <table:table-cell table:style-name="ce25" table:formula="of:=MID([$Compras.$A13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3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3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35];[$Tablas.$E$3];[$Tablas.$G$3])" office:value-type="string" office:string-value="20200811" calcext:value-type="string">
            <text:p>20200811</text:p>
          </table:table-cell>
          <table:table-cell table:style-name="ce25" table:formula="of:=MID([$Compras.$A135];[$Tablas.$E$4];[$Tablas.$G$4])" office:value-type="string" office:string-value="001" calcext:value-type="string">
            <text:p>001</text:p>
          </table:table-cell>
          <table:table-cell table:style-name="ce25" table:formula="of:=MID([$Compras.$A135];[$Tablas.$E$5];[$Tablas.$G$5])" office:value-type="string" office:string-value="00004" calcext:value-type="string">
            <text:p>00004</text:p>
          </table:table-cell>
          <table:table-cell table:style-name="ce25" table:formula="of:=MID([$Compras.$A135];[$Tablas.$E$6];[$Tablas.$G$6])" office:value-type="string" office:string-value="00000000000000008976" calcext:value-type="string">
            <text:p>00000000000000008976</text:p>
          </table:table-cell>
          <table:table-cell table:style-name="ce25" table:formula="of:=MID([$Compras.$A13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35];[$Tablas.$E$8];[$Tablas.$G$8])" office:value-type="string" office:string-value="80" calcext:value-type="string">
            <text:p>80</text:p>
          </table:table-cell>
          <table:table-cell table:style-name="ce25" table:formula="of:=MID([$Compras.$A135];[$Tablas.$E$9];[$Tablas.$G$9])" office:value-type="string" office:string-value="00000000030714014346" calcext:value-type="string">
            <text:p>00000000030714014346</text:p>
          </table:table-cell>
          <table:table-cell table:style-name="ce25" table:formula="of:=MID([$Compras.$A135];[$Tablas.$E$10];[$Tablas.$G$10])" office:value-type="string" office:string-value="NORTE DISTRIBUCIONES SRL      " calcext:value-type="string">
            <text:p>NORTE DISTRIBUCIONES SRL <text:s text:c="5"/></text:p>
          </table:table-cell>
          <table:table-cell table:style-name="ce28" table:formula="of:==IF([$Compras.$A135]&lt;&gt;&quot;&quot;;VALUE(MID([$Compras.$A135];[$Tablas.$E$11];[$Tablas.$G$11]))/100;0)*IF(OR(VALUE([.B135])=3;VALUE([.B135])=8;VALUE([.B135])=13);-1;1)" office:value-type="float" office:value="26228.2" calcext:value-type="float">
            <text:p>26.228,20</text:p>
          </table:table-cell>
          <table:table-cell table:style-name="ce28" table:formula="of:=IF([$Compras.$A135]&lt;&gt;&quot;&quot;;VALUE(MID([$Compras.$A135];[$Tablas.$E$12];[$Tablas.$G$12]))/100;0)*IF(OR(VALUE([.B135])=3;VALUE([.B135])=8;VALUE([.B135])=13);-1;1)" office:value-type="float" office:value="0" calcext:value-type="float">
            <text:p>0,00</text:p>
          </table:table-cell>
          <table:table-cell table:style-name="ce28" table:formula="of:=IF([$Compras.$A135]&lt;&gt;&quot;&quot;;VALUE(MID([$Compras.$A135];[$Tablas.$E$13];[$Tablas.$G$13]))/100;0)*IF(OR(VALUE([.B135])=3;VALUE([.B135])=8;VALUE([.B135])=13);-1;1)" office:value-type="float" office:value="0" calcext:value-type="float">
            <text:p>0,00</text:p>
          </table:table-cell>
          <table:table-cell table:style-name="ce28" table:formula="of:=IF([$Compras.$A135]&lt;&gt;&quot;&quot;;VALUE(MID([$Compras.$A135];[$Tablas.$E$14];[$Tablas.$G$14]))/100;0)*IF(OR(VALUE([.B135])=3;VALUE([.B135])=8;VALUE([.B135])=13);-1;1)" office:value-type="float" office:value="0" calcext:value-type="float">
            <text:p>0,00</text:p>
          </table:table-cell>
          <table:table-cell table:style-name="ce28" table:formula="of:=IF([$Compras.$A135]&lt;&gt;&quot;&quot;;VALUE(MID([$Compras.$A135];[$Tablas.$E$15];[$Tablas.$G$15]))/100;0)*IF(OR(VALUE([.B135])=3;VALUE([.B135])=8;VALUE([.B135])=13);-1;1)" office:value-type="float" office:value="0" calcext:value-type="float">
            <text:p>0,00</text:p>
          </table:table-cell>
          <table:table-cell table:style-name="ce28" table:formula="of:=IF([$Compras.$A135]&lt;&gt;&quot;&quot;;VALUE(MID([$Compras.$A135];[$Tablas.$E$16];[$Tablas.$G$16]))/100;0)*IF(OR(VALUE([.B135])=3;VALUE([.B135])=8;VALUE([.B135])=13);-1;1)" office:value-type="float" office:value="0" calcext:value-type="float">
            <text:p>0,00</text:p>
          </table:table-cell>
          <table:table-cell table:style-name="ce28" table:formula="of:=IF([$Compras.$A135]&lt;&gt;&quot;&quot;;VALUE(MID([$Compras.$A135];[$Tablas.$E$17];[$Tablas.$G$17]))/100;0)*IF(OR(VALUE([.B135])=3;VALUE([.B135])=8;VALUE([.B135])=13);-1;1)" office:value-type="float" office:value="0" calcext:value-type="float">
            <text:p>0,00</text:p>
          </table:table-cell>
          <table:table-cell table:style-name="ce28" table:formula="of:=IF([$Compras.$A135]&lt;&gt;&quot;&quot;;VALUE(MID([$Compras.$A135];[$Tablas.$E$18];[$Tablas.$G$18]))/100;0)*IF(OR(VALUE([.B135])=3;VALUE([.B135])=8;VALUE([.B135])=13);-1;1)" office:value-type="float" office:value="0" calcext:value-type="float">
            <text:p>0,00</text:p>
          </table:table-cell>
          <table:table-cell table:style-name="ce25" table:formula="of:=MID([$Compras.$A135];[$Tablas.$E$19];[$Tablas.$G$19])" office:value-type="string" office:string-value="PES" calcext:value-type="string">
            <text:p>PES</text:p>
          </table:table-cell>
          <table:table-cell table:style-name="ce25" table:formula="of:=MID([$Compras.$A13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35];[$Tablas.$E$21];[$Tablas.$G$21])" office:value-type="string" office:string-value="1" calcext:value-type="string">
            <text:p>1</text:p>
          </table:table-cell>
          <table:table-cell table:style-name="ce25" table:formula="of:=MID([$Compras.$A135];[$Tablas.$E$22];[$Tablas.$G$22])" office:value-type="string" office:string-value="0" calcext:value-type="string">
            <text:p>0</text:p>
          </table:table-cell>
          <table:table-cell table:style-name="ce28" table:formula="of:==IF([$Compras.$A135]&lt;&gt;&quot;&quot;;VALUE(MID([$Compras.$A135];[$Tablas.$E$23];[$Tablas.$G$23]))/100;0)*IF(OR(VALUE([.B135])=3;VALUE([.B135])=8;VALUE([.B135])=13);-1;1)" office:value-type="float" office:value="0" calcext:value-type="float">
            <text:p>0,00</text:p>
          </table:table-cell>
          <table:table-cell table:style-name="ce28" table:formula="of:==IF([$Compras.$A135]&lt;&gt;&quot;&quot;;VALUE(MID([$Compras.$A135];[$Tablas.$E$24];[$Tablas.$G$24]))/100;0)*IF(OR(VALUE([.B135])=3;VALUE([.B135])=8;VALUE([.B135])=13);-1;1)" office:value-type="float" office:value="0" calcext:value-type="float">
            <text:p>0,00</text:p>
          </table:table-cell>
          <table:table-cell table:style-name="ce25" table:formula="of:=MID([$Compras.$A13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3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3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36];[$Tablas.$E$3];[$Tablas.$G$3])" office:value-type="string" office:string-value="20200811" calcext:value-type="string">
            <text:p>20200811</text:p>
          </table:table-cell>
          <table:table-cell table:style-name="ce25" table:formula="of:=MID([$Compras.$A136];[$Tablas.$E$4];[$Tablas.$G$4])" office:value-type="string" office:string-value="001" calcext:value-type="string">
            <text:p>001</text:p>
          </table:table-cell>
          <table:table-cell table:style-name="ce25" table:formula="of:=MID([$Compras.$A136];[$Tablas.$E$5];[$Tablas.$G$5])" office:value-type="string" office:string-value="02020" calcext:value-type="string">
            <text:p>02020</text:p>
          </table:table-cell>
          <table:table-cell table:style-name="ce25" table:formula="of:=MID([$Compras.$A136];[$Tablas.$E$6];[$Tablas.$G$6])" office:value-type="string" office:string-value="00000000000000391655" calcext:value-type="string">
            <text:p>00000000000000391655</text:p>
          </table:table-cell>
          <table:table-cell table:style-name="ce25" table:formula="of:=MID([$Compras.$A13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36];[$Tablas.$E$8];[$Tablas.$G$8])" office:value-type="string" office:string-value="80" calcext:value-type="string">
            <text:p>80</text:p>
          </table:table-cell>
          <table:table-cell table:style-name="ce25" table:formula="of:=MID([$Compras.$A136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36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28" table:formula="of:==IF([$Compras.$A136]&lt;&gt;&quot;&quot;;VALUE(MID([$Compras.$A136];[$Tablas.$E$11];[$Tablas.$G$11]))/100;0)*IF(OR(VALUE([.B136])=3;VALUE([.B136])=8;VALUE([.B136])=13);-1;1)" office:value-type="float" office:value="229371.87" calcext:value-type="float">
            <text:p>229.371,87</text:p>
          </table:table-cell>
          <table:table-cell table:style-name="ce28" table:formula="of:=IF([$Compras.$A136]&lt;&gt;&quot;&quot;;VALUE(MID([$Compras.$A136];[$Tablas.$E$12];[$Tablas.$G$12]))/100;0)*IF(OR(VALUE([.B136])=3;VALUE([.B136])=8;VALUE([.B136])=13);-1;1)" office:value-type="float" office:value="0" calcext:value-type="float">
            <text:p>0,00</text:p>
          </table:table-cell>
          <table:table-cell table:style-name="ce28" table:formula="of:=IF([$Compras.$A136]&lt;&gt;&quot;&quot;;VALUE(MID([$Compras.$A136];[$Tablas.$E$13];[$Tablas.$G$13]))/100;0)*IF(OR(VALUE([.B136])=3;VALUE([.B136])=8;VALUE([.B136])=13);-1;1)" office:value-type="float" office:value="0" calcext:value-type="float">
            <text:p>0,00</text:p>
          </table:table-cell>
          <table:table-cell table:style-name="ce28" table:formula="of:=IF([$Compras.$A136]&lt;&gt;&quot;&quot;;VALUE(MID([$Compras.$A136];[$Tablas.$E$14];[$Tablas.$G$14]))/100;0)*IF(OR(VALUE([.B136])=3;VALUE([.B136])=8;VALUE([.B136])=13);-1;1)" office:value-type="float" office:value="5549.32" calcext:value-type="float">
            <text:p>5.549,32</text:p>
          </table:table-cell>
          <table:table-cell table:style-name="ce28" table:formula="of:=IF([$Compras.$A136]&lt;&gt;&quot;&quot;;VALUE(MID([$Compras.$A136];[$Tablas.$E$15];[$Tablas.$G$15]))/100;0)*IF(OR(VALUE([.B136])=3;VALUE([.B136])=8;VALUE([.B136])=13);-1;1)" office:value-type="float" office:value="0" calcext:value-type="float">
            <text:p>0,00</text:p>
          </table:table-cell>
          <table:table-cell table:style-name="ce28" table:formula="of:=IF([$Compras.$A136]&lt;&gt;&quot;&quot;;VALUE(MID([$Compras.$A136];[$Tablas.$E$16];[$Tablas.$G$16]))/100;0)*IF(OR(VALUE([.B136])=3;VALUE([.B136])=8;VALUE([.B136])=13);-1;1)" office:value-type="float" office:value="0" calcext:value-type="float">
            <text:p>0,00</text:p>
          </table:table-cell>
          <table:table-cell table:style-name="ce28" table:formula="of:=IF([$Compras.$A136]&lt;&gt;&quot;&quot;;VALUE(MID([$Compras.$A136];[$Tablas.$E$17];[$Tablas.$G$17]))/100;0)*IF(OR(VALUE([.B136])=3;VALUE([.B136])=8;VALUE([.B136])=13);-1;1)" office:value-type="float" office:value="0" calcext:value-type="float">
            <text:p>0,00</text:p>
          </table:table-cell>
          <table:table-cell table:style-name="ce28" table:formula="of:=IF([$Compras.$A136]&lt;&gt;&quot;&quot;;VALUE(MID([$Compras.$A136];[$Tablas.$E$18];[$Tablas.$G$18]))/100;0)*IF(OR(VALUE([.B136])=3;VALUE([.B136])=8;VALUE([.B136])=13);-1;1)" office:value-type="float" office:value="0" calcext:value-type="float">
            <text:p>0,00</text:p>
          </table:table-cell>
          <table:table-cell table:style-name="ce25" table:formula="of:=MID([$Compras.$A136];[$Tablas.$E$19];[$Tablas.$G$19])" office:value-type="string" office:string-value="PES" calcext:value-type="string">
            <text:p>PES</text:p>
          </table:table-cell>
          <table:table-cell table:style-name="ce25" table:formula="of:=MID([$Compras.$A13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36];[$Tablas.$E$21];[$Tablas.$G$21])" office:value-type="string" office:string-value="1" calcext:value-type="string">
            <text:p>1</text:p>
          </table:table-cell>
          <table:table-cell table:style-name="ce25" table:formula="of:=MID([$Compras.$A136];[$Tablas.$E$22];[$Tablas.$G$22])" office:value-type="string" office:string-value="0" calcext:value-type="string">
            <text:p>0</text:p>
          </table:table-cell>
          <table:table-cell table:style-name="ce28" table:formula="of:==IF([$Compras.$A136]&lt;&gt;&quot;&quot;;VALUE(MID([$Compras.$A136];[$Tablas.$E$23];[$Tablas.$G$23]))/100;0)*IF(OR(VALUE([.B136])=3;VALUE([.B136])=8;VALUE([.B136])=13);-1;1)" office:value-type="float" office:value="0" calcext:value-type="float">
            <text:p>0,00</text:p>
          </table:table-cell>
          <table:table-cell table:style-name="ce28" table:formula="of:==IF([$Compras.$A136]&lt;&gt;&quot;&quot;;VALUE(MID([$Compras.$A136];[$Tablas.$E$24];[$Tablas.$G$24]))/100;0)*IF(OR(VALUE([.B136])=3;VALUE([.B136])=8;VALUE([.B136])=13);-1;1)" office:value-type="float" office:value="0" calcext:value-type="float">
            <text:p>0,00</text:p>
          </table:table-cell>
          <table:table-cell table:style-name="ce25" table:formula="of:=MID([$Compras.$A13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3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3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37];[$Tablas.$E$3];[$Tablas.$G$3])" office:value-type="string" office:string-value="20200811" calcext:value-type="string">
            <text:p>20200811</text:p>
          </table:table-cell>
          <table:table-cell table:style-name="ce25" table:formula="of:=MID([$Compras.$A137];[$Tablas.$E$4];[$Tablas.$G$4])" office:value-type="string" office:string-value="001" calcext:value-type="string">
            <text:p>001</text:p>
          </table:table-cell>
          <table:table-cell table:style-name="ce25" table:formula="of:=MID([$Compras.$A137];[$Tablas.$E$5];[$Tablas.$G$5])" office:value-type="string" office:string-value="02020" calcext:value-type="string">
            <text:p>02020</text:p>
          </table:table-cell>
          <table:table-cell table:style-name="ce25" table:formula="of:=MID([$Compras.$A137];[$Tablas.$E$6];[$Tablas.$G$6])" office:value-type="string" office:string-value="00000000000000391657" calcext:value-type="string">
            <text:p>00000000000000391657</text:p>
          </table:table-cell>
          <table:table-cell table:style-name="ce25" table:formula="of:=MID([$Compras.$A13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37];[$Tablas.$E$8];[$Tablas.$G$8])" office:value-type="string" office:string-value="80" calcext:value-type="string">
            <text:p>80</text:p>
          </table:table-cell>
          <table:table-cell table:style-name="ce25" table:formula="of:=MID([$Compras.$A137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37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28" table:formula="of:==IF([$Compras.$A137]&lt;&gt;&quot;&quot;;VALUE(MID([$Compras.$A137];[$Tablas.$E$11];[$Tablas.$G$11]))/100;0)*IF(OR(VALUE([.B137])=3;VALUE([.B137])=8;VALUE([.B137])=13);-1;1)" office:value-type="float" office:value="964526.86" calcext:value-type="float">
            <text:p>964.526,86</text:p>
          </table:table-cell>
          <table:table-cell table:style-name="ce28" table:formula="of:=IF([$Compras.$A137]&lt;&gt;&quot;&quot;;VALUE(MID([$Compras.$A137];[$Tablas.$E$12];[$Tablas.$G$12]))/100;0)*IF(OR(VALUE([.B137])=3;VALUE([.B137])=8;VALUE([.B137])=13);-1;1)" office:value-type="float" office:value="0" calcext:value-type="float">
            <text:p>0,00</text:p>
          </table:table-cell>
          <table:table-cell table:style-name="ce28" table:formula="of:=IF([$Compras.$A137]&lt;&gt;&quot;&quot;;VALUE(MID([$Compras.$A137];[$Tablas.$E$13];[$Tablas.$G$13]))/100;0)*IF(OR(VALUE([.B137])=3;VALUE([.B137])=8;VALUE([.B137])=13);-1;1)" office:value-type="float" office:value="0" calcext:value-type="float">
            <text:p>0,00</text:p>
          </table:table-cell>
          <table:table-cell table:style-name="ce28" table:formula="of:=IF([$Compras.$A137]&lt;&gt;&quot;&quot;;VALUE(MID([$Compras.$A137];[$Tablas.$E$14];[$Tablas.$G$14]))/100;0)*IF(OR(VALUE([.B137])=3;VALUE([.B137])=8;VALUE([.B137])=13);-1;1)" office:value-type="float" office:value="23335.33" calcext:value-type="float">
            <text:p>23.335,33</text:p>
          </table:table-cell>
          <table:table-cell table:style-name="ce28" table:formula="of:=IF([$Compras.$A137]&lt;&gt;&quot;&quot;;VALUE(MID([$Compras.$A137];[$Tablas.$E$15];[$Tablas.$G$15]))/100;0)*IF(OR(VALUE([.B137])=3;VALUE([.B137])=8;VALUE([.B137])=13);-1;1)" office:value-type="float" office:value="0" calcext:value-type="float">
            <text:p>0,00</text:p>
          </table:table-cell>
          <table:table-cell table:style-name="ce28" table:formula="of:=IF([$Compras.$A137]&lt;&gt;&quot;&quot;;VALUE(MID([$Compras.$A137];[$Tablas.$E$16];[$Tablas.$G$16]))/100;0)*IF(OR(VALUE([.B137])=3;VALUE([.B137])=8;VALUE([.B137])=13);-1;1)" office:value-type="float" office:value="0" calcext:value-type="float">
            <text:p>0,00</text:p>
          </table:table-cell>
          <table:table-cell table:style-name="ce28" table:formula="of:=IF([$Compras.$A137]&lt;&gt;&quot;&quot;;VALUE(MID([$Compras.$A137];[$Tablas.$E$17];[$Tablas.$G$17]))/100;0)*IF(OR(VALUE([.B137])=3;VALUE([.B137])=8;VALUE([.B137])=13);-1;1)" office:value-type="float" office:value="0" calcext:value-type="float">
            <text:p>0,00</text:p>
          </table:table-cell>
          <table:table-cell table:style-name="ce28" table:formula="of:=IF([$Compras.$A137]&lt;&gt;&quot;&quot;;VALUE(MID([$Compras.$A137];[$Tablas.$E$18];[$Tablas.$G$18]))/100;0)*IF(OR(VALUE([.B137])=3;VALUE([.B137])=8;VALUE([.B137])=13);-1;1)" office:value-type="float" office:value="0" calcext:value-type="float">
            <text:p>0,00</text:p>
          </table:table-cell>
          <table:table-cell table:style-name="ce25" table:formula="of:=MID([$Compras.$A137];[$Tablas.$E$19];[$Tablas.$G$19])" office:value-type="string" office:string-value="PES" calcext:value-type="string">
            <text:p>PES</text:p>
          </table:table-cell>
          <table:table-cell table:style-name="ce25" table:formula="of:=MID([$Compras.$A13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37];[$Tablas.$E$21];[$Tablas.$G$21])" office:value-type="string" office:string-value="1" calcext:value-type="string">
            <text:p>1</text:p>
          </table:table-cell>
          <table:table-cell table:style-name="ce25" table:formula="of:=MID([$Compras.$A137];[$Tablas.$E$22];[$Tablas.$G$22])" office:value-type="string" office:string-value="0" calcext:value-type="string">
            <text:p>0</text:p>
          </table:table-cell>
          <table:table-cell table:style-name="ce28" table:formula="of:==IF([$Compras.$A137]&lt;&gt;&quot;&quot;;VALUE(MID([$Compras.$A137];[$Tablas.$E$23];[$Tablas.$G$23]))/100;0)*IF(OR(VALUE([.B137])=3;VALUE([.B137])=8;VALUE([.B137])=13);-1;1)" office:value-type="float" office:value="0" calcext:value-type="float">
            <text:p>0,00</text:p>
          </table:table-cell>
          <table:table-cell table:style-name="ce28" table:formula="of:==IF([$Compras.$A137]&lt;&gt;&quot;&quot;;VALUE(MID([$Compras.$A137];[$Tablas.$E$24];[$Tablas.$G$24]))/100;0)*IF(OR(VALUE([.B137])=3;VALUE([.B137])=8;VALUE([.B137])=13);-1;1)" office:value-type="float" office:value="0" calcext:value-type="float">
            <text:p>0,00</text:p>
          </table:table-cell>
          <table:table-cell table:style-name="ce25" table:formula="of:=MID([$Compras.$A13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3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3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38];[$Tablas.$E$3];[$Tablas.$G$3])" office:value-type="string" office:string-value="20200811" calcext:value-type="string">
            <text:p>20200811</text:p>
          </table:table-cell>
          <table:table-cell table:style-name="ce25" table:formula="of:=MID([$Compras.$A138];[$Tablas.$E$4];[$Tablas.$G$4])" office:value-type="string" office:string-value="001" calcext:value-type="string">
            <text:p>001</text:p>
          </table:table-cell>
          <table:table-cell table:style-name="ce25" table:formula="of:=MID([$Compras.$A138];[$Tablas.$E$5];[$Tablas.$G$5])" office:value-type="string" office:string-value="02020" calcext:value-type="string">
            <text:p>02020</text:p>
          </table:table-cell>
          <table:table-cell table:style-name="ce25" table:formula="of:=MID([$Compras.$A138];[$Tablas.$E$6];[$Tablas.$G$6])" office:value-type="string" office:string-value="00000000000000391654" calcext:value-type="string">
            <text:p>00000000000000391654</text:p>
          </table:table-cell>
          <table:table-cell table:style-name="ce25" table:formula="of:=MID([$Compras.$A13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38];[$Tablas.$E$8];[$Tablas.$G$8])" office:value-type="string" office:string-value="80" calcext:value-type="string">
            <text:p>80</text:p>
          </table:table-cell>
          <table:table-cell table:style-name="ce25" table:formula="of:=MID([$Compras.$A138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38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28" table:formula="of:==IF([$Compras.$A138]&lt;&gt;&quot;&quot;;VALUE(MID([$Compras.$A138];[$Tablas.$E$11];[$Tablas.$G$11]))/100;0)*IF(OR(VALUE([.B138])=3;VALUE([.B138])=8;VALUE([.B138])=13);-1;1)" office:value-type="float" office:value="369458.36" calcext:value-type="float">
            <text:p>369.458,36</text:p>
          </table:table-cell>
          <table:table-cell table:style-name="ce28" table:formula="of:=IF([$Compras.$A138]&lt;&gt;&quot;&quot;;VALUE(MID([$Compras.$A138];[$Tablas.$E$12];[$Tablas.$G$12]))/100;0)*IF(OR(VALUE([.B138])=3;VALUE([.B138])=8;VALUE([.B138])=13);-1;1)" office:value-type="float" office:value="0" calcext:value-type="float">
            <text:p>0,00</text:p>
          </table:table-cell>
          <table:table-cell table:style-name="ce28" table:formula="of:=IF([$Compras.$A138]&lt;&gt;&quot;&quot;;VALUE(MID([$Compras.$A138];[$Tablas.$E$13];[$Tablas.$G$13]))/100;0)*IF(OR(VALUE([.B138])=3;VALUE([.B138])=8;VALUE([.B138])=13);-1;1)" office:value-type="float" office:value="0" calcext:value-type="float">
            <text:p>0,00</text:p>
          </table:table-cell>
          <table:table-cell table:style-name="ce28" table:formula="of:=IF([$Compras.$A138]&lt;&gt;&quot;&quot;;VALUE(MID([$Compras.$A138];[$Tablas.$E$14];[$Tablas.$G$14]))/100;0)*IF(OR(VALUE([.B138])=3;VALUE([.B138])=8;VALUE([.B138])=13);-1;1)" office:value-type="float" office:value="8938.51" calcext:value-type="float">
            <text:p>8.938,51</text:p>
          </table:table-cell>
          <table:table-cell table:style-name="ce28" table:formula="of:=IF([$Compras.$A138]&lt;&gt;&quot;&quot;;VALUE(MID([$Compras.$A138];[$Tablas.$E$15];[$Tablas.$G$15]))/100;0)*IF(OR(VALUE([.B138])=3;VALUE([.B138])=8;VALUE([.B138])=13);-1;1)" office:value-type="float" office:value="0" calcext:value-type="float">
            <text:p>0,00</text:p>
          </table:table-cell>
          <table:table-cell table:style-name="ce28" table:formula="of:=IF([$Compras.$A138]&lt;&gt;&quot;&quot;;VALUE(MID([$Compras.$A138];[$Tablas.$E$16];[$Tablas.$G$16]))/100;0)*IF(OR(VALUE([.B138])=3;VALUE([.B138])=8;VALUE([.B138])=13);-1;1)" office:value-type="float" office:value="0" calcext:value-type="float">
            <text:p>0,00</text:p>
          </table:table-cell>
          <table:table-cell table:style-name="ce28" table:formula="of:=IF([$Compras.$A138]&lt;&gt;&quot;&quot;;VALUE(MID([$Compras.$A138];[$Tablas.$E$17];[$Tablas.$G$17]))/100;0)*IF(OR(VALUE([.B138])=3;VALUE([.B138])=8;VALUE([.B138])=13);-1;1)" office:value-type="float" office:value="0" calcext:value-type="float">
            <text:p>0,00</text:p>
          </table:table-cell>
          <table:table-cell table:style-name="ce28" table:formula="of:=IF([$Compras.$A138]&lt;&gt;&quot;&quot;;VALUE(MID([$Compras.$A138];[$Tablas.$E$18];[$Tablas.$G$18]))/100;0)*IF(OR(VALUE([.B138])=3;VALUE([.B138])=8;VALUE([.B138])=13);-1;1)" office:value-type="float" office:value="0" calcext:value-type="float">
            <text:p>0,00</text:p>
          </table:table-cell>
          <table:table-cell table:style-name="ce25" table:formula="of:=MID([$Compras.$A138];[$Tablas.$E$19];[$Tablas.$G$19])" office:value-type="string" office:string-value="PES" calcext:value-type="string">
            <text:p>PES</text:p>
          </table:table-cell>
          <table:table-cell table:style-name="ce25" table:formula="of:=MID([$Compras.$A13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38];[$Tablas.$E$21];[$Tablas.$G$21])" office:value-type="string" office:string-value="1" calcext:value-type="string">
            <text:p>1</text:p>
          </table:table-cell>
          <table:table-cell table:style-name="ce25" table:formula="of:=MID([$Compras.$A138];[$Tablas.$E$22];[$Tablas.$G$22])" office:value-type="string" office:string-value="0" calcext:value-type="string">
            <text:p>0</text:p>
          </table:table-cell>
          <table:table-cell table:style-name="ce28" table:formula="of:==IF([$Compras.$A138]&lt;&gt;&quot;&quot;;VALUE(MID([$Compras.$A138];[$Tablas.$E$23];[$Tablas.$G$23]))/100;0)*IF(OR(VALUE([.B138])=3;VALUE([.B138])=8;VALUE([.B138])=13);-1;1)" office:value-type="float" office:value="0" calcext:value-type="float">
            <text:p>0,00</text:p>
          </table:table-cell>
          <table:table-cell table:style-name="ce28" table:formula="of:==IF([$Compras.$A138]&lt;&gt;&quot;&quot;;VALUE(MID([$Compras.$A138];[$Tablas.$E$24];[$Tablas.$G$24]))/100;0)*IF(OR(VALUE([.B138])=3;VALUE([.B138])=8;VALUE([.B138])=13);-1;1)" office:value-type="float" office:value="0" calcext:value-type="float">
            <text:p>0,00</text:p>
          </table:table-cell>
          <table:table-cell table:style-name="ce25" table:formula="of:=MID([$Compras.$A13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3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3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39];[$Tablas.$E$3];[$Tablas.$G$3])" office:value-type="string" office:string-value="20200811" calcext:value-type="string">
            <text:p>20200811</text:p>
          </table:table-cell>
          <table:table-cell table:style-name="ce25" table:formula="of:=MID([$Compras.$A139];[$Tablas.$E$4];[$Tablas.$G$4])" office:value-type="string" office:string-value="001" calcext:value-type="string">
            <text:p>001</text:p>
          </table:table-cell>
          <table:table-cell table:style-name="ce25" table:formula="of:=MID([$Compras.$A139];[$Tablas.$E$5];[$Tablas.$G$5])" office:value-type="string" office:string-value="02020" calcext:value-type="string">
            <text:p>02020</text:p>
          </table:table-cell>
          <table:table-cell table:style-name="ce25" table:formula="of:=MID([$Compras.$A139];[$Tablas.$E$6];[$Tablas.$G$6])" office:value-type="string" office:string-value="00000000000000391656" calcext:value-type="string">
            <text:p>00000000000000391656</text:p>
          </table:table-cell>
          <table:table-cell table:style-name="ce25" table:formula="of:=MID([$Compras.$A13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39];[$Tablas.$E$8];[$Tablas.$G$8])" office:value-type="string" office:string-value="80" calcext:value-type="string">
            <text:p>80</text:p>
          </table:table-cell>
          <table:table-cell table:style-name="ce25" table:formula="of:=MID([$Compras.$A139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39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28" table:formula="of:==IF([$Compras.$A139]&lt;&gt;&quot;&quot;;VALUE(MID([$Compras.$A139];[$Tablas.$E$11];[$Tablas.$G$11]))/100;0)*IF(OR(VALUE([.B139])=3;VALUE([.B139])=8;VALUE([.B139])=13);-1;1)" office:value-type="float" office:value="428723.07" calcext:value-type="float">
            <text:p>428.723,07</text:p>
          </table:table-cell>
          <table:table-cell table:style-name="ce28" table:formula="of:=IF([$Compras.$A139]&lt;&gt;&quot;&quot;;VALUE(MID([$Compras.$A139];[$Tablas.$E$12];[$Tablas.$G$12]))/100;0)*IF(OR(VALUE([.B139])=3;VALUE([.B139])=8;VALUE([.B139])=13);-1;1)" office:value-type="float" office:value="0" calcext:value-type="float">
            <text:p>0,00</text:p>
          </table:table-cell>
          <table:table-cell table:style-name="ce28" table:formula="of:=IF([$Compras.$A139]&lt;&gt;&quot;&quot;;VALUE(MID([$Compras.$A139];[$Tablas.$E$13];[$Tablas.$G$13]))/100;0)*IF(OR(VALUE([.B139])=3;VALUE([.B139])=8;VALUE([.B139])=13);-1;1)" office:value-type="float" office:value="0" calcext:value-type="float">
            <text:p>0,00</text:p>
          </table:table-cell>
          <table:table-cell table:style-name="ce28" table:formula="of:=IF([$Compras.$A139]&lt;&gt;&quot;&quot;;VALUE(MID([$Compras.$A139];[$Tablas.$E$14];[$Tablas.$G$14]))/100;0)*IF(OR(VALUE([.B139])=3;VALUE([.B139])=8;VALUE([.B139])=13);-1;1)" office:value-type="float" office:value="10372.33" calcext:value-type="float">
            <text:p>10.372,33</text:p>
          </table:table-cell>
          <table:table-cell table:style-name="ce28" table:formula="of:=IF([$Compras.$A139]&lt;&gt;&quot;&quot;;VALUE(MID([$Compras.$A139];[$Tablas.$E$15];[$Tablas.$G$15]))/100;0)*IF(OR(VALUE([.B139])=3;VALUE([.B139])=8;VALUE([.B139])=13);-1;1)" office:value-type="float" office:value="0" calcext:value-type="float">
            <text:p>0,00</text:p>
          </table:table-cell>
          <table:table-cell table:style-name="ce28" table:formula="of:=IF([$Compras.$A139]&lt;&gt;&quot;&quot;;VALUE(MID([$Compras.$A139];[$Tablas.$E$16];[$Tablas.$G$16]))/100;0)*IF(OR(VALUE([.B139])=3;VALUE([.B139])=8;VALUE([.B139])=13);-1;1)" office:value-type="float" office:value="0" calcext:value-type="float">
            <text:p>0,00</text:p>
          </table:table-cell>
          <table:table-cell table:style-name="ce28" table:formula="of:=IF([$Compras.$A139]&lt;&gt;&quot;&quot;;VALUE(MID([$Compras.$A139];[$Tablas.$E$17];[$Tablas.$G$17]))/100;0)*IF(OR(VALUE([.B139])=3;VALUE([.B139])=8;VALUE([.B139])=13);-1;1)" office:value-type="float" office:value="0" calcext:value-type="float">
            <text:p>0,00</text:p>
          </table:table-cell>
          <table:table-cell table:style-name="ce28" table:formula="of:=IF([$Compras.$A139]&lt;&gt;&quot;&quot;;VALUE(MID([$Compras.$A139];[$Tablas.$E$18];[$Tablas.$G$18]))/100;0)*IF(OR(VALUE([.B139])=3;VALUE([.B139])=8;VALUE([.B139])=13);-1;1)" office:value-type="float" office:value="0" calcext:value-type="float">
            <text:p>0,00</text:p>
          </table:table-cell>
          <table:table-cell table:style-name="ce25" table:formula="of:=MID([$Compras.$A139];[$Tablas.$E$19];[$Tablas.$G$19])" office:value-type="string" office:string-value="PES" calcext:value-type="string">
            <text:p>PES</text:p>
          </table:table-cell>
          <table:table-cell table:style-name="ce25" table:formula="of:=MID([$Compras.$A13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39];[$Tablas.$E$21];[$Tablas.$G$21])" office:value-type="string" office:string-value="1" calcext:value-type="string">
            <text:p>1</text:p>
          </table:table-cell>
          <table:table-cell table:style-name="ce25" table:formula="of:=MID([$Compras.$A139];[$Tablas.$E$22];[$Tablas.$G$22])" office:value-type="string" office:string-value="0" calcext:value-type="string">
            <text:p>0</text:p>
          </table:table-cell>
          <table:table-cell table:style-name="ce28" table:formula="of:==IF([$Compras.$A139]&lt;&gt;&quot;&quot;;VALUE(MID([$Compras.$A139];[$Tablas.$E$23];[$Tablas.$G$23]))/100;0)*IF(OR(VALUE([.B139])=3;VALUE([.B139])=8;VALUE([.B139])=13);-1;1)" office:value-type="float" office:value="0" calcext:value-type="float">
            <text:p>0,00</text:p>
          </table:table-cell>
          <table:table-cell table:style-name="ce28" table:formula="of:==IF([$Compras.$A139]&lt;&gt;&quot;&quot;;VALUE(MID([$Compras.$A139];[$Tablas.$E$24];[$Tablas.$G$24]))/100;0)*IF(OR(VALUE([.B139])=3;VALUE([.B139])=8;VALUE([.B139])=13);-1;1)" office:value-type="float" office:value="0" calcext:value-type="float">
            <text:p>0,00</text:p>
          </table:table-cell>
          <table:table-cell table:style-name="ce25" table:formula="of:=MID([$Compras.$A13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3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3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40];[$Tablas.$E$3];[$Tablas.$G$3])" office:value-type="string" office:string-value="20200811" calcext:value-type="string">
            <text:p>20200811</text:p>
          </table:table-cell>
          <table:table-cell table:style-name="ce25" table:formula="of:=MID([$Compras.$A140];[$Tablas.$E$4];[$Tablas.$G$4])" office:value-type="string" office:string-value="001" calcext:value-type="string">
            <text:p>001</text:p>
          </table:table-cell>
          <table:table-cell table:style-name="ce25" table:formula="of:=MID([$Compras.$A140];[$Tablas.$E$5];[$Tablas.$G$5])" office:value-type="string" office:string-value="02017" calcext:value-type="string">
            <text:p>02017</text:p>
          </table:table-cell>
          <table:table-cell table:style-name="ce25" table:formula="of:=MID([$Compras.$A140];[$Tablas.$E$6];[$Tablas.$G$6])" office:value-type="string" office:string-value="00000000000002446361" calcext:value-type="string">
            <text:p>00000000000002446361</text:p>
          </table:table-cell>
          <table:table-cell table:style-name="ce25" table:formula="of:=MID([$Compras.$A140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40];[$Tablas.$E$8];[$Tablas.$G$8])" office:value-type="string" office:string-value="80" calcext:value-type="string">
            <text:p>80</text:p>
          </table:table-cell>
          <table:table-cell table:style-name="ce25" table:formula="of:=MID([$Compras.$A140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40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140]&lt;&gt;&quot;&quot;;VALUE(MID([$Compras.$A140];[$Tablas.$E$11];[$Tablas.$G$11]))/100;0)*IF(OR(VALUE([.B140])=3;VALUE([.B140])=8;VALUE([.B140])=13);-1;1)" office:value-type="float" office:value="1951483.13" calcext:value-type="float">
            <text:p>1.951.483,13</text:p>
          </table:table-cell>
          <table:table-cell table:style-name="ce28" table:formula="of:=IF([$Compras.$A140]&lt;&gt;&quot;&quot;;VALUE(MID([$Compras.$A140];[$Tablas.$E$12];[$Tablas.$G$12]))/100;0)*IF(OR(VALUE([.B140])=3;VALUE([.B140])=8;VALUE([.B140])=13);-1;1)" office:value-type="float" office:value="377872.5" calcext:value-type="float">
            <text:p>377.872,50</text:p>
          </table:table-cell>
          <table:table-cell table:style-name="ce28" table:formula="of:=IF([$Compras.$A140]&lt;&gt;&quot;&quot;;VALUE(MID([$Compras.$A140];[$Tablas.$E$13];[$Tablas.$G$13]))/100;0)*IF(OR(VALUE([.B140])=3;VALUE([.B140])=8;VALUE([.B140])=13);-1;1)" office:value-type="float" office:value="0" calcext:value-type="float">
            <text:p>0,00</text:p>
          </table:table-cell>
          <table:table-cell table:style-name="ce28" table:formula="of:=IF([$Compras.$A140]&lt;&gt;&quot;&quot;;VALUE(MID([$Compras.$A140];[$Tablas.$E$14];[$Tablas.$G$14]))/100;0)*IF(OR(VALUE([.B140])=3;VALUE([.B140])=8;VALUE([.B140])=13);-1;1)" office:value-type="float" office:value="37578.14" calcext:value-type="float">
            <text:p>37.578,14</text:p>
          </table:table-cell>
          <table:table-cell table:style-name="ce28" table:formula="of:=IF([$Compras.$A140]&lt;&gt;&quot;&quot;;VALUE(MID([$Compras.$A140];[$Tablas.$E$15];[$Tablas.$G$15]))/100;0)*IF(OR(VALUE([.B140])=3;VALUE([.B140])=8;VALUE([.B140])=13);-1;1)" office:value-type="float" office:value="0" calcext:value-type="float">
            <text:p>0,00</text:p>
          </table:table-cell>
          <table:table-cell table:style-name="ce28" table:formula="of:=IF([$Compras.$A140]&lt;&gt;&quot;&quot;;VALUE(MID([$Compras.$A140];[$Tablas.$E$16];[$Tablas.$G$16]))/100;0)*IF(OR(VALUE([.B140])=3;VALUE([.B140])=8;VALUE([.B140])=13);-1;1)" office:value-type="float" office:value="20380.96" calcext:value-type="float">
            <text:p>20.380,96</text:p>
          </table:table-cell>
          <table:table-cell table:style-name="ce28" table:formula="of:=IF([$Compras.$A140]&lt;&gt;&quot;&quot;;VALUE(MID([$Compras.$A140];[$Tablas.$E$17];[$Tablas.$G$17]))/100;0)*IF(OR(VALUE([.B140])=3;VALUE([.B140])=8;VALUE([.B140])=13);-1;1)" office:value-type="float" office:value="0" calcext:value-type="float">
            <text:p>0,00</text:p>
          </table:table-cell>
          <table:table-cell table:style-name="ce28" table:formula="of:=IF([$Compras.$A140]&lt;&gt;&quot;&quot;;VALUE(MID([$Compras.$A140];[$Tablas.$E$18];[$Tablas.$G$18]))/100;0)*IF(OR(VALUE([.B140])=3;VALUE([.B140])=8;VALUE([.B140])=13);-1;1)" office:value-type="float" office:value="0" calcext:value-type="float">
            <text:p>0,00</text:p>
          </table:table-cell>
          <table:table-cell table:style-name="ce25" table:formula="of:=MID([$Compras.$A140];[$Tablas.$E$19];[$Tablas.$G$19])" office:value-type="string" office:string-value="PES" calcext:value-type="string">
            <text:p>PES</text:p>
          </table:table-cell>
          <table:table-cell table:style-name="ce25" table:formula="of:=MID([$Compras.$A140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40];[$Tablas.$E$21];[$Tablas.$G$21])" office:value-type="string" office:string-value="1" calcext:value-type="string">
            <text:p>1</text:p>
          </table:table-cell>
          <table:table-cell table:style-name="ce25" table:formula="of:=MID([$Compras.$A140];[$Tablas.$E$22];[$Tablas.$G$22])" office:value-type="string" office:string-value="0" calcext:value-type="string">
            <text:p>0</text:p>
          </table:table-cell>
          <table:table-cell table:style-name="ce28" table:formula="of:==IF([$Compras.$A140]&lt;&gt;&quot;&quot;;VALUE(MID([$Compras.$A140];[$Tablas.$E$23];[$Tablas.$G$23]))/100;0)*IF(OR(VALUE([.B140])=3;VALUE([.B140])=8;VALUE([.B140])=13);-1;1)" office:value-type="float" office:value="0" calcext:value-type="float">
            <text:p>0,00</text:p>
          </table:table-cell>
          <table:table-cell table:style-name="ce28" table:formula="of:==IF([$Compras.$A140]&lt;&gt;&quot;&quot;;VALUE(MID([$Compras.$A140];[$Tablas.$E$24];[$Tablas.$G$24]))/100;0)*IF(OR(VALUE([.B140])=3;VALUE([.B140])=8;VALUE([.B140])=13);-1;1)" office:value-type="float" office:value="0" calcext:value-type="float">
            <text:p>0,00</text:p>
          </table:table-cell>
          <table:table-cell table:style-name="ce25" table:formula="of:=MID([$Compras.$A140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40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40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41];[$Tablas.$E$3];[$Tablas.$G$3])" office:value-type="string" office:string-value="20200811" calcext:value-type="string">
            <text:p>20200811</text:p>
          </table:table-cell>
          <table:table-cell table:style-name="ce25" table:formula="of:=MID([$Compras.$A141];[$Tablas.$E$4];[$Tablas.$G$4])" office:value-type="string" office:string-value="001" calcext:value-type="string">
            <text:p>001</text:p>
          </table:table-cell>
          <table:table-cell table:style-name="ce25" table:formula="of:=MID([$Compras.$A141];[$Tablas.$E$5];[$Tablas.$G$5])" office:value-type="string" office:string-value="02017" calcext:value-type="string">
            <text:p>02017</text:p>
          </table:table-cell>
          <table:table-cell table:style-name="ce25" table:formula="of:=MID([$Compras.$A141];[$Tablas.$E$6];[$Tablas.$G$6])" office:value-type="string" office:string-value="00000000000002446165" calcext:value-type="string">
            <text:p>00000000000002446165</text:p>
          </table:table-cell>
          <table:table-cell table:style-name="ce25" table:formula="of:=MID([$Compras.$A14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41];[$Tablas.$E$8];[$Tablas.$G$8])" office:value-type="string" office:string-value="80" calcext:value-type="string">
            <text:p>80</text:p>
          </table:table-cell>
          <table:table-cell table:style-name="ce25" table:formula="of:=MID([$Compras.$A141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41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141]&lt;&gt;&quot;&quot;;VALUE(MID([$Compras.$A141];[$Tablas.$E$11];[$Tablas.$G$11]))/100;0)*IF(OR(VALUE([.B141])=3;VALUE([.B141])=8;VALUE([.B141])=13);-1;1)" office:value-type="float" office:value="2168663.88" calcext:value-type="float">
            <text:p>2.168.663,88</text:p>
          </table:table-cell>
          <table:table-cell table:style-name="ce28" table:formula="of:=IF([$Compras.$A141]&lt;&gt;&quot;&quot;;VALUE(MID([$Compras.$A141];[$Tablas.$E$12];[$Tablas.$G$12]))/100;0)*IF(OR(VALUE([.B141])=3;VALUE([.B141])=8;VALUE([.B141])=13);-1;1)" office:value-type="float" office:value="419925.92" calcext:value-type="float">
            <text:p>419.925,92</text:p>
          </table:table-cell>
          <table:table-cell table:style-name="ce28" table:formula="of:=IF([$Compras.$A141]&lt;&gt;&quot;&quot;;VALUE(MID([$Compras.$A141];[$Tablas.$E$13];[$Tablas.$G$13]))/100;0)*IF(OR(VALUE([.B141])=3;VALUE([.B141])=8;VALUE([.B141])=13);-1;1)" office:value-type="float" office:value="0" calcext:value-type="float">
            <text:p>0,00</text:p>
          </table:table-cell>
          <table:table-cell table:style-name="ce28" table:formula="of:=IF([$Compras.$A141]&lt;&gt;&quot;&quot;;VALUE(MID([$Compras.$A141];[$Tablas.$E$14];[$Tablas.$G$14]))/100;0)*IF(OR(VALUE([.B141])=3;VALUE([.B141])=8;VALUE([.B141])=13);-1;1)" office:value-type="float" office:value="41760.21" calcext:value-type="float">
            <text:p>41.760,21</text:p>
          </table:table-cell>
          <table:table-cell table:style-name="ce28" table:formula="of:=IF([$Compras.$A141]&lt;&gt;&quot;&quot;;VALUE(MID([$Compras.$A141];[$Tablas.$E$15];[$Tablas.$G$15]))/100;0)*IF(OR(VALUE([.B141])=3;VALUE([.B141])=8;VALUE([.B141])=13);-1;1)" office:value-type="float" office:value="0" calcext:value-type="float">
            <text:p>0,00</text:p>
          </table:table-cell>
          <table:table-cell table:style-name="ce28" table:formula="of:=IF([$Compras.$A141]&lt;&gt;&quot;&quot;;VALUE(MID([$Compras.$A141];[$Tablas.$E$16];[$Tablas.$G$16]))/100;0)*IF(OR(VALUE([.B141])=3;VALUE([.B141])=8;VALUE([.B141])=13);-1;1)" office:value-type="float" office:value="22649.16" calcext:value-type="float">
            <text:p>22.649,16</text:p>
          </table:table-cell>
          <table:table-cell table:style-name="ce28" table:formula="of:=IF([$Compras.$A141]&lt;&gt;&quot;&quot;;VALUE(MID([$Compras.$A141];[$Tablas.$E$17];[$Tablas.$G$17]))/100;0)*IF(OR(VALUE([.B141])=3;VALUE([.B141])=8;VALUE([.B141])=13);-1;1)" office:value-type="float" office:value="0" calcext:value-type="float">
            <text:p>0,00</text:p>
          </table:table-cell>
          <table:table-cell table:style-name="ce28" table:formula="of:=IF([$Compras.$A141]&lt;&gt;&quot;&quot;;VALUE(MID([$Compras.$A141];[$Tablas.$E$18];[$Tablas.$G$18]))/100;0)*IF(OR(VALUE([.B141])=3;VALUE([.B141])=8;VALUE([.B141])=13);-1;1)" office:value-type="float" office:value="0" calcext:value-type="float">
            <text:p>0,00</text:p>
          </table:table-cell>
          <table:table-cell table:style-name="ce25" table:formula="of:=MID([$Compras.$A141];[$Tablas.$E$19];[$Tablas.$G$19])" office:value-type="string" office:string-value="PES" calcext:value-type="string">
            <text:p>PES</text:p>
          </table:table-cell>
          <table:table-cell table:style-name="ce25" table:formula="of:=MID([$Compras.$A141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41];[$Tablas.$E$21];[$Tablas.$G$21])" office:value-type="string" office:string-value="1" calcext:value-type="string">
            <text:p>1</text:p>
          </table:table-cell>
          <table:table-cell table:style-name="ce25" table:formula="of:=MID([$Compras.$A141];[$Tablas.$E$22];[$Tablas.$G$22])" office:value-type="string" office:string-value="0" calcext:value-type="string">
            <text:p>0</text:p>
          </table:table-cell>
          <table:table-cell table:style-name="ce28" table:formula="of:==IF([$Compras.$A141]&lt;&gt;&quot;&quot;;VALUE(MID([$Compras.$A141];[$Tablas.$E$23];[$Tablas.$G$23]))/100;0)*IF(OR(VALUE([.B141])=3;VALUE([.B141])=8;VALUE([.B141])=13);-1;1)" office:value-type="float" office:value="0" calcext:value-type="float">
            <text:p>0,00</text:p>
          </table:table-cell>
          <table:table-cell table:style-name="ce28" table:formula="of:==IF([$Compras.$A141]&lt;&gt;&quot;&quot;;VALUE(MID([$Compras.$A141];[$Tablas.$E$24];[$Tablas.$G$24]))/100;0)*IF(OR(VALUE([.B141])=3;VALUE([.B141])=8;VALUE([.B141])=13);-1;1)" office:value-type="float" office:value="0" calcext:value-type="float">
            <text:p>0,00</text:p>
          </table:table-cell>
          <table:table-cell table:style-name="ce25" table:formula="of:=MID([$Compras.$A141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41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41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42];[$Tablas.$E$3];[$Tablas.$G$3])" office:value-type="string" office:string-value="20200811" calcext:value-type="string">
            <text:p>20200811</text:p>
          </table:table-cell>
          <table:table-cell table:style-name="ce25" table:formula="of:=MID([$Compras.$A142];[$Tablas.$E$4];[$Tablas.$G$4])" office:value-type="string" office:string-value="001" calcext:value-type="string">
            <text:p>001</text:p>
          </table:table-cell>
          <table:table-cell table:style-name="ce25" table:formula="of:=MID([$Compras.$A142];[$Tablas.$E$5];[$Tablas.$G$5])" office:value-type="string" office:string-value="02017" calcext:value-type="string">
            <text:p>02017</text:p>
          </table:table-cell>
          <table:table-cell table:style-name="ce25" table:formula="of:=MID([$Compras.$A142];[$Tablas.$E$6];[$Tablas.$G$6])" office:value-type="string" office:string-value="00000000000002446254" calcext:value-type="string">
            <text:p>00000000000002446254</text:p>
          </table:table-cell>
          <table:table-cell table:style-name="ce25" table:formula="of:=MID([$Compras.$A14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42];[$Tablas.$E$8];[$Tablas.$G$8])" office:value-type="string" office:string-value="80" calcext:value-type="string">
            <text:p>80</text:p>
          </table:table-cell>
          <table:table-cell table:style-name="ce25" table:formula="of:=MID([$Compras.$A142];[$Tablas.$E$9];[$Tablas.$G$9])" office:value-type="string" office:string-value="00000000030546689979" calcext:value-type="string">
            <text:p>00000000030546689979</text:p>
          </table:table-cell>
          <table:table-cell table:style-name="ce25" table:formula="of:=MID([$Compras.$A142];[$Tablas.$E$10];[$Tablas.$G$10])" office:value-type="string" office:string-value="YPF SA COMBUSTIBLES           " calcext:value-type="string">
            <text:p>YPF SA COMBUSTIBLES <text:s text:c="10"/></text:p>
          </table:table-cell>
          <table:table-cell table:style-name="ce28" table:formula="of:==IF([$Compras.$A142]&lt;&gt;&quot;&quot;;VALUE(MID([$Compras.$A142];[$Tablas.$E$11];[$Tablas.$G$11]))/100;0)*IF(OR(VALUE([.B142])=3;VALUE([.B142])=8;VALUE([.B142])=13);-1;1)" office:value-type="float" office:value="2060046.4" calcext:value-type="float">
            <text:p>2.060.046,40</text:p>
          </table:table-cell>
          <table:table-cell table:style-name="ce28" table:formula="of:=IF([$Compras.$A142]&lt;&gt;&quot;&quot;;VALUE(MID([$Compras.$A142];[$Tablas.$E$12];[$Tablas.$G$12]))/100;0)*IF(OR(VALUE([.B142])=3;VALUE([.B142])=8;VALUE([.B142])=13);-1;1)" office:value-type="float" office:value="398893.97" calcext:value-type="float">
            <text:p>398.893,97</text:p>
          </table:table-cell>
          <table:table-cell table:style-name="ce28" table:formula="of:=IF([$Compras.$A142]&lt;&gt;&quot;&quot;;VALUE(MID([$Compras.$A142];[$Tablas.$E$13];[$Tablas.$G$13]))/100;0)*IF(OR(VALUE([.B142])=3;VALUE([.B142])=8;VALUE([.B142])=13);-1;1)" office:value-type="float" office:value="0" calcext:value-type="float">
            <text:p>0,00</text:p>
          </table:table-cell>
          <table:table-cell table:style-name="ce28" table:formula="of:=IF([$Compras.$A142]&lt;&gt;&quot;&quot;;VALUE(MID([$Compras.$A142];[$Tablas.$E$14];[$Tablas.$G$14]))/100;0)*IF(OR(VALUE([.B142])=3;VALUE([.B142])=8;VALUE([.B142])=13);-1;1)" office:value-type="float" office:value="39668.65" calcext:value-type="float">
            <text:p>39.668,65</text:p>
          </table:table-cell>
          <table:table-cell table:style-name="ce28" table:formula="of:=IF([$Compras.$A142]&lt;&gt;&quot;&quot;;VALUE(MID([$Compras.$A142];[$Tablas.$E$15];[$Tablas.$G$15]))/100;0)*IF(OR(VALUE([.B142])=3;VALUE([.B142])=8;VALUE([.B142])=13);-1;1)" office:value-type="float" office:value="0" calcext:value-type="float">
            <text:p>0,00</text:p>
          </table:table-cell>
          <table:table-cell table:style-name="ce28" table:formula="of:=IF([$Compras.$A142]&lt;&gt;&quot;&quot;;VALUE(MID([$Compras.$A142];[$Tablas.$E$16];[$Tablas.$G$16]))/100;0)*IF(OR(VALUE([.B142])=3;VALUE([.B142])=8;VALUE([.B142])=13);-1;1)" office:value-type="float" office:value="21514.78" calcext:value-type="float">
            <text:p>21.514,78</text:p>
          </table:table-cell>
          <table:table-cell table:style-name="ce28" table:formula="of:=IF([$Compras.$A142]&lt;&gt;&quot;&quot;;VALUE(MID([$Compras.$A142];[$Tablas.$E$17];[$Tablas.$G$17]))/100;0)*IF(OR(VALUE([.B142])=3;VALUE([.B142])=8;VALUE([.B142])=13);-1;1)" office:value-type="float" office:value="0" calcext:value-type="float">
            <text:p>0,00</text:p>
          </table:table-cell>
          <table:table-cell table:style-name="ce28" table:formula="of:=IF([$Compras.$A142]&lt;&gt;&quot;&quot;;VALUE(MID([$Compras.$A142];[$Tablas.$E$18];[$Tablas.$G$18]))/100;0)*IF(OR(VALUE([.B142])=3;VALUE([.B142])=8;VALUE([.B142])=13);-1;1)" office:value-type="float" office:value="0" calcext:value-type="float">
            <text:p>0,00</text:p>
          </table:table-cell>
          <table:table-cell table:style-name="ce25" table:formula="of:=MID([$Compras.$A142];[$Tablas.$E$19];[$Tablas.$G$19])" office:value-type="string" office:string-value="PES" calcext:value-type="string">
            <text:p>PES</text:p>
          </table:table-cell>
          <table:table-cell table:style-name="ce25" table:formula="of:=MID([$Compras.$A14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42];[$Tablas.$E$21];[$Tablas.$G$21])" office:value-type="string" office:string-value="1" calcext:value-type="string">
            <text:p>1</text:p>
          </table:table-cell>
          <table:table-cell table:style-name="ce25" table:formula="of:=MID([$Compras.$A142];[$Tablas.$E$22];[$Tablas.$G$22])" office:value-type="string" office:string-value="0" calcext:value-type="string">
            <text:p>0</text:p>
          </table:table-cell>
          <table:table-cell table:style-name="ce28" table:formula="of:==IF([$Compras.$A142]&lt;&gt;&quot;&quot;;VALUE(MID([$Compras.$A142];[$Tablas.$E$23];[$Tablas.$G$23]))/100;0)*IF(OR(VALUE([.B142])=3;VALUE([.B142])=8;VALUE([.B142])=13);-1;1)" office:value-type="float" office:value="0" calcext:value-type="float">
            <text:p>0,00</text:p>
          </table:table-cell>
          <table:table-cell table:style-name="ce28" table:formula="of:==IF([$Compras.$A142]&lt;&gt;&quot;&quot;;VALUE(MID([$Compras.$A142];[$Tablas.$E$24];[$Tablas.$G$24]))/100;0)*IF(OR(VALUE([.B142])=3;VALUE([.B142])=8;VALUE([.B142])=13);-1;1)" office:value-type="float" office:value="0" calcext:value-type="float">
            <text:p>0,00</text:p>
          </table:table-cell>
          <table:table-cell table:style-name="ce25" table:formula="of:=MID([$Compras.$A14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4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42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43];[$Tablas.$E$3];[$Tablas.$G$3])" office:value-type="string" office:string-value="20200811" calcext:value-type="string">
            <text:p>20200811</text:p>
          </table:table-cell>
          <table:table-cell table:style-name="ce25" table:formula="of:=MID([$Compras.$A143];[$Tablas.$E$4];[$Tablas.$G$4])" office:value-type="string" office:string-value="001" calcext:value-type="string">
            <text:p>001</text:p>
          </table:table-cell>
          <table:table-cell table:style-name="ce25" table:formula="of:=MID([$Compras.$A143];[$Tablas.$E$5];[$Tablas.$G$5])" office:value-type="string" office:string-value="00033" calcext:value-type="string">
            <text:p>00033</text:p>
          </table:table-cell>
          <table:table-cell table:style-name="ce25" table:formula="of:=MID([$Compras.$A143];[$Tablas.$E$6];[$Tablas.$G$6])" office:value-type="string" office:string-value="00000000000000000757" calcext:value-type="string">
            <text:p>00000000000000000757</text:p>
          </table:table-cell>
          <table:table-cell table:style-name="ce25" table:formula="of:=MID([$Compras.$A143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43];[$Tablas.$E$8];[$Tablas.$G$8])" office:value-type="string" office:string-value="80" calcext:value-type="string">
            <text:p>80</text:p>
          </table:table-cell>
          <table:table-cell table:style-name="ce25" table:formula="of:=MID([$Compras.$A143];[$Tablas.$E$9];[$Tablas.$G$9])" office:value-type="string" office:string-value="00000000030657611936" calcext:value-type="string">
            <text:p>00000000030657611936</text:p>
          </table:table-cell>
          <table:table-cell table:style-name="ce25" table:formula="of:=MID([$Compras.$A143];[$Tablas.$E$10];[$Tablas.$G$10])" office:value-type="string" office:string-value="SILVA SRL                     " calcext:value-type="string">
            <text:p>SILVA SRL <text:s text:c="20"/></text:p>
          </table:table-cell>
          <table:table-cell table:style-name="ce28" table:formula="of:==IF([$Compras.$A143]&lt;&gt;&quot;&quot;;VALUE(MID([$Compras.$A143];[$Tablas.$E$11];[$Tablas.$G$11]))/100;0)*IF(OR(VALUE([.B143])=3;VALUE([.B143])=8;VALUE([.B143])=13);-1;1)" office:value-type="float" office:value="1779.68" calcext:value-type="float">
            <text:p>1.779,68</text:p>
          </table:table-cell>
          <table:table-cell table:style-name="ce28" table:formula="of:=IF([$Compras.$A143]&lt;&gt;&quot;&quot;;VALUE(MID([$Compras.$A143];[$Tablas.$E$12];[$Tablas.$G$12]))/100;0)*IF(OR(VALUE([.B143])=3;VALUE([.B143])=8;VALUE([.B143])=13);-1;1)" office:value-type="float" office:value="0" calcext:value-type="float">
            <text:p>0,00</text:p>
          </table:table-cell>
          <table:table-cell table:style-name="ce28" table:formula="of:=IF([$Compras.$A143]&lt;&gt;&quot;&quot;;VALUE(MID([$Compras.$A143];[$Tablas.$E$13];[$Tablas.$G$13]))/100;0)*IF(OR(VALUE([.B143])=3;VALUE([.B143])=8;VALUE([.B143])=13);-1;1)" office:value-type="float" office:value="0" calcext:value-type="float">
            <text:p>0,00</text:p>
          </table:table-cell>
          <table:table-cell table:style-name="ce28" table:formula="of:=IF([$Compras.$A143]&lt;&gt;&quot;&quot;;VALUE(MID([$Compras.$A143];[$Tablas.$E$14];[$Tablas.$G$14]))/100;0)*IF(OR(VALUE([.B143])=3;VALUE([.B143])=8;VALUE([.B143])=13);-1;1)" office:value-type="float" office:value="0" calcext:value-type="float">
            <text:p>0,00</text:p>
          </table:table-cell>
          <table:table-cell table:style-name="ce28" table:formula="of:=IF([$Compras.$A143]&lt;&gt;&quot;&quot;;VALUE(MID([$Compras.$A143];[$Tablas.$E$15];[$Tablas.$G$15]))/100;0)*IF(OR(VALUE([.B143])=3;VALUE([.B143])=8;VALUE([.B143])=13);-1;1)" office:value-type="float" office:value="0" calcext:value-type="float">
            <text:p>0,00</text:p>
          </table:table-cell>
          <table:table-cell table:style-name="ce28" table:formula="of:=IF([$Compras.$A143]&lt;&gt;&quot;&quot;;VALUE(MID([$Compras.$A143];[$Tablas.$E$16];[$Tablas.$G$16]))/100;0)*IF(OR(VALUE([.B143])=3;VALUE([.B143])=8;VALUE([.B143])=13);-1;1)" office:value-type="float" office:value="25.37" calcext:value-type="float">
            <text:p>25,37</text:p>
          </table:table-cell>
          <table:table-cell table:style-name="ce28" table:formula="of:=IF([$Compras.$A143]&lt;&gt;&quot;&quot;;VALUE(MID([$Compras.$A143];[$Tablas.$E$17];[$Tablas.$G$17]))/100;0)*IF(OR(VALUE([.B143])=3;VALUE([.B143])=8;VALUE([.B143])=13);-1;1)" office:value-type="float" office:value="0" calcext:value-type="float">
            <text:p>0,00</text:p>
          </table:table-cell>
          <table:table-cell table:style-name="ce28" table:formula="of:=IF([$Compras.$A143]&lt;&gt;&quot;&quot;;VALUE(MID([$Compras.$A143];[$Tablas.$E$18];[$Tablas.$G$18]))/100;0)*IF(OR(VALUE([.B143])=3;VALUE([.B143])=8;VALUE([.B143])=13);-1;1)" office:value-type="float" office:value="0" calcext:value-type="float">
            <text:p>0,00</text:p>
          </table:table-cell>
          <table:table-cell table:style-name="ce25" table:formula="of:=MID([$Compras.$A143];[$Tablas.$E$19];[$Tablas.$G$19])" office:value-type="string" office:string-value="PES" calcext:value-type="string">
            <text:p>PES</text:p>
          </table:table-cell>
          <table:table-cell table:style-name="ce25" table:formula="of:=MID([$Compras.$A143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43];[$Tablas.$E$21];[$Tablas.$G$21])" office:value-type="string" office:string-value="1" calcext:value-type="string">
            <text:p>1</text:p>
          </table:table-cell>
          <table:table-cell table:style-name="ce25" table:formula="of:=MID([$Compras.$A143];[$Tablas.$E$22];[$Tablas.$G$22])" office:value-type="string" office:string-value="0" calcext:value-type="string">
            <text:p>0</text:p>
          </table:table-cell>
          <table:table-cell table:style-name="ce28" table:formula="of:==IF([$Compras.$A143]&lt;&gt;&quot;&quot;;VALUE(MID([$Compras.$A143];[$Tablas.$E$23];[$Tablas.$G$23]))/100;0)*IF(OR(VALUE([.B143])=3;VALUE([.B143])=8;VALUE([.B143])=13);-1;1)" office:value-type="float" office:value="0" calcext:value-type="float">
            <text:p>0,00</text:p>
          </table:table-cell>
          <table:table-cell table:style-name="ce28" table:formula="of:==IF([$Compras.$A143]&lt;&gt;&quot;&quot;;VALUE(MID([$Compras.$A143];[$Tablas.$E$24];[$Tablas.$G$24]))/100;0)*IF(OR(VALUE([.B143])=3;VALUE([.B143])=8;VALUE([.B143])=13);-1;1)" office:value-type="float" office:value="0" calcext:value-type="float">
            <text:p>0,00</text:p>
          </table:table-cell>
          <table:table-cell table:style-name="ce25" table:formula="of:=MID([$Compras.$A143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43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43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44];[$Tablas.$E$3];[$Tablas.$G$3])" office:value-type="string" office:string-value="20200811" calcext:value-type="string">
            <text:p>20200811</text:p>
          </table:table-cell>
          <table:table-cell table:style-name="ce25" table:formula="of:=MID([$Compras.$A144];[$Tablas.$E$4];[$Tablas.$G$4])" office:value-type="string" office:string-value="001" calcext:value-type="string">
            <text:p>001</text:p>
          </table:table-cell>
          <table:table-cell table:style-name="ce25" table:formula="of:=MID([$Compras.$A144];[$Tablas.$E$5];[$Tablas.$G$5])" office:value-type="string" office:string-value="00005" calcext:value-type="string">
            <text:p>00005</text:p>
          </table:table-cell>
          <table:table-cell table:style-name="ce25" table:formula="of:=MID([$Compras.$A144];[$Tablas.$E$6];[$Tablas.$G$6])" office:value-type="string" office:string-value="00000000000000231385" calcext:value-type="string">
            <text:p>00000000000000231385</text:p>
          </table:table-cell>
          <table:table-cell table:style-name="ce25" table:formula="of:=MID([$Compras.$A144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44];[$Tablas.$E$8];[$Tablas.$G$8])" office:value-type="string" office:string-value="80" calcext:value-type="string">
            <text:p>80</text:p>
          </table:table-cell>
          <table:table-cell table:style-name="ce25" table:formula="of:=MID([$Compras.$A144];[$Tablas.$E$9];[$Tablas.$G$9])" office:value-type="string" office:string-value="00000000030628821506" calcext:value-type="string">
            <text:p>00000000030628821506</text:p>
          </table:table-cell>
          <table:table-cell table:style-name="ce25" table:formula="of:=MID([$Compras.$A144];[$Tablas.$E$10];[$Tablas.$G$10])" office:value-type="string" office:string-value="ALBIERO HNOS SRL              " calcext:value-type="string">
            <text:p>ALBIERO HNOS SRL <text:s text:c="13"/></text:p>
          </table:table-cell>
          <table:table-cell table:style-name="ce28" table:formula="of:==IF([$Compras.$A144]&lt;&gt;&quot;&quot;;VALUE(MID([$Compras.$A144];[$Tablas.$E$11];[$Tablas.$G$11]))/100;0)*IF(OR(VALUE([.B144])=3;VALUE([.B144])=8;VALUE([.B144])=13);-1;1)" office:value-type="float" office:value="2650" calcext:value-type="float">
            <text:p>2.650,00</text:p>
          </table:table-cell>
          <table:table-cell table:style-name="ce28" table:formula="of:=IF([$Compras.$A144]&lt;&gt;&quot;&quot;;VALUE(MID([$Compras.$A144];[$Tablas.$E$12];[$Tablas.$G$12]))/100;0)*IF(OR(VALUE([.B144])=3;VALUE([.B144])=8;VALUE([.B144])=13);-1;1)" office:value-type="float" office:value="0" calcext:value-type="float">
            <text:p>0,00</text:p>
          </table:table-cell>
          <table:table-cell table:style-name="ce28" table:formula="of:=IF([$Compras.$A144]&lt;&gt;&quot;&quot;;VALUE(MID([$Compras.$A144];[$Tablas.$E$13];[$Tablas.$G$13]))/100;0)*IF(OR(VALUE([.B144])=3;VALUE([.B144])=8;VALUE([.B144])=13);-1;1)" office:value-type="float" office:value="0" calcext:value-type="float">
            <text:p>0,00</text:p>
          </table:table-cell>
          <table:table-cell table:style-name="ce28" table:formula="of:=IF([$Compras.$A144]&lt;&gt;&quot;&quot;;VALUE(MID([$Compras.$A144];[$Tablas.$E$14];[$Tablas.$G$14]))/100;0)*IF(OR(VALUE([.B144])=3;VALUE([.B144])=8;VALUE([.B144])=13);-1;1)" office:value-type="float" office:value="0" calcext:value-type="float">
            <text:p>0,00</text:p>
          </table:table-cell>
          <table:table-cell table:style-name="ce28" table:formula="of:=IF([$Compras.$A144]&lt;&gt;&quot;&quot;;VALUE(MID([$Compras.$A144];[$Tablas.$E$15];[$Tablas.$G$15]))/100;0)*IF(OR(VALUE([.B144])=3;VALUE([.B144])=8;VALUE([.B144])=13);-1;1)" office:value-type="float" office:value="0" calcext:value-type="float">
            <text:p>0,00</text:p>
          </table:table-cell>
          <table:table-cell table:style-name="ce28" table:formula="of:=IF([$Compras.$A144]&lt;&gt;&quot;&quot;;VALUE(MID([$Compras.$A144];[$Tablas.$E$16];[$Tablas.$G$16]))/100;0)*IF(OR(VALUE([.B144])=3;VALUE([.B144])=8;VALUE([.B144])=13);-1;1)" office:value-type="float" office:value="0" calcext:value-type="float">
            <text:p>0,00</text:p>
          </table:table-cell>
          <table:table-cell table:style-name="ce28" table:formula="of:=IF([$Compras.$A144]&lt;&gt;&quot;&quot;;VALUE(MID([$Compras.$A144];[$Tablas.$E$17];[$Tablas.$G$17]))/100;0)*IF(OR(VALUE([.B144])=3;VALUE([.B144])=8;VALUE([.B144])=13);-1;1)" office:value-type="float" office:value="0" calcext:value-type="float">
            <text:p>0,00</text:p>
          </table:table-cell>
          <table:table-cell table:style-name="ce28" table:formula="of:=IF([$Compras.$A144]&lt;&gt;&quot;&quot;;VALUE(MID([$Compras.$A144];[$Tablas.$E$18];[$Tablas.$G$18]))/100;0)*IF(OR(VALUE([.B144])=3;VALUE([.B144])=8;VALUE([.B144])=13);-1;1)" office:value-type="float" office:value="0" calcext:value-type="float">
            <text:p>0,00</text:p>
          </table:table-cell>
          <table:table-cell table:style-name="ce25" table:formula="of:=MID([$Compras.$A144];[$Tablas.$E$19];[$Tablas.$G$19])" office:value-type="string" office:string-value="PES" calcext:value-type="string">
            <text:p>PES</text:p>
          </table:table-cell>
          <table:table-cell table:style-name="ce25" table:formula="of:=MID([$Compras.$A144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44];[$Tablas.$E$21];[$Tablas.$G$21])" office:value-type="string" office:string-value="1" calcext:value-type="string">
            <text:p>1</text:p>
          </table:table-cell>
          <table:table-cell table:style-name="ce25" table:formula="of:=MID([$Compras.$A144];[$Tablas.$E$22];[$Tablas.$G$22])" office:value-type="string" office:string-value="0" calcext:value-type="string">
            <text:p>0</text:p>
          </table:table-cell>
          <table:table-cell table:style-name="ce28" table:formula="of:==IF([$Compras.$A144]&lt;&gt;&quot;&quot;;VALUE(MID([$Compras.$A144];[$Tablas.$E$23];[$Tablas.$G$23]))/100;0)*IF(OR(VALUE([.B144])=3;VALUE([.B144])=8;VALUE([.B144])=13);-1;1)" office:value-type="float" office:value="0" calcext:value-type="float">
            <text:p>0,00</text:p>
          </table:table-cell>
          <table:table-cell table:style-name="ce28" table:formula="of:==IF([$Compras.$A144]&lt;&gt;&quot;&quot;;VALUE(MID([$Compras.$A144];[$Tablas.$E$24];[$Tablas.$G$24]))/100;0)*IF(OR(VALUE([.B144])=3;VALUE([.B144])=8;VALUE([.B144])=13);-1;1)" office:value-type="float" office:value="0" calcext:value-type="float">
            <text:p>0,00</text:p>
          </table:table-cell>
          <table:table-cell table:style-name="ce25" table:formula="of:=MID([$Compras.$A144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44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44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45];[$Tablas.$E$3];[$Tablas.$G$3])" office:value-type="string" office:string-value="20200811" calcext:value-type="string">
            <text:p>20200811</text:p>
          </table:table-cell>
          <table:table-cell table:style-name="ce25" table:formula="of:=MID([$Compras.$A145];[$Tablas.$E$4];[$Tablas.$G$4])" office:value-type="string" office:string-value="001" calcext:value-type="string">
            <text:p>001</text:p>
          </table:table-cell>
          <table:table-cell table:style-name="ce25" table:formula="of:=MID([$Compras.$A145];[$Tablas.$E$5];[$Tablas.$G$5])" office:value-type="string" office:string-value="00005" calcext:value-type="string">
            <text:p>00005</text:p>
          </table:table-cell>
          <table:table-cell table:style-name="ce25" table:formula="of:=MID([$Compras.$A145];[$Tablas.$E$6];[$Tablas.$G$6])" office:value-type="string" office:string-value="00000000000000231389" calcext:value-type="string">
            <text:p>00000000000000231389</text:p>
          </table:table-cell>
          <table:table-cell table:style-name="ce25" table:formula="of:=MID([$Compras.$A145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45];[$Tablas.$E$8];[$Tablas.$G$8])" office:value-type="string" office:string-value="80" calcext:value-type="string">
            <text:p>80</text:p>
          </table:table-cell>
          <table:table-cell table:style-name="ce25" table:formula="of:=MID([$Compras.$A145];[$Tablas.$E$9];[$Tablas.$G$9])" office:value-type="string" office:string-value="00000000030628821506" calcext:value-type="string">
            <text:p>00000000030628821506</text:p>
          </table:table-cell>
          <table:table-cell table:style-name="ce25" table:formula="of:=MID([$Compras.$A145];[$Tablas.$E$10];[$Tablas.$G$10])" office:value-type="string" office:string-value="ALBIERO HNOS SRL              " calcext:value-type="string">
            <text:p>ALBIERO HNOS SRL <text:s text:c="13"/></text:p>
          </table:table-cell>
          <table:table-cell table:style-name="ce28" table:formula="of:==IF([$Compras.$A145]&lt;&gt;&quot;&quot;;VALUE(MID([$Compras.$A145];[$Tablas.$E$11];[$Tablas.$G$11]))/100;0)*IF(OR(VALUE([.B145])=3;VALUE([.B145])=8;VALUE([.B145])=13);-1;1)" office:value-type="float" office:value="2819.99" calcext:value-type="float">
            <text:p>2.819,99</text:p>
          </table:table-cell>
          <table:table-cell table:style-name="ce28" table:formula="of:=IF([$Compras.$A145]&lt;&gt;&quot;&quot;;VALUE(MID([$Compras.$A145];[$Tablas.$E$12];[$Tablas.$G$12]))/100;0)*IF(OR(VALUE([.B145])=3;VALUE([.B145])=8;VALUE([.B145])=13);-1;1)" office:value-type="float" office:value="0" calcext:value-type="float">
            <text:p>0,00</text:p>
          </table:table-cell>
          <table:table-cell table:style-name="ce28" table:formula="of:=IF([$Compras.$A145]&lt;&gt;&quot;&quot;;VALUE(MID([$Compras.$A145];[$Tablas.$E$13];[$Tablas.$G$13]))/100;0)*IF(OR(VALUE([.B145])=3;VALUE([.B145])=8;VALUE([.B145])=13);-1;1)" office:value-type="float" office:value="0" calcext:value-type="float">
            <text:p>0,00</text:p>
          </table:table-cell>
          <table:table-cell table:style-name="ce28" table:formula="of:=IF([$Compras.$A145]&lt;&gt;&quot;&quot;;VALUE(MID([$Compras.$A145];[$Tablas.$E$14];[$Tablas.$G$14]))/100;0)*IF(OR(VALUE([.B145])=3;VALUE([.B145])=8;VALUE([.B145])=13);-1;1)" office:value-type="float" office:value="0" calcext:value-type="float">
            <text:p>0,00</text:p>
          </table:table-cell>
          <table:table-cell table:style-name="ce28" table:formula="of:=IF([$Compras.$A145]&lt;&gt;&quot;&quot;;VALUE(MID([$Compras.$A145];[$Tablas.$E$15];[$Tablas.$G$15]))/100;0)*IF(OR(VALUE([.B145])=3;VALUE([.B145])=8;VALUE([.B145])=13);-1;1)" office:value-type="float" office:value="0" calcext:value-type="float">
            <text:p>0,00</text:p>
          </table:table-cell>
          <table:table-cell table:style-name="ce28" table:formula="of:=IF([$Compras.$A145]&lt;&gt;&quot;&quot;;VALUE(MID([$Compras.$A145];[$Tablas.$E$16];[$Tablas.$G$16]))/100;0)*IF(OR(VALUE([.B145])=3;VALUE([.B145])=8;VALUE([.B145])=13);-1;1)" office:value-type="float" office:value="0" calcext:value-type="float">
            <text:p>0,00</text:p>
          </table:table-cell>
          <table:table-cell table:style-name="ce28" table:formula="of:=IF([$Compras.$A145]&lt;&gt;&quot;&quot;;VALUE(MID([$Compras.$A145];[$Tablas.$E$17];[$Tablas.$G$17]))/100;0)*IF(OR(VALUE([.B145])=3;VALUE([.B145])=8;VALUE([.B145])=13);-1;1)" office:value-type="float" office:value="0" calcext:value-type="float">
            <text:p>0,00</text:p>
          </table:table-cell>
          <table:table-cell table:style-name="ce28" table:formula="of:=IF([$Compras.$A145]&lt;&gt;&quot;&quot;;VALUE(MID([$Compras.$A145];[$Tablas.$E$18];[$Tablas.$G$18]))/100;0)*IF(OR(VALUE([.B145])=3;VALUE([.B145])=8;VALUE([.B145])=13);-1;1)" office:value-type="float" office:value="0" calcext:value-type="float">
            <text:p>0,00</text:p>
          </table:table-cell>
          <table:table-cell table:style-name="ce25" table:formula="of:=MID([$Compras.$A145];[$Tablas.$E$19];[$Tablas.$G$19])" office:value-type="string" office:string-value="PES" calcext:value-type="string">
            <text:p>PES</text:p>
          </table:table-cell>
          <table:table-cell table:style-name="ce25" table:formula="of:=MID([$Compras.$A145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45];[$Tablas.$E$21];[$Tablas.$G$21])" office:value-type="string" office:string-value="1" calcext:value-type="string">
            <text:p>1</text:p>
          </table:table-cell>
          <table:table-cell table:style-name="ce25" table:formula="of:=MID([$Compras.$A145];[$Tablas.$E$22];[$Tablas.$G$22])" office:value-type="string" office:string-value="0" calcext:value-type="string">
            <text:p>0</text:p>
          </table:table-cell>
          <table:table-cell table:style-name="ce28" table:formula="of:==IF([$Compras.$A145]&lt;&gt;&quot;&quot;;VALUE(MID([$Compras.$A145];[$Tablas.$E$23];[$Tablas.$G$23]))/100;0)*IF(OR(VALUE([.B145])=3;VALUE([.B145])=8;VALUE([.B145])=13);-1;1)" office:value-type="float" office:value="0" calcext:value-type="float">
            <text:p>0,00</text:p>
          </table:table-cell>
          <table:table-cell table:style-name="ce28" table:formula="of:==IF([$Compras.$A145]&lt;&gt;&quot;&quot;;VALUE(MID([$Compras.$A145];[$Tablas.$E$24];[$Tablas.$G$24]))/100;0)*IF(OR(VALUE([.B145])=3;VALUE([.B145])=8;VALUE([.B145])=13);-1;1)" office:value-type="float" office:value="0" calcext:value-type="float">
            <text:p>0,00</text:p>
          </table:table-cell>
          <table:table-cell table:style-name="ce25" table:formula="of:=MID([$Compras.$A145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45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45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46];[$Tablas.$E$3];[$Tablas.$G$3])" office:value-type="string" office:string-value="20200811" calcext:value-type="string">
            <text:p>20200811</text:p>
          </table:table-cell>
          <table:table-cell table:style-name="ce25" table:formula="of:=MID([$Compras.$A146];[$Tablas.$E$4];[$Tablas.$G$4])" office:value-type="string" office:string-value="001" calcext:value-type="string">
            <text:p>001</text:p>
          </table:table-cell>
          <table:table-cell table:style-name="ce25" table:formula="of:=MID([$Compras.$A146];[$Tablas.$E$5];[$Tablas.$G$5])" office:value-type="string" office:string-value="00006" calcext:value-type="string">
            <text:p>00006</text:p>
          </table:table-cell>
          <table:table-cell table:style-name="ce25" table:formula="of:=MID([$Compras.$A146];[$Tablas.$E$6];[$Tablas.$G$6])" office:value-type="string" office:string-value="00000000000000001302" calcext:value-type="string">
            <text:p>00000000000000001302</text:p>
          </table:table-cell>
          <table:table-cell table:style-name="ce25" table:formula="of:=MID([$Compras.$A14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46];[$Tablas.$E$8];[$Tablas.$G$8])" office:value-type="string" office:string-value="80" calcext:value-type="string">
            <text:p>80</text:p>
          </table:table-cell>
          <table:table-cell table:style-name="ce25" table:formula="of:=MID([$Compras.$A146];[$Tablas.$E$9];[$Tablas.$G$9])" office:value-type="string" office:string-value="00000000033714793069" calcext:value-type="string">
            <text:p>00000000033714793069</text:p>
          </table:table-cell>
          <table:table-cell table:style-name="ce25" table:formula="of:=MID([$Compras.$A146];[$Tablas.$E$10];[$Tablas.$G$10])" office:value-type="string" office:string-value="LEITEN NOA S.R.L.             " calcext:value-type="string">
            <text:p>LEITEN NOA S.R.L. <text:s text:c="12"/></text:p>
          </table:table-cell>
          <table:table-cell table:style-name="ce28" table:formula="of:==IF([$Compras.$A146]&lt;&gt;&quot;&quot;;VALUE(MID([$Compras.$A146];[$Tablas.$E$11];[$Tablas.$G$11]))/100;0)*IF(OR(VALUE([.B146])=3;VALUE([.B146])=8;VALUE([.B146])=13);-1;1)" office:value-type="float" office:value="30008" calcext:value-type="float">
            <text:p>30.008,00</text:p>
          </table:table-cell>
          <table:table-cell table:style-name="ce28" table:formula="of:=IF([$Compras.$A146]&lt;&gt;&quot;&quot;;VALUE(MID([$Compras.$A146];[$Tablas.$E$12];[$Tablas.$G$12]))/100;0)*IF(OR(VALUE([.B146])=3;VALUE([.B146])=8;VALUE([.B146])=13);-1;1)" office:value-type="float" office:value="0" calcext:value-type="float">
            <text:p>0,00</text:p>
          </table:table-cell>
          <table:table-cell table:style-name="ce28" table:formula="of:=IF([$Compras.$A146]&lt;&gt;&quot;&quot;;VALUE(MID([$Compras.$A146];[$Tablas.$E$13];[$Tablas.$G$13]))/100;0)*IF(OR(VALUE([.B146])=3;VALUE([.B146])=8;VALUE([.B146])=13);-1;1)" office:value-type="float" office:value="0" calcext:value-type="float">
            <text:p>0,00</text:p>
          </table:table-cell>
          <table:table-cell table:style-name="ce28" table:formula="of:=IF([$Compras.$A146]&lt;&gt;&quot;&quot;;VALUE(MID([$Compras.$A146];[$Tablas.$E$14];[$Tablas.$G$14]))/100;0)*IF(OR(VALUE([.B146])=3;VALUE([.B146])=8;VALUE([.B146])=13);-1;1)" office:value-type="float" office:value="0" calcext:value-type="float">
            <text:p>0,00</text:p>
          </table:table-cell>
          <table:table-cell table:style-name="ce28" table:formula="of:=IF([$Compras.$A146]&lt;&gt;&quot;&quot;;VALUE(MID([$Compras.$A146];[$Tablas.$E$15];[$Tablas.$G$15]))/100;0)*IF(OR(VALUE([.B146])=3;VALUE([.B146])=8;VALUE([.B146])=13);-1;1)" office:value-type="float" office:value="0" calcext:value-type="float">
            <text:p>0,00</text:p>
          </table:table-cell>
          <table:table-cell table:style-name="ce28" table:formula="of:=IF([$Compras.$A146]&lt;&gt;&quot;&quot;;VALUE(MID([$Compras.$A146];[$Tablas.$E$16];[$Tablas.$G$16]))/100;0)*IF(OR(VALUE([.B146])=3;VALUE([.B146])=8;VALUE([.B146])=13);-1;1)" office:value-type="float" office:value="0" calcext:value-type="float">
            <text:p>0,00</text:p>
          </table:table-cell>
          <table:table-cell table:style-name="ce28" table:formula="of:=IF([$Compras.$A146]&lt;&gt;&quot;&quot;;VALUE(MID([$Compras.$A146];[$Tablas.$E$17];[$Tablas.$G$17]))/100;0)*IF(OR(VALUE([.B146])=3;VALUE([.B146])=8;VALUE([.B146])=13);-1;1)" office:value-type="float" office:value="0" calcext:value-type="float">
            <text:p>0,00</text:p>
          </table:table-cell>
          <table:table-cell table:style-name="ce28" table:formula="of:=IF([$Compras.$A146]&lt;&gt;&quot;&quot;;VALUE(MID([$Compras.$A146];[$Tablas.$E$18];[$Tablas.$G$18]))/100;0)*IF(OR(VALUE([.B146])=3;VALUE([.B146])=8;VALUE([.B146])=13);-1;1)" office:value-type="float" office:value="0" calcext:value-type="float">
            <text:p>0,00</text:p>
          </table:table-cell>
          <table:table-cell table:style-name="ce25" table:formula="of:=MID([$Compras.$A146];[$Tablas.$E$19];[$Tablas.$G$19])" office:value-type="string" office:string-value="PES" calcext:value-type="string">
            <text:p>PES</text:p>
          </table:table-cell>
          <table:table-cell table:style-name="ce25" table:formula="of:=MID([$Compras.$A146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46];[$Tablas.$E$21];[$Tablas.$G$21])" office:value-type="string" office:string-value="1" calcext:value-type="string">
            <text:p>1</text:p>
          </table:table-cell>
          <table:table-cell table:style-name="ce25" table:formula="of:=MID([$Compras.$A146];[$Tablas.$E$22];[$Tablas.$G$22])" office:value-type="string" office:string-value="0" calcext:value-type="string">
            <text:p>0</text:p>
          </table:table-cell>
          <table:table-cell table:style-name="ce28" table:formula="of:==IF([$Compras.$A146]&lt;&gt;&quot;&quot;;VALUE(MID([$Compras.$A146];[$Tablas.$E$23];[$Tablas.$G$23]))/100;0)*IF(OR(VALUE([.B146])=3;VALUE([.B146])=8;VALUE([.B146])=13);-1;1)" office:value-type="float" office:value="0" calcext:value-type="float">
            <text:p>0,00</text:p>
          </table:table-cell>
          <table:table-cell table:style-name="ce28" table:formula="of:==IF([$Compras.$A146]&lt;&gt;&quot;&quot;;VALUE(MID([$Compras.$A146];[$Tablas.$E$24];[$Tablas.$G$24]))/100;0)*IF(OR(VALUE([.B146])=3;VALUE([.B146])=8;VALUE([.B146])=13);-1;1)" office:value-type="float" office:value="0" calcext:value-type="float">
            <text:p>0,00</text:p>
          </table:table-cell>
          <table:table-cell table:style-name="ce25" table:formula="of:=MID([$Compras.$A146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46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46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47];[$Tablas.$E$3];[$Tablas.$G$3])" office:value-type="string" office:string-value="20200812" calcext:value-type="string">
            <text:p>20200812</text:p>
          </table:table-cell>
          <table:table-cell table:style-name="ce25" table:formula="of:=MID([$Compras.$A147];[$Tablas.$E$4];[$Tablas.$G$4])" office:value-type="string" office:string-value="001" calcext:value-type="string">
            <text:p>001</text:p>
          </table:table-cell>
          <table:table-cell table:style-name="ce25" table:formula="of:=MID([$Compras.$A147];[$Tablas.$E$5];[$Tablas.$G$5])" office:value-type="string" office:string-value="00001" calcext:value-type="string">
            <text:p>00001</text:p>
          </table:table-cell>
          <table:table-cell table:style-name="ce25" table:formula="of:=MID([$Compras.$A147];[$Tablas.$E$6];[$Tablas.$G$6])" office:value-type="string" office:string-value="00000000000003434711" calcext:value-type="string">
            <text:p>00000000000003434711</text:p>
          </table:table-cell>
          <table:table-cell table:style-name="ce25" table:formula="of:=MID([$Compras.$A147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47];[$Tablas.$E$8];[$Tablas.$G$8])" office:value-type="string" office:string-value="80" calcext:value-type="string">
            <text:p>80</text:p>
          </table:table-cell>
          <table:table-cell table:style-name="ce25" table:formula="of:=MID([$Compras.$A147];[$Tablas.$E$9];[$Tablas.$G$9])" office:value-type="string" office:string-value="00000000030500010912" calcext:value-type="string">
            <text:p>00000000030500010912</text:p>
          </table:table-cell>
          <table:table-cell table:style-name="ce25" table:formula="of:=MID([$Compras.$A147];[$Tablas.$E$10];[$Tablas.$G$10])" office:value-type="string" office:string-value="BANCO NACION                  " calcext:value-type="string">
            <text:p>BANCO NACION <text:s text:c="17"/></text:p>
          </table:table-cell>
          <table:table-cell table:style-name="ce28" table:formula="of:==IF([$Compras.$A147]&lt;&gt;&quot;&quot;;VALUE(MID([$Compras.$A147];[$Tablas.$E$11];[$Tablas.$G$11]))/100;0)*IF(OR(VALUE([.B147])=3;VALUE([.B147])=8;VALUE([.B147])=13);-1;1)" office:value-type="float" office:value="892065.44" calcext:value-type="float">
            <text:p>892.065,44</text:p>
          </table:table-cell>
          <table:table-cell table:style-name="ce28" table:formula="of:=IF([$Compras.$A147]&lt;&gt;&quot;&quot;;VALUE(MID([$Compras.$A147];[$Tablas.$E$12];[$Tablas.$G$12]))/100;0)*IF(OR(VALUE([.B147])=3;VALUE([.B147])=8;VALUE([.B147])=13);-1;1)" office:value-type="float" office:value="50860.55" calcext:value-type="float">
            <text:p>50.860,55</text:p>
          </table:table-cell>
          <table:table-cell table:style-name="ce28" table:formula="of:=IF([$Compras.$A147]&lt;&gt;&quot;&quot;;VALUE(MID([$Compras.$A147];[$Tablas.$E$13];[$Tablas.$G$13]))/100;0)*IF(OR(VALUE([.B147])=3;VALUE([.B147])=8;VALUE([.B147])=13);-1;1)" office:value-type="float" office:value="0" calcext:value-type="float">
            <text:p>0,00</text:p>
          </table:table-cell>
          <table:table-cell table:style-name="ce28" table:formula="of:=IF([$Compras.$A147]&lt;&gt;&quot;&quot;;VALUE(MID([$Compras.$A147];[$Tablas.$E$14];[$Tablas.$G$14]))/100;0)*IF(OR(VALUE([.B147])=3;VALUE([.B147])=8;VALUE([.B147])=13);-1;1)" office:value-type="float" office:value="770.61" calcext:value-type="float">
            <text:p>770,61</text:p>
          </table:table-cell>
          <table:table-cell table:style-name="ce28" table:formula="of:=IF([$Compras.$A147]&lt;&gt;&quot;&quot;;VALUE(MID([$Compras.$A147];[$Tablas.$E$15];[$Tablas.$G$15]))/100;0)*IF(OR(VALUE([.B147])=3;VALUE([.B147])=8;VALUE([.B147])=13);-1;1)" office:value-type="float" office:value="0" calcext:value-type="float">
            <text:p>0,00</text:p>
          </table:table-cell>
          <table:table-cell table:style-name="ce28" table:formula="of:=IF([$Compras.$A147]&lt;&gt;&quot;&quot;;VALUE(MID([$Compras.$A147];[$Tablas.$E$16];[$Tablas.$G$16]))/100;0)*IF(OR(VALUE([.B147])=3;VALUE([.B147])=8;VALUE([.B147])=13);-1;1)" office:value-type="float" office:value="8990.5" calcext:value-type="float">
            <text:p>8.990,50</text:p>
          </table:table-cell>
          <table:table-cell table:style-name="ce28" table:formula="of:=IF([$Compras.$A147]&lt;&gt;&quot;&quot;;VALUE(MID([$Compras.$A147];[$Tablas.$E$17];[$Tablas.$G$17]))/100;0)*IF(OR(VALUE([.B147])=3;VALUE([.B147])=8;VALUE([.B147])=13);-1;1)" office:value-type="float" office:value="0" calcext:value-type="float">
            <text:p>0,00</text:p>
          </table:table-cell>
          <table:table-cell table:style-name="ce28" table:formula="of:=IF([$Compras.$A147]&lt;&gt;&quot;&quot;;VALUE(MID([$Compras.$A147];[$Tablas.$E$18];[$Tablas.$G$18]))/100;0)*IF(OR(VALUE([.B147])=3;VALUE([.B147])=8;VALUE([.B147])=13);-1;1)" office:value-type="float" office:value="0" calcext:value-type="float">
            <text:p>0,00</text:p>
          </table:table-cell>
          <table:table-cell table:style-name="ce25" table:formula="of:=MID([$Compras.$A147];[$Tablas.$E$19];[$Tablas.$G$19])" office:value-type="string" office:string-value="PES" calcext:value-type="string">
            <text:p>PES</text:p>
          </table:table-cell>
          <table:table-cell table:style-name="ce25" table:formula="of:=MID([$Compras.$A147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47];[$Tablas.$E$21];[$Tablas.$G$21])" office:value-type="string" office:string-value="2" calcext:value-type="string">
            <text:p>2</text:p>
          </table:table-cell>
          <table:table-cell table:style-name="ce25" table:formula="of:=MID([$Compras.$A147];[$Tablas.$E$22];[$Tablas.$G$22])" office:value-type="string" office:string-value="0" calcext:value-type="string">
            <text:p>0</text:p>
          </table:table-cell>
          <table:table-cell table:style-name="ce28" table:formula="of:==IF([$Compras.$A147]&lt;&gt;&quot;&quot;;VALUE(MID([$Compras.$A147];[$Tablas.$E$23];[$Tablas.$G$23]))/100;0)*IF(OR(VALUE([.B147])=3;VALUE([.B147])=8;VALUE([.B147])=13);-1;1)" office:value-type="float" office:value="0" calcext:value-type="float">
            <text:p>0,00</text:p>
          </table:table-cell>
          <table:table-cell table:style-name="ce28" table:formula="of:==IF([$Compras.$A147]&lt;&gt;&quot;&quot;;VALUE(MID([$Compras.$A147];[$Tablas.$E$24];[$Tablas.$G$24]))/100;0)*IF(OR(VALUE([.B147])=3;VALUE([.B147])=8;VALUE([.B147])=13);-1;1)" office:value-type="float" office:value="0" calcext:value-type="float">
            <text:p>0,00</text:p>
          </table:table-cell>
          <table:table-cell table:style-name="ce25" table:formula="of:=MID([$Compras.$A147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47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47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48];[$Tablas.$E$3];[$Tablas.$G$3])" office:value-type="string" office:string-value="20200812" calcext:value-type="string">
            <text:p>20200812</text:p>
          </table:table-cell>
          <table:table-cell table:style-name="ce25" table:formula="of:=MID([$Compras.$A148];[$Tablas.$E$4];[$Tablas.$G$4])" office:value-type="string" office:string-value="001" calcext:value-type="string">
            <text:p>001</text:p>
          </table:table-cell>
          <table:table-cell table:style-name="ce25" table:formula="of:=MID([$Compras.$A148];[$Tablas.$E$5];[$Tablas.$G$5])" office:value-type="string" office:string-value="00002" calcext:value-type="string">
            <text:p>00002</text:p>
          </table:table-cell>
          <table:table-cell table:style-name="ce25" table:formula="of:=MID([$Compras.$A148];[$Tablas.$E$6];[$Tablas.$G$6])" office:value-type="string" office:string-value="00000000000000000987" calcext:value-type="string">
            <text:p>00000000000000000987</text:p>
          </table:table-cell>
          <table:table-cell table:style-name="ce25" table:formula="of:=MID([$Compras.$A148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48];[$Tablas.$E$8];[$Tablas.$G$8])" office:value-type="string" office:string-value="80" calcext:value-type="string">
            <text:p>80</text:p>
          </table:table-cell>
          <table:table-cell table:style-name="ce25" table:formula="of:=MID([$Compras.$A148];[$Tablas.$E$9];[$Tablas.$G$9])" office:value-type="string" office:string-value="00000000020202198660" calcext:value-type="string">
            <text:p>00000000020202198660</text:p>
          </table:table-cell>
          <table:table-cell table:style-name="ce25" table:formula="of:=MID([$Compras.$A148];[$Tablas.$E$10];[$Tablas.$G$10])" office:value-type="string" office:string-value="NAVARRO MARCELO MIGUEL        " calcext:value-type="string">
            <text:p>NAVARRO MARCELO MIGUEL <text:s text:c="7"/></text:p>
          </table:table-cell>
          <table:table-cell table:style-name="ce28" table:formula="of:==IF([$Compras.$A148]&lt;&gt;&quot;&quot;;VALUE(MID([$Compras.$A148];[$Tablas.$E$11];[$Tablas.$G$11]))/100;0)*IF(OR(VALUE([.B148])=3;VALUE([.B148])=8;VALUE([.B148])=13);-1;1)" office:value-type="float" office:value="7039.18" calcext:value-type="float">
            <text:p>7.039,18</text:p>
          </table:table-cell>
          <table:table-cell table:style-name="ce28" table:formula="of:=IF([$Compras.$A148]&lt;&gt;&quot;&quot;;VALUE(MID([$Compras.$A148];[$Tablas.$E$12];[$Tablas.$G$12]))/100;0)*IF(OR(VALUE([.B148])=3;VALUE([.B148])=8;VALUE([.B148])=13);-1;1)" office:value-type="float" office:value="0" calcext:value-type="float">
            <text:p>0,00</text:p>
          </table:table-cell>
          <table:table-cell table:style-name="ce28" table:formula="of:=IF([$Compras.$A148]&lt;&gt;&quot;&quot;;VALUE(MID([$Compras.$A148];[$Tablas.$E$13];[$Tablas.$G$13]))/100;0)*IF(OR(VALUE([.B148])=3;VALUE([.B148])=8;VALUE([.B148])=13);-1;1)" office:value-type="float" office:value="0" calcext:value-type="float">
            <text:p>0,00</text:p>
          </table:table-cell>
          <table:table-cell table:style-name="ce28" table:formula="of:=IF([$Compras.$A148]&lt;&gt;&quot;&quot;;VALUE(MID([$Compras.$A148];[$Tablas.$E$14];[$Tablas.$G$14]))/100;0)*IF(OR(VALUE([.B148])=3;VALUE([.B148])=8;VALUE([.B148])=13);-1;1)" office:value-type="float" office:value="0" calcext:value-type="float">
            <text:p>0,00</text:p>
          </table:table-cell>
          <table:table-cell table:style-name="ce28" table:formula="of:=IF([$Compras.$A148]&lt;&gt;&quot;&quot;;VALUE(MID([$Compras.$A148];[$Tablas.$E$15];[$Tablas.$G$15]))/100;0)*IF(OR(VALUE([.B148])=3;VALUE([.B148])=8;VALUE([.B148])=13);-1;1)" office:value-type="float" office:value="0" calcext:value-type="float">
            <text:p>0,00</text:p>
          </table:table-cell>
          <table:table-cell table:style-name="ce28" table:formula="of:=IF([$Compras.$A148]&lt;&gt;&quot;&quot;;VALUE(MID([$Compras.$A148];[$Tablas.$E$16];[$Tablas.$G$16]))/100;0)*IF(OR(VALUE([.B148])=3;VALUE([.B148])=8;VALUE([.B148])=13);-1;1)" office:value-type="float" office:value="0" calcext:value-type="float">
            <text:p>0,00</text:p>
          </table:table-cell>
          <table:table-cell table:style-name="ce28" table:formula="of:=IF([$Compras.$A148]&lt;&gt;&quot;&quot;;VALUE(MID([$Compras.$A148];[$Tablas.$E$17];[$Tablas.$G$17]))/100;0)*IF(OR(VALUE([.B148])=3;VALUE([.B148])=8;VALUE([.B148])=13);-1;1)" office:value-type="float" office:value="0" calcext:value-type="float">
            <text:p>0,00</text:p>
          </table:table-cell>
          <table:table-cell table:style-name="ce28" table:formula="of:=IF([$Compras.$A148]&lt;&gt;&quot;&quot;;VALUE(MID([$Compras.$A148];[$Tablas.$E$18];[$Tablas.$G$18]))/100;0)*IF(OR(VALUE([.B148])=3;VALUE([.B148])=8;VALUE([.B148])=13);-1;1)" office:value-type="float" office:value="0" calcext:value-type="float">
            <text:p>0,00</text:p>
          </table:table-cell>
          <table:table-cell table:style-name="ce25" table:formula="of:=MID([$Compras.$A148];[$Tablas.$E$19];[$Tablas.$G$19])" office:value-type="string" office:string-value="PES" calcext:value-type="string">
            <text:p>PES</text:p>
          </table:table-cell>
          <table:table-cell table:style-name="ce25" table:formula="of:=MID([$Compras.$A148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48];[$Tablas.$E$21];[$Tablas.$G$21])" office:value-type="string" office:string-value="1" calcext:value-type="string">
            <text:p>1</text:p>
          </table:table-cell>
          <table:table-cell table:style-name="ce25" table:formula="of:=MID([$Compras.$A148];[$Tablas.$E$22];[$Tablas.$G$22])" office:value-type="string" office:string-value="0" calcext:value-type="string">
            <text:p>0</text:p>
          </table:table-cell>
          <table:table-cell table:style-name="ce28" table:formula="of:==IF([$Compras.$A148]&lt;&gt;&quot;&quot;;VALUE(MID([$Compras.$A148];[$Tablas.$E$23];[$Tablas.$G$23]))/100;0)*IF(OR(VALUE([.B148])=3;VALUE([.B148])=8;VALUE([.B148])=13);-1;1)" office:value-type="float" office:value="0" calcext:value-type="float">
            <text:p>0,00</text:p>
          </table:table-cell>
          <table:table-cell table:style-name="ce28" table:formula="of:==IF([$Compras.$A148]&lt;&gt;&quot;&quot;;VALUE(MID([$Compras.$A148];[$Tablas.$E$24];[$Tablas.$G$24]))/100;0)*IF(OR(VALUE([.B148])=3;VALUE([.B148])=8;VALUE([.B148])=13);-1;1)" office:value-type="float" office:value="0" calcext:value-type="float">
            <text:p>0,00</text:p>
          </table:table-cell>
          <table:table-cell table:style-name="ce25" table:formula="of:=MID([$Compras.$A148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48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48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formula="of:=MID([$Compras.$A149];[$Tablas.$E$3];[$Tablas.$G$3])" office:value-type="string" office:string-value="20200812" calcext:value-type="string">
            <text:p>20200812</text:p>
          </table:table-cell>
          <table:table-cell table:style-name="ce25" table:formula="of:=MID([$Compras.$A149];[$Tablas.$E$4];[$Tablas.$G$4])" office:value-type="string" office:string-value="001" calcext:value-type="string">
            <text:p>001</text:p>
          </table:table-cell>
          <table:table-cell table:style-name="ce25" table:formula="of:=MID([$Compras.$A149];[$Tablas.$E$5];[$Tablas.$G$5])" office:value-type="string" office:string-value="00001" calcext:value-type="string">
            <text:p>00001</text:p>
          </table:table-cell>
          <table:table-cell table:style-name="ce25" table:formula="of:=MID([$Compras.$A149];[$Tablas.$E$6];[$Tablas.$G$6])" office:value-type="string" office:string-value="00000000000000081124" calcext:value-type="string">
            <text:p>00000000000000081124</text:p>
          </table:table-cell>
          <table:table-cell table:style-name="ce25" table:formula="of:=MID([$Compras.$A149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49];[$Tablas.$E$8];[$Tablas.$G$8])" office:value-type="string" office:string-value="80" calcext:value-type="string">
            <text:p>80</text:p>
          </table:table-cell>
          <table:table-cell table:style-name="ce25" table:formula="of:=MID([$Compras.$A149];[$Tablas.$E$9];[$Tablas.$G$9])" office:value-type="string" office:string-value="00000000030500008454" calcext:value-type="string">
            <text:p>00000000030500008454</text:p>
          </table:table-cell>
          <table:table-cell table:style-name="ce25" table:formula="of:=MID([$Compras.$A149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28" table:formula="of:==IF([$Compras.$A149]&lt;&gt;&quot;&quot;;VALUE(MID([$Compras.$A149];[$Tablas.$E$11];[$Tablas.$G$11]))/100;0)*IF(OR(VALUE([.B149])=3;VALUE([.B149])=8;VALUE([.B149])=13);-1;1)" office:value-type="float" office:value="112.27" calcext:value-type="float">
            <text:p>112,27</text:p>
          </table:table-cell>
          <table:table-cell table:style-name="ce28" table:formula="of:=IF([$Compras.$A149]&lt;&gt;&quot;&quot;;VALUE(MID([$Compras.$A149];[$Tablas.$E$12];[$Tablas.$G$12]))/100;0)*IF(OR(VALUE([.B149])=3;VALUE([.B149])=8;VALUE([.B149])=13);-1;1)" office:value-type="float" office:value="73.32" calcext:value-type="float">
            <text:p>73,32</text:p>
          </table:table-cell>
          <table:table-cell table:style-name="ce28" table:formula="of:=IF([$Compras.$A149]&lt;&gt;&quot;&quot;;VALUE(MID([$Compras.$A149];[$Tablas.$E$13];[$Tablas.$G$13]))/100;0)*IF(OR(VALUE([.B149])=3;VALUE([.B149])=8;VALUE([.B149])=13);-1;1)" office:value-type="float" office:value="0" calcext:value-type="float">
            <text:p>0,00</text:p>
          </table:table-cell>
          <table:table-cell table:style-name="ce28" table:formula="of:=IF([$Compras.$A149]&lt;&gt;&quot;&quot;;VALUE(MID([$Compras.$A149];[$Tablas.$E$14];[$Tablas.$G$14]))/100;0)*IF(OR(VALUE([.B149])=3;VALUE([.B149])=8;VALUE([.B149])=13);-1;1)" office:value-type="float" office:value="0" calcext:value-type="float">
            <text:p>0,00</text:p>
          </table:table-cell>
          <table:table-cell table:style-name="ce28" table:formula="of:=IF([$Compras.$A149]&lt;&gt;&quot;&quot;;VALUE(MID([$Compras.$A149];[$Tablas.$E$15];[$Tablas.$G$15]))/100;0)*IF(OR(VALUE([.B149])=3;VALUE([.B149])=8;VALUE([.B149])=13);-1;1)" office:value-type="float" office:value="0" calcext:value-type="float">
            <text:p>0,00</text:p>
          </table:table-cell>
          <table:table-cell table:style-name="ce28" table:formula="of:=IF([$Compras.$A149]&lt;&gt;&quot;&quot;;VALUE(MID([$Compras.$A149];[$Tablas.$E$16];[$Tablas.$G$16]))/100;0)*IF(OR(VALUE([.B149])=3;VALUE([.B149])=8;VALUE([.B149])=13);-1;1)" office:value-type="float" office:value="0" calcext:value-type="float">
            <text:p>0,00</text:p>
          </table:table-cell>
          <table:table-cell table:style-name="ce28" table:formula="of:=IF([$Compras.$A149]&lt;&gt;&quot;&quot;;VALUE(MID([$Compras.$A149];[$Tablas.$E$17];[$Tablas.$G$17]))/100;0)*IF(OR(VALUE([.B149])=3;VALUE([.B149])=8;VALUE([.B149])=13);-1;1)" office:value-type="float" office:value="0" calcext:value-type="float">
            <text:p>0,00</text:p>
          </table:table-cell>
          <table:table-cell table:style-name="ce28" table:formula="of:=IF([$Compras.$A149]&lt;&gt;&quot;&quot;;VALUE(MID([$Compras.$A149];[$Tablas.$E$18];[$Tablas.$G$18]))/100;0)*IF(OR(VALUE([.B149])=3;VALUE([.B149])=8;VALUE([.B149])=13);-1;1)" office:value-type="float" office:value="0" calcext:value-type="float">
            <text:p>0,00</text:p>
          </table:table-cell>
          <table:table-cell table:style-name="ce25" table:formula="of:=MID([$Compras.$A149];[$Tablas.$E$19];[$Tablas.$G$19])" office:value-type="string" office:string-value="PES" calcext:value-type="string">
            <text:p>PES</text:p>
          </table:table-cell>
          <table:table-cell table:style-name="ce25" table:formula="of:=MID([$Compras.$A149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149];[$Tablas.$E$21];[$Tablas.$G$21])" office:value-type="string" office:string-value="1" calcext:value-type="string">
            <text:p>1</text:p>
          </table:table-cell>
          <table:table-cell table:style-name="ce25" table:formula="of:=MID([$Compras.$A149];[$Tablas.$E$22];[$Tablas.$G$22])" office:value-type="string" office:string-value="0" calcext:value-type="string">
            <text:p>0</text:p>
          </table:table-cell>
          <table:table-cell table:style-name="ce28" table:formula="of:==IF([$Compras.$A149]&lt;&gt;&quot;&quot;;VALUE(MID([$Compras.$A149];[$Tablas.$E$23];[$Tablas.$G$23]))/100;0)*IF(OR(VALUE([.B149])=3;VALUE([.B149])=8;VALUE([.B149])=13);-1;1)" office:value-type="float" office:value="0" calcext:value-type="float">
            <text:p>0,00</text:p>
          </table:table-cell>
          <table:table-cell table:style-name="ce28" table:formula="of:==IF([$Compras.$A149]&lt;&gt;&quot;&quot;;VALUE(MID([$Compras.$A149];[$Tablas.$E$24];[$Tablas.$G$24]))/100;0)*IF(OR(VALUE([.B149])=3;VALUE([.B149])=8;VALUE([.B149])=13);-1;1)" office:value-type="float" office:value="0" calcext:value-type="float">
            <text:p>0,00</text:p>
          </table:table-cell>
          <table:table-cell table:style-name="ce25" table:formula="of:=MID([$Compras.$A149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149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149];[$Tablas.$E$27];[$Tablas.$G$27])" office:value-type="string" office:string-value="000000000000000" calcext:value-type="string">
            <text:p>000000000000000</text:p>
          </table:table-cell>
          <table:table-cell table:number-columns-repeated="999"/>
        </table:table-row>
        <table:table-row table:style-name="ro1">
          <table:table-cell table:style-name="ce25" table:number-columns-repeated="8"/>
          <table:table-cell table:style-name="ce28" table:number-columns-repeated="8"/>
          <table:table-cell table:style-name="ce25" table:number-columns-repeated="4"/>
          <table:table-cell table:style-name="ce28" table:number-columns-repeated="2"/>
          <table:table-cell table:style-name="ce25" table:number-columns-repeated="3"/>
          <table:table-cell/>
          <table:table-cell office:value-type="string" calcext:value-type="string">
            <text:p>202007010010000100000000000000080581 <text:s text:c="15"/>8000000000030500008454VISA RIO <text:s text:c="21"/>00000000057861500000000000000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997"/>
        </table:table-row>
        <table:table-row table:style-name="ro1" table:number-rows-repeated="17961">
          <table:table-cell table:style-name="ce25" table:number-columns-repeated="8"/>
          <table:table-cell table:style-name="ce28" table:number-columns-repeated="8"/>
          <table:table-cell table:style-name="ce25" table:number-columns-repeated="4"/>
          <table:table-cell table:style-name="ce28" table:number-columns-repeated="2"/>
          <table:table-cell table:style-name="ce25" table:number-columns-repeated="3"/>
          <table:table-cell table:number-columns-repeated="999"/>
        </table:table-row>
        <table:table-row table:style-name="ro1" table:number-rows-repeated="1030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-Ali" table:style-name="ta2">
        <office:forms form:automatic-focus="false" form:apply-design-mode="false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2" table:default-cell-style-name="ce26"/>
        <table:table-column table:style-name="co15" table:default-cell-style-name="ce29"/>
        <table:table-column table:style-name="co28" table:default-cell-style-name="ce26"/>
        <table:table-column table:style-name="co19" table:default-cell-style-name="ce29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5" table:number-columns-repeated="1012" table:default-cell-style-name="ce26"/>
        <table:table-row table:style-name="ro1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PV</text:p>
          </table:table-cell>
          <table:table-cell table:style-name="ce23" office:value-type="string" calcext:value-type="string">
            <text:p>Numero</text:p>
          </table:table-cell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CUIT</text:p>
          </table:table-cell>
          <table:table-cell table:style-name="ce35" office:value-type="string" calcext:value-type="string">
            <text:p>Grabado</text:p>
          </table:table-cell>
          <table:table-cell table:style-name="ce23" office:value-type="string" calcext:value-type="string">
            <text:p>Ali</text:p>
          </table:table-cell>
          <table:table-cell table:style-name="ce35" office:value-type="string" calcext:value-type="string">
            <text:p>Impuesto</text:p>
          </table:table-cell>
          <table:table-cell table:style-name="ce30"/>
          <table:table-cell table:style-name="ce45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57" table:formula="of:=SUM([.H$1:.H$1048576])" office:value-type="float" office:value="11271369.34" calcext:value-type="float">
            <text:p>11.271.369,34</text:p>
          </table:table-cell>
          <table:table-cell table:style-name="ce63"/>
          <table:table-cell table:style-name="ce30" table:number-columns-repeated="976"/>
          <table:table-cell table:number-columns-repeated="35"/>
        </table:table-row>
        <table:table-row table:style-name="ro1">
          <table:table-cell table:style-name="ce25" table:formula="of:=MID([$'Compras-Ali'.$A2];[$Tablas.$E$31];[$Tablas.$G$31])" office:value-type="string" office:string-value="001" calcext:value-type="string">
            <text:p>001</text:p>
          </table:table-cell>
          <table:table-cell table:style-name="ce25" table:formula="of:=MID([$'Compras-Ali'.$A2];[$Tablas.$E$32];[$Tablas.$G$32])" office:value-type="string" office:string-value="00030" calcext:value-type="string">
            <text:p>00030</text:p>
          </table:table-cell>
          <table:table-cell table:style-name="ce25" table:formula="of:=MID([$'Compras-Ali'.$A2];[$Tablas.$E$33];[$Tablas.$G$33])" office:value-type="string" office:string-value="00000000000000000756" calcext:value-type="string">
            <text:p>00000000000000000756</text:p>
          </table:table-cell>
          <table:table-cell table:style-name="ce25" table:formula="of:=MID([$'Compras-Ali'.$A2];[$Tablas.$E$34];[$Tablas.$G$34])" office:value-type="string" office:string-value="80" calcext:value-type="string">
            <text:p>80</text:p>
          </table:table-cell>
          <table:table-cell table:style-name="ce25" table:formula="of:=MID([$'Compras-Ali'.$A2];[$Tablas.$E$35];[$Tablas.$G$35])" office:value-type="string" office:string-value="00000000030523408247" calcext:value-type="string">
            <text:p>00000000030523408247</text:p>
          </table:table-cell>
          <table:table-cell table:style-name="ce28" table:formula="of:=IF([$'Compras-Ali'.$A2]&lt;&gt;&quot;&quot;;VALUE(MID([$'Compras-Ali'.$A2];[$Tablas.$E$36];[$Tablas.$G$36]))/100;0)*IF(OR(VALUE([.A2])=3;VALUE([.A2])=8;VALUE([.A2])=13);-1;1)" office:value-type="float" office:value="1900.62" calcext:value-type="float">
            <text:p>1.900,62</text:p>
          </table:table-cell>
          <table:table-cell table:style-name="ce25" table:formula="of:=MID([$'Compras-Ali'.$A2];[$Tablas.$E$37];[$Tablas.$G$37])" office:value-type="string" office:string-value="0005" calcext:value-type="string">
            <text:p>0005</text:p>
          </table:table-cell>
          <table:table-cell table:style-name="ce28" table:formula="of:=IF([$'Compras-Ali'.$A2]&lt;&gt;&quot;&quot;;VALUE(MID([$'Compras-Ali'.$A2];[$Tablas.$E$38];[$Tablas.$G$38]))/100;0)*IF(OR(VALUE([.A2])=3;VALUE([.A2])=8;VALUE([.A2])=13);-1;1)" office:value-type="float" office:value="399.13" calcext:value-type="float">
            <text:p>399,13</text:p>
          </table:table-cell>
          <table:table-cell table:number-columns-repeated="1016"/>
        </table:table-row>
        <table:table-row table:style-name="ro1">
          <table:table-cell table:style-name="ce25" table:formula="of:=MID([$'Compras-Ali'.$A3];[$Tablas.$E$31];[$Tablas.$G$31])" office:value-type="string" office:string-value="001" calcext:value-type="string">
            <text:p>001</text:p>
          </table:table-cell>
          <table:table-cell table:style-name="ce25" table:formula="of:=MID([$'Compras-Ali'.$A3];[$Tablas.$E$32];[$Tablas.$G$32])" office:value-type="string" office:string-value="00001" calcext:value-type="string">
            <text:p>00001</text:p>
          </table:table-cell>
          <table:table-cell table:style-name="ce25" table:formula="of:=MID([$'Compras-Ali'.$A3];[$Tablas.$E$33];[$Tablas.$G$33])" office:value-type="string" office:string-value="00000000000000002312" calcext:value-type="string">
            <text:p>00000000000000002312</text:p>
          </table:table-cell>
          <table:table-cell table:style-name="ce25" table:formula="of:=MID([$'Compras-Ali'.$A3];[$Tablas.$E$34];[$Tablas.$G$34])" office:value-type="string" office:string-value="80" calcext:value-type="string">
            <text:p>80</text:p>
          </table:table-cell>
          <table:table-cell table:style-name="ce25" table:formula="of:=MID([$'Compras-Ali'.$A3];[$Tablas.$E$35];[$Tablas.$G$35])" office:value-type="string" office:string-value="00000000030716165066" calcext:value-type="string">
            <text:p>00000000030716165066</text:p>
          </table:table-cell>
          <table:table-cell table:style-name="ce28" table:formula="of:=IF([$'Compras-Ali'.$A3]&lt;&gt;&quot;&quot;;VALUE(MID([$'Compras-Ali'.$A3];[$Tablas.$E$36];[$Tablas.$G$36]))/100;0)*IF(OR(VALUE([.A3])=3;VALUE([.A3])=8;VALUE([.A3])=13);-1;1)" office:value-type="float" office:value="330.14" calcext:value-type="float">
            <text:p>330,14</text:p>
          </table:table-cell>
          <table:table-cell table:style-name="ce25" table:formula="of:=MID([$'Compras-Ali'.$A3];[$Tablas.$E$37];[$Tablas.$G$37])" office:value-type="string" office:string-value="0005" calcext:value-type="string">
            <text:p>0005</text:p>
          </table:table-cell>
          <table:table-cell table:style-name="ce28" table:formula="of:=IF([$'Compras-Ali'.$A3]&lt;&gt;&quot;&quot;;VALUE(MID([$'Compras-Ali'.$A3];[$Tablas.$E$38];[$Tablas.$G$38]))/100;0)*IF(OR(VALUE([.A3])=3;VALUE([.A3])=8;VALUE([.A3])=13);-1;1)" office:value-type="float" office:value="69.33" calcext:value-type="float">
            <text:p>69,33</text:p>
          </table:table-cell>
          <table:table-cell/>
          <table:table-cell table:style-name="ce46" office:value-type="string" calcext:value-type="string">
            <text:p>Cod</text:p>
          </table:table-cell>
          <table:table-cell table:style-name="ce52" office:value-type="string" calcext:value-type="string">
            <text:p>IVA</text:p>
          </table:table-cell>
          <table:table-cell table:style-name="ce5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25" table:formula="of:=MID([$'Compras-Ali'.$A4];[$Tablas.$E$31];[$Tablas.$G$31])" office:value-type="string" office:string-value="001" calcext:value-type="string">
            <text:p>001</text:p>
          </table:table-cell>
          <table:table-cell table:style-name="ce25" table:formula="of:=MID([$'Compras-Ali'.$A4];[$Tablas.$E$32];[$Tablas.$G$32])" office:value-type="string" office:string-value="00002" calcext:value-type="string">
            <text:p>00002</text:p>
          </table:table-cell>
          <table:table-cell table:style-name="ce25" table:formula="of:=MID([$'Compras-Ali'.$A4];[$Tablas.$E$33];[$Tablas.$G$33])" office:value-type="string" office:string-value="00000000000000003553" calcext:value-type="string">
            <text:p>00000000000000003553</text:p>
          </table:table-cell>
          <table:table-cell table:style-name="ce25" table:formula="of:=MID([$'Compras-Ali'.$A4];[$Tablas.$E$34];[$Tablas.$G$34])" office:value-type="string" office:string-value="80" calcext:value-type="string">
            <text:p>80</text:p>
          </table:table-cell>
          <table:table-cell table:style-name="ce25" table:formula="of:=MID([$'Compras-Ali'.$A4];[$Tablas.$E$35];[$Tablas.$G$35])" office:value-type="string" office:string-value="00000000020176964783" calcext:value-type="string">
            <text:p>00000000020176964783</text:p>
          </table:table-cell>
          <table:table-cell table:style-name="ce28" table:formula="of:=IF([$'Compras-Ali'.$A4]&lt;&gt;&quot;&quot;;VALUE(MID([$'Compras-Ali'.$A4];[$Tablas.$E$36];[$Tablas.$G$36]))/100;0)*IF(OR(VALUE([.A4])=3;VALUE([.A4])=8;VALUE([.A4])=13);-1;1)" office:value-type="float" office:value="2892.57" calcext:value-type="float">
            <text:p>2.892,57</text:p>
          </table:table-cell>
          <table:table-cell table:style-name="ce25" table:formula="of:=MID([$'Compras-Ali'.$A4];[$Tablas.$E$37];[$Tablas.$G$37])" office:value-type="string" office:string-value="0005" calcext:value-type="string">
            <text:p>0005</text:p>
          </table:table-cell>
          <table:table-cell table:style-name="ce28" table:formula="of:=IF([$'Compras-Ali'.$A4]&lt;&gt;&quot;&quot;;VALUE(MID([$'Compras-Ali'.$A4];[$Tablas.$E$38];[$Tablas.$G$38]))/100;0)*IF(OR(VALUE([.A4])=3;VALUE([.A4])=8;VALUE([.A4])=13);-1;1)" office:value-type="float" office:value="607.44" calcext:value-type="float">
            <text:p>607,44</text:p>
          </table:table-cell>
          <table:table-cell/>
          <table:table-cell table:style-name="ce47" office:value-type="string" calcext:value-type="string">
            <text:p>0004</text:p>
          </table:table-cell>
          <table:table-cell table:style-name="ce53" office:value-type="string" calcext:value-type="string">
            <text:p>10,5%</text:p>
          </table:table-cell>
          <table:table-cell table:style-name="ce59" table:formula="of:=SUMIF([.$G$1:.$G$1048576];[.J4];[.H$1:.H$1048576])" office:value-type="float" office:value="277151.49" calcext:value-type="float">
            <text:p>277.151,49</text:p>
          </table:table-cell>
          <table:table-cell table:number-columns-repeated="1012"/>
        </table:table-row>
        <table:table-row table:style-name="ro1">
          <table:table-cell table:style-name="ce25" table:formula="of:=MID([$'Compras-Ali'.$A5];[$Tablas.$E$31];[$Tablas.$G$31])" office:value-type="string" office:string-value="001" calcext:value-type="string">
            <text:p>001</text:p>
          </table:table-cell>
          <table:table-cell table:style-name="ce25" table:formula="of:=MID([$'Compras-Ali'.$A5];[$Tablas.$E$32];[$Tablas.$G$32])" office:value-type="string" office:string-value="00012" calcext:value-type="string">
            <text:p>00012</text:p>
          </table:table-cell>
          <table:table-cell table:style-name="ce25" table:formula="of:=MID([$'Compras-Ali'.$A5];[$Tablas.$E$33];[$Tablas.$G$33])" office:value-type="string" office:string-value="00000000000000000385" calcext:value-type="string">
            <text:p>00000000000000000385</text:p>
          </table:table-cell>
          <table:table-cell table:style-name="ce25" table:formula="of:=MID([$'Compras-Ali'.$A5];[$Tablas.$E$34];[$Tablas.$G$34])" office:value-type="string" office:string-value="80" calcext:value-type="string">
            <text:p>80</text:p>
          </table:table-cell>
          <table:table-cell table:style-name="ce25" table:formula="of:=MID([$'Compras-Ali'.$A5];[$Tablas.$E$35];[$Tablas.$G$35])" office:value-type="string" office:string-value="00000000030707773916" calcext:value-type="string">
            <text:p>00000000030707773916</text:p>
          </table:table-cell>
          <table:table-cell table:style-name="ce28" table:formula="of:=IF([$'Compras-Ali'.$A5]&lt;&gt;&quot;&quot;;VALUE(MID([$'Compras-Ali'.$A5];[$Tablas.$E$36];[$Tablas.$G$36]))/100;0)*IF(OR(VALUE([.A5])=3;VALUE([.A5])=8;VALUE([.A5])=13);-1;1)" office:value-type="float" office:value="35890" calcext:value-type="float">
            <text:p>35.890,00</text:p>
          </table:table-cell>
          <table:table-cell table:style-name="ce25" table:formula="of:=MID([$'Compras-Ali'.$A5];[$Tablas.$E$37];[$Tablas.$G$37])" office:value-type="string" office:string-value="0005" calcext:value-type="string">
            <text:p>0005</text:p>
          </table:table-cell>
          <table:table-cell table:style-name="ce28" table:formula="of:=IF([$'Compras-Ali'.$A5]&lt;&gt;&quot;&quot;;VALUE(MID([$'Compras-Ali'.$A5];[$Tablas.$E$38];[$Tablas.$G$38]))/100;0)*IF(OR(VALUE([.A5])=3;VALUE([.A5])=8;VALUE([.A5])=13);-1;1)" office:value-type="float" office:value="7536.9" calcext:value-type="float">
            <text:p>7.536,90</text:p>
          </table:table-cell>
          <table:table-cell/>
          <table:table-cell table:style-name="ce47" office:value-type="string" calcext:value-type="string">
            <text:p>0005</text:p>
          </table:table-cell>
          <table:table-cell table:style-name="ce53" office:value-type="string" calcext:value-type="string">
            <text:p>21%</text:p>
          </table:table-cell>
          <table:table-cell table:style-name="ce60" table:formula="of:=SUMIF([.$G$1:.$G$1048576];[.J5];[.H$1:.H$1048576])" office:value-type="float" office:value="10981968.8" calcext:value-type="float">
            <text:p>10.981.968,80</text:p>
          </table:table-cell>
          <table:table-cell table:number-columns-repeated="1012"/>
        </table:table-row>
        <table:table-row table:style-name="ro1">
          <table:table-cell table:style-name="ce25" table:formula="of:=MID([$'Compras-Ali'.$A6];[$Tablas.$E$31];[$Tablas.$G$31])" office:value-type="string" office:string-value="001" calcext:value-type="string">
            <text:p>001</text:p>
          </table:table-cell>
          <table:table-cell table:style-name="ce25" table:formula="of:=MID([$'Compras-Ali'.$A6];[$Tablas.$E$32];[$Tablas.$G$32])" office:value-type="string" office:string-value="00003" calcext:value-type="string">
            <text:p>00003</text:p>
          </table:table-cell>
          <table:table-cell table:style-name="ce25" table:formula="of:=MID([$'Compras-Ali'.$A6];[$Tablas.$E$33];[$Tablas.$G$33])" office:value-type="string" office:string-value="00000000000000001711" calcext:value-type="string">
            <text:p>00000000000000001711</text:p>
          </table:table-cell>
          <table:table-cell table:style-name="ce25" table:formula="of:=MID([$'Compras-Ali'.$A6];[$Tablas.$E$34];[$Tablas.$G$34])" office:value-type="string" office:string-value="80" calcext:value-type="string">
            <text:p>80</text:p>
          </table:table-cell>
          <table:table-cell table:style-name="ce25" table:formula="of:=MID([$'Compras-Ali'.$A6];[$Tablas.$E$35];[$Tablas.$G$35])" office:value-type="string" office:string-value="00000000020117813089" calcext:value-type="string">
            <text:p>00000000020117813089</text:p>
          </table:table-cell>
          <table:table-cell table:style-name="ce28" table:formula="of:=IF([$'Compras-Ali'.$A6]&lt;&gt;&quot;&quot;;VALUE(MID([$'Compras-Ali'.$A6];[$Tablas.$E$36];[$Tablas.$G$36]))/100;0)*IF(OR(VALUE([.A6])=3;VALUE([.A6])=8;VALUE([.A6])=13);-1;1)" office:value-type="float" office:value="12111.14" calcext:value-type="float">
            <text:p>12.111,14</text:p>
          </table:table-cell>
          <table:table-cell table:style-name="ce25" table:formula="of:=MID([$'Compras-Ali'.$A6];[$Tablas.$E$37];[$Tablas.$G$37])" office:value-type="string" office:string-value="0005" calcext:value-type="string">
            <text:p>0005</text:p>
          </table:table-cell>
          <table:table-cell table:style-name="ce28" table:formula="of:=IF([$'Compras-Ali'.$A6]&lt;&gt;&quot;&quot;;VALUE(MID([$'Compras-Ali'.$A6];[$Tablas.$E$38];[$Tablas.$G$38]))/100;0)*IF(OR(VALUE([.A6])=3;VALUE([.A6])=8;VALUE([.A6])=13);-1;1)" office:value-type="float" office:value="2543.34" calcext:value-type="float">
            <text:p>2.543,34</text:p>
          </table:table-cell>
          <table:table-cell/>
          <table:table-cell table:style-name="ce47" office:value-type="string" calcext:value-type="string">
            <text:p>0006</text:p>
          </table:table-cell>
          <table:table-cell table:style-name="ce53" office:value-type="string" calcext:value-type="string">
            <text:p>27%</text:p>
          </table:table-cell>
          <table:table-cell table:style-name="ce60" table:formula="of:=SUMIF([.$G$1:.$G$1048576];[.J6];[.H$1:.H$1048576])" office:value-type="float" office:value="12249.05" calcext:value-type="float">
            <text:p>12.249,05</text:p>
          </table:table-cell>
          <table:table-cell table:number-columns-repeated="1012"/>
        </table:table-row>
        <table:table-row table:style-name="ro1">
          <table:table-cell table:style-name="ce25" table:formula="of:=MID([$'Compras-Ali'.$A7];[$Tablas.$E$31];[$Tablas.$G$31])" office:value-type="string" office:string-value="001" calcext:value-type="string">
            <text:p>001</text:p>
          </table:table-cell>
          <table:table-cell table:style-name="ce25" table:formula="of:=MID([$'Compras-Ali'.$A7];[$Tablas.$E$32];[$Tablas.$G$32])" office:value-type="string" office:string-value="00003" calcext:value-type="string">
            <text:p>00003</text:p>
          </table:table-cell>
          <table:table-cell table:style-name="ce25" table:formula="of:=MID([$'Compras-Ali'.$A7];[$Tablas.$E$33];[$Tablas.$G$33])" office:value-type="string" office:string-value="00000000000000001708" calcext:value-type="string">
            <text:p>00000000000000001708</text:p>
          </table:table-cell>
          <table:table-cell table:style-name="ce25" table:formula="of:=MID([$'Compras-Ali'.$A7];[$Tablas.$E$34];[$Tablas.$G$34])" office:value-type="string" office:string-value="80" calcext:value-type="string">
            <text:p>80</text:p>
          </table:table-cell>
          <table:table-cell table:style-name="ce25" table:formula="of:=MID([$'Compras-Ali'.$A7];[$Tablas.$E$35];[$Tablas.$G$35])" office:value-type="string" office:string-value="00000000020117813089" calcext:value-type="string">
            <text:p>00000000020117813089</text:p>
          </table:table-cell>
          <table:table-cell table:style-name="ce28" table:formula="of:=IF([$'Compras-Ali'.$A7]&lt;&gt;&quot;&quot;;VALUE(MID([$'Compras-Ali'.$A7];[$Tablas.$E$36];[$Tablas.$G$36]))/100;0)*IF(OR(VALUE([.A7])=3;VALUE([.A7])=8;VALUE([.A7])=13);-1;1)" office:value-type="float" office:value="15356.81" calcext:value-type="float">
            <text:p>15.356,81</text:p>
          </table:table-cell>
          <table:table-cell table:style-name="ce25" table:formula="of:=MID([$'Compras-Ali'.$A7];[$Tablas.$E$37];[$Tablas.$G$37])" office:value-type="string" office:string-value="0005" calcext:value-type="string">
            <text:p>0005</text:p>
          </table:table-cell>
          <table:table-cell table:style-name="ce28" table:formula="of:=IF([$'Compras-Ali'.$A7]&lt;&gt;&quot;&quot;;VALUE(MID([$'Compras-Ali'.$A7];[$Tablas.$E$38];[$Tablas.$G$38]))/100;0)*IF(OR(VALUE([.A7])=3;VALUE([.A7])=8;VALUE([.A7])=13);-1;1)" office:value-type="float" office:value="3224.93" calcext:value-type="float">
            <text:p>3.224,93</text:p>
          </table:table-cell>
          <table:table-cell/>
          <table:table-cell table:style-name="ce47"/>
          <table:table-cell/>
          <table:table-cell table:style-name="ce60"/>
          <table:table-cell table:number-columns-repeated="1012"/>
        </table:table-row>
        <table:table-row table:style-name="ro1">
          <table:table-cell table:style-name="ce25" table:formula="of:=MID([$'Compras-Ali'.$A8];[$Tablas.$E$31];[$Tablas.$G$31])" office:value-type="string" office:string-value="001" calcext:value-type="string">
            <text:p>001</text:p>
          </table:table-cell>
          <table:table-cell table:style-name="ce25" table:formula="of:=MID([$'Compras-Ali'.$A8];[$Tablas.$E$32];[$Tablas.$G$32])" office:value-type="string" office:string-value="00003" calcext:value-type="string">
            <text:p>00003</text:p>
          </table:table-cell>
          <table:table-cell table:style-name="ce25" table:formula="of:=MID([$'Compras-Ali'.$A8];[$Tablas.$E$33];[$Tablas.$G$33])" office:value-type="string" office:string-value="00000000000000001710" calcext:value-type="string">
            <text:p>00000000000000001710</text:p>
          </table:table-cell>
          <table:table-cell table:style-name="ce25" table:formula="of:=MID([$'Compras-Ali'.$A8];[$Tablas.$E$34];[$Tablas.$G$34])" office:value-type="string" office:string-value="80" calcext:value-type="string">
            <text:p>80</text:p>
          </table:table-cell>
          <table:table-cell table:style-name="ce25" table:formula="of:=MID([$'Compras-Ali'.$A8];[$Tablas.$E$35];[$Tablas.$G$35])" office:value-type="string" office:string-value="00000000020117813089" calcext:value-type="string">
            <text:p>00000000020117813089</text:p>
          </table:table-cell>
          <table:table-cell table:style-name="ce28" table:formula="of:=IF([$'Compras-Ali'.$A8]&lt;&gt;&quot;&quot;;VALUE(MID([$'Compras-Ali'.$A8];[$Tablas.$E$36];[$Tablas.$G$36]))/100;0)*IF(OR(VALUE([.A8])=3;VALUE([.A8])=8;VALUE([.A8])=13);-1;1)" office:value-type="float" office:value="19002" calcext:value-type="float">
            <text:p>19.002,00</text:p>
          </table:table-cell>
          <table:table-cell table:style-name="ce25" table:formula="of:=MID([$'Compras-Ali'.$A8];[$Tablas.$E$37];[$Tablas.$G$37])" office:value-type="string" office:string-value="0005" calcext:value-type="string">
            <text:p>0005</text:p>
          </table:table-cell>
          <table:table-cell table:style-name="ce28" table:formula="of:=IF([$'Compras-Ali'.$A8]&lt;&gt;&quot;&quot;;VALUE(MID([$'Compras-Ali'.$A8];[$Tablas.$E$38];[$Tablas.$G$38]))/100;0)*IF(OR(VALUE([.A8])=3;VALUE([.A8])=8;VALUE([.A8])=13);-1;1)" office:value-type="float" office:value="3990.42" calcext:value-type="float">
            <text:p>3.990,42</text:p>
          </table:table-cell>
          <table: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 table:style-name="ce54"/>
          <table:table-cell table:style-name="ce61" table:formula="of:=SUM([.L4:.L7])" office:value-type="float" office:value="11271369.34" calcext:value-type="float">
            <text:p>11.271.369,34</text:p>
          </table:table-cell>
          <table:table-cell table:number-columns-repeated="1012"/>
        </table:table-row>
        <table:table-row table:style-name="ro1">
          <table:table-cell table:style-name="ce25" table:formula="of:=MID([$'Compras-Ali'.$A9];[$Tablas.$E$31];[$Tablas.$G$31])" office:value-type="string" office:string-value="001" calcext:value-type="string">
            <text:p>001</text:p>
          </table:table-cell>
          <table:table-cell table:style-name="ce25" table:formula="of:=MID([$'Compras-Ali'.$A9];[$Tablas.$E$32];[$Tablas.$G$32])" office:value-type="string" office:string-value="00003" calcext:value-type="string">
            <text:p>00003</text:p>
          </table:table-cell>
          <table:table-cell table:style-name="ce25" table:formula="of:=MID([$'Compras-Ali'.$A9];[$Tablas.$E$33];[$Tablas.$G$33])" office:value-type="string" office:string-value="00000000000000001709" calcext:value-type="string">
            <text:p>00000000000000001709</text:p>
          </table:table-cell>
          <table:table-cell table:style-name="ce25" table:formula="of:=MID([$'Compras-Ali'.$A9];[$Tablas.$E$34];[$Tablas.$G$34])" office:value-type="string" office:string-value="80" calcext:value-type="string">
            <text:p>80</text:p>
          </table:table-cell>
          <table:table-cell table:style-name="ce25" table:formula="of:=MID([$'Compras-Ali'.$A9];[$Tablas.$E$35];[$Tablas.$G$35])" office:value-type="string" office:string-value="00000000020117813089" calcext:value-type="string">
            <text:p>00000000020117813089</text:p>
          </table:table-cell>
          <table:table-cell table:style-name="ce28" table:formula="of:=IF([$'Compras-Ali'.$A9]&lt;&gt;&quot;&quot;;VALUE(MID([$'Compras-Ali'.$A9];[$Tablas.$E$36];[$Tablas.$G$36]))/100;0)*IF(OR(VALUE([.A9])=3;VALUE([.A9])=8;VALUE([.A9])=13);-1;1)" office:value-type="float" office:value="20963.1" calcext:value-type="float">
            <text:p>20.963,10</text:p>
          </table:table-cell>
          <table:table-cell table:style-name="ce25" table:formula="of:=MID([$'Compras-Ali'.$A9];[$Tablas.$E$37];[$Tablas.$G$37])" office:value-type="string" office:string-value="0005" calcext:value-type="string">
            <text:p>0005</text:p>
          </table:table-cell>
          <table:table-cell table:style-name="ce28" table:formula="of:=IF([$'Compras-Ali'.$A9]&lt;&gt;&quot;&quot;;VALUE(MID([$'Compras-Ali'.$A9];[$Tablas.$E$38];[$Tablas.$G$38]))/100;0)*IF(OR(VALUE([.A9])=3;VALUE([.A9])=8;VALUE([.A9])=13);-1;1)" office:value-type="float" office:value="4402.25" calcext:value-type="float">
            <text:p>4.402,25</text:p>
          </table:table-cell>
          <table:table-cell table:number-columns-repeated="1016"/>
        </table:table-row>
        <table:table-row table:style-name="ro1">
          <table:table-cell table:style-name="ce25" table:formula="of:=MID([$'Compras-Ali'.$A10];[$Tablas.$E$31];[$Tablas.$G$31])" office:value-type="string" office:string-value="001" calcext:value-type="string">
            <text:p>001</text:p>
          </table:table-cell>
          <table:table-cell table:style-name="ce25" table:formula="of:=MID([$'Compras-Ali'.$A10];[$Tablas.$E$32];[$Tablas.$G$32])" office:value-type="string" office:string-value="00008" calcext:value-type="string">
            <text:p>00008</text:p>
          </table:table-cell>
          <table:table-cell table:style-name="ce25" table:formula="of:=MID([$'Compras-Ali'.$A10];[$Tablas.$E$33];[$Tablas.$G$33])" office:value-type="string" office:string-value="00000000000000006786" calcext:value-type="string">
            <text:p>00000000000000006786</text:p>
          </table:table-cell>
          <table:table-cell table:style-name="ce25" table:formula="of:=MID([$'Compras-Ali'.$A10];[$Tablas.$E$34];[$Tablas.$G$34])" office:value-type="string" office:string-value="80" calcext:value-type="string">
            <text:p>80</text:p>
          </table:table-cell>
          <table:table-cell table:style-name="ce25" table:formula="of:=MID([$'Compras-Ali'.$A10];[$Tablas.$E$35];[$Tablas.$G$35])" office:value-type="string" office:string-value="00000000033714576629" calcext:value-type="string">
            <text:p>00000000033714576629</text:p>
          </table:table-cell>
          <table:table-cell table:style-name="ce28" table:formula="of:=IF([$'Compras-Ali'.$A10]&lt;&gt;&quot;&quot;;VALUE(MID([$'Compras-Ali'.$A10];[$Tablas.$E$36];[$Tablas.$G$36]))/100;0)*IF(OR(VALUE([.A10])=3;VALUE([.A10])=8;VALUE([.A10])=13);-1;1)" office:value-type="float" office:value="22000" calcext:value-type="float">
            <text:p>22.000,00</text:p>
          </table:table-cell>
          <table:table-cell table:style-name="ce25" table:formula="of:=MID([$'Compras-Ali'.$A10];[$Tablas.$E$37];[$Tablas.$G$37])" office:value-type="string" office:string-value="0005" calcext:value-type="string">
            <text:p>0005</text:p>
          </table:table-cell>
          <table:table-cell table:style-name="ce28" table:formula="of:=IF([$'Compras-Ali'.$A10]&lt;&gt;&quot;&quot;;VALUE(MID([$'Compras-Ali'.$A10];[$Tablas.$E$38];[$Tablas.$G$38]))/100;0)*IF(OR(VALUE([.A10])=3;VALUE([.A10])=8;VALUE([.A10])=13);-1;1)" office:value-type="float" office:value="4620" calcext:value-type="float">
            <text:p>4.620,00</text:p>
          </table:table-cell>
          <table:table-cell/>
          <table:table-cell table:style-name="ce46" office:value-type="string" calcext:value-type="string">
            <text:p>Cod</text:p>
          </table:table-cell>
          <table:table-cell table:style-name="ce52" office:value-type="string" calcext:value-type="string">
            <text:p>Tipo</text:p>
          </table:table-cell>
          <table:table-cell table:style-name="ce58" office:value-type="string" calcext:value-type="string">
            <text:p>Importe</text:p>
          </table:table-cell>
          <table:table-cell table:number-columns-repeated="1012"/>
        </table:table-row>
        <table:table-row table:style-name="ro1">
          <table:table-cell table:style-name="ce25" table:formula="of:=MID([$'Compras-Ali'.$A11];[$Tablas.$E$31];[$Tablas.$G$31])" office:value-type="string" office:string-value="001" calcext:value-type="string">
            <text:p>001</text:p>
          </table:table-cell>
          <table:table-cell table:style-name="ce25" table:formula="of:=MID([$'Compras-Ali'.$A11];[$Tablas.$E$32];[$Tablas.$G$32])" office:value-type="string" office:string-value="00005" calcext:value-type="string">
            <text:p>00005</text:p>
          </table:table-cell>
          <table:table-cell table:style-name="ce25" table:formula="of:=MID([$'Compras-Ali'.$A11];[$Tablas.$E$33];[$Tablas.$G$33])" office:value-type="string" office:string-value="00000000000000013385" calcext:value-type="string">
            <text:p>00000000000000013385</text:p>
          </table:table-cell>
          <table:table-cell table:style-name="ce25" table:formula="of:=MID([$'Compras-Ali'.$A11];[$Tablas.$E$34];[$Tablas.$G$34])" office:value-type="string" office:string-value="80" calcext:value-type="string">
            <text:p>80</text:p>
          </table:table-cell>
          <table:table-cell table:style-name="ce25" table:formula="of:=MID([$'Compras-Ali'.$A11];[$Tablas.$E$35];[$Tablas.$G$35])" office:value-type="string" office:string-value="00000000027042852657" calcext:value-type="string">
            <text:p>00000000027042852657</text:p>
          </table:table-cell>
          <table:table-cell table:style-name="ce28" table:formula="of:=IF([$'Compras-Ali'.$A11]&lt;&gt;&quot;&quot;;VALUE(MID([$'Compras-Ali'.$A11];[$Tablas.$E$36];[$Tablas.$G$36]))/100;0)*IF(OR(VALUE([.A11])=3;VALUE([.A11])=8;VALUE([.A11])=13);-1;1)" office:value-type="float" office:value="3945.95" calcext:value-type="float">
            <text:p>3.945,95</text:p>
          </table:table-cell>
          <table:table-cell table:style-name="ce25" table:formula="of:=MID([$'Compras-Ali'.$A11];[$Tablas.$E$37];[$Tablas.$G$37])" office:value-type="string" office:string-value="0005" calcext:value-type="string">
            <text:p>0005</text:p>
          </table:table-cell>
          <table:table-cell table:style-name="ce28" table:formula="of:=IF([$'Compras-Ali'.$A11]&lt;&gt;&quot;&quot;;VALUE(MID([$'Compras-Ali'.$A11];[$Tablas.$E$38];[$Tablas.$G$38]))/100;0)*IF(OR(VALUE([.A11])=3;VALUE([.A11])=8;VALUE([.A11])=13);-1;1)" office:value-type="float" office:value="828.65" calcext:value-type="float">
            <text:p>828,65</text:p>
          </table:table-cell>
          <table:table-cell/>
          <table:table-cell table:style-name="ce49" office:value-type="string" calcext:value-type="string">
            <text:p>001</text:p>
          </table:table-cell>
          <table:table-cell table:style-name="ce55" office:value-type="string" calcext:value-type="string">
            <text:p>FC A</text:p>
          </table:table-cell>
          <table:table-cell table:style-name="ce59" table:formula="of:=SUMIF([.$A$1:.$A$1048576];[.J11];[.H$1:.H$1048576])" office:value-type="float" office:value="12696217.05" calcext:value-type="float">
            <text:p>12.696.217,05</text:p>
          </table:table-cell>
          <table:table-cell table:number-columns-repeated="1012"/>
        </table:table-row>
        <table:table-row table:style-name="ro1">
          <table:table-cell table:style-name="ce25" table:formula="of:=MID([$'Compras-Ali'.$A12];[$Tablas.$E$31];[$Tablas.$G$31])" office:value-type="string" office:string-value="001" calcext:value-type="string">
            <text:p>001</text:p>
          </table:table-cell>
          <table:table-cell table:style-name="ce25" table:formula="of:=MID([$'Compras-Ali'.$A12];[$Tablas.$E$32];[$Tablas.$G$32])" office:value-type="string" office:string-value="03232" calcext:value-type="string">
            <text:p>03232</text:p>
          </table:table-cell>
          <table:table-cell table:style-name="ce25" table:formula="of:=MID([$'Compras-Ali'.$A12];[$Tablas.$E$33];[$Tablas.$G$33])" office:value-type="string" office:string-value="00000000000009360409" calcext:value-type="string">
            <text:p>00000000000009360409</text:p>
          </table:table-cell>
          <table:table-cell table:style-name="ce25" table:formula="of:=MID([$'Compras-Ali'.$A12];[$Tablas.$E$34];[$Tablas.$G$34])" office:value-type="string" office:string-value="80" calcext:value-type="string">
            <text:p>80</text:p>
          </table:table-cell>
          <table:table-cell table:style-name="ce25" table:formula="of:=MID([$'Compras-Ali'.$A12];[$Tablas.$E$35];[$Tablas.$G$35])" office:value-type="string" office:string-value="00000000030500049460" calcext:value-type="string">
            <text:p>00000000030500049460</text:p>
          </table:table-cell>
          <table:table-cell table:style-name="ce28" table:formula="of:=IF([$'Compras-Ali'.$A12]&lt;&gt;&quot;&quot;;VALUE(MID([$'Compras-Ali'.$A12];[$Tablas.$E$36];[$Tablas.$G$36]))/100;0)*IF(OR(VALUE([.A12])=3;VALUE([.A12])=8;VALUE([.A12])=13);-1;1)" office:value-type="float" office:value="685889.76" calcext:value-type="float">
            <text:p>685.889,76</text:p>
          </table:table-cell>
          <table:table-cell table:style-name="ce25" table:formula="of:=MID([$'Compras-Ali'.$A12];[$Tablas.$E$37];[$Tablas.$G$37])" office:value-type="string" office:string-value="0005" calcext:value-type="string">
            <text:p>0005</text:p>
          </table:table-cell>
          <table:table-cell table:style-name="ce28" table:formula="of:=IF([$'Compras-Ali'.$A12]&lt;&gt;&quot;&quot;;VALUE(MID([$'Compras-Ali'.$A12];[$Tablas.$E$38];[$Tablas.$G$38]))/100;0)*IF(OR(VALUE([.A12])=3;VALUE([.A12])=8;VALUE([.A12])=13);-1;1)" office:value-type="float" office:value="144036.85" calcext:value-type="float">
            <text:p>144.036,85</text:p>
          </table:table-cell>
          <table:table-cell/>
          <table:table-cell table:style-name="ce47" office:value-type="string" calcext:value-type="string">
            <text:p>002</text:p>
          </table:table-cell>
          <table:table-cell office:value-type="string" calcext:value-type="string">
            <text:p>ND A</text:p>
          </table:table-cell>
          <table:table-cell table:style-name="ce60" table:formula="of:=SUMIF([.$A$1:.$A$1048576];[.J12];[.H$1:.H$1048576])" office:value-type="float" office:value="66247.83" calcext:value-type="float">
            <text:p>66.247,83</text:p>
          </table:table-cell>
          <table:table-cell table:number-columns-repeated="1012"/>
        </table:table-row>
        <table:table-row table:style-name="ro1">
          <table:table-cell table:style-name="ce25" table:formula="of:=MID([$'Compras-Ali'.$A13];[$Tablas.$E$31];[$Tablas.$G$31])" office:value-type="string" office:string-value="001" calcext:value-type="string">
            <text:p>001</text:p>
          </table:table-cell>
          <table:table-cell table:style-name="ce25" table:formula="of:=MID([$'Compras-Ali'.$A13];[$Tablas.$E$32];[$Tablas.$G$32])" office:value-type="string" office:string-value="00002" calcext:value-type="string">
            <text:p>00002</text:p>
          </table:table-cell>
          <table:table-cell table:style-name="ce25" table:formula="of:=MID([$'Compras-Ali'.$A13];[$Tablas.$E$33];[$Tablas.$G$33])" office:value-type="string" office:string-value="00000000000000003705" calcext:value-type="string">
            <text:p>00000000000000003705</text:p>
          </table:table-cell>
          <table:table-cell table:style-name="ce25" table:formula="of:=MID([$'Compras-Ali'.$A13];[$Tablas.$E$34];[$Tablas.$G$34])" office:value-type="string" office:string-value="80" calcext:value-type="string">
            <text:p>80</text:p>
          </table:table-cell>
          <table:table-cell table:style-name="ce25" table:formula="of:=MID([$'Compras-Ali'.$A13];[$Tablas.$E$35];[$Tablas.$G$35])" office:value-type="string" office:string-value="00000000020080955422" calcext:value-type="string">
            <text:p>00000000020080955422</text:p>
          </table:table-cell>
          <table:table-cell table:style-name="ce28" table:formula="of:=IF([$'Compras-Ali'.$A13]&lt;&gt;&quot;&quot;;VALUE(MID([$'Compras-Ali'.$A13];[$Tablas.$E$36];[$Tablas.$G$36]))/100;0)*IF(OR(VALUE([.A13])=3;VALUE([.A13])=8;VALUE([.A13])=13);-1;1)" office:value-type="float" office:value="15290" calcext:value-type="float">
            <text:p>15.290,00</text:p>
          </table:table-cell>
          <table:table-cell table:style-name="ce25" table:formula="of:=MID([$'Compras-Ali'.$A13];[$Tablas.$E$37];[$Tablas.$G$37])" office:value-type="string" office:string-value="0005" calcext:value-type="string">
            <text:p>0005</text:p>
          </table:table-cell>
          <table:table-cell table:style-name="ce28" table:formula="of:=IF([$'Compras-Ali'.$A13]&lt;&gt;&quot;&quot;;VALUE(MID([$'Compras-Ali'.$A13];[$Tablas.$E$38];[$Tablas.$G$38]))/100;0)*IF(OR(VALUE([.A13])=3;VALUE([.A13])=8;VALUE([.A13])=13);-1;1)" office:value-type="float" office:value="3210.9" calcext:value-type="float">
            <text:p>3.210,90</text:p>
          </table:table-cell>
          <table:table-cell/>
          <table:table-cell table:style-name="ce47" office:value-type="string" calcext:value-type="string">
            <text:p>003</text:p>
          </table:table-cell>
          <table:table-cell office:value-type="string" calcext:value-type="string">
            <text:p>NC A</text:p>
          </table:table-cell>
          <table:table-cell table:style-name="ce60" table:formula="of:=SUMIF([.$A$1:.$A$1048576];[.J13];[.H$1:.H$1048576])" office:value-type="float" office:value="-1491095.54" calcext:value-type="float">
            <text:p>-1.491.095,54</text:p>
          </table:table-cell>
          <table:table-cell table:number-columns-repeated="1012"/>
        </table:table-row>
        <table:table-row table:style-name="ro1">
          <table:table-cell table:style-name="ce25" table:formula="of:=MID([$'Compras-Ali'.$A14];[$Tablas.$E$31];[$Tablas.$G$31])" office:value-type="string" office:string-value="003" calcext:value-type="string">
            <text:p>003</text:p>
          </table:table-cell>
          <table:table-cell table:style-name="ce25" table:formula="of:=MID([$'Compras-Ali'.$A14];[$Tablas.$E$32];[$Tablas.$G$32])" office:value-type="string" office:string-value="02550" calcext:value-type="string">
            <text:p>02550</text:p>
          </table:table-cell>
          <table:table-cell table:style-name="ce25" table:formula="of:=MID([$'Compras-Ali'.$A14];[$Tablas.$E$33];[$Tablas.$G$33])" office:value-type="string" office:string-value="00000000000000078006" calcext:value-type="string">
            <text:p>00000000000000078006</text:p>
          </table:table-cell>
          <table:table-cell table:style-name="ce25" table:formula="of:=MID([$'Compras-Ali'.$A14];[$Tablas.$E$34];[$Tablas.$G$34])" office:value-type="string" office:string-value="80" calcext:value-type="string">
            <text:p>80</text:p>
          </table:table-cell>
          <table:table-cell table:style-name="ce25" table:formula="of:=MID([$'Compras-Ali'.$A1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4]&lt;&gt;&quot;&quot;;VALUE(MID([$'Compras-Ali'.$A14];[$Tablas.$E$36];[$Tablas.$G$36]))/100;0)*IF(OR(VALUE([.A14])=3;VALUE([.A14])=8;VALUE([.A14])=13);-1;1)" office:value-type="string" office:string-value="" calcext:value-type="error">
            <text:p>Err:502</text:p>
          </table:table-cell>
          <table:table-cell table:style-name="ce25" table:formula="of:=MID([$'Compras-Ali'.$A14];[$Tablas.$E$37];[$Tablas.$G$37])" office:value-type="string" office:string-value="0005" calcext:value-type="string">
            <text:p>0005</text:p>
          </table:table-cell>
          <table:table-cell table:style-name="ce28" table:formula="of:=IF([$'Compras-Ali'.$A14]&lt;&gt;&quot;&quot;;VALUE(MID([$'Compras-Ali'.$A14];[$Tablas.$E$38];[$Tablas.$G$38]))/100;0)*IF(OR(VALUE([.A14])=3;VALUE([.A14])=8;VALUE([.A14])=13);-1;1)" office:value-type="float" office:value="-152.92" calcext:value-type="float">
            <text:p>-152,92</text:p>
          </table:table-cell>
          <table:table-cell/>
          <table:table-cell table:style-name="ce47" office:value-type="string" calcext:value-type="string">
            <text:p>006</text:p>
          </table:table-cell>
          <table:table-cell office:value-type="string" calcext:value-type="string">
            <text:p>FC B</text:p>
          </table:table-cell>
          <table:table-cell table:style-name="ce60" table:formula="of:=SUMIF([.$A$1:.$A$1048576];[.J1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15];[$Tablas.$E$31];[$Tablas.$G$31])" office:value-type="string" office:string-value="001" calcext:value-type="string">
            <text:p>001</text:p>
          </table:table-cell>
          <table:table-cell table:style-name="ce25" table:formula="of:=MID([$'Compras-Ali'.$A15];[$Tablas.$E$32];[$Tablas.$G$32])" office:value-type="string" office:string-value="00004" calcext:value-type="string">
            <text:p>00004</text:p>
          </table:table-cell>
          <table:table-cell table:style-name="ce25" table:formula="of:=MID([$'Compras-Ali'.$A15];[$Tablas.$E$33];[$Tablas.$G$33])" office:value-type="string" office:string-value="00000000000000026384" calcext:value-type="string">
            <text:p>00000000000000026384</text:p>
          </table:table-cell>
          <table:table-cell table:style-name="ce25" table:formula="of:=MID([$'Compras-Ali'.$A15];[$Tablas.$E$34];[$Tablas.$G$34])" office:value-type="string" office:string-value="80" calcext:value-type="string">
            <text:p>80</text:p>
          </table:table-cell>
          <table:table-cell table:style-name="ce25" table:formula="of:=MID([$'Compras-Ali'.$A15];[$Tablas.$E$35];[$Tablas.$G$35])" office:value-type="string" office:string-value="00000000030707447504" calcext:value-type="string">
            <text:p>00000000030707447504</text:p>
          </table:table-cell>
          <table:table-cell table:style-name="ce28" table:formula="of:=IF([$'Compras-Ali'.$A15]&lt;&gt;&quot;&quot;;VALUE(MID([$'Compras-Ali'.$A15];[$Tablas.$E$36];[$Tablas.$G$36]))/100;0)*IF(OR(VALUE([.A15])=3;VALUE([.A15])=8;VALUE([.A15])=13);-1;1)" office:value-type="float" office:value="1496" calcext:value-type="float">
            <text:p>1.496,00</text:p>
          </table:table-cell>
          <table:table-cell table:style-name="ce25" table:formula="of:=MID([$'Compras-Ali'.$A15];[$Tablas.$E$37];[$Tablas.$G$37])" office:value-type="string" office:string-value="0005" calcext:value-type="string">
            <text:p>0005</text:p>
          </table:table-cell>
          <table:table-cell table:style-name="ce28" table:formula="of:=IF([$'Compras-Ali'.$A15]&lt;&gt;&quot;&quot;;VALUE(MID([$'Compras-Ali'.$A15];[$Tablas.$E$38];[$Tablas.$G$38]))/100;0)*IF(OR(VALUE([.A15])=3;VALUE([.A15])=8;VALUE([.A15])=13);-1;1)" office:value-type="float" office:value="314.16" calcext:value-type="float">
            <text:p>314,16</text:p>
          </table:table-cell>
          <table:table-cell/>
          <table:table-cell table:style-name="ce47" office:value-type="string" calcext:value-type="string">
            <text:p>007</text:p>
          </table:table-cell>
          <table:table-cell office:value-type="string" calcext:value-type="string">
            <text:p>ND B</text:p>
          </table:table-cell>
          <table:table-cell table:style-name="ce60" table:formula="of:=SUMIF([.$A$1:.$A$1048576];[.J1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16];[$Tablas.$E$31];[$Tablas.$G$31])" office:value-type="string" office:string-value="001" calcext:value-type="string">
            <text:p>001</text:p>
          </table:table-cell>
          <table:table-cell table:style-name="ce25" table:formula="of:=MID([$'Compras-Ali'.$A16];[$Tablas.$E$32];[$Tablas.$G$32])" office:value-type="string" office:string-value="00045" calcext:value-type="string">
            <text:p>00045</text:p>
          </table:table-cell>
          <table:table-cell table:style-name="ce25" table:formula="of:=MID([$'Compras-Ali'.$A16];[$Tablas.$E$33];[$Tablas.$G$33])" office:value-type="string" office:string-value="00000000000000015264" calcext:value-type="string">
            <text:p>00000000000000015264</text:p>
          </table:table-cell>
          <table:table-cell table:style-name="ce25" table:formula="of:=MID([$'Compras-Ali'.$A16];[$Tablas.$E$34];[$Tablas.$G$34])" office:value-type="string" office:string-value="80" calcext:value-type="string">
            <text:p>80</text:p>
          </table:table-cell>
          <table:table-cell table:style-name="ce25" table:formula="of:=MID([$'Compras-Ali'.$A16];[$Tablas.$E$35];[$Tablas.$G$35])" office:value-type="string" office:string-value="00000000030707211942" calcext:value-type="string">
            <text:p>00000000030707211942</text:p>
          </table:table-cell>
          <table:table-cell table:style-name="ce28" table:formula="of:=IF([$'Compras-Ali'.$A16]&lt;&gt;&quot;&quot;;VALUE(MID([$'Compras-Ali'.$A16];[$Tablas.$E$36];[$Tablas.$G$36]))/100;0)*IF(OR(VALUE([.A16])=3;VALUE([.A16])=8;VALUE([.A16])=13);-1;1)" office:value-type="float" office:value="54369.81" calcext:value-type="float">
            <text:p>54.369,81</text:p>
          </table:table-cell>
          <table:table-cell table:style-name="ce25" table:formula="of:=MID([$'Compras-Ali'.$A16];[$Tablas.$E$37];[$Tablas.$G$37])" office:value-type="string" office:string-value="0005" calcext:value-type="string">
            <text:p>0005</text:p>
          </table:table-cell>
          <table:table-cell table:style-name="ce28" table:formula="of:=IF([$'Compras-Ali'.$A16]&lt;&gt;&quot;&quot;;VALUE(MID([$'Compras-Ali'.$A16];[$Tablas.$E$38];[$Tablas.$G$38]))/100;0)*IF(OR(VALUE([.A16])=3;VALUE([.A16])=8;VALUE([.A16])=13);-1;1)" office:value-type="float" office:value="11417.66" calcext:value-type="float">
            <text:p>11.417,66</text:p>
          </table:table-cell>
          <table:table-cell/>
          <table:table-cell table:style-name="ce47" office:value-type="string" calcext:value-type="string">
            <text:p>008</text:p>
          </table:table-cell>
          <table:table-cell office:value-type="string" calcext:value-type="string">
            <text:p>NC B</text:p>
          </table:table-cell>
          <table:table-cell table:style-name="ce60" table:formula="of:=SUMIF([.$A$1:.$A$1048576];[.J1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17];[$Tablas.$E$31];[$Tablas.$G$31])" office:value-type="string" office:string-value="001" calcext:value-type="string">
            <text:p>001</text:p>
          </table:table-cell>
          <table:table-cell table:style-name="ce25" table:formula="of:=MID([$'Compras-Ali'.$A17];[$Tablas.$E$32];[$Tablas.$G$32])" office:value-type="string" office:string-value="00002" calcext:value-type="string">
            <text:p>00002</text:p>
          </table:table-cell>
          <table:table-cell table:style-name="ce25" table:formula="of:=MID([$'Compras-Ali'.$A17];[$Tablas.$E$33];[$Tablas.$G$33])" office:value-type="string" office:string-value="00000000000000003708" calcext:value-type="string">
            <text:p>00000000000000003708</text:p>
          </table:table-cell>
          <table:table-cell table:style-name="ce25" table:formula="of:=MID([$'Compras-Ali'.$A17];[$Tablas.$E$34];[$Tablas.$G$34])" office:value-type="string" office:string-value="80" calcext:value-type="string">
            <text:p>80</text:p>
          </table:table-cell>
          <table:table-cell table:style-name="ce25" table:formula="of:=MID([$'Compras-Ali'.$A17];[$Tablas.$E$35];[$Tablas.$G$35])" office:value-type="string" office:string-value="00000000020176964783" calcext:value-type="string">
            <text:p>00000000020176964783</text:p>
          </table:table-cell>
          <table:table-cell table:style-name="ce28" table:formula="of:=IF([$'Compras-Ali'.$A17]&lt;&gt;&quot;&quot;;VALUE(MID([$'Compras-Ali'.$A17];[$Tablas.$E$36];[$Tablas.$G$36]))/100;0)*IF(OR(VALUE([.A17])=3;VALUE([.A17])=8;VALUE([.A17])=13);-1;1)" office:value-type="float" office:value="2892.57" calcext:value-type="float">
            <text:p>2.892,57</text:p>
          </table:table-cell>
          <table:table-cell table:style-name="ce25" table:formula="of:=MID([$'Compras-Ali'.$A17];[$Tablas.$E$37];[$Tablas.$G$37])" office:value-type="string" office:string-value="0005" calcext:value-type="string">
            <text:p>0005</text:p>
          </table:table-cell>
          <table:table-cell table:style-name="ce28" table:formula="of:=IF([$'Compras-Ali'.$A17]&lt;&gt;&quot;&quot;;VALUE(MID([$'Compras-Ali'.$A17];[$Tablas.$E$38];[$Tablas.$G$38]))/100;0)*IF(OR(VALUE([.A17])=3;VALUE([.A17])=8;VALUE([.A17])=13);-1;1)" office:value-type="float" office:value="607.44" calcext:value-type="float">
            <text:p>607,44</text:p>
          </table:table-cell>
          <table:table-cell/>
          <table:table-cell table:style-name="ce47" office:value-type="string" calcext:value-type="string">
            <text:p>011</text:p>
          </table:table-cell>
          <table:table-cell office:value-type="string" calcext:value-type="string">
            <text:p>FC C</text:p>
          </table:table-cell>
          <table:table-cell table:style-name="ce60" table:formula="of:=SUMIF([.$A$1:.$A$1048576];[.J17];[.H$1:.H$1048576])" office:value-type="float" office:value="0" calcext:value-type="float">
            <text:p>0,00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25" table:formula="of:=MID([$'Compras-Ali'.$A18];[$Tablas.$E$31];[$Tablas.$G$31])" office:value-type="string" office:string-value="001" calcext:value-type="string">
            <text:p>001</text:p>
          </table:table-cell>
          <table:table-cell table:style-name="ce25" table:formula="of:=MID([$'Compras-Ali'.$A18];[$Tablas.$E$32];[$Tablas.$G$32])" office:value-type="string" office:string-value="00046" calcext:value-type="string">
            <text:p>00046</text:p>
          </table:table-cell>
          <table:table-cell table:style-name="ce25" table:formula="of:=MID([$'Compras-Ali'.$A18];[$Tablas.$E$33];[$Tablas.$G$33])" office:value-type="string" office:string-value="00000000000000074086" calcext:value-type="string">
            <text:p>00000000000000074086</text:p>
          </table:table-cell>
          <table:table-cell table:style-name="ce25" table:formula="of:=MID([$'Compras-Ali'.$A18];[$Tablas.$E$34];[$Tablas.$G$34])" office:value-type="string" office:string-value="80" calcext:value-type="string">
            <text:p>80</text:p>
          </table:table-cell>
          <table:table-cell table:style-name="ce25" table:formula="of:=MID([$'Compras-Ali'.$A18];[$Tablas.$E$35];[$Tablas.$G$35])" office:value-type="string" office:string-value="00000000030531878171" calcext:value-type="string">
            <text:p>00000000030531878171</text:p>
          </table:table-cell>
          <table:table-cell table:style-name="ce28" table:formula="of:=IF([$'Compras-Ali'.$A18]&lt;&gt;&quot;&quot;;VALUE(MID([$'Compras-Ali'.$A18];[$Tablas.$E$36];[$Tablas.$G$36]))/100;0)*IF(OR(VALUE([.A18])=3;VALUE([.A18])=8;VALUE([.A18])=13);-1;1)" office:value-type="float" office:value="991.71" calcext:value-type="float">
            <text:p>991,71</text:p>
          </table:table-cell>
          <table:table-cell table:style-name="ce25" table:formula="of:=MID([$'Compras-Ali'.$A18];[$Tablas.$E$37];[$Tablas.$G$37])" office:value-type="string" office:string-value="0005" calcext:value-type="string">
            <text:p>0005</text:p>
          </table:table-cell>
          <table:table-cell table:style-name="ce28" table:formula="of:=IF([$'Compras-Ali'.$A18]&lt;&gt;&quot;&quot;;VALUE(MID([$'Compras-Ali'.$A18];[$Tablas.$E$38];[$Tablas.$G$38]))/100;0)*IF(OR(VALUE([.A18])=3;VALUE([.A18])=8;VALUE([.A18])=13);-1;1)" office:value-type="float" office:value="208.26" calcext:value-type="float">
            <text:p>208,26</text:p>
          </table:table-cell>
          <table:table-cell/>
          <table:table-cell table:style-name="ce47" office:value-type="string" calcext:value-type="string">
            <text:p>012</text:p>
          </table:table-cell>
          <table:table-cell office:value-type="string" calcext:value-type="string">
            <text:p>ND C</text:p>
          </table:table-cell>
          <table:table-cell table:style-name="ce60" table:formula="of:=SUMIF([.$A$1:.$A$1048576];[.J18];[.H$1:.H$1048576])" office:value-type="float" office:value="0" calcext:value-type="float">
            <text:p>0,00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25" table:formula="of:=MID([$'Compras-Ali'.$A19];[$Tablas.$E$31];[$Tablas.$G$31])" office:value-type="string" office:string-value="001" calcext:value-type="string">
            <text:p>001</text:p>
          </table:table-cell>
          <table:table-cell table:style-name="ce25" table:formula="of:=MID([$'Compras-Ali'.$A19];[$Tablas.$E$32];[$Tablas.$G$32])" office:value-type="string" office:string-value="02017" calcext:value-type="string">
            <text:p>02017</text:p>
          </table:table-cell>
          <table:table-cell table:style-name="ce25" table:formula="of:=MID([$'Compras-Ali'.$A19];[$Tablas.$E$33];[$Tablas.$G$33])" office:value-type="string" office:string-value="00000000000002436215" calcext:value-type="string">
            <text:p>00000000000002436215</text:p>
          </table:table-cell>
          <table:table-cell table:style-name="ce25" table:formula="of:=MID([$'Compras-Ali'.$A19];[$Tablas.$E$34];[$Tablas.$G$34])" office:value-type="string" office:string-value="80" calcext:value-type="string">
            <text:p>80</text:p>
          </table:table-cell>
          <table:table-cell table:style-name="ce25" table:formula="of:=MID([$'Compras-Ali'.$A1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9]&lt;&gt;&quot;&quot;;VALUE(MID([$'Compras-Ali'.$A19];[$Tablas.$E$36];[$Tablas.$G$36]))/100;0)*IF(OR(VALUE([.A19])=3;VALUE([.A19])=8;VALUE([.A19])=13);-1;1)" office:value-type="float" office:value="34578" calcext:value-type="float">
            <text:p>34.578,00</text:p>
          </table:table-cell>
          <table:table-cell table:style-name="ce25" table:formula="of:=MID([$'Compras-Ali'.$A19];[$Tablas.$E$37];[$Tablas.$G$37])" office:value-type="string" office:string-value="0005" calcext:value-type="string">
            <text:p>0005</text:p>
          </table:table-cell>
          <table:table-cell table:style-name="ce28" table:formula="of:=IF([$'Compras-Ali'.$A19]&lt;&gt;&quot;&quot;;VALUE(MID([$'Compras-Ali'.$A19];[$Tablas.$E$38];[$Tablas.$G$38]))/100;0)*IF(OR(VALUE([.A19])=3;VALUE([.A19])=8;VALUE([.A19])=13);-1;1)" office:value-type="float" office:value="7261.38" calcext:value-type="float">
            <text:p>7.261,38</text:p>
          </table:table-cell>
          <table:table-cell/>
          <table:table-cell table:style-name="ce47" office:value-type="string" calcext:value-type="string">
            <text:p>013</text:p>
          </table:table-cell>
          <table:table-cell office:value-type="string" calcext:value-type="string">
            <text:p>NR C</text:p>
          </table:table-cell>
          <table:table-cell table:style-name="ce60" table:formula="of:=SUMIF([.$A$1:.$A$1048576];[.J19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0];[$Tablas.$E$31];[$Tablas.$G$31])" office:value-type="string" office:string-value="001" calcext:value-type="string">
            <text:p>001</text:p>
          </table:table-cell>
          <table:table-cell table:style-name="ce25" table:formula="of:=MID([$'Compras-Ali'.$A20];[$Tablas.$E$32];[$Tablas.$G$32])" office:value-type="string" office:string-value="02017" calcext:value-type="string">
            <text:p>02017</text:p>
          </table:table-cell>
          <table:table-cell table:style-name="ce25" table:formula="of:=MID([$'Compras-Ali'.$A20];[$Tablas.$E$33];[$Tablas.$G$33])" office:value-type="string" office:string-value="00000000000002442864" calcext:value-type="string">
            <text:p>00000000000002442864</text:p>
          </table:table-cell>
          <table:table-cell table:style-name="ce25" table:formula="of:=MID([$'Compras-Ali'.$A20];[$Tablas.$E$34];[$Tablas.$G$34])" office:value-type="string" office:string-value="80" calcext:value-type="string">
            <text:p>80</text:p>
          </table:table-cell>
          <table:table-cell table:style-name="ce25" table:formula="of:=MID([$'Compras-Ali'.$A2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0]&lt;&gt;&quot;&quot;;VALUE(MID([$'Compras-Ali'.$A20];[$Tablas.$E$36];[$Tablas.$G$36]))/100;0)*IF(OR(VALUE([.A20])=3;VALUE([.A20])=8;VALUE([.A20])=13);-1;1)" office:value-type="float" office:value="1283976.33" calcext:value-type="float">
            <text:p>1.283.976,33</text:p>
          </table:table-cell>
          <table:table-cell table:style-name="ce25" table:formula="of:=MID([$'Compras-Ali'.$A20];[$Tablas.$E$37];[$Tablas.$G$37])" office:value-type="string" office:string-value="0005" calcext:value-type="string">
            <text:p>0005</text:p>
          </table:table-cell>
          <table:table-cell table:style-name="ce28" table:formula="of:=IF([$'Compras-Ali'.$A20]&lt;&gt;&quot;&quot;;VALUE(MID([$'Compras-Ali'.$A20];[$Tablas.$E$38];[$Tablas.$G$38]))/100;0)*IF(OR(VALUE([.A20])=3;VALUE([.A20])=8;VALUE([.A20])=13);-1;1)" office:value-type="float" office:value="269635.03" calcext:value-type="float">
            <text:p>269.635,03</text:p>
          </table:table-cell>
          <table:table-cell/>
          <table:table-cell table:style-name="ce47" office:value-type="string" calcext:value-type="string">
            <text:p>051</text:p>
          </table:table-cell>
          <table:table-cell office:value-type="string" calcext:value-type="string">
            <text:p>FC M</text:p>
          </table:table-cell>
          <table:table-cell table:style-name="ce60" table:formula="of:=SUMIF([.$A$1:.$A$1048576];[.J20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1];[$Tablas.$E$31];[$Tablas.$G$31])" office:value-type="string" office:string-value="001" calcext:value-type="string">
            <text:p>001</text:p>
          </table:table-cell>
          <table:table-cell table:style-name="ce25" table:formula="of:=MID([$'Compras-Ali'.$A21];[$Tablas.$E$32];[$Tablas.$G$32])" office:value-type="string" office:string-value="00025" calcext:value-type="string">
            <text:p>00025</text:p>
          </table:table-cell>
          <table:table-cell table:style-name="ce25" table:formula="of:=MID([$'Compras-Ali'.$A21];[$Tablas.$E$33];[$Tablas.$G$33])" office:value-type="string" office:string-value="00000000000000108435" calcext:value-type="string">
            <text:p>00000000000000108435</text:p>
          </table:table-cell>
          <table:table-cell table:style-name="ce25" table:formula="of:=MID([$'Compras-Ali'.$A21];[$Tablas.$E$34];[$Tablas.$G$34])" office:value-type="string" office:string-value="80" calcext:value-type="string">
            <text:p>80</text:p>
          </table:table-cell>
          <table:table-cell table:style-name="ce25" table:formula="of:=MID([$'Compras-Ali'.$A21];[$Tablas.$E$35];[$Tablas.$G$35])" office:value-type="string" office:string-value="00000000030707002294" calcext:value-type="string">
            <text:p>00000000030707002294</text:p>
          </table:table-cell>
          <table:table-cell table:style-name="ce28" table:formula="of:=IF([$'Compras-Ali'.$A21]&lt;&gt;&quot;&quot;;VALUE(MID([$'Compras-Ali'.$A21];[$Tablas.$E$36];[$Tablas.$G$36]))/100;0)*IF(OR(VALUE([.A21])=3;VALUE([.A21])=8;VALUE([.A21])=13);-1;1)" office:value-type="float" office:value="13388.2" calcext:value-type="float">
            <text:p>13.388,20</text:p>
          </table:table-cell>
          <table:table-cell table:style-name="ce25" table:formula="of:=MID([$'Compras-Ali'.$A21];[$Tablas.$E$37];[$Tablas.$G$37])" office:value-type="string" office:string-value="0004" calcext:value-type="string">
            <text:p>0004</text:p>
          </table:table-cell>
          <table:table-cell table:style-name="ce28" table:formula="of:=IF([$'Compras-Ali'.$A21]&lt;&gt;&quot;&quot;;VALUE(MID([$'Compras-Ali'.$A21];[$Tablas.$E$38];[$Tablas.$G$38]))/100;0)*IF(OR(VALUE([.A21])=3;VALUE([.A21])=8;VALUE([.A21])=13);-1;1)" office:value-type="float" office:value="1338.82" calcext:value-type="float">
            <text:p>1.338,82</text:p>
          </table:table-cell>
          <table:table-cell/>
          <table:table-cell table:style-name="ce47" office:value-type="string" calcext:value-type="string">
            <text:p>052</text:p>
          </table:table-cell>
          <table:table-cell office:value-type="string" calcext:value-type="string">
            <text:p>ND M</text:p>
          </table:table-cell>
          <table:table-cell table:style-name="ce60" table:formula="of:=SUMIF([.$A$1:.$A$1048576];[.J21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2];[$Tablas.$E$31];[$Tablas.$G$31])" office:value-type="string" office:string-value="001" calcext:value-type="string">
            <text:p>001</text:p>
          </table:table-cell>
          <table:table-cell table:style-name="ce25" table:formula="of:=MID([$'Compras-Ali'.$A22];[$Tablas.$E$32];[$Tablas.$G$32])" office:value-type="string" office:string-value="00039" calcext:value-type="string">
            <text:p>00039</text:p>
          </table:table-cell>
          <table:table-cell table:style-name="ce25" table:formula="of:=MID([$'Compras-Ali'.$A22];[$Tablas.$E$33];[$Tablas.$G$33])" office:value-type="string" office:string-value="00000000000000003880" calcext:value-type="string">
            <text:p>00000000000000003880</text:p>
          </table:table-cell>
          <table:table-cell table:style-name="ce25" table:formula="of:=MID([$'Compras-Ali'.$A22];[$Tablas.$E$34];[$Tablas.$G$34])" office:value-type="string" office:string-value="80" calcext:value-type="string">
            <text:p>80</text:p>
          </table:table-cell>
          <table:table-cell table:style-name="ce25" table:formula="of:=MID([$'Compras-Ali'.$A22];[$Tablas.$E$35];[$Tablas.$G$35])" office:value-type="string" office:string-value="00000000030500090711" calcext:value-type="string">
            <text:p>00000000030500090711</text:p>
          </table:table-cell>
          <table:table-cell table:style-name="ce28" table:formula="of:=IF([$'Compras-Ali'.$A22]&lt;&gt;&quot;&quot;;VALUE(MID([$'Compras-Ali'.$A22];[$Tablas.$E$36];[$Tablas.$G$36]))/100;0)*IF(OR(VALUE([.A22])=3;VALUE([.A22])=8;VALUE([.A22])=13);-1;1)" office:value-type="float" office:value="1454.57" calcext:value-type="float">
            <text:p>1.454,57</text:p>
          </table:table-cell>
          <table:table-cell table:style-name="ce25" table:formula="of:=MID([$'Compras-Ali'.$A22];[$Tablas.$E$37];[$Tablas.$G$37])" office:value-type="string" office:string-value="0005" calcext:value-type="string">
            <text:p>0005</text:p>
          </table:table-cell>
          <table:table-cell table:style-name="ce28" table:formula="of:=IF([$'Compras-Ali'.$A22]&lt;&gt;&quot;&quot;;VALUE(MID([$'Compras-Ali'.$A22];[$Tablas.$E$38];[$Tablas.$G$38]))/100;0)*IF(OR(VALUE([.A22])=3;VALUE([.A22])=8;VALUE([.A22])=13);-1;1)" office:value-type="float" office:value="305.46" calcext:value-type="float">
            <text:p>305,46</text:p>
          </table:table-cell>
          <table:table-cell/>
          <table:table-cell table:style-name="ce47" office:value-type="string" calcext:value-type="string">
            <text:p>053</text:p>
          </table:table-cell>
          <table:table-cell office:value-type="string" calcext:value-type="string">
            <text:p>NC M</text:p>
          </table:table-cell>
          <table:table-cell table:style-name="ce60" table:formula="of:=SUMIF([.$A$1:.$A$1048576];[.J2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3];[$Tablas.$E$31];[$Tablas.$G$31])" office:value-type="string" office:string-value="001" calcext:value-type="string">
            <text:p>001</text:p>
          </table:table-cell>
          <table:table-cell table:style-name="ce25" table:formula="of:=MID([$'Compras-Ali'.$A23];[$Tablas.$E$32];[$Tablas.$G$32])" office:value-type="string" office:string-value="04507" calcext:value-type="string">
            <text:p>04507</text:p>
          </table:table-cell>
          <table:table-cell table:style-name="ce25" table:formula="of:=MID([$'Compras-Ali'.$A23];[$Tablas.$E$33];[$Tablas.$G$33])" office:value-type="string" office:string-value="00000000000000001505" calcext:value-type="string">
            <text:p>00000000000000001505</text:p>
          </table:table-cell>
          <table:table-cell table:style-name="ce25" table:formula="of:=MID([$'Compras-Ali'.$A23];[$Tablas.$E$34];[$Tablas.$G$34])" office:value-type="string" office:string-value="80" calcext:value-type="string">
            <text:p>80</text:p>
          </table:table-cell>
          <table:table-cell table:style-name="ce25" table:formula="of:=MID([$'Compras-Ali'.$A23];[$Tablas.$E$35];[$Tablas.$G$35])" office:value-type="string" office:string-value="00000000030590360763" calcext:value-type="string">
            <text:p>00000000030590360763</text:p>
          </table:table-cell>
          <table:table-cell table:style-name="ce28" table:formula="of:=IF([$'Compras-Ali'.$A23]&lt;&gt;&quot;&quot;;VALUE(MID([$'Compras-Ali'.$A23];[$Tablas.$E$36];[$Tablas.$G$36]))/100;0)*IF(OR(VALUE([.A23])=3;VALUE([.A23])=8;VALUE([.A23])=13);-1;1)" office:value-type="float" office:value="805.29" calcext:value-type="float">
            <text:p>805,29</text:p>
          </table:table-cell>
          <table:table-cell table:style-name="ce25" table:formula="of:=MID([$'Compras-Ali'.$A23];[$Tablas.$E$37];[$Tablas.$G$37])" office:value-type="string" office:string-value="0005" calcext:value-type="string">
            <text:p>0005</text:p>
          </table:table-cell>
          <table:table-cell table:style-name="ce28" table:formula="of:=IF([$'Compras-Ali'.$A23]&lt;&gt;&quot;&quot;;VALUE(MID([$'Compras-Ali'.$A23];[$Tablas.$E$38];[$Tablas.$G$38]))/100;0)*IF(OR(VALUE([.A23])=3;VALUE([.A23])=8;VALUE([.A23])=13);-1;1)" office:value-type="float" office:value="169.11" calcext:value-type="float">
            <text:p>169,11</text:p>
          </table:table-cell>
          <table:table-cell/>
          <table:table-cell table:style-name="ce47" office:value-type="string" calcext:value-type="string">
            <text:p>060</text:p>
          </table:table-cell>
          <table:table-cell office:value-type="string" calcext:value-type="string">
            <text:p>NLP</text:p>
          </table:table-cell>
          <table:table-cell table:style-name="ce60" table:formula="of:=SUMIF([.$A$1:.$A$1048576];[.J23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4];[$Tablas.$E$31];[$Tablas.$G$31])" office:value-type="string" office:string-value="001" calcext:value-type="string">
            <text:p>001</text:p>
          </table:table-cell>
          <table:table-cell table:style-name="ce25" table:formula="of:=MID([$'Compras-Ali'.$A24];[$Tablas.$E$32];[$Tablas.$G$32])" office:value-type="string" office:string-value="00004" calcext:value-type="string">
            <text:p>00004</text:p>
          </table:table-cell>
          <table:table-cell table:style-name="ce25" table:formula="of:=MID([$'Compras-Ali'.$A24];[$Tablas.$E$33];[$Tablas.$G$33])" office:value-type="string" office:string-value="00000000000000000274" calcext:value-type="string">
            <text:p>00000000000000000274</text:p>
          </table:table-cell>
          <table:table-cell table:style-name="ce25" table:formula="of:=MID([$'Compras-Ali'.$A24];[$Tablas.$E$34];[$Tablas.$G$34])" office:value-type="string" office:string-value="80" calcext:value-type="string">
            <text:p>80</text:p>
          </table:table-cell>
          <table:table-cell table:style-name="ce25" table:formula="of:=MID([$'Compras-Ali'.$A24];[$Tablas.$E$35];[$Tablas.$G$35])" office:value-type="string" office:string-value="00000000020160394731" calcext:value-type="string">
            <text:p>00000000020160394731</text:p>
          </table:table-cell>
          <table:table-cell table:style-name="ce28" table:formula="of:=IF([$'Compras-Ali'.$A24]&lt;&gt;&quot;&quot;;VALUE(MID([$'Compras-Ali'.$A24];[$Tablas.$E$36];[$Tablas.$G$36]))/100;0)*IF(OR(VALUE([.A24])=3;VALUE([.A24])=8;VALUE([.A24])=13);-1;1)" office:value-type="float" office:value="12809.71" calcext:value-type="float">
            <text:p>12.809,71</text:p>
          </table:table-cell>
          <table:table-cell table:style-name="ce25" table:formula="of:=MID([$'Compras-Ali'.$A24];[$Tablas.$E$37];[$Tablas.$G$37])" office:value-type="string" office:string-value="0005" calcext:value-type="string">
            <text:p>0005</text:p>
          </table:table-cell>
          <table:table-cell table:style-name="ce28" table:formula="of:=IF([$'Compras-Ali'.$A24]&lt;&gt;&quot;&quot;;VALUE(MID([$'Compras-Ali'.$A24];[$Tablas.$E$38];[$Tablas.$G$38]))/100;0)*IF(OR(VALUE([.A24])=3;VALUE([.A24])=8;VALUE([.A24])=13);-1;1)" office:value-type="float" office:value="2690.04" calcext:value-type="float">
            <text:p>2.690,04</text:p>
          </table:table-cell>
          <table:table-cell/>
          <table:table-cell table:style-name="ce47" office:value-type="string" calcext:value-type="string">
            <text:p>081</text:p>
          </table:table-cell>
          <table:table-cell office:value-type="string" calcext:value-type="string">
            <text:p>TI A</text:p>
          </table:table-cell>
          <table:table-cell table:style-name="ce60" table:formula="of:=SUMIF([.$A$1:.$A$1048576];[.J2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5];[$Tablas.$E$31];[$Tablas.$G$31])" office:value-type="string" office:string-value="001" calcext:value-type="string">
            <text:p>001</text:p>
          </table:table-cell>
          <table:table-cell table:style-name="ce25" table:formula="of:=MID([$'Compras-Ali'.$A25];[$Tablas.$E$32];[$Tablas.$G$32])" office:value-type="string" office:string-value="00002" calcext:value-type="string">
            <text:p>00002</text:p>
          </table:table-cell>
          <table:table-cell table:style-name="ce25" table:formula="of:=MID([$'Compras-Ali'.$A25];[$Tablas.$E$33];[$Tablas.$G$33])" office:value-type="string" office:string-value="00000000000000000948" calcext:value-type="string">
            <text:p>00000000000000000948</text:p>
          </table:table-cell>
          <table:table-cell table:style-name="ce25" table:formula="of:=MID([$'Compras-Ali'.$A25];[$Tablas.$E$34];[$Tablas.$G$34])" office:value-type="string" office:string-value="80" calcext:value-type="string">
            <text:p>80</text:p>
          </table:table-cell>
          <table:table-cell table:style-name="ce25" table:formula="of:=MID([$'Compras-Ali'.$A25];[$Tablas.$E$35];[$Tablas.$G$35])" office:value-type="string" office:string-value="00000000020223097392" calcext:value-type="string">
            <text:p>00000000020223097392</text:p>
          </table:table-cell>
          <table:table-cell table:style-name="ce28" table:formula="of:=IF([$'Compras-Ali'.$A25]&lt;&gt;&quot;&quot;;VALUE(MID([$'Compras-Ali'.$A25];[$Tablas.$E$36];[$Tablas.$G$36]))/100;0)*IF(OR(VALUE([.A25])=3;VALUE([.A25])=8;VALUE([.A25])=13);-1;1)" office:value-type="float" office:value="63828" calcext:value-type="float">
            <text:p>63.828,00</text:p>
          </table:table-cell>
          <table:table-cell table:style-name="ce25" table:formula="of:=MID([$'Compras-Ali'.$A25];[$Tablas.$E$37];[$Tablas.$G$37])" office:value-type="string" office:string-value="0005" calcext:value-type="string">
            <text:p>0005</text:p>
          </table:table-cell>
          <table:table-cell table:style-name="ce28" table:formula="of:=IF([$'Compras-Ali'.$A25]&lt;&gt;&quot;&quot;;VALUE(MID([$'Compras-Ali'.$A25];[$Tablas.$E$38];[$Tablas.$G$38]))/100;0)*IF(OR(VALUE([.A25])=3;VALUE([.A25])=8;VALUE([.A25])=13);-1;1)" office:value-type="float" office:value="13403.88" calcext:value-type="float">
            <text:p>13.403,88</text:p>
          </table:table-cell>
          <table:table-cell/>
          <table:table-cell table:style-name="ce47" office:value-type="string" calcext:value-type="string">
            <text:p>082</text:p>
          </table:table-cell>
          <table:table-cell office:value-type="string" calcext:value-type="string">
            <text:p>TI B</text:p>
          </table:table-cell>
          <table:table-cell table:style-name="ce60" table:formula="of:=SUMIF([.$A$1:.$A$1048576];[.J2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6];[$Tablas.$E$31];[$Tablas.$G$31])" office:value-type="string" office:string-value="001" calcext:value-type="string">
            <text:p>001</text:p>
          </table:table-cell>
          <table:table-cell table:style-name="ce25" table:formula="of:=MID([$'Compras-Ali'.$A2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];[$Tablas.$E$33];[$Tablas.$G$33])" office:value-type="string" office:string-value="00000000000000081184" calcext:value-type="string">
            <text:p>00000000000000081184</text:p>
          </table:table-cell>
          <table:table-cell table:style-name="ce25" table:formula="of:=MID([$'Compras-Ali'.$A26];[$Tablas.$E$34];[$Tablas.$G$34])" office:value-type="string" office:string-value="80" calcext:value-type="string">
            <text:p>80</text:p>
          </table:table-cell>
          <table:table-cell table:style-name="ce25" table:formula="of:=MID([$'Compras-Ali'.$A2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6]&lt;&gt;&quot;&quot;;VALUE(MID([$'Compras-Ali'.$A26];[$Tablas.$E$36];[$Tablas.$G$36]))/100;0)*IF(OR(VALUE([.A26])=3;VALUE([.A26])=8;VALUE([.A26])=13);-1;1)" office:value-type="float" office:value="6.43" calcext:value-type="float">
            <text:p>6,43</text:p>
          </table:table-cell>
          <table:table-cell table:style-name="ce25" table:formula="of:=MID([$'Compras-Ali'.$A26];[$Tablas.$E$37];[$Tablas.$G$37])" office:value-type="string" office:string-value="0005" calcext:value-type="string">
            <text:p>0005</text:p>
          </table:table-cell>
          <table:table-cell table:style-name="ce28" table:formula="of:=IF([$'Compras-Ali'.$A26]&lt;&gt;&quot;&quot;;VALUE(MID([$'Compras-Ali'.$A26];[$Tablas.$E$38];[$Tablas.$G$38]))/100;0)*IF(OR(VALUE([.A26])=3;VALUE([.A26])=8;VALUE([.A26])=13);-1;1)" office:value-type="float" office:value="1.35" calcext:value-type="float">
            <text:p>1,35</text:p>
          </table:table-cell>
          <table:table-cell/>
          <table:table-cell table:style-name="ce50" office:value-type="string" calcext:value-type="string">
            <text:p>083</text:p>
          </table:table-cell>
          <table:table-cell table:style-name="ce56" office:value-type="string" calcext:value-type="string">
            <text:p>TI</text:p>
          </table:table-cell>
          <table:table-cell table:style-name="ce62" table:formula="of:=SUMIF([.$A$1:.$A$1048576];[.J2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formula="of:=MID([$'Compras-Ali'.$A27];[$Tablas.$E$31];[$Tablas.$G$31])" office:value-type="string" office:string-value="001" calcext:value-type="string">
            <text:p>001</text:p>
          </table:table-cell>
          <table:table-cell table:style-name="ce25" table:formula="of:=MID([$'Compras-Ali'.$A2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7];[$Tablas.$E$33];[$Tablas.$G$33])" office:value-type="string" office:string-value="00000000000000081162" calcext:value-type="string">
            <text:p>00000000000000081162</text:p>
          </table:table-cell>
          <table:table-cell table:style-name="ce25" table:formula="of:=MID([$'Compras-Ali'.$A27];[$Tablas.$E$34];[$Tablas.$G$34])" office:value-type="string" office:string-value="80" calcext:value-type="string">
            <text:p>80</text:p>
          </table:table-cell>
          <table:table-cell table:style-name="ce25" table:formula="of:=MID([$'Compras-Ali'.$A2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7]&lt;&gt;&quot;&quot;;VALUE(MID([$'Compras-Ali'.$A27];[$Tablas.$E$36];[$Tablas.$G$36]))/100;0)*IF(OR(VALUE([.A27])=3;VALUE([.A27])=8;VALUE([.A27])=13);-1;1)" office:value-type="float" office:value="26.38" calcext:value-type="float">
            <text:p>26,38</text:p>
          </table:table-cell>
          <table:table-cell table:style-name="ce25" table:formula="of:=MID([$'Compras-Ali'.$A27];[$Tablas.$E$37];[$Tablas.$G$37])" office:value-type="string" office:string-value="0005" calcext:value-type="string">
            <text:p>0005</text:p>
          </table:table-cell>
          <table:table-cell table:style-name="ce28" table:formula="of:=IF([$'Compras-Ali'.$A27]&lt;&gt;&quot;&quot;;VALUE(MID([$'Compras-Ali'.$A27];[$Tablas.$E$38];[$Tablas.$G$38]))/100;0)*IF(OR(VALUE([.A27])=3;VALUE([.A27])=8;VALUE([.A27])=13);-1;1)" office:value-type="float" office:value="5.54" calcext:value-type="float">
            <text:p>5,54</text:p>
          </table:table-cell>
          <table: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 table:style-name="ce54"/>
          <table:table-cell table:style-name="ce61" table:formula="of:=SUM([.L11:.L26])" office:value-type="float" office:value="11271369.34" calcext:value-type="float">
            <text:p>11.271.369,34</text:p>
          </table:table-cell>
          <table:table-cell table:number-columns-repeated="1012"/>
        </table:table-row>
        <table:table-row table:style-name="ro1">
          <table:table-cell table:style-name="ce25" table:formula="of:=MID([$'Compras-Ali'.$A28];[$Tablas.$E$31];[$Tablas.$G$31])" office:value-type="string" office:string-value="001" calcext:value-type="string">
            <text:p>001</text:p>
          </table:table-cell>
          <table:table-cell table:style-name="ce25" table:formula="of:=MID([$'Compras-Ali'.$A28];[$Tablas.$E$32];[$Tablas.$G$32])" office:value-type="string" office:string-value="00001" calcext:value-type="string">
            <text:p>00001</text:p>
          </table:table-cell>
          <table:table-cell table:style-name="ce25" table:formula="of:=MID([$'Compras-Ali'.$A28];[$Tablas.$E$33];[$Tablas.$G$33])" office:value-type="string" office:string-value="00000000000000080301" calcext:value-type="string">
            <text:p>00000000000000080301</text:p>
          </table:table-cell>
          <table:table-cell table:style-name="ce25" table:formula="of:=MID([$'Compras-Ali'.$A28];[$Tablas.$E$34];[$Tablas.$G$34])" office:value-type="string" office:string-value="80" calcext:value-type="string">
            <text:p>80</text:p>
          </table:table-cell>
          <table:table-cell table:style-name="ce25" table:formula="of:=MID([$'Compras-Ali'.$A2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8]&lt;&gt;&quot;&quot;;VALUE(MID([$'Compras-Ali'.$A28];[$Tablas.$E$36];[$Tablas.$G$36]))/100;0)*IF(OR(VALUE([.A28])=3;VALUE([.A28])=8;VALUE([.A28])=13);-1;1)" office:value-type="float" office:value="26" calcext:value-type="float">
            <text:p>26,00</text:p>
          </table:table-cell>
          <table:table-cell table:style-name="ce25" table:formula="of:=MID([$'Compras-Ali'.$A28];[$Tablas.$E$37];[$Tablas.$G$37])" office:value-type="string" office:string-value="0005" calcext:value-type="string">
            <text:p>0005</text:p>
          </table:table-cell>
          <table:table-cell table:style-name="ce28" table:formula="of:=IF([$'Compras-Ali'.$A28]&lt;&gt;&quot;&quot;;VALUE(MID([$'Compras-Ali'.$A28];[$Tablas.$E$38];[$Tablas.$G$38]))/100;0)*IF(OR(VALUE([.A28])=3;VALUE([.A28])=8;VALUE([.A28])=13);-1;1)" office:value-type="float" office:value="5.46" calcext:value-type="float">
            <text:p>5,46</text:p>
          </table:table-cell>
          <table:table-cell table:number-columns-repeated="1016"/>
        </table:table-row>
        <table:table-row table:style-name="ro1">
          <table:table-cell table:style-name="ce25" table:formula="of:=MID([$'Compras-Ali'.$A29];[$Tablas.$E$31];[$Tablas.$G$31])" office:value-type="string" office:string-value="001" calcext:value-type="string">
            <text:p>001</text:p>
          </table:table-cell>
          <table:table-cell table:style-name="ce25" table:formula="of:=MID([$'Compras-Ali'.$A29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];[$Tablas.$E$33];[$Tablas.$G$33])" office:value-type="string" office:string-value="00000000000000080758" calcext:value-type="string">
            <text:p>00000000000000080758</text:p>
          </table:table-cell>
          <table:table-cell table:style-name="ce25" table:formula="of:=MID([$'Compras-Ali'.$A29];[$Tablas.$E$34];[$Tablas.$G$34])" office:value-type="string" office:string-value="80" calcext:value-type="string">
            <text:p>80</text:p>
          </table:table-cell>
          <table:table-cell table:style-name="ce25" table:formula="of:=MID([$'Compras-Ali'.$A2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9]&lt;&gt;&quot;&quot;;VALUE(MID([$'Compras-Ali'.$A29];[$Tablas.$E$36];[$Tablas.$G$36]))/100;0)*IF(OR(VALUE([.A29])=3;VALUE([.A29])=8;VALUE([.A29])=13);-1;1)" office:value-type="float" office:value="109.38" calcext:value-type="float">
            <text:p>109,38</text:p>
          </table:table-cell>
          <table:table-cell table:style-name="ce25" table:formula="of:=MID([$'Compras-Ali'.$A29];[$Tablas.$E$37];[$Tablas.$G$37])" office:value-type="string" office:string-value="0005" calcext:value-type="string">
            <text:p>0005</text:p>
          </table:table-cell>
          <table:table-cell table:style-name="ce28" table:formula="of:=IF([$'Compras-Ali'.$A29]&lt;&gt;&quot;&quot;;VALUE(MID([$'Compras-Ali'.$A29];[$Tablas.$E$38];[$Tablas.$G$38]))/100;0)*IF(OR(VALUE([.A29])=3;VALUE([.A29])=8;VALUE([.A29])=13);-1;1)" office:value-type="float" office:value="22.97" calcext:value-type="float">
            <text:p>22,97</text:p>
          </table:table-cell>
          <table:table-cell table:number-columns-repeated="1016"/>
        </table:table-row>
        <table:table-row table:style-name="ro1">
          <table:table-cell table:style-name="ce25" table:formula="of:=MID([$'Compras-Ali'.$A30];[$Tablas.$E$31];[$Tablas.$G$31])" office:value-type="string" office:string-value="001" calcext:value-type="string">
            <text:p>001</text:p>
          </table:table-cell>
          <table:table-cell table:style-name="ce25" table:formula="of:=MID([$'Compras-Ali'.$A3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];[$Tablas.$E$33];[$Tablas.$G$33])" office:value-type="string" office:string-value="00000000000000081161" calcext:value-type="string">
            <text:p>00000000000000081161</text:p>
          </table:table-cell>
          <table:table-cell table:style-name="ce25" table:formula="of:=MID([$'Compras-Ali'.$A30];[$Tablas.$E$34];[$Tablas.$G$34])" office:value-type="string" office:string-value="80" calcext:value-type="string">
            <text:p>80</text:p>
          </table:table-cell>
          <table:table-cell table:style-name="ce25" table:formula="of:=MID([$'Compras-Ali'.$A3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0]&lt;&gt;&quot;&quot;;VALUE(MID([$'Compras-Ali'.$A30];[$Tablas.$E$36];[$Tablas.$G$36]))/100;0)*IF(OR(VALUE([.A30])=3;VALUE([.A30])=8;VALUE([.A30])=13);-1;1)" office:value-type="float" office:value="525.71" calcext:value-type="float">
            <text:p>525,71</text:p>
          </table:table-cell>
          <table:table-cell table:style-name="ce25" table:formula="of:=MID([$'Compras-Ali'.$A30];[$Tablas.$E$37];[$Tablas.$G$37])" office:value-type="string" office:string-value="0005" calcext:value-type="string">
            <text:p>0005</text:p>
          </table:table-cell>
          <table:table-cell table:style-name="ce28" table:formula="of:=IF([$'Compras-Ali'.$A30]&lt;&gt;&quot;&quot;;VALUE(MID([$'Compras-Ali'.$A30];[$Tablas.$E$38];[$Tablas.$G$38]))/100;0)*IF(OR(VALUE([.A30])=3;VALUE([.A30])=8;VALUE([.A30])=13);-1;1)" office:value-type="float" office:value="110.4" calcext:value-type="float">
            <text:p>110,40</text:p>
          </table:table-cell>
          <table:table-cell table:number-columns-repeated="1016"/>
        </table:table-row>
        <table:table-row table:style-name="ro1">
          <table:table-cell table:style-name="ce25" table:formula="of:=MID([$'Compras-Ali'.$A31];[$Tablas.$E$31];[$Tablas.$G$31])" office:value-type="string" office:string-value="001" calcext:value-type="string">
            <text:p>001</text:p>
          </table:table-cell>
          <table:table-cell table:style-name="ce25" table:formula="of:=MID([$'Compras-Ali'.$A31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];[$Tablas.$E$33];[$Tablas.$G$33])" office:value-type="string" office:string-value="00000000000000081178" calcext:value-type="string">
            <text:p>00000000000000081178</text:p>
          </table:table-cell>
          <table:table-cell table:style-name="ce25" table:formula="of:=MID([$'Compras-Ali'.$A31];[$Tablas.$E$34];[$Tablas.$G$34])" office:value-type="string" office:string-value="80" calcext:value-type="string">
            <text:p>80</text:p>
          </table:table-cell>
          <table:table-cell table:style-name="ce25" table:formula="of:=MID([$'Compras-Ali'.$A3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]&lt;&gt;&quot;&quot;;VALUE(MID([$'Compras-Ali'.$A31];[$Tablas.$E$36];[$Tablas.$G$36]))/100;0)*IF(OR(VALUE([.A31])=3;VALUE([.A31])=8;VALUE([.A31])=13);-1;1)" office:value-type="float" office:value="12.62" calcext:value-type="float">
            <text:p>12,62</text:p>
          </table:table-cell>
          <table:table-cell table:style-name="ce25" table:formula="of:=MID([$'Compras-Ali'.$A31];[$Tablas.$E$37];[$Tablas.$G$37])" office:value-type="string" office:string-value="0005" calcext:value-type="string">
            <text:p>0005</text:p>
          </table:table-cell>
          <table:table-cell table:style-name="ce28" table:formula="of:=IF([$'Compras-Ali'.$A31]&lt;&gt;&quot;&quot;;VALUE(MID([$'Compras-Ali'.$A31];[$Tablas.$E$38];[$Tablas.$G$38]))/100;0)*IF(OR(VALUE([.A31])=3;VALUE([.A31])=8;VALUE([.A31])=13);-1;1)" office:value-type="float" office:value="2.65" calcext:value-type="float">
            <text:p>2,65</text:p>
          </table:table-cell>
          <table:table-cell table:number-columns-repeated="1016"/>
        </table:table-row>
        <table:table-row table:style-name="ro1">
          <table:table-cell table:style-name="ce25" table:formula="of:=MID([$'Compras-Ali'.$A32];[$Tablas.$E$31];[$Tablas.$G$31])" office:value-type="string" office:string-value="001" calcext:value-type="string">
            <text:p>001</text:p>
          </table:table-cell>
          <table:table-cell table:style-name="ce25" table:formula="of:=MID([$'Compras-Ali'.$A32];[$Tablas.$E$32];[$Tablas.$G$32])" office:value-type="string" office:string-value="00001" calcext:value-type="string">
            <text:p>00001</text:p>
          </table:table-cell>
          <table:table-cell table:style-name="ce25" table:formula="of:=MID([$'Compras-Ali'.$A32];[$Tablas.$E$33];[$Tablas.$G$33])" office:value-type="string" office:string-value="00000000000000081174" calcext:value-type="string">
            <text:p>00000000000000081174</text:p>
          </table:table-cell>
          <table:table-cell table:style-name="ce25" table:formula="of:=MID([$'Compras-Ali'.$A32];[$Tablas.$E$34];[$Tablas.$G$34])" office:value-type="string" office:string-value="80" calcext:value-type="string">
            <text:p>80</text:p>
          </table:table-cell>
          <table:table-cell table:style-name="ce25" table:formula="of:=MID([$'Compras-Ali'.$A3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2]&lt;&gt;&quot;&quot;;VALUE(MID([$'Compras-Ali'.$A32];[$Tablas.$E$36];[$Tablas.$G$36]))/100;0)*IF(OR(VALUE([.A32])=3;VALUE([.A32])=8;VALUE([.A32])=13);-1;1)" office:value-type="float" office:value="543.19" calcext:value-type="float">
            <text:p>543,19</text:p>
          </table:table-cell>
          <table:table-cell table:style-name="ce25" table:formula="of:=MID([$'Compras-Ali'.$A32];[$Tablas.$E$37];[$Tablas.$G$37])" office:value-type="string" office:string-value="0005" calcext:value-type="string">
            <text:p>0005</text:p>
          </table:table-cell>
          <table:table-cell table:style-name="ce28" table:formula="of:=IF([$'Compras-Ali'.$A32]&lt;&gt;&quot;&quot;;VALUE(MID([$'Compras-Ali'.$A32];[$Tablas.$E$38];[$Tablas.$G$38]))/100;0)*IF(OR(VALUE([.A32])=3;VALUE([.A32])=8;VALUE([.A32])=13);-1;1)" office:value-type="float" office:value="114.07" calcext:value-type="float">
            <text:p>114,07</text:p>
          </table:table-cell>
          <table:table-cell table:number-columns-repeated="1016"/>
        </table:table-row>
        <table:table-row table:style-name="ro1">
          <table:table-cell table:style-name="ce25" table:formula="of:=MID([$'Compras-Ali'.$A33];[$Tablas.$E$31];[$Tablas.$G$31])" office:value-type="string" office:string-value="001" calcext:value-type="string">
            <text:p>001</text:p>
          </table:table-cell>
          <table:table-cell table:style-name="ce25" table:formula="of:=MID([$'Compras-Ali'.$A33];[$Tablas.$E$32];[$Tablas.$G$32])" office:value-type="string" office:string-value="00001" calcext:value-type="string">
            <text:p>00001</text:p>
          </table:table-cell>
          <table:table-cell table:style-name="ce25" table:formula="of:=MID([$'Compras-Ali'.$A33];[$Tablas.$E$33];[$Tablas.$G$33])" office:value-type="string" office:string-value="00000000000000081192" calcext:value-type="string">
            <text:p>00000000000000081192</text:p>
          </table:table-cell>
          <table:table-cell table:style-name="ce25" table:formula="of:=MID([$'Compras-Ali'.$A33];[$Tablas.$E$34];[$Tablas.$G$34])" office:value-type="string" office:string-value="80" calcext:value-type="string">
            <text:p>80</text:p>
          </table:table-cell>
          <table:table-cell table:style-name="ce25" table:formula="of:=MID([$'Compras-Ali'.$A3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3]&lt;&gt;&quot;&quot;;VALUE(MID([$'Compras-Ali'.$A33];[$Tablas.$E$36];[$Tablas.$G$36]))/100;0)*IF(OR(VALUE([.A33])=3;VALUE([.A33])=8;VALUE([.A33])=13);-1;1)" office:value-type="float" office:value="917.05" calcext:value-type="float">
            <text:p>917,05</text:p>
          </table:table-cell>
          <table:table-cell table:style-name="ce25" table:formula="of:=MID([$'Compras-Ali'.$A33];[$Tablas.$E$37];[$Tablas.$G$37])" office:value-type="string" office:string-value="0005" calcext:value-type="string">
            <text:p>0005</text:p>
          </table:table-cell>
          <table:table-cell table:style-name="ce28" table:formula="of:=IF([$'Compras-Ali'.$A33]&lt;&gt;&quot;&quot;;VALUE(MID([$'Compras-Ali'.$A33];[$Tablas.$E$38];[$Tablas.$G$38]))/100;0)*IF(OR(VALUE([.A33])=3;VALUE([.A33])=8;VALUE([.A33])=13);-1;1)" office:value-type="float" office:value="192.58" calcext:value-type="float">
            <text:p>192,58</text:p>
          </table:table-cell>
          <table:table-cell table:number-columns-repeated="1016"/>
        </table:table-row>
        <table:table-row table:style-name="ro1">
          <table:table-cell table:style-name="ce25" table:formula="of:=MID([$'Compras-Ali'.$A34];[$Tablas.$E$31];[$Tablas.$G$31])" office:value-type="string" office:string-value="001" calcext:value-type="string">
            <text:p>001</text:p>
          </table:table-cell>
          <table:table-cell table:style-name="ce25" table:formula="of:=MID([$'Compras-Ali'.$A34];[$Tablas.$E$32];[$Tablas.$G$32])" office:value-type="string" office:string-value="00011" calcext:value-type="string">
            <text:p>00011</text:p>
          </table:table-cell>
          <table:table-cell table:style-name="ce25" table:formula="of:=MID([$'Compras-Ali'.$A34];[$Tablas.$E$33];[$Tablas.$G$33])" office:value-type="string" office:string-value="00000000000000009501" calcext:value-type="string">
            <text:p>00000000000000009501</text:p>
          </table:table-cell>
          <table:table-cell table:style-name="ce25" table:formula="of:=MID([$'Compras-Ali'.$A34];[$Tablas.$E$34];[$Tablas.$G$34])" office:value-type="string" office:string-value="80" calcext:value-type="string">
            <text:p>80</text:p>
          </table:table-cell>
          <table:table-cell table:style-name="ce25" table:formula="of:=MID([$'Compras-Ali'.$A34];[$Tablas.$E$35];[$Tablas.$G$35])" office:value-type="string" office:string-value="00000000030711569843" calcext:value-type="string">
            <text:p>00000000030711569843</text:p>
          </table:table-cell>
          <table:table-cell table:style-name="ce28" table:formula="of:=IF([$'Compras-Ali'.$A34]&lt;&gt;&quot;&quot;;VALUE(MID([$'Compras-Ali'.$A34];[$Tablas.$E$36];[$Tablas.$G$36]))/100;0)*IF(OR(VALUE([.A34])=3;VALUE([.A34])=8;VALUE([.A34])=13);-1;1)" office:value-type="float" office:value="22638" calcext:value-type="float">
            <text:p>22.638,00</text:p>
          </table:table-cell>
          <table:table-cell table:style-name="ce25" table:formula="of:=MID([$'Compras-Ali'.$A34];[$Tablas.$E$37];[$Tablas.$G$37])" office:value-type="string" office:string-value="0005" calcext:value-type="string">
            <text:p>0005</text:p>
          </table:table-cell>
          <table:table-cell table:style-name="ce28" table:formula="of:=IF([$'Compras-Ali'.$A34]&lt;&gt;&quot;&quot;;VALUE(MID([$'Compras-Ali'.$A34];[$Tablas.$E$38];[$Tablas.$G$38]))/100;0)*IF(OR(VALUE([.A34])=3;VALUE([.A34])=8;VALUE([.A34])=13);-1;1)" office:value-type="float" office:value="4753.98" calcext:value-type="float">
            <text:p>4.753,98</text:p>
          </table:table-cell>
          <table:table-cell table:number-columns-repeated="1016"/>
        </table:table-row>
        <table:table-row table:style-name="ro1">
          <table:table-cell table:style-name="ce25" table:formula="of:=MID([$'Compras-Ali'.$A35];[$Tablas.$E$31];[$Tablas.$G$31])" office:value-type="string" office:string-value="001" calcext:value-type="string">
            <text:p>001</text:p>
          </table:table-cell>
          <table:table-cell table:style-name="ce25" table:formula="of:=MID([$'Compras-Ali'.$A35];[$Tablas.$E$32];[$Tablas.$G$32])" office:value-type="string" office:string-value="00500" calcext:value-type="string">
            <text:p>00500</text:p>
          </table:table-cell>
          <table:table-cell table:style-name="ce25" table:formula="of:=MID([$'Compras-Ali'.$A35];[$Tablas.$E$33];[$Tablas.$G$33])" office:value-type="string" office:string-value="00000000000000026184" calcext:value-type="string">
            <text:p>00000000000000026184</text:p>
          </table:table-cell>
          <table:table-cell table:style-name="ce25" table:formula="of:=MID([$'Compras-Ali'.$A35];[$Tablas.$E$34];[$Tablas.$G$34])" office:value-type="string" office:string-value="80" calcext:value-type="string">
            <text:p>80</text:p>
          </table:table-cell>
          <table:table-cell table:style-name="ce25" table:formula="of:=MID([$'Compras-Ali'.$A35];[$Tablas.$E$35];[$Tablas.$G$35])" office:value-type="string" office:string-value="00000000030623893096" calcext:value-type="string">
            <text:p>00000000030623893096</text:p>
          </table:table-cell>
          <table:table-cell table:style-name="ce28" table:formula="of:=IF([$'Compras-Ali'.$A35]&lt;&gt;&quot;&quot;;VALUE(MID([$'Compras-Ali'.$A35];[$Tablas.$E$36];[$Tablas.$G$36]))/100;0)*IF(OR(VALUE([.A35])=3;VALUE([.A35])=8;VALUE([.A35])=13);-1;1)" office:value-type="float" office:value="889.67" calcext:value-type="float">
            <text:p>889,67</text:p>
          </table:table-cell>
          <table:table-cell table:style-name="ce25" table:formula="of:=MID([$'Compras-Ali'.$A35];[$Tablas.$E$37];[$Tablas.$G$37])" office:value-type="string" office:string-value="0005" calcext:value-type="string">
            <text:p>0005</text:p>
          </table:table-cell>
          <table:table-cell table:style-name="ce28" table:formula="of:=IF([$'Compras-Ali'.$A35]&lt;&gt;&quot;&quot;;VALUE(MID([$'Compras-Ali'.$A35];[$Tablas.$E$38];[$Tablas.$G$38]))/100;0)*IF(OR(VALUE([.A35])=3;VALUE([.A35])=8;VALUE([.A35])=13);-1;1)" office:value-type="float" office:value="186.83" calcext:value-type="float">
            <text:p>186,83</text:p>
          </table:table-cell>
          <table:table-cell table:number-columns-repeated="1016"/>
        </table:table-row>
        <table:table-row table:style-name="ro1">
          <table:table-cell table:style-name="ce25" table:formula="of:=MID([$'Compras-Ali'.$A36];[$Tablas.$E$31];[$Tablas.$G$31])" office:value-type="string" office:string-value="001" calcext:value-type="string">
            <text:p>001</text:p>
          </table:table-cell>
          <table:table-cell table:style-name="ce25" table:formula="of:=MID([$'Compras-Ali'.$A36];[$Tablas.$E$32];[$Tablas.$G$32])" office:value-type="string" office:string-value="00001" calcext:value-type="string">
            <text:p>00001</text:p>
          </table:table-cell>
          <table:table-cell table:style-name="ce25" table:formula="of:=MID([$'Compras-Ali'.$A36];[$Tablas.$E$33];[$Tablas.$G$33])" office:value-type="string" office:string-value="00000000000000030820" calcext:value-type="string">
            <text:p>00000000000000030820</text:p>
          </table:table-cell>
          <table:table-cell table:style-name="ce25" table:formula="of:=MID([$'Compras-Ali'.$A36];[$Tablas.$E$34];[$Tablas.$G$34])" office:value-type="string" office:string-value="80" calcext:value-type="string">
            <text:p>80</text:p>
          </table:table-cell>
          <table:table-cell table:style-name="ce25" table:formula="of:=MID([$'Compras-Ali'.$A36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36]&lt;&gt;&quot;&quot;;VALUE(MID([$'Compras-Ali'.$A36];[$Tablas.$E$36];[$Tablas.$G$36]))/100;0)*IF(OR(VALUE([.A36])=3;VALUE([.A36])=8;VALUE([.A36])=13);-1;1)" office:value-type="float" office:value="102.62" calcext:value-type="float">
            <text:p>102,62</text:p>
          </table:table-cell>
          <table:table-cell table:style-name="ce25" table:formula="of:=MID([$'Compras-Ali'.$A36];[$Tablas.$E$37];[$Tablas.$G$37])" office:value-type="string" office:string-value="0005" calcext:value-type="string">
            <text:p>0005</text:p>
          </table:table-cell>
          <table:table-cell table:style-name="ce28" table:formula="of:=IF([$'Compras-Ali'.$A36]&lt;&gt;&quot;&quot;;VALUE(MID([$'Compras-Ali'.$A36];[$Tablas.$E$38];[$Tablas.$G$38]))/100;0)*IF(OR(VALUE([.A36])=3;VALUE([.A36])=8;VALUE([.A36])=13);-1;1)" office:value-type="float" office:value="21.55" calcext:value-type="float">
            <text:p>21,55</text:p>
          </table:table-cell>
          <table:table-cell table:number-columns-repeated="1016"/>
        </table:table-row>
        <table:table-row table:style-name="ro1">
          <table:table-cell table:style-name="ce25" table:formula="of:=MID([$'Compras-Ali'.$A37];[$Tablas.$E$31];[$Tablas.$G$31])" office:value-type="string" office:string-value="001" calcext:value-type="string">
            <text:p>001</text:p>
          </table:table-cell>
          <table:table-cell table:style-name="ce25" table:formula="of:=MID([$'Compras-Ali'.$A37];[$Tablas.$E$32];[$Tablas.$G$32])" office:value-type="string" office:string-value="02017" calcext:value-type="string">
            <text:p>02017</text:p>
          </table:table-cell>
          <table:table-cell table:style-name="ce25" table:formula="of:=MID([$'Compras-Ali'.$A37];[$Tablas.$E$33];[$Tablas.$G$33])" office:value-type="string" office:string-value="00000000000002443052" calcext:value-type="string">
            <text:p>00000000000002443052</text:p>
          </table:table-cell>
          <table:table-cell table:style-name="ce25" table:formula="of:=MID([$'Compras-Ali'.$A37];[$Tablas.$E$34];[$Tablas.$G$34])" office:value-type="string" office:string-value="80" calcext:value-type="string">
            <text:p>80</text:p>
          </table:table-cell>
          <table:table-cell table:style-name="ce25" table:formula="of:=MID([$'Compras-Ali'.$A3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7]&lt;&gt;&quot;&quot;;VALUE(MID([$'Compras-Ali'.$A37];[$Tablas.$E$36];[$Tablas.$G$36]))/100;0)*IF(OR(VALUE([.A37])=3;VALUE([.A37])=8;VALUE([.A37])=13);-1;1)" office:value-type="float" office:value="1319455.14" calcext:value-type="float">
            <text:p>1.319.455,14</text:p>
          </table:table-cell>
          <table:table-cell table:style-name="ce25" table:formula="of:=MID([$'Compras-Ali'.$A37];[$Tablas.$E$37];[$Tablas.$G$37])" office:value-type="string" office:string-value="0005" calcext:value-type="string">
            <text:p>0005</text:p>
          </table:table-cell>
          <table:table-cell table:style-name="ce28" table:formula="of:=IF([$'Compras-Ali'.$A37]&lt;&gt;&quot;&quot;;VALUE(MID([$'Compras-Ali'.$A37];[$Tablas.$E$38];[$Tablas.$G$38]))/100;0)*IF(OR(VALUE([.A37])=3;VALUE([.A37])=8;VALUE([.A37])=13);-1;1)" office:value-type="float" office:value="277085.58" calcext:value-type="float">
            <text:p>277.085,58</text:p>
          </table:table-cell>
          <table:table-cell table:number-columns-repeated="1016"/>
        </table:table-row>
        <table:table-row table:style-name="ro1">
          <table:table-cell table:style-name="ce25" table:formula="of:=MID([$'Compras-Ali'.$A38];[$Tablas.$E$31];[$Tablas.$G$31])" office:value-type="string" office:string-value="001" calcext:value-type="string">
            <text:p>001</text:p>
          </table:table-cell>
          <table:table-cell table:style-name="ce25" table:formula="of:=MID([$'Compras-Ali'.$A38];[$Tablas.$E$32];[$Tablas.$G$32])" office:value-type="string" office:string-value="02017" calcext:value-type="string">
            <text:p>02017</text:p>
          </table:table-cell>
          <table:table-cell table:style-name="ce25" table:formula="of:=MID([$'Compras-Ali'.$A38];[$Tablas.$E$33];[$Tablas.$G$33])" office:value-type="string" office:string-value="00000000000002443053" calcext:value-type="string">
            <text:p>00000000000002443053</text:p>
          </table:table-cell>
          <table:table-cell table:style-name="ce25" table:formula="of:=MID([$'Compras-Ali'.$A38];[$Tablas.$E$34];[$Tablas.$G$34])" office:value-type="string" office:string-value="80" calcext:value-type="string">
            <text:p>80</text:p>
          </table:table-cell>
          <table:table-cell table:style-name="ce25" table:formula="of:=MID([$'Compras-Ali'.$A3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8]&lt;&gt;&quot;&quot;;VALUE(MID([$'Compras-Ali'.$A38];[$Tablas.$E$36];[$Tablas.$G$36]))/100;0)*IF(OR(VALUE([.A38])=3;VALUE([.A38])=8;VALUE([.A38])=13);-1;1)" office:value-type="float" office:value="1319704.76" calcext:value-type="float">
            <text:p>1.319.704,76</text:p>
          </table:table-cell>
          <table:table-cell table:style-name="ce25" table:formula="of:=MID([$'Compras-Ali'.$A38];[$Tablas.$E$37];[$Tablas.$G$37])" office:value-type="string" office:string-value="0005" calcext:value-type="string">
            <text:p>0005</text:p>
          </table:table-cell>
          <table:table-cell table:style-name="ce28" table:formula="of:=IF([$'Compras-Ali'.$A38]&lt;&gt;&quot;&quot;;VALUE(MID([$'Compras-Ali'.$A38];[$Tablas.$E$38];[$Tablas.$G$38]))/100;0)*IF(OR(VALUE([.A38])=3;VALUE([.A38])=8;VALUE([.A38])=13);-1;1)" office:value-type="float" office:value="277138" calcext:value-type="float">
            <text:p>277.138,00</text:p>
          </table:table-cell>
          <table:table-cell table:number-columns-repeated="1016"/>
        </table:table-row>
        <table:table-row table:style-name="ro1">
          <table:table-cell table:style-name="ce25" table:formula="of:=MID([$'Compras-Ali'.$A39];[$Tablas.$E$31];[$Tablas.$G$31])" office:value-type="string" office:string-value="001" calcext:value-type="string">
            <text:p>001</text:p>
          </table:table-cell>
          <table:table-cell table:style-name="ce25" table:formula="of:=MID([$'Compras-Ali'.$A39];[$Tablas.$E$32];[$Tablas.$G$32])" office:value-type="string" office:string-value="02017" calcext:value-type="string">
            <text:p>02017</text:p>
          </table:table-cell>
          <table:table-cell table:style-name="ce25" table:formula="of:=MID([$'Compras-Ali'.$A39];[$Tablas.$E$33];[$Tablas.$G$33])" office:value-type="string" office:string-value="00000000000002443268" calcext:value-type="string">
            <text:p>00000000000002443268</text:p>
          </table:table-cell>
          <table:table-cell table:style-name="ce25" table:formula="of:=MID([$'Compras-Ali'.$A39];[$Tablas.$E$34];[$Tablas.$G$34])" office:value-type="string" office:string-value="80" calcext:value-type="string">
            <text:p>80</text:p>
          </table:table-cell>
          <table:table-cell table:style-name="ce25" table:formula="of:=MID([$'Compras-Ali'.$A3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]&lt;&gt;&quot;&quot;;VALUE(MID([$'Compras-Ali'.$A39];[$Tablas.$E$36];[$Tablas.$G$36]))/100;0)*IF(OR(VALUE([.A39])=3;VALUE([.A39])=8;VALUE([.A39])=13);-1;1)" office:value-type="float" office:value="1212341.24" calcext:value-type="float">
            <text:p>1.212.341,24</text:p>
          </table:table-cell>
          <table:table-cell table:style-name="ce25" table:formula="of:=MID([$'Compras-Ali'.$A39];[$Tablas.$E$37];[$Tablas.$G$37])" office:value-type="string" office:string-value="0005" calcext:value-type="string">
            <text:p>0005</text:p>
          </table:table-cell>
          <table:table-cell table:style-name="ce28" table:formula="of:=IF([$'Compras-Ali'.$A39]&lt;&gt;&quot;&quot;;VALUE(MID([$'Compras-Ali'.$A39];[$Tablas.$E$38];[$Tablas.$G$38]))/100;0)*IF(OR(VALUE([.A39])=3;VALUE([.A39])=8;VALUE([.A39])=13);-1;1)" office:value-type="float" office:value="254591.66" calcext:value-type="float">
            <text:p>254.591,66</text:p>
          </table:table-cell>
          <table:table-cell table:number-columns-repeated="1016"/>
        </table:table-row>
        <table:table-row table:style-name="ro1">
          <table:table-cell table:style-name="ce25" table:formula="of:=MID([$'Compras-Ali'.$A40];[$Tablas.$E$31];[$Tablas.$G$31])" office:value-type="string" office:string-value="001" calcext:value-type="string">
            <text:p>001</text:p>
          </table:table-cell>
          <table:table-cell table:style-name="ce25" table:formula="of:=MID([$'Compras-Ali'.$A40];[$Tablas.$E$32];[$Tablas.$G$32])" office:value-type="string" office:string-value="00005" calcext:value-type="string">
            <text:p>00005</text:p>
          </table:table-cell>
          <table:table-cell table:style-name="ce25" table:formula="of:=MID([$'Compras-Ali'.$A40];[$Tablas.$E$33];[$Tablas.$G$33])" office:value-type="string" office:string-value="00000000000000025495" calcext:value-type="string">
            <text:p>00000000000000025495</text:p>
          </table:table-cell>
          <table:table-cell table:style-name="ce25" table:formula="of:=MID([$'Compras-Ali'.$A40];[$Tablas.$E$34];[$Tablas.$G$34])" office:value-type="string" office:string-value="80" calcext:value-type="string">
            <text:p>80</text:p>
          </table:table-cell>
          <table:table-cell table:style-name="ce25" table:formula="of:=MID([$'Compras-Ali'.$A40];[$Tablas.$E$35];[$Tablas.$G$35])" office:value-type="string" office:string-value="00000000030709969583" calcext:value-type="string">
            <text:p>00000000030709969583</text:p>
          </table:table-cell>
          <table:table-cell table:style-name="ce28" table:formula="of:=IF([$'Compras-Ali'.$A40]&lt;&gt;&quot;&quot;;VALUE(MID([$'Compras-Ali'.$A40];[$Tablas.$E$36];[$Tablas.$G$36]))/100;0)*IF(OR(VALUE([.A40])=3;VALUE([.A40])=8;VALUE([.A40])=13);-1;1)" office:value-type="float" office:value="7231.43" calcext:value-type="float">
            <text:p>7.231,43</text:p>
          </table:table-cell>
          <table:table-cell table:style-name="ce25" table:formula="of:=MID([$'Compras-Ali'.$A40];[$Tablas.$E$37];[$Tablas.$G$37])" office:value-type="string" office:string-value="0005" calcext:value-type="string">
            <text:p>0005</text:p>
          </table:table-cell>
          <table:table-cell table:style-name="ce28" table:formula="of:=IF([$'Compras-Ali'.$A40]&lt;&gt;&quot;&quot;;VALUE(MID([$'Compras-Ali'.$A40];[$Tablas.$E$38];[$Tablas.$G$38]))/100;0)*IF(OR(VALUE([.A40])=3;VALUE([.A40])=8;VALUE([.A40])=13);-1;1)" office:value-type="float" office:value="1518.6" calcext:value-type="float">
            <text:p>1.518,60</text:p>
          </table:table-cell>
          <table:table-cell table:number-columns-repeated="1016"/>
        </table:table-row>
        <table:table-row table:style-name="ro1">
          <table:table-cell table:style-name="ce25" table:formula="of:=MID([$'Compras-Ali'.$A41];[$Tablas.$E$31];[$Tablas.$G$31])" office:value-type="string" office:string-value="001" calcext:value-type="string">
            <text:p>001</text:p>
          </table:table-cell>
          <table:table-cell table:style-name="ce25" table:formula="of:=MID([$'Compras-Ali'.$A41];[$Tablas.$E$32];[$Tablas.$G$32])" office:value-type="string" office:string-value="00003" calcext:value-type="string">
            <text:p>00003</text:p>
          </table:table-cell>
          <table:table-cell table:style-name="ce25" table:formula="of:=MID([$'Compras-Ali'.$A41];[$Tablas.$E$33];[$Tablas.$G$33])" office:value-type="string" office:string-value="00000000000000016080" calcext:value-type="string">
            <text:p>00000000000000016080</text:p>
          </table:table-cell>
          <table:table-cell table:style-name="ce25" table:formula="of:=MID([$'Compras-Ali'.$A41];[$Tablas.$E$34];[$Tablas.$G$34])" office:value-type="string" office:string-value="80" calcext:value-type="string">
            <text:p>80</text:p>
          </table:table-cell>
          <table:table-cell table:style-name="ce25" table:formula="of:=MID([$'Compras-Ali'.$A41];[$Tablas.$E$35];[$Tablas.$G$35])" office:value-type="string" office:string-value="00000000030709893900" calcext:value-type="string">
            <text:p>00000000030709893900</text:p>
          </table:table-cell>
          <table:table-cell table:style-name="ce28" table:formula="of:=IF([$'Compras-Ali'.$A41]&lt;&gt;&quot;&quot;;VALUE(MID([$'Compras-Ali'.$A41];[$Tablas.$E$36];[$Tablas.$G$36]))/100;0)*IF(OR(VALUE([.A41])=3;VALUE([.A41])=8;VALUE([.A41])=13);-1;1)" office:value-type="float" office:value="495.86" calcext:value-type="float">
            <text:p>495,86</text:p>
          </table:table-cell>
          <table:table-cell table:style-name="ce25" table:formula="of:=MID([$'Compras-Ali'.$A41];[$Tablas.$E$37];[$Tablas.$G$37])" office:value-type="string" office:string-value="0005" calcext:value-type="string">
            <text:p>0005</text:p>
          </table:table-cell>
          <table:table-cell table:style-name="ce28" table:formula="of:=IF([$'Compras-Ali'.$A41]&lt;&gt;&quot;&quot;;VALUE(MID([$'Compras-Ali'.$A41];[$Tablas.$E$38];[$Tablas.$G$38]))/100;0)*IF(OR(VALUE([.A41])=3;VALUE([.A41])=8;VALUE([.A41])=13);-1;1)" office:value-type="float" office:value="104.13" calcext:value-type="float">
            <text:p>104,13</text:p>
          </table:table-cell>
          <table:table-cell table:number-columns-repeated="1016"/>
        </table:table-row>
        <table:table-row table:style-name="ro1">
          <table:table-cell table:style-name="ce25" table:formula="of:=MID([$'Compras-Ali'.$A42];[$Tablas.$E$31];[$Tablas.$G$31])" office:value-type="string" office:string-value="001" calcext:value-type="string">
            <text:p>001</text:p>
          </table:table-cell>
          <table:table-cell table:style-name="ce25" table:formula="of:=MID([$'Compras-Ali'.$A42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];[$Tablas.$E$33];[$Tablas.$G$33])" office:value-type="string" office:string-value="00000000000000081210" calcext:value-type="string">
            <text:p>00000000000000081210</text:p>
          </table:table-cell>
          <table:table-cell table:style-name="ce25" table:formula="of:=MID([$'Compras-Ali'.$A42];[$Tablas.$E$34];[$Tablas.$G$34])" office:value-type="string" office:string-value="80" calcext:value-type="string">
            <text:p>80</text:p>
          </table:table-cell>
          <table:table-cell table:style-name="ce25" table:formula="of:=MID([$'Compras-Ali'.$A4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2]&lt;&gt;&quot;&quot;;VALUE(MID([$'Compras-Ali'.$A42];[$Tablas.$E$36];[$Tablas.$G$36]))/100;0)*IF(OR(VALUE([.A42])=3;VALUE([.A42])=8;VALUE([.A42])=13);-1;1)" office:value-type="float" office:value="59.67" calcext:value-type="float">
            <text:p>59,67</text:p>
          </table:table-cell>
          <table:table-cell table:style-name="ce25" table:formula="of:=MID([$'Compras-Ali'.$A42];[$Tablas.$E$37];[$Tablas.$G$37])" office:value-type="string" office:string-value="0005" calcext:value-type="string">
            <text:p>0005</text:p>
          </table:table-cell>
          <table:table-cell table:style-name="ce28" table:formula="of:=IF([$'Compras-Ali'.$A42]&lt;&gt;&quot;&quot;;VALUE(MID([$'Compras-Ali'.$A42];[$Tablas.$E$38];[$Tablas.$G$38]))/100;0)*IF(OR(VALUE([.A42])=3;VALUE([.A42])=8;VALUE([.A42])=13);-1;1)" office:value-type="float" office:value="12.53" calcext:value-type="float">
            <text:p>12,53</text:p>
          </table:table-cell>
          <table:table-cell table:number-columns-repeated="1016"/>
        </table:table-row>
        <table:table-row table:style-name="ro1">
          <table:table-cell table:style-name="ce25" table:formula="of:=MID([$'Compras-Ali'.$A43];[$Tablas.$E$31];[$Tablas.$G$31])" office:value-type="string" office:string-value="001" calcext:value-type="string">
            <text:p>001</text:p>
          </table:table-cell>
          <table:table-cell table:style-name="ce25" table:formula="of:=MID([$'Compras-Ali'.$A43];[$Tablas.$E$32];[$Tablas.$G$32])" office:value-type="string" office:string-value="00001" calcext:value-type="string">
            <text:p>00001</text:p>
          </table:table-cell>
          <table:table-cell table:style-name="ce25" table:formula="of:=MID([$'Compras-Ali'.$A43];[$Tablas.$E$33];[$Tablas.$G$33])" office:value-type="string" office:string-value="00000000000000081232" calcext:value-type="string">
            <text:p>00000000000000081232</text:p>
          </table:table-cell>
          <table:table-cell table:style-name="ce25" table:formula="of:=MID([$'Compras-Ali'.$A43];[$Tablas.$E$34];[$Tablas.$G$34])" office:value-type="string" office:string-value="80" calcext:value-type="string">
            <text:p>80</text:p>
          </table:table-cell>
          <table:table-cell table:style-name="ce25" table:formula="of:=MID([$'Compras-Ali'.$A4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3]&lt;&gt;&quot;&quot;;VALUE(MID([$'Compras-Ali'.$A43];[$Tablas.$E$36];[$Tablas.$G$36]))/100;0)*IF(OR(VALUE([.A43])=3;VALUE([.A43])=8;VALUE([.A43])=13);-1;1)" office:value-type="float" office:value="81.14" calcext:value-type="float">
            <text:p>81,14</text:p>
          </table:table-cell>
          <table:table-cell table:style-name="ce25" table:formula="of:=MID([$'Compras-Ali'.$A43];[$Tablas.$E$37];[$Tablas.$G$37])" office:value-type="string" office:string-value="0005" calcext:value-type="string">
            <text:p>0005</text:p>
          </table:table-cell>
          <table:table-cell table:style-name="ce28" table:formula="of:=IF([$'Compras-Ali'.$A43]&lt;&gt;&quot;&quot;;VALUE(MID([$'Compras-Ali'.$A43];[$Tablas.$E$38];[$Tablas.$G$38]))/100;0)*IF(OR(VALUE([.A43])=3;VALUE([.A43])=8;VALUE([.A43])=13);-1;1)" office:value-type="float" office:value="17.04" calcext:value-type="float">
            <text:p>17,04</text:p>
          </table:table-cell>
          <table:table-cell table:number-columns-repeated="1016"/>
        </table:table-row>
        <table:table-row table:style-name="ro1">
          <table:table-cell table:style-name="ce25" table:formula="of:=MID([$'Compras-Ali'.$A44];[$Tablas.$E$31];[$Tablas.$G$31])" office:value-type="string" office:string-value="001" calcext:value-type="string">
            <text:p>001</text:p>
          </table:table-cell>
          <table:table-cell table:style-name="ce25" table:formula="of:=MID([$'Compras-Ali'.$A44];[$Tablas.$E$32];[$Tablas.$G$32])" office:value-type="string" office:string-value="00001" calcext:value-type="string">
            <text:p>00001</text:p>
          </table:table-cell>
          <table:table-cell table:style-name="ce25" table:formula="of:=MID([$'Compras-Ali'.$A44];[$Tablas.$E$33];[$Tablas.$G$33])" office:value-type="string" office:string-value="00000000000000080813" calcext:value-type="string">
            <text:p>00000000000000080813</text:p>
          </table:table-cell>
          <table:table-cell table:style-name="ce25" table:formula="of:=MID([$'Compras-Ali'.$A44];[$Tablas.$E$34];[$Tablas.$G$34])" office:value-type="string" office:string-value="80" calcext:value-type="string">
            <text:p>80</text:p>
          </table:table-cell>
          <table:table-cell table:style-name="ce25" table:formula="of:=MID([$'Compras-Ali'.$A4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4]&lt;&gt;&quot;&quot;;VALUE(MID([$'Compras-Ali'.$A44];[$Tablas.$E$36];[$Tablas.$G$36]))/100;0)*IF(OR(VALUE([.A44])=3;VALUE([.A44])=8;VALUE([.A44])=13);-1;1)" office:value-type="float" office:value="138.76" calcext:value-type="float">
            <text:p>138,76</text:p>
          </table:table-cell>
          <table:table-cell table:style-name="ce25" table:formula="of:=MID([$'Compras-Ali'.$A44];[$Tablas.$E$37];[$Tablas.$G$37])" office:value-type="string" office:string-value="0005" calcext:value-type="string">
            <text:p>0005</text:p>
          </table:table-cell>
          <table:table-cell table:style-name="ce28" table:formula="of:=IF([$'Compras-Ali'.$A44]&lt;&gt;&quot;&quot;;VALUE(MID([$'Compras-Ali'.$A44];[$Tablas.$E$38];[$Tablas.$G$38]))/100;0)*IF(OR(VALUE([.A44])=3;VALUE([.A44])=8;VALUE([.A44])=13);-1;1)" office:value-type="float" office:value="29.14" calcext:value-type="float">
            <text:p>29,14</text:p>
          </table:table-cell>
          <table:table-cell table:number-columns-repeated="1016"/>
        </table:table-row>
        <table:table-row table:style-name="ro1">
          <table:table-cell table:style-name="ce25" table:formula="of:=MID([$'Compras-Ali'.$A45];[$Tablas.$E$31];[$Tablas.$G$31])" office:value-type="string" office:string-value="001" calcext:value-type="string">
            <text:p>001</text:p>
          </table:table-cell>
          <table:table-cell table:style-name="ce25" table:formula="of:=MID([$'Compras-Ali'.$A45];[$Tablas.$E$32];[$Tablas.$G$32])" office:value-type="string" office:string-value="00001" calcext:value-type="string">
            <text:p>00001</text:p>
          </table:table-cell>
          <table:table-cell table:style-name="ce25" table:formula="of:=MID([$'Compras-Ali'.$A45];[$Tablas.$E$33];[$Tablas.$G$33])" office:value-type="string" office:string-value="00000000000000081209" calcext:value-type="string">
            <text:p>00000000000000081209</text:p>
          </table:table-cell>
          <table:table-cell table:style-name="ce25" table:formula="of:=MID([$'Compras-Ali'.$A45];[$Tablas.$E$34];[$Tablas.$G$34])" office:value-type="string" office:string-value="80" calcext:value-type="string">
            <text:p>80</text:p>
          </table:table-cell>
          <table:table-cell table:style-name="ce25" table:formula="of:=MID([$'Compras-Ali'.$A4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5]&lt;&gt;&quot;&quot;;VALUE(MID([$'Compras-Ali'.$A45];[$Tablas.$E$36];[$Tablas.$G$36]))/100;0)*IF(OR(VALUE([.A45])=3;VALUE([.A45])=8;VALUE([.A45])=13);-1;1)" office:value-type="float" office:value="259.81" calcext:value-type="float">
            <text:p>259,81</text:p>
          </table:table-cell>
          <table:table-cell table:style-name="ce25" table:formula="of:=MID([$'Compras-Ali'.$A45];[$Tablas.$E$37];[$Tablas.$G$37])" office:value-type="string" office:string-value="0005" calcext:value-type="string">
            <text:p>0005</text:p>
          </table:table-cell>
          <table:table-cell table:style-name="ce28" table:formula="of:=IF([$'Compras-Ali'.$A45]&lt;&gt;&quot;&quot;;VALUE(MID([$'Compras-Ali'.$A45];[$Tablas.$E$38];[$Tablas.$G$38]))/100;0)*IF(OR(VALUE([.A45])=3;VALUE([.A45])=8;VALUE([.A45])=13);-1;1)" office:value-type="float" office:value="54.56" calcext:value-type="float">
            <text:p>54,56</text:p>
          </table:table-cell>
          <table:table-cell table:number-columns-repeated="1016"/>
        </table:table-row>
        <table:table-row table:style-name="ro1">
          <table:table-cell table:style-name="ce25" table:formula="of:=MID([$'Compras-Ali'.$A46];[$Tablas.$E$31];[$Tablas.$G$31])" office:value-type="string" office:string-value="001" calcext:value-type="string">
            <text:p>001</text:p>
          </table:table-cell>
          <table:table-cell table:style-name="ce25" table:formula="of:=MID([$'Compras-Ali'.$A46];[$Tablas.$E$32];[$Tablas.$G$32])" office:value-type="string" office:string-value="00001" calcext:value-type="string">
            <text:p>00001</text:p>
          </table:table-cell>
          <table:table-cell table:style-name="ce25" table:formula="of:=MID([$'Compras-Ali'.$A46];[$Tablas.$E$33];[$Tablas.$G$33])" office:value-type="string" office:string-value="00000000000000081228" calcext:value-type="string">
            <text:p>00000000000000081228</text:p>
          </table:table-cell>
          <table:table-cell table:style-name="ce25" table:formula="of:=MID([$'Compras-Ali'.$A46];[$Tablas.$E$34];[$Tablas.$G$34])" office:value-type="string" office:string-value="80" calcext:value-type="string">
            <text:p>80</text:p>
          </table:table-cell>
          <table:table-cell table:style-name="ce25" table:formula="of:=MID([$'Compras-Ali'.$A4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6]&lt;&gt;&quot;&quot;;VALUE(MID([$'Compras-Ali'.$A46];[$Tablas.$E$36];[$Tablas.$G$36]))/100;0)*IF(OR(VALUE([.A46])=3;VALUE([.A46])=8;VALUE([.A46])=13);-1;1)" office:value-type="float" office:value="138.14" calcext:value-type="float">
            <text:p>138,14</text:p>
          </table:table-cell>
          <table:table-cell table:style-name="ce25" table:formula="of:=MID([$'Compras-Ali'.$A46];[$Tablas.$E$37];[$Tablas.$G$37])" office:value-type="string" office:string-value="0005" calcext:value-type="string">
            <text:p>0005</text:p>
          </table:table-cell>
          <table:table-cell table:style-name="ce28" table:formula="of:=IF([$'Compras-Ali'.$A46]&lt;&gt;&quot;&quot;;VALUE(MID([$'Compras-Ali'.$A46];[$Tablas.$E$38];[$Tablas.$G$38]))/100;0)*IF(OR(VALUE([.A46])=3;VALUE([.A46])=8;VALUE([.A46])=13);-1;1)" office:value-type="float" office:value="29.01" calcext:value-type="float">
            <text:p>29,01</text:p>
          </table:table-cell>
          <table:table-cell table:number-columns-repeated="1016"/>
        </table:table-row>
        <table:table-row table:style-name="ro1">
          <table:table-cell table:style-name="ce25" table:formula="of:=MID([$'Compras-Ali'.$A47];[$Tablas.$E$31];[$Tablas.$G$31])" office:value-type="string" office:string-value="001" calcext:value-type="string">
            <text:p>001</text:p>
          </table:table-cell>
          <table:table-cell table:style-name="ce25" table:formula="of:=MID([$'Compras-Ali'.$A47];[$Tablas.$E$32];[$Tablas.$G$32])" office:value-type="string" office:string-value="00001" calcext:value-type="string">
            <text:p>00001</text:p>
          </table:table-cell>
          <table:table-cell table:style-name="ce25" table:formula="of:=MID([$'Compras-Ali'.$A47];[$Tablas.$E$33];[$Tablas.$G$33])" office:value-type="string" office:string-value="00000000000000081244" calcext:value-type="string">
            <text:p>00000000000000081244</text:p>
          </table:table-cell>
          <table:table-cell table:style-name="ce25" table:formula="of:=MID([$'Compras-Ali'.$A47];[$Tablas.$E$34];[$Tablas.$G$34])" office:value-type="string" office:string-value="80" calcext:value-type="string">
            <text:p>80</text:p>
          </table:table-cell>
          <table:table-cell table:style-name="ce25" table:formula="of:=MID([$'Compras-Ali'.$A4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7]&lt;&gt;&quot;&quot;;VALUE(MID([$'Compras-Ali'.$A47];[$Tablas.$E$36];[$Tablas.$G$36]))/100;0)*IF(OR(VALUE([.A47])=3;VALUE([.A47])=8;VALUE([.A47])=13);-1;1)" office:value-type="float" office:value="628.86" calcext:value-type="float">
            <text:p>628,86</text:p>
          </table:table-cell>
          <table:table-cell table:style-name="ce25" table:formula="of:=MID([$'Compras-Ali'.$A47];[$Tablas.$E$37];[$Tablas.$G$37])" office:value-type="string" office:string-value="0005" calcext:value-type="string">
            <text:p>0005</text:p>
          </table:table-cell>
          <table:table-cell table:style-name="ce28" table:formula="of:=IF([$'Compras-Ali'.$A47]&lt;&gt;&quot;&quot;;VALUE(MID([$'Compras-Ali'.$A47];[$Tablas.$E$38];[$Tablas.$G$38]))/100;0)*IF(OR(VALUE([.A47])=3;VALUE([.A47])=8;VALUE([.A47])=13);-1;1)" office:value-type="float" office:value="132.06" calcext:value-type="float">
            <text:p>132,06</text:p>
          </table:table-cell>
          <table:table-cell table:number-columns-repeated="1016"/>
        </table:table-row>
        <table:table-row table:style-name="ro1">
          <table:table-cell table:style-name="ce25" table:formula="of:=MID([$'Compras-Ali'.$A48];[$Tablas.$E$31];[$Tablas.$G$31])" office:value-type="string" office:string-value="001" calcext:value-type="string">
            <text:p>001</text:p>
          </table:table-cell>
          <table:table-cell table:style-name="ce25" table:formula="of:=MID([$'Compras-Ali'.$A48];[$Tablas.$E$32];[$Tablas.$G$32])" office:value-type="string" office:string-value="00001" calcext:value-type="string">
            <text:p>00001</text:p>
          </table:table-cell>
          <table:table-cell table:style-name="ce25" table:formula="of:=MID([$'Compras-Ali'.$A48];[$Tablas.$E$33];[$Tablas.$G$33])" office:value-type="string" office:string-value="00000000000000081224" calcext:value-type="string">
            <text:p>00000000000000081224</text:p>
          </table:table-cell>
          <table:table-cell table:style-name="ce25" table:formula="of:=MID([$'Compras-Ali'.$A48];[$Tablas.$E$34];[$Tablas.$G$34])" office:value-type="string" office:string-value="80" calcext:value-type="string">
            <text:p>80</text:p>
          </table:table-cell>
          <table:table-cell table:style-name="ce25" table:formula="of:=MID([$'Compras-Ali'.$A4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8]&lt;&gt;&quot;&quot;;VALUE(MID([$'Compras-Ali'.$A48];[$Tablas.$E$36];[$Tablas.$G$36]))/100;0)*IF(OR(VALUE([.A48])=3;VALUE([.A48])=8;VALUE([.A48])=13);-1;1)" office:value-type="float" office:value="865.76" calcext:value-type="float">
            <text:p>865,76</text:p>
          </table:table-cell>
          <table:table-cell table:style-name="ce25" table:formula="of:=MID([$'Compras-Ali'.$A48];[$Tablas.$E$37];[$Tablas.$G$37])" office:value-type="string" office:string-value="0005" calcext:value-type="string">
            <text:p>0005</text:p>
          </table:table-cell>
          <table:table-cell table:style-name="ce28" table:formula="of:=IF([$'Compras-Ali'.$A48]&lt;&gt;&quot;&quot;;VALUE(MID([$'Compras-Ali'.$A48];[$Tablas.$E$38];[$Tablas.$G$38]))/100;0)*IF(OR(VALUE([.A48])=3;VALUE([.A48])=8;VALUE([.A48])=13);-1;1)" office:value-type="float" office:value="181.81" calcext:value-type="float">
            <text:p>181,81</text:p>
          </table:table-cell>
          <table:table-cell table:number-columns-repeated="1016"/>
        </table:table-row>
        <table:table-row table:style-name="ro1">
          <table:table-cell table:style-name="ce25" table:formula="of:=MID([$'Compras-Ali'.$A49];[$Tablas.$E$31];[$Tablas.$G$31])" office:value-type="string" office:string-value="001" calcext:value-type="string">
            <text:p>001</text:p>
          </table:table-cell>
          <table:table-cell table:style-name="ce25" table:formula="of:=MID([$'Compras-Ali'.$A49];[$Tablas.$E$32];[$Tablas.$G$32])" office:value-type="string" office:string-value="00004" calcext:value-type="string">
            <text:p>00004</text:p>
          </table:table-cell>
          <table:table-cell table:style-name="ce25" table:formula="of:=MID([$'Compras-Ali'.$A49];[$Tablas.$E$33];[$Tablas.$G$33])" office:value-type="string" office:string-value="00000000000000021862" calcext:value-type="string">
            <text:p>00000000000000021862</text:p>
          </table:table-cell>
          <table:table-cell table:style-name="ce25" table:formula="of:=MID([$'Compras-Ali'.$A49];[$Tablas.$E$34];[$Tablas.$G$34])" office:value-type="string" office:string-value="80" calcext:value-type="string">
            <text:p>80</text:p>
          </table:table-cell>
          <table:table-cell table:style-name="ce25" table:formula="of:=MID([$'Compras-Ali'.$A49];[$Tablas.$E$35];[$Tablas.$G$35])" office:value-type="string" office:string-value="00000000030562909342" calcext:value-type="string">
            <text:p>00000000030562909342</text:p>
          </table:table-cell>
          <table:table-cell table:style-name="ce28" table:formula="of:=IF([$'Compras-Ali'.$A49]&lt;&gt;&quot;&quot;;VALUE(MID([$'Compras-Ali'.$A49];[$Tablas.$E$36];[$Tablas.$G$36]))/100;0)*IF(OR(VALUE([.A49])=3;VALUE([.A49])=8;VALUE([.A49])=13);-1;1)" office:value-type="float" office:value="6025.24" calcext:value-type="float">
            <text:p>6.025,24</text:p>
          </table:table-cell>
          <table:table-cell table:style-name="ce25" table:formula="of:=MID([$'Compras-Ali'.$A49];[$Tablas.$E$37];[$Tablas.$G$37])" office:value-type="string" office:string-value="0005" calcext:value-type="string">
            <text:p>0005</text:p>
          </table:table-cell>
          <table:table-cell table:style-name="ce28" table:formula="of:=IF([$'Compras-Ali'.$A49]&lt;&gt;&quot;&quot;;VALUE(MID([$'Compras-Ali'.$A49];[$Tablas.$E$38];[$Tablas.$G$38]))/100;0)*IF(OR(VALUE([.A49])=3;VALUE([.A49])=8;VALUE([.A49])=13);-1;1)" office:value-type="float" office:value="1265.3" calcext:value-type="float">
            <text:p>1.265,30</text:p>
          </table:table-cell>
          <table:table-cell table:number-columns-repeated="1016"/>
        </table:table-row>
        <table:table-row table:style-name="ro1">
          <table:table-cell table:style-name="ce25" table:formula="of:=MID([$'Compras-Ali'.$A50];[$Tablas.$E$31];[$Tablas.$G$31])" office:value-type="string" office:string-value="001" calcext:value-type="string">
            <text:p>001</text:p>
          </table:table-cell>
          <table:table-cell table:style-name="ce25" table:formula="of:=MID([$'Compras-Ali'.$A50];[$Tablas.$E$32];[$Tablas.$G$32])" office:value-type="string" office:string-value="00002" calcext:value-type="string">
            <text:p>00002</text:p>
          </table:table-cell>
          <table:table-cell table:style-name="ce25" table:formula="of:=MID([$'Compras-Ali'.$A50];[$Tablas.$E$33];[$Tablas.$G$33])" office:value-type="string" office:string-value="00000000000000001795" calcext:value-type="string">
            <text:p>00000000000000001795</text:p>
          </table:table-cell>
          <table:table-cell table:style-name="ce25" table:formula="of:=MID([$'Compras-Ali'.$A50];[$Tablas.$E$34];[$Tablas.$G$34])" office:value-type="string" office:string-value="80" calcext:value-type="string">
            <text:p>80</text:p>
          </table:table-cell>
          <table:table-cell table:style-name="ce25" table:formula="of:=MID([$'Compras-Ali'.$A50];[$Tablas.$E$35];[$Tablas.$G$35])" office:value-type="string" office:string-value="00000000030715752936" calcext:value-type="string">
            <text:p>00000000030715752936</text:p>
          </table:table-cell>
          <table:table-cell table:style-name="ce28" table:formula="of:=IF([$'Compras-Ali'.$A50]&lt;&gt;&quot;&quot;;VALUE(MID([$'Compras-Ali'.$A50];[$Tablas.$E$36];[$Tablas.$G$36]))/100;0)*IF(OR(VALUE([.A50])=3;VALUE([.A50])=8;VALUE([.A50])=13);-1;1)" office:value-type="float" office:value="22880" calcext:value-type="float">
            <text:p>22.880,00</text:p>
          </table:table-cell>
          <table:table-cell table:style-name="ce25" table:formula="of:=MID([$'Compras-Ali'.$A50];[$Tablas.$E$37];[$Tablas.$G$37])" office:value-type="string" office:string-value="0005" calcext:value-type="string">
            <text:p>0005</text:p>
          </table:table-cell>
          <table:table-cell table:style-name="ce28" table:formula="of:=IF([$'Compras-Ali'.$A50]&lt;&gt;&quot;&quot;;VALUE(MID([$'Compras-Ali'.$A50];[$Tablas.$E$38];[$Tablas.$G$38]))/100;0)*IF(OR(VALUE([.A50])=3;VALUE([.A50])=8;VALUE([.A50])=13);-1;1)" office:value-type="float" office:value="4804.8" calcext:value-type="float">
            <text:p>4.804,80</text:p>
          </table:table-cell>
          <table:table-cell table:number-columns-repeated="1016"/>
        </table:table-row>
        <table:table-row table:style-name="ro1">
          <table:table-cell table:style-name="ce25" table:formula="of:=MID([$'Compras-Ali'.$A51];[$Tablas.$E$31];[$Tablas.$G$31])" office:value-type="string" office:string-value="001" calcext:value-type="string">
            <text:p>001</text:p>
          </table:table-cell>
          <table:table-cell table:style-name="ce25" table:formula="of:=MID([$'Compras-Ali'.$A51];[$Tablas.$E$32];[$Tablas.$G$32])" office:value-type="string" office:string-value="00001" calcext:value-type="string">
            <text:p>00001</text:p>
          </table:table-cell>
          <table:table-cell table:style-name="ce25" table:formula="of:=MID([$'Compras-Ali'.$A51];[$Tablas.$E$33];[$Tablas.$G$33])" office:value-type="string" office:string-value="00000000000000408202" calcext:value-type="string">
            <text:p>00000000000000408202</text:p>
          </table:table-cell>
          <table:table-cell table:style-name="ce25" table:formula="of:=MID([$'Compras-Ali'.$A51];[$Tablas.$E$34];[$Tablas.$G$34])" office:value-type="string" office:string-value="80" calcext:value-type="string">
            <text:p>80</text:p>
          </table:table-cell>
          <table:table-cell table:style-name="ce25" table:formula="of:=MID([$'Compras-Ali'.$A51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51]&lt;&gt;&quot;&quot;;VALUE(MID([$'Compras-Ali'.$A51];[$Tablas.$E$36];[$Tablas.$G$36]))/100;0)*IF(OR(VALUE([.A51])=3;VALUE([.A51])=8;VALUE([.A51])=13);-1;1)" office:value-type="float" office:value="3.38" calcext:value-type="float">
            <text:p>3,38</text:p>
          </table:table-cell>
          <table:table-cell table:style-name="ce25" table:formula="of:=MID([$'Compras-Ali'.$A51];[$Tablas.$E$37];[$Tablas.$G$37])" office:value-type="string" office:string-value="0005" calcext:value-type="string">
            <text:p>0005</text:p>
          </table:table-cell>
          <table:table-cell table:style-name="ce28" table:formula="of:=IF([$'Compras-Ali'.$A51]&lt;&gt;&quot;&quot;;VALUE(MID([$'Compras-Ali'.$A51];[$Tablas.$E$38];[$Tablas.$G$38]))/100;0)*IF(OR(VALUE([.A51])=3;VALUE([.A51])=8;VALUE([.A51])=13);-1;1)" office:value-type="float" office:value="0.71" calcext:value-type="float">
            <text:p>0,71</text:p>
          </table:table-cell>
          <table:table-cell table:number-columns-repeated="1016"/>
        </table:table-row>
        <table:table-row table:style-name="ro1">
          <table:table-cell table:style-name="ce25" table:formula="of:=MID([$'Compras-Ali'.$A52];[$Tablas.$E$31];[$Tablas.$G$31])" office:value-type="string" office:string-value="001" calcext:value-type="string">
            <text:p>001</text:p>
          </table:table-cell>
          <table:table-cell table:style-name="ce25" table:formula="of:=MID([$'Compras-Ali'.$A52];[$Tablas.$E$32];[$Tablas.$G$32])" office:value-type="string" office:string-value="02020" calcext:value-type="string">
            <text:p>02020</text:p>
          </table:table-cell>
          <table:table-cell table:style-name="ce25" table:formula="of:=MID([$'Compras-Ali'.$A52];[$Tablas.$E$33];[$Tablas.$G$33])" office:value-type="string" office:string-value="00000000000000391007" calcext:value-type="string">
            <text:p>00000000000000391007</text:p>
          </table:table-cell>
          <table:table-cell table:style-name="ce25" table:formula="of:=MID([$'Compras-Ali'.$A52];[$Tablas.$E$34];[$Tablas.$G$34])" office:value-type="string" office:string-value="80" calcext:value-type="string">
            <text:p>80</text:p>
          </table:table-cell>
          <table:table-cell table:style-name="ce25" table:formula="of:=MID([$'Compras-Ali'.$A5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52]&lt;&gt;&quot;&quot;;VALUE(MID([$'Compras-Ali'.$A52];[$Tablas.$E$36];[$Tablas.$G$36]))/100;0)*IF(OR(VALUE([.A52])=3;VALUE([.A52])=8;VALUE([.A52])=13);-1;1)" office:value-type="float" office:value="59058.76" calcext:value-type="float">
            <text:p>59.058,76</text:p>
          </table:table-cell>
          <table:table-cell table:style-name="ce25" table:formula="of:=MID([$'Compras-Ali'.$A52];[$Tablas.$E$37];[$Tablas.$G$37])" office:value-type="string" office:string-value="0005" calcext:value-type="string">
            <text:p>0005</text:p>
          </table:table-cell>
          <table:table-cell table:style-name="ce28" table:formula="of:=IF([$'Compras-Ali'.$A52]&lt;&gt;&quot;&quot;;VALUE(MID([$'Compras-Ali'.$A52];[$Tablas.$E$38];[$Tablas.$G$38]))/100;0)*IF(OR(VALUE([.A52])=3;VALUE([.A52])=8;VALUE([.A52])=13);-1;1)" office:value-type="float" office:value="12402.34" calcext:value-type="float">
            <text:p>12.402,34</text:p>
          </table:table-cell>
          <table:table-cell table:number-columns-repeated="1016"/>
        </table:table-row>
        <table:table-row table:style-name="ro1">
          <table:table-cell table:style-name="ce25" table:formula="of:=MID([$'Compras-Ali'.$A53];[$Tablas.$E$31];[$Tablas.$G$31])" office:value-type="string" office:string-value="001" calcext:value-type="string">
            <text:p>001</text:p>
          </table:table-cell>
          <table:table-cell table:style-name="ce25" table:formula="of:=MID([$'Compras-Ali'.$A53];[$Tablas.$E$32];[$Tablas.$G$32])" office:value-type="string" office:string-value="00011" calcext:value-type="string">
            <text:p>00011</text:p>
          </table:table-cell>
          <table:table-cell table:style-name="ce25" table:formula="of:=MID([$'Compras-Ali'.$A53];[$Tablas.$E$33];[$Tablas.$G$33])" office:value-type="string" office:string-value="00000000000000002049" calcext:value-type="string">
            <text:p>00000000000000002049</text:p>
          </table:table-cell>
          <table:table-cell table:style-name="ce25" table:formula="of:=MID([$'Compras-Ali'.$A53];[$Tablas.$E$34];[$Tablas.$G$34])" office:value-type="string" office:string-value="80" calcext:value-type="string">
            <text:p>80</text:p>
          </table:table-cell>
          <table:table-cell table:style-name="ce25" table:formula="of:=MID([$'Compras-Ali'.$A53];[$Tablas.$E$35];[$Tablas.$G$35])" office:value-type="string" office:string-value="00000000030707592660" calcext:value-type="string">
            <text:p>00000000030707592660</text:p>
          </table:table-cell>
          <table:table-cell table:style-name="ce28" table:formula="of:=IF([$'Compras-Ali'.$A53]&lt;&gt;&quot;&quot;;VALUE(MID([$'Compras-Ali'.$A53];[$Tablas.$E$36];[$Tablas.$G$36]))/100;0)*IF(OR(VALUE([.A53])=3;VALUE([.A53])=8;VALUE([.A53])=13);-1;1)" office:value-type="float" office:value="4664" calcext:value-type="float">
            <text:p>4.664,00</text:p>
          </table:table-cell>
          <table:table-cell table:style-name="ce25" table:formula="of:=MID([$'Compras-Ali'.$A53];[$Tablas.$E$37];[$Tablas.$G$37])" office:value-type="string" office:string-value="0005" calcext:value-type="string">
            <text:p>0005</text:p>
          </table:table-cell>
          <table:table-cell table:style-name="ce28" table:formula="of:=IF([$'Compras-Ali'.$A53]&lt;&gt;&quot;&quot;;VALUE(MID([$'Compras-Ali'.$A53];[$Tablas.$E$38];[$Tablas.$G$38]))/100;0)*IF(OR(VALUE([.A53])=3;VALUE([.A53])=8;VALUE([.A53])=13);-1;1)" office:value-type="float" office:value="979.44" calcext:value-type="float">
            <text:p>979,44</text:p>
          </table:table-cell>
          <table:table-cell table:number-columns-repeated="1016"/>
        </table:table-row>
        <table:table-row table:style-name="ro1">
          <table:table-cell table:style-name="ce25" table:formula="of:=MID([$'Compras-Ali'.$A54];[$Tablas.$E$31];[$Tablas.$G$31])" office:value-type="string" office:string-value="001" calcext:value-type="string">
            <text:p>001</text:p>
          </table:table-cell>
          <table:table-cell table:style-name="ce25" table:formula="of:=MID([$'Compras-Ali'.$A54];[$Tablas.$E$32];[$Tablas.$G$32])" office:value-type="string" office:string-value="00098" calcext:value-type="string">
            <text:p>00098</text:p>
          </table:table-cell>
          <table:table-cell table:style-name="ce25" table:formula="of:=MID([$'Compras-Ali'.$A54];[$Tablas.$E$33];[$Tablas.$G$33])" office:value-type="string" office:string-value="00000000000020498645" calcext:value-type="string">
            <text:p>00000000000020498645</text:p>
          </table:table-cell>
          <table:table-cell table:style-name="ce25" table:formula="of:=MID([$'Compras-Ali'.$A54];[$Tablas.$E$34];[$Tablas.$G$34])" office:value-type="string" office:string-value="80" calcext:value-type="string">
            <text:p>80</text:p>
          </table:table-cell>
          <table:table-cell table:style-name="ce25" table:formula="of:=MID([$'Compras-Ali'.$A54];[$Tablas.$E$35];[$Tablas.$G$35])" office:value-type="string" office:string-value="00000000030658650242" calcext:value-type="string">
            <text:p>00000000030658650242</text:p>
          </table:table-cell>
          <table:table-cell table:style-name="ce28" table:formula="of:=IF([$'Compras-Ali'.$A54]&lt;&gt;&quot;&quot;;VALUE(MID([$'Compras-Ali'.$A54];[$Tablas.$E$36];[$Tablas.$G$36]))/100;0)*IF(OR(VALUE([.A54])=3;VALUE([.A54])=8;VALUE([.A54])=13);-1;1)" office:value-type="float" office:value="39518.56" calcext:value-type="float">
            <text:p>39.518,56</text:p>
          </table:table-cell>
          <table:table-cell table:style-name="ce25" table:formula="of:=MID([$'Compras-Ali'.$A54];[$Tablas.$E$37];[$Tablas.$G$37])" office:value-type="string" office:string-value="0006" calcext:value-type="string">
            <text:p>0006</text:p>
          </table:table-cell>
          <table:table-cell table:style-name="ce28" table:formula="of:=IF([$'Compras-Ali'.$A54]&lt;&gt;&quot;&quot;;VALUE(MID([$'Compras-Ali'.$A54];[$Tablas.$E$38];[$Tablas.$G$38]))/100;0)*IF(OR(VALUE([.A54])=3;VALUE([.A54])=8;VALUE([.A54])=13);-1;1)" office:value-type="float" office:value="10670.01" calcext:value-type="float">
            <text:p>10.670,01</text:p>
          </table:table-cell>
          <table:table-cell table:number-columns-repeated="1016"/>
        </table:table-row>
        <table:table-row table:style-name="ro1">
          <table:table-cell table:style-name="ce25" table:formula="of:=MID([$'Compras-Ali'.$A55];[$Tablas.$E$31];[$Tablas.$G$31])" office:value-type="string" office:string-value="001" calcext:value-type="string">
            <text:p>001</text:p>
          </table:table-cell>
          <table:table-cell table:style-name="ce25" table:formula="of:=MID([$'Compras-Ali'.$A55];[$Tablas.$E$32];[$Tablas.$G$32])" office:value-type="string" office:string-value="00020" calcext:value-type="string">
            <text:p>00020</text:p>
          </table:table-cell>
          <table:table-cell table:style-name="ce25" table:formula="of:=MID([$'Compras-Ali'.$A55];[$Tablas.$E$33];[$Tablas.$G$33])" office:value-type="string" office:string-value="00000000000000969189" calcext:value-type="string">
            <text:p>00000000000000969189</text:p>
          </table:table-cell>
          <table:table-cell table:style-name="ce25" table:formula="of:=MID([$'Compras-Ali'.$A55];[$Tablas.$E$34];[$Tablas.$G$34])" office:value-type="string" office:string-value="80" calcext:value-type="string">
            <text:p>80</text:p>
          </table:table-cell>
          <table:table-cell table:style-name="ce25" table:formula="of:=MID([$'Compras-Ali'.$A55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55]&lt;&gt;&quot;&quot;;VALUE(MID([$'Compras-Ali'.$A55];[$Tablas.$E$36];[$Tablas.$G$36]))/100;0)*IF(OR(VALUE([.A55])=3;VALUE([.A55])=8;VALUE([.A55])=13);-1;1)" office:value-type="float" office:value="1006" calcext:value-type="float">
            <text:p>1.006,00</text:p>
          </table:table-cell>
          <table:table-cell table:style-name="ce25" table:formula="of:=MID([$'Compras-Ali'.$A55];[$Tablas.$E$37];[$Tablas.$G$37])" office:value-type="string" office:string-value="0005" calcext:value-type="string">
            <text:p>0005</text:p>
          </table:table-cell>
          <table:table-cell table:style-name="ce28" table:formula="of:=IF([$'Compras-Ali'.$A55]&lt;&gt;&quot;&quot;;VALUE(MID([$'Compras-Ali'.$A55];[$Tablas.$E$38];[$Tablas.$G$38]))/100;0)*IF(OR(VALUE([.A55])=3;VALUE([.A55])=8;VALUE([.A55])=13);-1;1)" office:value-type="float" office:value="211.26" calcext:value-type="float">
            <text:p>211,26</text:p>
          </table:table-cell>
          <table:table-cell table:number-columns-repeated="1016"/>
        </table:table-row>
        <table:table-row table:style-name="ro1">
          <table:table-cell table:style-name="ce25" table:formula="of:=MID([$'Compras-Ali'.$A56];[$Tablas.$E$31];[$Tablas.$G$31])" office:value-type="string" office:string-value="001" calcext:value-type="string">
            <text:p>001</text:p>
          </table:table-cell>
          <table:table-cell table:style-name="ce25" table:formula="of:=MID([$'Compras-Ali'.$A56];[$Tablas.$E$32];[$Tablas.$G$32])" office:value-type="string" office:string-value="00020" calcext:value-type="string">
            <text:p>00020</text:p>
          </table:table-cell>
          <table:table-cell table:style-name="ce25" table:formula="of:=MID([$'Compras-Ali'.$A56];[$Tablas.$E$33];[$Tablas.$G$33])" office:value-type="string" office:string-value="00000000000000966938" calcext:value-type="string">
            <text:p>00000000000000966938</text:p>
          </table:table-cell>
          <table:table-cell table:style-name="ce25" table:formula="of:=MID([$'Compras-Ali'.$A56];[$Tablas.$E$34];[$Tablas.$G$34])" office:value-type="string" office:string-value="80" calcext:value-type="string">
            <text:p>80</text:p>
          </table:table-cell>
          <table:table-cell table:style-name="ce25" table:formula="of:=MID([$'Compras-Ali'.$A56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56]&lt;&gt;&quot;&quot;;VALUE(MID([$'Compras-Ali'.$A56];[$Tablas.$E$36];[$Tablas.$G$36]))/100;0)*IF(OR(VALUE([.A56])=3;VALUE([.A56])=8;VALUE([.A56])=13);-1;1)" office:value-type="float" office:value="15125" calcext:value-type="float">
            <text:p>15.125,00</text:p>
          </table:table-cell>
          <table:table-cell table:style-name="ce25" table:formula="of:=MID([$'Compras-Ali'.$A56];[$Tablas.$E$37];[$Tablas.$G$37])" office:value-type="string" office:string-value="0005" calcext:value-type="string">
            <text:p>0005</text:p>
          </table:table-cell>
          <table:table-cell table:style-name="ce28" table:formula="of:=IF([$'Compras-Ali'.$A56]&lt;&gt;&quot;&quot;;VALUE(MID([$'Compras-Ali'.$A56];[$Tablas.$E$38];[$Tablas.$G$38]))/100;0)*IF(OR(VALUE([.A56])=3;VALUE([.A56])=8;VALUE([.A56])=13);-1;1)" office:value-type="float" office:value="3176.25" calcext:value-type="float">
            <text:p>3.176,25</text:p>
          </table:table-cell>
          <table:table-cell table:number-columns-repeated="1016"/>
        </table:table-row>
        <table:table-row table:style-name="ro1">
          <table:table-cell table:style-name="ce25" table:formula="of:=MID([$'Compras-Ali'.$A57];[$Tablas.$E$31];[$Tablas.$G$31])" office:value-type="string" office:string-value="001" calcext:value-type="string">
            <text:p>001</text:p>
          </table:table-cell>
          <table:table-cell table:style-name="ce25" table:formula="of:=MID([$'Compras-Ali'.$A57];[$Tablas.$E$32];[$Tablas.$G$32])" office:value-type="string" office:string-value="00006" calcext:value-type="string">
            <text:p>00006</text:p>
          </table:table-cell>
          <table:table-cell table:style-name="ce25" table:formula="of:=MID([$'Compras-Ali'.$A57];[$Tablas.$E$33];[$Tablas.$G$33])" office:value-type="string" office:string-value="00000000000000007690" calcext:value-type="string">
            <text:p>00000000000000007690</text:p>
          </table:table-cell>
          <table:table-cell table:style-name="ce25" table:formula="of:=MID([$'Compras-Ali'.$A57];[$Tablas.$E$34];[$Tablas.$G$34])" office:value-type="string" office:string-value="80" calcext:value-type="string">
            <text:p>80</text:p>
          </table:table-cell>
          <table:table-cell table:style-name="ce25" table:formula="of:=MID([$'Compras-Ali'.$A57];[$Tablas.$E$35];[$Tablas.$G$35])" office:value-type="string" office:string-value="00000000030708555602" calcext:value-type="string">
            <text:p>00000000030708555602</text:p>
          </table:table-cell>
          <table:table-cell table:style-name="ce28" table:formula="of:=IF([$'Compras-Ali'.$A57]&lt;&gt;&quot;&quot;;VALUE(MID([$'Compras-Ali'.$A57];[$Tablas.$E$36];[$Tablas.$G$36]))/100;0)*IF(OR(VALUE([.A57])=3;VALUE([.A57])=8;VALUE([.A57])=13);-1;1)" office:value-type="float" office:value="194.14" calcext:value-type="float">
            <text:p>194,14</text:p>
          </table:table-cell>
          <table:table-cell table:style-name="ce25" table:formula="of:=MID([$'Compras-Ali'.$A57];[$Tablas.$E$37];[$Tablas.$G$37])" office:value-type="string" office:string-value="0005" calcext:value-type="string">
            <text:p>0005</text:p>
          </table:table-cell>
          <table:table-cell table:style-name="ce28" table:formula="of:=IF([$'Compras-Ali'.$A57]&lt;&gt;&quot;&quot;;VALUE(MID([$'Compras-Ali'.$A57];[$Tablas.$E$38];[$Tablas.$G$38]))/100;0)*IF(OR(VALUE([.A57])=3;VALUE([.A57])=8;VALUE([.A57])=13);-1;1)" office:value-type="float" office:value="40.77" calcext:value-type="float">
            <text:p>40,77</text:p>
          </table:table-cell>
          <table:table-cell table:number-columns-repeated="1016"/>
        </table:table-row>
        <table:table-row table:style-name="ro1">
          <table:table-cell table:style-name="ce25" table:formula="of:=MID([$'Compras-Ali'.$A58];[$Tablas.$E$31];[$Tablas.$G$31])" office:value-type="string" office:string-value="001" calcext:value-type="string">
            <text:p>001</text:p>
          </table:table-cell>
          <table:table-cell table:style-name="ce25" table:formula="of:=MID([$'Compras-Ali'.$A58];[$Tablas.$E$32];[$Tablas.$G$32])" office:value-type="string" office:string-value="00001" calcext:value-type="string">
            <text:p>00001</text:p>
          </table:table-cell>
          <table:table-cell table:style-name="ce25" table:formula="of:=MID([$'Compras-Ali'.$A58];[$Tablas.$E$33];[$Tablas.$G$33])" office:value-type="string" office:string-value="00000000000000000066" calcext:value-type="string">
            <text:p>00000000000000000066</text:p>
          </table:table-cell>
          <table:table-cell table:style-name="ce25" table:formula="of:=MID([$'Compras-Ali'.$A58];[$Tablas.$E$34];[$Tablas.$G$34])" office:value-type="string" office:string-value="80" calcext:value-type="string">
            <text:p>80</text:p>
          </table:table-cell>
          <table:table-cell table:style-name="ce25" table:formula="of:=MID([$'Compras-Ali'.$A58];[$Tablas.$E$35];[$Tablas.$G$35])" office:value-type="string" office:string-value="00000000020110102012" calcext:value-type="string">
            <text:p>00000000020110102012</text:p>
          </table:table-cell>
          <table:table-cell table:style-name="ce28" table:formula="of:=IF([$'Compras-Ali'.$A58]&lt;&gt;&quot;&quot;;VALUE(MID([$'Compras-Ali'.$A58];[$Tablas.$E$36];[$Tablas.$G$36]))/100;0)*IF(OR(VALUE([.A58])=3;VALUE([.A58])=8;VALUE([.A58])=13);-1;1)" office:value-type="float" office:value="15500" calcext:value-type="float">
            <text:p>15.500,00</text:p>
          </table:table-cell>
          <table:table-cell table:style-name="ce25" table:formula="of:=MID([$'Compras-Ali'.$A58];[$Tablas.$E$37];[$Tablas.$G$37])" office:value-type="string" office:string-value="0005" calcext:value-type="string">
            <text:p>0005</text:p>
          </table:table-cell>
          <table:table-cell table:style-name="ce28" table:formula="of:=IF([$'Compras-Ali'.$A58]&lt;&gt;&quot;&quot;;VALUE(MID([$'Compras-Ali'.$A58];[$Tablas.$E$38];[$Tablas.$G$38]))/100;0)*IF(OR(VALUE([.A58])=3;VALUE([.A58])=8;VALUE([.A58])=13);-1;1)" office:value-type="float" office:value="3255" calcext:value-type="float">
            <text:p>3.255,00</text:p>
          </table:table-cell>
          <table:table-cell table:number-columns-repeated="1016"/>
        </table:table-row>
        <table:table-row table:style-name="ro1">
          <table:table-cell table:style-name="ce25" table:formula="of:=MID([$'Compras-Ali'.$A59];[$Tablas.$E$31];[$Tablas.$G$31])" office:value-type="string" office:string-value="001" calcext:value-type="string">
            <text:p>001</text:p>
          </table:table-cell>
          <table:table-cell table:style-name="ce25" table:formula="of:=MID([$'Compras-Ali'.$A59];[$Tablas.$E$32];[$Tablas.$G$32])" office:value-type="string" office:string-value="00002" calcext:value-type="string">
            <text:p>00002</text:p>
          </table:table-cell>
          <table:table-cell table:style-name="ce25" table:formula="of:=MID([$'Compras-Ali'.$A59];[$Tablas.$E$33];[$Tablas.$G$33])" office:value-type="string" office:string-value="00000000000000000981" calcext:value-type="string">
            <text:p>00000000000000000981</text:p>
          </table:table-cell>
          <table:table-cell table:style-name="ce25" table:formula="of:=MID([$'Compras-Ali'.$A59];[$Tablas.$E$34];[$Tablas.$G$34])" office:value-type="string" office:string-value="80" calcext:value-type="string">
            <text:p>80</text:p>
          </table:table-cell>
          <table:table-cell table:style-name="ce25" table:formula="of:=MID([$'Compras-Ali'.$A59];[$Tablas.$E$35];[$Tablas.$G$35])" office:value-type="string" office:string-value="00000000020202198660" calcext:value-type="string">
            <text:p>00000000020202198660</text:p>
          </table:table-cell>
          <table:table-cell table:style-name="ce28" table:formula="of:=IF([$'Compras-Ali'.$A59]&lt;&gt;&quot;&quot;;VALUE(MID([$'Compras-Ali'.$A59];[$Tablas.$E$36];[$Tablas.$G$36]))/100;0)*IF(OR(VALUE([.A59])=3;VALUE([.A59])=8;VALUE([.A59])=13);-1;1)" office:value-type="float" office:value="22854.71" calcext:value-type="float">
            <text:p>22.854,71</text:p>
          </table:table-cell>
          <table:table-cell table:style-name="ce25" table:formula="of:=MID([$'Compras-Ali'.$A59];[$Tablas.$E$37];[$Tablas.$G$37])" office:value-type="string" office:string-value="0005" calcext:value-type="string">
            <text:p>0005</text:p>
          </table:table-cell>
          <table:table-cell table:style-name="ce28" table:formula="of:=IF([$'Compras-Ali'.$A59]&lt;&gt;&quot;&quot;;VALUE(MID([$'Compras-Ali'.$A59];[$Tablas.$E$38];[$Tablas.$G$38]))/100;0)*IF(OR(VALUE([.A59])=3;VALUE([.A59])=8;VALUE([.A59])=13);-1;1)" office:value-type="float" office:value="4799.49" calcext:value-type="float">
            <text:p>4.799,49</text:p>
          </table:table-cell>
          <table:table-cell table:number-columns-repeated="1016"/>
        </table:table-row>
        <table:table-row table:style-name="ro1">
          <table:table-cell table:style-name="ce25" table:formula="of:=MID([$'Compras-Ali'.$A60];[$Tablas.$E$31];[$Tablas.$G$31])" office:value-type="string" office:string-value="001" calcext:value-type="string">
            <text:p>001</text:p>
          </table:table-cell>
          <table:table-cell table:style-name="ce25" table:formula="of:=MID([$'Compras-Ali'.$A60];[$Tablas.$E$32];[$Tablas.$G$32])" office:value-type="string" office:string-value="00003" calcext:value-type="string">
            <text:p>00003</text:p>
          </table:table-cell>
          <table:table-cell table:style-name="ce25" table:formula="of:=MID([$'Compras-Ali'.$A60];[$Tablas.$E$33];[$Tablas.$G$33])" office:value-type="string" office:string-value="00000000000000002064" calcext:value-type="string">
            <text:p>00000000000000002064</text:p>
          </table:table-cell>
          <table:table-cell table:style-name="ce25" table:formula="of:=MID([$'Compras-Ali'.$A60];[$Tablas.$E$34];[$Tablas.$G$34])" office:value-type="string" office:string-value="80" calcext:value-type="string">
            <text:p>80</text:p>
          </table:table-cell>
          <table:table-cell table:style-name="ce25" table:formula="of:=MID([$'Compras-Ali'.$A60];[$Tablas.$E$35];[$Tablas.$G$35])" office:value-type="string" office:string-value="00000000020246873772" calcext:value-type="string">
            <text:p>00000000020246873772</text:p>
          </table:table-cell>
          <table:table-cell table:style-name="ce28" table:formula="of:=IF([$'Compras-Ali'.$A60]&lt;&gt;&quot;&quot;;VALUE(MID([$'Compras-Ali'.$A60];[$Tablas.$E$36];[$Tablas.$G$36]))/100;0)*IF(OR(VALUE([.A60])=3;VALUE([.A60])=8;VALUE([.A60])=13);-1;1)" office:value-type="float" office:value="22950.38" calcext:value-type="float">
            <text:p>22.950,38</text:p>
          </table:table-cell>
          <table:table-cell table:style-name="ce25" table:formula="of:=MID([$'Compras-Ali'.$A60];[$Tablas.$E$37];[$Tablas.$G$37])" office:value-type="string" office:string-value="0005" calcext:value-type="string">
            <text:p>0005</text:p>
          </table:table-cell>
          <table:table-cell table:style-name="ce28" table:formula="of:=IF([$'Compras-Ali'.$A60]&lt;&gt;&quot;&quot;;VALUE(MID([$'Compras-Ali'.$A60];[$Tablas.$E$38];[$Tablas.$G$38]))/100;0)*IF(OR(VALUE([.A60])=3;VALUE([.A60])=8;VALUE([.A60])=13);-1;1)" office:value-type="float" office:value="4819.58" calcext:value-type="float">
            <text:p>4.819,58</text:p>
          </table:table-cell>
          <table:table-cell table:number-columns-repeated="1016"/>
        </table:table-row>
        <table:table-row table:style-name="ro1">
          <table:table-cell table:style-name="ce25" table:formula="of:=MID([$'Compras-Ali'.$A61];[$Tablas.$E$31];[$Tablas.$G$31])" office:value-type="string" office:string-value="001" calcext:value-type="string">
            <text:p>001</text:p>
          </table:table-cell>
          <table:table-cell table:style-name="ce25" table:formula="of:=MID([$'Compras-Ali'.$A61];[$Tablas.$E$32];[$Tablas.$G$32])" office:value-type="string" office:string-value="00001" calcext:value-type="string">
            <text:p>00001</text:p>
          </table:table-cell>
          <table:table-cell table:style-name="ce25" table:formula="of:=MID([$'Compras-Ali'.$A61];[$Tablas.$E$33];[$Tablas.$G$33])" office:value-type="string" office:string-value="00000000000000080414" calcext:value-type="string">
            <text:p>00000000000000080414</text:p>
          </table:table-cell>
          <table:table-cell table:style-name="ce25" table:formula="of:=MID([$'Compras-Ali'.$A61];[$Tablas.$E$34];[$Tablas.$G$34])" office:value-type="string" office:string-value="80" calcext:value-type="string">
            <text:p>80</text:p>
          </table:table-cell>
          <table:table-cell table:style-name="ce25" table:formula="of:=MID([$'Compras-Ali'.$A6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1]&lt;&gt;&quot;&quot;;VALUE(MID([$'Compras-Ali'.$A61];[$Tablas.$E$36];[$Tablas.$G$36]))/100;0)*IF(OR(VALUE([.A61])=3;VALUE([.A61])=8;VALUE([.A61])=13);-1;1)" office:value-type="float" office:value="4" calcext:value-type="float">
            <text:p>4,00</text:p>
          </table:table-cell>
          <table:table-cell table:style-name="ce25" table:formula="of:=MID([$'Compras-Ali'.$A61];[$Tablas.$E$37];[$Tablas.$G$37])" office:value-type="string" office:string-value="0005" calcext:value-type="string">
            <text:p>0005</text:p>
          </table:table-cell>
          <table:table-cell table:style-name="ce28" table:formula="of:=IF([$'Compras-Ali'.$A61]&lt;&gt;&quot;&quot;;VALUE(MID([$'Compras-Ali'.$A61];[$Tablas.$E$38];[$Tablas.$G$38]))/100;0)*IF(OR(VALUE([.A61])=3;VALUE([.A61])=8;VALUE([.A61])=13);-1;1)" office:value-type="float" office:value="0.84" calcext:value-type="float">
            <text:p>0,84</text:p>
          </table:table-cell>
          <table:table-cell table:number-columns-repeated="1016"/>
        </table:table-row>
        <table:table-row table:style-name="ro1">
          <table:table-cell table:style-name="ce25" table:formula="of:=MID([$'Compras-Ali'.$A62];[$Tablas.$E$31];[$Tablas.$G$31])" office:value-type="string" office:string-value="001" calcext:value-type="string">
            <text:p>001</text:p>
          </table:table-cell>
          <table:table-cell table:style-name="ce25" table:formula="of:=MID([$'Compras-Ali'.$A62];[$Tablas.$E$32];[$Tablas.$G$32])" office:value-type="string" office:string-value="00001" calcext:value-type="string">
            <text:p>00001</text:p>
          </table:table-cell>
          <table:table-cell table:style-name="ce25" table:formula="of:=MID([$'Compras-Ali'.$A62];[$Tablas.$E$33];[$Tablas.$G$33])" office:value-type="string" office:string-value="00000000000000080861" calcext:value-type="string">
            <text:p>00000000000000080861</text:p>
          </table:table-cell>
          <table:table-cell table:style-name="ce25" table:formula="of:=MID([$'Compras-Ali'.$A62];[$Tablas.$E$34];[$Tablas.$G$34])" office:value-type="string" office:string-value="80" calcext:value-type="string">
            <text:p>80</text:p>
          </table:table-cell>
          <table:table-cell table:style-name="ce25" table:formula="of:=MID([$'Compras-Ali'.$A6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2]&lt;&gt;&quot;&quot;;VALUE(MID([$'Compras-Ali'.$A62];[$Tablas.$E$36];[$Tablas.$G$36]))/100;0)*IF(OR(VALUE([.A62])=3;VALUE([.A62])=8;VALUE([.A62])=13);-1;1)" office:value-type="float" office:value="50.05" calcext:value-type="float">
            <text:p>50,05</text:p>
          </table:table-cell>
          <table:table-cell table:style-name="ce25" table:formula="of:=MID([$'Compras-Ali'.$A62];[$Tablas.$E$37];[$Tablas.$G$37])" office:value-type="string" office:string-value="0005" calcext:value-type="string">
            <text:p>0005</text:p>
          </table:table-cell>
          <table:table-cell table:style-name="ce28" table:formula="of:=IF([$'Compras-Ali'.$A62]&lt;&gt;&quot;&quot;;VALUE(MID([$'Compras-Ali'.$A62];[$Tablas.$E$38];[$Tablas.$G$38]))/100;0)*IF(OR(VALUE([.A62])=3;VALUE([.A62])=8;VALUE([.A62])=13);-1;1)" office:value-type="float" office:value="10.51" calcext:value-type="float">
            <text:p>10,51</text:p>
          </table:table-cell>
          <table:table-cell table:number-columns-repeated="1016"/>
        </table:table-row>
        <table:table-row table:style-name="ro1">
          <table:table-cell table:style-name="ce25" table:formula="of:=MID([$'Compras-Ali'.$A63];[$Tablas.$E$31];[$Tablas.$G$31])" office:value-type="string" office:string-value="001" calcext:value-type="string">
            <text:p>001</text:p>
          </table:table-cell>
          <table:table-cell table:style-name="ce25" table:formula="of:=MID([$'Compras-Ali'.$A63];[$Tablas.$E$32];[$Tablas.$G$32])" office:value-type="string" office:string-value="00001" calcext:value-type="string">
            <text:p>00001</text:p>
          </table:table-cell>
          <table:table-cell table:style-name="ce25" table:formula="of:=MID([$'Compras-Ali'.$A63];[$Tablas.$E$33];[$Tablas.$G$33])" office:value-type="string" office:string-value="00000000000000081295" calcext:value-type="string">
            <text:p>00000000000000081295</text:p>
          </table:table-cell>
          <table:table-cell table:style-name="ce25" table:formula="of:=MID([$'Compras-Ali'.$A63];[$Tablas.$E$34];[$Tablas.$G$34])" office:value-type="string" office:string-value="80" calcext:value-type="string">
            <text:p>80</text:p>
          </table:table-cell>
          <table:table-cell table:style-name="ce25" table:formula="of:=MID([$'Compras-Ali'.$A6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3]&lt;&gt;&quot;&quot;;VALUE(MID([$'Compras-Ali'.$A63];[$Tablas.$E$36];[$Tablas.$G$36]))/100;0)*IF(OR(VALUE([.A63])=3;VALUE([.A63])=8;VALUE([.A63])=13);-1;1)" office:value-type="float" office:value="168.48" calcext:value-type="float">
            <text:p>168,48</text:p>
          </table:table-cell>
          <table:table-cell table:style-name="ce25" table:formula="of:=MID([$'Compras-Ali'.$A63];[$Tablas.$E$37];[$Tablas.$G$37])" office:value-type="string" office:string-value="0005" calcext:value-type="string">
            <text:p>0005</text:p>
          </table:table-cell>
          <table:table-cell table:style-name="ce28" table:formula="of:=IF([$'Compras-Ali'.$A63]&lt;&gt;&quot;&quot;;VALUE(MID([$'Compras-Ali'.$A63];[$Tablas.$E$38];[$Tablas.$G$38]))/100;0)*IF(OR(VALUE([.A63])=3;VALUE([.A63])=8;VALUE([.A63])=13);-1;1)" office:value-type="float" office:value="35.38" calcext:value-type="float">
            <text:p>35,38</text:p>
          </table:table-cell>
          <table:table-cell table:number-columns-repeated="1016"/>
        </table:table-row>
        <table:table-row table:style-name="ro1">
          <table:table-cell table:style-name="ce25" table:formula="of:=MID([$'Compras-Ali'.$A64];[$Tablas.$E$31];[$Tablas.$G$31])" office:value-type="string" office:string-value="001" calcext:value-type="string">
            <text:p>001</text:p>
          </table:table-cell>
          <table:table-cell table:style-name="ce25" table:formula="of:=MID([$'Compras-Ali'.$A64];[$Tablas.$E$32];[$Tablas.$G$32])" office:value-type="string" office:string-value="00001" calcext:value-type="string">
            <text:p>00001</text:p>
          </table:table-cell>
          <table:table-cell table:style-name="ce25" table:formula="of:=MID([$'Compras-Ali'.$A64];[$Tablas.$E$33];[$Tablas.$G$33])" office:value-type="string" office:string-value="00000000000000081261" calcext:value-type="string">
            <text:p>00000000000000081261</text:p>
          </table:table-cell>
          <table:table-cell table:style-name="ce25" table:formula="of:=MID([$'Compras-Ali'.$A64];[$Tablas.$E$34];[$Tablas.$G$34])" office:value-type="string" office:string-value="80" calcext:value-type="string">
            <text:p>80</text:p>
          </table:table-cell>
          <table:table-cell table:style-name="ce25" table:formula="of:=MID([$'Compras-Ali'.$A6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4]&lt;&gt;&quot;&quot;;VALUE(MID([$'Compras-Ali'.$A64];[$Tablas.$E$36];[$Tablas.$G$36]))/100;0)*IF(OR(VALUE([.A64])=3;VALUE([.A64])=8;VALUE([.A64])=13);-1;1)" office:value-type="float" office:value="538.05" calcext:value-type="float">
            <text:p>538,05</text:p>
          </table:table-cell>
          <table:table-cell table:style-name="ce25" table:formula="of:=MID([$'Compras-Ali'.$A64];[$Tablas.$E$37];[$Tablas.$G$37])" office:value-type="string" office:string-value="0005" calcext:value-type="string">
            <text:p>0005</text:p>
          </table:table-cell>
          <table:table-cell table:style-name="ce28" table:formula="of:=IF([$'Compras-Ali'.$A64]&lt;&gt;&quot;&quot;;VALUE(MID([$'Compras-Ali'.$A64];[$Tablas.$E$38];[$Tablas.$G$38]))/100;0)*IF(OR(VALUE([.A64])=3;VALUE([.A64])=8;VALUE([.A64])=13);-1;1)" office:value-type="float" office:value="112.99" calcext:value-type="float">
            <text:p>112,99</text:p>
          </table:table-cell>
          <table:table-cell table:number-columns-repeated="1016"/>
        </table:table-row>
        <table:table-row table:style-name="ro1">
          <table:table-cell table:style-name="ce25" table:formula="of:=MID([$'Compras-Ali'.$A65];[$Tablas.$E$31];[$Tablas.$G$31])" office:value-type="string" office:string-value="001" calcext:value-type="string">
            <text:p>001</text:p>
          </table:table-cell>
          <table:table-cell table:style-name="ce25" table:formula="of:=MID([$'Compras-Ali'.$A65];[$Tablas.$E$32];[$Tablas.$G$32])" office:value-type="string" office:string-value="00001" calcext:value-type="string">
            <text:p>00001</text:p>
          </table:table-cell>
          <table:table-cell table:style-name="ce25" table:formula="of:=MID([$'Compras-Ali'.$A65];[$Tablas.$E$33];[$Tablas.$G$33])" office:value-type="string" office:string-value="00000000000000081286" calcext:value-type="string">
            <text:p>00000000000000081286</text:p>
          </table:table-cell>
          <table:table-cell table:style-name="ce25" table:formula="of:=MID([$'Compras-Ali'.$A65];[$Tablas.$E$34];[$Tablas.$G$34])" office:value-type="string" office:string-value="80" calcext:value-type="string">
            <text:p>80</text:p>
          </table:table-cell>
          <table:table-cell table:style-name="ce25" table:formula="of:=MID([$'Compras-Ali'.$A6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5]&lt;&gt;&quot;&quot;;VALUE(MID([$'Compras-Ali'.$A65];[$Tablas.$E$36];[$Tablas.$G$36]))/100;0)*IF(OR(VALUE([.A65])=3;VALUE([.A65])=8;VALUE([.A65])=13);-1;1)" office:value-type="float" office:value="147.86" calcext:value-type="float">
            <text:p>147,86</text:p>
          </table:table-cell>
          <table:table-cell table:style-name="ce25" table:formula="of:=MID([$'Compras-Ali'.$A65];[$Tablas.$E$37];[$Tablas.$G$37])" office:value-type="string" office:string-value="0005" calcext:value-type="string">
            <text:p>0005</text:p>
          </table:table-cell>
          <table:table-cell table:style-name="ce28" table:formula="of:=IF([$'Compras-Ali'.$A65]&lt;&gt;&quot;&quot;;VALUE(MID([$'Compras-Ali'.$A65];[$Tablas.$E$38];[$Tablas.$G$38]))/100;0)*IF(OR(VALUE([.A65])=3;VALUE([.A65])=8;VALUE([.A65])=13);-1;1)" office:value-type="float" office:value="31.05" calcext:value-type="float">
            <text:p>31,05</text:p>
          </table:table-cell>
          <table:table-cell table:number-columns-repeated="1016"/>
        </table:table-row>
        <table:table-row table:style-name="ro1">
          <table:table-cell table:style-name="ce25" table:formula="of:=MID([$'Compras-Ali'.$A66];[$Tablas.$E$31];[$Tablas.$G$31])" office:value-type="string" office:string-value="001" calcext:value-type="string">
            <text:p>001</text:p>
          </table:table-cell>
          <table:table-cell table:style-name="ce25" table:formula="of:=MID([$'Compras-Ali'.$A66];[$Tablas.$E$32];[$Tablas.$G$32])" office:value-type="string" office:string-value="00001" calcext:value-type="string">
            <text:p>00001</text:p>
          </table:table-cell>
          <table:table-cell table:style-name="ce25" table:formula="of:=MID([$'Compras-Ali'.$A66];[$Tablas.$E$33];[$Tablas.$G$33])" office:value-type="string" office:string-value="00000000000000080874" calcext:value-type="string">
            <text:p>00000000000000080874</text:p>
          </table:table-cell>
          <table:table-cell table:style-name="ce25" table:formula="of:=MID([$'Compras-Ali'.$A66];[$Tablas.$E$34];[$Tablas.$G$34])" office:value-type="string" office:string-value="80" calcext:value-type="string">
            <text:p>80</text:p>
          </table:table-cell>
          <table:table-cell table:style-name="ce25" table:formula="of:=MID([$'Compras-Ali'.$A6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6]&lt;&gt;&quot;&quot;;VALUE(MID([$'Compras-Ali'.$A66];[$Tablas.$E$36];[$Tablas.$G$36]))/100;0)*IF(OR(VALUE([.A66])=3;VALUE([.A66])=8;VALUE([.A66])=13);-1;1)" office:value-type="float" office:value="200.86" calcext:value-type="float">
            <text:p>200,86</text:p>
          </table:table-cell>
          <table:table-cell table:style-name="ce25" table:formula="of:=MID([$'Compras-Ali'.$A66];[$Tablas.$E$37];[$Tablas.$G$37])" office:value-type="string" office:string-value="0005" calcext:value-type="string">
            <text:p>0005</text:p>
          </table:table-cell>
          <table:table-cell table:style-name="ce28" table:formula="of:=IF([$'Compras-Ali'.$A66]&lt;&gt;&quot;&quot;;VALUE(MID([$'Compras-Ali'.$A66];[$Tablas.$E$38];[$Tablas.$G$38]))/100;0)*IF(OR(VALUE([.A66])=3;VALUE([.A66])=8;VALUE([.A66])=13);-1;1)" office:value-type="float" office:value="42.18" calcext:value-type="float">
            <text:p>42,18</text:p>
          </table:table-cell>
          <table:table-cell table:number-columns-repeated="1016"/>
        </table:table-row>
        <table:table-row table:style-name="ro1">
          <table:table-cell table:style-name="ce25" table:formula="of:=MID([$'Compras-Ali'.$A67];[$Tablas.$E$31];[$Tablas.$G$31])" office:value-type="string" office:string-value="001" calcext:value-type="string">
            <text:p>001</text:p>
          </table:table-cell>
          <table:table-cell table:style-name="ce25" table:formula="of:=MID([$'Compras-Ali'.$A67];[$Tablas.$E$32];[$Tablas.$G$32])" office:value-type="string" office:string-value="00001" calcext:value-type="string">
            <text:p>00001</text:p>
          </table:table-cell>
          <table:table-cell table:style-name="ce25" table:formula="of:=MID([$'Compras-Ali'.$A67];[$Tablas.$E$33];[$Tablas.$G$33])" office:value-type="string" office:string-value="00000000000000081279" calcext:value-type="string">
            <text:p>00000000000000081279</text:p>
          </table:table-cell>
          <table:table-cell table:style-name="ce25" table:formula="of:=MID([$'Compras-Ali'.$A67];[$Tablas.$E$34];[$Tablas.$G$34])" office:value-type="string" office:string-value="80" calcext:value-type="string">
            <text:p>80</text:p>
          </table:table-cell>
          <table:table-cell table:style-name="ce25" table:formula="of:=MID([$'Compras-Ali'.$A6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7]&lt;&gt;&quot;&quot;;VALUE(MID([$'Compras-Ali'.$A67];[$Tablas.$E$36];[$Tablas.$G$36]))/100;0)*IF(OR(VALUE([.A67])=3;VALUE([.A67])=8;VALUE([.A67])=13);-1;1)" office:value-type="float" office:value="1933.95" calcext:value-type="float">
            <text:p>1.933,95</text:p>
          </table:table-cell>
          <table:table-cell table:style-name="ce25" table:formula="of:=MID([$'Compras-Ali'.$A67];[$Tablas.$E$37];[$Tablas.$G$37])" office:value-type="string" office:string-value="0005" calcext:value-type="string">
            <text:p>0005</text:p>
          </table:table-cell>
          <table:table-cell table:style-name="ce28" table:formula="of:=IF([$'Compras-Ali'.$A67]&lt;&gt;&quot;&quot;;VALUE(MID([$'Compras-Ali'.$A67];[$Tablas.$E$38];[$Tablas.$G$38]))/100;0)*IF(OR(VALUE([.A67])=3;VALUE([.A67])=8;VALUE([.A67])=13);-1;1)" office:value-type="float" office:value="406.13" calcext:value-type="float">
            <text:p>406,13</text:p>
          </table:table-cell>
          <table:table-cell table:number-columns-repeated="1016"/>
        </table:table-row>
        <table:table-row table:style-name="ro1">
          <table:table-cell table:style-name="ce25" table:formula="of:=MID([$'Compras-Ali'.$A68];[$Tablas.$E$31];[$Tablas.$G$31])" office:value-type="string" office:string-value="001" calcext:value-type="string">
            <text:p>001</text:p>
          </table:table-cell>
          <table:table-cell table:style-name="ce25" table:formula="of:=MID([$'Compras-Ali'.$A68];[$Tablas.$E$32];[$Tablas.$G$32])" office:value-type="string" office:string-value="00001" calcext:value-type="string">
            <text:p>00001</text:p>
          </table:table-cell>
          <table:table-cell table:style-name="ce25" table:formula="of:=MID([$'Compras-Ali'.$A68];[$Tablas.$E$33];[$Tablas.$G$33])" office:value-type="string" office:string-value="00000000000000081312" calcext:value-type="string">
            <text:p>00000000000000081312</text:p>
          </table:table-cell>
          <table:table-cell table:style-name="ce25" table:formula="of:=MID([$'Compras-Ali'.$A68];[$Tablas.$E$34];[$Tablas.$G$34])" office:value-type="string" office:string-value="80" calcext:value-type="string">
            <text:p>80</text:p>
          </table:table-cell>
          <table:table-cell table:style-name="ce25" table:formula="of:=MID([$'Compras-Ali'.$A6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68]&lt;&gt;&quot;&quot;;VALUE(MID([$'Compras-Ali'.$A68];[$Tablas.$E$36];[$Tablas.$G$36]))/100;0)*IF(OR(VALUE([.A68])=3;VALUE([.A68])=8;VALUE([.A68])=13);-1;1)" office:value-type="float" office:value="1729.9" calcext:value-type="float">
            <text:p>1.729,90</text:p>
          </table:table-cell>
          <table:table-cell table:style-name="ce25" table:formula="of:=MID([$'Compras-Ali'.$A68];[$Tablas.$E$37];[$Tablas.$G$37])" office:value-type="string" office:string-value="0005" calcext:value-type="string">
            <text:p>0005</text:p>
          </table:table-cell>
          <table:table-cell table:style-name="ce28" table:formula="of:=IF([$'Compras-Ali'.$A68]&lt;&gt;&quot;&quot;;VALUE(MID([$'Compras-Ali'.$A68];[$Tablas.$E$38];[$Tablas.$G$38]))/100;0)*IF(OR(VALUE([.A68])=3;VALUE([.A68])=8;VALUE([.A68])=13);-1;1)" office:value-type="float" office:value="363.28" calcext:value-type="float">
            <text:p>363,28</text:p>
          </table:table-cell>
          <table:table-cell table:number-columns-repeated="1016"/>
        </table:table-row>
        <table:table-row table:style-name="ro1">
          <table:table-cell table:style-name="ce25" table:formula="of:=MID([$'Compras-Ali'.$A69];[$Tablas.$E$31];[$Tablas.$G$31])" office:value-type="string" office:string-value="001" calcext:value-type="string">
            <text:p>001</text:p>
          </table:table-cell>
          <table:table-cell table:style-name="ce25" table:formula="of:=MID([$'Compras-Ali'.$A69];[$Tablas.$E$32];[$Tablas.$G$32])" office:value-type="string" office:string-value="00001" calcext:value-type="string">
            <text:p>00001</text:p>
          </table:table-cell>
          <table:table-cell table:style-name="ce25" table:formula="of:=MID([$'Compras-Ali'.$A69];[$Tablas.$E$33];[$Tablas.$G$33])" office:value-type="string" office:string-value="00000000000000011524" calcext:value-type="string">
            <text:p>00000000000000011524</text:p>
          </table:table-cell>
          <table:table-cell table:style-name="ce25" table:formula="of:=MID([$'Compras-Ali'.$A69];[$Tablas.$E$34];[$Tablas.$G$34])" office:value-type="string" office:string-value="80" calcext:value-type="string">
            <text:p>80</text:p>
          </table:table-cell>
          <table:table-cell table:style-name="ce25" table:formula="of:=MID([$'Compras-Ali'.$A69];[$Tablas.$E$35];[$Tablas.$G$35])" office:value-type="string" office:string-value="00000000030712221301" calcext:value-type="string">
            <text:p>00000000030712221301</text:p>
          </table:table-cell>
          <table:table-cell table:style-name="ce28" table:formula="of:=IF([$'Compras-Ali'.$A69]&lt;&gt;&quot;&quot;;VALUE(MID([$'Compras-Ali'.$A69];[$Tablas.$E$36];[$Tablas.$G$36]))/100;0)*IF(OR(VALUE([.A69])=3;VALUE([.A69])=8;VALUE([.A69])=13);-1;1)" office:value-type="float" office:value="23622.6" calcext:value-type="float">
            <text:p>23.622,60</text:p>
          </table:table-cell>
          <table:table-cell table:style-name="ce25" table:formula="of:=MID([$'Compras-Ali'.$A69];[$Tablas.$E$37];[$Tablas.$G$37])" office:value-type="string" office:string-value="0004" calcext:value-type="string">
            <text:p>0004</text:p>
          </table:table-cell>
          <table:table-cell table:style-name="ce28" table:formula="of:=IF([$'Compras-Ali'.$A69]&lt;&gt;&quot;&quot;;VALUE(MID([$'Compras-Ali'.$A69];[$Tablas.$E$38];[$Tablas.$G$38]))/100;0)*IF(OR(VALUE([.A69])=3;VALUE([.A69])=8;VALUE([.A69])=13);-1;1)" office:value-type="float" office:value="2362.26" calcext:value-type="float">
            <text:p>2.362,26</text:p>
          </table:table-cell>
          <table:table-cell table:number-columns-repeated="1016"/>
        </table:table-row>
        <table:table-row table:style-name="ro1">
          <table:table-cell table:style-name="ce25" table:formula="of:=MID([$'Compras-Ali'.$A70];[$Tablas.$E$31];[$Tablas.$G$31])" office:value-type="string" office:string-value="003" calcext:value-type="string">
            <text:p>003</text:p>
          </table:table-cell>
          <table:table-cell table:style-name="ce25" table:formula="of:=MID([$'Compras-Ali'.$A70];[$Tablas.$E$32];[$Tablas.$G$32])" office:value-type="string" office:string-value="02550" calcext:value-type="string">
            <text:p>02550</text:p>
          </table:table-cell>
          <table:table-cell table:style-name="ce25" table:formula="of:=MID([$'Compras-Ali'.$A70];[$Tablas.$E$33];[$Tablas.$G$33])" office:value-type="string" office:string-value="00000000000000081607" calcext:value-type="string">
            <text:p>00000000000000081607</text:p>
          </table:table-cell>
          <table:table-cell table:style-name="ce25" table:formula="of:=MID([$'Compras-Ali'.$A70];[$Tablas.$E$34];[$Tablas.$G$34])" office:value-type="string" office:string-value="80" calcext:value-type="string">
            <text:p>80</text:p>
          </table:table-cell>
          <table:table-cell table:style-name="ce25" table:formula="of:=MID([$'Compras-Ali'.$A7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0]&lt;&gt;&quot;&quot;;VALUE(MID([$'Compras-Ali'.$A70];[$Tablas.$E$36];[$Tablas.$G$36]))/100;0)*IF(OR(VALUE([.A70])=3;VALUE([.A70])=8;VALUE([.A70])=13);-1;1)" office:value-type="string" office:string-value="" calcext:value-type="error">
            <text:p>Err:502</text:p>
          </table:table-cell>
          <table:table-cell table:style-name="ce25" table:formula="of:=MID([$'Compras-Ali'.$A70];[$Tablas.$E$37];[$Tablas.$G$37])" office:value-type="string" office:string-value="0005" calcext:value-type="string">
            <text:p>0005</text:p>
          </table:table-cell>
          <table:table-cell table:style-name="ce28" table:formula="of:=IF([$'Compras-Ali'.$A70]&lt;&gt;&quot;&quot;;VALUE(MID([$'Compras-Ali'.$A70];[$Tablas.$E$38];[$Tablas.$G$38]))/100;0)*IF(OR(VALUE([.A70])=3;VALUE([.A70])=8;VALUE([.A70])=13);-1;1)" office:value-type="float" office:value="-938771.39" calcext:value-type="float">
            <text:p>-938.771,39</text:p>
          </table:table-cell>
          <table:table-cell table:number-columns-repeated="1016"/>
        </table:table-row>
        <table:table-row table:style-name="ro1">
          <table:table-cell table:style-name="ce25" table:formula="of:=MID([$'Compras-Ali'.$A71];[$Tablas.$E$31];[$Tablas.$G$31])" office:value-type="string" office:string-value="001" calcext:value-type="string">
            <text:p>001</text:p>
          </table:table-cell>
          <table:table-cell table:style-name="ce25" table:formula="of:=MID([$'Compras-Ali'.$A71];[$Tablas.$E$32];[$Tablas.$G$32])" office:value-type="string" office:string-value="02017" calcext:value-type="string">
            <text:p>02017</text:p>
          </table:table-cell>
          <table:table-cell table:style-name="ce25" table:formula="of:=MID([$'Compras-Ali'.$A71];[$Tablas.$E$33];[$Tablas.$G$33])" office:value-type="string" office:string-value="00000000000002444039" calcext:value-type="string">
            <text:p>00000000000002444039</text:p>
          </table:table-cell>
          <table:table-cell table:style-name="ce25" table:formula="of:=MID([$'Compras-Ali'.$A71];[$Tablas.$E$34];[$Tablas.$G$34])" office:value-type="string" office:string-value="80" calcext:value-type="string">
            <text:p>80</text:p>
          </table:table-cell>
          <table:table-cell table:style-name="ce25" table:formula="of:=MID([$'Compras-Ali'.$A7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1]&lt;&gt;&quot;&quot;;VALUE(MID([$'Compras-Ali'.$A71];[$Tablas.$E$36];[$Tablas.$G$36]))/100;0)*IF(OR(VALUE([.A71])=3;VALUE([.A71])=8;VALUE([.A71])=13);-1;1)" office:value-type="float" office:value="1426676.05" calcext:value-type="float">
            <text:p>1.426.676,05</text:p>
          </table:table-cell>
          <table:table-cell table:style-name="ce25" table:formula="of:=MID([$'Compras-Ali'.$A71];[$Tablas.$E$37];[$Tablas.$G$37])" office:value-type="string" office:string-value="0005" calcext:value-type="string">
            <text:p>0005</text:p>
          </table:table-cell>
          <table:table-cell table:style-name="ce28" table:formula="of:=IF([$'Compras-Ali'.$A71]&lt;&gt;&quot;&quot;;VALUE(MID([$'Compras-Ali'.$A71];[$Tablas.$E$38];[$Tablas.$G$38]))/100;0)*IF(OR(VALUE([.A71])=3;VALUE([.A71])=8;VALUE([.A71])=13);-1;1)" office:value-type="float" office:value="299601.97" calcext:value-type="float">
            <text:p>299.601,97</text:p>
          </table:table-cell>
          <table:table-cell table:number-columns-repeated="1016"/>
        </table:table-row>
        <table:table-row table:style-name="ro1">
          <table:table-cell table:style-name="ce25" table:formula="of:=MID([$'Compras-Ali'.$A72];[$Tablas.$E$31];[$Tablas.$G$31])" office:value-type="string" office:string-value="001" calcext:value-type="string">
            <text:p>001</text:p>
          </table:table-cell>
          <table:table-cell table:style-name="ce25" table:formula="of:=MID([$'Compras-Ali'.$A72];[$Tablas.$E$32];[$Tablas.$G$32])" office:value-type="string" office:string-value="02017" calcext:value-type="string">
            <text:p>02017</text:p>
          </table:table-cell>
          <table:table-cell table:style-name="ce25" table:formula="of:=MID([$'Compras-Ali'.$A72];[$Tablas.$E$33];[$Tablas.$G$33])" office:value-type="string" office:string-value="00000000000002443967" calcext:value-type="string">
            <text:p>00000000000002443967</text:p>
          </table:table-cell>
          <table:table-cell table:style-name="ce25" table:formula="of:=MID([$'Compras-Ali'.$A72];[$Tablas.$E$34];[$Tablas.$G$34])" office:value-type="string" office:string-value="80" calcext:value-type="string">
            <text:p>80</text:p>
          </table:table-cell>
          <table:table-cell table:style-name="ce25" table:formula="of:=MID([$'Compras-Ali'.$A7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72]&lt;&gt;&quot;&quot;;VALUE(MID([$'Compras-Ali'.$A72];[$Tablas.$E$36];[$Tablas.$G$36]))/100;0)*IF(OR(VALUE([.A72])=3;VALUE([.A72])=8;VALUE([.A72])=13);-1;1)" office:value-type="float" office:value="1544894.52" calcext:value-type="float">
            <text:p>1.544.894,52</text:p>
          </table:table-cell>
          <table:table-cell table:style-name="ce25" table:formula="of:=MID([$'Compras-Ali'.$A72];[$Tablas.$E$37];[$Tablas.$G$37])" office:value-type="string" office:string-value="0005" calcext:value-type="string">
            <text:p>0005</text:p>
          </table:table-cell>
          <table:table-cell table:style-name="ce28" table:formula="of:=IF([$'Compras-Ali'.$A72]&lt;&gt;&quot;&quot;;VALUE(MID([$'Compras-Ali'.$A72];[$Tablas.$E$38];[$Tablas.$G$38]))/100;0)*IF(OR(VALUE([.A72])=3;VALUE([.A72])=8;VALUE([.A72])=13);-1;1)" office:value-type="float" office:value="324427.85" calcext:value-type="float">
            <text:p>324.427,85</text:p>
          </table:table-cell>
          <table:table-cell table:number-columns-repeated="1016"/>
        </table:table-row>
        <table:table-row table:style-name="ro1">
          <table:table-cell table:style-name="ce25" table:formula="of:=MID([$'Compras-Ali'.$A73];[$Tablas.$E$31];[$Tablas.$G$31])" office:value-type="string" office:string-value="001" calcext:value-type="string">
            <text:p>001</text:p>
          </table:table-cell>
          <table:table-cell table:style-name="ce25" table:formula="of:=MID([$'Compras-Ali'.$A73];[$Tablas.$E$32];[$Tablas.$G$32])" office:value-type="string" office:string-value="00006" calcext:value-type="string">
            <text:p>00006</text:p>
          </table:table-cell>
          <table:table-cell table:style-name="ce25" table:formula="of:=MID([$'Compras-Ali'.$A73];[$Tablas.$E$33];[$Tablas.$G$33])" office:value-type="string" office:string-value="00000000000000008769" calcext:value-type="string">
            <text:p>00000000000000008769</text:p>
          </table:table-cell>
          <table:table-cell table:style-name="ce25" table:formula="of:=MID([$'Compras-Ali'.$A73];[$Tablas.$E$34];[$Tablas.$G$34])" office:value-type="string" office:string-value="80" calcext:value-type="string">
            <text:p>80</text:p>
          </table:table-cell>
          <table:table-cell table:style-name="ce25" table:formula="of:=MID([$'Compras-Ali'.$A73];[$Tablas.$E$35];[$Tablas.$G$35])" office:value-type="string" office:string-value="00000000030708546301" calcext:value-type="string">
            <text:p>00000000030708546301</text:p>
          </table:table-cell>
          <table:table-cell table:style-name="ce28" table:formula="of:=IF([$'Compras-Ali'.$A73]&lt;&gt;&quot;&quot;;VALUE(MID([$'Compras-Ali'.$A73];[$Tablas.$E$36];[$Tablas.$G$36]))/100;0)*IF(OR(VALUE([.A73])=3;VALUE([.A73])=8;VALUE([.A73])=13);-1;1)" office:value-type="float" office:value="14900.81" calcext:value-type="float">
            <text:p>14.900,81</text:p>
          </table:table-cell>
          <table:table-cell table:style-name="ce25" table:formula="of:=MID([$'Compras-Ali'.$A73];[$Tablas.$E$37];[$Tablas.$G$37])" office:value-type="string" office:string-value="0005" calcext:value-type="string">
            <text:p>0005</text:p>
          </table:table-cell>
          <table:table-cell table:style-name="ce28" table:formula="of:=IF([$'Compras-Ali'.$A73]&lt;&gt;&quot;&quot;;VALUE(MID([$'Compras-Ali'.$A73];[$Tablas.$E$38];[$Tablas.$G$38]))/100;0)*IF(OR(VALUE([.A73])=3;VALUE([.A73])=8;VALUE([.A73])=13);-1;1)" office:value-type="float" office:value="3129.17" calcext:value-type="float">
            <text:p>3.129,17</text:p>
          </table:table-cell>
          <table:table-cell table:number-columns-repeated="1016"/>
        </table:table-row>
        <table:table-row table:style-name="ro1">
          <table:table-cell table:style-name="ce25" table:formula="of:=MID([$'Compras-Ali'.$A74];[$Tablas.$E$31];[$Tablas.$G$31])" office:value-type="string" office:string-value="001" calcext:value-type="string">
            <text:p>001</text:p>
          </table:table-cell>
          <table:table-cell table:style-name="ce25" table:formula="of:=MID([$'Compras-Ali'.$A74];[$Tablas.$E$32];[$Tablas.$G$32])" office:value-type="string" office:string-value="00002" calcext:value-type="string">
            <text:p>00002</text:p>
          </table:table-cell>
          <table:table-cell table:style-name="ce25" table:formula="of:=MID([$'Compras-Ali'.$A74];[$Tablas.$E$33];[$Tablas.$G$33])" office:value-type="string" office:string-value="00000000000000338320" calcext:value-type="string">
            <text:p>00000000000000338320</text:p>
          </table:table-cell>
          <table:table-cell table:style-name="ce25" table:formula="of:=MID([$'Compras-Ali'.$A74];[$Tablas.$E$34];[$Tablas.$G$34])" office:value-type="string" office:string-value="80" calcext:value-type="string">
            <text:p>80</text:p>
          </table:table-cell>
          <table:table-cell table:style-name="ce25" table:formula="of:=MID([$'Compras-Ali'.$A7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4]&lt;&gt;&quot;&quot;;VALUE(MID([$'Compras-Ali'.$A74];[$Tablas.$E$36];[$Tablas.$G$36]))/100;0)*IF(OR(VALUE([.A74])=3;VALUE([.A74])=8;VALUE([.A74])=13);-1;1)" office:value-type="float" office:value="17559.4" calcext:value-type="float">
            <text:p>17.559,40</text:p>
          </table:table-cell>
          <table:table-cell table:style-name="ce25" table:formula="of:=MID([$'Compras-Ali'.$A74];[$Tablas.$E$37];[$Tablas.$G$37])" office:value-type="string" office:string-value="0004" calcext:value-type="string">
            <text:p>0004</text:p>
          </table:table-cell>
          <table:table-cell table:style-name="ce28" table:formula="of:=IF([$'Compras-Ali'.$A74]&lt;&gt;&quot;&quot;;VALUE(MID([$'Compras-Ali'.$A74];[$Tablas.$E$38];[$Tablas.$G$38]))/100;0)*IF(OR(VALUE([.A74])=3;VALUE([.A74])=8;VALUE([.A74])=13);-1;1)" office:value-type="float" office:value="1755.94" calcext:value-type="float">
            <text:p>1.755,94</text:p>
          </table:table-cell>
          <table:table-cell table:number-columns-repeated="1016"/>
        </table:table-row>
        <table:table-row table:style-name="ro1">
          <table:table-cell table:style-name="ce25" table:formula="of:=MID([$'Compras-Ali'.$A75];[$Tablas.$E$31];[$Tablas.$G$31])" office:value-type="string" office:string-value="001" calcext:value-type="string">
            <text:p>001</text:p>
          </table:table-cell>
          <table:table-cell table:style-name="ce25" table:formula="of:=MID([$'Compras-Ali'.$A75];[$Tablas.$E$32];[$Tablas.$G$32])" office:value-type="string" office:string-value="00004" calcext:value-type="string">
            <text:p>00004</text:p>
          </table:table-cell>
          <table:table-cell table:style-name="ce25" table:formula="of:=MID([$'Compras-Ali'.$A75];[$Tablas.$E$33];[$Tablas.$G$33])" office:value-type="string" office:string-value="00000000000000752396" calcext:value-type="string">
            <text:p>00000000000000752396</text:p>
          </table:table-cell>
          <table:table-cell table:style-name="ce25" table:formula="of:=MID([$'Compras-Ali'.$A75];[$Tablas.$E$34];[$Tablas.$G$34])" office:value-type="string" office:string-value="80" calcext:value-type="string">
            <text:p>80</text:p>
          </table:table-cell>
          <table:table-cell table:style-name="ce25" table:formula="of:=MID([$'Compras-Ali'.$A75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75]&lt;&gt;&quot;&quot;;VALUE(MID([$'Compras-Ali'.$A75];[$Tablas.$E$36];[$Tablas.$G$36]))/100;0)*IF(OR(VALUE([.A75])=3;VALUE([.A75])=8;VALUE([.A75])=13);-1;1)" office:value-type="float" office:value="14714.4" calcext:value-type="float">
            <text:p>14.714,40</text:p>
          </table:table-cell>
          <table:table-cell table:style-name="ce25" table:formula="of:=MID([$'Compras-Ali'.$A75];[$Tablas.$E$37];[$Tablas.$G$37])" office:value-type="string" office:string-value="0004" calcext:value-type="string">
            <text:p>0004</text:p>
          </table:table-cell>
          <table:table-cell table:style-name="ce28" table:formula="of:=IF([$'Compras-Ali'.$A75]&lt;&gt;&quot;&quot;;VALUE(MID([$'Compras-Ali'.$A75];[$Tablas.$E$38];[$Tablas.$G$38]))/100;0)*IF(OR(VALUE([.A75])=3;VALUE([.A75])=8;VALUE([.A75])=13);-1;1)" office:value-type="float" office:value="1471.44" calcext:value-type="float">
            <text:p>1.471,44</text:p>
          </table:table-cell>
          <table:table-cell table:number-columns-repeated="1016"/>
        </table:table-row>
        <table:table-row table:style-name="ro1">
          <table:table-cell table:style-name="ce25" table:formula="of:=MID([$'Compras-Ali'.$A76];[$Tablas.$E$31];[$Tablas.$G$31])" office:value-type="string" office:string-value="001" calcext:value-type="string">
            <text:p>001</text:p>
          </table:table-cell>
          <table:table-cell table:style-name="ce25" table:formula="of:=MID([$'Compras-Ali'.$A76];[$Tablas.$E$32];[$Tablas.$G$32])" office:value-type="string" office:string-value="00001" calcext:value-type="string">
            <text:p>00001</text:p>
          </table:table-cell>
          <table:table-cell table:style-name="ce25" table:formula="of:=MID([$'Compras-Ali'.$A76];[$Tablas.$E$33];[$Tablas.$G$33])" office:value-type="string" office:string-value="00000000000000121424" calcext:value-type="string">
            <text:p>00000000000000121424</text:p>
          </table:table-cell>
          <table:table-cell table:style-name="ce25" table:formula="of:=MID([$'Compras-Ali'.$A76];[$Tablas.$E$34];[$Tablas.$G$34])" office:value-type="string" office:string-value="80" calcext:value-type="string">
            <text:p>80</text:p>
          </table:table-cell>
          <table:table-cell table:style-name="ce25" table:formula="of:=MID([$'Compras-Ali'.$A76];[$Tablas.$E$35];[$Tablas.$G$35])" office:value-type="string" office:string-value="00000000030707002294" calcext:value-type="string">
            <text:p>00000000030707002294</text:p>
          </table:table-cell>
          <table:table-cell table:style-name="ce28" table:formula="of:=IF([$'Compras-Ali'.$A76]&lt;&gt;&quot;&quot;;VALUE(MID([$'Compras-Ali'.$A76];[$Tablas.$E$36];[$Tablas.$G$36]))/100;0)*IF(OR(VALUE([.A76])=3;VALUE([.A76])=8;VALUE([.A76])=13);-1;1)" office:value-type="float" office:value="240428.5" calcext:value-type="float">
            <text:p>240.428,50</text:p>
          </table:table-cell>
          <table:table-cell table:style-name="ce25" table:formula="of:=MID([$'Compras-Ali'.$A76];[$Tablas.$E$37];[$Tablas.$G$37])" office:value-type="string" office:string-value="0004" calcext:value-type="string">
            <text:p>0004</text:p>
          </table:table-cell>
          <table:table-cell table:style-name="ce28" table:formula="of:=IF([$'Compras-Ali'.$A76]&lt;&gt;&quot;&quot;;VALUE(MID([$'Compras-Ali'.$A76];[$Tablas.$E$38];[$Tablas.$G$38]))/100;0)*IF(OR(VALUE([.A76])=3;VALUE([.A76])=8;VALUE([.A76])=13);-1;1)" office:value-type="float" office:value="24042.85" calcext:value-type="float">
            <text:p>24.042,85</text:p>
          </table:table-cell>
          <table:table-cell table:number-columns-repeated="1016"/>
        </table:table-row>
        <table:table-row table:style-name="ro1">
          <table:table-cell table:style-name="ce25" table:formula="of:=MID([$'Compras-Ali'.$A77];[$Tablas.$E$31];[$Tablas.$G$31])" office:value-type="string" office:string-value="001" calcext:value-type="string">
            <text:p>001</text:p>
          </table:table-cell>
          <table:table-cell table:style-name="ce25" table:formula="of:=MID([$'Compras-Ali'.$A77];[$Tablas.$E$32];[$Tablas.$G$32])" office:value-type="string" office:string-value="00001" calcext:value-type="string">
            <text:p>00001</text:p>
          </table:table-cell>
          <table:table-cell table:style-name="ce25" table:formula="of:=MID([$'Compras-Ali'.$A77];[$Tablas.$E$33];[$Tablas.$G$33])" office:value-type="string" office:string-value="00000000000000121425" calcext:value-type="string">
            <text:p>00000000000000121425</text:p>
          </table:table-cell>
          <table:table-cell table:style-name="ce25" table:formula="of:=MID([$'Compras-Ali'.$A77];[$Tablas.$E$34];[$Tablas.$G$34])" office:value-type="string" office:string-value="80" calcext:value-type="string">
            <text:p>80</text:p>
          </table:table-cell>
          <table:table-cell table:style-name="ce25" table:formula="of:=MID([$'Compras-Ali'.$A77];[$Tablas.$E$35];[$Tablas.$G$35])" office:value-type="string" office:string-value="00000000030707002294" calcext:value-type="string">
            <text:p>00000000030707002294</text:p>
          </table:table-cell>
          <table:table-cell table:style-name="ce28" table:formula="of:=IF([$'Compras-Ali'.$A77]&lt;&gt;&quot;&quot;;VALUE(MID([$'Compras-Ali'.$A77];[$Tablas.$E$36];[$Tablas.$G$36]))/100;0)*IF(OR(VALUE([.A77])=3;VALUE([.A77])=8;VALUE([.A77])=13);-1;1)" office:value-type="float" office:value="166538.3" calcext:value-type="float">
            <text:p>166.538,30</text:p>
          </table:table-cell>
          <table:table-cell table:style-name="ce25" table:formula="of:=MID([$'Compras-Ali'.$A77];[$Tablas.$E$37];[$Tablas.$G$37])" office:value-type="string" office:string-value="0004" calcext:value-type="string">
            <text:p>0004</text:p>
          </table:table-cell>
          <table:table-cell table:style-name="ce28" table:formula="of:=IF([$'Compras-Ali'.$A77]&lt;&gt;&quot;&quot;;VALUE(MID([$'Compras-Ali'.$A77];[$Tablas.$E$38];[$Tablas.$G$38]))/100;0)*IF(OR(VALUE([.A77])=3;VALUE([.A77])=8;VALUE([.A77])=13);-1;1)" office:value-type="float" office:value="16653.83" calcext:value-type="float">
            <text:p>16.653,83</text:p>
          </table:table-cell>
          <table:table-cell table:number-columns-repeated="1016"/>
        </table:table-row>
        <table:table-row table:style-name="ro1">
          <table:table-cell table:style-name="ce25" table:formula="of:=MID([$'Compras-Ali'.$A78];[$Tablas.$E$31];[$Tablas.$G$31])" office:value-type="string" office:string-value="001" calcext:value-type="string">
            <text:p>001</text:p>
          </table:table-cell>
          <table:table-cell table:style-name="ce25" table:formula="of:=MID([$'Compras-Ali'.$A78];[$Tablas.$E$32];[$Tablas.$G$32])" office:value-type="string" office:string-value="00001" calcext:value-type="string">
            <text:p>00001</text:p>
          </table:table-cell>
          <table:table-cell table:style-name="ce25" table:formula="of:=MID([$'Compras-Ali'.$A78];[$Tablas.$E$33];[$Tablas.$G$33])" office:value-type="string" office:string-value="00000000000000080479" calcext:value-type="string">
            <text:p>00000000000000080479</text:p>
          </table:table-cell>
          <table:table-cell table:style-name="ce25" table:formula="of:=MID([$'Compras-Ali'.$A78];[$Tablas.$E$34];[$Tablas.$G$34])" office:value-type="string" office:string-value="80" calcext:value-type="string">
            <text:p>80</text:p>
          </table:table-cell>
          <table:table-cell table:style-name="ce25" table:formula="of:=MID([$'Compras-Ali'.$A7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8]&lt;&gt;&quot;&quot;;VALUE(MID([$'Compras-Ali'.$A78];[$Tablas.$E$36];[$Tablas.$G$36]))/100;0)*IF(OR(VALUE([.A78])=3;VALUE([.A78])=8;VALUE([.A78])=13);-1;1)" office:value-type="float" office:value="14.57" calcext:value-type="float">
            <text:p>14,57</text:p>
          </table:table-cell>
          <table:table-cell table:style-name="ce25" table:formula="of:=MID([$'Compras-Ali'.$A78];[$Tablas.$E$37];[$Tablas.$G$37])" office:value-type="string" office:string-value="0005" calcext:value-type="string">
            <text:p>0005</text:p>
          </table:table-cell>
          <table:table-cell table:style-name="ce28" table:formula="of:=IF([$'Compras-Ali'.$A78]&lt;&gt;&quot;&quot;;VALUE(MID([$'Compras-Ali'.$A78];[$Tablas.$E$38];[$Tablas.$G$38]))/100;0)*IF(OR(VALUE([.A78])=3;VALUE([.A78])=8;VALUE([.A78])=13);-1;1)" office:value-type="float" office:value="3.06" calcext:value-type="float">
            <text:p>3,06</text:p>
          </table:table-cell>
          <table:table-cell table:number-columns-repeated="1016"/>
        </table:table-row>
        <table:table-row table:style-name="ro1">
          <table:table-cell table:style-name="ce25" table:formula="of:=MID([$'Compras-Ali'.$A79];[$Tablas.$E$31];[$Tablas.$G$31])" office:value-type="string" office:string-value="001" calcext:value-type="string">
            <text:p>001</text:p>
          </table:table-cell>
          <table:table-cell table:style-name="ce25" table:formula="of:=MID([$'Compras-Ali'.$A79];[$Tablas.$E$32];[$Tablas.$G$32])" office:value-type="string" office:string-value="00001" calcext:value-type="string">
            <text:p>00001</text:p>
          </table:table-cell>
          <table:table-cell table:style-name="ce25" table:formula="of:=MID([$'Compras-Ali'.$A79];[$Tablas.$E$33];[$Tablas.$G$33])" office:value-type="string" office:string-value="00000000000000080908" calcext:value-type="string">
            <text:p>00000000000000080908</text:p>
          </table:table-cell>
          <table:table-cell table:style-name="ce25" table:formula="of:=MID([$'Compras-Ali'.$A79];[$Tablas.$E$34];[$Tablas.$G$34])" office:value-type="string" office:string-value="80" calcext:value-type="string">
            <text:p>80</text:p>
          </table:table-cell>
          <table:table-cell table:style-name="ce25" table:formula="of:=MID([$'Compras-Ali'.$A7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79]&lt;&gt;&quot;&quot;;VALUE(MID([$'Compras-Ali'.$A79];[$Tablas.$E$36];[$Tablas.$G$36]))/100;0)*IF(OR(VALUE([.A79])=3;VALUE([.A79])=8;VALUE([.A79])=13);-1;1)" office:value-type="float" office:value="19.52" calcext:value-type="float">
            <text:p>19,52</text:p>
          </table:table-cell>
          <table:table-cell table:style-name="ce25" table:formula="of:=MID([$'Compras-Ali'.$A79];[$Tablas.$E$37];[$Tablas.$G$37])" office:value-type="string" office:string-value="0005" calcext:value-type="string">
            <text:p>0005</text:p>
          </table:table-cell>
          <table:table-cell table:style-name="ce28" table:formula="of:=IF([$'Compras-Ali'.$A79]&lt;&gt;&quot;&quot;;VALUE(MID([$'Compras-Ali'.$A79];[$Tablas.$E$38];[$Tablas.$G$38]))/100;0)*IF(OR(VALUE([.A79])=3;VALUE([.A79])=8;VALUE([.A79])=13);-1;1)" office:value-type="float" office:value="4.1" calcext:value-type="float">
            <text:p>4,10</text:p>
          </table:table-cell>
          <table:table-cell table:number-columns-repeated="1016"/>
        </table:table-row>
        <table:table-row table:style-name="ro1">
          <table:table-cell table:style-name="ce25" table:formula="of:=MID([$'Compras-Ali'.$A80];[$Tablas.$E$31];[$Tablas.$G$31])" office:value-type="string" office:string-value="001" calcext:value-type="string">
            <text:p>001</text:p>
          </table:table-cell>
          <table:table-cell table:style-name="ce25" table:formula="of:=MID([$'Compras-Ali'.$A80];[$Tablas.$E$32];[$Tablas.$G$32])" office:value-type="string" office:string-value="00001" calcext:value-type="string">
            <text:p>00001</text:p>
          </table:table-cell>
          <table:table-cell table:style-name="ce25" table:formula="of:=MID([$'Compras-Ali'.$A80];[$Tablas.$E$33];[$Tablas.$G$33])" office:value-type="string" office:string-value="00000000000000081348" calcext:value-type="string">
            <text:p>00000000000000081348</text:p>
          </table:table-cell>
          <table:table-cell table:style-name="ce25" table:formula="of:=MID([$'Compras-Ali'.$A80];[$Tablas.$E$34];[$Tablas.$G$34])" office:value-type="string" office:string-value="80" calcext:value-type="string">
            <text:p>80</text:p>
          </table:table-cell>
          <table:table-cell table:style-name="ce25" table:formula="of:=MID([$'Compras-Ali'.$A8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80]&lt;&gt;&quot;&quot;;VALUE(MID([$'Compras-Ali'.$A80];[$Tablas.$E$36];[$Tablas.$G$36]))/100;0)*IF(OR(VALUE([.A80])=3;VALUE([.A80])=8;VALUE([.A80])=13);-1;1)" office:value-type="float" office:value="42.71" calcext:value-type="float">
            <text:p>42,71</text:p>
          </table:table-cell>
          <table:table-cell table:style-name="ce25" table:formula="of:=MID([$'Compras-Ali'.$A80];[$Tablas.$E$37];[$Tablas.$G$37])" office:value-type="string" office:string-value="0005" calcext:value-type="string">
            <text:p>0005</text:p>
          </table:table-cell>
          <table:table-cell table:style-name="ce28" table:formula="of:=IF([$'Compras-Ali'.$A80]&lt;&gt;&quot;&quot;;VALUE(MID([$'Compras-Ali'.$A80];[$Tablas.$E$38];[$Tablas.$G$38]))/100;0)*IF(OR(VALUE([.A80])=3;VALUE([.A80])=8;VALUE([.A80])=13);-1;1)" office:value-type="float" office:value="8.97" calcext:value-type="float">
            <text:p>8,97</text:p>
          </table:table-cell>
          <table:table-cell table:number-columns-repeated="1016"/>
        </table:table-row>
        <table:table-row table:style-name="ro1">
          <table:table-cell table:style-name="ce25" table:formula="of:=MID([$'Compras-Ali'.$A81];[$Tablas.$E$31];[$Tablas.$G$31])" office:value-type="string" office:string-value="001" calcext:value-type="string">
            <text:p>001</text:p>
          </table:table-cell>
          <table:table-cell table:style-name="ce25" table:formula="of:=MID([$'Compras-Ali'.$A81];[$Tablas.$E$32];[$Tablas.$G$32])" office:value-type="string" office:string-value="00001" calcext:value-type="string">
            <text:p>00001</text:p>
          </table:table-cell>
          <table:table-cell table:style-name="ce25" table:formula="of:=MID([$'Compras-Ali'.$A81];[$Tablas.$E$33];[$Tablas.$G$33])" office:value-type="string" office:string-value="00000000000000081238" calcext:value-type="string">
            <text:p>00000000000000081238</text:p>
          </table:table-cell>
          <table:table-cell table:style-name="ce25" table:formula="of:=MID([$'Compras-Ali'.$A81];[$Tablas.$E$34];[$Tablas.$G$34])" office:value-type="string" office:string-value="80" calcext:value-type="string">
            <text:p>80</text:p>
          </table:table-cell>
          <table:table-cell table:style-name="ce25" table:formula="of:=MID([$'Compras-Ali'.$A8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81]&lt;&gt;&quot;&quot;;VALUE(MID([$'Compras-Ali'.$A81];[$Tablas.$E$36];[$Tablas.$G$36]))/100;0)*IF(OR(VALUE([.A81])=3;VALUE([.A81])=8;VALUE([.A81])=13);-1;1)" office:value-type="float" office:value="328.48" calcext:value-type="float">
            <text:p>328,48</text:p>
          </table:table-cell>
          <table:table-cell table:style-name="ce25" table:formula="of:=MID([$'Compras-Ali'.$A81];[$Tablas.$E$37];[$Tablas.$G$37])" office:value-type="string" office:string-value="0005" calcext:value-type="string">
            <text:p>0005</text:p>
          </table:table-cell>
          <table:table-cell table:style-name="ce28" table:formula="of:=IF([$'Compras-Ali'.$A81]&lt;&gt;&quot;&quot;;VALUE(MID([$'Compras-Ali'.$A81];[$Tablas.$E$38];[$Tablas.$G$38]))/100;0)*IF(OR(VALUE([.A81])=3;VALUE([.A81])=8;VALUE([.A81])=13);-1;1)" office:value-type="float" office:value="68.98" calcext:value-type="float">
            <text:p>68,98</text:p>
          </table:table-cell>
          <table:table-cell table:number-columns-repeated="1016"/>
        </table:table-row>
        <table:table-row table:style-name="ro1">
          <table:table-cell table:style-name="ce25" table:formula="of:=MID([$'Compras-Ali'.$A82];[$Tablas.$E$31];[$Tablas.$G$31])" office:value-type="string" office:string-value="001" calcext:value-type="string">
            <text:p>001</text:p>
          </table:table-cell>
          <table:table-cell table:style-name="ce25" table:formula="of:=MID([$'Compras-Ali'.$A82];[$Tablas.$E$32];[$Tablas.$G$32])" office:value-type="string" office:string-value="00001" calcext:value-type="string">
            <text:p>00001</text:p>
          </table:table-cell>
          <table:table-cell table:style-name="ce25" table:formula="of:=MID([$'Compras-Ali'.$A82];[$Tablas.$E$33];[$Tablas.$G$33])" office:value-type="string" office:string-value="00000000000000081344" calcext:value-type="string">
            <text:p>00000000000000081344</text:p>
          </table:table-cell>
          <table:table-cell table:style-name="ce25" table:formula="of:=MID([$'Compras-Ali'.$A82];[$Tablas.$E$34];[$Tablas.$G$34])" office:value-type="string" office:string-value="80" calcext:value-type="string">
            <text:p>80</text:p>
          </table:table-cell>
          <table:table-cell table:style-name="ce25" table:formula="of:=MID([$'Compras-Ali'.$A8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82]&lt;&gt;&quot;&quot;;VALUE(MID([$'Compras-Ali'.$A82];[$Tablas.$E$36];[$Tablas.$G$36]))/100;0)*IF(OR(VALUE([.A82])=3;VALUE([.A82])=8;VALUE([.A82])=13);-1;1)" office:value-type="float" office:value="13.52" calcext:value-type="float">
            <text:p>13,52</text:p>
          </table:table-cell>
          <table:table-cell table:style-name="ce25" table:formula="of:=MID([$'Compras-Ali'.$A82];[$Tablas.$E$37];[$Tablas.$G$37])" office:value-type="string" office:string-value="0005" calcext:value-type="string">
            <text:p>0005</text:p>
          </table:table-cell>
          <table:table-cell table:style-name="ce28" table:formula="of:=IF([$'Compras-Ali'.$A82]&lt;&gt;&quot;&quot;;VALUE(MID([$'Compras-Ali'.$A82];[$Tablas.$E$38];[$Tablas.$G$38]))/100;0)*IF(OR(VALUE([.A82])=3;VALUE([.A82])=8;VALUE([.A82])=13);-1;1)" office:value-type="float" office:value="2.84" calcext:value-type="float">
            <text:p>2,84</text:p>
          </table:table-cell>
          <table:table-cell table:number-columns-repeated="1016"/>
        </table:table-row>
        <table:table-row table:style-name="ro1">
          <table:table-cell table:style-name="ce25" table:formula="of:=MID([$'Compras-Ali'.$A83];[$Tablas.$E$31];[$Tablas.$G$31])" office:value-type="string" office:string-value="001" calcext:value-type="string">
            <text:p>001</text:p>
          </table:table-cell>
          <table:table-cell table:style-name="ce25" table:formula="of:=MID([$'Compras-Ali'.$A83];[$Tablas.$E$32];[$Tablas.$G$32])" office:value-type="string" office:string-value="00001" calcext:value-type="string">
            <text:p>00001</text:p>
          </table:table-cell>
          <table:table-cell table:style-name="ce25" table:formula="of:=MID([$'Compras-Ali'.$A83];[$Tablas.$E$33];[$Tablas.$G$33])" office:value-type="string" office:string-value="00000000000000080920" calcext:value-type="string">
            <text:p>00000000000000080920</text:p>
          </table:table-cell>
          <table:table-cell table:style-name="ce25" table:formula="of:=MID([$'Compras-Ali'.$A83];[$Tablas.$E$34];[$Tablas.$G$34])" office:value-type="string" office:string-value="80" calcext:value-type="string">
            <text:p>80</text:p>
          </table:table-cell>
          <table:table-cell table:style-name="ce25" table:formula="of:=MID([$'Compras-Ali'.$A8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83]&lt;&gt;&quot;&quot;;VALUE(MID([$'Compras-Ali'.$A83];[$Tablas.$E$36];[$Tablas.$G$36]))/100;0)*IF(OR(VALUE([.A83])=3;VALUE([.A83])=8;VALUE([.A83])=13);-1;1)" office:value-type="float" office:value="52" calcext:value-type="float">
            <text:p>52,00</text:p>
          </table:table-cell>
          <table:table-cell table:style-name="ce25" table:formula="of:=MID([$'Compras-Ali'.$A83];[$Tablas.$E$37];[$Tablas.$G$37])" office:value-type="string" office:string-value="0005" calcext:value-type="string">
            <text:p>0005</text:p>
          </table:table-cell>
          <table:table-cell table:style-name="ce28" table:formula="of:=IF([$'Compras-Ali'.$A83]&lt;&gt;&quot;&quot;;VALUE(MID([$'Compras-Ali'.$A83];[$Tablas.$E$38];[$Tablas.$G$38]))/100;0)*IF(OR(VALUE([.A83])=3;VALUE([.A83])=8;VALUE([.A83])=13);-1;1)" office:value-type="float" office:value="10.92" calcext:value-type="float">
            <text:p>10,92</text:p>
          </table:table-cell>
          <table:table-cell table:number-columns-repeated="1016"/>
        </table:table-row>
        <table:table-row table:style-name="ro1">
          <table:table-cell table:style-name="ce25" table:formula="of:=MID([$'Compras-Ali'.$A84];[$Tablas.$E$31];[$Tablas.$G$31])" office:value-type="string" office:string-value="001" calcext:value-type="string">
            <text:p>001</text:p>
          </table:table-cell>
          <table:table-cell table:style-name="ce25" table:formula="of:=MID([$'Compras-Ali'.$A84];[$Tablas.$E$32];[$Tablas.$G$32])" office:value-type="string" office:string-value="00001" calcext:value-type="string">
            <text:p>00001</text:p>
          </table:table-cell>
          <table:table-cell table:style-name="ce25" table:formula="of:=MID([$'Compras-Ali'.$A84];[$Tablas.$E$33];[$Tablas.$G$33])" office:value-type="string" office:string-value="00000000000000081359" calcext:value-type="string">
            <text:p>00000000000000081359</text:p>
          </table:table-cell>
          <table:table-cell table:style-name="ce25" table:formula="of:=MID([$'Compras-Ali'.$A84];[$Tablas.$E$34];[$Tablas.$G$34])" office:value-type="string" office:string-value="80" calcext:value-type="string">
            <text:p>80</text:p>
          </table:table-cell>
          <table:table-cell table:style-name="ce25" table:formula="of:=MID([$'Compras-Ali'.$A8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84]&lt;&gt;&quot;&quot;;VALUE(MID([$'Compras-Ali'.$A84];[$Tablas.$E$36];[$Tablas.$G$36]))/100;0)*IF(OR(VALUE([.A84])=3;VALUE([.A84])=8;VALUE([.A84])=13);-1;1)" office:value-type="float" office:value="373.71" calcext:value-type="float">
            <text:p>373,71</text:p>
          </table:table-cell>
          <table:table-cell table:style-name="ce25" table:formula="of:=MID([$'Compras-Ali'.$A84];[$Tablas.$E$37];[$Tablas.$G$37])" office:value-type="string" office:string-value="0005" calcext:value-type="string">
            <text:p>0005</text:p>
          </table:table-cell>
          <table:table-cell table:style-name="ce28" table:formula="of:=IF([$'Compras-Ali'.$A84]&lt;&gt;&quot;&quot;;VALUE(MID([$'Compras-Ali'.$A84];[$Tablas.$E$38];[$Tablas.$G$38]))/100;0)*IF(OR(VALUE([.A84])=3;VALUE([.A84])=8;VALUE([.A84])=13);-1;1)" office:value-type="float" office:value="78.48" calcext:value-type="float">
            <text:p>78,48</text:p>
          </table:table-cell>
          <table:table-cell table:number-columns-repeated="1016"/>
        </table:table-row>
        <table:table-row table:style-name="ro1">
          <table:table-cell table:style-name="ce25" table:formula="of:=MID([$'Compras-Ali'.$A85];[$Tablas.$E$31];[$Tablas.$G$31])" office:value-type="string" office:string-value="001" calcext:value-type="string">
            <text:p>001</text:p>
          </table:table-cell>
          <table:table-cell table:style-name="ce25" table:formula="of:=MID([$'Compras-Ali'.$A85];[$Tablas.$E$32];[$Tablas.$G$32])" office:value-type="string" office:string-value="00001" calcext:value-type="string">
            <text:p>00001</text:p>
          </table:table-cell>
          <table:table-cell table:style-name="ce25" table:formula="of:=MID([$'Compras-Ali'.$A85];[$Tablas.$E$33];[$Tablas.$G$33])" office:value-type="string" office:string-value="00000000000000081340" calcext:value-type="string">
            <text:p>00000000000000081340</text:p>
          </table:table-cell>
          <table:table-cell table:style-name="ce25" table:formula="of:=MID([$'Compras-Ali'.$A85];[$Tablas.$E$34];[$Tablas.$G$34])" office:value-type="string" office:string-value="80" calcext:value-type="string">
            <text:p>80</text:p>
          </table:table-cell>
          <table:table-cell table:style-name="ce25" table:formula="of:=MID([$'Compras-Ali'.$A8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85]&lt;&gt;&quot;&quot;;VALUE(MID([$'Compras-Ali'.$A85];[$Tablas.$E$36];[$Tablas.$G$36]))/100;0)*IF(OR(VALUE([.A85])=3;VALUE([.A85])=8;VALUE([.A85])=13);-1;1)" office:value-type="float" office:value="695.33" calcext:value-type="float">
            <text:p>695,33</text:p>
          </table:table-cell>
          <table:table-cell table:style-name="ce25" table:formula="of:=MID([$'Compras-Ali'.$A85];[$Tablas.$E$37];[$Tablas.$G$37])" office:value-type="string" office:string-value="0005" calcext:value-type="string">
            <text:p>0005</text:p>
          </table:table-cell>
          <table:table-cell table:style-name="ce28" table:formula="of:=IF([$'Compras-Ali'.$A85]&lt;&gt;&quot;&quot;;VALUE(MID([$'Compras-Ali'.$A85];[$Tablas.$E$38];[$Tablas.$G$38]))/100;0)*IF(OR(VALUE([.A85])=3;VALUE([.A85])=8;VALUE([.A85])=13);-1;1)" office:value-type="float" office:value="146.02" calcext:value-type="float">
            <text:p>146,02</text:p>
          </table:table-cell>
          <table:table-cell table:number-columns-repeated="1016"/>
        </table:table-row>
        <table:table-row table:style-name="ro1">
          <table:table-cell table:style-name="ce25" table:formula="of:=MID([$'Compras-Ali'.$A86];[$Tablas.$E$31];[$Tablas.$G$31])" office:value-type="string" office:string-value="001" calcext:value-type="string">
            <text:p>001</text:p>
          </table:table-cell>
          <table:table-cell table:style-name="ce25" table:formula="of:=MID([$'Compras-Ali'.$A86];[$Tablas.$E$32];[$Tablas.$G$32])" office:value-type="string" office:string-value="00001" calcext:value-type="string">
            <text:p>00001</text:p>
          </table:table-cell>
          <table:table-cell table:style-name="ce25" table:formula="of:=MID([$'Compras-Ali'.$A86];[$Tablas.$E$33];[$Tablas.$G$33])" office:value-type="string" office:string-value="00000000000000003437" calcext:value-type="string">
            <text:p>00000000000000003437</text:p>
          </table:table-cell>
          <table:table-cell table:style-name="ce25" table:formula="of:=MID([$'Compras-Ali'.$A86];[$Tablas.$E$34];[$Tablas.$G$34])" office:value-type="string" office:string-value="80" calcext:value-type="string">
            <text:p>80</text:p>
          </table:table-cell>
          <table:table-cell table:style-name="ce25" table:formula="of:=MID([$'Compras-Ali'.$A86];[$Tablas.$E$35];[$Tablas.$G$35])" office:value-type="string" office:string-value="00000000030651129083" calcext:value-type="string">
            <text:p>00000000030651129083</text:p>
          </table:table-cell>
          <table:table-cell table:style-name="ce28" table:formula="of:=IF([$'Compras-Ali'.$A86]&lt;&gt;&quot;&quot;;VALUE(MID([$'Compras-Ali'.$A86];[$Tablas.$E$36];[$Tablas.$G$36]))/100;0)*IF(OR(VALUE([.A86])=3;VALUE([.A86])=8;VALUE([.A86])=13);-1;1)" office:value-type="float" office:value="6522.43" calcext:value-type="float">
            <text:p>6.522,43</text:p>
          </table:table-cell>
          <table:table-cell table:style-name="ce25" table:formula="of:=MID([$'Compras-Ali'.$A86];[$Tablas.$E$37];[$Tablas.$G$37])" office:value-type="string" office:string-value="0005" calcext:value-type="string">
            <text:p>0005</text:p>
          </table:table-cell>
          <table:table-cell table:style-name="ce28" table:formula="of:=IF([$'Compras-Ali'.$A86]&lt;&gt;&quot;&quot;;VALUE(MID([$'Compras-Ali'.$A86];[$Tablas.$E$38];[$Tablas.$G$38]))/100;0)*IF(OR(VALUE([.A86])=3;VALUE([.A86])=8;VALUE([.A86])=13);-1;1)" office:value-type="float" office:value="1369.71" calcext:value-type="float">
            <text:p>1.369,71</text:p>
          </table:table-cell>
          <table:table-cell table:number-columns-repeated="1016"/>
        </table:table-row>
        <table:table-row table:style-name="ro1">
          <table:table-cell table:style-name="ce25" table:formula="of:=MID([$'Compras-Ali'.$A87];[$Tablas.$E$31];[$Tablas.$G$31])" office:value-type="string" office:string-value="001" calcext:value-type="string">
            <text:p>001</text:p>
          </table:table-cell>
          <table:table-cell table:style-name="ce25" table:formula="of:=MID([$'Compras-Ali'.$A87];[$Tablas.$E$32];[$Tablas.$G$32])" office:value-type="string" office:string-value="02020" calcext:value-type="string">
            <text:p>02020</text:p>
          </table:table-cell>
          <table:table-cell table:style-name="ce25" table:formula="of:=MID([$'Compras-Ali'.$A87];[$Tablas.$E$33];[$Tablas.$G$33])" office:value-type="string" office:string-value="00000000000000391243" calcext:value-type="string">
            <text:p>00000000000000391243</text:p>
          </table:table-cell>
          <table:table-cell table:style-name="ce25" table:formula="of:=MID([$'Compras-Ali'.$A87];[$Tablas.$E$34];[$Tablas.$G$34])" office:value-type="string" office:string-value="80" calcext:value-type="string">
            <text:p>80</text:p>
          </table:table-cell>
          <table:table-cell table:style-name="ce25" table:formula="of:=MID([$'Compras-Ali'.$A8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87]&lt;&gt;&quot;&quot;;VALUE(MID([$'Compras-Ali'.$A87];[$Tablas.$E$36];[$Tablas.$G$36]))/100;0)*IF(OR(VALUE([.A87])=3;VALUE([.A87])=8;VALUE([.A87])=13);-1;1)" office:value-type="float" office:value="466514.52" calcext:value-type="float">
            <text:p>466.514,52</text:p>
          </table:table-cell>
          <table:table-cell table:style-name="ce25" table:formula="of:=MID([$'Compras-Ali'.$A87];[$Tablas.$E$37];[$Tablas.$G$37])" office:value-type="string" office:string-value="0005" calcext:value-type="string">
            <text:p>0005</text:p>
          </table:table-cell>
          <table:table-cell table:style-name="ce28" table:formula="of:=IF([$'Compras-Ali'.$A87]&lt;&gt;&quot;&quot;;VALUE(MID([$'Compras-Ali'.$A87];[$Tablas.$E$38];[$Tablas.$G$38]))/100;0)*IF(OR(VALUE([.A87])=3;VALUE([.A87])=8;VALUE([.A87])=13);-1;1)" office:value-type="float" office:value="97968.05" calcext:value-type="float">
            <text:p>97.968,05</text:p>
          </table:table-cell>
          <table:table-cell table:number-columns-repeated="1016"/>
        </table:table-row>
        <table:table-row table:style-name="ro1">
          <table:table-cell table:style-name="ce25" table:formula="of:=MID([$'Compras-Ali'.$A88];[$Tablas.$E$31];[$Tablas.$G$31])" office:value-type="string" office:string-value="001" calcext:value-type="string">
            <text:p>001</text:p>
          </table:table-cell>
          <table:table-cell table:style-name="ce25" table:formula="of:=MID([$'Compras-Ali'.$A88];[$Tablas.$E$32];[$Tablas.$G$32])" office:value-type="string" office:string-value="02020" calcext:value-type="string">
            <text:p>02020</text:p>
          </table:table-cell>
          <table:table-cell table:style-name="ce25" table:formula="of:=MID([$'Compras-Ali'.$A88];[$Tablas.$E$33];[$Tablas.$G$33])" office:value-type="string" office:string-value="00000000000000391242" calcext:value-type="string">
            <text:p>00000000000000391242</text:p>
          </table:table-cell>
          <table:table-cell table:style-name="ce25" table:formula="of:=MID([$'Compras-Ali'.$A88];[$Tablas.$E$34];[$Tablas.$G$34])" office:value-type="string" office:string-value="80" calcext:value-type="string">
            <text:p>80</text:p>
          </table:table-cell>
          <table:table-cell table:style-name="ce25" table:formula="of:=MID([$'Compras-Ali'.$A8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88]&lt;&gt;&quot;&quot;;VALUE(MID([$'Compras-Ali'.$A88];[$Tablas.$E$36];[$Tablas.$G$36]))/100;0)*IF(OR(VALUE([.A88])=3;VALUE([.A88])=8;VALUE([.A88])=13);-1;1)" office:value-type="float" office:value="170651.14" calcext:value-type="float">
            <text:p>170.651,14</text:p>
          </table:table-cell>
          <table:table-cell table:style-name="ce25" table:formula="of:=MID([$'Compras-Ali'.$A88];[$Tablas.$E$37];[$Tablas.$G$37])" office:value-type="string" office:string-value="0005" calcext:value-type="string">
            <text:p>0005</text:p>
          </table:table-cell>
          <table:table-cell table:style-name="ce28" table:formula="of:=IF([$'Compras-Ali'.$A88]&lt;&gt;&quot;&quot;;VALUE(MID([$'Compras-Ali'.$A88];[$Tablas.$E$38];[$Tablas.$G$38]))/100;0)*IF(OR(VALUE([.A88])=3;VALUE([.A88])=8;VALUE([.A88])=13);-1;1)" office:value-type="float" office:value="35836.74" calcext:value-type="float">
            <text:p>35.836,74</text:p>
          </table:table-cell>
          <table:table-cell table:number-columns-repeated="1016"/>
        </table:table-row>
        <table:table-row table:style-name="ro1">
          <table:table-cell table:style-name="ce25" table:formula="of:=MID([$'Compras-Ali'.$A89];[$Tablas.$E$31];[$Tablas.$G$31])" office:value-type="string" office:string-value="001" calcext:value-type="string">
            <text:p>001</text:p>
          </table:table-cell>
          <table:table-cell table:style-name="ce25" table:formula="of:=MID([$'Compras-Ali'.$A89];[$Tablas.$E$32];[$Tablas.$G$32])" office:value-type="string" office:string-value="02017" calcext:value-type="string">
            <text:p>02017</text:p>
          </table:table-cell>
          <table:table-cell table:style-name="ce25" table:formula="of:=MID([$'Compras-Ali'.$A89];[$Tablas.$E$33];[$Tablas.$G$33])" office:value-type="string" office:string-value="00000000000002444407" calcext:value-type="string">
            <text:p>00000000000002444407</text:p>
          </table:table-cell>
          <table:table-cell table:style-name="ce25" table:formula="of:=MID([$'Compras-Ali'.$A89];[$Tablas.$E$34];[$Tablas.$G$34])" office:value-type="string" office:string-value="80" calcext:value-type="string">
            <text:p>80</text:p>
          </table:table-cell>
          <table:table-cell table:style-name="ce25" table:formula="of:=MID([$'Compras-Ali'.$A8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89]&lt;&gt;&quot;&quot;;VALUE(MID([$'Compras-Ali'.$A89];[$Tablas.$E$36];[$Tablas.$G$36]))/100;0)*IF(OR(VALUE([.A89])=3;VALUE([.A89])=8;VALUE([.A89])=13);-1;1)" office:value-type="float" office:value="1319562.1" calcext:value-type="float">
            <text:p>1.319.562,10</text:p>
          </table:table-cell>
          <table:table-cell table:style-name="ce25" table:formula="of:=MID([$'Compras-Ali'.$A89];[$Tablas.$E$37];[$Tablas.$G$37])" office:value-type="string" office:string-value="0005" calcext:value-type="string">
            <text:p>0005</text:p>
          </table:table-cell>
          <table:table-cell table:style-name="ce28" table:formula="of:=IF([$'Compras-Ali'.$A89]&lt;&gt;&quot;&quot;;VALUE(MID([$'Compras-Ali'.$A89];[$Tablas.$E$38];[$Tablas.$G$38]))/100;0)*IF(OR(VALUE([.A89])=3;VALUE([.A89])=8;VALUE([.A89])=13);-1;1)" office:value-type="float" office:value="277108.04" calcext:value-type="float">
            <text:p>277.108,04</text:p>
          </table:table-cell>
          <table:table-cell table:number-columns-repeated="1016"/>
        </table:table-row>
        <table:table-row table:style-name="ro1">
          <table:table-cell table:style-name="ce25" table:formula="of:=MID([$'Compras-Ali'.$A90];[$Tablas.$E$31];[$Tablas.$G$31])" office:value-type="string" office:string-value="001" calcext:value-type="string">
            <text:p>001</text:p>
          </table:table-cell>
          <table:table-cell table:style-name="ce25" table:formula="of:=MID([$'Compras-Ali'.$A90];[$Tablas.$E$32];[$Tablas.$G$32])" office:value-type="string" office:string-value="00011" calcext:value-type="string">
            <text:p>00011</text:p>
          </table:table-cell>
          <table:table-cell table:style-name="ce25" table:formula="of:=MID([$'Compras-Ali'.$A90];[$Tablas.$E$33];[$Tablas.$G$33])" office:value-type="string" office:string-value="00000000000000002066" calcext:value-type="string">
            <text:p>00000000000000002066</text:p>
          </table:table-cell>
          <table:table-cell table:style-name="ce25" table:formula="of:=MID([$'Compras-Ali'.$A90];[$Tablas.$E$34];[$Tablas.$G$34])" office:value-type="string" office:string-value="80" calcext:value-type="string">
            <text:p>80</text:p>
          </table:table-cell>
          <table:table-cell table:style-name="ce25" table:formula="of:=MID([$'Compras-Ali'.$A90];[$Tablas.$E$35];[$Tablas.$G$35])" office:value-type="string" office:string-value="00000000030707592660" calcext:value-type="string">
            <text:p>00000000030707592660</text:p>
          </table:table-cell>
          <table:table-cell table:style-name="ce28" table:formula="of:=IF([$'Compras-Ali'.$A90]&lt;&gt;&quot;&quot;;VALUE(MID([$'Compras-Ali'.$A90];[$Tablas.$E$36];[$Tablas.$G$36]))/100;0)*IF(OR(VALUE([.A90])=3;VALUE([.A90])=8;VALUE([.A90])=13);-1;1)" office:value-type="float" office:value="5830" calcext:value-type="float">
            <text:p>5.830,00</text:p>
          </table:table-cell>
          <table:table-cell table:style-name="ce25" table:formula="of:=MID([$'Compras-Ali'.$A90];[$Tablas.$E$37];[$Tablas.$G$37])" office:value-type="string" office:string-value="0005" calcext:value-type="string">
            <text:p>0005</text:p>
          </table:table-cell>
          <table:table-cell table:style-name="ce28" table:formula="of:=IF([$'Compras-Ali'.$A90]&lt;&gt;&quot;&quot;;VALUE(MID([$'Compras-Ali'.$A90];[$Tablas.$E$38];[$Tablas.$G$38]))/100;0)*IF(OR(VALUE([.A90])=3;VALUE([.A90])=8;VALUE([.A90])=13);-1;1)" office:value-type="float" office:value="1224.3" calcext:value-type="float">
            <text:p>1.224,30</text:p>
          </table:table-cell>
          <table:table-cell table:number-columns-repeated="1016"/>
        </table:table-row>
        <table:table-row table:style-name="ro1">
          <table:table-cell table:style-name="ce25" table:formula="of:=MID([$'Compras-Ali'.$A91];[$Tablas.$E$31];[$Tablas.$G$31])" office:value-type="string" office:string-value="001" calcext:value-type="string">
            <text:p>001</text:p>
          </table:table-cell>
          <table:table-cell table:style-name="ce25" table:formula="of:=MID([$'Compras-Ali'.$A91];[$Tablas.$E$32];[$Tablas.$G$32])" office:value-type="string" office:string-value="00032" calcext:value-type="string">
            <text:p>00032</text:p>
          </table:table-cell>
          <table:table-cell table:style-name="ce25" table:formula="of:=MID([$'Compras-Ali'.$A91];[$Tablas.$E$33];[$Tablas.$G$33])" office:value-type="string" office:string-value="00000000000000101734" calcext:value-type="string">
            <text:p>00000000000000101734</text:p>
          </table:table-cell>
          <table:table-cell table:style-name="ce25" table:formula="of:=MID([$'Compras-Ali'.$A91];[$Tablas.$E$34];[$Tablas.$G$34])" office:value-type="string" office:string-value="80" calcext:value-type="string">
            <text:p>80</text:p>
          </table:table-cell>
          <table:table-cell table:style-name="ce25" table:formula="of:=MID([$'Compras-Ali'.$A91];[$Tablas.$E$35];[$Tablas.$G$35])" office:value-type="string" office:string-value="00000000030707002294" calcext:value-type="string">
            <text:p>00000000030707002294</text:p>
          </table:table-cell>
          <table:table-cell table:style-name="ce28" table:formula="of:=IF([$'Compras-Ali'.$A91]&lt;&gt;&quot;&quot;;VALUE(MID([$'Compras-Ali'.$A91];[$Tablas.$E$36];[$Tablas.$G$36]))/100;0)*IF(OR(VALUE([.A91])=3;VALUE([.A91])=8;VALUE([.A91])=13);-1;1)" office:value-type="float" office:value="5175.8" calcext:value-type="float">
            <text:p>5.175,80</text:p>
          </table:table-cell>
          <table:table-cell table:style-name="ce25" table:formula="of:=MID([$'Compras-Ali'.$A91];[$Tablas.$E$37];[$Tablas.$G$37])" office:value-type="string" office:string-value="0004" calcext:value-type="string">
            <text:p>0004</text:p>
          </table:table-cell>
          <table:table-cell table:style-name="ce28" table:formula="of:=IF([$'Compras-Ali'.$A91]&lt;&gt;&quot;&quot;;VALUE(MID([$'Compras-Ali'.$A91];[$Tablas.$E$38];[$Tablas.$G$38]))/100;0)*IF(OR(VALUE([.A91])=3;VALUE([.A91])=8;VALUE([.A91])=13);-1;1)" office:value-type="float" office:value="517.58" calcext:value-type="float">
            <text:p>517,58</text:p>
          </table:table-cell>
          <table:table-cell table:number-columns-repeated="1016"/>
        </table:table-row>
        <table:table-row table:style-name="ro1">
          <table:table-cell table:style-name="ce25" table:formula="of:=MID([$'Compras-Ali'.$A92];[$Tablas.$E$31];[$Tablas.$G$31])" office:value-type="string" office:string-value="001" calcext:value-type="string">
            <text:p>001</text:p>
          </table:table-cell>
          <table:table-cell table:style-name="ce25" table:formula="of:=MID([$'Compras-Ali'.$A92];[$Tablas.$E$32];[$Tablas.$G$32])" office:value-type="string" office:string-value="00004" calcext:value-type="string">
            <text:p>00004</text:p>
          </table:table-cell>
          <table:table-cell table:style-name="ce25" table:formula="of:=MID([$'Compras-Ali'.$A92];[$Tablas.$E$33];[$Tablas.$G$33])" office:value-type="string" office:string-value="00000000000000001917" calcext:value-type="string">
            <text:p>00000000000000001917</text:p>
          </table:table-cell>
          <table:table-cell table:style-name="ce25" table:formula="of:=MID([$'Compras-Ali'.$A92];[$Tablas.$E$34];[$Tablas.$G$34])" office:value-type="string" office:string-value="80" calcext:value-type="string">
            <text:p>80</text:p>
          </table:table-cell>
          <table:table-cell table:style-name="ce25" table:formula="of:=MID([$'Compras-Ali'.$A92];[$Tablas.$E$35];[$Tablas.$G$35])" office:value-type="string" office:string-value="00000000020202852255" calcext:value-type="string">
            <text:p>00000000020202852255</text:p>
          </table:table-cell>
          <table:table-cell table:style-name="ce28" table:formula="of:=IF([$'Compras-Ali'.$A92]&lt;&gt;&quot;&quot;;VALUE(MID([$'Compras-Ali'.$A92];[$Tablas.$E$36];[$Tablas.$G$36]))/100;0)*IF(OR(VALUE([.A92])=3;VALUE([.A92])=8;VALUE([.A92])=13);-1;1)" office:value-type="float" office:value="826.43" calcext:value-type="float">
            <text:p>826,43</text:p>
          </table:table-cell>
          <table:table-cell table:style-name="ce25" table:formula="of:=MID([$'Compras-Ali'.$A92];[$Tablas.$E$37];[$Tablas.$G$37])" office:value-type="string" office:string-value="0005" calcext:value-type="string">
            <text:p>0005</text:p>
          </table:table-cell>
          <table:table-cell table:style-name="ce28" table:formula="of:=IF([$'Compras-Ali'.$A92]&lt;&gt;&quot;&quot;;VALUE(MID([$'Compras-Ali'.$A92];[$Tablas.$E$38];[$Tablas.$G$38]))/100;0)*IF(OR(VALUE([.A92])=3;VALUE([.A92])=8;VALUE([.A92])=13);-1;1)" office:value-type="float" office:value="173.55" calcext:value-type="float">
            <text:p>173,55</text:p>
          </table:table-cell>
          <table:table-cell table:number-columns-repeated="1016"/>
        </table:table-row>
        <table:table-row table:style-name="ro1">
          <table:table-cell table:style-name="ce25" table:formula="of:=MID([$'Compras-Ali'.$A93];[$Tablas.$E$31];[$Tablas.$G$31])" office:value-type="string" office:string-value="001" calcext:value-type="string">
            <text:p>001</text:p>
          </table:table-cell>
          <table:table-cell table:style-name="ce25" table:formula="of:=MID([$'Compras-Ali'.$A93];[$Tablas.$E$32];[$Tablas.$G$32])" office:value-type="string" office:string-value="00001" calcext:value-type="string">
            <text:p>00001</text:p>
          </table:table-cell>
          <table:table-cell table:style-name="ce25" table:formula="of:=MID([$'Compras-Ali'.$A93];[$Tablas.$E$33];[$Tablas.$G$33])" office:value-type="string" office:string-value="00000000000000081400" calcext:value-type="string">
            <text:p>00000000000000081400</text:p>
          </table:table-cell>
          <table:table-cell table:style-name="ce25" table:formula="of:=MID([$'Compras-Ali'.$A93];[$Tablas.$E$34];[$Tablas.$G$34])" office:value-type="string" office:string-value="80" calcext:value-type="string">
            <text:p>80</text:p>
          </table:table-cell>
          <table:table-cell table:style-name="ce25" table:formula="of:=MID([$'Compras-Ali'.$A9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93]&lt;&gt;&quot;&quot;;VALUE(MID([$'Compras-Ali'.$A93];[$Tablas.$E$36];[$Tablas.$G$36]))/100;0)*IF(OR(VALUE([.A93])=3;VALUE([.A93])=8;VALUE([.A93])=13);-1;1)" office:value-type="float" office:value="4.62" calcext:value-type="float">
            <text:p>4,62</text:p>
          </table:table-cell>
          <table:table-cell table:style-name="ce25" table:formula="of:=MID([$'Compras-Ali'.$A93];[$Tablas.$E$37];[$Tablas.$G$37])" office:value-type="string" office:string-value="0005" calcext:value-type="string">
            <text:p>0005</text:p>
          </table:table-cell>
          <table:table-cell table:style-name="ce28" table:formula="of:=IF([$'Compras-Ali'.$A93]&lt;&gt;&quot;&quot;;VALUE(MID([$'Compras-Ali'.$A93];[$Tablas.$E$38];[$Tablas.$G$38]))/100;0)*IF(OR(VALUE([.A93])=3;VALUE([.A93])=8;VALUE([.A93])=13);-1;1)" office:value-type="float" office:value="0.97" calcext:value-type="float">
            <text:p>0,97</text:p>
          </table:table-cell>
          <table:table-cell table:number-columns-repeated="1016"/>
        </table:table-row>
        <table:table-row table:style-name="ro1">
          <table:table-cell table:style-name="ce25" table:formula="of:=MID([$'Compras-Ali'.$A94];[$Tablas.$E$31];[$Tablas.$G$31])" office:value-type="string" office:string-value="001" calcext:value-type="string">
            <text:p>001</text:p>
          </table:table-cell>
          <table:table-cell table:style-name="ce25" table:formula="of:=MID([$'Compras-Ali'.$A94];[$Tablas.$E$32];[$Tablas.$G$32])" office:value-type="string" office:string-value="00001" calcext:value-type="string">
            <text:p>00001</text:p>
          </table:table-cell>
          <table:table-cell table:style-name="ce25" table:formula="of:=MID([$'Compras-Ali'.$A94];[$Tablas.$E$33];[$Tablas.$G$33])" office:value-type="string" office:string-value="00000000000000080539" calcext:value-type="string">
            <text:p>00000000000000080539</text:p>
          </table:table-cell>
          <table:table-cell table:style-name="ce25" table:formula="of:=MID([$'Compras-Ali'.$A94];[$Tablas.$E$34];[$Tablas.$G$34])" office:value-type="string" office:string-value="80" calcext:value-type="string">
            <text:p>80</text:p>
          </table:table-cell>
          <table:table-cell table:style-name="ce25" table:formula="of:=MID([$'Compras-Ali'.$A9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94]&lt;&gt;&quot;&quot;;VALUE(MID([$'Compras-Ali'.$A94];[$Tablas.$E$36];[$Tablas.$G$36]))/100;0)*IF(OR(VALUE([.A94])=3;VALUE([.A94])=8;VALUE([.A94])=13);-1;1)" office:value-type="float" office:value="13" calcext:value-type="float">
            <text:p>13,00</text:p>
          </table:table-cell>
          <table:table-cell table:style-name="ce25" table:formula="of:=MID([$'Compras-Ali'.$A94];[$Tablas.$E$37];[$Tablas.$G$37])" office:value-type="string" office:string-value="0005" calcext:value-type="string">
            <text:p>0005</text:p>
          </table:table-cell>
          <table:table-cell table:style-name="ce28" table:formula="of:=IF([$'Compras-Ali'.$A94]&lt;&gt;&quot;&quot;;VALUE(MID([$'Compras-Ali'.$A94];[$Tablas.$E$38];[$Tablas.$G$38]))/100;0)*IF(OR(VALUE([.A94])=3;VALUE([.A94])=8;VALUE([.A94])=13);-1;1)" office:value-type="float" office:value="2.73" calcext:value-type="float">
            <text:p>2,73</text:p>
          </table:table-cell>
          <table:table-cell table:number-columns-repeated="1016"/>
        </table:table-row>
        <table:table-row table:style-name="ro1">
          <table:table-cell table:style-name="ce25" table:formula="of:=MID([$'Compras-Ali'.$A95];[$Tablas.$E$31];[$Tablas.$G$31])" office:value-type="string" office:string-value="001" calcext:value-type="string">
            <text:p>001</text:p>
          </table:table-cell>
          <table:table-cell table:style-name="ce25" table:formula="of:=MID([$'Compras-Ali'.$A95];[$Tablas.$E$32];[$Tablas.$G$32])" office:value-type="string" office:string-value="00001" calcext:value-type="string">
            <text:p>00001</text:p>
          </table:table-cell>
          <table:table-cell table:style-name="ce25" table:formula="of:=MID([$'Compras-Ali'.$A95];[$Tablas.$E$33];[$Tablas.$G$33])" office:value-type="string" office:string-value="00000000000000081371" calcext:value-type="string">
            <text:p>00000000000000081371</text:p>
          </table:table-cell>
          <table:table-cell table:style-name="ce25" table:formula="of:=MID([$'Compras-Ali'.$A95];[$Tablas.$E$34];[$Tablas.$G$34])" office:value-type="string" office:string-value="80" calcext:value-type="string">
            <text:p>80</text:p>
          </table:table-cell>
          <table:table-cell table:style-name="ce25" table:formula="of:=MID([$'Compras-Ali'.$A9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95]&lt;&gt;&quot;&quot;;VALUE(MID([$'Compras-Ali'.$A95];[$Tablas.$E$36];[$Tablas.$G$36]))/100;0)*IF(OR(VALUE([.A95])=3;VALUE([.A95])=8;VALUE([.A95])=13);-1;1)" office:value-type="float" office:value="51.33" calcext:value-type="float">
            <text:p>51,33</text:p>
          </table:table-cell>
          <table:table-cell table:style-name="ce25" table:formula="of:=MID([$'Compras-Ali'.$A95];[$Tablas.$E$37];[$Tablas.$G$37])" office:value-type="string" office:string-value="0005" calcext:value-type="string">
            <text:p>0005</text:p>
          </table:table-cell>
          <table:table-cell table:style-name="ce28" table:formula="of:=IF([$'Compras-Ali'.$A95]&lt;&gt;&quot;&quot;;VALUE(MID([$'Compras-Ali'.$A95];[$Tablas.$E$38];[$Tablas.$G$38]))/100;0)*IF(OR(VALUE([.A95])=3;VALUE([.A95])=8;VALUE([.A95])=13);-1;1)" office:value-type="float" office:value="10.78" calcext:value-type="float">
            <text:p>10,78</text:p>
          </table:table-cell>
          <table:table-cell table:number-columns-repeated="1016"/>
        </table:table-row>
        <table:table-row table:style-name="ro1">
          <table:table-cell table:style-name="ce25" table:formula="of:=MID([$'Compras-Ali'.$A96];[$Tablas.$E$31];[$Tablas.$G$31])" office:value-type="string" office:string-value="001" calcext:value-type="string">
            <text:p>001</text:p>
          </table:table-cell>
          <table:table-cell table:style-name="ce25" table:formula="of:=MID([$'Compras-Ali'.$A96];[$Tablas.$E$32];[$Tablas.$G$32])" office:value-type="string" office:string-value="00001" calcext:value-type="string">
            <text:p>00001</text:p>
          </table:table-cell>
          <table:table-cell table:style-name="ce25" table:formula="of:=MID([$'Compras-Ali'.$A96];[$Tablas.$E$33];[$Tablas.$G$33])" office:value-type="string" office:string-value="00000000000000081394" calcext:value-type="string">
            <text:p>00000000000000081394</text:p>
          </table:table-cell>
          <table:table-cell table:style-name="ce25" table:formula="of:=MID([$'Compras-Ali'.$A96];[$Tablas.$E$34];[$Tablas.$G$34])" office:value-type="string" office:string-value="80" calcext:value-type="string">
            <text:p>80</text:p>
          </table:table-cell>
          <table:table-cell table:style-name="ce25" table:formula="of:=MID([$'Compras-Ali'.$A9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96]&lt;&gt;&quot;&quot;;VALUE(MID([$'Compras-Ali'.$A96];[$Tablas.$E$36];[$Tablas.$G$36]))/100;0)*IF(OR(VALUE([.A96])=3;VALUE([.A96])=8;VALUE([.A96])=13);-1;1)" office:value-type="float" office:value="68.43" calcext:value-type="float">
            <text:p>68,43</text:p>
          </table:table-cell>
          <table:table-cell table:style-name="ce25" table:formula="of:=MID([$'Compras-Ali'.$A96];[$Tablas.$E$37];[$Tablas.$G$37])" office:value-type="string" office:string-value="0005" calcext:value-type="string">
            <text:p>0005</text:p>
          </table:table-cell>
          <table:table-cell table:style-name="ce28" table:formula="of:=IF([$'Compras-Ali'.$A96]&lt;&gt;&quot;&quot;;VALUE(MID([$'Compras-Ali'.$A96];[$Tablas.$E$38];[$Tablas.$G$38]))/100;0)*IF(OR(VALUE([.A96])=3;VALUE([.A96])=8;VALUE([.A96])=13);-1;1)" office:value-type="float" office:value="14.37" calcext:value-type="float">
            <text:p>14,37</text:p>
          </table:table-cell>
          <table:table-cell table:number-columns-repeated="1016"/>
        </table:table-row>
        <table:table-row table:style-name="ro1">
          <table:table-cell table:style-name="ce25" table:formula="of:=MID([$'Compras-Ali'.$A97];[$Tablas.$E$31];[$Tablas.$G$31])" office:value-type="string" office:string-value="001" calcext:value-type="string">
            <text:p>001</text:p>
          </table:table-cell>
          <table:table-cell table:style-name="ce25" table:formula="of:=MID([$'Compras-Ali'.$A97];[$Tablas.$E$32];[$Tablas.$G$32])" office:value-type="string" office:string-value="00001" calcext:value-type="string">
            <text:p>00001</text:p>
          </table:table-cell>
          <table:table-cell table:style-name="ce25" table:formula="of:=MID([$'Compras-Ali'.$A97];[$Tablas.$E$33];[$Tablas.$G$33])" office:value-type="string" office:string-value="00000000000000080957" calcext:value-type="string">
            <text:p>00000000000000080957</text:p>
          </table:table-cell>
          <table:table-cell table:style-name="ce25" table:formula="of:=MID([$'Compras-Ali'.$A97];[$Tablas.$E$34];[$Tablas.$G$34])" office:value-type="string" office:string-value="80" calcext:value-type="string">
            <text:p>80</text:p>
          </table:table-cell>
          <table:table-cell table:style-name="ce25" table:formula="of:=MID([$'Compras-Ali'.$A9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97]&lt;&gt;&quot;&quot;;VALUE(MID([$'Compras-Ali'.$A97];[$Tablas.$E$36];[$Tablas.$G$36]))/100;0)*IF(OR(VALUE([.A97])=3;VALUE([.A97])=8;VALUE([.A97])=13);-1;1)" office:value-type="float" office:value="75.29" calcext:value-type="float">
            <text:p>75,29</text:p>
          </table:table-cell>
          <table:table-cell table:style-name="ce25" table:formula="of:=MID([$'Compras-Ali'.$A97];[$Tablas.$E$37];[$Tablas.$G$37])" office:value-type="string" office:string-value="0005" calcext:value-type="string">
            <text:p>0005</text:p>
          </table:table-cell>
          <table:table-cell table:style-name="ce28" table:formula="of:=IF([$'Compras-Ali'.$A97]&lt;&gt;&quot;&quot;;VALUE(MID([$'Compras-Ali'.$A97];[$Tablas.$E$38];[$Tablas.$G$38]))/100;0)*IF(OR(VALUE([.A97])=3;VALUE([.A97])=8;VALUE([.A97])=13);-1;1)" office:value-type="float" office:value="15.81" calcext:value-type="float">
            <text:p>15,81</text:p>
          </table:table-cell>
          <table:table-cell table:number-columns-repeated="1016"/>
        </table:table-row>
        <table:table-row table:style-name="ro1">
          <table:table-cell table:style-name="ce25" table:formula="of:=MID([$'Compras-Ali'.$A98];[$Tablas.$E$31];[$Tablas.$G$31])" office:value-type="string" office:string-value="001" calcext:value-type="string">
            <text:p>001</text:p>
          </table:table-cell>
          <table:table-cell table:style-name="ce25" table:formula="of:=MID([$'Compras-Ali'.$A98];[$Tablas.$E$32];[$Tablas.$G$32])" office:value-type="string" office:string-value="00001" calcext:value-type="string">
            <text:p>00001</text:p>
          </table:table-cell>
          <table:table-cell table:style-name="ce25" table:formula="of:=MID([$'Compras-Ali'.$A98];[$Tablas.$E$33];[$Tablas.$G$33])" office:value-type="string" office:string-value="00000000000000081385" calcext:value-type="string">
            <text:p>00000000000000081385</text:p>
          </table:table-cell>
          <table:table-cell table:style-name="ce25" table:formula="of:=MID([$'Compras-Ali'.$A98];[$Tablas.$E$34];[$Tablas.$G$34])" office:value-type="string" office:string-value="80" calcext:value-type="string">
            <text:p>80</text:p>
          </table:table-cell>
          <table:table-cell table:style-name="ce25" table:formula="of:=MID([$'Compras-Ali'.$A9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98]&lt;&gt;&quot;&quot;;VALUE(MID([$'Compras-Ali'.$A98];[$Tablas.$E$36];[$Tablas.$G$36]))/100;0)*IF(OR(VALUE([.A98])=3;VALUE([.A98])=8;VALUE([.A98])=13);-1;1)" office:value-type="float" office:value="680.71" calcext:value-type="float">
            <text:p>680,71</text:p>
          </table:table-cell>
          <table:table-cell table:style-name="ce25" table:formula="of:=MID([$'Compras-Ali'.$A98];[$Tablas.$E$37];[$Tablas.$G$37])" office:value-type="string" office:string-value="0005" calcext:value-type="string">
            <text:p>0005</text:p>
          </table:table-cell>
          <table:table-cell table:style-name="ce28" table:formula="of:=IF([$'Compras-Ali'.$A98]&lt;&gt;&quot;&quot;;VALUE(MID([$'Compras-Ali'.$A98];[$Tablas.$E$38];[$Tablas.$G$38]))/100;0)*IF(OR(VALUE([.A98])=3;VALUE([.A98])=8;VALUE([.A98])=13);-1;1)" office:value-type="float" office:value="142.95" calcext:value-type="float">
            <text:p>142,95</text:p>
          </table:table-cell>
          <table:table-cell table:number-columns-repeated="1016"/>
        </table:table-row>
        <table:table-row table:style-name="ro1">
          <table:table-cell table:style-name="ce25" table:formula="of:=MID([$'Compras-Ali'.$A99];[$Tablas.$E$31];[$Tablas.$G$31])" office:value-type="string" office:string-value="001" calcext:value-type="string">
            <text:p>001</text:p>
          </table:table-cell>
          <table:table-cell table:style-name="ce25" table:formula="of:=MID([$'Compras-Ali'.$A99];[$Tablas.$E$32];[$Tablas.$G$32])" office:value-type="string" office:string-value="00001" calcext:value-type="string">
            <text:p>00001</text:p>
          </table:table-cell>
          <table:table-cell table:style-name="ce25" table:formula="of:=MID([$'Compras-Ali'.$A99];[$Tablas.$E$33];[$Tablas.$G$33])" office:value-type="string" office:string-value="00000000000000081408" calcext:value-type="string">
            <text:p>00000000000000081408</text:p>
          </table:table-cell>
          <table:table-cell table:style-name="ce25" table:formula="of:=MID([$'Compras-Ali'.$A99];[$Tablas.$E$34];[$Tablas.$G$34])" office:value-type="string" office:string-value="80" calcext:value-type="string">
            <text:p>80</text:p>
          </table:table-cell>
          <table:table-cell table:style-name="ce25" table:formula="of:=MID([$'Compras-Ali'.$A9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99]&lt;&gt;&quot;&quot;;VALUE(MID([$'Compras-Ali'.$A99];[$Tablas.$E$36];[$Tablas.$G$36]))/100;0)*IF(OR(VALUE([.A99])=3;VALUE([.A99])=8;VALUE([.A99])=13);-1;1)" office:value-type="float" office:value="628.29" calcext:value-type="float">
            <text:p>628,29</text:p>
          </table:table-cell>
          <table:table-cell table:style-name="ce25" table:formula="of:=MID([$'Compras-Ali'.$A99];[$Tablas.$E$37];[$Tablas.$G$37])" office:value-type="string" office:string-value="0005" calcext:value-type="string">
            <text:p>0005</text:p>
          </table:table-cell>
          <table:table-cell table:style-name="ce28" table:formula="of:=IF([$'Compras-Ali'.$A99]&lt;&gt;&quot;&quot;;VALUE(MID([$'Compras-Ali'.$A99];[$Tablas.$E$38];[$Tablas.$G$38]))/100;0)*IF(OR(VALUE([.A99])=3;VALUE([.A99])=8;VALUE([.A99])=13);-1;1)" office:value-type="float" office:value="131.94" calcext:value-type="float">
            <text:p>131,94</text:p>
          </table:table-cell>
          <table:table-cell table:number-columns-repeated="1016"/>
        </table:table-row>
        <table:table-row table:style-name="ro1">
          <table:table-cell table:style-name="ce25" table:formula="of:=MID([$'Compras-Ali'.$A100];[$Tablas.$E$31];[$Tablas.$G$31])" office:value-type="string" office:string-value="001" calcext:value-type="string">
            <text:p>001</text:p>
          </table:table-cell>
          <table:table-cell table:style-name="ce25" table:formula="of:=MID([$'Compras-Ali'.$A100];[$Tablas.$E$32];[$Tablas.$G$32])" office:value-type="string" office:string-value="00011" calcext:value-type="string">
            <text:p>00011</text:p>
          </table:table-cell>
          <table:table-cell table:style-name="ce25" table:formula="of:=MID([$'Compras-Ali'.$A100];[$Tablas.$E$33];[$Tablas.$G$33])" office:value-type="string" office:string-value="00000000000000009543" calcext:value-type="string">
            <text:p>00000000000000009543</text:p>
          </table:table-cell>
          <table:table-cell table:style-name="ce25" table:formula="of:=MID([$'Compras-Ali'.$A100];[$Tablas.$E$34];[$Tablas.$G$34])" office:value-type="string" office:string-value="80" calcext:value-type="string">
            <text:p>80</text:p>
          </table:table-cell>
          <table:table-cell table:style-name="ce25" table:formula="of:=MID([$'Compras-Ali'.$A100];[$Tablas.$E$35];[$Tablas.$G$35])" office:value-type="string" office:string-value="00000000030711569843" calcext:value-type="string">
            <text:p>00000000030711569843</text:p>
          </table:table-cell>
          <table:table-cell table:style-name="ce28" table:formula="of:=IF([$'Compras-Ali'.$A100]&lt;&gt;&quot;&quot;;VALUE(MID([$'Compras-Ali'.$A100];[$Tablas.$E$36];[$Tablas.$G$36]))/100;0)*IF(OR(VALUE([.A100])=3;VALUE([.A100])=8;VALUE([.A100])=13);-1;1)" office:value-type="float" office:value="2625" calcext:value-type="float">
            <text:p>2.625,00</text:p>
          </table:table-cell>
          <table:table-cell table:style-name="ce25" table:formula="of:=MID([$'Compras-Ali'.$A100];[$Tablas.$E$37];[$Tablas.$G$37])" office:value-type="string" office:string-value="0005" calcext:value-type="string">
            <text:p>0005</text:p>
          </table:table-cell>
          <table:table-cell table:style-name="ce28" table:formula="of:=IF([$'Compras-Ali'.$A100]&lt;&gt;&quot;&quot;;VALUE(MID([$'Compras-Ali'.$A100];[$Tablas.$E$38];[$Tablas.$G$38]))/100;0)*IF(OR(VALUE([.A100])=3;VALUE([.A100])=8;VALUE([.A100])=13);-1;1)" office:value-type="float" office:value="551.25" calcext:value-type="float">
            <text:p>551,25</text:p>
          </table:table-cell>
          <table:table-cell table:number-columns-repeated="1016"/>
        </table:table-row>
        <table:table-row table:style-name="ro1">
          <table:table-cell table:style-name="ce25" table:formula="of:=MID([$'Compras-Ali'.$A101];[$Tablas.$E$31];[$Tablas.$G$31])" office:value-type="string" office:string-value="001" calcext:value-type="string">
            <text:p>001</text:p>
          </table:table-cell>
          <table:table-cell table:style-name="ce25" table:formula="of:=MID([$'Compras-Ali'.$A101];[$Tablas.$E$32];[$Tablas.$G$32])" office:value-type="string" office:string-value="00004" calcext:value-type="string">
            <text:p>00004</text:p>
          </table:table-cell>
          <table:table-cell table:style-name="ce25" table:formula="of:=MID([$'Compras-Ali'.$A101];[$Tablas.$E$33];[$Tablas.$G$33])" office:value-type="string" office:string-value="00000000000000021904" calcext:value-type="string">
            <text:p>00000000000000021904</text:p>
          </table:table-cell>
          <table:table-cell table:style-name="ce25" table:formula="of:=MID([$'Compras-Ali'.$A101];[$Tablas.$E$34];[$Tablas.$G$34])" office:value-type="string" office:string-value="80" calcext:value-type="string">
            <text:p>80</text:p>
          </table:table-cell>
          <table:table-cell table:style-name="ce25" table:formula="of:=MID([$'Compras-Ali'.$A101];[$Tablas.$E$35];[$Tablas.$G$35])" office:value-type="string" office:string-value="00000000030562909342" calcext:value-type="string">
            <text:p>00000000030562909342</text:p>
          </table:table-cell>
          <table:table-cell table:style-name="ce28" table:formula="of:=IF([$'Compras-Ali'.$A101]&lt;&gt;&quot;&quot;;VALUE(MID([$'Compras-Ali'.$A101];[$Tablas.$E$36];[$Tablas.$G$36]))/100;0)*IF(OR(VALUE([.A101])=3;VALUE([.A101])=8;VALUE([.A101])=13);-1;1)" office:value-type="float" office:value="2424.43" calcext:value-type="float">
            <text:p>2.424,43</text:p>
          </table:table-cell>
          <table:table-cell table:style-name="ce25" table:formula="of:=MID([$'Compras-Ali'.$A101];[$Tablas.$E$37];[$Tablas.$G$37])" office:value-type="string" office:string-value="0005" calcext:value-type="string">
            <text:p>0005</text:p>
          </table:table-cell>
          <table:table-cell table:style-name="ce28" table:formula="of:=IF([$'Compras-Ali'.$A101]&lt;&gt;&quot;&quot;;VALUE(MID([$'Compras-Ali'.$A101];[$Tablas.$E$38];[$Tablas.$G$38]))/100;0)*IF(OR(VALUE([.A101])=3;VALUE([.A101])=8;VALUE([.A101])=13);-1;1)" office:value-type="float" office:value="509.13" calcext:value-type="float">
            <text:p>509,13</text:p>
          </table:table-cell>
          <table:table-cell table:number-columns-repeated="1016"/>
        </table:table-row>
        <table:table-row table:style-name="ro1">
          <table:table-cell table:style-name="ce25" table:formula="of:=MID([$'Compras-Ali'.$A102];[$Tablas.$E$31];[$Tablas.$G$31])" office:value-type="string" office:string-value="001" calcext:value-type="string">
            <text:p>001</text:p>
          </table:table-cell>
          <table:table-cell table:style-name="ce25" table:formula="of:=MID([$'Compras-Ali'.$A102];[$Tablas.$E$32];[$Tablas.$G$32])" office:value-type="string" office:string-value="00004" calcext:value-type="string">
            <text:p>00004</text:p>
          </table:table-cell>
          <table:table-cell table:style-name="ce25" table:formula="of:=MID([$'Compras-Ali'.$A102];[$Tablas.$E$33];[$Tablas.$G$33])" office:value-type="string" office:string-value="00000000000000002367" calcext:value-type="string">
            <text:p>00000000000000002367</text:p>
          </table:table-cell>
          <table:table-cell table:style-name="ce25" table:formula="of:=MID([$'Compras-Ali'.$A102];[$Tablas.$E$34];[$Tablas.$G$34])" office:value-type="string" office:string-value="80" calcext:value-type="string">
            <text:p>80</text:p>
          </table:table-cell>
          <table:table-cell table:style-name="ce25" table:formula="of:=MID([$'Compras-Ali'.$A102];[$Tablas.$E$35];[$Tablas.$G$35])" office:value-type="string" office:string-value="00000000030714303194" calcext:value-type="string">
            <text:p>00000000030714303194</text:p>
          </table:table-cell>
          <table:table-cell table:style-name="ce28" table:formula="of:=IF([$'Compras-Ali'.$A102]&lt;&gt;&quot;&quot;;VALUE(MID([$'Compras-Ali'.$A102];[$Tablas.$E$36];[$Tablas.$G$36]))/100;0)*IF(OR(VALUE([.A102])=3;VALUE([.A102])=8;VALUE([.A102])=13);-1;1)" office:value-type="float" office:value="867.76" calcext:value-type="float">
            <text:p>867,76</text:p>
          </table:table-cell>
          <table:table-cell table:style-name="ce25" table:formula="of:=MID([$'Compras-Ali'.$A102];[$Tablas.$E$37];[$Tablas.$G$37])" office:value-type="string" office:string-value="0005" calcext:value-type="string">
            <text:p>0005</text:p>
          </table:table-cell>
          <table:table-cell table:style-name="ce28" table:formula="of:=IF([$'Compras-Ali'.$A102]&lt;&gt;&quot;&quot;;VALUE(MID([$'Compras-Ali'.$A102];[$Tablas.$E$38];[$Tablas.$G$38]))/100;0)*IF(OR(VALUE([.A102])=3;VALUE([.A102])=8;VALUE([.A102])=13);-1;1)" office:value-type="float" office:value="182.23" calcext:value-type="float">
            <text:p>182,23</text:p>
          </table:table-cell>
          <table:table-cell table:number-columns-repeated="1016"/>
        </table:table-row>
        <table:table-row table:style-name="ro1">
          <table:table-cell table:style-name="ce25" table:formula="of:=MID([$'Compras-Ali'.$A103];[$Tablas.$E$31];[$Tablas.$G$31])" office:value-type="string" office:string-value="001" calcext:value-type="string">
            <text:p>001</text:p>
          </table:table-cell>
          <table:table-cell table:style-name="ce25" table:formula="of:=MID([$'Compras-Ali'.$A103];[$Tablas.$E$32];[$Tablas.$G$32])" office:value-type="string" office:string-value="00045" calcext:value-type="string">
            <text:p>00045</text:p>
          </table:table-cell>
          <table:table-cell table:style-name="ce25" table:formula="of:=MID([$'Compras-Ali'.$A103];[$Tablas.$E$33];[$Tablas.$G$33])" office:value-type="string" office:string-value="00000000000000015326" calcext:value-type="string">
            <text:p>00000000000000015326</text:p>
          </table:table-cell>
          <table:table-cell table:style-name="ce25" table:formula="of:=MID([$'Compras-Ali'.$A103];[$Tablas.$E$34];[$Tablas.$G$34])" office:value-type="string" office:string-value="80" calcext:value-type="string">
            <text:p>80</text:p>
          </table:table-cell>
          <table:table-cell table:style-name="ce25" table:formula="of:=MID([$'Compras-Ali'.$A103];[$Tablas.$E$35];[$Tablas.$G$35])" office:value-type="string" office:string-value="00000000030707211942" calcext:value-type="string">
            <text:p>00000000030707211942</text:p>
          </table:table-cell>
          <table:table-cell table:style-name="ce28" table:formula="of:=IF([$'Compras-Ali'.$A103]&lt;&gt;&quot;&quot;;VALUE(MID([$'Compras-Ali'.$A103];[$Tablas.$E$36];[$Tablas.$G$36]))/100;0)*IF(OR(VALUE([.A103])=3;VALUE([.A103])=8;VALUE([.A103])=13);-1;1)" office:value-type="float" office:value="73621.86" calcext:value-type="float">
            <text:p>73.621,86</text:p>
          </table:table-cell>
          <table:table-cell table:style-name="ce25" table:formula="of:=MID([$'Compras-Ali'.$A103];[$Tablas.$E$37];[$Tablas.$G$37])" office:value-type="string" office:string-value="0005" calcext:value-type="string">
            <text:p>0005</text:p>
          </table:table-cell>
          <table:table-cell table:style-name="ce28" table:formula="of:=IF([$'Compras-Ali'.$A103]&lt;&gt;&quot;&quot;;VALUE(MID([$'Compras-Ali'.$A103];[$Tablas.$E$38];[$Tablas.$G$38]))/100;0)*IF(OR(VALUE([.A103])=3;VALUE([.A103])=8;VALUE([.A103])=13);-1;1)" office:value-type="float" office:value="15460.59" calcext:value-type="float">
            <text:p>15.460,59</text:p>
          </table:table-cell>
          <table:table-cell table:number-columns-repeated="1016"/>
        </table:table-row>
        <table:table-row table:style-name="ro1">
          <table:table-cell table:style-name="ce25" table:formula="of:=MID([$'Compras-Ali'.$A104];[$Tablas.$E$31];[$Tablas.$G$31])" office:value-type="string" office:string-value="001" calcext:value-type="string">
            <text:p>001</text:p>
          </table:table-cell>
          <table:table-cell table:style-name="ce25" table:formula="of:=MID([$'Compras-Ali'.$A104];[$Tablas.$E$32];[$Tablas.$G$32])" office:value-type="string" office:string-value="00046" calcext:value-type="string">
            <text:p>00046</text:p>
          </table:table-cell>
          <table:table-cell table:style-name="ce25" table:formula="of:=MID([$'Compras-Ali'.$A104];[$Tablas.$E$33];[$Tablas.$G$33])" office:value-type="string" office:string-value="00000000000000074732" calcext:value-type="string">
            <text:p>00000000000000074732</text:p>
          </table:table-cell>
          <table:table-cell table:style-name="ce25" table:formula="of:=MID([$'Compras-Ali'.$A104];[$Tablas.$E$34];[$Tablas.$G$34])" office:value-type="string" office:string-value="80" calcext:value-type="string">
            <text:p>80</text:p>
          </table:table-cell>
          <table:table-cell table:style-name="ce25" table:formula="of:=MID([$'Compras-Ali'.$A104];[$Tablas.$E$35];[$Tablas.$G$35])" office:value-type="string" office:string-value="00000000030531878171" calcext:value-type="string">
            <text:p>00000000030531878171</text:p>
          </table:table-cell>
          <table:table-cell table:style-name="ce28" table:formula="of:=IF([$'Compras-Ali'.$A104]&lt;&gt;&quot;&quot;;VALUE(MID([$'Compras-Ali'.$A104];[$Tablas.$E$36];[$Tablas.$G$36]))/100;0)*IF(OR(VALUE([.A104])=3;VALUE([.A104])=8;VALUE([.A104])=13);-1;1)" office:value-type="float" office:value="1190.1" calcext:value-type="float">
            <text:p>1.190,10</text:p>
          </table:table-cell>
          <table:table-cell table:style-name="ce25" table:formula="of:=MID([$'Compras-Ali'.$A104];[$Tablas.$E$37];[$Tablas.$G$37])" office:value-type="string" office:string-value="0005" calcext:value-type="string">
            <text:p>0005</text:p>
          </table:table-cell>
          <table:table-cell table:style-name="ce28" table:formula="of:=IF([$'Compras-Ali'.$A104]&lt;&gt;&quot;&quot;;VALUE(MID([$'Compras-Ali'.$A104];[$Tablas.$E$38];[$Tablas.$G$38]))/100;0)*IF(OR(VALUE([.A104])=3;VALUE([.A104])=8;VALUE([.A104])=13);-1;1)" office:value-type="float" office:value="249.92" calcext:value-type="float">
            <text:p>249,92</text:p>
          </table:table-cell>
          <table:table-cell table:number-columns-repeated="1016"/>
        </table:table-row>
        <table:table-row table:style-name="ro1">
          <table:table-cell table:style-name="ce25" table:formula="of:=MID([$'Compras-Ali'.$A105];[$Tablas.$E$31];[$Tablas.$G$31])" office:value-type="string" office:string-value="003" calcext:value-type="string">
            <text:p>003</text:p>
          </table:table-cell>
          <table:table-cell table:style-name="ce25" table:formula="of:=MID([$'Compras-Ali'.$A105];[$Tablas.$E$32];[$Tablas.$G$32])" office:value-type="string" office:string-value="02550" calcext:value-type="string">
            <text:p>02550</text:p>
          </table:table-cell>
          <table:table-cell table:style-name="ce25" table:formula="of:=MID([$'Compras-Ali'.$A105];[$Tablas.$E$33];[$Tablas.$G$33])" office:value-type="string" office:string-value="00000000000000085732" calcext:value-type="string">
            <text:p>00000000000000085732</text:p>
          </table:table-cell>
          <table:table-cell table:style-name="ce25" table:formula="of:=MID([$'Compras-Ali'.$A105];[$Tablas.$E$34];[$Tablas.$G$34])" office:value-type="string" office:string-value="80" calcext:value-type="string">
            <text:p>80</text:p>
          </table:table-cell>
          <table:table-cell table:style-name="ce25" table:formula="of:=MID([$'Compras-Ali'.$A10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05]&lt;&gt;&quot;&quot;;VALUE(MID([$'Compras-Ali'.$A105];[$Tablas.$E$36];[$Tablas.$G$36]))/100;0)*IF(OR(VALUE([.A105])=3;VALUE([.A105])=8;VALUE([.A105])=13);-1;1)" office:value-type="string" office:string-value="" calcext:value-type="error">
            <text:p>Err:502</text:p>
          </table:table-cell>
          <table:table-cell table:style-name="ce25" table:formula="of:=MID([$'Compras-Ali'.$A105];[$Tablas.$E$37];[$Tablas.$G$37])" office:value-type="string" office:string-value="0005" calcext:value-type="string">
            <text:p>0005</text:p>
          </table:table-cell>
          <table:table-cell table:style-name="ce28" table:formula="of:=IF([$'Compras-Ali'.$A105]&lt;&gt;&quot;&quot;;VALUE(MID([$'Compras-Ali'.$A105];[$Tablas.$E$38];[$Tablas.$G$38]))/100;0)*IF(OR(VALUE([.A105])=3;VALUE([.A105])=8;VALUE([.A105])=13);-1;1)" office:value-type="float" office:value="-160.31" calcext:value-type="float">
            <text:p>-160,31</text:p>
          </table:table-cell>
          <table:table-cell table:number-columns-repeated="1016"/>
        </table:table-row>
        <table:table-row table:style-name="ro1">
          <table:table-cell table:style-name="ce25" table:formula="of:=MID([$'Compras-Ali'.$A106];[$Tablas.$E$31];[$Tablas.$G$31])" office:value-type="string" office:string-value="001" calcext:value-type="string">
            <text:p>001</text:p>
          </table:table-cell>
          <table:table-cell table:style-name="ce25" table:formula="of:=MID([$'Compras-Ali'.$A106];[$Tablas.$E$32];[$Tablas.$G$32])" office:value-type="string" office:string-value="02017" calcext:value-type="string">
            <text:p>02017</text:p>
          </table:table-cell>
          <table:table-cell table:style-name="ce25" table:formula="of:=MID([$'Compras-Ali'.$A106];[$Tablas.$E$33];[$Tablas.$G$33])" office:value-type="string" office:string-value="00000000000002445372" calcext:value-type="string">
            <text:p>00000000000002445372</text:p>
          </table:table-cell>
          <table:table-cell table:style-name="ce25" table:formula="of:=MID([$'Compras-Ali'.$A106];[$Tablas.$E$34];[$Tablas.$G$34])" office:value-type="string" office:string-value="80" calcext:value-type="string">
            <text:p>80</text:p>
          </table:table-cell>
          <table:table-cell table:style-name="ce25" table:formula="of:=MID([$'Compras-Ali'.$A10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06]&lt;&gt;&quot;&quot;;VALUE(MID([$'Compras-Ali'.$A106];[$Tablas.$E$36];[$Tablas.$G$36]))/100;0)*IF(OR(VALUE([.A106])=3;VALUE([.A106])=8;VALUE([.A106])=13);-1;1)" office:value-type="float" office:value="1287081.24" calcext:value-type="float">
            <text:p>1.287.081,24</text:p>
          </table:table-cell>
          <table:table-cell table:style-name="ce25" table:formula="of:=MID([$'Compras-Ali'.$A106];[$Tablas.$E$37];[$Tablas.$G$37])" office:value-type="string" office:string-value="0005" calcext:value-type="string">
            <text:p>0005</text:p>
          </table:table-cell>
          <table:table-cell table:style-name="ce28" table:formula="of:=IF([$'Compras-Ali'.$A106]&lt;&gt;&quot;&quot;;VALUE(MID([$'Compras-Ali'.$A106];[$Tablas.$E$38];[$Tablas.$G$38]))/100;0)*IF(OR(VALUE([.A106])=3;VALUE([.A106])=8;VALUE([.A106])=13);-1;1)" office:value-type="float" office:value="270287.06" calcext:value-type="float">
            <text:p>270.287,06</text:p>
          </table:table-cell>
          <table:table-cell table:number-columns-repeated="1016"/>
        </table:table-row>
        <table:table-row table:style-name="ro1">
          <table:table-cell table:style-name="ce25" table:formula="of:=MID([$'Compras-Ali'.$A107];[$Tablas.$E$31];[$Tablas.$G$31])" office:value-type="string" office:string-value="001" calcext:value-type="string">
            <text:p>001</text:p>
          </table:table-cell>
          <table:table-cell table:style-name="ce25" table:formula="of:=MID([$'Compras-Ali'.$A107];[$Tablas.$E$32];[$Tablas.$G$32])" office:value-type="string" office:string-value="02017" calcext:value-type="string">
            <text:p>02017</text:p>
          </table:table-cell>
          <table:table-cell table:style-name="ce25" table:formula="of:=MID([$'Compras-Ali'.$A107];[$Tablas.$E$33];[$Tablas.$G$33])" office:value-type="string" office:string-value="00000000000002445371" calcext:value-type="string">
            <text:p>00000000000002445371</text:p>
          </table:table-cell>
          <table:table-cell table:style-name="ce25" table:formula="of:=MID([$'Compras-Ali'.$A107];[$Tablas.$E$34];[$Tablas.$G$34])" office:value-type="string" office:string-value="80" calcext:value-type="string">
            <text:p>80</text:p>
          </table:table-cell>
          <table:table-cell table:style-name="ce25" table:formula="of:=MID([$'Compras-Ali'.$A10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07]&lt;&gt;&quot;&quot;;VALUE(MID([$'Compras-Ali'.$A107];[$Tablas.$E$36];[$Tablas.$G$36]))/100;0)*IF(OR(VALUE([.A107])=3;VALUE([.A107])=8;VALUE([.A107])=13);-1;1)" office:value-type="float" office:value="1287463.9" calcext:value-type="float">
            <text:p>1.287.463,90</text:p>
          </table:table-cell>
          <table:table-cell table:style-name="ce25" table:formula="of:=MID([$'Compras-Ali'.$A107];[$Tablas.$E$37];[$Tablas.$G$37])" office:value-type="string" office:string-value="0005" calcext:value-type="string">
            <text:p>0005</text:p>
          </table:table-cell>
          <table:table-cell table:style-name="ce28" table:formula="of:=IF([$'Compras-Ali'.$A107]&lt;&gt;&quot;&quot;;VALUE(MID([$'Compras-Ali'.$A107];[$Tablas.$E$38];[$Tablas.$G$38]))/100;0)*IF(OR(VALUE([.A107])=3;VALUE([.A107])=8;VALUE([.A107])=13);-1;1)" office:value-type="float" office:value="270367.42" calcext:value-type="float">
            <text:p>270.367,42</text:p>
          </table:table-cell>
          <table:table-cell table:number-columns-repeated="1016"/>
        </table:table-row>
        <table:table-row table:style-name="ro1">
          <table:table-cell table:style-name="ce25" table:formula="of:=MID([$'Compras-Ali'.$A108];[$Tablas.$E$31];[$Tablas.$G$31])" office:value-type="string" office:string-value="001" calcext:value-type="string">
            <text:p>001</text:p>
          </table:table-cell>
          <table:table-cell table:style-name="ce25" table:formula="of:=MID([$'Compras-Ali'.$A108];[$Tablas.$E$32];[$Tablas.$G$32])" office:value-type="string" office:string-value="00001" calcext:value-type="string">
            <text:p>00001</text:p>
          </table:table-cell>
          <table:table-cell table:style-name="ce25" table:formula="of:=MID([$'Compras-Ali'.$A108];[$Tablas.$E$33];[$Tablas.$G$33])" office:value-type="string" office:string-value="00000000000000102704" calcext:value-type="string">
            <text:p>00000000000000102704</text:p>
          </table:table-cell>
          <table:table-cell table:style-name="ce25" table:formula="of:=MID([$'Compras-Ali'.$A108];[$Tablas.$E$34];[$Tablas.$G$34])" office:value-type="string" office:string-value="80" calcext:value-type="string">
            <text:p>80</text:p>
          </table:table-cell>
          <table:table-cell table:style-name="ce25" table:formula="of:=MID([$'Compras-Ali'.$A108];[$Tablas.$E$35];[$Tablas.$G$35])" office:value-type="string" office:string-value="00000000030710751281" calcext:value-type="string">
            <text:p>00000000030710751281</text:p>
          </table:table-cell>
          <table:table-cell table:style-name="ce28" table:formula="of:=IF([$'Compras-Ali'.$A108]&lt;&gt;&quot;&quot;;VALUE(MID([$'Compras-Ali'.$A108];[$Tablas.$E$36];[$Tablas.$G$36]))/100;0)*IF(OR(VALUE([.A108])=3;VALUE([.A108])=8;VALUE([.A108])=13);-1;1)" office:value-type="float" office:value="239.67" calcext:value-type="float">
            <text:p>239,67</text:p>
          </table:table-cell>
          <table:table-cell table:style-name="ce25" table:formula="of:=MID([$'Compras-Ali'.$A108];[$Tablas.$E$37];[$Tablas.$G$37])" office:value-type="string" office:string-value="0005" calcext:value-type="string">
            <text:p>0005</text:p>
          </table:table-cell>
          <table:table-cell table:style-name="ce28" table:formula="of:=IF([$'Compras-Ali'.$A108]&lt;&gt;&quot;&quot;;VALUE(MID([$'Compras-Ali'.$A108];[$Tablas.$E$38];[$Tablas.$G$38]))/100;0)*IF(OR(VALUE([.A108])=3;VALUE([.A108])=8;VALUE([.A108])=13);-1;1)" office:value-type="float" office:value="50.33" calcext:value-type="float">
            <text:p>50,33</text:p>
          </table:table-cell>
          <table:table-cell table:number-columns-repeated="1016"/>
        </table:table-row>
        <table:table-row table:style-name="ro1">
          <table:table-cell table:style-name="ce25" table:formula="of:=MID([$'Compras-Ali'.$A109];[$Tablas.$E$31];[$Tablas.$G$31])" office:value-type="string" office:string-value="001" calcext:value-type="string">
            <text:p>001</text:p>
          </table:table-cell>
          <table:table-cell table:style-name="ce25" table:formula="of:=MID([$'Compras-Ali'.$A109];[$Tablas.$E$32];[$Tablas.$G$32])" office:value-type="string" office:string-value="00001" calcext:value-type="string">
            <text:p>00001</text:p>
          </table:table-cell>
          <table:table-cell table:style-name="ce25" table:formula="of:=MID([$'Compras-Ali'.$A109];[$Tablas.$E$33];[$Tablas.$G$33])" office:value-type="string" office:string-value="00000000000000102926" calcext:value-type="string">
            <text:p>00000000000000102926</text:p>
          </table:table-cell>
          <table:table-cell table:style-name="ce25" table:formula="of:=MID([$'Compras-Ali'.$A109];[$Tablas.$E$34];[$Tablas.$G$34])" office:value-type="string" office:string-value="80" calcext:value-type="string">
            <text:p>80</text:p>
          </table:table-cell>
          <table:table-cell table:style-name="ce25" table:formula="of:=MID([$'Compras-Ali'.$A109];[$Tablas.$E$35];[$Tablas.$G$35])" office:value-type="string" office:string-value="00000000030710751281" calcext:value-type="string">
            <text:p>00000000030710751281</text:p>
          </table:table-cell>
          <table:table-cell table:style-name="ce28" table:formula="of:=IF([$'Compras-Ali'.$A109]&lt;&gt;&quot;&quot;;VALUE(MID([$'Compras-Ali'.$A109];[$Tablas.$E$36];[$Tablas.$G$36]))/100;0)*IF(OR(VALUE([.A109])=3;VALUE([.A109])=8;VALUE([.A109])=13);-1;1)" office:value-type="float" office:value="247.95" calcext:value-type="float">
            <text:p>247,95</text:p>
          </table:table-cell>
          <table:table-cell table:style-name="ce25" table:formula="of:=MID([$'Compras-Ali'.$A109];[$Tablas.$E$37];[$Tablas.$G$37])" office:value-type="string" office:string-value="0005" calcext:value-type="string">
            <text:p>0005</text:p>
          </table:table-cell>
          <table:table-cell table:style-name="ce28" table:formula="of:=IF([$'Compras-Ali'.$A109]&lt;&gt;&quot;&quot;;VALUE(MID([$'Compras-Ali'.$A109];[$Tablas.$E$38];[$Tablas.$G$38]))/100;0)*IF(OR(VALUE([.A109])=3;VALUE([.A109])=8;VALUE([.A109])=13);-1;1)" office:value-type="float" office:value="52.07" calcext:value-type="float">
            <text:p>52,07</text:p>
          </table:table-cell>
          <table:table-cell table:number-columns-repeated="1016"/>
        </table:table-row>
        <table:table-row table:style-name="ro1">
          <table:table-cell table:style-name="ce25" table:formula="of:=MID([$'Compras-Ali'.$A110];[$Tablas.$E$31];[$Tablas.$G$31])" office:value-type="string" office:string-value="001" calcext:value-type="string">
            <text:p>001</text:p>
          </table:table-cell>
          <table:table-cell table:style-name="ce25" table:formula="of:=MID([$'Compras-Ali'.$A110];[$Tablas.$E$32];[$Tablas.$G$32])" office:value-type="string" office:string-value="00004" calcext:value-type="string">
            <text:p>00004</text:p>
          </table:table-cell>
          <table:table-cell table:style-name="ce25" table:formula="of:=MID([$'Compras-Ali'.$A110];[$Tablas.$E$33];[$Tablas.$G$33])" office:value-type="string" office:string-value="00000000000000001078" calcext:value-type="string">
            <text:p>00000000000000001078</text:p>
          </table:table-cell>
          <table:table-cell table:style-name="ce25" table:formula="of:=MID([$'Compras-Ali'.$A110];[$Tablas.$E$34];[$Tablas.$G$34])" office:value-type="string" office:string-value="80" calcext:value-type="string">
            <text:p>80</text:p>
          </table:table-cell>
          <table:table-cell table:style-name="ce25" table:formula="of:=MID([$'Compras-Ali'.$A110];[$Tablas.$E$35];[$Tablas.$G$35])" office:value-type="string" office:string-value="00000000020082537830" calcext:value-type="string">
            <text:p>00000000020082537830</text:p>
          </table:table-cell>
          <table:table-cell table:style-name="ce28" table:formula="of:=IF([$'Compras-Ali'.$A110]&lt;&gt;&quot;&quot;;VALUE(MID([$'Compras-Ali'.$A110];[$Tablas.$E$36];[$Tablas.$G$36]))/100;0)*IF(OR(VALUE([.A110])=3;VALUE([.A110])=8;VALUE([.A110])=13);-1;1)" office:value-type="float" office:value="366700" calcext:value-type="float">
            <text:p>366.700,00</text:p>
          </table:table-cell>
          <table:table-cell table:style-name="ce25" table:formula="of:=MID([$'Compras-Ali'.$A110];[$Tablas.$E$37];[$Tablas.$G$37])" office:value-type="string" office:string-value="0005" calcext:value-type="string">
            <text:p>0005</text:p>
          </table:table-cell>
          <table:table-cell table:style-name="ce28" table:formula="of:=IF([$'Compras-Ali'.$A110]&lt;&gt;&quot;&quot;;VALUE(MID([$'Compras-Ali'.$A110];[$Tablas.$E$38];[$Tablas.$G$38]))/100;0)*IF(OR(VALUE([.A110])=3;VALUE([.A110])=8;VALUE([.A110])=13);-1;1)" office:value-type="float" office:value="77007" calcext:value-type="float">
            <text:p>77.007,00</text:p>
          </table:table-cell>
          <table:table-cell table:number-columns-repeated="1016"/>
        </table:table-row>
        <table:table-row table:style-name="ro1">
          <table:table-cell table:style-name="ce25" table:formula="of:=MID([$'Compras-Ali'.$A111];[$Tablas.$E$31];[$Tablas.$G$31])" office:value-type="string" office:string-value="001" calcext:value-type="string">
            <text:p>001</text:p>
          </table:table-cell>
          <table:table-cell table:style-name="ce25" table:formula="of:=MID([$'Compras-Ali'.$A111];[$Tablas.$E$32];[$Tablas.$G$32])" office:value-type="string" office:string-value="00002" calcext:value-type="string">
            <text:p>00002</text:p>
          </table:table-cell>
          <table:table-cell table:style-name="ce25" table:formula="of:=MID([$'Compras-Ali'.$A111];[$Tablas.$E$33];[$Tablas.$G$33])" office:value-type="string" office:string-value="00000000000000003733" calcext:value-type="string">
            <text:p>00000000000000003733</text:p>
          </table:table-cell>
          <table:table-cell table:style-name="ce25" table:formula="of:=MID([$'Compras-Ali'.$A111];[$Tablas.$E$34];[$Tablas.$G$34])" office:value-type="string" office:string-value="80" calcext:value-type="string">
            <text:p>80</text:p>
          </table:table-cell>
          <table:table-cell table:style-name="ce25" table:formula="of:=MID([$'Compras-Ali'.$A111];[$Tablas.$E$35];[$Tablas.$G$35])" office:value-type="string" office:string-value="00000000020176964783" calcext:value-type="string">
            <text:p>00000000020176964783</text:p>
          </table:table-cell>
          <table:table-cell table:style-name="ce28" table:formula="of:=IF([$'Compras-Ali'.$A111]&lt;&gt;&quot;&quot;;VALUE(MID([$'Compras-Ali'.$A111];[$Tablas.$E$36];[$Tablas.$G$36]))/100;0)*IF(OR(VALUE([.A111])=3;VALUE([.A111])=8;VALUE([.A111])=13);-1;1)" office:value-type="float" office:value="2892.57" calcext:value-type="float">
            <text:p>2.892,57</text:p>
          </table:table-cell>
          <table:table-cell table:style-name="ce25" table:formula="of:=MID([$'Compras-Ali'.$A111];[$Tablas.$E$37];[$Tablas.$G$37])" office:value-type="string" office:string-value="0005" calcext:value-type="string">
            <text:p>0005</text:p>
          </table:table-cell>
          <table:table-cell table:style-name="ce28" table:formula="of:=IF([$'Compras-Ali'.$A111]&lt;&gt;&quot;&quot;;VALUE(MID([$'Compras-Ali'.$A111];[$Tablas.$E$38];[$Tablas.$G$38]))/100;0)*IF(OR(VALUE([.A111])=3;VALUE([.A111])=8;VALUE([.A111])=13);-1;1)" office:value-type="float" office:value="607.44" calcext:value-type="float">
            <text:p>607,44</text:p>
          </table:table-cell>
          <table:table-cell table:number-columns-repeated="1016"/>
        </table:table-row>
        <table:table-row table:style-name="ro1">
          <table:table-cell table:style-name="ce25" table:formula="of:=MID([$'Compras-Ali'.$A112];[$Tablas.$E$31];[$Tablas.$G$31])" office:value-type="string" office:string-value="001" calcext:value-type="string">
            <text:p>001</text:p>
          </table:table-cell>
          <table:table-cell table:style-name="ce25" table:formula="of:=MID([$'Compras-Ali'.$A112];[$Tablas.$E$32];[$Tablas.$G$32])" office:value-type="string" office:string-value="00001" calcext:value-type="string">
            <text:p>00001</text:p>
          </table:table-cell>
          <table:table-cell table:style-name="ce25" table:formula="of:=MID([$'Compras-Ali'.$A112];[$Tablas.$E$33];[$Tablas.$G$33])" office:value-type="string" office:string-value="00000000000000081454" calcext:value-type="string">
            <text:p>00000000000000081454</text:p>
          </table:table-cell>
          <table:table-cell table:style-name="ce25" table:formula="of:=MID([$'Compras-Ali'.$A112];[$Tablas.$E$34];[$Tablas.$G$34])" office:value-type="string" office:string-value="80" calcext:value-type="string">
            <text:p>80</text:p>
          </table:table-cell>
          <table:table-cell table:style-name="ce25" table:formula="of:=MID([$'Compras-Ali'.$A11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12]&lt;&gt;&quot;&quot;;VALUE(MID([$'Compras-Ali'.$A112];[$Tablas.$E$36];[$Tablas.$G$36]))/100;0)*IF(OR(VALUE([.A112])=3;VALUE([.A112])=8;VALUE([.A112])=13);-1;1)" office:value-type="float" office:value="4.9" calcext:value-type="float">
            <text:p>4,90</text:p>
          </table:table-cell>
          <table:table-cell table:style-name="ce25" table:formula="of:=MID([$'Compras-Ali'.$A112];[$Tablas.$E$37];[$Tablas.$G$37])" office:value-type="string" office:string-value="0005" calcext:value-type="string">
            <text:p>0005</text:p>
          </table:table-cell>
          <table:table-cell table:style-name="ce28" table:formula="of:=IF([$'Compras-Ali'.$A112]&lt;&gt;&quot;&quot;;VALUE(MID([$'Compras-Ali'.$A112];[$Tablas.$E$38];[$Tablas.$G$38]))/100;0)*IF(OR(VALUE([.A112])=3;VALUE([.A112])=8;VALUE([.A112])=13);-1;1)" office:value-type="float" office:value="1.03" calcext:value-type="float">
            <text:p>1,03</text:p>
          </table:table-cell>
          <table:table-cell table:number-columns-repeated="1016"/>
        </table:table-row>
        <table:table-row table:style-name="ro1">
          <table:table-cell table:style-name="ce25" table:formula="of:=MID([$'Compras-Ali'.$A113];[$Tablas.$E$31];[$Tablas.$G$31])" office:value-type="string" office:string-value="001" calcext:value-type="string">
            <text:p>001</text:p>
          </table:table-cell>
          <table:table-cell table:style-name="ce25" table:formula="of:=MID([$'Compras-Ali'.$A113];[$Tablas.$E$32];[$Tablas.$G$32])" office:value-type="string" office:string-value="00001" calcext:value-type="string">
            <text:p>00001</text:p>
          </table:table-cell>
          <table:table-cell table:style-name="ce25" table:formula="of:=MID([$'Compras-Ali'.$A113];[$Tablas.$E$33];[$Tablas.$G$33])" office:value-type="string" office:string-value="00000000000000081024" calcext:value-type="string">
            <text:p>00000000000000081024</text:p>
          </table:table-cell>
          <table:table-cell table:style-name="ce25" table:formula="of:=MID([$'Compras-Ali'.$A113];[$Tablas.$E$34];[$Tablas.$G$34])" office:value-type="string" office:string-value="80" calcext:value-type="string">
            <text:p>80</text:p>
          </table:table-cell>
          <table:table-cell table:style-name="ce25" table:formula="of:=MID([$'Compras-Ali'.$A11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13]&lt;&gt;&quot;&quot;;VALUE(MID([$'Compras-Ali'.$A113];[$Tablas.$E$36];[$Tablas.$G$36]))/100;0)*IF(OR(VALUE([.A113])=3;VALUE([.A113])=8;VALUE([.A113])=13);-1;1)" office:value-type="float" office:value="40.29" calcext:value-type="float">
            <text:p>40,29</text:p>
          </table:table-cell>
          <table:table-cell table:style-name="ce25" table:formula="of:=MID([$'Compras-Ali'.$A113];[$Tablas.$E$37];[$Tablas.$G$37])" office:value-type="string" office:string-value="0005" calcext:value-type="string">
            <text:p>0005</text:p>
          </table:table-cell>
          <table:table-cell table:style-name="ce28" table:formula="of:=IF([$'Compras-Ali'.$A113]&lt;&gt;&quot;&quot;;VALUE(MID([$'Compras-Ali'.$A113];[$Tablas.$E$38];[$Tablas.$G$38]))/100;0)*IF(OR(VALUE([.A113])=3;VALUE([.A113])=8;VALUE([.A113])=13);-1;1)" office:value-type="float" office:value="8.46" calcext:value-type="float">
            <text:p>8,46</text:p>
          </table:table-cell>
          <table:table-cell table:number-columns-repeated="1016"/>
        </table:table-row>
        <table:table-row table:style-name="ro1">
          <table:table-cell table:style-name="ce25" table:formula="of:=MID([$'Compras-Ali'.$A114];[$Tablas.$E$31];[$Tablas.$G$31])" office:value-type="string" office:string-value="001" calcext:value-type="string">
            <text:p>001</text:p>
          </table:table-cell>
          <table:table-cell table:style-name="ce25" table:formula="of:=MID([$'Compras-Ali'.$A114];[$Tablas.$E$32];[$Tablas.$G$32])" office:value-type="string" office:string-value="00001" calcext:value-type="string">
            <text:p>00001</text:p>
          </table:table-cell>
          <table:table-cell table:style-name="ce25" table:formula="of:=MID([$'Compras-Ali'.$A114];[$Tablas.$E$33];[$Tablas.$G$33])" office:value-type="string" office:string-value="00000000000000081449" calcext:value-type="string">
            <text:p>00000000000000081449</text:p>
          </table:table-cell>
          <table:table-cell table:style-name="ce25" table:formula="of:=MID([$'Compras-Ali'.$A114];[$Tablas.$E$34];[$Tablas.$G$34])" office:value-type="string" office:string-value="80" calcext:value-type="string">
            <text:p>80</text:p>
          </table:table-cell>
          <table:table-cell table:style-name="ce25" table:formula="of:=MID([$'Compras-Ali'.$A11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14]&lt;&gt;&quot;&quot;;VALUE(MID([$'Compras-Ali'.$A114];[$Tablas.$E$36];[$Tablas.$G$36]))/100;0)*IF(OR(VALUE([.A114])=3;VALUE([.A114])=8;VALUE([.A114])=13);-1;1)" office:value-type="float" office:value="49" calcext:value-type="float">
            <text:p>49,00</text:p>
          </table:table-cell>
          <table:table-cell table:style-name="ce25" table:formula="of:=MID([$'Compras-Ali'.$A114];[$Tablas.$E$37];[$Tablas.$G$37])" office:value-type="string" office:string-value="0005" calcext:value-type="string">
            <text:p>0005</text:p>
          </table:table-cell>
          <table:table-cell table:style-name="ce28" table:formula="of:=IF([$'Compras-Ali'.$A114]&lt;&gt;&quot;&quot;;VALUE(MID([$'Compras-Ali'.$A114];[$Tablas.$E$38];[$Tablas.$G$38]))/100;0)*IF(OR(VALUE([.A114])=3;VALUE([.A114])=8;VALUE([.A114])=13);-1;1)" office:value-type="float" office:value="10.29" calcext:value-type="float">
            <text:p>10,29</text:p>
          </table:table-cell>
          <table:table-cell table:number-columns-repeated="1016"/>
        </table:table-row>
        <table:table-row table:style-name="ro1">
          <table:table-cell table:style-name="ce25" table:formula="of:=MID([$'Compras-Ali'.$A115];[$Tablas.$E$31];[$Tablas.$G$31])" office:value-type="string" office:string-value="001" calcext:value-type="string">
            <text:p>001</text:p>
          </table:table-cell>
          <table:table-cell table:style-name="ce25" table:formula="of:=MID([$'Compras-Ali'.$A115];[$Tablas.$E$32];[$Tablas.$G$32])" office:value-type="string" office:string-value="00001" calcext:value-type="string">
            <text:p>00001</text:p>
          </table:table-cell>
          <table:table-cell table:style-name="ce25" table:formula="of:=MID([$'Compras-Ali'.$A115];[$Tablas.$E$33];[$Tablas.$G$33])" office:value-type="string" office:string-value="00000000000000081428" calcext:value-type="string">
            <text:p>00000000000000081428</text:p>
          </table:table-cell>
          <table:table-cell table:style-name="ce25" table:formula="of:=MID([$'Compras-Ali'.$A115];[$Tablas.$E$34];[$Tablas.$G$34])" office:value-type="string" office:string-value="80" calcext:value-type="string">
            <text:p>80</text:p>
          </table:table-cell>
          <table:table-cell table:style-name="ce25" table:formula="of:=MID([$'Compras-Ali'.$A11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15]&lt;&gt;&quot;&quot;;VALUE(MID([$'Compras-Ali'.$A115];[$Tablas.$E$36];[$Tablas.$G$36]))/100;0)*IF(OR(VALUE([.A115])=3;VALUE([.A115])=8;VALUE([.A115])=13);-1;1)" office:value-type="float" office:value="184.81" calcext:value-type="float">
            <text:p>184,81</text:p>
          </table:table-cell>
          <table:table-cell table:style-name="ce25" table:formula="of:=MID([$'Compras-Ali'.$A115];[$Tablas.$E$37];[$Tablas.$G$37])" office:value-type="string" office:string-value="0005" calcext:value-type="string">
            <text:p>0005</text:p>
          </table:table-cell>
          <table:table-cell table:style-name="ce28" table:formula="of:=IF([$'Compras-Ali'.$A115]&lt;&gt;&quot;&quot;;VALUE(MID([$'Compras-Ali'.$A115];[$Tablas.$E$38];[$Tablas.$G$38]))/100;0)*IF(OR(VALUE([.A115])=3;VALUE([.A115])=8;VALUE([.A115])=13);-1;1)" office:value-type="float" office:value="38.81" calcext:value-type="float">
            <text:p>38,81</text:p>
          </table:table-cell>
          <table:table-cell table:number-columns-repeated="1016"/>
        </table:table-row>
        <table:table-row table:style-name="ro1">
          <table:table-cell table:style-name="ce25" table:formula="of:=MID([$'Compras-Ali'.$A116];[$Tablas.$E$31];[$Tablas.$G$31])" office:value-type="string" office:string-value="001" calcext:value-type="string">
            <text:p>001</text:p>
          </table:table-cell>
          <table:table-cell table:style-name="ce25" table:formula="of:=MID([$'Compras-Ali'.$A116];[$Tablas.$E$32];[$Tablas.$G$32])" office:value-type="string" office:string-value="00001" calcext:value-type="string">
            <text:p>00001</text:p>
          </table:table-cell>
          <table:table-cell table:style-name="ce25" table:formula="of:=MID([$'Compras-Ali'.$A116];[$Tablas.$E$33];[$Tablas.$G$33])" office:value-type="string" office:string-value="00000000000000081022" calcext:value-type="string">
            <text:p>00000000000000081022</text:p>
          </table:table-cell>
          <table:table-cell table:style-name="ce25" table:formula="of:=MID([$'Compras-Ali'.$A116];[$Tablas.$E$34];[$Tablas.$G$34])" office:value-type="string" office:string-value="80" calcext:value-type="string">
            <text:p>80</text:p>
          </table:table-cell>
          <table:table-cell table:style-name="ce25" table:formula="of:=MID([$'Compras-Ali'.$A11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16]&lt;&gt;&quot;&quot;;VALUE(MID([$'Compras-Ali'.$A116];[$Tablas.$E$36];[$Tablas.$G$36]))/100;0)*IF(OR(VALUE([.A116])=3;VALUE([.A116])=8;VALUE([.A116])=13);-1;1)" office:value-type="float" office:value="292.19" calcext:value-type="float">
            <text:p>292,19</text:p>
          </table:table-cell>
          <table:table-cell table:style-name="ce25" table:formula="of:=MID([$'Compras-Ali'.$A116];[$Tablas.$E$37];[$Tablas.$G$37])" office:value-type="string" office:string-value="0005" calcext:value-type="string">
            <text:p>0005</text:p>
          </table:table-cell>
          <table:table-cell table:style-name="ce28" table:formula="of:=IF([$'Compras-Ali'.$A116]&lt;&gt;&quot;&quot;;VALUE(MID([$'Compras-Ali'.$A116];[$Tablas.$E$38];[$Tablas.$G$38]))/100;0)*IF(OR(VALUE([.A116])=3;VALUE([.A116])=8;VALUE([.A116])=13);-1;1)" office:value-type="float" office:value="61.36" calcext:value-type="float">
            <text:p>61,36</text:p>
          </table:table-cell>
          <table:table-cell table:number-columns-repeated="1016"/>
        </table:table-row>
        <table:table-row table:style-name="ro1">
          <table:table-cell table:style-name="ce25" table:formula="of:=MID([$'Compras-Ali'.$A117];[$Tablas.$E$31];[$Tablas.$G$31])" office:value-type="string" office:string-value="001" calcext:value-type="string">
            <text:p>001</text:p>
          </table:table-cell>
          <table:table-cell table:style-name="ce25" table:formula="of:=MID([$'Compras-Ali'.$A117];[$Tablas.$E$32];[$Tablas.$G$32])" office:value-type="string" office:string-value="00001" calcext:value-type="string">
            <text:p>00001</text:p>
          </table:table-cell>
          <table:table-cell table:style-name="ce25" table:formula="of:=MID([$'Compras-Ali'.$A117];[$Tablas.$E$33];[$Tablas.$G$33])" office:value-type="string" office:string-value="00000000000000081445" calcext:value-type="string">
            <text:p>00000000000000081445</text:p>
          </table:table-cell>
          <table:table-cell table:style-name="ce25" table:formula="of:=MID([$'Compras-Ali'.$A117];[$Tablas.$E$34];[$Tablas.$G$34])" office:value-type="string" office:string-value="80" calcext:value-type="string">
            <text:p>80</text:p>
          </table:table-cell>
          <table:table-cell table:style-name="ce25" table:formula="of:=MID([$'Compras-Ali'.$A11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17]&lt;&gt;&quot;&quot;;VALUE(MID([$'Compras-Ali'.$A117];[$Tablas.$E$36];[$Tablas.$G$36]))/100;0)*IF(OR(VALUE([.A117])=3;VALUE([.A117])=8;VALUE([.A117])=13);-1;1)" office:value-type="float" office:value="85.05" calcext:value-type="float">
            <text:p>85,05</text:p>
          </table:table-cell>
          <table:table-cell table:style-name="ce25" table:formula="of:=MID([$'Compras-Ali'.$A117];[$Tablas.$E$37];[$Tablas.$G$37])" office:value-type="string" office:string-value="0005" calcext:value-type="string">
            <text:p>0005</text:p>
          </table:table-cell>
          <table:table-cell table:style-name="ce28" table:formula="of:=IF([$'Compras-Ali'.$A117]&lt;&gt;&quot;&quot;;VALUE(MID([$'Compras-Ali'.$A117];[$Tablas.$E$38];[$Tablas.$G$38]))/100;0)*IF(OR(VALUE([.A117])=3;VALUE([.A117])=8;VALUE([.A117])=13);-1;1)" office:value-type="float" office:value="17.86" calcext:value-type="float">
            <text:p>17,86</text:p>
          </table:table-cell>
          <table:table-cell table:number-columns-repeated="1016"/>
        </table:table-row>
        <table:table-row table:style-name="ro1">
          <table:table-cell table:style-name="ce25" table:formula="of:=MID([$'Compras-Ali'.$A118];[$Tablas.$E$31];[$Tablas.$G$31])" office:value-type="string" office:string-value="001" calcext:value-type="string">
            <text:p>001</text:p>
          </table:table-cell>
          <table:table-cell table:style-name="ce25" table:formula="of:=MID([$'Compras-Ali'.$A118];[$Tablas.$E$32];[$Tablas.$G$32])" office:value-type="string" office:string-value="00001" calcext:value-type="string">
            <text:p>00001</text:p>
          </table:table-cell>
          <table:table-cell table:style-name="ce25" table:formula="of:=MID([$'Compras-Ali'.$A118];[$Tablas.$E$33];[$Tablas.$G$33])" office:value-type="string" office:string-value="00000000000000081043" calcext:value-type="string">
            <text:p>00000000000000081043</text:p>
          </table:table-cell>
          <table:table-cell table:style-name="ce25" table:formula="of:=MID([$'Compras-Ali'.$A118];[$Tablas.$E$34];[$Tablas.$G$34])" office:value-type="string" office:string-value="80" calcext:value-type="string">
            <text:p>80</text:p>
          </table:table-cell>
          <table:table-cell table:style-name="ce25" table:formula="of:=MID([$'Compras-Ali'.$A11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18]&lt;&gt;&quot;&quot;;VALUE(MID([$'Compras-Ali'.$A118];[$Tablas.$E$36];[$Tablas.$G$36]))/100;0)*IF(OR(VALUE([.A118])=3;VALUE([.A118])=8;VALUE([.A118])=13);-1;1)" office:value-type="float" office:value="157.29" calcext:value-type="float">
            <text:p>157,29</text:p>
          </table:table-cell>
          <table:table-cell table:style-name="ce25" table:formula="of:=MID([$'Compras-Ali'.$A118];[$Tablas.$E$37];[$Tablas.$G$37])" office:value-type="string" office:string-value="0005" calcext:value-type="string">
            <text:p>0005</text:p>
          </table:table-cell>
          <table:table-cell table:style-name="ce28" table:formula="of:=IF([$'Compras-Ali'.$A118]&lt;&gt;&quot;&quot;;VALUE(MID([$'Compras-Ali'.$A118];[$Tablas.$E$38];[$Tablas.$G$38]))/100;0)*IF(OR(VALUE([.A118])=3;VALUE([.A118])=8;VALUE([.A118])=13);-1;1)" office:value-type="float" office:value="33.03" calcext:value-type="float">
            <text:p>33,03</text:p>
          </table:table-cell>
          <table:table-cell table:number-columns-repeated="1016"/>
        </table:table-row>
        <table:table-row table:style-name="ro1">
          <table:table-cell table:style-name="ce25" table:formula="of:=MID([$'Compras-Ali'.$A119];[$Tablas.$E$31];[$Tablas.$G$31])" office:value-type="string" office:string-value="001" calcext:value-type="string">
            <text:p>001</text:p>
          </table:table-cell>
          <table:table-cell table:style-name="ce25" table:formula="of:=MID([$'Compras-Ali'.$A119];[$Tablas.$E$32];[$Tablas.$G$32])" office:value-type="string" office:string-value="00001" calcext:value-type="string">
            <text:p>00001</text:p>
          </table:table-cell>
          <table:table-cell table:style-name="ce25" table:formula="of:=MID([$'Compras-Ali'.$A119];[$Tablas.$E$33];[$Tablas.$G$33])" office:value-type="string" office:string-value="00000000000000081443" calcext:value-type="string">
            <text:p>00000000000000081443</text:p>
          </table:table-cell>
          <table:table-cell table:style-name="ce25" table:formula="of:=MID([$'Compras-Ali'.$A119];[$Tablas.$E$34];[$Tablas.$G$34])" office:value-type="string" office:string-value="80" calcext:value-type="string">
            <text:p>80</text:p>
          </table:table-cell>
          <table:table-cell table:style-name="ce25" table:formula="of:=MID([$'Compras-Ali'.$A11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19]&lt;&gt;&quot;&quot;;VALUE(MID([$'Compras-Ali'.$A119];[$Tablas.$E$36];[$Tablas.$G$36]))/100;0)*IF(OR(VALUE([.A119])=3;VALUE([.A119])=8;VALUE([.A119])=13);-1;1)" office:value-type="float" office:value="481.95" calcext:value-type="float">
            <text:p>481,95</text:p>
          </table:table-cell>
          <table:table-cell table:style-name="ce25" table:formula="of:=MID([$'Compras-Ali'.$A119];[$Tablas.$E$37];[$Tablas.$G$37])" office:value-type="string" office:string-value="0005" calcext:value-type="string">
            <text:p>0005</text:p>
          </table:table-cell>
          <table:table-cell table:style-name="ce28" table:formula="of:=IF([$'Compras-Ali'.$A119]&lt;&gt;&quot;&quot;;VALUE(MID([$'Compras-Ali'.$A119];[$Tablas.$E$38];[$Tablas.$G$38]))/100;0)*IF(OR(VALUE([.A119])=3;VALUE([.A119])=8;VALUE([.A119])=13);-1;1)" office:value-type="float" office:value="101.21" calcext:value-type="float">
            <text:p>101,21</text:p>
          </table:table-cell>
          <table:table-cell table:number-columns-repeated="1016"/>
        </table:table-row>
        <table:table-row table:style-name="ro1">
          <table:table-cell table:style-name="ce25" table:formula="of:=MID([$'Compras-Ali'.$A120];[$Tablas.$E$31];[$Tablas.$G$31])" office:value-type="string" office:string-value="001" calcext:value-type="string">
            <text:p>001</text:p>
          </table:table-cell>
          <table:table-cell table:style-name="ce25" table:formula="of:=MID([$'Compras-Ali'.$A120];[$Tablas.$E$32];[$Tablas.$G$32])" office:value-type="string" office:string-value="00001" calcext:value-type="string">
            <text:p>00001</text:p>
          </table:table-cell>
          <table:table-cell table:style-name="ce25" table:formula="of:=MID([$'Compras-Ali'.$A120];[$Tablas.$E$33];[$Tablas.$G$33])" office:value-type="string" office:string-value="00000000000000081463" calcext:value-type="string">
            <text:p>00000000000000081463</text:p>
          </table:table-cell>
          <table:table-cell table:style-name="ce25" table:formula="of:=MID([$'Compras-Ali'.$A120];[$Tablas.$E$34];[$Tablas.$G$34])" office:value-type="string" office:string-value="80" calcext:value-type="string">
            <text:p>80</text:p>
          </table:table-cell>
          <table:table-cell table:style-name="ce25" table:formula="of:=MID([$'Compras-Ali'.$A12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20]&lt;&gt;&quot;&quot;;VALUE(MID([$'Compras-Ali'.$A120];[$Tablas.$E$36];[$Tablas.$G$36]))/100;0)*IF(OR(VALUE([.A120])=3;VALUE([.A120])=8;VALUE([.A120])=13);-1;1)" office:value-type="float" office:value="816.05" calcext:value-type="float">
            <text:p>816,05</text:p>
          </table:table-cell>
          <table:table-cell table:style-name="ce25" table:formula="of:=MID([$'Compras-Ali'.$A120];[$Tablas.$E$37];[$Tablas.$G$37])" office:value-type="string" office:string-value="0005" calcext:value-type="string">
            <text:p>0005</text:p>
          </table:table-cell>
          <table:table-cell table:style-name="ce28" table:formula="of:=IF([$'Compras-Ali'.$A120]&lt;&gt;&quot;&quot;;VALUE(MID([$'Compras-Ali'.$A120];[$Tablas.$E$38];[$Tablas.$G$38]))/100;0)*IF(OR(VALUE([.A120])=3;VALUE([.A120])=8;VALUE([.A120])=13);-1;1)" office:value-type="float" office:value="171.37" calcext:value-type="float">
            <text:p>171,37</text:p>
          </table:table-cell>
          <table:table-cell table:number-columns-repeated="1016"/>
        </table:table-row>
        <table:table-row table:style-name="ro1">
          <table:table-cell table:style-name="ce25" table:formula="of:=MID([$'Compras-Ali'.$A121];[$Tablas.$E$31];[$Tablas.$G$31])" office:value-type="string" office:string-value="001" calcext:value-type="string">
            <text:p>001</text:p>
          </table:table-cell>
          <table:table-cell table:style-name="ce25" table:formula="of:=MID([$'Compras-Ali'.$A121];[$Tablas.$E$32];[$Tablas.$G$32])" office:value-type="string" office:string-value="00006" calcext:value-type="string">
            <text:p>00006</text:p>
          </table:table-cell>
          <table:table-cell table:style-name="ce25" table:formula="of:=MID([$'Compras-Ali'.$A121];[$Tablas.$E$33];[$Tablas.$G$33])" office:value-type="string" office:string-value="00000000000009045215" calcext:value-type="string">
            <text:p>00000000000009045215</text:p>
          </table:table-cell>
          <table:table-cell table:style-name="ce25" table:formula="of:=MID([$'Compras-Ali'.$A121];[$Tablas.$E$34];[$Tablas.$G$34])" office:value-type="string" office:string-value="80" calcext:value-type="string">
            <text:p>80</text:p>
          </table:table-cell>
          <table:table-cell table:style-name="ce25" table:formula="of:=MID([$'Compras-Ali'.$A121];[$Tablas.$E$35];[$Tablas.$G$35])" office:value-type="string" office:string-value="00000000030620177497" calcext:value-type="string">
            <text:p>00000000030620177497</text:p>
          </table:table-cell>
          <table:table-cell table:style-name="ce28" table:formula="of:=IF([$'Compras-Ali'.$A121]&lt;&gt;&quot;&quot;;VALUE(MID([$'Compras-Ali'.$A121];[$Tablas.$E$36];[$Tablas.$G$36]))/100;0)*IF(OR(VALUE([.A121])=3;VALUE([.A121])=8;VALUE([.A121])=13);-1;1)" office:value-type="float" office:value="1160.62" calcext:value-type="float">
            <text:p>1.160,62</text:p>
          </table:table-cell>
          <table:table-cell table:style-name="ce25" table:formula="of:=MID([$'Compras-Ali'.$A121];[$Tablas.$E$37];[$Tablas.$G$37])" office:value-type="string" office:string-value="0005" calcext:value-type="string">
            <text:p>0005</text:p>
          </table:table-cell>
          <table:table-cell table:style-name="ce28" table:formula="of:=IF([$'Compras-Ali'.$A121]&lt;&gt;&quot;&quot;;VALUE(MID([$'Compras-Ali'.$A121];[$Tablas.$E$38];[$Tablas.$G$38]))/100;0)*IF(OR(VALUE([.A121])=3;VALUE([.A121])=8;VALUE([.A121])=13);-1;1)" office:value-type="float" office:value="243.73" calcext:value-type="float">
            <text:p>243,73</text:p>
          </table:table-cell>
          <table:table-cell table:number-columns-repeated="1016"/>
        </table:table-row>
        <table:table-row table:style-name="ro1">
          <table:table-cell table:style-name="ce25" table:formula="of:=MID([$'Compras-Ali'.$A122];[$Tablas.$E$31];[$Tablas.$G$31])" office:value-type="string" office:string-value="001" calcext:value-type="string">
            <text:p>001</text:p>
          </table:table-cell>
          <table:table-cell table:style-name="ce25" table:formula="of:=MID([$'Compras-Ali'.$A122];[$Tablas.$E$32];[$Tablas.$G$32])" office:value-type="string" office:string-value="05002" calcext:value-type="string">
            <text:p>05002</text:p>
          </table:table-cell>
          <table:table-cell table:style-name="ce25" table:formula="of:=MID([$'Compras-Ali'.$A122];[$Tablas.$E$33];[$Tablas.$G$33])" office:value-type="string" office:string-value="00000000000000018462" calcext:value-type="string">
            <text:p>00000000000000018462</text:p>
          </table:table-cell>
          <table:table-cell table:style-name="ce25" table:formula="of:=MID([$'Compras-Ali'.$A122];[$Tablas.$E$34];[$Tablas.$G$34])" office:value-type="string" office:string-value="80" calcext:value-type="string">
            <text:p>80</text:p>
          </table:table-cell>
          <table:table-cell table:style-name="ce25" table:formula="of:=MID([$'Compras-Ali'.$A122];[$Tablas.$E$35];[$Tablas.$G$35])" office:value-type="string" office:string-value="00000000030515488479" calcext:value-type="string">
            <text:p>00000000030515488479</text:p>
          </table:table-cell>
          <table:table-cell table:style-name="ce28" table:formula="of:=IF([$'Compras-Ali'.$A122]&lt;&gt;&quot;&quot;;VALUE(MID([$'Compras-Ali'.$A122];[$Tablas.$E$36];[$Tablas.$G$36]))/100;0)*IF(OR(VALUE([.A122])=3;VALUE([.A122])=8;VALUE([.A122])=13);-1;1)" office:value-type="float" office:value="16951" calcext:value-type="float">
            <text:p>16.951,00</text:p>
          </table:table-cell>
          <table:table-cell table:style-name="ce25" table:formula="of:=MID([$'Compras-Ali'.$A122];[$Tablas.$E$37];[$Tablas.$G$37])" office:value-type="string" office:string-value="0004" calcext:value-type="string">
            <text:p>0004</text:p>
          </table:table-cell>
          <table:table-cell table:style-name="ce28" table:formula="of:=IF([$'Compras-Ali'.$A122]&lt;&gt;&quot;&quot;;VALUE(MID([$'Compras-Ali'.$A122];[$Tablas.$E$38];[$Tablas.$G$38]))/100;0)*IF(OR(VALUE([.A122])=3;VALUE([.A122])=8;VALUE([.A122])=13);-1;1)" office:value-type="float" office:value="1695.1" calcext:value-type="float">
            <text:p>1.695,10</text:p>
          </table:table-cell>
          <table:table-cell table:number-columns-repeated="1016"/>
        </table:table-row>
        <table:table-row table:style-name="ro1">
          <table:table-cell table:style-name="ce25" table:formula="of:=MID([$'Compras-Ali'.$A123];[$Tablas.$E$31];[$Tablas.$G$31])" office:value-type="string" office:string-value="001" calcext:value-type="string">
            <text:p>001</text:p>
          </table:table-cell>
          <table:table-cell table:style-name="ce25" table:formula="of:=MID([$'Compras-Ali'.$A123];[$Tablas.$E$32];[$Tablas.$G$32])" office:value-type="string" office:string-value="00001" calcext:value-type="string">
            <text:p>00001</text:p>
          </table:table-cell>
          <table:table-cell table:style-name="ce25" table:formula="of:=MID([$'Compras-Ali'.$A123];[$Tablas.$E$33];[$Tablas.$G$33])" office:value-type="string" office:string-value="00000000000000100820" calcext:value-type="string">
            <text:p>00000000000000100820</text:p>
          </table:table-cell>
          <table:table-cell table:style-name="ce25" table:formula="of:=MID([$'Compras-Ali'.$A123];[$Tablas.$E$34];[$Tablas.$G$34])" office:value-type="string" office:string-value="80" calcext:value-type="string">
            <text:p>80</text:p>
          </table:table-cell>
          <table:table-cell table:style-name="ce25" table:formula="of:=MID([$'Compras-Ali'.$A123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123]&lt;&gt;&quot;&quot;;VALUE(MID([$'Compras-Ali'.$A123];[$Tablas.$E$36];[$Tablas.$G$36]))/100;0)*IF(OR(VALUE([.A123])=3;VALUE([.A123])=8;VALUE([.A123])=13);-1;1)" office:value-type="float" office:value="38.48" calcext:value-type="float">
            <text:p>38,48</text:p>
          </table:table-cell>
          <table:table-cell table:style-name="ce25" table:formula="of:=MID([$'Compras-Ali'.$A123];[$Tablas.$E$37];[$Tablas.$G$37])" office:value-type="string" office:string-value="0005" calcext:value-type="string">
            <text:p>0005</text:p>
          </table:table-cell>
          <table:table-cell table:style-name="ce28" table:formula="of:=IF([$'Compras-Ali'.$A123]&lt;&gt;&quot;&quot;;VALUE(MID([$'Compras-Ali'.$A123];[$Tablas.$E$38];[$Tablas.$G$38]))/100;0)*IF(OR(VALUE([.A123])=3;VALUE([.A123])=8;VALUE([.A123])=13);-1;1)" office:value-type="float" office:value="8.08" calcext:value-type="float">
            <text:p>8,08</text:p>
          </table:table-cell>
          <table:table-cell table:number-columns-repeated="1016"/>
        </table:table-row>
        <table:table-row table:style-name="ro1">
          <table:table-cell table:style-name="ce25" table:formula="of:=MID([$'Compras-Ali'.$A124];[$Tablas.$E$31];[$Tablas.$G$31])" office:value-type="string" office:string-value="001" calcext:value-type="string">
            <text:p>001</text:p>
          </table:table-cell>
          <table:table-cell table:style-name="ce25" table:formula="of:=MID([$'Compras-Ali'.$A124];[$Tablas.$E$32];[$Tablas.$G$32])" office:value-type="string" office:string-value="02019" calcext:value-type="string">
            <text:p>02019</text:p>
          </table:table-cell>
          <table:table-cell table:style-name="ce25" table:formula="of:=MID([$'Compras-Ali'.$A124];[$Tablas.$E$33];[$Tablas.$G$33])" office:value-type="string" office:string-value="00000000000000355449" calcext:value-type="string">
            <text:p>00000000000000355449</text:p>
          </table:table-cell>
          <table:table-cell table:style-name="ce25" table:formula="of:=MID([$'Compras-Ali'.$A124];[$Tablas.$E$34];[$Tablas.$G$34])" office:value-type="string" office:string-value="80" calcext:value-type="string">
            <text:p>80</text:p>
          </table:table-cell>
          <table:table-cell table:style-name="ce25" table:formula="of:=MID([$'Compras-Ali'.$A12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24]&lt;&gt;&quot;&quot;;VALUE(MID([$'Compras-Ali'.$A124];[$Tablas.$E$36];[$Tablas.$G$36]))/100;0)*IF(OR(VALUE([.A124])=3;VALUE([.A124])=8;VALUE([.A124])=13);-1;1)" office:value-type="float" office:value="762870" calcext:value-type="float">
            <text:p>762.870,00</text:p>
          </table:table-cell>
          <table:table-cell table:style-name="ce25" table:formula="of:=MID([$'Compras-Ali'.$A124];[$Tablas.$E$37];[$Tablas.$G$37])" office:value-type="string" office:string-value="0005" calcext:value-type="string">
            <text:p>0005</text:p>
          </table:table-cell>
          <table:table-cell table:style-name="ce28" table:formula="of:=IF([$'Compras-Ali'.$A124]&lt;&gt;&quot;&quot;;VALUE(MID([$'Compras-Ali'.$A124];[$Tablas.$E$38];[$Tablas.$G$38]))/100;0)*IF(OR(VALUE([.A124])=3;VALUE([.A124])=8;VALUE([.A124])=13);-1;1)" office:value-type="float" office:value="160202.7" calcext:value-type="float">
            <text:p>160.202,70</text:p>
          </table:table-cell>
          <table:table-cell table:number-columns-repeated="1016"/>
        </table:table-row>
        <table:table-row table:style-name="ro1">
          <table:table-cell table:style-name="ce25" table:formula="of:=MID([$'Compras-Ali'.$A125];[$Tablas.$E$31];[$Tablas.$G$31])" office:value-type="string" office:string-value="001" calcext:value-type="string">
            <text:p>001</text:p>
          </table:table-cell>
          <table:table-cell table:style-name="ce25" table:formula="of:=MID([$'Compras-Ali'.$A125];[$Tablas.$E$32];[$Tablas.$G$32])" office:value-type="string" office:string-value="02019" calcext:value-type="string">
            <text:p>02019</text:p>
          </table:table-cell>
          <table:table-cell table:style-name="ce25" table:formula="of:=MID([$'Compras-Ali'.$A125];[$Tablas.$E$33];[$Tablas.$G$33])" office:value-type="string" office:string-value="00000000000000355450" calcext:value-type="string">
            <text:p>00000000000000355450</text:p>
          </table:table-cell>
          <table:table-cell table:style-name="ce25" table:formula="of:=MID([$'Compras-Ali'.$A125];[$Tablas.$E$34];[$Tablas.$G$34])" office:value-type="string" office:string-value="80" calcext:value-type="string">
            <text:p>80</text:p>
          </table:table-cell>
          <table:table-cell table:style-name="ce25" table:formula="of:=MID([$'Compras-Ali'.$A12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25]&lt;&gt;&quot;&quot;;VALUE(MID([$'Compras-Ali'.$A125];[$Tablas.$E$36];[$Tablas.$G$36]))/100;0)*IF(OR(VALUE([.A125])=3;VALUE([.A125])=8;VALUE([.A125])=13);-1;1)" office:value-type="float" office:value="607894" calcext:value-type="float">
            <text:p>607.894,00</text:p>
          </table:table-cell>
          <table:table-cell table:style-name="ce25" table:formula="of:=MID([$'Compras-Ali'.$A125];[$Tablas.$E$37];[$Tablas.$G$37])" office:value-type="string" office:string-value="0005" calcext:value-type="string">
            <text:p>0005</text:p>
          </table:table-cell>
          <table:table-cell table:style-name="ce28" table:formula="of:=IF([$'Compras-Ali'.$A125]&lt;&gt;&quot;&quot;;VALUE(MID([$'Compras-Ali'.$A125];[$Tablas.$E$38];[$Tablas.$G$38]))/100;0)*IF(OR(VALUE([.A125])=3;VALUE([.A125])=8;VALUE([.A125])=13);-1;1)" office:value-type="float" office:value="127657.74" calcext:value-type="float">
            <text:p>127.657,74</text:p>
          </table:table-cell>
          <table:table-cell table:number-columns-repeated="1016"/>
        </table:table-row>
        <table:table-row table:style-name="ro1">
          <table:table-cell table:style-name="ce25" table:formula="of:=MID([$'Compras-Ali'.$A126];[$Tablas.$E$31];[$Tablas.$G$31])" office:value-type="string" office:string-value="001" calcext:value-type="string">
            <text:p>001</text:p>
          </table:table-cell>
          <table:table-cell table:style-name="ce25" table:formula="of:=MID([$'Compras-Ali'.$A126];[$Tablas.$E$32];[$Tablas.$G$32])" office:value-type="string" office:string-value="02020" calcext:value-type="string">
            <text:p>02020</text:p>
          </table:table-cell>
          <table:table-cell table:style-name="ce25" table:formula="of:=MID([$'Compras-Ali'.$A126];[$Tablas.$E$33];[$Tablas.$G$33])" office:value-type="string" office:string-value="00000000000000391577" calcext:value-type="string">
            <text:p>00000000000000391577</text:p>
          </table:table-cell>
          <table:table-cell table:style-name="ce25" table:formula="of:=MID([$'Compras-Ali'.$A126];[$Tablas.$E$34];[$Tablas.$G$34])" office:value-type="string" office:string-value="80" calcext:value-type="string">
            <text:p>80</text:p>
          </table:table-cell>
          <table:table-cell table:style-name="ce25" table:formula="of:=MID([$'Compras-Ali'.$A12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26]&lt;&gt;&quot;&quot;;VALUE(MID([$'Compras-Ali'.$A126];[$Tablas.$E$36];[$Tablas.$G$36]))/100;0)*IF(OR(VALUE([.A126])=3;VALUE([.A126])=8;VALUE([.A126])=13);-1;1)" office:value-type="float" office:value="70203.38" calcext:value-type="float">
            <text:p>70.203,38</text:p>
          </table:table-cell>
          <table:table-cell table:style-name="ce25" table:formula="of:=MID([$'Compras-Ali'.$A126];[$Tablas.$E$37];[$Tablas.$G$37])" office:value-type="string" office:string-value="0005" calcext:value-type="string">
            <text:p>0005</text:p>
          </table:table-cell>
          <table:table-cell table:style-name="ce28" table:formula="of:=IF([$'Compras-Ali'.$A126]&lt;&gt;&quot;&quot;;VALUE(MID([$'Compras-Ali'.$A126];[$Tablas.$E$38];[$Tablas.$G$38]))/100;0)*IF(OR(VALUE([.A126])=3;VALUE([.A126])=8;VALUE([.A126])=13);-1;1)" office:value-type="float" office:value="14742.71" calcext:value-type="float">
            <text:p>14.742,71</text:p>
          </table:table-cell>
          <table:table-cell table:number-columns-repeated="1016"/>
        </table:table-row>
        <table:table-row table:style-name="ro1">
          <table:table-cell table:style-name="ce25" table:formula="of:=MID([$'Compras-Ali'.$A127];[$Tablas.$E$31];[$Tablas.$G$31])" office:value-type="string" office:string-value="001" calcext:value-type="string">
            <text:p>001</text:p>
          </table:table-cell>
          <table:table-cell table:style-name="ce25" table:formula="of:=MID([$'Compras-Ali'.$A127];[$Tablas.$E$32];[$Tablas.$G$32])" office:value-type="string" office:string-value="02020" calcext:value-type="string">
            <text:p>02020</text:p>
          </table:table-cell>
          <table:table-cell table:style-name="ce25" table:formula="of:=MID([$'Compras-Ali'.$A127];[$Tablas.$E$33];[$Tablas.$G$33])" office:value-type="string" office:string-value="00000000000000391578" calcext:value-type="string">
            <text:p>00000000000000391578</text:p>
          </table:table-cell>
          <table:table-cell table:style-name="ce25" table:formula="of:=MID([$'Compras-Ali'.$A127];[$Tablas.$E$34];[$Tablas.$G$34])" office:value-type="string" office:string-value="80" calcext:value-type="string">
            <text:p>80</text:p>
          </table:table-cell>
          <table:table-cell table:style-name="ce25" table:formula="of:=MID([$'Compras-Ali'.$A12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27]&lt;&gt;&quot;&quot;;VALUE(MID([$'Compras-Ali'.$A127];[$Tablas.$E$36];[$Tablas.$G$36]))/100;0)*IF(OR(VALUE([.A127])=3;VALUE([.A127])=8;VALUE([.A127])=13);-1;1)" office:value-type="float" office:value="79383.76" calcext:value-type="float">
            <text:p>79.383,76</text:p>
          </table:table-cell>
          <table:table-cell table:style-name="ce25" table:formula="of:=MID([$'Compras-Ali'.$A127];[$Tablas.$E$37];[$Tablas.$G$37])" office:value-type="string" office:string-value="0005" calcext:value-type="string">
            <text:p>0005</text:p>
          </table:table-cell>
          <table:table-cell table:style-name="ce28" table:formula="of:=IF([$'Compras-Ali'.$A127]&lt;&gt;&quot;&quot;;VALUE(MID([$'Compras-Ali'.$A127];[$Tablas.$E$38];[$Tablas.$G$38]))/100;0)*IF(OR(VALUE([.A127])=3;VALUE([.A127])=8;VALUE([.A127])=13);-1;1)" office:value-type="float" office:value="16670.59" calcext:value-type="float">
            <text:p>16.670,59</text:p>
          </table:table-cell>
          <table:table-cell table:number-columns-repeated="1016"/>
        </table:table-row>
        <table:table-row table:style-name="ro1">
          <table:table-cell table:style-name="ce25" table:formula="of:=MID([$'Compras-Ali'.$A128];[$Tablas.$E$31];[$Tablas.$G$31])" office:value-type="string" office:string-value="001" calcext:value-type="string">
            <text:p>001</text:p>
          </table:table-cell>
          <table:table-cell table:style-name="ce25" table:formula="of:=MID([$'Compras-Ali'.$A128];[$Tablas.$E$32];[$Tablas.$G$32])" office:value-type="string" office:string-value="00001" calcext:value-type="string">
            <text:p>00001</text:p>
          </table:table-cell>
          <table:table-cell table:style-name="ce25" table:formula="of:=MID([$'Compras-Ali'.$A128];[$Tablas.$E$33];[$Tablas.$G$33])" office:value-type="string" office:string-value="00000000000000080650" calcext:value-type="string">
            <text:p>00000000000000080650</text:p>
          </table:table-cell>
          <table:table-cell table:style-name="ce25" table:formula="of:=MID([$'Compras-Ali'.$A128];[$Tablas.$E$34];[$Tablas.$G$34])" office:value-type="string" office:string-value="80" calcext:value-type="string">
            <text:p>80</text:p>
          </table:table-cell>
          <table:table-cell table:style-name="ce25" table:formula="of:=MID([$'Compras-Ali'.$A12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28]&lt;&gt;&quot;&quot;;VALUE(MID([$'Compras-Ali'.$A128];[$Tablas.$E$36];[$Tablas.$G$36]))/100;0)*IF(OR(VALUE([.A128])=3;VALUE([.A128])=8;VALUE([.A128])=13);-1;1)" office:value-type="float" office:value="26" calcext:value-type="float">
            <text:p>26,00</text:p>
          </table:table-cell>
          <table:table-cell table:style-name="ce25" table:formula="of:=MID([$'Compras-Ali'.$A128];[$Tablas.$E$37];[$Tablas.$G$37])" office:value-type="string" office:string-value="0005" calcext:value-type="string">
            <text:p>0005</text:p>
          </table:table-cell>
          <table:table-cell table:style-name="ce28" table:formula="of:=IF([$'Compras-Ali'.$A128]&lt;&gt;&quot;&quot;;VALUE(MID([$'Compras-Ali'.$A128];[$Tablas.$E$38];[$Tablas.$G$38]))/100;0)*IF(OR(VALUE([.A128])=3;VALUE([.A128])=8;VALUE([.A128])=13);-1;1)" office:value-type="float" office:value="5.46" calcext:value-type="float">
            <text:p>5,46</text:p>
          </table:table-cell>
          <table:table-cell table:number-columns-repeated="1016"/>
        </table:table-row>
        <table:table-row table:style-name="ro1">
          <table:table-cell table:style-name="ce25" table:formula="of:=MID([$'Compras-Ali'.$A129];[$Tablas.$E$31];[$Tablas.$G$31])" office:value-type="string" office:string-value="001" calcext:value-type="string">
            <text:p>001</text:p>
          </table:table-cell>
          <table:table-cell table:style-name="ce25" table:formula="of:=MID([$'Compras-Ali'.$A129];[$Tablas.$E$32];[$Tablas.$G$32])" office:value-type="string" office:string-value="00001" calcext:value-type="string">
            <text:p>00001</text:p>
          </table:table-cell>
          <table:table-cell table:style-name="ce25" table:formula="of:=MID([$'Compras-Ali'.$A129];[$Tablas.$E$33];[$Tablas.$G$33])" office:value-type="string" office:string-value="00000000000000081496" calcext:value-type="string">
            <text:p>00000000000000081496</text:p>
          </table:table-cell>
          <table:table-cell table:style-name="ce25" table:formula="of:=MID([$'Compras-Ali'.$A129];[$Tablas.$E$34];[$Tablas.$G$34])" office:value-type="string" office:string-value="80" calcext:value-type="string">
            <text:p>80</text:p>
          </table:table-cell>
          <table:table-cell table:style-name="ce25" table:formula="of:=MID([$'Compras-Ali'.$A12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29]&lt;&gt;&quot;&quot;;VALUE(MID([$'Compras-Ali'.$A129];[$Tablas.$E$36];[$Tablas.$G$36]))/100;0)*IF(OR(VALUE([.A129])=3;VALUE([.A129])=8;VALUE([.A129])=13);-1;1)" office:value-type="float" office:value="39.9" calcext:value-type="float">
            <text:p>39,90</text:p>
          </table:table-cell>
          <table:table-cell table:style-name="ce25" table:formula="of:=MID([$'Compras-Ali'.$A129];[$Tablas.$E$37];[$Tablas.$G$37])" office:value-type="string" office:string-value="0005" calcext:value-type="string">
            <text:p>0005</text:p>
          </table:table-cell>
          <table:table-cell table:style-name="ce28" table:formula="of:=IF([$'Compras-Ali'.$A129]&lt;&gt;&quot;&quot;;VALUE(MID([$'Compras-Ali'.$A129];[$Tablas.$E$38];[$Tablas.$G$38]))/100;0)*IF(OR(VALUE([.A129])=3;VALUE([.A129])=8;VALUE([.A129])=13);-1;1)" office:value-type="float" office:value="8.38" calcext:value-type="float">
            <text:p>8,38</text:p>
          </table:table-cell>
          <table:table-cell table:number-columns-repeated="1016"/>
        </table:table-row>
        <table:table-row table:style-name="ro1">
          <table:table-cell table:style-name="ce25" table:formula="of:=MID([$'Compras-Ali'.$A130];[$Tablas.$E$31];[$Tablas.$G$31])" office:value-type="string" office:string-value="001" calcext:value-type="string">
            <text:p>001</text:p>
          </table:table-cell>
          <table:table-cell table:style-name="ce25" table:formula="of:=MID([$'Compras-Ali'.$A130];[$Tablas.$E$32];[$Tablas.$G$32])" office:value-type="string" office:string-value="00001" calcext:value-type="string">
            <text:p>00001</text:p>
          </table:table-cell>
          <table:table-cell table:style-name="ce25" table:formula="of:=MID([$'Compras-Ali'.$A130];[$Tablas.$E$33];[$Tablas.$G$33])" office:value-type="string" office:string-value="00000000000000081475" calcext:value-type="string">
            <text:p>00000000000000081475</text:p>
          </table:table-cell>
          <table:table-cell table:style-name="ce25" table:formula="of:=MID([$'Compras-Ali'.$A130];[$Tablas.$E$34];[$Tablas.$G$34])" office:value-type="string" office:string-value="80" calcext:value-type="string">
            <text:p>80</text:p>
          </table:table-cell>
          <table:table-cell table:style-name="ce25" table:formula="of:=MID([$'Compras-Ali'.$A13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30]&lt;&gt;&quot;&quot;;VALUE(MID([$'Compras-Ali'.$A130];[$Tablas.$E$36];[$Tablas.$G$36]))/100;0)*IF(OR(VALUE([.A130])=3;VALUE([.A130])=8;VALUE([.A130])=13);-1;1)" office:value-type="float" office:value="166.57" calcext:value-type="float">
            <text:p>166,57</text:p>
          </table:table-cell>
          <table:table-cell table:style-name="ce25" table:formula="of:=MID([$'Compras-Ali'.$A130];[$Tablas.$E$37];[$Tablas.$G$37])" office:value-type="string" office:string-value="0005" calcext:value-type="string">
            <text:p>0005</text:p>
          </table:table-cell>
          <table:table-cell table:style-name="ce28" table:formula="of:=IF([$'Compras-Ali'.$A130]&lt;&gt;&quot;&quot;;VALUE(MID([$'Compras-Ali'.$A130];[$Tablas.$E$38];[$Tablas.$G$38]))/100;0)*IF(OR(VALUE([.A130])=3;VALUE([.A130])=8;VALUE([.A130])=13);-1;1)" office:value-type="float" office:value="34.98" calcext:value-type="float">
            <text:p>34,98</text:p>
          </table:table-cell>
          <table:table-cell table:number-columns-repeated="1016"/>
        </table:table-row>
        <table:table-row table:style-name="ro1">
          <table:table-cell table:style-name="ce25" table:formula="of:=MID([$'Compras-Ali'.$A131];[$Tablas.$E$31];[$Tablas.$G$31])" office:value-type="string" office:string-value="001" calcext:value-type="string">
            <text:p>001</text:p>
          </table:table-cell>
          <table:table-cell table:style-name="ce25" table:formula="of:=MID([$'Compras-Ali'.$A131];[$Tablas.$E$32];[$Tablas.$G$32])" office:value-type="string" office:string-value="00001" calcext:value-type="string">
            <text:p>00001</text:p>
          </table:table-cell>
          <table:table-cell table:style-name="ce25" table:formula="of:=MID([$'Compras-Ali'.$A131];[$Tablas.$E$33];[$Tablas.$G$33])" office:value-type="string" office:string-value="00000000000000081077" calcext:value-type="string">
            <text:p>00000000000000081077</text:p>
          </table:table-cell>
          <table:table-cell table:style-name="ce25" table:formula="of:=MID([$'Compras-Ali'.$A131];[$Tablas.$E$34];[$Tablas.$G$34])" office:value-type="string" office:string-value="80" calcext:value-type="string">
            <text:p>80</text:p>
          </table:table-cell>
          <table:table-cell table:style-name="ce25" table:formula="of:=MID([$'Compras-Ali'.$A13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31]&lt;&gt;&quot;&quot;;VALUE(MID([$'Compras-Ali'.$A131];[$Tablas.$E$36];[$Tablas.$G$36]))/100;0)*IF(OR(VALUE([.A131])=3;VALUE([.A131])=8;VALUE([.A131])=13);-1;1)" office:value-type="float" office:value="248.71" calcext:value-type="float">
            <text:p>248,71</text:p>
          </table:table-cell>
          <table:table-cell table:style-name="ce25" table:formula="of:=MID([$'Compras-Ali'.$A131];[$Tablas.$E$37];[$Tablas.$G$37])" office:value-type="string" office:string-value="0005" calcext:value-type="string">
            <text:p>0005</text:p>
          </table:table-cell>
          <table:table-cell table:style-name="ce28" table:formula="of:=IF([$'Compras-Ali'.$A131]&lt;&gt;&quot;&quot;;VALUE(MID([$'Compras-Ali'.$A131];[$Tablas.$E$38];[$Tablas.$G$38]))/100;0)*IF(OR(VALUE([.A131])=3;VALUE([.A131])=8;VALUE([.A131])=13);-1;1)" office:value-type="float" office:value="52.23" calcext:value-type="float">
            <text:p>52,23</text:p>
          </table:table-cell>
          <table:table-cell table:number-columns-repeated="1016"/>
        </table:table-row>
        <table:table-row table:style-name="ro1">
          <table:table-cell table:style-name="ce25" table:formula="of:=MID([$'Compras-Ali'.$A132];[$Tablas.$E$31];[$Tablas.$G$31])" office:value-type="string" office:string-value="001" calcext:value-type="string">
            <text:p>001</text:p>
          </table:table-cell>
          <table:table-cell table:style-name="ce25" table:formula="of:=MID([$'Compras-Ali'.$A132];[$Tablas.$E$32];[$Tablas.$G$32])" office:value-type="string" office:string-value="00001" calcext:value-type="string">
            <text:p>00001</text:p>
          </table:table-cell>
          <table:table-cell table:style-name="ce25" table:formula="of:=MID([$'Compras-Ali'.$A132];[$Tablas.$E$33];[$Tablas.$G$33])" office:value-type="string" office:string-value="00000000000000081494" calcext:value-type="string">
            <text:p>00000000000000081494</text:p>
          </table:table-cell>
          <table:table-cell table:style-name="ce25" table:formula="of:=MID([$'Compras-Ali'.$A132];[$Tablas.$E$34];[$Tablas.$G$34])" office:value-type="string" office:string-value="80" calcext:value-type="string">
            <text:p>80</text:p>
          </table:table-cell>
          <table:table-cell table:style-name="ce25" table:formula="of:=MID([$'Compras-Ali'.$A13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32]&lt;&gt;&quot;&quot;;VALUE(MID([$'Compras-Ali'.$A132];[$Tablas.$E$36];[$Tablas.$G$36]))/100;0)*IF(OR(VALUE([.A132])=3;VALUE([.A132])=8;VALUE([.A132])=13);-1;1)" office:value-type="float" office:value="20.71" calcext:value-type="float">
            <text:p>20,71</text:p>
          </table:table-cell>
          <table:table-cell table:style-name="ce25" table:formula="of:=MID([$'Compras-Ali'.$A132];[$Tablas.$E$37];[$Tablas.$G$37])" office:value-type="string" office:string-value="0005" calcext:value-type="string">
            <text:p>0005</text:p>
          </table:table-cell>
          <table:table-cell table:style-name="ce28" table:formula="of:=IF([$'Compras-Ali'.$A132]&lt;&gt;&quot;&quot;;VALUE(MID([$'Compras-Ali'.$A132];[$Tablas.$E$38];[$Tablas.$G$38]))/100;0)*IF(OR(VALUE([.A132])=3;VALUE([.A132])=8;VALUE([.A132])=13);-1;1)" office:value-type="float" office:value="4.35" calcext:value-type="float">
            <text:p>4,35</text:p>
          </table:table-cell>
          <table:table-cell table:number-columns-repeated="1016"/>
        </table:table-row>
        <table:table-row table:style-name="ro1">
          <table:table-cell table:style-name="ce25" table:formula="of:=MID([$'Compras-Ali'.$A133];[$Tablas.$E$31];[$Tablas.$G$31])" office:value-type="string" office:string-value="001" calcext:value-type="string">
            <text:p>001</text:p>
          </table:table-cell>
          <table:table-cell table:style-name="ce25" table:formula="of:=MID([$'Compras-Ali'.$A133];[$Tablas.$E$32];[$Tablas.$G$32])" office:value-type="string" office:string-value="00001" calcext:value-type="string">
            <text:p>00001</text:p>
          </table:table-cell>
          <table:table-cell table:style-name="ce25" table:formula="of:=MID([$'Compras-Ali'.$A133];[$Tablas.$E$33];[$Tablas.$G$33])" office:value-type="string" office:string-value="00000000000000081491" calcext:value-type="string">
            <text:p>00000000000000081491</text:p>
          </table:table-cell>
          <table:table-cell table:style-name="ce25" table:formula="of:=MID([$'Compras-Ali'.$A133];[$Tablas.$E$34];[$Tablas.$G$34])" office:value-type="string" office:string-value="80" calcext:value-type="string">
            <text:p>80</text:p>
          </table:table-cell>
          <table:table-cell table:style-name="ce25" table:formula="of:=MID([$'Compras-Ali'.$A13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33]&lt;&gt;&quot;&quot;;VALUE(MID([$'Compras-Ali'.$A133];[$Tablas.$E$36];[$Tablas.$G$36]))/100;0)*IF(OR(VALUE([.A133])=3;VALUE([.A133])=8;VALUE([.A133])=13);-1;1)" office:value-type="float" office:value="798.67" calcext:value-type="float">
            <text:p>798,67</text:p>
          </table:table-cell>
          <table:table-cell table:style-name="ce25" table:formula="of:=MID([$'Compras-Ali'.$A133];[$Tablas.$E$37];[$Tablas.$G$37])" office:value-type="string" office:string-value="0005" calcext:value-type="string">
            <text:p>0005</text:p>
          </table:table-cell>
          <table:table-cell table:style-name="ce28" table:formula="of:=IF([$'Compras-Ali'.$A133]&lt;&gt;&quot;&quot;;VALUE(MID([$'Compras-Ali'.$A133];[$Tablas.$E$38];[$Tablas.$G$38]))/100;0)*IF(OR(VALUE([.A133])=3;VALUE([.A133])=8;VALUE([.A133])=13);-1;1)" office:value-type="float" office:value="167.72" calcext:value-type="float">
            <text:p>167,72</text:p>
          </table:table-cell>
          <table:table-cell table:number-columns-repeated="1016"/>
        </table:table-row>
        <table:table-row table:style-name="ro1">
          <table:table-cell table:style-name="ce25" table:formula="of:=MID([$'Compras-Ali'.$A134];[$Tablas.$E$31];[$Tablas.$G$31])" office:value-type="string" office:string-value="001" calcext:value-type="string">
            <text:p>001</text:p>
          </table:table-cell>
          <table:table-cell table:style-name="ce25" table:formula="of:=MID([$'Compras-Ali'.$A134];[$Tablas.$E$32];[$Tablas.$G$32])" office:value-type="string" office:string-value="00001" calcext:value-type="string">
            <text:p>00001</text:p>
          </table:table-cell>
          <table:table-cell table:style-name="ce25" table:formula="of:=MID([$'Compras-Ali'.$A134];[$Tablas.$E$33];[$Tablas.$G$33])" office:value-type="string" office:string-value="00000000000000081507" calcext:value-type="string">
            <text:p>00000000000000081507</text:p>
          </table:table-cell>
          <table:table-cell table:style-name="ce25" table:formula="of:=MID([$'Compras-Ali'.$A134];[$Tablas.$E$34];[$Tablas.$G$34])" office:value-type="string" office:string-value="80" calcext:value-type="string">
            <text:p>80</text:p>
          </table:table-cell>
          <table:table-cell table:style-name="ce25" table:formula="of:=MID([$'Compras-Ali'.$A13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34]&lt;&gt;&quot;&quot;;VALUE(MID([$'Compras-Ali'.$A134];[$Tablas.$E$36];[$Tablas.$G$36]))/100;0)*IF(OR(VALUE([.A134])=3;VALUE([.A134])=8;VALUE([.A134])=13);-1;1)" office:value-type="float" office:value="1078.62" calcext:value-type="float">
            <text:p>1.078,62</text:p>
          </table:table-cell>
          <table:table-cell table:style-name="ce25" table:formula="of:=MID([$'Compras-Ali'.$A134];[$Tablas.$E$37];[$Tablas.$G$37])" office:value-type="string" office:string-value="0005" calcext:value-type="string">
            <text:p>0005</text:p>
          </table:table-cell>
          <table:table-cell table:style-name="ce28" table:formula="of:=IF([$'Compras-Ali'.$A134]&lt;&gt;&quot;&quot;;VALUE(MID([$'Compras-Ali'.$A134];[$Tablas.$E$38];[$Tablas.$G$38]))/100;0)*IF(OR(VALUE([.A134])=3;VALUE([.A134])=8;VALUE([.A134])=13);-1;1)" office:value-type="float" office:value="226.51" calcext:value-type="float">
            <text:p>226,51</text:p>
          </table:table-cell>
          <table:table-cell table:number-columns-repeated="1016"/>
        </table:table-row>
        <table:table-row table:style-name="ro1">
          <table:table-cell table:style-name="ce25" table:formula="of:=MID([$'Compras-Ali'.$A135];[$Tablas.$E$31];[$Tablas.$G$31])" office:value-type="string" office:string-value="001" calcext:value-type="string">
            <text:p>001</text:p>
          </table:table-cell>
          <table:table-cell table:style-name="ce25" table:formula="of:=MID([$'Compras-Ali'.$A135];[$Tablas.$E$32];[$Tablas.$G$32])" office:value-type="string" office:string-value="00004" calcext:value-type="string">
            <text:p>00004</text:p>
          </table:table-cell>
          <table:table-cell table:style-name="ce25" table:formula="of:=MID([$'Compras-Ali'.$A135];[$Tablas.$E$33];[$Tablas.$G$33])" office:value-type="string" office:string-value="00000000000000008976" calcext:value-type="string">
            <text:p>00000000000000008976</text:p>
          </table:table-cell>
          <table:table-cell table:style-name="ce25" table:formula="of:=MID([$'Compras-Ali'.$A135];[$Tablas.$E$34];[$Tablas.$G$34])" office:value-type="string" office:string-value="80" calcext:value-type="string">
            <text:p>80</text:p>
          </table:table-cell>
          <table:table-cell table:style-name="ce25" table:formula="of:=MID([$'Compras-Ali'.$A135];[$Tablas.$E$35];[$Tablas.$G$35])" office:value-type="string" office:string-value="00000000030714014346" calcext:value-type="string">
            <text:p>00000000030714014346</text:p>
          </table:table-cell>
          <table:table-cell table:style-name="ce28" table:formula="of:=IF([$'Compras-Ali'.$A135]&lt;&gt;&quot;&quot;;VALUE(MID([$'Compras-Ali'.$A135];[$Tablas.$E$36];[$Tablas.$G$36]))/100;0)*IF(OR(VALUE([.A135])=3;VALUE([.A135])=8;VALUE([.A135])=13);-1;1)" office:value-type="float" office:value="21676.19" calcext:value-type="float">
            <text:p>21.676,19</text:p>
          </table:table-cell>
          <table:table-cell table:style-name="ce25" table:formula="of:=MID([$'Compras-Ali'.$A135];[$Tablas.$E$37];[$Tablas.$G$37])" office:value-type="string" office:string-value="0005" calcext:value-type="string">
            <text:p>0005</text:p>
          </table:table-cell>
          <table:table-cell table:style-name="ce28" table:formula="of:=IF([$'Compras-Ali'.$A135]&lt;&gt;&quot;&quot;;VALUE(MID([$'Compras-Ali'.$A135];[$Tablas.$E$38];[$Tablas.$G$38]))/100;0)*IF(OR(VALUE([.A135])=3;VALUE([.A135])=8;VALUE([.A135])=13);-1;1)" office:value-type="float" office:value="4552" calcext:value-type="float">
            <text:p>4.552,00</text:p>
          </table:table-cell>
          <table:table-cell table:number-columns-repeated="1016"/>
        </table:table-row>
        <table:table-row table:style-name="ro1">
          <table:table-cell table:style-name="ce25" table:formula="of:=MID([$'Compras-Ali'.$A136];[$Tablas.$E$31];[$Tablas.$G$31])" office:value-type="string" office:string-value="001" calcext:value-type="string">
            <text:p>001</text:p>
          </table:table-cell>
          <table:table-cell table:style-name="ce25" table:formula="of:=MID([$'Compras-Ali'.$A136];[$Tablas.$E$32];[$Tablas.$G$32])" office:value-type="string" office:string-value="02020" calcext:value-type="string">
            <text:p>02020</text:p>
          </table:table-cell>
          <table:table-cell table:style-name="ce25" table:formula="of:=MID([$'Compras-Ali'.$A136];[$Tablas.$E$33];[$Tablas.$G$33])" office:value-type="string" office:string-value="00000000000000391655" calcext:value-type="string">
            <text:p>00000000000000391655</text:p>
          </table:table-cell>
          <table:table-cell table:style-name="ce25" table:formula="of:=MID([$'Compras-Ali'.$A136];[$Tablas.$E$34];[$Tablas.$G$34])" office:value-type="string" office:string-value="80" calcext:value-type="string">
            <text:p>80</text:p>
          </table:table-cell>
          <table:table-cell table:style-name="ce25" table:formula="of:=MID([$'Compras-Ali'.$A13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36]&lt;&gt;&quot;&quot;;VALUE(MID([$'Compras-Ali'.$A136];[$Tablas.$E$36];[$Tablas.$G$36]))/100;0)*IF(OR(VALUE([.A136])=3;VALUE([.A136])=8;VALUE([.A136])=13);-1;1)" office:value-type="float" office:value="184977.33" calcext:value-type="float">
            <text:p>184.977,33</text:p>
          </table:table-cell>
          <table:table-cell table:style-name="ce25" table:formula="of:=MID([$'Compras-Ali'.$A136];[$Tablas.$E$37];[$Tablas.$G$37])" office:value-type="string" office:string-value="0005" calcext:value-type="string">
            <text:p>0005</text:p>
          </table:table-cell>
          <table:table-cell table:style-name="ce28" table:formula="of:=IF([$'Compras-Ali'.$A136]&lt;&gt;&quot;&quot;;VALUE(MID([$'Compras-Ali'.$A136];[$Tablas.$E$38];[$Tablas.$G$38]))/100;0)*IF(OR(VALUE([.A136])=3;VALUE([.A136])=8;VALUE([.A136])=13);-1;1)" office:value-type="float" office:value="38845.24" calcext:value-type="float">
            <text:p>38.845,24</text:p>
          </table:table-cell>
          <table:table-cell table:number-columns-repeated="1016"/>
        </table:table-row>
        <table:table-row table:style-name="ro1">
          <table:table-cell table:style-name="ce25" table:formula="of:=MID([$'Compras-Ali'.$A137];[$Tablas.$E$31];[$Tablas.$G$31])" office:value-type="string" office:string-value="001" calcext:value-type="string">
            <text:p>001</text:p>
          </table:table-cell>
          <table:table-cell table:style-name="ce25" table:formula="of:=MID([$'Compras-Ali'.$A137];[$Tablas.$E$32];[$Tablas.$G$32])" office:value-type="string" office:string-value="02020" calcext:value-type="string">
            <text:p>02020</text:p>
          </table:table-cell>
          <table:table-cell table:style-name="ce25" table:formula="of:=MID([$'Compras-Ali'.$A137];[$Tablas.$E$33];[$Tablas.$G$33])" office:value-type="string" office:string-value="00000000000000391657" calcext:value-type="string">
            <text:p>00000000000000391657</text:p>
          </table:table-cell>
          <table:table-cell table:style-name="ce25" table:formula="of:=MID([$'Compras-Ali'.$A137];[$Tablas.$E$34];[$Tablas.$G$34])" office:value-type="string" office:string-value="80" calcext:value-type="string">
            <text:p>80</text:p>
          </table:table-cell>
          <table:table-cell table:style-name="ce25" table:formula="of:=MID([$'Compras-Ali'.$A13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37]&lt;&gt;&quot;&quot;;VALUE(MID([$'Compras-Ali'.$A137];[$Tablas.$E$36];[$Tablas.$G$36]))/100;0)*IF(OR(VALUE([.A137])=3;VALUE([.A137])=8;VALUE([.A137])=13);-1;1)" office:value-type="float" office:value="777844.24" calcext:value-type="float">
            <text:p>777.844,24</text:p>
          </table:table-cell>
          <table:table-cell table:style-name="ce25" table:formula="of:=MID([$'Compras-Ali'.$A137];[$Tablas.$E$37];[$Tablas.$G$37])" office:value-type="string" office:string-value="0005" calcext:value-type="string">
            <text:p>0005</text:p>
          </table:table-cell>
          <table:table-cell table:style-name="ce28" table:formula="of:=IF([$'Compras-Ali'.$A137]&lt;&gt;&quot;&quot;;VALUE(MID([$'Compras-Ali'.$A137];[$Tablas.$E$38];[$Tablas.$G$38]))/100;0)*IF(OR(VALUE([.A137])=3;VALUE([.A137])=8;VALUE([.A137])=13);-1;1)" office:value-type="float" office:value="163347.29" calcext:value-type="float">
            <text:p>163.347,29</text:p>
          </table:table-cell>
          <table:table-cell table:number-columns-repeated="1016"/>
        </table:table-row>
        <table:table-row table:style-name="ro1">
          <table:table-cell table:style-name="ce25" table:formula="of:=MID([$'Compras-Ali'.$A138];[$Tablas.$E$31];[$Tablas.$G$31])" office:value-type="string" office:string-value="001" calcext:value-type="string">
            <text:p>001</text:p>
          </table:table-cell>
          <table:table-cell table:style-name="ce25" table:formula="of:=MID([$'Compras-Ali'.$A138];[$Tablas.$E$32];[$Tablas.$G$32])" office:value-type="string" office:string-value="02020" calcext:value-type="string">
            <text:p>02020</text:p>
          </table:table-cell>
          <table:table-cell table:style-name="ce25" table:formula="of:=MID([$'Compras-Ali'.$A138];[$Tablas.$E$33];[$Tablas.$G$33])" office:value-type="string" office:string-value="00000000000000391654" calcext:value-type="string">
            <text:p>00000000000000391654</text:p>
          </table:table-cell>
          <table:table-cell table:style-name="ce25" table:formula="of:=MID([$'Compras-Ali'.$A138];[$Tablas.$E$34];[$Tablas.$G$34])" office:value-type="string" office:string-value="80" calcext:value-type="string">
            <text:p>80</text:p>
          </table:table-cell>
          <table:table-cell table:style-name="ce25" table:formula="of:=MID([$'Compras-Ali'.$A13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38]&lt;&gt;&quot;&quot;;VALUE(MID([$'Compras-Ali'.$A138];[$Tablas.$E$36];[$Tablas.$G$36]))/100;0)*IF(OR(VALUE([.A138])=3;VALUE([.A138])=8;VALUE([.A138])=13);-1;1)" office:value-type="float" office:value="297950.29" calcext:value-type="float">
            <text:p>297.950,29</text:p>
          </table:table-cell>
          <table:table-cell table:style-name="ce25" table:formula="of:=MID([$'Compras-Ali'.$A138];[$Tablas.$E$37];[$Tablas.$G$37])" office:value-type="string" office:string-value="0005" calcext:value-type="string">
            <text:p>0005</text:p>
          </table:table-cell>
          <table:table-cell table:style-name="ce28" table:formula="of:=IF([$'Compras-Ali'.$A138]&lt;&gt;&quot;&quot;;VALUE(MID([$'Compras-Ali'.$A138];[$Tablas.$E$38];[$Tablas.$G$38]))/100;0)*IF(OR(VALUE([.A138])=3;VALUE([.A138])=8;VALUE([.A138])=13);-1;1)" office:value-type="float" office:value="62569.56" calcext:value-type="float">
            <text:p>62.569,56</text:p>
          </table:table-cell>
          <table:table-cell table:number-columns-repeated="1016"/>
        </table:table-row>
        <table:table-row table:style-name="ro1">
          <table:table-cell table:style-name="ce25" table:formula="of:=MID([$'Compras-Ali'.$A139];[$Tablas.$E$31];[$Tablas.$G$31])" office:value-type="string" office:string-value="001" calcext:value-type="string">
            <text:p>001</text:p>
          </table:table-cell>
          <table:table-cell table:style-name="ce25" table:formula="of:=MID([$'Compras-Ali'.$A139];[$Tablas.$E$32];[$Tablas.$G$32])" office:value-type="string" office:string-value="02020" calcext:value-type="string">
            <text:p>02020</text:p>
          </table:table-cell>
          <table:table-cell table:style-name="ce25" table:formula="of:=MID([$'Compras-Ali'.$A139];[$Tablas.$E$33];[$Tablas.$G$33])" office:value-type="string" office:string-value="00000000000000391656" calcext:value-type="string">
            <text:p>00000000000000391656</text:p>
          </table:table-cell>
          <table:table-cell table:style-name="ce25" table:formula="of:=MID([$'Compras-Ali'.$A139];[$Tablas.$E$34];[$Tablas.$G$34])" office:value-type="string" office:string-value="80" calcext:value-type="string">
            <text:p>80</text:p>
          </table:table-cell>
          <table:table-cell table:style-name="ce25" table:formula="of:=MID([$'Compras-Ali'.$A13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39]&lt;&gt;&quot;&quot;;VALUE(MID([$'Compras-Ali'.$A139];[$Tablas.$E$36];[$Tablas.$G$36]))/100;0)*IF(OR(VALUE([.A139])=3;VALUE([.A139])=8;VALUE([.A139])=13);-1;1)" office:value-type="float" office:value="345744.43" calcext:value-type="float">
            <text:p>345.744,43</text:p>
          </table:table-cell>
          <table:table-cell table:style-name="ce25" table:formula="of:=MID([$'Compras-Ali'.$A139];[$Tablas.$E$37];[$Tablas.$G$37])" office:value-type="string" office:string-value="0005" calcext:value-type="string">
            <text:p>0005</text:p>
          </table:table-cell>
          <table:table-cell table:style-name="ce28" table:formula="of:=IF([$'Compras-Ali'.$A139]&lt;&gt;&quot;&quot;;VALUE(MID([$'Compras-Ali'.$A139];[$Tablas.$E$38];[$Tablas.$G$38]))/100;0)*IF(OR(VALUE([.A139])=3;VALUE([.A139])=8;VALUE([.A139])=13);-1;1)" office:value-type="float" office:value="72606.33" calcext:value-type="float">
            <text:p>72.606,33</text:p>
          </table:table-cell>
          <table:table-cell table:number-columns-repeated="1016"/>
        </table:table-row>
        <table:table-row table:style-name="ro1">
          <table:table-cell table:style-name="ce25" table:formula="of:=MID([$'Compras-Ali'.$A140];[$Tablas.$E$31];[$Tablas.$G$31])" office:value-type="string" office:string-value="001" calcext:value-type="string">
            <text:p>001</text:p>
          </table:table-cell>
          <table:table-cell table:style-name="ce25" table:formula="of:=MID([$'Compras-Ali'.$A140];[$Tablas.$E$32];[$Tablas.$G$32])" office:value-type="string" office:string-value="02017" calcext:value-type="string">
            <text:p>02017</text:p>
          </table:table-cell>
          <table:table-cell table:style-name="ce25" table:formula="of:=MID([$'Compras-Ali'.$A140];[$Tablas.$E$33];[$Tablas.$G$33])" office:value-type="string" office:string-value="00000000000002446361" calcext:value-type="string">
            <text:p>00000000000002446361</text:p>
          </table:table-cell>
          <table:table-cell table:style-name="ce25" table:formula="of:=MID([$'Compras-Ali'.$A140];[$Tablas.$E$34];[$Tablas.$G$34])" office:value-type="string" office:string-value="80" calcext:value-type="string">
            <text:p>80</text:p>
          </table:table-cell>
          <table:table-cell table:style-name="ce25" table:formula="of:=MID([$'Compras-Ali'.$A14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40]&lt;&gt;&quot;&quot;;VALUE(MID([$'Compras-Ali'.$A140];[$Tablas.$E$36];[$Tablas.$G$36]))/100;0)*IF(OR(VALUE([.A140])=3;VALUE([.A140])=8;VALUE([.A140])=13);-1;1)" office:value-type="float" office:value="1252604.57" calcext:value-type="float">
            <text:p>1.252.604,57</text:p>
          </table:table-cell>
          <table:table-cell table:style-name="ce25" table:formula="of:=MID([$'Compras-Ali'.$A140];[$Tablas.$E$37];[$Tablas.$G$37])" office:value-type="string" office:string-value="0005" calcext:value-type="string">
            <text:p>0005</text:p>
          </table:table-cell>
          <table:table-cell table:style-name="ce28" table:formula="of:=IF([$'Compras-Ali'.$A140]&lt;&gt;&quot;&quot;;VALUE(MID([$'Compras-Ali'.$A140];[$Tablas.$E$38];[$Tablas.$G$38]))/100;0)*IF(OR(VALUE([.A140])=3;VALUE([.A140])=8;VALUE([.A140])=13);-1;1)" office:value-type="float" office:value="263046.96" calcext:value-type="float">
            <text:p>263.046,96</text:p>
          </table:table-cell>
          <table:table-cell table:number-columns-repeated="1016"/>
        </table:table-row>
        <table:table-row table:style-name="ro1">
          <table:table-cell table:style-name="ce25" table:formula="of:=MID([$'Compras-Ali'.$A141];[$Tablas.$E$31];[$Tablas.$G$31])" office:value-type="string" office:string-value="001" calcext:value-type="string">
            <text:p>001</text:p>
          </table:table-cell>
          <table:table-cell table:style-name="ce25" table:formula="of:=MID([$'Compras-Ali'.$A141];[$Tablas.$E$32];[$Tablas.$G$32])" office:value-type="string" office:string-value="02017" calcext:value-type="string">
            <text:p>02017</text:p>
          </table:table-cell>
          <table:table-cell table:style-name="ce25" table:formula="of:=MID([$'Compras-Ali'.$A141];[$Tablas.$E$33];[$Tablas.$G$33])" office:value-type="string" office:string-value="00000000000002446165" calcext:value-type="string">
            <text:p>00000000000002446165</text:p>
          </table:table-cell>
          <table:table-cell table:style-name="ce25" table:formula="of:=MID([$'Compras-Ali'.$A141];[$Tablas.$E$34];[$Tablas.$G$34])" office:value-type="string" office:string-value="80" calcext:value-type="string">
            <text:p>80</text:p>
          </table:table-cell>
          <table:table-cell table:style-name="ce25" table:formula="of:=MID([$'Compras-Ali'.$A14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41]&lt;&gt;&quot;&quot;;VALUE(MID([$'Compras-Ali'.$A141];[$Tablas.$E$36];[$Tablas.$G$36]))/100;0)*IF(OR(VALUE([.A141])=3;VALUE([.A141])=8;VALUE([.A141])=13);-1;1)" office:value-type="float" office:value="1392007.1" calcext:value-type="float">
            <text:p>1.392.007,10</text:p>
          </table:table-cell>
          <table:table-cell table:style-name="ce25" table:formula="of:=MID([$'Compras-Ali'.$A141];[$Tablas.$E$37];[$Tablas.$G$37])" office:value-type="string" office:string-value="0005" calcext:value-type="string">
            <text:p>0005</text:p>
          </table:table-cell>
          <table:table-cell table:style-name="ce28" table:formula="of:=IF([$'Compras-Ali'.$A141]&lt;&gt;&quot;&quot;;VALUE(MID([$'Compras-Ali'.$A141];[$Tablas.$E$38];[$Tablas.$G$38]))/100;0)*IF(OR(VALUE([.A141])=3;VALUE([.A141])=8;VALUE([.A141])=13);-1;1)" office:value-type="float" office:value="292321.49" calcext:value-type="float">
            <text:p>292.321,49</text:p>
          </table:table-cell>
          <table:table-cell table:number-columns-repeated="1016"/>
        </table:table-row>
        <table:table-row table:style-name="ro1">
          <table:table-cell table:style-name="ce25" table:formula="of:=MID([$'Compras-Ali'.$A142];[$Tablas.$E$31];[$Tablas.$G$31])" office:value-type="string" office:string-value="001" calcext:value-type="string">
            <text:p>001</text:p>
          </table:table-cell>
          <table:table-cell table:style-name="ce25" table:formula="of:=MID([$'Compras-Ali'.$A142];[$Tablas.$E$32];[$Tablas.$G$32])" office:value-type="string" office:string-value="02017" calcext:value-type="string">
            <text:p>02017</text:p>
          </table:table-cell>
          <table:table-cell table:style-name="ce25" table:formula="of:=MID([$'Compras-Ali'.$A142];[$Tablas.$E$33];[$Tablas.$G$33])" office:value-type="string" office:string-value="00000000000002446254" calcext:value-type="string">
            <text:p>00000000000002446254</text:p>
          </table:table-cell>
          <table:table-cell table:style-name="ce25" table:formula="of:=MID([$'Compras-Ali'.$A142];[$Tablas.$E$34];[$Tablas.$G$34])" office:value-type="string" office:string-value="80" calcext:value-type="string">
            <text:p>80</text:p>
          </table:table-cell>
          <table:table-cell table:style-name="ce25" table:formula="of:=MID([$'Compras-Ali'.$A14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42]&lt;&gt;&quot;&quot;;VALUE(MID([$'Compras-Ali'.$A142];[$Tablas.$E$36];[$Tablas.$G$36]))/100;0)*IF(OR(VALUE([.A142])=3;VALUE([.A142])=8;VALUE([.A142])=13);-1;1)" office:value-type="float" office:value="1322288.43" calcext:value-type="float">
            <text:p>1.322.288,43</text:p>
          </table:table-cell>
          <table:table-cell table:style-name="ce25" table:formula="of:=MID([$'Compras-Ali'.$A142];[$Tablas.$E$37];[$Tablas.$G$37])" office:value-type="string" office:string-value="0005" calcext:value-type="string">
            <text:p>0005</text:p>
          </table:table-cell>
          <table:table-cell table:style-name="ce28" table:formula="of:=IF([$'Compras-Ali'.$A142]&lt;&gt;&quot;&quot;;VALUE(MID([$'Compras-Ali'.$A142];[$Tablas.$E$38];[$Tablas.$G$38]))/100;0)*IF(OR(VALUE([.A142])=3;VALUE([.A142])=8;VALUE([.A142])=13);-1;1)" office:value-type="float" office:value="277680.57" calcext:value-type="float">
            <text:p>277.680,57</text:p>
          </table:table-cell>
          <table:table-cell table:number-columns-repeated="1016"/>
        </table:table-row>
        <table:table-row table:style-name="ro1">
          <table:table-cell table:style-name="ce25" table:formula="of:=MID([$'Compras-Ali'.$A143];[$Tablas.$E$31];[$Tablas.$G$31])" office:value-type="string" office:string-value="001" calcext:value-type="string">
            <text:p>001</text:p>
          </table:table-cell>
          <table:table-cell table:style-name="ce25" table:formula="of:=MID([$'Compras-Ali'.$A143];[$Tablas.$E$32];[$Tablas.$G$32])" office:value-type="string" office:string-value="00033" calcext:value-type="string">
            <text:p>00033</text:p>
          </table:table-cell>
          <table:table-cell table:style-name="ce25" table:formula="of:=MID([$'Compras-Ali'.$A143];[$Tablas.$E$33];[$Tablas.$G$33])" office:value-type="string" office:string-value="00000000000000000757" calcext:value-type="string">
            <text:p>00000000000000000757</text:p>
          </table:table-cell>
          <table:table-cell table:style-name="ce25" table:formula="of:=MID([$'Compras-Ali'.$A143];[$Tablas.$E$34];[$Tablas.$G$34])" office:value-type="string" office:string-value="80" calcext:value-type="string">
            <text:p>80</text:p>
          </table:table-cell>
          <table:table-cell table:style-name="ce25" table:formula="of:=MID([$'Compras-Ali'.$A143];[$Tablas.$E$35];[$Tablas.$G$35])" office:value-type="string" office:string-value="00000000030657611936" calcext:value-type="string">
            <text:p>00000000030657611936</text:p>
          </table:table-cell>
          <table:table-cell table:style-name="ce28" table:formula="of:=IF([$'Compras-Ali'.$A143]&lt;&gt;&quot;&quot;;VALUE(MID([$'Compras-Ali'.$A143];[$Tablas.$E$36];[$Tablas.$G$36]))/100;0)*IF(OR(VALUE([.A143])=3;VALUE([.A143])=8;VALUE([.A143])=13);-1;1)" office:value-type="float" office:value="1449.86" calcext:value-type="float">
            <text:p>1.449,86</text:p>
          </table:table-cell>
          <table:table-cell table:style-name="ce25" table:formula="of:=MID([$'Compras-Ali'.$A143];[$Tablas.$E$37];[$Tablas.$G$37])" office:value-type="string" office:string-value="0005" calcext:value-type="string">
            <text:p>0005</text:p>
          </table:table-cell>
          <table:table-cell table:style-name="ce28" table:formula="of:=IF([$'Compras-Ali'.$A143]&lt;&gt;&quot;&quot;;VALUE(MID([$'Compras-Ali'.$A143];[$Tablas.$E$38];[$Tablas.$G$38]))/100;0)*IF(OR(VALUE([.A143])=3;VALUE([.A143])=8;VALUE([.A143])=13);-1;1)" office:value-type="float" office:value="304.47" calcext:value-type="float">
            <text:p>304,47</text:p>
          </table:table-cell>
          <table:table-cell table:number-columns-repeated="1016"/>
        </table:table-row>
        <table:table-row table:style-name="ro1">
          <table:table-cell table:style-name="ce25" table:formula="of:=MID([$'Compras-Ali'.$A144];[$Tablas.$E$31];[$Tablas.$G$31])" office:value-type="string" office:string-value="001" calcext:value-type="string">
            <text:p>001</text:p>
          </table:table-cell>
          <table:table-cell table:style-name="ce25" table:formula="of:=MID([$'Compras-Ali'.$A144];[$Tablas.$E$32];[$Tablas.$G$32])" office:value-type="string" office:string-value="00005" calcext:value-type="string">
            <text:p>00005</text:p>
          </table:table-cell>
          <table:table-cell table:style-name="ce25" table:formula="of:=MID([$'Compras-Ali'.$A144];[$Tablas.$E$33];[$Tablas.$G$33])" office:value-type="string" office:string-value="00000000000000231385" calcext:value-type="string">
            <text:p>00000000000000231385</text:p>
          </table:table-cell>
          <table:table-cell table:style-name="ce25" table:formula="of:=MID([$'Compras-Ali'.$A144];[$Tablas.$E$34];[$Tablas.$G$34])" office:value-type="string" office:string-value="80" calcext:value-type="string">
            <text:p>80</text:p>
          </table:table-cell>
          <table:table-cell table:style-name="ce25" table:formula="of:=MID([$'Compras-Ali'.$A144];[$Tablas.$E$35];[$Tablas.$G$35])" office:value-type="string" office:string-value="00000000030628821506" calcext:value-type="string">
            <text:p>00000000030628821506</text:p>
          </table:table-cell>
          <table:table-cell table:style-name="ce28" table:formula="of:=IF([$'Compras-Ali'.$A144]&lt;&gt;&quot;&quot;;VALUE(MID([$'Compras-Ali'.$A144];[$Tablas.$E$36];[$Tablas.$G$36]))/100;0)*IF(OR(VALUE([.A144])=3;VALUE([.A144])=8;VALUE([.A144])=13);-1;1)" office:value-type="float" office:value="2190.1" calcext:value-type="float">
            <text:p>2.190,10</text:p>
          </table:table-cell>
          <table:table-cell table:style-name="ce25" table:formula="of:=MID([$'Compras-Ali'.$A144];[$Tablas.$E$37];[$Tablas.$G$37])" office:value-type="string" office:string-value="0005" calcext:value-type="string">
            <text:p>0005</text:p>
          </table:table-cell>
          <table:table-cell table:style-name="ce28" table:formula="of:=IF([$'Compras-Ali'.$A144]&lt;&gt;&quot;&quot;;VALUE(MID([$'Compras-Ali'.$A144];[$Tablas.$E$38];[$Tablas.$G$38]))/100;0)*IF(OR(VALUE([.A144])=3;VALUE([.A144])=8;VALUE([.A144])=13);-1;1)" office:value-type="float" office:value="459.92" calcext:value-type="float">
            <text:p>459,92</text:p>
          </table:table-cell>
          <table:table-cell table:number-columns-repeated="1016"/>
        </table:table-row>
        <table:table-row table:style-name="ro1">
          <table:table-cell table:style-name="ce25" table:formula="of:=MID([$'Compras-Ali'.$A145];[$Tablas.$E$31];[$Tablas.$G$31])" office:value-type="string" office:string-value="001" calcext:value-type="string">
            <text:p>001</text:p>
          </table:table-cell>
          <table:table-cell table:style-name="ce25" table:formula="of:=MID([$'Compras-Ali'.$A145];[$Tablas.$E$32];[$Tablas.$G$32])" office:value-type="string" office:string-value="00005" calcext:value-type="string">
            <text:p>00005</text:p>
          </table:table-cell>
          <table:table-cell table:style-name="ce25" table:formula="of:=MID([$'Compras-Ali'.$A145];[$Tablas.$E$33];[$Tablas.$G$33])" office:value-type="string" office:string-value="00000000000000231389" calcext:value-type="string">
            <text:p>00000000000000231389</text:p>
          </table:table-cell>
          <table:table-cell table:style-name="ce25" table:formula="of:=MID([$'Compras-Ali'.$A145];[$Tablas.$E$34];[$Tablas.$G$34])" office:value-type="string" office:string-value="80" calcext:value-type="string">
            <text:p>80</text:p>
          </table:table-cell>
          <table:table-cell table:style-name="ce25" table:formula="of:=MID([$'Compras-Ali'.$A145];[$Tablas.$E$35];[$Tablas.$G$35])" office:value-type="string" office:string-value="00000000030628821506" calcext:value-type="string">
            <text:p>00000000030628821506</text:p>
          </table:table-cell>
          <table:table-cell table:style-name="ce28" table:formula="of:=IF([$'Compras-Ali'.$A145]&lt;&gt;&quot;&quot;;VALUE(MID([$'Compras-Ali'.$A145];[$Tablas.$E$36];[$Tablas.$G$36]))/100;0)*IF(OR(VALUE([.A145])=3;VALUE([.A145])=8;VALUE([.A145])=13);-1;1)" office:value-type="float" office:value="2330.57" calcext:value-type="float">
            <text:p>2.330,57</text:p>
          </table:table-cell>
          <table:table-cell table:style-name="ce25" table:formula="of:=MID([$'Compras-Ali'.$A145];[$Tablas.$E$37];[$Tablas.$G$37])" office:value-type="string" office:string-value="0005" calcext:value-type="string">
            <text:p>0005</text:p>
          </table:table-cell>
          <table:table-cell table:style-name="ce28" table:formula="of:=IF([$'Compras-Ali'.$A145]&lt;&gt;&quot;&quot;;VALUE(MID([$'Compras-Ali'.$A145];[$Tablas.$E$38];[$Tablas.$G$38]))/100;0)*IF(OR(VALUE([.A145])=3;VALUE([.A145])=8;VALUE([.A145])=13);-1;1)" office:value-type="float" office:value="489.42" calcext:value-type="float">
            <text:p>489,42</text:p>
          </table:table-cell>
          <table:table-cell table:number-columns-repeated="1016"/>
        </table:table-row>
        <table:table-row table:style-name="ro1">
          <table:table-cell table:style-name="ce25" table:formula="of:=MID([$'Compras-Ali'.$A146];[$Tablas.$E$31];[$Tablas.$G$31])" office:value-type="string" office:string-value="001" calcext:value-type="string">
            <text:p>001</text:p>
          </table:table-cell>
          <table:table-cell table:style-name="ce25" table:formula="of:=MID([$'Compras-Ali'.$A146];[$Tablas.$E$32];[$Tablas.$G$32])" office:value-type="string" office:string-value="00006" calcext:value-type="string">
            <text:p>00006</text:p>
          </table:table-cell>
          <table:table-cell table:style-name="ce25" table:formula="of:=MID([$'Compras-Ali'.$A146];[$Tablas.$E$33];[$Tablas.$G$33])" office:value-type="string" office:string-value="00000000000000001302" calcext:value-type="string">
            <text:p>00000000000000001302</text:p>
          </table:table-cell>
          <table:table-cell table:style-name="ce25" table:formula="of:=MID([$'Compras-Ali'.$A146];[$Tablas.$E$34];[$Tablas.$G$34])" office:value-type="string" office:string-value="80" calcext:value-type="string">
            <text:p>80</text:p>
          </table:table-cell>
          <table:table-cell table:style-name="ce25" table:formula="of:=MID([$'Compras-Ali'.$A146];[$Tablas.$E$35];[$Tablas.$G$35])" office:value-type="string" office:string-value="00000000033714793069" calcext:value-type="string">
            <text:p>00000000033714793069</text:p>
          </table:table-cell>
          <table:table-cell table:style-name="ce28" table:formula="of:=IF([$'Compras-Ali'.$A146]&lt;&gt;&quot;&quot;;VALUE(MID([$'Compras-Ali'.$A146];[$Tablas.$E$36];[$Tablas.$G$36]))/100;0)*IF(OR(VALUE([.A146])=3;VALUE([.A146])=8;VALUE([.A146])=13);-1;1)" office:value-type="float" office:value="24800" calcext:value-type="float">
            <text:p>24.800,00</text:p>
          </table:table-cell>
          <table:table-cell table:style-name="ce25" table:formula="of:=MID([$'Compras-Ali'.$A146];[$Tablas.$E$37];[$Tablas.$G$37])" office:value-type="string" office:string-value="0005" calcext:value-type="string">
            <text:p>0005</text:p>
          </table:table-cell>
          <table:table-cell table:style-name="ce28" table:formula="of:=IF([$'Compras-Ali'.$A146]&lt;&gt;&quot;&quot;;VALUE(MID([$'Compras-Ali'.$A146];[$Tablas.$E$38];[$Tablas.$G$38]))/100;0)*IF(OR(VALUE([.A146])=3;VALUE([.A146])=8;VALUE([.A146])=13);-1;1)" office:value-type="float" office:value="5208" calcext:value-type="float">
            <text:p>5.208,00</text:p>
          </table:table-cell>
          <table:table-cell table:number-columns-repeated="1016"/>
        </table:table-row>
        <table:table-row table:style-name="ro1">
          <table:table-cell table:style-name="ce25" table:formula="of:=MID([$'Compras-Ali'.$A147];[$Tablas.$E$31];[$Tablas.$G$31])" office:value-type="string" office:string-value="001" calcext:value-type="string">
            <text:p>001</text:p>
          </table:table-cell>
          <table:table-cell table:style-name="ce25" table:formula="of:=MID([$'Compras-Ali'.$A147];[$Tablas.$E$32];[$Tablas.$G$32])" office:value-type="string" office:string-value="00001" calcext:value-type="string">
            <text:p>00001</text:p>
          </table:table-cell>
          <table:table-cell table:style-name="ce25" table:formula="of:=MID([$'Compras-Ali'.$A147];[$Tablas.$E$33];[$Tablas.$G$33])" office:value-type="string" office:string-value="00000000000003434711" calcext:value-type="string">
            <text:p>00000000000003434711</text:p>
          </table:table-cell>
          <table:table-cell table:style-name="ce25" table:formula="of:=MID([$'Compras-Ali'.$A147];[$Tablas.$E$34];[$Tablas.$G$34])" office:value-type="string" office:string-value="80" calcext:value-type="string">
            <text:p>80</text:p>
          </table:table-cell>
          <table:table-cell table:style-name="ce25" table:formula="of:=MID([$'Compras-Ali'.$A147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147]&lt;&gt;&quot;&quot;;VALUE(MID([$'Compras-Ali'.$A147];[$Tablas.$E$36];[$Tablas.$G$36]))/100;0)*IF(OR(VALUE([.A147])=3;VALUE([.A147])=8;VALUE([.A147])=13);-1;1)" office:value-type="float" office:value="25687.14" calcext:value-type="float">
            <text:p>25.687,14</text:p>
          </table:table-cell>
          <table:table-cell table:style-name="ce25" table:formula="of:=MID([$'Compras-Ali'.$A147];[$Tablas.$E$37];[$Tablas.$G$37])" office:value-type="string" office:string-value="0005" calcext:value-type="string">
            <text:p>0005</text:p>
          </table:table-cell>
          <table:table-cell table:style-name="ce28" table:formula="of:=IF([$'Compras-Ali'.$A147]&lt;&gt;&quot;&quot;;VALUE(MID([$'Compras-Ali'.$A147];[$Tablas.$E$38];[$Tablas.$G$38]))/100;0)*IF(OR(VALUE([.A147])=3;VALUE([.A147])=8;VALUE([.A147])=13);-1;1)" office:value-type="float" office:value="5394.3" calcext:value-type="float">
            <text:p>5.394,30</text:p>
          </table:table-cell>
          <table:table-cell table:number-columns-repeated="1016"/>
        </table:table-row>
        <table:table-row table:style-name="ro1">
          <table:table-cell table:style-name="ce25" table:formula="of:=MID([$'Compras-Ali'.$A148];[$Tablas.$E$31];[$Tablas.$G$31])" office:value-type="string" office:string-value="001" calcext:value-type="string">
            <text:p>001</text:p>
          </table:table-cell>
          <table:table-cell table:style-name="ce25" table:formula="of:=MID([$'Compras-Ali'.$A148];[$Tablas.$E$32];[$Tablas.$G$32])" office:value-type="string" office:string-value="00001" calcext:value-type="string">
            <text:p>00001</text:p>
          </table:table-cell>
          <table:table-cell table:style-name="ce25" table:formula="of:=MID([$'Compras-Ali'.$A148];[$Tablas.$E$33];[$Tablas.$G$33])" office:value-type="string" office:string-value="00000000000003434711" calcext:value-type="string">
            <text:p>00000000000003434711</text:p>
          </table:table-cell>
          <table:table-cell table:style-name="ce25" table:formula="of:=MID([$'Compras-Ali'.$A148];[$Tablas.$E$34];[$Tablas.$G$34])" office:value-type="string" office:string-value="80" calcext:value-type="string">
            <text:p>80</text:p>
          </table:table-cell>
          <table:table-cell table:style-name="ce25" table:formula="of:=MID([$'Compras-Ali'.$A148];[$Tablas.$E$35];[$Tablas.$G$35])" office:value-type="string" office:string-value="00000000030500010912" calcext:value-type="string">
            <text:p>00000000030500010912</text:p>
          </table:table-cell>
          <table:table-cell table:style-name="ce28" table:formula="of:=IF([$'Compras-Ali'.$A148]&lt;&gt;&quot;&quot;;VALUE(MID([$'Compras-Ali'.$A148];[$Tablas.$E$36];[$Tablas.$G$36]))/100;0)*IF(OR(VALUE([.A148])=3;VALUE([.A148])=8;VALUE([.A148])=13);-1;1)" office:value-type="float" office:value="760525.3" calcext:value-type="float">
            <text:p>760.525,30</text:p>
          </table:table-cell>
          <table:table-cell table:style-name="ce25" table:formula="of:=MID([$'Compras-Ali'.$A148];[$Tablas.$E$37];[$Tablas.$G$37])" office:value-type="string" office:string-value="0004" calcext:value-type="string">
            <text:p>0004</text:p>
          </table:table-cell>
          <table:table-cell table:style-name="ce28" table:formula="of:=IF([$'Compras-Ali'.$A148]&lt;&gt;&quot;&quot;;VALUE(MID([$'Compras-Ali'.$A148];[$Tablas.$E$38];[$Tablas.$G$38]))/100;0)*IF(OR(VALUE([.A148])=3;VALUE([.A148])=8;VALUE([.A148])=13);-1;1)" office:value-type="float" office:value="76052.53" calcext:value-type="float">
            <text:p>76.052,53</text:p>
          </table:table-cell>
          <table:table-cell table:number-columns-repeated="1016"/>
        </table:table-row>
        <table:table-row table:style-name="ro1">
          <table:table-cell table:style-name="ce25" table:formula="of:=MID([$'Compras-Ali'.$A149];[$Tablas.$E$31];[$Tablas.$G$31])" office:value-type="string" office:string-value="001" calcext:value-type="string">
            <text:p>001</text:p>
          </table:table-cell>
          <table:table-cell table:style-name="ce25" table:formula="of:=MID([$'Compras-Ali'.$A149];[$Tablas.$E$32];[$Tablas.$G$32])" office:value-type="string" office:string-value="00002" calcext:value-type="string">
            <text:p>00002</text:p>
          </table:table-cell>
          <table:table-cell table:style-name="ce25" table:formula="of:=MID([$'Compras-Ali'.$A149];[$Tablas.$E$33];[$Tablas.$G$33])" office:value-type="string" office:string-value="00000000000000000987" calcext:value-type="string">
            <text:p>00000000000000000987</text:p>
          </table:table-cell>
          <table:table-cell table:style-name="ce25" table:formula="of:=MID([$'Compras-Ali'.$A149];[$Tablas.$E$34];[$Tablas.$G$34])" office:value-type="string" office:string-value="80" calcext:value-type="string">
            <text:p>80</text:p>
          </table:table-cell>
          <table:table-cell table:style-name="ce25" table:formula="of:=MID([$'Compras-Ali'.$A149];[$Tablas.$E$35];[$Tablas.$G$35])" office:value-type="string" office:string-value="00000000020202198660" calcext:value-type="string">
            <text:p>00000000020202198660</text:p>
          </table:table-cell>
          <table:table-cell table:style-name="ce28" table:formula="of:=IF([$'Compras-Ali'.$A149]&lt;&gt;&quot;&quot;;VALUE(MID([$'Compras-Ali'.$A149];[$Tablas.$E$36];[$Tablas.$G$36]))/100;0)*IF(OR(VALUE([.A149])=3;VALUE([.A149])=8;VALUE([.A149])=13);-1;1)" office:value-type="float" office:value="5817.52" calcext:value-type="float">
            <text:p>5.817,52</text:p>
          </table:table-cell>
          <table:table-cell table:style-name="ce25" table:formula="of:=MID([$'Compras-Ali'.$A149];[$Tablas.$E$37];[$Tablas.$G$37])" office:value-type="string" office:string-value="0005" calcext:value-type="string">
            <text:p>0005</text:p>
          </table:table-cell>
          <table:table-cell table:style-name="ce28" table:formula="of:=IF([$'Compras-Ali'.$A149]&lt;&gt;&quot;&quot;;VALUE(MID([$'Compras-Ali'.$A149];[$Tablas.$E$38];[$Tablas.$G$38]))/100;0)*IF(OR(VALUE([.A149])=3;VALUE([.A149])=8;VALUE([.A149])=13);-1;1)" office:value-type="float" office:value="1221.68" calcext:value-type="float">
            <text:p>1.221,68</text:p>
          </table:table-cell>
          <table:table-cell table:number-columns-repeated="1016"/>
        </table:table-row>
        <table:table-row table:style-name="ro1">
          <table:table-cell table:style-name="ce25" table:formula="of:=MID([$'Compras-Ali'.$A150];[$Tablas.$E$31];[$Tablas.$G$31])" office:value-type="string" office:string-value="001" calcext:value-type="string">
            <text:p>001</text:p>
          </table:table-cell>
          <table:table-cell table:style-name="ce25" table:formula="of:=MID([$'Compras-Ali'.$A150];[$Tablas.$E$32];[$Tablas.$G$32])" office:value-type="string" office:string-value="00001" calcext:value-type="string">
            <text:p>00001</text:p>
          </table:table-cell>
          <table:table-cell table:style-name="ce25" table:formula="of:=MID([$'Compras-Ali'.$A150];[$Tablas.$E$33];[$Tablas.$G$33])" office:value-type="string" office:string-value="00000000000000081124" calcext:value-type="string">
            <text:p>00000000000000081124</text:p>
          </table:table-cell>
          <table:table-cell table:style-name="ce25" table:formula="of:=MID([$'Compras-Ali'.$A150];[$Tablas.$E$34];[$Tablas.$G$34])" office:value-type="string" office:string-value="80" calcext:value-type="string">
            <text:p>80</text:p>
          </table:table-cell>
          <table:table-cell table:style-name="ce25" table:formula="of:=MID([$'Compras-Ali'.$A15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50]&lt;&gt;&quot;&quot;;VALUE(MID([$'Compras-Ali'.$A150];[$Tablas.$E$36];[$Tablas.$G$36]))/100;0)*IF(OR(VALUE([.A150])=3;VALUE([.A150])=8;VALUE([.A150])=13);-1;1)" office:value-type="float" office:value="32.19" calcext:value-type="float">
            <text:p>32,19</text:p>
          </table:table-cell>
          <table:table-cell table:style-name="ce25" table:formula="of:=MID([$'Compras-Ali'.$A150];[$Tablas.$E$37];[$Tablas.$G$37])" office:value-type="string" office:string-value="0005" calcext:value-type="string">
            <text:p>0005</text:p>
          </table:table-cell>
          <table:table-cell table:style-name="ce28" table:formula="of:=IF([$'Compras-Ali'.$A150]&lt;&gt;&quot;&quot;;VALUE(MID([$'Compras-Ali'.$A150];[$Tablas.$E$38];[$Tablas.$G$38]))/100;0)*IF(OR(VALUE([.A150])=3;VALUE([.A150])=8;VALUE([.A150])=13);-1;1)" office:value-type="float" office:value="6.76" calcext:value-type="float">
            <text:p>6,76</text:p>
          </table:table-cell>
          <table:table-cell table:number-columns-repeated="1016"/>
        </table:table-row>
        <table:table-row table:style-name="ro1">
          <table:table-cell table:style-name="ce25" table:formula="of:=MID([$'Compras-Ali'.$A151];[$Tablas.$E$31];[$Tablas.$G$31])" office:value-type="string" office:string-value="001" calcext:value-type="string">
            <text:p>001</text:p>
          </table:table-cell>
          <table:table-cell table:style-name="ce25" table:formula="of:=MID([$'Compras-Ali'.$A151];[$Tablas.$E$32];[$Tablas.$G$32])" office:value-type="string" office:string-value="00001" calcext:value-type="string">
            <text:p>00001</text:p>
          </table:table-cell>
          <table:table-cell table:style-name="ce25" table:formula="of:=MID([$'Compras-Ali'.$A151];[$Tablas.$E$33];[$Tablas.$G$33])" office:value-type="string" office:string-value="00000000000000080697" calcext:value-type="string">
            <text:p>00000000000000080697</text:p>
          </table:table-cell>
          <table:table-cell table:style-name="ce25" table:formula="of:=MID([$'Compras-Ali'.$A151];[$Tablas.$E$34];[$Tablas.$G$34])" office:value-type="string" office:string-value="80" calcext:value-type="string">
            <text:p>80</text:p>
          </table:table-cell>
          <table:table-cell table:style-name="ce25" table:formula="of:=MID([$'Compras-Ali'.$A15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51]&lt;&gt;&quot;&quot;;VALUE(MID([$'Compras-Ali'.$A151];[$Tablas.$E$36];[$Tablas.$G$36]))/100;0)*IF(OR(VALUE([.A151])=3;VALUE([.A151])=8;VALUE([.A151])=13);-1;1)" office:value-type="float" office:value="44.19" calcext:value-type="float">
            <text:p>44,19</text:p>
          </table:table-cell>
          <table:table-cell table:style-name="ce25" table:formula="of:=MID([$'Compras-Ali'.$A151];[$Tablas.$E$37];[$Tablas.$G$37])" office:value-type="string" office:string-value="0005" calcext:value-type="string">
            <text:p>0005</text:p>
          </table:table-cell>
          <table:table-cell table:style-name="ce28" table:formula="of:=IF([$'Compras-Ali'.$A151]&lt;&gt;&quot;&quot;;VALUE(MID([$'Compras-Ali'.$A151];[$Tablas.$E$38];[$Tablas.$G$38]))/100;0)*IF(OR(VALUE([.A151])=3;VALUE([.A151])=8;VALUE([.A151])=13);-1;1)" office:value-type="float" office:value="9.28" calcext:value-type="float">
            <text:p>9,28</text:p>
          </table:table-cell>
          <table:table-cell table:number-columns-repeated="1016"/>
        </table:table-row>
        <table:table-row table:style-name="ro1">
          <table:table-cell table:style-name="ce25" table:formula="of:=MID([$'Compras-Ali'.$A152];[$Tablas.$E$31];[$Tablas.$G$31])" office:value-type="string" office:string-value="001" calcext:value-type="string">
            <text:p>001</text:p>
          </table:table-cell>
          <table:table-cell table:style-name="ce25" table:formula="of:=MID([$'Compras-Ali'.$A152];[$Tablas.$E$32];[$Tablas.$G$32])" office:value-type="string" office:string-value="00001" calcext:value-type="string">
            <text:p>00001</text:p>
          </table:table-cell>
          <table:table-cell table:style-name="ce25" table:formula="of:=MID([$'Compras-Ali'.$A152];[$Tablas.$E$33];[$Tablas.$G$33])" office:value-type="string" office:string-value="00000000000000081557" calcext:value-type="string">
            <text:p>00000000000000081557</text:p>
          </table:table-cell>
          <table:table-cell table:style-name="ce25" table:formula="of:=MID([$'Compras-Ali'.$A152];[$Tablas.$E$34];[$Tablas.$G$34])" office:value-type="string" office:string-value="80" calcext:value-type="string">
            <text:p>80</text:p>
          </table:table-cell>
          <table:table-cell table:style-name="ce25" table:formula="of:=MID([$'Compras-Ali'.$A15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52]&lt;&gt;&quot;&quot;;VALUE(MID([$'Compras-Ali'.$A152];[$Tablas.$E$36];[$Tablas.$G$36]))/100;0)*IF(OR(VALUE([.A152])=3;VALUE([.A152])=8;VALUE([.A152])=13);-1;1)" office:value-type="float" office:value="76.71" calcext:value-type="float">
            <text:p>76,71</text:p>
          </table:table-cell>
          <table:table-cell table:style-name="ce25" table:formula="of:=MID([$'Compras-Ali'.$A152];[$Tablas.$E$37];[$Tablas.$G$37])" office:value-type="string" office:string-value="0005" calcext:value-type="string">
            <text:p>0005</text:p>
          </table:table-cell>
          <table:table-cell table:style-name="ce28" table:formula="of:=IF([$'Compras-Ali'.$A152]&lt;&gt;&quot;&quot;;VALUE(MID([$'Compras-Ali'.$A152];[$Tablas.$E$38];[$Tablas.$G$38]))/100;0)*IF(OR(VALUE([.A152])=3;VALUE([.A152])=8;VALUE([.A152])=13);-1;1)" office:value-type="float" office:value="16.11" calcext:value-type="float">
            <text:p>16,11</text:p>
          </table:table-cell>
          <table:table-cell table:number-columns-repeated="1016"/>
        </table:table-row>
        <table:table-row table:style-name="ro1">
          <table:table-cell table:style-name="ce25" table:formula="of:=MID([$'Compras-Ali'.$A153];[$Tablas.$E$31];[$Tablas.$G$31])" office:value-type="string" office:string-value="001" calcext:value-type="string">
            <text:p>001</text:p>
          </table:table-cell>
          <table:table-cell table:style-name="ce25" table:formula="of:=MID([$'Compras-Ali'.$A153];[$Tablas.$E$32];[$Tablas.$G$32])" office:value-type="string" office:string-value="00001" calcext:value-type="string">
            <text:p>00001</text:p>
          </table:table-cell>
          <table:table-cell table:style-name="ce25" table:formula="of:=MID([$'Compras-Ali'.$A153];[$Tablas.$E$33];[$Tablas.$G$33])" office:value-type="string" office:string-value="00000000000000081555" calcext:value-type="string">
            <text:p>00000000000000081555</text:p>
          </table:table-cell>
          <table:table-cell table:style-name="ce25" table:formula="of:=MID([$'Compras-Ali'.$A153];[$Tablas.$E$34];[$Tablas.$G$34])" office:value-type="string" office:string-value="80" calcext:value-type="string">
            <text:p>80</text:p>
          </table:table-cell>
          <table:table-cell table:style-name="ce25" table:formula="of:=MID([$'Compras-Ali'.$A15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53]&lt;&gt;&quot;&quot;;VALUE(MID([$'Compras-Ali'.$A153];[$Tablas.$E$36];[$Tablas.$G$36]))/100;0)*IF(OR(VALUE([.A153])=3;VALUE([.A153])=8;VALUE([.A153])=13);-1;1)" office:value-type="float" office:value="217.67" calcext:value-type="float">
            <text:p>217,67</text:p>
          </table:table-cell>
          <table:table-cell table:style-name="ce25" table:formula="of:=MID([$'Compras-Ali'.$A153];[$Tablas.$E$37];[$Tablas.$G$37])" office:value-type="string" office:string-value="0005" calcext:value-type="string">
            <text:p>0005</text:p>
          </table:table-cell>
          <table:table-cell table:style-name="ce28" table:formula="of:=IF([$'Compras-Ali'.$A153]&lt;&gt;&quot;&quot;;VALUE(MID([$'Compras-Ali'.$A153];[$Tablas.$E$38];[$Tablas.$G$38]))/100;0)*IF(OR(VALUE([.A153])=3;VALUE([.A153])=8;VALUE([.A153])=13);-1;1)" office:value-type="float" office:value="45.71" calcext:value-type="float">
            <text:p>45,71</text:p>
          </table:table-cell>
          <table:table-cell table:number-columns-repeated="1016"/>
        </table:table-row>
        <table:table-row table:style-name="ro1">
          <table:table-cell table:style-name="ce25" table:formula="of:=MID([$'Compras-Ali'.$A154];[$Tablas.$E$31];[$Tablas.$G$31])" office:value-type="string" office:string-value="001" calcext:value-type="string">
            <text:p>001</text:p>
          </table:table-cell>
          <table:table-cell table:style-name="ce25" table:formula="of:=MID([$'Compras-Ali'.$A154];[$Tablas.$E$32];[$Tablas.$G$32])" office:value-type="string" office:string-value="00001" calcext:value-type="string">
            <text:p>00001</text:p>
          </table:table-cell>
          <table:table-cell table:style-name="ce25" table:formula="of:=MID([$'Compras-Ali'.$A154];[$Tablas.$E$33];[$Tablas.$G$33])" office:value-type="string" office:string-value="00000000000000081527" calcext:value-type="string">
            <text:p>00000000000000081527</text:p>
          </table:table-cell>
          <table:table-cell table:style-name="ce25" table:formula="of:=MID([$'Compras-Ali'.$A154];[$Tablas.$E$34];[$Tablas.$G$34])" office:value-type="string" office:string-value="80" calcext:value-type="string">
            <text:p>80</text:p>
          </table:table-cell>
          <table:table-cell table:style-name="ce25" table:formula="of:=MID([$'Compras-Ali'.$A15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54]&lt;&gt;&quot;&quot;;VALUE(MID([$'Compras-Ali'.$A154];[$Tablas.$E$36];[$Tablas.$G$36]))/100;0)*IF(OR(VALUE([.A154])=3;VALUE([.A154])=8;VALUE([.A154])=13);-1;1)" office:value-type="float" office:value="366.95" calcext:value-type="float">
            <text:p>366,95</text:p>
          </table:table-cell>
          <table:table-cell table:style-name="ce25" table:formula="of:=MID([$'Compras-Ali'.$A154];[$Tablas.$E$37];[$Tablas.$G$37])" office:value-type="string" office:string-value="0005" calcext:value-type="string">
            <text:p>0005</text:p>
          </table:table-cell>
          <table:table-cell table:style-name="ce28" table:formula="of:=IF([$'Compras-Ali'.$A154]&lt;&gt;&quot;&quot;;VALUE(MID([$'Compras-Ali'.$A154];[$Tablas.$E$38];[$Tablas.$G$38]))/100;0)*IF(OR(VALUE([.A154])=3;VALUE([.A154])=8;VALUE([.A154])=13);-1;1)" office:value-type="float" office:value="77.06" calcext:value-type="float">
            <text:p>77,06</text:p>
          </table:table-cell>
          <table:table-cell table:number-columns-repeated="1016"/>
        </table:table-row>
        <table:table-row table:style-name="ro1">
          <table:table-cell table:style-name="ce25" table:formula="of:=MID([$'Compras-Ali'.$A155];[$Tablas.$E$31];[$Tablas.$G$31])" office:value-type="string" office:string-value="001" calcext:value-type="string">
            <text:p>001</text:p>
          </table:table-cell>
          <table:table-cell table:style-name="ce25" table:formula="of:=MID([$'Compras-Ali'.$A155];[$Tablas.$E$32];[$Tablas.$G$32])" office:value-type="string" office:string-value="00001" calcext:value-type="string">
            <text:p>00001</text:p>
          </table:table-cell>
          <table:table-cell table:style-name="ce25" table:formula="of:=MID([$'Compras-Ali'.$A155];[$Tablas.$E$33];[$Tablas.$G$33])" office:value-type="string" office:string-value="00000000000000081137" calcext:value-type="string">
            <text:p>00000000000000081137</text:p>
          </table:table-cell>
          <table:table-cell table:style-name="ce25" table:formula="of:=MID([$'Compras-Ali'.$A155];[$Tablas.$E$34];[$Tablas.$G$34])" office:value-type="string" office:string-value="80" calcext:value-type="string">
            <text:p>80</text:p>
          </table:table-cell>
          <table:table-cell table:style-name="ce25" table:formula="of:=MID([$'Compras-Ali'.$A15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55]&lt;&gt;&quot;&quot;;VALUE(MID([$'Compras-Ali'.$A155];[$Tablas.$E$36];[$Tablas.$G$36]))/100;0)*IF(OR(VALUE([.A155])=3;VALUE([.A155])=8;VALUE([.A155])=13);-1;1)" office:value-type="float" office:value="39.9" calcext:value-type="float">
            <text:p>39,90</text:p>
          </table:table-cell>
          <table:table-cell table:style-name="ce25" table:formula="of:=MID([$'Compras-Ali'.$A155];[$Tablas.$E$37];[$Tablas.$G$37])" office:value-type="string" office:string-value="0005" calcext:value-type="string">
            <text:p>0005</text:p>
          </table:table-cell>
          <table:table-cell table:style-name="ce28" table:formula="of:=IF([$'Compras-Ali'.$A155]&lt;&gt;&quot;&quot;;VALUE(MID([$'Compras-Ali'.$A155];[$Tablas.$E$38];[$Tablas.$G$38]))/100;0)*IF(OR(VALUE([.A155])=3;VALUE([.A155])=8;VALUE([.A155])=13);-1;1)" office:value-type="float" office:value="8.38" calcext:value-type="float">
            <text:p>8,38</text:p>
          </table:table-cell>
          <table:table-cell table:number-columns-repeated="1016"/>
        </table:table-row>
        <table:table-row table:style-name="ro1">
          <table:table-cell table:style-name="ce25" table:formula="of:=MID([$'Compras-Ali'.$A156];[$Tablas.$E$31];[$Tablas.$G$31])" office:value-type="string" office:string-value="001" calcext:value-type="string">
            <text:p>001</text:p>
          </table:table-cell>
          <table:table-cell table:style-name="ce25" table:formula="of:=MID([$'Compras-Ali'.$A156];[$Tablas.$E$32];[$Tablas.$G$32])" office:value-type="string" office:string-value="00001" calcext:value-type="string">
            <text:p>00001</text:p>
          </table:table-cell>
          <table:table-cell table:style-name="ce25" table:formula="of:=MID([$'Compras-Ali'.$A156];[$Tablas.$E$33];[$Tablas.$G$33])" office:value-type="string" office:string-value="00000000000000081548" calcext:value-type="string">
            <text:p>00000000000000081548</text:p>
          </table:table-cell>
          <table:table-cell table:style-name="ce25" table:formula="of:=MID([$'Compras-Ali'.$A156];[$Tablas.$E$34];[$Tablas.$G$34])" office:value-type="string" office:string-value="80" calcext:value-type="string">
            <text:p>80</text:p>
          </table:table-cell>
          <table:table-cell table:style-name="ce25" table:formula="of:=MID([$'Compras-Ali'.$A15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56]&lt;&gt;&quot;&quot;;VALUE(MID([$'Compras-Ali'.$A156];[$Tablas.$E$36];[$Tablas.$G$36]))/100;0)*IF(OR(VALUE([.A156])=3;VALUE([.A156])=8;VALUE([.A156])=13);-1;1)" office:value-type="float" office:value="125.57" calcext:value-type="float">
            <text:p>125,57</text:p>
          </table:table-cell>
          <table:table-cell table:style-name="ce25" table:formula="of:=MID([$'Compras-Ali'.$A156];[$Tablas.$E$37];[$Tablas.$G$37])" office:value-type="string" office:string-value="0005" calcext:value-type="string">
            <text:p>0005</text:p>
          </table:table-cell>
          <table:table-cell table:style-name="ce28" table:formula="of:=IF([$'Compras-Ali'.$A156]&lt;&gt;&quot;&quot;;VALUE(MID([$'Compras-Ali'.$A156];[$Tablas.$E$38];[$Tablas.$G$38]))/100;0)*IF(OR(VALUE([.A156])=3;VALUE([.A156])=8;VALUE([.A156])=13);-1;1)" office:value-type="float" office:value="26.37" calcext:value-type="float">
            <text:p>26,37</text:p>
          </table:table-cell>
          <table:table-cell table:number-columns-repeated="1016"/>
        </table:table-row>
        <table:table-row table:style-name="ro1">
          <table:table-cell table:style-name="ce25" table:formula="of:=MID([$'Compras-Ali'.$A157];[$Tablas.$E$31];[$Tablas.$G$31])" office:value-type="string" office:string-value="001" calcext:value-type="string">
            <text:p>001</text:p>
          </table:table-cell>
          <table:table-cell table:style-name="ce25" table:formula="of:=MID([$'Compras-Ali'.$A157];[$Tablas.$E$32];[$Tablas.$G$32])" office:value-type="string" office:string-value="00001" calcext:value-type="string">
            <text:p>00001</text:p>
          </table:table-cell>
          <table:table-cell table:style-name="ce25" table:formula="of:=MID([$'Compras-Ali'.$A157];[$Tablas.$E$33];[$Tablas.$G$33])" office:value-type="string" office:string-value="00000000000000081575" calcext:value-type="string">
            <text:p>00000000000000081575</text:p>
          </table:table-cell>
          <table:table-cell table:style-name="ce25" table:formula="of:=MID([$'Compras-Ali'.$A157];[$Tablas.$E$34];[$Tablas.$G$34])" office:value-type="string" office:string-value="80" calcext:value-type="string">
            <text:p>80</text:p>
          </table:table-cell>
          <table:table-cell table:style-name="ce25" table:formula="of:=MID([$'Compras-Ali'.$A15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57]&lt;&gt;&quot;&quot;;VALUE(MID([$'Compras-Ali'.$A157];[$Tablas.$E$36];[$Tablas.$G$36]))/100;0)*IF(OR(VALUE([.A157])=3;VALUE([.A157])=8;VALUE([.A157])=13);-1;1)" office:value-type="float" office:value="1328.29" calcext:value-type="float">
            <text:p>1.328,29</text:p>
          </table:table-cell>
          <table:table-cell table:style-name="ce25" table:formula="of:=MID([$'Compras-Ali'.$A157];[$Tablas.$E$37];[$Tablas.$G$37])" office:value-type="string" office:string-value="0005" calcext:value-type="string">
            <text:p>0005</text:p>
          </table:table-cell>
          <table:table-cell table:style-name="ce28" table:formula="of:=IF([$'Compras-Ali'.$A157]&lt;&gt;&quot;&quot;;VALUE(MID([$'Compras-Ali'.$A157];[$Tablas.$E$38];[$Tablas.$G$38]))/100;0)*IF(OR(VALUE([.A157])=3;VALUE([.A157])=8;VALUE([.A157])=13);-1;1)" office:value-type="float" office:value="278.94" calcext:value-type="float">
            <text:p>278,94</text:p>
          </table:table-cell>
          <table:table-cell table:number-columns-repeated="1016"/>
        </table:table-row>
        <table:table-row table:style-name="ro1">
          <table:table-cell table:style-name="ce25" table:formula="of:=MID([$'Compras-Ali'.$A158];[$Tablas.$E$31];[$Tablas.$G$31])" office:value-type="string" office:string-value="001" calcext:value-type="string">
            <text:p>001</text:p>
          </table:table-cell>
          <table:table-cell table:style-name="ce25" table:formula="of:=MID([$'Compras-Ali'.$A158];[$Tablas.$E$32];[$Tablas.$G$32])" office:value-type="string" office:string-value="00001" calcext:value-type="string">
            <text:p>00001</text:p>
          </table:table-cell>
          <table:table-cell table:style-name="ce25" table:formula="of:=MID([$'Compras-Ali'.$A158];[$Tablas.$E$33];[$Tablas.$G$33])" office:value-type="string" office:string-value="00000000000000081545" calcext:value-type="string">
            <text:p>00000000000000081545</text:p>
          </table:table-cell>
          <table:table-cell table:style-name="ce25" table:formula="of:=MID([$'Compras-Ali'.$A158];[$Tablas.$E$34];[$Tablas.$G$34])" office:value-type="string" office:string-value="80" calcext:value-type="string">
            <text:p>80</text:p>
          </table:table-cell>
          <table:table-cell table:style-name="ce25" table:formula="of:=MID([$'Compras-Ali'.$A15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58]&lt;&gt;&quot;&quot;;VALUE(MID([$'Compras-Ali'.$A158];[$Tablas.$E$36];[$Tablas.$G$36]))/100;0)*IF(OR(VALUE([.A158])=3;VALUE([.A158])=8;VALUE([.A158])=13);-1;1)" office:value-type="float" office:value="2216.43" calcext:value-type="float">
            <text:p>2.216,43</text:p>
          </table:table-cell>
          <table:table-cell table:style-name="ce25" table:formula="of:=MID([$'Compras-Ali'.$A158];[$Tablas.$E$37];[$Tablas.$G$37])" office:value-type="string" office:string-value="0005" calcext:value-type="string">
            <text:p>0005</text:p>
          </table:table-cell>
          <table:table-cell table:style-name="ce28" table:formula="of:=IF([$'Compras-Ali'.$A158]&lt;&gt;&quot;&quot;;VALUE(MID([$'Compras-Ali'.$A158];[$Tablas.$E$38];[$Tablas.$G$38]))/100;0)*IF(OR(VALUE([.A158])=3;VALUE([.A158])=8;VALUE([.A158])=13);-1;1)" office:value-type="float" office:value="465.45" calcext:value-type="float">
            <text:p>465,45</text:p>
          </table:table-cell>
          <table:table-cell table:number-columns-repeated="1016"/>
        </table:table-row>
        <table:table-row table:style-name="ro1">
          <table:table-cell table:style-name="ce25" table:formula="of:=MID([$'Compras-Ali'.$A159];[$Tablas.$E$31];[$Tablas.$G$31])" office:value-type="string" office:string-value="001" calcext:value-type="string">
            <text:p>001</text:p>
          </table:table-cell>
          <table:table-cell table:style-name="ce25" table:formula="of:=MID([$'Compras-Ali'.$A159];[$Tablas.$E$32];[$Tablas.$G$32])" office:value-type="string" office:string-value="00005" calcext:value-type="string">
            <text:p>00005</text:p>
          </table:table-cell>
          <table:table-cell table:style-name="ce25" table:formula="of:=MID([$'Compras-Ali'.$A159];[$Tablas.$E$33];[$Tablas.$G$33])" office:value-type="string" office:string-value="00000000000000000147" calcext:value-type="string">
            <text:p>00000000000000000147</text:p>
          </table:table-cell>
          <table:table-cell table:style-name="ce25" table:formula="of:=MID([$'Compras-Ali'.$A159];[$Tablas.$E$34];[$Tablas.$G$34])" office:value-type="string" office:string-value="80" calcext:value-type="string">
            <text:p>80</text:p>
          </table:table-cell>
          <table:table-cell table:style-name="ce25" table:formula="of:=MID([$'Compras-Ali'.$A159];[$Tablas.$E$35];[$Tablas.$G$35])" office:value-type="string" office:string-value="00000000030710143044" calcext:value-type="string">
            <text:p>00000000030710143044</text:p>
          </table:table-cell>
          <table:table-cell table:style-name="ce28" table:formula="of:=IF([$'Compras-Ali'.$A159]&lt;&gt;&quot;&quot;;VALUE(MID([$'Compras-Ali'.$A159];[$Tablas.$E$36];[$Tablas.$G$36]))/100;0)*IF(OR(VALUE([.A159])=3;VALUE([.A159])=8;VALUE([.A159])=13);-1;1)" office:value-type="float" office:value="99173.57" calcext:value-type="float">
            <text:p>99.173,57</text:p>
          </table:table-cell>
          <table:table-cell table:style-name="ce25" table:formula="of:=MID([$'Compras-Ali'.$A159];[$Tablas.$E$37];[$Tablas.$G$37])" office:value-type="string" office:string-value="0005" calcext:value-type="string">
            <text:p>0005</text:p>
          </table:table-cell>
          <table:table-cell table:style-name="ce28" table:formula="of:=IF([$'Compras-Ali'.$A159]&lt;&gt;&quot;&quot;;VALUE(MID([$'Compras-Ali'.$A159];[$Tablas.$E$38];[$Tablas.$G$38]))/100;0)*IF(OR(VALUE([.A159])=3;VALUE([.A159])=8;VALUE([.A159])=13);-1;1)" office:value-type="float" office:value="20826.45" calcext:value-type="float">
            <text:p>20.826,45</text:p>
          </table:table-cell>
          <table:table-cell table:number-columns-repeated="1016"/>
        </table:table-row>
        <table:table-row table:style-name="ro1">
          <table:table-cell table:style-name="ce25" table:formula="of:=MID([$'Compras-Ali'.$A160];[$Tablas.$E$31];[$Tablas.$G$31])" office:value-type="string" office:string-value="001" calcext:value-type="string">
            <text:p>001</text:p>
          </table:table-cell>
          <table:table-cell table:style-name="ce25" table:formula="of:=MID([$'Compras-Ali'.$A160];[$Tablas.$E$32];[$Tablas.$G$32])" office:value-type="string" office:string-value="00003" calcext:value-type="string">
            <text:p>00003</text:p>
          </table:table-cell>
          <table:table-cell table:style-name="ce25" table:formula="of:=MID([$'Compras-Ali'.$A160];[$Tablas.$E$33];[$Tablas.$G$33])" office:value-type="string" office:string-value="00000000000000000372" calcext:value-type="string">
            <text:p>00000000000000000372</text:p>
          </table:table-cell>
          <table:table-cell table:style-name="ce25" table:formula="of:=MID([$'Compras-Ali'.$A160];[$Tablas.$E$34];[$Tablas.$G$34])" office:value-type="string" office:string-value="80" calcext:value-type="string">
            <text:p>80</text:p>
          </table:table-cell>
          <table:table-cell table:style-name="ce25" table:formula="of:=MID([$'Compras-Ali'.$A160];[$Tablas.$E$35];[$Tablas.$G$35])" office:value-type="string" office:string-value="00000000030712489711" calcext:value-type="string">
            <text:p>00000000030712489711</text:p>
          </table:table-cell>
          <table:table-cell table:style-name="ce28" table:formula="of:=IF([$'Compras-Ali'.$A160]&lt;&gt;&quot;&quot;;VALUE(MID([$'Compras-Ali'.$A160];[$Tablas.$E$36];[$Tablas.$G$36]))/100;0)*IF(OR(VALUE([.A160])=3;VALUE([.A160])=8;VALUE([.A160])=13);-1;1)" office:value-type="float" office:value="2000" calcext:value-type="float">
            <text:p>2.000,00</text:p>
          </table:table-cell>
          <table:table-cell table:style-name="ce25" table:formula="of:=MID([$'Compras-Ali'.$A160];[$Tablas.$E$37];[$Tablas.$G$37])" office:value-type="string" office:string-value="0005" calcext:value-type="string">
            <text:p>0005</text:p>
          </table:table-cell>
          <table:table-cell table:style-name="ce28" table:formula="of:=IF([$'Compras-Ali'.$A160]&lt;&gt;&quot;&quot;;VALUE(MID([$'Compras-Ali'.$A160];[$Tablas.$E$38];[$Tablas.$G$38]))/100;0)*IF(OR(VALUE([.A160])=3;VALUE([.A160])=8;VALUE([.A160])=13);-1;1)" office:value-type="float" office:value="420" calcext:value-type="float">
            <text:p>42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161];[$Tablas.$E$31];[$Tablas.$G$31])" office:value-type="string" office:string-value="001" calcext:value-type="string">
            <text:p>001</text:p>
          </table:table-cell>
          <table:table-cell table:style-name="ce25" table:formula="of:=MID([$'Compras-Ali'.$A161];[$Tablas.$E$32];[$Tablas.$G$32])" office:value-type="string" office:string-value="00001" calcext:value-type="string">
            <text:p>00001</text:p>
          </table:table-cell>
          <table:table-cell table:style-name="ce25" table:formula="of:=MID([$'Compras-Ali'.$A161];[$Tablas.$E$33];[$Tablas.$G$33])" office:value-type="string" office:string-value="00000000000000120820" calcext:value-type="string">
            <text:p>00000000000000120820</text:p>
          </table:table-cell>
          <table:table-cell table:style-name="ce25" table:formula="of:=MID([$'Compras-Ali'.$A161];[$Tablas.$E$34];[$Tablas.$G$34])" office:value-type="string" office:string-value="80" calcext:value-type="string">
            <text:p>80</text:p>
          </table:table-cell>
          <table:table-cell table:style-name="ce25" table:formula="of:=MID([$'Compras-Ali'.$A161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161]&lt;&gt;&quot;&quot;;VALUE(MID([$'Compras-Ali'.$A161];[$Tablas.$E$36];[$Tablas.$G$36]))/100;0)*IF(OR(VALUE([.A161])=3;VALUE([.A161])=8;VALUE([.A161])=13);-1;1)" office:value-type="float" office:value="112.05" calcext:value-type="float">
            <text:p>112,05</text:p>
          </table:table-cell>
          <table:table-cell table:style-name="ce25" table:formula="of:=MID([$'Compras-Ali'.$A161];[$Tablas.$E$37];[$Tablas.$G$37])" office:value-type="string" office:string-value="0005" calcext:value-type="string">
            <text:p>0005</text:p>
          </table:table-cell>
          <table:table-cell table:style-name="ce28" table:formula="of:=IF([$'Compras-Ali'.$A161]&lt;&gt;&quot;&quot;;VALUE(MID([$'Compras-Ali'.$A161];[$Tablas.$E$38];[$Tablas.$G$38]))/100;0)*IF(OR(VALUE([.A161])=3;VALUE([.A161])=8;VALUE([.A161])=13);-1;1)" office:value-type="float" office:value="23.53" calcext:value-type="float">
            <text:p>23,53</text:p>
          </table:table-cell>
          <table:table-cell table:number-columns-repeated="1016"/>
        </table:table-row>
        <table:table-row table:style-name="ro1">
          <table:table-cell table:style-name="ce25" table:formula="of:=MID([$'Compras-Ali'.$A162];[$Tablas.$E$31];[$Tablas.$G$31])" office:value-type="string" office:string-value="001" calcext:value-type="string">
            <text:p>001</text:p>
          </table:table-cell>
          <table:table-cell table:style-name="ce25" table:formula="of:=MID([$'Compras-Ali'.$A162];[$Tablas.$E$32];[$Tablas.$G$32])" office:value-type="string" office:string-value="02020" calcext:value-type="string">
            <text:p>02020</text:p>
          </table:table-cell>
          <table:table-cell table:style-name="ce25" table:formula="of:=MID([$'Compras-Ali'.$A162];[$Tablas.$E$33];[$Tablas.$G$33])" office:value-type="string" office:string-value="00000000000000391831" calcext:value-type="string">
            <text:p>00000000000000391831</text:p>
          </table:table-cell>
          <table:table-cell table:style-name="ce25" table:formula="of:=MID([$'Compras-Ali'.$A162];[$Tablas.$E$34];[$Tablas.$G$34])" office:value-type="string" office:string-value="80" calcext:value-type="string">
            <text:p>80</text:p>
          </table:table-cell>
          <table:table-cell table:style-name="ce25" table:formula="of:=MID([$'Compras-Ali'.$A16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62]&lt;&gt;&quot;&quot;;VALUE(MID([$'Compras-Ali'.$A162];[$Tablas.$E$36];[$Tablas.$G$36]))/100;0)*IF(OR(VALUE([.A162])=3;VALUE([.A162])=8;VALUE([.A162])=13);-1;1)" office:value-type="float" office:value="1071920.33" calcext:value-type="float">
            <text:p>1.071.920,33</text:p>
          </table:table-cell>
          <table:table-cell table:style-name="ce25" table:formula="of:=MID([$'Compras-Ali'.$A162];[$Tablas.$E$37];[$Tablas.$G$37])" office:value-type="string" office:string-value="0005" calcext:value-type="string">
            <text:p>0005</text:p>
          </table:table-cell>
          <table:table-cell table:style-name="ce28" table:formula="of:=IF([$'Compras-Ali'.$A162]&lt;&gt;&quot;&quot;;VALUE(MID([$'Compras-Ali'.$A162];[$Tablas.$E$38];[$Tablas.$G$38]))/100;0)*IF(OR(VALUE([.A162])=3;VALUE([.A162])=8;VALUE([.A162])=13);-1;1)" office:value-type="float" office:value="225103.27" calcext:value-type="float">
            <text:p>225.103,27</text:p>
          </table:table-cell>
          <table:table-cell table:number-columns-repeated="1016"/>
        </table:table-row>
        <table:table-row table:style-name="ro1">
          <table:table-cell table:style-name="ce25" table:formula="of:=MID([$'Compras-Ali'.$A163];[$Tablas.$E$31];[$Tablas.$G$31])" office:value-type="string" office:string-value="001" calcext:value-type="string">
            <text:p>001</text:p>
          </table:table-cell>
          <table:table-cell table:style-name="ce25" table:formula="of:=MID([$'Compras-Ali'.$A163];[$Tablas.$E$32];[$Tablas.$G$32])" office:value-type="string" office:string-value="00003" calcext:value-type="string">
            <text:p>00003</text:p>
          </table:table-cell>
          <table:table-cell table:style-name="ce25" table:formula="of:=MID([$'Compras-Ali'.$A163];[$Tablas.$E$33];[$Tablas.$G$33])" office:value-type="string" office:string-value="00000000000000005504" calcext:value-type="string">
            <text:p>00000000000000005504</text:p>
          </table:table-cell>
          <table:table-cell table:style-name="ce25" table:formula="of:=MID([$'Compras-Ali'.$A163];[$Tablas.$E$34];[$Tablas.$G$34])" office:value-type="string" office:string-value="80" calcext:value-type="string">
            <text:p>80</text:p>
          </table:table-cell>
          <table:table-cell table:style-name="ce25" table:formula="of:=MID([$'Compras-Ali'.$A163];[$Tablas.$E$35];[$Tablas.$G$35])" office:value-type="string" office:string-value="00000000030707420045" calcext:value-type="string">
            <text:p>00000000030707420045</text:p>
          </table:table-cell>
          <table:table-cell table:style-name="ce28" table:formula="of:=IF([$'Compras-Ali'.$A163]&lt;&gt;&quot;&quot;;VALUE(MID([$'Compras-Ali'.$A163];[$Tablas.$E$36];[$Tablas.$G$36]))/100;0)*IF(OR(VALUE([.A163])=3;VALUE([.A163])=8;VALUE([.A163])=13);-1;1)" office:value-type="float" office:value="2495.86" calcext:value-type="float">
            <text:p>2.495,86</text:p>
          </table:table-cell>
          <table:table-cell table:style-name="ce25" table:formula="of:=MID([$'Compras-Ali'.$A163];[$Tablas.$E$37];[$Tablas.$G$37])" office:value-type="string" office:string-value="0005" calcext:value-type="string">
            <text:p>0005</text:p>
          </table:table-cell>
          <table:table-cell table:style-name="ce28" table:formula="of:=IF([$'Compras-Ali'.$A163]&lt;&gt;&quot;&quot;;VALUE(MID([$'Compras-Ali'.$A163];[$Tablas.$E$38];[$Tablas.$G$38]))/100;0)*IF(OR(VALUE([.A163])=3;VALUE([.A163])=8;VALUE([.A163])=13);-1;1)" office:value-type="float" office:value="524.13" calcext:value-type="float">
            <text:p>524,13</text:p>
          </table:table-cell>
          <table:table-cell table:number-columns-repeated="1016"/>
        </table:table-row>
        <table:table-row table:style-name="ro1">
          <table:table-cell table:style-name="ce25" table:formula="of:=MID([$'Compras-Ali'.$A164];[$Tablas.$E$31];[$Tablas.$G$31])" office:value-type="string" office:string-value="001" calcext:value-type="string">
            <text:p>001</text:p>
          </table:table-cell>
          <table:table-cell table:style-name="ce25" table:formula="of:=MID([$'Compras-Ali'.$A164];[$Tablas.$E$32];[$Tablas.$G$32])" office:value-type="string" office:string-value="00004" calcext:value-type="string">
            <text:p>00004</text:p>
          </table:table-cell>
          <table:table-cell table:style-name="ce25" table:formula="of:=MID([$'Compras-Ali'.$A164];[$Tablas.$E$33];[$Tablas.$G$33])" office:value-type="string" office:string-value="00000000000000001929" calcext:value-type="string">
            <text:p>00000000000000001929</text:p>
          </table:table-cell>
          <table:table-cell table:style-name="ce25" table:formula="of:=MID([$'Compras-Ali'.$A164];[$Tablas.$E$34];[$Tablas.$G$34])" office:value-type="string" office:string-value="80" calcext:value-type="string">
            <text:p>80</text:p>
          </table:table-cell>
          <table:table-cell table:style-name="ce25" table:formula="of:=MID([$'Compras-Ali'.$A164];[$Tablas.$E$35];[$Tablas.$G$35])" office:value-type="string" office:string-value="00000000020202852255" calcext:value-type="string">
            <text:p>00000000020202852255</text:p>
          </table:table-cell>
          <table:table-cell table:style-name="ce28" table:formula="of:=IF([$'Compras-Ali'.$A164]&lt;&gt;&quot;&quot;;VALUE(MID([$'Compras-Ali'.$A164];[$Tablas.$E$36];[$Tablas.$G$36]))/100;0)*IF(OR(VALUE([.A164])=3;VALUE([.A164])=8;VALUE([.A164])=13);-1;1)" office:value-type="float" office:value="991.71" calcext:value-type="float">
            <text:p>991,71</text:p>
          </table:table-cell>
          <table:table-cell table:style-name="ce25" table:formula="of:=MID([$'Compras-Ali'.$A164];[$Tablas.$E$37];[$Tablas.$G$37])" office:value-type="string" office:string-value="0005" calcext:value-type="string">
            <text:p>0005</text:p>
          </table:table-cell>
          <table:table-cell table:style-name="ce28" table:formula="of:=IF([$'Compras-Ali'.$A164]&lt;&gt;&quot;&quot;;VALUE(MID([$'Compras-Ali'.$A164];[$Tablas.$E$38];[$Tablas.$G$38]))/100;0)*IF(OR(VALUE([.A164])=3;VALUE([.A164])=8;VALUE([.A164])=13);-1;1)" office:value-type="float" office:value="208.26" calcext:value-type="float">
            <text:p>208,26</text:p>
          </table:table-cell>
          <table:table-cell table:number-columns-repeated="1016"/>
        </table:table-row>
        <table:table-row table:style-name="ro1">
          <table:table-cell table:style-name="ce25" table:formula="of:=MID([$'Compras-Ali'.$A165];[$Tablas.$E$31];[$Tablas.$G$31])" office:value-type="string" office:string-value="001" calcext:value-type="string">
            <text:p>001</text:p>
          </table:table-cell>
          <table:table-cell table:style-name="ce25" table:formula="of:=MID([$'Compras-Ali'.$A165];[$Tablas.$E$32];[$Tablas.$G$32])" office:value-type="string" office:string-value="00001" calcext:value-type="string">
            <text:p>00001</text:p>
          </table:table-cell>
          <table:table-cell table:style-name="ce25" table:formula="of:=MID([$'Compras-Ali'.$A165];[$Tablas.$E$33];[$Tablas.$G$33])" office:value-type="string" office:string-value="00000000000000081606" calcext:value-type="string">
            <text:p>00000000000000081606</text:p>
          </table:table-cell>
          <table:table-cell table:style-name="ce25" table:formula="of:=MID([$'Compras-Ali'.$A165];[$Tablas.$E$34];[$Tablas.$G$34])" office:value-type="string" office:string-value="80" calcext:value-type="string">
            <text:p>80</text:p>
          </table:table-cell>
          <table:table-cell table:style-name="ce25" table:formula="of:=MID([$'Compras-Ali'.$A16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65]&lt;&gt;&quot;&quot;;VALUE(MID([$'Compras-Ali'.$A165];[$Tablas.$E$36];[$Tablas.$G$36]))/100;0)*IF(OR(VALUE([.A165])=3;VALUE([.A165])=8;VALUE([.A165])=13);-1;1)" office:value-type="float" office:value="4.24" calcext:value-type="float">
            <text:p>4,24</text:p>
          </table:table-cell>
          <table:table-cell table:style-name="ce25" table:formula="of:=MID([$'Compras-Ali'.$A165];[$Tablas.$E$37];[$Tablas.$G$37])" office:value-type="string" office:string-value="0005" calcext:value-type="string">
            <text:p>0005</text:p>
          </table:table-cell>
          <table:table-cell table:style-name="ce28" table:formula="of:=IF([$'Compras-Ali'.$A165]&lt;&gt;&quot;&quot;;VALUE(MID([$'Compras-Ali'.$A165];[$Tablas.$E$38];[$Tablas.$G$38]))/100;0)*IF(OR(VALUE([.A165])=3;VALUE([.A165])=8;VALUE([.A165])=13);-1;1)" office:value-type="float" office:value="0.89" calcext:value-type="float">
            <text:p>0,89</text:p>
          </table:table-cell>
          <table:table-cell table:number-columns-repeated="1016"/>
        </table:table-row>
        <table:table-row table:style-name="ro1">
          <table:table-cell table:style-name="ce25" table:formula="of:=MID([$'Compras-Ali'.$A166];[$Tablas.$E$31];[$Tablas.$G$31])" office:value-type="string" office:string-value="001" calcext:value-type="string">
            <text:p>001</text:p>
          </table:table-cell>
          <table:table-cell table:style-name="ce25" table:formula="of:=MID([$'Compras-Ali'.$A166];[$Tablas.$E$32];[$Tablas.$G$32])" office:value-type="string" office:string-value="00001" calcext:value-type="string">
            <text:p>00001</text:p>
          </table:table-cell>
          <table:table-cell table:style-name="ce25" table:formula="of:=MID([$'Compras-Ali'.$A166];[$Tablas.$E$33];[$Tablas.$G$33])" office:value-type="string" office:string-value="00000000000000081605" calcext:value-type="string">
            <text:p>00000000000000081605</text:p>
          </table:table-cell>
          <table:table-cell table:style-name="ce25" table:formula="of:=MID([$'Compras-Ali'.$A166];[$Tablas.$E$34];[$Tablas.$G$34])" office:value-type="string" office:string-value="80" calcext:value-type="string">
            <text:p>80</text:p>
          </table:table-cell>
          <table:table-cell table:style-name="ce25" table:formula="of:=MID([$'Compras-Ali'.$A16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66]&lt;&gt;&quot;&quot;;VALUE(MID([$'Compras-Ali'.$A166];[$Tablas.$E$36];[$Tablas.$G$36]))/100;0)*IF(OR(VALUE([.A166])=3;VALUE([.A166])=8;VALUE([.A166])=13);-1;1)" office:value-type="float" office:value="33.62" calcext:value-type="float">
            <text:p>33,62</text:p>
          </table:table-cell>
          <table:table-cell table:style-name="ce25" table:formula="of:=MID([$'Compras-Ali'.$A166];[$Tablas.$E$37];[$Tablas.$G$37])" office:value-type="string" office:string-value="0005" calcext:value-type="string">
            <text:p>0005</text:p>
          </table:table-cell>
          <table:table-cell table:style-name="ce28" table:formula="of:=IF([$'Compras-Ali'.$A166]&lt;&gt;&quot;&quot;;VALUE(MID([$'Compras-Ali'.$A166];[$Tablas.$E$38];[$Tablas.$G$38]))/100;0)*IF(OR(VALUE([.A166])=3;VALUE([.A166])=8;VALUE([.A166])=13);-1;1)" office:value-type="float" office:value="7.06" calcext:value-type="float">
            <text:p>7,06</text:p>
          </table:table-cell>
          <table:table-cell table:number-columns-repeated="1016"/>
        </table:table-row>
        <table:table-row table:style-name="ro1">
          <table:table-cell table:style-name="ce25" table:formula="of:=MID([$'Compras-Ali'.$A167];[$Tablas.$E$31];[$Tablas.$G$31])" office:value-type="string" office:string-value="001" calcext:value-type="string">
            <text:p>001</text:p>
          </table:table-cell>
          <table:table-cell table:style-name="ce25" table:formula="of:=MID([$'Compras-Ali'.$A167];[$Tablas.$E$32];[$Tablas.$G$32])" office:value-type="string" office:string-value="00001" calcext:value-type="string">
            <text:p>00001</text:p>
          </table:table-cell>
          <table:table-cell table:style-name="ce25" table:formula="of:=MID([$'Compras-Ali'.$A167];[$Tablas.$E$33];[$Tablas.$G$33])" office:value-type="string" office:string-value="00000000000000080760" calcext:value-type="string">
            <text:p>00000000000000080760</text:p>
          </table:table-cell>
          <table:table-cell table:style-name="ce25" table:formula="of:=MID([$'Compras-Ali'.$A167];[$Tablas.$E$34];[$Tablas.$G$34])" office:value-type="string" office:string-value="80" calcext:value-type="string">
            <text:p>80</text:p>
          </table:table-cell>
          <table:table-cell table:style-name="ce25" table:formula="of:=MID([$'Compras-Ali'.$A16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67]&lt;&gt;&quot;&quot;;VALUE(MID([$'Compras-Ali'.$A167];[$Tablas.$E$36];[$Tablas.$G$36]))/100;0)*IF(OR(VALUE([.A167])=3;VALUE([.A167])=8;VALUE([.A167])=13);-1;1)" office:value-type="float" office:value="122.14" calcext:value-type="float">
            <text:p>122,14</text:p>
          </table:table-cell>
          <table:table-cell table:style-name="ce25" table:formula="of:=MID([$'Compras-Ali'.$A167];[$Tablas.$E$37];[$Tablas.$G$37])" office:value-type="string" office:string-value="0005" calcext:value-type="string">
            <text:p>0005</text:p>
          </table:table-cell>
          <table:table-cell table:style-name="ce28" table:formula="of:=IF([$'Compras-Ali'.$A167]&lt;&gt;&quot;&quot;;VALUE(MID([$'Compras-Ali'.$A167];[$Tablas.$E$38];[$Tablas.$G$38]))/100;0)*IF(OR(VALUE([.A167])=3;VALUE([.A167])=8;VALUE([.A167])=13);-1;1)" office:value-type="float" office:value="25.65" calcext:value-type="float">
            <text:p>25,65</text:p>
          </table:table-cell>
          <table:table-cell table:number-columns-repeated="1016"/>
        </table:table-row>
        <table:table-row table:style-name="ro1">
          <table:table-cell table:style-name="ce25" table:formula="of:=MID([$'Compras-Ali'.$A168];[$Tablas.$E$31];[$Tablas.$G$31])" office:value-type="string" office:string-value="001" calcext:value-type="string">
            <text:p>001</text:p>
          </table:table-cell>
          <table:table-cell table:style-name="ce25" table:formula="of:=MID([$'Compras-Ali'.$A168];[$Tablas.$E$32];[$Tablas.$G$32])" office:value-type="string" office:string-value="00001" calcext:value-type="string">
            <text:p>00001</text:p>
          </table:table-cell>
          <table:table-cell table:style-name="ce25" table:formula="of:=MID([$'Compras-Ali'.$A168];[$Tablas.$E$33];[$Tablas.$G$33])" office:value-type="string" office:string-value="00000000000000081186" calcext:value-type="string">
            <text:p>00000000000000081186</text:p>
          </table:table-cell>
          <table:table-cell table:style-name="ce25" table:formula="of:=MID([$'Compras-Ali'.$A168];[$Tablas.$E$34];[$Tablas.$G$34])" office:value-type="string" office:string-value="80" calcext:value-type="string">
            <text:p>80</text:p>
          </table:table-cell>
          <table:table-cell table:style-name="ce25" table:formula="of:=MID([$'Compras-Ali'.$A16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68]&lt;&gt;&quot;&quot;;VALUE(MID([$'Compras-Ali'.$A168];[$Tablas.$E$36];[$Tablas.$G$36]))/100;0)*IF(OR(VALUE([.A168])=3;VALUE([.A168])=8;VALUE([.A168])=13);-1;1)" office:value-type="float" office:value="143.14" calcext:value-type="float">
            <text:p>143,14</text:p>
          </table:table-cell>
          <table:table-cell table:style-name="ce25" table:formula="of:=MID([$'Compras-Ali'.$A168];[$Tablas.$E$37];[$Tablas.$G$37])" office:value-type="string" office:string-value="0005" calcext:value-type="string">
            <text:p>0005</text:p>
          </table:table-cell>
          <table:table-cell table:style-name="ce28" table:formula="of:=IF([$'Compras-Ali'.$A168]&lt;&gt;&quot;&quot;;VALUE(MID([$'Compras-Ali'.$A168];[$Tablas.$E$38];[$Tablas.$G$38]))/100;0)*IF(OR(VALUE([.A168])=3;VALUE([.A168])=8;VALUE([.A168])=13);-1;1)" office:value-type="float" office:value="30.06" calcext:value-type="float">
            <text:p>30,06</text:p>
          </table:table-cell>
          <table:table-cell table:number-columns-repeated="1016"/>
        </table:table-row>
        <table:table-row table:style-name="ro1">
          <table:table-cell table:style-name="ce25" table:formula="of:=MID([$'Compras-Ali'.$A169];[$Tablas.$E$31];[$Tablas.$G$31])" office:value-type="string" office:string-value="001" calcext:value-type="string">
            <text:p>001</text:p>
          </table:table-cell>
          <table:table-cell table:style-name="ce25" table:formula="of:=MID([$'Compras-Ali'.$A169];[$Tablas.$E$32];[$Tablas.$G$32])" office:value-type="string" office:string-value="00001" calcext:value-type="string">
            <text:p>00001</text:p>
          </table:table-cell>
          <table:table-cell table:style-name="ce25" table:formula="of:=MID([$'Compras-Ali'.$A169];[$Tablas.$E$33];[$Tablas.$G$33])" office:value-type="string" office:string-value="00000000000000081587" calcext:value-type="string">
            <text:p>00000000000000081587</text:p>
          </table:table-cell>
          <table:table-cell table:style-name="ce25" table:formula="of:=MID([$'Compras-Ali'.$A169];[$Tablas.$E$34];[$Tablas.$G$34])" office:value-type="string" office:string-value="80" calcext:value-type="string">
            <text:p>80</text:p>
          </table:table-cell>
          <table:table-cell table:style-name="ce25" table:formula="of:=MID([$'Compras-Ali'.$A16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69]&lt;&gt;&quot;&quot;;VALUE(MID([$'Compras-Ali'.$A169];[$Tablas.$E$36];[$Tablas.$G$36]))/100;0)*IF(OR(VALUE([.A169])=3;VALUE([.A169])=8;VALUE([.A169])=13);-1;1)" office:value-type="float" office:value="167.1" calcext:value-type="float">
            <text:p>167,10</text:p>
          </table:table-cell>
          <table:table-cell table:style-name="ce25" table:formula="of:=MID([$'Compras-Ali'.$A169];[$Tablas.$E$37];[$Tablas.$G$37])" office:value-type="string" office:string-value="0005" calcext:value-type="string">
            <text:p>0005</text:p>
          </table:table-cell>
          <table:table-cell table:style-name="ce28" table:formula="of:=IF([$'Compras-Ali'.$A169]&lt;&gt;&quot;&quot;;VALUE(MID([$'Compras-Ali'.$A169];[$Tablas.$E$38];[$Tablas.$G$38]))/100;0)*IF(OR(VALUE([.A169])=3;VALUE([.A169])=8;VALUE([.A169])=13);-1;1)" office:value-type="float" office:value="35.09" calcext:value-type="float">
            <text:p>35,09</text:p>
          </table:table-cell>
          <table:table-cell table:number-columns-repeated="1016"/>
        </table:table-row>
        <table:table-row table:style-name="ro1">
          <table:table-cell table:style-name="ce25" table:formula="of:=MID([$'Compras-Ali'.$A170];[$Tablas.$E$31];[$Tablas.$G$31])" office:value-type="string" office:string-value="001" calcext:value-type="string">
            <text:p>001</text:p>
          </table:table-cell>
          <table:table-cell table:style-name="ce25" table:formula="of:=MID([$'Compras-Ali'.$A170];[$Tablas.$E$32];[$Tablas.$G$32])" office:value-type="string" office:string-value="00001" calcext:value-type="string">
            <text:p>00001</text:p>
          </table:table-cell>
          <table:table-cell table:style-name="ce25" table:formula="of:=MID([$'Compras-Ali'.$A170];[$Tablas.$E$33];[$Tablas.$G$33])" office:value-type="string" office:string-value="00000000000000081599" calcext:value-type="string">
            <text:p>00000000000000081599</text:p>
          </table:table-cell>
          <table:table-cell table:style-name="ce25" table:formula="of:=MID([$'Compras-Ali'.$A170];[$Tablas.$E$34];[$Tablas.$G$34])" office:value-type="string" office:string-value="80" calcext:value-type="string">
            <text:p>80</text:p>
          </table:table-cell>
          <table:table-cell table:style-name="ce25" table:formula="of:=MID([$'Compras-Ali'.$A17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70]&lt;&gt;&quot;&quot;;VALUE(MID([$'Compras-Ali'.$A170];[$Tablas.$E$36];[$Tablas.$G$36]))/100;0)*IF(OR(VALUE([.A170])=3;VALUE([.A170])=8;VALUE([.A170])=13);-1;1)" office:value-type="float" office:value="2.05" calcext:value-type="float">
            <text:p>2,05</text:p>
          </table:table-cell>
          <table:table-cell table:style-name="ce25" table:formula="of:=MID([$'Compras-Ali'.$A170];[$Tablas.$E$37];[$Tablas.$G$37])" office:value-type="string" office:string-value="0005" calcext:value-type="string">
            <text:p>0005</text:p>
          </table:table-cell>
          <table:table-cell table:style-name="ce28" table:formula="of:=IF([$'Compras-Ali'.$A170]&lt;&gt;&quot;&quot;;VALUE(MID([$'Compras-Ali'.$A170];[$Tablas.$E$38];[$Tablas.$G$38]))/100;0)*IF(OR(VALUE([.A170])=3;VALUE([.A170])=8;VALUE([.A170])=13);-1;1)" office:value-type="float" office:value="0.43" calcext:value-type="float">
            <text:p>0,43</text:p>
          </table:table-cell>
          <table:table-cell table:number-columns-repeated="1016"/>
        </table:table-row>
        <table:table-row table:style-name="ro1">
          <table:table-cell table:style-name="ce25" table:formula="of:=MID([$'Compras-Ali'.$A171];[$Tablas.$E$31];[$Tablas.$G$31])" office:value-type="string" office:string-value="001" calcext:value-type="string">
            <text:p>001</text:p>
          </table:table-cell>
          <table:table-cell table:style-name="ce25" table:formula="of:=MID([$'Compras-Ali'.$A171];[$Tablas.$E$32];[$Tablas.$G$32])" office:value-type="string" office:string-value="00001" calcext:value-type="string">
            <text:p>00001</text:p>
          </table:table-cell>
          <table:table-cell table:style-name="ce25" table:formula="of:=MID([$'Compras-Ali'.$A171];[$Tablas.$E$33];[$Tablas.$G$33])" office:value-type="string" office:string-value="00000000000000081602" calcext:value-type="string">
            <text:p>00000000000000081602</text:p>
          </table:table-cell>
          <table:table-cell table:style-name="ce25" table:formula="of:=MID([$'Compras-Ali'.$A171];[$Tablas.$E$34];[$Tablas.$G$34])" office:value-type="string" office:string-value="80" calcext:value-type="string">
            <text:p>80</text:p>
          </table:table-cell>
          <table:table-cell table:style-name="ce25" table:formula="of:=MID([$'Compras-Ali'.$A17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71]&lt;&gt;&quot;&quot;;VALUE(MID([$'Compras-Ali'.$A171];[$Tablas.$E$36];[$Tablas.$G$36]))/100;0)*IF(OR(VALUE([.A171])=3;VALUE([.A171])=8;VALUE([.A171])=13);-1;1)" office:value-type="float" office:value="143.57" calcext:value-type="float">
            <text:p>143,57</text:p>
          </table:table-cell>
          <table:table-cell table:style-name="ce25" table:formula="of:=MID([$'Compras-Ali'.$A171];[$Tablas.$E$37];[$Tablas.$G$37])" office:value-type="string" office:string-value="0005" calcext:value-type="string">
            <text:p>0005</text:p>
          </table:table-cell>
          <table:table-cell table:style-name="ce28" table:formula="of:=IF([$'Compras-Ali'.$A171]&lt;&gt;&quot;&quot;;VALUE(MID([$'Compras-Ali'.$A171];[$Tablas.$E$38];[$Tablas.$G$38]))/100;0)*IF(OR(VALUE([.A171])=3;VALUE([.A171])=8;VALUE([.A171])=13);-1;1)" office:value-type="float" office:value="30.15" calcext:value-type="float">
            <text:p>30,15</text:p>
          </table:table-cell>
          <table:table-cell table:number-columns-repeated="1016"/>
        </table:table-row>
        <table:table-row table:style-name="ro1">
          <table:table-cell table:style-name="ce25" table:formula="of:=MID([$'Compras-Ali'.$A172];[$Tablas.$E$31];[$Tablas.$G$31])" office:value-type="string" office:string-value="001" calcext:value-type="string">
            <text:p>001</text:p>
          </table:table-cell>
          <table:table-cell table:style-name="ce25" table:formula="of:=MID([$'Compras-Ali'.$A172];[$Tablas.$E$32];[$Tablas.$G$32])" office:value-type="string" office:string-value="00001" calcext:value-type="string">
            <text:p>00001</text:p>
          </table:table-cell>
          <table:table-cell table:style-name="ce25" table:formula="of:=MID([$'Compras-Ali'.$A172];[$Tablas.$E$33];[$Tablas.$G$33])" office:value-type="string" office:string-value="00000000000000081616" calcext:value-type="string">
            <text:p>00000000000000081616</text:p>
          </table:table-cell>
          <table:table-cell table:style-name="ce25" table:formula="of:=MID([$'Compras-Ali'.$A172];[$Tablas.$E$34];[$Tablas.$G$34])" office:value-type="string" office:string-value="80" calcext:value-type="string">
            <text:p>80</text:p>
          </table:table-cell>
          <table:table-cell table:style-name="ce25" table:formula="of:=MID([$'Compras-Ali'.$A17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72]&lt;&gt;&quot;&quot;;VALUE(MID([$'Compras-Ali'.$A172];[$Tablas.$E$36];[$Tablas.$G$36]))/100;0)*IF(OR(VALUE([.A172])=3;VALUE([.A172])=8;VALUE([.A172])=13);-1;1)" office:value-type="float" office:value="627.81" calcext:value-type="float">
            <text:p>627,81</text:p>
          </table:table-cell>
          <table:table-cell table:style-name="ce25" table:formula="of:=MID([$'Compras-Ali'.$A172];[$Tablas.$E$37];[$Tablas.$G$37])" office:value-type="string" office:string-value="0005" calcext:value-type="string">
            <text:p>0005</text:p>
          </table:table-cell>
          <table:table-cell table:style-name="ce28" table:formula="of:=IF([$'Compras-Ali'.$A172]&lt;&gt;&quot;&quot;;VALUE(MID([$'Compras-Ali'.$A172];[$Tablas.$E$38];[$Tablas.$G$38]))/100;0)*IF(OR(VALUE([.A172])=3;VALUE([.A172])=8;VALUE([.A172])=13);-1;1)" office:value-type="float" office:value="131.84" calcext:value-type="float">
            <text:p>131,84</text:p>
          </table:table-cell>
          <table:table-cell table:number-columns-repeated="1016"/>
        </table:table-row>
        <table:table-row table:style-name="ro1">
          <table:table-cell table:style-name="ce25" table:formula="of:=MID([$'Compras-Ali'.$A173];[$Tablas.$E$31];[$Tablas.$G$31])" office:value-type="string" office:string-value="001" calcext:value-type="string">
            <text:p>001</text:p>
          </table:table-cell>
          <table:table-cell table:style-name="ce25" table:formula="of:=MID([$'Compras-Ali'.$A173];[$Tablas.$E$32];[$Tablas.$G$32])" office:value-type="string" office:string-value="00001" calcext:value-type="string">
            <text:p>00001</text:p>
          </table:table-cell>
          <table:table-cell table:style-name="ce25" table:formula="of:=MID([$'Compras-Ali'.$A173];[$Tablas.$E$33];[$Tablas.$G$33])" office:value-type="string" office:string-value="00000000000000081597" calcext:value-type="string">
            <text:p>00000000000000081597</text:p>
          </table:table-cell>
          <table:table-cell table:style-name="ce25" table:formula="of:=MID([$'Compras-Ali'.$A173];[$Tablas.$E$34];[$Tablas.$G$34])" office:value-type="string" office:string-value="80" calcext:value-type="string">
            <text:p>80</text:p>
          </table:table-cell>
          <table:table-cell table:style-name="ce25" table:formula="of:=MID([$'Compras-Ali'.$A17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73]&lt;&gt;&quot;&quot;;VALUE(MID([$'Compras-Ali'.$A173];[$Tablas.$E$36];[$Tablas.$G$36]))/100;0)*IF(OR(VALUE([.A173])=3;VALUE([.A173])=8;VALUE([.A173])=13);-1;1)" office:value-type="float" office:value="714.9" calcext:value-type="float">
            <text:p>714,90</text:p>
          </table:table-cell>
          <table:table-cell table:style-name="ce25" table:formula="of:=MID([$'Compras-Ali'.$A173];[$Tablas.$E$37];[$Tablas.$G$37])" office:value-type="string" office:string-value="0005" calcext:value-type="string">
            <text:p>0005</text:p>
          </table:table-cell>
          <table:table-cell table:style-name="ce28" table:formula="of:=IF([$'Compras-Ali'.$A173]&lt;&gt;&quot;&quot;;VALUE(MID([$'Compras-Ali'.$A173];[$Tablas.$E$38];[$Tablas.$G$38]))/100;0)*IF(OR(VALUE([.A173])=3;VALUE([.A173])=8;VALUE([.A173])=13);-1;1)" office:value-type="float" office:value="150.13" calcext:value-type="float">
            <text:p>150,13</text:p>
          </table:table-cell>
          <table:table-cell table:number-columns-repeated="1016"/>
        </table:table-row>
        <table:table-row table:style-name="ro1">
          <table:table-cell table:style-name="ce25" table:formula="of:=MID([$'Compras-Ali'.$A174];[$Tablas.$E$31];[$Tablas.$G$31])" office:value-type="string" office:string-value="001" calcext:value-type="string">
            <text:p>001</text:p>
          </table:table-cell>
          <table:table-cell table:style-name="ce25" table:formula="of:=MID([$'Compras-Ali'.$A174];[$Tablas.$E$32];[$Tablas.$G$32])" office:value-type="string" office:string-value="00004" calcext:value-type="string">
            <text:p>00004</text:p>
          </table:table-cell>
          <table:table-cell table:style-name="ce25" table:formula="of:=MID([$'Compras-Ali'.$A174];[$Tablas.$E$33];[$Tablas.$G$33])" office:value-type="string" office:string-value="00000000000000009049" calcext:value-type="string">
            <text:p>00000000000000009049</text:p>
          </table:table-cell>
          <table:table-cell table:style-name="ce25" table:formula="of:=MID([$'Compras-Ali'.$A174];[$Tablas.$E$34];[$Tablas.$G$34])" office:value-type="string" office:string-value="80" calcext:value-type="string">
            <text:p>80</text:p>
          </table:table-cell>
          <table:table-cell table:style-name="ce25" table:formula="of:=MID([$'Compras-Ali'.$A174];[$Tablas.$E$35];[$Tablas.$G$35])" office:value-type="string" office:string-value="00000000030714014346" calcext:value-type="string">
            <text:p>00000000030714014346</text:p>
          </table:table-cell>
          <table:table-cell table:style-name="ce28" table:formula="of:=IF([$'Compras-Ali'.$A174]&lt;&gt;&quot;&quot;;VALUE(MID([$'Compras-Ali'.$A174];[$Tablas.$E$36];[$Tablas.$G$36]))/100;0)*IF(OR(VALUE([.A174])=3;VALUE([.A174])=8;VALUE([.A174])=13);-1;1)" office:value-type="float" office:value="20856.33" calcext:value-type="float">
            <text:p>20.856,33</text:p>
          </table:table-cell>
          <table:table-cell table:style-name="ce25" table:formula="of:=MID([$'Compras-Ali'.$A174];[$Tablas.$E$37];[$Tablas.$G$37])" office:value-type="string" office:string-value="0005" calcext:value-type="string">
            <text:p>0005</text:p>
          </table:table-cell>
          <table:table-cell table:style-name="ce28" table:formula="of:=IF([$'Compras-Ali'.$A174]&lt;&gt;&quot;&quot;;VALUE(MID([$'Compras-Ali'.$A174];[$Tablas.$E$38];[$Tablas.$G$38]))/100;0)*IF(OR(VALUE([.A174])=3;VALUE([.A174])=8;VALUE([.A174])=13);-1;1)" office:value-type="float" office:value="4379.83" calcext:value-type="float">
            <text:p>4.379,83</text:p>
          </table:table-cell>
          <table:table-cell table:number-columns-repeated="1016"/>
        </table:table-row>
        <table:table-row table:style-name="ro1">
          <table:table-cell table:style-name="ce25" table:formula="of:=MID([$'Compras-Ali'.$A175];[$Tablas.$E$31];[$Tablas.$G$31])" office:value-type="string" office:string-value="001" calcext:value-type="string">
            <text:p>001</text:p>
          </table:table-cell>
          <table:table-cell table:style-name="ce25" table:formula="of:=MID([$'Compras-Ali'.$A175];[$Tablas.$E$32];[$Tablas.$G$32])" office:value-type="string" office:string-value="02017" calcext:value-type="string">
            <text:p>02017</text:p>
          </table:table-cell>
          <table:table-cell table:style-name="ce25" table:formula="of:=MID([$'Compras-Ali'.$A175];[$Tablas.$E$33];[$Tablas.$G$33])" office:value-type="string" office:string-value="00000000000002447201" calcext:value-type="string">
            <text:p>00000000000002447201</text:p>
          </table:table-cell>
          <table:table-cell table:style-name="ce25" table:formula="of:=MID([$'Compras-Ali'.$A175];[$Tablas.$E$34];[$Tablas.$G$34])" office:value-type="string" office:string-value="80" calcext:value-type="string">
            <text:p>80</text:p>
          </table:table-cell>
          <table:table-cell table:style-name="ce25" table:formula="of:=MID([$'Compras-Ali'.$A17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75]&lt;&gt;&quot;&quot;;VALUE(MID([$'Compras-Ali'.$A175];[$Tablas.$E$36];[$Tablas.$G$36]))/100;0)*IF(OR(VALUE([.A175])=3;VALUE([.A175])=8;VALUE([.A175])=13);-1;1)" office:value-type="float" office:value="1391867.9" calcext:value-type="float">
            <text:p>1.391.867,90</text:p>
          </table:table-cell>
          <table:table-cell table:style-name="ce25" table:formula="of:=MID([$'Compras-Ali'.$A175];[$Tablas.$E$37];[$Tablas.$G$37])" office:value-type="string" office:string-value="0005" calcext:value-type="string">
            <text:p>0005</text:p>
          </table:table-cell>
          <table:table-cell table:style-name="ce28" table:formula="of:=IF([$'Compras-Ali'.$A175]&lt;&gt;&quot;&quot;;VALUE(MID([$'Compras-Ali'.$A175];[$Tablas.$E$38];[$Tablas.$G$38]))/100;0)*IF(OR(VALUE([.A175])=3;VALUE([.A175])=8;VALUE([.A175])=13);-1;1)" office:value-type="float" office:value="292292.26" calcext:value-type="float">
            <text:p>292.292,26</text:p>
          </table:table-cell>
          <table:table-cell table:number-columns-repeated="1016"/>
        </table:table-row>
        <table:table-row table:style-name="ro1">
          <table:table-cell table:style-name="ce25" table:formula="of:=MID([$'Compras-Ali'.$A176];[$Tablas.$E$31];[$Tablas.$G$31])" office:value-type="string" office:string-value="001" calcext:value-type="string">
            <text:p>001</text:p>
          </table:table-cell>
          <table:table-cell table:style-name="ce25" table:formula="of:=MID([$'Compras-Ali'.$A176];[$Tablas.$E$32];[$Tablas.$G$32])" office:value-type="string" office:string-value="00006" calcext:value-type="string">
            <text:p>00006</text:p>
          </table:table-cell>
          <table:table-cell table:style-name="ce25" table:formula="of:=MID([$'Compras-Ali'.$A176];[$Tablas.$E$33];[$Tablas.$G$33])" office:value-type="string" office:string-value="00000000000000001309" calcext:value-type="string">
            <text:p>00000000000000001309</text:p>
          </table:table-cell>
          <table:table-cell table:style-name="ce25" table:formula="of:=MID([$'Compras-Ali'.$A176];[$Tablas.$E$34];[$Tablas.$G$34])" office:value-type="string" office:string-value="80" calcext:value-type="string">
            <text:p>80</text:p>
          </table:table-cell>
          <table:table-cell table:style-name="ce25" table:formula="of:=MID([$'Compras-Ali'.$A176];[$Tablas.$E$35];[$Tablas.$G$35])" office:value-type="string" office:string-value="00000000033714793069" calcext:value-type="string">
            <text:p>00000000033714793069</text:p>
          </table:table-cell>
          <table:table-cell table:style-name="ce28" table:formula="of:=IF([$'Compras-Ali'.$A176]&lt;&gt;&quot;&quot;;VALUE(MID([$'Compras-Ali'.$A176];[$Tablas.$E$36];[$Tablas.$G$36]))/100;0)*IF(OR(VALUE([.A176])=3;VALUE([.A176])=8;VALUE([.A176])=13);-1;1)" office:value-type="float" office:value="19500" calcext:value-type="float">
            <text:p>19.500,00</text:p>
          </table:table-cell>
          <table:table-cell table:style-name="ce25" table:formula="of:=MID([$'Compras-Ali'.$A176];[$Tablas.$E$37];[$Tablas.$G$37])" office:value-type="string" office:string-value="0005" calcext:value-type="string">
            <text:p>0005</text:p>
          </table:table-cell>
          <table:table-cell table:style-name="ce28" table:formula="of:=IF([$'Compras-Ali'.$A176]&lt;&gt;&quot;&quot;;VALUE(MID([$'Compras-Ali'.$A176];[$Tablas.$E$38];[$Tablas.$G$38]))/100;0)*IF(OR(VALUE([.A176])=3;VALUE([.A176])=8;VALUE([.A176])=13);-1;1)" office:value-type="float" office:value="4095" calcext:value-type="float">
            <text:p>4.095,00</text:p>
          </table:table-cell>
          <table:table-cell table:number-columns-repeated="1016"/>
        </table:table-row>
        <table:table-row table:style-name="ro1">
          <table:table-cell table:style-name="ce25" table:formula="of:=MID([$'Compras-Ali'.$A177];[$Tablas.$E$31];[$Tablas.$G$31])" office:value-type="string" office:string-value="001" calcext:value-type="string">
            <text:p>001</text:p>
          </table:table-cell>
          <table:table-cell table:style-name="ce25" table:formula="of:=MID([$'Compras-Ali'.$A177];[$Tablas.$E$32];[$Tablas.$G$32])" office:value-type="string" office:string-value="00004" calcext:value-type="string">
            <text:p>00004</text:p>
          </table:table-cell>
          <table:table-cell table:style-name="ce25" table:formula="of:=MID([$'Compras-Ali'.$A177];[$Tablas.$E$33];[$Tablas.$G$33])" office:value-type="string" office:string-value="00000000000000000022" calcext:value-type="string">
            <text:p>00000000000000000022</text:p>
          </table:table-cell>
          <table:table-cell table:style-name="ce25" table:formula="of:=MID([$'Compras-Ali'.$A177];[$Tablas.$E$34];[$Tablas.$G$34])" office:value-type="string" office:string-value="80" calcext:value-type="string">
            <text:p>80</text:p>
          </table:table-cell>
          <table:table-cell table:style-name="ce25" table:formula="of:=MID([$'Compras-Ali'.$A177];[$Tablas.$E$35];[$Tablas.$G$35])" office:value-type="string" office:string-value="00000000027100130381" calcext:value-type="string">
            <text:p>00000000027100130381</text:p>
          </table:table-cell>
          <table:table-cell table:style-name="ce28" table:formula="of:=IF([$'Compras-Ali'.$A177]&lt;&gt;&quot;&quot;;VALUE(MID([$'Compras-Ali'.$A177];[$Tablas.$E$36];[$Tablas.$G$36]))/100;0)*IF(OR(VALUE([.A177])=3;VALUE([.A177])=8;VALUE([.A177])=13);-1;1)" office:value-type="float" office:value="2892.57" calcext:value-type="float">
            <text:p>2.892,57</text:p>
          </table:table-cell>
          <table:table-cell table:style-name="ce25" table:formula="of:=MID([$'Compras-Ali'.$A177];[$Tablas.$E$37];[$Tablas.$G$37])" office:value-type="string" office:string-value="0005" calcext:value-type="string">
            <text:p>0005</text:p>
          </table:table-cell>
          <table:table-cell table:style-name="ce28" table:formula="of:=IF([$'Compras-Ali'.$A177]&lt;&gt;&quot;&quot;;VALUE(MID([$'Compras-Ali'.$A177];[$Tablas.$E$38];[$Tablas.$G$38]))/100;0)*IF(OR(VALUE([.A177])=3;VALUE([.A177])=8;VALUE([.A177])=13);-1;1)" office:value-type="float" office:value="607.44" calcext:value-type="float">
            <text:p>607,44</text:p>
          </table:table-cell>
          <table:table-cell table:number-columns-repeated="1016"/>
        </table:table-row>
        <table:table-row table:style-name="ro1">
          <table:table-cell table:style-name="ce25" table:formula="of:=MID([$'Compras-Ali'.$A178];[$Tablas.$E$31];[$Tablas.$G$31])" office:value-type="string" office:string-value="001" calcext:value-type="string">
            <text:p>001</text:p>
          </table:table-cell>
          <table:table-cell table:style-name="ce25" table:formula="of:=MID([$'Compras-Ali'.$A178];[$Tablas.$E$32];[$Tablas.$G$32])" office:value-type="string" office:string-value="00001" calcext:value-type="string">
            <text:p>00001</text:p>
          </table:table-cell>
          <table:table-cell table:style-name="ce25" table:formula="of:=MID([$'Compras-Ali'.$A178];[$Tablas.$E$33];[$Tablas.$G$33])" office:value-type="string" office:string-value="00000000000116151396" calcext:value-type="string">
            <text:p>00000000000116151396</text:p>
          </table:table-cell>
          <table:table-cell table:style-name="ce25" table:formula="of:=MID([$'Compras-Ali'.$A178];[$Tablas.$E$34];[$Tablas.$G$34])" office:value-type="string" office:string-value="80" calcext:value-type="string">
            <text:p>80</text:p>
          </table:table-cell>
          <table:table-cell table:style-name="ce25" table:formula="of:=MID([$'Compras-Ali'.$A178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178]&lt;&gt;&quot;&quot;;VALUE(MID([$'Compras-Ali'.$A178];[$Tablas.$E$36];[$Tablas.$G$36]))/100;0)*IF(OR(VALUE([.A178])=3;VALUE([.A178])=8;VALUE([.A178])=13);-1;1)" office:value-type="float" office:value="8246.52" calcext:value-type="float">
            <text:p>8.246,52</text:p>
          </table:table-cell>
          <table:table-cell table:style-name="ce25" table:formula="of:=MID([$'Compras-Ali'.$A178];[$Tablas.$E$37];[$Tablas.$G$37])" office:value-type="string" office:string-value="0005" calcext:value-type="string">
            <text:p>0005</text:p>
          </table:table-cell>
          <table:table-cell table:style-name="ce28" table:formula="of:=IF([$'Compras-Ali'.$A178]&lt;&gt;&quot;&quot;;VALUE(MID([$'Compras-Ali'.$A178];[$Tablas.$E$38];[$Tablas.$G$38]))/100;0)*IF(OR(VALUE([.A178])=3;VALUE([.A178])=8;VALUE([.A178])=13);-1;1)" office:value-type="float" office:value="1731.77" calcext:value-type="float">
            <text:p>1.731,77</text:p>
          </table:table-cell>
          <table:table-cell table:number-columns-repeated="1016"/>
        </table:table-row>
        <table:table-row table:style-name="ro1">
          <table:table-cell table:style-name="ce25" table:formula="of:=MID([$'Compras-Ali'.$A179];[$Tablas.$E$31];[$Tablas.$G$31])" office:value-type="string" office:string-value="001" calcext:value-type="string">
            <text:p>001</text:p>
          </table:table-cell>
          <table:table-cell table:style-name="ce25" table:formula="of:=MID([$'Compras-Ali'.$A179];[$Tablas.$E$32];[$Tablas.$G$32])" office:value-type="string" office:string-value="00001" calcext:value-type="string">
            <text:p>00001</text:p>
          </table:table-cell>
          <table:table-cell table:style-name="ce25" table:formula="of:=MID([$'Compras-Ali'.$A179];[$Tablas.$E$33];[$Tablas.$G$33])" office:value-type="string" office:string-value="00000000000116151396" calcext:value-type="string">
            <text:p>00000000000116151396</text:p>
          </table:table-cell>
          <table:table-cell table:style-name="ce25" table:formula="of:=MID([$'Compras-Ali'.$A179];[$Tablas.$E$34];[$Tablas.$G$34])" office:value-type="string" office:string-value="80" calcext:value-type="string">
            <text:p>80</text:p>
          </table:table-cell>
          <table:table-cell table:style-name="ce25" table:formula="of:=MID([$'Compras-Ali'.$A179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179]&lt;&gt;&quot;&quot;;VALUE(MID([$'Compras-Ali'.$A179];[$Tablas.$E$36];[$Tablas.$G$36]))/100;0)*IF(OR(VALUE([.A179])=3;VALUE([.A179])=8;VALUE([.A179])=13);-1;1)" office:value-type="float" office:value="275195.4" calcext:value-type="float">
            <text:p>275.195,40</text:p>
          </table:table-cell>
          <table:table-cell table:style-name="ce25" table:formula="of:=MID([$'Compras-Ali'.$A179];[$Tablas.$E$37];[$Tablas.$G$37])" office:value-type="string" office:string-value="0004" calcext:value-type="string">
            <text:p>0004</text:p>
          </table:table-cell>
          <table:table-cell table:style-name="ce28" table:formula="of:=IF([$'Compras-Ali'.$A179]&lt;&gt;&quot;&quot;;VALUE(MID([$'Compras-Ali'.$A179];[$Tablas.$E$38];[$Tablas.$G$38]))/100;0)*IF(OR(VALUE([.A179])=3;VALUE([.A179])=8;VALUE([.A179])=13);-1;1)" office:value-type="float" office:value="27519.54" calcext:value-type="float">
            <text:p>27.519,54</text:p>
          </table:table-cell>
          <table:table-cell table:number-columns-repeated="1016"/>
        </table:table-row>
        <table:table-row table:style-name="ro1">
          <table:table-cell table:style-name="ce25" table:formula="of:=MID([$'Compras-Ali'.$A180];[$Tablas.$E$31];[$Tablas.$G$31])" office:value-type="string" office:string-value="001" calcext:value-type="string">
            <text:p>001</text:p>
          </table:table-cell>
          <table:table-cell table:style-name="ce25" table:formula="of:=MID([$'Compras-Ali'.$A180];[$Tablas.$E$32];[$Tablas.$G$32])" office:value-type="string" office:string-value="00011" calcext:value-type="string">
            <text:p>00011</text:p>
          </table:table-cell>
          <table:table-cell table:style-name="ce25" table:formula="of:=MID([$'Compras-Ali'.$A180];[$Tablas.$E$33];[$Tablas.$G$33])" office:value-type="string" office:string-value="00000000000000016120" calcext:value-type="string">
            <text:p>00000000000000016120</text:p>
          </table:table-cell>
          <table:table-cell table:style-name="ce25" table:formula="of:=MID([$'Compras-Ali'.$A180];[$Tablas.$E$34];[$Tablas.$G$34])" office:value-type="string" office:string-value="80" calcext:value-type="string">
            <text:p>80</text:p>
          </table:table-cell>
          <table:table-cell table:style-name="ce25" table:formula="of:=MID([$'Compras-Ali'.$A180];[$Tablas.$E$35];[$Tablas.$G$35])" office:value-type="string" office:string-value="00000000030714372153" calcext:value-type="string">
            <text:p>00000000030714372153</text:p>
          </table:table-cell>
          <table:table-cell table:style-name="ce28" table:formula="of:=IF([$'Compras-Ali'.$A180]&lt;&gt;&quot;&quot;;VALUE(MID([$'Compras-Ali'.$A180];[$Tablas.$E$36];[$Tablas.$G$36]))/100;0)*IF(OR(VALUE([.A180])=3;VALUE([.A180])=8;VALUE([.A180])=13);-1;1)" office:value-type="float" office:value="1367.71" calcext:value-type="float">
            <text:p>1.367,71</text:p>
          </table:table-cell>
          <table:table-cell table:style-name="ce25" table:formula="of:=MID([$'Compras-Ali'.$A180];[$Tablas.$E$37];[$Tablas.$G$37])" office:value-type="string" office:string-value="0005" calcext:value-type="string">
            <text:p>0005</text:p>
          </table:table-cell>
          <table:table-cell table:style-name="ce28" table:formula="of:=IF([$'Compras-Ali'.$A180]&lt;&gt;&quot;&quot;;VALUE(MID([$'Compras-Ali'.$A180];[$Tablas.$E$38];[$Tablas.$G$38]))/100;0)*IF(OR(VALUE([.A180])=3;VALUE([.A180])=8;VALUE([.A180])=13);-1;1)" office:value-type="float" office:value="287.22" calcext:value-type="float">
            <text:p>287,22</text:p>
          </table:table-cell>
          <table:table-cell table:number-columns-repeated="1016"/>
        </table:table-row>
        <table:table-row table:style-name="ro1">
          <table:table-cell table:style-name="ce25" table:formula="of:=MID([$'Compras-Ali'.$A181];[$Tablas.$E$31];[$Tablas.$G$31])" office:value-type="string" office:string-value="001" calcext:value-type="string">
            <text:p>001</text:p>
          </table:table-cell>
          <table:table-cell table:style-name="ce25" table:formula="of:=MID([$'Compras-Ali'.$A181];[$Tablas.$E$32];[$Tablas.$G$32])" office:value-type="string" office:string-value="04926" calcext:value-type="string">
            <text:p>04926</text:p>
          </table:table-cell>
          <table:table-cell table:style-name="ce25" table:formula="of:=MID([$'Compras-Ali'.$A181];[$Tablas.$E$33];[$Tablas.$G$33])" office:value-type="string" office:string-value="00000000000000000176" calcext:value-type="string">
            <text:p>00000000000000000176</text:p>
          </table:table-cell>
          <table:table-cell table:style-name="ce25" table:formula="of:=MID([$'Compras-Ali'.$A181];[$Tablas.$E$34];[$Tablas.$G$34])" office:value-type="string" office:string-value="80" calcext:value-type="string">
            <text:p>80</text:p>
          </table:table-cell>
          <table:table-cell table:style-name="ce25" table:formula="of:=MID([$'Compras-Ali'.$A181];[$Tablas.$E$35];[$Tablas.$G$35])" office:value-type="string" office:string-value="00000000030678774495" calcext:value-type="string">
            <text:p>00000000030678774495</text:p>
          </table:table-cell>
          <table:table-cell table:style-name="ce28" table:formula="of:=IF([$'Compras-Ali'.$A181]&lt;&gt;&quot;&quot;;VALUE(MID([$'Compras-Ali'.$A181];[$Tablas.$E$36];[$Tablas.$G$36]))/100;0)*IF(OR(VALUE([.A181])=3;VALUE([.A181])=8;VALUE([.A181])=13);-1;1)" office:value-type="float" office:value="1432.67" calcext:value-type="float">
            <text:p>1.432,67</text:p>
          </table:table-cell>
          <table:table-cell table:style-name="ce25" table:formula="of:=MID([$'Compras-Ali'.$A181];[$Tablas.$E$37];[$Tablas.$G$37])" office:value-type="string" office:string-value="0005" calcext:value-type="string">
            <text:p>0005</text:p>
          </table:table-cell>
          <table:table-cell table:style-name="ce28" table:formula="of:=IF([$'Compras-Ali'.$A181]&lt;&gt;&quot;&quot;;VALUE(MID([$'Compras-Ali'.$A181];[$Tablas.$E$38];[$Tablas.$G$38]))/100;0)*IF(OR(VALUE([.A181])=3;VALUE([.A181])=8;VALUE([.A181])=13);-1;1)" office:value-type="float" office:value="300.86" calcext:value-type="float">
            <text:p>300,86</text:p>
          </table:table-cell>
          <table:table-cell table:number-columns-repeated="1016"/>
        </table:table-row>
        <table:table-row table:style-name="ro1">
          <table:table-cell table:style-name="ce25" table:formula="of:=MID([$'Compras-Ali'.$A182];[$Tablas.$E$31];[$Tablas.$G$31])" office:value-type="string" office:string-value="001" calcext:value-type="string">
            <text:p>001</text:p>
          </table:table-cell>
          <table:table-cell table:style-name="ce25" table:formula="of:=MID([$'Compras-Ali'.$A182];[$Tablas.$E$32];[$Tablas.$G$32])" office:value-type="string" office:string-value="00005" calcext:value-type="string">
            <text:p>00005</text:p>
          </table:table-cell>
          <table:table-cell table:style-name="ce25" table:formula="of:=MID([$'Compras-Ali'.$A182];[$Tablas.$E$33];[$Tablas.$G$33])" office:value-type="string" office:string-value="00000000000000017761" calcext:value-type="string">
            <text:p>00000000000000017761</text:p>
          </table:table-cell>
          <table:table-cell table:style-name="ce25" table:formula="of:=MID([$'Compras-Ali'.$A182];[$Tablas.$E$34];[$Tablas.$G$34])" office:value-type="string" office:string-value="80" calcext:value-type="string">
            <text:p>80</text:p>
          </table:table-cell>
          <table:table-cell table:style-name="ce25" table:formula="of:=MID([$'Compras-Ali'.$A182];[$Tablas.$E$35];[$Tablas.$G$35])" office:value-type="string" office:string-value="00000000020231179934" calcext:value-type="string">
            <text:p>00000000020231179934</text:p>
          </table:table-cell>
          <table:table-cell table:style-name="ce28" table:formula="of:=IF([$'Compras-Ali'.$A182]&lt;&gt;&quot;&quot;;VALUE(MID([$'Compras-Ali'.$A182];[$Tablas.$E$36];[$Tablas.$G$36]))/100;0)*IF(OR(VALUE([.A182])=3;VALUE([.A182])=8;VALUE([.A182])=13);-1;1)" office:value-type="float" office:value="6762.14" calcext:value-type="float">
            <text:p>6.762,14</text:p>
          </table:table-cell>
          <table:table-cell table:style-name="ce25" table:formula="of:=MID([$'Compras-Ali'.$A182];[$Tablas.$E$37];[$Tablas.$G$37])" office:value-type="string" office:string-value="0005" calcext:value-type="string">
            <text:p>0005</text:p>
          </table:table-cell>
          <table:table-cell table:style-name="ce28" table:formula="of:=IF([$'Compras-Ali'.$A182]&lt;&gt;&quot;&quot;;VALUE(MID([$'Compras-Ali'.$A182];[$Tablas.$E$38];[$Tablas.$G$38]))/100;0)*IF(OR(VALUE([.A182])=3;VALUE([.A182])=8;VALUE([.A182])=13);-1;1)" office:value-type="float" office:value="1420.05" calcext:value-type="float">
            <text:p>1.420,05</text:p>
          </table:table-cell>
          <table:table-cell table:number-columns-repeated="1016"/>
        </table:table-row>
        <table:table-row table:style-name="ro1">
          <table:table-cell table:style-name="ce25" table:formula="of:=MID([$'Compras-Ali'.$A183];[$Tablas.$E$31];[$Tablas.$G$31])" office:value-type="string" office:string-value="001" calcext:value-type="string">
            <text:p>001</text:p>
          </table:table-cell>
          <table:table-cell table:style-name="ce25" table:formula="of:=MID([$'Compras-Ali'.$A183];[$Tablas.$E$32];[$Tablas.$G$32])" office:value-type="string" office:string-value="00001" calcext:value-type="string">
            <text:p>00001</text:p>
          </table:table-cell>
          <table:table-cell table:style-name="ce25" table:formula="of:=MID([$'Compras-Ali'.$A183];[$Tablas.$E$33];[$Tablas.$G$33])" office:value-type="string" office:string-value="00000000000000080814" calcext:value-type="string">
            <text:p>00000000000000080814</text:p>
          </table:table-cell>
          <table:table-cell table:style-name="ce25" table:formula="of:=MID([$'Compras-Ali'.$A183];[$Tablas.$E$34];[$Tablas.$G$34])" office:value-type="string" office:string-value="80" calcext:value-type="string">
            <text:p>80</text:p>
          </table:table-cell>
          <table:table-cell table:style-name="ce25" table:formula="of:=MID([$'Compras-Ali'.$A18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83]&lt;&gt;&quot;&quot;;VALUE(MID([$'Compras-Ali'.$A183];[$Tablas.$E$36];[$Tablas.$G$36]))/100;0)*IF(OR(VALUE([.A183])=3;VALUE([.A183])=8;VALUE([.A183])=13);-1;1)" office:value-type="float" office:value="1.81" calcext:value-type="float">
            <text:p>1,81</text:p>
          </table:table-cell>
          <table:table-cell table:style-name="ce25" table:formula="of:=MID([$'Compras-Ali'.$A183];[$Tablas.$E$37];[$Tablas.$G$37])" office:value-type="string" office:string-value="0005" calcext:value-type="string">
            <text:p>0005</text:p>
          </table:table-cell>
          <table:table-cell table:style-name="ce28" table:formula="of:=IF([$'Compras-Ali'.$A183]&lt;&gt;&quot;&quot;;VALUE(MID([$'Compras-Ali'.$A183];[$Tablas.$E$38];[$Tablas.$G$38]))/100;0)*IF(OR(VALUE([.A183])=3;VALUE([.A183])=8;VALUE([.A183])=13);-1;1)" office:value-type="float" office:value="0.38" calcext:value-type="float">
            <text:p>0,38</text:p>
          </table:table-cell>
          <table:table-cell table:number-columns-repeated="1016"/>
        </table:table-row>
        <table:table-row table:style-name="ro1">
          <table:table-cell table:style-name="ce25" table:formula="of:=MID([$'Compras-Ali'.$A184];[$Tablas.$E$31];[$Tablas.$G$31])" office:value-type="string" office:string-value="001" calcext:value-type="string">
            <text:p>001</text:p>
          </table:table-cell>
          <table:table-cell table:style-name="ce25" table:formula="of:=MID([$'Compras-Ali'.$A184];[$Tablas.$E$32];[$Tablas.$G$32])" office:value-type="string" office:string-value="00001" calcext:value-type="string">
            <text:p>00001</text:p>
          </table:table-cell>
          <table:table-cell table:style-name="ce25" table:formula="of:=MID([$'Compras-Ali'.$A184];[$Tablas.$E$33];[$Tablas.$G$33])" office:value-type="string" office:string-value="00000000000000081661" calcext:value-type="string">
            <text:p>00000000000000081661</text:p>
          </table:table-cell>
          <table:table-cell table:style-name="ce25" table:formula="of:=MID([$'Compras-Ali'.$A184];[$Tablas.$E$34];[$Tablas.$G$34])" office:value-type="string" office:string-value="80" calcext:value-type="string">
            <text:p>80</text:p>
          </table:table-cell>
          <table:table-cell table:style-name="ce25" table:formula="of:=MID([$'Compras-Ali'.$A18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84]&lt;&gt;&quot;&quot;;VALUE(MID([$'Compras-Ali'.$A184];[$Tablas.$E$36];[$Tablas.$G$36]))/100;0)*IF(OR(VALUE([.A184])=3;VALUE([.A184])=8;VALUE([.A184])=13);-1;1)" office:value-type="float" office:value="9" calcext:value-type="float">
            <text:p>9,00</text:p>
          </table:table-cell>
          <table:table-cell table:style-name="ce25" table:formula="of:=MID([$'Compras-Ali'.$A184];[$Tablas.$E$37];[$Tablas.$G$37])" office:value-type="string" office:string-value="0005" calcext:value-type="string">
            <text:p>0005</text:p>
          </table:table-cell>
          <table:table-cell table:style-name="ce28" table:formula="of:=IF([$'Compras-Ali'.$A184]&lt;&gt;&quot;&quot;;VALUE(MID([$'Compras-Ali'.$A184];[$Tablas.$E$38];[$Tablas.$G$38]))/100;0)*IF(OR(VALUE([.A184])=3;VALUE([.A184])=8;VALUE([.A184])=13);-1;1)" office:value-type="float" office:value="1.89" calcext:value-type="float">
            <text:p>1,89</text:p>
          </table:table-cell>
          <table:table-cell table:number-columns-repeated="1016"/>
        </table:table-row>
        <table:table-row table:style-name="ro1">
          <table:table-cell table:style-name="ce25" table:formula="of:=MID([$'Compras-Ali'.$A185];[$Tablas.$E$31];[$Tablas.$G$31])" office:value-type="string" office:string-value="001" calcext:value-type="string">
            <text:p>001</text:p>
          </table:table-cell>
          <table:table-cell table:style-name="ce25" table:formula="of:=MID([$'Compras-Ali'.$A185];[$Tablas.$E$32];[$Tablas.$G$32])" office:value-type="string" office:string-value="00001" calcext:value-type="string">
            <text:p>00001</text:p>
          </table:table-cell>
          <table:table-cell table:style-name="ce25" table:formula="of:=MID([$'Compras-Ali'.$A185];[$Tablas.$E$33];[$Tablas.$G$33])" office:value-type="string" office:string-value="00000000000000081658" calcext:value-type="string">
            <text:p>00000000000000081658</text:p>
          </table:table-cell>
          <table:table-cell table:style-name="ce25" table:formula="of:=MID([$'Compras-Ali'.$A185];[$Tablas.$E$34];[$Tablas.$G$34])" office:value-type="string" office:string-value="80" calcext:value-type="string">
            <text:p>80</text:p>
          </table:table-cell>
          <table:table-cell table:style-name="ce25" table:formula="of:=MID([$'Compras-Ali'.$A18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85]&lt;&gt;&quot;&quot;;VALUE(MID([$'Compras-Ali'.$A185];[$Tablas.$E$36];[$Tablas.$G$36]))/100;0)*IF(OR(VALUE([.A185])=3;VALUE([.A185])=8;VALUE([.A185])=13);-1;1)" office:value-type="float" office:value="47.67" calcext:value-type="float">
            <text:p>47,67</text:p>
          </table:table-cell>
          <table:table-cell table:style-name="ce25" table:formula="of:=MID([$'Compras-Ali'.$A185];[$Tablas.$E$37];[$Tablas.$G$37])" office:value-type="string" office:string-value="0005" calcext:value-type="string">
            <text:p>0005</text:p>
          </table:table-cell>
          <table:table-cell table:style-name="ce28" table:formula="of:=IF([$'Compras-Ali'.$A185]&lt;&gt;&quot;&quot;;VALUE(MID([$'Compras-Ali'.$A185];[$Tablas.$E$38];[$Tablas.$G$38]))/100;0)*IF(OR(VALUE([.A185])=3;VALUE([.A185])=8;VALUE([.A185])=13);-1;1)" office:value-type="float" office:value="10.01" calcext:value-type="float">
            <text:p>10,01</text:p>
          </table:table-cell>
          <table:table-cell table:number-columns-repeated="1016"/>
        </table:table-row>
        <table:table-row table:style-name="ro1">
          <table:table-cell table:style-name="ce25" table:formula="of:=MID([$'Compras-Ali'.$A186];[$Tablas.$E$31];[$Tablas.$G$31])" office:value-type="string" office:string-value="001" calcext:value-type="string">
            <text:p>001</text:p>
          </table:table-cell>
          <table:table-cell table:style-name="ce25" table:formula="of:=MID([$'Compras-Ali'.$A186];[$Tablas.$E$32];[$Tablas.$G$32])" office:value-type="string" office:string-value="00001" calcext:value-type="string">
            <text:p>00001</text:p>
          </table:table-cell>
          <table:table-cell table:style-name="ce25" table:formula="of:=MID([$'Compras-Ali'.$A186];[$Tablas.$E$33];[$Tablas.$G$33])" office:value-type="string" office:string-value="00000000000000081235" calcext:value-type="string">
            <text:p>00000000000000081235</text:p>
          </table:table-cell>
          <table:table-cell table:style-name="ce25" table:formula="of:=MID([$'Compras-Ali'.$A186];[$Tablas.$E$34];[$Tablas.$G$34])" office:value-type="string" office:string-value="80" calcext:value-type="string">
            <text:p>80</text:p>
          </table:table-cell>
          <table:table-cell table:style-name="ce25" table:formula="of:=MID([$'Compras-Ali'.$A18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86]&lt;&gt;&quot;&quot;;VALUE(MID([$'Compras-Ali'.$A186];[$Tablas.$E$36];[$Tablas.$G$36]))/100;0)*IF(OR(VALUE([.A186])=3;VALUE([.A186])=8;VALUE([.A186])=13);-1;1)" office:value-type="float" office:value="77" calcext:value-type="float">
            <text:p>77,00</text:p>
          </table:table-cell>
          <table:table-cell table:style-name="ce25" table:formula="of:=MID([$'Compras-Ali'.$A186];[$Tablas.$E$37];[$Tablas.$G$37])" office:value-type="string" office:string-value="0005" calcext:value-type="string">
            <text:p>0005</text:p>
          </table:table-cell>
          <table:table-cell table:style-name="ce28" table:formula="of:=IF([$'Compras-Ali'.$A186]&lt;&gt;&quot;&quot;;VALUE(MID([$'Compras-Ali'.$A186];[$Tablas.$E$38];[$Tablas.$G$38]))/100;0)*IF(OR(VALUE([.A186])=3;VALUE([.A186])=8;VALUE([.A186])=13);-1;1)" office:value-type="float" office:value="16.17" calcext:value-type="float">
            <text:p>16,17</text:p>
          </table:table-cell>
          <table:table-cell table:number-columns-repeated="1016"/>
        </table:table-row>
        <table:table-row table:style-name="ro1">
          <table:table-cell table:style-name="ce25" table:formula="of:=MID([$'Compras-Ali'.$A187];[$Tablas.$E$31];[$Tablas.$G$31])" office:value-type="string" office:string-value="001" calcext:value-type="string">
            <text:p>001</text:p>
          </table:table-cell>
          <table:table-cell table:style-name="ce25" table:formula="of:=MID([$'Compras-Ali'.$A187];[$Tablas.$E$32];[$Tablas.$G$32])" office:value-type="string" office:string-value="00001" calcext:value-type="string">
            <text:p>00001</text:p>
          </table:table-cell>
          <table:table-cell table:style-name="ce25" table:formula="of:=MID([$'Compras-Ali'.$A187];[$Tablas.$E$33];[$Tablas.$G$33])" office:value-type="string" office:string-value="00000000000000081631" calcext:value-type="string">
            <text:p>00000000000000081631</text:p>
          </table:table-cell>
          <table:table-cell table:style-name="ce25" table:formula="of:=MID([$'Compras-Ali'.$A187];[$Tablas.$E$34];[$Tablas.$G$34])" office:value-type="string" office:string-value="80" calcext:value-type="string">
            <text:p>80</text:p>
          </table:table-cell>
          <table:table-cell table:style-name="ce25" table:formula="of:=MID([$'Compras-Ali'.$A18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87]&lt;&gt;&quot;&quot;;VALUE(MID([$'Compras-Ali'.$A187];[$Tablas.$E$36];[$Tablas.$G$36]))/100;0)*IF(OR(VALUE([.A187])=3;VALUE([.A187])=8;VALUE([.A187])=13);-1;1)" office:value-type="float" office:value="107.1" calcext:value-type="float">
            <text:p>107,10</text:p>
          </table:table-cell>
          <table:table-cell table:style-name="ce25" table:formula="of:=MID([$'Compras-Ali'.$A187];[$Tablas.$E$37];[$Tablas.$G$37])" office:value-type="string" office:string-value="0005" calcext:value-type="string">
            <text:p>0005</text:p>
          </table:table-cell>
          <table:table-cell table:style-name="ce28" table:formula="of:=IF([$'Compras-Ali'.$A187]&lt;&gt;&quot;&quot;;VALUE(MID([$'Compras-Ali'.$A187];[$Tablas.$E$38];[$Tablas.$G$38]))/100;0)*IF(OR(VALUE([.A187])=3;VALUE([.A187])=8;VALUE([.A187])=13);-1;1)" office:value-type="float" office:value="22.49" calcext:value-type="float">
            <text:p>22,49</text:p>
          </table:table-cell>
          <table:table-cell table:number-columns-repeated="1016"/>
        </table:table-row>
        <table:table-row table:style-name="ro1">
          <table:table-cell table:style-name="ce25" table:formula="of:=MID([$'Compras-Ali'.$A188];[$Tablas.$E$31];[$Tablas.$G$31])" office:value-type="string" office:string-value="001" calcext:value-type="string">
            <text:p>001</text:p>
          </table:table-cell>
          <table:table-cell table:style-name="ce25" table:formula="of:=MID([$'Compras-Ali'.$A188];[$Tablas.$E$32];[$Tablas.$G$32])" office:value-type="string" office:string-value="00001" calcext:value-type="string">
            <text:p>00001</text:p>
          </table:table-cell>
          <table:table-cell table:style-name="ce25" table:formula="of:=MID([$'Compras-Ali'.$A188];[$Tablas.$E$33];[$Tablas.$G$33])" office:value-type="string" office:string-value="00000000000000081650" calcext:value-type="string">
            <text:p>00000000000000081650</text:p>
          </table:table-cell>
          <table:table-cell table:style-name="ce25" table:formula="of:=MID([$'Compras-Ali'.$A188];[$Tablas.$E$34];[$Tablas.$G$34])" office:value-type="string" office:string-value="80" calcext:value-type="string">
            <text:p>80</text:p>
          </table:table-cell>
          <table:table-cell table:style-name="ce25" table:formula="of:=MID([$'Compras-Ali'.$A18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88]&lt;&gt;&quot;&quot;;VALUE(MID([$'Compras-Ali'.$A188];[$Tablas.$E$36];[$Tablas.$G$36]))/100;0)*IF(OR(VALUE([.A188])=3;VALUE([.A188])=8;VALUE([.A188])=13);-1;1)" office:value-type="float" office:value="40.05" calcext:value-type="float">
            <text:p>40,05</text:p>
          </table:table-cell>
          <table:table-cell table:style-name="ce25" table:formula="of:=MID([$'Compras-Ali'.$A188];[$Tablas.$E$37];[$Tablas.$G$37])" office:value-type="string" office:string-value="0005" calcext:value-type="string">
            <text:p>0005</text:p>
          </table:table-cell>
          <table:table-cell table:style-name="ce28" table:formula="of:=IF([$'Compras-Ali'.$A188]&lt;&gt;&quot;&quot;;VALUE(MID([$'Compras-Ali'.$A188];[$Tablas.$E$38];[$Tablas.$G$38]))/100;0)*IF(OR(VALUE([.A188])=3;VALUE([.A188])=8;VALUE([.A188])=13);-1;1)" office:value-type="float" office:value="8.41" calcext:value-type="float">
            <text:p>8,41</text:p>
          </table:table-cell>
          <table:table-cell table:number-columns-repeated="1016"/>
        </table:table-row>
        <table:table-row table:style-name="ro1">
          <table:table-cell table:style-name="ce25" table:formula="of:=MID([$'Compras-Ali'.$A189];[$Tablas.$E$31];[$Tablas.$G$31])" office:value-type="string" office:string-value="001" calcext:value-type="string">
            <text:p>001</text:p>
          </table:table-cell>
          <table:table-cell table:style-name="ce25" table:formula="of:=MID([$'Compras-Ali'.$A189];[$Tablas.$E$32];[$Tablas.$G$32])" office:value-type="string" office:string-value="00001" calcext:value-type="string">
            <text:p>00001</text:p>
          </table:table-cell>
          <table:table-cell table:style-name="ce25" table:formula="of:=MID([$'Compras-Ali'.$A189];[$Tablas.$E$33];[$Tablas.$G$33])" office:value-type="string" office:string-value="00000000000000081249" calcext:value-type="string">
            <text:p>00000000000000081249</text:p>
          </table:table-cell>
          <table:table-cell table:style-name="ce25" table:formula="of:=MID([$'Compras-Ali'.$A189];[$Tablas.$E$34];[$Tablas.$G$34])" office:value-type="string" office:string-value="80" calcext:value-type="string">
            <text:p>80</text:p>
          </table:table-cell>
          <table:table-cell table:style-name="ce25" table:formula="of:=MID([$'Compras-Ali'.$A18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89]&lt;&gt;&quot;&quot;;VALUE(MID([$'Compras-Ali'.$A189];[$Tablas.$E$36];[$Tablas.$G$36]))/100;0)*IF(OR(VALUE([.A189])=3;VALUE([.A189])=8;VALUE([.A189])=13);-1;1)" office:value-type="float" office:value="45.52" calcext:value-type="float">
            <text:p>45,52</text:p>
          </table:table-cell>
          <table:table-cell table:style-name="ce25" table:formula="of:=MID([$'Compras-Ali'.$A189];[$Tablas.$E$37];[$Tablas.$G$37])" office:value-type="string" office:string-value="0005" calcext:value-type="string">
            <text:p>0005</text:p>
          </table:table-cell>
          <table:table-cell table:style-name="ce28" table:formula="of:=IF([$'Compras-Ali'.$A189]&lt;&gt;&quot;&quot;;VALUE(MID([$'Compras-Ali'.$A189];[$Tablas.$E$38];[$Tablas.$G$38]))/100;0)*IF(OR(VALUE([.A189])=3;VALUE([.A189])=8;VALUE([.A189])=13);-1;1)" office:value-type="float" office:value="9.56" calcext:value-type="float">
            <text:p>9,56</text:p>
          </table:table-cell>
          <table:table-cell table:number-columns-repeated="1016"/>
        </table:table-row>
        <table:table-row table:style-name="ro1">
          <table:table-cell table:style-name="ce25" table:formula="of:=MID([$'Compras-Ali'.$A190];[$Tablas.$E$31];[$Tablas.$G$31])" office:value-type="string" office:string-value="001" calcext:value-type="string">
            <text:p>001</text:p>
          </table:table-cell>
          <table:table-cell table:style-name="ce25" table:formula="of:=MID([$'Compras-Ali'.$A190];[$Tablas.$E$32];[$Tablas.$G$32])" office:value-type="string" office:string-value="00001" calcext:value-type="string">
            <text:p>00001</text:p>
          </table:table-cell>
          <table:table-cell table:style-name="ce25" table:formula="of:=MID([$'Compras-Ali'.$A190];[$Tablas.$E$33];[$Tablas.$G$33])" office:value-type="string" office:string-value="00000000000000081645" calcext:value-type="string">
            <text:p>00000000000000081645</text:p>
          </table:table-cell>
          <table:table-cell table:style-name="ce25" table:formula="of:=MID([$'Compras-Ali'.$A190];[$Tablas.$E$34];[$Tablas.$G$34])" office:value-type="string" office:string-value="80" calcext:value-type="string">
            <text:p>80</text:p>
          </table:table-cell>
          <table:table-cell table:style-name="ce25" table:formula="of:=MID([$'Compras-Ali'.$A19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90]&lt;&gt;&quot;&quot;;VALUE(MID([$'Compras-Ali'.$A190];[$Tablas.$E$36];[$Tablas.$G$36]))/100;0)*IF(OR(VALUE([.A190])=3;VALUE([.A190])=8;VALUE([.A190])=13);-1;1)" office:value-type="float" office:value="977.52" calcext:value-type="float">
            <text:p>977,52</text:p>
          </table:table-cell>
          <table:table-cell table:style-name="ce25" table:formula="of:=MID([$'Compras-Ali'.$A190];[$Tablas.$E$37];[$Tablas.$G$37])" office:value-type="string" office:string-value="0005" calcext:value-type="string">
            <text:p>0005</text:p>
          </table:table-cell>
          <table:table-cell table:style-name="ce28" table:formula="of:=IF([$'Compras-Ali'.$A190]&lt;&gt;&quot;&quot;;VALUE(MID([$'Compras-Ali'.$A190];[$Tablas.$E$38];[$Tablas.$G$38]))/100;0)*IF(OR(VALUE([.A190])=3;VALUE([.A190])=8;VALUE([.A190])=13);-1;1)" office:value-type="float" office:value="205.28" calcext:value-type="float">
            <text:p>205,28</text:p>
          </table:table-cell>
          <table:table-cell table:number-columns-repeated="1016"/>
        </table:table-row>
        <table:table-row table:style-name="ro1">
          <table:table-cell table:style-name="ce25" table:formula="of:=MID([$'Compras-Ali'.$A191];[$Tablas.$E$31];[$Tablas.$G$31])" office:value-type="string" office:string-value="001" calcext:value-type="string">
            <text:p>001</text:p>
          </table:table-cell>
          <table:table-cell table:style-name="ce25" table:formula="of:=MID([$'Compras-Ali'.$A191];[$Tablas.$E$32];[$Tablas.$G$32])" office:value-type="string" office:string-value="00001" calcext:value-type="string">
            <text:p>00001</text:p>
          </table:table-cell>
          <table:table-cell table:style-name="ce25" table:formula="of:=MID([$'Compras-Ali'.$A191];[$Tablas.$E$33];[$Tablas.$G$33])" office:value-type="string" office:string-value="00000000000000081666" calcext:value-type="string">
            <text:p>00000000000000081666</text:p>
          </table:table-cell>
          <table:table-cell table:style-name="ce25" table:formula="of:=MID([$'Compras-Ali'.$A191];[$Tablas.$E$34];[$Tablas.$G$34])" office:value-type="string" office:string-value="80" calcext:value-type="string">
            <text:p>80</text:p>
          </table:table-cell>
          <table:table-cell table:style-name="ce25" table:formula="of:=MID([$'Compras-Ali'.$A19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191]&lt;&gt;&quot;&quot;;VALUE(MID([$'Compras-Ali'.$A191];[$Tablas.$E$36];[$Tablas.$G$36]))/100;0)*IF(OR(VALUE([.A191])=3;VALUE([.A191])=8;VALUE([.A191])=13);-1;1)" office:value-type="float" office:value="853.14" calcext:value-type="float">
            <text:p>853,14</text:p>
          </table:table-cell>
          <table:table-cell table:style-name="ce25" table:formula="of:=MID([$'Compras-Ali'.$A191];[$Tablas.$E$37];[$Tablas.$G$37])" office:value-type="string" office:string-value="0005" calcext:value-type="string">
            <text:p>0005</text:p>
          </table:table-cell>
          <table:table-cell table:style-name="ce28" table:formula="of:=IF([$'Compras-Ali'.$A191]&lt;&gt;&quot;&quot;;VALUE(MID([$'Compras-Ali'.$A191];[$Tablas.$E$38];[$Tablas.$G$38]))/100;0)*IF(OR(VALUE([.A191])=3;VALUE([.A191])=8;VALUE([.A191])=13);-1;1)" office:value-type="float" office:value="179.16" calcext:value-type="float">
            <text:p>179,16</text:p>
          </table:table-cell>
          <table:table-cell table:number-columns-repeated="1016"/>
        </table:table-row>
        <table:table-row table:style-name="ro1">
          <table:table-cell table:style-name="ce25" table:formula="of:=MID([$'Compras-Ali'.$A192];[$Tablas.$E$31];[$Tablas.$G$31])" office:value-type="string" office:string-value="001" calcext:value-type="string">
            <text:p>001</text:p>
          </table:table-cell>
          <table:table-cell table:style-name="ce25" table:formula="of:=MID([$'Compras-Ali'.$A192];[$Tablas.$E$32];[$Tablas.$G$32])" office:value-type="string" office:string-value="00001" calcext:value-type="string">
            <text:p>00001</text:p>
          </table:table-cell>
          <table:table-cell table:style-name="ce25" table:formula="of:=MID([$'Compras-Ali'.$A192];[$Tablas.$E$33];[$Tablas.$G$33])" office:value-type="string" office:string-value="00000000000000140820" calcext:value-type="string">
            <text:p>00000000000000140820</text:p>
          </table:table-cell>
          <table:table-cell table:style-name="ce25" table:formula="of:=MID([$'Compras-Ali'.$A192];[$Tablas.$E$34];[$Tablas.$G$34])" office:value-type="string" office:string-value="80" calcext:value-type="string">
            <text:p>80</text:p>
          </table:table-cell>
          <table:table-cell table:style-name="ce25" table:formula="of:=MID([$'Compras-Ali'.$A192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192]&lt;&gt;&quot;&quot;;VALUE(MID([$'Compras-Ali'.$A192];[$Tablas.$E$36];[$Tablas.$G$36]))/100;0)*IF(OR(VALUE([.A192])=3;VALUE([.A192])=8;VALUE([.A192])=13);-1;1)" office:value-type="float" office:value="28.76" calcext:value-type="float">
            <text:p>28,76</text:p>
          </table:table-cell>
          <table:table-cell table:style-name="ce25" table:formula="of:=MID([$'Compras-Ali'.$A192];[$Tablas.$E$37];[$Tablas.$G$37])" office:value-type="string" office:string-value="0005" calcext:value-type="string">
            <text:p>0005</text:p>
          </table:table-cell>
          <table:table-cell table:style-name="ce28" table:formula="of:=IF([$'Compras-Ali'.$A192]&lt;&gt;&quot;&quot;;VALUE(MID([$'Compras-Ali'.$A192];[$Tablas.$E$38];[$Tablas.$G$38]))/100;0)*IF(OR(VALUE([.A192])=3;VALUE([.A192])=8;VALUE([.A192])=13);-1;1)" office:value-type="float" office:value="6.04" calcext:value-type="float">
            <text:p>6,04</text:p>
          </table:table-cell>
          <table:table-cell table:number-columns-repeated="1016"/>
        </table:table-row>
        <table:table-row table:style-name="ro1">
          <table:table-cell table:style-name="ce25" table:formula="of:=MID([$'Compras-Ali'.$A193];[$Tablas.$E$31];[$Tablas.$G$31])" office:value-type="string" office:string-value="001" calcext:value-type="string">
            <text:p>001</text:p>
          </table:table-cell>
          <table:table-cell table:style-name="ce25" table:formula="of:=MID([$'Compras-Ali'.$A193];[$Tablas.$E$32];[$Tablas.$G$32])" office:value-type="string" office:string-value="02019" calcext:value-type="string">
            <text:p>02019</text:p>
          </table:table-cell>
          <table:table-cell table:style-name="ce25" table:formula="of:=MID([$'Compras-Ali'.$A193];[$Tablas.$E$33];[$Tablas.$G$33])" office:value-type="string" office:string-value="00000000000000356106" calcext:value-type="string">
            <text:p>00000000000000356106</text:p>
          </table:table-cell>
          <table:table-cell table:style-name="ce25" table:formula="of:=MID([$'Compras-Ali'.$A193];[$Tablas.$E$34];[$Tablas.$G$34])" office:value-type="string" office:string-value="80" calcext:value-type="string">
            <text:p>80</text:p>
          </table:table-cell>
          <table:table-cell table:style-name="ce25" table:formula="of:=MID([$'Compras-Ali'.$A19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93]&lt;&gt;&quot;&quot;;VALUE(MID([$'Compras-Ali'.$A193];[$Tablas.$E$36];[$Tablas.$G$36]))/100;0)*IF(OR(VALUE([.A193])=3;VALUE([.A193])=8;VALUE([.A193])=13);-1;1)" office:value-type="float" office:value="634748.52" calcext:value-type="float">
            <text:p>634.748,52</text:p>
          </table:table-cell>
          <table:table-cell table:style-name="ce25" table:formula="of:=MID([$'Compras-Ali'.$A193];[$Tablas.$E$37];[$Tablas.$G$37])" office:value-type="string" office:string-value="0005" calcext:value-type="string">
            <text:p>0005</text:p>
          </table:table-cell>
          <table:table-cell table:style-name="ce28" table:formula="of:=IF([$'Compras-Ali'.$A193]&lt;&gt;&quot;&quot;;VALUE(MID([$'Compras-Ali'.$A193];[$Tablas.$E$38];[$Tablas.$G$38]))/100;0)*IF(OR(VALUE([.A193])=3;VALUE([.A193])=8;VALUE([.A193])=13);-1;1)" office:value-type="float" office:value="133297.19" calcext:value-type="float">
            <text:p>133.297,19</text:p>
          </table:table-cell>
          <table:table-cell table:number-columns-repeated="1016"/>
        </table:table-row>
        <table:table-row table:style-name="ro1">
          <table:table-cell table:style-name="ce25" table:formula="of:=MID([$'Compras-Ali'.$A194];[$Tablas.$E$31];[$Tablas.$G$31])" office:value-type="string" office:string-value="001" calcext:value-type="string">
            <text:p>001</text:p>
          </table:table-cell>
          <table:table-cell table:style-name="ce25" table:formula="of:=MID([$'Compras-Ali'.$A194];[$Tablas.$E$32];[$Tablas.$G$32])" office:value-type="string" office:string-value="02020" calcext:value-type="string">
            <text:p>02020</text:p>
          </table:table-cell>
          <table:table-cell table:style-name="ce25" table:formula="of:=MID([$'Compras-Ali'.$A194];[$Tablas.$E$33];[$Tablas.$G$33])" office:value-type="string" office:string-value="00000000000000392045" calcext:value-type="string">
            <text:p>00000000000000392045</text:p>
          </table:table-cell>
          <table:table-cell table:style-name="ce25" table:formula="of:=MID([$'Compras-Ali'.$A194];[$Tablas.$E$34];[$Tablas.$G$34])" office:value-type="string" office:string-value="80" calcext:value-type="string">
            <text:p>80</text:p>
          </table:table-cell>
          <table:table-cell table:style-name="ce25" table:formula="of:=MID([$'Compras-Ali'.$A19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94]&lt;&gt;&quot;&quot;;VALUE(MID([$'Compras-Ali'.$A194];[$Tablas.$E$36];[$Tablas.$G$36]))/100;0)*IF(OR(VALUE([.A194])=3;VALUE([.A194])=8;VALUE([.A194])=13);-1;1)" office:value-type="float" office:value="521230.05" calcext:value-type="float">
            <text:p>521.230,05</text:p>
          </table:table-cell>
          <table:table-cell table:style-name="ce25" table:formula="of:=MID([$'Compras-Ali'.$A194];[$Tablas.$E$37];[$Tablas.$G$37])" office:value-type="string" office:string-value="0005" calcext:value-type="string">
            <text:p>0005</text:p>
          </table:table-cell>
          <table:table-cell table:style-name="ce28" table:formula="of:=IF([$'Compras-Ali'.$A194]&lt;&gt;&quot;&quot;;VALUE(MID([$'Compras-Ali'.$A194];[$Tablas.$E$38];[$Tablas.$G$38]))/100;0)*IF(OR(VALUE([.A194])=3;VALUE([.A194])=8;VALUE([.A194])=13);-1;1)" office:value-type="float" office:value="109458.31" calcext:value-type="float">
            <text:p>109.458,31</text:p>
          </table:table-cell>
          <table:table-cell table:number-columns-repeated="1016"/>
        </table:table-row>
        <table:table-row table:style-name="ro1">
          <table:table-cell table:style-name="ce25" table:formula="of:=MID([$'Compras-Ali'.$A195];[$Tablas.$E$31];[$Tablas.$G$31])" office:value-type="string" office:string-value="001" calcext:value-type="string">
            <text:p>001</text:p>
          </table:table-cell>
          <table:table-cell table:style-name="ce25" table:formula="of:=MID([$'Compras-Ali'.$A195];[$Tablas.$E$32];[$Tablas.$G$32])" office:value-type="string" office:string-value="02020" calcext:value-type="string">
            <text:p>02020</text:p>
          </table:table-cell>
          <table:table-cell table:style-name="ce25" table:formula="of:=MID([$'Compras-Ali'.$A195];[$Tablas.$E$33];[$Tablas.$G$33])" office:value-type="string" office:string-value="00000000000000391971" calcext:value-type="string">
            <text:p>00000000000000391971</text:p>
          </table:table-cell>
          <table:table-cell table:style-name="ce25" table:formula="of:=MID([$'Compras-Ali'.$A195];[$Tablas.$E$34];[$Tablas.$G$34])" office:value-type="string" office:string-value="80" calcext:value-type="string">
            <text:p>80</text:p>
          </table:table-cell>
          <table:table-cell table:style-name="ce25" table:formula="of:=MID([$'Compras-Ali'.$A19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95]&lt;&gt;&quot;&quot;;VALUE(MID([$'Compras-Ali'.$A195];[$Tablas.$E$36];[$Tablas.$G$36]))/100;0)*IF(OR(VALUE([.A195])=3;VALUE([.A195])=8;VALUE([.A195])=13);-1;1)" office:value-type="float" office:value="109182.43" calcext:value-type="float">
            <text:p>109.182,43</text:p>
          </table:table-cell>
          <table:table-cell table:style-name="ce25" table:formula="of:=MID([$'Compras-Ali'.$A195];[$Tablas.$E$37];[$Tablas.$G$37])" office:value-type="string" office:string-value="0005" calcext:value-type="string">
            <text:p>0005</text:p>
          </table:table-cell>
          <table:table-cell table:style-name="ce28" table:formula="of:=IF([$'Compras-Ali'.$A195]&lt;&gt;&quot;&quot;;VALUE(MID([$'Compras-Ali'.$A195];[$Tablas.$E$38];[$Tablas.$G$38]))/100;0)*IF(OR(VALUE([.A195])=3;VALUE([.A195])=8;VALUE([.A195])=13);-1;1)" office:value-type="float" office:value="22928.31" calcext:value-type="float">
            <text:p>22.928,31</text:p>
          </table:table-cell>
          <table:table-cell table:number-columns-repeated="1016"/>
        </table:table-row>
        <table:table-row table:style-name="ro1">
          <table:table-cell table:style-name="ce25" table:formula="of:=MID([$'Compras-Ali'.$A196];[$Tablas.$E$31];[$Tablas.$G$31])" office:value-type="string" office:string-value="001" calcext:value-type="string">
            <text:p>001</text:p>
          </table:table-cell>
          <table:table-cell table:style-name="ce25" table:formula="of:=MID([$'Compras-Ali'.$A196];[$Tablas.$E$32];[$Tablas.$G$32])" office:value-type="string" office:string-value="02020" calcext:value-type="string">
            <text:p>02020</text:p>
          </table:table-cell>
          <table:table-cell table:style-name="ce25" table:formula="of:=MID([$'Compras-Ali'.$A196];[$Tablas.$E$33];[$Tablas.$G$33])" office:value-type="string" office:string-value="00000000000000391973" calcext:value-type="string">
            <text:p>00000000000000391973</text:p>
          </table:table-cell>
          <table:table-cell table:style-name="ce25" table:formula="of:=MID([$'Compras-Ali'.$A196];[$Tablas.$E$34];[$Tablas.$G$34])" office:value-type="string" office:string-value="80" calcext:value-type="string">
            <text:p>80</text:p>
          </table:table-cell>
          <table:table-cell table:style-name="ce25" table:formula="of:=MID([$'Compras-Ali'.$A19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96]&lt;&gt;&quot;&quot;;VALUE(MID([$'Compras-Ali'.$A196];[$Tablas.$E$36];[$Tablas.$G$36]))/100;0)*IF(OR(VALUE([.A196])=3;VALUE([.A196])=8;VALUE([.A196])=13);-1;1)" office:value-type="float" office:value="2542670.9" calcext:value-type="float">
            <text:p>2.542.670,90</text:p>
          </table:table-cell>
          <table:table-cell table:style-name="ce25" table:formula="of:=MID([$'Compras-Ali'.$A196];[$Tablas.$E$37];[$Tablas.$G$37])" office:value-type="string" office:string-value="0005" calcext:value-type="string">
            <text:p>0005</text:p>
          </table:table-cell>
          <table:table-cell table:style-name="ce28" table:formula="of:=IF([$'Compras-Ali'.$A196]&lt;&gt;&quot;&quot;;VALUE(MID([$'Compras-Ali'.$A196];[$Tablas.$E$38];[$Tablas.$G$38]))/100;0)*IF(OR(VALUE([.A196])=3;VALUE([.A196])=8;VALUE([.A196])=13);-1;1)" office:value-type="float" office:value="533960.89" calcext:value-type="float">
            <text:p>533.960,89</text:p>
          </table:table-cell>
          <table:table-cell table:number-columns-repeated="1016"/>
        </table:table-row>
        <table:table-row table:style-name="ro1">
          <table:table-cell table:style-name="ce25" table:formula="of:=MID([$'Compras-Ali'.$A197];[$Tablas.$E$31];[$Tablas.$G$31])" office:value-type="string" office:string-value="001" calcext:value-type="string">
            <text:p>001</text:p>
          </table:table-cell>
          <table:table-cell table:style-name="ce25" table:formula="of:=MID([$'Compras-Ali'.$A197];[$Tablas.$E$32];[$Tablas.$G$32])" office:value-type="string" office:string-value="02020" calcext:value-type="string">
            <text:p>02020</text:p>
          </table:table-cell>
          <table:table-cell table:style-name="ce25" table:formula="of:=MID([$'Compras-Ali'.$A197];[$Tablas.$E$33];[$Tablas.$G$33])" office:value-type="string" office:string-value="00000000000000391974" calcext:value-type="string">
            <text:p>00000000000000391974</text:p>
          </table:table-cell>
          <table:table-cell table:style-name="ce25" table:formula="of:=MID([$'Compras-Ali'.$A197];[$Tablas.$E$34];[$Tablas.$G$34])" office:value-type="string" office:string-value="80" calcext:value-type="string">
            <text:p>80</text:p>
          </table:table-cell>
          <table:table-cell table:style-name="ce25" table:formula="of:=MID([$'Compras-Ali'.$A19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97]&lt;&gt;&quot;&quot;;VALUE(MID([$'Compras-Ali'.$A197];[$Tablas.$E$36];[$Tablas.$G$36]))/100;0)*IF(OR(VALUE([.A197])=3;VALUE([.A197])=8;VALUE([.A197])=13);-1;1)" office:value-type="float" office:value="120848.1" calcext:value-type="float">
            <text:p>120.848,10</text:p>
          </table:table-cell>
          <table:table-cell table:style-name="ce25" table:formula="of:=MID([$'Compras-Ali'.$A197];[$Tablas.$E$37];[$Tablas.$G$37])" office:value-type="string" office:string-value="0005" calcext:value-type="string">
            <text:p>0005</text:p>
          </table:table-cell>
          <table:table-cell table:style-name="ce28" table:formula="of:=IF([$'Compras-Ali'.$A197]&lt;&gt;&quot;&quot;;VALUE(MID([$'Compras-Ali'.$A197];[$Tablas.$E$38];[$Tablas.$G$38]))/100;0)*IF(OR(VALUE([.A197])=3;VALUE([.A197])=8;VALUE([.A197])=13);-1;1)" office:value-type="float" office:value="25378.1" calcext:value-type="float">
            <text:p>25.378,10</text:p>
          </table:table-cell>
          <table:table-cell table:number-columns-repeated="1016"/>
        </table:table-row>
        <table:table-row table:style-name="ro1">
          <table:table-cell table:style-name="ce25" table:formula="of:=MID([$'Compras-Ali'.$A198];[$Tablas.$E$31];[$Tablas.$G$31])" office:value-type="string" office:string-value="001" calcext:value-type="string">
            <text:p>001</text:p>
          </table:table-cell>
          <table:table-cell table:style-name="ce25" table:formula="of:=MID([$'Compras-Ali'.$A198];[$Tablas.$E$32];[$Tablas.$G$32])" office:value-type="string" office:string-value="02020" calcext:value-type="string">
            <text:p>02020</text:p>
          </table:table-cell>
          <table:table-cell table:style-name="ce25" table:formula="of:=MID([$'Compras-Ali'.$A198];[$Tablas.$E$33];[$Tablas.$G$33])" office:value-type="string" office:string-value="00000000000000392043" calcext:value-type="string">
            <text:p>00000000000000392043</text:p>
          </table:table-cell>
          <table:table-cell table:style-name="ce25" table:formula="of:=MID([$'Compras-Ali'.$A198];[$Tablas.$E$34];[$Tablas.$G$34])" office:value-type="string" office:string-value="80" calcext:value-type="string">
            <text:p>80</text:p>
          </table:table-cell>
          <table:table-cell table:style-name="ce25" table:formula="of:=MID([$'Compras-Ali'.$A19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98]&lt;&gt;&quot;&quot;;VALUE(MID([$'Compras-Ali'.$A198];[$Tablas.$E$36];[$Tablas.$G$36]))/100;0)*IF(OR(VALUE([.A198])=3;VALUE([.A198])=8;VALUE([.A198])=13);-1;1)" office:value-type="float" office:value="956187.52" calcext:value-type="float">
            <text:p>956.187,52</text:p>
          </table:table-cell>
          <table:table-cell table:style-name="ce25" table:formula="of:=MID([$'Compras-Ali'.$A198];[$Tablas.$E$37];[$Tablas.$G$37])" office:value-type="string" office:string-value="0005" calcext:value-type="string">
            <text:p>0005</text:p>
          </table:table-cell>
          <table:table-cell table:style-name="ce28" table:formula="of:=IF([$'Compras-Ali'.$A198]&lt;&gt;&quot;&quot;;VALUE(MID([$'Compras-Ali'.$A198];[$Tablas.$E$38];[$Tablas.$G$38]))/100;0)*IF(OR(VALUE([.A198])=3;VALUE([.A198])=8;VALUE([.A198])=13);-1;1)" office:value-type="float" office:value="200799.38" calcext:value-type="float">
            <text:p>200.799,38</text:p>
          </table:table-cell>
          <table:table-cell table:number-columns-repeated="1016"/>
        </table:table-row>
        <table:table-row table:style-name="ro1">
          <table:table-cell table:style-name="ce25" table:formula="of:=MID([$'Compras-Ali'.$A199];[$Tablas.$E$31];[$Tablas.$G$31])" office:value-type="string" office:string-value="001" calcext:value-type="string">
            <text:p>001</text:p>
          </table:table-cell>
          <table:table-cell table:style-name="ce25" table:formula="of:=MID([$'Compras-Ali'.$A199];[$Tablas.$E$32];[$Tablas.$G$32])" office:value-type="string" office:string-value="02020" calcext:value-type="string">
            <text:p>02020</text:p>
          </table:table-cell>
          <table:table-cell table:style-name="ce25" table:formula="of:=MID([$'Compras-Ali'.$A199];[$Tablas.$E$33];[$Tablas.$G$33])" office:value-type="string" office:string-value="00000000000000392001" calcext:value-type="string">
            <text:p>00000000000000392001</text:p>
          </table:table-cell>
          <table:table-cell table:style-name="ce25" table:formula="of:=MID([$'Compras-Ali'.$A199];[$Tablas.$E$34];[$Tablas.$G$34])" office:value-type="string" office:string-value="80" calcext:value-type="string">
            <text:p>80</text:p>
          </table:table-cell>
          <table:table-cell table:style-name="ce25" table:formula="of:=MID([$'Compras-Ali'.$A19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199]&lt;&gt;&quot;&quot;;VALUE(MID([$'Compras-Ali'.$A199];[$Tablas.$E$36];[$Tablas.$G$36]))/100;0)*IF(OR(VALUE([.A199])=3;VALUE([.A199])=8;VALUE([.A199])=13);-1;1)" office:value-type="float" office:value="21499.86" calcext:value-type="float">
            <text:p>21.499,86</text:p>
          </table:table-cell>
          <table:table-cell table:style-name="ce25" table:formula="of:=MID([$'Compras-Ali'.$A199];[$Tablas.$E$37];[$Tablas.$G$37])" office:value-type="string" office:string-value="0005" calcext:value-type="string">
            <text:p>0005</text:p>
          </table:table-cell>
          <table:table-cell table:style-name="ce28" table:formula="of:=IF([$'Compras-Ali'.$A199]&lt;&gt;&quot;&quot;;VALUE(MID([$'Compras-Ali'.$A199];[$Tablas.$E$38];[$Tablas.$G$38]))/100;0)*IF(OR(VALUE([.A199])=3;VALUE([.A199])=8;VALUE([.A199])=13);-1;1)" office:value-type="float" office:value="4514.97" calcext:value-type="float">
            <text:p>4.514,97</text:p>
          </table:table-cell>
          <table:table-cell table:number-columns-repeated="1016"/>
        </table:table-row>
        <table:table-row table:style-name="ro1">
          <table:table-cell table:style-name="ce25" table:formula="of:=MID([$'Compras-Ali'.$A200];[$Tablas.$E$31];[$Tablas.$G$31])" office:value-type="string" office:string-value="001" calcext:value-type="string">
            <text:p>001</text:p>
          </table:table-cell>
          <table:table-cell table:style-name="ce25" table:formula="of:=MID([$'Compras-Ali'.$A200];[$Tablas.$E$32];[$Tablas.$G$32])" office:value-type="string" office:string-value="02020" calcext:value-type="string">
            <text:p>02020</text:p>
          </table:table-cell>
          <table:table-cell table:style-name="ce25" table:formula="of:=MID([$'Compras-Ali'.$A200];[$Tablas.$E$33];[$Tablas.$G$33])" office:value-type="string" office:string-value="00000000000000391972" calcext:value-type="string">
            <text:p>00000000000000391972</text:p>
          </table:table-cell>
          <table:table-cell table:style-name="ce25" table:formula="of:=MID([$'Compras-Ali'.$A200];[$Tablas.$E$34];[$Tablas.$G$34])" office:value-type="string" office:string-value="80" calcext:value-type="string">
            <text:p>80</text:p>
          </table:table-cell>
          <table:table-cell table:style-name="ce25" table:formula="of:=MID([$'Compras-Ali'.$A20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00]&lt;&gt;&quot;&quot;;VALUE(MID([$'Compras-Ali'.$A200];[$Tablas.$E$36];[$Tablas.$G$36]))/100;0)*IF(OR(VALUE([.A200])=3;VALUE([.A200])=8;VALUE([.A200])=13);-1;1)" office:value-type="float" office:value="334291.76" calcext:value-type="float">
            <text:p>334.291,76</text:p>
          </table:table-cell>
          <table:table-cell table:style-name="ce25" table:formula="of:=MID([$'Compras-Ali'.$A200];[$Tablas.$E$37];[$Tablas.$G$37])" office:value-type="string" office:string-value="0005" calcext:value-type="string">
            <text:p>0005</text:p>
          </table:table-cell>
          <table:table-cell table:style-name="ce28" table:formula="of:=IF([$'Compras-Ali'.$A200]&lt;&gt;&quot;&quot;;VALUE(MID([$'Compras-Ali'.$A200];[$Tablas.$E$38];[$Tablas.$G$38]))/100;0)*IF(OR(VALUE([.A200])=3;VALUE([.A200])=8;VALUE([.A200])=13);-1;1)" office:value-type="float" office:value="70201.27" calcext:value-type="float">
            <text:p>70.201,27</text:p>
          </table:table-cell>
          <table:table-cell table:number-columns-repeated="1016"/>
        </table:table-row>
        <table:table-row table:style-name="ro1">
          <table:table-cell table:style-name="ce25" table:formula="of:=MID([$'Compras-Ali'.$A201];[$Tablas.$E$31];[$Tablas.$G$31])" office:value-type="string" office:string-value="001" calcext:value-type="string">
            <text:p>001</text:p>
          </table:table-cell>
          <table:table-cell table:style-name="ce25" table:formula="of:=MID([$'Compras-Ali'.$A201];[$Tablas.$E$32];[$Tablas.$G$32])" office:value-type="string" office:string-value="02020" calcext:value-type="string">
            <text:p>02020</text:p>
          </table:table-cell>
          <table:table-cell table:style-name="ce25" table:formula="of:=MID([$'Compras-Ali'.$A201];[$Tablas.$E$33];[$Tablas.$G$33])" office:value-type="string" office:string-value="00000000000000392000" calcext:value-type="string">
            <text:p>00000000000000392000</text:p>
          </table:table-cell>
          <table:table-cell table:style-name="ce25" table:formula="of:=MID([$'Compras-Ali'.$A201];[$Tablas.$E$34];[$Tablas.$G$34])" office:value-type="string" office:string-value="80" calcext:value-type="string">
            <text:p>80</text:p>
          </table:table-cell>
          <table:table-cell table:style-name="ce25" table:formula="of:=MID([$'Compras-Ali'.$A20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01]&lt;&gt;&quot;&quot;;VALUE(MID([$'Compras-Ali'.$A201];[$Tablas.$E$36];[$Tablas.$G$36]))/100;0)*IF(OR(VALUE([.A201])=3;VALUE([.A201])=8;VALUE([.A201])=13);-1;1)" office:value-type="float" office:value="300028.19" calcext:value-type="float">
            <text:p>300.028,19</text:p>
          </table:table-cell>
          <table:table-cell table:style-name="ce25" table:formula="of:=MID([$'Compras-Ali'.$A201];[$Tablas.$E$37];[$Tablas.$G$37])" office:value-type="string" office:string-value="0005" calcext:value-type="string">
            <text:p>0005</text:p>
          </table:table-cell>
          <table:table-cell table:style-name="ce28" table:formula="of:=IF([$'Compras-Ali'.$A201]&lt;&gt;&quot;&quot;;VALUE(MID([$'Compras-Ali'.$A201];[$Tablas.$E$38];[$Tablas.$G$38]))/100;0)*IF(OR(VALUE([.A201])=3;VALUE([.A201])=8;VALUE([.A201])=13);-1;1)" office:value-type="float" office:value="63005.92" calcext:value-type="float">
            <text:p>63.005,92</text:p>
          </table:table-cell>
          <table:table-cell table:number-columns-repeated="1016"/>
        </table:table-row>
        <table:table-row table:style-name="ro1">
          <table:table-cell table:style-name="ce25" table:formula="of:=MID([$'Compras-Ali'.$A202];[$Tablas.$E$31];[$Tablas.$G$31])" office:value-type="string" office:string-value="001" calcext:value-type="string">
            <text:p>001</text:p>
          </table:table-cell>
          <table:table-cell table:style-name="ce25" table:formula="of:=MID([$'Compras-Ali'.$A202];[$Tablas.$E$32];[$Tablas.$G$32])" office:value-type="string" office:string-value="02020" calcext:value-type="string">
            <text:p>02020</text:p>
          </table:table-cell>
          <table:table-cell table:style-name="ce25" table:formula="of:=MID([$'Compras-Ali'.$A202];[$Tablas.$E$33];[$Tablas.$G$33])" office:value-type="string" office:string-value="00000000000000392044" calcext:value-type="string">
            <text:p>00000000000000392044</text:p>
          </table:table-cell>
          <table:table-cell table:style-name="ce25" table:formula="of:=MID([$'Compras-Ali'.$A202];[$Tablas.$E$34];[$Tablas.$G$34])" office:value-type="string" office:string-value="80" calcext:value-type="string">
            <text:p>80</text:p>
          </table:table-cell>
          <table:table-cell table:style-name="ce25" table:formula="of:=MID([$'Compras-Ali'.$A20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02]&lt;&gt;&quot;&quot;;VALUE(MID([$'Compras-Ali'.$A202];[$Tablas.$E$36];[$Tablas.$G$36]))/100;0)*IF(OR(VALUE([.A202])=3;VALUE([.A202])=8;VALUE([.A202])=13);-1;1)" office:value-type="float" office:value="477614.48" calcext:value-type="float">
            <text:p>477.614,48</text:p>
          </table:table-cell>
          <table:table-cell table:style-name="ce25" table:formula="of:=MID([$'Compras-Ali'.$A202];[$Tablas.$E$37];[$Tablas.$G$37])" office:value-type="string" office:string-value="0005" calcext:value-type="string">
            <text:p>0005</text:p>
          </table:table-cell>
          <table:table-cell table:style-name="ce28" table:formula="of:=IF([$'Compras-Ali'.$A202]&lt;&gt;&quot;&quot;;VALUE(MID([$'Compras-Ali'.$A202];[$Tablas.$E$38];[$Tablas.$G$38]))/100;0)*IF(OR(VALUE([.A202])=3;VALUE([.A202])=8;VALUE([.A202])=13);-1;1)" office:value-type="float" office:value="100299.04" calcext:value-type="float">
            <text:p>100.299,04</text:p>
          </table:table-cell>
          <table:table-cell table:number-columns-repeated="1016"/>
        </table:table-row>
        <table:table-row table:style-name="ro1">
          <table:table-cell table:style-name="ce25" table:formula="of:=MID([$'Compras-Ali'.$A203];[$Tablas.$E$31];[$Tablas.$G$31])" office:value-type="string" office:string-value="002" calcext:value-type="string">
            <text:p>002</text:p>
          </table:table-cell>
          <table:table-cell table:style-name="ce25" table:formula="of:=MID([$'Compras-Ali'.$A203];[$Tablas.$E$32];[$Tablas.$G$32])" office:value-type="string" office:string-value="02023" calcext:value-type="string">
            <text:p>02023</text:p>
          </table:table-cell>
          <table:table-cell table:style-name="ce25" table:formula="of:=MID([$'Compras-Ali'.$A203];[$Tablas.$E$33];[$Tablas.$G$33])" office:value-type="string" office:string-value="00000000000000311098" calcext:value-type="string">
            <text:p>00000000000000311098</text:p>
          </table:table-cell>
          <table:table-cell table:style-name="ce25" table:formula="of:=MID([$'Compras-Ali'.$A203];[$Tablas.$E$34];[$Tablas.$G$34])" office:value-type="string" office:string-value="80" calcext:value-type="string">
            <text:p>80</text:p>
          </table:table-cell>
          <table:table-cell table:style-name="ce25" table:formula="of:=MID([$'Compras-Ali'.$A20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03]&lt;&gt;&quot;&quot;;VALUE(MID([$'Compras-Ali'.$A203];[$Tablas.$E$36];[$Tablas.$G$36]))/100;0)*IF(OR(VALUE([.A203])=3;VALUE([.A203])=8;VALUE([.A203])=13);-1;1)" office:value-type="float" office:value="2013.76" calcext:value-type="float">
            <text:p>2.013,76</text:p>
          </table:table-cell>
          <table:table-cell table:style-name="ce25" table:formula="of:=MID([$'Compras-Ali'.$A203];[$Tablas.$E$37];[$Tablas.$G$37])" office:value-type="string" office:string-value="0005" calcext:value-type="string">
            <text:p>0005</text:p>
          </table:table-cell>
          <table:table-cell table:style-name="ce28" table:formula="of:=IF([$'Compras-Ali'.$A203]&lt;&gt;&quot;&quot;;VALUE(MID([$'Compras-Ali'.$A203];[$Tablas.$E$38];[$Tablas.$G$38]))/100;0)*IF(OR(VALUE([.A203])=3;VALUE([.A203])=8;VALUE([.A203])=13);-1;1)" office:value-type="float" office:value="422.89" calcext:value-type="float">
            <text:p>422,89</text:p>
          </table:table-cell>
          <table:table-cell table:number-columns-repeated="1016"/>
        </table:table-row>
        <table:table-row table:style-name="ro1">
          <table:table-cell table:style-name="ce25" table:formula="of:=MID([$'Compras-Ali'.$A204];[$Tablas.$E$31];[$Tablas.$G$31])" office:value-type="string" office:string-value="001" calcext:value-type="string">
            <text:p>001</text:p>
          </table:table-cell>
          <table:table-cell table:style-name="ce25" table:formula="of:=MID([$'Compras-Ali'.$A204];[$Tablas.$E$32];[$Tablas.$G$32])" office:value-type="string" office:string-value="02017" calcext:value-type="string">
            <text:p>02017</text:p>
          </table:table-cell>
          <table:table-cell table:style-name="ce25" table:formula="of:=MID([$'Compras-Ali'.$A204];[$Tablas.$E$33];[$Tablas.$G$33])" office:value-type="string" office:string-value="00000000000002447653" calcext:value-type="string">
            <text:p>00000000000002447653</text:p>
          </table:table-cell>
          <table:table-cell table:style-name="ce25" table:formula="of:=MID([$'Compras-Ali'.$A204];[$Tablas.$E$34];[$Tablas.$G$34])" office:value-type="string" office:string-value="80" calcext:value-type="string">
            <text:p>80</text:p>
          </table:table-cell>
          <table:table-cell table:style-name="ce25" table:formula="of:=MID([$'Compras-Ali'.$A20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04]&lt;&gt;&quot;&quot;;VALUE(MID([$'Compras-Ali'.$A204];[$Tablas.$E$36];[$Tablas.$G$36]))/100;0)*IF(OR(VALUE([.A204])=3;VALUE([.A204])=8;VALUE([.A204])=13);-1;1)" office:value-type="float" office:value="1391798.33" calcext:value-type="float">
            <text:p>1.391.798,33</text:p>
          </table:table-cell>
          <table:table-cell table:style-name="ce25" table:formula="of:=MID([$'Compras-Ali'.$A204];[$Tablas.$E$37];[$Tablas.$G$37])" office:value-type="string" office:string-value="0005" calcext:value-type="string">
            <text:p>0005</text:p>
          </table:table-cell>
          <table:table-cell table:style-name="ce28" table:formula="of:=IF([$'Compras-Ali'.$A204]&lt;&gt;&quot;&quot;;VALUE(MID([$'Compras-Ali'.$A204];[$Tablas.$E$38];[$Tablas.$G$38]))/100;0)*IF(OR(VALUE([.A204])=3;VALUE([.A204])=8;VALUE([.A204])=13);-1;1)" office:value-type="float" office:value="292277.65" calcext:value-type="float">
            <text:p>292.277,65</text:p>
          </table:table-cell>
          <table:table-cell table:number-columns-repeated="1016"/>
        </table:table-row>
        <table:table-row table:style-name="ro1">
          <table:table-cell table:style-name="ce25" table:formula="of:=MID([$'Compras-Ali'.$A205];[$Tablas.$E$31];[$Tablas.$G$31])" office:value-type="string" office:string-value="001" calcext:value-type="string">
            <text:p>001</text:p>
          </table:table-cell>
          <table:table-cell table:style-name="ce25" table:formula="of:=MID([$'Compras-Ali'.$A205];[$Tablas.$E$32];[$Tablas.$G$32])" office:value-type="string" office:string-value="02017" calcext:value-type="string">
            <text:p>02017</text:p>
          </table:table-cell>
          <table:table-cell table:style-name="ce25" table:formula="of:=MID([$'Compras-Ali'.$A205];[$Tablas.$E$33];[$Tablas.$G$33])" office:value-type="string" office:string-value="00000000000002447683" calcext:value-type="string">
            <text:p>00000000000002447683</text:p>
          </table:table-cell>
          <table:table-cell table:style-name="ce25" table:formula="of:=MID([$'Compras-Ali'.$A205];[$Tablas.$E$34];[$Tablas.$G$34])" office:value-type="string" office:string-value="80" calcext:value-type="string">
            <text:p>80</text:p>
          </table:table-cell>
          <table:table-cell table:style-name="ce25" table:formula="of:=MID([$'Compras-Ali'.$A20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05]&lt;&gt;&quot;&quot;;VALUE(MID([$'Compras-Ali'.$A205];[$Tablas.$E$36];[$Tablas.$G$36]))/100;0)*IF(OR(VALUE([.A205])=3;VALUE([.A205])=8;VALUE([.A205])=13);-1;1)" office:value-type="float" office:value="1287255.19" calcext:value-type="float">
            <text:p>1.287.255,19</text:p>
          </table:table-cell>
          <table:table-cell table:style-name="ce25" table:formula="of:=MID([$'Compras-Ali'.$A205];[$Tablas.$E$37];[$Tablas.$G$37])" office:value-type="string" office:string-value="0005" calcext:value-type="string">
            <text:p>0005</text:p>
          </table:table-cell>
          <table:table-cell table:style-name="ce28" table:formula="of:=IF([$'Compras-Ali'.$A205]&lt;&gt;&quot;&quot;;VALUE(MID([$'Compras-Ali'.$A205];[$Tablas.$E$38];[$Tablas.$G$38]))/100;0)*IF(OR(VALUE([.A205])=3;VALUE([.A205])=8;VALUE([.A205])=13);-1;1)" office:value-type="float" office:value="270323.59" calcext:value-type="float">
            <text:p>270.323,59</text:p>
          </table:table-cell>
          <table:table-cell table:number-columns-repeated="1016"/>
        </table:table-row>
        <table:table-row table:style-name="ro1">
          <table:table-cell table:style-name="ce25" table:formula="of:=MID([$'Compras-Ali'.$A206];[$Tablas.$E$31];[$Tablas.$G$31])" office:value-type="string" office:string-value="001" calcext:value-type="string">
            <text:p>001</text:p>
          </table:table-cell>
          <table:table-cell table:style-name="ce25" table:formula="of:=MID([$'Compras-Ali'.$A206];[$Tablas.$E$32];[$Tablas.$G$32])" office:value-type="string" office:string-value="00002" calcext:value-type="string">
            <text:p>00002</text:p>
          </table:table-cell>
          <table:table-cell table:style-name="ce25" table:formula="of:=MID([$'Compras-Ali'.$A206];[$Tablas.$E$33];[$Tablas.$G$33])" office:value-type="string" office:string-value="00000000000000009042" calcext:value-type="string">
            <text:p>00000000000000009042</text:p>
          </table:table-cell>
          <table:table-cell table:style-name="ce25" table:formula="of:=MID([$'Compras-Ali'.$A206];[$Tablas.$E$34];[$Tablas.$G$34])" office:value-type="string" office:string-value="80" calcext:value-type="string">
            <text:p>80</text:p>
          </table:table-cell>
          <table:table-cell table:style-name="ce25" table:formula="of:=MID([$'Compras-Ali'.$A206];[$Tablas.$E$35];[$Tablas.$G$35])" office:value-type="string" office:string-value="00000000030709457523" calcext:value-type="string">
            <text:p>00000000030709457523</text:p>
          </table:table-cell>
          <table:table-cell table:style-name="ce28" table:formula="of:=IF([$'Compras-Ali'.$A206]&lt;&gt;&quot;&quot;;VALUE(MID([$'Compras-Ali'.$A206];[$Tablas.$E$36];[$Tablas.$G$36]))/100;0)*IF(OR(VALUE([.A206])=3;VALUE([.A206])=8;VALUE([.A206])=13);-1;1)" office:value-type="float" office:value="15194.1" calcext:value-type="float">
            <text:p>15.194,10</text:p>
          </table:table-cell>
          <table:table-cell table:style-name="ce25" table:formula="of:=MID([$'Compras-Ali'.$A206];[$Tablas.$E$37];[$Tablas.$G$37])" office:value-type="string" office:string-value="0004" calcext:value-type="string">
            <text:p>0004</text:p>
          </table:table-cell>
          <table:table-cell table:style-name="ce28" table:formula="of:=IF([$'Compras-Ali'.$A206]&lt;&gt;&quot;&quot;;VALUE(MID([$'Compras-Ali'.$A206];[$Tablas.$E$38];[$Tablas.$G$38]))/100;0)*IF(OR(VALUE([.A206])=3;VALUE([.A206])=8;VALUE([.A206])=13);-1;1)" office:value-type="float" office:value="1519.41" calcext:value-type="float">
            <text:p>1.519,41</text:p>
          </table:table-cell>
          <table:table-cell table:number-columns-repeated="1016"/>
        </table:table-row>
        <table:table-row table:style-name="ro1">
          <table:table-cell table:style-name="ce25" table:formula="of:=MID([$'Compras-Ali'.$A207];[$Tablas.$E$31];[$Tablas.$G$31])" office:value-type="string" office:string-value="001" calcext:value-type="string">
            <text:p>001</text:p>
          </table:table-cell>
          <table:table-cell table:style-name="ce25" table:formula="of:=MID([$'Compras-Ali'.$A207];[$Tablas.$E$32];[$Tablas.$G$32])" office:value-type="string" office:string-value="00046" calcext:value-type="string">
            <text:p>00046</text:p>
          </table:table-cell>
          <table:table-cell table:style-name="ce25" table:formula="of:=MID([$'Compras-Ali'.$A207];[$Tablas.$E$33];[$Tablas.$G$33])" office:value-type="string" office:string-value="00000000000000075239" calcext:value-type="string">
            <text:p>00000000000000075239</text:p>
          </table:table-cell>
          <table:table-cell table:style-name="ce25" table:formula="of:=MID([$'Compras-Ali'.$A207];[$Tablas.$E$34];[$Tablas.$G$34])" office:value-type="string" office:string-value="80" calcext:value-type="string">
            <text:p>80</text:p>
          </table:table-cell>
          <table:table-cell table:style-name="ce25" table:formula="of:=MID([$'Compras-Ali'.$A207];[$Tablas.$E$35];[$Tablas.$G$35])" office:value-type="string" office:string-value="00000000030531878171" calcext:value-type="string">
            <text:p>00000000030531878171</text:p>
          </table:table-cell>
          <table:table-cell table:style-name="ce28" table:formula="of:=IF([$'Compras-Ali'.$A207]&lt;&gt;&quot;&quot;;VALUE(MID([$'Compras-Ali'.$A207];[$Tablas.$E$36];[$Tablas.$G$36]))/100;0)*IF(OR(VALUE([.A207])=3;VALUE([.A207])=8;VALUE([.A207])=13);-1;1)" office:value-type="float" office:value="991.71" calcext:value-type="float">
            <text:p>991,71</text:p>
          </table:table-cell>
          <table:table-cell table:style-name="ce25" table:formula="of:=MID([$'Compras-Ali'.$A207];[$Tablas.$E$37];[$Tablas.$G$37])" office:value-type="string" office:string-value="0005" calcext:value-type="string">
            <text:p>0005</text:p>
          </table:table-cell>
          <table:table-cell table:style-name="ce28" table:formula="of:=IF([$'Compras-Ali'.$A207]&lt;&gt;&quot;&quot;;VALUE(MID([$'Compras-Ali'.$A207];[$Tablas.$E$38];[$Tablas.$G$38]))/100;0)*IF(OR(VALUE([.A207])=3;VALUE([.A207])=8;VALUE([.A207])=13);-1;1)" office:value-type="float" office:value="208.26" calcext:value-type="float">
            <text:p>208,26</text:p>
          </table:table-cell>
          <table:table-cell table:number-columns-repeated="1016"/>
        </table:table-row>
        <table:table-row table:style-name="ro1">
          <table:table-cell table:style-name="ce25" table:formula="of:=MID([$'Compras-Ali'.$A208];[$Tablas.$E$31];[$Tablas.$G$31])" office:value-type="string" office:string-value="001" calcext:value-type="string">
            <text:p>001</text:p>
          </table:table-cell>
          <table:table-cell table:style-name="ce25" table:formula="of:=MID([$'Compras-Ali'.$A208];[$Tablas.$E$32];[$Tablas.$G$32])" office:value-type="string" office:string-value="00004" calcext:value-type="string">
            <text:p>00004</text:p>
          </table:table-cell>
          <table:table-cell table:style-name="ce25" table:formula="of:=MID([$'Compras-Ali'.$A208];[$Tablas.$E$33];[$Tablas.$G$33])" office:value-type="string" office:string-value="00000000000000009134" calcext:value-type="string">
            <text:p>00000000000000009134</text:p>
          </table:table-cell>
          <table:table-cell table:style-name="ce25" table:formula="of:=MID([$'Compras-Ali'.$A208];[$Tablas.$E$34];[$Tablas.$G$34])" office:value-type="string" office:string-value="80" calcext:value-type="string">
            <text:p>80</text:p>
          </table:table-cell>
          <table:table-cell table:style-name="ce25" table:formula="of:=MID([$'Compras-Ali'.$A208];[$Tablas.$E$35];[$Tablas.$G$35])" office:value-type="string" office:string-value="00000000030714014346" calcext:value-type="string">
            <text:p>00000000030714014346</text:p>
          </table:table-cell>
          <table:table-cell table:style-name="ce28" table:formula="of:=IF([$'Compras-Ali'.$A208]&lt;&gt;&quot;&quot;;VALUE(MID([$'Compras-Ali'.$A208];[$Tablas.$E$36];[$Tablas.$G$36]))/100;0)*IF(OR(VALUE([.A208])=3;VALUE([.A208])=8;VALUE([.A208])=13);-1;1)" office:value-type="float" office:value="1609.24" calcext:value-type="float">
            <text:p>1.609,24</text:p>
          </table:table-cell>
          <table:table-cell table:style-name="ce25" table:formula="of:=MID([$'Compras-Ali'.$A208];[$Tablas.$E$37];[$Tablas.$G$37])" office:value-type="string" office:string-value="0005" calcext:value-type="string">
            <text:p>0005</text:p>
          </table:table-cell>
          <table:table-cell table:style-name="ce28" table:formula="of:=IF([$'Compras-Ali'.$A208]&lt;&gt;&quot;&quot;;VALUE(MID([$'Compras-Ali'.$A208];[$Tablas.$E$38];[$Tablas.$G$38]))/100;0)*IF(OR(VALUE([.A208])=3;VALUE([.A208])=8;VALUE([.A208])=13);-1;1)" office:value-type="float" office:value="337.94" calcext:value-type="float">
            <text:p>337,94</text:p>
          </table:table-cell>
          <table:table-cell table:number-columns-repeated="1016"/>
        </table:table-row>
        <table:table-row table:style-name="ro1">
          <table:table-cell table:style-name="ce25" table:formula="of:=MID([$'Compras-Ali'.$A209];[$Tablas.$E$31];[$Tablas.$G$31])" office:value-type="string" office:string-value="001" calcext:value-type="string">
            <text:p>001</text:p>
          </table:table-cell>
          <table:table-cell table:style-name="ce25" table:formula="of:=MID([$'Compras-Ali'.$A209];[$Tablas.$E$32];[$Tablas.$G$32])" office:value-type="string" office:string-value="02017" calcext:value-type="string">
            <text:p>02017</text:p>
          </table:table-cell>
          <table:table-cell table:style-name="ce25" table:formula="of:=MID([$'Compras-Ali'.$A209];[$Tablas.$E$33];[$Tablas.$G$33])" office:value-type="string" office:string-value="00000000000002449791" calcext:value-type="string">
            <text:p>00000000000002449791</text:p>
          </table:table-cell>
          <table:table-cell table:style-name="ce25" table:formula="of:=MID([$'Compras-Ali'.$A209];[$Tablas.$E$34];[$Tablas.$G$34])" office:value-type="string" office:string-value="80" calcext:value-type="string">
            <text:p>80</text:p>
          </table:table-cell>
          <table:table-cell table:style-name="ce25" table:formula="of:=MID([$'Compras-Ali'.$A20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09]&lt;&gt;&quot;&quot;;VALUE(MID([$'Compras-Ali'.$A209];[$Tablas.$E$36];[$Tablas.$G$36]))/100;0)*IF(OR(VALUE([.A209])=3;VALUE([.A209])=8;VALUE([.A209])=13);-1;1)" office:value-type="float" office:value="27676.48" calcext:value-type="float">
            <text:p>27.676,48</text:p>
          </table:table-cell>
          <table:table-cell table:style-name="ce25" table:formula="of:=MID([$'Compras-Ali'.$A209];[$Tablas.$E$37];[$Tablas.$G$37])" office:value-type="string" office:string-value="0005" calcext:value-type="string">
            <text:p>0005</text:p>
          </table:table-cell>
          <table:table-cell table:style-name="ce28" table:formula="of:=IF([$'Compras-Ali'.$A209]&lt;&gt;&quot;&quot;;VALUE(MID([$'Compras-Ali'.$A209];[$Tablas.$E$38];[$Tablas.$G$38]))/100;0)*IF(OR(VALUE([.A209])=3;VALUE([.A209])=8;VALUE([.A209])=13);-1;1)" office:value-type="float" office:value="5812.06" calcext:value-type="float">
            <text:p>5.812,06</text:p>
          </table:table-cell>
          <table:table-cell table:number-columns-repeated="1016"/>
        </table:table-row>
        <table:table-row table:style-name="ro1">
          <table:table-cell table:style-name="ce25" table:formula="of:=MID([$'Compras-Ali'.$A210];[$Tablas.$E$31];[$Tablas.$G$31])" office:value-type="string" office:string-value="001" calcext:value-type="string">
            <text:p>001</text:p>
          </table:table-cell>
          <table:table-cell table:style-name="ce25" table:formula="of:=MID([$'Compras-Ali'.$A210];[$Tablas.$E$32];[$Tablas.$G$32])" office:value-type="string" office:string-value="00003" calcext:value-type="string">
            <text:p>00003</text:p>
          </table:table-cell>
          <table:table-cell table:style-name="ce25" table:formula="of:=MID([$'Compras-Ali'.$A210];[$Tablas.$E$33];[$Tablas.$G$33])" office:value-type="string" office:string-value="00000000000000001764" calcext:value-type="string">
            <text:p>00000000000000001764</text:p>
          </table:table-cell>
          <table:table-cell table:style-name="ce25" table:formula="of:=MID([$'Compras-Ali'.$A210];[$Tablas.$E$34];[$Tablas.$G$34])" office:value-type="string" office:string-value="80" calcext:value-type="string">
            <text:p>80</text:p>
          </table:table-cell>
          <table:table-cell table:style-name="ce25" table:formula="of:=MID([$'Compras-Ali'.$A210];[$Tablas.$E$35];[$Tablas.$G$35])" office:value-type="string" office:string-value="00000000020117813089" calcext:value-type="string">
            <text:p>00000000020117813089</text:p>
          </table:table-cell>
          <table:table-cell table:style-name="ce28" table:formula="of:=IF([$'Compras-Ali'.$A210]&lt;&gt;&quot;&quot;;VALUE(MID([$'Compras-Ali'.$A210];[$Tablas.$E$36];[$Tablas.$G$36]))/100;0)*IF(OR(VALUE([.A210])=3;VALUE([.A210])=8;VALUE([.A210])=13);-1;1)" office:value-type="float" office:value="16450.67" calcext:value-type="float">
            <text:p>16.450,67</text:p>
          </table:table-cell>
          <table:table-cell table:style-name="ce25" table:formula="of:=MID([$'Compras-Ali'.$A210];[$Tablas.$E$37];[$Tablas.$G$37])" office:value-type="string" office:string-value="0005" calcext:value-type="string">
            <text:p>0005</text:p>
          </table:table-cell>
          <table:table-cell table:style-name="ce28" table:formula="of:=IF([$'Compras-Ali'.$A210]&lt;&gt;&quot;&quot;;VALUE(MID([$'Compras-Ali'.$A210];[$Tablas.$E$38];[$Tablas.$G$38]))/100;0)*IF(OR(VALUE([.A210])=3;VALUE([.A210])=8;VALUE([.A210])=13);-1;1)" office:value-type="float" office:value="3454.64" calcext:value-type="float">
            <text:p>3.454,64</text:p>
          </table:table-cell>
          <table:table-cell table:number-columns-repeated="1016"/>
        </table:table-row>
        <table:table-row table:style-name="ro1">
          <table:table-cell table:style-name="ce25" table:formula="of:=MID([$'Compras-Ali'.$A211];[$Tablas.$E$31];[$Tablas.$G$31])" office:value-type="string" office:string-value="001" calcext:value-type="string">
            <text:p>001</text:p>
          </table:table-cell>
          <table:table-cell table:style-name="ce25" table:formula="of:=MID([$'Compras-Ali'.$A211];[$Tablas.$E$32];[$Tablas.$G$32])" office:value-type="string" office:string-value="00003" calcext:value-type="string">
            <text:p>00003</text:p>
          </table:table-cell>
          <table:table-cell table:style-name="ce25" table:formula="of:=MID([$'Compras-Ali'.$A211];[$Tablas.$E$33];[$Tablas.$G$33])" office:value-type="string" office:string-value="00000000000000001762" calcext:value-type="string">
            <text:p>00000000000000001762</text:p>
          </table:table-cell>
          <table:table-cell table:style-name="ce25" table:formula="of:=MID([$'Compras-Ali'.$A211];[$Tablas.$E$34];[$Tablas.$G$34])" office:value-type="string" office:string-value="80" calcext:value-type="string">
            <text:p>80</text:p>
          </table:table-cell>
          <table:table-cell table:style-name="ce25" table:formula="of:=MID([$'Compras-Ali'.$A211];[$Tablas.$E$35];[$Tablas.$G$35])" office:value-type="string" office:string-value="00000000020117813089" calcext:value-type="string">
            <text:p>00000000020117813089</text:p>
          </table:table-cell>
          <table:table-cell table:style-name="ce28" table:formula="of:=IF([$'Compras-Ali'.$A211]&lt;&gt;&quot;&quot;;VALUE(MID([$'Compras-Ali'.$A211];[$Tablas.$E$36];[$Tablas.$G$36]))/100;0)*IF(OR(VALUE([.A211])=3;VALUE([.A211])=8;VALUE([.A211])=13);-1;1)" office:value-type="float" office:value="22744.14" calcext:value-type="float">
            <text:p>22.744,14</text:p>
          </table:table-cell>
          <table:table-cell table:style-name="ce25" table:formula="of:=MID([$'Compras-Ali'.$A211];[$Tablas.$E$37];[$Tablas.$G$37])" office:value-type="string" office:string-value="0005" calcext:value-type="string">
            <text:p>0005</text:p>
          </table:table-cell>
          <table:table-cell table:style-name="ce28" table:formula="of:=IF([$'Compras-Ali'.$A211]&lt;&gt;&quot;&quot;;VALUE(MID([$'Compras-Ali'.$A211];[$Tablas.$E$38];[$Tablas.$G$38]))/100;0)*IF(OR(VALUE([.A211])=3;VALUE([.A211])=8;VALUE([.A211])=13);-1;1)" office:value-type="float" office:value="4776.27" calcext:value-type="float">
            <text:p>4.776,27</text:p>
          </table:table-cell>
          <table:table-cell table:number-columns-repeated="1016"/>
        </table:table-row>
        <table:table-row table:style-name="ro1">
          <table:table-cell table:style-name="ce25" table:formula="of:=MID([$'Compras-Ali'.$A212];[$Tablas.$E$31];[$Tablas.$G$31])" office:value-type="string" office:string-value="001" calcext:value-type="string">
            <text:p>001</text:p>
          </table:table-cell>
          <table:table-cell table:style-name="ce25" table:formula="of:=MID([$'Compras-Ali'.$A212];[$Tablas.$E$32];[$Tablas.$G$32])" office:value-type="string" office:string-value="00003" calcext:value-type="string">
            <text:p>00003</text:p>
          </table:table-cell>
          <table:table-cell table:style-name="ce25" table:formula="of:=MID([$'Compras-Ali'.$A212];[$Tablas.$E$33];[$Tablas.$G$33])" office:value-type="string" office:string-value="00000000000000001763" calcext:value-type="string">
            <text:p>00000000000000001763</text:p>
          </table:table-cell>
          <table:table-cell table:style-name="ce25" table:formula="of:=MID([$'Compras-Ali'.$A212];[$Tablas.$E$34];[$Tablas.$G$34])" office:value-type="string" office:string-value="80" calcext:value-type="string">
            <text:p>80</text:p>
          </table:table-cell>
          <table:table-cell table:style-name="ce25" table:formula="of:=MID([$'Compras-Ali'.$A212];[$Tablas.$E$35];[$Tablas.$G$35])" office:value-type="string" office:string-value="00000000020117813089" calcext:value-type="string">
            <text:p>00000000020117813089</text:p>
          </table:table-cell>
          <table:table-cell table:style-name="ce28" table:formula="of:=IF([$'Compras-Ali'.$A212]&lt;&gt;&quot;&quot;;VALUE(MID([$'Compras-Ali'.$A212];[$Tablas.$E$36];[$Tablas.$G$36]))/100;0)*IF(OR(VALUE([.A212])=3;VALUE([.A212])=8;VALUE([.A212])=13);-1;1)" office:value-type="float" office:value="26764.95" calcext:value-type="float">
            <text:p>26.764,95</text:p>
          </table:table-cell>
          <table:table-cell table:style-name="ce25" table:formula="of:=MID([$'Compras-Ali'.$A212];[$Tablas.$E$37];[$Tablas.$G$37])" office:value-type="string" office:string-value="0005" calcext:value-type="string">
            <text:p>0005</text:p>
          </table:table-cell>
          <table:table-cell table:style-name="ce28" table:formula="of:=IF([$'Compras-Ali'.$A212]&lt;&gt;&quot;&quot;;VALUE(MID([$'Compras-Ali'.$A212];[$Tablas.$E$38];[$Tablas.$G$38]))/100;0)*IF(OR(VALUE([.A212])=3;VALUE([.A212])=8;VALUE([.A212])=13);-1;1)" office:value-type="float" office:value="5620.64" calcext:value-type="float">
            <text:p>5.620,64</text:p>
          </table:table-cell>
          <table:table-cell table:number-columns-repeated="1016"/>
        </table:table-row>
        <table:table-row table:style-name="ro1">
          <table:table-cell table:style-name="ce25" table:formula="of:=MID([$'Compras-Ali'.$A213];[$Tablas.$E$31];[$Tablas.$G$31])" office:value-type="string" office:string-value="001" calcext:value-type="string">
            <text:p>001</text:p>
          </table:table-cell>
          <table:table-cell table:style-name="ce25" table:formula="of:=MID([$'Compras-Ali'.$A213];[$Tablas.$E$32];[$Tablas.$G$32])" office:value-type="string" office:string-value="06364" calcext:value-type="string">
            <text:p>06364</text:p>
          </table:table-cell>
          <table:table-cell table:style-name="ce25" table:formula="of:=MID([$'Compras-Ali'.$A213];[$Tablas.$E$33];[$Tablas.$G$33])" office:value-type="string" office:string-value="00000000000003539713" calcext:value-type="string">
            <text:p>00000000000003539713</text:p>
          </table:table-cell>
          <table:table-cell table:style-name="ce25" table:formula="of:=MID([$'Compras-Ali'.$A213];[$Tablas.$E$34];[$Tablas.$G$34])" office:value-type="string" office:string-value="80" calcext:value-type="string">
            <text:p>80</text:p>
          </table:table-cell>
          <table:table-cell table:style-name="ce25" table:formula="of:=MID([$'Compras-Ali'.$A213];[$Tablas.$E$35];[$Tablas.$G$35])" office:value-type="string" office:string-value="00000000030678186445" calcext:value-type="string">
            <text:p>00000000030678186445</text:p>
          </table:table-cell>
          <table:table-cell table:style-name="ce28" table:formula="of:=IF([$'Compras-Ali'.$A213]&lt;&gt;&quot;&quot;;VALUE(MID([$'Compras-Ali'.$A213];[$Tablas.$E$36];[$Tablas.$G$36]))/100;0)*IF(OR(VALUE([.A213])=3;VALUE([.A213])=8;VALUE([.A213])=13);-1;1)" office:value-type="float" office:value="21633.43" calcext:value-type="float">
            <text:p>21.633,43</text:p>
          </table:table-cell>
          <table:table-cell table:style-name="ce25" table:formula="of:=MID([$'Compras-Ali'.$A213];[$Tablas.$E$37];[$Tablas.$G$37])" office:value-type="string" office:string-value="0005" calcext:value-type="string">
            <text:p>0005</text:p>
          </table:table-cell>
          <table:table-cell table:style-name="ce28" table:formula="of:=IF([$'Compras-Ali'.$A213]&lt;&gt;&quot;&quot;;VALUE(MID([$'Compras-Ali'.$A213];[$Tablas.$E$38];[$Tablas.$G$38]))/100;0)*IF(OR(VALUE([.A213])=3;VALUE([.A213])=8;VALUE([.A213])=13);-1;1)" office:value-type="float" office:value="4543.02" calcext:value-type="float">
            <text:p>4.543,02</text:p>
          </table:table-cell>
          <table:table-cell table:number-columns-repeated="1016"/>
        </table:table-row>
        <table:table-row table:style-name="ro1">
          <table:table-cell table:style-name="ce25" table:formula="of:=MID([$'Compras-Ali'.$A214];[$Tablas.$E$31];[$Tablas.$G$31])" office:value-type="string" office:string-value="001" calcext:value-type="string">
            <text:p>001</text:p>
          </table:table-cell>
          <table:table-cell table:style-name="ce25" table:formula="of:=MID([$'Compras-Ali'.$A214];[$Tablas.$E$32];[$Tablas.$G$32])" office:value-type="string" office:string-value="06364" calcext:value-type="string">
            <text:p>06364</text:p>
          </table:table-cell>
          <table:table-cell table:style-name="ce25" table:formula="of:=MID([$'Compras-Ali'.$A214];[$Tablas.$E$33];[$Tablas.$G$33])" office:value-type="string" office:string-value="00000000000003539713" calcext:value-type="string">
            <text:p>00000000000003539713</text:p>
          </table:table-cell>
          <table:table-cell table:style-name="ce25" table:formula="of:=MID([$'Compras-Ali'.$A214];[$Tablas.$E$34];[$Tablas.$G$34])" office:value-type="string" office:string-value="80" calcext:value-type="string">
            <text:p>80</text:p>
          </table:table-cell>
          <table:table-cell table:style-name="ce25" table:formula="of:=MID([$'Compras-Ali'.$A214];[$Tablas.$E$35];[$Tablas.$G$35])" office:value-type="string" office:string-value="00000000030678186445" calcext:value-type="string">
            <text:p>00000000030678186445</text:p>
          </table:table-cell>
          <table:table-cell table:style-name="ce28" table:formula="of:=IF([$'Compras-Ali'.$A214]&lt;&gt;&quot;&quot;;VALUE(MID([$'Compras-Ali'.$A214];[$Tablas.$E$36];[$Tablas.$G$36]))/100;0)*IF(OR(VALUE([.A214])=3;VALUE([.A214])=8;VALUE([.A214])=13);-1;1)" office:value-type="float" office:value="4351.52" calcext:value-type="float">
            <text:p>4.351,52</text:p>
          </table:table-cell>
          <table:table-cell table:style-name="ce25" table:formula="of:=MID([$'Compras-Ali'.$A214];[$Tablas.$E$37];[$Tablas.$G$37])" office:value-type="string" office:string-value="0006" calcext:value-type="string">
            <text:p>0006</text:p>
          </table:table-cell>
          <table:table-cell table:style-name="ce28" table:formula="of:=IF([$'Compras-Ali'.$A214]&lt;&gt;&quot;&quot;;VALUE(MID([$'Compras-Ali'.$A214];[$Tablas.$E$38];[$Tablas.$G$38]))/100;0)*IF(OR(VALUE([.A214])=3;VALUE([.A214])=8;VALUE([.A214])=13);-1;1)" office:value-type="float" office:value="1174.91" calcext:value-type="float">
            <text:p>1.174,91</text:p>
          </table:table-cell>
          <table:table-cell table:number-columns-repeated="1016"/>
        </table:table-row>
        <table:table-row table:style-name="ro1">
          <table:table-cell table:style-name="ce25" table:formula="of:=MID([$'Compras-Ali'.$A215];[$Tablas.$E$31];[$Tablas.$G$31])" office:value-type="string" office:string-value="001" calcext:value-type="string">
            <text:p>001</text:p>
          </table:table-cell>
          <table:table-cell table:style-name="ce25" table:formula="of:=MID([$'Compras-Ali'.$A215];[$Tablas.$E$32];[$Tablas.$G$32])" office:value-type="string" office:string-value="08202" calcext:value-type="string">
            <text:p>08202</text:p>
          </table:table-cell>
          <table:table-cell table:style-name="ce25" table:formula="of:=MID([$'Compras-Ali'.$A215];[$Tablas.$E$33];[$Tablas.$G$33])" office:value-type="string" office:string-value="00000000000021008980" calcext:value-type="string">
            <text:p>00000000000021008980</text:p>
          </table:table-cell>
          <table:table-cell table:style-name="ce25" table:formula="of:=MID([$'Compras-Ali'.$A215];[$Tablas.$E$34];[$Tablas.$G$34])" office:value-type="string" office:string-value="80" calcext:value-type="string">
            <text:p>80</text:p>
          </table:table-cell>
          <table:table-cell table:style-name="ce25" table:formula="of:=MID([$'Compras-Ali'.$A215];[$Tablas.$E$35];[$Tablas.$G$35])" office:value-type="string" office:string-value="00000000030639453738" calcext:value-type="string">
            <text:p>00000000030639453738</text:p>
          </table:table-cell>
          <table:table-cell table:style-name="ce28" table:formula="of:=IF([$'Compras-Ali'.$A215]&lt;&gt;&quot;&quot;;VALUE(MID([$'Compras-Ali'.$A215];[$Tablas.$E$36];[$Tablas.$G$36]))/100;0)*IF(OR(VALUE([.A215])=3;VALUE([.A215])=8;VALUE([.A215])=13);-1;1)" office:value-type="float" office:value="722.85" calcext:value-type="float">
            <text:p>722,85</text:p>
          </table:table-cell>
          <table:table-cell table:style-name="ce25" table:formula="of:=MID([$'Compras-Ali'.$A215];[$Tablas.$E$37];[$Tablas.$G$37])" office:value-type="string" office:string-value="0006" calcext:value-type="string">
            <text:p>0006</text:p>
          </table:table-cell>
          <table:table-cell table:style-name="ce28" table:formula="of:=IF([$'Compras-Ali'.$A215]&lt;&gt;&quot;&quot;;VALUE(MID([$'Compras-Ali'.$A215];[$Tablas.$E$38];[$Tablas.$G$38]))/100;0)*IF(OR(VALUE([.A215])=3;VALUE([.A215])=8;VALUE([.A215])=13);-1;1)" office:value-type="float" office:value="195.17" calcext:value-type="float">
            <text:p>195,17</text:p>
          </table:table-cell>
          <table:table-cell table:number-columns-repeated="1016"/>
        </table:table-row>
        <table:table-row table:style-name="ro1">
          <table:table-cell table:style-name="ce25" table:formula="of:=MID([$'Compras-Ali'.$A216];[$Tablas.$E$31];[$Tablas.$G$31])" office:value-type="string" office:string-value="001" calcext:value-type="string">
            <text:p>001</text:p>
          </table:table-cell>
          <table:table-cell table:style-name="ce25" table:formula="of:=MID([$'Compras-Ali'.$A216];[$Tablas.$E$32];[$Tablas.$G$32])" office:value-type="string" office:string-value="08202" calcext:value-type="string">
            <text:p>08202</text:p>
          </table:table-cell>
          <table:table-cell table:style-name="ce25" table:formula="of:=MID([$'Compras-Ali'.$A216];[$Tablas.$E$33];[$Tablas.$G$33])" office:value-type="string" office:string-value="00000000000021032438" calcext:value-type="string">
            <text:p>00000000000021032438</text:p>
          </table:table-cell>
          <table:table-cell table:style-name="ce25" table:formula="of:=MID([$'Compras-Ali'.$A216];[$Tablas.$E$34];[$Tablas.$G$34])" office:value-type="string" office:string-value="80" calcext:value-type="string">
            <text:p>80</text:p>
          </table:table-cell>
          <table:table-cell table:style-name="ce25" table:formula="of:=MID([$'Compras-Ali'.$A216];[$Tablas.$E$35];[$Tablas.$G$35])" office:value-type="string" office:string-value="00000000030639453738" calcext:value-type="string">
            <text:p>00000000030639453738</text:p>
          </table:table-cell>
          <table:table-cell table:style-name="ce28" table:formula="of:=IF([$'Compras-Ali'.$A216]&lt;&gt;&quot;&quot;;VALUE(MID([$'Compras-Ali'.$A216];[$Tablas.$E$36];[$Tablas.$G$36]))/100;0)*IF(OR(VALUE([.A216])=3;VALUE([.A216])=8;VALUE([.A216])=13);-1;1)" office:value-type="float" office:value="773.93" calcext:value-type="float">
            <text:p>773,93</text:p>
          </table:table-cell>
          <table:table-cell table:style-name="ce25" table:formula="of:=MID([$'Compras-Ali'.$A216];[$Tablas.$E$37];[$Tablas.$G$37])" office:value-type="string" office:string-value="0006" calcext:value-type="string">
            <text:p>0006</text:p>
          </table:table-cell>
          <table:table-cell table:style-name="ce28" table:formula="of:=IF([$'Compras-Ali'.$A216]&lt;&gt;&quot;&quot;;VALUE(MID([$'Compras-Ali'.$A216];[$Tablas.$E$38];[$Tablas.$G$38]))/100;0)*IF(OR(VALUE([.A216])=3;VALUE([.A216])=8;VALUE([.A216])=13);-1;1)" office:value-type="float" office:value="208.96" calcext:value-type="float">
            <text:p>208,96</text:p>
          </table:table-cell>
          <table:table-cell table:number-columns-repeated="1016"/>
        </table:table-row>
        <table:table-row table:style-name="ro1">
          <table:table-cell table:style-name="ce25" table:formula="of:=MID([$'Compras-Ali'.$A217];[$Tablas.$E$31];[$Tablas.$G$31])" office:value-type="string" office:string-value="001" calcext:value-type="string">
            <text:p>001</text:p>
          </table:table-cell>
          <table:table-cell table:style-name="ce25" table:formula="of:=MID([$'Compras-Ali'.$A217];[$Tablas.$E$32];[$Tablas.$G$32])" office:value-type="string" office:string-value="00003" calcext:value-type="string">
            <text:p>00003</text:p>
          </table:table-cell>
          <table:table-cell table:style-name="ce25" table:formula="of:=MID([$'Compras-Ali'.$A217];[$Tablas.$E$33];[$Tablas.$G$33])" office:value-type="string" office:string-value="00000000000000000074" calcext:value-type="string">
            <text:p>00000000000000000074</text:p>
          </table:table-cell>
          <table:table-cell table:style-name="ce25" table:formula="of:=MID([$'Compras-Ali'.$A217];[$Tablas.$E$34];[$Tablas.$G$34])" office:value-type="string" office:string-value="80" calcext:value-type="string">
            <text:p>80</text:p>
          </table:table-cell>
          <table:table-cell table:style-name="ce25" table:formula="of:=MID([$'Compras-Ali'.$A217];[$Tablas.$E$35];[$Tablas.$G$35])" office:value-type="string" office:string-value="00000000020308133991" calcext:value-type="string">
            <text:p>00000000020308133991</text:p>
          </table:table-cell>
          <table:table-cell table:style-name="ce28" table:formula="of:=IF([$'Compras-Ali'.$A217]&lt;&gt;&quot;&quot;;VALUE(MID([$'Compras-Ali'.$A217];[$Tablas.$E$36];[$Tablas.$G$36]))/100;0)*IF(OR(VALUE([.A217])=3;VALUE([.A217])=8;VALUE([.A217])=13);-1;1)" office:value-type="float" office:value="1900000" calcext:value-type="float">
            <text:p>1.900.000,00</text:p>
          </table:table-cell>
          <table:table-cell table:style-name="ce25" table:formula="of:=MID([$'Compras-Ali'.$A217];[$Tablas.$E$37];[$Tablas.$G$37])" office:value-type="string" office:string-value="0005" calcext:value-type="string">
            <text:p>0005</text:p>
          </table:table-cell>
          <table:table-cell table:style-name="ce28" table:formula="of:=IF([$'Compras-Ali'.$A217]&lt;&gt;&quot;&quot;;VALUE(MID([$'Compras-Ali'.$A217];[$Tablas.$E$38];[$Tablas.$G$38]))/100;0)*IF(OR(VALUE([.A217])=3;VALUE([.A217])=8;VALUE([.A217])=13);-1;1)" office:value-type="float" office:value="399000" calcext:value-type="float">
            <text:p>399.00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18];[$Tablas.$E$31];[$Tablas.$G$31])" office:value-type="string" office:string-value="001" calcext:value-type="string">
            <text:p>001</text:p>
          </table:table-cell>
          <table:table-cell table:style-name="ce25" table:formula="of:=MID([$'Compras-Ali'.$A218];[$Tablas.$E$32];[$Tablas.$G$32])" office:value-type="string" office:string-value="00001" calcext:value-type="string">
            <text:p>00001</text:p>
          </table:table-cell>
          <table:table-cell table:style-name="ce25" table:formula="of:=MID([$'Compras-Ali'.$A218];[$Tablas.$E$33];[$Tablas.$G$33])" office:value-type="string" office:string-value="00000000000000081714" calcext:value-type="string">
            <text:p>00000000000000081714</text:p>
          </table:table-cell>
          <table:table-cell table:style-name="ce25" table:formula="of:=MID([$'Compras-Ali'.$A218];[$Tablas.$E$34];[$Tablas.$G$34])" office:value-type="string" office:string-value="80" calcext:value-type="string">
            <text:p>80</text:p>
          </table:table-cell>
          <table:table-cell table:style-name="ce25" table:formula="of:=MID([$'Compras-Ali'.$A21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18]&lt;&gt;&quot;&quot;;VALUE(MID([$'Compras-Ali'.$A218];[$Tablas.$E$36];[$Tablas.$G$36]))/100;0)*IF(OR(VALUE([.A218])=3;VALUE([.A218])=8;VALUE([.A218])=13);-1;1)" office:value-type="float" office:value="1.86" calcext:value-type="float">
            <text:p>1,86</text:p>
          </table:table-cell>
          <table:table-cell table:style-name="ce25" table:formula="of:=MID([$'Compras-Ali'.$A218];[$Tablas.$E$37];[$Tablas.$G$37])" office:value-type="string" office:string-value="0005" calcext:value-type="string">
            <text:p>0005</text:p>
          </table:table-cell>
          <table:table-cell table:style-name="ce28" table:formula="of:=IF([$'Compras-Ali'.$A218]&lt;&gt;&quot;&quot;;VALUE(MID([$'Compras-Ali'.$A218];[$Tablas.$E$38];[$Tablas.$G$38]))/100;0)*IF(OR(VALUE([.A218])=3;VALUE([.A218])=8;VALUE([.A218])=13);-1;1)" office:value-type="float" office:value="0.39" calcext:value-type="float">
            <text:p>0,39</text:p>
          </table:table-cell>
          <table:table-cell table:number-columns-repeated="1016"/>
        </table:table-row>
        <table:table-row table:style-name="ro1">
          <table:table-cell table:style-name="ce25" table:formula="of:=MID([$'Compras-Ali'.$A219];[$Tablas.$E$31];[$Tablas.$G$31])" office:value-type="string" office:string-value="001" calcext:value-type="string">
            <text:p>001</text:p>
          </table:table-cell>
          <table:table-cell table:style-name="ce25" table:formula="of:=MID([$'Compras-Ali'.$A219];[$Tablas.$E$32];[$Tablas.$G$32])" office:value-type="string" office:string-value="00001" calcext:value-type="string">
            <text:p>00001</text:p>
          </table:table-cell>
          <table:table-cell table:style-name="ce25" table:formula="of:=MID([$'Compras-Ali'.$A219];[$Tablas.$E$33];[$Tablas.$G$33])" office:value-type="string" office:string-value="00000000000000081682" calcext:value-type="string">
            <text:p>00000000000000081682</text:p>
          </table:table-cell>
          <table:table-cell table:style-name="ce25" table:formula="of:=MID([$'Compras-Ali'.$A219];[$Tablas.$E$34];[$Tablas.$G$34])" office:value-type="string" office:string-value="80" calcext:value-type="string">
            <text:p>80</text:p>
          </table:table-cell>
          <table:table-cell table:style-name="ce25" table:formula="of:=MID([$'Compras-Ali'.$A21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19]&lt;&gt;&quot;&quot;;VALUE(MID([$'Compras-Ali'.$A219];[$Tablas.$E$36];[$Tablas.$G$36]))/100;0)*IF(OR(VALUE([.A219])=3;VALUE([.A219])=8;VALUE([.A219])=13);-1;1)" office:value-type="float" office:value="9" calcext:value-type="float">
            <text:p>9,00</text:p>
          </table:table-cell>
          <table:table-cell table:style-name="ce25" table:formula="of:=MID([$'Compras-Ali'.$A219];[$Tablas.$E$37];[$Tablas.$G$37])" office:value-type="string" office:string-value="0005" calcext:value-type="string">
            <text:p>0005</text:p>
          </table:table-cell>
          <table:table-cell table:style-name="ce28" table:formula="of:=IF([$'Compras-Ali'.$A219]&lt;&gt;&quot;&quot;;VALUE(MID([$'Compras-Ali'.$A219];[$Tablas.$E$38];[$Tablas.$G$38]))/100;0)*IF(OR(VALUE([.A219])=3;VALUE([.A219])=8;VALUE([.A219])=13);-1;1)" office:value-type="float" office:value="1.89" calcext:value-type="float">
            <text:p>1,89</text:p>
          </table:table-cell>
          <table:table-cell table:number-columns-repeated="1016"/>
        </table:table-row>
        <table:table-row table:style-name="ro1">
          <table:table-cell table:style-name="ce25" table:formula="of:=MID([$'Compras-Ali'.$A220];[$Tablas.$E$31];[$Tablas.$G$31])" office:value-type="string" office:string-value="001" calcext:value-type="string">
            <text:p>001</text:p>
          </table:table-cell>
          <table:table-cell table:style-name="ce25" table:formula="of:=MID([$'Compras-Ali'.$A220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0];[$Tablas.$E$33];[$Tablas.$G$33])" office:value-type="string" office:string-value="00000000000000081709" calcext:value-type="string">
            <text:p>00000000000000081709</text:p>
          </table:table-cell>
          <table:table-cell table:style-name="ce25" table:formula="of:=MID([$'Compras-Ali'.$A220];[$Tablas.$E$34];[$Tablas.$G$34])" office:value-type="string" office:string-value="80" calcext:value-type="string">
            <text:p>80</text:p>
          </table:table-cell>
          <table:table-cell table:style-name="ce25" table:formula="of:=MID([$'Compras-Ali'.$A22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0]&lt;&gt;&quot;&quot;;VALUE(MID([$'Compras-Ali'.$A220];[$Tablas.$E$36];[$Tablas.$G$36]))/100;0)*IF(OR(VALUE([.A220])=3;VALUE([.A220])=8;VALUE([.A220])=13);-1;1)" office:value-type="float" office:value="42.05" calcext:value-type="float">
            <text:p>42,05</text:p>
          </table:table-cell>
          <table:table-cell table:style-name="ce25" table:formula="of:=MID([$'Compras-Ali'.$A220];[$Tablas.$E$37];[$Tablas.$G$37])" office:value-type="string" office:string-value="0005" calcext:value-type="string">
            <text:p>0005</text:p>
          </table:table-cell>
          <table:table-cell table:style-name="ce28" table:formula="of:=IF([$'Compras-Ali'.$A220]&lt;&gt;&quot;&quot;;VALUE(MID([$'Compras-Ali'.$A220];[$Tablas.$E$38];[$Tablas.$G$38]))/100;0)*IF(OR(VALUE([.A220])=3;VALUE([.A220])=8;VALUE([.A220])=13);-1;1)" office:value-type="float" office:value="8.83" calcext:value-type="float">
            <text:p>8,83</text:p>
          </table:table-cell>
          <table:table-cell table:number-columns-repeated="1016"/>
        </table:table-row>
        <table:table-row table:style-name="ro1">
          <table:table-cell table:style-name="ce25" table:formula="of:=MID([$'Compras-Ali'.$A221];[$Tablas.$E$31];[$Tablas.$G$31])" office:value-type="string" office:string-value="001" calcext:value-type="string">
            <text:p>001</text:p>
          </table:table-cell>
          <table:table-cell table:style-name="ce25" table:formula="of:=MID([$'Compras-Ali'.$A221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1];[$Tablas.$E$33];[$Tablas.$G$33])" office:value-type="string" office:string-value="00000000000000081680" calcext:value-type="string">
            <text:p>00000000000000081680</text:p>
          </table:table-cell>
          <table:table-cell table:style-name="ce25" table:formula="of:=MID([$'Compras-Ali'.$A221];[$Tablas.$E$34];[$Tablas.$G$34])" office:value-type="string" office:string-value="80" calcext:value-type="string">
            <text:p>80</text:p>
          </table:table-cell>
          <table:table-cell table:style-name="ce25" table:formula="of:=MID([$'Compras-Ali'.$A22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1]&lt;&gt;&quot;&quot;;VALUE(MID([$'Compras-Ali'.$A221];[$Tablas.$E$36];[$Tablas.$G$36]))/100;0)*IF(OR(VALUE([.A221])=3;VALUE([.A221])=8;VALUE([.A221])=13);-1;1)" office:value-type="float" office:value="196.14" calcext:value-type="float">
            <text:p>196,14</text:p>
          </table:table-cell>
          <table:table-cell table:style-name="ce25" table:formula="of:=MID([$'Compras-Ali'.$A221];[$Tablas.$E$37];[$Tablas.$G$37])" office:value-type="string" office:string-value="0005" calcext:value-type="string">
            <text:p>0005</text:p>
          </table:table-cell>
          <table:table-cell table:style-name="ce28" table:formula="of:=IF([$'Compras-Ali'.$A221]&lt;&gt;&quot;&quot;;VALUE(MID([$'Compras-Ali'.$A221];[$Tablas.$E$38];[$Tablas.$G$38]))/100;0)*IF(OR(VALUE([.A221])=3;VALUE([.A221])=8;VALUE([.A221])=13);-1;1)" office:value-type="float" office:value="41.19" calcext:value-type="float">
            <text:p>41,19</text:p>
          </table:table-cell>
          <table:table-cell table:number-columns-repeated="1016"/>
        </table:table-row>
        <table:table-row table:style-name="ro1">
          <table:table-cell table:style-name="ce25" table:formula="of:=MID([$'Compras-Ali'.$A222];[$Tablas.$E$31];[$Tablas.$G$31])" office:value-type="string" office:string-value="001" calcext:value-type="string">
            <text:p>001</text:p>
          </table:table-cell>
          <table:table-cell table:style-name="ce25" table:formula="of:=MID([$'Compras-Ali'.$A222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2];[$Tablas.$E$33];[$Tablas.$G$33])" office:value-type="string" office:string-value="00000000000000081298" calcext:value-type="string">
            <text:p>00000000000000081298</text:p>
          </table:table-cell>
          <table:table-cell table:style-name="ce25" table:formula="of:=MID([$'Compras-Ali'.$A222];[$Tablas.$E$34];[$Tablas.$G$34])" office:value-type="string" office:string-value="80" calcext:value-type="string">
            <text:p>80</text:p>
          </table:table-cell>
          <table:table-cell table:style-name="ce25" table:formula="of:=MID([$'Compras-Ali'.$A22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2]&lt;&gt;&quot;&quot;;VALUE(MID([$'Compras-Ali'.$A222];[$Tablas.$E$36];[$Tablas.$G$36]))/100;0)*IF(OR(VALUE([.A222])=3;VALUE([.A222])=8;VALUE([.A222])=13);-1;1)" office:value-type="float" office:value="275.71" calcext:value-type="float">
            <text:p>275,71</text:p>
          </table:table-cell>
          <table:table-cell table:style-name="ce25" table:formula="of:=MID([$'Compras-Ali'.$A222];[$Tablas.$E$37];[$Tablas.$G$37])" office:value-type="string" office:string-value="0005" calcext:value-type="string">
            <text:p>0005</text:p>
          </table:table-cell>
          <table:table-cell table:style-name="ce28" table:formula="of:=IF([$'Compras-Ali'.$A222]&lt;&gt;&quot;&quot;;VALUE(MID([$'Compras-Ali'.$A222];[$Tablas.$E$38];[$Tablas.$G$38]))/100;0)*IF(OR(VALUE([.A222])=3;VALUE([.A222])=8;VALUE([.A222])=13);-1;1)" office:value-type="float" office:value="57.9" calcext:value-type="float">
            <text:p>57,90</text:p>
          </table:table-cell>
          <table:table-cell table:number-columns-repeated="1016"/>
        </table:table-row>
        <table:table-row table:style-name="ro1">
          <table:table-cell table:style-name="ce25" table:formula="of:=MID([$'Compras-Ali'.$A223];[$Tablas.$E$31];[$Tablas.$G$31])" office:value-type="string" office:string-value="001" calcext:value-type="string">
            <text:p>001</text:p>
          </table:table-cell>
          <table:table-cell table:style-name="ce25" table:formula="of:=MID([$'Compras-Ali'.$A223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3];[$Tablas.$E$33];[$Tablas.$G$33])" office:value-type="string" office:string-value="00000000000000081698" calcext:value-type="string">
            <text:p>00000000000000081698</text:p>
          </table:table-cell>
          <table:table-cell table:style-name="ce25" table:formula="of:=MID([$'Compras-Ali'.$A223];[$Tablas.$E$34];[$Tablas.$G$34])" office:value-type="string" office:string-value="80" calcext:value-type="string">
            <text:p>80</text:p>
          </table:table-cell>
          <table:table-cell table:style-name="ce25" table:formula="of:=MID([$'Compras-Ali'.$A22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3]&lt;&gt;&quot;&quot;;VALUE(MID([$'Compras-Ali'.$A223];[$Tablas.$E$36];[$Tablas.$G$36]))/100;0)*IF(OR(VALUE([.A223])=3;VALUE([.A223])=8;VALUE([.A223])=13);-1;1)" office:value-type="float" office:value="3.43" calcext:value-type="float">
            <text:p>3,43</text:p>
          </table:table-cell>
          <table:table-cell table:style-name="ce25" table:formula="of:=MID([$'Compras-Ali'.$A223];[$Tablas.$E$37];[$Tablas.$G$37])" office:value-type="string" office:string-value="0005" calcext:value-type="string">
            <text:p>0005</text:p>
          </table:table-cell>
          <table:table-cell table:style-name="ce28" table:formula="of:=IF([$'Compras-Ali'.$A223]&lt;&gt;&quot;&quot;;VALUE(MID([$'Compras-Ali'.$A223];[$Tablas.$E$38];[$Tablas.$G$38]))/100;0)*IF(OR(VALUE([.A223])=3;VALUE([.A223])=8;VALUE([.A223])=13);-1;1)" office:value-type="float" office:value="0.72" calcext:value-type="float">
            <text:p>0,72</text:p>
          </table:table-cell>
          <table:table-cell table:number-columns-repeated="1016"/>
        </table:table-row>
        <table:table-row table:style-name="ro1">
          <table:table-cell table:style-name="ce25" table:formula="of:=MID([$'Compras-Ali'.$A224];[$Tablas.$E$31];[$Tablas.$G$31])" office:value-type="string" office:string-value="001" calcext:value-type="string">
            <text:p>001</text:p>
          </table:table-cell>
          <table:table-cell table:style-name="ce25" table:formula="of:=MID([$'Compras-Ali'.$A224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4];[$Tablas.$E$33];[$Tablas.$G$33])" office:value-type="string" office:string-value="00000000000000081701" calcext:value-type="string">
            <text:p>00000000000000081701</text:p>
          </table:table-cell>
          <table:table-cell table:style-name="ce25" table:formula="of:=MID([$'Compras-Ali'.$A224];[$Tablas.$E$34];[$Tablas.$G$34])" office:value-type="string" office:string-value="80" calcext:value-type="string">
            <text:p>80</text:p>
          </table:table-cell>
          <table:table-cell table:style-name="ce25" table:formula="of:=MID([$'Compras-Ali'.$A22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4]&lt;&gt;&quot;&quot;;VALUE(MID([$'Compras-Ali'.$A224];[$Tablas.$E$36];[$Tablas.$G$36]))/100;0)*IF(OR(VALUE([.A224])=3;VALUE([.A224])=8;VALUE([.A224])=13);-1;1)" office:value-type="float" office:value="63.9" calcext:value-type="float">
            <text:p>63,90</text:p>
          </table:table-cell>
          <table:table-cell table:style-name="ce25" table:formula="of:=MID([$'Compras-Ali'.$A224];[$Tablas.$E$37];[$Tablas.$G$37])" office:value-type="string" office:string-value="0005" calcext:value-type="string">
            <text:p>0005</text:p>
          </table:table-cell>
          <table:table-cell table:style-name="ce28" table:formula="of:=IF([$'Compras-Ali'.$A224]&lt;&gt;&quot;&quot;;VALUE(MID([$'Compras-Ali'.$A224];[$Tablas.$E$38];[$Tablas.$G$38]))/100;0)*IF(OR(VALUE([.A224])=3;VALUE([.A224])=8;VALUE([.A224])=13);-1;1)" office:value-type="float" office:value="13.42" calcext:value-type="float">
            <text:p>13,42</text:p>
          </table:table-cell>
          <table:table-cell table:number-columns-repeated="1016"/>
        </table:table-row>
        <table:table-row table:style-name="ro1">
          <table:table-cell table:style-name="ce25" table:formula="of:=MID([$'Compras-Ali'.$A225];[$Tablas.$E$31];[$Tablas.$G$31])" office:value-type="string" office:string-value="001" calcext:value-type="string">
            <text:p>001</text:p>
          </table:table-cell>
          <table:table-cell table:style-name="ce25" table:formula="of:=MID([$'Compras-Ali'.$A225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5];[$Tablas.$E$33];[$Tablas.$G$33])" office:value-type="string" office:string-value="00000000000000081319" calcext:value-type="string">
            <text:p>00000000000000081319</text:p>
          </table:table-cell>
          <table:table-cell table:style-name="ce25" table:formula="of:=MID([$'Compras-Ali'.$A225];[$Tablas.$E$34];[$Tablas.$G$34])" office:value-type="string" office:string-value="80" calcext:value-type="string">
            <text:p>80</text:p>
          </table:table-cell>
          <table:table-cell table:style-name="ce25" table:formula="of:=MID([$'Compras-Ali'.$A22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5]&lt;&gt;&quot;&quot;;VALUE(MID([$'Compras-Ali'.$A225];[$Tablas.$E$36];[$Tablas.$G$36]))/100;0)*IF(OR(VALUE([.A225])=3;VALUE([.A225])=8;VALUE([.A225])=13);-1;1)" office:value-type="float" office:value="225.57" calcext:value-type="float">
            <text:p>225,57</text:p>
          </table:table-cell>
          <table:table-cell table:style-name="ce25" table:formula="of:=MID([$'Compras-Ali'.$A225];[$Tablas.$E$37];[$Tablas.$G$37])" office:value-type="string" office:string-value="0005" calcext:value-type="string">
            <text:p>0005</text:p>
          </table:table-cell>
          <table:table-cell table:style-name="ce28" table:formula="of:=IF([$'Compras-Ali'.$A225]&lt;&gt;&quot;&quot;;VALUE(MID([$'Compras-Ali'.$A225];[$Tablas.$E$38];[$Tablas.$G$38]))/100;0)*IF(OR(VALUE([.A225])=3;VALUE([.A225])=8;VALUE([.A225])=13);-1;1)" office:value-type="float" office:value="47.37" calcext:value-type="float">
            <text:p>47,37</text:p>
          </table:table-cell>
          <table:table-cell table:number-columns-repeated="1016"/>
        </table:table-row>
        <table:table-row table:style-name="ro1">
          <table:table-cell table:style-name="ce25" table:formula="of:=MID([$'Compras-Ali'.$A226];[$Tablas.$E$31];[$Tablas.$G$31])" office:value-type="string" office:string-value="001" calcext:value-type="string">
            <text:p>001</text:p>
          </table:table-cell>
          <table:table-cell table:style-name="ce25" table:formula="of:=MID([$'Compras-Ali'.$A22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6];[$Tablas.$E$33];[$Tablas.$G$33])" office:value-type="string" office:string-value="00000000000000081719" calcext:value-type="string">
            <text:p>00000000000000081719</text:p>
          </table:table-cell>
          <table:table-cell table:style-name="ce25" table:formula="of:=MID([$'Compras-Ali'.$A226];[$Tablas.$E$34];[$Tablas.$G$34])" office:value-type="string" office:string-value="80" calcext:value-type="string">
            <text:p>80</text:p>
          </table:table-cell>
          <table:table-cell table:style-name="ce25" table:formula="of:=MID([$'Compras-Ali'.$A22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6]&lt;&gt;&quot;&quot;;VALUE(MID([$'Compras-Ali'.$A226];[$Tablas.$E$36];[$Tablas.$G$36]))/100;0)*IF(OR(VALUE([.A226])=3;VALUE([.A226])=8;VALUE([.A226])=13);-1;1)" office:value-type="float" office:value="616.62" calcext:value-type="float">
            <text:p>616,62</text:p>
          </table:table-cell>
          <table:table-cell table:style-name="ce25" table:formula="of:=MID([$'Compras-Ali'.$A226];[$Tablas.$E$37];[$Tablas.$G$37])" office:value-type="string" office:string-value="0005" calcext:value-type="string">
            <text:p>0005</text:p>
          </table:table-cell>
          <table:table-cell table:style-name="ce28" table:formula="of:=IF([$'Compras-Ali'.$A226]&lt;&gt;&quot;&quot;;VALUE(MID([$'Compras-Ali'.$A226];[$Tablas.$E$38];[$Tablas.$G$38]))/100;0)*IF(OR(VALUE([.A226])=3;VALUE([.A226])=8;VALUE([.A226])=13);-1;1)" office:value-type="float" office:value="129.49" calcext:value-type="float">
            <text:p>129,49</text:p>
          </table:table-cell>
          <table:table-cell table:number-columns-repeated="1016"/>
        </table:table-row>
        <table:table-row table:style-name="ro1">
          <table:table-cell table:style-name="ce25" table:formula="of:=MID([$'Compras-Ali'.$A227];[$Tablas.$E$31];[$Tablas.$G$31])" office:value-type="string" office:string-value="001" calcext:value-type="string">
            <text:p>001</text:p>
          </table:table-cell>
          <table:table-cell table:style-name="ce25" table:formula="of:=MID([$'Compras-Ali'.$A22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27];[$Tablas.$E$33];[$Tablas.$G$33])" office:value-type="string" office:string-value="00000000000000081697" calcext:value-type="string">
            <text:p>00000000000000081697</text:p>
          </table:table-cell>
          <table:table-cell table:style-name="ce25" table:formula="of:=MID([$'Compras-Ali'.$A227];[$Tablas.$E$34];[$Tablas.$G$34])" office:value-type="string" office:string-value="80" calcext:value-type="string">
            <text:p>80</text:p>
          </table:table-cell>
          <table:table-cell table:style-name="ce25" table:formula="of:=MID([$'Compras-Ali'.$A22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27]&lt;&gt;&quot;&quot;;VALUE(MID([$'Compras-Ali'.$A227];[$Tablas.$E$36];[$Tablas.$G$36]))/100;0)*IF(OR(VALUE([.A227])=3;VALUE([.A227])=8;VALUE([.A227])=13);-1;1)" office:value-type="float" office:value="1172.29" calcext:value-type="float">
            <text:p>1.172,29</text:p>
          </table:table-cell>
          <table:table-cell table:style-name="ce25" table:formula="of:=MID([$'Compras-Ali'.$A227];[$Tablas.$E$37];[$Tablas.$G$37])" office:value-type="string" office:string-value="0005" calcext:value-type="string">
            <text:p>0005</text:p>
          </table:table-cell>
          <table:table-cell table:style-name="ce28" table:formula="of:=IF([$'Compras-Ali'.$A227]&lt;&gt;&quot;&quot;;VALUE(MID([$'Compras-Ali'.$A227];[$Tablas.$E$38];[$Tablas.$G$38]))/100;0)*IF(OR(VALUE([.A227])=3;VALUE([.A227])=8;VALUE([.A227])=13);-1;1)" office:value-type="float" office:value="246.18" calcext:value-type="float">
            <text:p>246,18</text:p>
          </table:table-cell>
          <table:table-cell table:number-columns-repeated="1016"/>
        </table:table-row>
        <table:table-row table:style-name="ro1">
          <table:table-cell table:style-name="ce25" table:formula="of:=MID([$'Compras-Ali'.$A228];[$Tablas.$E$31];[$Tablas.$G$31])" office:value-type="string" office:string-value="001" calcext:value-type="string">
            <text:p>001</text:p>
          </table:table-cell>
          <table:table-cell table:style-name="ce25" table:formula="of:=MID([$'Compras-Ali'.$A228];[$Tablas.$E$32];[$Tablas.$G$32])" office:value-type="string" office:string-value="00418" calcext:value-type="string">
            <text:p>00418</text:p>
          </table:table-cell>
          <table:table-cell table:style-name="ce25" table:formula="of:=MID([$'Compras-Ali'.$A228];[$Tablas.$E$33];[$Tablas.$G$33])" office:value-type="string" office:string-value="00000000000000713324" calcext:value-type="string">
            <text:p>00000000000000713324</text:p>
          </table:table-cell>
          <table:table-cell table:style-name="ce25" table:formula="of:=MID([$'Compras-Ali'.$A228];[$Tablas.$E$34];[$Tablas.$G$34])" office:value-type="string" office:string-value="80" calcext:value-type="string">
            <text:p>80</text:p>
          </table:table-cell>
          <table:table-cell table:style-name="ce25" table:formula="of:=MID([$'Compras-Ali'.$A228];[$Tablas.$E$35];[$Tablas.$G$35])" office:value-type="string" office:string-value="00000000030500049460" calcext:value-type="string">
            <text:p>00000000030500049460</text:p>
          </table:table-cell>
          <table:table-cell table:style-name="ce28" table:formula="of:=IF([$'Compras-Ali'.$A228]&lt;&gt;&quot;&quot;;VALUE(MID([$'Compras-Ali'.$A228];[$Tablas.$E$36];[$Tablas.$G$36]))/100;0)*IF(OR(VALUE([.A228])=3;VALUE([.A228])=8;VALUE([.A228])=13);-1;1)" office:value-type="float" office:value="147352.9" calcext:value-type="float">
            <text:p>147.352,90</text:p>
          </table:table-cell>
          <table:table-cell table:style-name="ce25" table:formula="of:=MID([$'Compras-Ali'.$A228];[$Tablas.$E$37];[$Tablas.$G$37])" office:value-type="string" office:string-value="0005" calcext:value-type="string">
            <text:p>0005</text:p>
          </table:table-cell>
          <table:table-cell table:style-name="ce28" table:formula="of:=IF([$'Compras-Ali'.$A228]&lt;&gt;&quot;&quot;;VALUE(MID([$'Compras-Ali'.$A228];[$Tablas.$E$38];[$Tablas.$G$38]))/100;0)*IF(OR(VALUE([.A228])=3;VALUE([.A228])=8;VALUE([.A228])=13);-1;1)" office:value-type="float" office:value="30944.11" calcext:value-type="float">
            <text:p>30.944,11</text:p>
          </table:table-cell>
          <table:table-cell table:number-columns-repeated="1016"/>
        </table:table-row>
        <table:table-row table:style-name="ro1">
          <table:table-cell table:style-name="ce25" table:formula="of:=MID([$'Compras-Ali'.$A229];[$Tablas.$E$31];[$Tablas.$G$31])" office:value-type="string" office:string-value="003" calcext:value-type="string">
            <text:p>003</text:p>
          </table:table-cell>
          <table:table-cell table:style-name="ce25" table:formula="of:=MID([$'Compras-Ali'.$A229];[$Tablas.$E$32];[$Tablas.$G$32])" office:value-type="string" office:string-value="00413" calcext:value-type="string">
            <text:p>00413</text:p>
          </table:table-cell>
          <table:table-cell table:style-name="ce25" table:formula="of:=MID([$'Compras-Ali'.$A229];[$Tablas.$E$33];[$Tablas.$G$33])" office:value-type="string" office:string-value="00000000000000704146" calcext:value-type="string">
            <text:p>00000000000000704146</text:p>
          </table:table-cell>
          <table:table-cell table:style-name="ce25" table:formula="of:=MID([$'Compras-Ali'.$A229];[$Tablas.$E$34];[$Tablas.$G$34])" office:value-type="string" office:string-value="80" calcext:value-type="string">
            <text:p>80</text:p>
          </table:table-cell>
          <table:table-cell table:style-name="ce25" table:formula="of:=MID([$'Compras-Ali'.$A229];[$Tablas.$E$35];[$Tablas.$G$35])" office:value-type="string" office:string-value="00000000030500049460" calcext:value-type="string">
            <text:p>00000000030500049460</text:p>
          </table:table-cell>
          <table:table-cell table:style-name="ce28" table:formula="of:=IF([$'Compras-Ali'.$A229]&lt;&gt;&quot;&quot;;VALUE(MID([$'Compras-Ali'.$A229];[$Tablas.$E$36];[$Tablas.$G$36]))/100;0)*IF(OR(VALUE([.A229])=3;VALUE([.A229])=8;VALUE([.A229])=13);-1;1)" office:value-type="string" office:string-value="" calcext:value-type="error">
            <text:p>Err:502</text:p>
          </table:table-cell>
          <table:table-cell table:style-name="ce25" table:formula="of:=MID([$'Compras-Ali'.$A229];[$Tablas.$E$37];[$Tablas.$G$37])" office:value-type="string" office:string-value="0005" calcext:value-type="string">
            <text:p>0005</text:p>
          </table:table-cell>
          <table:table-cell table:style-name="ce28" table:formula="of:=IF([$'Compras-Ali'.$A229]&lt;&gt;&quot;&quot;;VALUE(MID([$'Compras-Ali'.$A229];[$Tablas.$E$38];[$Tablas.$G$38]))/100;0)*IF(OR(VALUE([.A229])=3;VALUE([.A229])=8;VALUE([.A229])=13);-1;1)" office:value-type="float" office:value="-35505.63" calcext:value-type="float">
            <text:p>-35.505,63</text:p>
          </table:table-cell>
          <table:table-cell table:number-columns-repeated="1016"/>
        </table:table-row>
        <table:table-row table:style-name="ro1">
          <table:table-cell table:style-name="ce25" table:formula="of:=MID([$'Compras-Ali'.$A230];[$Tablas.$E$31];[$Tablas.$G$31])" office:value-type="string" office:string-value="001" calcext:value-type="string">
            <text:p>001</text:p>
          </table:table-cell>
          <table:table-cell table:style-name="ce25" table:formula="of:=MID([$'Compras-Ali'.$A230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0];[$Tablas.$E$33];[$Tablas.$G$33])" office:value-type="string" office:string-value="00000000000000180820" calcext:value-type="string">
            <text:p>00000000000000180820</text:p>
          </table:table-cell>
          <table:table-cell table:style-name="ce25" table:formula="of:=MID([$'Compras-Ali'.$A230];[$Tablas.$E$34];[$Tablas.$G$34])" office:value-type="string" office:string-value="80" calcext:value-type="string">
            <text:p>80</text:p>
          </table:table-cell>
          <table:table-cell table:style-name="ce25" table:formula="of:=MID([$'Compras-Ali'.$A230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230]&lt;&gt;&quot;&quot;;VALUE(MID([$'Compras-Ali'.$A230];[$Tablas.$E$36];[$Tablas.$G$36]))/100;0)*IF(OR(VALUE([.A230])=3;VALUE([.A230])=8;VALUE([.A230])=13);-1;1)" office:value-type="float" office:value="71.71" calcext:value-type="float">
            <text:p>71,71</text:p>
          </table:table-cell>
          <table:table-cell table:style-name="ce25" table:formula="of:=MID([$'Compras-Ali'.$A230];[$Tablas.$E$37];[$Tablas.$G$37])" office:value-type="string" office:string-value="0005" calcext:value-type="string">
            <text:p>0005</text:p>
          </table:table-cell>
          <table:table-cell table:style-name="ce28" table:formula="of:=IF([$'Compras-Ali'.$A230]&lt;&gt;&quot;&quot;;VALUE(MID([$'Compras-Ali'.$A230];[$Tablas.$E$38];[$Tablas.$G$38]))/100;0)*IF(OR(VALUE([.A230])=3;VALUE([.A230])=8;VALUE([.A230])=13);-1;1)" office:value-type="float" office:value="15.06" calcext:value-type="float">
            <text:p>15,06</text:p>
          </table:table-cell>
          <table:table-cell table:number-columns-repeated="1016"/>
        </table:table-row>
        <table:table-row table:style-name="ro1">
          <table:table-cell table:style-name="ce25" table:formula="of:=MID([$'Compras-Ali'.$A231];[$Tablas.$E$31];[$Tablas.$G$31])" office:value-type="string" office:string-value="001" calcext:value-type="string">
            <text:p>001</text:p>
          </table:table-cell>
          <table:table-cell table:style-name="ce25" table:formula="of:=MID([$'Compras-Ali'.$A231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1];[$Tablas.$E$33];[$Tablas.$G$33])" office:value-type="string" office:string-value="00000000000000005295" calcext:value-type="string">
            <text:p>00000000000000005295</text:p>
          </table:table-cell>
          <table:table-cell table:style-name="ce25" table:formula="of:=MID([$'Compras-Ali'.$A231];[$Tablas.$E$34];[$Tablas.$G$34])" office:value-type="string" office:string-value="80" calcext:value-type="string">
            <text:p>80</text:p>
          </table:table-cell>
          <table:table-cell table:style-name="ce25" table:formula="of:=MID([$'Compras-Ali'.$A231];[$Tablas.$E$35];[$Tablas.$G$35])" office:value-type="string" office:string-value="00000000020248027097" calcext:value-type="string">
            <text:p>00000000020248027097</text:p>
          </table:table-cell>
          <table:table-cell table:style-name="ce28" table:formula="of:=IF([$'Compras-Ali'.$A231]&lt;&gt;&quot;&quot;;VALUE(MID([$'Compras-Ali'.$A231];[$Tablas.$E$36];[$Tablas.$G$36]))/100;0)*IF(OR(VALUE([.A231])=3;VALUE([.A231])=8;VALUE([.A231])=13);-1;1)" office:value-type="float" office:value="3644.62" calcext:value-type="float">
            <text:p>3.644,62</text:p>
          </table:table-cell>
          <table:table-cell table:style-name="ce25" table:formula="of:=MID([$'Compras-Ali'.$A231];[$Tablas.$E$37];[$Tablas.$G$37])" office:value-type="string" office:string-value="0005" calcext:value-type="string">
            <text:p>0005</text:p>
          </table:table-cell>
          <table:table-cell table:style-name="ce28" table:formula="of:=IF([$'Compras-Ali'.$A231]&lt;&gt;&quot;&quot;;VALUE(MID([$'Compras-Ali'.$A231];[$Tablas.$E$38];[$Tablas.$G$38]))/100;0)*IF(OR(VALUE([.A231])=3;VALUE([.A231])=8;VALUE([.A231])=13);-1;1)" office:value-type="float" office:value="765.37" calcext:value-type="float">
            <text:p>765,37</text:p>
          </table:table-cell>
          <table:table-cell table:number-columns-repeated="1016"/>
        </table:table-row>
        <table:table-row table:style-name="ro1">
          <table:table-cell table:style-name="ce25" table:formula="of:=MID([$'Compras-Ali'.$A232];[$Tablas.$E$31];[$Tablas.$G$31])" office:value-type="string" office:string-value="001" calcext:value-type="string">
            <text:p>001</text:p>
          </table:table-cell>
          <table:table-cell table:style-name="ce25" table:formula="of:=MID([$'Compras-Ali'.$A232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2];[$Tablas.$E$33];[$Tablas.$G$33])" office:value-type="string" office:string-value="00000000000000081758" calcext:value-type="string">
            <text:p>00000000000000081758</text:p>
          </table:table-cell>
          <table:table-cell table:style-name="ce25" table:formula="of:=MID([$'Compras-Ali'.$A232];[$Tablas.$E$34];[$Tablas.$G$34])" office:value-type="string" office:string-value="80" calcext:value-type="string">
            <text:p>80</text:p>
          </table:table-cell>
          <table:table-cell table:style-name="ce25" table:formula="of:=MID([$'Compras-Ali'.$A23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32]&lt;&gt;&quot;&quot;;VALUE(MID([$'Compras-Ali'.$A232];[$Tablas.$E$36];[$Tablas.$G$36]))/100;0)*IF(OR(VALUE([.A232])=3;VALUE([.A232])=8;VALUE([.A232])=13);-1;1)" office:value-type="float" office:value="59.48" calcext:value-type="float">
            <text:p>59,48</text:p>
          </table:table-cell>
          <table:table-cell table:style-name="ce25" table:formula="of:=MID([$'Compras-Ali'.$A232];[$Tablas.$E$37];[$Tablas.$G$37])" office:value-type="string" office:string-value="0005" calcext:value-type="string">
            <text:p>0005</text:p>
          </table:table-cell>
          <table:table-cell table:style-name="ce28" table:formula="of:=IF([$'Compras-Ali'.$A232]&lt;&gt;&quot;&quot;;VALUE(MID([$'Compras-Ali'.$A232];[$Tablas.$E$38];[$Tablas.$G$38]))/100;0)*IF(OR(VALUE([.A232])=3;VALUE([.A232])=8;VALUE([.A232])=13);-1;1)" office:value-type="float" office:value="12.49" calcext:value-type="float">
            <text:p>12,49</text:p>
          </table:table-cell>
          <table:table-cell table:number-columns-repeated="1016"/>
        </table:table-row>
        <table:table-row table:style-name="ro1">
          <table:table-cell table:style-name="ce25" table:formula="of:=MID([$'Compras-Ali'.$A233];[$Tablas.$E$31];[$Tablas.$G$31])" office:value-type="string" office:string-value="001" calcext:value-type="string">
            <text:p>001</text:p>
          </table:table-cell>
          <table:table-cell table:style-name="ce25" table:formula="of:=MID([$'Compras-Ali'.$A233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3];[$Tablas.$E$33];[$Tablas.$G$33])" office:value-type="string" office:string-value="00000000000000081735" calcext:value-type="string">
            <text:p>00000000000000081735</text:p>
          </table:table-cell>
          <table:table-cell table:style-name="ce25" table:formula="of:=MID([$'Compras-Ali'.$A233];[$Tablas.$E$34];[$Tablas.$G$34])" office:value-type="string" office:string-value="80" calcext:value-type="string">
            <text:p>80</text:p>
          </table:table-cell>
          <table:table-cell table:style-name="ce25" table:formula="of:=MID([$'Compras-Ali'.$A23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33]&lt;&gt;&quot;&quot;;VALUE(MID([$'Compras-Ali'.$A233];[$Tablas.$E$36];[$Tablas.$G$36]))/100;0)*IF(OR(VALUE([.A233])=3;VALUE([.A233])=8;VALUE([.A233])=13);-1;1)" office:value-type="float" office:value="154.29" calcext:value-type="float">
            <text:p>154,29</text:p>
          </table:table-cell>
          <table:table-cell table:style-name="ce25" table:formula="of:=MID([$'Compras-Ali'.$A233];[$Tablas.$E$37];[$Tablas.$G$37])" office:value-type="string" office:string-value="0005" calcext:value-type="string">
            <text:p>0005</text:p>
          </table:table-cell>
          <table:table-cell table:style-name="ce28" table:formula="of:=IF([$'Compras-Ali'.$A233]&lt;&gt;&quot;&quot;;VALUE(MID([$'Compras-Ali'.$A233];[$Tablas.$E$38];[$Tablas.$G$38]))/100;0)*IF(OR(VALUE([.A233])=3;VALUE([.A233])=8;VALUE([.A233])=13);-1;1)" office:value-type="float" office:value="32.4" calcext:value-type="float">
            <text:p>32,40</text:p>
          </table:table-cell>
          <table:table-cell table:number-columns-repeated="1016"/>
        </table:table-row>
        <table:table-row table:style-name="ro1">
          <table:table-cell table:style-name="ce25" table:formula="of:=MID([$'Compras-Ali'.$A234];[$Tablas.$E$31];[$Tablas.$G$31])" office:value-type="string" office:string-value="001" calcext:value-type="string">
            <text:p>001</text:p>
          </table:table-cell>
          <table:table-cell table:style-name="ce25" table:formula="of:=MID([$'Compras-Ali'.$A234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4];[$Tablas.$E$33];[$Tablas.$G$33])" office:value-type="string" office:string-value="00000000000000081351" calcext:value-type="string">
            <text:p>00000000000000081351</text:p>
          </table:table-cell>
          <table:table-cell table:style-name="ce25" table:formula="of:=MID([$'Compras-Ali'.$A234];[$Tablas.$E$34];[$Tablas.$G$34])" office:value-type="string" office:string-value="80" calcext:value-type="string">
            <text:p>80</text:p>
          </table:table-cell>
          <table:table-cell table:style-name="ce25" table:formula="of:=MID([$'Compras-Ali'.$A23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34]&lt;&gt;&quot;&quot;;VALUE(MID([$'Compras-Ali'.$A234];[$Tablas.$E$36];[$Tablas.$G$36]))/100;0)*IF(OR(VALUE([.A234])=3;VALUE([.A234])=8;VALUE([.A234])=13);-1;1)" office:value-type="float" office:value="344.1" calcext:value-type="float">
            <text:p>344,10</text:p>
          </table:table-cell>
          <table:table-cell table:style-name="ce25" table:formula="of:=MID([$'Compras-Ali'.$A234];[$Tablas.$E$37];[$Tablas.$G$37])" office:value-type="string" office:string-value="0005" calcext:value-type="string">
            <text:p>0005</text:p>
          </table:table-cell>
          <table:table-cell table:style-name="ce28" table:formula="of:=IF([$'Compras-Ali'.$A234]&lt;&gt;&quot;&quot;;VALUE(MID([$'Compras-Ali'.$A234];[$Tablas.$E$38];[$Tablas.$G$38]))/100;0)*IF(OR(VALUE([.A234])=3;VALUE([.A234])=8;VALUE([.A234])=13);-1;1)" office:value-type="float" office:value="72.26" calcext:value-type="float">
            <text:p>72,26</text:p>
          </table:table-cell>
          <table:table-cell table:number-columns-repeated="1016"/>
        </table:table-row>
        <table:table-row table:style-name="ro1">
          <table:table-cell table:style-name="ce25" table:formula="of:=MID([$'Compras-Ali'.$A235];[$Tablas.$E$31];[$Tablas.$G$31])" office:value-type="string" office:string-value="001" calcext:value-type="string">
            <text:p>001</text:p>
          </table:table-cell>
          <table:table-cell table:style-name="ce25" table:formula="of:=MID([$'Compras-Ali'.$A235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5];[$Tablas.$E$33];[$Tablas.$G$33])" office:value-type="string" office:string-value="00000000000000081752" calcext:value-type="string">
            <text:p>00000000000000081752</text:p>
          </table:table-cell>
          <table:table-cell table:style-name="ce25" table:formula="of:=MID([$'Compras-Ali'.$A235];[$Tablas.$E$34];[$Tablas.$G$34])" office:value-type="string" office:string-value="80" calcext:value-type="string">
            <text:p>80</text:p>
          </table:table-cell>
          <table:table-cell table:style-name="ce25" table:formula="of:=MID([$'Compras-Ali'.$A23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35]&lt;&gt;&quot;&quot;;VALUE(MID([$'Compras-Ali'.$A235];[$Tablas.$E$36];[$Tablas.$G$36]))/100;0)*IF(OR(VALUE([.A235])=3;VALUE([.A235])=8;VALUE([.A235])=13);-1;1)" office:value-type="float" office:value="3.71" calcext:value-type="float">
            <text:p>3,71</text:p>
          </table:table-cell>
          <table:table-cell table:style-name="ce25" table:formula="of:=MID([$'Compras-Ali'.$A235];[$Tablas.$E$37];[$Tablas.$G$37])" office:value-type="string" office:string-value="0005" calcext:value-type="string">
            <text:p>0005</text:p>
          </table:table-cell>
          <table:table-cell table:style-name="ce28" table:formula="of:=IF([$'Compras-Ali'.$A235]&lt;&gt;&quot;&quot;;VALUE(MID([$'Compras-Ali'.$A235];[$Tablas.$E$38];[$Tablas.$G$38]))/100;0)*IF(OR(VALUE([.A235])=3;VALUE([.A235])=8;VALUE([.A235])=13);-1;1)" office:value-type="float" office:value="0.78" calcext:value-type="float">
            <text:p>0,78</text:p>
          </table:table-cell>
          <table:table-cell table:number-columns-repeated="1016"/>
        </table:table-row>
        <table:table-row table:style-name="ro1">
          <table:table-cell table:style-name="ce25" table:formula="of:=MID([$'Compras-Ali'.$A236];[$Tablas.$E$31];[$Tablas.$G$31])" office:value-type="string" office:string-value="001" calcext:value-type="string">
            <text:p>001</text:p>
          </table:table-cell>
          <table:table-cell table:style-name="ce25" table:formula="of:=MID([$'Compras-Ali'.$A23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6];[$Tablas.$E$33];[$Tablas.$G$33])" office:value-type="string" office:string-value="00000000000000081754" calcext:value-type="string">
            <text:p>00000000000000081754</text:p>
          </table:table-cell>
          <table:table-cell table:style-name="ce25" table:formula="of:=MID([$'Compras-Ali'.$A236];[$Tablas.$E$34];[$Tablas.$G$34])" office:value-type="string" office:string-value="80" calcext:value-type="string">
            <text:p>80</text:p>
          </table:table-cell>
          <table:table-cell table:style-name="ce25" table:formula="of:=MID([$'Compras-Ali'.$A23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36]&lt;&gt;&quot;&quot;;VALUE(MID([$'Compras-Ali'.$A236];[$Tablas.$E$36];[$Tablas.$G$36]))/100;0)*IF(OR(VALUE([.A236])=3;VALUE([.A236])=8;VALUE([.A236])=13);-1;1)" office:value-type="float" office:value="39.62" calcext:value-type="float">
            <text:p>39,62</text:p>
          </table:table-cell>
          <table:table-cell table:style-name="ce25" table:formula="of:=MID([$'Compras-Ali'.$A236];[$Tablas.$E$37];[$Tablas.$G$37])" office:value-type="string" office:string-value="0005" calcext:value-type="string">
            <text:p>0005</text:p>
          </table:table-cell>
          <table:table-cell table:style-name="ce28" table:formula="of:=IF([$'Compras-Ali'.$A236]&lt;&gt;&quot;&quot;;VALUE(MID([$'Compras-Ali'.$A236];[$Tablas.$E$38];[$Tablas.$G$38]))/100;0)*IF(OR(VALUE([.A236])=3;VALUE([.A236])=8;VALUE([.A236])=13);-1;1)" office:value-type="float" office:value="8.32" calcext:value-type="float">
            <text:p>8,32</text:p>
          </table:table-cell>
          <table:table-cell table:number-columns-repeated="1016"/>
        </table:table-row>
        <table:table-row table:style-name="ro1">
          <table:table-cell table:style-name="ce25" table:formula="of:=MID([$'Compras-Ali'.$A237];[$Tablas.$E$31];[$Tablas.$G$31])" office:value-type="string" office:string-value="001" calcext:value-type="string">
            <text:p>001</text:p>
          </table:table-cell>
          <table:table-cell table:style-name="ce25" table:formula="of:=MID([$'Compras-Ali'.$A23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7];[$Tablas.$E$33];[$Tablas.$G$33])" office:value-type="string" office:string-value="00000000000000081769" calcext:value-type="string">
            <text:p>00000000000000081769</text:p>
          </table:table-cell>
          <table:table-cell table:style-name="ce25" table:formula="of:=MID([$'Compras-Ali'.$A237];[$Tablas.$E$34];[$Tablas.$G$34])" office:value-type="string" office:string-value="80" calcext:value-type="string">
            <text:p>80</text:p>
          </table:table-cell>
          <table:table-cell table:style-name="ce25" table:formula="of:=MID([$'Compras-Ali'.$A23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37]&lt;&gt;&quot;&quot;;VALUE(MID([$'Compras-Ali'.$A237];[$Tablas.$E$36];[$Tablas.$G$36]))/100;0)*IF(OR(VALUE([.A237])=3;VALUE([.A237])=8;VALUE([.A237])=13);-1;1)" office:value-type="float" office:value="698.48" calcext:value-type="float">
            <text:p>698,48</text:p>
          </table:table-cell>
          <table:table-cell table:style-name="ce25" table:formula="of:=MID([$'Compras-Ali'.$A237];[$Tablas.$E$37];[$Tablas.$G$37])" office:value-type="string" office:string-value="0005" calcext:value-type="string">
            <text:p>0005</text:p>
          </table:table-cell>
          <table:table-cell table:style-name="ce28" table:formula="of:=IF([$'Compras-Ali'.$A237]&lt;&gt;&quot;&quot;;VALUE(MID([$'Compras-Ali'.$A237];[$Tablas.$E$38];[$Tablas.$G$38]))/100;0)*IF(OR(VALUE([.A237])=3;VALUE([.A237])=8;VALUE([.A237])=13);-1;1)" office:value-type="float" office:value="146.68" calcext:value-type="float">
            <text:p>146,68</text:p>
          </table:table-cell>
          <table:table-cell table:number-columns-repeated="1016"/>
        </table:table-row>
        <table:table-row table:style-name="ro1">
          <table:table-cell table:style-name="ce25" table:formula="of:=MID([$'Compras-Ali'.$A238];[$Tablas.$E$31];[$Tablas.$G$31])" office:value-type="string" office:string-value="001" calcext:value-type="string">
            <text:p>001</text:p>
          </table:table-cell>
          <table:table-cell table:style-name="ce25" table:formula="of:=MID([$'Compras-Ali'.$A238];[$Tablas.$E$32];[$Tablas.$G$32])" office:value-type="string" office:string-value="00001" calcext:value-type="string">
            <text:p>00001</text:p>
          </table:table-cell>
          <table:table-cell table:style-name="ce25" table:formula="of:=MID([$'Compras-Ali'.$A238];[$Tablas.$E$33];[$Tablas.$G$33])" office:value-type="string" office:string-value="00000000000000081750" calcext:value-type="string">
            <text:p>00000000000000081750</text:p>
          </table:table-cell>
          <table:table-cell table:style-name="ce25" table:formula="of:=MID([$'Compras-Ali'.$A238];[$Tablas.$E$34];[$Tablas.$G$34])" office:value-type="string" office:string-value="80" calcext:value-type="string">
            <text:p>80</text:p>
          </table:table-cell>
          <table:table-cell table:style-name="ce25" table:formula="of:=MID([$'Compras-Ali'.$A23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38]&lt;&gt;&quot;&quot;;VALUE(MID([$'Compras-Ali'.$A238];[$Tablas.$E$36];[$Tablas.$G$36]))/100;0)*IF(OR(VALUE([.A238])=3;VALUE([.A238])=8;VALUE([.A238])=13);-1;1)" office:value-type="float" office:value="962.62" calcext:value-type="float">
            <text:p>962,62</text:p>
          </table:table-cell>
          <table:table-cell table:style-name="ce25" table:formula="of:=MID([$'Compras-Ali'.$A238];[$Tablas.$E$37];[$Tablas.$G$37])" office:value-type="string" office:string-value="0005" calcext:value-type="string">
            <text:p>0005</text:p>
          </table:table-cell>
          <table:table-cell table:style-name="ce28" table:formula="of:=IF([$'Compras-Ali'.$A238]&lt;&gt;&quot;&quot;;VALUE(MID([$'Compras-Ali'.$A238];[$Tablas.$E$38];[$Tablas.$G$38]))/100;0)*IF(OR(VALUE([.A238])=3;VALUE([.A238])=8;VALUE([.A238])=13);-1;1)" office:value-type="float" office:value="202.15" calcext:value-type="float">
            <text:p>202,15</text:p>
          </table:table-cell>
          <table:table-cell table:number-columns-repeated="1016"/>
        </table:table-row>
        <table:table-row table:style-name="ro1">
          <table:table-cell table:style-name="ce25" table:formula="of:=MID([$'Compras-Ali'.$A239];[$Tablas.$E$31];[$Tablas.$G$31])" office:value-type="string" office:string-value="001" calcext:value-type="string">
            <text:p>001</text:p>
          </table:table-cell>
          <table:table-cell table:style-name="ce25" table:formula="of:=MID([$'Compras-Ali'.$A239];[$Tablas.$E$32];[$Tablas.$G$32])" office:value-type="string" office:string-value="00005" calcext:value-type="string">
            <text:p>00005</text:p>
          </table:table-cell>
          <table:table-cell table:style-name="ce25" table:formula="of:=MID([$'Compras-Ali'.$A239];[$Tablas.$E$33];[$Tablas.$G$33])" office:value-type="string" office:string-value="00000000000000000148" calcext:value-type="string">
            <text:p>00000000000000000148</text:p>
          </table:table-cell>
          <table:table-cell table:style-name="ce25" table:formula="of:=MID([$'Compras-Ali'.$A239];[$Tablas.$E$34];[$Tablas.$G$34])" office:value-type="string" office:string-value="80" calcext:value-type="string">
            <text:p>80</text:p>
          </table:table-cell>
          <table:table-cell table:style-name="ce25" table:formula="of:=MID([$'Compras-Ali'.$A239];[$Tablas.$E$35];[$Tablas.$G$35])" office:value-type="string" office:string-value="00000000030710143044" calcext:value-type="string">
            <text:p>00000000030710143044</text:p>
          </table:table-cell>
          <table:table-cell table:style-name="ce28" table:formula="of:=IF([$'Compras-Ali'.$A239]&lt;&gt;&quot;&quot;;VALUE(MID([$'Compras-Ali'.$A239];[$Tablas.$E$36];[$Tablas.$G$36]))/100;0)*IF(OR(VALUE([.A239])=3;VALUE([.A239])=8;VALUE([.A239])=13);-1;1)" office:value-type="float" office:value="99000" calcext:value-type="float">
            <text:p>99.000,00</text:p>
          </table:table-cell>
          <table:table-cell table:style-name="ce25" table:formula="of:=MID([$'Compras-Ali'.$A239];[$Tablas.$E$37];[$Tablas.$G$37])" office:value-type="string" office:string-value="0005" calcext:value-type="string">
            <text:p>0005</text:p>
          </table:table-cell>
          <table:table-cell table:style-name="ce28" table:formula="of:=IF([$'Compras-Ali'.$A239]&lt;&gt;&quot;&quot;;VALUE(MID([$'Compras-Ali'.$A239];[$Tablas.$E$38];[$Tablas.$G$38]))/100;0)*IF(OR(VALUE([.A239])=3;VALUE([.A239])=8;VALUE([.A239])=13);-1;1)" office:value-type="float" office:value="20790" calcext:value-type="float">
            <text:p>20.79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240];[$Tablas.$E$31];[$Tablas.$G$31])" office:value-type="string" office:string-value="001" calcext:value-type="string">
            <text:p>001</text:p>
          </table:table-cell>
          <table:table-cell table:style-name="ce25" table:formula="of:=MID([$'Compras-Ali'.$A240];[$Tablas.$E$32];[$Tablas.$G$32])" office:value-type="string" office:string-value="00008" calcext:value-type="string">
            <text:p>00008</text:p>
          </table:table-cell>
          <table:table-cell table:style-name="ce25" table:formula="of:=MID([$'Compras-Ali'.$A240];[$Tablas.$E$33];[$Tablas.$G$33])" office:value-type="string" office:string-value="00000000000000004726" calcext:value-type="string">
            <text:p>00000000000000004726</text:p>
          </table:table-cell>
          <table:table-cell table:style-name="ce25" table:formula="of:=MID([$'Compras-Ali'.$A240];[$Tablas.$E$34];[$Tablas.$G$34])" office:value-type="string" office:string-value="80" calcext:value-type="string">
            <text:p>80</text:p>
          </table:table-cell>
          <table:table-cell table:style-name="ce25" table:formula="of:=MID([$'Compras-Ali'.$A240];[$Tablas.$E$35];[$Tablas.$G$35])" office:value-type="string" office:string-value="00000000030710268335" calcext:value-type="string">
            <text:p>00000000030710268335</text:p>
          </table:table-cell>
          <table:table-cell table:style-name="ce28" table:formula="of:=IF([$'Compras-Ali'.$A240]&lt;&gt;&quot;&quot;;VALUE(MID([$'Compras-Ali'.$A240];[$Tablas.$E$36];[$Tablas.$G$36]))/100;0)*IF(OR(VALUE([.A240])=3;VALUE([.A240])=8;VALUE([.A240])=13);-1;1)" office:value-type="float" office:value="19960.33" calcext:value-type="float">
            <text:p>19.960,33</text:p>
          </table:table-cell>
          <table:table-cell table:style-name="ce25" table:formula="of:=MID([$'Compras-Ali'.$A240];[$Tablas.$E$37];[$Tablas.$G$37])" office:value-type="string" office:string-value="0005" calcext:value-type="string">
            <text:p>0005</text:p>
          </table:table-cell>
          <table:table-cell table:style-name="ce28" table:formula="of:=IF([$'Compras-Ali'.$A240]&lt;&gt;&quot;&quot;;VALUE(MID([$'Compras-Ali'.$A240];[$Tablas.$E$38];[$Tablas.$G$38]))/100;0)*IF(OR(VALUE([.A240])=3;VALUE([.A240])=8;VALUE([.A240])=13);-1;1)" office:value-type="float" office:value="4191.67" calcext:value-type="float">
            <text:p>4.191,67</text:p>
          </table:table-cell>
          <table:table-cell table:number-columns-repeated="1016"/>
        </table:table-row>
        <table:table-row table:style-name="ro1">
          <table:table-cell table:style-name="ce25" table:formula="of:=MID([$'Compras-Ali'.$A241];[$Tablas.$E$31];[$Tablas.$G$31])" office:value-type="string" office:string-value="001" calcext:value-type="string">
            <text:p>001</text:p>
          </table:table-cell>
          <table:table-cell table:style-name="ce25" table:formula="of:=MID([$'Compras-Ali'.$A241];[$Tablas.$E$32];[$Tablas.$G$32])" office:value-type="string" office:string-value="00002" calcext:value-type="string">
            <text:p>00002</text:p>
          </table:table-cell>
          <table:table-cell table:style-name="ce25" table:formula="of:=MID([$'Compras-Ali'.$A241];[$Tablas.$E$33];[$Tablas.$G$33])" office:value-type="string" office:string-value="00000000000000004317" calcext:value-type="string">
            <text:p>00000000000000004317</text:p>
          </table:table-cell>
          <table:table-cell table:style-name="ce25" table:formula="of:=MID([$'Compras-Ali'.$A241];[$Tablas.$E$34];[$Tablas.$G$34])" office:value-type="string" office:string-value="80" calcext:value-type="string">
            <text:p>80</text:p>
          </table:table-cell>
          <table:table-cell table:style-name="ce25" table:formula="of:=MID([$'Compras-Ali'.$A241];[$Tablas.$E$35];[$Tablas.$G$35])" office:value-type="string" office:string-value="00000000030710941692" calcext:value-type="string">
            <text:p>00000000030710941692</text:p>
          </table:table-cell>
          <table:table-cell table:style-name="ce28" table:formula="of:=IF([$'Compras-Ali'.$A241]&lt;&gt;&quot;&quot;;VALUE(MID([$'Compras-Ali'.$A241];[$Tablas.$E$36];[$Tablas.$G$36]))/100;0)*IF(OR(VALUE([.A241])=3;VALUE([.A241])=8;VALUE([.A241])=13);-1;1)" office:value-type="float" office:value="750" calcext:value-type="float">
            <text:p>750,00</text:p>
          </table:table-cell>
          <table:table-cell table:style-name="ce25" table:formula="of:=MID([$'Compras-Ali'.$A241];[$Tablas.$E$37];[$Tablas.$G$37])" office:value-type="string" office:string-value="0005" calcext:value-type="string">
            <text:p>0005</text:p>
          </table:table-cell>
          <table:table-cell table:style-name="ce28" table:formula="of:=IF([$'Compras-Ali'.$A241]&lt;&gt;&quot;&quot;;VALUE(MID([$'Compras-Ali'.$A241];[$Tablas.$E$38];[$Tablas.$G$38]))/100;0)*IF(OR(VALUE([.A241])=3;VALUE([.A241])=8;VALUE([.A241])=13);-1;1)" office:value-type="float" office:value="157.5" calcext:value-type="float">
            <text:p>157,50</text:p>
          </table:table-cell>
          <table:table-cell table:number-columns-repeated="1016"/>
        </table:table-row>
        <table:table-row table:style-name="ro1">
          <table:table-cell table:style-name="ce25" table:formula="of:=MID([$'Compras-Ali'.$A242];[$Tablas.$E$31];[$Tablas.$G$31])" office:value-type="string" office:string-value="001" calcext:value-type="string">
            <text:p>001</text:p>
          </table:table-cell>
          <table:table-cell table:style-name="ce25" table:formula="of:=MID([$'Compras-Ali'.$A242];[$Tablas.$E$32];[$Tablas.$G$32])" office:value-type="string" office:string-value="00011" calcext:value-type="string">
            <text:p>00011</text:p>
          </table:table-cell>
          <table:table-cell table:style-name="ce25" table:formula="of:=MID([$'Compras-Ali'.$A242];[$Tablas.$E$33];[$Tablas.$G$33])" office:value-type="string" office:string-value="00000000000000009591" calcext:value-type="string">
            <text:p>00000000000000009591</text:p>
          </table:table-cell>
          <table:table-cell table:style-name="ce25" table:formula="of:=MID([$'Compras-Ali'.$A242];[$Tablas.$E$34];[$Tablas.$G$34])" office:value-type="string" office:string-value="80" calcext:value-type="string">
            <text:p>80</text:p>
          </table:table-cell>
          <table:table-cell table:style-name="ce25" table:formula="of:=MID([$'Compras-Ali'.$A242];[$Tablas.$E$35];[$Tablas.$G$35])" office:value-type="string" office:string-value="00000000030711569843" calcext:value-type="string">
            <text:p>00000000030711569843</text:p>
          </table:table-cell>
          <table:table-cell table:style-name="ce28" table:formula="of:=IF([$'Compras-Ali'.$A242]&lt;&gt;&quot;&quot;;VALUE(MID([$'Compras-Ali'.$A242];[$Tablas.$E$36];[$Tablas.$G$36]))/100;0)*IF(OR(VALUE([.A242])=3;VALUE([.A242])=8;VALUE([.A242])=13);-1;1)" office:value-type="float" office:value="11775.52" calcext:value-type="float">
            <text:p>11.775,52</text:p>
          </table:table-cell>
          <table:table-cell table:style-name="ce25" table:formula="of:=MID([$'Compras-Ali'.$A242];[$Tablas.$E$37];[$Tablas.$G$37])" office:value-type="string" office:string-value="0005" calcext:value-type="string">
            <text:p>0005</text:p>
          </table:table-cell>
          <table:table-cell table:style-name="ce28" table:formula="of:=IF([$'Compras-Ali'.$A242]&lt;&gt;&quot;&quot;;VALUE(MID([$'Compras-Ali'.$A242];[$Tablas.$E$38];[$Tablas.$G$38]))/100;0)*IF(OR(VALUE([.A242])=3;VALUE([.A242])=8;VALUE([.A242])=13);-1;1)" office:value-type="float" office:value="2472.86" calcext:value-type="float">
            <text:p>2.472,86</text:p>
          </table:table-cell>
          <table:table-cell table:number-columns-repeated="1016"/>
        </table:table-row>
        <table:table-row table:style-name="ro1">
          <table:table-cell table:style-name="ce25" table:formula="of:=MID([$'Compras-Ali'.$A243];[$Tablas.$E$31];[$Tablas.$G$31])" office:value-type="string" office:string-value="002" calcext:value-type="string">
            <text:p>002</text:p>
          </table:table-cell>
          <table:table-cell table:style-name="ce25" table:formula="of:=MID([$'Compras-Ali'.$A243];[$Tablas.$E$32];[$Tablas.$G$32])" office:value-type="string" office:string-value="00021" calcext:value-type="string">
            <text:p>00021</text:p>
          </table:table-cell>
          <table:table-cell table:style-name="ce25" table:formula="of:=MID([$'Compras-Ali'.$A243];[$Tablas.$E$33];[$Tablas.$G$33])" office:value-type="string" office:string-value="00000000000000034953" calcext:value-type="string">
            <text:p>00000000000000034953</text:p>
          </table:table-cell>
          <table:table-cell table:style-name="ce25" table:formula="of:=MID([$'Compras-Ali'.$A243];[$Tablas.$E$34];[$Tablas.$G$34])" office:value-type="string" office:string-value="80" calcext:value-type="string">
            <text:p>80</text:p>
          </table:table-cell>
          <table:table-cell table:style-name="ce25" table:formula="of:=MID([$'Compras-Ali'.$A243];[$Tablas.$E$35];[$Tablas.$G$35])" office:value-type="string" office:string-value="00000000030533493560" calcext:value-type="string">
            <text:p>00000000030533493560</text:p>
          </table:table-cell>
          <table:table-cell table:style-name="ce28" table:formula="of:=IF([$'Compras-Ali'.$A243]&lt;&gt;&quot;&quot;;VALUE(MID([$'Compras-Ali'.$A243];[$Tablas.$E$36];[$Tablas.$G$36]))/100;0)*IF(OR(VALUE([.A243])=3;VALUE([.A243])=8;VALUE([.A243])=13);-1;1)" office:value-type="float" office:value="743.81" calcext:value-type="float">
            <text:p>743,81</text:p>
          </table:table-cell>
          <table:table-cell table:style-name="ce25" table:formula="of:=MID([$'Compras-Ali'.$A243];[$Tablas.$E$37];[$Tablas.$G$37])" office:value-type="string" office:string-value="0005" calcext:value-type="string">
            <text:p>0005</text:p>
          </table:table-cell>
          <table:table-cell table:style-name="ce28" table:formula="of:=IF([$'Compras-Ali'.$A243]&lt;&gt;&quot;&quot;;VALUE(MID([$'Compras-Ali'.$A243];[$Tablas.$E$38];[$Tablas.$G$38]))/100;0)*IF(OR(VALUE([.A243])=3;VALUE([.A243])=8;VALUE([.A243])=13);-1;1)" office:value-type="float" office:value="156.2" calcext:value-type="float">
            <text:p>156,20</text:p>
          </table:table-cell>
          <table:table-cell table:number-columns-repeated="1016"/>
        </table:table-row>
        <table:table-row table:style-name="ro1">
          <table:table-cell table:style-name="ce25" table:formula="of:=MID([$'Compras-Ali'.$A244];[$Tablas.$E$31];[$Tablas.$G$31])" office:value-type="string" office:string-value="001" calcext:value-type="string">
            <text:p>001</text:p>
          </table:table-cell>
          <table:table-cell table:style-name="ce25" table:formula="of:=MID([$'Compras-Ali'.$A244];[$Tablas.$E$32];[$Tablas.$G$32])" office:value-type="string" office:string-value="02020" calcext:value-type="string">
            <text:p>02020</text:p>
          </table:table-cell>
          <table:table-cell table:style-name="ce25" table:formula="of:=MID([$'Compras-Ali'.$A244];[$Tablas.$E$33];[$Tablas.$G$33])" office:value-type="string" office:string-value="00000000000000392232" calcext:value-type="string">
            <text:p>00000000000000392232</text:p>
          </table:table-cell>
          <table:table-cell table:style-name="ce25" table:formula="of:=MID([$'Compras-Ali'.$A244];[$Tablas.$E$34];[$Tablas.$G$34])" office:value-type="string" office:string-value="80" calcext:value-type="string">
            <text:p>80</text:p>
          </table:table-cell>
          <table:table-cell table:style-name="ce25" table:formula="of:=MID([$'Compras-Ali'.$A24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44]&lt;&gt;&quot;&quot;;VALUE(MID([$'Compras-Ali'.$A244];[$Tablas.$E$36];[$Tablas.$G$36]))/100;0)*IF(OR(VALUE([.A244])=3;VALUE([.A244])=8;VALUE([.A244])=13);-1;1)" office:value-type="float" office:value="39672.76" calcext:value-type="float">
            <text:p>39.672,76</text:p>
          </table:table-cell>
          <table:table-cell table:style-name="ce25" table:formula="of:=MID([$'Compras-Ali'.$A244];[$Tablas.$E$37];[$Tablas.$G$37])" office:value-type="string" office:string-value="0005" calcext:value-type="string">
            <text:p>0005</text:p>
          </table:table-cell>
          <table:table-cell table:style-name="ce28" table:formula="of:=IF([$'Compras-Ali'.$A244]&lt;&gt;&quot;&quot;;VALUE(MID([$'Compras-Ali'.$A244];[$Tablas.$E$38];[$Tablas.$G$38]))/100;0)*IF(OR(VALUE([.A244])=3;VALUE([.A244])=8;VALUE([.A244])=13);-1;1)" office:value-type="float" office:value="8331.28" calcext:value-type="float">
            <text:p>8.331,28</text:p>
          </table:table-cell>
          <table:table-cell table:number-columns-repeated="1016"/>
        </table:table-row>
        <table:table-row table:style-name="ro1">
          <table:table-cell table:style-name="ce25" table:formula="of:=MID([$'Compras-Ali'.$A245];[$Tablas.$E$31];[$Tablas.$G$31])" office:value-type="string" office:string-value="001" calcext:value-type="string">
            <text:p>001</text:p>
          </table:table-cell>
          <table:table-cell table:style-name="ce25" table:formula="of:=MID([$'Compras-Ali'.$A245];[$Tablas.$E$32];[$Tablas.$G$32])" office:value-type="string" office:string-value="02019" calcext:value-type="string">
            <text:p>02019</text:p>
          </table:table-cell>
          <table:table-cell table:style-name="ce25" table:formula="of:=MID([$'Compras-Ali'.$A245];[$Tablas.$E$33];[$Tablas.$G$33])" office:value-type="string" office:string-value="00000000000000356482" calcext:value-type="string">
            <text:p>00000000000000356482</text:p>
          </table:table-cell>
          <table:table-cell table:style-name="ce25" table:formula="of:=MID([$'Compras-Ali'.$A245];[$Tablas.$E$34];[$Tablas.$G$34])" office:value-type="string" office:string-value="80" calcext:value-type="string">
            <text:p>80</text:p>
          </table:table-cell>
          <table:table-cell table:style-name="ce25" table:formula="of:=MID([$'Compras-Ali'.$A24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45]&lt;&gt;&quot;&quot;;VALUE(MID([$'Compras-Ali'.$A245];[$Tablas.$E$36];[$Tablas.$G$36]))/100;0)*IF(OR(VALUE([.A245])=3;VALUE([.A245])=8;VALUE([.A245])=13);-1;1)" office:value-type="float" office:value="721570" calcext:value-type="float">
            <text:p>721.570,00</text:p>
          </table:table-cell>
          <table:table-cell table:style-name="ce25" table:formula="of:=MID([$'Compras-Ali'.$A245];[$Tablas.$E$37];[$Tablas.$G$37])" office:value-type="string" office:string-value="0005" calcext:value-type="string">
            <text:p>0005</text:p>
          </table:table-cell>
          <table:table-cell table:style-name="ce28" table:formula="of:=IF([$'Compras-Ali'.$A245]&lt;&gt;&quot;&quot;;VALUE(MID([$'Compras-Ali'.$A245];[$Tablas.$E$38];[$Tablas.$G$38]))/100;0)*IF(OR(VALUE([.A245])=3;VALUE([.A245])=8;VALUE([.A245])=13);-1;1)" office:value-type="float" office:value="151529.7" calcext:value-type="float">
            <text:p>151.529,70</text:p>
          </table:table-cell>
          <table:table-cell table:number-columns-repeated="1016"/>
        </table:table-row>
        <table:table-row table:style-name="ro1">
          <table:table-cell table:style-name="ce25" table:formula="of:=MID([$'Compras-Ali'.$A246];[$Tablas.$E$31];[$Tablas.$G$31])" office:value-type="string" office:string-value="001" calcext:value-type="string">
            <text:p>001</text:p>
          </table:table-cell>
          <table:table-cell table:style-name="ce25" table:formula="of:=MID([$'Compras-Ali'.$A246];[$Tablas.$E$32];[$Tablas.$G$32])" office:value-type="string" office:string-value="02020" calcext:value-type="string">
            <text:p>02020</text:p>
          </table:table-cell>
          <table:table-cell table:style-name="ce25" table:formula="of:=MID([$'Compras-Ali'.$A246];[$Tablas.$E$33];[$Tablas.$G$33])" office:value-type="string" office:string-value="00000000000000392262" calcext:value-type="string">
            <text:p>00000000000000392262</text:p>
          </table:table-cell>
          <table:table-cell table:style-name="ce25" table:formula="of:=MID([$'Compras-Ali'.$A246];[$Tablas.$E$34];[$Tablas.$G$34])" office:value-type="string" office:string-value="80" calcext:value-type="string">
            <text:p>80</text:p>
          </table:table-cell>
          <table:table-cell table:style-name="ce25" table:formula="of:=MID([$'Compras-Ali'.$A24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46]&lt;&gt;&quot;&quot;;VALUE(MID([$'Compras-Ali'.$A246];[$Tablas.$E$36];[$Tablas.$G$36]))/100;0)*IF(OR(VALUE([.A246])=3;VALUE([.A246])=8;VALUE([.A246])=13);-1;1)" office:value-type="float" office:value="121041.9" calcext:value-type="float">
            <text:p>121.041,90</text:p>
          </table:table-cell>
          <table:table-cell table:style-name="ce25" table:formula="of:=MID([$'Compras-Ali'.$A246];[$Tablas.$E$37];[$Tablas.$G$37])" office:value-type="string" office:string-value="0005" calcext:value-type="string">
            <text:p>0005</text:p>
          </table:table-cell>
          <table:table-cell table:style-name="ce28" table:formula="of:=IF([$'Compras-Ali'.$A246]&lt;&gt;&quot;&quot;;VALUE(MID([$'Compras-Ali'.$A246];[$Tablas.$E$38];[$Tablas.$G$38]))/100;0)*IF(OR(VALUE([.A246])=3;VALUE([.A246])=8;VALUE([.A246])=13);-1;1)" office:value-type="float" office:value="25418.8" calcext:value-type="float">
            <text:p>25.418,80</text:p>
          </table:table-cell>
          <table:table-cell table:number-columns-repeated="1016"/>
        </table:table-row>
        <table:table-row table:style-name="ro1">
          <table:table-cell table:style-name="ce25" table:formula="of:=MID([$'Compras-Ali'.$A247];[$Tablas.$E$31];[$Tablas.$G$31])" office:value-type="string" office:string-value="001" calcext:value-type="string">
            <text:p>001</text:p>
          </table:table-cell>
          <table:table-cell table:style-name="ce25" table:formula="of:=MID([$'Compras-Ali'.$A247];[$Tablas.$E$32];[$Tablas.$G$32])" office:value-type="string" office:string-value="02017" calcext:value-type="string">
            <text:p>02017</text:p>
          </table:table-cell>
          <table:table-cell table:style-name="ce25" table:formula="of:=MID([$'Compras-Ali'.$A247];[$Tablas.$E$33];[$Tablas.$G$33])" office:value-type="string" office:string-value="00000000000002455805" calcext:value-type="string">
            <text:p>00000000000002455805</text:p>
          </table:table-cell>
          <table:table-cell table:style-name="ce25" table:formula="of:=MID([$'Compras-Ali'.$A247];[$Tablas.$E$34];[$Tablas.$G$34])" office:value-type="string" office:string-value="80" calcext:value-type="string">
            <text:p>80</text:p>
          </table:table-cell>
          <table:table-cell table:style-name="ce25" table:formula="of:=MID([$'Compras-Ali'.$A24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47]&lt;&gt;&quot;&quot;;VALUE(MID([$'Compras-Ali'.$A247];[$Tablas.$E$36];[$Tablas.$G$36]))/100;0)*IF(OR(VALUE([.A247])=3;VALUE([.A247])=8;VALUE([.A247])=13);-1;1)" office:value-type="float" office:value="1367958.52" calcext:value-type="float">
            <text:p>1.367.958,52</text:p>
          </table:table-cell>
          <table:table-cell table:style-name="ce25" table:formula="of:=MID([$'Compras-Ali'.$A247];[$Tablas.$E$37];[$Tablas.$G$37])" office:value-type="string" office:string-value="0005" calcext:value-type="string">
            <text:p>0005</text:p>
          </table:table-cell>
          <table:table-cell table:style-name="ce28" table:formula="of:=IF([$'Compras-Ali'.$A247]&lt;&gt;&quot;&quot;;VALUE(MID([$'Compras-Ali'.$A247];[$Tablas.$E$38];[$Tablas.$G$38]))/100;0)*IF(OR(VALUE([.A247])=3;VALUE([.A247])=8;VALUE([.A247])=13);-1;1)" office:value-type="float" office:value="287271.29" calcext:value-type="float">
            <text:p>287.271,29</text:p>
          </table:table-cell>
          <table:table-cell table:number-columns-repeated="1016"/>
        </table:table-row>
        <table:table-row table:style-name="ro1">
          <table:table-cell table:style-name="ce25" table:formula="of:=MID([$'Compras-Ali'.$A248];[$Tablas.$E$31];[$Tablas.$G$31])" office:value-type="string" office:string-value="001" calcext:value-type="string">
            <text:p>001</text:p>
          </table:table-cell>
          <table:table-cell table:style-name="ce25" table:formula="of:=MID([$'Compras-Ali'.$A248];[$Tablas.$E$32];[$Tablas.$G$32])" office:value-type="string" office:string-value="02017" calcext:value-type="string">
            <text:p>02017</text:p>
          </table:table-cell>
          <table:table-cell table:style-name="ce25" table:formula="of:=MID([$'Compras-Ali'.$A248];[$Tablas.$E$33];[$Tablas.$G$33])" office:value-type="string" office:string-value="00000000000002455718" calcext:value-type="string">
            <text:p>00000000000002455718</text:p>
          </table:table-cell>
          <table:table-cell table:style-name="ce25" table:formula="of:=MID([$'Compras-Ali'.$A248];[$Tablas.$E$34];[$Tablas.$G$34])" office:value-type="string" office:string-value="80" calcext:value-type="string">
            <text:p>80</text:p>
          </table:table-cell>
          <table:table-cell table:style-name="ce25" table:formula="of:=MID([$'Compras-Ali'.$A24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48]&lt;&gt;&quot;&quot;;VALUE(MID([$'Compras-Ali'.$A248];[$Tablas.$E$36];[$Tablas.$G$36]))/100;0)*IF(OR(VALUE([.A248])=3;VALUE([.A248])=8;VALUE([.A248])=13);-1;1)" office:value-type="float" office:value="1331312.48" calcext:value-type="float">
            <text:p>1.331.312,48</text:p>
          </table:table-cell>
          <table:table-cell table:style-name="ce25" table:formula="of:=MID([$'Compras-Ali'.$A248];[$Tablas.$E$37];[$Tablas.$G$37])" office:value-type="string" office:string-value="0005" calcext:value-type="string">
            <text:p>0005</text:p>
          </table:table-cell>
          <table:table-cell table:style-name="ce28" table:formula="of:=IF([$'Compras-Ali'.$A248]&lt;&gt;&quot;&quot;;VALUE(MID([$'Compras-Ali'.$A248];[$Tablas.$E$38];[$Tablas.$G$38]))/100;0)*IF(OR(VALUE([.A248])=3;VALUE([.A248])=8;VALUE([.A248])=13);-1;1)" office:value-type="float" office:value="279575.62" calcext:value-type="float">
            <text:p>279.575,62</text:p>
          </table:table-cell>
          <table:table-cell table:number-columns-repeated="1016"/>
        </table:table-row>
        <table:table-row table:style-name="ro1">
          <table:table-cell table:style-name="ce25" table:formula="of:=MID([$'Compras-Ali'.$A249];[$Tablas.$E$31];[$Tablas.$G$31])" office:value-type="string" office:string-value="001" calcext:value-type="string">
            <text:p>001</text:p>
          </table:table-cell>
          <table:table-cell table:style-name="ce25" table:formula="of:=MID([$'Compras-Ali'.$A249];[$Tablas.$E$32];[$Tablas.$G$32])" office:value-type="string" office:string-value="00006" calcext:value-type="string">
            <text:p>00006</text:p>
          </table:table-cell>
          <table:table-cell table:style-name="ce25" table:formula="of:=MID([$'Compras-Ali'.$A249];[$Tablas.$E$33];[$Tablas.$G$33])" office:value-type="string" office:string-value="00000000000000000094" calcext:value-type="string">
            <text:p>00000000000000000094</text:p>
          </table:table-cell>
          <table:table-cell table:style-name="ce25" table:formula="of:=MID([$'Compras-Ali'.$A249];[$Tablas.$E$34];[$Tablas.$G$34])" office:value-type="string" office:string-value="80" calcext:value-type="string">
            <text:p>80</text:p>
          </table:table-cell>
          <table:table-cell table:style-name="ce25" table:formula="of:=MID([$'Compras-Ali'.$A249];[$Tablas.$E$35];[$Tablas.$G$35])" office:value-type="string" office:string-value="00000000027169330641" calcext:value-type="string">
            <text:p>00000000027169330641</text:p>
          </table:table-cell>
          <table:table-cell table:style-name="ce28" table:formula="of:=IF([$'Compras-Ali'.$A249]&lt;&gt;&quot;&quot;;VALUE(MID([$'Compras-Ali'.$A249];[$Tablas.$E$36];[$Tablas.$G$36]))/100;0)*IF(OR(VALUE([.A249])=3;VALUE([.A249])=8;VALUE([.A249])=13);-1;1)" office:value-type="float" office:value="14750" calcext:value-type="float">
            <text:p>14.750,00</text:p>
          </table:table-cell>
          <table:table-cell table:style-name="ce25" table:formula="of:=MID([$'Compras-Ali'.$A249];[$Tablas.$E$37];[$Tablas.$G$37])" office:value-type="string" office:string-value="0005" calcext:value-type="string">
            <text:p>0005</text:p>
          </table:table-cell>
          <table:table-cell table:style-name="ce28" table:formula="of:=IF([$'Compras-Ali'.$A249]&lt;&gt;&quot;&quot;;VALUE(MID([$'Compras-Ali'.$A249];[$Tablas.$E$38];[$Tablas.$G$38]))/100;0)*IF(OR(VALUE([.A249])=3;VALUE([.A249])=8;VALUE([.A249])=13);-1;1)" office:value-type="float" office:value="3097.5" calcext:value-type="float">
            <text:p>3.097,50</text:p>
          </table:table-cell>
          <table:table-cell table:number-columns-repeated="1016"/>
        </table:table-row>
        <table:table-row table:style-name="ro1">
          <table:table-cell table:style-name="ce25" table:formula="of:=MID([$'Compras-Ali'.$A250];[$Tablas.$E$31];[$Tablas.$G$31])" office:value-type="string" office:string-value="001" calcext:value-type="string">
            <text:p>001</text:p>
          </table:table-cell>
          <table:table-cell table:style-name="ce25" table:formula="of:=MID([$'Compras-Ali'.$A250];[$Tablas.$E$32];[$Tablas.$G$32])" office:value-type="string" office:string-value="00007" calcext:value-type="string">
            <text:p>00007</text:p>
          </table:table-cell>
          <table:table-cell table:style-name="ce25" table:formula="of:=MID([$'Compras-Ali'.$A250];[$Tablas.$E$33];[$Tablas.$G$33])" office:value-type="string" office:string-value="00000000000000000494" calcext:value-type="string">
            <text:p>00000000000000000494</text:p>
          </table:table-cell>
          <table:table-cell table:style-name="ce25" table:formula="of:=MID([$'Compras-Ali'.$A250];[$Tablas.$E$34];[$Tablas.$G$34])" office:value-type="string" office:string-value="80" calcext:value-type="string">
            <text:p>80</text:p>
          </table:table-cell>
          <table:table-cell table:style-name="ce25" table:formula="of:=MID([$'Compras-Ali'.$A25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50]&lt;&gt;&quot;&quot;;VALUE(MID([$'Compras-Ali'.$A250];[$Tablas.$E$36];[$Tablas.$G$36]))/100;0)*IF(OR(VALUE([.A250])=3;VALUE([.A250])=8;VALUE([.A250])=13);-1;1)" office:value-type="float" office:value="487.62" calcext:value-type="float">
            <text:p>487,62</text:p>
          </table:table-cell>
          <table:table-cell table:style-name="ce25" table:formula="of:=MID([$'Compras-Ali'.$A250];[$Tablas.$E$37];[$Tablas.$G$37])" office:value-type="string" office:string-value="0005" calcext:value-type="string">
            <text:p>0005</text:p>
          </table:table-cell>
          <table:table-cell table:style-name="ce28" table:formula="of:=IF([$'Compras-Ali'.$A250]&lt;&gt;&quot;&quot;;VALUE(MID([$'Compras-Ali'.$A250];[$Tablas.$E$38];[$Tablas.$G$38]))/100;0)*IF(OR(VALUE([.A250])=3;VALUE([.A250])=8;VALUE([.A250])=13);-1;1)" office:value-type="float" office:value="102.4" calcext:value-type="float">
            <text:p>102,40</text:p>
          </table:table-cell>
          <table:table-cell table:number-columns-repeated="1016"/>
        </table:table-row>
        <table:table-row table:style-name="ro1">
          <table:table-cell table:style-name="ce25" table:formula="of:=MID([$'Compras-Ali'.$A251];[$Tablas.$E$31];[$Tablas.$G$31])" office:value-type="string" office:string-value="001" calcext:value-type="string">
            <text:p>001</text:p>
          </table:table-cell>
          <table:table-cell table:style-name="ce25" table:formula="of:=MID([$'Compras-Ali'.$A251];[$Tablas.$E$32];[$Tablas.$G$32])" office:value-type="string" office:string-value="00004" calcext:value-type="string">
            <text:p>00004</text:p>
          </table:table-cell>
          <table:table-cell table:style-name="ce25" table:formula="of:=MID([$'Compras-Ali'.$A251];[$Tablas.$E$33];[$Tablas.$G$33])" office:value-type="string" office:string-value="00000000000000001939" calcext:value-type="string">
            <text:p>00000000000000001939</text:p>
          </table:table-cell>
          <table:table-cell table:style-name="ce25" table:formula="of:=MID([$'Compras-Ali'.$A251];[$Tablas.$E$34];[$Tablas.$G$34])" office:value-type="string" office:string-value="80" calcext:value-type="string">
            <text:p>80</text:p>
          </table:table-cell>
          <table:table-cell table:style-name="ce25" table:formula="of:=MID([$'Compras-Ali'.$A251];[$Tablas.$E$35];[$Tablas.$G$35])" office:value-type="string" office:string-value="00000000020202852255" calcext:value-type="string">
            <text:p>00000000020202852255</text:p>
          </table:table-cell>
          <table:table-cell table:style-name="ce28" table:formula="of:=IF([$'Compras-Ali'.$A251]&lt;&gt;&quot;&quot;;VALUE(MID([$'Compras-Ali'.$A251];[$Tablas.$E$36];[$Tablas.$G$36]))/100;0)*IF(OR(VALUE([.A251])=3;VALUE([.A251])=8;VALUE([.A251])=13);-1;1)" office:value-type="float" office:value="3471.05" calcext:value-type="float">
            <text:p>3.471,05</text:p>
          </table:table-cell>
          <table:table-cell table:style-name="ce25" table:formula="of:=MID([$'Compras-Ali'.$A251];[$Tablas.$E$37];[$Tablas.$G$37])" office:value-type="string" office:string-value="0005" calcext:value-type="string">
            <text:p>0005</text:p>
          </table:table-cell>
          <table:table-cell table:style-name="ce28" table:formula="of:=IF([$'Compras-Ali'.$A251]&lt;&gt;&quot;&quot;;VALUE(MID([$'Compras-Ali'.$A251];[$Tablas.$E$38];[$Tablas.$G$38]))/100;0)*IF(OR(VALUE([.A251])=3;VALUE([.A251])=8;VALUE([.A251])=13);-1;1)" office:value-type="float" office:value="728.92" calcext:value-type="float">
            <text:p>728,92</text:p>
          </table:table-cell>
          <table:table-cell table:number-columns-repeated="1016"/>
        </table:table-row>
        <table:table-row table:style-name="ro1">
          <table:table-cell table:style-name="ce25" table:formula="of:=MID([$'Compras-Ali'.$A252];[$Tablas.$E$31];[$Tablas.$G$31])" office:value-type="string" office:string-value="001" calcext:value-type="string">
            <text:p>001</text:p>
          </table:table-cell>
          <table:table-cell table:style-name="ce25" table:formula="of:=MID([$'Compras-Ali'.$A252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2];[$Tablas.$E$33];[$Tablas.$G$33])" office:value-type="string" office:string-value="00000000000000081826" calcext:value-type="string">
            <text:p>00000000000000081826</text:p>
          </table:table-cell>
          <table:table-cell table:style-name="ce25" table:formula="of:=MID([$'Compras-Ali'.$A252];[$Tablas.$E$34];[$Tablas.$G$34])" office:value-type="string" office:string-value="80" calcext:value-type="string">
            <text:p>80</text:p>
          </table:table-cell>
          <table:table-cell table:style-name="ce25" table:formula="of:=MID([$'Compras-Ali'.$A25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2]&lt;&gt;&quot;&quot;;VALUE(MID([$'Compras-Ali'.$A252];[$Tablas.$E$36];[$Tablas.$G$36]))/100;0)*IF(OR(VALUE([.A252])=3;VALUE([.A252])=8;VALUE([.A252])=13);-1;1)" office:value-type="float" office:value="2.57" calcext:value-type="float">
            <text:p>2,57</text:p>
          </table:table-cell>
          <table:table-cell table:style-name="ce25" table:formula="of:=MID([$'Compras-Ali'.$A252];[$Tablas.$E$37];[$Tablas.$G$37])" office:value-type="string" office:string-value="0005" calcext:value-type="string">
            <text:p>0005</text:p>
          </table:table-cell>
          <table:table-cell table:style-name="ce28" table:formula="of:=IF([$'Compras-Ali'.$A252]&lt;&gt;&quot;&quot;;VALUE(MID([$'Compras-Ali'.$A252];[$Tablas.$E$38];[$Tablas.$G$38]))/100;0)*IF(OR(VALUE([.A252])=3;VALUE([.A252])=8;VALUE([.A252])=13);-1;1)" office:value-type="float" office:value="0.54" calcext:value-type="float">
            <text:p>0,54</text:p>
          </table:table-cell>
          <table:table-cell table:number-columns-repeated="1016"/>
        </table:table-row>
        <table:table-row table:style-name="ro1">
          <table:table-cell table:style-name="ce25" table:formula="of:=MID([$'Compras-Ali'.$A253];[$Tablas.$E$31];[$Tablas.$G$31])" office:value-type="string" office:string-value="001" calcext:value-type="string">
            <text:p>001</text:p>
          </table:table-cell>
          <table:table-cell table:style-name="ce25" table:formula="of:=MID([$'Compras-Ali'.$A253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3];[$Tablas.$E$33];[$Tablas.$G$33])" office:value-type="string" office:string-value="00000000000000081397" calcext:value-type="string">
            <text:p>00000000000000081397</text:p>
          </table:table-cell>
          <table:table-cell table:style-name="ce25" table:formula="of:=MID([$'Compras-Ali'.$A253];[$Tablas.$E$34];[$Tablas.$G$34])" office:value-type="string" office:string-value="80" calcext:value-type="string">
            <text:p>80</text:p>
          </table:table-cell>
          <table:table-cell table:style-name="ce25" table:formula="of:=MID([$'Compras-Ali'.$A25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3]&lt;&gt;&quot;&quot;;VALUE(MID([$'Compras-Ali'.$A253];[$Tablas.$E$36];[$Tablas.$G$36]))/100;0)*IF(OR(VALUE([.A253])=3;VALUE([.A253])=8;VALUE([.A253])=13);-1;1)" office:value-type="float" office:value="58.52" calcext:value-type="float">
            <text:p>58,52</text:p>
          </table:table-cell>
          <table:table-cell table:style-name="ce25" table:formula="of:=MID([$'Compras-Ali'.$A253];[$Tablas.$E$37];[$Tablas.$G$37])" office:value-type="string" office:string-value="0005" calcext:value-type="string">
            <text:p>0005</text:p>
          </table:table-cell>
          <table:table-cell table:style-name="ce28" table:formula="of:=IF([$'Compras-Ali'.$A253]&lt;&gt;&quot;&quot;;VALUE(MID([$'Compras-Ali'.$A253];[$Tablas.$E$38];[$Tablas.$G$38]))/100;0)*IF(OR(VALUE([.A253])=3;VALUE([.A253])=8;VALUE([.A253])=13);-1;1)" office:value-type="float" office:value="12.29" calcext:value-type="float">
            <text:p>12,29</text:p>
          </table:table-cell>
          <table:table-cell table:number-columns-repeated="1016"/>
        </table:table-row>
        <table:table-row table:style-name="ro1">
          <table:table-cell table:style-name="ce25" table:formula="of:=MID([$'Compras-Ali'.$A254];[$Tablas.$E$31];[$Tablas.$G$31])" office:value-type="string" office:string-value="001" calcext:value-type="string">
            <text:p>001</text:p>
          </table:table-cell>
          <table:table-cell table:style-name="ce25" table:formula="of:=MID([$'Compras-Ali'.$A254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4];[$Tablas.$E$33];[$Tablas.$G$33])" office:value-type="string" office:string-value="00000000000000080959" calcext:value-type="string">
            <text:p>00000000000000080959</text:p>
          </table:table-cell>
          <table:table-cell table:style-name="ce25" table:formula="of:=MID([$'Compras-Ali'.$A254];[$Tablas.$E$34];[$Tablas.$G$34])" office:value-type="string" office:string-value="80" calcext:value-type="string">
            <text:p>80</text:p>
          </table:table-cell>
          <table:table-cell table:style-name="ce25" table:formula="of:=MID([$'Compras-Ali'.$A25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4]&lt;&gt;&quot;&quot;;VALUE(MID([$'Compras-Ali'.$A254];[$Tablas.$E$36];[$Tablas.$G$36]))/100;0)*IF(OR(VALUE([.A254])=3;VALUE([.A254])=8;VALUE([.A254])=13);-1;1)" office:value-type="float" office:value="108.81" calcext:value-type="float">
            <text:p>108,81</text:p>
          </table:table-cell>
          <table:table-cell table:style-name="ce25" table:formula="of:=MID([$'Compras-Ali'.$A254];[$Tablas.$E$37];[$Tablas.$G$37])" office:value-type="string" office:string-value="0005" calcext:value-type="string">
            <text:p>0005</text:p>
          </table:table-cell>
          <table:table-cell table:style-name="ce28" table:formula="of:=IF([$'Compras-Ali'.$A254]&lt;&gt;&quot;&quot;;VALUE(MID([$'Compras-Ali'.$A254];[$Tablas.$E$38];[$Tablas.$G$38]))/100;0)*IF(OR(VALUE([.A254])=3;VALUE([.A254])=8;VALUE([.A254])=13);-1;1)" office:value-type="float" office:value="22.85" calcext:value-type="float">
            <text:p>22,85</text:p>
          </table:table-cell>
          <table:table-cell table:number-columns-repeated="1016"/>
        </table:table-row>
        <table:table-row table:style-name="ro1">
          <table:table-cell table:style-name="ce25" table:formula="of:=MID([$'Compras-Ali'.$A255];[$Tablas.$E$31];[$Tablas.$G$31])" office:value-type="string" office:string-value="001" calcext:value-type="string">
            <text:p>001</text:p>
          </table:table-cell>
          <table:table-cell table:style-name="ce25" table:formula="of:=MID([$'Compras-Ali'.$A255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5];[$Tablas.$E$33];[$Tablas.$G$33])" office:value-type="string" office:string-value="00000000000000081820" calcext:value-type="string">
            <text:p>00000000000000081820</text:p>
          </table:table-cell>
          <table:table-cell table:style-name="ce25" table:formula="of:=MID([$'Compras-Ali'.$A255];[$Tablas.$E$34];[$Tablas.$G$34])" office:value-type="string" office:string-value="80" calcext:value-type="string">
            <text:p>80</text:p>
          </table:table-cell>
          <table:table-cell table:style-name="ce25" table:formula="of:=MID([$'Compras-Ali'.$A25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5]&lt;&gt;&quot;&quot;;VALUE(MID([$'Compras-Ali'.$A255];[$Tablas.$E$36];[$Tablas.$G$36]))/100;0)*IF(OR(VALUE([.A255])=3;VALUE([.A255])=8;VALUE([.A255])=13);-1;1)" office:value-type="float" office:value="109.86" calcext:value-type="float">
            <text:p>109,86</text:p>
          </table:table-cell>
          <table:table-cell table:style-name="ce25" table:formula="of:=MID([$'Compras-Ali'.$A255];[$Tablas.$E$37];[$Tablas.$G$37])" office:value-type="string" office:string-value="0005" calcext:value-type="string">
            <text:p>0005</text:p>
          </table:table-cell>
          <table:table-cell table:style-name="ce28" table:formula="of:=IF([$'Compras-Ali'.$A255]&lt;&gt;&quot;&quot;;VALUE(MID([$'Compras-Ali'.$A255];[$Tablas.$E$38];[$Tablas.$G$38]))/100;0)*IF(OR(VALUE([.A255])=3;VALUE([.A255])=8;VALUE([.A255])=13);-1;1)" office:value-type="float" office:value="23.07" calcext:value-type="float">
            <text:p>23,07</text:p>
          </table:table-cell>
          <table:table-cell table:number-columns-repeated="1016"/>
        </table:table-row>
        <table:table-row table:style-name="ro1">
          <table:table-cell table:style-name="ce25" table:formula="of:=MID([$'Compras-Ali'.$A256];[$Tablas.$E$31];[$Tablas.$G$31])" office:value-type="string" office:string-value="001" calcext:value-type="string">
            <text:p>001</text:p>
          </table:table-cell>
          <table:table-cell table:style-name="ce25" table:formula="of:=MID([$'Compras-Ali'.$A25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6];[$Tablas.$E$33];[$Tablas.$G$33])" office:value-type="string" office:string-value="00000000000000081787" calcext:value-type="string">
            <text:p>00000000000000081787</text:p>
          </table:table-cell>
          <table:table-cell table:style-name="ce25" table:formula="of:=MID([$'Compras-Ali'.$A256];[$Tablas.$E$34];[$Tablas.$G$34])" office:value-type="string" office:string-value="80" calcext:value-type="string">
            <text:p>80</text:p>
          </table:table-cell>
          <table:table-cell table:style-name="ce25" table:formula="of:=MID([$'Compras-Ali'.$A25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6]&lt;&gt;&quot;&quot;;VALUE(MID([$'Compras-Ali'.$A256];[$Tablas.$E$36];[$Tablas.$G$36]))/100;0)*IF(OR(VALUE([.A256])=3;VALUE([.A256])=8;VALUE([.A256])=13);-1;1)" office:value-type="float" office:value="630.76" calcext:value-type="float">
            <text:p>630,76</text:p>
          </table:table-cell>
          <table:table-cell table:style-name="ce25" table:formula="of:=MID([$'Compras-Ali'.$A256];[$Tablas.$E$37];[$Tablas.$G$37])" office:value-type="string" office:string-value="0005" calcext:value-type="string">
            <text:p>0005</text:p>
          </table:table-cell>
          <table:table-cell table:style-name="ce28" table:formula="of:=IF([$'Compras-Ali'.$A256]&lt;&gt;&quot;&quot;;VALUE(MID([$'Compras-Ali'.$A256];[$Tablas.$E$38];[$Tablas.$G$38]))/100;0)*IF(OR(VALUE([.A256])=3;VALUE([.A256])=8;VALUE([.A256])=13);-1;1)" office:value-type="float" office:value="132.46" calcext:value-type="float">
            <text:p>132,46</text:p>
          </table:table-cell>
          <table:table-cell table:number-columns-repeated="1016"/>
        </table:table-row>
        <table:table-row table:style-name="ro1">
          <table:table-cell table:style-name="ce25" table:formula="of:=MID([$'Compras-Ali'.$A257];[$Tablas.$E$31];[$Tablas.$G$31])" office:value-type="string" office:string-value="001" calcext:value-type="string">
            <text:p>001</text:p>
          </table:table-cell>
          <table:table-cell table:style-name="ce25" table:formula="of:=MID([$'Compras-Ali'.$A25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7];[$Tablas.$E$33];[$Tablas.$G$33])" office:value-type="string" office:string-value="00000000000000081811" calcext:value-type="string">
            <text:p>00000000000000081811</text:p>
          </table:table-cell>
          <table:table-cell table:style-name="ce25" table:formula="of:=MID([$'Compras-Ali'.$A257];[$Tablas.$E$34];[$Tablas.$G$34])" office:value-type="string" office:string-value="80" calcext:value-type="string">
            <text:p>80</text:p>
          </table:table-cell>
          <table:table-cell table:style-name="ce25" table:formula="of:=MID([$'Compras-Ali'.$A25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7]&lt;&gt;&quot;&quot;;VALUE(MID([$'Compras-Ali'.$A257];[$Tablas.$E$36];[$Tablas.$G$36]))/100;0)*IF(OR(VALUE([.A257])=3;VALUE([.A257])=8;VALUE([.A257])=13);-1;1)" office:value-type="float" office:value="274.76" calcext:value-type="float">
            <text:p>274,76</text:p>
          </table:table-cell>
          <table:table-cell table:style-name="ce25" table:formula="of:=MID([$'Compras-Ali'.$A257];[$Tablas.$E$37];[$Tablas.$G$37])" office:value-type="string" office:string-value="0005" calcext:value-type="string">
            <text:p>0005</text:p>
          </table:table-cell>
          <table:table-cell table:style-name="ce28" table:formula="of:=IF([$'Compras-Ali'.$A257]&lt;&gt;&quot;&quot;;VALUE(MID([$'Compras-Ali'.$A257];[$Tablas.$E$38];[$Tablas.$G$38]))/100;0)*IF(OR(VALUE([.A257])=3;VALUE([.A257])=8;VALUE([.A257])=13);-1;1)" office:value-type="float" office:value="57.7" calcext:value-type="float">
            <text:p>57,70</text:p>
          </table:table-cell>
          <table:table-cell table:number-columns-repeated="1016"/>
        </table:table-row>
        <table:table-row table:style-name="ro1">
          <table:table-cell table:style-name="ce25" table:formula="of:=MID([$'Compras-Ali'.$A258];[$Tablas.$E$31];[$Tablas.$G$31])" office:value-type="string" office:string-value="001" calcext:value-type="string">
            <text:p>001</text:p>
          </table:table-cell>
          <table:table-cell table:style-name="ce25" table:formula="of:=MID([$'Compras-Ali'.$A258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8];[$Tablas.$E$33];[$Tablas.$G$33])" office:value-type="string" office:string-value="00000000000000081836" calcext:value-type="string">
            <text:p>00000000000000081836</text:p>
          </table:table-cell>
          <table:table-cell table:style-name="ce25" table:formula="of:=MID([$'Compras-Ali'.$A258];[$Tablas.$E$34];[$Tablas.$G$34])" office:value-type="string" office:string-value="80" calcext:value-type="string">
            <text:p>80</text:p>
          </table:table-cell>
          <table:table-cell table:style-name="ce25" table:formula="of:=MID([$'Compras-Ali'.$A25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8]&lt;&gt;&quot;&quot;;VALUE(MID([$'Compras-Ali'.$A258];[$Tablas.$E$36];[$Tablas.$G$36]))/100;0)*IF(OR(VALUE([.A258])=3;VALUE([.A258])=8;VALUE([.A258])=13);-1;1)" office:value-type="float" office:value="1829.24" calcext:value-type="float">
            <text:p>1.829,24</text:p>
          </table:table-cell>
          <table:table-cell table:style-name="ce25" table:formula="of:=MID([$'Compras-Ali'.$A258];[$Tablas.$E$37];[$Tablas.$G$37])" office:value-type="string" office:string-value="0005" calcext:value-type="string">
            <text:p>0005</text:p>
          </table:table-cell>
          <table:table-cell table:style-name="ce28" table:formula="of:=IF([$'Compras-Ali'.$A258]&lt;&gt;&quot;&quot;;VALUE(MID([$'Compras-Ali'.$A258];[$Tablas.$E$38];[$Tablas.$G$38]))/100;0)*IF(OR(VALUE([.A258])=3;VALUE([.A258])=8;VALUE([.A258])=13);-1;1)" office:value-type="float" office:value="384.14" calcext:value-type="float">
            <text:p>384,14</text:p>
          </table:table-cell>
          <table:table-cell table:number-columns-repeated="1016"/>
        </table:table-row>
        <table:table-row table:style-name="ro1">
          <table:table-cell table:style-name="ce25" table:formula="of:=MID([$'Compras-Ali'.$A259];[$Tablas.$E$31];[$Tablas.$G$31])" office:value-type="string" office:string-value="001" calcext:value-type="string">
            <text:p>001</text:p>
          </table:table-cell>
          <table:table-cell table:style-name="ce25" table:formula="of:=MID([$'Compras-Ali'.$A259];[$Tablas.$E$32];[$Tablas.$G$32])" office:value-type="string" office:string-value="00001" calcext:value-type="string">
            <text:p>00001</text:p>
          </table:table-cell>
          <table:table-cell table:style-name="ce25" table:formula="of:=MID([$'Compras-Ali'.$A259];[$Tablas.$E$33];[$Tablas.$G$33])" office:value-type="string" office:string-value="00000000000000081805" calcext:value-type="string">
            <text:p>00000000000000081805</text:p>
          </table:table-cell>
          <table:table-cell table:style-name="ce25" table:formula="of:=MID([$'Compras-Ali'.$A259];[$Tablas.$E$34];[$Tablas.$G$34])" office:value-type="string" office:string-value="80" calcext:value-type="string">
            <text:p>80</text:p>
          </table:table-cell>
          <table:table-cell table:style-name="ce25" table:formula="of:=MID([$'Compras-Ali'.$A25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59]&lt;&gt;&quot;&quot;;VALUE(MID([$'Compras-Ali'.$A259];[$Tablas.$E$36];[$Tablas.$G$36]))/100;0)*IF(OR(VALUE([.A259])=3;VALUE([.A259])=8;VALUE([.A259])=13);-1;1)" office:value-type="float" office:value="2585.24" calcext:value-type="float">
            <text:p>2.585,24</text:p>
          </table:table-cell>
          <table:table-cell table:style-name="ce25" table:formula="of:=MID([$'Compras-Ali'.$A259];[$Tablas.$E$37];[$Tablas.$G$37])" office:value-type="string" office:string-value="0005" calcext:value-type="string">
            <text:p>0005</text:p>
          </table:table-cell>
          <table:table-cell table:style-name="ce28" table:formula="of:=IF([$'Compras-Ali'.$A259]&lt;&gt;&quot;&quot;;VALUE(MID([$'Compras-Ali'.$A259];[$Tablas.$E$38];[$Tablas.$G$38]))/100;0)*IF(OR(VALUE([.A259])=3;VALUE([.A259])=8;VALUE([.A259])=13);-1;1)" office:value-type="float" office:value="542.9" calcext:value-type="float">
            <text:p>542,90</text:p>
          </table:table-cell>
          <table:table-cell table:number-columns-repeated="1016"/>
        </table:table-row>
        <table:table-row table:style-name="ro1">
          <table:table-cell table:style-name="ce25" table:formula="of:=MID([$'Compras-Ali'.$A260];[$Tablas.$E$31];[$Tablas.$G$31])" office:value-type="string" office:string-value="003" calcext:value-type="string">
            <text:p>003</text:p>
          </table:table-cell>
          <table:table-cell table:style-name="ce25" table:formula="of:=MID([$'Compras-Ali'.$A260];[$Tablas.$E$32];[$Tablas.$G$32])" office:value-type="string" office:string-value="02550" calcext:value-type="string">
            <text:p>02550</text:p>
          </table:table-cell>
          <table:table-cell table:style-name="ce25" table:formula="of:=MID([$'Compras-Ali'.$A260];[$Tablas.$E$33];[$Tablas.$G$33])" office:value-type="string" office:string-value="00000000000000088774" calcext:value-type="string">
            <text:p>00000000000000088774</text:p>
          </table:table-cell>
          <table:table-cell table:style-name="ce25" table:formula="of:=MID([$'Compras-Ali'.$A260];[$Tablas.$E$34];[$Tablas.$G$34])" office:value-type="string" office:string-value="80" calcext:value-type="string">
            <text:p>80</text:p>
          </table:table-cell>
          <table:table-cell table:style-name="ce25" table:formula="of:=MID([$'Compras-Ali'.$A26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60]&lt;&gt;&quot;&quot;;VALUE(MID([$'Compras-Ali'.$A260];[$Tablas.$E$36];[$Tablas.$G$36]))/100;0)*IF(OR(VALUE([.A260])=3;VALUE([.A260])=8;VALUE([.A260])=13);-1;1)" office:value-type="string" office:string-value="" calcext:value-type="error">
            <text:p>Err:502</text:p>
          </table:table-cell>
          <table:table-cell table:style-name="ce25" table:formula="of:=MID([$'Compras-Ali'.$A260];[$Tablas.$E$37];[$Tablas.$G$37])" office:value-type="string" office:string-value="0005" calcext:value-type="string">
            <text:p>0005</text:p>
          </table:table-cell>
          <table:table-cell table:style-name="ce28" table:formula="of:=IF([$'Compras-Ali'.$A260]&lt;&gt;&quot;&quot;;VALUE(MID([$'Compras-Ali'.$A260];[$Tablas.$E$38];[$Tablas.$G$38]))/100;0)*IF(OR(VALUE([.A260])=3;VALUE([.A260])=8;VALUE([.A260])=13);-1;1)" office:value-type="float" office:value="-248285.31" calcext:value-type="float">
            <text:p>-248.285,31</text:p>
          </table:table-cell>
          <table:table-cell table:number-columns-repeated="1016"/>
        </table:table-row>
        <table:table-row table:style-name="ro1">
          <table:table-cell table:style-name="ce25" table:formula="of:=MID([$'Compras-Ali'.$A261];[$Tablas.$E$31];[$Tablas.$G$31])" office:value-type="string" office:string-value="001" calcext:value-type="string">
            <text:p>001</text:p>
          </table:table-cell>
          <table:table-cell table:style-name="ce25" table:formula="of:=MID([$'Compras-Ali'.$A261];[$Tablas.$E$32];[$Tablas.$G$32])" office:value-type="string" office:string-value="00033" calcext:value-type="string">
            <text:p>00033</text:p>
          </table:table-cell>
          <table:table-cell table:style-name="ce25" table:formula="of:=MID([$'Compras-Ali'.$A261];[$Tablas.$E$33];[$Tablas.$G$33])" office:value-type="string" office:string-value="00000000000000000806" calcext:value-type="string">
            <text:p>00000000000000000806</text:p>
          </table:table-cell>
          <table:table-cell table:style-name="ce25" table:formula="of:=MID([$'Compras-Ali'.$A261];[$Tablas.$E$34];[$Tablas.$G$34])" office:value-type="string" office:string-value="80" calcext:value-type="string">
            <text:p>80</text:p>
          </table:table-cell>
          <table:table-cell table:style-name="ce25" table:formula="of:=MID([$'Compras-Ali'.$A261];[$Tablas.$E$35];[$Tablas.$G$35])" office:value-type="string" office:string-value="00000000030657611936" calcext:value-type="string">
            <text:p>00000000030657611936</text:p>
          </table:table-cell>
          <table:table-cell table:style-name="ce28" table:formula="of:=IF([$'Compras-Ali'.$A261]&lt;&gt;&quot;&quot;;VALUE(MID([$'Compras-Ali'.$A261];[$Tablas.$E$36];[$Tablas.$G$36]))/100;0)*IF(OR(VALUE([.A261])=3;VALUE([.A261])=8;VALUE([.A261])=13);-1;1)" office:value-type="float" office:value="8651.24" calcext:value-type="float">
            <text:p>8.651,24</text:p>
          </table:table-cell>
          <table:table-cell table:style-name="ce25" table:formula="of:=MID([$'Compras-Ali'.$A261];[$Tablas.$E$37];[$Tablas.$G$37])" office:value-type="string" office:string-value="0005" calcext:value-type="string">
            <text:p>0005</text:p>
          </table:table-cell>
          <table:table-cell table:style-name="ce28" table:formula="of:=IF([$'Compras-Ali'.$A261]&lt;&gt;&quot;&quot;;VALUE(MID([$'Compras-Ali'.$A261];[$Tablas.$E$38];[$Tablas.$G$38]))/100;0)*IF(OR(VALUE([.A261])=3;VALUE([.A261])=8;VALUE([.A261])=13);-1;1)" office:value-type="float" office:value="1816.76" calcext:value-type="float">
            <text:p>1.816,76</text:p>
          </table:table-cell>
          <table:table-cell table:number-columns-repeated="1016"/>
        </table:table-row>
        <table:table-row table:style-name="ro1">
          <table:table-cell table:style-name="ce25" table:formula="of:=MID([$'Compras-Ali'.$A262];[$Tablas.$E$31];[$Tablas.$G$31])" office:value-type="string" office:string-value="001" calcext:value-type="string">
            <text:p>001</text:p>
          </table:table-cell>
          <table:table-cell table:style-name="ce25" table:formula="of:=MID([$'Compras-Ali'.$A262];[$Tablas.$E$32];[$Tablas.$G$32])" office:value-type="string" office:string-value="00002" calcext:value-type="string">
            <text:p>00002</text:p>
          </table:table-cell>
          <table:table-cell table:style-name="ce25" table:formula="of:=MID([$'Compras-Ali'.$A262];[$Tablas.$E$33];[$Tablas.$G$33])" office:value-type="string" office:string-value="00000000000000001343" calcext:value-type="string">
            <text:p>00000000000000001343</text:p>
          </table:table-cell>
          <table:table-cell table:style-name="ce25" table:formula="of:=MID([$'Compras-Ali'.$A262];[$Tablas.$E$34];[$Tablas.$G$34])" office:value-type="string" office:string-value="80" calcext:value-type="string">
            <text:p>80</text:p>
          </table:table-cell>
          <table:table-cell table:style-name="ce25" table:formula="of:=MID([$'Compras-Ali'.$A262];[$Tablas.$E$35];[$Tablas.$G$35])" office:value-type="string" office:string-value="00000000020174940895" calcext:value-type="string">
            <text:p>00000000020174940895</text:p>
          </table:table-cell>
          <table:table-cell table:style-name="ce28" table:formula="of:=IF([$'Compras-Ali'.$A262]&lt;&gt;&quot;&quot;;VALUE(MID([$'Compras-Ali'.$A262];[$Tablas.$E$36];[$Tablas.$G$36]))/100;0)*IF(OR(VALUE([.A262])=3;VALUE([.A262])=8;VALUE([.A262])=13);-1;1)" office:value-type="float" office:value="9846.33" calcext:value-type="float">
            <text:p>9.846,33</text:p>
          </table:table-cell>
          <table:table-cell table:style-name="ce25" table:formula="of:=MID([$'Compras-Ali'.$A262];[$Tablas.$E$37];[$Tablas.$G$37])" office:value-type="string" office:string-value="0005" calcext:value-type="string">
            <text:p>0005</text:p>
          </table:table-cell>
          <table:table-cell table:style-name="ce28" table:formula="of:=IF([$'Compras-Ali'.$A262]&lt;&gt;&quot;&quot;;VALUE(MID([$'Compras-Ali'.$A262];[$Tablas.$E$38];[$Tablas.$G$38]))/100;0)*IF(OR(VALUE([.A262])=3;VALUE([.A262])=8;VALUE([.A262])=13);-1;1)" office:value-type="float" office:value="2067.73" calcext:value-type="float">
            <text:p>2.067,73</text:p>
          </table:table-cell>
          <table:table-cell table:number-columns-repeated="1016"/>
        </table:table-row>
        <table:table-row table:style-name="ro1">
          <table:table-cell table:style-name="ce25" table:formula="of:=MID([$'Compras-Ali'.$A263];[$Tablas.$E$31];[$Tablas.$G$31])" office:value-type="string" office:string-value="001" calcext:value-type="string">
            <text:p>001</text:p>
          </table:table-cell>
          <table:table-cell table:style-name="ce25" table:formula="of:=MID([$'Compras-Ali'.$A263];[$Tablas.$E$32];[$Tablas.$G$32])" office:value-type="string" office:string-value="00002" calcext:value-type="string">
            <text:p>00002</text:p>
          </table:table-cell>
          <table:table-cell table:style-name="ce25" table:formula="of:=MID([$'Compras-Ali'.$A263];[$Tablas.$E$33];[$Tablas.$G$33])" office:value-type="string" office:string-value="00000000000000001345" calcext:value-type="string">
            <text:p>00000000000000001345</text:p>
          </table:table-cell>
          <table:table-cell table:style-name="ce25" table:formula="of:=MID([$'Compras-Ali'.$A263];[$Tablas.$E$34];[$Tablas.$G$34])" office:value-type="string" office:string-value="80" calcext:value-type="string">
            <text:p>80</text:p>
          </table:table-cell>
          <table:table-cell table:style-name="ce25" table:formula="of:=MID([$'Compras-Ali'.$A263];[$Tablas.$E$35];[$Tablas.$G$35])" office:value-type="string" office:string-value="00000000020174940895" calcext:value-type="string">
            <text:p>00000000020174940895</text:p>
          </table:table-cell>
          <table:table-cell table:style-name="ce28" table:formula="of:=IF([$'Compras-Ali'.$A263]&lt;&gt;&quot;&quot;;VALUE(MID([$'Compras-Ali'.$A263];[$Tablas.$E$36];[$Tablas.$G$36]))/100;0)*IF(OR(VALUE([.A263])=3;VALUE([.A263])=8;VALUE([.A263])=13);-1;1)" office:value-type="float" office:value="10515.38" calcext:value-type="float">
            <text:p>10.515,38</text:p>
          </table:table-cell>
          <table:table-cell table:style-name="ce25" table:formula="of:=MID([$'Compras-Ali'.$A263];[$Tablas.$E$37];[$Tablas.$G$37])" office:value-type="string" office:string-value="0005" calcext:value-type="string">
            <text:p>0005</text:p>
          </table:table-cell>
          <table:table-cell table:style-name="ce28" table:formula="of:=IF([$'Compras-Ali'.$A263]&lt;&gt;&quot;&quot;;VALUE(MID([$'Compras-Ali'.$A263];[$Tablas.$E$38];[$Tablas.$G$38]))/100;0)*IF(OR(VALUE([.A263])=3;VALUE([.A263])=8;VALUE([.A263])=13);-1;1)" office:value-type="float" office:value="2208.23" calcext:value-type="float">
            <text:p>2.208,23</text:p>
          </table:table-cell>
          <table:table-cell table:number-columns-repeated="1016"/>
        </table:table-row>
        <table:table-row table:style-name="ro1">
          <table:table-cell table:style-name="ce25" table:formula="of:=MID([$'Compras-Ali'.$A264];[$Tablas.$E$31];[$Tablas.$G$31])" office:value-type="string" office:string-value="001" calcext:value-type="string">
            <text:p>001</text:p>
          </table:table-cell>
          <table:table-cell table:style-name="ce25" table:formula="of:=MID([$'Compras-Ali'.$A264];[$Tablas.$E$32];[$Tablas.$G$32])" office:value-type="string" office:string-value="00002" calcext:value-type="string">
            <text:p>00002</text:p>
          </table:table-cell>
          <table:table-cell table:style-name="ce25" table:formula="of:=MID([$'Compras-Ali'.$A264];[$Tablas.$E$33];[$Tablas.$G$33])" office:value-type="string" office:string-value="00000000000000001344" calcext:value-type="string">
            <text:p>00000000000000001344</text:p>
          </table:table-cell>
          <table:table-cell table:style-name="ce25" table:formula="of:=MID([$'Compras-Ali'.$A264];[$Tablas.$E$34];[$Tablas.$G$34])" office:value-type="string" office:string-value="80" calcext:value-type="string">
            <text:p>80</text:p>
          </table:table-cell>
          <table:table-cell table:style-name="ce25" table:formula="of:=MID([$'Compras-Ali'.$A264];[$Tablas.$E$35];[$Tablas.$G$35])" office:value-type="string" office:string-value="00000000020174940895" calcext:value-type="string">
            <text:p>00000000020174940895</text:p>
          </table:table-cell>
          <table:table-cell table:style-name="ce28" table:formula="of:=IF([$'Compras-Ali'.$A264]&lt;&gt;&quot;&quot;;VALUE(MID([$'Compras-Ali'.$A264];[$Tablas.$E$36];[$Tablas.$G$36]))/100;0)*IF(OR(VALUE([.A264])=3;VALUE([.A264])=8;VALUE([.A264])=13);-1;1)" office:value-type="float" office:value="11470.67" calcext:value-type="float">
            <text:p>11.470,67</text:p>
          </table:table-cell>
          <table:table-cell table:style-name="ce25" table:formula="of:=MID([$'Compras-Ali'.$A264];[$Tablas.$E$37];[$Tablas.$G$37])" office:value-type="string" office:string-value="0005" calcext:value-type="string">
            <text:p>0005</text:p>
          </table:table-cell>
          <table:table-cell table:style-name="ce28" table:formula="of:=IF([$'Compras-Ali'.$A264]&lt;&gt;&quot;&quot;;VALUE(MID([$'Compras-Ali'.$A264];[$Tablas.$E$38];[$Tablas.$G$38]))/100;0)*IF(OR(VALUE([.A264])=3;VALUE([.A264])=8;VALUE([.A264])=13);-1;1)" office:value-type="float" office:value="2408.84" calcext:value-type="float">
            <text:p>2.408,84</text:p>
          </table:table-cell>
          <table:table-cell table:number-columns-repeated="1016"/>
        </table:table-row>
        <table:table-row table:style-name="ro1">
          <table:table-cell table:style-name="ce25" table:formula="of:=MID([$'Compras-Ali'.$A265];[$Tablas.$E$31];[$Tablas.$G$31])" office:value-type="string" office:string-value="001" calcext:value-type="string">
            <text:p>001</text:p>
          </table:table-cell>
          <table:table-cell table:style-name="ce25" table:formula="of:=MID([$'Compras-Ali'.$A265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5];[$Tablas.$E$33];[$Tablas.$G$33])" office:value-type="string" office:string-value="00000000000000081877" calcext:value-type="string">
            <text:p>00000000000000081877</text:p>
          </table:table-cell>
          <table:table-cell table:style-name="ce25" table:formula="of:=MID([$'Compras-Ali'.$A265];[$Tablas.$E$34];[$Tablas.$G$34])" office:value-type="string" office:string-value="80" calcext:value-type="string">
            <text:p>80</text:p>
          </table:table-cell>
          <table:table-cell table:style-name="ce25" table:formula="of:=MID([$'Compras-Ali'.$A26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65]&lt;&gt;&quot;&quot;;VALUE(MID([$'Compras-Ali'.$A265];[$Tablas.$E$36];[$Tablas.$G$36]))/100;0)*IF(OR(VALUE([.A265])=3;VALUE([.A265])=8;VALUE([.A265])=13);-1;1)" office:value-type="float" office:value="5.52" calcext:value-type="float">
            <text:p>5,52</text:p>
          </table:table-cell>
          <table:table-cell table:style-name="ce25" table:formula="of:=MID([$'Compras-Ali'.$A265];[$Tablas.$E$37];[$Tablas.$G$37])" office:value-type="string" office:string-value="0005" calcext:value-type="string">
            <text:p>0005</text:p>
          </table:table-cell>
          <table:table-cell table:style-name="ce28" table:formula="of:=IF([$'Compras-Ali'.$A265]&lt;&gt;&quot;&quot;;VALUE(MID([$'Compras-Ali'.$A265];[$Tablas.$E$38];[$Tablas.$G$38]))/100;0)*IF(OR(VALUE([.A265])=3;VALUE([.A265])=8;VALUE([.A265])=13);-1;1)" office:value-type="float" office:value="1.16" calcext:value-type="float">
            <text:p>1,16</text:p>
          </table:table-cell>
          <table:table-cell table:number-columns-repeated="1016"/>
        </table:table-row>
        <table:table-row table:style-name="ro1">
          <table:table-cell table:style-name="ce25" table:formula="of:=MID([$'Compras-Ali'.$A266];[$Tablas.$E$31];[$Tablas.$G$31])" office:value-type="string" office:string-value="001" calcext:value-type="string">
            <text:p>001</text:p>
          </table:table-cell>
          <table:table-cell table:style-name="ce25" table:formula="of:=MID([$'Compras-Ali'.$A26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6];[$Tablas.$E$33];[$Tablas.$G$33])" office:value-type="string" office:string-value="00000000000000081026" calcext:value-type="string">
            <text:p>00000000000000081026</text:p>
          </table:table-cell>
          <table:table-cell table:style-name="ce25" table:formula="of:=MID([$'Compras-Ali'.$A266];[$Tablas.$E$34];[$Tablas.$G$34])" office:value-type="string" office:string-value="80" calcext:value-type="string">
            <text:p>80</text:p>
          </table:table-cell>
          <table:table-cell table:style-name="ce25" table:formula="of:=MID([$'Compras-Ali'.$A26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66]&lt;&gt;&quot;&quot;;VALUE(MID([$'Compras-Ali'.$A266];[$Tablas.$E$36];[$Tablas.$G$36]))/100;0)*IF(OR(VALUE([.A266])=3;VALUE([.A266])=8;VALUE([.A266])=13);-1;1)" office:value-type="float" office:value="6.52" calcext:value-type="float">
            <text:p>6,52</text:p>
          </table:table-cell>
          <table:table-cell table:style-name="ce25" table:formula="of:=MID([$'Compras-Ali'.$A266];[$Tablas.$E$37];[$Tablas.$G$37])" office:value-type="string" office:string-value="0005" calcext:value-type="string">
            <text:p>0005</text:p>
          </table:table-cell>
          <table:table-cell table:style-name="ce28" table:formula="of:=IF([$'Compras-Ali'.$A266]&lt;&gt;&quot;&quot;;VALUE(MID([$'Compras-Ali'.$A266];[$Tablas.$E$38];[$Tablas.$G$38]))/100;0)*IF(OR(VALUE([.A266])=3;VALUE([.A266])=8;VALUE([.A266])=13);-1;1)" office:value-type="float" office:value="1.37" calcext:value-type="float">
            <text:p>1,37</text:p>
          </table:table-cell>
          <table:table-cell table:number-columns-repeated="1016"/>
        </table:table-row>
        <table:table-row table:style-name="ro1">
          <table:table-cell table:style-name="ce25" table:formula="of:=MID([$'Compras-Ali'.$A267];[$Tablas.$E$31];[$Tablas.$G$31])" office:value-type="string" office:string-value="001" calcext:value-type="string">
            <text:p>001</text:p>
          </table:table-cell>
          <table:table-cell table:style-name="ce25" table:formula="of:=MID([$'Compras-Ali'.$A26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7];[$Tablas.$E$33];[$Tablas.$G$33])" office:value-type="string" office:string-value="00000000000000081452" calcext:value-type="string">
            <text:p>00000000000000081452</text:p>
          </table:table-cell>
          <table:table-cell table:style-name="ce25" table:formula="of:=MID([$'Compras-Ali'.$A267];[$Tablas.$E$34];[$Tablas.$G$34])" office:value-type="string" office:string-value="80" calcext:value-type="string">
            <text:p>80</text:p>
          </table:table-cell>
          <table:table-cell table:style-name="ce25" table:formula="of:=MID([$'Compras-Ali'.$A26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67]&lt;&gt;&quot;&quot;;VALUE(MID([$'Compras-Ali'.$A267];[$Tablas.$E$36];[$Tablas.$G$36]))/100;0)*IF(OR(VALUE([.A267])=3;VALUE([.A267])=8;VALUE([.A267])=13);-1;1)" office:value-type="float" office:value="71.52" calcext:value-type="float">
            <text:p>71,52</text:p>
          </table:table-cell>
          <table:table-cell table:style-name="ce25" table:formula="of:=MID([$'Compras-Ali'.$A267];[$Tablas.$E$37];[$Tablas.$G$37])" office:value-type="string" office:string-value="0005" calcext:value-type="string">
            <text:p>0005</text:p>
          </table:table-cell>
          <table:table-cell table:style-name="ce28" table:formula="of:=IF([$'Compras-Ali'.$A267]&lt;&gt;&quot;&quot;;VALUE(MID([$'Compras-Ali'.$A267];[$Tablas.$E$38];[$Tablas.$G$38]))/100;0)*IF(OR(VALUE([.A267])=3;VALUE([.A267])=8;VALUE([.A267])=13);-1;1)" office:value-type="float" office:value="15.02" calcext:value-type="float">
            <text:p>15,02</text:p>
          </table:table-cell>
          <table:table-cell table:number-columns-repeated="1016"/>
        </table:table-row>
        <table:table-row table:style-name="ro1">
          <table:table-cell table:style-name="ce25" table:formula="of:=MID([$'Compras-Ali'.$A268];[$Tablas.$E$31];[$Tablas.$G$31])" office:value-type="string" office:string-value="001" calcext:value-type="string">
            <text:p>001</text:p>
          </table:table-cell>
          <table:table-cell table:style-name="ce25" table:formula="of:=MID([$'Compras-Ali'.$A268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8];[$Tablas.$E$33];[$Tablas.$G$33])" office:value-type="string" office:string-value="00000000000000081876" calcext:value-type="string">
            <text:p>00000000000000081876</text:p>
          </table:table-cell>
          <table:table-cell table:style-name="ce25" table:formula="of:=MID([$'Compras-Ali'.$A268];[$Tablas.$E$34];[$Tablas.$G$34])" office:value-type="string" office:string-value="80" calcext:value-type="string">
            <text:p>80</text:p>
          </table:table-cell>
          <table:table-cell table:style-name="ce25" table:formula="of:=MID([$'Compras-Ali'.$A26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68]&lt;&gt;&quot;&quot;;VALUE(MID([$'Compras-Ali'.$A268];[$Tablas.$E$36];[$Tablas.$G$36]))/100;0)*IF(OR(VALUE([.A268])=3;VALUE([.A268])=8;VALUE([.A268])=13);-1;1)" office:value-type="float" office:value="78.71" calcext:value-type="float">
            <text:p>78,71</text:p>
          </table:table-cell>
          <table:table-cell table:style-name="ce25" table:formula="of:=MID([$'Compras-Ali'.$A268];[$Tablas.$E$37];[$Tablas.$G$37])" office:value-type="string" office:string-value="0005" calcext:value-type="string">
            <text:p>0005</text:p>
          </table:table-cell>
          <table:table-cell table:style-name="ce28" table:formula="of:=IF([$'Compras-Ali'.$A268]&lt;&gt;&quot;&quot;;VALUE(MID([$'Compras-Ali'.$A268];[$Tablas.$E$38];[$Tablas.$G$38]))/100;0)*IF(OR(VALUE([.A268])=3;VALUE([.A268])=8;VALUE([.A268])=13);-1;1)" office:value-type="float" office:value="16.53" calcext:value-type="float">
            <text:p>16,53</text:p>
          </table:table-cell>
          <table:table-cell table:number-columns-repeated="1016"/>
        </table:table-row>
        <table:table-row table:style-name="ro1">
          <table:table-cell table:style-name="ce25" table:formula="of:=MID([$'Compras-Ali'.$A269];[$Tablas.$E$31];[$Tablas.$G$31])" office:value-type="string" office:string-value="001" calcext:value-type="string">
            <text:p>001</text:p>
          </table:table-cell>
          <table:table-cell table:style-name="ce25" table:formula="of:=MID([$'Compras-Ali'.$A269];[$Tablas.$E$32];[$Tablas.$G$32])" office:value-type="string" office:string-value="00001" calcext:value-type="string">
            <text:p>00001</text:p>
          </table:table-cell>
          <table:table-cell table:style-name="ce25" table:formula="of:=MID([$'Compras-Ali'.$A269];[$Tablas.$E$33];[$Tablas.$G$33])" office:value-type="string" office:string-value="00000000000000081854" calcext:value-type="string">
            <text:p>00000000000000081854</text:p>
          </table:table-cell>
          <table:table-cell table:style-name="ce25" table:formula="of:=MID([$'Compras-Ali'.$A269];[$Tablas.$E$34];[$Tablas.$G$34])" office:value-type="string" office:string-value="80" calcext:value-type="string">
            <text:p>80</text:p>
          </table:table-cell>
          <table:table-cell table:style-name="ce25" table:formula="of:=MID([$'Compras-Ali'.$A26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69]&lt;&gt;&quot;&quot;;VALUE(MID([$'Compras-Ali'.$A269];[$Tablas.$E$36];[$Tablas.$G$36]))/100;0)*IF(OR(VALUE([.A269])=3;VALUE([.A269])=8;VALUE([.A269])=13);-1;1)" office:value-type="float" office:value="137.62" calcext:value-type="float">
            <text:p>137,62</text:p>
          </table:table-cell>
          <table:table-cell table:style-name="ce25" table:formula="of:=MID([$'Compras-Ali'.$A269];[$Tablas.$E$37];[$Tablas.$G$37])" office:value-type="string" office:string-value="0005" calcext:value-type="string">
            <text:p>0005</text:p>
          </table:table-cell>
          <table:table-cell table:style-name="ce28" table:formula="of:=IF([$'Compras-Ali'.$A269]&lt;&gt;&quot;&quot;;VALUE(MID([$'Compras-Ali'.$A269];[$Tablas.$E$38];[$Tablas.$G$38]))/100;0)*IF(OR(VALUE([.A269])=3;VALUE([.A269])=8;VALUE([.A269])=13);-1;1)" office:value-type="float" office:value="28.9" calcext:value-type="float">
            <text:p>28,90</text:p>
          </table:table-cell>
          <table:table-cell table:number-columns-repeated="1016"/>
        </table:table-row>
        <table:table-row table:style-name="ro1">
          <table:table-cell table:style-name="ce25" table:formula="of:=MID([$'Compras-Ali'.$A270];[$Tablas.$E$31];[$Tablas.$G$31])" office:value-type="string" office:string-value="001" calcext:value-type="string">
            <text:p>001</text:p>
          </table:table-cell>
          <table:table-cell table:style-name="ce25" table:formula="of:=MID([$'Compras-Ali'.$A270];[$Tablas.$E$32];[$Tablas.$G$32])" office:value-type="string" office:string-value="00001" calcext:value-type="string">
            <text:p>00001</text:p>
          </table:table-cell>
          <table:table-cell table:style-name="ce25" table:formula="of:=MID([$'Compras-Ali'.$A270];[$Tablas.$E$33];[$Tablas.$G$33])" office:value-type="string" office:string-value="00000000000000081871" calcext:value-type="string">
            <text:p>00000000000000081871</text:p>
          </table:table-cell>
          <table:table-cell table:style-name="ce25" table:formula="of:=MID([$'Compras-Ali'.$A270];[$Tablas.$E$34];[$Tablas.$G$34])" office:value-type="string" office:string-value="80" calcext:value-type="string">
            <text:p>80</text:p>
          </table:table-cell>
          <table:table-cell table:style-name="ce25" table:formula="of:=MID([$'Compras-Ali'.$A27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70]&lt;&gt;&quot;&quot;;VALUE(MID([$'Compras-Ali'.$A270];[$Tablas.$E$36];[$Tablas.$G$36]))/100;0)*IF(OR(VALUE([.A270])=3;VALUE([.A270])=8;VALUE([.A270])=13);-1;1)" office:value-type="float" office:value="46.81" calcext:value-type="float">
            <text:p>46,81</text:p>
          </table:table-cell>
          <table:table-cell table:style-name="ce25" table:formula="of:=MID([$'Compras-Ali'.$A270];[$Tablas.$E$37];[$Tablas.$G$37])" office:value-type="string" office:string-value="0005" calcext:value-type="string">
            <text:p>0005</text:p>
          </table:table-cell>
          <table:table-cell table:style-name="ce28" table:formula="of:=IF([$'Compras-Ali'.$A270]&lt;&gt;&quot;&quot;;VALUE(MID([$'Compras-Ali'.$A270];[$Tablas.$E$38];[$Tablas.$G$38]))/100;0)*IF(OR(VALUE([.A270])=3;VALUE([.A270])=8;VALUE([.A270])=13);-1;1)" office:value-type="float" office:value="9.83" calcext:value-type="float">
            <text:p>9,83</text:p>
          </table:table-cell>
          <table:table-cell table:number-columns-repeated="1016"/>
        </table:table-row>
        <table:table-row table:style-name="ro1">
          <table:table-cell table:style-name="ce25" table:formula="of:=MID([$'Compras-Ali'.$A271];[$Tablas.$E$31];[$Tablas.$G$31])" office:value-type="string" office:string-value="001" calcext:value-type="string">
            <text:p>001</text:p>
          </table:table-cell>
          <table:table-cell table:style-name="ce25" table:formula="of:=MID([$'Compras-Ali'.$A271];[$Tablas.$E$32];[$Tablas.$G$32])" office:value-type="string" office:string-value="00001" calcext:value-type="string">
            <text:p>00001</text:p>
          </table:table-cell>
          <table:table-cell table:style-name="ce25" table:formula="of:=MID([$'Compras-Ali'.$A271];[$Tablas.$E$33];[$Tablas.$G$33])" office:value-type="string" office:string-value="00000000000000081887" calcext:value-type="string">
            <text:p>00000000000000081887</text:p>
          </table:table-cell>
          <table:table-cell table:style-name="ce25" table:formula="of:=MID([$'Compras-Ali'.$A271];[$Tablas.$E$34];[$Tablas.$G$34])" office:value-type="string" office:string-value="80" calcext:value-type="string">
            <text:p>80</text:p>
          </table:table-cell>
          <table:table-cell table:style-name="ce25" table:formula="of:=MID([$'Compras-Ali'.$A27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71]&lt;&gt;&quot;&quot;;VALUE(MID([$'Compras-Ali'.$A271];[$Tablas.$E$36];[$Tablas.$G$36]))/100;0)*IF(OR(VALUE([.A271])=3;VALUE([.A271])=8;VALUE([.A271])=13);-1;1)" office:value-type="float" office:value="625.19" calcext:value-type="float">
            <text:p>625,19</text:p>
          </table:table-cell>
          <table:table-cell table:style-name="ce25" table:formula="of:=MID([$'Compras-Ali'.$A271];[$Tablas.$E$37];[$Tablas.$G$37])" office:value-type="string" office:string-value="0005" calcext:value-type="string">
            <text:p>0005</text:p>
          </table:table-cell>
          <table:table-cell table:style-name="ce28" table:formula="of:=IF([$'Compras-Ali'.$A271]&lt;&gt;&quot;&quot;;VALUE(MID([$'Compras-Ali'.$A271];[$Tablas.$E$38];[$Tablas.$G$38]))/100;0)*IF(OR(VALUE([.A271])=3;VALUE([.A271])=8;VALUE([.A271])=13);-1;1)" office:value-type="float" office:value="131.29" calcext:value-type="float">
            <text:p>131,29</text:p>
          </table:table-cell>
          <table:table-cell table:number-columns-repeated="1016"/>
        </table:table-row>
        <table:table-row table:style-name="ro1">
          <table:table-cell table:style-name="ce25" table:formula="of:=MID([$'Compras-Ali'.$A272];[$Tablas.$E$31];[$Tablas.$G$31])" office:value-type="string" office:string-value="001" calcext:value-type="string">
            <text:p>001</text:p>
          </table:table-cell>
          <table:table-cell table:style-name="ce25" table:formula="of:=MID([$'Compras-Ali'.$A272];[$Tablas.$E$32];[$Tablas.$G$32])" office:value-type="string" office:string-value="00001" calcext:value-type="string">
            <text:p>00001</text:p>
          </table:table-cell>
          <table:table-cell table:style-name="ce25" table:formula="of:=MID([$'Compras-Ali'.$A272];[$Tablas.$E$33];[$Tablas.$G$33])" office:value-type="string" office:string-value="00000000000000081867" calcext:value-type="string">
            <text:p>00000000000000081867</text:p>
          </table:table-cell>
          <table:table-cell table:style-name="ce25" table:formula="of:=MID([$'Compras-Ali'.$A272];[$Tablas.$E$34];[$Tablas.$G$34])" office:value-type="string" office:string-value="80" calcext:value-type="string">
            <text:p>80</text:p>
          </table:table-cell>
          <table:table-cell table:style-name="ce25" table:formula="of:=MID([$'Compras-Ali'.$A27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72]&lt;&gt;&quot;&quot;;VALUE(MID([$'Compras-Ali'.$A272];[$Tablas.$E$36];[$Tablas.$G$36]))/100;0)*IF(OR(VALUE([.A272])=3;VALUE([.A272])=8;VALUE([.A272])=13);-1;1)" office:value-type="float" office:value="852.19" calcext:value-type="float">
            <text:p>852,19</text:p>
          </table:table-cell>
          <table:table-cell table:style-name="ce25" table:formula="of:=MID([$'Compras-Ali'.$A272];[$Tablas.$E$37];[$Tablas.$G$37])" office:value-type="string" office:string-value="0005" calcext:value-type="string">
            <text:p>0005</text:p>
          </table:table-cell>
          <table:table-cell table:style-name="ce28" table:formula="of:=IF([$'Compras-Ali'.$A272]&lt;&gt;&quot;&quot;;VALUE(MID([$'Compras-Ali'.$A272];[$Tablas.$E$38];[$Tablas.$G$38]))/100;0)*IF(OR(VALUE([.A272])=3;VALUE([.A272])=8;VALUE([.A272])=13);-1;1)" office:value-type="float" office:value="178.96" calcext:value-type="float">
            <text:p>178,96</text:p>
          </table:table-cell>
          <table:table-cell table:number-columns-repeated="1016"/>
        </table:table-row>
        <table:table-row table:style-name="ro1">
          <table:table-cell table:style-name="ce25" table:formula="of:=MID([$'Compras-Ali'.$A273];[$Tablas.$E$31];[$Tablas.$G$31])" office:value-type="string" office:string-value="001" calcext:value-type="string">
            <text:p>001</text:p>
          </table:table-cell>
          <table:table-cell table:style-name="ce25" table:formula="of:=MID([$'Compras-Ali'.$A273];[$Tablas.$E$32];[$Tablas.$G$32])" office:value-type="string" office:string-value="02017" calcext:value-type="string">
            <text:p>02017</text:p>
          </table:table-cell>
          <table:table-cell table:style-name="ce25" table:formula="of:=MID([$'Compras-Ali'.$A273];[$Tablas.$E$33];[$Tablas.$G$33])" office:value-type="string" office:string-value="00000000000002456567" calcext:value-type="string">
            <text:p>00000000000002456567</text:p>
          </table:table-cell>
          <table:table-cell table:style-name="ce25" table:formula="of:=MID([$'Compras-Ali'.$A273];[$Tablas.$E$34];[$Tablas.$G$34])" office:value-type="string" office:string-value="80" calcext:value-type="string">
            <text:p>80</text:p>
          </table:table-cell>
          <table:table-cell table:style-name="ce25" table:formula="of:=MID([$'Compras-Ali'.$A27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73]&lt;&gt;&quot;&quot;;VALUE(MID([$'Compras-Ali'.$A273];[$Tablas.$E$36];[$Tablas.$G$36]))/100;0)*IF(OR(VALUE([.A273])=3;VALUE([.A273])=8;VALUE([.A273])=13);-1;1)" office:value-type="float" office:value="1479412.76" calcext:value-type="float">
            <text:p>1.479.412,76</text:p>
          </table:table-cell>
          <table:table-cell table:style-name="ce25" table:formula="of:=MID([$'Compras-Ali'.$A273];[$Tablas.$E$37];[$Tablas.$G$37])" office:value-type="string" office:string-value="0005" calcext:value-type="string">
            <text:p>0005</text:p>
          </table:table-cell>
          <table:table-cell table:style-name="ce28" table:formula="of:=IF([$'Compras-Ali'.$A273]&lt;&gt;&quot;&quot;;VALUE(MID([$'Compras-Ali'.$A273];[$Tablas.$E$38];[$Tablas.$G$38]))/100;0)*IF(OR(VALUE([.A273])=3;VALUE([.A273])=8;VALUE([.A273])=13);-1;1)" office:value-type="float" office:value="310676.68" calcext:value-type="float">
            <text:p>310.676,68</text:p>
          </table:table-cell>
          <table:table-cell table:number-columns-repeated="1016"/>
        </table:table-row>
        <table:table-row table:style-name="ro1">
          <table:table-cell table:style-name="ce25" table:formula="of:=MID([$'Compras-Ali'.$A274];[$Tablas.$E$31];[$Tablas.$G$31])" office:value-type="string" office:string-value="001" calcext:value-type="string">
            <text:p>001</text:p>
          </table:table-cell>
          <table:table-cell table:style-name="ce25" table:formula="of:=MID([$'Compras-Ali'.$A274];[$Tablas.$E$32];[$Tablas.$G$32])" office:value-type="string" office:string-value="00008" calcext:value-type="string">
            <text:p>00008</text:p>
          </table:table-cell>
          <table:table-cell table:style-name="ce25" table:formula="of:=MID([$'Compras-Ali'.$A274];[$Tablas.$E$33];[$Tablas.$G$33])" office:value-type="string" office:string-value="00000000000000006869" calcext:value-type="string">
            <text:p>00000000000000006869</text:p>
          </table:table-cell>
          <table:table-cell table:style-name="ce25" table:formula="of:=MID([$'Compras-Ali'.$A274];[$Tablas.$E$34];[$Tablas.$G$34])" office:value-type="string" office:string-value="80" calcext:value-type="string">
            <text:p>80</text:p>
          </table:table-cell>
          <table:table-cell table:style-name="ce25" table:formula="of:=MID([$'Compras-Ali'.$A274];[$Tablas.$E$35];[$Tablas.$G$35])" office:value-type="string" office:string-value="00000000033714576629" calcext:value-type="string">
            <text:p>00000000033714576629</text:p>
          </table:table-cell>
          <table:table-cell table:style-name="ce28" table:formula="of:=IF([$'Compras-Ali'.$A274]&lt;&gt;&quot;&quot;;VALUE(MID([$'Compras-Ali'.$A274];[$Tablas.$E$36];[$Tablas.$G$36]))/100;0)*IF(OR(VALUE([.A274])=3;VALUE([.A274])=8;VALUE([.A274])=13);-1;1)" office:value-type="float" office:value="50575" calcext:value-type="float">
            <text:p>50.575,00</text:p>
          </table:table-cell>
          <table:table-cell table:style-name="ce25" table:formula="of:=MID([$'Compras-Ali'.$A274];[$Tablas.$E$37];[$Tablas.$G$37])" office:value-type="string" office:string-value="0005" calcext:value-type="string">
            <text:p>0005</text:p>
          </table:table-cell>
          <table:table-cell table:style-name="ce28" table:formula="of:=IF([$'Compras-Ali'.$A274]&lt;&gt;&quot;&quot;;VALUE(MID([$'Compras-Ali'.$A274];[$Tablas.$E$38];[$Tablas.$G$38]))/100;0)*IF(OR(VALUE([.A274])=3;VALUE([.A274])=8;VALUE([.A274])=13);-1;1)" office:value-type="float" office:value="10620.75" calcext:value-type="float">
            <text:p>10.620,75</text:p>
          </table:table-cell>
          <table:table-cell table:number-columns-repeated="1016"/>
        </table:table-row>
        <table:table-row table:style-name="ro1">
          <table:table-cell table:style-name="ce25" table:formula="of:=MID([$'Compras-Ali'.$A275];[$Tablas.$E$31];[$Tablas.$G$31])" office:value-type="string" office:string-value="001" calcext:value-type="string">
            <text:p>001</text:p>
          </table:table-cell>
          <table:table-cell table:style-name="ce25" table:formula="of:=MID([$'Compras-Ali'.$A275];[$Tablas.$E$32];[$Tablas.$G$32])" office:value-type="string" office:string-value="00002" calcext:value-type="string">
            <text:p>00002</text:p>
          </table:table-cell>
          <table:table-cell table:style-name="ce25" table:formula="of:=MID([$'Compras-Ali'.$A275];[$Tablas.$E$33];[$Tablas.$G$33])" office:value-type="string" office:string-value="00000000000000001405" calcext:value-type="string">
            <text:p>00000000000000001405</text:p>
          </table:table-cell>
          <table:table-cell table:style-name="ce25" table:formula="of:=MID([$'Compras-Ali'.$A275];[$Tablas.$E$34];[$Tablas.$G$34])" office:value-type="string" office:string-value="80" calcext:value-type="string">
            <text:p>80</text:p>
          </table:table-cell>
          <table:table-cell table:style-name="ce25" table:formula="of:=MID([$'Compras-Ali'.$A27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75]&lt;&gt;&quot;&quot;;VALUE(MID([$'Compras-Ali'.$A275];[$Tablas.$E$36];[$Tablas.$G$36]))/100;0)*IF(OR(VALUE([.A275])=3;VALUE([.A275])=8;VALUE([.A275])=13);-1;1)" office:value-type="float" office:value="743.81" calcext:value-type="float">
            <text:p>743,81</text:p>
          </table:table-cell>
          <table:table-cell table:style-name="ce25" table:formula="of:=MID([$'Compras-Ali'.$A275];[$Tablas.$E$37];[$Tablas.$G$37])" office:value-type="string" office:string-value="0005" calcext:value-type="string">
            <text:p>0005</text:p>
          </table:table-cell>
          <table:table-cell table:style-name="ce28" table:formula="of:=IF([$'Compras-Ali'.$A275]&lt;&gt;&quot;&quot;;VALUE(MID([$'Compras-Ali'.$A275];[$Tablas.$E$38];[$Tablas.$G$38]))/100;0)*IF(OR(VALUE([.A275])=3;VALUE([.A275])=8;VALUE([.A275])=13);-1;1)" office:value-type="float" office:value="156.2" calcext:value-type="float">
            <text:p>156,20</text:p>
          </table:table-cell>
          <table:table-cell table:number-columns-repeated="1016"/>
        </table:table-row>
        <table:table-row table:style-name="ro1">
          <table:table-cell table:style-name="ce25" table:formula="of:=MID([$'Compras-Ali'.$A276];[$Tablas.$E$31];[$Tablas.$G$31])" office:value-type="string" office:string-value="001" calcext:value-type="string">
            <text:p>001</text:p>
          </table:table-cell>
          <table:table-cell table:style-name="ce25" table:formula="of:=MID([$'Compras-Ali'.$A276];[$Tablas.$E$32];[$Tablas.$G$32])" office:value-type="string" office:string-value="00002" calcext:value-type="string">
            <text:p>00002</text:p>
          </table:table-cell>
          <table:table-cell table:style-name="ce25" table:formula="of:=MID([$'Compras-Ali'.$A276];[$Tablas.$E$33];[$Tablas.$G$33])" office:value-type="string" office:string-value="00000000000000008740" calcext:value-type="string">
            <text:p>00000000000000008740</text:p>
          </table:table-cell>
          <table:table-cell table:style-name="ce25" table:formula="of:=MID([$'Compras-Ali'.$A276];[$Tablas.$E$34];[$Tablas.$G$34])" office:value-type="string" office:string-value="80" calcext:value-type="string">
            <text:p>80</text:p>
          </table:table-cell>
          <table:table-cell table:style-name="ce25" table:formula="of:=MID([$'Compras-Ali'.$A27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76]&lt;&gt;&quot;&quot;;VALUE(MID([$'Compras-Ali'.$A276];[$Tablas.$E$36];[$Tablas.$G$36]))/100;0)*IF(OR(VALUE([.A276])=3;VALUE([.A276])=8;VALUE([.A276])=13);-1;1)" office:value-type="float" office:value="2479.33" calcext:value-type="float">
            <text:p>2.479,33</text:p>
          </table:table-cell>
          <table:table-cell table:style-name="ce25" table:formula="of:=MID([$'Compras-Ali'.$A276];[$Tablas.$E$37];[$Tablas.$G$37])" office:value-type="string" office:string-value="0005" calcext:value-type="string">
            <text:p>0005</text:p>
          </table:table-cell>
          <table:table-cell table:style-name="ce28" table:formula="of:=IF([$'Compras-Ali'.$A276]&lt;&gt;&quot;&quot;;VALUE(MID([$'Compras-Ali'.$A276];[$Tablas.$E$38];[$Tablas.$G$38]))/100;0)*IF(OR(VALUE([.A276])=3;VALUE([.A276])=8;VALUE([.A276])=13);-1;1)" office:value-type="float" office:value="520.66" calcext:value-type="float">
            <text:p>520,66</text:p>
          </table:table-cell>
          <table:table-cell table:number-columns-repeated="1016"/>
        </table:table-row>
        <table:table-row table:style-name="ro1">
          <table:table-cell table:style-name="ce25" table:formula="of:=MID([$'Compras-Ali'.$A277];[$Tablas.$E$31];[$Tablas.$G$31])" office:value-type="string" office:string-value="001" calcext:value-type="string">
            <text:p>001</text:p>
          </table:table-cell>
          <table:table-cell table:style-name="ce25" table:formula="of:=MID([$'Compras-Ali'.$A277];[$Tablas.$E$32];[$Tablas.$G$32])" office:value-type="string" office:string-value="00004" calcext:value-type="string">
            <text:p>00004</text:p>
          </table:table-cell>
          <table:table-cell table:style-name="ce25" table:formula="of:=MID([$'Compras-Ali'.$A277];[$Tablas.$E$33];[$Tablas.$G$33])" office:value-type="string" office:string-value="00000000000000000342" calcext:value-type="string">
            <text:p>00000000000000000342</text:p>
          </table:table-cell>
          <table:table-cell table:style-name="ce25" table:formula="of:=MID([$'Compras-Ali'.$A277];[$Tablas.$E$34];[$Tablas.$G$34])" office:value-type="string" office:string-value="80" calcext:value-type="string">
            <text:p>80</text:p>
          </table:table-cell>
          <table:table-cell table:style-name="ce25" table:formula="of:=MID([$'Compras-Ali'.$A277];[$Tablas.$E$35];[$Tablas.$G$35])" office:value-type="string" office:string-value="00000000030711457824" calcext:value-type="string">
            <text:p>00000000030711457824</text:p>
          </table:table-cell>
          <table:table-cell table:style-name="ce28" table:formula="of:=IF([$'Compras-Ali'.$A277]&lt;&gt;&quot;&quot;;VALUE(MID([$'Compras-Ali'.$A277];[$Tablas.$E$36];[$Tablas.$G$36]))/100;0)*IF(OR(VALUE([.A277])=3;VALUE([.A277])=8;VALUE([.A277])=13);-1;1)" office:value-type="float" office:value="925.67" calcext:value-type="float">
            <text:p>925,67</text:p>
          </table:table-cell>
          <table:table-cell table:style-name="ce25" table:formula="of:=MID([$'Compras-Ali'.$A277];[$Tablas.$E$37];[$Tablas.$G$37])" office:value-type="string" office:string-value="0005" calcext:value-type="string">
            <text:p>0005</text:p>
          </table:table-cell>
          <table:table-cell table:style-name="ce28" table:formula="of:=IF([$'Compras-Ali'.$A277]&lt;&gt;&quot;&quot;;VALUE(MID([$'Compras-Ali'.$A277];[$Tablas.$E$38];[$Tablas.$G$38]))/100;0)*IF(OR(VALUE([.A277])=3;VALUE([.A277])=8;VALUE([.A277])=13);-1;1)" office:value-type="float" office:value="194.39" calcext:value-type="float">
            <text:p>194,39</text:p>
          </table:table-cell>
          <table:table-cell table:number-columns-repeated="1016"/>
        </table:table-row>
        <table:table-row table:style-name="ro1">
          <table:table-cell table:style-name="ce25" table:formula="of:=MID([$'Compras-Ali'.$A278];[$Tablas.$E$31];[$Tablas.$G$31])" office:value-type="string" office:string-value="001" calcext:value-type="string">
            <text:p>001</text:p>
          </table:table-cell>
          <table:table-cell table:style-name="ce25" table:formula="of:=MID([$'Compras-Ali'.$A278];[$Tablas.$E$32];[$Tablas.$G$32])" office:value-type="string" office:string-value="00006" calcext:value-type="string">
            <text:p>00006</text:p>
          </table:table-cell>
          <table:table-cell table:style-name="ce25" table:formula="of:=MID([$'Compras-Ali'.$A278];[$Tablas.$E$33];[$Tablas.$G$33])" office:value-type="string" office:string-value="00000000000000014613" calcext:value-type="string">
            <text:p>00000000000000014613</text:p>
          </table:table-cell>
          <table:table-cell table:style-name="ce25" table:formula="of:=MID([$'Compras-Ali'.$A278];[$Tablas.$E$34];[$Tablas.$G$34])" office:value-type="string" office:string-value="80" calcext:value-type="string">
            <text:p>80</text:p>
          </table:table-cell>
          <table:table-cell table:style-name="ce25" table:formula="of:=MID([$'Compras-Ali'.$A278];[$Tablas.$E$35];[$Tablas.$G$35])" office:value-type="string" office:string-value="00000000030711457824" calcext:value-type="string">
            <text:p>00000000030711457824</text:p>
          </table:table-cell>
          <table:table-cell table:style-name="ce28" table:formula="of:=IF([$'Compras-Ali'.$A278]&lt;&gt;&quot;&quot;;VALUE(MID([$'Compras-Ali'.$A278];[$Tablas.$E$36];[$Tablas.$G$36]))/100;0)*IF(OR(VALUE([.A278])=3;VALUE([.A278])=8;VALUE([.A278])=13);-1;1)" office:value-type="float" office:value="446.05" calcext:value-type="float">
            <text:p>446,05</text:p>
          </table:table-cell>
          <table:table-cell table:style-name="ce25" table:formula="of:=MID([$'Compras-Ali'.$A278];[$Tablas.$E$37];[$Tablas.$G$37])" office:value-type="string" office:string-value="0005" calcext:value-type="string">
            <text:p>0005</text:p>
          </table:table-cell>
          <table:table-cell table:style-name="ce28" table:formula="of:=IF([$'Compras-Ali'.$A278]&lt;&gt;&quot;&quot;;VALUE(MID([$'Compras-Ali'.$A278];[$Tablas.$E$38];[$Tablas.$G$38]))/100;0)*IF(OR(VALUE([.A278])=3;VALUE([.A278])=8;VALUE([.A278])=13);-1;1)" office:value-type="float" office:value="93.67" calcext:value-type="float">
            <text:p>93,67</text:p>
          </table:table-cell>
          <table:table-cell table:number-columns-repeated="1016"/>
        </table:table-row>
        <table:table-row table:style-name="ro1">
          <table:table-cell table:style-name="ce25" table:formula="of:=MID([$'Compras-Ali'.$A279];[$Tablas.$E$31];[$Tablas.$G$31])" office:value-type="string" office:string-value="001" calcext:value-type="string">
            <text:p>001</text:p>
          </table:table-cell>
          <table:table-cell table:style-name="ce25" table:formula="of:=MID([$'Compras-Ali'.$A279];[$Tablas.$E$32];[$Tablas.$G$32])" office:value-type="string" office:string-value="00019" calcext:value-type="string">
            <text:p>00019</text:p>
          </table:table-cell>
          <table:table-cell table:style-name="ce25" table:formula="of:=MID([$'Compras-Ali'.$A279];[$Tablas.$E$33];[$Tablas.$G$33])" office:value-type="string" office:string-value="00000000000000021320" calcext:value-type="string">
            <text:p>00000000000000021320</text:p>
          </table:table-cell>
          <table:table-cell table:style-name="ce25" table:formula="of:=MID([$'Compras-Ali'.$A279];[$Tablas.$E$34];[$Tablas.$G$34])" office:value-type="string" office:string-value="80" calcext:value-type="string">
            <text:p>80</text:p>
          </table:table-cell>
          <table:table-cell table:style-name="ce25" table:formula="of:=MID([$'Compras-Ali'.$A279];[$Tablas.$E$35];[$Tablas.$G$35])" office:value-type="string" office:string-value="00000000020242004710" calcext:value-type="string">
            <text:p>00000000020242004710</text:p>
          </table:table-cell>
          <table:table-cell table:style-name="ce28" table:formula="of:=IF([$'Compras-Ali'.$A279]&lt;&gt;&quot;&quot;;VALUE(MID([$'Compras-Ali'.$A279];[$Tablas.$E$36];[$Tablas.$G$36]))/100;0)*IF(OR(VALUE([.A279])=3;VALUE([.A279])=8;VALUE([.A279])=13);-1;1)" office:value-type="float" office:value="759.76" calcext:value-type="float">
            <text:p>759,76</text:p>
          </table:table-cell>
          <table:table-cell table:style-name="ce25" table:formula="of:=MID([$'Compras-Ali'.$A279];[$Tablas.$E$37];[$Tablas.$G$37])" office:value-type="string" office:string-value="0005" calcext:value-type="string">
            <text:p>0005</text:p>
          </table:table-cell>
          <table:table-cell table:style-name="ce28" table:formula="of:=IF([$'Compras-Ali'.$A279]&lt;&gt;&quot;&quot;;VALUE(MID([$'Compras-Ali'.$A279];[$Tablas.$E$38];[$Tablas.$G$38]))/100;0)*IF(OR(VALUE([.A279])=3;VALUE([.A279])=8;VALUE([.A279])=13);-1;1)" office:value-type="float" office:value="159.55" calcext:value-type="float">
            <text:p>159,55</text:p>
          </table:table-cell>
          <table:table-cell table:number-columns-repeated="1016"/>
        </table:table-row>
        <table:table-row table:style-name="ro1">
          <table:table-cell table:style-name="ce25" table:formula="of:=MID([$'Compras-Ali'.$A280];[$Tablas.$E$31];[$Tablas.$G$31])" office:value-type="string" office:string-value="001" calcext:value-type="string">
            <text:p>001</text:p>
          </table:table-cell>
          <table:table-cell table:style-name="ce25" table:formula="of:=MID([$'Compras-Ali'.$A280];[$Tablas.$E$32];[$Tablas.$G$32])" office:value-type="string" office:string-value="00046" calcext:value-type="string">
            <text:p>00046</text:p>
          </table:table-cell>
          <table:table-cell table:style-name="ce25" table:formula="of:=MID([$'Compras-Ali'.$A280];[$Tablas.$E$33];[$Tablas.$G$33])" office:value-type="string" office:string-value="00000000000000075639" calcext:value-type="string">
            <text:p>00000000000000075639</text:p>
          </table:table-cell>
          <table:table-cell table:style-name="ce25" table:formula="of:=MID([$'Compras-Ali'.$A280];[$Tablas.$E$34];[$Tablas.$G$34])" office:value-type="string" office:string-value="80" calcext:value-type="string">
            <text:p>80</text:p>
          </table:table-cell>
          <table:table-cell table:style-name="ce25" table:formula="of:=MID([$'Compras-Ali'.$A280];[$Tablas.$E$35];[$Tablas.$G$35])" office:value-type="string" office:string-value="00000000030531878171" calcext:value-type="string">
            <text:p>00000000030531878171</text:p>
          </table:table-cell>
          <table:table-cell table:style-name="ce28" table:formula="of:=IF([$'Compras-Ali'.$A280]&lt;&gt;&quot;&quot;;VALUE(MID([$'Compras-Ali'.$A280];[$Tablas.$E$36];[$Tablas.$G$36]))/100;0)*IF(OR(VALUE([.A280])=3;VALUE([.A280])=8;VALUE([.A280])=13);-1;1)" office:value-type="float" office:value="793.38" calcext:value-type="float">
            <text:p>793,38</text:p>
          </table:table-cell>
          <table:table-cell table:style-name="ce25" table:formula="of:=MID([$'Compras-Ali'.$A280];[$Tablas.$E$37];[$Tablas.$G$37])" office:value-type="string" office:string-value="0005" calcext:value-type="string">
            <text:p>0005</text:p>
          </table:table-cell>
          <table:table-cell table:style-name="ce28" table:formula="of:=IF([$'Compras-Ali'.$A280]&lt;&gt;&quot;&quot;;VALUE(MID([$'Compras-Ali'.$A280];[$Tablas.$E$38];[$Tablas.$G$38]))/100;0)*IF(OR(VALUE([.A280])=3;VALUE([.A280])=8;VALUE([.A280])=13);-1;1)" office:value-type="float" office:value="166.61" calcext:value-type="float">
            <text:p>166,61</text:p>
          </table:table-cell>
          <table:table-cell table:number-columns-repeated="1016"/>
        </table:table-row>
        <table:table-row table:style-name="ro1">
          <table:table-cell table:style-name="ce25" table:formula="of:=MID([$'Compras-Ali'.$A281];[$Tablas.$E$31];[$Tablas.$G$31])" office:value-type="string" office:string-value="001" calcext:value-type="string">
            <text:p>001</text:p>
          </table:table-cell>
          <table:table-cell table:style-name="ce25" table:formula="of:=MID([$'Compras-Ali'.$A281];[$Tablas.$E$32];[$Tablas.$G$32])" office:value-type="string" office:string-value="02017" calcext:value-type="string">
            <text:p>02017</text:p>
          </table:table-cell>
          <table:table-cell table:style-name="ce25" table:formula="of:=MID([$'Compras-Ali'.$A281];[$Tablas.$E$33];[$Tablas.$G$33])" office:value-type="string" office:string-value="00000000000002457032" calcext:value-type="string">
            <text:p>00000000000002457032</text:p>
          </table:table-cell>
          <table:table-cell table:style-name="ce25" table:formula="of:=MID([$'Compras-Ali'.$A281];[$Tablas.$E$34];[$Tablas.$G$34])" office:value-type="string" office:string-value="80" calcext:value-type="string">
            <text:p>80</text:p>
          </table:table-cell>
          <table:table-cell table:style-name="ce25" table:formula="of:=MID([$'Compras-Ali'.$A28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81]&lt;&gt;&quot;&quot;;VALUE(MID([$'Compras-Ali'.$A281];[$Tablas.$E$36];[$Tablas.$G$36]))/100;0)*IF(OR(VALUE([.A281])=3;VALUE([.A281])=8;VALUE([.A281])=13);-1;1)" office:value-type="float" office:value="1479523.71" calcext:value-type="float">
            <text:p>1.479.523,71</text:p>
          </table:table-cell>
          <table:table-cell table:style-name="ce25" table:formula="of:=MID([$'Compras-Ali'.$A281];[$Tablas.$E$37];[$Tablas.$G$37])" office:value-type="string" office:string-value="0005" calcext:value-type="string">
            <text:p>0005</text:p>
          </table:table-cell>
          <table:table-cell table:style-name="ce28" table:formula="of:=IF([$'Compras-Ali'.$A281]&lt;&gt;&quot;&quot;;VALUE(MID([$'Compras-Ali'.$A281];[$Tablas.$E$38];[$Tablas.$G$38]))/100;0)*IF(OR(VALUE([.A281])=3;VALUE([.A281])=8;VALUE([.A281])=13);-1;1)" office:value-type="float" office:value="310699.98" calcext:value-type="float">
            <text:p>310.699,98</text:p>
          </table:table-cell>
          <table:table-cell table:number-columns-repeated="1016"/>
        </table:table-row>
        <table:table-row table:style-name="ro1">
          <table:table-cell table:style-name="ce25" table:formula="of:=MID([$'Compras-Ali'.$A282];[$Tablas.$E$31];[$Tablas.$G$31])" office:value-type="string" office:string-value="001" calcext:value-type="string">
            <text:p>001</text:p>
          </table:table-cell>
          <table:table-cell table:style-name="ce25" table:formula="of:=MID([$'Compras-Ali'.$A282];[$Tablas.$E$32];[$Tablas.$G$32])" office:value-type="string" office:string-value="02017" calcext:value-type="string">
            <text:p>02017</text:p>
          </table:table-cell>
          <table:table-cell table:style-name="ce25" table:formula="of:=MID([$'Compras-Ali'.$A282];[$Tablas.$E$33];[$Tablas.$G$33])" office:value-type="string" office:string-value="00000000000002457277" calcext:value-type="string">
            <text:p>00000000000002457277</text:p>
          </table:table-cell>
          <table:table-cell table:style-name="ce25" table:formula="of:=MID([$'Compras-Ali'.$A282];[$Tablas.$E$34];[$Tablas.$G$34])" office:value-type="string" office:string-value="80" calcext:value-type="string">
            <text:p>80</text:p>
          </table:table-cell>
          <table:table-cell table:style-name="ce25" table:formula="of:=MID([$'Compras-Ali'.$A28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282]&lt;&gt;&quot;&quot;;VALUE(MID([$'Compras-Ali'.$A282];[$Tablas.$E$36];[$Tablas.$G$36]))/100;0)*IF(OR(VALUE([.A282])=3;VALUE([.A282])=8;VALUE([.A282])=13);-1;1)" office:value-type="float" office:value="1479671.62" calcext:value-type="float">
            <text:p>1.479.671,62</text:p>
          </table:table-cell>
          <table:table-cell table:style-name="ce25" table:formula="of:=MID([$'Compras-Ali'.$A282];[$Tablas.$E$37];[$Tablas.$G$37])" office:value-type="string" office:string-value="0005" calcext:value-type="string">
            <text:p>0005</text:p>
          </table:table-cell>
          <table:table-cell table:style-name="ce28" table:formula="of:=IF([$'Compras-Ali'.$A282]&lt;&gt;&quot;&quot;;VALUE(MID([$'Compras-Ali'.$A282];[$Tablas.$E$38];[$Tablas.$G$38]))/100;0)*IF(OR(VALUE([.A282])=3;VALUE([.A282])=8;VALUE([.A282])=13);-1;1)" office:value-type="float" office:value="310731.04" calcext:value-type="float">
            <text:p>310.731,04</text:p>
          </table:table-cell>
          <table:table-cell table:number-columns-repeated="1016"/>
        </table:table-row>
        <table:table-row table:style-name="ro1">
          <table:table-cell table:style-name="ce25" table:formula="of:=MID([$'Compras-Ali'.$A283];[$Tablas.$E$31];[$Tablas.$G$31])" office:value-type="string" office:string-value="001" calcext:value-type="string">
            <text:p>001</text:p>
          </table:table-cell>
          <table:table-cell table:style-name="ce25" table:formula="of:=MID([$'Compras-Ali'.$A283];[$Tablas.$E$32];[$Tablas.$G$32])" office:value-type="string" office:string-value="00001" calcext:value-type="string">
            <text:p>00001</text:p>
          </table:table-cell>
          <table:table-cell table:style-name="ce25" table:formula="of:=MID([$'Compras-Ali'.$A283];[$Tablas.$E$33];[$Tablas.$G$33])" office:value-type="string" office:string-value="00000000000116623067" calcext:value-type="string">
            <text:p>00000000000116623067</text:p>
          </table:table-cell>
          <table:table-cell table:style-name="ce25" table:formula="of:=MID([$'Compras-Ali'.$A283];[$Tablas.$E$34];[$Tablas.$G$34])" office:value-type="string" office:string-value="80" calcext:value-type="string">
            <text:p>80</text:p>
          </table:table-cell>
          <table:table-cell table:style-name="ce25" table:formula="of:=MID([$'Compras-Ali'.$A283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283]&lt;&gt;&quot;&quot;;VALUE(MID([$'Compras-Ali'.$A283];[$Tablas.$E$36];[$Tablas.$G$36]))/100;0)*IF(OR(VALUE([.A283])=3;VALUE([.A283])=8;VALUE([.A283])=13);-1;1)" office:value-type="float" office:value="2750" calcext:value-type="float">
            <text:p>2.750,00</text:p>
          </table:table-cell>
          <table:table-cell table:style-name="ce25" table:formula="of:=MID([$'Compras-Ali'.$A283];[$Tablas.$E$37];[$Tablas.$G$37])" office:value-type="string" office:string-value="0005" calcext:value-type="string">
            <text:p>0005</text:p>
          </table:table-cell>
          <table:table-cell table:style-name="ce28" table:formula="of:=IF([$'Compras-Ali'.$A283]&lt;&gt;&quot;&quot;;VALUE(MID([$'Compras-Ali'.$A283];[$Tablas.$E$38];[$Tablas.$G$38]))/100;0)*IF(OR(VALUE([.A283])=3;VALUE([.A283])=8;VALUE([.A283])=13);-1;1)" office:value-type="float" office:value="577.5" calcext:value-type="float">
            <text:p>577,50</text:p>
          </table:table-cell>
          <table:table-cell table:number-columns-repeated="1016"/>
        </table:table-row>
        <table:table-row table:style-name="ro1">
          <table:table-cell table:style-name="ce25" table:formula="of:=MID([$'Compras-Ali'.$A284];[$Tablas.$E$31];[$Tablas.$G$31])" office:value-type="string" office:string-value="001" calcext:value-type="string">
            <text:p>001</text:p>
          </table:table-cell>
          <table:table-cell table:style-name="ce25" table:formula="of:=MID([$'Compras-Ali'.$A284];[$Tablas.$E$32];[$Tablas.$G$32])" office:value-type="string" office:string-value="00001" calcext:value-type="string">
            <text:p>00001</text:p>
          </table:table-cell>
          <table:table-cell table:style-name="ce25" table:formula="of:=MID([$'Compras-Ali'.$A284];[$Tablas.$E$33];[$Tablas.$G$33])" office:value-type="string" office:string-value="00000000000116623067" calcext:value-type="string">
            <text:p>00000000000116623067</text:p>
          </table:table-cell>
          <table:table-cell table:style-name="ce25" table:formula="of:=MID([$'Compras-Ali'.$A284];[$Tablas.$E$34];[$Tablas.$G$34])" office:value-type="string" office:string-value="80" calcext:value-type="string">
            <text:p>80</text:p>
          </table:table-cell>
          <table:table-cell table:style-name="ce25" table:formula="of:=MID([$'Compras-Ali'.$A284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284]&lt;&gt;&quot;&quot;;VALUE(MID([$'Compras-Ali'.$A284];[$Tablas.$E$36];[$Tablas.$G$36]))/100;0)*IF(OR(VALUE([.A284])=3;VALUE([.A284])=8;VALUE([.A284])=13);-1;1)" office:value-type="float" office:value="2053.3" calcext:value-type="float">
            <text:p>2.053,30</text:p>
          </table:table-cell>
          <table:table-cell table:style-name="ce25" table:formula="of:=MID([$'Compras-Ali'.$A284];[$Tablas.$E$37];[$Tablas.$G$37])" office:value-type="string" office:string-value="0004" calcext:value-type="string">
            <text:p>0004</text:p>
          </table:table-cell>
          <table:table-cell table:style-name="ce28" table:formula="of:=IF([$'Compras-Ali'.$A284]&lt;&gt;&quot;&quot;;VALUE(MID([$'Compras-Ali'.$A284];[$Tablas.$E$38];[$Tablas.$G$38]))/100;0)*IF(OR(VALUE([.A284])=3;VALUE([.A284])=8;VALUE([.A284])=13);-1;1)" office:value-type="float" office:value="205.33" calcext:value-type="float">
            <text:p>205,33</text:p>
          </table:table-cell>
          <table:table-cell table:number-columns-repeated="1016"/>
        </table:table-row>
        <table:table-row table:style-name="ro1">
          <table:table-cell table:style-name="ce25" table:formula="of:=MID([$'Compras-Ali'.$A285];[$Tablas.$E$31];[$Tablas.$G$31])" office:value-type="string" office:string-value="001" calcext:value-type="string">
            <text:p>001</text:p>
          </table:table-cell>
          <table:table-cell table:style-name="ce25" table:formula="of:=MID([$'Compras-Ali'.$A285];[$Tablas.$E$32];[$Tablas.$G$32])" office:value-type="string" office:string-value="04926" calcext:value-type="string">
            <text:p>04926</text:p>
          </table:table-cell>
          <table:table-cell table:style-name="ce25" table:formula="of:=MID([$'Compras-Ali'.$A285];[$Tablas.$E$33];[$Tablas.$G$33])" office:value-type="string" office:string-value="00000000000000000457" calcext:value-type="string">
            <text:p>00000000000000000457</text:p>
          </table:table-cell>
          <table:table-cell table:style-name="ce25" table:formula="of:=MID([$'Compras-Ali'.$A285];[$Tablas.$E$34];[$Tablas.$G$34])" office:value-type="string" office:string-value="80" calcext:value-type="string">
            <text:p>80</text:p>
          </table:table-cell>
          <table:table-cell table:style-name="ce25" table:formula="of:=MID([$'Compras-Ali'.$A285];[$Tablas.$E$35];[$Tablas.$G$35])" office:value-type="string" office:string-value="00000000030678774495" calcext:value-type="string">
            <text:p>00000000030678774495</text:p>
          </table:table-cell>
          <table:table-cell table:style-name="ce28" table:formula="of:=IF([$'Compras-Ali'.$A285]&lt;&gt;&quot;&quot;;VALUE(MID([$'Compras-Ali'.$A285];[$Tablas.$E$36];[$Tablas.$G$36]))/100;0)*IF(OR(VALUE([.A285])=3;VALUE([.A285])=8;VALUE([.A285])=13);-1;1)" office:value-type="float" office:value="1432.81" calcext:value-type="float">
            <text:p>1.432,81</text:p>
          </table:table-cell>
          <table:table-cell table:style-name="ce25" table:formula="of:=MID([$'Compras-Ali'.$A285];[$Tablas.$E$37];[$Tablas.$G$37])" office:value-type="string" office:string-value="0005" calcext:value-type="string">
            <text:p>0005</text:p>
          </table:table-cell>
          <table:table-cell table:style-name="ce28" table:formula="of:=IF([$'Compras-Ali'.$A285]&lt;&gt;&quot;&quot;;VALUE(MID([$'Compras-Ali'.$A285];[$Tablas.$E$38];[$Tablas.$G$38]))/100;0)*IF(OR(VALUE([.A285])=3;VALUE([.A285])=8;VALUE([.A285])=13);-1;1)" office:value-type="float" office:value="300.89" calcext:value-type="float">
            <text:p>300,89</text:p>
          </table:table-cell>
          <table:table-cell table:number-columns-repeated="1016"/>
        </table:table-row>
        <table:table-row table:style-name="ro1">
          <table:table-cell table:style-name="ce25" table:formula="of:=MID([$'Compras-Ali'.$A286];[$Tablas.$E$31];[$Tablas.$G$31])" office:value-type="string" office:string-value="001" calcext:value-type="string">
            <text:p>001</text:p>
          </table:table-cell>
          <table:table-cell table:style-name="ce25" table:formula="of:=MID([$'Compras-Ali'.$A286];[$Tablas.$E$32];[$Tablas.$G$32])" office:value-type="string" office:string-value="00016" calcext:value-type="string">
            <text:p>00016</text:p>
          </table:table-cell>
          <table:table-cell table:style-name="ce25" table:formula="of:=MID([$'Compras-Ali'.$A286];[$Tablas.$E$33];[$Tablas.$G$33])" office:value-type="string" office:string-value="00000000000000008697" calcext:value-type="string">
            <text:p>00000000000000008697</text:p>
          </table:table-cell>
          <table:table-cell table:style-name="ce25" table:formula="of:=MID([$'Compras-Ali'.$A286];[$Tablas.$E$34];[$Tablas.$G$34])" office:value-type="string" office:string-value="80" calcext:value-type="string">
            <text:p>80</text:p>
          </table:table-cell>
          <table:table-cell table:style-name="ce25" table:formula="of:=MID([$'Compras-Ali'.$A286];[$Tablas.$E$35];[$Tablas.$G$35])" office:value-type="string" office:string-value="00000000030714068454" calcext:value-type="string">
            <text:p>00000000030714068454</text:p>
          </table:table-cell>
          <table:table-cell table:style-name="ce28" table:formula="of:=IF([$'Compras-Ali'.$A286]&lt;&gt;&quot;&quot;;VALUE(MID([$'Compras-Ali'.$A286];[$Tablas.$E$36];[$Tablas.$G$36]))/100;0)*IF(OR(VALUE([.A286])=3;VALUE([.A286])=8;VALUE([.A286])=13);-1;1)" office:value-type="float" office:value="1513.71" calcext:value-type="float">
            <text:p>1.513,71</text:p>
          </table:table-cell>
          <table:table-cell table:style-name="ce25" table:formula="of:=MID([$'Compras-Ali'.$A286];[$Tablas.$E$37];[$Tablas.$G$37])" office:value-type="string" office:string-value="0005" calcext:value-type="string">
            <text:p>0005</text:p>
          </table:table-cell>
          <table:table-cell table:style-name="ce28" table:formula="of:=IF([$'Compras-Ali'.$A286]&lt;&gt;&quot;&quot;;VALUE(MID([$'Compras-Ali'.$A286];[$Tablas.$E$38];[$Tablas.$G$38]))/100;0)*IF(OR(VALUE([.A286])=3;VALUE([.A286])=8;VALUE([.A286])=13);-1;1)" office:value-type="float" office:value="317.88" calcext:value-type="float">
            <text:p>317,88</text:p>
          </table:table-cell>
          <table:table-cell table:number-columns-repeated="1016"/>
        </table:table-row>
        <table:table-row table:style-name="ro1">
          <table:table-cell table:style-name="ce25" table:formula="of:=MID([$'Compras-Ali'.$A287];[$Tablas.$E$31];[$Tablas.$G$31])" office:value-type="string" office:string-value="001" calcext:value-type="string">
            <text:p>001</text:p>
          </table:table-cell>
          <table:table-cell table:style-name="ce25" table:formula="of:=MID([$'Compras-Ali'.$A287];[$Tablas.$E$32];[$Tablas.$G$32])" office:value-type="string" office:string-value="00006" calcext:value-type="string">
            <text:p>00006</text:p>
          </table:table-cell>
          <table:table-cell table:style-name="ce25" table:formula="of:=MID([$'Compras-Ali'.$A287];[$Tablas.$E$33];[$Tablas.$G$33])" office:value-type="string" office:string-value="00000000000000000279" calcext:value-type="string">
            <text:p>00000000000000000279</text:p>
          </table:table-cell>
          <table:table-cell table:style-name="ce25" table:formula="of:=MID([$'Compras-Ali'.$A287];[$Tablas.$E$34];[$Tablas.$G$34])" office:value-type="string" office:string-value="80" calcext:value-type="string">
            <text:p>80</text:p>
          </table:table-cell>
          <table:table-cell table:style-name="ce25" table:formula="of:=MID([$'Compras-Ali'.$A287];[$Tablas.$E$35];[$Tablas.$G$35])" office:value-type="string" office:string-value="00000000020184635799" calcext:value-type="string">
            <text:p>00000000020184635799</text:p>
          </table:table-cell>
          <table:table-cell table:style-name="ce28" table:formula="of:=IF([$'Compras-Ali'.$A287]&lt;&gt;&quot;&quot;;VALUE(MID([$'Compras-Ali'.$A287];[$Tablas.$E$36];[$Tablas.$G$36]))/100;0)*IF(OR(VALUE([.A287])=3;VALUE([.A287])=8;VALUE([.A287])=13);-1;1)" office:value-type="float" office:value="355.38" calcext:value-type="float">
            <text:p>355,38</text:p>
          </table:table-cell>
          <table:table-cell table:style-name="ce25" table:formula="of:=MID([$'Compras-Ali'.$A287];[$Tablas.$E$37];[$Tablas.$G$37])" office:value-type="string" office:string-value="0005" calcext:value-type="string">
            <text:p>0005</text:p>
          </table:table-cell>
          <table:table-cell table:style-name="ce28" table:formula="of:=IF([$'Compras-Ali'.$A287]&lt;&gt;&quot;&quot;;VALUE(MID([$'Compras-Ali'.$A287];[$Tablas.$E$38];[$Tablas.$G$38]))/100;0)*IF(OR(VALUE([.A287])=3;VALUE([.A287])=8;VALUE([.A287])=13);-1;1)" office:value-type="float" office:value="74.63" calcext:value-type="float">
            <text:p>74,63</text:p>
          </table:table-cell>
          <table:table-cell table:number-columns-repeated="1016"/>
        </table:table-row>
        <table:table-row table:style-name="ro1">
          <table:table-cell table:style-name="ce25" table:formula="of:=MID([$'Compras-Ali'.$A288];[$Tablas.$E$31];[$Tablas.$G$31])" office:value-type="string" office:string-value="001" calcext:value-type="string">
            <text:p>001</text:p>
          </table:table-cell>
          <table:table-cell table:style-name="ce25" table:formula="of:=MID([$'Compras-Ali'.$A288];[$Tablas.$E$32];[$Tablas.$G$32])" office:value-type="string" office:string-value="00003" calcext:value-type="string">
            <text:p>00003</text:p>
          </table:table-cell>
          <table:table-cell table:style-name="ce25" table:formula="of:=MID([$'Compras-Ali'.$A288];[$Tablas.$E$33];[$Tablas.$G$33])" office:value-type="string" office:string-value="00000000000000002265" calcext:value-type="string">
            <text:p>00000000000000002265</text:p>
          </table:table-cell>
          <table:table-cell table:style-name="ce25" table:formula="of:=MID([$'Compras-Ali'.$A288];[$Tablas.$E$34];[$Tablas.$G$34])" office:value-type="string" office:string-value="80" calcext:value-type="string">
            <text:p>80</text:p>
          </table:table-cell>
          <table:table-cell table:style-name="ce25" table:formula="of:=MID([$'Compras-Ali'.$A288];[$Tablas.$E$35];[$Tablas.$G$35])" office:value-type="string" office:string-value="00000000027277517006" calcext:value-type="string">
            <text:p>00000000027277517006</text:p>
          </table:table-cell>
          <table:table-cell table:style-name="ce28" table:formula="of:=IF([$'Compras-Ali'.$A288]&lt;&gt;&quot;&quot;;VALUE(MID([$'Compras-Ali'.$A288];[$Tablas.$E$36];[$Tablas.$G$36]))/100;0)*IF(OR(VALUE([.A288])=3;VALUE([.A288])=8;VALUE([.A288])=13);-1;1)" office:value-type="float" office:value="231.43" calcext:value-type="float">
            <text:p>231,43</text:p>
          </table:table-cell>
          <table:table-cell table:style-name="ce25" table:formula="of:=MID([$'Compras-Ali'.$A288];[$Tablas.$E$37];[$Tablas.$G$37])" office:value-type="string" office:string-value="0005" calcext:value-type="string">
            <text:p>0005</text:p>
          </table:table-cell>
          <table:table-cell table:style-name="ce28" table:formula="of:=IF([$'Compras-Ali'.$A288]&lt;&gt;&quot;&quot;;VALUE(MID([$'Compras-Ali'.$A288];[$Tablas.$E$38];[$Tablas.$G$38]))/100;0)*IF(OR(VALUE([.A288])=3;VALUE([.A288])=8;VALUE([.A288])=13);-1;1)" office:value-type="float" office:value="48.6" calcext:value-type="float">
            <text:p>48,60</text:p>
          </table:table-cell>
          <table:table-cell table:number-columns-repeated="1016"/>
        </table:table-row>
        <table:table-row table:style-name="ro1">
          <table:table-cell table:style-name="ce25" table:formula="of:=MID([$'Compras-Ali'.$A289];[$Tablas.$E$31];[$Tablas.$G$31])" office:value-type="string" office:string-value="001" calcext:value-type="string">
            <text:p>001</text:p>
          </table:table-cell>
          <table:table-cell table:style-name="ce25" table:formula="of:=MID([$'Compras-Ali'.$A289];[$Tablas.$E$32];[$Tablas.$G$32])" office:value-type="string" office:string-value="00010" calcext:value-type="string">
            <text:p>00010</text:p>
          </table:table-cell>
          <table:table-cell table:style-name="ce25" table:formula="of:=MID([$'Compras-Ali'.$A289];[$Tablas.$E$33];[$Tablas.$G$33])" office:value-type="string" office:string-value="00000000000000000190" calcext:value-type="string">
            <text:p>00000000000000000190</text:p>
          </table:table-cell>
          <table:table-cell table:style-name="ce25" table:formula="of:=MID([$'Compras-Ali'.$A289];[$Tablas.$E$34];[$Tablas.$G$34])" office:value-type="string" office:string-value="80" calcext:value-type="string">
            <text:p>80</text:p>
          </table:table-cell>
          <table:table-cell table:style-name="ce25" table:formula="of:=MID([$'Compras-Ali'.$A289];[$Tablas.$E$35];[$Tablas.$G$35])" office:value-type="string" office:string-value="00000000030709838403" calcext:value-type="string">
            <text:p>00000000030709838403</text:p>
          </table:table-cell>
          <table:table-cell table:style-name="ce28" table:formula="of:=IF([$'Compras-Ali'.$A289]&lt;&gt;&quot;&quot;;VALUE(MID([$'Compras-Ali'.$A289];[$Tablas.$E$36];[$Tablas.$G$36]))/100;0)*IF(OR(VALUE([.A289])=3;VALUE([.A289])=8;VALUE([.A289])=13);-1;1)" office:value-type="float" office:value="11074.38" calcext:value-type="float">
            <text:p>11.074,38</text:p>
          </table:table-cell>
          <table:table-cell table:style-name="ce25" table:formula="of:=MID([$'Compras-Ali'.$A289];[$Tablas.$E$37];[$Tablas.$G$37])" office:value-type="string" office:string-value="0005" calcext:value-type="string">
            <text:p>0005</text:p>
          </table:table-cell>
          <table:table-cell table:style-name="ce28" table:formula="of:=IF([$'Compras-Ali'.$A289]&lt;&gt;&quot;&quot;;VALUE(MID([$'Compras-Ali'.$A289];[$Tablas.$E$38];[$Tablas.$G$38]))/100;0)*IF(OR(VALUE([.A289])=3;VALUE([.A289])=8;VALUE([.A289])=13);-1;1)" office:value-type="float" office:value="2325.62" calcext:value-type="float">
            <text:p>2.325,62</text:p>
          </table:table-cell>
          <table:table-cell table:number-columns-repeated="1016"/>
        </table:table-row>
        <table:table-row table:style-name="ro1">
          <table:table-cell table:style-name="ce25" table:formula="of:=MID([$'Compras-Ali'.$A290];[$Tablas.$E$31];[$Tablas.$G$31])" office:value-type="string" office:string-value="001" calcext:value-type="string">
            <text:p>001</text:p>
          </table:table-cell>
          <table:table-cell table:style-name="ce25" table:formula="of:=MID([$'Compras-Ali'.$A290];[$Tablas.$E$32];[$Tablas.$G$32])" office:value-type="string" office:string-value="00004" calcext:value-type="string">
            <text:p>00004</text:p>
          </table:table-cell>
          <table:table-cell table:style-name="ce25" table:formula="of:=MID([$'Compras-Ali'.$A290];[$Tablas.$E$33];[$Tablas.$G$33])" office:value-type="string" office:string-value="00000000000000038466" calcext:value-type="string">
            <text:p>00000000000000038466</text:p>
          </table:table-cell>
          <table:table-cell table:style-name="ce25" table:formula="of:=MID([$'Compras-Ali'.$A290];[$Tablas.$E$34];[$Tablas.$G$34])" office:value-type="string" office:string-value="80" calcext:value-type="string">
            <text:p>80</text:p>
          </table:table-cell>
          <table:table-cell table:style-name="ce25" table:formula="of:=MID([$'Compras-Ali'.$A290];[$Tablas.$E$35];[$Tablas.$G$35])" office:value-type="string" office:string-value="00000000020231179934" calcext:value-type="string">
            <text:p>00000000020231179934</text:p>
          </table:table-cell>
          <table:table-cell table:style-name="ce28" table:formula="of:=IF([$'Compras-Ali'.$A290]&lt;&gt;&quot;&quot;;VALUE(MID([$'Compras-Ali'.$A290];[$Tablas.$E$36];[$Tablas.$G$36]))/100;0)*IF(OR(VALUE([.A290])=3;VALUE([.A290])=8;VALUE([.A290])=13);-1;1)" office:value-type="float" office:value="959.71" calcext:value-type="float">
            <text:p>959,71</text:p>
          </table:table-cell>
          <table:table-cell table:style-name="ce25" table:formula="of:=MID([$'Compras-Ali'.$A290];[$Tablas.$E$37];[$Tablas.$G$37])" office:value-type="string" office:string-value="0005" calcext:value-type="string">
            <text:p>0005</text:p>
          </table:table-cell>
          <table:table-cell table:style-name="ce28" table:formula="of:=IF([$'Compras-Ali'.$A290]&lt;&gt;&quot;&quot;;VALUE(MID([$'Compras-Ali'.$A290];[$Tablas.$E$38];[$Tablas.$G$38]))/100;0)*IF(OR(VALUE([.A290])=3;VALUE([.A290])=8;VALUE([.A290])=13);-1;1)" office:value-type="float" office:value="201.54" calcext:value-type="float">
            <text:p>201,54</text:p>
          </table:table-cell>
          <table:table-cell table:number-columns-repeated="1016"/>
        </table:table-row>
        <table:table-row table:style-name="ro1">
          <table:table-cell table:style-name="ce25" table:formula="of:=MID([$'Compras-Ali'.$A291];[$Tablas.$E$31];[$Tablas.$G$31])" office:value-type="string" office:string-value="001" calcext:value-type="string">
            <text:p>001</text:p>
          </table:table-cell>
          <table:table-cell table:style-name="ce25" table:formula="of:=MID([$'Compras-Ali'.$A291];[$Tablas.$E$32];[$Tablas.$G$32])" office:value-type="string" office:string-value="00006" calcext:value-type="string">
            <text:p>00006</text:p>
          </table:table-cell>
          <table:table-cell table:style-name="ce25" table:formula="of:=MID([$'Compras-Ali'.$A291];[$Tablas.$E$33];[$Tablas.$G$33])" office:value-type="string" office:string-value="00000000000000023459" calcext:value-type="string">
            <text:p>00000000000000023459</text:p>
          </table:table-cell>
          <table:table-cell table:style-name="ce25" table:formula="of:=MID([$'Compras-Ali'.$A291];[$Tablas.$E$34];[$Tablas.$G$34])" office:value-type="string" office:string-value="80" calcext:value-type="string">
            <text:p>80</text:p>
          </table:table-cell>
          <table:table-cell table:style-name="ce25" table:formula="of:=MID([$'Compras-Ali'.$A291];[$Tablas.$E$35];[$Tablas.$G$35])" office:value-type="string" office:string-value="00000000020243402779" calcext:value-type="string">
            <text:p>00000000020243402779</text:p>
          </table:table-cell>
          <table:table-cell table:style-name="ce28" table:formula="of:=IF([$'Compras-Ali'.$A291]&lt;&gt;&quot;&quot;;VALUE(MID([$'Compras-Ali'.$A291];[$Tablas.$E$36];[$Tablas.$G$36]))/100;0)*IF(OR(VALUE([.A291])=3;VALUE([.A291])=8;VALUE([.A291])=13);-1;1)" office:value-type="float" office:value="1652.9" calcext:value-type="float">
            <text:p>1.652,90</text:p>
          </table:table-cell>
          <table:table-cell table:style-name="ce25" table:formula="of:=MID([$'Compras-Ali'.$A291];[$Tablas.$E$37];[$Tablas.$G$37])" office:value-type="string" office:string-value="0005" calcext:value-type="string">
            <text:p>0005</text:p>
          </table:table-cell>
          <table:table-cell table:style-name="ce28" table:formula="of:=IF([$'Compras-Ali'.$A291]&lt;&gt;&quot;&quot;;VALUE(MID([$'Compras-Ali'.$A291];[$Tablas.$E$38];[$Tablas.$G$38]))/100;0)*IF(OR(VALUE([.A291])=3;VALUE([.A291])=8;VALUE([.A291])=13);-1;1)" office:value-type="float" office:value="347.11" calcext:value-type="float">
            <text:p>347,11</text:p>
          </table:table-cell>
          <table:table-cell table:number-columns-repeated="1016"/>
        </table:table-row>
        <table:table-row table:style-name="ro1">
          <table:table-cell table:style-name="ce25" table:formula="of:=MID([$'Compras-Ali'.$A292];[$Tablas.$E$31];[$Tablas.$G$31])" office:value-type="string" office:string-value="001" calcext:value-type="string">
            <text:p>001</text:p>
          </table:table-cell>
          <table:table-cell table:style-name="ce25" table:formula="of:=MID([$'Compras-Ali'.$A292];[$Tablas.$E$32];[$Tablas.$G$32])" office:value-type="string" office:string-value="00002" calcext:value-type="string">
            <text:p>00002</text:p>
          </table:table-cell>
          <table:table-cell table:style-name="ce25" table:formula="of:=MID([$'Compras-Ali'.$A292];[$Tablas.$E$33];[$Tablas.$G$33])" office:value-type="string" office:string-value="00000000000000007999" calcext:value-type="string">
            <text:p>00000000000000007999</text:p>
          </table:table-cell>
          <table:table-cell table:style-name="ce25" table:formula="of:=MID([$'Compras-Ali'.$A292];[$Tablas.$E$34];[$Tablas.$G$34])" office:value-type="string" office:string-value="80" calcext:value-type="string">
            <text:p>80</text:p>
          </table:table-cell>
          <table:table-cell table:style-name="ce25" table:formula="of:=MID([$'Compras-Ali'.$A292];[$Tablas.$E$35];[$Tablas.$G$35])" office:value-type="string" office:string-value="00000000020164250157" calcext:value-type="string">
            <text:p>00000000020164250157</text:p>
          </table:table-cell>
          <table:table-cell table:style-name="ce28" table:formula="of:=IF([$'Compras-Ali'.$A292]&lt;&gt;&quot;&quot;;VALUE(MID([$'Compras-Ali'.$A292];[$Tablas.$E$36];[$Tablas.$G$36]))/100;0)*IF(OR(VALUE([.A292])=3;VALUE([.A292])=8;VALUE([.A292])=13);-1;1)" office:value-type="float" office:value="2070" calcext:value-type="float">
            <text:p>2.070,00</text:p>
          </table:table-cell>
          <table:table-cell table:style-name="ce25" table:formula="of:=MID([$'Compras-Ali'.$A292];[$Tablas.$E$37];[$Tablas.$G$37])" office:value-type="string" office:string-value="0005" calcext:value-type="string">
            <text:p>0005</text:p>
          </table:table-cell>
          <table:table-cell table:style-name="ce28" table:formula="of:=IF([$'Compras-Ali'.$A292]&lt;&gt;&quot;&quot;;VALUE(MID([$'Compras-Ali'.$A292];[$Tablas.$E$38];[$Tablas.$G$38]))/100;0)*IF(OR(VALUE([.A292])=3;VALUE([.A292])=8;VALUE([.A292])=13);-1;1)" office:value-type="float" office:value="434.7" calcext:value-type="float">
            <text:p>434,70</text:p>
          </table:table-cell>
          <table:table-cell table:number-columns-repeated="1016"/>
        </table:table-row>
        <table:table-row table:style-name="ro1">
          <table:table-cell table:style-name="ce25" table:formula="of:=MID([$'Compras-Ali'.$A293];[$Tablas.$E$31];[$Tablas.$G$31])" office:value-type="string" office:string-value="001" calcext:value-type="string">
            <text:p>001</text:p>
          </table:table-cell>
          <table:table-cell table:style-name="ce25" table:formula="of:=MID([$'Compras-Ali'.$A293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3];[$Tablas.$E$33];[$Tablas.$G$33])" office:value-type="string" office:string-value="00000000000000081903" calcext:value-type="string">
            <text:p>00000000000000081903</text:p>
          </table:table-cell>
          <table:table-cell table:style-name="ce25" table:formula="of:=MID([$'Compras-Ali'.$A293];[$Tablas.$E$34];[$Tablas.$G$34])" office:value-type="string" office:string-value="80" calcext:value-type="string">
            <text:p>80</text:p>
          </table:table-cell>
          <table:table-cell table:style-name="ce25" table:formula="of:=MID([$'Compras-Ali'.$A29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93]&lt;&gt;&quot;&quot;;VALUE(MID([$'Compras-Ali'.$A293];[$Tablas.$E$36];[$Tablas.$G$36]))/100;0)*IF(OR(VALUE([.A293])=3;VALUE([.A293])=8;VALUE([.A293])=13);-1;1)" office:value-type="float" office:value="22.52" calcext:value-type="float">
            <text:p>22,52</text:p>
          </table:table-cell>
          <table:table-cell table:style-name="ce25" table:formula="of:=MID([$'Compras-Ali'.$A293];[$Tablas.$E$37];[$Tablas.$G$37])" office:value-type="string" office:string-value="0005" calcext:value-type="string">
            <text:p>0005</text:p>
          </table:table-cell>
          <table:table-cell table:style-name="ce28" table:formula="of:=IF([$'Compras-Ali'.$A293]&lt;&gt;&quot;&quot;;VALUE(MID([$'Compras-Ali'.$A293];[$Tablas.$E$38];[$Tablas.$G$38]))/100;0)*IF(OR(VALUE([.A293])=3;VALUE([.A293])=8;VALUE([.A293])=13);-1;1)" office:value-type="float" office:value="4.73" calcext:value-type="float">
            <text:p>4,73</text:p>
          </table:table-cell>
          <table:table-cell table:number-columns-repeated="1016"/>
        </table:table-row>
        <table:table-row table:style-name="ro1">
          <table:table-cell table:style-name="ce25" table:formula="of:=MID([$'Compras-Ali'.$A294];[$Tablas.$E$31];[$Tablas.$G$31])" office:value-type="string" office:string-value="001" calcext:value-type="string">
            <text:p>001</text:p>
          </table:table-cell>
          <table:table-cell table:style-name="ce25" table:formula="of:=MID([$'Compras-Ali'.$A294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4];[$Tablas.$E$33];[$Tablas.$G$33])" office:value-type="string" office:string-value="00000000000000081931" calcext:value-type="string">
            <text:p>00000000000000081931</text:p>
          </table:table-cell>
          <table:table-cell table:style-name="ce25" table:formula="of:=MID([$'Compras-Ali'.$A294];[$Tablas.$E$34];[$Tablas.$G$34])" office:value-type="string" office:string-value="80" calcext:value-type="string">
            <text:p>80</text:p>
          </table:table-cell>
          <table:table-cell table:style-name="ce25" table:formula="of:=MID([$'Compras-Ali'.$A29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94]&lt;&gt;&quot;&quot;;VALUE(MID([$'Compras-Ali'.$A294];[$Tablas.$E$36];[$Tablas.$G$36]))/100;0)*IF(OR(VALUE([.A294])=3;VALUE([.A294])=8;VALUE([.A294])=13);-1;1)" office:value-type="float" office:value="44.1" calcext:value-type="float">
            <text:p>44,10</text:p>
          </table:table-cell>
          <table:table-cell table:style-name="ce25" table:formula="of:=MID([$'Compras-Ali'.$A294];[$Tablas.$E$37];[$Tablas.$G$37])" office:value-type="string" office:string-value="0005" calcext:value-type="string">
            <text:p>0005</text:p>
          </table:table-cell>
          <table:table-cell table:style-name="ce28" table:formula="of:=IF([$'Compras-Ali'.$A294]&lt;&gt;&quot;&quot;;VALUE(MID([$'Compras-Ali'.$A294];[$Tablas.$E$38];[$Tablas.$G$38]))/100;0)*IF(OR(VALUE([.A294])=3;VALUE([.A294])=8;VALUE([.A294])=13);-1;1)" office:value-type="float" office:value="9.26" calcext:value-type="float">
            <text:p>9,26</text:p>
          </table:table-cell>
          <table:table-cell table:number-columns-repeated="1016"/>
        </table:table-row>
        <table:table-row table:style-name="ro1">
          <table:table-cell table:style-name="ce25" table:formula="of:=MID([$'Compras-Ali'.$A295];[$Tablas.$E$31];[$Tablas.$G$31])" office:value-type="string" office:string-value="001" calcext:value-type="string">
            <text:p>001</text:p>
          </table:table-cell>
          <table:table-cell table:style-name="ce25" table:formula="of:=MID([$'Compras-Ali'.$A295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5];[$Tablas.$E$33];[$Tablas.$G$33])" office:value-type="string" office:string-value="00000000000000081926" calcext:value-type="string">
            <text:p>00000000000000081926</text:p>
          </table:table-cell>
          <table:table-cell table:style-name="ce25" table:formula="of:=MID([$'Compras-Ali'.$A295];[$Tablas.$E$34];[$Tablas.$G$34])" office:value-type="string" office:string-value="80" calcext:value-type="string">
            <text:p>80</text:p>
          </table:table-cell>
          <table:table-cell table:style-name="ce25" table:formula="of:=MID([$'Compras-Ali'.$A29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95]&lt;&gt;&quot;&quot;;VALUE(MID([$'Compras-Ali'.$A295];[$Tablas.$E$36];[$Tablas.$G$36]))/100;0)*IF(OR(VALUE([.A295])=3;VALUE([.A295])=8;VALUE([.A295])=13);-1;1)" office:value-type="float" office:value="68.1" calcext:value-type="float">
            <text:p>68,10</text:p>
          </table:table-cell>
          <table:table-cell table:style-name="ce25" table:formula="of:=MID([$'Compras-Ali'.$A295];[$Tablas.$E$37];[$Tablas.$G$37])" office:value-type="string" office:string-value="0005" calcext:value-type="string">
            <text:p>0005</text:p>
          </table:table-cell>
          <table:table-cell table:style-name="ce28" table:formula="of:=IF([$'Compras-Ali'.$A295]&lt;&gt;&quot;&quot;;VALUE(MID([$'Compras-Ali'.$A295];[$Tablas.$E$38];[$Tablas.$G$38]))/100;0)*IF(OR(VALUE([.A295])=3;VALUE([.A295])=8;VALUE([.A295])=13);-1;1)" office:value-type="float" office:value="14.3" calcext:value-type="float">
            <text:p>14,30</text:p>
          </table:table-cell>
          <table:table-cell table:number-columns-repeated="1016"/>
        </table:table-row>
        <table:table-row table:style-name="ro1">
          <table:table-cell table:style-name="ce25" table:formula="of:=MID([$'Compras-Ali'.$A296];[$Tablas.$E$31];[$Tablas.$G$31])" office:value-type="string" office:string-value="001" calcext:value-type="string">
            <text:p>001</text:p>
          </table:table-cell>
          <table:table-cell table:style-name="ce25" table:formula="of:=MID([$'Compras-Ali'.$A296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6];[$Tablas.$E$33];[$Tablas.$G$33])" office:value-type="string" office:string-value="00000000000000081902" calcext:value-type="string">
            <text:p>00000000000000081902</text:p>
          </table:table-cell>
          <table:table-cell table:style-name="ce25" table:formula="of:=MID([$'Compras-Ali'.$A296];[$Tablas.$E$34];[$Tablas.$G$34])" office:value-type="string" office:string-value="80" calcext:value-type="string">
            <text:p>80</text:p>
          </table:table-cell>
          <table:table-cell table:style-name="ce25" table:formula="of:=MID([$'Compras-Ali'.$A29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96]&lt;&gt;&quot;&quot;;VALUE(MID([$'Compras-Ali'.$A296];[$Tablas.$E$36];[$Tablas.$G$36]))/100;0)*IF(OR(VALUE([.A296])=3;VALUE([.A296])=8;VALUE([.A296])=13);-1;1)" office:value-type="float" office:value="126.71" calcext:value-type="float">
            <text:p>126,71</text:p>
          </table:table-cell>
          <table:table-cell table:style-name="ce25" table:formula="of:=MID([$'Compras-Ali'.$A296];[$Tablas.$E$37];[$Tablas.$G$37])" office:value-type="string" office:string-value="0005" calcext:value-type="string">
            <text:p>0005</text:p>
          </table:table-cell>
          <table:table-cell table:style-name="ce28" table:formula="of:=IF([$'Compras-Ali'.$A296]&lt;&gt;&quot;&quot;;VALUE(MID([$'Compras-Ali'.$A296];[$Tablas.$E$38];[$Tablas.$G$38]))/100;0)*IF(OR(VALUE([.A296])=3;VALUE([.A296])=8;VALUE([.A296])=13);-1;1)" office:value-type="float" office:value="26.61" calcext:value-type="float">
            <text:p>26,61</text:p>
          </table:table-cell>
          <table:table-cell table:number-columns-repeated="1016"/>
        </table:table-row>
        <table:table-row table:style-name="ro1">
          <table:table-cell table:style-name="ce25" table:formula="of:=MID([$'Compras-Ali'.$A297];[$Tablas.$E$31];[$Tablas.$G$31])" office:value-type="string" office:string-value="001" calcext:value-type="string">
            <text:p>001</text:p>
          </table:table-cell>
          <table:table-cell table:style-name="ce25" table:formula="of:=MID([$'Compras-Ali'.$A297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7];[$Tablas.$E$33];[$Tablas.$G$33])" office:value-type="string" office:string-value="00000000000000081498" calcext:value-type="string">
            <text:p>00000000000000081498</text:p>
          </table:table-cell>
          <table:table-cell table:style-name="ce25" table:formula="of:=MID([$'Compras-Ali'.$A297];[$Tablas.$E$34];[$Tablas.$G$34])" office:value-type="string" office:string-value="80" calcext:value-type="string">
            <text:p>80</text:p>
          </table:table-cell>
          <table:table-cell table:style-name="ce25" table:formula="of:=MID([$'Compras-Ali'.$A29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97]&lt;&gt;&quot;&quot;;VALUE(MID([$'Compras-Ali'.$A297];[$Tablas.$E$36];[$Tablas.$G$36]))/100;0)*IF(OR(VALUE([.A297])=3;VALUE([.A297])=8;VALUE([.A297])=13);-1;1)" office:value-type="float" office:value="202.43" calcext:value-type="float">
            <text:p>202,43</text:p>
          </table:table-cell>
          <table:table-cell table:style-name="ce25" table:formula="of:=MID([$'Compras-Ali'.$A297];[$Tablas.$E$37];[$Tablas.$G$37])" office:value-type="string" office:string-value="0005" calcext:value-type="string">
            <text:p>0005</text:p>
          </table:table-cell>
          <table:table-cell table:style-name="ce28" table:formula="of:=IF([$'Compras-Ali'.$A297]&lt;&gt;&quot;&quot;;VALUE(MID([$'Compras-Ali'.$A297];[$Tablas.$E$38];[$Tablas.$G$38]))/100;0)*IF(OR(VALUE([.A297])=3;VALUE([.A297])=8;VALUE([.A297])=13);-1;1)" office:value-type="float" office:value="42.51" calcext:value-type="float">
            <text:p>42,51</text:p>
          </table:table-cell>
          <table:table-cell table:number-columns-repeated="1016"/>
        </table:table-row>
        <table:table-row table:style-name="ro1">
          <table:table-cell table:style-name="ce25" table:formula="of:=MID([$'Compras-Ali'.$A298];[$Tablas.$E$31];[$Tablas.$G$31])" office:value-type="string" office:string-value="001" calcext:value-type="string">
            <text:p>001</text:p>
          </table:table-cell>
          <table:table-cell table:style-name="ce25" table:formula="of:=MID([$'Compras-Ali'.$A298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8];[$Tablas.$E$33];[$Tablas.$G$33])" office:value-type="string" office:string-value="00000000000000081944" calcext:value-type="string">
            <text:p>00000000000000081944</text:p>
          </table:table-cell>
          <table:table-cell table:style-name="ce25" table:formula="of:=MID([$'Compras-Ali'.$A298];[$Tablas.$E$34];[$Tablas.$G$34])" office:value-type="string" office:string-value="80" calcext:value-type="string">
            <text:p>80</text:p>
          </table:table-cell>
          <table:table-cell table:style-name="ce25" table:formula="of:=MID([$'Compras-Ali'.$A29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98]&lt;&gt;&quot;&quot;;VALUE(MID([$'Compras-Ali'.$A298];[$Tablas.$E$36];[$Tablas.$G$36]))/100;0)*IF(OR(VALUE([.A298])=3;VALUE([.A298])=8;VALUE([.A298])=13);-1;1)" office:value-type="float" office:value="24" calcext:value-type="float">
            <text:p>24,00</text:p>
          </table:table-cell>
          <table:table-cell table:style-name="ce25" table:formula="of:=MID([$'Compras-Ali'.$A298];[$Tablas.$E$37];[$Tablas.$G$37])" office:value-type="string" office:string-value="0005" calcext:value-type="string">
            <text:p>0005</text:p>
          </table:table-cell>
          <table:table-cell table:style-name="ce28" table:formula="of:=IF([$'Compras-Ali'.$A298]&lt;&gt;&quot;&quot;;VALUE(MID([$'Compras-Ali'.$A298];[$Tablas.$E$38];[$Tablas.$G$38]))/100;0)*IF(OR(VALUE([.A298])=3;VALUE([.A298])=8;VALUE([.A298])=13);-1;1)" office:value-type="float" office:value="5.04" calcext:value-type="float">
            <text:p>5,04</text:p>
          </table:table-cell>
          <table:table-cell table:number-columns-repeated="1016"/>
        </table:table-row>
        <table:table-row table:style-name="ro1">
          <table:table-cell table:style-name="ce25" table:formula="of:=MID([$'Compras-Ali'.$A299];[$Tablas.$E$31];[$Tablas.$G$31])" office:value-type="string" office:string-value="001" calcext:value-type="string">
            <text:p>001</text:p>
          </table:table-cell>
          <table:table-cell table:style-name="ce25" table:formula="of:=MID([$'Compras-Ali'.$A299];[$Tablas.$E$32];[$Tablas.$G$32])" office:value-type="string" office:string-value="00001" calcext:value-type="string">
            <text:p>00001</text:p>
          </table:table-cell>
          <table:table-cell table:style-name="ce25" table:formula="of:=MID([$'Compras-Ali'.$A299];[$Tablas.$E$33];[$Tablas.$G$33])" office:value-type="string" office:string-value="00000000000000081923" calcext:value-type="string">
            <text:p>00000000000000081923</text:p>
          </table:table-cell>
          <table:table-cell table:style-name="ce25" table:formula="of:=MID([$'Compras-Ali'.$A299];[$Tablas.$E$34];[$Tablas.$G$34])" office:value-type="string" office:string-value="80" calcext:value-type="string">
            <text:p>80</text:p>
          </table:table-cell>
          <table:table-cell table:style-name="ce25" table:formula="of:=MID([$'Compras-Ali'.$A29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299]&lt;&gt;&quot;&quot;;VALUE(MID([$'Compras-Ali'.$A299];[$Tablas.$E$36];[$Tablas.$G$36]))/100;0)*IF(OR(VALUE([.A299])=3;VALUE([.A299])=8;VALUE([.A299])=13);-1;1)" office:value-type="float" office:value="179.1" calcext:value-type="float">
            <text:p>179,10</text:p>
          </table:table-cell>
          <table:table-cell table:style-name="ce25" table:formula="of:=MID([$'Compras-Ali'.$A299];[$Tablas.$E$37];[$Tablas.$G$37])" office:value-type="string" office:string-value="0005" calcext:value-type="string">
            <text:p>0005</text:p>
          </table:table-cell>
          <table:table-cell table:style-name="ce28" table:formula="of:=IF([$'Compras-Ali'.$A299]&lt;&gt;&quot;&quot;;VALUE(MID([$'Compras-Ali'.$A299];[$Tablas.$E$38];[$Tablas.$G$38]))/100;0)*IF(OR(VALUE([.A299])=3;VALUE([.A299])=8;VALUE([.A299])=13);-1;1)" office:value-type="float" office:value="37.61" calcext:value-type="float">
            <text:p>37,61</text:p>
          </table:table-cell>
          <table:table-cell table:number-columns-repeated="1016"/>
        </table:table-row>
        <table:table-row table:style-name="ro1">
          <table:table-cell table:style-name="ce25" table:formula="of:=MID([$'Compras-Ali'.$A300];[$Tablas.$E$31];[$Tablas.$G$31])" office:value-type="string" office:string-value="001" calcext:value-type="string">
            <text:p>001</text:p>
          </table:table-cell>
          <table:table-cell table:style-name="ce25" table:formula="of:=MID([$'Compras-Ali'.$A30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0];[$Tablas.$E$33];[$Tablas.$G$33])" office:value-type="string" office:string-value="00000000000000081918" calcext:value-type="string">
            <text:p>00000000000000081918</text:p>
          </table:table-cell>
          <table:table-cell table:style-name="ce25" table:formula="of:=MID([$'Compras-Ali'.$A300];[$Tablas.$E$34];[$Tablas.$G$34])" office:value-type="string" office:string-value="80" calcext:value-type="string">
            <text:p>80</text:p>
          </table:table-cell>
          <table:table-cell table:style-name="ce25" table:formula="of:=MID([$'Compras-Ali'.$A30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00]&lt;&gt;&quot;&quot;;VALUE(MID([$'Compras-Ali'.$A300];[$Tablas.$E$36];[$Tablas.$G$36]))/100;0)*IF(OR(VALUE([.A300])=3;VALUE([.A300])=8;VALUE([.A300])=13);-1;1)" office:value-type="float" office:value="394" calcext:value-type="float">
            <text:p>394,00</text:p>
          </table:table-cell>
          <table:table-cell table:style-name="ce25" table:formula="of:=MID([$'Compras-Ali'.$A300];[$Tablas.$E$37];[$Tablas.$G$37])" office:value-type="string" office:string-value="0005" calcext:value-type="string">
            <text:p>0005</text:p>
          </table:table-cell>
          <table:table-cell table:style-name="ce28" table:formula="of:=IF([$'Compras-Ali'.$A300]&lt;&gt;&quot;&quot;;VALUE(MID([$'Compras-Ali'.$A300];[$Tablas.$E$38];[$Tablas.$G$38]))/100;0)*IF(OR(VALUE([.A300])=3;VALUE([.A300])=8;VALUE([.A300])=13);-1;1)" office:value-type="float" office:value="82.74" calcext:value-type="float">
            <text:p>82,74</text:p>
          </table:table-cell>
          <table:table-cell table:number-columns-repeated="1016"/>
        </table:table-row>
        <table:table-row table:style-name="ro1">
          <table:table-cell table:style-name="ce25" table:formula="of:=MID([$'Compras-Ali'.$A301];[$Tablas.$E$31];[$Tablas.$G$31])" office:value-type="string" office:string-value="001" calcext:value-type="string">
            <text:p>001</text:p>
          </table:table-cell>
          <table:table-cell table:style-name="ce25" table:formula="of:=MID([$'Compras-Ali'.$A301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1];[$Tablas.$E$33];[$Tablas.$G$33])" office:value-type="string" office:string-value="00000000000000081941" calcext:value-type="string">
            <text:p>00000000000000081941</text:p>
          </table:table-cell>
          <table:table-cell table:style-name="ce25" table:formula="of:=MID([$'Compras-Ali'.$A301];[$Tablas.$E$34];[$Tablas.$G$34])" office:value-type="string" office:string-value="80" calcext:value-type="string">
            <text:p>80</text:p>
          </table:table-cell>
          <table:table-cell table:style-name="ce25" table:formula="of:=MID([$'Compras-Ali'.$A30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01]&lt;&gt;&quot;&quot;;VALUE(MID([$'Compras-Ali'.$A301];[$Tablas.$E$36];[$Tablas.$G$36]))/100;0)*IF(OR(VALUE([.A301])=3;VALUE([.A301])=8;VALUE([.A301])=13);-1;1)" office:value-type="float" office:value="891.57" calcext:value-type="float">
            <text:p>891,57</text:p>
          </table:table-cell>
          <table:table-cell table:style-name="ce25" table:formula="of:=MID([$'Compras-Ali'.$A301];[$Tablas.$E$37];[$Tablas.$G$37])" office:value-type="string" office:string-value="0005" calcext:value-type="string">
            <text:p>0005</text:p>
          </table:table-cell>
          <table:table-cell table:style-name="ce28" table:formula="of:=IF([$'Compras-Ali'.$A301]&lt;&gt;&quot;&quot;;VALUE(MID([$'Compras-Ali'.$A301];[$Tablas.$E$38];[$Tablas.$G$38]))/100;0)*IF(OR(VALUE([.A301])=3;VALUE([.A301])=8;VALUE([.A301])=13);-1;1)" office:value-type="float" office:value="187.23" calcext:value-type="float">
            <text:p>187,23</text:p>
          </table:table-cell>
          <table:table-cell table:number-columns-repeated="1016"/>
        </table:table-row>
        <table:table-row table:style-name="ro1">
          <table:table-cell table:style-name="ce25" table:formula="of:=MID([$'Compras-Ali'.$A302];[$Tablas.$E$31];[$Tablas.$G$31])" office:value-type="string" office:string-value="001" calcext:value-type="string">
            <text:p>001</text:p>
          </table:table-cell>
          <table:table-cell table:style-name="ce25" table:formula="of:=MID([$'Compras-Ali'.$A302];[$Tablas.$E$32];[$Tablas.$G$32])" office:value-type="string" office:string-value="00045" calcext:value-type="string">
            <text:p>00045</text:p>
          </table:table-cell>
          <table:table-cell table:style-name="ce25" table:formula="of:=MID([$'Compras-Ali'.$A302];[$Tablas.$E$33];[$Tablas.$G$33])" office:value-type="string" office:string-value="00000000000000004271" calcext:value-type="string">
            <text:p>00000000000000004271</text:p>
          </table:table-cell>
          <table:table-cell table:style-name="ce25" table:formula="of:=MID([$'Compras-Ali'.$A302];[$Tablas.$E$34];[$Tablas.$G$34])" office:value-type="string" office:string-value="80" calcext:value-type="string">
            <text:p>80</text:p>
          </table:table-cell>
          <table:table-cell table:style-name="ce25" table:formula="of:=MID([$'Compras-Ali'.$A302];[$Tablas.$E$35];[$Tablas.$G$35])" office:value-type="string" office:string-value="00000000030501598131" calcext:value-type="string">
            <text:p>00000000030501598131</text:p>
          </table:table-cell>
          <table:table-cell table:style-name="ce28" table:formula="of:=IF([$'Compras-Ali'.$A302]&lt;&gt;&quot;&quot;;VALUE(MID([$'Compras-Ali'.$A302];[$Tablas.$E$36];[$Tablas.$G$36]))/100;0)*IF(OR(VALUE([.A302])=3;VALUE([.A302])=8;VALUE([.A302])=13);-1;1)" office:value-type="float" office:value="8979.24" calcext:value-type="float">
            <text:p>8.979,24</text:p>
          </table:table-cell>
          <table:table-cell table:style-name="ce25" table:formula="of:=MID([$'Compras-Ali'.$A302];[$Tablas.$E$37];[$Tablas.$G$37])" office:value-type="string" office:string-value="0005" calcext:value-type="string">
            <text:p>0005</text:p>
          </table:table-cell>
          <table:table-cell table:style-name="ce28" table:formula="of:=IF([$'Compras-Ali'.$A302]&lt;&gt;&quot;&quot;;VALUE(MID([$'Compras-Ali'.$A302];[$Tablas.$E$38];[$Tablas.$G$38]))/100;0)*IF(OR(VALUE([.A302])=3;VALUE([.A302])=8;VALUE([.A302])=13);-1;1)" office:value-type="float" office:value="1885.64" calcext:value-type="float">
            <text:p>1.885,64</text:p>
          </table:table-cell>
          <table:table-cell table:number-columns-repeated="1016"/>
        </table:table-row>
        <table:table-row table:style-name="ro1">
          <table:table-cell table:style-name="ce25" table:formula="of:=MID([$'Compras-Ali'.$A303];[$Tablas.$E$31];[$Tablas.$G$31])" office:value-type="string" office:string-value="001" calcext:value-type="string">
            <text:p>001</text:p>
          </table:table-cell>
          <table:table-cell table:style-name="ce25" table:formula="of:=MID([$'Compras-Ali'.$A303];[$Tablas.$E$32];[$Tablas.$G$32])" office:value-type="string" office:string-value="00004" calcext:value-type="string">
            <text:p>00004</text:p>
          </table:table-cell>
          <table:table-cell table:style-name="ce25" table:formula="of:=MID([$'Compras-Ali'.$A303];[$Tablas.$E$33];[$Tablas.$G$33])" office:value-type="string" office:string-value="00000000000000022034" calcext:value-type="string">
            <text:p>00000000000000022034</text:p>
          </table:table-cell>
          <table:table-cell table:style-name="ce25" table:formula="of:=MID([$'Compras-Ali'.$A303];[$Tablas.$E$34];[$Tablas.$G$34])" office:value-type="string" office:string-value="80" calcext:value-type="string">
            <text:p>80</text:p>
          </table:table-cell>
          <table:table-cell table:style-name="ce25" table:formula="of:=MID([$'Compras-Ali'.$A303];[$Tablas.$E$35];[$Tablas.$G$35])" office:value-type="string" office:string-value="00000000030562909342" calcext:value-type="string">
            <text:p>00000000030562909342</text:p>
          </table:table-cell>
          <table:table-cell table:style-name="ce28" table:formula="of:=IF([$'Compras-Ali'.$A303]&lt;&gt;&quot;&quot;;VALUE(MID([$'Compras-Ali'.$A303];[$Tablas.$E$36];[$Tablas.$G$36]))/100;0)*IF(OR(VALUE([.A303])=3;VALUE([.A303])=8;VALUE([.A303])=13);-1;1)" office:value-type="float" office:value="12284.57" calcext:value-type="float">
            <text:p>12.284,57</text:p>
          </table:table-cell>
          <table:table-cell table:style-name="ce25" table:formula="of:=MID([$'Compras-Ali'.$A303];[$Tablas.$E$37];[$Tablas.$G$37])" office:value-type="string" office:string-value="0005" calcext:value-type="string">
            <text:p>0005</text:p>
          </table:table-cell>
          <table:table-cell table:style-name="ce28" table:formula="of:=IF([$'Compras-Ali'.$A303]&lt;&gt;&quot;&quot;;VALUE(MID([$'Compras-Ali'.$A303];[$Tablas.$E$38];[$Tablas.$G$38]))/100;0)*IF(OR(VALUE([.A303])=3;VALUE([.A303])=8;VALUE([.A303])=13);-1;1)" office:value-type="float" office:value="2579.76" calcext:value-type="float">
            <text:p>2.579,76</text:p>
          </table:table-cell>
          <table:table-cell table:number-columns-repeated="1016"/>
        </table:table-row>
        <table:table-row table:style-name="ro1">
          <table:table-cell table:style-name="ce25" table:formula="of:=MID([$'Compras-Ali'.$A304];[$Tablas.$E$31];[$Tablas.$G$31])" office:value-type="string" office:string-value="001" calcext:value-type="string">
            <text:p>001</text:p>
          </table:table-cell>
          <table:table-cell table:style-name="ce25" table:formula="of:=MID([$'Compras-Ali'.$A304];[$Tablas.$E$32];[$Tablas.$G$32])" office:value-type="string" office:string-value="00002" calcext:value-type="string">
            <text:p>00002</text:p>
          </table:table-cell>
          <table:table-cell table:style-name="ce25" table:formula="of:=MID([$'Compras-Ali'.$A304];[$Tablas.$E$33];[$Tablas.$G$33])" office:value-type="string" office:string-value="00000000000000001603" calcext:value-type="string">
            <text:p>00000000000000001603</text:p>
          </table:table-cell>
          <table:table-cell table:style-name="ce25" table:formula="of:=MID([$'Compras-Ali'.$A304];[$Tablas.$E$34];[$Tablas.$G$34])" office:value-type="string" office:string-value="80" calcext:value-type="string">
            <text:p>80</text:p>
          </table:table-cell>
          <table:table-cell table:style-name="ce25" table:formula="of:=MID([$'Compras-Ali'.$A304];[$Tablas.$E$35];[$Tablas.$G$35])" office:value-type="string" office:string-value="00000000030716507455" calcext:value-type="string">
            <text:p>00000000030716507455</text:p>
          </table:table-cell>
          <table:table-cell table:style-name="ce28" table:formula="of:=IF([$'Compras-Ali'.$A304]&lt;&gt;&quot;&quot;;VALUE(MID([$'Compras-Ali'.$A304];[$Tablas.$E$36];[$Tablas.$G$36]))/100;0)*IF(OR(VALUE([.A304])=3;VALUE([.A304])=8;VALUE([.A304])=13);-1;1)" office:value-type="float" office:value="826.9" calcext:value-type="float">
            <text:p>826,90</text:p>
          </table:table-cell>
          <table:table-cell table:style-name="ce25" table:formula="of:=MID([$'Compras-Ali'.$A304];[$Tablas.$E$37];[$Tablas.$G$37])" office:value-type="string" office:string-value="0005" calcext:value-type="string">
            <text:p>0005</text:p>
          </table:table-cell>
          <table:table-cell table:style-name="ce28" table:formula="of:=IF([$'Compras-Ali'.$A304]&lt;&gt;&quot;&quot;;VALUE(MID([$'Compras-Ali'.$A304];[$Tablas.$E$38];[$Tablas.$G$38]))/100;0)*IF(OR(VALUE([.A304])=3;VALUE([.A304])=8;VALUE([.A304])=13);-1;1)" office:value-type="float" office:value="173.65" calcext:value-type="float">
            <text:p>173,65</text:p>
          </table:table-cell>
          <table:table-cell table:number-columns-repeated="1016"/>
        </table:table-row>
        <table:table-row table:style-name="ro1">
          <table:table-cell table:style-name="ce25" table:formula="of:=MID([$'Compras-Ali'.$A305];[$Tablas.$E$31];[$Tablas.$G$31])" office:value-type="string" office:string-value="001" calcext:value-type="string">
            <text:p>001</text:p>
          </table:table-cell>
          <table:table-cell table:style-name="ce25" table:formula="of:=MID([$'Compras-Ali'.$A305];[$Tablas.$E$32];[$Tablas.$G$32])" office:value-type="string" office:string-value="00004" calcext:value-type="string">
            <text:p>00004</text:p>
          </table:table-cell>
          <table:table-cell table:style-name="ce25" table:formula="of:=MID([$'Compras-Ali'.$A305];[$Tablas.$E$33];[$Tablas.$G$33])" office:value-type="string" office:string-value="00000000000000001950" calcext:value-type="string">
            <text:p>00000000000000001950</text:p>
          </table:table-cell>
          <table:table-cell table:style-name="ce25" table:formula="of:=MID([$'Compras-Ali'.$A305];[$Tablas.$E$34];[$Tablas.$G$34])" office:value-type="string" office:string-value="80" calcext:value-type="string">
            <text:p>80</text:p>
          </table:table-cell>
          <table:table-cell table:style-name="ce25" table:formula="of:=MID([$'Compras-Ali'.$A305];[$Tablas.$E$35];[$Tablas.$G$35])" office:value-type="string" office:string-value="00000000020202852255" calcext:value-type="string">
            <text:p>00000000020202852255</text:p>
          </table:table-cell>
          <table:table-cell table:style-name="ce28" table:formula="of:=IF([$'Compras-Ali'.$A305]&lt;&gt;&quot;&quot;;VALUE(MID([$'Compras-Ali'.$A305];[$Tablas.$E$36];[$Tablas.$G$36]))/100;0)*IF(OR(VALUE([.A305])=3;VALUE([.A305])=8;VALUE([.A305])=13);-1;1)" office:value-type="float" office:value="1330.57" calcext:value-type="float">
            <text:p>1.330,57</text:p>
          </table:table-cell>
          <table:table-cell table:style-name="ce25" table:formula="of:=MID([$'Compras-Ali'.$A305];[$Tablas.$E$37];[$Tablas.$G$37])" office:value-type="string" office:string-value="0005" calcext:value-type="string">
            <text:p>0005</text:p>
          </table:table-cell>
          <table:table-cell table:style-name="ce28" table:formula="of:=IF([$'Compras-Ali'.$A305]&lt;&gt;&quot;&quot;;VALUE(MID([$'Compras-Ali'.$A305];[$Tablas.$E$38];[$Tablas.$G$38]))/100;0)*IF(OR(VALUE([.A305])=3;VALUE([.A305])=8;VALUE([.A305])=13);-1;1)" office:value-type="float" office:value="279.42" calcext:value-type="float">
            <text:p>279,42</text:p>
          </table:table-cell>
          <table:table-cell table:number-columns-repeated="1016"/>
        </table:table-row>
        <table:table-row table:style-name="ro1">
          <table:table-cell table:style-name="ce25" table:formula="of:=MID([$'Compras-Ali'.$A306];[$Tablas.$E$31];[$Tablas.$G$31])" office:value-type="string" office:string-value="001" calcext:value-type="string">
            <text:p>001</text:p>
          </table:table-cell>
          <table:table-cell table:style-name="ce25" table:formula="of:=MID([$'Compras-Ali'.$A306];[$Tablas.$E$32];[$Tablas.$G$32])" office:value-type="string" office:string-value="00006" calcext:value-type="string">
            <text:p>00006</text:p>
          </table:table-cell>
          <table:table-cell table:style-name="ce25" table:formula="of:=MID([$'Compras-Ali'.$A306];[$Tablas.$E$33];[$Tablas.$G$33])" office:value-type="string" office:string-value="00000000000000023467" calcext:value-type="string">
            <text:p>00000000000000023467</text:p>
          </table:table-cell>
          <table:table-cell table:style-name="ce25" table:formula="of:=MID([$'Compras-Ali'.$A306];[$Tablas.$E$34];[$Tablas.$G$34])" office:value-type="string" office:string-value="80" calcext:value-type="string">
            <text:p>80</text:p>
          </table:table-cell>
          <table:table-cell table:style-name="ce25" table:formula="of:=MID([$'Compras-Ali'.$A306];[$Tablas.$E$35];[$Tablas.$G$35])" office:value-type="string" office:string-value="00000000020243402779" calcext:value-type="string">
            <text:p>00000000020243402779</text:p>
          </table:table-cell>
          <table:table-cell table:style-name="ce28" table:formula="of:=IF([$'Compras-Ali'.$A306]&lt;&gt;&quot;&quot;;VALUE(MID([$'Compras-Ali'.$A306];[$Tablas.$E$36];[$Tablas.$G$36]))/100;0)*IF(OR(VALUE([.A306])=3;VALUE([.A306])=8;VALUE([.A306])=13);-1;1)" office:value-type="float" office:value="1818.19" calcext:value-type="float">
            <text:p>1.818,19</text:p>
          </table:table-cell>
          <table:table-cell table:style-name="ce25" table:formula="of:=MID([$'Compras-Ali'.$A306];[$Tablas.$E$37];[$Tablas.$G$37])" office:value-type="string" office:string-value="0005" calcext:value-type="string">
            <text:p>0005</text:p>
          </table:table-cell>
          <table:table-cell table:style-name="ce28" table:formula="of:=IF([$'Compras-Ali'.$A306]&lt;&gt;&quot;&quot;;VALUE(MID([$'Compras-Ali'.$A306];[$Tablas.$E$38];[$Tablas.$G$38]))/100;0)*IF(OR(VALUE([.A306])=3;VALUE([.A306])=8;VALUE([.A306])=13);-1;1)" office:value-type="float" office:value="381.82" calcext:value-type="float">
            <text:p>381,82</text:p>
          </table:table-cell>
          <table:table-cell table:number-columns-repeated="1016"/>
        </table:table-row>
        <table:table-row table:style-name="ro1">
          <table:table-cell table:style-name="ce25" table:formula="of:=MID([$'Compras-Ali'.$A307];[$Tablas.$E$31];[$Tablas.$G$31])" office:value-type="string" office:string-value="001" calcext:value-type="string">
            <text:p>001</text:p>
          </table:table-cell>
          <table:table-cell table:style-name="ce25" table:formula="of:=MID([$'Compras-Ali'.$A307];[$Tablas.$E$32];[$Tablas.$G$32])" office:value-type="string" office:string-value="00002" calcext:value-type="string">
            <text:p>00002</text:p>
          </table:table-cell>
          <table:table-cell table:style-name="ce25" table:formula="of:=MID([$'Compras-Ali'.$A307];[$Tablas.$E$33];[$Tablas.$G$33])" office:value-type="string" office:string-value="00000000000000001347" calcext:value-type="string">
            <text:p>00000000000000001347</text:p>
          </table:table-cell>
          <table:table-cell table:style-name="ce25" table:formula="of:=MID([$'Compras-Ali'.$A307];[$Tablas.$E$34];[$Tablas.$G$34])" office:value-type="string" office:string-value="80" calcext:value-type="string">
            <text:p>80</text:p>
          </table:table-cell>
          <table:table-cell table:style-name="ce25" table:formula="of:=MID([$'Compras-Ali'.$A307];[$Tablas.$E$35];[$Tablas.$G$35])" office:value-type="string" office:string-value="00000000020174940895" calcext:value-type="string">
            <text:p>00000000020174940895</text:p>
          </table:table-cell>
          <table:table-cell table:style-name="ce28" table:formula="of:=IF([$'Compras-Ali'.$A307]&lt;&gt;&quot;&quot;;VALUE(MID([$'Compras-Ali'.$A307];[$Tablas.$E$36];[$Tablas.$G$36]))/100;0)*IF(OR(VALUE([.A307])=3;VALUE([.A307])=8;VALUE([.A307])=13);-1;1)" office:value-type="float" office:value="9437.43" calcext:value-type="float">
            <text:p>9.437,43</text:p>
          </table:table-cell>
          <table:table-cell table:style-name="ce25" table:formula="of:=MID([$'Compras-Ali'.$A307];[$Tablas.$E$37];[$Tablas.$G$37])" office:value-type="string" office:string-value="0005" calcext:value-type="string">
            <text:p>0005</text:p>
          </table:table-cell>
          <table:table-cell table:style-name="ce28" table:formula="of:=IF([$'Compras-Ali'.$A307]&lt;&gt;&quot;&quot;;VALUE(MID([$'Compras-Ali'.$A307];[$Tablas.$E$38];[$Tablas.$G$38]))/100;0)*IF(OR(VALUE([.A307])=3;VALUE([.A307])=8;VALUE([.A307])=13);-1;1)" office:value-type="float" office:value="1981.86" calcext:value-type="float">
            <text:p>1.981,86</text:p>
          </table:table-cell>
          <table:table-cell table:number-columns-repeated="1016"/>
        </table:table-row>
        <table:table-row table:style-name="ro1">
          <table:table-cell table:style-name="ce25" table:formula="of:=MID([$'Compras-Ali'.$A308];[$Tablas.$E$31];[$Tablas.$G$31])" office:value-type="string" office:string-value="001" calcext:value-type="string">
            <text:p>001</text:p>
          </table:table-cell>
          <table:table-cell table:style-name="ce25" table:formula="of:=MID([$'Compras-Ali'.$A308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8];[$Tablas.$E$33];[$Tablas.$G$33])" office:value-type="string" office:string-value="00000000000000081560" calcext:value-type="string">
            <text:p>00000000000000081560</text:p>
          </table:table-cell>
          <table:table-cell table:style-name="ce25" table:formula="of:=MID([$'Compras-Ali'.$A308];[$Tablas.$E$34];[$Tablas.$G$34])" office:value-type="string" office:string-value="80" calcext:value-type="string">
            <text:p>80</text:p>
          </table:table-cell>
          <table:table-cell table:style-name="ce25" table:formula="of:=MID([$'Compras-Ali'.$A30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08]&lt;&gt;&quot;&quot;;VALUE(MID([$'Compras-Ali'.$A308];[$Tablas.$E$36];[$Tablas.$G$36]))/100;0)*IF(OR(VALUE([.A308])=3;VALUE([.A308])=8;VALUE([.A308])=13);-1;1)" office:value-type="float" office:value="34.43" calcext:value-type="float">
            <text:p>34,43</text:p>
          </table:table-cell>
          <table:table-cell table:style-name="ce25" table:formula="of:=MID([$'Compras-Ali'.$A308];[$Tablas.$E$37];[$Tablas.$G$37])" office:value-type="string" office:string-value="0005" calcext:value-type="string">
            <text:p>0005</text:p>
          </table:table-cell>
          <table:table-cell table:style-name="ce28" table:formula="of:=IF([$'Compras-Ali'.$A308]&lt;&gt;&quot;&quot;;VALUE(MID([$'Compras-Ali'.$A308];[$Tablas.$E$38];[$Tablas.$G$38]))/100;0)*IF(OR(VALUE([.A308])=3;VALUE([.A308])=8;VALUE([.A308])=13);-1;1)" office:value-type="float" office:value="7.23" calcext:value-type="float">
            <text:p>7,23</text:p>
          </table:table-cell>
          <table:table-cell table:number-columns-repeated="1016"/>
        </table:table-row>
        <table:table-row table:style-name="ro1">
          <table:table-cell table:style-name="ce25" table:formula="of:=MID([$'Compras-Ali'.$A309];[$Tablas.$E$31];[$Tablas.$G$31])" office:value-type="string" office:string-value="001" calcext:value-type="string">
            <text:p>001</text:p>
          </table:table-cell>
          <table:table-cell table:style-name="ce25" table:formula="of:=MID([$'Compras-Ali'.$A309];[$Tablas.$E$32];[$Tablas.$G$32])" office:value-type="string" office:string-value="00001" calcext:value-type="string">
            <text:p>00001</text:p>
          </table:table-cell>
          <table:table-cell table:style-name="ce25" table:formula="of:=MID([$'Compras-Ali'.$A309];[$Tablas.$E$33];[$Tablas.$G$33])" office:value-type="string" office:string-value="00000000000000081125" calcext:value-type="string">
            <text:p>00000000000000081125</text:p>
          </table:table-cell>
          <table:table-cell table:style-name="ce25" table:formula="of:=MID([$'Compras-Ali'.$A309];[$Tablas.$E$34];[$Tablas.$G$34])" office:value-type="string" office:string-value="80" calcext:value-type="string">
            <text:p>80</text:p>
          </table:table-cell>
          <table:table-cell table:style-name="ce25" table:formula="of:=MID([$'Compras-Ali'.$A30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09]&lt;&gt;&quot;&quot;;VALUE(MID([$'Compras-Ali'.$A309];[$Tablas.$E$36];[$Tablas.$G$36]))/100;0)*IF(OR(VALUE([.A309])=3;VALUE([.A309])=8;VALUE([.A309])=13);-1;1)" office:value-type="float" office:value="36.43" calcext:value-type="float">
            <text:p>36,43</text:p>
          </table:table-cell>
          <table:table-cell table:style-name="ce25" table:formula="of:=MID([$'Compras-Ali'.$A309];[$Tablas.$E$37];[$Tablas.$G$37])" office:value-type="string" office:string-value="0005" calcext:value-type="string">
            <text:p>0005</text:p>
          </table:table-cell>
          <table:table-cell table:style-name="ce28" table:formula="of:=IF([$'Compras-Ali'.$A309]&lt;&gt;&quot;&quot;;VALUE(MID([$'Compras-Ali'.$A309];[$Tablas.$E$38];[$Tablas.$G$38]))/100;0)*IF(OR(VALUE([.A309])=3;VALUE([.A309])=8;VALUE([.A309])=13);-1;1)" office:value-type="float" office:value="7.65" calcext:value-type="float">
            <text:p>7,65</text:p>
          </table:table-cell>
          <table:table-cell table:number-columns-repeated="1016"/>
        </table:table-row>
        <table:table-row table:style-name="ro1">
          <table:table-cell table:style-name="ce25" table:formula="of:=MID([$'Compras-Ali'.$A310];[$Tablas.$E$31];[$Tablas.$G$31])" office:value-type="string" office:string-value="001" calcext:value-type="string">
            <text:p>001</text:p>
          </table:table-cell>
          <table:table-cell table:style-name="ce25" table:formula="of:=MID([$'Compras-Ali'.$A31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0];[$Tablas.$E$33];[$Tablas.$G$33])" office:value-type="string" office:string-value="00000000000000081979" calcext:value-type="string">
            <text:p>00000000000000081979</text:p>
          </table:table-cell>
          <table:table-cell table:style-name="ce25" table:formula="of:=MID([$'Compras-Ali'.$A310];[$Tablas.$E$34];[$Tablas.$G$34])" office:value-type="string" office:string-value="80" calcext:value-type="string">
            <text:p>80</text:p>
          </table:table-cell>
          <table:table-cell table:style-name="ce25" table:formula="of:=MID([$'Compras-Ali'.$A31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0]&lt;&gt;&quot;&quot;;VALUE(MID([$'Compras-Ali'.$A310];[$Tablas.$E$36];[$Tablas.$G$36]))/100;0)*IF(OR(VALUE([.A310])=3;VALUE([.A310])=8;VALUE([.A310])=13);-1;1)" office:value-type="float" office:value="106.81" calcext:value-type="float">
            <text:p>106,81</text:p>
          </table:table-cell>
          <table:table-cell table:style-name="ce25" table:formula="of:=MID([$'Compras-Ali'.$A310];[$Tablas.$E$37];[$Tablas.$G$37])" office:value-type="string" office:string-value="0005" calcext:value-type="string">
            <text:p>0005</text:p>
          </table:table-cell>
          <table:table-cell table:style-name="ce28" table:formula="of:=IF([$'Compras-Ali'.$A310]&lt;&gt;&quot;&quot;;VALUE(MID([$'Compras-Ali'.$A310];[$Tablas.$E$38];[$Tablas.$G$38]))/100;0)*IF(OR(VALUE([.A310])=3;VALUE([.A310])=8;VALUE([.A310])=13);-1;1)" office:value-type="float" office:value="22.43" calcext:value-type="float">
            <text:p>22,43</text:p>
          </table:table-cell>
          <table:table-cell table:number-columns-repeated="1016"/>
        </table:table-row>
        <table:table-row table:style-name="ro1">
          <table:table-cell table:style-name="ce25" table:formula="of:=MID([$'Compras-Ali'.$A311];[$Tablas.$E$31];[$Tablas.$G$31])" office:value-type="string" office:string-value="001" calcext:value-type="string">
            <text:p>001</text:p>
          </table:table-cell>
          <table:table-cell table:style-name="ce25" table:formula="of:=MID([$'Compras-Ali'.$A311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1];[$Tablas.$E$33];[$Tablas.$G$33])" office:value-type="string" office:string-value="00000000000000081559" calcext:value-type="string">
            <text:p>00000000000000081559</text:p>
          </table:table-cell>
          <table:table-cell table:style-name="ce25" table:formula="of:=MID([$'Compras-Ali'.$A311];[$Tablas.$E$34];[$Tablas.$G$34])" office:value-type="string" office:string-value="80" calcext:value-type="string">
            <text:p>80</text:p>
          </table:table-cell>
          <table:table-cell table:style-name="ce25" table:formula="of:=MID([$'Compras-Ali'.$A31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1]&lt;&gt;&quot;&quot;;VALUE(MID([$'Compras-Ali'.$A311];[$Tablas.$E$36];[$Tablas.$G$36]))/100;0)*IF(OR(VALUE([.A311])=3;VALUE([.A311])=8;VALUE([.A311])=13);-1;1)" office:value-type="float" office:value="118.05" calcext:value-type="float">
            <text:p>118,05</text:p>
          </table:table-cell>
          <table:table-cell table:style-name="ce25" table:formula="of:=MID([$'Compras-Ali'.$A311];[$Tablas.$E$37];[$Tablas.$G$37])" office:value-type="string" office:string-value="0005" calcext:value-type="string">
            <text:p>0005</text:p>
          </table:table-cell>
          <table:table-cell table:style-name="ce28" table:formula="of:=IF([$'Compras-Ali'.$A311]&lt;&gt;&quot;&quot;;VALUE(MID([$'Compras-Ali'.$A311];[$Tablas.$E$38];[$Tablas.$G$38]))/100;0)*IF(OR(VALUE([.A311])=3;VALUE([.A311])=8;VALUE([.A311])=13);-1;1)" office:value-type="float" office:value="24.79" calcext:value-type="float">
            <text:p>24,79</text:p>
          </table:table-cell>
          <table:table-cell table:number-columns-repeated="1016"/>
        </table:table-row>
        <table:table-row table:style-name="ro1">
          <table:table-cell table:style-name="ce25" table:formula="of:=MID([$'Compras-Ali'.$A312];[$Tablas.$E$31];[$Tablas.$G$31])" office:value-type="string" office:string-value="001" calcext:value-type="string">
            <text:p>001</text:p>
          </table:table-cell>
          <table:table-cell table:style-name="ce25" table:formula="of:=MID([$'Compras-Ali'.$A312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2];[$Tablas.$E$33];[$Tablas.$G$33])" office:value-type="string" office:string-value="00000000000000081962" calcext:value-type="string">
            <text:p>00000000000000081962</text:p>
          </table:table-cell>
          <table:table-cell table:style-name="ce25" table:formula="of:=MID([$'Compras-Ali'.$A312];[$Tablas.$E$34];[$Tablas.$G$34])" office:value-type="string" office:string-value="80" calcext:value-type="string">
            <text:p>80</text:p>
          </table:table-cell>
          <table:table-cell table:style-name="ce25" table:formula="of:=MID([$'Compras-Ali'.$A31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2]&lt;&gt;&quot;&quot;;VALUE(MID([$'Compras-Ali'.$A312];[$Tablas.$E$36];[$Tablas.$G$36]))/100;0)*IF(OR(VALUE([.A312])=3;VALUE([.A312])=8;VALUE([.A312])=13);-1;1)" office:value-type="float" office:value="224.57" calcext:value-type="float">
            <text:p>224,57</text:p>
          </table:table-cell>
          <table:table-cell table:style-name="ce25" table:formula="of:=MID([$'Compras-Ali'.$A312];[$Tablas.$E$37];[$Tablas.$G$37])" office:value-type="string" office:string-value="0005" calcext:value-type="string">
            <text:p>0005</text:p>
          </table:table-cell>
          <table:table-cell table:style-name="ce28" table:formula="of:=IF([$'Compras-Ali'.$A312]&lt;&gt;&quot;&quot;;VALUE(MID([$'Compras-Ali'.$A312];[$Tablas.$E$38];[$Tablas.$G$38]))/100;0)*IF(OR(VALUE([.A312])=3;VALUE([.A312])=8;VALUE([.A312])=13);-1;1)" office:value-type="float" office:value="47.16" calcext:value-type="float">
            <text:p>47,16</text:p>
          </table:table-cell>
          <table:table-cell table:number-columns-repeated="1016"/>
        </table:table-row>
        <table:table-row table:style-name="ro1">
          <table:table-cell table:style-name="ce25" table:formula="of:=MID([$'Compras-Ali'.$A313];[$Tablas.$E$31];[$Tablas.$G$31])" office:value-type="string" office:string-value="001" calcext:value-type="string">
            <text:p>001</text:p>
          </table:table-cell>
          <table:table-cell table:style-name="ce25" table:formula="of:=MID([$'Compras-Ali'.$A313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3];[$Tablas.$E$33];[$Tablas.$G$33])" office:value-type="string" office:string-value="00000000000000081975" calcext:value-type="string">
            <text:p>00000000000000081975</text:p>
          </table:table-cell>
          <table:table-cell table:style-name="ce25" table:formula="of:=MID([$'Compras-Ali'.$A313];[$Tablas.$E$34];[$Tablas.$G$34])" office:value-type="string" office:string-value="80" calcext:value-type="string">
            <text:p>80</text:p>
          </table:table-cell>
          <table:table-cell table:style-name="ce25" table:formula="of:=MID([$'Compras-Ali'.$A31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3]&lt;&gt;&quot;&quot;;VALUE(MID([$'Compras-Ali'.$A313];[$Tablas.$E$36];[$Tablas.$G$36]))/100;0)*IF(OR(VALUE([.A313])=3;VALUE([.A313])=8;VALUE([.A313])=13);-1;1)" office:value-type="float" office:value="2.24" calcext:value-type="float">
            <text:p>2,24</text:p>
          </table:table-cell>
          <table:table-cell table:style-name="ce25" table:formula="of:=MID([$'Compras-Ali'.$A313];[$Tablas.$E$37];[$Tablas.$G$37])" office:value-type="string" office:string-value="0005" calcext:value-type="string">
            <text:p>0005</text:p>
          </table:table-cell>
          <table:table-cell table:style-name="ce28" table:formula="of:=IF([$'Compras-Ali'.$A313]&lt;&gt;&quot;&quot;;VALUE(MID([$'Compras-Ali'.$A313];[$Tablas.$E$38];[$Tablas.$G$38]))/100;0)*IF(OR(VALUE([.A313])=3;VALUE([.A313])=8;VALUE([.A313])=13);-1;1)" office:value-type="float" office:value="0.47" calcext:value-type="float">
            <text:p>0,47</text:p>
          </table:table-cell>
          <table:table-cell table:number-columns-repeated="1016"/>
        </table:table-row>
        <table:table-row table:style-name="ro1">
          <table:table-cell table:style-name="ce25" table:formula="of:=MID([$'Compras-Ali'.$A314];[$Tablas.$E$31];[$Tablas.$G$31])" office:value-type="string" office:string-value="001" calcext:value-type="string">
            <text:p>001</text:p>
          </table:table-cell>
          <table:table-cell table:style-name="ce25" table:formula="of:=MID([$'Compras-Ali'.$A314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4];[$Tablas.$E$33];[$Tablas.$G$33])" office:value-type="string" office:string-value="00000000000000081977" calcext:value-type="string">
            <text:p>00000000000000081977</text:p>
          </table:table-cell>
          <table:table-cell table:style-name="ce25" table:formula="of:=MID([$'Compras-Ali'.$A314];[$Tablas.$E$34];[$Tablas.$G$34])" office:value-type="string" office:string-value="80" calcext:value-type="string">
            <text:p>80</text:p>
          </table:table-cell>
          <table:table-cell table:style-name="ce25" table:formula="of:=MID([$'Compras-Ali'.$A31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4]&lt;&gt;&quot;&quot;;VALUE(MID([$'Compras-Ali'.$A314];[$Tablas.$E$36];[$Tablas.$G$36]))/100;0)*IF(OR(VALUE([.A314])=3;VALUE([.A314])=8;VALUE([.A314])=13);-1;1)" office:value-type="float" office:value="59.86" calcext:value-type="float">
            <text:p>59,86</text:p>
          </table:table-cell>
          <table:table-cell table:style-name="ce25" table:formula="of:=MID([$'Compras-Ali'.$A314];[$Tablas.$E$37];[$Tablas.$G$37])" office:value-type="string" office:string-value="0005" calcext:value-type="string">
            <text:p>0005</text:p>
          </table:table-cell>
          <table:table-cell table:style-name="ce28" table:formula="of:=IF([$'Compras-Ali'.$A314]&lt;&gt;&quot;&quot;;VALUE(MID([$'Compras-Ali'.$A314];[$Tablas.$E$38];[$Tablas.$G$38]))/100;0)*IF(OR(VALUE([.A314])=3;VALUE([.A314])=8;VALUE([.A314])=13);-1;1)" office:value-type="float" office:value="12.57" calcext:value-type="float">
            <text:p>12,57</text:p>
          </table:table-cell>
          <table:table-cell table:number-columns-repeated="1016"/>
        </table:table-row>
        <table:table-row table:style-name="ro1">
          <table:table-cell table:style-name="ce25" table:formula="of:=MID([$'Compras-Ali'.$A315];[$Tablas.$E$31];[$Tablas.$G$31])" office:value-type="string" office:string-value="001" calcext:value-type="string">
            <text:p>001</text:p>
          </table:table-cell>
          <table:table-cell table:style-name="ce25" table:formula="of:=MID([$'Compras-Ali'.$A315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5];[$Tablas.$E$33];[$Tablas.$G$33])" office:value-type="string" office:string-value="00000000000000081582" calcext:value-type="string">
            <text:p>00000000000000081582</text:p>
          </table:table-cell>
          <table:table-cell table:style-name="ce25" table:formula="of:=MID([$'Compras-Ali'.$A315];[$Tablas.$E$34];[$Tablas.$G$34])" office:value-type="string" office:string-value="80" calcext:value-type="string">
            <text:p>80</text:p>
          </table:table-cell>
          <table:table-cell table:style-name="ce25" table:formula="of:=MID([$'Compras-Ali'.$A31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5]&lt;&gt;&quot;&quot;;VALUE(MID([$'Compras-Ali'.$A315];[$Tablas.$E$36];[$Tablas.$G$36]))/100;0)*IF(OR(VALUE([.A315])=3;VALUE([.A315])=8;VALUE([.A315])=13);-1;1)" office:value-type="float" office:value="190.43" calcext:value-type="float">
            <text:p>190,43</text:p>
          </table:table-cell>
          <table:table-cell table:style-name="ce25" table:formula="of:=MID([$'Compras-Ali'.$A315];[$Tablas.$E$37];[$Tablas.$G$37])" office:value-type="string" office:string-value="0005" calcext:value-type="string">
            <text:p>0005</text:p>
          </table:table-cell>
          <table:table-cell table:style-name="ce28" table:formula="of:=IF([$'Compras-Ali'.$A315]&lt;&gt;&quot;&quot;;VALUE(MID([$'Compras-Ali'.$A315];[$Tablas.$E$38];[$Tablas.$G$38]))/100;0)*IF(OR(VALUE([.A315])=3;VALUE([.A315])=8;VALUE([.A315])=13);-1;1)" office:value-type="float" office:value="39.99" calcext:value-type="float">
            <text:p>39,99</text:p>
          </table:table-cell>
          <table:table-cell table:number-columns-repeated="1016"/>
        </table:table-row>
        <table:table-row table:style-name="ro1">
          <table:table-cell table:style-name="ce25" table:formula="of:=MID([$'Compras-Ali'.$A316];[$Tablas.$E$31];[$Tablas.$G$31])" office:value-type="string" office:string-value="001" calcext:value-type="string">
            <text:p>001</text:p>
          </table:table-cell>
          <table:table-cell table:style-name="ce25" table:formula="of:=MID([$'Compras-Ali'.$A316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6];[$Tablas.$E$33];[$Tablas.$G$33])" office:value-type="string" office:string-value="00000000000000081986" calcext:value-type="string">
            <text:p>00000000000000081986</text:p>
          </table:table-cell>
          <table:table-cell table:style-name="ce25" table:formula="of:=MID([$'Compras-Ali'.$A316];[$Tablas.$E$34];[$Tablas.$G$34])" office:value-type="string" office:string-value="80" calcext:value-type="string">
            <text:p>80</text:p>
          </table:table-cell>
          <table:table-cell table:style-name="ce25" table:formula="of:=MID([$'Compras-Ali'.$A31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6]&lt;&gt;&quot;&quot;;VALUE(MID([$'Compras-Ali'.$A316];[$Tablas.$E$36];[$Tablas.$G$36]))/100;0)*IF(OR(VALUE([.A316])=3;VALUE([.A316])=8;VALUE([.A316])=13);-1;1)" office:value-type="float" office:value="326.71" calcext:value-type="float">
            <text:p>326,71</text:p>
          </table:table-cell>
          <table:table-cell table:style-name="ce25" table:formula="of:=MID([$'Compras-Ali'.$A316];[$Tablas.$E$37];[$Tablas.$G$37])" office:value-type="string" office:string-value="0005" calcext:value-type="string">
            <text:p>0005</text:p>
          </table:table-cell>
          <table:table-cell table:style-name="ce28" table:formula="of:=IF([$'Compras-Ali'.$A316]&lt;&gt;&quot;&quot;;VALUE(MID([$'Compras-Ali'.$A316];[$Tablas.$E$38];[$Tablas.$G$38]))/100;0)*IF(OR(VALUE([.A316])=3;VALUE([.A316])=8;VALUE([.A316])=13);-1;1)" office:value-type="float" office:value="68.61" calcext:value-type="float">
            <text:p>68,61</text:p>
          </table:table-cell>
          <table:table-cell table:number-columns-repeated="1016"/>
        </table:table-row>
        <table:table-row table:style-name="ro1">
          <table:table-cell table:style-name="ce25" table:formula="of:=MID([$'Compras-Ali'.$A317];[$Tablas.$E$31];[$Tablas.$G$31])" office:value-type="string" office:string-value="001" calcext:value-type="string">
            <text:p>001</text:p>
          </table:table-cell>
          <table:table-cell table:style-name="ce25" table:formula="of:=MID([$'Compras-Ali'.$A317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7];[$Tablas.$E$33];[$Tablas.$G$33])" office:value-type="string" office:string-value="00000000000000081974" calcext:value-type="string">
            <text:p>00000000000000081974</text:p>
          </table:table-cell>
          <table:table-cell table:style-name="ce25" table:formula="of:=MID([$'Compras-Ali'.$A317];[$Tablas.$E$34];[$Tablas.$G$34])" office:value-type="string" office:string-value="80" calcext:value-type="string">
            <text:p>80</text:p>
          </table:table-cell>
          <table:table-cell table:style-name="ce25" table:formula="of:=MID([$'Compras-Ali'.$A31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17]&lt;&gt;&quot;&quot;;VALUE(MID([$'Compras-Ali'.$A317];[$Tablas.$E$36];[$Tablas.$G$36]))/100;0)*IF(OR(VALUE([.A317])=3;VALUE([.A317])=8;VALUE([.A317])=13);-1;1)" office:value-type="float" office:value="804" calcext:value-type="float">
            <text:p>804,00</text:p>
          </table:table-cell>
          <table:table-cell table:style-name="ce25" table:formula="of:=MID([$'Compras-Ali'.$A317];[$Tablas.$E$37];[$Tablas.$G$37])" office:value-type="string" office:string-value="0005" calcext:value-type="string">
            <text:p>0005</text:p>
          </table:table-cell>
          <table:table-cell table:style-name="ce28" table:formula="of:=IF([$'Compras-Ali'.$A317]&lt;&gt;&quot;&quot;;VALUE(MID([$'Compras-Ali'.$A317];[$Tablas.$E$38];[$Tablas.$G$38]))/100;0)*IF(OR(VALUE([.A317])=3;VALUE([.A317])=8;VALUE([.A317])=13);-1;1)" office:value-type="float" office:value="168.84" calcext:value-type="float">
            <text:p>168,84</text:p>
          </table:table-cell>
          <table:table-cell table:number-columns-repeated="1016"/>
        </table:table-row>
        <table:table-row table:style-name="ro1">
          <table:table-cell table:style-name="ce25" table:formula="of:=MID([$'Compras-Ali'.$A318];[$Tablas.$E$31];[$Tablas.$G$31])" office:value-type="string" office:string-value="001" calcext:value-type="string">
            <text:p>001</text:p>
          </table:table-cell>
          <table:table-cell table:style-name="ce25" table:formula="of:=MID([$'Compras-Ali'.$A318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8];[$Tablas.$E$33];[$Tablas.$G$33])" office:value-type="string" office:string-value="00000000000000013598" calcext:value-type="string">
            <text:p>00000000000000013598</text:p>
          </table:table-cell>
          <table:table-cell table:style-name="ce25" table:formula="of:=MID([$'Compras-Ali'.$A318];[$Tablas.$E$34];[$Tablas.$G$34])" office:value-type="string" office:string-value="80" calcext:value-type="string">
            <text:p>80</text:p>
          </table:table-cell>
          <table:table-cell table:style-name="ce25" table:formula="of:=MID([$'Compras-Ali'.$A318];[$Tablas.$E$35];[$Tablas.$G$35])" office:value-type="string" office:string-value="00000000030715009826" calcext:value-type="string">
            <text:p>00000000030715009826</text:p>
          </table:table-cell>
          <table:table-cell table:style-name="ce28" table:formula="of:=IF([$'Compras-Ali'.$A318]&lt;&gt;&quot;&quot;;VALUE(MID([$'Compras-Ali'.$A318];[$Tablas.$E$36];[$Tablas.$G$36]))/100;0)*IF(OR(VALUE([.A318])=3;VALUE([.A318])=8;VALUE([.A318])=13);-1;1)" office:value-type="float" office:value="49256.19" calcext:value-type="float">
            <text:p>49.256,19</text:p>
          </table:table-cell>
          <table:table-cell table:style-name="ce25" table:formula="of:=MID([$'Compras-Ali'.$A318];[$Tablas.$E$37];[$Tablas.$G$37])" office:value-type="string" office:string-value="0005" calcext:value-type="string">
            <text:p>0005</text:p>
          </table:table-cell>
          <table:table-cell table:style-name="ce28" table:formula="of:=IF([$'Compras-Ali'.$A318]&lt;&gt;&quot;&quot;;VALUE(MID([$'Compras-Ali'.$A318];[$Tablas.$E$38];[$Tablas.$G$38]))/100;0)*IF(OR(VALUE([.A318])=3;VALUE([.A318])=8;VALUE([.A318])=13);-1;1)" office:value-type="float" office:value="10343.8" calcext:value-type="float">
            <text:p>10.343,80</text:p>
          </table:table-cell>
          <table:table-cell table:number-columns-repeated="1016"/>
        </table:table-row>
        <table:table-row table:style-name="ro1">
          <table:table-cell table:style-name="ce25" table:formula="of:=MID([$'Compras-Ali'.$A319];[$Tablas.$E$31];[$Tablas.$G$31])" office:value-type="string" office:string-value="001" calcext:value-type="string">
            <text:p>001</text:p>
          </table:table-cell>
          <table:table-cell table:style-name="ce25" table:formula="of:=MID([$'Compras-Ali'.$A319];[$Tablas.$E$32];[$Tablas.$G$32])" office:value-type="string" office:string-value="00001" calcext:value-type="string">
            <text:p>00001</text:p>
          </table:table-cell>
          <table:table-cell table:style-name="ce25" table:formula="of:=MID([$'Compras-Ali'.$A319];[$Tablas.$E$33];[$Tablas.$G$33])" office:value-type="string" office:string-value="00000000000000003380" calcext:value-type="string">
            <text:p>00000000000000003380</text:p>
          </table:table-cell>
          <table:table-cell table:style-name="ce25" table:formula="of:=MID([$'Compras-Ali'.$A319];[$Tablas.$E$34];[$Tablas.$G$34])" office:value-type="string" office:string-value="80" calcext:value-type="string">
            <text:p>80</text:p>
          </table:table-cell>
          <table:table-cell table:style-name="ce25" table:formula="of:=MID([$'Compras-Ali'.$A319];[$Tablas.$E$35];[$Tablas.$G$35])" office:value-type="string" office:string-value="00000000030716165066" calcext:value-type="string">
            <text:p>00000000030716165066</text:p>
          </table:table-cell>
          <table:table-cell table:style-name="ce28" table:formula="of:=IF([$'Compras-Ali'.$A319]&lt;&gt;&quot;&quot;;VALUE(MID([$'Compras-Ali'.$A319];[$Tablas.$E$36];[$Tablas.$G$36]))/100;0)*IF(OR(VALUE([.A319])=3;VALUE([.A319])=8;VALUE([.A319])=13);-1;1)" office:value-type="float" office:value="330.57" calcext:value-type="float">
            <text:p>330,57</text:p>
          </table:table-cell>
          <table:table-cell table:style-name="ce25" table:formula="of:=MID([$'Compras-Ali'.$A319];[$Tablas.$E$37];[$Tablas.$G$37])" office:value-type="string" office:string-value="0005" calcext:value-type="string">
            <text:p>0005</text:p>
          </table:table-cell>
          <table:table-cell table:style-name="ce28" table:formula="of:=IF([$'Compras-Ali'.$A319]&lt;&gt;&quot;&quot;;VALUE(MID([$'Compras-Ali'.$A319];[$Tablas.$E$38];[$Tablas.$G$38]))/100;0)*IF(OR(VALUE([.A319])=3;VALUE([.A319])=8;VALUE([.A319])=13);-1;1)" office:value-type="float" office:value="69.42" calcext:value-type="float">
            <text:p>69,42</text:p>
          </table:table-cell>
          <table:table-cell table:number-columns-repeated="1016"/>
        </table:table-row>
        <table:table-row table:style-name="ro1">
          <table:table-cell table:style-name="ce25" table:formula="of:=MID([$'Compras-Ali'.$A320];[$Tablas.$E$31];[$Tablas.$G$31])" office:value-type="string" office:string-value="001" calcext:value-type="string">
            <text:p>001</text:p>
          </table:table-cell>
          <table:table-cell table:style-name="ce25" table:formula="of:=MID([$'Compras-Ali'.$A32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20];[$Tablas.$E$33];[$Tablas.$G$33])" office:value-type="string" office:string-value="00000000000000003301" calcext:value-type="string">
            <text:p>00000000000000003301</text:p>
          </table:table-cell>
          <table:table-cell table:style-name="ce25" table:formula="of:=MID([$'Compras-Ali'.$A320];[$Tablas.$E$34];[$Tablas.$G$34])" office:value-type="string" office:string-value="80" calcext:value-type="string">
            <text:p>80</text:p>
          </table:table-cell>
          <table:table-cell table:style-name="ce25" table:formula="of:=MID([$'Compras-Ali'.$A320];[$Tablas.$E$35];[$Tablas.$G$35])" office:value-type="string" office:string-value="00000000030716165066" calcext:value-type="string">
            <text:p>00000000030716165066</text:p>
          </table:table-cell>
          <table:table-cell table:style-name="ce28" table:formula="of:=IF([$'Compras-Ali'.$A320]&lt;&gt;&quot;&quot;;VALUE(MID([$'Compras-Ali'.$A320];[$Tablas.$E$36];[$Tablas.$G$36]))/100;0)*IF(OR(VALUE([.A320])=3;VALUE([.A320])=8;VALUE([.A320])=13);-1;1)" office:value-type="float" office:value="413.24" calcext:value-type="float">
            <text:p>413,24</text:p>
          </table:table-cell>
          <table:table-cell table:style-name="ce25" table:formula="of:=MID([$'Compras-Ali'.$A320];[$Tablas.$E$37];[$Tablas.$G$37])" office:value-type="string" office:string-value="0005" calcext:value-type="string">
            <text:p>0005</text:p>
          </table:table-cell>
          <table:table-cell table:style-name="ce28" table:formula="of:=IF([$'Compras-Ali'.$A320]&lt;&gt;&quot;&quot;;VALUE(MID([$'Compras-Ali'.$A320];[$Tablas.$E$38];[$Tablas.$G$38]))/100;0)*IF(OR(VALUE([.A320])=3;VALUE([.A320])=8;VALUE([.A320])=13);-1;1)" office:value-type="float" office:value="86.78" calcext:value-type="float">
            <text:p>86,78</text:p>
          </table:table-cell>
          <table:table-cell table:number-columns-repeated="1016"/>
        </table:table-row>
        <table:table-row table:style-name="ro1">
          <table:table-cell table:style-name="ce25" table:formula="of:=MID([$'Compras-Ali'.$A321];[$Tablas.$E$31];[$Tablas.$G$31])" office:value-type="string" office:string-value="001" calcext:value-type="string">
            <text:p>001</text:p>
          </table:table-cell>
          <table:table-cell table:style-name="ce25" table:formula="of:=MID([$'Compras-Ali'.$A321];[$Tablas.$E$32];[$Tablas.$G$32])" office:value-type="string" office:string-value="02020" calcext:value-type="string">
            <text:p>02020</text:p>
          </table:table-cell>
          <table:table-cell table:style-name="ce25" table:formula="of:=MID([$'Compras-Ali'.$A321];[$Tablas.$E$33];[$Tablas.$G$33])" office:value-type="string" office:string-value="00000000000000392801" calcext:value-type="string">
            <text:p>00000000000000392801</text:p>
          </table:table-cell>
          <table:table-cell table:style-name="ce25" table:formula="of:=MID([$'Compras-Ali'.$A321];[$Tablas.$E$34];[$Tablas.$G$34])" office:value-type="string" office:string-value="80" calcext:value-type="string">
            <text:p>80</text:p>
          </table:table-cell>
          <table:table-cell table:style-name="ce25" table:formula="of:=MID([$'Compras-Ali'.$A32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21]&lt;&gt;&quot;&quot;;VALUE(MID([$'Compras-Ali'.$A321];[$Tablas.$E$36];[$Tablas.$G$36]))/100;0)*IF(OR(VALUE([.A321])=3;VALUE([.A321])=8;VALUE([.A321])=13);-1;1)" office:value-type="float" office:value="814449.52" calcext:value-type="float">
            <text:p>814.449,52</text:p>
          </table:table-cell>
          <table:table-cell table:style-name="ce25" table:formula="of:=MID([$'Compras-Ali'.$A321];[$Tablas.$E$37];[$Tablas.$G$37])" office:value-type="string" office:string-value="0005" calcext:value-type="string">
            <text:p>0005</text:p>
          </table:table-cell>
          <table:table-cell table:style-name="ce28" table:formula="of:=IF([$'Compras-Ali'.$A321]&lt;&gt;&quot;&quot;;VALUE(MID([$'Compras-Ali'.$A321];[$Tablas.$E$38];[$Tablas.$G$38]))/100;0)*IF(OR(VALUE([.A321])=3;VALUE([.A321])=8;VALUE([.A321])=13);-1;1)" office:value-type="float" office:value="171034.4" calcext:value-type="float">
            <text:p>171.034,40</text:p>
          </table:table-cell>
          <table:table-cell table:number-columns-repeated="1016"/>
        </table:table-row>
        <table:table-row table:style-name="ro1">
          <table:table-cell table:style-name="ce25" table:formula="of:=MID([$'Compras-Ali'.$A322];[$Tablas.$E$31];[$Tablas.$G$31])" office:value-type="string" office:string-value="001" calcext:value-type="string">
            <text:p>001</text:p>
          </table:table-cell>
          <table:table-cell table:style-name="ce25" table:formula="of:=MID([$'Compras-Ali'.$A322];[$Tablas.$E$32];[$Tablas.$G$32])" office:value-type="string" office:string-value="02020" calcext:value-type="string">
            <text:p>02020</text:p>
          </table:table-cell>
          <table:table-cell table:style-name="ce25" table:formula="of:=MID([$'Compras-Ali'.$A322];[$Tablas.$E$33];[$Tablas.$G$33])" office:value-type="string" office:string-value="00000000000000392779" calcext:value-type="string">
            <text:p>00000000000000392779</text:p>
          </table:table-cell>
          <table:table-cell table:style-name="ce25" table:formula="of:=MID([$'Compras-Ali'.$A322];[$Tablas.$E$34];[$Tablas.$G$34])" office:value-type="string" office:string-value="80" calcext:value-type="string">
            <text:p>80</text:p>
          </table:table-cell>
          <table:table-cell table:style-name="ce25" table:formula="of:=MID([$'Compras-Ali'.$A32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22]&lt;&gt;&quot;&quot;;VALUE(MID([$'Compras-Ali'.$A322];[$Tablas.$E$36];[$Tablas.$G$36]))/100;0)*IF(OR(VALUE([.A322])=3;VALUE([.A322])=8;VALUE([.A322])=13);-1;1)" office:value-type="float" office:value="1581546.57" calcext:value-type="float">
            <text:p>1.581.546,57</text:p>
          </table:table-cell>
          <table:table-cell table:style-name="ce25" table:formula="of:=MID([$'Compras-Ali'.$A322];[$Tablas.$E$37];[$Tablas.$G$37])" office:value-type="string" office:string-value="0005" calcext:value-type="string">
            <text:p>0005</text:p>
          </table:table-cell>
          <table:table-cell table:style-name="ce28" table:formula="of:=IF([$'Compras-Ali'.$A322]&lt;&gt;&quot;&quot;;VALUE(MID([$'Compras-Ali'.$A322];[$Tablas.$E$38];[$Tablas.$G$38]))/100;0)*IF(OR(VALUE([.A322])=3;VALUE([.A322])=8;VALUE([.A322])=13);-1;1)" office:value-type="float" office:value="332124.78" calcext:value-type="float">
            <text:p>332.124,78</text:p>
          </table:table-cell>
          <table:table-cell table:number-columns-repeated="1016"/>
        </table:table-row>
        <table:table-row table:style-name="ro1">
          <table:table-cell table:style-name="ce25" table:formula="of:=MID([$'Compras-Ali'.$A323];[$Tablas.$E$31];[$Tablas.$G$31])" office:value-type="string" office:string-value="002" calcext:value-type="string">
            <text:p>002</text:p>
          </table:table-cell>
          <table:table-cell table:style-name="ce25" table:formula="of:=MID([$'Compras-Ali'.$A323];[$Tablas.$E$32];[$Tablas.$G$32])" office:value-type="string" office:string-value="02024" calcext:value-type="string">
            <text:p>02024</text:p>
          </table:table-cell>
          <table:table-cell table:style-name="ce25" table:formula="of:=MID([$'Compras-Ali'.$A323];[$Tablas.$E$33];[$Tablas.$G$33])" office:value-type="string" office:string-value="00000000000000079969" calcext:value-type="string">
            <text:p>00000000000000079969</text:p>
          </table:table-cell>
          <table:table-cell table:style-name="ce25" table:formula="of:=MID([$'Compras-Ali'.$A323];[$Tablas.$E$34];[$Tablas.$G$34])" office:value-type="string" office:string-value="80" calcext:value-type="string">
            <text:p>80</text:p>
          </table:table-cell>
          <table:table-cell table:style-name="ce25" table:formula="of:=MID([$'Compras-Ali'.$A32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23]&lt;&gt;&quot;&quot;;VALUE(MID([$'Compras-Ali'.$A323];[$Tablas.$E$36];[$Tablas.$G$36]))/100;0)*IF(OR(VALUE([.A323])=3;VALUE([.A323])=8;VALUE([.A323])=13);-1;1)" office:value-type="float" office:value="73.3" calcext:value-type="float">
            <text:p>73,30</text:p>
          </table:table-cell>
          <table:table-cell table:style-name="ce25" table:formula="of:=MID([$'Compras-Ali'.$A323];[$Tablas.$E$37];[$Tablas.$G$37])" office:value-type="string" office:string-value="0004" calcext:value-type="string">
            <text:p>0004</text:p>
          </table:table-cell>
          <table:table-cell table:style-name="ce28" table:formula="of:=IF([$'Compras-Ali'.$A323]&lt;&gt;&quot;&quot;;VALUE(MID([$'Compras-Ali'.$A323];[$Tablas.$E$38];[$Tablas.$G$38]))/100;0)*IF(OR(VALUE([.A323])=3;VALUE([.A323])=8;VALUE([.A323])=13);-1;1)" office:value-type="float" office:value="7.33" calcext:value-type="float">
            <text:p>7,33</text:p>
          </table:table-cell>
          <table:table-cell table:number-columns-repeated="1016"/>
        </table:table-row>
        <table:table-row table:style-name="ro1">
          <table:table-cell table:style-name="ce25" table:formula="of:=MID([$'Compras-Ali'.$A324];[$Tablas.$E$31];[$Tablas.$G$31])" office:value-type="string" office:string-value="002" calcext:value-type="string">
            <text:p>002</text:p>
          </table:table-cell>
          <table:table-cell table:style-name="ce25" table:formula="of:=MID([$'Compras-Ali'.$A324];[$Tablas.$E$32];[$Tablas.$G$32])" office:value-type="string" office:string-value="02024" calcext:value-type="string">
            <text:p>02024</text:p>
          </table:table-cell>
          <table:table-cell table:style-name="ce25" table:formula="of:=MID([$'Compras-Ali'.$A324];[$Tablas.$E$33];[$Tablas.$G$33])" office:value-type="string" office:string-value="00000000000000079967" calcext:value-type="string">
            <text:p>00000000000000079967</text:p>
          </table:table-cell>
          <table:table-cell table:style-name="ce25" table:formula="of:=MID([$'Compras-Ali'.$A324];[$Tablas.$E$34];[$Tablas.$G$34])" office:value-type="string" office:string-value="80" calcext:value-type="string">
            <text:p>80</text:p>
          </table:table-cell>
          <table:table-cell table:style-name="ce25" table:formula="of:=MID([$'Compras-Ali'.$A32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24]&lt;&gt;&quot;&quot;;VALUE(MID([$'Compras-Ali'.$A324];[$Tablas.$E$36];[$Tablas.$G$36]))/100;0)*IF(OR(VALUE([.A324])=3;VALUE([.A324])=8;VALUE([.A324])=13);-1;1)" office:value-type="float" office:value="122.9" calcext:value-type="float">
            <text:p>122,90</text:p>
          </table:table-cell>
          <table:table-cell table:style-name="ce25" table:formula="of:=MID([$'Compras-Ali'.$A324];[$Tablas.$E$37];[$Tablas.$G$37])" office:value-type="string" office:string-value="0004" calcext:value-type="string">
            <text:p>0004</text:p>
          </table:table-cell>
          <table:table-cell table:style-name="ce28" table:formula="of:=IF([$'Compras-Ali'.$A324]&lt;&gt;&quot;&quot;;VALUE(MID([$'Compras-Ali'.$A324];[$Tablas.$E$38];[$Tablas.$G$38]))/100;0)*IF(OR(VALUE([.A324])=3;VALUE([.A324])=8;VALUE([.A324])=13);-1;1)" office:value-type="float" office:value="12.29" calcext:value-type="float">
            <text:p>12,29</text:p>
          </table:table-cell>
          <table:table-cell table:number-columns-repeated="1016"/>
        </table:table-row>
        <table:table-row table:style-name="ro1">
          <table:table-cell table:style-name="ce25" table:formula="of:=MID([$'Compras-Ali'.$A325];[$Tablas.$E$31];[$Tablas.$G$31])" office:value-type="string" office:string-value="002" calcext:value-type="string">
            <text:p>002</text:p>
          </table:table-cell>
          <table:table-cell table:style-name="ce25" table:formula="of:=MID([$'Compras-Ali'.$A325];[$Tablas.$E$32];[$Tablas.$G$32])" office:value-type="string" office:string-value="02024" calcext:value-type="string">
            <text:p>02024</text:p>
          </table:table-cell>
          <table:table-cell table:style-name="ce25" table:formula="of:=MID([$'Compras-Ali'.$A325];[$Tablas.$E$33];[$Tablas.$G$33])" office:value-type="string" office:string-value="00000000000000079968" calcext:value-type="string">
            <text:p>00000000000000079968</text:p>
          </table:table-cell>
          <table:table-cell table:style-name="ce25" table:formula="of:=MID([$'Compras-Ali'.$A325];[$Tablas.$E$34];[$Tablas.$G$34])" office:value-type="string" office:string-value="80" calcext:value-type="string">
            <text:p>80</text:p>
          </table:table-cell>
          <table:table-cell table:style-name="ce25" table:formula="of:=MID([$'Compras-Ali'.$A32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25]&lt;&gt;&quot;&quot;;VALUE(MID([$'Compras-Ali'.$A325];[$Tablas.$E$36];[$Tablas.$G$36]))/100;0)*IF(OR(VALUE([.A325])=3;VALUE([.A325])=8;VALUE([.A325])=13);-1;1)" office:value-type="float" office:value="205.9" calcext:value-type="float">
            <text:p>205,90</text:p>
          </table:table-cell>
          <table:table-cell table:style-name="ce25" table:formula="of:=MID([$'Compras-Ali'.$A325];[$Tablas.$E$37];[$Tablas.$G$37])" office:value-type="string" office:string-value="0004" calcext:value-type="string">
            <text:p>0004</text:p>
          </table:table-cell>
          <table:table-cell table:style-name="ce28" table:formula="of:=IF([$'Compras-Ali'.$A325]&lt;&gt;&quot;&quot;;VALUE(MID([$'Compras-Ali'.$A325];[$Tablas.$E$38];[$Tablas.$G$38]))/100;0)*IF(OR(VALUE([.A325])=3;VALUE([.A325])=8;VALUE([.A325])=13);-1;1)" office:value-type="float" office:value="20.59" calcext:value-type="float">
            <text:p>20,59</text:p>
          </table:table-cell>
          <table:table-cell table:number-columns-repeated="1016"/>
        </table:table-row>
        <table:table-row table:style-name="ro1">
          <table:table-cell table:style-name="ce25" table:formula="of:=MID([$'Compras-Ali'.$A326];[$Tablas.$E$31];[$Tablas.$G$31])" office:value-type="string" office:string-value="002" calcext:value-type="string">
            <text:p>002</text:p>
          </table:table-cell>
          <table:table-cell table:style-name="ce25" table:formula="of:=MID([$'Compras-Ali'.$A326];[$Tablas.$E$32];[$Tablas.$G$32])" office:value-type="string" office:string-value="02024" calcext:value-type="string">
            <text:p>02024</text:p>
          </table:table-cell>
          <table:table-cell table:style-name="ce25" table:formula="of:=MID([$'Compras-Ali'.$A326];[$Tablas.$E$33];[$Tablas.$G$33])" office:value-type="string" office:string-value="00000000000000079961" calcext:value-type="string">
            <text:p>00000000000000079961</text:p>
          </table:table-cell>
          <table:table-cell table:style-name="ce25" table:formula="of:=MID([$'Compras-Ali'.$A326];[$Tablas.$E$34];[$Tablas.$G$34])" office:value-type="string" office:string-value="80" calcext:value-type="string">
            <text:p>80</text:p>
          </table:table-cell>
          <table:table-cell table:style-name="ce25" table:formula="of:=MID([$'Compras-Ali'.$A32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26]&lt;&gt;&quot;&quot;;VALUE(MID([$'Compras-Ali'.$A326];[$Tablas.$E$36];[$Tablas.$G$36]))/100;0)*IF(OR(VALUE([.A326])=3;VALUE([.A326])=8;VALUE([.A326])=13);-1;1)" office:value-type="float" office:value="480.4" calcext:value-type="float">
            <text:p>480,40</text:p>
          </table:table-cell>
          <table:table-cell table:style-name="ce25" table:formula="of:=MID([$'Compras-Ali'.$A326];[$Tablas.$E$37];[$Tablas.$G$37])" office:value-type="string" office:string-value="0004" calcext:value-type="string">
            <text:p>0004</text:p>
          </table:table-cell>
          <table:table-cell table:style-name="ce28" table:formula="of:=IF([$'Compras-Ali'.$A326]&lt;&gt;&quot;&quot;;VALUE(MID([$'Compras-Ali'.$A326];[$Tablas.$E$38];[$Tablas.$G$38]))/100;0)*IF(OR(VALUE([.A326])=3;VALUE([.A326])=8;VALUE([.A326])=13);-1;1)" office:value-type="float" office:value="48.04" calcext:value-type="float">
            <text:p>48,04</text:p>
          </table:table-cell>
          <table:table-cell table:number-columns-repeated="1016"/>
        </table:table-row>
        <table:table-row table:style-name="ro1">
          <table:table-cell table:style-name="ce25" table:formula="of:=MID([$'Compras-Ali'.$A327];[$Tablas.$E$31];[$Tablas.$G$31])" office:value-type="string" office:string-value="002" calcext:value-type="string">
            <text:p>002</text:p>
          </table:table-cell>
          <table:table-cell table:style-name="ce25" table:formula="of:=MID([$'Compras-Ali'.$A327];[$Tablas.$E$32];[$Tablas.$G$32])" office:value-type="string" office:string-value="02024" calcext:value-type="string">
            <text:p>02024</text:p>
          </table:table-cell>
          <table:table-cell table:style-name="ce25" table:formula="of:=MID([$'Compras-Ali'.$A327];[$Tablas.$E$33];[$Tablas.$G$33])" office:value-type="string" office:string-value="00000000000000079962" calcext:value-type="string">
            <text:p>00000000000000079962</text:p>
          </table:table-cell>
          <table:table-cell table:style-name="ce25" table:formula="of:=MID([$'Compras-Ali'.$A327];[$Tablas.$E$34];[$Tablas.$G$34])" office:value-type="string" office:string-value="80" calcext:value-type="string">
            <text:p>80</text:p>
          </table:table-cell>
          <table:table-cell table:style-name="ce25" table:formula="of:=MID([$'Compras-Ali'.$A32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27]&lt;&gt;&quot;&quot;;VALUE(MID([$'Compras-Ali'.$A327];[$Tablas.$E$36];[$Tablas.$G$36]))/100;0)*IF(OR(VALUE([.A327])=3;VALUE([.A327])=8;VALUE([.A327])=13);-1;1)" office:value-type="float" office:value="623.1" calcext:value-type="float">
            <text:p>623,10</text:p>
          </table:table-cell>
          <table:table-cell table:style-name="ce25" table:formula="of:=MID([$'Compras-Ali'.$A327];[$Tablas.$E$37];[$Tablas.$G$37])" office:value-type="string" office:string-value="0004" calcext:value-type="string">
            <text:p>0004</text:p>
          </table:table-cell>
          <table:table-cell table:style-name="ce28" table:formula="of:=IF([$'Compras-Ali'.$A327]&lt;&gt;&quot;&quot;;VALUE(MID([$'Compras-Ali'.$A327];[$Tablas.$E$38];[$Tablas.$G$38]))/100;0)*IF(OR(VALUE([.A327])=3;VALUE([.A327])=8;VALUE([.A327])=13);-1;1)" office:value-type="float" office:value="62.31" calcext:value-type="float">
            <text:p>62,31</text:p>
          </table:table-cell>
          <table:table-cell table:number-columns-repeated="1016"/>
        </table:table-row>
        <table:table-row table:style-name="ro1">
          <table:table-cell table:style-name="ce25" table:formula="of:=MID([$'Compras-Ali'.$A328];[$Tablas.$E$31];[$Tablas.$G$31])" office:value-type="string" office:string-value="002" calcext:value-type="string">
            <text:p>002</text:p>
          </table:table-cell>
          <table:table-cell table:style-name="ce25" table:formula="of:=MID([$'Compras-Ali'.$A328];[$Tablas.$E$32];[$Tablas.$G$32])" office:value-type="string" office:string-value="02024" calcext:value-type="string">
            <text:p>02024</text:p>
          </table:table-cell>
          <table:table-cell table:style-name="ce25" table:formula="of:=MID([$'Compras-Ali'.$A328];[$Tablas.$E$33];[$Tablas.$G$33])" office:value-type="string" office:string-value="00000000000000079971" calcext:value-type="string">
            <text:p>00000000000000079971</text:p>
          </table:table-cell>
          <table:table-cell table:style-name="ce25" table:formula="of:=MID([$'Compras-Ali'.$A328];[$Tablas.$E$34];[$Tablas.$G$34])" office:value-type="string" office:string-value="80" calcext:value-type="string">
            <text:p>80</text:p>
          </table:table-cell>
          <table:table-cell table:style-name="ce25" table:formula="of:=MID([$'Compras-Ali'.$A32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28]&lt;&gt;&quot;&quot;;VALUE(MID([$'Compras-Ali'.$A328];[$Tablas.$E$36];[$Tablas.$G$36]))/100;0)*IF(OR(VALUE([.A328])=3;VALUE([.A328])=8;VALUE([.A328])=13);-1;1)" office:value-type="float" office:value="786.4" calcext:value-type="float">
            <text:p>786,40</text:p>
          </table:table-cell>
          <table:table-cell table:style-name="ce25" table:formula="of:=MID([$'Compras-Ali'.$A328];[$Tablas.$E$37];[$Tablas.$G$37])" office:value-type="string" office:string-value="0004" calcext:value-type="string">
            <text:p>0004</text:p>
          </table:table-cell>
          <table:table-cell table:style-name="ce28" table:formula="of:=IF([$'Compras-Ali'.$A328]&lt;&gt;&quot;&quot;;VALUE(MID([$'Compras-Ali'.$A328];[$Tablas.$E$38];[$Tablas.$G$38]))/100;0)*IF(OR(VALUE([.A328])=3;VALUE([.A328])=8;VALUE([.A328])=13);-1;1)" office:value-type="float" office:value="78.64" calcext:value-type="float">
            <text:p>78,64</text:p>
          </table:table-cell>
          <table:table-cell table:number-columns-repeated="1016"/>
        </table:table-row>
        <table:table-row table:style-name="ro1">
          <table:table-cell table:style-name="ce25" table:formula="of:=MID([$'Compras-Ali'.$A329];[$Tablas.$E$31];[$Tablas.$G$31])" office:value-type="string" office:string-value="002" calcext:value-type="string">
            <text:p>002</text:p>
          </table:table-cell>
          <table:table-cell table:style-name="ce25" table:formula="of:=MID([$'Compras-Ali'.$A329];[$Tablas.$E$32];[$Tablas.$G$32])" office:value-type="string" office:string-value="02024" calcext:value-type="string">
            <text:p>02024</text:p>
          </table:table-cell>
          <table:table-cell table:style-name="ce25" table:formula="of:=MID([$'Compras-Ali'.$A329];[$Tablas.$E$33];[$Tablas.$G$33])" office:value-type="string" office:string-value="00000000000000079939" calcext:value-type="string">
            <text:p>00000000000000079939</text:p>
          </table:table-cell>
          <table:table-cell table:style-name="ce25" table:formula="of:=MID([$'Compras-Ali'.$A329];[$Tablas.$E$34];[$Tablas.$G$34])" office:value-type="string" office:string-value="80" calcext:value-type="string">
            <text:p>80</text:p>
          </table:table-cell>
          <table:table-cell table:style-name="ce25" table:formula="of:=MID([$'Compras-Ali'.$A32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29]&lt;&gt;&quot;&quot;;VALUE(MID([$'Compras-Ali'.$A329];[$Tablas.$E$36];[$Tablas.$G$36]))/100;0)*IF(OR(VALUE([.A329])=3;VALUE([.A329])=8;VALUE([.A329])=13);-1;1)" office:value-type="float" office:value="1284.2" calcext:value-type="float">
            <text:p>1.284,20</text:p>
          </table:table-cell>
          <table:table-cell table:style-name="ce25" table:formula="of:=MID([$'Compras-Ali'.$A329];[$Tablas.$E$37];[$Tablas.$G$37])" office:value-type="string" office:string-value="0004" calcext:value-type="string">
            <text:p>0004</text:p>
          </table:table-cell>
          <table:table-cell table:style-name="ce28" table:formula="of:=IF([$'Compras-Ali'.$A329]&lt;&gt;&quot;&quot;;VALUE(MID([$'Compras-Ali'.$A329];[$Tablas.$E$38];[$Tablas.$G$38]))/100;0)*IF(OR(VALUE([.A329])=3;VALUE([.A329])=8;VALUE([.A329])=13);-1;1)" office:value-type="float" office:value="128.42" calcext:value-type="float">
            <text:p>128,42</text:p>
          </table:table-cell>
          <table:table-cell table:number-columns-repeated="1016"/>
        </table:table-row>
        <table:table-row table:style-name="ro1">
          <table:table-cell table:style-name="ce25" table:formula="of:=MID([$'Compras-Ali'.$A330];[$Tablas.$E$31];[$Tablas.$G$31])" office:value-type="string" office:string-value="002" calcext:value-type="string">
            <text:p>002</text:p>
          </table:table-cell>
          <table:table-cell table:style-name="ce25" table:formula="of:=MID([$'Compras-Ali'.$A330];[$Tablas.$E$32];[$Tablas.$G$32])" office:value-type="string" office:string-value="02024" calcext:value-type="string">
            <text:p>02024</text:p>
          </table:table-cell>
          <table:table-cell table:style-name="ce25" table:formula="of:=MID([$'Compras-Ali'.$A330];[$Tablas.$E$33];[$Tablas.$G$33])" office:value-type="string" office:string-value="00000000000000079940" calcext:value-type="string">
            <text:p>00000000000000079940</text:p>
          </table:table-cell>
          <table:table-cell table:style-name="ce25" table:formula="of:=MID([$'Compras-Ali'.$A330];[$Tablas.$E$34];[$Tablas.$G$34])" office:value-type="string" office:string-value="80" calcext:value-type="string">
            <text:p>80</text:p>
          </table:table-cell>
          <table:table-cell table:style-name="ce25" table:formula="of:=MID([$'Compras-Ali'.$A33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30]&lt;&gt;&quot;&quot;;VALUE(MID([$'Compras-Ali'.$A330];[$Tablas.$E$36];[$Tablas.$G$36]))/100;0)*IF(OR(VALUE([.A330])=3;VALUE([.A330])=8;VALUE([.A330])=13);-1;1)" office:value-type="float" office:value="1946.9" calcext:value-type="float">
            <text:p>1.946,90</text:p>
          </table:table-cell>
          <table:table-cell table:style-name="ce25" table:formula="of:=MID([$'Compras-Ali'.$A330];[$Tablas.$E$37];[$Tablas.$G$37])" office:value-type="string" office:string-value="0004" calcext:value-type="string">
            <text:p>0004</text:p>
          </table:table-cell>
          <table:table-cell table:style-name="ce28" table:formula="of:=IF([$'Compras-Ali'.$A330]&lt;&gt;&quot;&quot;;VALUE(MID([$'Compras-Ali'.$A330];[$Tablas.$E$38];[$Tablas.$G$38]))/100;0)*IF(OR(VALUE([.A330])=3;VALUE([.A330])=8;VALUE([.A330])=13);-1;1)" office:value-type="float" office:value="194.69" calcext:value-type="float">
            <text:p>194,69</text:p>
          </table:table-cell>
          <table:table-cell table:number-columns-repeated="1016"/>
        </table:table-row>
        <table:table-row table:style-name="ro1">
          <table:table-cell table:style-name="ce25" table:formula="of:=MID([$'Compras-Ali'.$A331];[$Tablas.$E$31];[$Tablas.$G$31])" office:value-type="string" office:string-value="002" calcext:value-type="string">
            <text:p>002</text:p>
          </table:table-cell>
          <table:table-cell table:style-name="ce25" table:formula="of:=MID([$'Compras-Ali'.$A331];[$Tablas.$E$32];[$Tablas.$G$32])" office:value-type="string" office:string-value="02024" calcext:value-type="string">
            <text:p>02024</text:p>
          </table:table-cell>
          <table:table-cell table:style-name="ce25" table:formula="of:=MID([$'Compras-Ali'.$A331];[$Tablas.$E$33];[$Tablas.$G$33])" office:value-type="string" office:string-value="00000000000000079972" calcext:value-type="string">
            <text:p>00000000000000079972</text:p>
          </table:table-cell>
          <table:table-cell table:style-name="ce25" table:formula="of:=MID([$'Compras-Ali'.$A331];[$Tablas.$E$34];[$Tablas.$G$34])" office:value-type="string" office:string-value="80" calcext:value-type="string">
            <text:p>80</text:p>
          </table:table-cell>
          <table:table-cell table:style-name="ce25" table:formula="of:=MID([$'Compras-Ali'.$A33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31]&lt;&gt;&quot;&quot;;VALUE(MID([$'Compras-Ali'.$A331];[$Tablas.$E$36];[$Tablas.$G$36]))/100;0)*IF(OR(VALUE([.A331])=3;VALUE([.A331])=8;VALUE([.A331])=13);-1;1)" office:value-type="float" office:value="1788.81" calcext:value-type="float">
            <text:p>1.788,81</text:p>
          </table:table-cell>
          <table:table-cell table:style-name="ce25" table:formula="of:=MID([$'Compras-Ali'.$A331];[$Tablas.$E$37];[$Tablas.$G$37])" office:value-type="string" office:string-value="0005" calcext:value-type="string">
            <text:p>0005</text:p>
          </table:table-cell>
          <table:table-cell table:style-name="ce28" table:formula="of:=IF([$'Compras-Ali'.$A331]&lt;&gt;&quot;&quot;;VALUE(MID([$'Compras-Ali'.$A331];[$Tablas.$E$38];[$Tablas.$G$38]))/100;0)*IF(OR(VALUE([.A331])=3;VALUE([.A331])=8;VALUE([.A331])=13);-1;1)" office:value-type="float" office:value="375.65" calcext:value-type="float">
            <text:p>375,65</text:p>
          </table:table-cell>
          <table:table-cell table:number-columns-repeated="1016"/>
        </table:table-row>
        <table:table-row table:style-name="ro1">
          <table:table-cell table:style-name="ce25" table:formula="of:=MID([$'Compras-Ali'.$A332];[$Tablas.$E$31];[$Tablas.$G$31])" office:value-type="string" office:string-value="002" calcext:value-type="string">
            <text:p>002</text:p>
          </table:table-cell>
          <table:table-cell table:style-name="ce25" table:formula="of:=MID([$'Compras-Ali'.$A332];[$Tablas.$E$32];[$Tablas.$G$32])" office:value-type="string" office:string-value="02024" calcext:value-type="string">
            <text:p>02024</text:p>
          </table:table-cell>
          <table:table-cell table:style-name="ce25" table:formula="of:=MID([$'Compras-Ali'.$A332];[$Tablas.$E$33];[$Tablas.$G$33])" office:value-type="string" office:string-value="00000000000000079965" calcext:value-type="string">
            <text:p>00000000000000079965</text:p>
          </table:table-cell>
          <table:table-cell table:style-name="ce25" table:formula="of:=MID([$'Compras-Ali'.$A332];[$Tablas.$E$34];[$Tablas.$G$34])" office:value-type="string" office:string-value="80" calcext:value-type="string">
            <text:p>80</text:p>
          </table:table-cell>
          <table:table-cell table:style-name="ce25" table:formula="of:=MID([$'Compras-Ali'.$A33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32]&lt;&gt;&quot;&quot;;VALUE(MID([$'Compras-Ali'.$A332];[$Tablas.$E$36];[$Tablas.$G$36]))/100;0)*IF(OR(VALUE([.A332])=3;VALUE([.A332])=8;VALUE([.A332])=13);-1;1)" office:value-type="float" office:value="2222.6" calcext:value-type="float">
            <text:p>2.222,60</text:p>
          </table:table-cell>
          <table:table-cell table:style-name="ce25" table:formula="of:=MID([$'Compras-Ali'.$A332];[$Tablas.$E$37];[$Tablas.$G$37])" office:value-type="string" office:string-value="0004" calcext:value-type="string">
            <text:p>0004</text:p>
          </table:table-cell>
          <table:table-cell table:style-name="ce28" table:formula="of:=IF([$'Compras-Ali'.$A332]&lt;&gt;&quot;&quot;;VALUE(MID([$'Compras-Ali'.$A332];[$Tablas.$E$38];[$Tablas.$G$38]))/100;0)*IF(OR(VALUE([.A332])=3;VALUE([.A332])=8;VALUE([.A332])=13);-1;1)" office:value-type="float" office:value="222.26" calcext:value-type="float">
            <text:p>222,26</text:p>
          </table:table-cell>
          <table:table-cell table:number-columns-repeated="1016"/>
        </table:table-row>
        <table:table-row table:style-name="ro1">
          <table:table-cell table:style-name="ce25" table:formula="of:=MID([$'Compras-Ali'.$A333];[$Tablas.$E$31];[$Tablas.$G$31])" office:value-type="string" office:string-value="002" calcext:value-type="string">
            <text:p>002</text:p>
          </table:table-cell>
          <table:table-cell table:style-name="ce25" table:formula="of:=MID([$'Compras-Ali'.$A333];[$Tablas.$E$32];[$Tablas.$G$32])" office:value-type="string" office:string-value="02024" calcext:value-type="string">
            <text:p>02024</text:p>
          </table:table-cell>
          <table:table-cell table:style-name="ce25" table:formula="of:=MID([$'Compras-Ali'.$A333];[$Tablas.$E$33];[$Tablas.$G$33])" office:value-type="string" office:string-value="00000000000000079966" calcext:value-type="string">
            <text:p>00000000000000079966</text:p>
          </table:table-cell>
          <table:table-cell table:style-name="ce25" table:formula="of:=MID([$'Compras-Ali'.$A333];[$Tablas.$E$34];[$Tablas.$G$34])" office:value-type="string" office:string-value="80" calcext:value-type="string">
            <text:p>80</text:p>
          </table:table-cell>
          <table:table-cell table:style-name="ce25" table:formula="of:=MID([$'Compras-Ali'.$A33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33]&lt;&gt;&quot;&quot;;VALUE(MID([$'Compras-Ali'.$A333];[$Tablas.$E$36];[$Tablas.$G$36]))/100;0)*IF(OR(VALUE([.A333])=3;VALUE([.A333])=8;VALUE([.A333])=13);-1;1)" office:value-type="float" office:value="2376.7" calcext:value-type="float">
            <text:p>2.376,70</text:p>
          </table:table-cell>
          <table:table-cell table:style-name="ce25" table:formula="of:=MID([$'Compras-Ali'.$A333];[$Tablas.$E$37];[$Tablas.$G$37])" office:value-type="string" office:string-value="0004" calcext:value-type="string">
            <text:p>0004</text:p>
          </table:table-cell>
          <table:table-cell table:style-name="ce28" table:formula="of:=IF([$'Compras-Ali'.$A333]&lt;&gt;&quot;&quot;;VALUE(MID([$'Compras-Ali'.$A333];[$Tablas.$E$38];[$Tablas.$G$38]))/100;0)*IF(OR(VALUE([.A333])=3;VALUE([.A333])=8;VALUE([.A333])=13);-1;1)" office:value-type="float" office:value="237.67" calcext:value-type="float">
            <text:p>237,67</text:p>
          </table:table-cell>
          <table:table-cell table:number-columns-repeated="1016"/>
        </table:table-row>
        <table:table-row table:style-name="ro1">
          <table:table-cell table:style-name="ce25" table:formula="of:=MID([$'Compras-Ali'.$A334];[$Tablas.$E$31];[$Tablas.$G$31])" office:value-type="string" office:string-value="002" calcext:value-type="string">
            <text:p>002</text:p>
          </table:table-cell>
          <table:table-cell table:style-name="ce25" table:formula="of:=MID([$'Compras-Ali'.$A334];[$Tablas.$E$32];[$Tablas.$G$32])" office:value-type="string" office:string-value="02024" calcext:value-type="string">
            <text:p>02024</text:p>
          </table:table-cell>
          <table:table-cell table:style-name="ce25" table:formula="of:=MID([$'Compras-Ali'.$A334];[$Tablas.$E$33];[$Tablas.$G$33])" office:value-type="string" office:string-value="00000000000000079960" calcext:value-type="string">
            <text:p>00000000000000079960</text:p>
          </table:table-cell>
          <table:table-cell table:style-name="ce25" table:formula="of:=MID([$'Compras-Ali'.$A334];[$Tablas.$E$34];[$Tablas.$G$34])" office:value-type="string" office:string-value="80" calcext:value-type="string">
            <text:p>80</text:p>
          </table:table-cell>
          <table:table-cell table:style-name="ce25" table:formula="of:=MID([$'Compras-Ali'.$A33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34]&lt;&gt;&quot;&quot;;VALUE(MID([$'Compras-Ali'.$A334];[$Tablas.$E$36];[$Tablas.$G$36]))/100;0)*IF(OR(VALUE([.A334])=3;VALUE([.A334])=8;VALUE([.A334])=13);-1;1)" office:value-type="float" office:value="3167.3" calcext:value-type="float">
            <text:p>3.167,30</text:p>
          </table:table-cell>
          <table:table-cell table:style-name="ce25" table:formula="of:=MID([$'Compras-Ali'.$A334];[$Tablas.$E$37];[$Tablas.$G$37])" office:value-type="string" office:string-value="0004" calcext:value-type="string">
            <text:p>0004</text:p>
          </table:table-cell>
          <table:table-cell table:style-name="ce28" table:formula="of:=IF([$'Compras-Ali'.$A334]&lt;&gt;&quot;&quot;;VALUE(MID([$'Compras-Ali'.$A334];[$Tablas.$E$38];[$Tablas.$G$38]))/100;0)*IF(OR(VALUE([.A334])=3;VALUE([.A334])=8;VALUE([.A334])=13);-1;1)" office:value-type="float" office:value="316.73" calcext:value-type="float">
            <text:p>316,73</text:p>
          </table:table-cell>
          <table:table-cell table:number-columns-repeated="1016"/>
        </table:table-row>
        <table:table-row table:style-name="ro1">
          <table:table-cell table:style-name="ce25" table:formula="of:=MID([$'Compras-Ali'.$A335];[$Tablas.$E$31];[$Tablas.$G$31])" office:value-type="string" office:string-value="002" calcext:value-type="string">
            <text:p>002</text:p>
          </table:table-cell>
          <table:table-cell table:style-name="ce25" table:formula="of:=MID([$'Compras-Ali'.$A335];[$Tablas.$E$32];[$Tablas.$G$32])" office:value-type="string" office:string-value="02024" calcext:value-type="string">
            <text:p>02024</text:p>
          </table:table-cell>
          <table:table-cell table:style-name="ce25" table:formula="of:=MID([$'Compras-Ali'.$A335];[$Tablas.$E$33];[$Tablas.$G$33])" office:value-type="string" office:string-value="00000000000000079964" calcext:value-type="string">
            <text:p>00000000000000079964</text:p>
          </table:table-cell>
          <table:table-cell table:style-name="ce25" table:formula="of:=MID([$'Compras-Ali'.$A335];[$Tablas.$E$34];[$Tablas.$G$34])" office:value-type="string" office:string-value="80" calcext:value-type="string">
            <text:p>80</text:p>
          </table:table-cell>
          <table:table-cell table:style-name="ce25" table:formula="of:=MID([$'Compras-Ali'.$A33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35]&lt;&gt;&quot;&quot;;VALUE(MID([$'Compras-Ali'.$A335];[$Tablas.$E$36];[$Tablas.$G$36]))/100;0)*IF(OR(VALUE([.A335])=3;VALUE([.A335])=8;VALUE([.A335])=13);-1;1)" office:value-type="float" office:value="3201.14" calcext:value-type="float">
            <text:p>3.201,14</text:p>
          </table:table-cell>
          <table:table-cell table:style-name="ce25" table:formula="of:=MID([$'Compras-Ali'.$A335];[$Tablas.$E$37];[$Tablas.$G$37])" office:value-type="string" office:string-value="0005" calcext:value-type="string">
            <text:p>0005</text:p>
          </table:table-cell>
          <table:table-cell table:style-name="ce28" table:formula="of:=IF([$'Compras-Ali'.$A335]&lt;&gt;&quot;&quot;;VALUE(MID([$'Compras-Ali'.$A335];[$Tablas.$E$38];[$Tablas.$G$38]))/100;0)*IF(OR(VALUE([.A335])=3;VALUE([.A335])=8;VALUE([.A335])=13);-1;1)" office:value-type="float" office:value="672.24" calcext:value-type="float">
            <text:p>672,24</text:p>
          </table:table-cell>
          <table:table-cell table:number-columns-repeated="1016"/>
        </table:table-row>
        <table:table-row table:style-name="ro1">
          <table:table-cell table:style-name="ce25" table:formula="of:=MID([$'Compras-Ali'.$A336];[$Tablas.$E$31];[$Tablas.$G$31])" office:value-type="string" office:string-value="002" calcext:value-type="string">
            <text:p>002</text:p>
          </table:table-cell>
          <table:table-cell table:style-name="ce25" table:formula="of:=MID([$'Compras-Ali'.$A336];[$Tablas.$E$32];[$Tablas.$G$32])" office:value-type="string" office:string-value="02024" calcext:value-type="string">
            <text:p>02024</text:p>
          </table:table-cell>
          <table:table-cell table:style-name="ce25" table:formula="of:=MID([$'Compras-Ali'.$A336];[$Tablas.$E$33];[$Tablas.$G$33])" office:value-type="string" office:string-value="00000000000000079959" calcext:value-type="string">
            <text:p>00000000000000079959</text:p>
          </table:table-cell>
          <table:table-cell table:style-name="ce25" table:formula="of:=MID([$'Compras-Ali'.$A336];[$Tablas.$E$34];[$Tablas.$G$34])" office:value-type="string" office:string-value="80" calcext:value-type="string">
            <text:p>80</text:p>
          </table:table-cell>
          <table:table-cell table:style-name="ce25" table:formula="of:=MID([$'Compras-Ali'.$A33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36]&lt;&gt;&quot;&quot;;VALUE(MID([$'Compras-Ali'.$A336];[$Tablas.$E$36];[$Tablas.$G$36]))/100;0)*IF(OR(VALUE([.A336])=3;VALUE([.A336])=8;VALUE([.A336])=13);-1;1)" office:value-type="float" office:value="4002.9" calcext:value-type="float">
            <text:p>4.002,90</text:p>
          </table:table-cell>
          <table:table-cell table:style-name="ce25" table:formula="of:=MID([$'Compras-Ali'.$A336];[$Tablas.$E$37];[$Tablas.$G$37])" office:value-type="string" office:string-value="0004" calcext:value-type="string">
            <text:p>0004</text:p>
          </table:table-cell>
          <table:table-cell table:style-name="ce28" table:formula="of:=IF([$'Compras-Ali'.$A336]&lt;&gt;&quot;&quot;;VALUE(MID([$'Compras-Ali'.$A336];[$Tablas.$E$38];[$Tablas.$G$38]))/100;0)*IF(OR(VALUE([.A336])=3;VALUE([.A336])=8;VALUE([.A336])=13);-1;1)" office:value-type="float" office:value="400.29" calcext:value-type="float">
            <text:p>400,29</text:p>
          </table:table-cell>
          <table:table-cell table:number-columns-repeated="1016"/>
        </table:table-row>
        <table:table-row table:style-name="ro1">
          <table:table-cell table:style-name="ce25" table:formula="of:=MID([$'Compras-Ali'.$A337];[$Tablas.$E$31];[$Tablas.$G$31])" office:value-type="string" office:string-value="002" calcext:value-type="string">
            <text:p>002</text:p>
          </table:table-cell>
          <table:table-cell table:style-name="ce25" table:formula="of:=MID([$'Compras-Ali'.$A337];[$Tablas.$E$32];[$Tablas.$G$32])" office:value-type="string" office:string-value="02024" calcext:value-type="string">
            <text:p>02024</text:p>
          </table:table-cell>
          <table:table-cell table:style-name="ce25" table:formula="of:=MID([$'Compras-Ali'.$A337];[$Tablas.$E$33];[$Tablas.$G$33])" office:value-type="string" office:string-value="00000000000000079970" calcext:value-type="string">
            <text:p>00000000000000079970</text:p>
          </table:table-cell>
          <table:table-cell table:style-name="ce25" table:formula="of:=MID([$'Compras-Ali'.$A337];[$Tablas.$E$34];[$Tablas.$G$34])" office:value-type="string" office:string-value="80" calcext:value-type="string">
            <text:p>80</text:p>
          </table:table-cell>
          <table:table-cell table:style-name="ce25" table:formula="of:=MID([$'Compras-Ali'.$A33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37]&lt;&gt;&quot;&quot;;VALUE(MID([$'Compras-Ali'.$A337];[$Tablas.$E$36];[$Tablas.$G$36]))/100;0)*IF(OR(VALUE([.A337])=3;VALUE([.A337])=8;VALUE([.A337])=13);-1;1)" office:value-type="float" office:value="4978.9" calcext:value-type="float">
            <text:p>4.978,90</text:p>
          </table:table-cell>
          <table:table-cell table:style-name="ce25" table:formula="of:=MID([$'Compras-Ali'.$A337];[$Tablas.$E$37];[$Tablas.$G$37])" office:value-type="string" office:string-value="0005" calcext:value-type="string">
            <text:p>0005</text:p>
          </table:table-cell>
          <table:table-cell table:style-name="ce28" table:formula="of:=IF([$'Compras-Ali'.$A337]&lt;&gt;&quot;&quot;;VALUE(MID([$'Compras-Ali'.$A337];[$Tablas.$E$38];[$Tablas.$G$38]))/100;0)*IF(OR(VALUE([.A337])=3;VALUE([.A337])=8;VALUE([.A337])=13);-1;1)" office:value-type="float" office:value="1045.57" calcext:value-type="float">
            <text:p>1.045,57</text:p>
          </table:table-cell>
          <table:table-cell table:number-columns-repeated="1016"/>
        </table:table-row>
        <table:table-row table:style-name="ro1">
          <table:table-cell table:style-name="ce25" table:formula="of:=MID([$'Compras-Ali'.$A338];[$Tablas.$E$31];[$Tablas.$G$31])" office:value-type="string" office:string-value="002" calcext:value-type="string">
            <text:p>002</text:p>
          </table:table-cell>
          <table:table-cell table:style-name="ce25" table:formula="of:=MID([$'Compras-Ali'.$A338];[$Tablas.$E$32];[$Tablas.$G$32])" office:value-type="string" office:string-value="02024" calcext:value-type="string">
            <text:p>02024</text:p>
          </table:table-cell>
          <table:table-cell table:style-name="ce25" table:formula="of:=MID([$'Compras-Ali'.$A338];[$Tablas.$E$33];[$Tablas.$G$33])" office:value-type="string" office:string-value="00000000000000079957" calcext:value-type="string">
            <text:p>00000000000000079957</text:p>
          </table:table-cell>
          <table:table-cell table:style-name="ce25" table:formula="of:=MID([$'Compras-Ali'.$A338];[$Tablas.$E$34];[$Tablas.$G$34])" office:value-type="string" office:string-value="80" calcext:value-type="string">
            <text:p>80</text:p>
          </table:table-cell>
          <table:table-cell table:style-name="ce25" table:formula="of:=MID([$'Compras-Ali'.$A33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38]&lt;&gt;&quot;&quot;;VALUE(MID([$'Compras-Ali'.$A338];[$Tablas.$E$36];[$Tablas.$G$36]))/100;0)*IF(OR(VALUE([.A338])=3;VALUE([.A338])=8;VALUE([.A338])=13);-1;1)" office:value-type="float" office:value="5165" calcext:value-type="float">
            <text:p>5.165,00</text:p>
          </table:table-cell>
          <table:table-cell table:style-name="ce25" table:formula="of:=MID([$'Compras-Ali'.$A338];[$Tablas.$E$37];[$Tablas.$G$37])" office:value-type="string" office:string-value="0005" calcext:value-type="string">
            <text:p>0005</text:p>
          </table:table-cell>
          <table:table-cell table:style-name="ce28" table:formula="of:=IF([$'Compras-Ali'.$A338]&lt;&gt;&quot;&quot;;VALUE(MID([$'Compras-Ali'.$A338];[$Tablas.$E$38];[$Tablas.$G$38]))/100;0)*IF(OR(VALUE([.A338])=3;VALUE([.A338])=8;VALUE([.A338])=13);-1;1)" office:value-type="float" office:value="1084.65" calcext:value-type="float">
            <text:p>1.084,65</text:p>
          </table:table-cell>
          <table:table-cell table:number-columns-repeated="1016"/>
        </table:table-row>
        <table:table-row table:style-name="ro1">
          <table:table-cell table:style-name="ce25" table:formula="of:=MID([$'Compras-Ali'.$A339];[$Tablas.$E$31];[$Tablas.$G$31])" office:value-type="string" office:string-value="002" calcext:value-type="string">
            <text:p>002</text:p>
          </table:table-cell>
          <table:table-cell table:style-name="ce25" table:formula="of:=MID([$'Compras-Ali'.$A339];[$Tablas.$E$32];[$Tablas.$G$32])" office:value-type="string" office:string-value="02024" calcext:value-type="string">
            <text:p>02024</text:p>
          </table:table-cell>
          <table:table-cell table:style-name="ce25" table:formula="of:=MID([$'Compras-Ali'.$A339];[$Tablas.$E$33];[$Tablas.$G$33])" office:value-type="string" office:string-value="00000000000000079958" calcext:value-type="string">
            <text:p>00000000000000079958</text:p>
          </table:table-cell>
          <table:table-cell table:style-name="ce25" table:formula="of:=MID([$'Compras-Ali'.$A339];[$Tablas.$E$34];[$Tablas.$G$34])" office:value-type="string" office:string-value="80" calcext:value-type="string">
            <text:p>80</text:p>
          </table:table-cell>
          <table:table-cell table:style-name="ce25" table:formula="of:=MID([$'Compras-Ali'.$A33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39]&lt;&gt;&quot;&quot;;VALUE(MID([$'Compras-Ali'.$A339];[$Tablas.$E$36];[$Tablas.$G$36]))/100;0)*IF(OR(VALUE([.A339])=3;VALUE([.A339])=8;VALUE([.A339])=13);-1;1)" office:value-type="float" office:value="6773.76" calcext:value-type="float">
            <text:p>6.773,76</text:p>
          </table:table-cell>
          <table:table-cell table:style-name="ce25" table:formula="of:=MID([$'Compras-Ali'.$A339];[$Tablas.$E$37];[$Tablas.$G$37])" office:value-type="string" office:string-value="0005" calcext:value-type="string">
            <text:p>0005</text:p>
          </table:table-cell>
          <table:table-cell table:style-name="ce28" table:formula="of:=IF([$'Compras-Ali'.$A339]&lt;&gt;&quot;&quot;;VALUE(MID([$'Compras-Ali'.$A339];[$Tablas.$E$38];[$Tablas.$G$38]))/100;0)*IF(OR(VALUE([.A339])=3;VALUE([.A339])=8;VALUE([.A339])=13);-1;1)" office:value-type="float" office:value="1422.49" calcext:value-type="float">
            <text:p>1.422,49</text:p>
          </table:table-cell>
          <table:table-cell table:number-columns-repeated="1016"/>
        </table:table-row>
        <table:table-row table:style-name="ro1">
          <table:table-cell table:style-name="ce25" table:formula="of:=MID([$'Compras-Ali'.$A340];[$Tablas.$E$31];[$Tablas.$G$31])" office:value-type="string" office:string-value="002" calcext:value-type="string">
            <text:p>002</text:p>
          </table:table-cell>
          <table:table-cell table:style-name="ce25" table:formula="of:=MID([$'Compras-Ali'.$A340];[$Tablas.$E$32];[$Tablas.$G$32])" office:value-type="string" office:string-value="02024" calcext:value-type="string">
            <text:p>02024</text:p>
          </table:table-cell>
          <table:table-cell table:style-name="ce25" table:formula="of:=MID([$'Compras-Ali'.$A340];[$Tablas.$E$33];[$Tablas.$G$33])" office:value-type="string" office:string-value="00000000000000079938" calcext:value-type="string">
            <text:p>00000000000000079938</text:p>
          </table:table-cell>
          <table:table-cell table:style-name="ce25" table:formula="of:=MID([$'Compras-Ali'.$A340];[$Tablas.$E$34];[$Tablas.$G$34])" office:value-type="string" office:string-value="80" calcext:value-type="string">
            <text:p>80</text:p>
          </table:table-cell>
          <table:table-cell table:style-name="ce25" table:formula="of:=MID([$'Compras-Ali'.$A34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40]&lt;&gt;&quot;&quot;;VALUE(MID([$'Compras-Ali'.$A340];[$Tablas.$E$36];[$Tablas.$G$36]))/100;0)*IF(OR(VALUE([.A340])=3;VALUE([.A340])=8;VALUE([.A340])=13);-1;1)" office:value-type="float" office:value="542322.3" calcext:value-type="float">
            <text:p>542.322,30</text:p>
          </table:table-cell>
          <table:table-cell table:style-name="ce25" table:formula="of:=MID([$'Compras-Ali'.$A340];[$Tablas.$E$37];[$Tablas.$G$37])" office:value-type="string" office:string-value="0004" calcext:value-type="string">
            <text:p>0004</text:p>
          </table:table-cell>
          <table:table-cell table:style-name="ce28" table:formula="of:=IF([$'Compras-Ali'.$A340]&lt;&gt;&quot;&quot;;VALUE(MID([$'Compras-Ali'.$A340];[$Tablas.$E$38];[$Tablas.$G$38]))/100;0)*IF(OR(VALUE([.A340])=3;VALUE([.A340])=8;VALUE([.A340])=13);-1;1)" office:value-type="float" office:value="54232.23" calcext:value-type="float">
            <text:p>54.232,23</text:p>
          </table:table-cell>
          <table:table-cell table:number-columns-repeated="1016"/>
        </table:table-row>
        <table:table-row table:style-name="ro1">
          <table:table-cell table:style-name="ce25" table:formula="of:=MID([$'Compras-Ali'.$A341];[$Tablas.$E$31];[$Tablas.$G$31])" office:value-type="string" office:string-value="002" calcext:value-type="string">
            <text:p>002</text:p>
          </table:table-cell>
          <table:table-cell table:style-name="ce25" table:formula="of:=MID([$'Compras-Ali'.$A341];[$Tablas.$E$32];[$Tablas.$G$32])" office:value-type="string" office:string-value="02024" calcext:value-type="string">
            <text:p>02024</text:p>
          </table:table-cell>
          <table:table-cell table:style-name="ce25" table:formula="of:=MID([$'Compras-Ali'.$A341];[$Tablas.$E$33];[$Tablas.$G$33])" office:value-type="string" office:string-value="00000000000000079956" calcext:value-type="string">
            <text:p>00000000000000079956</text:p>
          </table:table-cell>
          <table:table-cell table:style-name="ce25" table:formula="of:=MID([$'Compras-Ali'.$A341];[$Tablas.$E$34];[$Tablas.$G$34])" office:value-type="string" office:string-value="80" calcext:value-type="string">
            <text:p>80</text:p>
          </table:table-cell>
          <table:table-cell table:style-name="ce25" table:formula="of:=MID([$'Compras-Ali'.$A34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41]&lt;&gt;&quot;&quot;;VALUE(MID([$'Compras-Ali'.$A341];[$Tablas.$E$36];[$Tablas.$G$36]))/100;0)*IF(OR(VALUE([.A341])=3;VALUE([.A341])=8;VALUE([.A341])=13);-1;1)" office:value-type="float" office:value="16506.7" calcext:value-type="float">
            <text:p>16.506,70</text:p>
          </table:table-cell>
          <table:table-cell table:style-name="ce25" table:formula="of:=MID([$'Compras-Ali'.$A341];[$Tablas.$E$37];[$Tablas.$G$37])" office:value-type="string" office:string-value="0004" calcext:value-type="string">
            <text:p>0004</text:p>
          </table:table-cell>
          <table:table-cell table:style-name="ce28" table:formula="of:=IF([$'Compras-Ali'.$A341]&lt;&gt;&quot;&quot;;VALUE(MID([$'Compras-Ali'.$A341];[$Tablas.$E$38];[$Tablas.$G$38]))/100;0)*IF(OR(VALUE([.A341])=3;VALUE([.A341])=8;VALUE([.A341])=13);-1;1)" office:value-type="float" office:value="1650.67" calcext:value-type="float">
            <text:p>1.650,67</text:p>
          </table:table-cell>
          <table:table-cell table:number-columns-repeated="1016"/>
        </table:table-row>
        <table:table-row table:style-name="ro1">
          <table:table-cell table:style-name="ce25" table:formula="of:=MID([$'Compras-Ali'.$A342];[$Tablas.$E$31];[$Tablas.$G$31])" office:value-type="string" office:string-value="001" calcext:value-type="string">
            <text:p>001</text:p>
          </table:table-cell>
          <table:table-cell table:style-name="ce25" table:formula="of:=MID([$'Compras-Ali'.$A342];[$Tablas.$E$32];[$Tablas.$G$32])" office:value-type="string" office:string-value="02017" calcext:value-type="string">
            <text:p>02017</text:p>
          </table:table-cell>
          <table:table-cell table:style-name="ce25" table:formula="of:=MID([$'Compras-Ali'.$A342];[$Tablas.$E$33];[$Tablas.$G$33])" office:value-type="string" office:string-value="00000000000002457779" calcext:value-type="string">
            <text:p>00000000000002457779</text:p>
          </table:table-cell>
          <table:table-cell table:style-name="ce25" table:formula="of:=MID([$'Compras-Ali'.$A342];[$Tablas.$E$34];[$Tablas.$G$34])" office:value-type="string" office:string-value="80" calcext:value-type="string">
            <text:p>80</text:p>
          </table:table-cell>
          <table:table-cell table:style-name="ce25" table:formula="of:=MID([$'Compras-Ali'.$A34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42]&lt;&gt;&quot;&quot;;VALUE(MID([$'Compras-Ali'.$A342];[$Tablas.$E$36];[$Tablas.$G$36]))/100;0)*IF(OR(VALUE([.A342])=3;VALUE([.A342])=8;VALUE([.A342])=13);-1;1)" office:value-type="float" office:value="1479560.67" calcext:value-type="float">
            <text:p>1.479.560,67</text:p>
          </table:table-cell>
          <table:table-cell table:style-name="ce25" table:formula="of:=MID([$'Compras-Ali'.$A342];[$Tablas.$E$37];[$Tablas.$G$37])" office:value-type="string" office:string-value="0005" calcext:value-type="string">
            <text:p>0005</text:p>
          </table:table-cell>
          <table:table-cell table:style-name="ce28" table:formula="of:=IF([$'Compras-Ali'.$A342]&lt;&gt;&quot;&quot;;VALUE(MID([$'Compras-Ali'.$A342];[$Tablas.$E$38];[$Tablas.$G$38]))/100;0)*IF(OR(VALUE([.A342])=3;VALUE([.A342])=8;VALUE([.A342])=13);-1;1)" office:value-type="float" office:value="310707.74" calcext:value-type="float">
            <text:p>310.707,74</text:p>
          </table:table-cell>
          <table:table-cell table:number-columns-repeated="1016"/>
        </table:table-row>
        <table:table-row table:style-name="ro1">
          <table:table-cell table:style-name="ce25" table:formula="of:=MID([$'Compras-Ali'.$A343];[$Tablas.$E$31];[$Tablas.$G$31])" office:value-type="string" office:string-value="001" calcext:value-type="string">
            <text:p>001</text:p>
          </table:table-cell>
          <table:table-cell table:style-name="ce25" table:formula="of:=MID([$'Compras-Ali'.$A343];[$Tablas.$E$32];[$Tablas.$G$32])" office:value-type="string" office:string-value="02017" calcext:value-type="string">
            <text:p>02017</text:p>
          </table:table-cell>
          <table:table-cell table:style-name="ce25" table:formula="of:=MID([$'Compras-Ali'.$A343];[$Tablas.$E$33];[$Tablas.$G$33])" office:value-type="string" office:string-value="00000000000002457857" calcext:value-type="string">
            <text:p>00000000000002457857</text:p>
          </table:table-cell>
          <table:table-cell table:style-name="ce25" table:formula="of:=MID([$'Compras-Ali'.$A343];[$Tablas.$E$34];[$Tablas.$G$34])" office:value-type="string" office:string-value="80" calcext:value-type="string">
            <text:p>80</text:p>
          </table:table-cell>
          <table:table-cell table:style-name="ce25" table:formula="of:=MID([$'Compras-Ali'.$A34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43]&lt;&gt;&quot;&quot;;VALUE(MID([$'Compras-Ali'.$A343];[$Tablas.$E$36];[$Tablas.$G$36]))/100;0)*IF(OR(VALUE([.A343])=3;VALUE([.A343])=8;VALUE([.A343])=13);-1;1)" office:value-type="float" office:value="1405085.29" calcext:value-type="float">
            <text:p>1.405.085,29</text:p>
          </table:table-cell>
          <table:table-cell table:style-name="ce25" table:formula="of:=MID([$'Compras-Ali'.$A343];[$Tablas.$E$37];[$Tablas.$G$37])" office:value-type="string" office:string-value="0005" calcext:value-type="string">
            <text:p>0005</text:p>
          </table:table-cell>
          <table:table-cell table:style-name="ce28" table:formula="of:=IF([$'Compras-Ali'.$A343]&lt;&gt;&quot;&quot;;VALUE(MID([$'Compras-Ali'.$A343];[$Tablas.$E$38];[$Tablas.$G$38]))/100;0)*IF(OR(VALUE([.A343])=3;VALUE([.A343])=8;VALUE([.A343])=13);-1;1)" office:value-type="float" office:value="295067.91" calcext:value-type="float">
            <text:p>295.067,91</text:p>
          </table:table-cell>
          <table:table-cell table:number-columns-repeated="1016"/>
        </table:table-row>
        <table:table-row table:style-name="ro1">
          <table:table-cell table:style-name="ce25" table:formula="of:=MID([$'Compras-Ali'.$A344];[$Tablas.$E$31];[$Tablas.$G$31])" office:value-type="string" office:string-value="001" calcext:value-type="string">
            <text:p>001</text:p>
          </table:table-cell>
          <table:table-cell table:style-name="ce25" table:formula="of:=MID([$'Compras-Ali'.$A344];[$Tablas.$E$32];[$Tablas.$G$32])" office:value-type="string" office:string-value="00011" calcext:value-type="string">
            <text:p>00011</text:p>
          </table:table-cell>
          <table:table-cell table:style-name="ce25" table:formula="of:=MID([$'Compras-Ali'.$A344];[$Tablas.$E$33];[$Tablas.$G$33])" office:value-type="string" office:string-value="00000000000000002116" calcext:value-type="string">
            <text:p>00000000000000002116</text:p>
          </table:table-cell>
          <table:table-cell table:style-name="ce25" table:formula="of:=MID([$'Compras-Ali'.$A344];[$Tablas.$E$34];[$Tablas.$G$34])" office:value-type="string" office:string-value="80" calcext:value-type="string">
            <text:p>80</text:p>
          </table:table-cell>
          <table:table-cell table:style-name="ce25" table:formula="of:=MID([$'Compras-Ali'.$A344];[$Tablas.$E$35];[$Tablas.$G$35])" office:value-type="string" office:string-value="00000000030707592660" calcext:value-type="string">
            <text:p>00000000030707592660</text:p>
          </table:table-cell>
          <table:table-cell table:style-name="ce28" table:formula="of:=IF([$'Compras-Ali'.$A344]&lt;&gt;&quot;&quot;;VALUE(MID([$'Compras-Ali'.$A344];[$Tablas.$E$36];[$Tablas.$G$36]))/100;0)*IF(OR(VALUE([.A344])=3;VALUE([.A344])=8;VALUE([.A344])=13);-1;1)" office:value-type="float" office:value="6187.62" calcext:value-type="float">
            <text:p>6.187,62</text:p>
          </table:table-cell>
          <table:table-cell table:style-name="ce25" table:formula="of:=MID([$'Compras-Ali'.$A344];[$Tablas.$E$37];[$Tablas.$G$37])" office:value-type="string" office:string-value="0005" calcext:value-type="string">
            <text:p>0005</text:p>
          </table:table-cell>
          <table:table-cell table:style-name="ce28" table:formula="of:=IF([$'Compras-Ali'.$A344]&lt;&gt;&quot;&quot;;VALUE(MID([$'Compras-Ali'.$A344];[$Tablas.$E$38];[$Tablas.$G$38]))/100;0)*IF(OR(VALUE([.A344])=3;VALUE([.A344])=8;VALUE([.A344])=13);-1;1)" office:value-type="float" office:value="1299.4" calcext:value-type="float">
            <text:p>1.299,40</text:p>
          </table:table-cell>
          <table:table-cell table:number-columns-repeated="1016"/>
        </table:table-row>
        <table:table-row table:style-name="ro1">
          <table:table-cell table:style-name="ce25" table:formula="of:=MID([$'Compras-Ali'.$A345];[$Tablas.$E$31];[$Tablas.$G$31])" office:value-type="string" office:string-value="001" calcext:value-type="string">
            <text:p>001</text:p>
          </table:table-cell>
          <table:table-cell table:style-name="ce25" table:formula="of:=MID([$'Compras-Ali'.$A345];[$Tablas.$E$32];[$Tablas.$G$32])" office:value-type="string" office:string-value="00020" calcext:value-type="string">
            <text:p>00020</text:p>
          </table:table-cell>
          <table:table-cell table:style-name="ce25" table:formula="of:=MID([$'Compras-Ali'.$A345];[$Tablas.$E$33];[$Tablas.$G$33])" office:value-type="string" office:string-value="00000000000000971568" calcext:value-type="string">
            <text:p>00000000000000971568</text:p>
          </table:table-cell>
          <table:table-cell table:style-name="ce25" table:formula="of:=MID([$'Compras-Ali'.$A345];[$Tablas.$E$34];[$Tablas.$G$34])" office:value-type="string" office:string-value="80" calcext:value-type="string">
            <text:p>80</text:p>
          </table:table-cell>
          <table:table-cell table:style-name="ce25" table:formula="of:=MID([$'Compras-Ali'.$A345];[$Tablas.$E$35];[$Tablas.$G$35])" office:value-type="string" office:string-value="00000000033500057039" calcext:value-type="string">
            <text:p>00000000033500057039</text:p>
          </table:table-cell>
          <table:table-cell table:style-name="ce28" table:formula="of:=IF([$'Compras-Ali'.$A345]&lt;&gt;&quot;&quot;;VALUE(MID([$'Compras-Ali'.$A345];[$Tablas.$E$36];[$Tablas.$G$36]))/100;0)*IF(OR(VALUE([.A345])=3;VALUE([.A345])=8;VALUE([.A345])=13);-1;1)" office:value-type="float" office:value="1006" calcext:value-type="float">
            <text:p>1.006,00</text:p>
          </table:table-cell>
          <table:table-cell table:style-name="ce25" table:formula="of:=MID([$'Compras-Ali'.$A345];[$Tablas.$E$37];[$Tablas.$G$37])" office:value-type="string" office:string-value="0005" calcext:value-type="string">
            <text:p>0005</text:p>
          </table:table-cell>
          <table:table-cell table:style-name="ce28" table:formula="of:=IF([$'Compras-Ali'.$A345]&lt;&gt;&quot;&quot;;VALUE(MID([$'Compras-Ali'.$A345];[$Tablas.$E$38];[$Tablas.$G$38]))/100;0)*IF(OR(VALUE([.A345])=3;VALUE([.A345])=8;VALUE([.A345])=13);-1;1)" office:value-type="float" office:value="211.26" calcext:value-type="float">
            <text:p>211,26</text:p>
          </table:table-cell>
          <table:table-cell table:number-columns-repeated="1016"/>
        </table:table-row>
        <table:table-row table:style-name="ro1">
          <table:table-cell table:style-name="ce25" table:formula="of:=MID([$'Compras-Ali'.$A346];[$Tablas.$E$31];[$Tablas.$G$31])" office:value-type="string" office:string-value="001" calcext:value-type="string">
            <text:p>001</text:p>
          </table:table-cell>
          <table:table-cell table:style-name="ce25" table:formula="of:=MID([$'Compras-Ali'.$A346];[$Tablas.$E$32];[$Tablas.$G$32])" office:value-type="string" office:string-value="00001" calcext:value-type="string">
            <text:p>00001</text:p>
          </table:table-cell>
          <table:table-cell table:style-name="ce25" table:formula="of:=MID([$'Compras-Ali'.$A346];[$Tablas.$E$33];[$Tablas.$G$33])" office:value-type="string" office:string-value="00000000000003347186" calcext:value-type="string">
            <text:p>00000000000003347186</text:p>
          </table:table-cell>
          <table:table-cell table:style-name="ce25" table:formula="of:=MID([$'Compras-Ali'.$A346];[$Tablas.$E$34];[$Tablas.$G$34])" office:value-type="string" office:string-value="80" calcext:value-type="string">
            <text:p>80</text:p>
          </table:table-cell>
          <table:table-cell table:style-name="ce25" table:formula="of:=MID([$'Compras-Ali'.$A346];[$Tablas.$E$35];[$Tablas.$G$35])" office:value-type="string" office:string-value="00000000033707852459" calcext:value-type="string">
            <text:p>00000000033707852459</text:p>
          </table:table-cell>
          <table:table-cell table:style-name="ce28" table:formula="of:=IF([$'Compras-Ali'.$A346]&lt;&gt;&quot;&quot;;VALUE(MID([$'Compras-Ali'.$A346];[$Tablas.$E$36];[$Tablas.$G$36]))/100;0)*IF(OR(VALUE([.A346])=3;VALUE([.A346])=8;VALUE([.A346])=13);-1;1)" office:value-type="float" office:value="83.19" calcext:value-type="float">
            <text:p>83,19</text:p>
          </table:table-cell>
          <table:table-cell table:style-name="ce25" table:formula="of:=MID([$'Compras-Ali'.$A346];[$Tablas.$E$37];[$Tablas.$G$37])" office:value-type="string" office:string-value="0005" calcext:value-type="string">
            <text:p>0005</text:p>
          </table:table-cell>
          <table:table-cell table:style-name="ce28" table:formula="of:=IF([$'Compras-Ali'.$A346]&lt;&gt;&quot;&quot;;VALUE(MID([$'Compras-Ali'.$A346];[$Tablas.$E$38];[$Tablas.$G$38]))/100;0)*IF(OR(VALUE([.A346])=3;VALUE([.A346])=8;VALUE([.A346])=13);-1;1)" office:value-type="float" office:value="17.47" calcext:value-type="float">
            <text:p>17,47</text:p>
          </table:table-cell>
          <table:table-cell table:number-columns-repeated="1016"/>
        </table:table-row>
        <table:table-row table:style-name="ro1">
          <table:table-cell table:style-name="ce25" table:formula="of:=MID([$'Compras-Ali'.$A347];[$Tablas.$E$31];[$Tablas.$G$31])" office:value-type="string" office:string-value="001" calcext:value-type="string">
            <text:p>001</text:p>
          </table:table-cell>
          <table:table-cell table:style-name="ce25" table:formula="of:=MID([$'Compras-Ali'.$A347];[$Tablas.$E$32];[$Tablas.$G$32])" office:value-type="string" office:string-value="00001" calcext:value-type="string">
            <text:p>00001</text:p>
          </table:table-cell>
          <table:table-cell table:style-name="ce25" table:formula="of:=MID([$'Compras-Ali'.$A347];[$Tablas.$E$33];[$Tablas.$G$33])" office:value-type="string" office:string-value="00000000000116757789" calcext:value-type="string">
            <text:p>00000000000116757789</text:p>
          </table:table-cell>
          <table:table-cell table:style-name="ce25" table:formula="of:=MID([$'Compras-Ali'.$A347];[$Tablas.$E$34];[$Tablas.$G$34])" office:value-type="string" office:string-value="80" calcext:value-type="string">
            <text:p>80</text:p>
          </table:table-cell>
          <table:table-cell table:style-name="ce25" table:formula="of:=MID([$'Compras-Ali'.$A347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347]&lt;&gt;&quot;&quot;;VALUE(MID([$'Compras-Ali'.$A347];[$Tablas.$E$36];[$Tablas.$G$36]))/100;0)*IF(OR(VALUE([.A347])=3;VALUE([.A347])=8;VALUE([.A347])=13);-1;1)" office:value-type="float" office:value="2120" calcext:value-type="float">
            <text:p>2.120,00</text:p>
          </table:table-cell>
          <table:table-cell table:style-name="ce25" table:formula="of:=MID([$'Compras-Ali'.$A347];[$Tablas.$E$37];[$Tablas.$G$37])" office:value-type="string" office:string-value="0005" calcext:value-type="string">
            <text:p>0005</text:p>
          </table:table-cell>
          <table:table-cell table:style-name="ce28" table:formula="of:=IF([$'Compras-Ali'.$A347]&lt;&gt;&quot;&quot;;VALUE(MID([$'Compras-Ali'.$A347];[$Tablas.$E$38];[$Tablas.$G$38]))/100;0)*IF(OR(VALUE([.A347])=3;VALUE([.A347])=8;VALUE([.A347])=13);-1;1)" office:value-type="float" office:value="445.2" calcext:value-type="float">
            <text:p>445,20</text:p>
          </table:table-cell>
          <table:table-cell table:number-columns-repeated="1016"/>
        </table:table-row>
        <table:table-row table:style-name="ro1">
          <table:table-cell table:style-name="ce25" table:formula="of:=MID([$'Compras-Ali'.$A348];[$Tablas.$E$31];[$Tablas.$G$31])" office:value-type="string" office:string-value="001" calcext:value-type="string">
            <text:p>001</text:p>
          </table:table-cell>
          <table:table-cell table:style-name="ce25" table:formula="of:=MID([$'Compras-Ali'.$A348];[$Tablas.$E$32];[$Tablas.$G$32])" office:value-type="string" office:string-value="00001" calcext:value-type="string">
            <text:p>00001</text:p>
          </table:table-cell>
          <table:table-cell table:style-name="ce25" table:formula="of:=MID([$'Compras-Ali'.$A348];[$Tablas.$E$33];[$Tablas.$G$33])" office:value-type="string" office:string-value="00000000000116757789" calcext:value-type="string">
            <text:p>00000000000116757789</text:p>
          </table:table-cell>
          <table:table-cell table:style-name="ce25" table:formula="of:=MID([$'Compras-Ali'.$A348];[$Tablas.$E$34];[$Tablas.$G$34])" office:value-type="string" office:string-value="80" calcext:value-type="string">
            <text:p>80</text:p>
          </table:table-cell>
          <table:table-cell table:style-name="ce25" table:formula="of:=MID([$'Compras-Ali'.$A348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348]&lt;&gt;&quot;&quot;;VALUE(MID([$'Compras-Ali'.$A348];[$Tablas.$E$36];[$Tablas.$G$36]))/100;0)*IF(OR(VALUE([.A348])=3;VALUE([.A348])=8;VALUE([.A348])=13);-1;1)" office:value-type="float" office:value="1188.2" calcext:value-type="float">
            <text:p>1.188,20</text:p>
          </table:table-cell>
          <table:table-cell table:style-name="ce25" table:formula="of:=MID([$'Compras-Ali'.$A348];[$Tablas.$E$37];[$Tablas.$G$37])" office:value-type="string" office:string-value="0004" calcext:value-type="string">
            <text:p>0004</text:p>
          </table:table-cell>
          <table:table-cell table:style-name="ce28" table:formula="of:=IF([$'Compras-Ali'.$A348]&lt;&gt;&quot;&quot;;VALUE(MID([$'Compras-Ali'.$A348];[$Tablas.$E$38];[$Tablas.$G$38]))/100;0)*IF(OR(VALUE([.A348])=3;VALUE([.A348])=8;VALUE([.A348])=13);-1;1)" office:value-type="float" office:value="118.82" calcext:value-type="float">
            <text:p>118,82</text:p>
          </table:table-cell>
          <table:table-cell table:number-columns-repeated="1016"/>
        </table:table-row>
        <table:table-row table:style-name="ro1">
          <table:table-cell table:style-name="ce25" table:formula="of:=MID([$'Compras-Ali'.$A349];[$Tablas.$E$31];[$Tablas.$G$31])" office:value-type="string" office:string-value="001" calcext:value-type="string">
            <text:p>001</text:p>
          </table:table-cell>
          <table:table-cell table:style-name="ce25" table:formula="of:=MID([$'Compras-Ali'.$A349];[$Tablas.$E$32];[$Tablas.$G$32])" office:value-type="string" office:string-value="00001" calcext:value-type="string">
            <text:p>00001</text:p>
          </table:table-cell>
          <table:table-cell table:style-name="ce25" table:formula="of:=MID([$'Compras-Ali'.$A349];[$Tablas.$E$33];[$Tablas.$G$33])" office:value-type="string" office:string-value="00000000000000082007" calcext:value-type="string">
            <text:p>00000000000000082007</text:p>
          </table:table-cell>
          <table:table-cell table:style-name="ce25" table:formula="of:=MID([$'Compras-Ali'.$A349];[$Tablas.$E$34];[$Tablas.$G$34])" office:value-type="string" office:string-value="80" calcext:value-type="string">
            <text:p>80</text:p>
          </table:table-cell>
          <table:table-cell table:style-name="ce25" table:formula="of:=MID([$'Compras-Ali'.$A34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49]&lt;&gt;&quot;&quot;;VALUE(MID([$'Compras-Ali'.$A349];[$Tablas.$E$36];[$Tablas.$G$36]))/100;0)*IF(OR(VALUE([.A349])=3;VALUE([.A349])=8;VALUE([.A349])=13);-1;1)" office:value-type="float" office:value="43.19" calcext:value-type="float">
            <text:p>43,19</text:p>
          </table:table-cell>
          <table:table-cell table:style-name="ce25" table:formula="of:=MID([$'Compras-Ali'.$A349];[$Tablas.$E$37];[$Tablas.$G$37])" office:value-type="string" office:string-value="0005" calcext:value-type="string">
            <text:p>0005</text:p>
          </table:table-cell>
          <table:table-cell table:style-name="ce28" table:formula="of:=IF([$'Compras-Ali'.$A349]&lt;&gt;&quot;&quot;;VALUE(MID([$'Compras-Ali'.$A349];[$Tablas.$E$38];[$Tablas.$G$38]))/100;0)*IF(OR(VALUE([.A349])=3;VALUE([.A349])=8;VALUE([.A349])=13);-1;1)" office:value-type="float" office:value="9.07" calcext:value-type="float">
            <text:p>9,07</text:p>
          </table:table-cell>
          <table:table-cell table:number-columns-repeated="1016"/>
        </table:table-row>
        <table:table-row table:style-name="ro1">
          <table:table-cell table:style-name="ce25" table:formula="of:=MID([$'Compras-Ali'.$A350];[$Tablas.$E$31];[$Tablas.$G$31])" office:value-type="string" office:string-value="001" calcext:value-type="string">
            <text:p>001</text:p>
          </table:table-cell>
          <table:table-cell table:style-name="ce25" table:formula="of:=MID([$'Compras-Ali'.$A35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50];[$Tablas.$E$33];[$Tablas.$G$33])" office:value-type="string" office:string-value="00000000000000082033" calcext:value-type="string">
            <text:p>00000000000000082033</text:p>
          </table:table-cell>
          <table:table-cell table:style-name="ce25" table:formula="of:=MID([$'Compras-Ali'.$A350];[$Tablas.$E$34];[$Tablas.$G$34])" office:value-type="string" office:string-value="80" calcext:value-type="string">
            <text:p>80</text:p>
          </table:table-cell>
          <table:table-cell table:style-name="ce25" table:formula="of:=MID([$'Compras-Ali'.$A35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50]&lt;&gt;&quot;&quot;;VALUE(MID([$'Compras-Ali'.$A350];[$Tablas.$E$36];[$Tablas.$G$36]))/100;0)*IF(OR(VALUE([.A350])=3;VALUE([.A350])=8;VALUE([.A350])=13);-1;1)" office:value-type="float" office:value="175.57" calcext:value-type="float">
            <text:p>175,57</text:p>
          </table:table-cell>
          <table:table-cell table:style-name="ce25" table:formula="of:=MID([$'Compras-Ali'.$A350];[$Tablas.$E$37];[$Tablas.$G$37])" office:value-type="string" office:string-value="0005" calcext:value-type="string">
            <text:p>0005</text:p>
          </table:table-cell>
          <table:table-cell table:style-name="ce28" table:formula="of:=IF([$'Compras-Ali'.$A350]&lt;&gt;&quot;&quot;;VALUE(MID([$'Compras-Ali'.$A350];[$Tablas.$E$38];[$Tablas.$G$38]))/100;0)*IF(OR(VALUE([.A350])=3;VALUE([.A350])=8;VALUE([.A350])=13);-1;1)" office:value-type="float" office:value="36.87" calcext:value-type="float">
            <text:p>36,87</text:p>
          </table:table-cell>
          <table:table-cell table:number-columns-repeated="1016"/>
        </table:table-row>
        <table:table-row table:style-name="ro1">
          <table:table-cell table:style-name="ce25" table:formula="of:=MID([$'Compras-Ali'.$A351];[$Tablas.$E$31];[$Tablas.$G$31])" office:value-type="string" office:string-value="001" calcext:value-type="string">
            <text:p>001</text:p>
          </table:table-cell>
          <table:table-cell table:style-name="ce25" table:formula="of:=MID([$'Compras-Ali'.$A351];[$Tablas.$E$32];[$Tablas.$G$32])" office:value-type="string" office:string-value="00001" calcext:value-type="string">
            <text:p>00001</text:p>
          </table:table-cell>
          <table:table-cell table:style-name="ce25" table:formula="of:=MID([$'Compras-Ali'.$A351];[$Tablas.$E$33];[$Tablas.$G$33])" office:value-type="string" office:string-value="00000000000000082004" calcext:value-type="string">
            <text:p>00000000000000082004</text:p>
          </table:table-cell>
          <table:table-cell table:style-name="ce25" table:formula="of:=MID([$'Compras-Ali'.$A351];[$Tablas.$E$34];[$Tablas.$G$34])" office:value-type="string" office:string-value="80" calcext:value-type="string">
            <text:p>80</text:p>
          </table:table-cell>
          <table:table-cell table:style-name="ce25" table:formula="of:=MID([$'Compras-Ali'.$A35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51]&lt;&gt;&quot;&quot;;VALUE(MID([$'Compras-Ali'.$A351];[$Tablas.$E$36];[$Tablas.$G$36]))/100;0)*IF(OR(VALUE([.A351])=3;VALUE([.A351])=8;VALUE([.A351])=13);-1;1)" office:value-type="float" office:value="335.57" calcext:value-type="float">
            <text:p>335,57</text:p>
          </table:table-cell>
          <table:table-cell table:style-name="ce25" table:formula="of:=MID([$'Compras-Ali'.$A351];[$Tablas.$E$37];[$Tablas.$G$37])" office:value-type="string" office:string-value="0005" calcext:value-type="string">
            <text:p>0005</text:p>
          </table:table-cell>
          <table:table-cell table:style-name="ce28" table:formula="of:=IF([$'Compras-Ali'.$A351]&lt;&gt;&quot;&quot;;VALUE(MID([$'Compras-Ali'.$A351];[$Tablas.$E$38];[$Tablas.$G$38]))/100;0)*IF(OR(VALUE([.A351])=3;VALUE([.A351])=8;VALUE([.A351])=13);-1;1)" office:value-type="float" office:value="70.47" calcext:value-type="float">
            <text:p>70,47</text:p>
          </table:table-cell>
          <table:table-cell table:number-columns-repeated="1016"/>
        </table:table-row>
        <table:table-row table:style-name="ro1">
          <table:table-cell table:style-name="ce25" table:formula="of:=MID([$'Compras-Ali'.$A352];[$Tablas.$E$31];[$Tablas.$G$31])" office:value-type="string" office:string-value="001" calcext:value-type="string">
            <text:p>001</text:p>
          </table:table-cell>
          <table:table-cell table:style-name="ce25" table:formula="of:=MID([$'Compras-Ali'.$A352];[$Tablas.$E$32];[$Tablas.$G$32])" office:value-type="string" office:string-value="00001" calcext:value-type="string">
            <text:p>00001</text:p>
          </table:table-cell>
          <table:table-cell table:style-name="ce25" table:formula="of:=MID([$'Compras-Ali'.$A352];[$Tablas.$E$33];[$Tablas.$G$33])" office:value-type="string" office:string-value="00000000000000081608" calcext:value-type="string">
            <text:p>00000000000000081608</text:p>
          </table:table-cell>
          <table:table-cell table:style-name="ce25" table:formula="of:=MID([$'Compras-Ali'.$A352];[$Tablas.$E$34];[$Tablas.$G$34])" office:value-type="string" office:string-value="80" calcext:value-type="string">
            <text:p>80</text:p>
          </table:table-cell>
          <table:table-cell table:style-name="ce25" table:formula="of:=MID([$'Compras-Ali'.$A35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52]&lt;&gt;&quot;&quot;;VALUE(MID([$'Compras-Ali'.$A352];[$Tablas.$E$36];[$Tablas.$G$36]))/100;0)*IF(OR(VALUE([.A352])=3;VALUE([.A352])=8;VALUE([.A352])=13);-1;1)" office:value-type="float" office:value="135.14" calcext:value-type="float">
            <text:p>135,14</text:p>
          </table:table-cell>
          <table:table-cell table:style-name="ce25" table:formula="of:=MID([$'Compras-Ali'.$A352];[$Tablas.$E$37];[$Tablas.$G$37])" office:value-type="string" office:string-value="0005" calcext:value-type="string">
            <text:p>0005</text:p>
          </table:table-cell>
          <table:table-cell table:style-name="ce28" table:formula="of:=IF([$'Compras-Ali'.$A352]&lt;&gt;&quot;&quot;;VALUE(MID([$'Compras-Ali'.$A352];[$Tablas.$E$38];[$Tablas.$G$38]))/100;0)*IF(OR(VALUE([.A352])=3;VALUE([.A352])=8;VALUE([.A352])=13);-1;1)" office:value-type="float" office:value="28.38" calcext:value-type="float">
            <text:p>28,38</text:p>
          </table:table-cell>
          <table:table-cell table:number-columns-repeated="1016"/>
        </table:table-row>
        <table:table-row table:style-name="ro1">
          <table:table-cell table:style-name="ce25" table:formula="of:=MID([$'Compras-Ali'.$A353];[$Tablas.$E$31];[$Tablas.$G$31])" office:value-type="string" office:string-value="001" calcext:value-type="string">
            <text:p>001</text:p>
          </table:table-cell>
          <table:table-cell table:style-name="ce25" table:formula="of:=MID([$'Compras-Ali'.$A353];[$Tablas.$E$32];[$Tablas.$G$32])" office:value-type="string" office:string-value="00001" calcext:value-type="string">
            <text:p>00001</text:p>
          </table:table-cell>
          <table:table-cell table:style-name="ce25" table:formula="of:=MID([$'Compras-Ali'.$A353];[$Tablas.$E$33];[$Tablas.$G$33])" office:value-type="string" office:string-value="00000000000000082026" calcext:value-type="string">
            <text:p>00000000000000082026</text:p>
          </table:table-cell>
          <table:table-cell table:style-name="ce25" table:formula="of:=MID([$'Compras-Ali'.$A353];[$Tablas.$E$34];[$Tablas.$G$34])" office:value-type="string" office:string-value="80" calcext:value-type="string">
            <text:p>80</text:p>
          </table:table-cell>
          <table:table-cell table:style-name="ce25" table:formula="of:=MID([$'Compras-Ali'.$A35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53]&lt;&gt;&quot;&quot;;VALUE(MID([$'Compras-Ali'.$A353];[$Tablas.$E$36];[$Tablas.$G$36]))/100;0)*IF(OR(VALUE([.A353])=3;VALUE([.A353])=8;VALUE([.A353])=13);-1;1)" office:value-type="float" office:value="74.71" calcext:value-type="float">
            <text:p>74,71</text:p>
          </table:table-cell>
          <table:table-cell table:style-name="ce25" table:formula="of:=MID([$'Compras-Ali'.$A353];[$Tablas.$E$37];[$Tablas.$G$37])" office:value-type="string" office:string-value="0005" calcext:value-type="string">
            <text:p>0005</text:p>
          </table:table-cell>
          <table:table-cell table:style-name="ce28" table:formula="of:=IF([$'Compras-Ali'.$A353]&lt;&gt;&quot;&quot;;VALUE(MID([$'Compras-Ali'.$A353];[$Tablas.$E$38];[$Tablas.$G$38]))/100;0)*IF(OR(VALUE([.A353])=3;VALUE([.A353])=8;VALUE([.A353])=13);-1;1)" office:value-type="float" office:value="15.69" calcext:value-type="float">
            <text:p>15,69</text:p>
          </table:table-cell>
          <table:table-cell table:number-columns-repeated="1016"/>
        </table:table-row>
        <table:table-row table:style-name="ro1">
          <table:table-cell table:style-name="ce25" table:formula="of:=MID([$'Compras-Ali'.$A354];[$Tablas.$E$31];[$Tablas.$G$31])" office:value-type="string" office:string-value="001" calcext:value-type="string">
            <text:p>001</text:p>
          </table:table-cell>
          <table:table-cell table:style-name="ce25" table:formula="of:=MID([$'Compras-Ali'.$A354];[$Tablas.$E$32];[$Tablas.$G$32])" office:value-type="string" office:string-value="00001" calcext:value-type="string">
            <text:p>00001</text:p>
          </table:table-cell>
          <table:table-cell table:style-name="ce25" table:formula="of:=MID([$'Compras-Ali'.$A354];[$Tablas.$E$33];[$Tablas.$G$33])" office:value-type="string" office:string-value="00000000000000081621" calcext:value-type="string">
            <text:p>00000000000000081621</text:p>
          </table:table-cell>
          <table:table-cell table:style-name="ce25" table:formula="of:=MID([$'Compras-Ali'.$A354];[$Tablas.$E$34];[$Tablas.$G$34])" office:value-type="string" office:string-value="80" calcext:value-type="string">
            <text:p>80</text:p>
          </table:table-cell>
          <table:table-cell table:style-name="ce25" table:formula="of:=MID([$'Compras-Ali'.$A35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54]&lt;&gt;&quot;&quot;;VALUE(MID([$'Compras-Ali'.$A354];[$Tablas.$E$36];[$Tablas.$G$36]))/100;0)*IF(OR(VALUE([.A354])=3;VALUE([.A354])=8;VALUE([.A354])=13);-1;1)" office:value-type="float" office:value="46.81" calcext:value-type="float">
            <text:p>46,81</text:p>
          </table:table-cell>
          <table:table-cell table:style-name="ce25" table:formula="of:=MID([$'Compras-Ali'.$A354];[$Tablas.$E$37];[$Tablas.$G$37])" office:value-type="string" office:string-value="0005" calcext:value-type="string">
            <text:p>0005</text:p>
          </table:table-cell>
          <table:table-cell table:style-name="ce28" table:formula="of:=IF([$'Compras-Ali'.$A354]&lt;&gt;&quot;&quot;;VALUE(MID([$'Compras-Ali'.$A354];[$Tablas.$E$38];[$Tablas.$G$38]))/100;0)*IF(OR(VALUE([.A354])=3;VALUE([.A354])=8;VALUE([.A354])=13);-1;1)" office:value-type="float" office:value="9.83" calcext:value-type="float">
            <text:p>9,83</text:p>
          </table:table-cell>
          <table:table-cell table:number-columns-repeated="1016"/>
        </table:table-row>
        <table:table-row table:style-name="ro1">
          <table:table-cell table:style-name="ce25" table:formula="of:=MID([$'Compras-Ali'.$A355];[$Tablas.$E$31];[$Tablas.$G$31])" office:value-type="string" office:string-value="001" calcext:value-type="string">
            <text:p>001</text:p>
          </table:table-cell>
          <table:table-cell table:style-name="ce25" table:formula="of:=MID([$'Compras-Ali'.$A355];[$Tablas.$E$32];[$Tablas.$G$32])" office:value-type="string" office:string-value="00001" calcext:value-type="string">
            <text:p>00001</text:p>
          </table:table-cell>
          <table:table-cell table:style-name="ce25" table:formula="of:=MID([$'Compras-Ali'.$A355];[$Tablas.$E$33];[$Tablas.$G$33])" office:value-type="string" office:string-value="00000000000000082022" calcext:value-type="string">
            <text:p>00000000000000082022</text:p>
          </table:table-cell>
          <table:table-cell table:style-name="ce25" table:formula="of:=MID([$'Compras-Ali'.$A355];[$Tablas.$E$34];[$Tablas.$G$34])" office:value-type="string" office:string-value="80" calcext:value-type="string">
            <text:p>80</text:p>
          </table:table-cell>
          <table:table-cell table:style-name="ce25" table:formula="of:=MID([$'Compras-Ali'.$A35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55]&lt;&gt;&quot;&quot;;VALUE(MID([$'Compras-Ali'.$A355];[$Tablas.$E$36];[$Tablas.$G$36]))/100;0)*IF(OR(VALUE([.A355])=3;VALUE([.A355])=8;VALUE([.A355])=13);-1;1)" office:value-type="float" office:value="1572.95" calcext:value-type="float">
            <text:p>1.572,95</text:p>
          </table:table-cell>
          <table:table-cell table:style-name="ce25" table:formula="of:=MID([$'Compras-Ali'.$A355];[$Tablas.$E$37];[$Tablas.$G$37])" office:value-type="string" office:string-value="0005" calcext:value-type="string">
            <text:p>0005</text:p>
          </table:table-cell>
          <table:table-cell table:style-name="ce28" table:formula="of:=IF([$'Compras-Ali'.$A355]&lt;&gt;&quot;&quot;;VALUE(MID([$'Compras-Ali'.$A355];[$Tablas.$E$38];[$Tablas.$G$38]))/100;0)*IF(OR(VALUE([.A355])=3;VALUE([.A355])=8;VALUE([.A355])=13);-1;1)" office:value-type="float" office:value="330.32" calcext:value-type="float">
            <text:p>330,32</text:p>
          </table:table-cell>
          <table:table-cell table:number-columns-repeated="1016"/>
        </table:table-row>
        <table:table-row table:style-name="ro1">
          <table:table-cell table:style-name="ce25" table:formula="of:=MID([$'Compras-Ali'.$A356];[$Tablas.$E$31];[$Tablas.$G$31])" office:value-type="string" office:string-value="001" calcext:value-type="string">
            <text:p>001</text:p>
          </table:table-cell>
          <table:table-cell table:style-name="ce25" table:formula="of:=MID([$'Compras-Ali'.$A356];[$Tablas.$E$32];[$Tablas.$G$32])" office:value-type="string" office:string-value="00001" calcext:value-type="string">
            <text:p>00001</text:p>
          </table:table-cell>
          <table:table-cell table:style-name="ce25" table:formula="of:=MID([$'Compras-Ali'.$A356];[$Tablas.$E$33];[$Tablas.$G$33])" office:value-type="string" office:string-value="00000000000000082051" calcext:value-type="string">
            <text:p>00000000000000082051</text:p>
          </table:table-cell>
          <table:table-cell table:style-name="ce25" table:formula="of:=MID([$'Compras-Ali'.$A356];[$Tablas.$E$34];[$Tablas.$G$34])" office:value-type="string" office:string-value="80" calcext:value-type="string">
            <text:p>80</text:p>
          </table:table-cell>
          <table:table-cell table:style-name="ce25" table:formula="of:=MID([$'Compras-Ali'.$A35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56]&lt;&gt;&quot;&quot;;VALUE(MID([$'Compras-Ali'.$A356];[$Tablas.$E$36];[$Tablas.$G$36]))/100;0)*IF(OR(VALUE([.A356])=3;VALUE([.A356])=8;VALUE([.A356])=13);-1;1)" office:value-type="float" office:value="1198.52" calcext:value-type="float">
            <text:p>1.198,52</text:p>
          </table:table-cell>
          <table:table-cell table:style-name="ce25" table:formula="of:=MID([$'Compras-Ali'.$A356];[$Tablas.$E$37];[$Tablas.$G$37])" office:value-type="string" office:string-value="0005" calcext:value-type="string">
            <text:p>0005</text:p>
          </table:table-cell>
          <table:table-cell table:style-name="ce28" table:formula="of:=IF([$'Compras-Ali'.$A356]&lt;&gt;&quot;&quot;;VALUE(MID([$'Compras-Ali'.$A356];[$Tablas.$E$38];[$Tablas.$G$38]))/100;0)*IF(OR(VALUE([.A356])=3;VALUE([.A356])=8;VALUE([.A356])=13);-1;1)" office:value-type="float" office:value="251.69" calcext:value-type="float">
            <text:p>251,69</text:p>
          </table:table-cell>
          <table:table-cell table:number-columns-repeated="1016"/>
        </table:table-row>
        <table:table-row table:style-name="ro1">
          <table:table-cell table:style-name="ce25" table:formula="of:=MID([$'Compras-Ali'.$A357];[$Tablas.$E$31];[$Tablas.$G$31])" office:value-type="string" office:string-value="001" calcext:value-type="string">
            <text:p>001</text:p>
          </table:table-cell>
          <table:table-cell table:style-name="ce25" table:formula="of:=MID([$'Compras-Ali'.$A357];[$Tablas.$E$32];[$Tablas.$G$32])" office:value-type="string" office:string-value="02019" calcext:value-type="string">
            <text:p>02019</text:p>
          </table:table-cell>
          <table:table-cell table:style-name="ce25" table:formula="of:=MID([$'Compras-Ali'.$A357];[$Tablas.$E$33];[$Tablas.$G$33])" office:value-type="string" office:string-value="00000000000000357299" calcext:value-type="string">
            <text:p>00000000000000357299</text:p>
          </table:table-cell>
          <table:table-cell table:style-name="ce25" table:formula="of:=MID([$'Compras-Ali'.$A357];[$Tablas.$E$34];[$Tablas.$G$34])" office:value-type="string" office:string-value="80" calcext:value-type="string">
            <text:p>80</text:p>
          </table:table-cell>
          <table:table-cell table:style-name="ce25" table:formula="of:=MID([$'Compras-Ali'.$A35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57]&lt;&gt;&quot;&quot;;VALUE(MID([$'Compras-Ali'.$A357];[$Tablas.$E$36];[$Tablas.$G$36]))/100;0)*IF(OR(VALUE([.A357])=3;VALUE([.A357])=8;VALUE([.A357])=13);-1;1)" office:value-type="float" office:value="712130" calcext:value-type="float">
            <text:p>712.130,00</text:p>
          </table:table-cell>
          <table:table-cell table:style-name="ce25" table:formula="of:=MID([$'Compras-Ali'.$A357];[$Tablas.$E$37];[$Tablas.$G$37])" office:value-type="string" office:string-value="0005" calcext:value-type="string">
            <text:p>0005</text:p>
          </table:table-cell>
          <table:table-cell table:style-name="ce28" table:formula="of:=IF([$'Compras-Ali'.$A357]&lt;&gt;&quot;&quot;;VALUE(MID([$'Compras-Ali'.$A357];[$Tablas.$E$38];[$Tablas.$G$38]))/100;0)*IF(OR(VALUE([.A357])=3;VALUE([.A357])=8;VALUE([.A357])=13);-1;1)" office:value-type="float" office:value="149547.3" calcext:value-type="float">
            <text:p>149.547,30</text:p>
          </table:table-cell>
          <table:table-cell table:number-columns-repeated="1016"/>
        </table:table-row>
        <table:table-row table:style-name="ro1">
          <table:table-cell table:style-name="ce25" table:formula="of:=MID([$'Compras-Ali'.$A358];[$Tablas.$E$31];[$Tablas.$G$31])" office:value-type="string" office:string-value="001" calcext:value-type="string">
            <text:p>001</text:p>
          </table:table-cell>
          <table:table-cell table:style-name="ce25" table:formula="of:=MID([$'Compras-Ali'.$A358];[$Tablas.$E$32];[$Tablas.$G$32])" office:value-type="string" office:string-value="02020" calcext:value-type="string">
            <text:p>02020</text:p>
          </table:table-cell>
          <table:table-cell table:style-name="ce25" table:formula="of:=MID([$'Compras-Ali'.$A358];[$Tablas.$E$33];[$Tablas.$G$33])" office:value-type="string" office:string-value="00000000000000392908" calcext:value-type="string">
            <text:p>00000000000000392908</text:p>
          </table:table-cell>
          <table:table-cell table:style-name="ce25" table:formula="of:=MID([$'Compras-Ali'.$A358];[$Tablas.$E$34];[$Tablas.$G$34])" office:value-type="string" office:string-value="80" calcext:value-type="string">
            <text:p>80</text:p>
          </table:table-cell>
          <table:table-cell table:style-name="ce25" table:formula="of:=MID([$'Compras-Ali'.$A35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58]&lt;&gt;&quot;&quot;;VALUE(MID([$'Compras-Ali'.$A358];[$Tablas.$E$36];[$Tablas.$G$36]))/100;0)*IF(OR(VALUE([.A358])=3;VALUE([.A358])=8;VALUE([.A358])=13);-1;1)" office:value-type="float" office:value="115376.19" calcext:value-type="float">
            <text:p>115.376,19</text:p>
          </table:table-cell>
          <table:table-cell table:style-name="ce25" table:formula="of:=MID([$'Compras-Ali'.$A358];[$Tablas.$E$37];[$Tablas.$G$37])" office:value-type="string" office:string-value="0005" calcext:value-type="string">
            <text:p>0005</text:p>
          </table:table-cell>
          <table:table-cell table:style-name="ce28" table:formula="of:=IF([$'Compras-Ali'.$A358]&lt;&gt;&quot;&quot;;VALUE(MID([$'Compras-Ali'.$A358];[$Tablas.$E$38];[$Tablas.$G$38]))/100;0)*IF(OR(VALUE([.A358])=3;VALUE([.A358])=8;VALUE([.A358])=13);-1;1)" office:value-type="float" office:value="24229" calcext:value-type="float">
            <text:p>24.229,00</text:p>
          </table:table-cell>
          <table:table-cell table:number-columns-repeated="1016"/>
        </table:table-row>
        <table:table-row table:style-name="ro1">
          <table:table-cell table:style-name="ce25" table:formula="of:=MID([$'Compras-Ali'.$A359];[$Tablas.$E$31];[$Tablas.$G$31])" office:value-type="string" office:string-value="001" calcext:value-type="string">
            <text:p>001</text:p>
          </table:table-cell>
          <table:table-cell table:style-name="ce25" table:formula="of:=MID([$'Compras-Ali'.$A359];[$Tablas.$E$32];[$Tablas.$G$32])" office:value-type="string" office:string-value="02017" calcext:value-type="string">
            <text:p>02017</text:p>
          </table:table-cell>
          <table:table-cell table:style-name="ce25" table:formula="of:=MID([$'Compras-Ali'.$A359];[$Tablas.$E$33];[$Tablas.$G$33])" office:value-type="string" office:string-value="00000000000002458206" calcext:value-type="string">
            <text:p>00000000000002458206</text:p>
          </table:table-cell>
          <table:table-cell table:style-name="ce25" table:formula="of:=MID([$'Compras-Ali'.$A359];[$Tablas.$E$34];[$Tablas.$G$34])" office:value-type="string" office:string-value="80" calcext:value-type="string">
            <text:p>80</text:p>
          </table:table-cell>
          <table:table-cell table:style-name="ce25" table:formula="of:=MID([$'Compras-Ali'.$A35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59]&lt;&gt;&quot;&quot;;VALUE(MID([$'Compras-Ali'.$A359];[$Tablas.$E$36];[$Tablas.$G$36]))/100;0)*IF(OR(VALUE([.A359])=3;VALUE([.A359])=8;VALUE([.A359])=13);-1;1)" office:value-type="float" office:value="1479412.76" calcext:value-type="float">
            <text:p>1.479.412,76</text:p>
          </table:table-cell>
          <table:table-cell table:style-name="ce25" table:formula="of:=MID([$'Compras-Ali'.$A359];[$Tablas.$E$37];[$Tablas.$G$37])" office:value-type="string" office:string-value="0005" calcext:value-type="string">
            <text:p>0005</text:p>
          </table:table-cell>
          <table:table-cell table:style-name="ce28" table:formula="of:=IF([$'Compras-Ali'.$A359]&lt;&gt;&quot;&quot;;VALUE(MID([$'Compras-Ali'.$A359];[$Tablas.$E$38];[$Tablas.$G$38]))/100;0)*IF(OR(VALUE([.A359])=3;VALUE([.A359])=8;VALUE([.A359])=13);-1;1)" office:value-type="float" office:value="310676.68" calcext:value-type="float">
            <text:p>310.676,68</text:p>
          </table:table-cell>
          <table:table-cell table:number-columns-repeated="1016"/>
        </table:table-row>
        <table:table-row table:style-name="ro1">
          <table:table-cell table:style-name="ce25" table:formula="of:=MID([$'Compras-Ali'.$A360];[$Tablas.$E$31];[$Tablas.$G$31])" office:value-type="string" office:string-value="001" calcext:value-type="string">
            <text:p>001</text:p>
          </table:table-cell>
          <table:table-cell table:style-name="ce25" table:formula="of:=MID([$'Compras-Ali'.$A360];[$Tablas.$E$32];[$Tablas.$G$32])" office:value-type="string" office:string-value="00004" calcext:value-type="string">
            <text:p>00004</text:p>
          </table:table-cell>
          <table:table-cell table:style-name="ce25" table:formula="of:=MID([$'Compras-Ali'.$A360];[$Tablas.$E$33];[$Tablas.$G$33])" office:value-type="string" office:string-value="00000000000000028027" calcext:value-type="string">
            <text:p>00000000000000028027</text:p>
          </table:table-cell>
          <table:table-cell table:style-name="ce25" table:formula="of:=MID([$'Compras-Ali'.$A360];[$Tablas.$E$34];[$Tablas.$G$34])" office:value-type="string" office:string-value="80" calcext:value-type="string">
            <text:p>80</text:p>
          </table:table-cell>
          <table:table-cell table:style-name="ce25" table:formula="of:=MID([$'Compras-Ali'.$A360];[$Tablas.$E$35];[$Tablas.$G$35])" office:value-type="string" office:string-value="00000000030707447504" calcext:value-type="string">
            <text:p>00000000030707447504</text:p>
          </table:table-cell>
          <table:table-cell table:style-name="ce28" table:formula="of:=IF([$'Compras-Ali'.$A360]&lt;&gt;&quot;&quot;;VALUE(MID([$'Compras-Ali'.$A360];[$Tablas.$E$36];[$Tablas.$G$36]))/100;0)*IF(OR(VALUE([.A360])=3;VALUE([.A360])=8;VALUE([.A360])=13);-1;1)" office:value-type="float" office:value="1570" calcext:value-type="float">
            <text:p>1.570,00</text:p>
          </table:table-cell>
          <table:table-cell table:style-name="ce25" table:formula="of:=MID([$'Compras-Ali'.$A360];[$Tablas.$E$37];[$Tablas.$G$37])" office:value-type="string" office:string-value="0005" calcext:value-type="string">
            <text:p>0005</text:p>
          </table:table-cell>
          <table:table-cell table:style-name="ce28" table:formula="of:=IF([$'Compras-Ali'.$A360]&lt;&gt;&quot;&quot;;VALUE(MID([$'Compras-Ali'.$A360];[$Tablas.$E$38];[$Tablas.$G$38]))/100;0)*IF(OR(VALUE([.A360])=3;VALUE([.A360])=8;VALUE([.A360])=13);-1;1)" office:value-type="float" office:value="329.7" calcext:value-type="float">
            <text:p>329,70</text:p>
          </table:table-cell>
          <table:table-cell table:number-columns-repeated="1016"/>
        </table:table-row>
        <table:table-row table:style-name="ro1">
          <table:table-cell table:style-name="ce25" table:formula="of:=MID([$'Compras-Ali'.$A361];[$Tablas.$E$31];[$Tablas.$G$31])" office:value-type="string" office:string-value="001" calcext:value-type="string">
            <text:p>001</text:p>
          </table:table-cell>
          <table:table-cell table:style-name="ce25" table:formula="of:=MID([$'Compras-Ali'.$A361];[$Tablas.$E$32];[$Tablas.$G$32])" office:value-type="string" office:string-value="00033" calcext:value-type="string">
            <text:p>00033</text:p>
          </table:table-cell>
          <table:table-cell table:style-name="ce25" table:formula="of:=MID([$'Compras-Ali'.$A361];[$Tablas.$E$33];[$Tablas.$G$33])" office:value-type="string" office:string-value="00000000000000000833" calcext:value-type="string">
            <text:p>00000000000000000833</text:p>
          </table:table-cell>
          <table:table-cell table:style-name="ce25" table:formula="of:=MID([$'Compras-Ali'.$A361];[$Tablas.$E$34];[$Tablas.$G$34])" office:value-type="string" office:string-value="80" calcext:value-type="string">
            <text:p>80</text:p>
          </table:table-cell>
          <table:table-cell table:style-name="ce25" table:formula="of:=MID([$'Compras-Ali'.$A361];[$Tablas.$E$35];[$Tablas.$G$35])" office:value-type="string" office:string-value="00000000030657611936" calcext:value-type="string">
            <text:p>00000000030657611936</text:p>
          </table:table-cell>
          <table:table-cell table:style-name="ce28" table:formula="of:=IF([$'Compras-Ali'.$A361]&lt;&gt;&quot;&quot;;VALUE(MID([$'Compras-Ali'.$A361];[$Tablas.$E$36];[$Tablas.$G$36]))/100;0)*IF(OR(VALUE([.A361])=3;VALUE([.A361])=8;VALUE([.A361])=13);-1;1)" office:value-type="float" office:value="9594.19" calcext:value-type="float">
            <text:p>9.594,19</text:p>
          </table:table-cell>
          <table:table-cell table:style-name="ce25" table:formula="of:=MID([$'Compras-Ali'.$A361];[$Tablas.$E$37];[$Tablas.$G$37])" office:value-type="string" office:string-value="0005" calcext:value-type="string">
            <text:p>0005</text:p>
          </table:table-cell>
          <table:table-cell table:style-name="ce28" table:formula="of:=IF([$'Compras-Ali'.$A361]&lt;&gt;&quot;&quot;;VALUE(MID([$'Compras-Ali'.$A361];[$Tablas.$E$38];[$Tablas.$G$38]))/100;0)*IF(OR(VALUE([.A361])=3;VALUE([.A361])=8;VALUE([.A361])=13);-1;1)" office:value-type="float" office:value="2014.78" calcext:value-type="float">
            <text:p>2.014,78</text:p>
          </table:table-cell>
          <table:table-cell table:number-columns-repeated="1016"/>
        </table:table-row>
        <table:table-row table:style-name="ro1">
          <table:table-cell table:style-name="ce25" table:formula="of:=MID([$'Compras-Ali'.$A362];[$Tablas.$E$31];[$Tablas.$G$31])" office:value-type="string" office:string-value="001" calcext:value-type="string">
            <text:p>001</text:p>
          </table:table-cell>
          <table:table-cell table:style-name="ce25" table:formula="of:=MID([$'Compras-Ali'.$A362];[$Tablas.$E$32];[$Tablas.$G$32])" office:value-type="string" office:string-value="00009" calcext:value-type="string">
            <text:p>00009</text:p>
          </table:table-cell>
          <table:table-cell table:style-name="ce25" table:formula="of:=MID([$'Compras-Ali'.$A362];[$Tablas.$E$33];[$Tablas.$G$33])" office:value-type="string" office:string-value="00000000000000329797" calcext:value-type="string">
            <text:p>00000000000000329797</text:p>
          </table:table-cell>
          <table:table-cell table:style-name="ce25" table:formula="of:=MID([$'Compras-Ali'.$A362];[$Tablas.$E$34];[$Tablas.$G$34])" office:value-type="string" office:string-value="80" calcext:value-type="string">
            <text:p>80</text:p>
          </table:table-cell>
          <table:table-cell table:style-name="ce25" table:formula="of:=MID([$'Compras-Ali'.$A36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62]&lt;&gt;&quot;&quot;;VALUE(MID([$'Compras-Ali'.$A362];[$Tablas.$E$36];[$Tablas.$G$36]))/100;0)*IF(OR(VALUE([.A362])=3;VALUE([.A362])=8;VALUE([.A362])=13);-1;1)" office:value-type="float" office:value="37226.9" calcext:value-type="float">
            <text:p>37.226,90</text:p>
          </table:table-cell>
          <table:table-cell table:style-name="ce25" table:formula="of:=MID([$'Compras-Ali'.$A362];[$Tablas.$E$37];[$Tablas.$G$37])" office:value-type="string" office:string-value="0004" calcext:value-type="string">
            <text:p>0004</text:p>
          </table:table-cell>
          <table:table-cell table:style-name="ce28" table:formula="of:=IF([$'Compras-Ali'.$A362]&lt;&gt;&quot;&quot;;VALUE(MID([$'Compras-Ali'.$A362];[$Tablas.$E$38];[$Tablas.$G$38]))/100;0)*IF(OR(VALUE([.A362])=3;VALUE([.A362])=8;VALUE([.A362])=13);-1;1)" office:value-type="float" office:value="3722.69" calcext:value-type="float">
            <text:p>3.722,69</text:p>
          </table:table-cell>
          <table:table-cell table:number-columns-repeated="1016"/>
        </table:table-row>
        <table:table-row table:style-name="ro1">
          <table:table-cell table:style-name="ce25" table:formula="of:=MID([$'Compras-Ali'.$A363];[$Tablas.$E$31];[$Tablas.$G$31])" office:value-type="string" office:string-value="001" calcext:value-type="string">
            <text:p>001</text:p>
          </table:table-cell>
          <table:table-cell table:style-name="ce25" table:formula="of:=MID([$'Compras-Ali'.$A363];[$Tablas.$E$32];[$Tablas.$G$32])" office:value-type="string" office:string-value="00008" calcext:value-type="string">
            <text:p>00008</text:p>
          </table:table-cell>
          <table:table-cell table:style-name="ce25" table:formula="of:=MID([$'Compras-Ali'.$A363];[$Tablas.$E$33];[$Tablas.$G$33])" office:value-type="string" office:string-value="00000000000000066547" calcext:value-type="string">
            <text:p>00000000000000066547</text:p>
          </table:table-cell>
          <table:table-cell table:style-name="ce25" table:formula="of:=MID([$'Compras-Ali'.$A363];[$Tablas.$E$34];[$Tablas.$G$34])" office:value-type="string" office:string-value="80" calcext:value-type="string">
            <text:p>80</text:p>
          </table:table-cell>
          <table:table-cell table:style-name="ce25" table:formula="of:=MID([$'Compras-Ali'.$A363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363]&lt;&gt;&quot;&quot;;VALUE(MID([$'Compras-Ali'.$A363];[$Tablas.$E$36];[$Tablas.$G$36]))/100;0)*IF(OR(VALUE([.A363])=3;VALUE([.A363])=8;VALUE([.A363])=13);-1;1)" office:value-type="float" office:value="52317.8" calcext:value-type="float">
            <text:p>52.317,80</text:p>
          </table:table-cell>
          <table:table-cell table:style-name="ce25" table:formula="of:=MID([$'Compras-Ali'.$A363];[$Tablas.$E$37];[$Tablas.$G$37])" office:value-type="string" office:string-value="0004" calcext:value-type="string">
            <text:p>0004</text:p>
          </table:table-cell>
          <table:table-cell table:style-name="ce28" table:formula="of:=IF([$'Compras-Ali'.$A363]&lt;&gt;&quot;&quot;;VALUE(MID([$'Compras-Ali'.$A363];[$Tablas.$E$38];[$Tablas.$G$38]))/100;0)*IF(OR(VALUE([.A363])=3;VALUE([.A363])=8;VALUE([.A363])=13);-1;1)" office:value-type="float" office:value="5231.78" calcext:value-type="float">
            <text:p>5.231,78</text:p>
          </table:table-cell>
          <table:table-cell table:number-columns-repeated="1016"/>
        </table:table-row>
        <table:table-row table:style-name="ro1">
          <table:table-cell table:style-name="ce25" table:formula="of:=MID([$'Compras-Ali'.$A364];[$Tablas.$E$31];[$Tablas.$G$31])" office:value-type="string" office:string-value="001" calcext:value-type="string">
            <text:p>001</text:p>
          </table:table-cell>
          <table:table-cell table:style-name="ce25" table:formula="of:=MID([$'Compras-Ali'.$A364];[$Tablas.$E$32];[$Tablas.$G$32])" office:value-type="string" office:string-value="00001" calcext:value-type="string">
            <text:p>00001</text:p>
          </table:table-cell>
          <table:table-cell table:style-name="ce25" table:formula="of:=MID([$'Compras-Ali'.$A364];[$Tablas.$E$33];[$Tablas.$G$33])" office:value-type="string" office:string-value="00000000000000081236" calcext:value-type="string">
            <text:p>00000000000000081236</text:p>
          </table:table-cell>
          <table:table-cell table:style-name="ce25" table:formula="of:=MID([$'Compras-Ali'.$A364];[$Tablas.$E$34];[$Tablas.$G$34])" office:value-type="string" office:string-value="80" calcext:value-type="string">
            <text:p>80</text:p>
          </table:table-cell>
          <table:table-cell table:style-name="ce25" table:formula="of:=MID([$'Compras-Ali'.$A36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64]&lt;&gt;&quot;&quot;;VALUE(MID([$'Compras-Ali'.$A364];[$Tablas.$E$36];[$Tablas.$G$36]))/100;0)*IF(OR(VALUE([.A364])=3;VALUE([.A364])=8;VALUE([.A364])=13);-1;1)" office:value-type="float" office:value="19.52" calcext:value-type="float">
            <text:p>19,52</text:p>
          </table:table-cell>
          <table:table-cell table:style-name="ce25" table:formula="of:=MID([$'Compras-Ali'.$A364];[$Tablas.$E$37];[$Tablas.$G$37])" office:value-type="string" office:string-value="0005" calcext:value-type="string">
            <text:p>0005</text:p>
          </table:table-cell>
          <table:table-cell table:style-name="ce28" table:formula="of:=IF([$'Compras-Ali'.$A364]&lt;&gt;&quot;&quot;;VALUE(MID([$'Compras-Ali'.$A364];[$Tablas.$E$38];[$Tablas.$G$38]))/100;0)*IF(OR(VALUE([.A364])=3;VALUE([.A364])=8;VALUE([.A364])=13);-1;1)" office:value-type="float" office:value="4.1" calcext:value-type="float">
            <text:p>4,10</text:p>
          </table:table-cell>
          <table:table-cell table:number-columns-repeated="1016"/>
        </table:table-row>
        <table:table-row table:style-name="ro1">
          <table:table-cell table:style-name="ce25" table:formula="of:=MID([$'Compras-Ali'.$A365];[$Tablas.$E$31];[$Tablas.$G$31])" office:value-type="string" office:string-value="001" calcext:value-type="string">
            <text:p>001</text:p>
          </table:table-cell>
          <table:table-cell table:style-name="ce25" table:formula="of:=MID([$'Compras-Ali'.$A365];[$Tablas.$E$32];[$Tablas.$G$32])" office:value-type="string" office:string-value="00001" calcext:value-type="string">
            <text:p>00001</text:p>
          </table:table-cell>
          <table:table-cell table:style-name="ce25" table:formula="of:=MID([$'Compras-Ali'.$A365];[$Tablas.$E$33];[$Tablas.$G$33])" office:value-type="string" office:string-value="00000000000000082091" calcext:value-type="string">
            <text:p>00000000000000082091</text:p>
          </table:table-cell>
          <table:table-cell table:style-name="ce25" table:formula="of:=MID([$'Compras-Ali'.$A365];[$Tablas.$E$34];[$Tablas.$G$34])" office:value-type="string" office:string-value="80" calcext:value-type="string">
            <text:p>80</text:p>
          </table:table-cell>
          <table:table-cell table:style-name="ce25" table:formula="of:=MID([$'Compras-Ali'.$A36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65]&lt;&gt;&quot;&quot;;VALUE(MID([$'Compras-Ali'.$A365];[$Tablas.$E$36];[$Tablas.$G$36]))/100;0)*IF(OR(VALUE([.A365])=3;VALUE([.A365])=8;VALUE([.A365])=13);-1;1)" office:value-type="float" office:value="37.19" calcext:value-type="float">
            <text:p>37,19</text:p>
          </table:table-cell>
          <table:table-cell table:style-name="ce25" table:formula="of:=MID([$'Compras-Ali'.$A365];[$Tablas.$E$37];[$Tablas.$G$37])" office:value-type="string" office:string-value="0005" calcext:value-type="string">
            <text:p>0005</text:p>
          </table:table-cell>
          <table:table-cell table:style-name="ce28" table:formula="of:=IF([$'Compras-Ali'.$A365]&lt;&gt;&quot;&quot;;VALUE(MID([$'Compras-Ali'.$A365];[$Tablas.$E$38];[$Tablas.$G$38]))/100;0)*IF(OR(VALUE([.A365])=3;VALUE([.A365])=8;VALUE([.A365])=13);-1;1)" office:value-type="float" office:value="7.81" calcext:value-type="float">
            <text:p>7,81</text:p>
          </table:table-cell>
          <table:table-cell table:number-columns-repeated="1016"/>
        </table:table-row>
        <table:table-row table:style-name="ro1">
          <table:table-cell table:style-name="ce25" table:formula="of:=MID([$'Compras-Ali'.$A366];[$Tablas.$E$31];[$Tablas.$G$31])" office:value-type="string" office:string-value="001" calcext:value-type="string">
            <text:p>001</text:p>
          </table:table-cell>
          <table:table-cell table:style-name="ce25" table:formula="of:=MID([$'Compras-Ali'.$A366];[$Tablas.$E$32];[$Tablas.$G$32])" office:value-type="string" office:string-value="00001" calcext:value-type="string">
            <text:p>00001</text:p>
          </table:table-cell>
          <table:table-cell table:style-name="ce25" table:formula="of:=MID([$'Compras-Ali'.$A366];[$Tablas.$E$33];[$Tablas.$G$33])" office:value-type="string" office:string-value="00000000000000082070" calcext:value-type="string">
            <text:p>00000000000000082070</text:p>
          </table:table-cell>
          <table:table-cell table:style-name="ce25" table:formula="of:=MID([$'Compras-Ali'.$A366];[$Tablas.$E$34];[$Tablas.$G$34])" office:value-type="string" office:string-value="80" calcext:value-type="string">
            <text:p>80</text:p>
          </table:table-cell>
          <table:table-cell table:style-name="ce25" table:formula="of:=MID([$'Compras-Ali'.$A36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66]&lt;&gt;&quot;&quot;;VALUE(MID([$'Compras-Ali'.$A366];[$Tablas.$E$36];[$Tablas.$G$36]))/100;0)*IF(OR(VALUE([.A366])=3;VALUE([.A366])=8;VALUE([.A366])=13);-1;1)" office:value-type="float" office:value="166.81" calcext:value-type="float">
            <text:p>166,81</text:p>
          </table:table-cell>
          <table:table-cell table:style-name="ce25" table:formula="of:=MID([$'Compras-Ali'.$A366];[$Tablas.$E$37];[$Tablas.$G$37])" office:value-type="string" office:string-value="0005" calcext:value-type="string">
            <text:p>0005</text:p>
          </table:table-cell>
          <table:table-cell table:style-name="ce28" table:formula="of:=IF([$'Compras-Ali'.$A366]&lt;&gt;&quot;&quot;;VALUE(MID([$'Compras-Ali'.$A366];[$Tablas.$E$38];[$Tablas.$G$38]))/100;0)*IF(OR(VALUE([.A366])=3;VALUE([.A366])=8;VALUE([.A366])=13);-1;1)" office:value-type="float" office:value="35.03" calcext:value-type="float">
            <text:p>35,03</text:p>
          </table:table-cell>
          <table:table-cell table:number-columns-repeated="1016"/>
        </table:table-row>
        <table:table-row table:style-name="ro1">
          <table:table-cell table:style-name="ce25" table:formula="of:=MID([$'Compras-Ali'.$A367];[$Tablas.$E$31];[$Tablas.$G$31])" office:value-type="string" office:string-value="001" calcext:value-type="string">
            <text:p>001</text:p>
          </table:table-cell>
          <table:table-cell table:style-name="ce25" table:formula="of:=MID([$'Compras-Ali'.$A367];[$Tablas.$E$32];[$Tablas.$G$32])" office:value-type="string" office:string-value="00001" calcext:value-type="string">
            <text:p>00001</text:p>
          </table:table-cell>
          <table:table-cell table:style-name="ce25" table:formula="of:=MID([$'Compras-Ali'.$A367];[$Tablas.$E$33];[$Tablas.$G$33])" office:value-type="string" office:string-value="00000000000000081660" calcext:value-type="string">
            <text:p>00000000000000081660</text:p>
          </table:table-cell>
          <table:table-cell table:style-name="ce25" table:formula="of:=MID([$'Compras-Ali'.$A367];[$Tablas.$E$34];[$Tablas.$G$34])" office:value-type="string" office:string-value="80" calcext:value-type="string">
            <text:p>80</text:p>
          </table:table-cell>
          <table:table-cell table:style-name="ce25" table:formula="of:=MID([$'Compras-Ali'.$A36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67]&lt;&gt;&quot;&quot;;VALUE(MID([$'Compras-Ali'.$A367];[$Tablas.$E$36];[$Tablas.$G$36]))/100;0)*IF(OR(VALUE([.A367])=3;VALUE([.A367])=8;VALUE([.A367])=13);-1;1)" office:value-type="float" office:value="98.48" calcext:value-type="float">
            <text:p>98,48</text:p>
          </table:table-cell>
          <table:table-cell table:style-name="ce25" table:formula="of:=MID([$'Compras-Ali'.$A367];[$Tablas.$E$37];[$Tablas.$G$37])" office:value-type="string" office:string-value="0005" calcext:value-type="string">
            <text:p>0005</text:p>
          </table:table-cell>
          <table:table-cell table:style-name="ce28" table:formula="of:=IF([$'Compras-Ali'.$A367]&lt;&gt;&quot;&quot;;VALUE(MID([$'Compras-Ali'.$A367];[$Tablas.$E$38];[$Tablas.$G$38]))/100;0)*IF(OR(VALUE([.A367])=3;VALUE([.A367])=8;VALUE([.A367])=13);-1;1)" office:value-type="float" office:value="20.68" calcext:value-type="float">
            <text:p>20,68</text:p>
          </table:table-cell>
          <table:table-cell table:number-columns-repeated="1016"/>
        </table:table-row>
        <table:table-row table:style-name="ro1">
          <table:table-cell table:style-name="ce25" table:formula="of:=MID([$'Compras-Ali'.$A368];[$Tablas.$E$31];[$Tablas.$G$31])" office:value-type="string" office:string-value="001" calcext:value-type="string">
            <text:p>001</text:p>
          </table:table-cell>
          <table:table-cell table:style-name="ce25" table:formula="of:=MID([$'Compras-Ali'.$A368];[$Tablas.$E$32];[$Tablas.$G$32])" office:value-type="string" office:string-value="00001" calcext:value-type="string">
            <text:p>00001</text:p>
          </table:table-cell>
          <table:table-cell table:style-name="ce25" table:formula="of:=MID([$'Compras-Ali'.$A368];[$Tablas.$E$33];[$Tablas.$G$33])" office:value-type="string" office:string-value="00000000000000082085" calcext:value-type="string">
            <text:p>00000000000000082085</text:p>
          </table:table-cell>
          <table:table-cell table:style-name="ce25" table:formula="of:=MID([$'Compras-Ali'.$A368];[$Tablas.$E$34];[$Tablas.$G$34])" office:value-type="string" office:string-value="80" calcext:value-type="string">
            <text:p>80</text:p>
          </table:table-cell>
          <table:table-cell table:style-name="ce25" table:formula="of:=MID([$'Compras-Ali'.$A36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68]&lt;&gt;&quot;&quot;;VALUE(MID([$'Compras-Ali'.$A368];[$Tablas.$E$36];[$Tablas.$G$36]))/100;0)*IF(OR(VALUE([.A368])=3;VALUE([.A368])=8;VALUE([.A368])=13);-1;1)" office:value-type="float" office:value="27" calcext:value-type="float">
            <text:p>27,00</text:p>
          </table:table-cell>
          <table:table-cell table:style-name="ce25" table:formula="of:=MID([$'Compras-Ali'.$A368];[$Tablas.$E$37];[$Tablas.$G$37])" office:value-type="string" office:string-value="0005" calcext:value-type="string">
            <text:p>0005</text:p>
          </table:table-cell>
          <table:table-cell table:style-name="ce28" table:formula="of:=IF([$'Compras-Ali'.$A368]&lt;&gt;&quot;&quot;;VALUE(MID([$'Compras-Ali'.$A368];[$Tablas.$E$38];[$Tablas.$G$38]))/100;0)*IF(OR(VALUE([.A368])=3;VALUE([.A368])=8;VALUE([.A368])=13);-1;1)" office:value-type="float" office:value="5.67" calcext:value-type="float">
            <text:p>5,67</text:p>
          </table:table-cell>
          <table:table-cell table:number-columns-repeated="1016"/>
        </table:table-row>
        <table:table-row table:style-name="ro1">
          <table:table-cell table:style-name="ce25" table:formula="of:=MID([$'Compras-Ali'.$A369];[$Tablas.$E$31];[$Tablas.$G$31])" office:value-type="string" office:string-value="001" calcext:value-type="string">
            <text:p>001</text:p>
          </table:table-cell>
          <table:table-cell table:style-name="ce25" table:formula="of:=MID([$'Compras-Ali'.$A369];[$Tablas.$E$32];[$Tablas.$G$32])" office:value-type="string" office:string-value="00001" calcext:value-type="string">
            <text:p>00001</text:p>
          </table:table-cell>
          <table:table-cell table:style-name="ce25" table:formula="of:=MID([$'Compras-Ali'.$A369];[$Tablas.$E$33];[$Tablas.$G$33])" office:value-type="string" office:string-value="00000000000000081668" calcext:value-type="string">
            <text:p>00000000000000081668</text:p>
          </table:table-cell>
          <table:table-cell table:style-name="ce25" table:formula="of:=MID([$'Compras-Ali'.$A369];[$Tablas.$E$34];[$Tablas.$G$34])" office:value-type="string" office:string-value="80" calcext:value-type="string">
            <text:p>80</text:p>
          </table:table-cell>
          <table:table-cell table:style-name="ce25" table:formula="of:=MID([$'Compras-Ali'.$A36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69]&lt;&gt;&quot;&quot;;VALUE(MID([$'Compras-Ali'.$A369];[$Tablas.$E$36];[$Tablas.$G$36]))/100;0)*IF(OR(VALUE([.A369])=3;VALUE([.A369])=8;VALUE([.A369])=13);-1;1)" office:value-type="float" office:value="28.62" calcext:value-type="float">
            <text:p>28,62</text:p>
          </table:table-cell>
          <table:table-cell table:style-name="ce25" table:formula="of:=MID([$'Compras-Ali'.$A369];[$Tablas.$E$37];[$Tablas.$G$37])" office:value-type="string" office:string-value="0005" calcext:value-type="string">
            <text:p>0005</text:p>
          </table:table-cell>
          <table:table-cell table:style-name="ce28" table:formula="of:=IF([$'Compras-Ali'.$A369]&lt;&gt;&quot;&quot;;VALUE(MID([$'Compras-Ali'.$A369];[$Tablas.$E$38];[$Tablas.$G$38]))/100;0)*IF(OR(VALUE([.A369])=3;VALUE([.A369])=8;VALUE([.A369])=13);-1;1)" office:value-type="float" office:value="6.01" calcext:value-type="float">
            <text:p>6,01</text:p>
          </table:table-cell>
          <table:table-cell table:number-columns-repeated="1016"/>
        </table:table-row>
        <table:table-row table:style-name="ro1">
          <table:table-cell table:style-name="ce25" table:formula="of:=MID([$'Compras-Ali'.$A370];[$Tablas.$E$31];[$Tablas.$G$31])" office:value-type="string" office:string-value="001" calcext:value-type="string">
            <text:p>001</text:p>
          </table:table-cell>
          <table:table-cell table:style-name="ce25" table:formula="of:=MID([$'Compras-Ali'.$A37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70];[$Tablas.$E$33];[$Tablas.$G$33])" office:value-type="string" office:string-value="00000000000000082082" calcext:value-type="string">
            <text:p>00000000000000082082</text:p>
          </table:table-cell>
          <table:table-cell table:style-name="ce25" table:formula="of:=MID([$'Compras-Ali'.$A370];[$Tablas.$E$34];[$Tablas.$G$34])" office:value-type="string" office:string-value="80" calcext:value-type="string">
            <text:p>80</text:p>
          </table:table-cell>
          <table:table-cell table:style-name="ce25" table:formula="of:=MID([$'Compras-Ali'.$A37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70]&lt;&gt;&quot;&quot;;VALUE(MID([$'Compras-Ali'.$A370];[$Tablas.$E$36];[$Tablas.$G$36]))/100;0)*IF(OR(VALUE([.A370])=3;VALUE([.A370])=8;VALUE([.A370])=13);-1;1)" office:value-type="float" office:value="681.57" calcext:value-type="float">
            <text:p>681,57</text:p>
          </table:table-cell>
          <table:table-cell table:style-name="ce25" table:formula="of:=MID([$'Compras-Ali'.$A370];[$Tablas.$E$37];[$Tablas.$G$37])" office:value-type="string" office:string-value="0005" calcext:value-type="string">
            <text:p>0005</text:p>
          </table:table-cell>
          <table:table-cell table:style-name="ce28" table:formula="of:=IF([$'Compras-Ali'.$A370]&lt;&gt;&quot;&quot;;VALUE(MID([$'Compras-Ali'.$A370];[$Tablas.$E$38];[$Tablas.$G$38]))/100;0)*IF(OR(VALUE([.A370])=3;VALUE([.A370])=8;VALUE([.A370])=13);-1;1)" office:value-type="float" office:value="143.13" calcext:value-type="float">
            <text:p>143,13</text:p>
          </table:table-cell>
          <table:table-cell table:number-columns-repeated="1016"/>
        </table:table-row>
        <table:table-row table:style-name="ro1">
          <table:table-cell table:style-name="ce25" table:formula="of:=MID([$'Compras-Ali'.$A371];[$Tablas.$E$31];[$Tablas.$G$31])" office:value-type="string" office:string-value="001" calcext:value-type="string">
            <text:p>001</text:p>
          </table:table-cell>
          <table:table-cell table:style-name="ce25" table:formula="of:=MID([$'Compras-Ali'.$A371];[$Tablas.$E$32];[$Tablas.$G$32])" office:value-type="string" office:string-value="00001" calcext:value-type="string">
            <text:p>00001</text:p>
          </table:table-cell>
          <table:table-cell table:style-name="ce25" table:formula="of:=MID([$'Compras-Ali'.$A371];[$Tablas.$E$33];[$Tablas.$G$33])" office:value-type="string" office:string-value="00000000000000082098" calcext:value-type="string">
            <text:p>00000000000000082098</text:p>
          </table:table-cell>
          <table:table-cell table:style-name="ce25" table:formula="of:=MID([$'Compras-Ali'.$A371];[$Tablas.$E$34];[$Tablas.$G$34])" office:value-type="string" office:string-value="80" calcext:value-type="string">
            <text:p>80</text:p>
          </table:table-cell>
          <table:table-cell table:style-name="ce25" table:formula="of:=MID([$'Compras-Ali'.$A37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71]&lt;&gt;&quot;&quot;;VALUE(MID([$'Compras-Ali'.$A371];[$Tablas.$E$36];[$Tablas.$G$36]))/100;0)*IF(OR(VALUE([.A371])=3;VALUE([.A371])=8;VALUE([.A371])=13);-1;1)" office:value-type="float" office:value="513.33" calcext:value-type="float">
            <text:p>513,33</text:p>
          </table:table-cell>
          <table:table-cell table:style-name="ce25" table:formula="of:=MID([$'Compras-Ali'.$A371];[$Tablas.$E$37];[$Tablas.$G$37])" office:value-type="string" office:string-value="0005" calcext:value-type="string">
            <text:p>0005</text:p>
          </table:table-cell>
          <table:table-cell table:style-name="ce28" table:formula="of:=IF([$'Compras-Ali'.$A371]&lt;&gt;&quot;&quot;;VALUE(MID([$'Compras-Ali'.$A371];[$Tablas.$E$38];[$Tablas.$G$38]))/100;0)*IF(OR(VALUE([.A371])=3;VALUE([.A371])=8;VALUE([.A371])=13);-1;1)" office:value-type="float" office:value="107.8" calcext:value-type="float">
            <text:p>107,80</text:p>
          </table:table-cell>
          <table:table-cell table:number-columns-repeated="1016"/>
        </table:table-row>
        <table:table-row table:style-name="ro1">
          <table:table-cell table:style-name="ce25" table:formula="of:=MID([$'Compras-Ali'.$A372];[$Tablas.$E$31];[$Tablas.$G$31])" office:value-type="string" office:string-value="001" calcext:value-type="string">
            <text:p>001</text:p>
          </table:table-cell>
          <table:table-cell table:style-name="ce25" table:formula="of:=MID([$'Compras-Ali'.$A372];[$Tablas.$E$32];[$Tablas.$G$32])" office:value-type="string" office:string-value="00021" calcext:value-type="string">
            <text:p>00021</text:p>
          </table:table-cell>
          <table:table-cell table:style-name="ce25" table:formula="of:=MID([$'Compras-Ali'.$A372];[$Tablas.$E$33];[$Tablas.$G$33])" office:value-type="string" office:string-value="00000000000000035019" calcext:value-type="string">
            <text:p>00000000000000035019</text:p>
          </table:table-cell>
          <table:table-cell table:style-name="ce25" table:formula="of:=MID([$'Compras-Ali'.$A372];[$Tablas.$E$34];[$Tablas.$G$34])" office:value-type="string" office:string-value="80" calcext:value-type="string">
            <text:p>80</text:p>
          </table:table-cell>
          <table:table-cell table:style-name="ce25" table:formula="of:=MID([$'Compras-Ali'.$A372];[$Tablas.$E$35];[$Tablas.$G$35])" office:value-type="string" office:string-value="00000000030533493560" calcext:value-type="string">
            <text:p>00000000030533493560</text:p>
          </table:table-cell>
          <table:table-cell table:style-name="ce28" table:formula="of:=IF([$'Compras-Ali'.$A372]&lt;&gt;&quot;&quot;;VALUE(MID([$'Compras-Ali'.$A372];[$Tablas.$E$36];[$Tablas.$G$36]))/100;0)*IF(OR(VALUE([.A372])=3;VALUE([.A372])=8;VALUE([.A372])=13);-1;1)" office:value-type="float" office:value="7368.81" calcext:value-type="float">
            <text:p>7.368,81</text:p>
          </table:table-cell>
          <table:table-cell table:style-name="ce25" table:formula="of:=MID([$'Compras-Ali'.$A372];[$Tablas.$E$37];[$Tablas.$G$37])" office:value-type="string" office:string-value="0005" calcext:value-type="string">
            <text:p>0005</text:p>
          </table:table-cell>
          <table:table-cell table:style-name="ce28" table:formula="of:=IF([$'Compras-Ali'.$A372]&lt;&gt;&quot;&quot;;VALUE(MID([$'Compras-Ali'.$A372];[$Tablas.$E$38];[$Tablas.$G$38]))/100;0)*IF(OR(VALUE([.A372])=3;VALUE([.A372])=8;VALUE([.A372])=13);-1;1)" office:value-type="float" office:value="1547.45" calcext:value-type="float">
            <text:p>1.547,45</text:p>
          </table:table-cell>
          <table:table-cell table:number-columns-repeated="1016"/>
        </table:table-row>
        <table:table-row table:style-name="ro1">
          <table:table-cell table:style-name="ce25" table:formula="of:=MID([$'Compras-Ali'.$A373];[$Tablas.$E$31];[$Tablas.$G$31])" office:value-type="string" office:string-value="001" calcext:value-type="string">
            <text:p>001</text:p>
          </table:table-cell>
          <table:table-cell table:style-name="ce25" table:formula="of:=MID([$'Compras-Ali'.$A373];[$Tablas.$E$32];[$Tablas.$G$32])" office:value-type="string" office:string-value="00026" calcext:value-type="string">
            <text:p>00026</text:p>
          </table:table-cell>
          <table:table-cell table:style-name="ce25" table:formula="of:=MID([$'Compras-Ali'.$A373];[$Tablas.$E$33];[$Tablas.$G$33])" office:value-type="string" office:string-value="00000000000000000923" calcext:value-type="string">
            <text:p>00000000000000000923</text:p>
          </table:table-cell>
          <table:table-cell table:style-name="ce25" table:formula="of:=MID([$'Compras-Ali'.$A373];[$Tablas.$E$34];[$Tablas.$G$34])" office:value-type="string" office:string-value="80" calcext:value-type="string">
            <text:p>80</text:p>
          </table:table-cell>
          <table:table-cell table:style-name="ce25" table:formula="of:=MID([$'Compras-Ali'.$A373];[$Tablas.$E$35];[$Tablas.$G$35])" office:value-type="string" office:string-value="00000000030554542960" calcext:value-type="string">
            <text:p>00000000030554542960</text:p>
          </table:table-cell>
          <table:table-cell table:style-name="ce28" table:formula="of:=IF([$'Compras-Ali'.$A373]&lt;&gt;&quot;&quot;;VALUE(MID([$'Compras-Ali'.$A373];[$Tablas.$E$36];[$Tablas.$G$36]))/100;0)*IF(OR(VALUE([.A373])=3;VALUE([.A373])=8;VALUE([.A373])=13);-1;1)" office:value-type="float" office:value="3966.95" calcext:value-type="float">
            <text:p>3.966,95</text:p>
          </table:table-cell>
          <table:table-cell table:style-name="ce25" table:formula="of:=MID([$'Compras-Ali'.$A373];[$Tablas.$E$37];[$Tablas.$G$37])" office:value-type="string" office:string-value="0005" calcext:value-type="string">
            <text:p>0005</text:p>
          </table:table-cell>
          <table:table-cell table:style-name="ce28" table:formula="of:=IF([$'Compras-Ali'.$A373]&lt;&gt;&quot;&quot;;VALUE(MID([$'Compras-Ali'.$A373];[$Tablas.$E$38];[$Tablas.$G$38]))/100;0)*IF(OR(VALUE([.A373])=3;VALUE([.A373])=8;VALUE([.A373])=13);-1;1)" office:value-type="float" office:value="833.06" calcext:value-type="float">
            <text:p>833,06</text:p>
          </table:table-cell>
          <table:table-cell table:number-columns-repeated="1016"/>
        </table:table-row>
        <table:table-row table:style-name="ro1">
          <table:table-cell table:style-name="ce25" table:formula="of:=MID([$'Compras-Ali'.$A374];[$Tablas.$E$31];[$Tablas.$G$31])" office:value-type="string" office:string-value="001" calcext:value-type="string">
            <text:p>001</text:p>
          </table:table-cell>
          <table:table-cell table:style-name="ce25" table:formula="of:=MID([$'Compras-Ali'.$A374];[$Tablas.$E$32];[$Tablas.$G$32])" office:value-type="string" office:string-value="02017" calcext:value-type="string">
            <text:p>02017</text:p>
          </table:table-cell>
          <table:table-cell table:style-name="ce25" table:formula="of:=MID([$'Compras-Ali'.$A374];[$Tablas.$E$33];[$Tablas.$G$33])" office:value-type="string" office:string-value="00000000000002458611" calcext:value-type="string">
            <text:p>00000000000002458611</text:p>
          </table:table-cell>
          <table:table-cell table:style-name="ce25" table:formula="of:=MID([$'Compras-Ali'.$A374];[$Tablas.$E$34];[$Tablas.$G$34])" office:value-type="string" office:string-value="80" calcext:value-type="string">
            <text:p>80</text:p>
          </table:table-cell>
          <table:table-cell table:style-name="ce25" table:formula="of:=MID([$'Compras-Ali'.$A37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74]&lt;&gt;&quot;&quot;;VALUE(MID([$'Compras-Ali'.$A374];[$Tablas.$E$36];[$Tablas.$G$36]))/100;0)*IF(OR(VALUE([.A374])=3;VALUE([.A374])=8;VALUE([.A374])=13);-1;1)" office:value-type="float" office:value="1479486.71" calcext:value-type="float">
            <text:p>1.479.486,71</text:p>
          </table:table-cell>
          <table:table-cell table:style-name="ce25" table:formula="of:=MID([$'Compras-Ali'.$A374];[$Tablas.$E$37];[$Tablas.$G$37])" office:value-type="string" office:string-value="0005" calcext:value-type="string">
            <text:p>0005</text:p>
          </table:table-cell>
          <table:table-cell table:style-name="ce28" table:formula="of:=IF([$'Compras-Ali'.$A374]&lt;&gt;&quot;&quot;;VALUE(MID([$'Compras-Ali'.$A374];[$Tablas.$E$38];[$Tablas.$G$38]))/100;0)*IF(OR(VALUE([.A374])=3;VALUE([.A374])=8;VALUE([.A374])=13);-1;1)" office:value-type="float" office:value="310692.21" calcext:value-type="float">
            <text:p>310.692,21</text:p>
          </table:table-cell>
          <table:table-cell table:number-columns-repeated="1016"/>
        </table:table-row>
        <table:table-row table:style-name="ro1">
          <table:table-cell table:style-name="ce25" table:formula="of:=MID([$'Compras-Ali'.$A375];[$Tablas.$E$31];[$Tablas.$G$31])" office:value-type="string" office:string-value="003" calcext:value-type="string">
            <text:p>003</text:p>
          </table:table-cell>
          <table:table-cell table:style-name="ce25" table:formula="of:=MID([$'Compras-Ali'.$A375];[$Tablas.$E$32];[$Tablas.$G$32])" office:value-type="string" office:string-value="02550" calcext:value-type="string">
            <text:p>02550</text:p>
          </table:table-cell>
          <table:table-cell table:style-name="ce25" table:formula="of:=MID([$'Compras-Ali'.$A375];[$Tablas.$E$33];[$Tablas.$G$33])" office:value-type="string" office:string-value="00000000000000092570" calcext:value-type="string">
            <text:p>00000000000000092570</text:p>
          </table:table-cell>
          <table:table-cell table:style-name="ce25" table:formula="of:=MID([$'Compras-Ali'.$A375];[$Tablas.$E$34];[$Tablas.$G$34])" office:value-type="string" office:string-value="80" calcext:value-type="string">
            <text:p>80</text:p>
          </table:table-cell>
          <table:table-cell table:style-name="ce25" table:formula="of:=MID([$'Compras-Ali'.$A37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75]&lt;&gt;&quot;&quot;;VALUE(MID([$'Compras-Ali'.$A375];[$Tablas.$E$36];[$Tablas.$G$36]))/100;0)*IF(OR(VALUE([.A375])=3;VALUE([.A375])=8;VALUE([.A375])=13);-1;1)" office:value-type="string" office:string-value="" calcext:value-type="error">
            <text:p>Err:502</text:p>
          </table:table-cell>
          <table:table-cell table:style-name="ce25" table:formula="of:=MID([$'Compras-Ali'.$A375];[$Tablas.$E$37];[$Tablas.$G$37])" office:value-type="string" office:string-value="0005" calcext:value-type="string">
            <text:p>0005</text:p>
          </table:table-cell>
          <table:table-cell table:style-name="ce28" table:formula="of:=IF([$'Compras-Ali'.$A375]&lt;&gt;&quot;&quot;;VALUE(MID([$'Compras-Ali'.$A375];[$Tablas.$E$38];[$Tablas.$G$38]))/100;0)*IF(OR(VALUE([.A375])=3;VALUE([.A375])=8;VALUE([.A375])=13);-1;1)" office:value-type="float" office:value="-266977.28" calcext:value-type="float">
            <text:p>-266.977,28</text:p>
          </table:table-cell>
          <table:table-cell table:number-columns-repeated="1016"/>
        </table:table-row>
        <table:table-row table:style-name="ro1">
          <table:table-cell table:style-name="ce25" table:formula="of:=MID([$'Compras-Ali'.$A376];[$Tablas.$E$31];[$Tablas.$G$31])" office:value-type="string" office:string-value="001" calcext:value-type="string">
            <text:p>001</text:p>
          </table:table-cell>
          <table:table-cell table:style-name="ce25" table:formula="of:=MID([$'Compras-Ali'.$A376];[$Tablas.$E$32];[$Tablas.$G$32])" office:value-type="string" office:string-value="00002" calcext:value-type="string">
            <text:p>00002</text:p>
          </table:table-cell>
          <table:table-cell table:style-name="ce25" table:formula="of:=MID([$'Compras-Ali'.$A376];[$Tablas.$E$33];[$Tablas.$G$33])" office:value-type="string" office:string-value="00000000000000005396" calcext:value-type="string">
            <text:p>00000000000000005396</text:p>
          </table:table-cell>
          <table:table-cell table:style-name="ce25" table:formula="of:=MID([$'Compras-Ali'.$A376];[$Tablas.$E$34];[$Tablas.$G$34])" office:value-type="string" office:string-value="80" calcext:value-type="string">
            <text:p>80</text:p>
          </table:table-cell>
          <table:table-cell table:style-name="ce25" table:formula="of:=MID([$'Compras-Ali'.$A376];[$Tablas.$E$35];[$Tablas.$G$35])" office:value-type="string" office:string-value="00000000023124490189" calcext:value-type="string">
            <text:p>00000000023124490189</text:p>
          </table:table-cell>
          <table:table-cell table:style-name="ce28" table:formula="of:=IF([$'Compras-Ali'.$A376]&lt;&gt;&quot;&quot;;VALUE(MID([$'Compras-Ali'.$A376];[$Tablas.$E$36];[$Tablas.$G$36]))/100;0)*IF(OR(VALUE([.A376])=3;VALUE([.A376])=8;VALUE([.A376])=13);-1;1)" office:value-type="float" office:value="38400" calcext:value-type="float">
            <text:p>38.400,00</text:p>
          </table:table-cell>
          <table:table-cell table:style-name="ce25" table:formula="of:=MID([$'Compras-Ali'.$A376];[$Tablas.$E$37];[$Tablas.$G$37])" office:value-type="string" office:string-value="0005" calcext:value-type="string">
            <text:p>0005</text:p>
          </table:table-cell>
          <table:table-cell table:style-name="ce28" table:formula="of:=IF([$'Compras-Ali'.$A376]&lt;&gt;&quot;&quot;;VALUE(MID([$'Compras-Ali'.$A376];[$Tablas.$E$38];[$Tablas.$G$38]))/100;0)*IF(OR(VALUE([.A376])=3;VALUE([.A376])=8;VALUE([.A376])=13);-1;1)" office:value-type="float" office:value="8064" calcext:value-type="float">
            <text:p>8.064,00</text:p>
          </table:table-cell>
          <table:table-cell table:number-columns-repeated="1016"/>
        </table:table-row>
        <table:table-row table:style-name="ro1">
          <table:table-cell table:style-name="ce25" table:formula="of:=MID([$'Compras-Ali'.$A377];[$Tablas.$E$31];[$Tablas.$G$31])" office:value-type="string" office:string-value="001" calcext:value-type="string">
            <text:p>001</text:p>
          </table:table-cell>
          <table:table-cell table:style-name="ce25" table:formula="of:=MID([$'Compras-Ali'.$A377];[$Tablas.$E$32];[$Tablas.$G$32])" office:value-type="string" office:string-value="00002" calcext:value-type="string">
            <text:p>00002</text:p>
          </table:table-cell>
          <table:table-cell table:style-name="ce25" table:formula="of:=MID([$'Compras-Ali'.$A377];[$Tablas.$E$33];[$Tablas.$G$33])" office:value-type="string" office:string-value="00000000000000001493" calcext:value-type="string">
            <text:p>00000000000000001493</text:p>
          </table:table-cell>
          <table:table-cell table:style-name="ce25" table:formula="of:=MID([$'Compras-Ali'.$A377];[$Tablas.$E$34];[$Tablas.$G$34])" office:value-type="string" office:string-value="80" calcext:value-type="string">
            <text:p>80</text:p>
          </table:table-cell>
          <table:table-cell table:style-name="ce25" table:formula="of:=MID([$'Compras-Ali'.$A377];[$Tablas.$E$35];[$Tablas.$G$35])" office:value-type="string" office:string-value="00000000027170411973" calcext:value-type="string">
            <text:p>00000000027170411973</text:p>
          </table:table-cell>
          <table:table-cell table:style-name="ce28" table:formula="of:=IF([$'Compras-Ali'.$A377]&lt;&gt;&quot;&quot;;VALUE(MID([$'Compras-Ali'.$A377];[$Tablas.$E$36];[$Tablas.$G$36]))/100;0)*IF(OR(VALUE([.A377])=3;VALUE([.A377])=8;VALUE([.A377])=13);-1;1)" office:value-type="float" office:value="52000" calcext:value-type="float">
            <text:p>52.000,00</text:p>
          </table:table-cell>
          <table:table-cell table:style-name="ce25" table:formula="of:=MID([$'Compras-Ali'.$A377];[$Tablas.$E$37];[$Tablas.$G$37])" office:value-type="string" office:string-value="0005" calcext:value-type="string">
            <text:p>0005</text:p>
          </table:table-cell>
          <table:table-cell table:style-name="ce28" table:formula="of:=IF([$'Compras-Ali'.$A377]&lt;&gt;&quot;&quot;;VALUE(MID([$'Compras-Ali'.$A377];[$Tablas.$E$38];[$Tablas.$G$38]))/100;0)*IF(OR(VALUE([.A377])=3;VALUE([.A377])=8;VALUE([.A377])=13);-1;1)" office:value-type="float" office:value="10920" calcext:value-type="float">
            <text:p>10.92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378];[$Tablas.$E$31];[$Tablas.$G$31])" office:value-type="string" office:string-value="001" calcext:value-type="string">
            <text:p>001</text:p>
          </table:table-cell>
          <table:table-cell table:style-name="ce25" table:formula="of:=MID([$'Compras-Ali'.$A378];[$Tablas.$E$32];[$Tablas.$G$32])" office:value-type="string" office:string-value="00003" calcext:value-type="string">
            <text:p>00003</text:p>
          </table:table-cell>
          <table:table-cell table:style-name="ce25" table:formula="of:=MID([$'Compras-Ali'.$A378];[$Tablas.$E$33];[$Tablas.$G$33])" office:value-type="string" office:string-value="00000000000000021949" calcext:value-type="string">
            <text:p>00000000000000021949</text:p>
          </table:table-cell>
          <table:table-cell table:style-name="ce25" table:formula="of:=MID([$'Compras-Ali'.$A378];[$Tablas.$E$34];[$Tablas.$G$34])" office:value-type="string" office:string-value="80" calcext:value-type="string">
            <text:p>80</text:p>
          </table:table-cell>
          <table:table-cell table:style-name="ce25" table:formula="of:=MID([$'Compras-Ali'.$A37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78]&lt;&gt;&quot;&quot;;VALUE(MID([$'Compras-Ali'.$A378];[$Tablas.$E$36];[$Tablas.$G$36]))/100;0)*IF(OR(VALUE([.A378])=3;VALUE([.A378])=8;VALUE([.A378])=13);-1;1)" office:value-type="float" office:value="785.14" calcext:value-type="float">
            <text:p>785,14</text:p>
          </table:table-cell>
          <table:table-cell table:style-name="ce25" table:formula="of:=MID([$'Compras-Ali'.$A378];[$Tablas.$E$37];[$Tablas.$G$37])" office:value-type="string" office:string-value="0005" calcext:value-type="string">
            <text:p>0005</text:p>
          </table:table-cell>
          <table:table-cell table:style-name="ce28" table:formula="of:=IF([$'Compras-Ali'.$A378]&lt;&gt;&quot;&quot;;VALUE(MID([$'Compras-Ali'.$A378];[$Tablas.$E$38];[$Tablas.$G$38]))/100;0)*IF(OR(VALUE([.A378])=3;VALUE([.A378])=8;VALUE([.A378])=13);-1;1)" office:value-type="float" office:value="164.88" calcext:value-type="float">
            <text:p>164,88</text:p>
          </table:table-cell>
          <table:table-cell table:number-columns-repeated="1016"/>
        </table:table-row>
        <table:table-row table:style-name="ro1">
          <table:table-cell table:style-name="ce25" table:formula="of:=MID([$'Compras-Ali'.$A379];[$Tablas.$E$31];[$Tablas.$G$31])" office:value-type="string" office:string-value="001" calcext:value-type="string">
            <text:p>001</text:p>
          </table:table-cell>
          <table:table-cell table:style-name="ce25" table:formula="of:=MID([$'Compras-Ali'.$A379];[$Tablas.$E$32];[$Tablas.$G$32])" office:value-type="string" office:string-value="00001" calcext:value-type="string">
            <text:p>00001</text:p>
          </table:table-cell>
          <table:table-cell table:style-name="ce25" table:formula="of:=MID([$'Compras-Ali'.$A379];[$Tablas.$E$33];[$Tablas.$G$33])" office:value-type="string" office:string-value="00000000000000700027" calcext:value-type="string">
            <text:p>00000000000000700027</text:p>
          </table:table-cell>
          <table:table-cell table:style-name="ce25" table:formula="of:=MID([$'Compras-Ali'.$A379];[$Tablas.$E$34];[$Tablas.$G$34])" office:value-type="string" office:string-value="80" calcext:value-type="string">
            <text:p>80</text:p>
          </table:table-cell>
          <table:table-cell table:style-name="ce25" table:formula="of:=MID([$'Compras-Ali'.$A37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79]&lt;&gt;&quot;&quot;;VALUE(MID([$'Compras-Ali'.$A379];[$Tablas.$E$36];[$Tablas.$G$36]))/100;0)*IF(OR(VALUE([.A379])=3;VALUE([.A379])=8;VALUE([.A379])=13);-1;1)" office:value-type="float" office:value="4442.1" calcext:value-type="float">
            <text:p>4.442,10</text:p>
          </table:table-cell>
          <table:table-cell table:style-name="ce25" table:formula="of:=MID([$'Compras-Ali'.$A379];[$Tablas.$E$37];[$Tablas.$G$37])" office:value-type="string" office:string-value="0004" calcext:value-type="string">
            <text:p>0004</text:p>
          </table:table-cell>
          <table:table-cell table:style-name="ce28" table:formula="of:=IF([$'Compras-Ali'.$A379]&lt;&gt;&quot;&quot;;VALUE(MID([$'Compras-Ali'.$A379];[$Tablas.$E$38];[$Tablas.$G$38]))/100;0)*IF(OR(VALUE([.A379])=3;VALUE([.A379])=8;VALUE([.A379])=13);-1;1)" office:value-type="float" office:value="444.21" calcext:value-type="float">
            <text:p>444,21</text:p>
          </table:table-cell>
          <table:table-cell table:number-columns-repeated="1016"/>
        </table:table-row>
        <table:table-row table:style-name="ro1">
          <table:table-cell table:style-name="ce25" table:formula="of:=MID([$'Compras-Ali'.$A380];[$Tablas.$E$31];[$Tablas.$G$31])" office:value-type="string" office:string-value="001" calcext:value-type="string">
            <text:p>001</text:p>
          </table:table-cell>
          <table:table-cell table:style-name="ce25" table:formula="of:=MID([$'Compras-Ali'.$A380];[$Tablas.$E$32];[$Tablas.$G$32])" office:value-type="string" office:string-value="00004" calcext:value-type="string">
            <text:p>00004</text:p>
          </table:table-cell>
          <table:table-cell table:style-name="ce25" table:formula="of:=MID([$'Compras-Ali'.$A380];[$Tablas.$E$33];[$Tablas.$G$33])" office:value-type="string" office:string-value="00000000000000016857" calcext:value-type="string">
            <text:p>00000000000000016857</text:p>
          </table:table-cell>
          <table:table-cell table:style-name="ce25" table:formula="of:=MID([$'Compras-Ali'.$A380];[$Tablas.$E$34];[$Tablas.$G$34])" office:value-type="string" office:string-value="80" calcext:value-type="string">
            <text:p>80</text:p>
          </table:table-cell>
          <table:table-cell table:style-name="ce25" table:formula="of:=MID([$'Compras-Ali'.$A380];[$Tablas.$E$35];[$Tablas.$G$35])" office:value-type="string" office:string-value="00000000020117622569" calcext:value-type="string">
            <text:p>00000000020117622569</text:p>
          </table:table-cell>
          <table:table-cell table:style-name="ce28" table:formula="of:=IF([$'Compras-Ali'.$A380]&lt;&gt;&quot;&quot;;VALUE(MID([$'Compras-Ali'.$A380];[$Tablas.$E$36];[$Tablas.$G$36]))/100;0)*IF(OR(VALUE([.A380])=3;VALUE([.A380])=8;VALUE([.A380])=13);-1;1)" office:value-type="float" office:value="23881.24" calcext:value-type="float">
            <text:p>23.881,24</text:p>
          </table:table-cell>
          <table:table-cell table:style-name="ce25" table:formula="of:=MID([$'Compras-Ali'.$A380];[$Tablas.$E$37];[$Tablas.$G$37])" office:value-type="string" office:string-value="0005" calcext:value-type="string">
            <text:p>0005</text:p>
          </table:table-cell>
          <table:table-cell table:style-name="ce28" table:formula="of:=IF([$'Compras-Ali'.$A380]&lt;&gt;&quot;&quot;;VALUE(MID([$'Compras-Ali'.$A380];[$Tablas.$E$38];[$Tablas.$G$38]))/100;0)*IF(OR(VALUE([.A380])=3;VALUE([.A380])=8;VALUE([.A380])=13);-1;1)" office:value-type="float" office:value="5015.06" calcext:value-type="float">
            <text:p>5.015,06</text:p>
          </table:table-cell>
          <table:table-cell table:number-columns-repeated="1016"/>
        </table:table-row>
        <table:table-row table:style-name="ro1">
          <table:table-cell table:style-name="ce25" table:formula="of:=MID([$'Compras-Ali'.$A381];[$Tablas.$E$31];[$Tablas.$G$31])" office:value-type="string" office:string-value="001" calcext:value-type="string">
            <text:p>001</text:p>
          </table:table-cell>
          <table:table-cell table:style-name="ce25" table:formula="of:=MID([$'Compras-Ali'.$A381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1];[$Tablas.$E$33];[$Tablas.$G$33])" office:value-type="string" office:string-value="00000000000000082142" calcext:value-type="string">
            <text:p>00000000000000082142</text:p>
          </table:table-cell>
          <table:table-cell table:style-name="ce25" table:formula="of:=MID([$'Compras-Ali'.$A381];[$Tablas.$E$34];[$Tablas.$G$34])" office:value-type="string" office:string-value="80" calcext:value-type="string">
            <text:p>80</text:p>
          </table:table-cell>
          <table:table-cell table:style-name="ce25" table:formula="of:=MID([$'Compras-Ali'.$A38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1]&lt;&gt;&quot;&quot;;VALUE(MID([$'Compras-Ali'.$A381];[$Tablas.$E$36];[$Tablas.$G$36]))/100;0)*IF(OR(VALUE([.A381])=3;VALUE([.A381])=8;VALUE([.A381])=13);-1;1)" office:value-type="float" office:value="1.9" calcext:value-type="float">
            <text:p>1,90</text:p>
          </table:table-cell>
          <table:table-cell table:style-name="ce25" table:formula="of:=MID([$'Compras-Ali'.$A381];[$Tablas.$E$37];[$Tablas.$G$37])" office:value-type="string" office:string-value="0005" calcext:value-type="string">
            <text:p>0005</text:p>
          </table:table-cell>
          <table:table-cell table:style-name="ce28" table:formula="of:=IF([$'Compras-Ali'.$A381]&lt;&gt;&quot;&quot;;VALUE(MID([$'Compras-Ali'.$A381];[$Tablas.$E$38];[$Tablas.$G$38]))/100;0)*IF(OR(VALUE([.A381])=3;VALUE([.A381])=8;VALUE([.A381])=13);-1;1)" office:value-type="float" office:value="0.4" calcext:value-type="float">
            <text:p>0,40</text:p>
          </table:table-cell>
          <table:table-cell table:number-columns-repeated="1016"/>
        </table:table-row>
        <table:table-row table:style-name="ro1">
          <table:table-cell table:style-name="ce25" table:formula="of:=MID([$'Compras-Ali'.$A382];[$Tablas.$E$31];[$Tablas.$G$31])" office:value-type="string" office:string-value="001" calcext:value-type="string">
            <text:p>001</text:p>
          </table:table-cell>
          <table:table-cell table:style-name="ce25" table:formula="of:=MID([$'Compras-Ali'.$A382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2];[$Tablas.$E$33];[$Tablas.$G$33])" office:value-type="string" office:string-value="00000000000000082110" calcext:value-type="string">
            <text:p>00000000000000082110</text:p>
          </table:table-cell>
          <table:table-cell table:style-name="ce25" table:formula="of:=MID([$'Compras-Ali'.$A382];[$Tablas.$E$34];[$Tablas.$G$34])" office:value-type="string" office:string-value="80" calcext:value-type="string">
            <text:p>80</text:p>
          </table:table-cell>
          <table:table-cell table:style-name="ce25" table:formula="of:=MID([$'Compras-Ali'.$A38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2]&lt;&gt;&quot;&quot;;VALUE(MID([$'Compras-Ali'.$A382];[$Tablas.$E$36];[$Tablas.$G$36]))/100;0)*IF(OR(VALUE([.A382])=3;VALUE([.A382])=8;VALUE([.A382])=13);-1;1)" office:value-type="float" office:value="4.52" calcext:value-type="float">
            <text:p>4,52</text:p>
          </table:table-cell>
          <table:table-cell table:style-name="ce25" table:formula="of:=MID([$'Compras-Ali'.$A382];[$Tablas.$E$37];[$Tablas.$G$37])" office:value-type="string" office:string-value="0005" calcext:value-type="string">
            <text:p>0005</text:p>
          </table:table-cell>
          <table:table-cell table:style-name="ce28" table:formula="of:=IF([$'Compras-Ali'.$A382]&lt;&gt;&quot;&quot;;VALUE(MID([$'Compras-Ali'.$A382];[$Tablas.$E$38];[$Tablas.$G$38]))/100;0)*IF(OR(VALUE([.A382])=3;VALUE([.A382])=8;VALUE([.A382])=13);-1;1)" office:value-type="float" office:value="0.95" calcext:value-type="float">
            <text:p>0,95</text:p>
          </table:table-cell>
          <table:table-cell table:number-columns-repeated="1016"/>
        </table:table-row>
        <table:table-row table:style-name="ro1">
          <table:table-cell table:style-name="ce25" table:formula="of:=MID([$'Compras-Ali'.$A383];[$Tablas.$E$31];[$Tablas.$G$31])" office:value-type="string" office:string-value="001" calcext:value-type="string">
            <text:p>001</text:p>
          </table:table-cell>
          <table:table-cell table:style-name="ce25" table:formula="of:=MID([$'Compras-Ali'.$A383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3];[$Tablas.$E$33];[$Tablas.$G$33])" office:value-type="string" office:string-value="00000000000000082108" calcext:value-type="string">
            <text:p>00000000000000082108</text:p>
          </table:table-cell>
          <table:table-cell table:style-name="ce25" table:formula="of:=MID([$'Compras-Ali'.$A383];[$Tablas.$E$34];[$Tablas.$G$34])" office:value-type="string" office:string-value="80" calcext:value-type="string">
            <text:p>80</text:p>
          </table:table-cell>
          <table:table-cell table:style-name="ce25" table:formula="of:=MID([$'Compras-Ali'.$A38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3]&lt;&gt;&quot;&quot;;VALUE(MID([$'Compras-Ali'.$A383];[$Tablas.$E$36];[$Tablas.$G$36]))/100;0)*IF(OR(VALUE([.A383])=3;VALUE([.A383])=8;VALUE([.A383])=13);-1;1)" office:value-type="float" office:value="50.38" calcext:value-type="float">
            <text:p>50,38</text:p>
          </table:table-cell>
          <table:table-cell table:style-name="ce25" table:formula="of:=MID([$'Compras-Ali'.$A383];[$Tablas.$E$37];[$Tablas.$G$37])" office:value-type="string" office:string-value="0005" calcext:value-type="string">
            <text:p>0005</text:p>
          </table:table-cell>
          <table:table-cell table:style-name="ce28" table:formula="of:=IF([$'Compras-Ali'.$A383]&lt;&gt;&quot;&quot;;VALUE(MID([$'Compras-Ali'.$A383];[$Tablas.$E$38];[$Tablas.$G$38]))/100;0)*IF(OR(VALUE([.A383])=3;VALUE([.A383])=8;VALUE([.A383])=13);-1;1)" office:value-type="float" office:value="10.58" calcext:value-type="float">
            <text:p>10,58</text:p>
          </table:table-cell>
          <table:table-cell table:number-columns-repeated="1016"/>
        </table:table-row>
        <table:table-row table:style-name="ro1">
          <table:table-cell table:style-name="ce25" table:formula="of:=MID([$'Compras-Ali'.$A384];[$Tablas.$E$31];[$Tablas.$G$31])" office:value-type="string" office:string-value="001" calcext:value-type="string">
            <text:p>001</text:p>
          </table:table-cell>
          <table:table-cell table:style-name="ce25" table:formula="of:=MID([$'Compras-Ali'.$A384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4];[$Tablas.$E$33];[$Tablas.$G$33])" office:value-type="string" office:string-value="00000000000000082135" calcext:value-type="string">
            <text:p>00000000000000082135</text:p>
          </table:table-cell>
          <table:table-cell table:style-name="ce25" table:formula="of:=MID([$'Compras-Ali'.$A384];[$Tablas.$E$34];[$Tablas.$G$34])" office:value-type="string" office:string-value="80" calcext:value-type="string">
            <text:p>80</text:p>
          </table:table-cell>
          <table:table-cell table:style-name="ce25" table:formula="of:=MID([$'Compras-Ali'.$A38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4]&lt;&gt;&quot;&quot;;VALUE(MID([$'Compras-Ali'.$A384];[$Tablas.$E$36];[$Tablas.$G$36]))/100;0)*IF(OR(VALUE([.A384])=3;VALUE([.A384])=8;VALUE([.A384])=13);-1;1)" office:value-type="float" office:value="34.05" calcext:value-type="float">
            <text:p>34,05</text:p>
          </table:table-cell>
          <table:table-cell table:style-name="ce25" table:formula="of:=MID([$'Compras-Ali'.$A384];[$Tablas.$E$37];[$Tablas.$G$37])" office:value-type="string" office:string-value="0005" calcext:value-type="string">
            <text:p>0005</text:p>
          </table:table-cell>
          <table:table-cell table:style-name="ce28" table:formula="of:=IF([$'Compras-Ali'.$A384]&lt;&gt;&quot;&quot;;VALUE(MID([$'Compras-Ali'.$A384];[$Tablas.$E$38];[$Tablas.$G$38]))/100;0)*IF(OR(VALUE([.A384])=3;VALUE([.A384])=8;VALUE([.A384])=13);-1;1)" office:value-type="float" office:value="7.15" calcext:value-type="float">
            <text:p>7,15</text:p>
          </table:table-cell>
          <table:table-cell table:number-columns-repeated="1016"/>
        </table:table-row>
        <table:table-row table:style-name="ro1">
          <table:table-cell table:style-name="ce25" table:formula="of:=MID([$'Compras-Ali'.$A385];[$Tablas.$E$31];[$Tablas.$G$31])" office:value-type="string" office:string-value="001" calcext:value-type="string">
            <text:p>001</text:p>
          </table:table-cell>
          <table:table-cell table:style-name="ce25" table:formula="of:=MID([$'Compras-Ali'.$A385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5];[$Tablas.$E$33];[$Tablas.$G$33])" office:value-type="string" office:string-value="00000000000000082138" calcext:value-type="string">
            <text:p>00000000000000082138</text:p>
          </table:table-cell>
          <table:table-cell table:style-name="ce25" table:formula="of:=MID([$'Compras-Ali'.$A385];[$Tablas.$E$34];[$Tablas.$G$34])" office:value-type="string" office:string-value="80" calcext:value-type="string">
            <text:p>80</text:p>
          </table:table-cell>
          <table:table-cell table:style-name="ce25" table:formula="of:=MID([$'Compras-Ali'.$A38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5]&lt;&gt;&quot;&quot;;VALUE(MID([$'Compras-Ali'.$A385];[$Tablas.$E$36];[$Tablas.$G$36]))/100;0)*IF(OR(VALUE([.A385])=3;VALUE([.A385])=8;VALUE([.A385])=13);-1;1)" office:value-type="float" office:value="175.52" calcext:value-type="float">
            <text:p>175,52</text:p>
          </table:table-cell>
          <table:table-cell table:style-name="ce25" table:formula="of:=MID([$'Compras-Ali'.$A385];[$Tablas.$E$37];[$Tablas.$G$37])" office:value-type="string" office:string-value="0005" calcext:value-type="string">
            <text:p>0005</text:p>
          </table:table-cell>
          <table:table-cell table:style-name="ce28" table:formula="of:=IF([$'Compras-Ali'.$A385]&lt;&gt;&quot;&quot;;VALUE(MID([$'Compras-Ali'.$A385];[$Tablas.$E$38];[$Tablas.$G$38]))/100;0)*IF(OR(VALUE([.A385])=3;VALUE([.A385])=8;VALUE([.A385])=13);-1;1)" office:value-type="float" office:value="36.86" calcext:value-type="float">
            <text:p>36,86</text:p>
          </table:table-cell>
          <table:table-cell table:number-columns-repeated="1016"/>
        </table:table-row>
        <table:table-row table:style-name="ro1">
          <table:table-cell table:style-name="ce25" table:formula="of:=MID([$'Compras-Ali'.$A386];[$Tablas.$E$31];[$Tablas.$G$31])" office:value-type="string" office:string-value="001" calcext:value-type="string">
            <text:p>001</text:p>
          </table:table-cell>
          <table:table-cell table:style-name="ce25" table:formula="of:=MID([$'Compras-Ali'.$A386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6];[$Tablas.$E$33];[$Tablas.$G$33])" office:value-type="string" office:string-value="00000000000000081710" calcext:value-type="string">
            <text:p>00000000000000081710</text:p>
          </table:table-cell>
          <table:table-cell table:style-name="ce25" table:formula="of:=MID([$'Compras-Ali'.$A386];[$Tablas.$E$34];[$Tablas.$G$34])" office:value-type="string" office:string-value="80" calcext:value-type="string">
            <text:p>80</text:p>
          </table:table-cell>
          <table:table-cell table:style-name="ce25" table:formula="of:=MID([$'Compras-Ali'.$A38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6]&lt;&gt;&quot;&quot;;VALUE(MID([$'Compras-Ali'.$A386];[$Tablas.$E$36];[$Tablas.$G$36]))/100;0)*IF(OR(VALUE([.A386])=3;VALUE([.A386])=8;VALUE([.A386])=13);-1;1)" office:value-type="float" office:value="157.86" calcext:value-type="float">
            <text:p>157,86</text:p>
          </table:table-cell>
          <table:table-cell table:style-name="ce25" table:formula="of:=MID([$'Compras-Ali'.$A386];[$Tablas.$E$37];[$Tablas.$G$37])" office:value-type="string" office:string-value="0005" calcext:value-type="string">
            <text:p>0005</text:p>
          </table:table-cell>
          <table:table-cell table:style-name="ce28" table:formula="of:=IF([$'Compras-Ali'.$A386]&lt;&gt;&quot;&quot;;VALUE(MID([$'Compras-Ali'.$A386];[$Tablas.$E$38];[$Tablas.$G$38]))/100;0)*IF(OR(VALUE([.A386])=3;VALUE([.A386])=8;VALUE([.A386])=13);-1;1)" office:value-type="float" office:value="33.15" calcext:value-type="float">
            <text:p>33,15</text:p>
          </table:table-cell>
          <table:table-cell table:number-columns-repeated="1016"/>
        </table:table-row>
        <table:table-row table:style-name="ro1">
          <table:table-cell table:style-name="ce25" table:formula="of:=MID([$'Compras-Ali'.$A387];[$Tablas.$E$31];[$Tablas.$G$31])" office:value-type="string" office:string-value="001" calcext:value-type="string">
            <text:p>001</text:p>
          </table:table-cell>
          <table:table-cell table:style-name="ce25" table:formula="of:=MID([$'Compras-Ali'.$A387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7];[$Tablas.$E$33];[$Tablas.$G$33])" office:value-type="string" office:string-value="00000000000000082129" calcext:value-type="string">
            <text:p>00000000000000082129</text:p>
          </table:table-cell>
          <table:table-cell table:style-name="ce25" table:formula="of:=MID([$'Compras-Ali'.$A387];[$Tablas.$E$34];[$Tablas.$G$34])" office:value-type="string" office:string-value="80" calcext:value-type="string">
            <text:p>80</text:p>
          </table:table-cell>
          <table:table-cell table:style-name="ce25" table:formula="of:=MID([$'Compras-Ali'.$A38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7]&lt;&gt;&quot;&quot;;VALUE(MID([$'Compras-Ali'.$A387];[$Tablas.$E$36];[$Tablas.$G$36]))/100;0)*IF(OR(VALUE([.A387])=3;VALUE([.A387])=8;VALUE([.A387])=13);-1;1)" office:value-type="float" office:value="146.24" calcext:value-type="float">
            <text:p>146,24</text:p>
          </table:table-cell>
          <table:table-cell table:style-name="ce25" table:formula="of:=MID([$'Compras-Ali'.$A387];[$Tablas.$E$37];[$Tablas.$G$37])" office:value-type="string" office:string-value="0005" calcext:value-type="string">
            <text:p>0005</text:p>
          </table:table-cell>
          <table:table-cell table:style-name="ce28" table:formula="of:=IF([$'Compras-Ali'.$A387]&lt;&gt;&quot;&quot;;VALUE(MID([$'Compras-Ali'.$A387];[$Tablas.$E$38];[$Tablas.$G$38]))/100;0)*IF(OR(VALUE([.A387])=3;VALUE([.A387])=8;VALUE([.A387])=13);-1;1)" office:value-type="float" office:value="30.71" calcext:value-type="float">
            <text:p>30,71</text:p>
          </table:table-cell>
          <table:table-cell table:number-columns-repeated="1016"/>
        </table:table-row>
        <table:table-row table:style-name="ro1">
          <table:table-cell table:style-name="ce25" table:formula="of:=MID([$'Compras-Ali'.$A388];[$Tablas.$E$31];[$Tablas.$G$31])" office:value-type="string" office:string-value="001" calcext:value-type="string">
            <text:p>001</text:p>
          </table:table-cell>
          <table:table-cell table:style-name="ce25" table:formula="of:=MID([$'Compras-Ali'.$A388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8];[$Tablas.$E$33];[$Tablas.$G$33])" office:value-type="string" office:string-value="00000000000000082125" calcext:value-type="string">
            <text:p>00000000000000082125</text:p>
          </table:table-cell>
          <table:table-cell table:style-name="ce25" table:formula="of:=MID([$'Compras-Ali'.$A388];[$Tablas.$E$34];[$Tablas.$G$34])" office:value-type="string" office:string-value="80" calcext:value-type="string">
            <text:p>80</text:p>
          </table:table-cell>
          <table:table-cell table:style-name="ce25" table:formula="of:=MID([$'Compras-Ali'.$A38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8]&lt;&gt;&quot;&quot;;VALUE(MID([$'Compras-Ali'.$A388];[$Tablas.$E$36];[$Tablas.$G$36]))/100;0)*IF(OR(VALUE([.A388])=3;VALUE([.A388])=8;VALUE([.A388])=13);-1;1)" office:value-type="float" office:value="883.14" calcext:value-type="float">
            <text:p>883,14</text:p>
          </table:table-cell>
          <table:table-cell table:style-name="ce25" table:formula="of:=MID([$'Compras-Ali'.$A388];[$Tablas.$E$37];[$Tablas.$G$37])" office:value-type="string" office:string-value="0005" calcext:value-type="string">
            <text:p>0005</text:p>
          </table:table-cell>
          <table:table-cell table:style-name="ce28" table:formula="of:=IF([$'Compras-Ali'.$A388]&lt;&gt;&quot;&quot;;VALUE(MID([$'Compras-Ali'.$A388];[$Tablas.$E$38];[$Tablas.$G$38]))/100;0)*IF(OR(VALUE([.A388])=3;VALUE([.A388])=8;VALUE([.A388])=13);-1;1)" office:value-type="float" office:value="185.46" calcext:value-type="float">
            <text:p>185,46</text:p>
          </table:table-cell>
          <table:table-cell table:number-columns-repeated="1016"/>
        </table:table-row>
        <table:table-row table:style-name="ro1">
          <table:table-cell table:style-name="ce25" table:formula="of:=MID([$'Compras-Ali'.$A389];[$Tablas.$E$31];[$Tablas.$G$31])" office:value-type="string" office:string-value="001" calcext:value-type="string">
            <text:p>001</text:p>
          </table:table-cell>
          <table:table-cell table:style-name="ce25" table:formula="of:=MID([$'Compras-Ali'.$A389];[$Tablas.$E$32];[$Tablas.$G$32])" office:value-type="string" office:string-value="00001" calcext:value-type="string">
            <text:p>00001</text:p>
          </table:table-cell>
          <table:table-cell table:style-name="ce25" table:formula="of:=MID([$'Compras-Ali'.$A389];[$Tablas.$E$33];[$Tablas.$G$33])" office:value-type="string" office:string-value="00000000000000082147" calcext:value-type="string">
            <text:p>00000000000000082147</text:p>
          </table:table-cell>
          <table:table-cell table:style-name="ce25" table:formula="of:=MID([$'Compras-Ali'.$A389];[$Tablas.$E$34];[$Tablas.$G$34])" office:value-type="string" office:string-value="80" calcext:value-type="string">
            <text:p>80</text:p>
          </table:table-cell>
          <table:table-cell table:style-name="ce25" table:formula="of:=MID([$'Compras-Ali'.$A38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389]&lt;&gt;&quot;&quot;;VALUE(MID([$'Compras-Ali'.$A389];[$Tablas.$E$36];[$Tablas.$G$36]))/100;0)*IF(OR(VALUE([.A389])=3;VALUE([.A389])=8;VALUE([.A389])=13);-1;1)" office:value-type="float" office:value="605.86" calcext:value-type="float">
            <text:p>605,86</text:p>
          </table:table-cell>
          <table:table-cell table:style-name="ce25" table:formula="of:=MID([$'Compras-Ali'.$A389];[$Tablas.$E$37];[$Tablas.$G$37])" office:value-type="string" office:string-value="0005" calcext:value-type="string">
            <text:p>0005</text:p>
          </table:table-cell>
          <table:table-cell table:style-name="ce28" table:formula="of:=IF([$'Compras-Ali'.$A389]&lt;&gt;&quot;&quot;;VALUE(MID([$'Compras-Ali'.$A389];[$Tablas.$E$38];[$Tablas.$G$38]))/100;0)*IF(OR(VALUE([.A389])=3;VALUE([.A389])=8;VALUE([.A389])=13);-1;1)" office:value-type="float" office:value="127.23" calcext:value-type="float">
            <text:p>127,23</text:p>
          </table:table-cell>
          <table:table-cell table:number-columns-repeated="1016"/>
        </table:table-row>
        <table:table-row table:style-name="ro1">
          <table:table-cell table:style-name="ce25" table:formula="of:=MID([$'Compras-Ali'.$A390];[$Tablas.$E$31];[$Tablas.$G$31])" office:value-type="string" office:string-value="001" calcext:value-type="string">
            <text:p>001</text:p>
          </table:table-cell>
          <table:table-cell table:style-name="ce25" table:formula="of:=MID([$'Compras-Ali'.$A390];[$Tablas.$E$32];[$Tablas.$G$32])" office:value-type="string" office:string-value="00001" calcext:value-type="string">
            <text:p>00001</text:p>
          </table:table-cell>
          <table:table-cell table:style-name="ce25" table:formula="of:=MID([$'Compras-Ali'.$A390];[$Tablas.$E$33];[$Tablas.$G$33])" office:value-type="string" office:string-value="00000000000000280820" calcext:value-type="string">
            <text:p>00000000000000280820</text:p>
          </table:table-cell>
          <table:table-cell table:style-name="ce25" table:formula="of:=MID([$'Compras-Ali'.$A390];[$Tablas.$E$34];[$Tablas.$G$34])" office:value-type="string" office:string-value="80" calcext:value-type="string">
            <text:p>80</text:p>
          </table:table-cell>
          <table:table-cell table:style-name="ce25" table:formula="of:=MID([$'Compras-Ali'.$A390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390]&lt;&gt;&quot;&quot;;VALUE(MID([$'Compras-Ali'.$A390];[$Tablas.$E$36];[$Tablas.$G$36]))/100;0)*IF(OR(VALUE([.A390])=3;VALUE([.A390])=8;VALUE([.A390])=13);-1;1)" office:value-type="float" office:value="44.57" calcext:value-type="float">
            <text:p>44,57</text:p>
          </table:table-cell>
          <table:table-cell table:style-name="ce25" table:formula="of:=MID([$'Compras-Ali'.$A390];[$Tablas.$E$37];[$Tablas.$G$37])" office:value-type="string" office:string-value="0005" calcext:value-type="string">
            <text:p>0005</text:p>
          </table:table-cell>
          <table:table-cell table:style-name="ce28" table:formula="of:=IF([$'Compras-Ali'.$A390]&lt;&gt;&quot;&quot;;VALUE(MID([$'Compras-Ali'.$A390];[$Tablas.$E$38];[$Tablas.$G$38]))/100;0)*IF(OR(VALUE([.A390])=3;VALUE([.A390])=8;VALUE([.A390])=13);-1;1)" office:value-type="float" office:value="9.36" calcext:value-type="float">
            <text:p>9,36</text:p>
          </table:table-cell>
          <table:table-cell table:number-columns-repeated="1016"/>
        </table:table-row>
        <table:table-row table:style-name="ro1">
          <table:table-cell table:style-name="ce25" table:formula="of:=MID([$'Compras-Ali'.$A391];[$Tablas.$E$31];[$Tablas.$G$31])" office:value-type="string" office:string-value="001" calcext:value-type="string">
            <text:p>001</text:p>
          </table:table-cell>
          <table:table-cell table:style-name="ce25" table:formula="of:=MID([$'Compras-Ali'.$A391];[$Tablas.$E$32];[$Tablas.$G$32])" office:value-type="string" office:string-value="02020" calcext:value-type="string">
            <text:p>02020</text:p>
          </table:table-cell>
          <table:table-cell table:style-name="ce25" table:formula="of:=MID([$'Compras-Ali'.$A391];[$Tablas.$E$33];[$Tablas.$G$33])" office:value-type="string" office:string-value="00000000000000393174" calcext:value-type="string">
            <text:p>00000000000000393174</text:p>
          </table:table-cell>
          <table:table-cell table:style-name="ce25" table:formula="of:=MID([$'Compras-Ali'.$A391];[$Tablas.$E$34];[$Tablas.$G$34])" office:value-type="string" office:string-value="80" calcext:value-type="string">
            <text:p>80</text:p>
          </table:table-cell>
          <table:table-cell table:style-name="ce25" table:formula="of:=MID([$'Compras-Ali'.$A391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1]&lt;&gt;&quot;&quot;;VALUE(MID([$'Compras-Ali'.$A391];[$Tablas.$E$36];[$Tablas.$G$36]))/100;0)*IF(OR(VALUE([.A391])=3;VALUE([.A391])=8;VALUE([.A391])=13);-1;1)" office:value-type="float" office:value="46148.86" calcext:value-type="float">
            <text:p>46.148,86</text:p>
          </table:table-cell>
          <table:table-cell table:style-name="ce25" table:formula="of:=MID([$'Compras-Ali'.$A391];[$Tablas.$E$37];[$Tablas.$G$37])" office:value-type="string" office:string-value="0005" calcext:value-type="string">
            <text:p>0005</text:p>
          </table:table-cell>
          <table:table-cell table:style-name="ce28" table:formula="of:=IF([$'Compras-Ali'.$A391]&lt;&gt;&quot;&quot;;VALUE(MID([$'Compras-Ali'.$A391];[$Tablas.$E$38];[$Tablas.$G$38]))/100;0)*IF(OR(VALUE([.A391])=3;VALUE([.A391])=8;VALUE([.A391])=13);-1;1)" office:value-type="float" office:value="9691.26" calcext:value-type="float">
            <text:p>9.691,26</text:p>
          </table:table-cell>
          <table:table-cell table:number-columns-repeated="1016"/>
        </table:table-row>
        <table:table-row table:style-name="ro1">
          <table:table-cell table:style-name="ce25" table:formula="of:=MID([$'Compras-Ali'.$A392];[$Tablas.$E$31];[$Tablas.$G$31])" office:value-type="string" office:string-value="001" calcext:value-type="string">
            <text:p>001</text:p>
          </table:table-cell>
          <table:table-cell table:style-name="ce25" table:formula="of:=MID([$'Compras-Ali'.$A392];[$Tablas.$E$32];[$Tablas.$G$32])" office:value-type="string" office:string-value="02020" calcext:value-type="string">
            <text:p>02020</text:p>
          </table:table-cell>
          <table:table-cell table:style-name="ce25" table:formula="of:=MID([$'Compras-Ali'.$A392];[$Tablas.$E$33];[$Tablas.$G$33])" office:value-type="string" office:string-value="00000000000000393176" calcext:value-type="string">
            <text:p>00000000000000393176</text:p>
          </table:table-cell>
          <table:table-cell table:style-name="ce25" table:formula="of:=MID([$'Compras-Ali'.$A392];[$Tablas.$E$34];[$Tablas.$G$34])" office:value-type="string" office:string-value="80" calcext:value-type="string">
            <text:p>80</text:p>
          </table:table-cell>
          <table:table-cell table:style-name="ce25" table:formula="of:=MID([$'Compras-Ali'.$A392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2]&lt;&gt;&quot;&quot;;VALUE(MID([$'Compras-Ali'.$A392];[$Tablas.$E$36];[$Tablas.$G$36]))/100;0)*IF(OR(VALUE([.A392])=3;VALUE([.A392])=8;VALUE([.A392])=13);-1;1)" office:value-type="float" office:value="463472.48" calcext:value-type="float">
            <text:p>463.472,48</text:p>
          </table:table-cell>
          <table:table-cell table:style-name="ce25" table:formula="of:=MID([$'Compras-Ali'.$A392];[$Tablas.$E$37];[$Tablas.$G$37])" office:value-type="string" office:string-value="0005" calcext:value-type="string">
            <text:p>0005</text:p>
          </table:table-cell>
          <table:table-cell table:style-name="ce28" table:formula="of:=IF([$'Compras-Ali'.$A392]&lt;&gt;&quot;&quot;;VALUE(MID([$'Compras-Ali'.$A392];[$Tablas.$E$38];[$Tablas.$G$38]))/100;0)*IF(OR(VALUE([.A392])=3;VALUE([.A392])=8;VALUE([.A392])=13);-1;1)" office:value-type="float" office:value="97329.22" calcext:value-type="float">
            <text:p>97.329,22</text:p>
          </table:table-cell>
          <table:table-cell table:number-columns-repeated="1016"/>
        </table:table-row>
        <table:table-row table:style-name="ro1">
          <table:table-cell table:style-name="ce25" table:formula="of:=MID([$'Compras-Ali'.$A393];[$Tablas.$E$31];[$Tablas.$G$31])" office:value-type="string" office:string-value="001" calcext:value-type="string">
            <text:p>001</text:p>
          </table:table-cell>
          <table:table-cell table:style-name="ce25" table:formula="of:=MID([$'Compras-Ali'.$A393];[$Tablas.$E$32];[$Tablas.$G$32])" office:value-type="string" office:string-value="02020" calcext:value-type="string">
            <text:p>02020</text:p>
          </table:table-cell>
          <table:table-cell table:style-name="ce25" table:formula="of:=MID([$'Compras-Ali'.$A393];[$Tablas.$E$33];[$Tablas.$G$33])" office:value-type="string" office:string-value="00000000000000393195" calcext:value-type="string">
            <text:p>00000000000000393195</text:p>
          </table:table-cell>
          <table:table-cell table:style-name="ce25" table:formula="of:=MID([$'Compras-Ali'.$A393];[$Tablas.$E$34];[$Tablas.$G$34])" office:value-type="string" office:string-value="80" calcext:value-type="string">
            <text:p>80</text:p>
          </table:table-cell>
          <table:table-cell table:style-name="ce25" table:formula="of:=MID([$'Compras-Ali'.$A39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3]&lt;&gt;&quot;&quot;;VALUE(MID([$'Compras-Ali'.$A393];[$Tablas.$E$36];[$Tablas.$G$36]))/100;0)*IF(OR(VALUE([.A393])=3;VALUE([.A393])=8;VALUE([.A393])=13);-1;1)" office:value-type="float" office:value="948799.52" calcext:value-type="float">
            <text:p>948.799,52</text:p>
          </table:table-cell>
          <table:table-cell table:style-name="ce25" table:formula="of:=MID([$'Compras-Ali'.$A393];[$Tablas.$E$37];[$Tablas.$G$37])" office:value-type="string" office:string-value="0005" calcext:value-type="string">
            <text:p>0005</text:p>
          </table:table-cell>
          <table:table-cell table:style-name="ce28" table:formula="of:=IF([$'Compras-Ali'.$A393]&lt;&gt;&quot;&quot;;VALUE(MID([$'Compras-Ali'.$A393];[$Tablas.$E$38];[$Tablas.$G$38]))/100;0)*IF(OR(VALUE([.A393])=3;VALUE([.A393])=8;VALUE([.A393])=13);-1;1)" office:value-type="float" office:value="199247.9" calcext:value-type="float">
            <text:p>199.247,90</text:p>
          </table:table-cell>
          <table:table-cell table:number-columns-repeated="1016"/>
        </table:table-row>
        <table:table-row table:style-name="ro1">
          <table:table-cell table:style-name="ce25" table:formula="of:=MID([$'Compras-Ali'.$A394];[$Tablas.$E$31];[$Tablas.$G$31])" office:value-type="string" office:string-value="001" calcext:value-type="string">
            <text:p>001</text:p>
          </table:table-cell>
          <table:table-cell table:style-name="ce25" table:formula="of:=MID([$'Compras-Ali'.$A394];[$Tablas.$E$32];[$Tablas.$G$32])" office:value-type="string" office:string-value="02020" calcext:value-type="string">
            <text:p>02020</text:p>
          </table:table-cell>
          <table:table-cell table:style-name="ce25" table:formula="of:=MID([$'Compras-Ali'.$A394];[$Tablas.$E$33];[$Tablas.$G$33])" office:value-type="string" office:string-value="00000000000000393175" calcext:value-type="string">
            <text:p>00000000000000393175</text:p>
          </table:table-cell>
          <table:table-cell table:style-name="ce25" table:formula="of:=MID([$'Compras-Ali'.$A394];[$Tablas.$E$34];[$Tablas.$G$34])" office:value-type="string" office:string-value="80" calcext:value-type="string">
            <text:p>80</text:p>
          </table:table-cell>
          <table:table-cell table:style-name="ce25" table:formula="of:=MID([$'Compras-Ali'.$A394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4]&lt;&gt;&quot;&quot;;VALUE(MID([$'Compras-Ali'.$A394];[$Tablas.$E$36];[$Tablas.$G$36]))/100;0)*IF(OR(VALUE([.A394])=3;VALUE([.A394])=8;VALUE([.A394])=13);-1;1)" office:value-type="float" office:value="884817.48" calcext:value-type="float">
            <text:p>884.817,48</text:p>
          </table:table-cell>
          <table:table-cell table:style-name="ce25" table:formula="of:=MID([$'Compras-Ali'.$A394];[$Tablas.$E$37];[$Tablas.$G$37])" office:value-type="string" office:string-value="0005" calcext:value-type="string">
            <text:p>0005</text:p>
          </table:table-cell>
          <table:table-cell table:style-name="ce28" table:formula="of:=IF([$'Compras-Ali'.$A394]&lt;&gt;&quot;&quot;;VALUE(MID([$'Compras-Ali'.$A394];[$Tablas.$E$38];[$Tablas.$G$38]))/100;0)*IF(OR(VALUE([.A394])=3;VALUE([.A394])=8;VALUE([.A394])=13);-1;1)" office:value-type="float" office:value="185811.67" calcext:value-type="float">
            <text:p>185.811,67</text:p>
          </table:table-cell>
          <table:table-cell table:number-columns-repeated="1016"/>
        </table:table-row>
        <table:table-row table:style-name="ro1">
          <table:table-cell table:style-name="ce25" table:formula="of:=MID([$'Compras-Ali'.$A395];[$Tablas.$E$31];[$Tablas.$G$31])" office:value-type="string" office:string-value="001" calcext:value-type="string">
            <text:p>001</text:p>
          </table:table-cell>
          <table:table-cell table:style-name="ce25" table:formula="of:=MID([$'Compras-Ali'.$A395];[$Tablas.$E$32];[$Tablas.$G$32])" office:value-type="string" office:string-value="02020" calcext:value-type="string">
            <text:p>02020</text:p>
          </table:table-cell>
          <table:table-cell table:style-name="ce25" table:formula="of:=MID([$'Compras-Ali'.$A395];[$Tablas.$E$33];[$Tablas.$G$33])" office:value-type="string" office:string-value="00000000000000393201" calcext:value-type="string">
            <text:p>00000000000000393201</text:p>
          </table:table-cell>
          <table:table-cell table:style-name="ce25" table:formula="of:=MID([$'Compras-Ali'.$A395];[$Tablas.$E$34];[$Tablas.$G$34])" office:value-type="string" office:string-value="80" calcext:value-type="string">
            <text:p>80</text:p>
          </table:table-cell>
          <table:table-cell table:style-name="ce25" table:formula="of:=MID([$'Compras-Ali'.$A395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5]&lt;&gt;&quot;&quot;;VALUE(MID([$'Compras-Ali'.$A395];[$Tablas.$E$36];[$Tablas.$G$36]))/100;0)*IF(OR(VALUE([.A395])=3;VALUE([.A395])=8;VALUE([.A395])=13);-1;1)" office:value-type="float" office:value="194125.76" calcext:value-type="float">
            <text:p>194.125,76</text:p>
          </table:table-cell>
          <table:table-cell table:style-name="ce25" table:formula="of:=MID([$'Compras-Ali'.$A395];[$Tablas.$E$37];[$Tablas.$G$37])" office:value-type="string" office:string-value="0005" calcext:value-type="string">
            <text:p>0005</text:p>
          </table:table-cell>
          <table:table-cell table:style-name="ce28" table:formula="of:=IF([$'Compras-Ali'.$A395]&lt;&gt;&quot;&quot;;VALUE(MID([$'Compras-Ali'.$A395];[$Tablas.$E$38];[$Tablas.$G$38]))/100;0)*IF(OR(VALUE([.A395])=3;VALUE([.A395])=8;VALUE([.A395])=13);-1;1)" office:value-type="float" office:value="40766.41" calcext:value-type="float">
            <text:p>40.766,41</text:p>
          </table:table-cell>
          <table:table-cell table:number-columns-repeated="1016"/>
        </table:table-row>
        <table:table-row table:style-name="ro1">
          <table:table-cell table:style-name="ce25" table:formula="of:=MID([$'Compras-Ali'.$A396];[$Tablas.$E$31];[$Tablas.$G$31])" office:value-type="string" office:string-value="001" calcext:value-type="string">
            <text:p>001</text:p>
          </table:table-cell>
          <table:table-cell table:style-name="ce25" table:formula="of:=MID([$'Compras-Ali'.$A396];[$Tablas.$E$32];[$Tablas.$G$32])" office:value-type="string" office:string-value="02020" calcext:value-type="string">
            <text:p>02020</text:p>
          </table:table-cell>
          <table:table-cell table:style-name="ce25" table:formula="of:=MID([$'Compras-Ali'.$A396];[$Tablas.$E$33];[$Tablas.$G$33])" office:value-type="string" office:string-value="00000000000000393202" calcext:value-type="string">
            <text:p>00000000000000393202</text:p>
          </table:table-cell>
          <table:table-cell table:style-name="ce25" table:formula="of:=MID([$'Compras-Ali'.$A396];[$Tablas.$E$34];[$Tablas.$G$34])" office:value-type="string" office:string-value="80" calcext:value-type="string">
            <text:p>80</text:p>
          </table:table-cell>
          <table:table-cell table:style-name="ce25" table:formula="of:=MID([$'Compras-Ali'.$A39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6]&lt;&gt;&quot;&quot;;VALUE(MID([$'Compras-Ali'.$A396];[$Tablas.$E$36];[$Tablas.$G$36]))/100;0)*IF(OR(VALUE([.A396])=3;VALUE([.A396])=8;VALUE([.A396])=13);-1;1)" office:value-type="float" office:value="129417.19" calcext:value-type="float">
            <text:p>129.417,19</text:p>
          </table:table-cell>
          <table:table-cell table:style-name="ce25" table:formula="of:=MID([$'Compras-Ali'.$A396];[$Tablas.$E$37];[$Tablas.$G$37])" office:value-type="string" office:string-value="0005" calcext:value-type="string">
            <text:p>0005</text:p>
          </table:table-cell>
          <table:table-cell table:style-name="ce28" table:formula="of:=IF([$'Compras-Ali'.$A396]&lt;&gt;&quot;&quot;;VALUE(MID([$'Compras-Ali'.$A396];[$Tablas.$E$38];[$Tablas.$G$38]))/100;0)*IF(OR(VALUE([.A396])=3;VALUE([.A396])=8;VALUE([.A396])=13);-1;1)" office:value-type="float" office:value="27177.61" calcext:value-type="float">
            <text:p>27.177,61</text:p>
          </table:table-cell>
          <table:table-cell table:number-columns-repeated="1016"/>
        </table:table-row>
        <table:table-row table:style-name="ro1">
          <table:table-cell table:style-name="ce25" table:formula="of:=MID([$'Compras-Ali'.$A397];[$Tablas.$E$31];[$Tablas.$G$31])" office:value-type="string" office:string-value="002" calcext:value-type="string">
            <text:p>002</text:p>
          </table:table-cell>
          <table:table-cell table:style-name="ce25" table:formula="of:=MID([$'Compras-Ali'.$A397];[$Tablas.$E$32];[$Tablas.$G$32])" office:value-type="string" office:string-value="02024" calcext:value-type="string">
            <text:p>02024</text:p>
          </table:table-cell>
          <table:table-cell table:style-name="ce25" table:formula="of:=MID([$'Compras-Ali'.$A397];[$Tablas.$E$33];[$Tablas.$G$33])" office:value-type="string" office:string-value="00000000000000080347" calcext:value-type="string">
            <text:p>00000000000000080347</text:p>
          </table:table-cell>
          <table:table-cell table:style-name="ce25" table:formula="of:=MID([$'Compras-Ali'.$A397];[$Tablas.$E$34];[$Tablas.$G$34])" office:value-type="string" office:string-value="80" calcext:value-type="string">
            <text:p>80</text:p>
          </table:table-cell>
          <table:table-cell table:style-name="ce25" table:formula="of:=MID([$'Compras-Ali'.$A397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7]&lt;&gt;&quot;&quot;;VALUE(MID([$'Compras-Ali'.$A397];[$Tablas.$E$36];[$Tablas.$G$36]))/100;0)*IF(OR(VALUE([.A397])=3;VALUE([.A397])=8;VALUE([.A397])=13);-1;1)" office:value-type="float" office:value="7918" calcext:value-type="float">
            <text:p>7.918,00</text:p>
          </table:table-cell>
          <table:table-cell table:style-name="ce25" table:formula="of:=MID([$'Compras-Ali'.$A397];[$Tablas.$E$37];[$Tablas.$G$37])" office:value-type="string" office:string-value="0004" calcext:value-type="string">
            <text:p>0004</text:p>
          </table:table-cell>
          <table:table-cell table:style-name="ce28" table:formula="of:=IF([$'Compras-Ali'.$A397]&lt;&gt;&quot;&quot;;VALUE(MID([$'Compras-Ali'.$A397];[$Tablas.$E$38];[$Tablas.$G$38]))/100;0)*IF(OR(VALUE([.A397])=3;VALUE([.A397])=8;VALUE([.A397])=13);-1;1)" office:value-type="float" office:value="791.8" calcext:value-type="float">
            <text:p>791,80</text:p>
          </table:table-cell>
          <table:table-cell table:number-columns-repeated="1016"/>
        </table:table-row>
        <table:table-row table:style-name="ro1">
          <table:table-cell table:style-name="ce25" table:formula="of:=MID([$'Compras-Ali'.$A398];[$Tablas.$E$31];[$Tablas.$G$31])" office:value-type="string" office:string-value="002" calcext:value-type="string">
            <text:p>002</text:p>
          </table:table-cell>
          <table:table-cell table:style-name="ce25" table:formula="of:=MID([$'Compras-Ali'.$A398];[$Tablas.$E$32];[$Tablas.$G$32])" office:value-type="string" office:string-value="02024" calcext:value-type="string">
            <text:p>02024</text:p>
          </table:table-cell>
          <table:table-cell table:style-name="ce25" table:formula="of:=MID([$'Compras-Ali'.$A398];[$Tablas.$E$33];[$Tablas.$G$33])" office:value-type="string" office:string-value="00000000000000080346" calcext:value-type="string">
            <text:p>00000000000000080346</text:p>
          </table:table-cell>
          <table:table-cell table:style-name="ce25" table:formula="of:=MID([$'Compras-Ali'.$A398];[$Tablas.$E$34];[$Tablas.$G$34])" office:value-type="string" office:string-value="80" calcext:value-type="string">
            <text:p>80</text:p>
          </table:table-cell>
          <table:table-cell table:style-name="ce25" table:formula="of:=MID([$'Compras-Ali'.$A398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8]&lt;&gt;&quot;&quot;;VALUE(MID([$'Compras-Ali'.$A398];[$Tablas.$E$36];[$Tablas.$G$36]))/100;0)*IF(OR(VALUE([.A398])=3;VALUE([.A398])=8;VALUE([.A398])=13);-1;1)" office:value-type="float" office:value="8566.67" calcext:value-type="float">
            <text:p>8.566,67</text:p>
          </table:table-cell>
          <table:table-cell table:style-name="ce25" table:formula="of:=MID([$'Compras-Ali'.$A398];[$Tablas.$E$37];[$Tablas.$G$37])" office:value-type="string" office:string-value="0005" calcext:value-type="string">
            <text:p>0005</text:p>
          </table:table-cell>
          <table:table-cell table:style-name="ce28" table:formula="of:=IF([$'Compras-Ali'.$A398]&lt;&gt;&quot;&quot;;VALUE(MID([$'Compras-Ali'.$A398];[$Tablas.$E$38];[$Tablas.$G$38]))/100;0)*IF(OR(VALUE([.A398])=3;VALUE([.A398])=8;VALUE([.A398])=13);-1;1)" office:value-type="float" office:value="1799" calcext:value-type="float">
            <text:p>1.799,00</text:p>
          </table:table-cell>
          <table:table-cell table:number-columns-repeated="1016"/>
        </table:table-row>
        <table:table-row table:style-name="ro1">
          <table:table-cell table:style-name="ce25" table:formula="of:=MID([$'Compras-Ali'.$A399];[$Tablas.$E$31];[$Tablas.$G$31])" office:value-type="string" office:string-value="001" calcext:value-type="string">
            <text:p>001</text:p>
          </table:table-cell>
          <table:table-cell table:style-name="ce25" table:formula="of:=MID([$'Compras-Ali'.$A399];[$Tablas.$E$32];[$Tablas.$G$32])" office:value-type="string" office:string-value="02021" calcext:value-type="string">
            <text:p>02021</text:p>
          </table:table-cell>
          <table:table-cell table:style-name="ce25" table:formula="of:=MID([$'Compras-Ali'.$A399];[$Tablas.$E$33];[$Tablas.$G$33])" office:value-type="string" office:string-value="00000000000000103240" calcext:value-type="string">
            <text:p>00000000000000103240</text:p>
          </table:table-cell>
          <table:table-cell table:style-name="ce25" table:formula="of:=MID([$'Compras-Ali'.$A399];[$Tablas.$E$34];[$Tablas.$G$34])" office:value-type="string" office:string-value="80" calcext:value-type="string">
            <text:p>80</text:p>
          </table:table-cell>
          <table:table-cell table:style-name="ce25" table:formula="of:=MID([$'Compras-Ali'.$A399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399]&lt;&gt;&quot;&quot;;VALUE(MID([$'Compras-Ali'.$A399];[$Tablas.$E$36];[$Tablas.$G$36]))/100;0)*IF(OR(VALUE([.A399])=3;VALUE([.A399])=8;VALUE([.A399])=13);-1;1)" office:value-type="float" office:value="593974.81" calcext:value-type="float">
            <text:p>593.974,81</text:p>
          </table:table-cell>
          <table:table-cell table:style-name="ce25" table:formula="of:=MID([$'Compras-Ali'.$A399];[$Tablas.$E$37];[$Tablas.$G$37])" office:value-type="string" office:string-value="0005" calcext:value-type="string">
            <text:p>0005</text:p>
          </table:table-cell>
          <table:table-cell table:style-name="ce28" table:formula="of:=IF([$'Compras-Ali'.$A399]&lt;&gt;&quot;&quot;;VALUE(MID([$'Compras-Ali'.$A399];[$Tablas.$E$38];[$Tablas.$G$38]))/100;0)*IF(OR(VALUE([.A399])=3;VALUE([.A399])=8;VALUE([.A399])=13);-1;1)" office:value-type="float" office:value="124734.71" calcext:value-type="float">
            <text:p>124.734,71</text:p>
          </table:table-cell>
          <table:table-cell table:number-columns-repeated="1016"/>
        </table:table-row>
        <table:table-row table:style-name="ro1">
          <table:table-cell table:style-name="ce25" table:formula="of:=MID([$'Compras-Ali'.$A400];[$Tablas.$E$31];[$Tablas.$G$31])" office:value-type="string" office:string-value="001" calcext:value-type="string">
            <text:p>001</text:p>
          </table:table-cell>
          <table:table-cell table:style-name="ce25" table:formula="of:=MID([$'Compras-Ali'.$A400];[$Tablas.$E$32];[$Tablas.$G$32])" office:value-type="string" office:string-value="02017" calcext:value-type="string">
            <text:p>02017</text:p>
          </table:table-cell>
          <table:table-cell table:style-name="ce25" table:formula="of:=MID([$'Compras-Ali'.$A400];[$Tablas.$E$33];[$Tablas.$G$33])" office:value-type="string" office:string-value="00000000000002459021" calcext:value-type="string">
            <text:p>00000000000002459021</text:p>
          </table:table-cell>
          <table:table-cell table:style-name="ce25" table:formula="of:=MID([$'Compras-Ali'.$A400];[$Tablas.$E$34];[$Tablas.$G$34])" office:value-type="string" office:string-value="80" calcext:value-type="string">
            <text:p>80</text:p>
          </table:table-cell>
          <table:table-cell table:style-name="ce25" table:formula="of:=MID([$'Compras-Ali'.$A400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00]&lt;&gt;&quot;&quot;;VALUE(MID([$'Compras-Ali'.$A400];[$Tablas.$E$36];[$Tablas.$G$36]))/100;0)*IF(OR(VALUE([.A400])=3;VALUE([.A400])=8;VALUE([.A400])=13);-1;1)" office:value-type="float" office:value="1368661.14" calcext:value-type="float">
            <text:p>1.368.661,14</text:p>
          </table:table-cell>
          <table:table-cell table:style-name="ce25" table:formula="of:=MID([$'Compras-Ali'.$A400];[$Tablas.$E$37];[$Tablas.$G$37])" office:value-type="string" office:string-value="0005" calcext:value-type="string">
            <text:p>0005</text:p>
          </table:table-cell>
          <table:table-cell table:style-name="ce28" table:formula="of:=IF([$'Compras-Ali'.$A400]&lt;&gt;&quot;&quot;;VALUE(MID([$'Compras-Ali'.$A400];[$Tablas.$E$38];[$Tablas.$G$38]))/100;0)*IF(OR(VALUE([.A400])=3;VALUE([.A400])=8;VALUE([.A400])=13);-1;1)" office:value-type="float" office:value="287418.84" calcext:value-type="float">
            <text:p>287.418,84</text:p>
          </table:table-cell>
          <table:table-cell table:number-columns-repeated="1016"/>
        </table:table-row>
        <table:table-row table:style-name="ro1">
          <table:table-cell table:style-name="ce25" table:formula="of:=MID([$'Compras-Ali'.$A401];[$Tablas.$E$31];[$Tablas.$G$31])" office:value-type="string" office:string-value="001" calcext:value-type="string">
            <text:p>001</text:p>
          </table:table-cell>
          <table:table-cell table:style-name="ce25" table:formula="of:=MID([$'Compras-Ali'.$A401];[$Tablas.$E$32];[$Tablas.$G$32])" office:value-type="string" office:string-value="00046" calcext:value-type="string">
            <text:p>00046</text:p>
          </table:table-cell>
          <table:table-cell table:style-name="ce25" table:formula="of:=MID([$'Compras-Ali'.$A401];[$Tablas.$E$33];[$Tablas.$G$33])" office:value-type="string" office:string-value="00000000000000076067" calcext:value-type="string">
            <text:p>00000000000000076067</text:p>
          </table:table-cell>
          <table:table-cell table:style-name="ce25" table:formula="of:=MID([$'Compras-Ali'.$A401];[$Tablas.$E$34];[$Tablas.$G$34])" office:value-type="string" office:string-value="80" calcext:value-type="string">
            <text:p>80</text:p>
          </table:table-cell>
          <table:table-cell table:style-name="ce25" table:formula="of:=MID([$'Compras-Ali'.$A401];[$Tablas.$E$35];[$Tablas.$G$35])" office:value-type="string" office:string-value="00000000030531878171" calcext:value-type="string">
            <text:p>00000000030531878171</text:p>
          </table:table-cell>
          <table:table-cell table:style-name="ce28" table:formula="of:=IF([$'Compras-Ali'.$A401]&lt;&gt;&quot;&quot;;VALUE(MID([$'Compras-Ali'.$A401];[$Tablas.$E$36];[$Tablas.$G$36]))/100;0)*IF(OR(VALUE([.A401])=3;VALUE([.A401])=8;VALUE([.A401])=13);-1;1)" office:value-type="float" office:value="991.71" calcext:value-type="float">
            <text:p>991,71</text:p>
          </table:table-cell>
          <table:table-cell table:style-name="ce25" table:formula="of:=MID([$'Compras-Ali'.$A401];[$Tablas.$E$37];[$Tablas.$G$37])" office:value-type="string" office:string-value="0005" calcext:value-type="string">
            <text:p>0005</text:p>
          </table:table-cell>
          <table:table-cell table:style-name="ce28" table:formula="of:=IF([$'Compras-Ali'.$A401]&lt;&gt;&quot;&quot;;VALUE(MID([$'Compras-Ali'.$A401];[$Tablas.$E$38];[$Tablas.$G$38]))/100;0)*IF(OR(VALUE([.A401])=3;VALUE([.A401])=8;VALUE([.A401])=13);-1;1)" office:value-type="float" office:value="208.26" calcext:value-type="float">
            <text:p>208,26</text:p>
          </table:table-cell>
          <table:table-cell table:number-columns-repeated="1016"/>
        </table:table-row>
        <table:table-row table:style-name="ro1">
          <table:table-cell table:style-name="ce25" table:formula="of:=MID([$'Compras-Ali'.$A402];[$Tablas.$E$31];[$Tablas.$G$31])" office:value-type="string" office:string-value="001" calcext:value-type="string">
            <text:p>001</text:p>
          </table:table-cell>
          <table:table-cell table:style-name="ce25" table:formula="of:=MID([$'Compras-Ali'.$A402];[$Tablas.$E$32];[$Tablas.$G$32])" office:value-type="string" office:string-value="00004" calcext:value-type="string">
            <text:p>00004</text:p>
          </table:table-cell>
          <table:table-cell table:style-name="ce25" table:formula="of:=MID([$'Compras-Ali'.$A402];[$Tablas.$E$33];[$Tablas.$G$33])" office:value-type="string" office:string-value="00000000000000009475" calcext:value-type="string">
            <text:p>00000000000000009475</text:p>
          </table:table-cell>
          <table:table-cell table:style-name="ce25" table:formula="of:=MID([$'Compras-Ali'.$A402];[$Tablas.$E$34];[$Tablas.$G$34])" office:value-type="string" office:string-value="80" calcext:value-type="string">
            <text:p>80</text:p>
          </table:table-cell>
          <table:table-cell table:style-name="ce25" table:formula="of:=MID([$'Compras-Ali'.$A402];[$Tablas.$E$35];[$Tablas.$G$35])" office:value-type="string" office:string-value="00000000030714014346" calcext:value-type="string">
            <text:p>00000000030714014346</text:p>
          </table:table-cell>
          <table:table-cell table:style-name="ce28" table:formula="of:=IF([$'Compras-Ali'.$A402]&lt;&gt;&quot;&quot;;VALUE(MID([$'Compras-Ali'.$A402];[$Tablas.$E$36];[$Tablas.$G$36]))/100;0)*IF(OR(VALUE([.A402])=3;VALUE([.A402])=8;VALUE([.A402])=13);-1;1)" office:value-type="float" office:value="37083.86" calcext:value-type="float">
            <text:p>37.083,86</text:p>
          </table:table-cell>
          <table:table-cell table:style-name="ce25" table:formula="of:=MID([$'Compras-Ali'.$A402];[$Tablas.$E$37];[$Tablas.$G$37])" office:value-type="string" office:string-value="0005" calcext:value-type="string">
            <text:p>0005</text:p>
          </table:table-cell>
          <table:table-cell table:style-name="ce28" table:formula="of:=IF([$'Compras-Ali'.$A402]&lt;&gt;&quot;&quot;;VALUE(MID([$'Compras-Ali'.$A402];[$Tablas.$E$38];[$Tablas.$G$38]))/100;0)*IF(OR(VALUE([.A402])=3;VALUE([.A402])=8;VALUE([.A402])=13);-1;1)" office:value-type="float" office:value="7787.61" calcext:value-type="float">
            <text:p>7.787,61</text:p>
          </table:table-cell>
          <table:table-cell table:number-columns-repeated="1016"/>
        </table:table-row>
        <table:table-row table:style-name="ro1">
          <table:table-cell table:style-name="ce25" table:formula="of:=MID([$'Compras-Ali'.$A403];[$Tablas.$E$31];[$Tablas.$G$31])" office:value-type="string" office:string-value="001" calcext:value-type="string">
            <text:p>001</text:p>
          </table:table-cell>
          <table:table-cell table:style-name="ce25" table:formula="of:=MID([$'Compras-Ali'.$A403];[$Tablas.$E$32];[$Tablas.$G$32])" office:value-type="string" office:string-value="02017" calcext:value-type="string">
            <text:p>02017</text:p>
          </table:table-cell>
          <table:table-cell table:style-name="ce25" table:formula="of:=MID([$'Compras-Ali'.$A403];[$Tablas.$E$33];[$Tablas.$G$33])" office:value-type="string" office:string-value="00000000000002459791" calcext:value-type="string">
            <text:p>00000000000002459791</text:p>
          </table:table-cell>
          <table:table-cell table:style-name="ce25" table:formula="of:=MID([$'Compras-Ali'.$A403];[$Tablas.$E$34];[$Tablas.$G$34])" office:value-type="string" office:string-value="80" calcext:value-type="string">
            <text:p>80</text:p>
          </table:table-cell>
          <table:table-cell table:style-name="ce25" table:formula="of:=MID([$'Compras-Ali'.$A403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03]&lt;&gt;&quot;&quot;;VALUE(MID([$'Compras-Ali'.$A403];[$Tablas.$E$36];[$Tablas.$G$36]))/100;0)*IF(OR(VALUE([.A403])=3;VALUE([.A403])=8;VALUE([.A403])=13);-1;1)" office:value-type="float" office:value="1405307.14" calcext:value-type="float">
            <text:p>1.405.307,14</text:p>
          </table:table-cell>
          <table:table-cell table:style-name="ce25" table:formula="of:=MID([$'Compras-Ali'.$A403];[$Tablas.$E$37];[$Tablas.$G$37])" office:value-type="string" office:string-value="0005" calcext:value-type="string">
            <text:p>0005</text:p>
          </table:table-cell>
          <table:table-cell table:style-name="ce28" table:formula="of:=IF([$'Compras-Ali'.$A403]&lt;&gt;&quot;&quot;;VALUE(MID([$'Compras-Ali'.$A403];[$Tablas.$E$38];[$Tablas.$G$38]))/100;0)*IF(OR(VALUE([.A403])=3;VALUE([.A403])=8;VALUE([.A403])=13);-1;1)" office:value-type="float" office:value="295114.5" calcext:value-type="float">
            <text:p>295.114,50</text:p>
          </table:table-cell>
          <table:table-cell table:number-columns-repeated="1016"/>
        </table:table-row>
        <table:table-row table:style-name="ro1">
          <table:table-cell table:style-name="ce25" table:formula="of:=MID([$'Compras-Ali'.$A404];[$Tablas.$E$31];[$Tablas.$G$31])" office:value-type="string" office:string-value="001" calcext:value-type="string">
            <text:p>001</text:p>
          </table:table-cell>
          <table:table-cell table:style-name="ce25" table:formula="of:=MID([$'Compras-Ali'.$A404];[$Tablas.$E$32];[$Tablas.$G$32])" office:value-type="string" office:string-value="00008" calcext:value-type="string">
            <text:p>00008</text:p>
          </table:table-cell>
          <table:table-cell table:style-name="ce25" table:formula="of:=MID([$'Compras-Ali'.$A404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404];[$Tablas.$E$34];[$Tablas.$G$34])" office:value-type="string" office:string-value="80" calcext:value-type="string">
            <text:p>80</text:p>
          </table:table-cell>
          <table:table-cell table:style-name="ce25" table:formula="of:=MID([$'Compras-Ali'.$A40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04]&lt;&gt;&quot;&quot;;VALUE(MID([$'Compras-Ali'.$A404];[$Tablas.$E$36];[$Tablas.$G$36]))/100;0)*IF(OR(VALUE([.A404])=3;VALUE([.A404])=8;VALUE([.A404])=13);-1;1)" office:value-type="float" office:value="1514" calcext:value-type="float">
            <text:p>1.514,00</text:p>
          </table:table-cell>
          <table:table-cell table:style-name="ce25" table:formula="of:=MID([$'Compras-Ali'.$A404];[$Tablas.$E$37];[$Tablas.$G$37])" office:value-type="string" office:string-value="0005" calcext:value-type="string">
            <text:p>0005</text:p>
          </table:table-cell>
          <table:table-cell table:style-name="ce28" table:formula="of:=IF([$'Compras-Ali'.$A404]&lt;&gt;&quot;&quot;;VALUE(MID([$'Compras-Ali'.$A404];[$Tablas.$E$38];[$Tablas.$G$38]))/100;0)*IF(OR(VALUE([.A404])=3;VALUE([.A404])=8;VALUE([.A404])=13);-1;1)" office:value-type="float" office:value="317.94" calcext:value-type="float">
            <text:p>317,94</text:p>
          </table:table-cell>
          <table:table-cell table:number-columns-repeated="1016"/>
        </table:table-row>
        <table:table-row table:style-name="ro1">
          <table:table-cell table:style-name="ce25" table:formula="of:=MID([$'Compras-Ali'.$A405];[$Tablas.$E$31];[$Tablas.$G$31])" office:value-type="string" office:string-value="001" calcext:value-type="string">
            <text:p>001</text:p>
          </table:table-cell>
          <table:table-cell table:style-name="ce25" table:formula="of:=MID([$'Compras-Ali'.$A405];[$Tablas.$E$32];[$Tablas.$G$32])" office:value-type="string" office:string-value="00008" calcext:value-type="string">
            <text:p>00008</text:p>
          </table:table-cell>
          <table:table-cell table:style-name="ce25" table:formula="of:=MID([$'Compras-Ali'.$A405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405];[$Tablas.$E$34];[$Tablas.$G$34])" office:value-type="string" office:string-value="80" calcext:value-type="string">
            <text:p>80</text:p>
          </table:table-cell>
          <table:table-cell table:style-name="ce25" table:formula="of:=MID([$'Compras-Ali'.$A405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405]&lt;&gt;&quot;&quot;;VALUE(MID([$'Compras-Ali'.$A405];[$Tablas.$E$36];[$Tablas.$G$36]))/100;0)*IF(OR(VALUE([.A405])=3;VALUE([.A405])=8;VALUE([.A405])=13);-1;1)" office:value-type="float" office:value="4584" calcext:value-type="float">
            <text:p>4.584,00</text:p>
          </table:table-cell>
          <table:table-cell table:style-name="ce25" table:formula="of:=MID([$'Compras-Ali'.$A405];[$Tablas.$E$37];[$Tablas.$G$37])" office:value-type="string" office:string-value="0005" calcext:value-type="string">
            <text:p>0005</text:p>
          </table:table-cell>
          <table:table-cell table:style-name="ce28" table:formula="of:=IF([$'Compras-Ali'.$A405]&lt;&gt;&quot;&quot;;VALUE(MID([$'Compras-Ali'.$A405];[$Tablas.$E$38];[$Tablas.$G$38]))/100;0)*IF(OR(VALUE([.A405])=3;VALUE([.A405])=8;VALUE([.A405])=13);-1;1)" office:value-type="float" office:value="962.64" calcext:value-type="float">
            <text:p>962,64</text:p>
          </table:table-cell>
          <table:table-cell table:number-columns-repeated="1016"/>
        </table:table-row>
        <table:table-row table:style-name="ro1">
          <table:table-cell table:style-name="ce25" table:formula="of:=MID([$'Compras-Ali'.$A406];[$Tablas.$E$31];[$Tablas.$G$31])" office:value-type="string" office:string-value="001" calcext:value-type="string">
            <text:p>001</text:p>
          </table:table-cell>
          <table:table-cell table:style-name="ce25" table:formula="of:=MID([$'Compras-Ali'.$A406];[$Tablas.$E$32];[$Tablas.$G$32])" office:value-type="string" office:string-value="00008" calcext:value-type="string">
            <text:p>00008</text:p>
          </table:table-cell>
          <table:table-cell table:style-name="ce25" table:formula="of:=MID([$'Compras-Ali'.$A406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406];[$Tablas.$E$34];[$Tablas.$G$34])" office:value-type="string" office:string-value="80" calcext:value-type="string">
            <text:p>80</text:p>
          </table:table-cell>
          <table:table-cell table:style-name="ce25" table:formula="of:=MID([$'Compras-Ali'.$A406];[$Tablas.$E$35];[$Tablas.$G$35])" office:value-type="string" office:string-value="00000000030500001735" calcext:value-type="string">
            <text:p>00000000030500001735</text:p>
          </table:table-cell>
          <table:table-cell table:style-name="ce28" table:formula="of:=IF([$'Compras-Ali'.$A406]&lt;&gt;&quot;&quot;;VALUE(MID([$'Compras-Ali'.$A406];[$Tablas.$E$36];[$Tablas.$G$36]))/100;0)*IF(OR(VALUE([.A406])=3;VALUE([.A406])=8;VALUE([.A406])=13);-1;1)" office:value-type="float" office:value="523343.5" calcext:value-type="float">
            <text:p>523.343,50</text:p>
          </table:table-cell>
          <table:table-cell table:style-name="ce25" table:formula="of:=MID([$'Compras-Ali'.$A406];[$Tablas.$E$37];[$Tablas.$G$37])" office:value-type="string" office:string-value="0004" calcext:value-type="string">
            <text:p>0004</text:p>
          </table:table-cell>
          <table:table-cell table:style-name="ce28" table:formula="of:=IF([$'Compras-Ali'.$A406]&lt;&gt;&quot;&quot;;VALUE(MID([$'Compras-Ali'.$A406];[$Tablas.$E$38];[$Tablas.$G$38]))/100;0)*IF(OR(VALUE([.A406])=3;VALUE([.A406])=8;VALUE([.A406])=13);-1;1)" office:value-type="float" office:value="52334.35" calcext:value-type="float">
            <text:p>52.334,35</text:p>
          </table:table-cell>
          <table:table-cell table:number-columns-repeated="1016"/>
        </table:table-row>
        <table:table-row table:style-name="ro1">
          <table:table-cell table:style-name="ce25" table:formula="of:=MID([$'Compras-Ali'.$A407];[$Tablas.$E$31];[$Tablas.$G$31])" office:value-type="string" office:string-value="001" calcext:value-type="string">
            <text:p>001</text:p>
          </table:table-cell>
          <table:table-cell table:style-name="ce25" table:formula="of:=MID([$'Compras-Ali'.$A407];[$Tablas.$E$32];[$Tablas.$G$32])" office:value-type="string" office:string-value="00008" calcext:value-type="string">
            <text:p>00008</text:p>
          </table:table-cell>
          <table:table-cell table:style-name="ce25" table:formula="of:=MID([$'Compras-Ali'.$A407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407];[$Tablas.$E$34];[$Tablas.$G$34])" office:value-type="string" office:string-value="80" calcext:value-type="string">
            <text:p>80</text:p>
          </table:table-cell>
          <table:table-cell table:style-name="ce25" table:formula="of:=MID([$'Compras-Ali'.$A407];[$Tablas.$E$35];[$Tablas.$G$35])" office:value-type="string" office:string-value="00000000030500010084" calcext:value-type="string">
            <text:p>00000000030500010084</text:p>
          </table:table-cell>
          <table:table-cell table:style-name="ce28" table:formula="of:=IF([$'Compras-Ali'.$A407]&lt;&gt;&quot;&quot;;VALUE(MID([$'Compras-Ali'.$A407];[$Tablas.$E$36];[$Tablas.$G$36]))/100;0)*IF(OR(VALUE([.A407])=3;VALUE([.A407])=8;VALUE([.A407])=13);-1;1)" office:value-type="float" office:value="1650" calcext:value-type="float">
            <text:p>1.650,00</text:p>
          </table:table-cell>
          <table:table-cell table:style-name="ce25" table:formula="of:=MID([$'Compras-Ali'.$A407];[$Tablas.$E$37];[$Tablas.$G$37])" office:value-type="string" office:string-value="0005" calcext:value-type="string">
            <text:p>0005</text:p>
          </table:table-cell>
          <table:table-cell table:style-name="ce28" table:formula="of:=IF([$'Compras-Ali'.$A407]&lt;&gt;&quot;&quot;;VALUE(MID([$'Compras-Ali'.$A407];[$Tablas.$E$38];[$Tablas.$G$38]))/100;0)*IF(OR(VALUE([.A407])=3;VALUE([.A407])=8;VALUE([.A407])=13);-1;1)" office:value-type="float" office:value="346.5" calcext:value-type="float">
            <text:p>346,50</text:p>
          </table:table-cell>
          <table:table-cell table:number-columns-repeated="1016"/>
        </table:table-row>
        <table:table-row table:style-name="ro1">
          <table:table-cell table:style-name="ce25" table:formula="of:=MID([$'Compras-Ali'.$A408];[$Tablas.$E$31];[$Tablas.$G$31])" office:value-type="string" office:string-value="001" calcext:value-type="string">
            <text:p>001</text:p>
          </table:table-cell>
          <table:table-cell table:style-name="ce25" table:formula="of:=MID([$'Compras-Ali'.$A408];[$Tablas.$E$32];[$Tablas.$G$32])" office:value-type="string" office:string-value="00008" calcext:value-type="string">
            <text:p>00008</text:p>
          </table:table-cell>
          <table:table-cell table:style-name="ce25" table:formula="of:=MID([$'Compras-Ali'.$A408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408];[$Tablas.$E$34];[$Tablas.$G$34])" office:value-type="string" office:string-value="80" calcext:value-type="string">
            <text:p>80</text:p>
          </table:table-cell>
          <table:table-cell table:style-name="ce25" table:formula="of:=MID([$'Compras-Ali'.$A408];[$Tablas.$E$35];[$Tablas.$G$35])" office:value-type="string" office:string-value="00000000030500010084" calcext:value-type="string">
            <text:p>00000000030500010084</text:p>
          </table:table-cell>
          <table:table-cell table:style-name="ce28" table:formula="of:=IF([$'Compras-Ali'.$A408]&lt;&gt;&quot;&quot;;VALUE(MID([$'Compras-Ali'.$A408];[$Tablas.$E$36];[$Tablas.$G$36]))/100;0)*IF(OR(VALUE([.A408])=3;VALUE([.A408])=8;VALUE([.A408])=13);-1;1)" office:value-type="float" office:value="1020" calcext:value-type="float">
            <text:p>1.020,00</text:p>
          </table:table-cell>
          <table:table-cell table:style-name="ce25" table:formula="of:=MID([$'Compras-Ali'.$A408];[$Tablas.$E$37];[$Tablas.$G$37])" office:value-type="string" office:string-value="0005" calcext:value-type="string">
            <text:p>0005</text:p>
          </table:table-cell>
          <table:table-cell table:style-name="ce28" table:formula="of:=IF([$'Compras-Ali'.$A408]&lt;&gt;&quot;&quot;;VALUE(MID([$'Compras-Ali'.$A408];[$Tablas.$E$38];[$Tablas.$G$38]))/100;0)*IF(OR(VALUE([.A408])=3;VALUE([.A408])=8;VALUE([.A408])=13);-1;1)" office:value-type="float" office:value="214.2" calcext:value-type="float">
            <text:p>214,20</text:p>
          </table:table-cell>
          <table:table-cell table:number-columns-repeated="1016"/>
        </table:table-row>
        <table:table-row table:style-name="ro1">
          <table:table-cell table:style-name="ce25" table:formula="of:=MID([$'Compras-Ali'.$A409];[$Tablas.$E$31];[$Tablas.$G$31])" office:value-type="string" office:string-value="001" calcext:value-type="string">
            <text:p>001</text:p>
          </table:table-cell>
          <table:table-cell table:style-name="ce25" table:formula="of:=MID([$'Compras-Ali'.$A409];[$Tablas.$E$32];[$Tablas.$G$32])" office:value-type="string" office:string-value="00008" calcext:value-type="string">
            <text:p>00008</text:p>
          </table:table-cell>
          <table:table-cell table:style-name="ce25" table:formula="of:=MID([$'Compras-Ali'.$A409];[$Tablas.$E$33];[$Tablas.$G$33])" office:value-type="string" office:string-value="00000000000000002020" calcext:value-type="string">
            <text:p>00000000000000002020</text:p>
          </table:table-cell>
          <table:table-cell table:style-name="ce25" table:formula="of:=MID([$'Compras-Ali'.$A409];[$Tablas.$E$34];[$Tablas.$G$34])" office:value-type="string" office:string-value="80" calcext:value-type="string">
            <text:p>80</text:p>
          </table:table-cell>
          <table:table-cell table:style-name="ce25" table:formula="of:=MID([$'Compras-Ali'.$A409];[$Tablas.$E$35];[$Tablas.$G$35])" office:value-type="string" office:string-value="00000000030500010084" calcext:value-type="string">
            <text:p>00000000030500010084</text:p>
          </table:table-cell>
          <table:table-cell table:style-name="ce28" table:formula="of:=IF([$'Compras-Ali'.$A409]&lt;&gt;&quot;&quot;;VALUE(MID([$'Compras-Ali'.$A409];[$Tablas.$E$36];[$Tablas.$G$36]))/100;0)*IF(OR(VALUE([.A409])=3;VALUE([.A409])=8;VALUE([.A409])=13);-1;1)" office:value-type="float" office:value="541" calcext:value-type="float">
            <text:p>541,00</text:p>
          </table:table-cell>
          <table:table-cell table:style-name="ce25" table:formula="of:=MID([$'Compras-Ali'.$A409];[$Tablas.$E$37];[$Tablas.$G$37])" office:value-type="string" office:string-value="0004" calcext:value-type="string">
            <text:p>0004</text:p>
          </table:table-cell>
          <table:table-cell table:style-name="ce28" table:formula="of:=IF([$'Compras-Ali'.$A409]&lt;&gt;&quot;&quot;;VALUE(MID([$'Compras-Ali'.$A409];[$Tablas.$E$38];[$Tablas.$G$38]))/100;0)*IF(OR(VALUE([.A409])=3;VALUE([.A409])=8;VALUE([.A409])=13);-1;1)" office:value-type="float" office:value="54.1" calcext:value-type="float">
            <text:p>54,10</text:p>
          </table:table-cell>
          <table:table-cell table:number-columns-repeated="1016"/>
        </table:table-row>
        <table:table-row table:style-name="ro1">
          <table:table-cell table:style-name="ce25" table:formula="of:=MID([$'Compras-Ali'.$A410];[$Tablas.$E$31];[$Tablas.$G$31])" office:value-type="string" office:string-value="001" calcext:value-type="string">
            <text:p>001</text:p>
          </table:table-cell>
          <table:table-cell table:style-name="ce25" table:formula="of:=MID([$'Compras-Ali'.$A410];[$Tablas.$E$32];[$Tablas.$G$32])" office:value-type="string" office:string-value="00001" calcext:value-type="string">
            <text:p>00001</text:p>
          </table:table-cell>
          <table:table-cell table:style-name="ce25" table:formula="of:=MID([$'Compras-Ali'.$A410];[$Tablas.$E$33];[$Tablas.$G$33])" office:value-type="string" office:string-value="00000000000000102841" calcext:value-type="string">
            <text:p>00000000000000102841</text:p>
          </table:table-cell>
          <table:table-cell table:style-name="ce25" table:formula="of:=MID([$'Compras-Ali'.$A410];[$Tablas.$E$34];[$Tablas.$G$34])" office:value-type="string" office:string-value="80" calcext:value-type="string">
            <text:p>80</text:p>
          </table:table-cell>
          <table:table-cell table:style-name="ce25" table:formula="of:=MID([$'Compras-Ali'.$A410];[$Tablas.$E$35];[$Tablas.$G$35])" office:value-type="string" office:string-value="00000000030710751281" calcext:value-type="string">
            <text:p>00000000030710751281</text:p>
          </table:table-cell>
          <table:table-cell table:style-name="ce28" table:formula="of:=IF([$'Compras-Ali'.$A410]&lt;&gt;&quot;&quot;;VALUE(MID([$'Compras-Ali'.$A410];[$Tablas.$E$36];[$Tablas.$G$36]))/100;0)*IF(OR(VALUE([.A410])=3;VALUE([.A410])=8;VALUE([.A410])=13);-1;1)" office:value-type="float" office:value="173.57" calcext:value-type="float">
            <text:p>173,57</text:p>
          </table:table-cell>
          <table:table-cell table:style-name="ce25" table:formula="of:=MID([$'Compras-Ali'.$A410];[$Tablas.$E$37];[$Tablas.$G$37])" office:value-type="string" office:string-value="0005" calcext:value-type="string">
            <text:p>0005</text:p>
          </table:table-cell>
          <table:table-cell table:style-name="ce28" table:formula="of:=IF([$'Compras-Ali'.$A410]&lt;&gt;&quot;&quot;;VALUE(MID([$'Compras-Ali'.$A410];[$Tablas.$E$38];[$Tablas.$G$38]))/100;0)*IF(OR(VALUE([.A410])=3;VALUE([.A410])=8;VALUE([.A410])=13);-1;1)" office:value-type="float" office:value="36.45" calcext:value-type="float">
            <text:p>36,45</text:p>
          </table:table-cell>
          <table:table-cell table:number-columns-repeated="1016"/>
        </table:table-row>
        <table:table-row table:style-name="ro1">
          <table:table-cell table:style-name="ce25" table:formula="of:=MID([$'Compras-Ali'.$A411];[$Tablas.$E$31];[$Tablas.$G$31])" office:value-type="string" office:string-value="001" calcext:value-type="string">
            <text:p>001</text:p>
          </table:table-cell>
          <table:table-cell table:style-name="ce25" table:formula="of:=MID([$'Compras-Ali'.$A411];[$Tablas.$E$32];[$Tablas.$G$32])" office:value-type="string" office:string-value="00004" calcext:value-type="string">
            <text:p>00004</text:p>
          </table:table-cell>
          <table:table-cell table:style-name="ce25" table:formula="of:=MID([$'Compras-Ali'.$A411];[$Tablas.$E$33];[$Tablas.$G$33])" office:value-type="string" office:string-value="00000000000000004417" calcext:value-type="string">
            <text:p>00000000000000004417</text:p>
          </table:table-cell>
          <table:table-cell table:style-name="ce25" table:formula="of:=MID([$'Compras-Ali'.$A411];[$Tablas.$E$34];[$Tablas.$G$34])" office:value-type="string" office:string-value="80" calcext:value-type="string">
            <text:p>80</text:p>
          </table:table-cell>
          <table:table-cell table:style-name="ce25" table:formula="of:=MID([$'Compras-Ali'.$A411];[$Tablas.$E$35];[$Tablas.$G$35])" office:value-type="string" office:string-value="00000000027240684352" calcext:value-type="string">
            <text:p>00000000027240684352</text:p>
          </table:table-cell>
          <table:table-cell table:style-name="ce28" table:formula="of:=IF([$'Compras-Ali'.$A411]&lt;&gt;&quot;&quot;;VALUE(MID([$'Compras-Ali'.$A411];[$Tablas.$E$36];[$Tablas.$G$36]))/100;0)*IF(OR(VALUE([.A411])=3;VALUE([.A411])=8;VALUE([.A411])=13);-1;1)" office:value-type="float" office:value="264.48" calcext:value-type="float">
            <text:p>264,48</text:p>
          </table:table-cell>
          <table:table-cell table:style-name="ce25" table:formula="of:=MID([$'Compras-Ali'.$A411];[$Tablas.$E$37];[$Tablas.$G$37])" office:value-type="string" office:string-value="0005" calcext:value-type="string">
            <text:p>0005</text:p>
          </table:table-cell>
          <table:table-cell table:style-name="ce28" table:formula="of:=IF([$'Compras-Ali'.$A411]&lt;&gt;&quot;&quot;;VALUE(MID([$'Compras-Ali'.$A411];[$Tablas.$E$38];[$Tablas.$G$38]))/100;0)*IF(OR(VALUE([.A411])=3;VALUE([.A411])=8;VALUE([.A411])=13);-1;1)" office:value-type="float" office:value="55.54" calcext:value-type="float">
            <text:p>55,54</text:p>
          </table:table-cell>
          <table:table-cell table:number-columns-repeated="1016"/>
        </table:table-row>
        <table:table-row table:style-name="ro1">
          <table:table-cell table:style-name="ce25" table:formula="of:=MID([$'Compras-Ali'.$A412];[$Tablas.$E$31];[$Tablas.$G$31])" office:value-type="string" office:string-value="001" calcext:value-type="string">
            <text:p>001</text:p>
          </table:table-cell>
          <table:table-cell table:style-name="ce25" table:formula="of:=MID([$'Compras-Ali'.$A412];[$Tablas.$E$32];[$Tablas.$G$32])" office:value-type="string" office:string-value="00004" calcext:value-type="string">
            <text:p>00004</text:p>
          </table:table-cell>
          <table:table-cell table:style-name="ce25" table:formula="of:=MID([$'Compras-Ali'.$A412];[$Tablas.$E$33];[$Tablas.$G$33])" office:value-type="string" office:string-value="00000000000000014103" calcext:value-type="string">
            <text:p>00000000000000014103</text:p>
          </table:table-cell>
          <table:table-cell table:style-name="ce25" table:formula="of:=MID([$'Compras-Ali'.$A412];[$Tablas.$E$34];[$Tablas.$G$34])" office:value-type="string" office:string-value="80" calcext:value-type="string">
            <text:p>80</text:p>
          </table:table-cell>
          <table:table-cell table:style-name="ce25" table:formula="of:=MID([$'Compras-Ali'.$A412];[$Tablas.$E$35];[$Tablas.$G$35])" office:value-type="string" office:string-value="00000000030714372153" calcext:value-type="string">
            <text:p>00000000030714372153</text:p>
          </table:table-cell>
          <table:table-cell table:style-name="ce28" table:formula="of:=IF([$'Compras-Ali'.$A412]&lt;&gt;&quot;&quot;;VALUE(MID([$'Compras-Ali'.$A412];[$Tablas.$E$36];[$Tablas.$G$36]))/100;0)*IF(OR(VALUE([.A412])=3;VALUE([.A412])=8;VALUE([.A412])=13);-1;1)" office:value-type="float" office:value="2101.38" calcext:value-type="float">
            <text:p>2.101,38</text:p>
          </table:table-cell>
          <table:table-cell table:style-name="ce25" table:formula="of:=MID([$'Compras-Ali'.$A412];[$Tablas.$E$37];[$Tablas.$G$37])" office:value-type="string" office:string-value="0005" calcext:value-type="string">
            <text:p>0005</text:p>
          </table:table-cell>
          <table:table-cell table:style-name="ce28" table:formula="of:=IF([$'Compras-Ali'.$A412]&lt;&gt;&quot;&quot;;VALUE(MID([$'Compras-Ali'.$A412];[$Tablas.$E$38];[$Tablas.$G$38]))/100;0)*IF(OR(VALUE([.A412])=3;VALUE([.A412])=8;VALUE([.A412])=13);-1;1)" office:value-type="float" office:value="441.29" calcext:value-type="float">
            <text:p>441,29</text:p>
          </table:table-cell>
          <table:table-cell table:number-columns-repeated="1016"/>
        </table:table-row>
        <table:table-row table:style-name="ro1">
          <table:table-cell table:style-name="ce25" table:formula="of:=MID([$'Compras-Ali'.$A413];[$Tablas.$E$31];[$Tablas.$G$31])" office:value-type="string" office:string-value="001" calcext:value-type="string">
            <text:p>001</text:p>
          </table:table-cell>
          <table:table-cell table:style-name="ce25" table:formula="of:=MID([$'Compras-Ali'.$A413];[$Tablas.$E$32];[$Tablas.$G$32])" office:value-type="string" office:string-value="04926" calcext:value-type="string">
            <text:p>04926</text:p>
          </table:table-cell>
          <table:table-cell table:style-name="ce25" table:formula="of:=MID([$'Compras-Ali'.$A413];[$Tablas.$E$33];[$Tablas.$G$33])" office:value-type="string" office:string-value="00000000000000000694" calcext:value-type="string">
            <text:p>00000000000000000694</text:p>
          </table:table-cell>
          <table:table-cell table:style-name="ce25" table:formula="of:=MID([$'Compras-Ali'.$A413];[$Tablas.$E$34];[$Tablas.$G$34])" office:value-type="string" office:string-value="80" calcext:value-type="string">
            <text:p>80</text:p>
          </table:table-cell>
          <table:table-cell table:style-name="ce25" table:formula="of:=MID([$'Compras-Ali'.$A413];[$Tablas.$E$35];[$Tablas.$G$35])" office:value-type="string" office:string-value="00000000030678774495" calcext:value-type="string">
            <text:p>00000000030678774495</text:p>
          </table:table-cell>
          <table:table-cell table:style-name="ce28" table:formula="of:=IF([$'Compras-Ali'.$A413]&lt;&gt;&quot;&quot;;VALUE(MID([$'Compras-Ali'.$A413];[$Tablas.$E$36];[$Tablas.$G$36]))/100;0)*IF(OR(VALUE([.A413])=3;VALUE([.A413])=8;VALUE([.A413])=13);-1;1)" office:value-type="float" office:value="1480.57" calcext:value-type="float">
            <text:p>1.480,57</text:p>
          </table:table-cell>
          <table:table-cell table:style-name="ce25" table:formula="of:=MID([$'Compras-Ali'.$A413];[$Tablas.$E$37];[$Tablas.$G$37])" office:value-type="string" office:string-value="0005" calcext:value-type="string">
            <text:p>0005</text:p>
          </table:table-cell>
          <table:table-cell table:style-name="ce28" table:formula="of:=IF([$'Compras-Ali'.$A413]&lt;&gt;&quot;&quot;;VALUE(MID([$'Compras-Ali'.$A413];[$Tablas.$E$38];[$Tablas.$G$38]))/100;0)*IF(OR(VALUE([.A413])=3;VALUE([.A413])=8;VALUE([.A413])=13);-1;1)" office:value-type="float" office:value="310.92" calcext:value-type="float">
            <text:p>310,92</text:p>
          </table:table-cell>
          <table:table-cell table:number-columns-repeated="1016"/>
        </table:table-row>
        <table:table-row table:style-name="ro1">
          <table:table-cell table:style-name="ce25" table:formula="of:=MID([$'Compras-Ali'.$A414];[$Tablas.$E$31];[$Tablas.$G$31])" office:value-type="string" office:string-value="001" calcext:value-type="string">
            <text:p>001</text:p>
          </table:table-cell>
          <table:table-cell table:style-name="ce25" table:formula="of:=MID([$'Compras-Ali'.$A414];[$Tablas.$E$32];[$Tablas.$G$32])" office:value-type="string" office:string-value="00031" calcext:value-type="string">
            <text:p>00031</text:p>
          </table:table-cell>
          <table:table-cell table:style-name="ce25" table:formula="of:=MID([$'Compras-Ali'.$A414];[$Tablas.$E$33];[$Tablas.$G$33])" office:value-type="string" office:string-value="00000000000000000007" calcext:value-type="string">
            <text:p>00000000000000000007</text:p>
          </table:table-cell>
          <table:table-cell table:style-name="ce25" table:formula="of:=MID([$'Compras-Ali'.$A414];[$Tablas.$E$34];[$Tablas.$G$34])" office:value-type="string" office:string-value="80" calcext:value-type="string">
            <text:p>80</text:p>
          </table:table-cell>
          <table:table-cell table:style-name="ce25" table:formula="of:=MID([$'Compras-Ali'.$A414];[$Tablas.$E$35];[$Tablas.$G$35])" office:value-type="string" office:string-value="00000000020174949868" calcext:value-type="string">
            <text:p>00000000020174949868</text:p>
          </table:table-cell>
          <table:table-cell table:style-name="ce28" table:formula="of:=IF([$'Compras-Ali'.$A414]&lt;&gt;&quot;&quot;;VALUE(MID([$'Compras-Ali'.$A414];[$Tablas.$E$36];[$Tablas.$G$36]))/100;0)*IF(OR(VALUE([.A414])=3;VALUE([.A414])=8;VALUE([.A414])=13);-1;1)" office:value-type="float" office:value="125000" calcext:value-type="float">
            <text:p>125.000,00</text:p>
          </table:table-cell>
          <table:table-cell table:style-name="ce25" table:formula="of:=MID([$'Compras-Ali'.$A414];[$Tablas.$E$37];[$Tablas.$G$37])" office:value-type="string" office:string-value="0005" calcext:value-type="string">
            <text:p>0005</text:p>
          </table:table-cell>
          <table:table-cell table:style-name="ce28" table:formula="of:=IF([$'Compras-Ali'.$A414]&lt;&gt;&quot;&quot;;VALUE(MID([$'Compras-Ali'.$A414];[$Tablas.$E$38];[$Tablas.$G$38]))/100;0)*IF(OR(VALUE([.A414])=3;VALUE([.A414])=8;VALUE([.A414])=13);-1;1)" office:value-type="float" office:value="26250" calcext:value-type="float">
            <text:p>26.25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415];[$Tablas.$E$31];[$Tablas.$G$31])" office:value-type="string" office:string-value="001" calcext:value-type="string">
            <text:p>001</text:p>
          </table:table-cell>
          <table:table-cell table:style-name="ce25" table:formula="of:=MID([$'Compras-Ali'.$A415];[$Tablas.$E$32];[$Tablas.$G$32])" office:value-type="string" office:string-value="00004" calcext:value-type="string">
            <text:p>00004</text:p>
          </table:table-cell>
          <table:table-cell table:style-name="ce25" table:formula="of:=MID([$'Compras-Ali'.$A415];[$Tablas.$E$33];[$Tablas.$G$33])" office:value-type="string" office:string-value="00000000000000000365" calcext:value-type="string">
            <text:p>00000000000000000365</text:p>
          </table:table-cell>
          <table:table-cell table:style-name="ce25" table:formula="of:=MID([$'Compras-Ali'.$A415];[$Tablas.$E$34];[$Tablas.$G$34])" office:value-type="string" office:string-value="80" calcext:value-type="string">
            <text:p>80</text:p>
          </table:table-cell>
          <table:table-cell table:style-name="ce25" table:formula="of:=MID([$'Compras-Ali'.$A415];[$Tablas.$E$35];[$Tablas.$G$35])" office:value-type="string" office:string-value="00000000020235191777" calcext:value-type="string">
            <text:p>00000000020235191777</text:p>
          </table:table-cell>
          <table:table-cell table:style-name="ce28" table:formula="of:=IF([$'Compras-Ali'.$A415]&lt;&gt;&quot;&quot;;VALUE(MID([$'Compras-Ali'.$A415];[$Tablas.$E$36];[$Tablas.$G$36]))/100;0)*IF(OR(VALUE([.A415])=3;VALUE([.A415])=8;VALUE([.A415])=13);-1;1)" office:value-type="float" office:value="4700" calcext:value-type="float">
            <text:p>4.700,00</text:p>
          </table:table-cell>
          <table:table-cell table:style-name="ce25" table:formula="of:=MID([$'Compras-Ali'.$A415];[$Tablas.$E$37];[$Tablas.$G$37])" office:value-type="string" office:string-value="0005" calcext:value-type="string">
            <text:p>0005</text:p>
          </table:table-cell>
          <table:table-cell table:style-name="ce28" table:formula="of:=IF([$'Compras-Ali'.$A415]&lt;&gt;&quot;&quot;;VALUE(MID([$'Compras-Ali'.$A415];[$Tablas.$E$38];[$Tablas.$G$38]))/100;0)*IF(OR(VALUE([.A415])=3;VALUE([.A415])=8;VALUE([.A415])=13);-1;1)" office:value-type="float" office:value="987" calcext:value-type="float">
            <text:p>987,00</text:p>
          </table:table-cell>
          <table:table-cell table:number-columns-repeated="1016"/>
        </table:table-row>
        <table:table-row table:style-name="ro1">
          <table:table-cell table:style-name="ce25" table:formula="of:=MID([$'Compras-Ali'.$A416];[$Tablas.$E$31];[$Tablas.$G$31])" office:value-type="string" office:string-value="001" calcext:value-type="string">
            <text:p>001</text:p>
          </table:table-cell>
          <table:table-cell table:style-name="ce25" table:formula="of:=MID([$'Compras-Ali'.$A416];[$Tablas.$E$32];[$Tablas.$G$32])" office:value-type="string" office:string-value="00004" calcext:value-type="string">
            <text:p>00004</text:p>
          </table:table-cell>
          <table:table-cell table:style-name="ce25" table:formula="of:=MID([$'Compras-Ali'.$A416];[$Tablas.$E$33];[$Tablas.$G$33])" office:value-type="string" office:string-value="00000000000000000364" calcext:value-type="string">
            <text:p>00000000000000000364</text:p>
          </table:table-cell>
          <table:table-cell table:style-name="ce25" table:formula="of:=MID([$'Compras-Ali'.$A416];[$Tablas.$E$34];[$Tablas.$G$34])" office:value-type="string" office:string-value="80" calcext:value-type="string">
            <text:p>80</text:p>
          </table:table-cell>
          <table:table-cell table:style-name="ce25" table:formula="of:=MID([$'Compras-Ali'.$A416];[$Tablas.$E$35];[$Tablas.$G$35])" office:value-type="string" office:string-value="00000000020235191777" calcext:value-type="string">
            <text:p>00000000020235191777</text:p>
          </table:table-cell>
          <table:table-cell table:style-name="ce28" table:formula="of:=IF([$'Compras-Ali'.$A416]&lt;&gt;&quot;&quot;;VALUE(MID([$'Compras-Ali'.$A416];[$Tablas.$E$36];[$Tablas.$G$36]))/100;0)*IF(OR(VALUE([.A416])=3;VALUE([.A416])=8;VALUE([.A416])=13);-1;1)" office:value-type="float" office:value="33000" calcext:value-type="float">
            <text:p>33.000,00</text:p>
          </table:table-cell>
          <table:table-cell table:style-name="ce25" table:formula="of:=MID([$'Compras-Ali'.$A416];[$Tablas.$E$37];[$Tablas.$G$37])" office:value-type="string" office:string-value="0005" calcext:value-type="string">
            <text:p>0005</text:p>
          </table:table-cell>
          <table:table-cell table:style-name="ce28" table:formula="of:=IF([$'Compras-Ali'.$A416]&lt;&gt;&quot;&quot;;VALUE(MID([$'Compras-Ali'.$A416];[$Tablas.$E$38];[$Tablas.$G$38]))/100;0)*IF(OR(VALUE([.A416])=3;VALUE([.A416])=8;VALUE([.A416])=13);-1;1)" office:value-type="float" office:value="6930" calcext:value-type="float">
            <text:p>6.930,00</text:p>
          </table:table-cell>
          <table:table-cell table:number-columns-repeated="1016"/>
        </table:table-row>
        <table:table-row table:style-name="ro1">
          <table:table-cell table:style-name="ce25" table:formula="of:=MID([$'Compras-Ali'.$A417];[$Tablas.$E$31];[$Tablas.$G$31])" office:value-type="string" office:string-value="001" calcext:value-type="string">
            <text:p>001</text:p>
          </table:table-cell>
          <table:table-cell table:style-name="ce25" table:formula="of:=MID([$'Compras-Ali'.$A417];[$Tablas.$E$32];[$Tablas.$G$32])" office:value-type="string" office:string-value="00002" calcext:value-type="string">
            <text:p>00002</text:p>
          </table:table-cell>
          <table:table-cell table:style-name="ce25" table:formula="of:=MID([$'Compras-Ali'.$A417];[$Tablas.$E$33];[$Tablas.$G$33])" office:value-type="string" office:string-value="00000000000000001299" calcext:value-type="string">
            <text:p>00000000000000001299</text:p>
          </table:table-cell>
          <table:table-cell table:style-name="ce25" table:formula="of:=MID([$'Compras-Ali'.$A417];[$Tablas.$E$34];[$Tablas.$G$34])" office:value-type="string" office:string-value="80" calcext:value-type="string">
            <text:p>80</text:p>
          </table:table-cell>
          <table:table-cell table:style-name="ce25" table:formula="of:=MID([$'Compras-Ali'.$A417];[$Tablas.$E$35];[$Tablas.$G$35])" office:value-type="string" office:string-value="00000000020336085757" calcext:value-type="string">
            <text:p>00000000020336085757</text:p>
          </table:table-cell>
          <table:table-cell table:style-name="ce28" table:formula="of:=IF([$'Compras-Ali'.$A417]&lt;&gt;&quot;&quot;;VALUE(MID([$'Compras-Ali'.$A417];[$Tablas.$E$36];[$Tablas.$G$36]))/100;0)*IF(OR(VALUE([.A417])=3;VALUE([.A417])=8;VALUE([.A417])=13);-1;1)" office:value-type="float" office:value="24595" calcext:value-type="float">
            <text:p>24.595,00</text:p>
          </table:table-cell>
          <table:table-cell table:style-name="ce25" table:formula="of:=MID([$'Compras-Ali'.$A417];[$Tablas.$E$37];[$Tablas.$G$37])" office:value-type="string" office:string-value="0005" calcext:value-type="string">
            <text:p>0005</text:p>
          </table:table-cell>
          <table:table-cell table:style-name="ce28" table:formula="of:=IF([$'Compras-Ali'.$A417]&lt;&gt;&quot;&quot;;VALUE(MID([$'Compras-Ali'.$A417];[$Tablas.$E$38];[$Tablas.$G$38]))/100;0)*IF(OR(VALUE([.A417])=3;VALUE([.A417])=8;VALUE([.A417])=13);-1;1)" office:value-type="float" office:value="5164.95" calcext:value-type="float">
            <text:p>5.164,95</text:p>
          </table:table-cell>
          <table:table-cell table:number-columns-repeated="1016"/>
        </table:table-row>
        <table:table-row table:style-name="ro1">
          <table:table-cell table:style-name="ce25" table:formula="of:=MID([$'Compras-Ali'.$A418];[$Tablas.$E$31];[$Tablas.$G$31])" office:value-type="string" office:string-value="001" calcext:value-type="string">
            <text:p>001</text:p>
          </table:table-cell>
          <table:table-cell table:style-name="ce25" table:formula="of:=MID([$'Compras-Ali'.$A418];[$Tablas.$E$32];[$Tablas.$G$32])" office:value-type="string" office:string-value="00001" calcext:value-type="string">
            <text:p>00001</text:p>
          </table:table-cell>
          <table:table-cell table:style-name="ce25" table:formula="of:=MID([$'Compras-Ali'.$A418];[$Tablas.$E$33];[$Tablas.$G$33])" office:value-type="string" office:string-value="00000000000000081352" calcext:value-type="string">
            <text:p>00000000000000081352</text:p>
          </table:table-cell>
          <table:table-cell table:style-name="ce25" table:formula="of:=MID([$'Compras-Ali'.$A418];[$Tablas.$E$34];[$Tablas.$G$34])" office:value-type="string" office:string-value="80" calcext:value-type="string">
            <text:p>80</text:p>
          </table:table-cell>
          <table:table-cell table:style-name="ce25" table:formula="of:=MID([$'Compras-Ali'.$A41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18]&lt;&gt;&quot;&quot;;VALUE(MID([$'Compras-Ali'.$A418];[$Tablas.$E$36];[$Tablas.$G$36]))/100;0)*IF(OR(VALUE([.A418])=3;VALUE([.A418])=8;VALUE([.A418])=13);-1;1)" office:value-type="float" office:value="9.19" calcext:value-type="float">
            <text:p>9,19</text:p>
          </table:table-cell>
          <table:table-cell table:style-name="ce25" table:formula="of:=MID([$'Compras-Ali'.$A418];[$Tablas.$E$37];[$Tablas.$G$37])" office:value-type="string" office:string-value="0005" calcext:value-type="string">
            <text:p>0005</text:p>
          </table:table-cell>
          <table:table-cell table:style-name="ce28" table:formula="of:=IF([$'Compras-Ali'.$A418]&lt;&gt;&quot;&quot;;VALUE(MID([$'Compras-Ali'.$A418];[$Tablas.$E$38];[$Tablas.$G$38]))/100;0)*IF(OR(VALUE([.A418])=3;VALUE([.A418])=8;VALUE([.A418])=13);-1;1)" office:value-type="float" office:value="1.93" calcext:value-type="float">
            <text:p>1,93</text:p>
          </table:table-cell>
          <table:table-cell table:number-columns-repeated="1016"/>
        </table:table-row>
        <table:table-row table:style-name="ro1">
          <table:table-cell table:style-name="ce25" table:formula="of:=MID([$'Compras-Ali'.$A419];[$Tablas.$E$31];[$Tablas.$G$31])" office:value-type="string" office:string-value="001" calcext:value-type="string">
            <text:p>001</text:p>
          </table:table-cell>
          <table:table-cell table:style-name="ce25" table:formula="of:=MID([$'Compras-Ali'.$A419];[$Tablas.$E$32];[$Tablas.$G$32])" office:value-type="string" office:string-value="00001" calcext:value-type="string">
            <text:p>00001</text:p>
          </table:table-cell>
          <table:table-cell table:style-name="ce25" table:formula="of:=MID([$'Compras-Ali'.$A419];[$Tablas.$E$33];[$Tablas.$G$33])" office:value-type="string" office:string-value="00000000000000082186" calcext:value-type="string">
            <text:p>00000000000000082186</text:p>
          </table:table-cell>
          <table:table-cell table:style-name="ce25" table:formula="of:=MID([$'Compras-Ali'.$A419];[$Tablas.$E$34];[$Tablas.$G$34])" office:value-type="string" office:string-value="80" calcext:value-type="string">
            <text:p>80</text:p>
          </table:table-cell>
          <table:table-cell table:style-name="ce25" table:formula="of:=MID([$'Compras-Ali'.$A41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19]&lt;&gt;&quot;&quot;;VALUE(MID([$'Compras-Ali'.$A419];[$Tablas.$E$36];[$Tablas.$G$36]))/100;0)*IF(OR(VALUE([.A419])=3;VALUE([.A419])=8;VALUE([.A419])=13);-1;1)" office:value-type="float" office:value="45.52" calcext:value-type="float">
            <text:p>45,52</text:p>
          </table:table-cell>
          <table:table-cell table:style-name="ce25" table:formula="of:=MID([$'Compras-Ali'.$A419];[$Tablas.$E$37];[$Tablas.$G$37])" office:value-type="string" office:string-value="0005" calcext:value-type="string">
            <text:p>0005</text:p>
          </table:table-cell>
          <table:table-cell table:style-name="ce28" table:formula="of:=IF([$'Compras-Ali'.$A419]&lt;&gt;&quot;&quot;;VALUE(MID([$'Compras-Ali'.$A419];[$Tablas.$E$38];[$Tablas.$G$38]))/100;0)*IF(OR(VALUE([.A419])=3;VALUE([.A419])=8;VALUE([.A419])=13);-1;1)" office:value-type="float" office:value="9.56" calcext:value-type="float">
            <text:p>9,56</text:p>
          </table:table-cell>
          <table:table-cell table:number-columns-repeated="1016"/>
        </table:table-row>
        <table:table-row table:style-name="ro1">
          <table:table-cell table:style-name="ce25" table:formula="of:=MID([$'Compras-Ali'.$A420];[$Tablas.$E$31];[$Tablas.$G$31])" office:value-type="string" office:string-value="001" calcext:value-type="string">
            <text:p>001</text:p>
          </table:table-cell>
          <table:table-cell table:style-name="ce25" table:formula="of:=MID([$'Compras-Ali'.$A420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0];[$Tablas.$E$33];[$Tablas.$G$33])" office:value-type="string" office:string-value="00000000000000082168" calcext:value-type="string">
            <text:p>00000000000000082168</text:p>
          </table:table-cell>
          <table:table-cell table:style-name="ce25" table:formula="of:=MID([$'Compras-Ali'.$A420];[$Tablas.$E$34];[$Tablas.$G$34])" office:value-type="string" office:string-value="80" calcext:value-type="string">
            <text:p>80</text:p>
          </table:table-cell>
          <table:table-cell table:style-name="ce25" table:formula="of:=MID([$'Compras-Ali'.$A420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20]&lt;&gt;&quot;&quot;;VALUE(MID([$'Compras-Ali'.$A420];[$Tablas.$E$36];[$Tablas.$G$36]))/100;0)*IF(OR(VALUE([.A420])=3;VALUE([.A420])=8;VALUE([.A420])=13);-1;1)" office:value-type="float" office:value="155.14" calcext:value-type="float">
            <text:p>155,14</text:p>
          </table:table-cell>
          <table:table-cell table:style-name="ce25" table:formula="of:=MID([$'Compras-Ali'.$A420];[$Tablas.$E$37];[$Tablas.$G$37])" office:value-type="string" office:string-value="0005" calcext:value-type="string">
            <text:p>0005</text:p>
          </table:table-cell>
          <table:table-cell table:style-name="ce28" table:formula="of:=IF([$'Compras-Ali'.$A420]&lt;&gt;&quot;&quot;;VALUE(MID([$'Compras-Ali'.$A420];[$Tablas.$E$38];[$Tablas.$G$38]))/100;0)*IF(OR(VALUE([.A420])=3;VALUE([.A420])=8;VALUE([.A420])=13);-1;1)" office:value-type="float" office:value="32.58" calcext:value-type="float">
            <text:p>32,58</text:p>
          </table:table-cell>
          <table:table-cell table:number-columns-repeated="1016"/>
        </table:table-row>
        <table:table-row table:style-name="ro1">
          <table:table-cell table:style-name="ce25" table:formula="of:=MID([$'Compras-Ali'.$A421];[$Tablas.$E$31];[$Tablas.$G$31])" office:value-type="string" office:string-value="001" calcext:value-type="string">
            <text:p>001</text:p>
          </table:table-cell>
          <table:table-cell table:style-name="ce25" table:formula="of:=MID([$'Compras-Ali'.$A421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1];[$Tablas.$E$33];[$Tablas.$G$33])" office:value-type="string" office:string-value="00000000000000081761" calcext:value-type="string">
            <text:p>00000000000000081761</text:p>
          </table:table-cell>
          <table:table-cell table:style-name="ce25" table:formula="of:=MID([$'Compras-Ali'.$A421];[$Tablas.$E$34];[$Tablas.$G$34])" office:value-type="string" office:string-value="80" calcext:value-type="string">
            <text:p>80</text:p>
          </table:table-cell>
          <table:table-cell table:style-name="ce25" table:formula="of:=MID([$'Compras-Ali'.$A421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21]&lt;&gt;&quot;&quot;;VALUE(MID([$'Compras-Ali'.$A421];[$Tablas.$E$36];[$Tablas.$G$36]))/100;0)*IF(OR(VALUE([.A421])=3;VALUE([.A421])=8;VALUE([.A421])=13);-1;1)" office:value-type="float" office:value="68.76" calcext:value-type="float">
            <text:p>68,76</text:p>
          </table:table-cell>
          <table:table-cell table:style-name="ce25" table:formula="of:=MID([$'Compras-Ali'.$A421];[$Tablas.$E$37];[$Tablas.$G$37])" office:value-type="string" office:string-value="0005" calcext:value-type="string">
            <text:p>0005</text:p>
          </table:table-cell>
          <table:table-cell table:style-name="ce28" table:formula="of:=IF([$'Compras-Ali'.$A421]&lt;&gt;&quot;&quot;;VALUE(MID([$'Compras-Ali'.$A421];[$Tablas.$E$38];[$Tablas.$G$38]))/100;0)*IF(OR(VALUE([.A421])=3;VALUE([.A421])=8;VALUE([.A421])=13);-1;1)" office:value-type="float" office:value="14.44" calcext:value-type="float">
            <text:p>14,44</text:p>
          </table:table-cell>
          <table:table-cell table:number-columns-repeated="1016"/>
        </table:table-row>
        <table:table-row table:style-name="ro1">
          <table:table-cell table:style-name="ce25" table:formula="of:=MID([$'Compras-Ali'.$A422];[$Tablas.$E$31];[$Tablas.$G$31])" office:value-type="string" office:string-value="001" calcext:value-type="string">
            <text:p>001</text:p>
          </table:table-cell>
          <table:table-cell table:style-name="ce25" table:formula="of:=MID([$'Compras-Ali'.$A422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2];[$Tablas.$E$33];[$Tablas.$G$33])" office:value-type="string" office:string-value="00000000000000070942" calcext:value-type="string">
            <text:p>00000000000000070942</text:p>
          </table:table-cell>
          <table:table-cell table:style-name="ce25" table:formula="of:=MID([$'Compras-Ali'.$A422];[$Tablas.$E$34];[$Tablas.$G$34])" office:value-type="string" office:string-value="80" calcext:value-type="string">
            <text:p>80</text:p>
          </table:table-cell>
          <table:table-cell table:style-name="ce25" table:formula="of:=MID([$'Compras-Ali'.$A422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22]&lt;&gt;&quot;&quot;;VALUE(MID([$'Compras-Ali'.$A422];[$Tablas.$E$36];[$Tablas.$G$36]))/100;0)*IF(OR(VALUE([.A422])=3;VALUE([.A422])=8;VALUE([.A422])=13);-1;1)" office:value-type="float" office:value="817.38" calcext:value-type="float">
            <text:p>817,38</text:p>
          </table:table-cell>
          <table:table-cell table:style-name="ce25" table:formula="of:=MID([$'Compras-Ali'.$A422];[$Tablas.$E$37];[$Tablas.$G$37])" office:value-type="string" office:string-value="0005" calcext:value-type="string">
            <text:p>0005</text:p>
          </table:table-cell>
          <table:table-cell table:style-name="ce28" table:formula="of:=IF([$'Compras-Ali'.$A422]&lt;&gt;&quot;&quot;;VALUE(MID([$'Compras-Ali'.$A422];[$Tablas.$E$38];[$Tablas.$G$38]))/100;0)*IF(OR(VALUE([.A422])=3;VALUE([.A422])=8;VALUE([.A422])=13);-1;1)" office:value-type="float" office:value="171.65" calcext:value-type="float">
            <text:p>171,65</text:p>
          </table:table-cell>
          <table:table-cell table:number-columns-repeated="1016"/>
        </table:table-row>
        <table:table-row table:style-name="ro1">
          <table:table-cell table:style-name="ce25" table:formula="of:=MID([$'Compras-Ali'.$A423];[$Tablas.$E$31];[$Tablas.$G$31])" office:value-type="string" office:string-value="001" calcext:value-type="string">
            <text:p>001</text:p>
          </table:table-cell>
          <table:table-cell table:style-name="ce25" table:formula="of:=MID([$'Compras-Ali'.$A423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3];[$Tablas.$E$33];[$Tablas.$G$33])" office:value-type="string" office:string-value="00000000000000082181" calcext:value-type="string">
            <text:p>00000000000000082181</text:p>
          </table:table-cell>
          <table:table-cell table:style-name="ce25" table:formula="of:=MID([$'Compras-Ali'.$A423];[$Tablas.$E$34];[$Tablas.$G$34])" office:value-type="string" office:string-value="80" calcext:value-type="string">
            <text:p>80</text:p>
          </table:table-cell>
          <table:table-cell table:style-name="ce25" table:formula="of:=MID([$'Compras-Ali'.$A423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23]&lt;&gt;&quot;&quot;;VALUE(MID([$'Compras-Ali'.$A423];[$Tablas.$E$36];[$Tablas.$G$36]))/100;0)*IF(OR(VALUE([.A423])=3;VALUE([.A423])=8;VALUE([.A423])=13);-1;1)" office:value-type="float" office:value="29.71" calcext:value-type="float">
            <text:p>29,71</text:p>
          </table:table-cell>
          <table:table-cell table:style-name="ce25" table:formula="of:=MID([$'Compras-Ali'.$A423];[$Tablas.$E$37];[$Tablas.$G$37])" office:value-type="string" office:string-value="0005" calcext:value-type="string">
            <text:p>0005</text:p>
          </table:table-cell>
          <table:table-cell table:style-name="ce28" table:formula="of:=IF([$'Compras-Ali'.$A423]&lt;&gt;&quot;&quot;;VALUE(MID([$'Compras-Ali'.$A423];[$Tablas.$E$38];[$Tablas.$G$38]))/100;0)*IF(OR(VALUE([.A423])=3;VALUE([.A423])=8;VALUE([.A423])=13);-1;1)" office:value-type="float" office:value="6.24" calcext:value-type="float">
            <text:p>6,24</text:p>
          </table:table-cell>
          <table:table-cell table:number-columns-repeated="1016"/>
        </table:table-row>
        <table:table-row table:style-name="ro1">
          <table:table-cell table:style-name="ce25" table:formula="of:=MID([$'Compras-Ali'.$A424];[$Tablas.$E$31];[$Tablas.$G$31])" office:value-type="string" office:string-value="001" calcext:value-type="string">
            <text:p>001</text:p>
          </table:table-cell>
          <table:table-cell table:style-name="ce25" table:formula="of:=MID([$'Compras-Ali'.$A424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4];[$Tablas.$E$33];[$Tablas.$G$33])" office:value-type="string" office:string-value="00000000000000082179" calcext:value-type="string">
            <text:p>00000000000000082179</text:p>
          </table:table-cell>
          <table:table-cell table:style-name="ce25" table:formula="of:=MID([$'Compras-Ali'.$A424];[$Tablas.$E$34];[$Tablas.$G$34])" office:value-type="string" office:string-value="80" calcext:value-type="string">
            <text:p>80</text:p>
          </table:table-cell>
          <table:table-cell table:style-name="ce25" table:formula="of:=MID([$'Compras-Ali'.$A424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24]&lt;&gt;&quot;&quot;;VALUE(MID([$'Compras-Ali'.$A424];[$Tablas.$E$36];[$Tablas.$G$36]))/100;0)*IF(OR(VALUE([.A424])=3;VALUE([.A424])=8;VALUE([.A424])=13);-1;1)" office:value-type="float" office:value="637.81" calcext:value-type="float">
            <text:p>637,81</text:p>
          </table:table-cell>
          <table:table-cell table:style-name="ce25" table:formula="of:=MID([$'Compras-Ali'.$A424];[$Tablas.$E$37];[$Tablas.$G$37])" office:value-type="string" office:string-value="0005" calcext:value-type="string">
            <text:p>0005</text:p>
          </table:table-cell>
          <table:table-cell table:style-name="ce28" table:formula="of:=IF([$'Compras-Ali'.$A424]&lt;&gt;&quot;&quot;;VALUE(MID([$'Compras-Ali'.$A424];[$Tablas.$E$38];[$Tablas.$G$38]))/100;0)*IF(OR(VALUE([.A424])=3;VALUE([.A424])=8;VALUE([.A424])=13);-1;1)" office:value-type="float" office:value="133.94" calcext:value-type="float">
            <text:p>133,94</text:p>
          </table:table-cell>
          <table:table-cell table:number-columns-repeated="1016"/>
        </table:table-row>
        <table:table-row table:style-name="ro1">
          <table:table-cell table:style-name="ce25" table:formula="of:=MID([$'Compras-Ali'.$A425];[$Tablas.$E$31];[$Tablas.$G$31])" office:value-type="string" office:string-value="001" calcext:value-type="string">
            <text:p>001</text:p>
          </table:table-cell>
          <table:table-cell table:style-name="ce25" table:formula="of:=MID([$'Compras-Ali'.$A425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5];[$Tablas.$E$33];[$Tablas.$G$33])" office:value-type="string" office:string-value="00000000000000090608" calcext:value-type="string">
            <text:p>00000000000000090608</text:p>
          </table:table-cell>
          <table:table-cell table:style-name="ce25" table:formula="of:=MID([$'Compras-Ali'.$A425];[$Tablas.$E$34];[$Tablas.$G$34])" office:value-type="string" office:string-value="80" calcext:value-type="string">
            <text:p>80</text:p>
          </table:table-cell>
          <table:table-cell table:style-name="ce25" table:formula="of:=MID([$'Compras-Ali'.$A425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25]&lt;&gt;&quot;&quot;;VALUE(MID([$'Compras-Ali'.$A425];[$Tablas.$E$36];[$Tablas.$G$36]))/100;0)*IF(OR(VALUE([.A425])=3;VALUE([.A425])=8;VALUE([.A425])=13);-1;1)" office:value-type="float" office:value="1174.33" calcext:value-type="float">
            <text:p>1.174,33</text:p>
          </table:table-cell>
          <table:table-cell table:style-name="ce25" table:formula="of:=MID([$'Compras-Ali'.$A425];[$Tablas.$E$37];[$Tablas.$G$37])" office:value-type="string" office:string-value="0005" calcext:value-type="string">
            <text:p>0005</text:p>
          </table:table-cell>
          <table:table-cell table:style-name="ce28" table:formula="of:=IF([$'Compras-Ali'.$A425]&lt;&gt;&quot;&quot;;VALUE(MID([$'Compras-Ali'.$A425];[$Tablas.$E$38];[$Tablas.$G$38]))/100;0)*IF(OR(VALUE([.A425])=3;VALUE([.A425])=8;VALUE([.A425])=13);-1;1)" office:value-type="float" office:value="246.61" calcext:value-type="float">
            <text:p>246,61</text:p>
          </table:table-cell>
          <table:table-cell table:number-columns-repeated="1016"/>
        </table:table-row>
        <table:table-row table:style-name="ro1">
          <table:table-cell table:style-name="ce25" table:formula="of:=MID([$'Compras-Ali'.$A426];[$Tablas.$E$31];[$Tablas.$G$31])" office:value-type="string" office:string-value="001" calcext:value-type="string">
            <text:p>001</text:p>
          </table:table-cell>
          <table:table-cell table:style-name="ce25" table:formula="of:=MID([$'Compras-Ali'.$A426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6];[$Tablas.$E$33];[$Tablas.$G$33])" office:value-type="string" office:string-value="00000000000000082198" calcext:value-type="string">
            <text:p>00000000000000082198</text:p>
          </table:table-cell>
          <table:table-cell table:style-name="ce25" table:formula="of:=MID([$'Compras-Ali'.$A426];[$Tablas.$E$34];[$Tablas.$G$34])" office:value-type="string" office:string-value="80" calcext:value-type="string">
            <text:p>80</text:p>
          </table:table-cell>
          <table:table-cell table:style-name="ce25" table:formula="of:=MID([$'Compras-Ali'.$A426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26]&lt;&gt;&quot;&quot;;VALUE(MID([$'Compras-Ali'.$A426];[$Tablas.$E$36];[$Tablas.$G$36]))/100;0)*IF(OR(VALUE([.A426])=3;VALUE([.A426])=8;VALUE([.A426])=13);-1;1)" office:value-type="float" office:value="733.14" calcext:value-type="float">
            <text:p>733,14</text:p>
          </table:table-cell>
          <table:table-cell table:style-name="ce25" table:formula="of:=MID([$'Compras-Ali'.$A426];[$Tablas.$E$37];[$Tablas.$G$37])" office:value-type="string" office:string-value="0005" calcext:value-type="string">
            <text:p>0005</text:p>
          </table:table-cell>
          <table:table-cell table:style-name="ce28" table:formula="of:=IF([$'Compras-Ali'.$A426]&lt;&gt;&quot;&quot;;VALUE(MID([$'Compras-Ali'.$A426];[$Tablas.$E$38];[$Tablas.$G$38]))/100;0)*IF(OR(VALUE([.A426])=3;VALUE([.A426])=8;VALUE([.A426])=13);-1;1)" office:value-type="float" office:value="153.96" calcext:value-type="float">
            <text:p>153,96</text:p>
          </table:table-cell>
          <table:table-cell table:number-columns-repeated="1016"/>
        </table:table-row>
        <table:table-row table:style-name="ro1">
          <table:table-cell table:style-name="ce25" table:formula="of:=MID([$'Compras-Ali'.$A427];[$Tablas.$E$31];[$Tablas.$G$31])" office:value-type="string" office:string-value="001" calcext:value-type="string">
            <text:p>001</text:p>
          </table:table-cell>
          <table:table-cell table:style-name="ce25" table:formula="of:=MID([$'Compras-Ali'.$A427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7];[$Tablas.$E$33];[$Tablas.$G$33])" office:value-type="string" office:string-value="00000000000000090609" calcext:value-type="string">
            <text:p>00000000000000090609</text:p>
          </table:table-cell>
          <table:table-cell table:style-name="ce25" table:formula="of:=MID([$'Compras-Ali'.$A427];[$Tablas.$E$34];[$Tablas.$G$34])" office:value-type="string" office:string-value="80" calcext:value-type="string">
            <text:p>80</text:p>
          </table:table-cell>
          <table:table-cell table:style-name="ce25" table:formula="of:=MID([$'Compras-Ali'.$A427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27]&lt;&gt;&quot;&quot;;VALUE(MID([$'Compras-Ali'.$A427];[$Tablas.$E$36];[$Tablas.$G$36]))/100;0)*IF(OR(VALUE([.A427])=3;VALUE([.A427])=8;VALUE([.A427])=13);-1;1)" office:value-type="float" office:value="2152.43" calcext:value-type="float">
            <text:p>2.152,43</text:p>
          </table:table-cell>
          <table:table-cell table:style-name="ce25" table:formula="of:=MID([$'Compras-Ali'.$A427];[$Tablas.$E$37];[$Tablas.$G$37])" office:value-type="string" office:string-value="0005" calcext:value-type="string">
            <text:p>0005</text:p>
          </table:table-cell>
          <table:table-cell table:style-name="ce28" table:formula="of:=IF([$'Compras-Ali'.$A427]&lt;&gt;&quot;&quot;;VALUE(MID([$'Compras-Ali'.$A427];[$Tablas.$E$38];[$Tablas.$G$38]))/100;0)*IF(OR(VALUE([.A427])=3;VALUE([.A427])=8;VALUE([.A427])=13);-1;1)" office:value-type="float" office:value="452.01" calcext:value-type="float">
            <text:p>452,01</text:p>
          </table:table-cell>
          <table:table-cell table:number-columns-repeated="1016"/>
        </table:table-row>
        <table:table-row table:style-name="ro1">
          <table:table-cell table:style-name="ce25" table:formula="of:=MID([$'Compras-Ali'.$A428];[$Tablas.$E$31];[$Tablas.$G$31])" office:value-type="string" office:string-value="001" calcext:value-type="string">
            <text:p>001</text:p>
          </table:table-cell>
          <table:table-cell table:style-name="ce25" table:formula="of:=MID([$'Compras-Ali'.$A428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8];[$Tablas.$E$33];[$Tablas.$G$33])" office:value-type="string" office:string-value="00000000000008970941" calcext:value-type="string">
            <text:p>00000000000008970941</text:p>
          </table:table-cell>
          <table:table-cell table:style-name="ce25" table:formula="of:=MID([$'Compras-Ali'.$A428];[$Tablas.$E$34];[$Tablas.$G$34])" office:value-type="string" office:string-value="80" calcext:value-type="string">
            <text:p>80</text:p>
          </table:table-cell>
          <table:table-cell table:style-name="ce25" table:formula="of:=MID([$'Compras-Ali'.$A428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28]&lt;&gt;&quot;&quot;;VALUE(MID([$'Compras-Ali'.$A428];[$Tablas.$E$36];[$Tablas.$G$36]))/100;0)*IF(OR(VALUE([.A428])=3;VALUE([.A428])=8;VALUE([.A428])=13);-1;1)" office:value-type="float" office:value="8312.52" calcext:value-type="float">
            <text:p>8.312,52</text:p>
          </table:table-cell>
          <table:table-cell table:style-name="ce25" table:formula="of:=MID([$'Compras-Ali'.$A428];[$Tablas.$E$37];[$Tablas.$G$37])" office:value-type="string" office:string-value="0005" calcext:value-type="string">
            <text:p>0005</text:p>
          </table:table-cell>
          <table:table-cell table:style-name="ce28" table:formula="of:=IF([$'Compras-Ali'.$A428]&lt;&gt;&quot;&quot;;VALUE(MID([$'Compras-Ali'.$A428];[$Tablas.$E$38];[$Tablas.$G$38]))/100;0)*IF(OR(VALUE([.A428])=3;VALUE([.A428])=8;VALUE([.A428])=13);-1;1)" office:value-type="float" office:value="1745.63" calcext:value-type="float">
            <text:p>1.745,63</text:p>
          </table:table-cell>
          <table:table-cell table:number-columns-repeated="1016"/>
        </table:table-row>
        <table:table-row table:style-name="ro1">
          <table:table-cell table:style-name="ce25" table:formula="of:=MID([$'Compras-Ali'.$A429];[$Tablas.$E$31];[$Tablas.$G$31])" office:value-type="string" office:string-value="001" calcext:value-type="string">
            <text:p>001</text:p>
          </table:table-cell>
          <table:table-cell table:style-name="ce25" table:formula="of:=MID([$'Compras-Ali'.$A429];[$Tablas.$E$32];[$Tablas.$G$32])" office:value-type="string" office:string-value="00001" calcext:value-type="string">
            <text:p>00001</text:p>
          </table:table-cell>
          <table:table-cell table:style-name="ce25" table:formula="of:=MID([$'Compras-Ali'.$A429];[$Tablas.$E$33];[$Tablas.$G$33])" office:value-type="string" office:string-value="00000000000008970941" calcext:value-type="string">
            <text:p>00000000000008970941</text:p>
          </table:table-cell>
          <table:table-cell table:style-name="ce25" table:formula="of:=MID([$'Compras-Ali'.$A429];[$Tablas.$E$34];[$Tablas.$G$34])" office:value-type="string" office:string-value="80" calcext:value-type="string">
            <text:p>80</text:p>
          </table:table-cell>
          <table:table-cell table:style-name="ce25" table:formula="of:=MID([$'Compras-Ali'.$A429];[$Tablas.$E$35];[$Tablas.$G$35])" office:value-type="string" office:string-value="00000000030500008454" calcext:value-type="string">
            <text:p>00000000030500008454</text:p>
          </table:table-cell>
          <table:table-cell table:style-name="ce28" table:formula="of:=IF([$'Compras-Ali'.$A429]&lt;&gt;&quot;&quot;;VALUE(MID([$'Compras-Ali'.$A429];[$Tablas.$E$36];[$Tablas.$G$36]))/100;0)*IF(OR(VALUE([.A429])=3;VALUE([.A429])=8;VALUE([.A429])=13);-1;1)" office:value-type="float" office:value="8417.7" calcext:value-type="float">
            <text:p>8.417,70</text:p>
          </table:table-cell>
          <table:table-cell table:style-name="ce25" table:formula="of:=MID([$'Compras-Ali'.$A429];[$Tablas.$E$37];[$Tablas.$G$37])" office:value-type="string" office:string-value="0004" calcext:value-type="string">
            <text:p>0004</text:p>
          </table:table-cell>
          <table:table-cell table:style-name="ce28" table:formula="of:=IF([$'Compras-Ali'.$A429]&lt;&gt;&quot;&quot;;VALUE(MID([$'Compras-Ali'.$A429];[$Tablas.$E$38];[$Tablas.$G$38]))/100;0)*IF(OR(VALUE([.A429])=3;VALUE([.A429])=8;VALUE([.A429])=13);-1;1)" office:value-type="float" office:value="841.77" calcext:value-type="float">
            <text:p>841,77</text:p>
          </table:table-cell>
          <table:table-cell table:number-columns-repeated="1016"/>
        </table:table-row>
        <table:table-row table:style-name="ro1">
          <table:table-cell table:style-name="ce25" table:formula="of:=MID([$'Compras-Ali'.$A430];[$Tablas.$E$31];[$Tablas.$G$31])" office:value-type="string" office:string-value="003" calcext:value-type="string">
            <text:p>003</text:p>
          </table:table-cell>
          <table:table-cell table:style-name="ce25" table:formula="of:=MID([$'Compras-Ali'.$A430];[$Tablas.$E$32];[$Tablas.$G$32])" office:value-type="string" office:string-value="00008" calcext:value-type="string">
            <text:p>00008</text:p>
          </table:table-cell>
          <table:table-cell table:style-name="ce25" table:formula="of:=MID([$'Compras-Ali'.$A430];[$Tablas.$E$33];[$Tablas.$G$33])" office:value-type="string" office:string-value="00000000000000000807" calcext:value-type="string">
            <text:p>00000000000000000807</text:p>
          </table:table-cell>
          <table:table-cell table:style-name="ce25" table:formula="of:=MID([$'Compras-Ali'.$A430];[$Tablas.$E$34];[$Tablas.$G$34])" office:value-type="string" office:string-value="80" calcext:value-type="string">
            <text:p>80</text:p>
          </table:table-cell>
          <table:table-cell table:style-name="ce25" table:formula="of:=MID([$'Compras-Ali'.$A430];[$Tablas.$E$35];[$Tablas.$G$35])" office:value-type="string" office:string-value="00000000030710268335" calcext:value-type="string">
            <text:p>00000000030710268335</text:p>
          </table:table-cell>
          <table:table-cell table:style-name="ce28" table:formula="of:=IF([$'Compras-Ali'.$A430]&lt;&gt;&quot;&quot;;VALUE(MID([$'Compras-Ali'.$A430];[$Tablas.$E$36];[$Tablas.$G$36]))/100;0)*IF(OR(VALUE([.A430])=3;VALUE([.A430])=8;VALUE([.A430])=13);-1;1)" office:value-type="string" office:string-value="" calcext:value-type="error">
            <text:p>Err:502</text:p>
          </table:table-cell>
          <table:table-cell table:style-name="ce25" table:formula="of:=MID([$'Compras-Ali'.$A430];[$Tablas.$E$37];[$Tablas.$G$37])" office:value-type="string" office:string-value="0005" calcext:value-type="string">
            <text:p>0005</text:p>
          </table:table-cell>
          <table:table-cell table:style-name="ce28" table:formula="of:=IF([$'Compras-Ali'.$A430]&lt;&gt;&quot;&quot;;VALUE(MID([$'Compras-Ali'.$A430];[$Tablas.$E$38];[$Tablas.$G$38]))/100;0)*IF(OR(VALUE([.A430])=3;VALUE([.A430])=8;VALUE([.A430])=13);-1;1)" office:value-type="float" office:value="-1242.7" calcext:value-type="float">
            <text:p>-1.242,70</text:p>
          </table:table-cell>
          <table:table-cell table:number-columns-repeated="1016"/>
        </table:table-row>
        <table:table-row table:style-name="ro1">
          <table:table-cell table:style-name="ce25" table:formula="of:=MID([$'Compras-Ali'.$A431];[$Tablas.$E$31];[$Tablas.$G$31])" office:value-type="string" office:string-value="001" calcext:value-type="string">
            <text:p>001</text:p>
          </table:table-cell>
          <table:table-cell table:style-name="ce25" table:formula="of:=MID([$'Compras-Ali'.$A431];[$Tablas.$E$32];[$Tablas.$G$32])" office:value-type="string" office:string-value="00006" calcext:value-type="string">
            <text:p>00006</text:p>
          </table:table-cell>
          <table:table-cell table:style-name="ce25" table:formula="of:=MID([$'Compras-Ali'.$A431];[$Tablas.$E$33];[$Tablas.$G$33])" office:value-type="string" office:string-value="00000000000009110660" calcext:value-type="string">
            <text:p>00000000000009110660</text:p>
          </table:table-cell>
          <table:table-cell table:style-name="ce25" table:formula="of:=MID([$'Compras-Ali'.$A431];[$Tablas.$E$34];[$Tablas.$G$34])" office:value-type="string" office:string-value="80" calcext:value-type="string">
            <text:p>80</text:p>
          </table:table-cell>
          <table:table-cell table:style-name="ce25" table:formula="of:=MID([$'Compras-Ali'.$A431];[$Tablas.$E$35];[$Tablas.$G$35])" office:value-type="string" office:string-value="00000000030620177497" calcext:value-type="string">
            <text:p>00000000030620177497</text:p>
          </table:table-cell>
          <table:table-cell table:style-name="ce28" table:formula="of:=IF([$'Compras-Ali'.$A431]&lt;&gt;&quot;&quot;;VALUE(MID([$'Compras-Ali'.$A431];[$Tablas.$E$36];[$Tablas.$G$36]))/100;0)*IF(OR(VALUE([.A431])=3;VALUE([.A431])=8;VALUE([.A431])=13);-1;1)" office:value-type="float" office:value="1500" calcext:value-type="float">
            <text:p>1.500,00</text:p>
          </table:table-cell>
          <table:table-cell table:style-name="ce25" table:formula="of:=MID([$'Compras-Ali'.$A431];[$Tablas.$E$37];[$Tablas.$G$37])" office:value-type="string" office:string-value="0005" calcext:value-type="string">
            <text:p>0005</text:p>
          </table:table-cell>
          <table:table-cell table:style-name="ce28" table:formula="of:=IF([$'Compras-Ali'.$A431]&lt;&gt;&quot;&quot;;VALUE(MID([$'Compras-Ali'.$A431];[$Tablas.$E$38];[$Tablas.$G$38]))/100;0)*IF(OR(VALUE([.A431])=3;VALUE([.A431])=8;VALUE([.A431])=13);-1;1)" office:value-type="float" office:value="315" calcext:value-type="float">
            <text:p>315,00</text:p>
          </table:table-cell>
          <table:table-cell table:number-columns-repeated="1016"/>
        </table:table-row>
        <table:table-row table:style-name="ro1">
          <table:table-cell table:style-name="ce25" table:formula="of:=MID([$'Compras-Ali'.$A432];[$Tablas.$E$31];[$Tablas.$G$31])" office:value-type="string" office:string-value="001" calcext:value-type="string">
            <text:p>001</text:p>
          </table:table-cell>
          <table:table-cell table:style-name="ce25" table:formula="of:=MID([$'Compras-Ali'.$A432];[$Tablas.$E$32];[$Tablas.$G$32])" office:value-type="string" office:string-value="00001" calcext:value-type="string">
            <text:p>00001</text:p>
          </table:table-cell>
          <table:table-cell table:style-name="ce25" table:formula="of:=MID([$'Compras-Ali'.$A432];[$Tablas.$E$33];[$Tablas.$G$33])" office:value-type="string" office:string-value="00000000000000035601" calcext:value-type="string">
            <text:p>00000000000000035601</text:p>
          </table:table-cell>
          <table:table-cell table:style-name="ce25" table:formula="of:=MID([$'Compras-Ali'.$A432];[$Tablas.$E$34];[$Tablas.$G$34])" office:value-type="string" office:string-value="80" calcext:value-type="string">
            <text:p>80</text:p>
          </table:table-cell>
          <table:table-cell table:style-name="ce25" table:formula="of:=MID([$'Compras-Ali'.$A432];[$Tablas.$E$35];[$Tablas.$G$35])" office:value-type="string" office:string-value="00000000030651129083" calcext:value-type="string">
            <text:p>00000000030651129083</text:p>
          </table:table-cell>
          <table:table-cell table:style-name="ce28" table:formula="of:=IF([$'Compras-Ali'.$A432]&lt;&gt;&quot;&quot;;VALUE(MID([$'Compras-Ali'.$A432];[$Tablas.$E$36];[$Tablas.$G$36]))/100;0)*IF(OR(VALUE([.A432])=3;VALUE([.A432])=8;VALUE([.A432])=13);-1;1)" office:value-type="float" office:value="225422.95" calcext:value-type="float">
            <text:p>225.422,95</text:p>
          </table:table-cell>
          <table:table-cell table:style-name="ce25" table:formula="of:=MID([$'Compras-Ali'.$A432];[$Tablas.$E$37];[$Tablas.$G$37])" office:value-type="string" office:string-value="0005" calcext:value-type="string">
            <text:p>0005</text:p>
          </table:table-cell>
          <table:table-cell table:style-name="ce28" table:formula="of:=IF([$'Compras-Ali'.$A432]&lt;&gt;&quot;&quot;;VALUE(MID([$'Compras-Ali'.$A432];[$Tablas.$E$38];[$Tablas.$G$38]))/100;0)*IF(OR(VALUE([.A432])=3;VALUE([.A432])=8;VALUE([.A432])=13);-1;1)" office:value-type="float" office:value="47338.82" calcext:value-type="float">
            <text:p>47.338,82</text:p>
          </table:table-cell>
          <table:table-cell table:number-columns-repeated="1016"/>
        </table:table-row>
        <table:table-row table:style-name="ro1">
          <table:table-cell table:style-name="ce25" table:formula="of:=MID([$'Compras-Ali'.$A433];[$Tablas.$E$31];[$Tablas.$G$31])" office:value-type="string" office:string-value="001" calcext:value-type="string">
            <text:p>001</text:p>
          </table:table-cell>
          <table:table-cell table:style-name="ce25" table:formula="of:=MID([$'Compras-Ali'.$A433];[$Tablas.$E$32];[$Tablas.$G$32])" office:value-type="string" office:string-value="00021" calcext:value-type="string">
            <text:p>00021</text:p>
          </table:table-cell>
          <table:table-cell table:style-name="ce25" table:formula="of:=MID([$'Compras-Ali'.$A433];[$Tablas.$E$33];[$Tablas.$G$33])" office:value-type="string" office:string-value="00000000000000035046" calcext:value-type="string">
            <text:p>00000000000000035046</text:p>
          </table:table-cell>
          <table:table-cell table:style-name="ce25" table:formula="of:=MID([$'Compras-Ali'.$A433];[$Tablas.$E$34];[$Tablas.$G$34])" office:value-type="string" office:string-value="80" calcext:value-type="string">
            <text:p>80</text:p>
          </table:table-cell>
          <table:table-cell table:style-name="ce25" table:formula="of:=MID([$'Compras-Ali'.$A433];[$Tablas.$E$35];[$Tablas.$G$35])" office:value-type="string" office:string-value="00000000030533493560" calcext:value-type="string">
            <text:p>00000000030533493560</text:p>
          </table:table-cell>
          <table:table-cell table:style-name="ce28" table:formula="of:=IF([$'Compras-Ali'.$A433]&lt;&gt;&quot;&quot;;VALUE(MID([$'Compras-Ali'.$A433];[$Tablas.$E$36];[$Tablas.$G$36]))/100;0)*IF(OR(VALUE([.A433])=3;VALUE([.A433])=8;VALUE([.A433])=13);-1;1)" office:value-type="float" office:value="5826.9" calcext:value-type="float">
            <text:p>5.826,90</text:p>
          </table:table-cell>
          <table:table-cell table:style-name="ce25" table:formula="of:=MID([$'Compras-Ali'.$A433];[$Tablas.$E$37];[$Tablas.$G$37])" office:value-type="string" office:string-value="0005" calcext:value-type="string">
            <text:p>0005</text:p>
          </table:table-cell>
          <table:table-cell table:style-name="ce28" table:formula="of:=IF([$'Compras-Ali'.$A433]&lt;&gt;&quot;&quot;;VALUE(MID([$'Compras-Ali'.$A433];[$Tablas.$E$38];[$Tablas.$G$38]))/100;0)*IF(OR(VALUE([.A433])=3;VALUE([.A433])=8;VALUE([.A433])=13);-1;1)" office:value-type="float" office:value="1223.65" calcext:value-type="float">
            <text:p>1.223,65</text:p>
          </table:table-cell>
          <table:table-cell table:number-columns-repeated="1016"/>
        </table:table-row>
        <table:table-row table:style-name="ro1">
          <table:table-cell table:style-name="ce25" table:formula="of:=MID([$'Compras-Ali'.$A434];[$Tablas.$E$31];[$Tablas.$G$31])" office:value-type="string" office:string-value="001" calcext:value-type="string">
            <text:p>001</text:p>
          </table:table-cell>
          <table:table-cell table:style-name="ce25" table:formula="of:=MID([$'Compras-Ali'.$A434];[$Tablas.$E$32];[$Tablas.$G$32])" office:value-type="string" office:string-value="00021" calcext:value-type="string">
            <text:p>00021</text:p>
          </table:table-cell>
          <table:table-cell table:style-name="ce25" table:formula="of:=MID([$'Compras-Ali'.$A434];[$Tablas.$E$33];[$Tablas.$G$33])" office:value-type="string" office:string-value="00000000000000035048" calcext:value-type="string">
            <text:p>00000000000000035048</text:p>
          </table:table-cell>
          <table:table-cell table:style-name="ce25" table:formula="of:=MID([$'Compras-Ali'.$A434];[$Tablas.$E$34];[$Tablas.$G$34])" office:value-type="string" office:string-value="80" calcext:value-type="string">
            <text:p>80</text:p>
          </table:table-cell>
          <table:table-cell table:style-name="ce25" table:formula="of:=MID([$'Compras-Ali'.$A434];[$Tablas.$E$35];[$Tablas.$G$35])" office:value-type="string" office:string-value="00000000030533493560" calcext:value-type="string">
            <text:p>00000000030533493560</text:p>
          </table:table-cell>
          <table:table-cell table:style-name="ce28" table:formula="of:=IF([$'Compras-Ali'.$A434]&lt;&gt;&quot;&quot;;VALUE(MID([$'Compras-Ali'.$A434];[$Tablas.$E$36];[$Tablas.$G$36]))/100;0)*IF(OR(VALUE([.A434])=3;VALUE([.A434])=8;VALUE([.A434])=13);-1;1)" office:value-type="float" office:value="45541.38" calcext:value-type="float">
            <text:p>45.541,38</text:p>
          </table:table-cell>
          <table:table-cell table:style-name="ce25" table:formula="of:=MID([$'Compras-Ali'.$A434];[$Tablas.$E$37];[$Tablas.$G$37])" office:value-type="string" office:string-value="0005" calcext:value-type="string">
            <text:p>0005</text:p>
          </table:table-cell>
          <table:table-cell table:style-name="ce28" table:formula="of:=IF([$'Compras-Ali'.$A434]&lt;&gt;&quot;&quot;;VALUE(MID([$'Compras-Ali'.$A434];[$Tablas.$E$38];[$Tablas.$G$38]))/100;0)*IF(OR(VALUE([.A434])=3;VALUE([.A434])=8;VALUE([.A434])=13);-1;1)" office:value-type="float" office:value="9563.69" calcext:value-type="float">
            <text:p>9.563,69</text:p>
          </table:table-cell>
          <table:table-cell table:number-columns-repeated="1016"/>
        </table:table-row>
        <table:table-row table:style-name="ro1">
          <table:table-cell table:style-name="ce25" table:formula="of:=MID([$'Compras-Ali'.$A435];[$Tablas.$E$31];[$Tablas.$G$31])" office:value-type="string" office:string-value="001" calcext:value-type="string">
            <text:p>001</text:p>
          </table:table-cell>
          <table:table-cell table:style-name="ce25" table:formula="of:=MID([$'Compras-Ali'.$A435];[$Tablas.$E$32];[$Tablas.$G$32])" office:value-type="string" office:string-value="00001" calcext:value-type="string">
            <text:p>00001</text:p>
          </table:table-cell>
          <table:table-cell table:style-name="ce25" table:formula="of:=MID([$'Compras-Ali'.$A435];[$Tablas.$E$33];[$Tablas.$G$33])" office:value-type="string" office:string-value="00000000000000310820" calcext:value-type="string">
            <text:p>00000000000000310820</text:p>
          </table:table-cell>
          <table:table-cell table:style-name="ce25" table:formula="of:=MID([$'Compras-Ali'.$A435];[$Tablas.$E$34];[$Tablas.$G$34])" office:value-type="string" office:string-value="80" calcext:value-type="string">
            <text:p>80</text:p>
          </table:table-cell>
          <table:table-cell table:style-name="ce25" table:formula="of:=MID([$'Compras-Ali'.$A435];[$Tablas.$E$35];[$Tablas.$G$35])" office:value-type="string" office:string-value="00000000030626219353" calcext:value-type="string">
            <text:p>00000000030626219353</text:p>
          </table:table-cell>
          <table:table-cell table:style-name="ce28" table:formula="of:=IF([$'Compras-Ali'.$A435]&lt;&gt;&quot;&quot;;VALUE(MID([$'Compras-Ali'.$A435];[$Tablas.$E$36];[$Tablas.$G$36]))/100;0)*IF(OR(VALUE([.A435])=3;VALUE([.A435])=8;VALUE([.A435])=13);-1;1)" office:value-type="float" office:value="43.67" calcext:value-type="float">
            <text:p>43,67</text:p>
          </table:table-cell>
          <table:table-cell table:style-name="ce25" table:formula="of:=MID([$'Compras-Ali'.$A435];[$Tablas.$E$37];[$Tablas.$G$37])" office:value-type="string" office:string-value="0005" calcext:value-type="string">
            <text:p>0005</text:p>
          </table:table-cell>
          <table:table-cell table:style-name="ce28" table:formula="of:=IF([$'Compras-Ali'.$A435]&lt;&gt;&quot;&quot;;VALUE(MID([$'Compras-Ali'.$A435];[$Tablas.$E$38];[$Tablas.$G$38]))/100;0)*IF(OR(VALUE([.A435])=3;VALUE([.A435])=8;VALUE([.A435])=13);-1;1)" office:value-type="float" office:value="9.17" calcext:value-type="float">
            <text:p>9,17</text:p>
          </table:table-cell>
          <table:table-cell table:number-columns-repeated="1016"/>
        </table:table-row>
        <table:table-row table:style-name="ro1">
          <table:table-cell table:style-name="ce25" table:formula="of:=MID([$'Compras-Ali'.$A436];[$Tablas.$E$31];[$Tablas.$G$31])" office:value-type="string" office:string-value="002" calcext:value-type="string">
            <text:p>002</text:p>
          </table:table-cell>
          <table:table-cell table:style-name="ce25" table:formula="of:=MID([$'Compras-Ali'.$A436];[$Tablas.$E$32];[$Tablas.$G$32])" office:value-type="string" office:string-value="02024" calcext:value-type="string">
            <text:p>02024</text:p>
          </table:table-cell>
          <table:table-cell table:style-name="ce25" table:formula="of:=MID([$'Compras-Ali'.$A436];[$Tablas.$E$33];[$Tablas.$G$33])" office:value-type="string" office:string-value="00000000000000080439" calcext:value-type="string">
            <text:p>00000000000000080439</text:p>
          </table:table-cell>
          <table:table-cell table:style-name="ce25" table:formula="of:=MID([$'Compras-Ali'.$A436];[$Tablas.$E$34];[$Tablas.$G$34])" office:value-type="string" office:string-value="80" calcext:value-type="string">
            <text:p>80</text:p>
          </table:table-cell>
          <table:table-cell table:style-name="ce25" table:formula="of:=MID([$'Compras-Ali'.$A436];[$Tablas.$E$35];[$Tablas.$G$35])" office:value-type="string" office:string-value="00000000030546689979" calcext:value-type="string">
            <text:p>00000000030546689979</text:p>
          </table:table-cell>
          <table:table-cell table:style-name="ce28" table:formula="of:=IF([$'Compras-Ali'.$A436]&lt;&gt;&quot;&quot;;VALUE(MID([$'Compras-Ali'.$A436];[$Tablas.$E$36];[$Tablas.$G$36]))/100;0)*IF(OR(VALUE([.A436])=3;VALUE([.A436])=8;VALUE([.A436])=13);-1;1)" office:value-type="float" office:value="8651.8" calcext:value-type="float">
            <text:p>8.651,80</text:p>
          </table:table-cell>
          <table:table-cell table:style-name="ce25" table:formula="of:=MID([$'Compras-Ali'.$A436];[$Tablas.$E$37];[$Tablas.$G$37])" office:value-type="string" office:string-value="0004" calcext:value-type="string">
            <text:p>0004</text:p>
          </table:table-cell>
          <table:table-cell table:style-name="ce28" table:formula="of:=IF([$'Compras-Ali'.$A436]&lt;&gt;&quot;&quot;;VALUE(MID([$'Compras-Ali'.$A436];[$Tablas.$E$38];[$Tablas.$G$38]))/100;0)*IF(OR(VALUE([.A436])=3;VALUE([.A436])=8;VALUE([.A436])=13);-1;1)" office:value-type="float" office:value="865.18" calcext:value-type="float">
            <text:p>865,18</text:p>
          </table:table-cell>
          <table:table-cell table:number-columns-repeated="1016"/>
        </table:table-row>
        <table:table-row table:style-name="ro1">
          <table:table-cell table:style-name="ce25" table:formula="of:=MID([$'Compras-Ali'.$A437];[$Tablas.$E$31];[$Tablas.$G$31])" office:value-type="string" office:string-value="001" calcext:value-type="string">
            <text:p>001</text:p>
          </table:table-cell>
          <table:table-cell table:style-name="ce25" table:formula="of:=MID([$'Compras-Ali'.$A437];[$Tablas.$E$32];[$Tablas.$G$32])" office:value-type="string" office:string-value="00003" calcext:value-type="string">
            <text:p>00003</text:p>
          </table:table-cell>
          <table:table-cell table:style-name="ce25" table:formula="of:=MID([$'Compras-Ali'.$A437];[$Tablas.$E$33];[$Tablas.$G$33])" office:value-type="string" office:string-value="00000000000000019386" calcext:value-type="string">
            <text:p>00000000000000019386</text:p>
          </table:table-cell>
          <table:table-cell table:style-name="ce25" table:formula="of:=MID([$'Compras-Ali'.$A437];[$Tablas.$E$34];[$Tablas.$G$34])" office:value-type="string" office:string-value="80" calcext:value-type="string">
            <text:p>80</text:p>
          </table:table-cell>
          <table:table-cell table:style-name="ce25" table:formula="of:=MID([$'Compras-Ali'.$A437];[$Tablas.$E$35];[$Tablas.$G$35])" office:value-type="string" office:string-value="00000000030709737119" calcext:value-type="string">
            <text:p>00000000030709737119</text:p>
          </table:table-cell>
          <table:table-cell table:style-name="ce28" table:formula="of:=IF([$'Compras-Ali'.$A437]&lt;&gt;&quot;&quot;;VALUE(MID([$'Compras-Ali'.$A437];[$Tablas.$E$36];[$Tablas.$G$36]))/100;0)*IF(OR(VALUE([.A437])=3;VALUE([.A437])=8;VALUE([.A437])=13);-1;1)" office:value-type="float" office:value="4380.19" calcext:value-type="float">
            <text:p>4.380,19</text:p>
          </table:table-cell>
          <table:table-cell table:style-name="ce25" table:formula="of:=MID([$'Compras-Ali'.$A437];[$Tablas.$E$37];[$Tablas.$G$37])" office:value-type="string" office:string-value="0005" calcext:value-type="string">
            <text:p>0005</text:p>
          </table:table-cell>
          <table:table-cell table:style-name="ce28" table:formula="of:=IF([$'Compras-Ali'.$A437]&lt;&gt;&quot;&quot;;VALUE(MID([$'Compras-Ali'.$A437];[$Tablas.$E$38];[$Tablas.$G$38]))/100;0)*IF(OR(VALUE([.A437])=3;VALUE([.A437])=8;VALUE([.A437])=13);-1;1)" office:value-type="float" office:value="919.84" calcext:value-type="float">
            <text:p>919,84</text:p>
          </table:table-cell>
          <table:table-cell table:number-columns-repeated="1016"/>
        </table:table-row>
        <table:table-row table:style-name="ro1">
          <table:table-cell table:style-name="ce25" table:formula="of:=MID([$'Compras-Ali'.$A438];[$Tablas.$E$31];[$Tablas.$G$31])" office:value-type="string" office:string-value="001" calcext:value-type="string">
            <text:p>001</text:p>
          </table:table-cell>
          <table:table-cell table:style-name="ce25" table:formula="of:=MID([$'Compras-Ali'.$A438];[$Tablas.$E$32];[$Tablas.$G$32])" office:value-type="string" office:string-value="00008" calcext:value-type="string">
            <text:p>00008</text:p>
          </table:table-cell>
          <table:table-cell table:style-name="ce25" table:formula="of:=MID([$'Compras-Ali'.$A438];[$Tablas.$E$33];[$Tablas.$G$33])" office:value-type="string" office:string-value="00000000000000006893" calcext:value-type="string">
            <text:p>00000000000000006893</text:p>
          </table:table-cell>
          <table:table-cell table:style-name="ce25" table:formula="of:=MID([$'Compras-Ali'.$A438];[$Tablas.$E$34];[$Tablas.$G$34])" office:value-type="string" office:string-value="80" calcext:value-type="string">
            <text:p>80</text:p>
          </table:table-cell>
          <table:table-cell table:style-name="ce25" table:formula="of:=MID([$'Compras-Ali'.$A438];[$Tablas.$E$35];[$Tablas.$G$35])" office:value-type="string" office:string-value="00000000033714576629" calcext:value-type="string">
            <text:p>00000000033714576629</text:p>
          </table:table-cell>
          <table:table-cell table:style-name="ce28" table:formula="of:=IF([$'Compras-Ali'.$A438]&lt;&gt;&quot;&quot;;VALUE(MID([$'Compras-Ali'.$A438];[$Tablas.$E$36];[$Tablas.$G$36]))/100;0)*IF(OR(VALUE([.A438])=3;VALUE([.A438])=8;VALUE([.A438])=13);-1;1)" office:value-type="float" office:value="153160" calcext:value-type="float">
            <text:p>153.160,00</text:p>
          </table:table-cell>
          <table:table-cell table:style-name="ce25" table:formula="of:=MID([$'Compras-Ali'.$A438];[$Tablas.$E$37];[$Tablas.$G$37])" office:value-type="string" office:string-value="0005" calcext:value-type="string">
            <text:p>0005</text:p>
          </table:table-cell>
          <table:table-cell table:style-name="ce28" table:formula="of:=IF([$'Compras-Ali'.$A438]&lt;&gt;&quot;&quot;;VALUE(MID([$'Compras-Ali'.$A438];[$Tablas.$E$38];[$Tablas.$G$38]))/100;0)*IF(OR(VALUE([.A438])=3;VALUE([.A438])=8;VALUE([.A438])=13);-1;1)" office:value-type="float" office:value="32163.6" calcext:value-type="float">
            <text:p>32.163,60</text:p>
          </table:table-cell>
          <table:table-cell table:number-columns-repeated="1016"/>
        </table:table-row>
        <table:table-row table:style-name="ro1" table:number-rows-repeated="18200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 table:number-columns-repeated="1016"/>
        </table:table-row>
        <table:table-row table:style-name="ro1" table:number-rows-repeated="10299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6" table:style-name="ta3"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33" table:default-cell-style-name="ce26"/>
        <table:table-column table:style-name="co12" table:default-cell-style-name="ce26"/>
        <table:table-column table:style-name="co34" table:default-cell-style-name="ce26"/>
        <table:table-column table:style-name="co25" table:number-columns-repeated="6" table:default-cell-style-name="ce26"/>
        <table:table-column table:style-name="co20" table:default-cell-style-name="ce26"/>
        <table:table-column table:style-name="co21" table:default-cell-style-name="ce26"/>
        <table:table-column table:style-name="co28" table:default-cell-style-name="ce26"/>
        <table:table-column table:style-name="co2" table:default-cell-style-name="ce26"/>
        <table:table-column table:style-name="co25" table:number-columns-repeated="2" table:default-cell-style-name="ce26"/>
        <table:table-column table:style-name="co24" table:default-cell-style-name="ce26"/>
        <table:table-column table:style-name="co25" table:number-columns-repeated="2" table:default-cell-style-name="ce26"/>
        <table:table-column table:style-name="co5" table:default-cell-style-name="ce26"/>
        <table:table-column table:style-name="co35" table:default-cell-style-name="ce26"/>
        <table:table-column table:style-name="co36" table:default-cell-style-name="ce26"/>
        <table:table-column table:style-name="co5" table:number-columns-repeated="998" table:default-cell-style-name="ce26"/>
        <table:table-row table:style-name="ro1">
          <table:table-cell table:style-name="ce70" office:value-type="string" calcext:value-type="string">
            <text:p>Fecha</text:p>
          </table:table-cell>
          <table:table-cell table:style-name="ce70" office:value-type="string" calcext:value-type="string">
            <text:p>TC</text:p>
          </table:table-cell>
          <table:table-cell table:style-name="ce70" office:value-type="string" calcext:value-type="string">
            <text:p>PV</text:p>
          </table:table-cell>
          <table:table-cell table:style-name="ce70" office:value-type="string" calcext:value-type="string">
            <text:p>Nro</text:p>
          </table:table-cell>
          <table:table-cell table:style-name="ce70" office:value-type="string" calcext:value-type="string">
            <text:p>DI</text:p>
          </table:table-cell>
          <table:table-cell table:style-name="ce70" office:value-type="string" calcext:value-type="string">
            <text:p>CV</text:p>
          </table:table-cell>
          <table:table-cell table:style-name="ce70" office:value-type="string" calcext:value-type="string">
            <text:p>CUIT</text:p>
          </table:table-cell>
          <table:table-cell table:style-name="ce70" office:value-type="string" calcext:value-type="string">
            <text:p>Nombre</text:p>
          </table:table-cell>
          <table:table-cell table:style-name="ce70" office:value-type="string" calcext:value-type="string">
            <text:p>Neto</text:p>
          </table:table-cell>
          <table:table-cell table:style-name="ce70" office:value-type="string" calcext:value-type="string">
            <text:p>NoGrab</text:p>
          </table:table-cell>
          <table:table-cell table:style-name="ce70" office:value-type="string" calcext:value-type="string">
            <text:p>IVA</text:p>
          </table:table-cell>
          <table:table-cell table:style-name="ce70" office:value-type="string" calcext:value-type="string">
            <text:p>P IIBB</text:p>
          </table:table-cell>
          <table:table-cell table:style-name="ce70" office:value-type="string" calcext:value-type="string">
            <text:p>P IVA</text:p>
          </table:table-cell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Mon</text:p>
          </table:table-cell>
          <table:table-cell table:style-name="ce70" office:value-type="string" calcext:value-type="string">
            <text:p>Cambio</text:p>
          </table:table-cell>
          <table:table-cell table:style-name="ce70" office:value-type="string" calcext:value-type="string">
            <text:p>Ali</text:p>
          </table:table-cell>
          <table:table-cell table:style-name="ce70" office:value-type="string" calcext:value-type="string">
            <text:p>Opera</text:p>
          </table:table-cell>
          <table:table-cell table:style-name="ce70" office:value-type="string" calcext:value-type="string">
            <text:p>CFC</text:p>
          </table:table-cell>
          <table:table-cell table:style-name="ce70" office:value-type="string" calcext:value-type="string">
            <text:p>Otros</text:p>
          </table:table-cell>
          <table:table-cell table:style-name="ce70" office:value-type="string" calcext:value-type="string">
            <text:p>C Emi</text:p>
          </table:table-cell>
          <table:table-cell table:style-name="ce70" office:value-type="string" calcext:value-type="string">
            <text:p>Emisor</text:p>
          </table:table-cell>
          <table:table-cell table:style-name="ce70" office:value-type="string" calcext:value-type="string">
            <text:p>ComIVA</text:p>
          </table:table-cell>
          <table:table-cell table:style-name="ce66"/>
          <table:table-cell table:style-name="ce43" office:value-type="string" calcext:value-type="string">
            <text:p>Compras</text:p>
          </table:table-cell>
          <table:table-cell table:style-name="ce43" office:value-type="string" calcext:value-type="string">
            <text:p>Alicuotas</text:p>
          </table:table-cell>
          <table:table-cell table:style-name="ce66" table:number-columns-repeated="993"/>
          <table:table-cell table:number-columns-repeated="5"/>
        </table:table-row>
        <table:table-row table:style-name="ro1">
          <table:table-cell table:style-name="ce25" table:formula="of:=MID([$Compras.$A2];[$Tablas.$E$3];[$Tablas.$G$3])" office:value-type="string" office:string-value="20200801" calcext:value-type="string">
            <text:p>20200801</text:p>
          </table:table-cell>
          <table:table-cell table:style-name="ce25" table:formula="of:=MID([$Compras.$A2];[$Tablas.$E$4];[$Tablas.$G$4])" office:value-type="string" office:string-value="001" calcext:value-type="string">
            <text:p>001</text:p>
          </table:table-cell>
          <table:table-cell table:style-name="ce25" table:formula="of:=MID([$Compras.$A2];[$Tablas.$E$5];[$Tablas.$G$5])" office:value-type="string" office:string-value="00030" calcext:value-type="string">
            <text:p>00030</text:p>
          </table:table-cell>
          <table:table-cell table:style-name="ce25" table:formula="of:=MID([$Compras.$A2];[$Tablas.$E$6];[$Tablas.$G$6])" office:value-type="string" office:string-value="00000000000000000756" calcext:value-type="string">
            <text:p>00000000000000000756</text:p>
          </table:table-cell>
          <table:table-cell table:style-name="ce25" table:formula="of:=MID([$Compras.$A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];[$Tablas.$E$8];[$Tablas.$G$8])" office:value-type="string" office:string-value="80" calcext:value-type="string">
            <text:p>80</text:p>
          </table:table-cell>
          <table:table-cell table:style-name="ce25" table:formula="of:=MID([$Compras.$A2];[$Tablas.$E$9];[$Tablas.$G$9])" office:value-type="string" office:string-value="00000000030523408247" calcext:value-type="string">
            <text:p>00000000030523408247</text:p>
          </table:table-cell>
          <table:table-cell table:style-name="ce25" table:formula="of:=MID([$Compras.$A2];[$Tablas.$E$10];[$Tablas.$G$10])" office:value-type="string" office:string-value="CERAMICA MARCOS PAZ SRL       " calcext:value-type="string">
            <text:p>CERAMICA MARCOS PAZ SRL <text:s text:c="6"/></text:p>
          </table:table-cell>
          <table:table-cell table:style-name="ce28" table:formula="of:=MID([$Compras.$A2];[$Tablas.$E$11];[$Tablas.$G$11])" office:value-type="string" office:string-value="000000000233300" calcext:value-type="string">
            <text:p>000000000233300</text:p>
          </table:table-cell>
          <table:table-cell table:style-name="ce25" table:formula="of:=MID([$Compras.$A2];[$Tablas.$E$12];[$Tablas.$G$12])" office:value-type="string" office:string-value="000000000003325" calcext:value-type="string">
            <text:p>000000000003325</text:p>
          </table:table-cell>
          <table:table-cell table:style-name="ce25" table:formula="of:=MID([$Compras.$A2];[$Tablas.$E$14];[$Tablas.$G$14])" office:value-type="string" office:string-value="000000000000000" calcext:value-type="string">
            <text:p>000000000000000</text:p>
          </table:table-cell>
          <table:table-cell table:style-name="ce25" table:formula="of:=MID([$Compras.$A2];[$Tablas.$E$16];[$Tablas.$G$16])" office:value-type="string" office:string-value="000000000000000" calcext:value-type="string">
            <text:p>000000000000000</text:p>
          </table:table-cell>
          <table:table-cell table:style-name="ce25" table:formula="of:=MID([$Compras.$A2];[$Tablas.$E$15];[$Tablas.$G$15])" office:value-type="string" office:string-value="000000000000000" calcext:value-type="string">
            <text:p>000000000000000</text:p>
          </table:table-cell>
          <table:table-cell table:style-name="ce25" table:formula="of:=SUM([.I2:.M2])" office:value-type="float" office:value="0" calcext:value-type="float">
            <text:p>0</text:p>
          </table:table-cell>
          <table:table-cell table:style-name="ce25" table:number-columns-repeated="2"/>
          <table:table-cell table:style-name="ce65"/>
          <table:table-cell table:style-name="ce66"/>
          <table:table-cell table:number-columns-repeated="6"/>
          <table:table-cell table:style-name="ce67" table:number-columns-repeated="2"/>
          <table:table-cell table:style-name="ce68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20200701</text:p>
          </table:table-cell>
          <table:table-cell table:style-name="ce42" office:value-type="string" calcext:value-type="string">
            <text:p>001</text:p>
          </table:table-cell>
          <table:table-cell table:style-name="ce42" office:value-type="string" calcext:value-type="string">
            <text:p>00001</text:p>
          </table:table-cell>
          <table:table-cell table:style-name="ce42" office:value-type="string" calcext:value-type="string">
            <text:p>00000000000000080581</text:p>
          </table:table-cell>
          <table:table-cell table:style-name="ce42" office:value-type="string" calcext:value-type="string">
            <text:p><text:s text:c="16"/></text:p>
          </table:table-cell>
          <table:table-cell table:style-name="ce42" office:value-type="string" calcext:value-type="string">
            <text:p>80</text:p>
          </table:table-cell>
          <table:table-cell table:style-name="ce42" office:value-type="string" calcext:value-type="string">
            <text:p>00000000030500008454</text:p>
          </table:table-cell>
          <table:table-cell table:style-name="ce42" office:value-type="string" calcext:value-type="string">
            <text:p>VISA RIO <text:s text:c="21"/></text:p>
          </table:table-cell>
          <table:table-cell table:style-name="ce42" office:value-type="string" calcext:value-type="string">
            <text:p>000000000559017</text:p>
          </table:table-cell>
          <table:table-cell table:style-name="ce42" office:value-type="string" calcext:value-type="string">
            <text:p>000000000000000</text:p>
          </table:table-cell>
          <table:table-cell table:style-name="ce42" office:value-type="string" calcext:value-type="string">
            <text:p>000000000019598</text:p>
          </table:table-cell>
          <table:table-cell table:number-columns-repeated="2" table:style-name="ce42" office:value-type="string" calcext:value-type="string">
            <text:p>000000000000000</text:p>
          </table:table-cell>
          <table:table-cell table:style-name="ce42" office:value-type="string" calcext:value-type="string">
            <text:p>000000000578615</text:p>
          </table:table-cell>
          <table:table-cell table:style-name="ce42" office:value-type="string" calcext:value-type="string">
            <text:p>PES</text:p>
          </table:table-cell>
          <table:table-cell table:style-name="ce42" office:value-type="string" calcext:value-type="string">
            <text:p>0001000000</text:p>
          </table:table-cell>
          <table:table-cell table:style-name="ce42" office:value-type="string" calcext:value-type="string">
            <text:p>0005</text:p>
          </table:table-cell>
          <table:table-cell table:style-name="ce42" office:value-type="string" calcext:value-type="string">
            <text:p>0</text:p>
          </table:table-cell>
          <table:table-cell table:number-columns-repeated="2" table:style-name="ce42" office:value-type="string" calcext:value-type="string">
            <text:p>000000000000000</text:p>
          </table:table-cell>
          <table:table-cell table:style-name="ce42" office:value-type="string" calcext:value-type="string">
            <text:p>00000000000</text:p>
          </table:table-cell>
          <table:table-cell table:style-name="ce42" office:value-type="string" calcext:value-type="string">
            <text:p><text:s text:c="30"/></text:p>
          </table:table-cell>
          <table:table-cell table:style-name="ce42" office:value-type="string" calcext:value-type="string">
            <text:p>000000000000000</text:p>
          </table:table-cell>
          <table:table-cell table:style-name="ce42"/>
          <table:table-cell table:style-name="ce42" office:value-type="string" calcext:value-type="string">
            <text:p>202007010010000100000000000000080581 <text:s text:c="15"/>8000000000030500008454VISA RIO <text:s text:c="21"/>000000000578615000000000000000000000000000000000000000000000000000000000000000000000000000000000000000000000000000000000PES00010000001000000000000000000000000000000000000000000 <text:s text:c="29"/>000000000000000</text:p>
          </table:table-cell>
          <table:table-cell table:style-name="ce42" office:value-type="string" calcext:value-type="string">
            <text:p>001000010000000000000008058180000000000305000084540000000005590170005000000000019598</text:p>
          </table:table-cell>
          <table:table-cell table:style-name="ce42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formula="of:=MID([$Compras.$A6];[$Tablas.$E$3];[$Tablas.$G$3])" office:value-type="string" office:string-value="20200801" calcext:value-type="string">
            <text:p>20200801</text:p>
          </table:table-cell>
          <table:table-cell table:style-name="ce25" table:formula="of:=MID([$Compras.$A6];[$Tablas.$E$4];[$Tablas.$G$4])" office:value-type="string" office:string-value="001" calcext:value-type="string">
            <text:p>001</text:p>
          </table:table-cell>
          <table:table-cell table:style-name="ce25" table:formula="of:=MID([$Compras.$A6];[$Tablas.$E$5];[$Tablas.$G$5])" office:value-type="string" office:string-value="00003" calcext:value-type="string">
            <text:p>00003</text:p>
          </table:table-cell>
          <table:table-cell table:style-name="ce25" table:formula="of:=MID([$Compras.$A6];[$Tablas.$E$6];[$Tablas.$G$6])" office:value-type="string" office:string-value="00000000000000001711" calcext:value-type="string">
            <text:p>00000000000000001711</text:p>
          </table:table-cell>
          <table:table-cell table:style-name="ce25" table:formula="of:=MID([$Compras.$A6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6];[$Tablas.$E$8];[$Tablas.$G$8])" office:value-type="string" office:string-value="80" calcext:value-type="string">
            <text:p>80</text:p>
          </table:table-cell>
          <table:table-cell table:style-name="ce25" table:formula="of:=MID([$Compras.$A6];[$Tablas.$E$9];[$Tablas.$G$9])" office:value-type="string" office:string-value="00000000020117813089" calcext:value-type="string">
            <text:p>00000000020117813089</text:p>
          </table:table-cell>
          <table:table-cell table:style-name="ce25" table:formula="of:=MID([$Compras.$A6];[$Tablas.$E$10];[$Tablas.$G$10])" office:value-type="string" office:string-value="DELORENZI VICENTE LUIS        " calcext:value-type="string">
            <text:p>DELORENZI VICENTE LUIS <text:s text:c="7"/></text:p>
          </table:table-cell>
          <table:table-cell table:style-name="ce28" table:formula="of:=MID([$Compras.$A6];[$Tablas.$E$11];[$Tablas.$G$11])" office:value-type="string" office:string-value="000000001465450" calcext:value-type="string">
            <text:p>000000001465450</text:p>
          </table:table-cell>
          <table:table-cell table:style-name="ce25" table:formula="of:=MID([$Compras.$A6];[$Tablas.$E$12];[$Tablas.$G$12])" office:value-type="string" office:string-value="000000000000000" calcext:value-type="string">
            <text:p>000000000000000</text:p>
          </table:table-cell>
          <table:table-cell table:style-name="ce25" table:formula="of:=MID([$Compras.$A6];[$Tablas.$E$14];[$Tablas.$G$14])" office:value-type="string" office:string-value="000000000000000" calcext:value-type="string">
            <text:p>000000000000000</text:p>
          </table:table-cell>
          <table:table-cell table:style-name="ce25" table:formula="of:=MID([$Compras.$A6];[$Tablas.$E$16];[$Tablas.$G$16])" office:value-type="string" office:string-value="000000000000000" calcext:value-type="string">
            <text:p>000000000000000</text:p>
          </table:table-cell>
          <table:table-cell table:style-name="ce25" table:formula="of:=MID([$Compras.$A6];[$Tablas.$E$15];[$Tablas.$G$15])" office:value-type="string" office:string-value="000000000000000" calcext:value-type="string">
            <text:p>000000000000000</text:p>
          </table:table-cell>
          <table:table-cell table:style-name="ce25" table:formula="of:=SUM([.I6:.M6])" office:value-type="float" office:value="0" calcext:value-type="float">
            <text:p>0</text:p>
          </table:table-cell>
          <table:table-cell table:style-name="ce25" table:number-columns-repeated="2"/>
          <table:table-cell table:style-name="ce65"/>
          <table:table-cell table:style-name="ce66"/>
          <table:table-cell table:number-columns-repeated="6"/>
          <table:table-cell table:style-name="ce67" table:number-columns-repeated="2"/>
          <table:table-cell table:style-name="ce68"/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5" table:formula="of:=MID([$Compras.$A11];[$Tablas.$E$3];[$Tablas.$G$3])" office:value-type="string" office:string-value="20200801" calcext:value-type="string">
            <text:p>20200801</text:p>
          </table:table-cell>
          <table:table-cell table:style-name="ce25" table:formula="of:=MID([$Compras.$A11];[$Tablas.$E$4];[$Tablas.$G$4])" office:value-type="string" office:string-value="001" calcext:value-type="string">
            <text:p>001</text:p>
          </table:table-cell>
          <table:table-cell table:style-name="ce25" table:formula="of:=MID([$Compras.$A11];[$Tablas.$E$5];[$Tablas.$G$5])" office:value-type="string" office:string-value="00005" calcext:value-type="string">
            <text:p>00005</text:p>
          </table:table-cell>
          <table:table-cell table:style-name="ce25" table:formula="of:=MID([$Compras.$A11];[$Tablas.$E$6];[$Tablas.$G$6])" office:value-type="string" office:string-value="00000000000000013385" calcext:value-type="string">
            <text:p>00000000000000013385</text:p>
          </table:table-cell>
          <table:table-cell table:style-name="ce25" table:formula="of:=MID([$Compras.$A11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11];[$Tablas.$E$8];[$Tablas.$G$8])" office:value-type="string" office:string-value="80" calcext:value-type="string">
            <text:p>80</text:p>
          </table:table-cell>
          <table:table-cell table:style-name="ce25" table:formula="of:=MID([$Compras.$A11];[$Tablas.$E$9];[$Tablas.$G$9])" office:value-type="string" office:string-value="00000000027042852657" calcext:value-type="string">
            <text:p>00000000027042852657</text:p>
          </table:table-cell>
          <table:table-cell table:style-name="ce25" table:formula="of:=MID([$Compras.$A11];[$Tablas.$E$10];[$Tablas.$G$10])" office:value-type="string" office:string-value="TM ROLDAN                     " calcext:value-type="string">
            <text:p>TM ROLDAN <text:s text:c="20"/></text:p>
          </table:table-cell>
          <table:table-cell table:style-name="ce28" table:formula="of:=MID([$Compras.$A11];[$Tablas.$E$11];[$Tablas.$G$11])" office:value-type="string" office:string-value="000000000487326" calcext:value-type="string">
            <text:p>000000000487326</text:p>
          </table:table-cell>
          <table:table-cell table:style-name="ce25" table:formula="of:=MID([$Compras.$A11];[$Tablas.$E$12];[$Tablas.$G$12])" office:value-type="string" office:string-value="000000000000000" calcext:value-type="string">
            <text:p>000000000000000</text:p>
          </table:table-cell>
          <table:table-cell table:style-name="ce25" table:formula="of:=MID([$Compras.$A11];[$Tablas.$E$14];[$Tablas.$G$14])" office:value-type="string" office:string-value="000000000000000" calcext:value-type="string">
            <text:p>000000000000000</text:p>
          </table:table-cell>
          <table:table-cell table:style-name="ce25" table:formula="of:=MID([$Compras.$A11];[$Tablas.$E$16];[$Tablas.$G$16])" office:value-type="string" office:string-value="000000000009865" calcext:value-type="string">
            <text:p>000000000009865</text:p>
          </table:table-cell>
          <table:table-cell table:style-name="ce25" table:formula="of:=MID([$Compras.$A11];[$Tablas.$E$15];[$Tablas.$G$15])" office:value-type="string" office:string-value="000000000000000" calcext:value-type="string">
            <text:p>000000000000000</text:p>
          </table:table-cell>
          <table:table-cell table:style-name="ce25" table:number-columns-repeated="3"/>
          <table:table-cell table:style-name="ce65"/>
          <table:table-cell table:style-name="ce66"/>
          <table:table-cell table:number-columns-repeated="6"/>
          <table:table-cell table:style-name="ce67" table:number-columns-repeated="2"/>
          <table:table-cell table:style-name="ce68"/>
          <table:table-cell table:number-columns-repeated="99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pras.A1:Compras.A5">
          <table:sort>
            <table:sort-by table:field-number="0" table:data-type="automatic"/>
          </table:sort>
        </table:database-range>
        <table:database-range table:name="__Anonymous_Sheet_DB__2" table:target-range-address="'Compras-Ali'.A1:'Compras-Ali'.B125">
          <table:sort>
            <table:sort-by table:field-number="0" table:data-type="automatic"/>
          </table:sort>
        </table:database-range>
        <table:database-range table:name="__Anonymous_Sheet_DB__3" table:target-range-address="CF_Compras.A1:CF_Compras.Y149" table:display-filter-buttons="true" table:orientation="column"/>
        <table:database-range table:name="__Anonymous_Sheet_DB__4" table:target-range-address="'CF_Compras-Ali'.A1:'CF_Compras-Ali'.L13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text>$ </number:text>
      <number:number number:decimal-places="2" loext:min-decimal-places="2" number:min-integer-digits="1" number:grouping="true"/>
    </number:number-style>
    <number:number-style style:name="N163P0" style:volatile="true">
      <number:text>$ </number:text>
      <number:number number:decimal-places="2" loext:min-decimal-places="2" number:min-integer-digits="1" number:grouping="true"/>
    </number:number-style>
    <number:number-style style:name="N163">
      <number:text>$ 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5P0" style:volatile="true">
      <number:text>$ </number:text>
      <number:number number:decimal-places="0" loext:min-decimal-places="0" number:min-integer-digits="1" number:grouping="true"/>
    </number:number-style>
    <number:number-style style:name="N165">
      <number:text>-$ 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$ </number:text>
      <number:number number:decimal-places="2" loext:min-decimal-places="2" number:min-integer-digits="1" number:grouping="true"/>
    </number:number-style>
    <number:number-style style:name="N167">
      <number:text>-$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3" loext:min-decimal-places="3" number:min-integer-digits="1" number:grouping="true"/>
    </number:number-style>
    <number:number-style style:name="N174">
      <number:number number:decimal-places="3" loext:min-decimal-places="3" number:min-integer-digits="1"/>
    </number:number-style>
    <number:number-style style:name="N175P0" style:volatile="true">
      <number:number number:decimal-places="2" loext:min-decimal-places="2" number:min-integer-digits="1" number:grouping="true"/>
      <number:text> </number:text>
    </number:number-style>
    <number:number-style style:name="N17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75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0:35:39.4033576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49:48.601333478</meta:creation-date>
    <meta:editing-duration>PT11H49M55S</meta:editing-duration>
    <meta:editing-cycles>110</meta:editing-cycles>
    <meta:generator>LibreOffice/6.0.7.3$Linux_X86_64 LibreOffice_project/00m0$Build-3</meta:generator>
    <dc:date>2020-10-22T10:48:43.559223501</dc:date>
    <meta:document-statistic meta:table-count="6" meta:cell-count="8897" meta:object-count="0"/>
  </office:meta>
</office:document-meta>
</file>